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146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2.425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2.23cm"/>
    </style:style>
    <style:style style:name="co6" style:family="table-column">
      <style:table-column-properties fo:break-before="auto" style:column-width="3.448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125_20_CEP_20_2022">
      <style:table-properties table:display="true" style:writing-mode="lr-tb" table:tab-color="#666699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fo:background-color="#eeeee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5f_BuiltIn_5f_Comma" style:data-style-name="N13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Comma" style:data-style-name="N133">
      <style:table-cell-properties style:glyph-orientation-vertical="0"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Comma" style:data-style-name="N13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5f_BuiltIn_5f_Comma" style:data-style-name="N136">
      <style:table-cell-properties style:glyph-orientation-vertical="0"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5f_BuiltIn_5f_Comma" style:data-style-name="N13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5f_BuiltIn_5f_Comma" style:data-style-name="N133">
      <style:table-cell-properties style:glyph-orientation-vertical="0"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5f_BuiltIn_5f_Comma" style:data-style-name="N133">
      <style:table-cell-properties style:glyph-orientation-vertical="0"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5f_BuiltIn_5f_Comma" style:data-style-name="N136">
      <style:table-cell-properties style:glyph-orientation-vertical="0"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5f_BuiltIn_5f_Comma" style:data-style-name="N13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1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mode="continuous" fo:language="fr" fo:country="FR" style:language-asian="zh" style:country-asian="CN" style:language-complex="hi" style:country-complex="IN" style:font-name-asian="Noto Sans CJK SC" style:font-name-complex="Arial1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5 CEP 202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32"/>
        <table:table-column table:style-name="co3" table:default-cell-style-name="ce32"/>
        <table:table-column table:style-name="co4" table:number-columns-repeated="2" table:default-cell-style-name="ce33"/>
        <table:table-column table:style-name="co5" table:number-columns-repeated="12" table:default-cell-style-name="ce33"/>
        <table:table-column table:style-name="co6" table:default-cell-style-name="ce33"/>
        <table:table-column table:style-name="co7" table:default-cell-style-name="ce33"/>
        <table:table-column table:style-name="co5" table:number-columns-repeated="6" table:default-cell-style-name="ce33"/>
        <table:table-column table:style-name="co2" table:number-columns-repeated="100" table:default-cell-style-name="ce33"/>
        <table:table-column table:style-name="co8" table:default-cell-style-name="ce33"/>
        <table:table-column table:style-name="co5" table:number-columns-repeated="128" table:default-cell-style-name="ce9"/>
        <table:table-column table:style-name="co5" table:number-columns-repeated="16127" table:default-cell-style-name="Default"/>
        <table:table-row table:style-name="ro1">
          <table:table-cell table:style-name="ce4" office:value-type="string" calcext:value-type="string">
            <text:p>Circonscription</text:p>
          </table:table-cell>
          <table:table-cell table:style-name="ce18" office:value-type="string" calcext:value-type="string">
            <text:p>Abitibi-Est</text:p>
          </table:table-cell>
          <table:table-cell table:style-name="ce18" office:value-type="string" calcext:value-type="string">
            <text:p>Abitibi-Ouest</text:p>
          </table:table-cell>
          <table:table-cell table:style-name="ce18" office:value-type="string" calcext:value-type="string">
            <text:p>Acadie</text:p>
          </table:table-cell>
          <table:table-cell table:style-name="ce18" office:value-type="string" calcext:value-type="string">
            <text:p>Anjou–Louis-Riel</text:p>
          </table:table-cell>
          <table:table-cell table:style-name="ce18" office:value-type="string" calcext:value-type="string">
            <text:p>Argenteuil <text:s/></text:p>
          </table:table-cell>
          <table:table-cell table:style-name="ce18" office:value-type="string" calcext:value-type="string">
            <text:p>Arthabaska</text:p>
          </table:table-cell>
          <table:table-cell table:style-name="ce18" office:value-type="string" calcext:value-type="string">
            <text:p>Beauce-Nord</text:p>
          </table:table-cell>
          <table:table-cell table:style-name="ce18" office:value-type="string" calcext:value-type="string">
            <text:p>Beauce-Sud</text:p>
          </table:table-cell>
          <table:table-cell table:style-name="ce18" office:value-type="string" calcext:value-type="string">
            <text:p>Beauharnois</text:p>
          </table:table-cell>
          <table:table-cell table:style-name="ce18" office:value-type="string" calcext:value-type="string">
            <text:p>Bellechasse</text:p>
          </table:table-cell>
          <table:table-cell table:style-name="ce18" office:value-type="string" calcext:value-type="string">
            <text:p>Berthier</text:p>
          </table:table-cell>
          <table:table-cell table:style-name="ce18" office:value-type="string" calcext:value-type="string">
            <text:p>Bertrand</text:p>
          </table:table-cell>
          <table:table-cell table:style-name="ce18" office:value-type="string" calcext:value-type="string">
            <text:p>Blainville</text:p>
          </table:table-cell>
          <table:table-cell table:style-name="ce18" office:value-type="string" calcext:value-type="string">
            <text:p>Bonaventure</text:p>
          </table:table-cell>
          <table:table-cell table:style-name="ce18" office:value-type="string" calcext:value-type="string">
            <text:p>Borduas</text:p>
          </table:table-cell>
          <table:table-cell table:style-name="ce18" office:value-type="string" calcext:value-type="string">
            <text:p>Bourassa-Sauvé</text:p>
          </table:table-cell>
          <table:table-cell table:style-name="ce18" office:value-type="string" calcext:value-type="string">
            <text:p>Brome-Missisquoi</text:p>
          </table:table-cell>
          <table:table-cell table:style-name="ce18" office:value-type="string" calcext:value-type="string">
            <text:p>Camille-Laurin</text:p>
          </table:table-cell>
          <table:table-cell table:style-name="ce18" office:value-type="string" calcext:value-type="string">
            <text:p>Chambly</text:p>
          </table:table-cell>
          <table:table-cell table:style-name="ce18" office:value-type="string" calcext:value-type="string">
            <text:p>Champlain</text:p>
          </table:table-cell>
          <table:table-cell table:style-name="ce18" office:value-type="string" calcext:value-type="string">
            <text:p>Chapleau</text:p>
          </table:table-cell>
          <table:table-cell table:style-name="ce18" office:value-type="string" calcext:value-type="string">
            <text:p>Charlesbourg</text:p>
          </table:table-cell>
          <table:table-cell table:style-name="ce18" office:value-type="string" calcext:value-type="string">
            <text:p>Charlevoix–Côte-de-Beaupré</text:p>
          </table:table-cell>
          <table:table-cell table:style-name="ce18" office:value-type="string" calcext:value-type="string">
            <text:p>Châteauguay</text:p>
          </table:table-cell>
          <table:table-cell table:style-name="ce18" office:value-type="string" calcext:value-type="string">
            <text:p>Chauveau</text:p>
          </table:table-cell>
          <table:table-cell table:style-name="ce18" office:value-type="string" calcext:value-type="string">
            <text:p>Chicoutimi</text:p>
          </table:table-cell>
          <table:table-cell table:style-name="ce18" office:value-type="string" calcext:value-type="string">
            <text:p>Chomedey</text:p>
          </table:table-cell>
          <table:table-cell table:style-name="ce18" office:value-type="string" calcext:value-type="string">
            <text:p>Chutes-de-la-Chaudière</text:p>
          </table:table-cell>
          <table:table-cell table:style-name="ce18" office:value-type="string" calcext:value-type="string">
            <text:p>Côte-du-Sud</text:p>
          </table:table-cell>
          <table:table-cell table:style-name="ce18" office:value-type="string" calcext:value-type="string">
            <text:p>D’Arcy-McGee</text:p>
          </table:table-cell>
          <table:table-cell table:style-name="ce18" office:value-type="string" calcext:value-type="string">
            <text:p>Deux-Montagnes</text:p>
          </table:table-cell>
          <table:table-cell table:style-name="ce18" office:value-type="string" calcext:value-type="string">
            <text:p>Drummond–Bois-Francs</text:p>
          </table:table-cell>
          <table:table-cell table:style-name="ce18" office:value-type="string" calcext:value-type="string">
            <text:p>Dubuc</text:p>
          </table:table-cell>
          <table:table-cell table:style-name="ce18" office:value-type="string" calcext:value-type="string">
            <text:p>Duplessis</text:p>
          </table:table-cell>
          <table:table-cell table:style-name="ce18" office:value-type="string" calcext:value-type="string">
            <text:p>Fabre</text:p>
          </table:table-cell>
          <table:table-cell table:style-name="ce18" office:value-type="string" calcext:value-type="string">
            <text:p>Gaspé</text:p>
          </table:table-cell>
          <table:table-cell table:style-name="ce18" office:value-type="string" calcext:value-type="string">
            <text:p>Gatineau</text:p>
          </table:table-cell>
          <table:table-cell table:style-name="ce18" office:value-type="string" calcext:value-type="string">
            <text:p>Gouin</text:p>
          </table:table-cell>
          <table:table-cell table:style-name="ce18" office:value-type="string" calcext:value-type="string">
            <text:p>Granby</text:p>
          </table:table-cell>
          <table:table-cell table:style-name="ce18" office:value-type="string" calcext:value-type="string">
            <text:p>Groulx</text:p>
          </table:table-cell>
          <table:table-cell table:style-name="ce18" office:value-type="string" calcext:value-type="string">
            <text:p>Hochelaga-Maisonneuve</text:p>
          </table:table-cell>
          <table:table-cell table:style-name="ce18" office:value-type="string" calcext:value-type="string">
            <text:p>Hull</text:p>
          </table:table-cell>
          <table:table-cell table:style-name="ce18" office:value-type="string" calcext:value-type="string">
            <text:p>Huntingdon</text:p>
          </table:table-cell>
          <table:table-cell table:style-name="ce18" office:value-type="string" calcext:value-type="string">
            <text:p>Iberville</text:p>
          </table:table-cell>
          <table:table-cell table:style-name="ce18" office:value-type="string" calcext:value-type="string">
            <text:p>Îles-de-la-Madeleine</text:p>
          </table:table-cell>
          <table:table-cell table:style-name="ce18" office:value-type="string" calcext:value-type="string">
            <text:p>Jacques-Cartier</text:p>
          </table:table-cell>
          <table:table-cell table:style-name="ce18" office:value-type="string" calcext:value-type="string">
            <text:p>Jean-Lesage</text:p>
          </table:table-cell>
          <table:table-cell table:style-name="ce18" office:value-type="string" calcext:value-type="string">
            <text:p>Jeanne-Mance–Viger</text:p>
          </table:table-cell>
          <table:table-cell table:style-name="ce18" office:value-type="string" calcext:value-type="string">
            <text:p>Jean-Talon</text:p>
          </table:table-cell>
          <table:table-cell table:style-name="ce18" office:value-type="string" calcext:value-type="string">
            <text:p>Johnson</text:p>
          </table:table-cell>
          <table:table-cell table:style-name="ce18" office:value-type="string" calcext:value-type="string">
            <text:p>Joliette</text:p>
          </table:table-cell>
          <table:table-cell table:style-name="ce18" office:value-type="string" calcext:value-type="string">
            <text:p>Jonquière</text:p>
          </table:table-cell>
          <table:table-cell table:style-name="ce18" office:value-type="string" calcext:value-type="string">
            <text:p>La Peltrie</text:p>
          </table:table-cell>
          <table:table-cell table:style-name="ce18" office:value-type="string" calcext:value-type="string">
            <text:p>La Pinière</text:p>
          </table:table-cell>
          <table:table-cell table:style-name="ce18" office:value-type="string" calcext:value-type="string">
            <text:p>La Prairie</text:p>
          </table:table-cell>
          <table:table-cell table:style-name="ce18" office:value-type="string" calcext:value-type="string">
            <text:p>Labelle</text:p>
          </table:table-cell>
          <table:table-cell table:style-name="ce18" office:value-type="string" calcext:value-type="string">
            <text:p>Lac-Saint-Jean</text:p>
          </table:table-cell>
          <table:table-cell table:style-name="ce18" office:value-type="string" calcext:value-type="string">
            <text:p>LaFontaine</text:p>
          </table:table-cell>
          <table:table-cell table:style-name="ce18" office:value-type="string" calcext:value-type="string">
            <text:p>Laporte</text:p>
          </table:table-cell>
          <table:table-cell table:style-name="ce18" office:value-type="string" calcext:value-type="string">
            <text:p>L’Assomption</text:p>
          </table:table-cell>
          <table:table-cell table:style-name="ce18" office:value-type="string" calcext:value-type="string">
            <text:p>Laurier-Dorion</text:p>
          </table:table-cell>
          <table:table-cell table:style-name="ce18" office:value-type="string" calcext:value-type="string">
            <text:p>Laval-des-Rapides</text:p>
          </table:table-cell>
          <table:table-cell table:style-name="ce18" office:value-type="string" calcext:value-type="string">
            <text:p>Laviolette–Saint-Maurice</text:p>
          </table:table-cell>
          <table:table-cell table:style-name="ce18" office:value-type="string" calcext:value-type="string">
            <text:p>Les Plaines</text:p>
          </table:table-cell>
          <table:table-cell table:style-name="ce18" office:value-type="string" calcext:value-type="string">
            <text:p>Lévis</text:p>
          </table:table-cell>
          <table:table-cell table:style-name="ce18" office:value-type="string" calcext:value-type="string">
            <text:p>Lotbinière-Frontenac</text:p>
          </table:table-cell>
          <table:table-cell table:style-name="ce18" office:value-type="string" calcext:value-type="string">
            <text:p>Louis-Hébert</text:p>
          </table:table-cell>
          <table:table-cell table:style-name="ce18" office:value-type="string" calcext:value-type="string">
            <text:p>Marguerite-Bourgeoys</text:p>
          </table:table-cell>
          <table:table-cell table:style-name="ce18" office:value-type="string" calcext:value-type="string">
            <text:p>Marie-Victorin</text:p>
          </table:table-cell>
          <table:table-cell table:style-name="ce18" office:value-type="string" calcext:value-type="string">
            <text:p>Marquette</text:p>
          </table:table-cell>
          <table:table-cell table:style-name="ce18" office:value-type="string" calcext:value-type="string">
            <text:p>Maskinongé</text:p>
          </table:table-cell>
          <table:table-cell table:style-name="ce18" office:value-type="string" calcext:value-type="string">
            <text:p>Masson</text:p>
          </table:table-cell>
          <table:table-cell table:style-name="ce18" office:value-type="string" calcext:value-type="string">
            <text:p>Matane-Matapédia</text:p>
          </table:table-cell>
          <table:table-cell table:style-name="ce18" office:value-type="string" calcext:value-type="string">
            <text:p>Maurice-Richard</text:p>
          </table:table-cell>
          <table:table-cell table:style-name="ce18" office:value-type="string" calcext:value-type="string">
            <text:p>Mégantic</text:p>
          </table:table-cell>
          <table:table-cell table:style-name="ce18" office:value-type="string" calcext:value-type="string">
            <text:p>Mercier</text:p>
          </table:table-cell>
          <table:table-cell table:style-name="ce18" office:value-type="string" calcext:value-type="string">
            <text:p>Mille-Îles</text:p>
          </table:table-cell>
          <table:table-cell table:style-name="ce18" office:value-type="string" calcext:value-type="string">
            <text:p>Mirabel</text:p>
          </table:table-cell>
          <table:table-cell table:style-name="ce18" office:value-type="string" calcext:value-type="string">
            <text:p>Montarville</text:p>
          </table:table-cell>
          <table:table-cell table:style-name="ce18" office:value-type="string" calcext:value-type="string">
            <text:p>Montmorency</text:p>
          </table:table-cell>
          <table:table-cell table:style-name="ce18" office:value-type="string" calcext:value-type="string">
            <text:p>Mont-Royal–Outremont</text:p>
          </table:table-cell>
          <table:table-cell table:style-name="ce18" office:value-type="string" calcext:value-type="string">
            <text:p>Nelligan</text:p>
          </table:table-cell>
          <table:table-cell table:style-name="ce18" office:value-type="string" calcext:value-type="string">
            <text:p>Nicolet-Bécancour</text:p>
          </table:table-cell>
          <table:table-cell table:style-name="ce18" office:value-type="string" calcext:value-type="string">
            <text:p>Notre-Dame-de-Grâce</text:p>
          </table:table-cell>
          <table:table-cell table:style-name="ce18" office:value-type="string" calcext:value-type="string">
            <text:p>Orford </text:p>
          </table:table-cell>
          <table:table-cell table:style-name="ce18" office:value-type="string" calcext:value-type="string">
            <text:p>Papineau</text:p>
          </table:table-cell>
          <table:table-cell table:style-name="ce18" office:value-type="string" calcext:value-type="string">
            <text:p>Pointe-aux-Trembles</text:p>
          </table:table-cell>
          <table:table-cell table:style-name="ce18" office:value-type="string" calcext:value-type="string">
            <text:p>Pontiac</text:p>
          </table:table-cell>
          <table:table-cell table:style-name="ce18" office:value-type="string" calcext:value-type="string">
            <text:p>Portneuf</text:p>
          </table:table-cell>
          <table:table-cell table:style-name="ce18" office:value-type="string" calcext:value-type="string">
            <text:p>Prévost</text:p>
          </table:table-cell>
          <table:table-cell table:style-name="ce18" office:value-type="string" calcext:value-type="string">
            <text:p>René-Lévesque</text:p>
          </table:table-cell>
          <table:table-cell table:style-name="ce18" office:value-type="string" calcext:value-type="string">
            <text:p>Repentigny</text:p>
          </table:table-cell>
          <table:table-cell table:style-name="ce18" office:value-type="string" calcext:value-type="string">
            <text:p>Richelieu</text:p>
          </table:table-cell>
          <table:table-cell table:style-name="ce18" office:value-type="string" calcext:value-type="string">
            <text:p>Richmond</text:p>
          </table:table-cell>
          <table:table-cell table:style-name="ce18" office:value-type="string" calcext:value-type="string">
            <text:p>Rimouski</text:p>
          </table:table-cell>
          <table:table-cell table:style-name="ce18" office:value-type="string" calcext:value-type="string">
            <text:p>Rivière-du-Loup–Témiscouata</text:p>
          </table:table-cell>
          <table:table-cell table:style-name="ce18" office:value-type="string" calcext:value-type="string">
            <text:p>Robert-Baldwin</text:p>
          </table:table-cell>
          <table:table-cell table:style-name="ce18" office:value-type="string" calcext:value-type="string">
            <text:p>Roberval</text:p>
          </table:table-cell>
          <table:table-cell table:style-name="ce18" office:value-type="string" calcext:value-type="string">
            <text:p>Rosemont</text:p>
          </table:table-cell>
          <table:table-cell table:style-name="ce18" office:value-type="string" calcext:value-type="string">
            <text:p>Rousseau</text:p>
          </table:table-cell>
          <table:table-cell table:style-name="ce18" office:value-type="string" calcext:value-type="string">
            <text:p>Rouyn-Noranda–Témiscamingue</text:p>
          </table:table-cell>
          <table:table-cell table:style-name="ce18" office:value-type="string" calcext:value-type="string">
            <text:p>Sainte-Marie–Saint-Jacques</text:p>
          </table:table-cell>
          <table:table-cell table:style-name="ce18" office:value-type="string" calcext:value-type="string">
            <text:p>Sainte-Rose</text:p>
          </table:table-cell>
          <table:table-cell table:style-name="ce18" office:value-type="string" calcext:value-type="string">
            <text:p>Saint-François</text:p>
          </table:table-cell>
          <table:table-cell table:style-name="ce18" office:value-type="string" calcext:value-type="string">
            <text:p>Saint-Henri-Sainte-Anne</text:p>
          </table:table-cell>
          <table:table-cell table:style-name="ce18" office:value-type="string" calcext:value-type="string">
            <text:p>Saint-Hyacinthe</text:p>
          </table:table-cell>
          <table:table-cell table:style-name="ce18" office:value-type="string" calcext:value-type="string">
            <text:p>Saint-Jean</text:p>
          </table:table-cell>
          <table:table-cell table:style-name="ce18" office:value-type="string" calcext:value-type="string">
            <text:p>Saint-Jérôme</text:p>
          </table:table-cell>
          <table:table-cell table:style-name="ce18" office:value-type="string" calcext:value-type="string">
            <text:p>Saint-Laurent</text:p>
          </table:table-cell>
          <table:table-cell table:style-name="ce18" office:value-type="string" calcext:value-type="string">
            <text:p>Sanguinet</text:p>
          </table:table-cell>
          <table:table-cell table:style-name="ce18" office:value-type="string" calcext:value-type="string">
            <text:p>Sherbrooke</text:p>
          </table:table-cell>
          <table:table-cell table:style-name="ce18" office:value-type="string" calcext:value-type="string">
            <text:p>Soulanges</text:p>
          </table:table-cell>
          <table:table-cell table:style-name="ce18" office:value-type="string" calcext:value-type="string">
            <text:p>Taillon</text:p>
          </table:table-cell>
          <table:table-cell table:style-name="ce18" office:value-type="string" calcext:value-type="string">
            <text:p>Taschereau</text:p>
          </table:table-cell>
          <table:table-cell table:style-name="ce18" office:value-type="string" calcext:value-type="string">
            <text:p>Terrebonne</text:p>
          </table:table-cell>
          <table:table-cell table:style-name="ce18" office:value-type="string" calcext:value-type="string">
            <text:p>Trois-Rivières</text:p>
          </table:table-cell>
          <table:table-cell table:style-name="ce18" office:value-type="string" calcext:value-type="string">
            <text:p>Ungava</text:p>
          </table:table-cell>
          <table:table-cell table:style-name="ce18" office:value-type="string" calcext:value-type="string">
            <text:p>Vachon</text:p>
          </table:table-cell>
          <table:table-cell table:style-name="ce18" office:value-type="string" calcext:value-type="string">
            <text:p>Vanier-Les Rivières</text:p>
          </table:table-cell>
          <table:table-cell table:style-name="ce18" office:value-type="string" calcext:value-type="string">
            <text:p>Vaudreuil</text:p>
          </table:table-cell>
          <table:table-cell table:style-name="ce18" office:value-type="string" calcext:value-type="string">
            <text:p>Verchères</text:p>
          </table:table-cell>
          <table:table-cell table:style-name="ce18" office:value-type="string" calcext:value-type="string">
            <text:p>Verdun</text:p>
          </table:table-cell>
          <table:table-cell table:style-name="ce18" office:value-type="string" calcext:value-type="string">
            <text:p>Viau</text:p>
          </table:table-cell>
          <table:table-cell table:style-name="ce18" office:value-type="string" calcext:value-type="string">
            <text:p>Vimont</text:p>
          </table:table-cell>
          <table:table-cell table:style-name="ce18" office:value-type="string" calcext:value-type="string">
            <text:p>Westmount-Saint-Louis</text:p>
          </table:table-cell>
          <table:table-cell table:style-name="ce32" table:number-columns-repeated="78"/>
          <table:table-cell table:style-name="ce33" table:number-columns-repeated="48"/>
          <table:table-cell table:style-name="ce32" table:number-columns-repeated="2"/>
          <table:table-cell table:number-columns-repeated="16127"/>
        </table:table-row>
        <table:table-row table:style-name="ro1">
          <table:table-cell table:style-name="ce6" office:value-type="string" calcext:value-type="string">
            <text:p>sexe_hommes</text:p>
          </table:table-cell>
          <table:table-cell table:style-name="ce20" office:value-type="float" office:value="22450" calcext:value-type="float">
            <text:p><text:s/>22 450 </text:p>
          </table:table-cell>
          <table:table-cell table:style-name="ce20" office:value-type="float" office:value="23085" calcext:value-type="float">
            <text:p><text:s/>23 085 </text:p>
          </table:table-cell>
          <table:table-cell table:style-name="ce20" office:value-type="float" office:value="40190" calcext:value-type="float">
            <text:p><text:s/>40 190 </text:p>
          </table:table-cell>
          <table:table-cell table:style-name="ce20" office:value-type="float" office:value="30405" calcext:value-type="float">
            <text:p><text:s/>30 405 </text:p>
          </table:table-cell>
          <table:table-cell table:style-name="ce20" office:value-type="float" office:value="32640" calcext:value-type="float">
            <text:p><text:s/>32 640 </text:p>
          </table:table-cell>
          <table:table-cell table:style-name="ce20" office:value-type="float" office:value="39120" calcext:value-type="float">
            <text:p><text:s/>39 120 </text:p>
          </table:table-cell>
          <table:table-cell table:style-name="ce20" office:value-type="float" office:value="29185" calcext:value-type="float">
            <text:p><text:s/>29 185 </text:p>
          </table:table-cell>
          <table:table-cell table:style-name="ce20" office:value-type="float" office:value="32420" calcext:value-type="float">
            <text:p><text:s/>32 420 </text:p>
          </table:table-cell>
          <table:table-cell table:style-name="ce20" office:value-type="float" office:value="30180" calcext:value-type="float">
            <text:p><text:s/>30 180 </text:p>
          </table:table-cell>
          <table:table-cell table:style-name="ce20" office:value-type="float" office:value="29295" calcext:value-type="float">
            <text:p><text:s/>29 295 </text:p>
          </table:table-cell>
          <table:table-cell table:style-name="ce20" office:value-type="float" office:value="38715" calcext:value-type="float">
            <text:p><text:s/>38 715 </text:p>
          </table:table-cell>
          <table:table-cell table:style-name="ce20" office:value-type="float" office:value="32620" calcext:value-type="float">
            <text:p><text:s/>32 620 </text:p>
          </table:table-cell>
          <table:table-cell table:style-name="ce20" office:value-type="float" office:value="38960" calcext:value-type="float">
            <text:p><text:s/>38 960 </text:p>
          </table:table-cell>
          <table:table-cell table:style-name="ce20" office:value-type="float" office:value="20060" calcext:value-type="float">
            <text:p><text:s/>20 060 </text:p>
          </table:table-cell>
          <table:table-cell table:style-name="ce20" office:value-type="float" office:value="37720" calcext:value-type="float">
            <text:p><text:s/>37 720 </text:p>
          </table:table-cell>
          <table:table-cell table:style-name="ce20" office:value-type="float" office:value="39745" calcext:value-type="float">
            <text:p><text:s/>39 745 </text:p>
          </table:table-cell>
          <table:table-cell table:style-name="ce20" office:value-type="float" office:value="40170" calcext:value-type="float">
            <text:p><text:s/>40 170 </text:p>
          </table:table-cell>
          <table:table-cell table:style-name="ce20" office:value-type="float" office:value="35105" calcext:value-type="float">
            <text:p><text:s/>35 105 </text:p>
          </table:table-cell>
          <table:table-cell table:style-name="ce20" office:value-type="float" office:value="34810" calcext:value-type="float">
            <text:p><text:s/>34 810 </text:p>
          </table:table-cell>
          <table:table-cell table:style-name="ce20" office:value-type="float" office:value="36345" calcext:value-type="float">
            <text:p><text:s/>36 345 </text:p>
          </table:table-cell>
          <table:table-cell table:style-name="ce20" office:value-type="float" office:value="35205" calcext:value-type="float">
            <text:p><text:s/>35 205 </text:p>
          </table:table-cell>
          <table:table-cell table:style-name="ce20" office:value-type="float" office:value="35785" calcext:value-type="float">
            <text:p><text:s/>35 785 </text:p>
          </table:table-cell>
          <table:table-cell table:style-name="ce20" office:value-type="float" office:value="33000" calcext:value-type="float">
            <text:p><text:s/>33 000 </text:p>
          </table:table-cell>
          <table:table-cell table:style-name="ce20" office:value-type="float" office:value="34730" calcext:value-type="float">
            <text:p><text:s/>34 730 </text:p>
          </table:table-cell>
          <table:table-cell table:style-name="ce20" office:value-type="float" office:value="38520" calcext:value-type="float">
            <text:p><text:s/>38 520 </text:p>
          </table:table-cell>
          <table:table-cell table:style-name="ce20" office:value-type="float" office:value="28860" calcext:value-type="float">
            <text:p><text:s/>28 860 </text:p>
          </table:table-cell>
          <table:table-cell table:style-name="ce20" office:value-type="float" office:value="40545" calcext:value-type="float">
            <text:p><text:s/>40 545 </text:p>
          </table:table-cell>
          <table:table-cell table:style-name="ce20" office:value-type="float" office:value="38400" calcext:value-type="float">
            <text:p><text:s/>38 400 </text:p>
          </table:table-cell>
          <table:table-cell table:style-name="ce20" office:value-type="float" office:value="30965" calcext:value-type="float">
            <text:p><text:s/>30 965 </text:p>
          </table:table-cell>
          <table:table-cell table:style-name="ce20" office:value-type="float" office:value="44305" calcext:value-type="float">
            <text:p><text:s/>44 305 </text:p>
          </table:table-cell>
          <table:table-cell table:style-name="ce20" office:value-type="float" office:value="30855" calcext:value-type="float">
            <text:p><text:s/>30 855 </text:p>
          </table:table-cell>
          <table:table-cell table:style-name="ce20" office:value-type="float" office:value="33425" calcext:value-type="float">
            <text:p><text:s/>33 425 </text:p>
          </table:table-cell>
          <table:table-cell table:style-name="ce20" office:value-type="float" office:value="26540" calcext:value-type="float">
            <text:p><text:s/>26 540 </text:p>
          </table:table-cell>
          <table:table-cell table:style-name="ce20" office:value-type="float" office:value="24290" calcext:value-type="float">
            <text:p><text:s/>24 290 </text:p>
          </table:table-cell>
          <table:table-cell table:style-name="ce20" office:value-type="float" office:value="38755" calcext:value-type="float">
            <text:p><text:s/>38 755 </text:p>
          </table:table-cell>
          <table:table-cell table:style-name="ce20" office:value-type="float" office:value="17865" calcext:value-type="float">
            <text:p><text:s/>17 865 </text:p>
          </table:table-cell>
          <table:table-cell table:style-name="ce20" office:value-type="float" office:value="41290" calcext:value-type="float">
            <text:p><text:s/>41 290 </text:p>
          </table:table-cell>
          <table:table-cell table:style-name="ce20" office:value-type="float" office:value="30320" calcext:value-type="float">
            <text:p><text:s/>30 320 </text:p>
          </table:table-cell>
          <table:table-cell table:style-name="ce20" office:value-type="float" office:value="33610" calcext:value-type="float">
            <text:p><text:s/>33 610 </text:p>
          </table:table-cell>
          <table:table-cell table:style-name="ce20" office:value-type="float" office:value="33505" calcext:value-type="float">
            <text:p><text:s/>33 505 </text:p>
          </table:table-cell>
          <table:table-cell table:style-name="ce20" office:value-type="float" office:value="31375" calcext:value-type="float">
            <text:p><text:s/>31 375 </text:p>
          </table:table-cell>
          <table:table-cell table:style-name="ce20" office:value-type="float" office:value="43720" calcext:value-type="float">
            <text:p><text:s/>43 720 </text:p>
          </table:table-cell>
          <table:table-cell table:style-name="ce20" office:value-type="float" office:value="28595" calcext:value-type="float">
            <text:p><text:s/>28 595 </text:p>
          </table:table-cell>
          <table:table-cell table:style-name="ce20" office:value-type="float" office:value="32450" calcext:value-type="float">
            <text:p><text:s/>32 450 </text:p>
          </table:table-cell>
          <table:table-cell table:style-name="ce20" office:value-type="float" office:value="6155" calcext:value-type="float">
            <text:p><text:s/>6 155 </text:p>
          </table:table-cell>
          <table:table-cell table:style-name="ce20" office:value-type="float" office:value="29980" calcext:value-type="float">
            <text:p><text:s/>29 980 </text:p>
          </table:table-cell>
          <table:table-cell table:style-name="ce20" office:value-type="float" office:value="28890" calcext:value-type="float">
            <text:p><text:s/>28 890 </text:p>
          </table:table-cell>
          <table:table-cell table:style-name="ce20" office:value-type="float" office:value="37865" calcext:value-type="float">
            <text:p><text:s/>37 865 </text:p>
          </table:table-cell>
          <table:table-cell table:style-name="ce20" office:value-type="float" office:value="33955" calcext:value-type="float">
            <text:p><text:s/>33 955 </text:p>
          </table:table-cell>
          <table:table-cell table:style-name="ce20" office:value-type="float" office:value="41215" calcext:value-type="float">
            <text:p><text:s/>41 215 </text:p>
          </table:table-cell>
          <table:table-cell table:style-name="ce20" office:value-type="float" office:value="34075" calcext:value-type="float">
            <text:p><text:s/>34 075 </text:p>
          </table:table-cell>
          <table:table-cell table:style-name="ce20" office:value-type="float" office:value="27830" calcext:value-type="float">
            <text:p><text:s/>27 830 </text:p>
          </table:table-cell>
          <table:table-cell table:style-name="ce20" office:value-type="float" office:value="41190" calcext:value-type="float">
            <text:p><text:s/>41 190 </text:p>
          </table:table-cell>
          <table:table-cell table:style-name="ce20" office:value-type="float" office:value="39505" calcext:value-type="float">
            <text:p><text:s/>39 505 </text:p>
          </table:table-cell>
          <table:table-cell table:style-name="ce20" office:value-type="float" office:value="32155" calcext:value-type="float">
            <text:p><text:s/>32 155 </text:p>
          </table:table-cell>
          <table:table-cell table:style-name="ce20" office:value-type="float" office:value="31685" calcext:value-type="float">
            <text:p><text:s/>31 685 </text:p>
          </table:table-cell>
          <table:table-cell table:style-name="ce20" office:value-type="float" office:value="27115" calcext:value-type="float">
            <text:p><text:s/>27 115 </text:p>
          </table:table-cell>
          <table:table-cell table:style-name="ce20" office:value-type="float" office:value="27975" calcext:value-type="float">
            <text:p><text:s/>27 975 </text:p>
          </table:table-cell>
          <table:table-cell table:style-name="ce20" office:value-type="float" office:value="35740" calcext:value-type="float">
            <text:p><text:s/>35 740 </text:p>
          </table:table-cell>
          <table:table-cell table:style-name="ce20" office:value-type="float" office:value="29530" calcext:value-type="float">
            <text:p><text:s/>29 530 </text:p>
          </table:table-cell>
          <table:table-cell table:style-name="ce20" office:value-type="float" office:value="37685" calcext:value-type="float">
            <text:p><text:s/>37 685 </text:p>
          </table:table-cell>
          <table:table-cell table:style-name="ce20" office:value-type="float" office:value="38685" calcext:value-type="float">
            <text:p><text:s/>38 685 </text:p>
          </table:table-cell>
          <table:table-cell table:style-name="ce20" office:value-type="float" office:value="35865" calcext:value-type="float">
            <text:p><text:s/>35 865 </text:p>
          </table:table-cell>
          <table:table-cell table:style-name="ce20" office:value-type="float" office:value="28445" calcext:value-type="float">
            <text:p><text:s/>28 445 </text:p>
          </table:table-cell>
          <table:table-cell table:style-name="ce20" office:value-type="float" office:value="30390" calcext:value-type="float">
            <text:p><text:s/>30 390 </text:p>
          </table:table-cell>
          <table:table-cell table:style-name="ce20" office:value-type="float" office:value="36700" calcext:value-type="float">
            <text:p><text:s/>36 700 </text:p>
          </table:table-cell>
          <table:table-cell table:style-name="ce20" office:value-type="float" office:value="28185" calcext:value-type="float">
            <text:p><text:s/>28 185 </text:p>
          </table:table-cell>
          <table:table-cell table:style-name="ce20" office:value-type="float" office:value="39400" calcext:value-type="float">
            <text:p><text:s/>39 400 </text:p>
          </table:table-cell>
          <table:table-cell table:style-name="ce20" office:value-type="float" office:value="32815" calcext:value-type="float">
            <text:p><text:s/>32 815 </text:p>
          </table:table-cell>
          <table:table-cell table:style-name="ce20" office:value-type="float" office:value="31930" calcext:value-type="float">
            <text:p><text:s/>31 930 </text:p>
          </table:table-cell>
          <table:table-cell table:style-name="ce20" office:value-type="float" office:value="28700" calcext:value-type="float">
            <text:p><text:s/>28 700 </text:p>
          </table:table-cell>
          <table:table-cell table:style-name="ce20" office:value-type="float" office:value="32250" calcext:value-type="float">
            <text:p><text:s/>32 250 </text:p>
          </table:table-cell>
          <table:table-cell table:style-name="ce20" office:value-type="float" office:value="28645" calcext:value-type="float">
            <text:p><text:s/>28 645 </text:p>
          </table:table-cell>
          <table:table-cell table:style-name="ce20" office:value-type="float" office:value="32380" calcext:value-type="float">
            <text:p><text:s/>32 380 </text:p>
          </table:table-cell>
          <table:table-cell table:style-name="ce20" office:value-type="float" office:value="25805" calcext:value-type="float">
            <text:p><text:s/>25 805 </text:p>
          </table:table-cell>
          <table:table-cell table:style-name="ce20" office:value-type="float" office:value="35050" calcext:value-type="float">
            <text:p><text:s/>35 050 </text:p>
          </table:table-cell>
          <table:table-cell table:style-name="ce20" office:value-type="float" office:value="29860" calcext:value-type="float">
            <text:p><text:s/>29 860 </text:p>
          </table:table-cell>
          <table:table-cell table:style-name="ce20" office:value-type="float" office:value="41720" calcext:value-type="float">
            <text:p><text:s/>41 720 </text:p>
          </table:table-cell>
          <table:table-cell table:style-name="ce20" office:value-type="float" office:value="33010" calcext:value-type="float">
            <text:p><text:s/>33 010 </text:p>
          </table:table-cell>
          <table:table-cell table:style-name="ce20" office:value-type="float" office:value="36845" calcext:value-type="float">
            <text:p><text:s/>36 845 </text:p>
          </table:table-cell>
          <table:table-cell table:style-name="ce20" office:value-type="float" office:value="46890" calcext:value-type="float">
            <text:p><text:s/>46 890 </text:p>
          </table:table-cell>
          <table:table-cell table:style-name="ce20" office:value-type="float" office:value="38985" calcext:value-type="float">
            <text:p><text:s/>38 985 </text:p>
          </table:table-cell>
          <table:table-cell table:style-name="ce20" office:value-type="float" office:value="25905" calcext:value-type="float">
            <text:p><text:s/>25 905 </text:p>
          </table:table-cell>
          <table:table-cell table:style-name="ce20" office:value-type="float" office:value="35065" calcext:value-type="float">
            <text:p><text:s/>35 065 </text:p>
          </table:table-cell>
          <table:table-cell table:style-name="ce20" office:value-type="float" office:value="28060" calcext:value-type="float">
            <text:p><text:s/>28 060 </text:p>
          </table:table-cell>
          <table:table-cell table:style-name="ce20" office:value-type="float" office:value="40950" calcext:value-type="float">
            <text:p><text:s/>40 950 </text:p>
          </table:table-cell>
          <table:table-cell table:style-name="ce20" office:value-type="float" office:value="26335" calcext:value-type="float">
            <text:p><text:s/>26 335 </text:p>
          </table:table-cell>
          <table:table-cell table:style-name="ce20" office:value-type="float" office:value="38465" calcext:value-type="float">
            <text:p><text:s/>38 465 </text:p>
          </table:table-cell>
          <table:table-cell table:style-name="ce20" office:value-type="float" office:value="28150" calcext:value-type="float">
            <text:p><text:s/>28 150 </text:p>
          </table:table-cell>
          <table:table-cell table:style-name="ce20" office:value-type="float" office:value="30775" calcext:value-type="float">
            <text:p><text:s/>30 775 </text:p>
          </table:table-cell>
          <table:table-cell table:style-name="ce20" office:value-type="float" office:value="20425" calcext:value-type="float">
            <text:p><text:s/>20 425 </text:p>
          </table:table-cell>
          <table:table-cell table:style-name="ce20" office:value-type="float" office:value="32955" calcext:value-type="float">
            <text:p><text:s/>32 955 </text:p>
          </table:table-cell>
          <table:table-cell table:style-name="ce20" office:value-type="float" office:value="27720" calcext:value-type="float">
            <text:p><text:s/>27 720 </text:p>
          </table:table-cell>
          <table:table-cell table:style-name="ce20" office:value-type="float" office:value="41345" calcext:value-type="float">
            <text:p><text:s/>41 345 </text:p>
          </table:table-cell>
          <table:table-cell table:style-name="ce20" office:value-type="float" office:value="27875" calcext:value-type="float">
            <text:p><text:s/>27 875 </text:p>
          </table:table-cell>
          <table:table-cell table:style-name="ce20" office:value-type="float" office:value="31830" calcext:value-type="float">
            <text:p><text:s/>31 830 </text:p>
          </table:table-cell>
          <table:table-cell table:style-name="ce20" office:value-type="float" office:value="37535" calcext:value-type="float">
            <text:p><text:s/>37 535 </text:p>
          </table:table-cell>
          <table:table-cell table:style-name="ce20" office:value-type="float" office:value="27950" calcext:value-type="float">
            <text:p><text:s/>27 950 </text:p>
          </table:table-cell>
          <table:table-cell table:style-name="ce20" office:value-type="float" office:value="36570" calcext:value-type="float">
            <text:p><text:s/>36 570 </text:p>
          </table:table-cell>
          <table:table-cell table:style-name="ce20" office:value-type="float" office:value="29995" calcext:value-type="float">
            <text:p><text:s/>29 995 </text:p>
          </table:table-cell>
          <table:table-cell table:style-name="ce20" office:value-type="float" office:value="28960" calcext:value-type="float">
            <text:p><text:s/>28 960 </text:p>
          </table:table-cell>
          <table:table-cell table:style-name="ce20" office:value-type="float" office:value="36965" calcext:value-type="float">
            <text:p><text:s/>36 965 </text:p>
          </table:table-cell>
          <table:table-cell table:style-name="ce20" office:value-type="float" office:value="36660" calcext:value-type="float">
            <text:p><text:s/>36 660 </text:p>
          </table:table-cell>
          <table:table-cell table:style-name="ce20" office:value-type="float" office:value="38785" calcext:value-type="float">
            <text:p><text:s/>38 785 </text:p>
          </table:table-cell>
          <table:table-cell table:style-name="ce20" office:value-type="float" office:value="42175" calcext:value-type="float">
            <text:p><text:s/>42 175 </text:p>
          </table:table-cell>
          <table:table-cell table:style-name="ce20" office:value-type="float" office:value="37990" calcext:value-type="float">
            <text:p><text:s/>37 990 </text:p>
          </table:table-cell>
          <table:table-cell table:style-name="ce20" office:value-type="float" office:value="38975" calcext:value-type="float">
            <text:p><text:s/>38 975 </text:p>
          </table:table-cell>
          <table:table-cell table:style-name="ce20" office:value-type="float" office:value="38830" calcext:value-type="float">
            <text:p><text:s/>38 830 </text:p>
          </table:table-cell>
          <table:table-cell table:style-name="ce20" office:value-type="float" office:value="46545" calcext:value-type="float">
            <text:p><text:s/>46 545 </text:p>
          </table:table-cell>
          <table:table-cell table:style-name="ce20" office:value-type="float" office:value="28925" calcext:value-type="float">
            <text:p><text:s/>28 925 </text:p>
          </table:table-cell>
          <table:table-cell table:style-name="ce20" office:value-type="float" office:value="35375" calcext:value-type="float">
            <text:p><text:s/>35 375 </text:p>
          </table:table-cell>
          <table:table-cell table:style-name="ce20" office:value-type="float" office:value="39105" calcext:value-type="float">
            <text:p><text:s/>39 105 </text:p>
          </table:table-cell>
          <table:table-cell table:style-name="ce20" office:value-type="float" office:value="36205" calcext:value-type="float">
            <text:p><text:s/>36 205 </text:p>
          </table:table-cell>
          <table:table-cell table:style-name="ce20" office:value-type="float" office:value="31475" calcext:value-type="float">
            <text:p><text:s/>31 475 </text:p>
          </table:table-cell>
          <table:table-cell table:style-name="ce20" office:value-type="float" office:value="39705" calcext:value-type="float">
            <text:p><text:s/>39 705 </text:p>
          </table:table-cell>
          <table:table-cell table:style-name="ce20" office:value-type="float" office:value="33860" calcext:value-type="float">
            <text:p><text:s/>33 860 </text:p>
          </table:table-cell>
          <table:table-cell table:style-name="ce20" office:value-type="float" office:value="23230" calcext:value-type="float">
            <text:p><text:s/>23 230 </text:p>
          </table:table-cell>
          <table:table-cell table:style-name="ce20" office:value-type="float" office:value="35055" calcext:value-type="float">
            <text:p><text:s/>35 055 </text:p>
          </table:table-cell>
          <table:table-cell table:style-name="ce20" office:value-type="float" office:value="36765" calcext:value-type="float">
            <text:p><text:s/>36 765 </text:p>
          </table:table-cell>
          <table:table-cell table:style-name="ce20" office:value-type="float" office:value="41265" calcext:value-type="float">
            <text:p><text:s/>41 265 </text:p>
          </table:table-cell>
          <table:table-cell table:style-name="ce20" office:value-type="float" office:value="39790" calcext:value-type="float">
            <text:p><text:s/>39 790 </text:p>
          </table:table-cell>
          <table:table-cell table:style-name="ce20" office:value-type="float" office:value="34155" calcext:value-type="float">
            <text:p><text:s/>34 155 </text:p>
          </table:table-cell>
          <table:table-cell table:style-name="ce20" office:value-type="float" office:value="35155" calcext:value-type="float">
            <text:p><text:s/>35 155 </text:p>
          </table:table-cell>
          <table:table-cell table:style-name="ce20" office:value-type="float" office:value="29160" calcext:value-type="float">
            <text:p><text:s/>29 160 </text:p>
          </table:table-cell>
          <table:table-cell table:style-name="ce20" office:value-type="float" office:value="43715" calcext:value-type="float">
            <text:p><text:s/>43 715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sexe_femmes</text:p>
          </table:table-cell>
          <table:table-cell table:style-name="ce20" office:value-type="float" office:value="21605" calcext:value-type="float">
            <text:p><text:s/>21 605 </text:p>
          </table:table-cell>
          <table:table-cell table:style-name="ce20" office:value-type="float" office:value="22200" calcext:value-type="float">
            <text:p><text:s/>22 200 </text:p>
          </table:table-cell>
          <table:table-cell table:style-name="ce20" office:value-type="float" office:value="42145" calcext:value-type="float">
            <text:p><text:s/>42 145 </text:p>
          </table:table-cell>
          <table:table-cell table:style-name="ce20" office:value-type="float" office:value="33205" calcext:value-type="float">
            <text:p><text:s/>33 205 </text:p>
          </table:table-cell>
          <table:table-cell table:style-name="ce20" office:value-type="float" office:value="31490" calcext:value-type="float">
            <text:p><text:s/>31 490 </text:p>
          </table:table-cell>
          <table:table-cell table:style-name="ce20" office:value-type="float" office:value="39725" calcext:value-type="float">
            <text:p><text:s/>39 725 </text:p>
          </table:table-cell>
          <table:table-cell table:style-name="ce20" office:value-type="float" office:value="28055" calcext:value-type="float">
            <text:p><text:s/>28 055 </text:p>
          </table:table-cell>
          <table:table-cell table:style-name="ce20" office:value-type="float" office:value="31175" calcext:value-type="float">
            <text:p><text:s/>31 175 </text:p>
          </table:table-cell>
          <table:table-cell table:style-name="ce20" office:value-type="float" office:value="31145" calcext:value-type="float">
            <text:p><text:s/>31 145 </text:p>
          </table:table-cell>
          <table:table-cell table:style-name="ce20" office:value-type="float" office:value="27725" calcext:value-type="float">
            <text:p><text:s/>27 725 </text:p>
          </table:table-cell>
          <table:table-cell table:style-name="ce20" office:value-type="float" office:value="37150" calcext:value-type="float">
            <text:p><text:s/>37 150 </text:p>
          </table:table-cell>
          <table:table-cell table:style-name="ce20" office:value-type="float" office:value="32110" calcext:value-type="float">
            <text:p><text:s/>32 110 </text:p>
          </table:table-cell>
          <table:table-cell table:style-name="ce20" office:value-type="float" office:value="40515" calcext:value-type="float">
            <text:p><text:s/>40 515 </text:p>
          </table:table-cell>
          <table:table-cell table:style-name="ce20" office:value-type="float" office:value="20670" calcext:value-type="float">
            <text:p><text:s/>20 670 </text:p>
          </table:table-cell>
          <table:table-cell table:style-name="ce20" office:value-type="float" office:value="38990" calcext:value-type="float">
            <text:p><text:s/>38 990 </text:p>
          </table:table-cell>
          <table:table-cell table:style-name="ce20" office:value-type="float" office:value="41705" calcext:value-type="float">
            <text:p><text:s/>41 705 </text:p>
          </table:table-cell>
          <table:table-cell table:style-name="ce20" office:value-type="float" office:value="40495" calcext:value-type="float">
            <text:p><text:s/>40 495 </text:p>
          </table:table-cell>
          <table:table-cell table:style-name="ce20" office:value-type="float" office:value="36750" calcext:value-type="float">
            <text:p><text:s/>36 750 </text:p>
          </table:table-cell>
          <table:table-cell table:style-name="ce20" office:value-type="float" office:value="35715" calcext:value-type="float">
            <text:p><text:s/>35 715 </text:p>
          </table:table-cell>
          <table:table-cell table:style-name="ce20" office:value-type="float" office:value="36905" calcext:value-type="float">
            <text:p><text:s/>36 905 </text:p>
          </table:table-cell>
          <table:table-cell table:style-name="ce20" office:value-type="float" office:value="37815" calcext:value-type="float">
            <text:p><text:s/>37 815 </text:p>
          </table:table-cell>
          <table:table-cell table:style-name="ce20" office:value-type="float" office:value="38565" calcext:value-type="float">
            <text:p><text:s/>38 565 </text:p>
          </table:table-cell>
          <table:table-cell table:style-name="ce20" office:value-type="float" office:value="32840" calcext:value-type="float">
            <text:p><text:s/>32 840 </text:p>
          </table:table-cell>
          <table:table-cell table:style-name="ce20" office:value-type="float" office:value="35865" calcext:value-type="float">
            <text:p><text:s/>35 865 </text:p>
          </table:table-cell>
          <table:table-cell table:style-name="ce20" office:value-type="float" office:value="37830" calcext:value-type="float">
            <text:p><text:s/>37 830 </text:p>
          </table:table-cell>
          <table:table-cell table:style-name="ce20" office:value-type="float" office:value="29430" calcext:value-type="float">
            <text:p><text:s/>29 430 </text:p>
          </table:table-cell>
          <table:table-cell table:style-name="ce20" office:value-type="float" office:value="43420" calcext:value-type="float">
            <text:p><text:s/>43 420 </text:p>
          </table:table-cell>
          <table:table-cell table:style-name="ce20" office:value-type="float" office:value="38795" calcext:value-type="float">
            <text:p><text:s/>38 795 </text:p>
          </table:table-cell>
          <table:table-cell table:style-name="ce20" office:value-type="float" office:value="30420" calcext:value-type="float">
            <text:p><text:s/>30 420 </text:p>
          </table:table-cell>
          <table:table-cell table:style-name="ce20" office:value-type="float" office:value="48625" calcext:value-type="float">
            <text:p><text:s/>48 625 </text:p>
          </table:table-cell>
          <table:table-cell table:style-name="ce20" office:value-type="float" office:value="32340" calcext:value-type="float">
            <text:p><text:s/>32 340 </text:p>
          </table:table-cell>
          <table:table-cell table:style-name="ce20" office:value-type="float" office:value="33475" calcext:value-type="float">
            <text:p><text:s/>33 475 </text:p>
          </table:table-cell>
          <table:table-cell table:style-name="ce20" office:value-type="float" office:value="25085" calcext:value-type="float">
            <text:p><text:s/>25 085 </text:p>
          </table:table-cell>
          <table:table-cell table:style-name="ce20" office:value-type="float" office:value="23800" calcext:value-type="float">
            <text:p><text:s/>23 800 </text:p>
          </table:table-cell>
          <table:table-cell table:style-name="ce20" office:value-type="float" office:value="40035" calcext:value-type="float">
            <text:p><text:s/>40 035 </text:p>
          </table:table-cell>
          <table:table-cell table:style-name="ce20" office:value-type="float" office:value="18095" calcext:value-type="float">
            <text:p><text:s/>18 095 </text:p>
          </table:table-cell>
          <table:table-cell table:style-name="ce20" office:value-type="float" office:value="40510" calcext:value-type="float">
            <text:p><text:s/>40 510 </text:p>
          </table:table-cell>
          <table:table-cell table:style-name="ce20" office:value-type="float" office:value="31145" calcext:value-type="float">
            <text:p><text:s/>31 145 </text:p>
          </table:table-cell>
          <table:table-cell table:style-name="ce20" office:value-type="float" office:value="35410" calcext:value-type="float">
            <text:p><text:s/>35 410 </text:p>
          </table:table-cell>
          <table:table-cell table:style-name="ce20" office:value-type="float" office:value="35430" calcext:value-type="float">
            <text:p><text:s/>35 430 </text:p>
          </table:table-cell>
          <table:table-cell table:style-name="ce20" office:value-type="float" office:value="28070" calcext:value-type="float">
            <text:p><text:s/>28 070 </text:p>
          </table:table-cell>
          <table:table-cell table:style-name="ce20" office:value-type="float" office:value="45995" calcext:value-type="float">
            <text:p><text:s/>45 995 </text:p>
          </table:table-cell>
          <table:table-cell table:style-name="ce20" office:value-type="float" office:value="27265" calcext:value-type="float">
            <text:p><text:s/>27 265 </text:p>
          </table:table-cell>
          <table:table-cell table:style-name="ce20" office:value-type="float" office:value="31690" calcext:value-type="float">
            <text:p><text:s/>31 690 </text:p>
          </table:table-cell>
          <table:table-cell table:style-name="ce20" office:value-type="float" office:value="6500" calcext:value-type="float">
            <text:p><text:s/>6 500 </text:p>
          </table:table-cell>
          <table:table-cell table:style-name="ce20" office:value-type="float" office:value="32525" calcext:value-type="float">
            <text:p><text:s/>32 525 </text:p>
          </table:table-cell>
          <table:table-cell table:style-name="ce20" office:value-type="float" office:value="30855" calcext:value-type="float">
            <text:p><text:s/>30 855 </text:p>
          </table:table-cell>
          <table:table-cell table:style-name="ce20" office:value-type="float" office:value="41510" calcext:value-type="float">
            <text:p><text:s/>41 510 </text:p>
          </table:table-cell>
          <table:table-cell table:style-name="ce20" office:value-type="float" office:value="35865" calcext:value-type="float">
            <text:p><text:s/>35 865 </text:p>
          </table:table-cell>
          <table:table-cell table:style-name="ce20" office:value-type="float" office:value="39365" calcext:value-type="float">
            <text:p><text:s/>39 365 </text:p>
          </table:table-cell>
          <table:table-cell table:style-name="ce20" office:value-type="float" office:value="37040" calcext:value-type="float">
            <text:p><text:s/>37 040 </text:p>
          </table:table-cell>
          <table:table-cell table:style-name="ce20" office:value-type="float" office:value="28495" calcext:value-type="float">
            <text:p><text:s/>28 495 </text:p>
          </table:table-cell>
          <table:table-cell table:style-name="ce20" office:value-type="float" office:value="40780" calcext:value-type="float">
            <text:p><text:s/>40 780 </text:p>
          </table:table-cell>
          <table:table-cell table:style-name="ce20" office:value-type="float" office:value="42125" calcext:value-type="float">
            <text:p><text:s/>42 125 </text:p>
          </table:table-cell>
          <table:table-cell table:style-name="ce20" office:value-type="float" office:value="33170" calcext:value-type="float">
            <text:p><text:s/>33 170 </text:p>
          </table:table-cell>
          <table:table-cell table:style-name="ce20" office:value-type="float" office:value="30905" calcext:value-type="float">
            <text:p><text:s/>30 905 </text:p>
          </table:table-cell>
          <table:table-cell table:style-name="ce20" office:value-type="float" office:value="26975" calcext:value-type="float">
            <text:p><text:s/>26 975 </text:p>
          </table:table-cell>
          <table:table-cell table:style-name="ce20" office:value-type="float" office:value="30090" calcext:value-type="float">
            <text:p><text:s/>30 090 </text:p>
          </table:table-cell>
          <table:table-cell table:style-name="ce20" office:value-type="float" office:value="38870" calcext:value-type="float">
            <text:p><text:s/>38 870 </text:p>
          </table:table-cell>
          <table:table-cell table:style-name="ce20" office:value-type="float" office:value="30770" calcext:value-type="float">
            <text:p><text:s/>30 770 </text:p>
          </table:table-cell>
          <table:table-cell table:style-name="ce20" office:value-type="float" office:value="36990" calcext:value-type="float">
            <text:p><text:s/>36 990 </text:p>
          </table:table-cell>
          <table:table-cell table:style-name="ce20" office:value-type="float" office:value="40850" calcext:value-type="float">
            <text:p><text:s/>40 850 </text:p>
          </table:table-cell>
          <table:table-cell table:style-name="ce20" office:value-type="float" office:value="36295" calcext:value-type="float">
            <text:p><text:s/>36 295 </text:p>
          </table:table-cell>
          <table:table-cell table:style-name="ce20" office:value-type="float" office:value="27900" calcext:value-type="float">
            <text:p><text:s/>27 900 </text:p>
          </table:table-cell>
          <table:table-cell table:style-name="ce20" office:value-type="float" office:value="32770" calcext:value-type="float">
            <text:p><text:s/>32 770 </text:p>
          </table:table-cell>
          <table:table-cell table:style-name="ce20" office:value-type="float" office:value="35930" calcext:value-type="float">
            <text:p><text:s/>35 930 </text:p>
          </table:table-cell>
          <table:table-cell table:style-name="ce20" office:value-type="float" office:value="30395" calcext:value-type="float">
            <text:p><text:s/>30 395 </text:p>
          </table:table-cell>
          <table:table-cell table:style-name="ce20" office:value-type="float" office:value="42835" calcext:value-type="float">
            <text:p><text:s/>42 835 </text:p>
          </table:table-cell>
          <table:table-cell table:style-name="ce20" office:value-type="float" office:value="33505" calcext:value-type="float">
            <text:p><text:s/>33 505 </text:p>
          </table:table-cell>
          <table:table-cell table:style-name="ce20" office:value-type="float" office:value="33835" calcext:value-type="float">
            <text:p><text:s/>33 835 </text:p>
          </table:table-cell>
          <table:table-cell table:style-name="ce20" office:value-type="float" office:value="28075" calcext:value-type="float">
            <text:p><text:s/>28 075 </text:p>
          </table:table-cell>
          <table:table-cell table:style-name="ce20" office:value-type="float" office:value="33560" calcext:value-type="float">
            <text:p><text:s/>33 560 </text:p>
          </table:table-cell>
          <table:table-cell table:style-name="ce20" office:value-type="float" office:value="28195" calcext:value-type="float">
            <text:p><text:s/>28 195 </text:p>
          </table:table-cell>
          <table:table-cell table:style-name="ce20" office:value-type="float" office:value="35835" calcext:value-type="float">
            <text:p><text:s/>35 835 </text:p>
          </table:table-cell>
          <table:table-cell table:style-name="ce20" office:value-type="float" office:value="24470" calcext:value-type="float">
            <text:p><text:s/>24 470 </text:p>
          </table:table-cell>
          <table:table-cell table:style-name="ce20" office:value-type="float" office:value="34840" calcext:value-type="float">
            <text:p><text:s/>34 840 </text:p>
          </table:table-cell>
          <table:table-cell table:style-name="ce20" office:value-type="float" office:value="30925" calcext:value-type="float">
            <text:p><text:s/>30 925 </text:p>
          </table:table-cell>
          <table:table-cell table:style-name="ce20" office:value-type="float" office:value="42080" calcext:value-type="float">
            <text:p><text:s/>42 080 </text:p>
          </table:table-cell>
          <table:table-cell table:style-name="ce20" office:value-type="float" office:value="35005" calcext:value-type="float">
            <text:p><text:s/>35 005 </text:p>
          </table:table-cell>
          <table:table-cell table:style-name="ce20" office:value-type="float" office:value="37895" calcext:value-type="float">
            <text:p><text:s/>37 895 </text:p>
          </table:table-cell>
          <table:table-cell table:style-name="ce20" office:value-type="float" office:value="49730" calcext:value-type="float">
            <text:p><text:s/>49 730 </text:p>
          </table:table-cell>
          <table:table-cell table:style-name="ce20" office:value-type="float" office:value="40820" calcext:value-type="float">
            <text:p><text:s/>40 820 </text:p>
          </table:table-cell>
          <table:table-cell table:style-name="ce20" office:value-type="float" office:value="25220" calcext:value-type="float">
            <text:p><text:s/>25 220 </text:p>
          </table:table-cell>
          <table:table-cell table:style-name="ce20" office:value-type="float" office:value="38205" calcext:value-type="float">
            <text:p><text:s/>38 205 </text:p>
          </table:table-cell>
          <table:table-cell table:style-name="ce20" office:value-type="float" office:value="28630" calcext:value-type="float">
            <text:p><text:s/>28 630 </text:p>
          </table:table-cell>
          <table:table-cell table:style-name="ce20" office:value-type="float" office:value="41320" calcext:value-type="float">
            <text:p><text:s/>41 320 </text:p>
          </table:table-cell>
          <table:table-cell table:style-name="ce20" office:value-type="float" office:value="27930" calcext:value-type="float">
            <text:p><text:s/>27 930 </text:p>
          </table:table-cell>
          <table:table-cell table:style-name="ce20" office:value-type="float" office:value="39885" calcext:value-type="float">
            <text:p><text:s/>39 885 </text:p>
          </table:table-cell>
          <table:table-cell table:style-name="ce20" office:value-type="float" office:value="27375" calcext:value-type="float">
            <text:p><text:s/>27 375 </text:p>
          </table:table-cell>
          <table:table-cell table:style-name="ce20" office:value-type="float" office:value="30580" calcext:value-type="float">
            <text:p><text:s/>30 580 </text:p>
          </table:table-cell>
          <table:table-cell table:style-name="ce20" office:value-type="float" office:value="20010" calcext:value-type="float">
            <text:p><text:s/>20 010 </text:p>
          </table:table-cell>
          <table:table-cell table:style-name="ce20" office:value-type="float" office:value="34820" calcext:value-type="float">
            <text:p><text:s/>34 820 </text:p>
          </table:table-cell>
          <table:table-cell table:style-name="ce20" office:value-type="float" office:value="27315" calcext:value-type="float">
            <text:p><text:s/>27 315 </text:p>
          </table:table-cell>
          <table:table-cell table:style-name="ce20" office:value-type="float" office:value="40740" calcext:value-type="float">
            <text:p><text:s/>40 740 </text:p>
          </table:table-cell>
          <table:table-cell table:style-name="ce20" office:value-type="float" office:value="29315" calcext:value-type="float">
            <text:p><text:s/>29 315 </text:p>
          </table:table-cell>
          <table:table-cell table:style-name="ce20" office:value-type="float" office:value="31870" calcext:value-type="float">
            <text:p><text:s/>31 870 </text:p>
          </table:table-cell>
          <table:table-cell table:style-name="ce20" office:value-type="float" office:value="39745" calcext:value-type="float">
            <text:p><text:s/>39 745 </text:p>
          </table:table-cell>
          <table:table-cell table:style-name="ce20" office:value-type="float" office:value="27280" calcext:value-type="float">
            <text:p><text:s/>27 280 </text:p>
          </table:table-cell>
          <table:table-cell table:style-name="ce20" office:value-type="float" office:value="40270" calcext:value-type="float">
            <text:p><text:s/>40 270 </text:p>
          </table:table-cell>
          <table:table-cell table:style-name="ce20" office:value-type="float" office:value="28460" calcext:value-type="float">
            <text:p><text:s/>28 460 </text:p>
          </table:table-cell>
          <table:table-cell table:style-name="ce20" office:value-type="float" office:value="28775" calcext:value-type="float">
            <text:p><text:s/>28 775 </text:p>
          </table:table-cell>
          <table:table-cell table:style-name="ce20" office:value-type="float" office:value="29900" calcext:value-type="float">
            <text:p><text:s/>29 900 </text:p>
          </table:table-cell>
          <table:table-cell table:style-name="ce20" office:value-type="float" office:value="38330" calcext:value-type="float">
            <text:p><text:s/>38 330 </text:p>
          </table:table-cell>
          <table:table-cell table:style-name="ce20" office:value-type="float" office:value="39830" calcext:value-type="float">
            <text:p><text:s/>39 830 </text:p>
          </table:table-cell>
          <table:table-cell table:style-name="ce20" office:value-type="float" office:value="42375" calcext:value-type="float">
            <text:p><text:s/>42 375 </text:p>
          </table:table-cell>
          <table:table-cell table:style-name="ce20" office:value-type="float" office:value="39650" calcext:value-type="float">
            <text:p><text:s/>39 650 </text:p>
          </table:table-cell>
          <table:table-cell table:style-name="ce20" office:value-type="float" office:value="40495" calcext:value-type="float">
            <text:p><text:s/>40 495 </text:p>
          </table:table-cell>
          <table:table-cell table:style-name="ce20" office:value-type="float" office:value="41380" calcext:value-type="float">
            <text:p><text:s/>41 380 </text:p>
          </table:table-cell>
          <table:table-cell table:style-name="ce20" office:value-type="float" office:value="47365" calcext:value-type="float">
            <text:p><text:s/>47 365 </text:p>
          </table:table-cell>
          <table:table-cell table:style-name="ce20" office:value-type="float" office:value="29675" calcext:value-type="float">
            <text:p><text:s/>29 675 </text:p>
          </table:table-cell>
          <table:table-cell table:style-name="ce20" office:value-type="float" office:value="37050" calcext:value-type="float">
            <text:p><text:s/>37 050 </text:p>
          </table:table-cell>
          <table:table-cell table:style-name="ce20" office:value-type="float" office:value="38955" calcext:value-type="float">
            <text:p><text:s/>38 955 </text:p>
          </table:table-cell>
          <table:table-cell table:style-name="ce20" office:value-type="float" office:value="38365" calcext:value-type="float">
            <text:p><text:s/>38 365 </text:p>
          </table:table-cell>
          <table:table-cell table:style-name="ce20" office:value-type="float" office:value="32565" calcext:value-type="float">
            <text:p><text:s/>32 565 </text:p>
          </table:table-cell>
          <table:table-cell table:style-name="ce20" office:value-type="float" office:value="40900" calcext:value-type="float">
            <text:p><text:s/>40 900 </text:p>
          </table:table-cell>
          <table:table-cell table:style-name="ce20" office:value-type="float" office:value="37015" calcext:value-type="float">
            <text:p><text:s/>37 015 </text:p>
          </table:table-cell>
          <table:table-cell table:style-name="ce20" office:value-type="float" office:value="22510" calcext:value-type="float">
            <text:p><text:s/>22 510 </text:p>
          </table:table-cell>
          <table:table-cell table:style-name="ce20" office:value-type="float" office:value="36585" calcext:value-type="float">
            <text:p><text:s/>36 585 </text:p>
          </table:table-cell>
          <table:table-cell table:style-name="ce20" office:value-type="float" office:value="40235" calcext:value-type="float">
            <text:p><text:s/>40 235 </text:p>
          </table:table-cell>
          <table:table-cell table:style-name="ce20" office:value-type="float" office:value="43275" calcext:value-type="float">
            <text:p><text:s/>43 275 </text:p>
          </table:table-cell>
          <table:table-cell table:style-name="ce20" office:value-type="float" office:value="40525" calcext:value-type="float">
            <text:p><text:s/>40 525 </text:p>
          </table:table-cell>
          <table:table-cell table:style-name="ce20" office:value-type="float" office:value="36215" calcext:value-type="float">
            <text:p><text:s/>36 215 </text:p>
          </table:table-cell>
          <table:table-cell table:style-name="ce20" office:value-type="float" office:value="35265" calcext:value-type="float">
            <text:p><text:s/>35 265 </text:p>
          </table:table-cell>
          <table:table-cell table:style-name="ce20" office:value-type="float" office:value="31140" calcext:value-type="float">
            <text:p><text:s/>31 140 </text:p>
          </table:table-cell>
          <table:table-cell table:style-name="ce20" office:value-type="float" office:value="42535" calcext:value-type="float">
            <text:p><text:s/>42 535 </text:p>
          </table:table-cell>
          <table:table-cell table:number-columns-repeated="16255"/>
        </table:table-row>
        <table:table-row table:style-name="ro1">
          <table:table-cell table:style-name="ce7" office:value-type="string" calcext:value-type="string">
            <text:p>tranche_age_0- 14</text:p>
          </table:table-cell>
          <table:table-cell table:style-name="ce21" office:value-type="float" office:value="7805" calcext:value-type="float">
            <text:p><text:s/>7 805 </text:p>
          </table:table-cell>
          <table:table-cell table:style-name="ce21" office:value-type="float" office:value="7685" calcext:value-type="float">
            <text:p><text:s/>7 685 </text:p>
          </table:table-cell>
          <table:table-cell table:style-name="ce21" office:value-type="float" office:value="14685" calcext:value-type="float">
            <text:p><text:s/>14 685 </text:p>
          </table:table-cell>
          <table:table-cell table:style-name="ce21" office:value-type="float" office:value="10885" calcext:value-type="float">
            <text:p><text:s/>10 885 </text:p>
          </table:table-cell>
          <table:table-cell table:style-name="ce21" office:value-type="float" office:value="10070" calcext:value-type="float">
            <text:p><text:s/>10 070 </text:p>
          </table:table-cell>
          <table:table-cell table:style-name="ce21" office:value-type="float" office:value="12895" calcext:value-type="float">
            <text:p><text:s/>12 895 </text:p>
          </table:table-cell>
          <table:table-cell table:style-name="ce21" office:value-type="float" office:value="10865" calcext:value-type="float">
            <text:p><text:s/>10 865 </text:p>
          </table:table-cell>
          <table:table-cell table:style-name="ce21" office:value-type="float" office:value="10835" calcext:value-type="float">
            <text:p><text:s/>10 835 </text:p>
          </table:table-cell>
          <table:table-cell table:style-name="ce21" office:value-type="float" office:value="9500" calcext:value-type="float">
            <text:p><text:s/>9 500 </text:p>
          </table:table-cell>
          <table:table-cell table:style-name="ce21" office:value-type="float" office:value="9645" calcext:value-type="float">
            <text:p><text:s/>9 645 </text:p>
          </table:table-cell>
          <table:table-cell table:style-name="ce21" office:value-type="float" office:value="11405" calcext:value-type="float">
            <text:p><text:s/>11 405 </text:p>
          </table:table-cell>
          <table:table-cell table:style-name="ce21" office:value-type="float" office:value="8085" calcext:value-type="float">
            <text:p><text:s/>8 085 </text:p>
          </table:table-cell>
          <table:table-cell table:style-name="ce21" office:value-type="float" office:value="14775" calcext:value-type="float">
            <text:p><text:s/>14 775 </text:p>
          </table:table-cell>
          <table:table-cell table:style-name="ce21" office:value-type="float" office:value="5190" calcext:value-type="float">
            <text:p><text:s/>5 190 </text:p>
          </table:table-cell>
          <table:table-cell table:style-name="ce21" office:value-type="float" office:value="13860" calcext:value-type="float">
            <text:p><text:s/>13 860 </text:p>
          </table:table-cell>
          <table:table-cell table:style-name="ce21" office:value-type="float" office:value="15875" calcext:value-type="float">
            <text:p><text:s/>15 875 </text:p>
          </table:table-cell>
          <table:table-cell table:style-name="ce21" office:value-type="float" office:value="12720" calcext:value-type="float">
            <text:p><text:s/>12 720 </text:p>
          </table:table-cell>
          <table:table-cell table:style-name="ce21" office:value-type="float" office:value="11555" calcext:value-type="float">
            <text:p><text:s/>11 555 </text:p>
          </table:table-cell>
          <table:table-cell table:style-name="ce21" office:value-type="float" office:value="14265" calcext:value-type="float">
            <text:p><text:s/>14 265 </text:p>
          </table:table-cell>
          <table:table-cell table:style-name="ce21" office:value-type="float" office:value="10640" calcext:value-type="float">
            <text:p><text:s/>10 640 </text:p>
          </table:table-cell>
          <table:table-cell table:style-name="ce21" office:value-type="float" office:value="11575" calcext:value-type="float">
            <text:p><text:s/>11 575 </text:p>
          </table:table-cell>
          <table:table-cell table:style-name="ce21" office:value-type="float" office:value="11915" calcext:value-type="float">
            <text:p><text:s/>11 915 </text:p>
          </table:table-cell>
          <table:table-cell table:style-name="ce21" office:value-type="float" office:value="10085" calcext:value-type="float">
            <text:p><text:s/>10 085 </text:p>
          </table:table-cell>
          <table:table-cell table:style-name="ce21" office:value-type="float" office:value="13440" calcext:value-type="float">
            <text:p><text:s/>13 440 </text:p>
          </table:table-cell>
          <table:table-cell table:style-name="ce21" office:value-type="float" office:value="14800" calcext:value-type="float">
            <text:p><text:s/>14 800 </text:p>
          </table:table-cell>
          <table:table-cell table:style-name="ce21" office:value-type="float" office:value="8190" calcext:value-type="float">
            <text:p><text:s/>8 190 </text:p>
          </table:table-cell>
          <table:table-cell table:style-name="ce21" office:value-type="float" office:value="12545" calcext:value-type="float">
            <text:p><text:s/>12 545 </text:p>
          </table:table-cell>
          <table:table-cell table:style-name="ce21" office:value-type="float" office:value="14770" calcext:value-type="float">
            <text:p><text:s/>14 770 </text:p>
          </table:table-cell>
          <table:table-cell table:style-name="ce21" office:value-type="float" office:value="8405" calcext:value-type="float">
            <text:p><text:s/>8 405 </text:p>
          </table:table-cell>
          <table:table-cell table:style-name="ce21" office:value-type="float" office:value="15500" calcext:value-type="float">
            <text:p><text:s/>15 500 </text:p>
          </table:table-cell>
          <table:table-cell table:style-name="ce21" office:value-type="float" office:value="10815" calcext:value-type="float">
            <text:p><text:s/>10 815 </text:p>
          </table:table-cell>
          <table:table-cell table:style-name="ce21" office:value-type="float" office:value="10845" calcext:value-type="float">
            <text:p><text:s/>10 845 </text:p>
          </table:table-cell>
          <table:table-cell table:style-name="ce21" office:value-type="float" office:value="8650" calcext:value-type="float">
            <text:p><text:s/>8 650 </text:p>
          </table:table-cell>
          <table:table-cell table:style-name="ce21" office:value-type="float" office:value="8590" calcext:value-type="float">
            <text:p><text:s/>8 590 </text:p>
          </table:table-cell>
          <table:table-cell table:style-name="ce21" office:value-type="float" office:value="15030" calcext:value-type="float">
            <text:p><text:s/>15 030 </text:p>
          </table:table-cell>
          <table:table-cell table:style-name="ce21" office:value-type="float" office:value="4405" calcext:value-type="float">
            <text:p><text:s/>4 405 </text:p>
          </table:table-cell>
          <table:table-cell table:style-name="ce21" office:value-type="float" office:value="14285" calcext:value-type="float">
            <text:p><text:s/>14 285 </text:p>
          </table:table-cell>
          <table:table-cell table:style-name="ce21" office:value-type="float" office:value="7705" calcext:value-type="float">
            <text:p><text:s/>7 705 </text:p>
          </table:table-cell>
          <table:table-cell table:style-name="ce21" office:value-type="float" office:value="10580" calcext:value-type="float">
            <text:p><text:s/>10 580 </text:p>
          </table:table-cell>
          <table:table-cell table:style-name="ce21" office:value-type="float" office:value="11300" calcext:value-type="float">
            <text:p><text:s/>11 300 </text:p>
          </table:table-cell>
          <table:table-cell table:style-name="ce21" office:value-type="float" office:value="6620" calcext:value-type="float">
            <text:p><text:s/>6 620 </text:p>
          </table:table-cell>
          <table:table-cell table:style-name="ce21" office:value-type="float" office:value="14990" calcext:value-type="float">
            <text:p><text:s/>14 990 </text:p>
          </table:table-cell>
          <table:table-cell table:style-name="ce21" office:value-type="float" office:value="9510" calcext:value-type="float">
            <text:p><text:s/>9 510 </text:p>
          </table:table-cell>
          <table:table-cell table:style-name="ce21" office:value-type="float" office:value="12275" calcext:value-type="float">
            <text:p><text:s/>12 275 </text:p>
          </table:table-cell>
          <table:table-cell table:style-name="ce21" office:value-type="float" office:value="1415" calcext:value-type="float">
            <text:p><text:s/>1 415 </text:p>
          </table:table-cell>
          <table:table-cell table:style-name="ce21" office:value-type="float" office:value="9540" calcext:value-type="float">
            <text:p><text:s/>9 540 </text:p>
          </table:table-cell>
          <table:table-cell table:style-name="ce21" office:value-type="float" office:value="7245" calcext:value-type="float">
            <text:p><text:s/>7 245 </text:p>
          </table:table-cell>
          <table:table-cell table:style-name="ce21" office:value-type="float" office:value="15315" calcext:value-type="float">
            <text:p><text:s/>15 315 </text:p>
          </table:table-cell>
          <table:table-cell table:style-name="ce21" office:value-type="float" office:value="9160" calcext:value-type="float">
            <text:p><text:s/>9 160 </text:p>
          </table:table-cell>
          <table:table-cell table:style-name="ce21" office:value-type="float" office:value="14490" calcext:value-type="float">
            <text:p><text:s/>14 490 </text:p>
          </table:table-cell>
          <table:table-cell table:style-name="ce21" office:value-type="float" office:value="11180" calcext:value-type="float">
            <text:p><text:s/>11 180 </text:p>
          </table:table-cell>
          <table:table-cell table:style-name="ce21" office:value-type="float" office:value="8415" calcext:value-type="float">
            <text:p><text:s/>8 415 </text:p>
          </table:table-cell>
          <table:table-cell table:style-name="ce21" office:value-type="float" office:value="16625" calcext:value-type="float">
            <text:p><text:s/>16 625 </text:p>
          </table:table-cell>
          <table:table-cell table:style-name="ce21" office:value-type="float" office:value="13605" calcext:value-type="float">
            <text:p><text:s/>13 605 </text:p>
          </table:table-cell>
          <table:table-cell table:style-name="ce21" office:value-type="float" office:value="12460" calcext:value-type="float">
            <text:p><text:s/>12 460 </text:p>
          </table:table-cell>
          <table:table-cell table:style-name="ce21" office:value-type="float" office:value="7650" calcext:value-type="float">
            <text:p><text:s/>7 650 </text:p>
          </table:table-cell>
          <table:table-cell table:style-name="ce21" office:value-type="float" office:value="8750" calcext:value-type="float">
            <text:p><text:s/>8 750 </text:p>
          </table:table-cell>
          <table:table-cell table:style-name="ce21" office:value-type="float" office:value="9695" calcext:value-type="float">
            <text:p><text:s/>9 695 </text:p>
          </table:table-cell>
          <table:table-cell table:style-name="ce21" office:value-type="float" office:value="12160" calcext:value-type="float">
            <text:p><text:s/>12 160 </text:p>
          </table:table-cell>
          <table:table-cell table:style-name="ce21" office:value-type="float" office:value="11775" calcext:value-type="float">
            <text:p><text:s/>11 775 </text:p>
          </table:table-cell>
          <table:table-cell table:style-name="ce21" office:value-type="float" office:value="10700" calcext:value-type="float">
            <text:p><text:s/>10 700 </text:p>
          </table:table-cell>
          <table:table-cell table:style-name="ce21" office:value-type="float" office:value="12640" calcext:value-type="float">
            <text:p><text:s/>12 640 </text:p>
          </table:table-cell>
          <table:table-cell table:style-name="ce21" office:value-type="float" office:value="10185" calcext:value-type="float">
            <text:p><text:s/>10 185 </text:p>
          </table:table-cell>
          <table:table-cell table:style-name="ce21" office:value-type="float" office:value="11435" calcext:value-type="float">
            <text:p><text:s/>11 435 </text:p>
          </table:table-cell>
          <table:table-cell table:style-name="ce21" office:value-type="float" office:value="8795" calcext:value-type="float">
            <text:p><text:s/>8 795 </text:p>
          </table:table-cell>
          <table:table-cell table:style-name="ce21" office:value-type="float" office:value="12030" calcext:value-type="float">
            <text:p><text:s/>12 030 </text:p>
          </table:table-cell>
          <table:table-cell table:style-name="ce21" office:value-type="float" office:value="8665" calcext:value-type="float">
            <text:p><text:s/>8 665 </text:p>
          </table:table-cell>
          <table:table-cell table:style-name="ce21" office:value-type="float" office:value="12935" calcext:value-type="float">
            <text:p><text:s/>12 935 </text:p>
          </table:table-cell>
          <table:table-cell table:style-name="ce21" office:value-type="float" office:value="10615" calcext:value-type="float">
            <text:p><text:s/>10 615 </text:p>
          </table:table-cell>
          <table:table-cell table:style-name="ce21" office:value-type="float" office:value="10265" calcext:value-type="float">
            <text:p><text:s/>10 265 </text:p>
          </table:table-cell>
          <table:table-cell table:style-name="ce21" office:value-type="float" office:value="9010" calcext:value-type="float">
            <text:p><text:s/>9 010 </text:p>
          </table:table-cell>
          <table:table-cell table:style-name="ce21" office:value-type="float" office:value="12805" calcext:value-type="float">
            <text:p><text:s/>12 805 </text:p>
          </table:table-cell>
          <table:table-cell table:style-name="ce21" office:value-type="float" office:value="8050" calcext:value-type="float">
            <text:p><text:s/>8 050 </text:p>
          </table:table-cell>
          <table:table-cell table:style-name="ce21" office:value-type="float" office:value="10365" calcext:value-type="float">
            <text:p><text:s/>10 365 </text:p>
          </table:table-cell>
          <table:table-cell table:style-name="ce21" office:value-type="float" office:value="8110" calcext:value-type="float">
            <text:p><text:s/>8 110 </text:p>
          </table:table-cell>
          <table:table-cell table:style-name="ce21" office:value-type="float" office:value="8990" calcext:value-type="float">
            <text:p><text:s/>8 990 </text:p>
          </table:table-cell>
          <table:table-cell table:style-name="ce21" office:value-type="float" office:value="10965" calcext:value-type="float">
            <text:p><text:s/>10 965 </text:p>
          </table:table-cell>
          <table:table-cell table:style-name="ce21" office:value-type="float" office:value="17955" calcext:value-type="float">
            <text:p><text:s/>17 955 </text:p>
          </table:table-cell>
          <table:table-cell table:style-name="ce21" office:value-type="float" office:value="11150" calcext:value-type="float">
            <text:p><text:s/>11 150 </text:p>
          </table:table-cell>
          <table:table-cell table:style-name="ce21" office:value-type="float" office:value="13100" calcext:value-type="float">
            <text:p><text:s/>13 100 </text:p>
          </table:table-cell>
          <table:table-cell table:style-name="ce21" office:value-type="float" office:value="17075" calcext:value-type="float">
            <text:p><text:s/>17 075 </text:p>
          </table:table-cell>
          <table:table-cell table:style-name="ce21" office:value-type="float" office:value="13040" calcext:value-type="float">
            <text:p><text:s/>13 040 </text:p>
          </table:table-cell>
          <table:table-cell table:style-name="ce21" office:value-type="float" office:value="8380" calcext:value-type="float">
            <text:p><text:s/>8 380 </text:p>
          </table:table-cell>
          <table:table-cell table:style-name="ce21" office:value-type="float" office:value="11520" calcext:value-type="float">
            <text:p><text:s/>11 520 </text:p>
          </table:table-cell>
          <table:table-cell table:style-name="ce21" office:value-type="float" office:value="7615" calcext:value-type="float">
            <text:p><text:s/>7 615 </text:p>
          </table:table-cell>
          <table:table-cell table:style-name="ce21" office:value-type="float" office:value="14585" calcext:value-type="float">
            <text:p><text:s/>14 585 </text:p>
          </table:table-cell>
          <table:table-cell table:style-name="ce21" office:value-type="float" office:value="8445" calcext:value-type="float">
            <text:p><text:s/>8 445 </text:p>
          </table:table-cell>
          <table:table-cell table:style-name="ce21" office:value-type="float" office:value="15745" calcext:value-type="float">
            <text:p><text:s/>15 745 </text:p>
          </table:table-cell>
          <table:table-cell table:style-name="ce21" office:value-type="float" office:value="9440" calcext:value-type="float">
            <text:p><text:s/>9 440 </text:p>
          </table:table-cell>
          <table:table-cell table:style-name="ce21" office:value-type="float" office:value="10165" calcext:value-type="float">
            <text:p><text:s/>10 165 </text:p>
          </table:table-cell>
          <table:table-cell table:style-name="ce21" office:value-type="float" office:value="5745" calcext:value-type="float">
            <text:p><text:s/>5 745 </text:p>
          </table:table-cell>
          <table:table-cell table:style-name="ce21" office:value-type="float" office:value="12015" calcext:value-type="float">
            <text:p><text:s/>12 015 </text:p>
          </table:table-cell>
          <table:table-cell table:style-name="ce21" office:value-type="float" office:value="7400" calcext:value-type="float">
            <text:p><text:s/>7 400 </text:p>
          </table:table-cell>
          <table:table-cell table:style-name="ce21" office:value-type="float" office:value="15230" calcext:value-type="float">
            <text:p><text:s/>15 230 </text:p>
          </table:table-cell>
          <table:table-cell table:style-name="ce21" office:value-type="float" office:value="8340" calcext:value-type="float">
            <text:p><text:s/>8 340 </text:p>
          </table:table-cell>
          <table:table-cell table:style-name="ce21" office:value-type="float" office:value="9160" calcext:value-type="float">
            <text:p><text:s/>9 160 </text:p>
          </table:table-cell>
          <table:table-cell table:style-name="ce21" office:value-type="float" office:value="13285" calcext:value-type="float">
            <text:p><text:s/>13 285 </text:p>
          </table:table-cell>
          <table:table-cell table:style-name="ce21" office:value-type="float" office:value="8420" calcext:value-type="float">
            <text:p><text:s/>8 420 </text:p>
          </table:table-cell>
          <table:table-cell table:style-name="ce21" office:value-type="float" office:value="11430" calcext:value-type="float">
            <text:p><text:s/>11 430 </text:p>
          </table:table-cell>
          <table:table-cell table:style-name="ce21" office:value-type="float" office:value="11675" calcext:value-type="float">
            <text:p><text:s/>11 675 </text:p>
          </table:table-cell>
          <table:table-cell table:style-name="ce21" office:value-type="float" office:value="9835" calcext:value-type="float">
            <text:p><text:s/>9 835 </text:p>
          </table:table-cell>
          <table:table-cell table:style-name="ce21" office:value-type="float" office:value="5460" calcext:value-type="float">
            <text:p><text:s/>5 460 </text:p>
          </table:table-cell>
          <table:table-cell table:style-name="ce21" office:value-type="float" office:value="14030" calcext:value-type="float">
            <text:p><text:s/>14 030 </text:p>
          </table:table-cell>
          <table:table-cell table:style-name="ce21" office:value-type="float" office:value="12965" calcext:value-type="float">
            <text:p><text:s/>12 965 </text:p>
          </table:table-cell>
          <table:table-cell table:style-name="ce21" office:value-type="float" office:value="10805" calcext:value-type="float">
            <text:p><text:s/>10 805 </text:p>
          </table:table-cell>
          <table:table-cell table:style-name="ce21" office:value-type="float" office:value="12780" calcext:value-type="float">
            <text:p><text:s/>12 780 </text:p>
          </table:table-cell>
          <table:table-cell table:style-name="ce21" office:value-type="float" office:value="13125" calcext:value-type="float">
            <text:p><text:s/>13 125 </text:p>
          </table:table-cell>
          <table:table-cell table:style-name="ce21" office:value-type="float" office:value="12455" calcext:value-type="float">
            <text:p><text:s/>12 455 </text:p>
          </table:table-cell>
          <table:table-cell table:style-name="ce21" office:value-type="float" office:value="18430" calcext:value-type="float">
            <text:p><text:s/>18 430 </text:p>
          </table:table-cell>
          <table:table-cell table:style-name="ce21" office:value-type="float" office:value="11025" calcext:value-type="float">
            <text:p><text:s/>11 025 </text:p>
          </table:table-cell>
          <table:table-cell table:style-name="ce21" office:value-type="float" office:value="9455" calcext:value-type="float">
            <text:p><text:s/>9 455 </text:p>
          </table:table-cell>
          <table:table-cell table:style-name="ce21" office:value-type="float" office:value="14570" calcext:value-type="float">
            <text:p><text:s/>14 570 </text:p>
          </table:table-cell>
          <table:table-cell table:style-name="ce21" office:value-type="float" office:value="12365" calcext:value-type="float">
            <text:p><text:s/>12 365 </text:p>
          </table:table-cell>
          <table:table-cell table:style-name="ce21" office:value-type="float" office:value="5700" calcext:value-type="float">
            <text:p><text:s/>5 700 </text:p>
          </table:table-cell>
          <table:table-cell table:style-name="ce21" office:value-type="float" office:value="15480" calcext:value-type="float">
            <text:p><text:s/>15 480 </text:p>
          </table:table-cell>
          <table:table-cell table:style-name="ce21" office:value-type="float" office:value="9025" calcext:value-type="float">
            <text:p><text:s/>9 025 </text:p>
          </table:table-cell>
          <table:table-cell table:style-name="ce21" office:value-type="float" office:value="12785" calcext:value-type="float">
            <text:p><text:s/>12 785 </text:p>
          </table:table-cell>
          <table:table-cell table:style-name="ce21" office:value-type="float" office:value="12480" calcext:value-type="float">
            <text:p><text:s/>12 480 </text:p>
          </table:table-cell>
          <table:table-cell table:style-name="ce21" office:value-type="float" office:value="10820" calcext:value-type="float">
            <text:p><text:s/>10 820 </text:p>
          </table:table-cell>
          <table:table-cell table:style-name="ce21" office:value-type="float" office:value="15875" calcext:value-type="float">
            <text:p><text:s/>15 875 </text:p>
          </table:table-cell>
          <table:table-cell table:style-name="ce21" office:value-type="float" office:value="15225" calcext:value-type="float">
            <text:p><text:s/>15 225 </text:p>
          </table:table-cell>
          <table:table-cell table:style-name="ce21" office:value-type="float" office:value="9765" calcext:value-type="float">
            <text:p><text:s/>9 765 </text:p>
          </table:table-cell>
          <table:table-cell table:style-name="ce21" office:value-type="float" office:value="12995" calcext:value-type="float">
            <text:p><text:s/>12 995 </text:p>
          </table:table-cell>
          <table:table-cell table:style-name="ce21" office:value-type="float" office:value="10000" calcext:value-type="float">
            <text:p><text:s/>10 000 </text:p>
          </table:table-cell>
          <table:table-cell table:style-name="ce21" office:value-type="float" office:value="6875" calcext:value-type="float">
            <text:p><text:s/>6 87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tranche_age_15- 29</text:p>
          </table:table-cell>
          <table:table-cell table:style-name="ce21" office:value-type="float" office:value="7115" calcext:value-type="float">
            <text:p><text:s/>7 115 </text:p>
          </table:table-cell>
          <table:table-cell table:style-name="ce21" office:value-type="float" office:value="6915" calcext:value-type="float">
            <text:p><text:s/>6 915 </text:p>
          </table:table-cell>
          <table:table-cell table:style-name="ce21" office:value-type="float" office:value="14775" calcext:value-type="float">
            <text:p><text:s/>14 775 </text:p>
          </table:table-cell>
          <table:table-cell table:style-name="ce21" office:value-type="float" office:value="9960" calcext:value-type="float">
            <text:p><text:s/>9 960 </text:p>
          </table:table-cell>
          <table:table-cell table:style-name="ce21" office:value-type="float" office:value="8330" calcext:value-type="float">
            <text:p><text:s/>8 330 </text:p>
          </table:table-cell>
          <table:table-cell table:style-name="ce21" office:value-type="float" office:value="11585" calcext:value-type="float">
            <text:p><text:s/>11 585 </text:p>
          </table:table-cell>
          <table:table-cell table:style-name="ce21" office:value-type="float" office:value="8660" calcext:value-type="float">
            <text:p><text:s/>8 660 </text:p>
          </table:table-cell>
          <table:table-cell table:style-name="ce21" office:value-type="float" office:value="9395" calcext:value-type="float">
            <text:p><text:s/>9 395 </text:p>
          </table:table-cell>
          <table:table-cell table:style-name="ce21" office:value-type="float" office:value="9555" calcext:value-type="float">
            <text:p><text:s/>9 555 </text:p>
          </table:table-cell>
          <table:table-cell table:style-name="ce21" office:value-type="float" office:value="8090" calcext:value-type="float">
            <text:p><text:s/>8 090 </text:p>
          </table:table-cell>
          <table:table-cell table:style-name="ce21" office:value-type="float" office:value="10035" calcext:value-type="float">
            <text:p><text:s/>10 035 </text:p>
          </table:table-cell>
          <table:table-cell table:style-name="ce21" office:value-type="float" office:value="7055" calcext:value-type="float">
            <text:p><text:s/>7 055 </text:p>
          </table:table-cell>
          <table:table-cell table:style-name="ce21" office:value-type="float" office:value="14105" calcext:value-type="float">
            <text:p><text:s/>14 105 </text:p>
          </table:table-cell>
          <table:table-cell table:style-name="ce21" office:value-type="float" office:value="4925" calcext:value-type="float">
            <text:p><text:s/>4 925 </text:p>
          </table:table-cell>
          <table:table-cell table:style-name="ce21" office:value-type="float" office:value="11120" calcext:value-type="float">
            <text:p><text:s/>11 120 </text:p>
          </table:table-cell>
          <table:table-cell table:style-name="ce21" office:value-type="float" office:value="14350" calcext:value-type="float">
            <text:p><text:s/>14 350 </text:p>
          </table:table-cell>
          <table:table-cell table:style-name="ce21" office:value-type="float" office:value="10730" calcext:value-type="float">
            <text:p><text:s/>10 730 </text:p>
          </table:table-cell>
          <table:table-cell table:style-name="ce21" office:value-type="float" office:value="11880" calcext:value-type="float">
            <text:p><text:s/>11 880 </text:p>
          </table:table-cell>
          <table:table-cell table:style-name="ce21" office:value-type="float" office:value="10750" calcext:value-type="float">
            <text:p><text:s/>10 750 </text:p>
          </table:table-cell>
          <table:table-cell table:style-name="ce21" office:value-type="float" office:value="9785" calcext:value-type="float">
            <text:p><text:s/>9 785 </text:p>
          </table:table-cell>
          <table:table-cell table:style-name="ce21" office:value-type="float" office:value="12365" calcext:value-type="float">
            <text:p><text:s/>12 365 </text:p>
          </table:table-cell>
          <table:table-cell table:style-name="ce21" office:value-type="float" office:value="10555" calcext:value-type="float">
            <text:p><text:s/>10 555 </text:p>
          </table:table-cell>
          <table:table-cell table:style-name="ce21" office:value-type="float" office:value="7965" calcext:value-type="float">
            <text:p><text:s/>7 965 </text:p>
          </table:table-cell>
          <table:table-cell table:style-name="ce21" office:value-type="float" office:value="11305" calcext:value-type="float">
            <text:p><text:s/>11 305 </text:p>
          </table:table-cell>
          <table:table-cell table:style-name="ce21" office:value-type="float" office:value="11745" calcext:value-type="float">
            <text:p><text:s/>11 745 </text:p>
          </table:table-cell>
          <table:table-cell table:style-name="ce21" office:value-type="float" office:value="9575" calcext:value-type="float">
            <text:p><text:s/>9 575 </text:p>
          </table:table-cell>
          <table:table-cell table:style-name="ce21" office:value-type="float" office:value="13950" calcext:value-type="float">
            <text:p><text:s/>13 950 </text:p>
          </table:table-cell>
          <table:table-cell table:style-name="ce21" office:value-type="float" office:value="12445" calcext:value-type="float">
            <text:p><text:s/>12 445 </text:p>
          </table:table-cell>
          <table:table-cell table:style-name="ce21" office:value-type="float" office:value="7780" calcext:value-type="float">
            <text:p><text:s/>7 780 </text:p>
          </table:table-cell>
          <table:table-cell table:style-name="ce21" office:value-type="float" office:value="19200" calcext:value-type="float">
            <text:p><text:s/>19 200 </text:p>
          </table:table-cell>
          <table:table-cell table:style-name="ce21" office:value-type="float" office:value="9680" calcext:value-type="float">
            <text:p><text:s/>9 680 </text:p>
          </table:table-cell>
          <table:table-cell table:style-name="ce21" office:value-type="float" office:value="9915" calcext:value-type="float">
            <text:p><text:s/>9 915 </text:p>
          </table:table-cell>
          <table:table-cell table:style-name="ce21" office:value-type="float" office:value="7145" calcext:value-type="float">
            <text:p><text:s/>7 145 </text:p>
          </table:table-cell>
          <table:table-cell table:style-name="ce21" office:value-type="float" office:value="7790" calcext:value-type="float">
            <text:p><text:s/>7 790 </text:p>
          </table:table-cell>
          <table:table-cell table:style-name="ce21" office:value-type="float" office:value="13735" calcext:value-type="float">
            <text:p><text:s/>13 735 </text:p>
          </table:table-cell>
          <table:table-cell table:style-name="ce21" office:value-type="float" office:value="4115" calcext:value-type="float">
            <text:p><text:s/>4 115 </text:p>
          </table:table-cell>
          <table:table-cell table:style-name="ce21" office:value-type="float" office:value="11625" calcext:value-type="float">
            <text:p><text:s/>11 625 </text:p>
          </table:table-cell>
          <table:table-cell table:style-name="ce21" office:value-type="float" office:value="13300" calcext:value-type="float">
            <text:p><text:s/>13 300 </text:p>
          </table:table-cell>
          <table:table-cell table:style-name="ce21" office:value-type="float" office:value="10065" calcext:value-type="float">
            <text:p><text:s/>10 065 </text:p>
          </table:table-cell>
          <table:table-cell table:style-name="ce21" office:value-type="float" office:value="12015" calcext:value-type="float">
            <text:p><text:s/>12 015 </text:p>
          </table:table-cell>
          <table:table-cell table:style-name="ce21" office:value-type="float" office:value="13885" calcext:value-type="float">
            <text:p><text:s/>13 885 </text:p>
          </table:table-cell>
          <table:table-cell table:style-name="ce21" office:value-type="float" office:value="18515" calcext:value-type="float">
            <text:p><text:s/>18 515 </text:p>
          </table:table-cell>
          <table:table-cell table:style-name="ce21" office:value-type="float" office:value="8500" calcext:value-type="float">
            <text:p><text:s/>8 500 </text:p>
          </table:table-cell>
          <table:table-cell table:style-name="ce21" office:value-type="float" office:value="9405" calcext:value-type="float">
            <text:p><text:s/>9 405 </text:p>
          </table:table-cell>
          <table:table-cell table:style-name="ce21" office:value-type="float" office:value="1580" calcext:value-type="float">
            <text:p><text:s/>1 580 </text:p>
          </table:table-cell>
          <table:table-cell table:style-name="ce21" office:value-type="float" office:value="10300" calcext:value-type="float">
            <text:p><text:s/>10 300 </text:p>
          </table:table-cell>
          <table:table-cell table:style-name="ce21" office:value-type="float" office:value="11275" calcext:value-type="float">
            <text:p><text:s/>11 275 </text:p>
          </table:table-cell>
          <table:table-cell table:style-name="ce21" office:value-type="float" office:value="12620" calcext:value-type="float">
            <text:p><text:s/>12 620 </text:p>
          </table:table-cell>
          <table:table-cell table:style-name="ce21" office:value-type="float" office:value="17705" calcext:value-type="float">
            <text:p><text:s/>17 705 </text:p>
          </table:table-cell>
          <table:table-cell table:style-name="ce21" office:value-type="float" office:value="13035" calcext:value-type="float">
            <text:p><text:s/>13 035 </text:p>
          </table:table-cell>
          <table:table-cell table:style-name="ce21" office:value-type="float" office:value="10275" calcext:value-type="float">
            <text:p><text:s/>10 275 </text:p>
          </table:table-cell>
          <table:table-cell table:style-name="ce21" office:value-type="float" office:value="8525" calcext:value-type="float">
            <text:p><text:s/>8 525 </text:p>
          </table:table-cell>
          <table:table-cell table:style-name="ce21" office:value-type="float" office:value="13575" calcext:value-type="float">
            <text:p><text:s/>13 575 </text:p>
          </table:table-cell>
          <table:table-cell table:style-name="ce21" office:value-type="float" office:value="13225" calcext:value-type="float">
            <text:p><text:s/>13 225 </text:p>
          </table:table-cell>
          <table:table-cell table:style-name="ce21" office:value-type="float" office:value="10260" calcext:value-type="float">
            <text:p><text:s/>10 260 </text:p>
          </table:table-cell>
          <table:table-cell table:style-name="ce21" office:value-type="float" office:value="7190" calcext:value-type="float">
            <text:p><text:s/>7 190 </text:p>
          </table:table-cell>
          <table:table-cell table:style-name="ce21" office:value-type="float" office:value="7675" calcext:value-type="float">
            <text:p><text:s/>7 675 </text:p>
          </table:table-cell>
          <table:table-cell table:style-name="ce21" office:value-type="float" office:value="10365" calcext:value-type="float">
            <text:p><text:s/>10 365 </text:p>
          </table:table-cell>
          <table:table-cell table:style-name="ce21" office:value-type="float" office:value="11940" calcext:value-type="float">
            <text:p><text:s/>11 940 </text:p>
          </table:table-cell>
          <table:table-cell table:style-name="ce21" office:value-type="float" office:value="9520" calcext:value-type="float">
            <text:p><text:s/>9 520 </text:p>
          </table:table-cell>
          <table:table-cell table:style-name="ce21" office:value-type="float" office:value="17030" calcext:value-type="float">
            <text:p><text:s/>17 030 </text:p>
          </table:table-cell>
          <table:table-cell table:style-name="ce21" office:value-type="float" office:value="14255" calcext:value-type="float">
            <text:p><text:s/>14 255 </text:p>
          </table:table-cell>
          <table:table-cell table:style-name="ce21" office:value-type="float" office:value="9330" calcext:value-type="float">
            <text:p><text:s/>9 330 </text:p>
          </table:table-cell>
          <table:table-cell table:style-name="ce21" office:value-type="float" office:value="10045" calcext:value-type="float">
            <text:p><text:s/>10 045 </text:p>
          </table:table-cell>
          <table:table-cell table:style-name="ce21" office:value-type="float" office:value="9460" calcext:value-type="float">
            <text:p><text:s/>9 460 </text:p>
          </table:table-cell>
          <table:table-cell table:style-name="ce21" office:value-type="float" office:value="10090" calcext:value-type="float">
            <text:p><text:s/>10 090 </text:p>
          </table:table-cell>
          <table:table-cell table:style-name="ce21" office:value-type="float" office:value="8230" calcext:value-type="float">
            <text:p><text:s/>8 230 </text:p>
          </table:table-cell>
          <table:table-cell table:style-name="ce21" office:value-type="float" office:value="15180" calcext:value-type="float">
            <text:p><text:s/>15 180 </text:p>
          </table:table-cell>
          <table:table-cell table:style-name="ce21" office:value-type="float" office:value="11915" calcext:value-type="float">
            <text:p><text:s/>11 915 </text:p>
          </table:table-cell>
          <table:table-cell table:style-name="ce21" office:value-type="float" office:value="11235" calcext:value-type="float">
            <text:p><text:s/>11 235 </text:p>
          </table:table-cell>
          <table:table-cell table:style-name="ce21" office:value-type="float" office:value="7015" calcext:value-type="float">
            <text:p><text:s/>7 015 </text:p>
          </table:table-cell>
          <table:table-cell table:style-name="ce21" office:value-type="float" office:value="10610" calcext:value-type="float">
            <text:p><text:s/>10 610 </text:p>
          </table:table-cell>
          <table:table-cell table:style-name="ce21" office:value-type="float" office:value="7255" calcext:value-type="float">
            <text:p><text:s/>7 255 </text:p>
          </table:table-cell>
          <table:table-cell table:style-name="ce21" office:value-type="float" office:value="11650" calcext:value-type="float">
            <text:p><text:s/>11 650 </text:p>
          </table:table-cell>
          <table:table-cell table:style-name="ce21" office:value-type="float" office:value="6390" calcext:value-type="float">
            <text:p><text:s/>6 390 </text:p>
          </table:table-cell>
          <table:table-cell table:style-name="ce21" office:value-type="float" office:value="18305" calcext:value-type="float">
            <text:p><text:s/>18 305 </text:p>
          </table:table-cell>
          <table:table-cell table:style-name="ce21" office:value-type="float" office:value="10575" calcext:value-type="float">
            <text:p><text:s/>10 575 </text:p>
          </table:table-cell>
          <table:table-cell table:style-name="ce21" office:value-type="float" office:value="13790" calcext:value-type="float">
            <text:p><text:s/>13 790 </text:p>
          </table:table-cell>
          <table:table-cell table:style-name="ce21" office:value-type="float" office:value="9575" calcext:value-type="float">
            <text:p><text:s/>9 575 </text:p>
          </table:table-cell>
          <table:table-cell table:style-name="ce21" office:value-type="float" office:value="11165" calcext:value-type="float">
            <text:p><text:s/>11 165 </text:p>
          </table:table-cell>
          <table:table-cell table:style-name="ce21" office:value-type="float" office:value="23335" calcext:value-type="float">
            <text:p><text:s/>23 335 </text:p>
          </table:table-cell>
          <table:table-cell table:style-name="ce21" office:value-type="float" office:value="14545" calcext:value-type="float">
            <text:p><text:s/>14 545 </text:p>
          </table:table-cell>
          <table:table-cell table:style-name="ce21" office:value-type="float" office:value="7055" calcext:value-type="float">
            <text:p><text:s/>7 055 </text:p>
          </table:table-cell>
          <table:table-cell table:style-name="ce21" office:value-type="float" office:value="14780" calcext:value-type="float">
            <text:p><text:s/>14 780 </text:p>
          </table:table-cell>
          <table:table-cell table:style-name="ce21" office:value-type="float" office:value="6330" calcext:value-type="float">
            <text:p><text:s/>6 330 </text:p>
          </table:table-cell>
          <table:table-cell table:style-name="ce21" office:value-type="float" office:value="12935" calcext:value-type="float">
            <text:p><text:s/>12 935 </text:p>
          </table:table-cell>
          <table:table-cell table:style-name="ce21" office:value-type="float" office:value="8425" calcext:value-type="float">
            <text:p><text:s/>8 425 </text:p>
          </table:table-cell>
          <table:table-cell table:style-name="ce21" office:value-type="float" office:value="12220" calcext:value-type="float">
            <text:p><text:s/>12 220 </text:p>
          </table:table-cell>
          <table:table-cell table:style-name="ce21" office:value-type="float" office:value="7125" calcext:value-type="float">
            <text:p><text:s/>7 125 </text:p>
          </table:table-cell>
          <table:table-cell table:style-name="ce21" office:value-type="float" office:value="8360" calcext:value-type="float">
            <text:p><text:s/>8 360 </text:p>
          </table:table-cell>
          <table:table-cell table:style-name="ce21" office:value-type="float" office:value="5510" calcext:value-type="float">
            <text:p><text:s/>5 510 </text:p>
          </table:table-cell>
          <table:table-cell table:style-name="ce21" office:value-type="float" office:value="10180" calcext:value-type="float">
            <text:p><text:s/>10 180 </text:p>
          </table:table-cell>
          <table:table-cell table:style-name="ce21" office:value-type="float" office:value="7330" calcext:value-type="float">
            <text:p><text:s/>7 330 </text:p>
          </table:table-cell>
          <table:table-cell table:style-name="ce21" office:value-type="float" office:value="12350" calcext:value-type="float">
            <text:p><text:s/>12 350 </text:p>
          </table:table-cell>
          <table:table-cell table:style-name="ce21" office:value-type="float" office:value="8820" calcext:value-type="float">
            <text:p><text:s/>8 820 </text:p>
          </table:table-cell>
          <table:table-cell table:style-name="ce21" office:value-type="float" office:value="8540" calcext:value-type="float">
            <text:p><text:s/>8 540 </text:p>
          </table:table-cell>
          <table:table-cell table:style-name="ce21" office:value-type="float" office:value="14160" calcext:value-type="float">
            <text:p><text:s/>14 160 </text:p>
          </table:table-cell>
          <table:table-cell table:style-name="ce21" office:value-type="float" office:value="7450" calcext:value-type="float">
            <text:p><text:s/>7 450 </text:p>
          </table:table-cell>
          <table:table-cell table:style-name="ce21" office:value-type="float" office:value="13060" calcext:value-type="float">
            <text:p><text:s/>13 060 </text:p>
          </table:table-cell>
          <table:table-cell table:style-name="ce21" office:value-type="float" office:value="9415" calcext:value-type="float">
            <text:p><text:s/>9 415 </text:p>
          </table:table-cell>
          <table:table-cell table:style-name="ce21" office:value-type="float" office:value="9435" calcext:value-type="float">
            <text:p><text:s/>9 435 </text:p>
          </table:table-cell>
          <table:table-cell table:style-name="ce21" office:value-type="float" office:value="18770" calcext:value-type="float">
            <text:p><text:s/>18 770 </text:p>
          </table:table-cell>
          <table:table-cell table:style-name="ce21" office:value-type="float" office:value="13170" calcext:value-type="float">
            <text:p><text:s/>13 170 </text:p>
          </table:table-cell>
          <table:table-cell table:style-name="ce21" office:value-type="float" office:value="14540" calcext:value-type="float">
            <text:p><text:s/>14 540 </text:p>
          </table:table-cell>
          <table:table-cell table:style-name="ce21" office:value-type="float" office:value="19060" calcext:value-type="float">
            <text:p><text:s/>19 060 </text:p>
          </table:table-cell>
          <table:table-cell table:style-name="ce21" office:value-type="float" office:value="12345" calcext:value-type="float">
            <text:p><text:s/>12 345 </text:p>
          </table:table-cell>
          <table:table-cell table:style-name="ce21" office:value-type="float" office:value="12465" calcext:value-type="float">
            <text:p><text:s/>12 465 </text:p>
          </table:table-cell>
          <table:table-cell table:style-name="ce21" office:value-type="float" office:value="12960" calcext:value-type="float">
            <text:p><text:s/>12 960 </text:p>
          </table:table-cell>
          <table:table-cell table:style-name="ce21" office:value-type="float" office:value="16835" calcext:value-type="float">
            <text:p><text:s/>16 835 </text:p>
          </table:table-cell>
          <table:table-cell table:style-name="ce21" office:value-type="float" office:value="9450" calcext:value-type="float">
            <text:p><text:s/>9 450 </text:p>
          </table:table-cell>
          <table:table-cell table:style-name="ce21" office:value-type="float" office:value="16955" calcext:value-type="float">
            <text:p><text:s/>16 955 </text:p>
          </table:table-cell>
          <table:table-cell table:style-name="ce21" office:value-type="float" office:value="12315" calcext:value-type="float">
            <text:p><text:s/>12 315 </text:p>
          </table:table-cell>
          <table:table-cell table:style-name="ce21" office:value-type="float" office:value="12120" calcext:value-type="float">
            <text:p><text:s/>12 120 </text:p>
          </table:table-cell>
          <table:table-cell table:style-name="ce21" office:value-type="float" office:value="13330" calcext:value-type="float">
            <text:p><text:s/>13 330 </text:p>
          </table:table-cell>
          <table:table-cell table:style-name="ce21" office:value-type="float" office:value="13255" calcext:value-type="float">
            <text:p><text:s/>13 255 </text:p>
          </table:table-cell>
          <table:table-cell table:style-name="ce21" office:value-type="float" office:value="13185" calcext:value-type="float">
            <text:p><text:s/>13 185 </text:p>
          </table:table-cell>
          <table:table-cell table:style-name="ce21" office:value-type="float" office:value="10265" calcext:value-type="float">
            <text:p><text:s/>10 265 </text:p>
          </table:table-cell>
          <table:table-cell table:style-name="ce21" office:value-type="float" office:value="11885" calcext:value-type="float">
            <text:p><text:s/>11 885 </text:p>
          </table:table-cell>
          <table:table-cell table:style-name="ce21" office:value-type="float" office:value="11905" calcext:value-type="float">
            <text:p><text:s/>11 905 </text:p>
          </table:table-cell>
          <table:table-cell table:style-name="ce21" office:value-type="float" office:value="13680" calcext:value-type="float">
            <text:p><text:s/>13 680 </text:p>
          </table:table-cell>
          <table:table-cell table:style-name="ce21" office:value-type="float" office:value="12950" calcext:value-type="float">
            <text:p><text:s/>12 950 </text:p>
          </table:table-cell>
          <table:table-cell table:style-name="ce21" office:value-type="float" office:value="12135" calcext:value-type="float">
            <text:p><text:s/>12 135 </text:p>
          </table:table-cell>
          <table:table-cell table:style-name="ce21" office:value-type="float" office:value="14535" calcext:value-type="float">
            <text:p><text:s/>14 535 </text:p>
          </table:table-cell>
          <table:table-cell table:style-name="ce21" office:value-type="float" office:value="10420" calcext:value-type="float">
            <text:p><text:s/>10 420 </text:p>
          </table:table-cell>
          <table:table-cell table:style-name="ce21" office:value-type="float" office:value="29405" calcext:value-type="float">
            <text:p><text:s/>29 40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tranche_age_30-44</text:p>
          </table:table-cell>
          <table:table-cell table:style-name="ce21" office:value-type="float" office:value="8150" calcext:value-type="float">
            <text:p><text:s/>8 150 </text:p>
          </table:table-cell>
          <table:table-cell table:style-name="ce21" office:value-type="float" office:value="7985" calcext:value-type="float">
            <text:p><text:s/>7 985 </text:p>
          </table:table-cell>
          <table:table-cell table:style-name="ce21" office:value-type="float" office:value="17315" calcext:value-type="float">
            <text:p><text:s/>17 315 </text:p>
          </table:table-cell>
          <table:table-cell table:style-name="ce21" office:value-type="float" office:value="12150" calcext:value-type="float">
            <text:p><text:s/>12 150 </text:p>
          </table:table-cell>
          <table:table-cell table:style-name="ce21" office:value-type="float" office:value="11255" calcext:value-type="float">
            <text:p><text:s/>11 255 </text:p>
          </table:table-cell>
          <table:table-cell table:style-name="ce21" office:value-type="float" office:value="13780" calcext:value-type="float">
            <text:p><text:s/>13 780 </text:p>
          </table:table-cell>
          <table:table-cell table:style-name="ce21" office:value-type="float" office:value="11200" calcext:value-type="float">
            <text:p><text:s/>11 200 </text:p>
          </table:table-cell>
          <table:table-cell table:style-name="ce21" office:value-type="float" office:value="11545" calcext:value-type="float">
            <text:p><text:s/>11 545 </text:p>
          </table:table-cell>
          <table:table-cell table:style-name="ce21" office:value-type="float" office:value="11185" calcext:value-type="float">
            <text:p><text:s/>11 185 </text:p>
          </table:table-cell>
          <table:table-cell table:style-name="ce21" office:value-type="float" office:value="10240" calcext:value-type="float">
            <text:p><text:s/>10 240 </text:p>
          </table:table-cell>
          <table:table-cell table:style-name="ce21" office:value-type="float" office:value="12565" calcext:value-type="float">
            <text:p><text:s/>12 565 </text:p>
          </table:table-cell>
          <table:table-cell table:style-name="ce21" office:value-type="float" office:value="9780" calcext:value-type="float">
            <text:p><text:s/>9 780 </text:p>
          </table:table-cell>
          <table:table-cell table:style-name="ce21" office:value-type="float" office:value="14320" calcext:value-type="float">
            <text:p><text:s/>14 320 </text:p>
          </table:table-cell>
          <table:table-cell table:style-name="ce21" office:value-type="float" office:value="6010" calcext:value-type="float">
            <text:p><text:s/>6 010 </text:p>
          </table:table-cell>
          <table:table-cell table:style-name="ce21" office:value-type="float" office:value="14640" calcext:value-type="float">
            <text:p><text:s/>14 640 </text:p>
          </table:table-cell>
          <table:table-cell table:style-name="ce21" office:value-type="float" office:value="16205" calcext:value-type="float">
            <text:p><text:s/>16 205 </text:p>
          </table:table-cell>
          <table:table-cell table:style-name="ce21" office:value-type="float" office:value="13845" calcext:value-type="float">
            <text:p><text:s/>13 845 </text:p>
          </table:table-cell>
          <table:table-cell table:style-name="ce21" office:value-type="float" office:value="16180" calcext:value-type="float">
            <text:p><text:s/>16 180 </text:p>
          </table:table-cell>
          <table:table-cell table:style-name="ce21" office:value-type="float" office:value="15525" calcext:value-type="float">
            <text:p><text:s/>15 525 </text:p>
          </table:table-cell>
          <table:table-cell table:style-name="ce21" office:value-type="float" office:value="11950" calcext:value-type="float">
            <text:p><text:s/>11 950 </text:p>
          </table:table-cell>
          <table:table-cell table:style-name="ce21" office:value-type="float" office:value="13710" calcext:value-type="float">
            <text:p><text:s/>13 710 </text:p>
          </table:table-cell>
          <table:table-cell table:style-name="ce21" office:value-type="float" office:value="14315" calcext:value-type="float">
            <text:p><text:s/>14 315 </text:p>
          </table:table-cell>
          <table:table-cell table:style-name="ce21" office:value-type="float" office:value="11040" calcext:value-type="float">
            <text:p><text:s/>11 040 </text:p>
          </table:table-cell>
          <table:table-cell table:style-name="ce21" office:value-type="float" office:value="13650" calcext:value-type="float">
            <text:p><text:s/>13 650 </text:p>
          </table:table-cell>
          <table:table-cell table:style-name="ce21" office:value-type="float" office:value="16375" calcext:value-type="float">
            <text:p><text:s/>16 375 </text:p>
          </table:table-cell>
          <table:table-cell table:style-name="ce21" office:value-type="float" office:value="10095" calcext:value-type="float">
            <text:p><text:s/>10 095 </text:p>
          </table:table-cell>
          <table:table-cell table:style-name="ce21" office:value-type="float" office:value="14380" calcext:value-type="float">
            <text:p><text:s/>14 380 </text:p>
          </table:table-cell>
          <table:table-cell table:style-name="ce21" office:value-type="float" office:value="15430" calcext:value-type="float">
            <text:p><text:s/>15 430 </text:p>
          </table:table-cell>
          <table:table-cell table:style-name="ce21" office:value-type="float" office:value="9180" calcext:value-type="float">
            <text:p><text:s/>9 180 </text:p>
          </table:table-cell>
          <table:table-cell table:style-name="ce21" office:value-type="float" office:value="18580" calcext:value-type="float">
            <text:p><text:s/>18 580 </text:p>
          </table:table-cell>
          <table:table-cell table:style-name="ce21" office:value-type="float" office:value="12035" calcext:value-type="float">
            <text:p><text:s/>12 035 </text:p>
          </table:table-cell>
          <table:table-cell table:style-name="ce21" office:value-type="float" office:value="11850" calcext:value-type="float">
            <text:p><text:s/>11 850 </text:p>
          </table:table-cell>
          <table:table-cell table:style-name="ce21" office:value-type="float" office:value="9925" calcext:value-type="float">
            <text:p><text:s/>9 925 </text:p>
          </table:table-cell>
          <table:table-cell table:style-name="ce21" office:value-type="float" office:value="8745" calcext:value-type="float">
            <text:p><text:s/>8 745 </text:p>
          </table:table-cell>
          <table:table-cell table:style-name="ce21" office:value-type="float" office:value="14900" calcext:value-type="float">
            <text:p><text:s/>14 900 </text:p>
          </table:table-cell>
          <table:table-cell table:style-name="ce21" office:value-type="float" office:value="5520" calcext:value-type="float">
            <text:p><text:s/>5 520 </text:p>
          </table:table-cell>
          <table:table-cell table:style-name="ce21" office:value-type="float" office:value="14970" calcext:value-type="float">
            <text:p><text:s/>14 970 </text:p>
          </table:table-cell>
          <table:table-cell table:style-name="ce21" office:value-type="float" office:value="20195" calcext:value-type="float">
            <text:p><text:s/>20 195 </text:p>
          </table:table-cell>
          <table:table-cell table:style-name="ce21" office:value-type="float" office:value="11720" calcext:value-type="float">
            <text:p><text:s/>11 720 </text:p>
          </table:table-cell>
          <table:table-cell table:style-name="ce21" office:value-type="float" office:value="11920" calcext:value-type="float">
            <text:p><text:s/>11 920 </text:p>
          </table:table-cell>
          <table:table-cell table:style-name="ce21" office:value-type="float" office:value="19205" calcext:value-type="float">
            <text:p><text:s/>19 205 </text:p>
          </table:table-cell>
          <table:table-cell table:style-name="ce21" office:value-type="float" office:value="20605" calcext:value-type="float">
            <text:p><text:s/>20 605 </text:p>
          </table:table-cell>
          <table:table-cell table:style-name="ce21" office:value-type="float" office:value="10255" calcext:value-type="float">
            <text:p><text:s/>10 255 </text:p>
          </table:table-cell>
          <table:table-cell table:style-name="ce21" office:value-type="float" office:value="12935" calcext:value-type="float">
            <text:p><text:s/>12 935 </text:p>
          </table:table-cell>
          <table:table-cell table:style-name="ce21" office:value-type="float" office:value="1790" calcext:value-type="float">
            <text:p><text:s/>1 790 </text:p>
          </table:table-cell>
          <table:table-cell table:style-name="ce21" office:value-type="float" office:value="9460" calcext:value-type="float">
            <text:p><text:s/>9 460 </text:p>
          </table:table-cell>
          <table:table-cell table:style-name="ce21" office:value-type="float" office:value="13495" calcext:value-type="float">
            <text:p><text:s/>13 495 </text:p>
          </table:table-cell>
          <table:table-cell table:style-name="ce21" office:value-type="float" office:value="14580" calcext:value-type="float">
            <text:p><text:s/>14 580 </text:p>
          </table:table-cell>
          <table:table-cell table:style-name="ce21" office:value-type="float" office:value="13060" calcext:value-type="float">
            <text:p><text:s/>13 060 </text:p>
          </table:table-cell>
          <table:table-cell table:style-name="ce21" office:value-type="float" office:value="15875" calcext:value-type="float">
            <text:p><text:s/>15 875 </text:p>
          </table:table-cell>
          <table:table-cell table:style-name="ce21" office:value-type="float" office:value="12595" calcext:value-type="float">
            <text:p><text:s/>12 595 </text:p>
          </table:table-cell>
          <table:table-cell table:style-name="ce21" office:value-type="float" office:value="10165" calcext:value-type="float">
            <text:p><text:s/>10 165 </text:p>
          </table:table-cell>
          <table:table-cell table:style-name="ce21" office:value-type="float" office:value="18040" calcext:value-type="float">
            <text:p><text:s/>18 040 </text:p>
          </table:table-cell>
          <table:table-cell table:style-name="ce21" office:value-type="float" office:value="17025" calcext:value-type="float">
            <text:p><text:s/>17 025 </text:p>
          </table:table-cell>
          <table:table-cell table:style-name="ce21" office:value-type="float" office:value="13320" calcext:value-type="float">
            <text:p><text:s/>13 320 </text:p>
          </table:table-cell>
          <table:table-cell table:style-name="ce21" office:value-type="float" office:value="9470" calcext:value-type="float">
            <text:p><text:s/>9 470 </text:p>
          </table:table-cell>
          <table:table-cell table:style-name="ce21" office:value-type="float" office:value="9475" calcext:value-type="float">
            <text:p><text:s/>9 475 </text:p>
          </table:table-cell>
          <table:table-cell table:style-name="ce21" office:value-type="float" office:value="10165" calcext:value-type="float">
            <text:p><text:s/>10 165 </text:p>
          </table:table-cell>
          <table:table-cell table:style-name="ce21" office:value-type="float" office:value="14715" calcext:value-type="float">
            <text:p><text:s/>14 715 </text:p>
          </table:table-cell>
          <table:table-cell table:style-name="ce21" office:value-type="float" office:value="12085" calcext:value-type="float">
            <text:p><text:s/>12 085 </text:p>
          </table:table-cell>
          <table:table-cell table:style-name="ce21" office:value-type="float" office:value="21095" calcext:value-type="float">
            <text:p><text:s/>21 095 </text:p>
          </table:table-cell>
          <table:table-cell table:style-name="ce21" office:value-type="float" office:value="16405" calcext:value-type="float">
            <text:p><text:s/>16 405 </text:p>
          </table:table-cell>
          <table:table-cell table:style-name="ce21" office:value-type="float" office:value="11600" calcext:value-type="float">
            <text:p><text:s/>11 600 </text:p>
          </table:table-cell>
          <table:table-cell table:style-name="ce21" office:value-type="float" office:value="11920" calcext:value-type="float">
            <text:p><text:s/>11 920 </text:p>
          </table:table-cell>
          <table:table-cell table:style-name="ce21" office:value-type="float" office:value="11085" calcext:value-type="float">
            <text:p><text:s/>11 085 </text:p>
          </table:table-cell>
          <table:table-cell table:style-name="ce21" office:value-type="float" office:value="12830" calcext:value-type="float">
            <text:p><text:s/>12 830 </text:p>
          </table:table-cell>
          <table:table-cell table:style-name="ce21" office:value-type="float" office:value="9240" calcext:value-type="float">
            <text:p><text:s/>9 240 </text:p>
          </table:table-cell>
          <table:table-cell table:style-name="ce21" office:value-type="float" office:value="16485" calcext:value-type="float">
            <text:p><text:s/>16 485 </text:p>
          </table:table-cell>
          <table:table-cell table:style-name="ce21" office:value-type="float" office:value="15260" calcext:value-type="float">
            <text:p><text:s/>15 260 </text:p>
          </table:table-cell>
          <table:table-cell table:style-name="ce21" office:value-type="float" office:value="13430" calcext:value-type="float">
            <text:p><text:s/>13 430 </text:p>
          </table:table-cell>
          <table:table-cell table:style-name="ce21" office:value-type="float" office:value="10195" calcext:value-type="float">
            <text:p><text:s/>10 195 </text:p>
          </table:table-cell>
          <table:table-cell table:style-name="ce21" office:value-type="float" office:value="13475" calcext:value-type="float">
            <text:p><text:s/>13 475 </text:p>
          </table:table-cell>
          <table:table-cell table:style-name="ce21" office:value-type="float" office:value="8735" calcext:value-type="float">
            <text:p><text:s/>8 735 </text:p>
          </table:table-cell>
          <table:table-cell table:style-name="ce21" office:value-type="float" office:value="14675" calcext:value-type="float">
            <text:p><text:s/>14 675 </text:p>
          </table:table-cell>
          <table:table-cell table:style-name="ce21" office:value-type="float" office:value="8335" calcext:value-type="float">
            <text:p><text:s/>8 335 </text:p>
          </table:table-cell>
          <table:table-cell table:style-name="ce21" office:value-type="float" office:value="21160" calcext:value-type="float">
            <text:p><text:s/>21 160 </text:p>
          </table:table-cell>
          <table:table-cell table:style-name="ce21" office:value-type="float" office:value="10965" calcext:value-type="float">
            <text:p><text:s/>10 965 </text:p>
          </table:table-cell>
          <table:table-cell table:style-name="ce21" office:value-type="float" office:value="19230" calcext:value-type="float">
            <text:p><text:s/>19 230 </text:p>
          </table:table-cell>
          <table:table-cell table:style-name="ce21" office:value-type="float" office:value="10990" calcext:value-type="float">
            <text:p><text:s/>10 990 </text:p>
          </table:table-cell>
          <table:table-cell table:style-name="ce21" office:value-type="float" office:value="14970" calcext:value-type="float">
            <text:p><text:s/>14 970 </text:p>
          </table:table-cell>
          <table:table-cell table:style-name="ce21" office:value-type="float" office:value="19190" calcext:value-type="float">
            <text:p><text:s/>19 190 </text:p>
          </table:table-cell>
          <table:table-cell table:style-name="ce21" office:value-type="float" office:value="13175" calcext:value-type="float">
            <text:p><text:s/>13 175 </text:p>
          </table:table-cell>
          <table:table-cell table:style-name="ce21" office:value-type="float" office:value="9015" calcext:value-type="float">
            <text:p><text:s/>9 015 </text:p>
          </table:table-cell>
          <table:table-cell table:style-name="ce21" office:value-type="float" office:value="15830" calcext:value-type="float">
            <text:p><text:s/>15 830 </text:p>
          </table:table-cell>
          <table:table-cell table:style-name="ce21" office:value-type="float" office:value="8375" calcext:value-type="float">
            <text:p><text:s/>8 375 </text:p>
          </table:table-cell>
          <table:table-cell table:style-name="ce21" office:value-type="float" office:value="15700" calcext:value-type="float">
            <text:p><text:s/>15 700 </text:p>
          </table:table-cell>
          <table:table-cell table:style-name="ce21" office:value-type="float" office:value="10370" calcext:value-type="float">
            <text:p><text:s/>10 370 </text:p>
          </table:table-cell>
          <table:table-cell table:style-name="ce21" office:value-type="float" office:value="15745" calcext:value-type="float">
            <text:p><text:s/>15 745 </text:p>
          </table:table-cell>
          <table:table-cell table:style-name="ce21" office:value-type="float" office:value="10425" calcext:value-type="float">
            <text:p><text:s/>10 425 </text:p>
          </table:table-cell>
          <table:table-cell table:style-name="ce21" office:value-type="float" office:value="11385" calcext:value-type="float">
            <text:p><text:s/>11 385 </text:p>
          </table:table-cell>
          <table:table-cell table:style-name="ce21" office:value-type="float" office:value="6555" calcext:value-type="float">
            <text:p><text:s/>6 555 </text:p>
          </table:table-cell>
          <table:table-cell table:style-name="ce21" office:value-type="float" office:value="11765" calcext:value-type="float">
            <text:p><text:s/>11 765 </text:p>
          </table:table-cell>
          <table:table-cell table:style-name="ce21" office:value-type="float" office:value="9265" calcext:value-type="float">
            <text:p><text:s/>9 265 </text:p>
          </table:table-cell>
          <table:table-cell table:style-name="ce21" office:value-type="float" office:value="15540" calcext:value-type="float">
            <text:p><text:s/>15 540 </text:p>
          </table:table-cell>
          <table:table-cell table:style-name="ce21" office:value-type="float" office:value="10075" calcext:value-type="float">
            <text:p><text:s/>10 075 </text:p>
          </table:table-cell>
          <table:table-cell table:style-name="ce21" office:value-type="float" office:value="10145" calcext:value-type="float">
            <text:p><text:s/>10 145 </text:p>
          </table:table-cell>
          <table:table-cell table:style-name="ce21" office:value-type="float" office:value="13760" calcext:value-type="float">
            <text:p><text:s/>13 760 </text:p>
          </table:table-cell>
          <table:table-cell table:style-name="ce21" office:value-type="float" office:value="8900" calcext:value-type="float">
            <text:p><text:s/>8 900 </text:p>
          </table:table-cell>
          <table:table-cell table:style-name="ce21" office:value-type="float" office:value="18715" calcext:value-type="float">
            <text:p><text:s/>18 715 </text:p>
          </table:table-cell>
          <table:table-cell table:style-name="ce21" office:value-type="float" office:value="12280" calcext:value-type="float">
            <text:p><text:s/>12 280 </text:p>
          </table:table-cell>
          <table:table-cell table:style-name="ce21" office:value-type="float" office:value="10535" calcext:value-type="float">
            <text:p><text:s/>10 535 </text:p>
          </table:table-cell>
          <table:table-cell table:style-name="ce21" office:value-type="float" office:value="19110" calcext:value-type="float">
            <text:p><text:s/>19 110 </text:p>
          </table:table-cell>
          <table:table-cell table:style-name="ce21" office:value-type="float" office:value="13775" calcext:value-type="float">
            <text:p><text:s/>13 775 </text:p>
          </table:table-cell>
          <table:table-cell table:style-name="ce21" office:value-type="float" office:value="14295" calcext:value-type="float">
            <text:p><text:s/>14 295 </text:p>
          </table:table-cell>
          <table:table-cell table:style-name="ce21" office:value-type="float" office:value="24715" calcext:value-type="float">
            <text:p><text:s/>24 715 </text:p>
          </table:table-cell>
          <table:table-cell table:style-name="ce21" office:value-type="float" office:value="14270" calcext:value-type="float">
            <text:p><text:s/>14 270 </text:p>
          </table:table-cell>
          <table:table-cell table:style-name="ce21" office:value-type="float" office:value="15100" calcext:value-type="float">
            <text:p><text:s/>15 100 </text:p>
          </table:table-cell>
          <table:table-cell table:style-name="ce21" office:value-type="float" office:value="14565" calcext:value-type="float">
            <text:p><text:s/>14 565 </text:p>
          </table:table-cell>
          <table:table-cell table:style-name="ce21" office:value-type="float" office:value="19845" calcext:value-type="float">
            <text:p><text:s/>19 845 </text:p>
          </table:table-cell>
          <table:table-cell table:style-name="ce21" office:value-type="float" office:value="12385" calcext:value-type="float">
            <text:p><text:s/>12 385 </text:p>
          </table:table-cell>
          <table:table-cell table:style-name="ce21" office:value-type="float" office:value="12890" calcext:value-type="float">
            <text:p><text:s/>12 890 </text:p>
          </table:table-cell>
          <table:table-cell table:style-name="ce21" office:value-type="float" office:value="14945" calcext:value-type="float">
            <text:p><text:s/>14 945 </text:p>
          </table:table-cell>
          <table:table-cell table:style-name="ce21" office:value-type="float" office:value="14835" calcext:value-type="float">
            <text:p><text:s/>14 835 </text:p>
          </table:table-cell>
          <table:table-cell table:style-name="ce21" office:value-type="float" office:value="14005" calcext:value-type="float">
            <text:p><text:s/>14 005 </text:p>
          </table:table-cell>
          <table:table-cell table:style-name="ce21" office:value-type="float" office:value="15910" calcext:value-type="float">
            <text:p><text:s/>15 910 </text:p>
          </table:table-cell>
          <table:table-cell table:style-name="ce21" office:value-type="float" office:value="11825" calcext:value-type="float">
            <text:p><text:s/>11 825 </text:p>
          </table:table-cell>
          <table:table-cell table:style-name="ce21" office:value-type="float" office:value="8625" calcext:value-type="float">
            <text:p><text:s/>8 625 </text:p>
          </table:table-cell>
          <table:table-cell table:style-name="ce21" office:value-type="float" office:value="14730" calcext:value-type="float">
            <text:p><text:s/>14 730 </text:p>
          </table:table-cell>
          <table:table-cell table:style-name="ce21" office:value-type="float" office:value="14605" calcext:value-type="float">
            <text:p><text:s/>14 605 </text:p>
          </table:table-cell>
          <table:table-cell table:style-name="ce21" office:value-type="float" office:value="16680" calcext:value-type="float">
            <text:p><text:s/>16 680 </text:p>
          </table:table-cell>
          <table:table-cell table:style-name="ce21" office:value-type="float" office:value="16155" calcext:value-type="float">
            <text:p><text:s/>16 155 </text:p>
          </table:table-cell>
          <table:table-cell table:style-name="ce21" office:value-type="float" office:value="18880" calcext:value-type="float">
            <text:p><text:s/>18 880 </text:p>
          </table:table-cell>
          <table:table-cell table:style-name="ce21" office:value-type="float" office:value="15570" calcext:value-type="float">
            <text:p><text:s/>15 570 </text:p>
          </table:table-cell>
          <table:table-cell table:style-name="ce21" office:value-type="float" office:value="10540" calcext:value-type="float">
            <text:p><text:s/>10 540 </text:p>
          </table:table-cell>
          <table:table-cell table:style-name="ce21" office:value-type="float" office:value="19305" calcext:value-type="float">
            <text:p><text:s/>19 30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tranche_age_45-59</text:p>
          </table:table-cell>
          <table:table-cell table:style-name="ce21" office:value-type="float" office:value="8685" calcext:value-type="float">
            <text:p><text:s/>8 685 </text:p>
          </table:table-cell>
          <table:table-cell table:style-name="ce21" office:value-type="float" office:value="8755" calcext:value-type="float">
            <text:p><text:s/>8 755 </text:p>
          </table:table-cell>
          <table:table-cell table:style-name="ce21" office:value-type="float" office:value="15805" calcext:value-type="float">
            <text:p><text:s/>15 805 </text:p>
          </table:table-cell>
          <table:table-cell table:style-name="ce21" office:value-type="float" office:value="12300" calcext:value-type="float">
            <text:p><text:s/>12 300 </text:p>
          </table:table-cell>
          <table:table-cell table:style-name="ce21" office:value-type="float" office:value="13945" calcext:value-type="float">
            <text:p><text:s/>13 945 </text:p>
          </table:table-cell>
          <table:table-cell table:style-name="ce21" office:value-type="float" office:value="14360" calcext:value-type="float">
            <text:p><text:s/>14 360 </text:p>
          </table:table-cell>
          <table:table-cell table:style-name="ce21" office:value-type="float" office:value="10535" calcext:value-type="float">
            <text:p><text:s/>10 535 </text:p>
          </table:table-cell>
          <table:table-cell table:style-name="ce21" office:value-type="float" office:value="12340" calcext:value-type="float">
            <text:p><text:s/>12 340 </text:p>
          </table:table-cell>
          <table:table-cell table:style-name="ce21" office:value-type="float" office:value="11400" calcext:value-type="float">
            <text:p><text:s/>11 400 </text:p>
          </table:table-cell>
          <table:table-cell table:style-name="ce21" office:value-type="float" office:value="11090" calcext:value-type="float">
            <text:p><text:s/>11 090 </text:p>
          </table:table-cell>
          <table:table-cell table:style-name="ce21" office:value-type="float" office:value="15500" calcext:value-type="float">
            <text:p><text:s/>15 500 </text:p>
          </table:table-cell>
          <table:table-cell table:style-name="ce21" office:value-type="float" office:value="14310" calcext:value-type="float">
            <text:p><text:s/>14 310 </text:p>
          </table:table-cell>
          <table:table-cell table:style-name="ce21" office:value-type="float" office:value="18970" calcext:value-type="float">
            <text:p><text:s/>18 970 </text:p>
          </table:table-cell>
          <table:table-cell table:style-name="ce21" office:value-type="float" office:value="8225" calcext:value-type="float">
            <text:p><text:s/>8 225 </text:p>
          </table:table-cell>
          <table:table-cell table:style-name="ce21" office:value-type="float" office:value="15715" calcext:value-type="float">
            <text:p><text:s/>15 715 </text:p>
          </table:table-cell>
          <table:table-cell table:style-name="ce21" office:value-type="float" office:value="15480" calcext:value-type="float">
            <text:p><text:s/>15 480 </text:p>
          </table:table-cell>
          <table:table-cell table:style-name="ce21" office:value-type="float" office:value="16060" calcext:value-type="float">
            <text:p><text:s/>16 060 </text:p>
          </table:table-cell>
          <table:table-cell table:style-name="ce21" office:value-type="float" office:value="13675" calcext:value-type="float">
            <text:p><text:s/>13 675 </text:p>
          </table:table-cell>
          <table:table-cell table:style-name="ce21" office:value-type="float" office:value="14825" calcext:value-type="float">
            <text:p><text:s/>14 825 </text:p>
          </table:table-cell>
          <table:table-cell table:style-name="ce21" office:value-type="float" office:value="13760" calcext:value-type="float">
            <text:p><text:s/>13 760 </text:p>
          </table:table-cell>
          <table:table-cell table:style-name="ce21" office:value-type="float" office:value="15300" calcext:value-type="float">
            <text:p><text:s/>15 300 </text:p>
          </table:table-cell>
          <table:table-cell table:style-name="ce21" office:value-type="float" office:value="13715" calcext:value-type="float">
            <text:p><text:s/>13 715 </text:p>
          </table:table-cell>
          <table:table-cell table:style-name="ce21" office:value-type="float" office:value="13105" calcext:value-type="float">
            <text:p><text:s/>13 105 </text:p>
          </table:table-cell>
          <table:table-cell table:style-name="ce21" office:value-type="float" office:value="14295" calcext:value-type="float">
            <text:p><text:s/>14 295 </text:p>
          </table:table-cell>
          <table:table-cell table:style-name="ce21" office:value-type="float" office:value="16105" calcext:value-type="float">
            <text:p><text:s/>16 105 </text:p>
          </table:table-cell>
          <table:table-cell table:style-name="ce21" office:value-type="float" office:value="10045" calcext:value-type="float">
            <text:p><text:s/>10 045 </text:p>
          </table:table-cell>
          <table:table-cell table:style-name="ce21" office:value-type="float" office:value="16180" calcext:value-type="float">
            <text:p><text:s/>16 180 </text:p>
          </table:table-cell>
          <table:table-cell table:style-name="ce21" office:value-type="float" office:value="15955" calcext:value-type="float">
            <text:p><text:s/>15 955 </text:p>
          </table:table-cell>
          <table:table-cell table:style-name="ce21" office:value-type="float" office:value="12040" calcext:value-type="float">
            <text:p><text:s/>12 040 </text:p>
          </table:table-cell>
          <table:table-cell table:style-name="ce21" office:value-type="float" office:value="16190" calcext:value-type="float">
            <text:p><text:s/>16 190 </text:p>
          </table:table-cell>
          <table:table-cell table:style-name="ce21" office:value-type="float" office:value="13045" calcext:value-type="float">
            <text:p><text:s/>13 045 </text:p>
          </table:table-cell>
          <table:table-cell table:style-name="ce21" office:value-type="float" office:value="12865" calcext:value-type="float">
            <text:p><text:s/>12 865 </text:p>
          </table:table-cell>
          <table:table-cell table:style-name="ce21" office:value-type="float" office:value="9695" calcext:value-type="float">
            <text:p><text:s/>9 695 </text:p>
          </table:table-cell>
          <table:table-cell table:style-name="ce21" office:value-type="float" office:value="10235" calcext:value-type="float">
            <text:p><text:s/>10 235 </text:p>
          </table:table-cell>
          <table:table-cell table:style-name="ce21" office:value-type="float" office:value="18675" calcext:value-type="float">
            <text:p><text:s/>18 675 </text:p>
          </table:table-cell>
          <table:table-cell table:style-name="ce21" office:value-type="float" office:value="7405" calcext:value-type="float">
            <text:p><text:s/>7 405 </text:p>
          </table:table-cell>
          <table:table-cell table:style-name="ce21" office:value-type="float" office:value="18895" calcext:value-type="float">
            <text:p><text:s/>18 895 </text:p>
          </table:table-cell>
          <table:table-cell table:style-name="ce21" office:value-type="float" office:value="10200" calcext:value-type="float">
            <text:p><text:s/>10 200 </text:p>
          </table:table-cell>
          <table:table-cell table:style-name="ce21" office:value-type="float" office:value="12985" calcext:value-type="float">
            <text:p><text:s/>12 985 </text:p>
          </table:table-cell>
          <table:table-cell table:style-name="ce21" office:value-type="float" office:value="14160" calcext:value-type="float">
            <text:p><text:s/>14 160 </text:p>
          </table:table-cell>
          <table:table-cell table:style-name="ce21" office:value-type="float" office:value="9680" calcext:value-type="float">
            <text:p><text:s/>9 680 </text:p>
          </table:table-cell>
          <table:table-cell table:style-name="ce21" office:value-type="float" office:value="16335" calcext:value-type="float">
            <text:p><text:s/>16 335 </text:p>
          </table:table-cell>
          <table:table-cell table:style-name="ce21" office:value-type="float" office:value="11260" calcext:value-type="float">
            <text:p><text:s/>11 260 </text:p>
          </table:table-cell>
          <table:table-cell table:style-name="ce21" office:value-type="float" office:value="12290" calcext:value-type="float">
            <text:p><text:s/>12 290 </text:p>
          </table:table-cell>
          <table:table-cell table:style-name="ce21" office:value-type="float" office:value="2930" calcext:value-type="float">
            <text:p><text:s/>2 930 </text:p>
          </table:table-cell>
          <table:table-cell table:style-name="ce21" office:value-type="float" office:value="13320" calcext:value-type="float">
            <text:p><text:s/>13 320 </text:p>
          </table:table-cell>
          <table:table-cell table:style-name="ce21" office:value-type="float" office:value="9630" calcext:value-type="float">
            <text:p><text:s/>9 630 </text:p>
          </table:table-cell>
          <table:table-cell table:style-name="ce21" office:value-type="float" office:value="15925" calcext:value-type="float">
            <text:p><text:s/>15 925 </text:p>
          </table:table-cell>
          <table:table-cell table:style-name="ce21" office:value-type="float" office:value="9625" calcext:value-type="float">
            <text:p><text:s/>9 625 </text:p>
          </table:table-cell>
          <table:table-cell table:style-name="ce21" office:value-type="float" office:value="15405" calcext:value-type="float">
            <text:p><text:s/>15 405 </text:p>
          </table:table-cell>
          <table:table-cell table:style-name="ce21" office:value-type="float" office:value="12490" calcext:value-type="float">
            <text:p><text:s/>12 490 </text:p>
          </table:table-cell>
          <table:table-cell table:style-name="ce21" office:value-type="float" office:value="10330" calcext:value-type="float">
            <text:p><text:s/>10 330 </text:p>
          </table:table-cell>
          <table:table-cell table:style-name="ce21" office:value-type="float" office:value="15930" calcext:value-type="float">
            <text:p><text:s/>15 930 </text:p>
          </table:table-cell>
          <table:table-cell table:style-name="ce21" office:value-type="float" office:value="15685" calcext:value-type="float">
            <text:p><text:s/>15 685 </text:p>
          </table:table-cell>
          <table:table-cell table:style-name="ce21" office:value-type="float" office:value="14405" calcext:value-type="float">
            <text:p><text:s/>14 405 </text:p>
          </table:table-cell>
          <table:table-cell table:style-name="ce21" office:value-type="float" office:value="13120" calcext:value-type="float">
            <text:p><text:s/>13 120 </text:p>
          </table:table-cell>
          <table:table-cell table:style-name="ce21" office:value-type="float" office:value="10010" calcext:value-type="float">
            <text:p><text:s/>10 010 </text:p>
          </table:table-cell>
          <table:table-cell table:style-name="ce21" office:value-type="float" office:value="12640" calcext:value-type="float">
            <text:p><text:s/>12 640 </text:p>
          </table:table-cell>
          <table:table-cell table:style-name="ce21" office:value-type="float" office:value="14255" calcext:value-type="float">
            <text:p><text:s/>14 255 </text:p>
          </table:table-cell>
          <table:table-cell table:style-name="ce21" office:value-type="float" office:value="12285" calcext:value-type="float">
            <text:p><text:s/>12 285 </text:p>
          </table:table-cell>
          <table:table-cell table:style-name="ce21" office:value-type="float" office:value="12410" calcext:value-type="float">
            <text:p><text:s/>12 410 </text:p>
          </table:table-cell>
          <table:table-cell table:style-name="ce21" office:value-type="float" office:value="14815" calcext:value-type="float">
            <text:p><text:s/>14 815 </text:p>
          </table:table-cell>
          <table:table-cell table:style-name="ce21" office:value-type="float" office:value="13475" calcext:value-type="float">
            <text:p><text:s/>13 475 </text:p>
          </table:table-cell>
          <table:table-cell table:style-name="ce21" office:value-type="float" office:value="11925" calcext:value-type="float">
            <text:p><text:s/>11 925 </text:p>
          </table:table-cell>
          <table:table-cell table:style-name="ce21" office:value-type="float" office:value="11805" calcext:value-type="float">
            <text:p><text:s/>11 805 </text:p>
          </table:table-cell>
          <table:table-cell table:style-name="ce21" office:value-type="float" office:value="12995" calcext:value-type="float">
            <text:p><text:s/>12 995 </text:p>
          </table:table-cell>
          <table:table-cell table:style-name="ce21" office:value-type="float" office:value="11580" calcext:value-type="float">
            <text:p><text:s/>11 580 </text:p>
          </table:table-cell>
          <table:table-cell table:style-name="ce21" office:value-type="float" office:value="15880" calcext:value-type="float">
            <text:p><text:s/>15 880 </text:p>
          </table:table-cell>
          <table:table-cell table:style-name="ce21" office:value-type="float" office:value="11950" calcext:value-type="float">
            <text:p><text:s/>11 950 </text:p>
          </table:table-cell>
          <table:table-cell table:style-name="ce21" office:value-type="float" office:value="13555" calcext:value-type="float">
            <text:p><text:s/>13 555 </text:p>
          </table:table-cell>
          <table:table-cell table:style-name="ce21" office:value-type="float" office:value="11295" calcext:value-type="float">
            <text:p><text:s/>11 295 </text:p>
          </table:table-cell>
          <table:table-cell table:style-name="ce21" office:value-type="float" office:value="13715" calcext:value-type="float">
            <text:p><text:s/>13 715 </text:p>
          </table:table-cell>
          <table:table-cell table:style-name="ce21" office:value-type="float" office:value="10900" calcext:value-type="float">
            <text:p><text:s/>10 900 </text:p>
          </table:table-cell>
          <table:table-cell table:style-name="ce21" office:value-type="float" office:value="12575" calcext:value-type="float">
            <text:p><text:s/>12 575 </text:p>
          </table:table-cell>
          <table:table-cell table:style-name="ce21" office:value-type="float" office:value="9935" calcext:value-type="float">
            <text:p><text:s/>9 935 </text:p>
          </table:table-cell>
          <table:table-cell table:style-name="ce21" office:value-type="float" office:value="11215" calcext:value-type="float">
            <text:p><text:s/>11 215 </text:p>
          </table:table-cell>
          <table:table-cell table:style-name="ce21" office:value-type="float" office:value="13615" calcext:value-type="float">
            <text:p><text:s/>13 615 </text:p>
          </table:table-cell>
          <table:table-cell table:style-name="ce21" office:value-type="float" office:value="16700" calcext:value-type="float">
            <text:p><text:s/>16 700 </text:p>
          </table:table-cell>
          <table:table-cell table:style-name="ce21" office:value-type="float" office:value="14815" calcext:value-type="float">
            <text:p><text:s/>14 815 </text:p>
          </table:table-cell>
          <table:table-cell table:style-name="ce21" office:value-type="float" office:value="15300" calcext:value-type="float">
            <text:p><text:s/>15 300 </text:p>
          </table:table-cell>
          <table:table-cell table:style-name="ce21" office:value-type="float" office:value="16055" calcext:value-type="float">
            <text:p><text:s/>16 055 </text:p>
          </table:table-cell>
          <table:table-cell table:style-name="ce21" office:value-type="float" office:value="18400" calcext:value-type="float">
            <text:p><text:s/>18 400 </text:p>
          </table:table-cell>
          <table:table-cell table:style-name="ce21" office:value-type="float" office:value="9625" calcext:value-type="float">
            <text:p><text:s/>9 625 </text:p>
          </table:table-cell>
          <table:table-cell table:style-name="ce21" office:value-type="float" office:value="14410" calcext:value-type="float">
            <text:p><text:s/>14 410 </text:p>
          </table:table-cell>
          <table:table-cell table:style-name="ce21" office:value-type="float" office:value="11760" calcext:value-type="float">
            <text:p><text:s/>11 760 </text:p>
          </table:table-cell>
          <table:table-cell table:style-name="ce21" office:value-type="float" office:value="17090" calcext:value-type="float">
            <text:p><text:s/>17 090 </text:p>
          </table:table-cell>
          <table:table-cell table:style-name="ce21" office:value-type="float" office:value="11540" calcext:value-type="float">
            <text:p><text:s/>11 540 </text:p>
          </table:table-cell>
          <table:table-cell table:style-name="ce21" office:value-type="float" office:value="15900" calcext:value-type="float">
            <text:p><text:s/>15 900 </text:p>
          </table:table-cell>
          <table:table-cell table:style-name="ce21" office:value-type="float" office:value="10625" calcext:value-type="float">
            <text:p><text:s/>10 625 </text:p>
          </table:table-cell>
          <table:table-cell table:style-name="ce21" office:value-type="float" office:value="13210" calcext:value-type="float">
            <text:p><text:s/>13 210 </text:p>
          </table:table-cell>
          <table:table-cell table:style-name="ce21" office:value-type="float" office:value="8830" calcext:value-type="float">
            <text:p><text:s/>8 830 </text:p>
          </table:table-cell>
          <table:table-cell table:style-name="ce21" office:value-type="float" office:value="13565" calcext:value-type="float">
            <text:p><text:s/>13 565 </text:p>
          </table:table-cell>
          <table:table-cell table:style-name="ce21" office:value-type="float" office:value="10610" calcext:value-type="float">
            <text:p><text:s/>10 610 </text:p>
          </table:table-cell>
          <table:table-cell table:style-name="ce21" office:value-type="float" office:value="15935" calcext:value-type="float">
            <text:p><text:s/>15 935 </text:p>
          </table:table-cell>
          <table:table-cell table:style-name="ce21" office:value-type="float" office:value="10285" calcext:value-type="float">
            <text:p><text:s/>10 285 </text:p>
          </table:table-cell>
          <table:table-cell table:style-name="ce21" office:value-type="float" office:value="11965" calcext:value-type="float">
            <text:p><text:s/>11 965 </text:p>
          </table:table-cell>
          <table:table-cell table:style-name="ce21" office:value-type="float" office:value="15645" calcext:value-type="float">
            <text:p><text:s/>15 645 </text:p>
          </table:table-cell>
          <table:table-cell table:style-name="ce21" office:value-type="float" office:value="10355" calcext:value-type="float">
            <text:p><text:s/>10 355 </text:p>
          </table:table-cell>
          <table:table-cell table:style-name="ce21" office:value-type="float" office:value="13960" calcext:value-type="float">
            <text:p><text:s/>13 960 </text:p>
          </table:table-cell>
          <table:table-cell table:style-name="ce21" office:value-type="float" office:value="11495" calcext:value-type="float">
            <text:p><text:s/>11 495 </text:p>
          </table:table-cell>
          <table:table-cell table:style-name="ce21" office:value-type="float" office:value="11155" calcext:value-type="float">
            <text:p><text:s/>11 155 </text:p>
          </table:table-cell>
          <table:table-cell table:style-name="ce21" office:value-type="float" office:value="11020" calcext:value-type="float">
            <text:p><text:s/>11 020 </text:p>
          </table:table-cell>
          <table:table-cell table:style-name="ce21" office:value-type="float" office:value="17560" calcext:value-type="float">
            <text:p><text:s/>17 560 </text:p>
          </table:table-cell>
          <table:table-cell table:style-name="ce21" office:value-type="float" office:value="13465" calcext:value-type="float">
            <text:p><text:s/>13 465 </text:p>
          </table:table-cell>
          <table:table-cell table:style-name="ce21" office:value-type="float" office:value="14060" calcext:value-type="float">
            <text:p><text:s/>14 060 </text:p>
          </table:table-cell>
          <table:table-cell table:style-name="ce21" office:value-type="float" office:value="14455" calcext:value-type="float">
            <text:p><text:s/>14 455 </text:p>
          </table:table-cell>
          <table:table-cell table:style-name="ce21" office:value-type="float" office:value="15735" calcext:value-type="float">
            <text:p><text:s/>15 735 </text:p>
          </table:table-cell>
          <table:table-cell table:style-name="ce21" office:value-type="float" office:value="15065" calcext:value-type="float">
            <text:p><text:s/>15 065 </text:p>
          </table:table-cell>
          <table:table-cell table:style-name="ce21" office:value-type="float" office:value="18770" calcext:value-type="float">
            <text:p><text:s/>18 770 </text:p>
          </table:table-cell>
          <table:table-cell table:style-name="ce21" office:value-type="float" office:value="12405" calcext:value-type="float">
            <text:p><text:s/>12 405 </text:p>
          </table:table-cell>
          <table:table-cell table:style-name="ce21" office:value-type="float" office:value="11465" calcext:value-type="float">
            <text:p><text:s/>11 465 </text:p>
          </table:table-cell>
          <table:table-cell table:style-name="ce21" office:value-type="float" office:value="17200" calcext:value-type="float">
            <text:p><text:s/>17 200 </text:p>
          </table:table-cell>
          <table:table-cell table:style-name="ce21" office:value-type="float" office:value="14235" calcext:value-type="float">
            <text:p><text:s/>14 235 </text:p>
          </table:table-cell>
          <table:table-cell table:style-name="ce21" office:value-type="float" office:value="9915" calcext:value-type="float">
            <text:p><text:s/>9 915 </text:p>
          </table:table-cell>
          <table:table-cell table:style-name="ce21" office:value-type="float" office:value="17085" calcext:value-type="float">
            <text:p><text:s/>17 085 </text:p>
          </table:table-cell>
          <table:table-cell table:style-name="ce21" office:value-type="float" office:value="11600" calcext:value-type="float">
            <text:p><text:s/>11 600 </text:p>
          </table:table-cell>
          <table:table-cell table:style-name="ce21" office:value-type="float" office:value="7680" calcext:value-type="float">
            <text:p><text:s/>7 680 </text:p>
          </table:table-cell>
          <table:table-cell table:style-name="ce21" office:value-type="float" office:value="14825" calcext:value-type="float">
            <text:p><text:s/>14 825 </text:p>
          </table:table-cell>
          <table:table-cell table:style-name="ce21" office:value-type="float" office:value="14060" calcext:value-type="float">
            <text:p><text:s/>14 060 </text:p>
          </table:table-cell>
          <table:table-cell table:style-name="ce21" office:value-type="float" office:value="18515" calcext:value-type="float">
            <text:p><text:s/>18 515 </text:p>
          </table:table-cell>
          <table:table-cell table:style-name="ce21" office:value-type="float" office:value="17210" calcext:value-type="float">
            <text:p><text:s/>17 210 </text:p>
          </table:table-cell>
          <table:table-cell table:style-name="ce21" office:value-type="float" office:value="12715" calcext:value-type="float">
            <text:p><text:s/>12 715 </text:p>
          </table:table-cell>
          <table:table-cell table:style-name="ce21" office:value-type="float" office:value="13350" calcext:value-type="float">
            <text:p><text:s/>13 350 </text:p>
          </table:table-cell>
          <table:table-cell table:style-name="ce21" office:value-type="float" office:value="13555" calcext:value-type="float">
            <text:p><text:s/>13 555 </text:p>
          </table:table-cell>
          <table:table-cell table:style-name="ce21" office:value-type="float" office:value="11865" calcext:value-type="float">
            <text:p><text:s/>11 86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tranche_age_60-74</text:p>
          </table:table-cell>
          <table:table-cell table:style-name="ce21" office:value-type="float" office:value="8900" calcext:value-type="float">
            <text:p><text:s/>8 900 </text:p>
          </table:table-cell>
          <table:table-cell table:style-name="ce21" office:value-type="float" office:value="10090" calcext:value-type="float">
            <text:p><text:s/>10 090 </text:p>
          </table:table-cell>
          <table:table-cell table:style-name="ce21" office:value-type="float" office:value="11395" calcext:value-type="float">
            <text:p><text:s/>11 395 </text:p>
          </table:table-cell>
          <table:table-cell table:style-name="ce21" office:value-type="float" office:value="11140" calcext:value-type="float">
            <text:p><text:s/>11 140 </text:p>
          </table:table-cell>
          <table:table-cell table:style-name="ce21" office:value-type="float" office:value="15120" calcext:value-type="float">
            <text:p><text:s/>15 120 </text:p>
          </table:table-cell>
          <table:table-cell table:style-name="ce21" office:value-type="float" office:value="17200" calcext:value-type="float">
            <text:p><text:s/>17 200 </text:p>
          </table:table-cell>
          <table:table-cell table:style-name="ce21" office:value-type="float" office:value="11070" calcext:value-type="float">
            <text:p><text:s/>11 070 </text:p>
          </table:table-cell>
          <table:table-cell table:style-name="ce21" office:value-type="float" office:value="13600" calcext:value-type="float">
            <text:p><text:s/>13 600 </text:p>
          </table:table-cell>
          <table:table-cell table:style-name="ce21" office:value-type="float" office:value="13450" calcext:value-type="float">
            <text:p><text:s/>13 450 </text:p>
          </table:table-cell>
          <table:table-cell table:style-name="ce21" office:value-type="float" office:value="12415" calcext:value-type="float">
            <text:p><text:s/>12 415 </text:p>
          </table:table-cell>
          <table:table-cell table:style-name="ce21" office:value-type="float" office:value="19330" calcext:value-type="float">
            <text:p><text:s/>19 330 </text:p>
          </table:table-cell>
          <table:table-cell table:style-name="ce21" office:value-type="float" office:value="18840" calcext:value-type="float">
            <text:p><text:s/>18 840 </text:p>
          </table:table-cell>
          <table:table-cell table:style-name="ce21" office:value-type="float" office:value="12620" calcext:value-type="float">
            <text:p><text:s/>12 620 </text:p>
          </table:table-cell>
          <table:table-cell table:style-name="ce21" office:value-type="float" office:value="11255" calcext:value-type="float">
            <text:p><text:s/>11 255 </text:p>
          </table:table-cell>
          <table:table-cell table:style-name="ce21" office:value-type="float" office:value="14870" calcext:value-type="float">
            <text:p><text:s/>14 870 </text:p>
          </table:table-cell>
          <table:table-cell table:style-name="ce21" office:value-type="float" office:value="12315" calcext:value-type="float">
            <text:p><text:s/>12 315 </text:p>
          </table:table-cell>
          <table:table-cell table:style-name="ce21" office:value-type="float" office:value="19505" calcext:value-type="float">
            <text:p><text:s/>19 505 </text:p>
          </table:table-cell>
          <table:table-cell table:style-name="ce21" office:value-type="float" office:value="11930" calcext:value-type="float">
            <text:p><text:s/>11 930 </text:p>
          </table:table-cell>
          <table:table-cell table:style-name="ce21" office:value-type="float" office:value="10885" calcext:value-type="float">
            <text:p><text:s/>10 885 </text:p>
          </table:table-cell>
          <table:table-cell table:style-name="ce21" office:value-type="float" office:value="18625" calcext:value-type="float">
            <text:p><text:s/>18 625 </text:p>
          </table:table-cell>
          <table:table-cell table:style-name="ce21" office:value-type="float" office:value="13925" calcext:value-type="float">
            <text:p><text:s/>13 925 </text:p>
          </table:table-cell>
          <table:table-cell table:style-name="ce21" office:value-type="float" office:value="15210" calcext:value-type="float">
            <text:p><text:s/>15 210 </text:p>
          </table:table-cell>
          <table:table-cell table:style-name="ce21" office:value-type="float" office:value="16350" calcext:value-type="float">
            <text:p><text:s/>16 350 </text:p>
          </table:table-cell>
          <table:table-cell table:style-name="ce21" office:value-type="float" office:value="12135" calcext:value-type="float">
            <text:p><text:s/>12 135 </text:p>
          </table:table-cell>
          <table:table-cell table:style-name="ce21" office:value-type="float" office:value="13040" calcext:value-type="float">
            <text:p><text:s/>13 040 </text:p>
          </table:table-cell>
          <table:table-cell table:style-name="ce21" office:value-type="float" office:value="13430" calcext:value-type="float">
            <text:p><text:s/>13 430 </text:p>
          </table:table-cell>
          <table:table-cell table:style-name="ce21" office:value-type="float" office:value="15685" calcext:value-type="float">
            <text:p><text:s/>15 685 </text:p>
          </table:table-cell>
          <table:table-cell table:style-name="ce21" office:value-type="float" office:value="14235" calcext:value-type="float">
            <text:p><text:s/>14 235 </text:p>
          </table:table-cell>
          <table:table-cell table:style-name="ce21" office:value-type="float" office:value="16230" calcext:value-type="float">
            <text:p><text:s/>16 230 </text:p>
          </table:table-cell>
          <table:table-cell table:style-name="ce21" office:value-type="float" office:value="14155" calcext:value-type="float">
            <text:p><text:s/>14 155 </text:p>
          </table:table-cell>
          <table:table-cell table:style-name="ce21" office:value-type="float" office:value="12190" calcext:value-type="float">
            <text:p><text:s/>12 190 </text:p>
          </table:table-cell>
          <table:table-cell table:style-name="ce21" office:value-type="float" office:value="14290" calcext:value-type="float">
            <text:p><text:s/>14 290 </text:p>
          </table:table-cell>
          <table:table-cell table:style-name="ce21" office:value-type="float" office:value="12195" calcext:value-type="float">
            <text:p><text:s/>12 195 </text:p>
          </table:table-cell>
          <table:table-cell table:style-name="ce21" office:value-type="float" office:value="9000" calcext:value-type="float">
            <text:p><text:s/>9 000 </text:p>
          </table:table-cell>
          <table:table-cell table:style-name="ce21" office:value-type="float" office:value="11155" calcext:value-type="float">
            <text:p><text:s/>11 155 </text:p>
          </table:table-cell>
          <table:table-cell table:style-name="ce21" office:value-type="float" office:value="10430" calcext:value-type="float">
            <text:p><text:s/>10 430 </text:p>
          </table:table-cell>
          <table:table-cell table:style-name="ce21" office:value-type="float" office:value="16960" calcext:value-type="float">
            <text:p><text:s/>16 960 </text:p>
          </table:table-cell>
          <table:table-cell table:style-name="ce21" office:value-type="float" office:value="7335" calcext:value-type="float">
            <text:p><text:s/>7 335 </text:p>
          </table:table-cell>
          <table:table-cell table:style-name="ce21" office:value-type="float" office:value="15845" calcext:value-type="float">
            <text:p><text:s/>15 845 </text:p>
          </table:table-cell>
          <table:table-cell table:style-name="ce21" office:value-type="float" office:value="13060" calcext:value-type="float">
            <text:p><text:s/>13 060 </text:p>
          </table:table-cell>
          <table:table-cell table:style-name="ce21" office:value-type="float" office:value="7320" calcext:value-type="float">
            <text:p><text:s/>7 320 </text:p>
          </table:table-cell>
          <table:table-cell table:style-name="ce21" office:value-type="float" office:value="13100" calcext:value-type="float">
            <text:p><text:s/>13 100 </text:p>
          </table:table-cell>
          <table:table-cell table:style-name="ce21" office:value-type="float" office:value="11740" calcext:value-type="float">
            <text:p><text:s/>11 740 </text:p>
          </table:table-cell>
          <table:table-cell table:style-name="ce21" office:value-type="float" office:value="12460" calcext:value-type="float">
            <text:p><text:s/>12 460 </text:p>
          </table:table-cell>
          <table:table-cell table:style-name="ce21" office:value-type="float" office:value="3595" calcext:value-type="float">
            <text:p><text:s/>3 595 </text:p>
          </table:table-cell>
          <table:table-cell table:style-name="ce21" office:value-type="float" office:value="11680" calcext:value-type="float">
            <text:p><text:s/>11 680 </text:p>
          </table:table-cell>
          <table:table-cell table:style-name="ce21" office:value-type="float" office:value="11175" calcext:value-type="float">
            <text:p><text:s/>11 175 </text:p>
          </table:table-cell>
          <table:table-cell table:style-name="ce21" office:value-type="float" office:value="11520" calcext:value-type="float">
            <text:p><text:s/>11 520 </text:p>
          </table:table-cell>
          <table:table-cell table:style-name="ce21" office:value-type="float" office:value="11860" calcext:value-type="float">
            <text:p><text:s/>11 860 </text:p>
          </table:table-cell>
          <table:table-cell table:style-name="ce21" office:value-type="float" office:value="16160" calcext:value-type="float">
            <text:p><text:s/>16 160 </text:p>
          </table:table-cell>
          <table:table-cell table:style-name="ce21" office:value-type="float" office:value="16035" calcext:value-type="float">
            <text:p><text:s/>16 035 </text:p>
          </table:table-cell>
          <table:table-cell table:style-name="ce21" office:value-type="float" office:value="12915" calcext:value-type="float">
            <text:p><text:s/>12 915 </text:p>
          </table:table-cell>
          <table:table-cell table:style-name="ce21" office:value-type="float" office:value="12520" calcext:value-type="float">
            <text:p><text:s/>12 520 </text:p>
          </table:table-cell>
          <table:table-cell table:style-name="ce21" office:value-type="float" office:value="14100" calcext:value-type="float">
            <text:p><text:s/>14 100 </text:p>
          </table:table-cell>
          <table:table-cell table:style-name="ce21" office:value-type="float" office:value="10435" calcext:value-type="float">
            <text:p><text:s/>10 435 </text:p>
          </table:table-cell>
          <table:table-cell table:style-name="ce21" office:value-type="float" office:value="18380" calcext:value-type="float">
            <text:p><text:s/>18 380 </text:p>
          </table:table-cell>
          <table:table-cell table:style-name="ce21" office:value-type="float" office:value="12740" calcext:value-type="float">
            <text:p><text:s/>12 740 </text:p>
          </table:table-cell>
          <table:table-cell table:style-name="ce21" office:value-type="float" office:value="10265" calcext:value-type="float">
            <text:p><text:s/>10 265 </text:p>
          </table:table-cell>
          <table:table-cell table:style-name="ce21" office:value-type="float" office:value="13755" calcext:value-type="float">
            <text:p><text:s/>13 755 </text:p>
          </table:table-cell>
          <table:table-cell table:style-name="ce21" office:value-type="float" office:value="10640" calcext:value-type="float">
            <text:p><text:s/>10 640 </text:p>
          </table:table-cell>
          <table:table-cell table:style-name="ce21" office:value-type="float" office:value="8985" calcext:value-type="float">
            <text:p><text:s/>8 985 </text:p>
          </table:table-cell>
          <table:table-cell table:style-name="ce21" office:value-type="float" office:value="12945" calcext:value-type="float">
            <text:p><text:s/>12 945 </text:p>
          </table:table-cell>
          <table:table-cell table:style-name="ce21" office:value-type="float" office:value="18755" calcext:value-type="float">
            <text:p><text:s/>18 755 </text:p>
          </table:table-cell>
          <table:table-cell table:style-name="ce21" office:value-type="float" office:value="8400" calcext:value-type="float">
            <text:p><text:s/>8 400 </text:p>
          </table:table-cell>
          <table:table-cell table:style-name="ce21" office:value-type="float" office:value="14300" calcext:value-type="float">
            <text:p><text:s/>14 300 </text:p>
          </table:table-cell>
          <table:table-cell table:style-name="ce21" office:value-type="float" office:value="16415" calcext:value-type="float">
            <text:p><text:s/>16 415 </text:p>
          </table:table-cell>
          <table:table-cell table:style-name="ce21" office:value-type="float" office:value="14330" calcext:value-type="float">
            <text:p><text:s/>14 330 </text:p>
          </table:table-cell>
          <table:table-cell table:style-name="ce21" office:value-type="float" office:value="13545" calcext:value-type="float">
            <text:p><text:s/>13 545 </text:p>
          </table:table-cell>
          <table:table-cell table:style-name="ce21" office:value-type="float" office:value="11630" calcext:value-type="float">
            <text:p><text:s/>11 630 </text:p>
          </table:table-cell>
          <table:table-cell table:style-name="ce21" office:value-type="float" office:value="11430" calcext:value-type="float">
            <text:p><text:s/>11 430 </text:p>
          </table:table-cell>
          <table:table-cell table:style-name="ce21" office:value-type="float" office:value="13780" calcext:value-type="float">
            <text:p><text:s/>13 780 </text:p>
          </table:table-cell>
          <table:table-cell table:style-name="ce21" office:value-type="float" office:value="10625" calcext:value-type="float">
            <text:p><text:s/>10 625 </text:p>
          </table:table-cell>
          <table:table-cell table:style-name="ce21" office:value-type="float" office:value="15565" calcext:value-type="float">
            <text:p><text:s/>15 565 </text:p>
          </table:table-cell>
          <table:table-cell table:style-name="ce21" office:value-type="float" office:value="11770" calcext:value-type="float">
            <text:p><text:s/>11 770 </text:p>
          </table:table-cell>
          <table:table-cell table:style-name="ce21" office:value-type="float" office:value="12420" calcext:value-type="float">
            <text:p><text:s/>12 420 </text:p>
          </table:table-cell>
          <table:table-cell table:style-name="ce21" office:value-type="float" office:value="7660" calcext:value-type="float">
            <text:p><text:s/>7 660 </text:p>
          </table:table-cell>
          <table:table-cell table:style-name="ce21" office:value-type="float" office:value="10080" calcext:value-type="float">
            <text:p><text:s/>10 080 </text:p>
          </table:table-cell>
          <table:table-cell table:style-name="ce21" office:value-type="float" office:value="12450" calcext:value-type="float">
            <text:p><text:s/>12 450 </text:p>
          </table:table-cell>
          <table:table-cell table:style-name="ce21" office:value-type="float" office:value="13900" calcext:value-type="float">
            <text:p><text:s/>13 900 </text:p>
          </table:table-cell>
          <table:table-cell table:style-name="ce21" office:value-type="float" office:value="15075" calcext:value-type="float">
            <text:p><text:s/>15 075 </text:p>
          </table:table-cell>
          <table:table-cell table:style-name="ce21" office:value-type="float" office:value="12215" calcext:value-type="float">
            <text:p><text:s/>12 215 </text:p>
          </table:table-cell>
          <table:table-cell table:style-name="ce21" office:value-type="float" office:value="14675" calcext:value-type="float">
            <text:p><text:s/>14 675 </text:p>
          </table:table-cell>
          <table:table-cell table:style-name="ce21" office:value-type="float" office:value="11660" calcext:value-type="float">
            <text:p><text:s/>11 660 </text:p>
          </table:table-cell>
          <table:table-cell table:style-name="ce21" office:value-type="float" office:value="11040" calcext:value-type="float">
            <text:p><text:s/>11 040 </text:p>
          </table:table-cell>
          <table:table-cell table:style-name="ce21" office:value-type="float" office:value="15670" calcext:value-type="float">
            <text:p><text:s/>15 670 </text:p>
          </table:table-cell>
          <table:table-cell table:style-name="ce21" office:value-type="float" office:value="16655" calcext:value-type="float">
            <text:p><text:s/>16 655 </text:p>
          </table:table-cell>
          <table:table-cell table:style-name="ce21" office:value-type="float" office:value="11340" calcext:value-type="float">
            <text:p><text:s/>11 340 </text:p>
          </table:table-cell>
          <table:table-cell table:style-name="ce21" office:value-type="float" office:value="13690" calcext:value-type="float">
            <text:p><text:s/>13 690 </text:p>
          </table:table-cell>
          <table:table-cell table:style-name="ce21" office:value-type="float" office:value="12715" calcext:value-type="float">
            <text:p><text:s/>12 715 </text:p>
          </table:table-cell>
          <table:table-cell table:style-name="ce21" office:value-type="float" office:value="13665" calcext:value-type="float">
            <text:p><text:s/>13 665 </text:p>
          </table:table-cell>
          <table:table-cell table:style-name="ce21" office:value-type="float" office:value="9740" calcext:value-type="float">
            <text:p><text:s/>9 740 </text:p>
          </table:table-cell>
          <table:table-cell table:style-name="ce21" office:value-type="float" office:value="13805" calcext:value-type="float">
            <text:p><text:s/>13 805 </text:p>
          </table:table-cell>
          <table:table-cell table:style-name="ce21" office:value-type="float" office:value="14040" calcext:value-type="float">
            <text:p><text:s/>14 040 </text:p>
          </table:table-cell>
          <table:table-cell table:style-name="ce21" office:value-type="float" office:value="16415" calcext:value-type="float">
            <text:p><text:s/>16 415 </text:p>
          </table:table-cell>
          <table:table-cell table:style-name="ce21" office:value-type="float" office:value="13905" calcext:value-type="float">
            <text:p><text:s/>13 905 </text:p>
          </table:table-cell>
          <table:table-cell table:style-name="ce21" office:value-type="float" office:value="16325" calcext:value-type="float">
            <text:p><text:s/>16 325 </text:p>
          </table:table-cell>
          <table:table-cell table:style-name="ce21" office:value-type="float" office:value="13960" calcext:value-type="float">
            <text:p><text:s/>13 960 </text:p>
          </table:table-cell>
          <table:table-cell table:style-name="ce21" office:value-type="float" office:value="14095" calcext:value-type="float">
            <text:p><text:s/>14 095 </text:p>
          </table:table-cell>
          <table:table-cell table:style-name="ce21" office:value-type="float" office:value="12605" calcext:value-type="float">
            <text:p><text:s/>12 605 </text:p>
          </table:table-cell>
          <table:table-cell table:style-name="ce21" office:value-type="float" office:value="10285" calcext:value-type="float">
            <text:p><text:s/>10 285 </text:p>
          </table:table-cell>
          <table:table-cell table:style-name="ce21" office:value-type="float" office:value="11800" calcext:value-type="float">
            <text:p><text:s/>11 800 </text:p>
          </table:table-cell>
          <table:table-cell table:style-name="ce21" office:value-type="float" office:value="8855" calcext:value-type="float">
            <text:p><text:s/>8 855 </text:p>
          </table:table-cell>
          <table:table-cell table:style-name="ce21" office:value-type="float" office:value="11730" calcext:value-type="float">
            <text:p><text:s/>11 730 </text:p>
          </table:table-cell>
          <table:table-cell table:style-name="ce21" office:value-type="float" office:value="15460" calcext:value-type="float">
            <text:p><text:s/>15 460 </text:p>
          </table:table-cell>
          <table:table-cell table:style-name="ce21" office:value-type="float" office:value="11355" calcext:value-type="float">
            <text:p><text:s/>11 355 </text:p>
          </table:table-cell>
          <table:table-cell table:style-name="ce21" office:value-type="float" office:value="15560" calcext:value-type="float">
            <text:p><text:s/>15 560 </text:p>
          </table:table-cell>
          <table:table-cell table:style-name="ce21" office:value-type="float" office:value="15665" calcext:value-type="float">
            <text:p><text:s/>15 665 </text:p>
          </table:table-cell>
          <table:table-cell table:style-name="ce21" office:value-type="float" office:value="16650" calcext:value-type="float">
            <text:p><text:s/>16 650 </text:p>
          </table:table-cell>
          <table:table-cell table:style-name="ce21" office:value-type="float" office:value="12720" calcext:value-type="float">
            <text:p><text:s/>12 720 </text:p>
          </table:table-cell>
          <table:table-cell table:style-name="ce21" office:value-type="float" office:value="9325" calcext:value-type="float">
            <text:p><text:s/>9 325 </text:p>
          </table:table-cell>
          <table:table-cell table:style-name="ce21" office:value-type="float" office:value="13160" calcext:value-type="float">
            <text:p><text:s/>13 160 </text:p>
          </table:table-cell>
          <table:table-cell table:style-name="ce21" office:value-type="float" office:value="14140" calcext:value-type="float">
            <text:p><text:s/>14 140 </text:p>
          </table:table-cell>
          <table:table-cell table:style-name="ce21" office:value-type="float" office:value="13760" calcext:value-type="float">
            <text:p><text:s/>13 760 </text:p>
          </table:table-cell>
          <table:table-cell table:style-name="ce21" office:value-type="float" office:value="13425" calcext:value-type="float">
            <text:p><text:s/>13 425 </text:p>
          </table:table-cell>
          <table:table-cell table:style-name="ce21" office:value-type="float" office:value="13705" calcext:value-type="float">
            <text:p><text:s/>13 705 </text:p>
          </table:table-cell>
          <table:table-cell table:style-name="ce21" office:value-type="float" office:value="15440" calcext:value-type="float">
            <text:p><text:s/>15 440 </text:p>
          </table:table-cell>
          <table:table-cell table:style-name="ce21" office:value-type="float" office:value="5005" calcext:value-type="float">
            <text:p><text:s/>5 005 </text:p>
          </table:table-cell>
          <table:table-cell table:style-name="ce21" office:value-type="float" office:value="12875" calcext:value-type="float">
            <text:p><text:s/>12 875 </text:p>
          </table:table-cell>
          <table:table-cell table:style-name="ce21" office:value-type="float" office:value="15995" calcext:value-type="float">
            <text:p><text:s/>15 995 </text:p>
          </table:table-cell>
          <table:table-cell table:style-name="ce21" office:value-type="float" office:value="13745" calcext:value-type="float">
            <text:p><text:s/>13 745 </text:p>
          </table:table-cell>
          <table:table-cell table:style-name="ce21" office:value-type="float" office:value="13710" calcext:value-type="float">
            <text:p><text:s/>13 710 </text:p>
          </table:table-cell>
          <table:table-cell table:style-name="ce21" office:value-type="float" office:value="11440" calcext:value-type="float">
            <text:p><text:s/>11 440 </text:p>
          </table:table-cell>
          <table:table-cell table:style-name="ce21" office:value-type="float" office:value="9380" calcext:value-type="float">
            <text:p><text:s/>9 380 </text:p>
          </table:table-cell>
          <table:table-cell table:style-name="ce21" office:value-type="float" office:value="10825" calcext:value-type="float">
            <text:p><text:s/>10 825 </text:p>
          </table:table-cell>
          <table:table-cell table:style-name="ce21" office:value-type="float" office:value="11410" calcext:value-type="float">
            <text:p><text:s/>11 41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tranche_age_75-plus</text:p>
          </table:table-cell>
          <table:table-cell table:style-name="ce21" office:value-type="float" office:value="3385" calcext:value-type="float">
            <text:p><text:s/>3 385 </text:p>
          </table:table-cell>
          <table:table-cell table:style-name="ce21" office:value-type="float" office:value="3845" calcext:value-type="float">
            <text:p><text:s/>3 845 </text:p>
          </table:table-cell>
          <table:table-cell table:style-name="ce21" office:value-type="float" office:value="8355" calcext:value-type="float">
            <text:p><text:s/>8 355 </text:p>
          </table:table-cell>
          <table:table-cell table:style-name="ce21" office:value-type="float" office:value="7175" calcext:value-type="float">
            <text:p><text:s/>7 175 </text:p>
          </table:table-cell>
          <table:table-cell table:style-name="ce21" office:value-type="float" office:value="5415" calcext:value-type="float">
            <text:p><text:s/>5 415 </text:p>
          </table:table-cell>
          <table:table-cell table:style-name="ce21" office:value-type="float" office:value="9025" calcext:value-type="float">
            <text:p><text:s/>9 025 </text:p>
          </table:table-cell>
          <table:table-cell table:style-name="ce21" office:value-type="float" office:value="4905" calcext:value-type="float">
            <text:p><text:s/>4 905 </text:p>
          </table:table-cell>
          <table:table-cell table:style-name="ce21" office:value-type="float" office:value="5870" calcext:value-type="float">
            <text:p><text:s/>5 870 </text:p>
          </table:table-cell>
          <table:table-cell table:style-name="ce21" office:value-type="float" office:value="6225" calcext:value-type="float">
            <text:p><text:s/>6 225 </text:p>
          </table:table-cell>
          <table:table-cell table:style-name="ce21" office:value-type="float" office:value="5535" calcext:value-type="float">
            <text:p><text:s/>5 535 </text:p>
          </table:table-cell>
          <table:table-cell table:style-name="ce21" office:value-type="float" office:value="7025" calcext:value-type="float">
            <text:p><text:s/>7 025 </text:p>
          </table:table-cell>
          <table:table-cell table:style-name="ce21" office:value-type="float" office:value="6665" calcext:value-type="float">
            <text:p><text:s/>6 665 </text:p>
          </table:table-cell>
          <table:table-cell table:style-name="ce21" office:value-type="float" office:value="4705" calcext:value-type="float">
            <text:p><text:s/>4 705 </text:p>
          </table:table-cell>
          <table:table-cell table:style-name="ce21" office:value-type="float" office:value="5145" calcext:value-type="float">
            <text:p><text:s/>5 145 </text:p>
          </table:table-cell>
          <table:table-cell table:style-name="ce21" office:value-type="float" office:value="6505" calcext:value-type="float">
            <text:p><text:s/>6 505 </text:p>
          </table:table-cell>
          <table:table-cell table:style-name="ce21" office:value-type="float" office:value="7220" calcext:value-type="float">
            <text:p><text:s/>7 220 </text:p>
          </table:table-cell>
          <table:table-cell table:style-name="ce21" office:value-type="float" office:value="7800" calcext:value-type="float">
            <text:p><text:s/>7 800 </text:p>
          </table:table-cell>
          <table:table-cell table:style-name="ce21" office:value-type="float" office:value="6640" calcext:value-type="float">
            <text:p><text:s/>6 640 </text:p>
          </table:table-cell>
          <table:table-cell table:style-name="ce21" office:value-type="float" office:value="4270" calcext:value-type="float">
            <text:p><text:s/>4 270 </text:p>
          </table:table-cell>
          <table:table-cell table:style-name="ce21" office:value-type="float" office:value="8490" calcext:value-type="float">
            <text:p><text:s/>8 490 </text:p>
          </table:table-cell>
          <table:table-cell table:style-name="ce21" office:value-type="float" office:value="6140" calcext:value-type="float">
            <text:p><text:s/>6 140 </text:p>
          </table:table-cell>
          <table:table-cell table:style-name="ce21" office:value-type="float" office:value="8620" calcext:value-type="float">
            <text:p><text:s/>8 620 </text:p>
          </table:table-cell>
          <table:table-cell table:style-name="ce21" office:value-type="float" office:value="7295" calcext:value-type="float">
            <text:p><text:s/>7 295 </text:p>
          </table:table-cell>
          <table:table-cell table:style-name="ce21" office:value-type="float" office:value="5770" calcext:value-type="float">
            <text:p><text:s/>5 770 </text:p>
          </table:table-cell>
          <table:table-cell table:style-name="ce21" office:value-type="float" office:value="4275" calcext:value-type="float">
            <text:p><text:s/>4 275 </text:p>
          </table:table-cell>
          <table:table-cell table:style-name="ce21" office:value-type="float" office:value="6935" calcext:value-type="float">
            <text:p><text:s/>6 935 </text:p>
          </table:table-cell>
          <table:table-cell table:style-name="ce21" office:value-type="float" office:value="11240" calcext:value-type="float">
            <text:p><text:s/>11 240 </text:p>
          </table:table-cell>
          <table:table-cell table:style-name="ce21" office:value-type="float" office:value="4370" calcext:value-type="float">
            <text:p><text:s/>4 370 </text:p>
          </table:table-cell>
          <table:table-cell table:style-name="ce21" office:value-type="float" office:value="7750" calcext:value-type="float">
            <text:p><text:s/>7 750 </text:p>
          </table:table-cell>
          <table:table-cell table:style-name="ce21" office:value-type="float" office:value="9315" calcext:value-type="float">
            <text:p><text:s/>9 315 </text:p>
          </table:table-cell>
          <table:table-cell table:style-name="ce21" office:value-type="float" office:value="5415" calcext:value-type="float">
            <text:p><text:s/>5 415 </text:p>
          </table:table-cell>
          <table:table-cell table:style-name="ce21" office:value-type="float" office:value="7130" calcext:value-type="float">
            <text:p><text:s/>7 130 </text:p>
          </table:table-cell>
          <table:table-cell table:style-name="ce21" office:value-type="float" office:value="4020" calcext:value-type="float">
            <text:p><text:s/>4 020 </text:p>
          </table:table-cell>
          <table:table-cell table:style-name="ce21" office:value-type="float" office:value="3725" calcext:value-type="float">
            <text:p><text:s/>3 725 </text:p>
          </table:table-cell>
          <table:table-cell table:style-name="ce21" office:value-type="float" office:value="5290" calcext:value-type="float">
            <text:p><text:s/>5 290 </text:p>
          </table:table-cell>
          <table:table-cell table:style-name="ce21" office:value-type="float" office:value="4080" calcext:value-type="float">
            <text:p><text:s/>4 080 </text:p>
          </table:table-cell>
          <table:table-cell table:style-name="ce21" office:value-type="float" office:value="5075" calcext:value-type="float">
            <text:p><text:s/>5 075 </text:p>
          </table:table-cell>
          <table:table-cell table:style-name="ce21" office:value-type="float" office:value="2715" calcext:value-type="float">
            <text:p><text:s/>2 715 </text:p>
          </table:table-cell>
          <table:table-cell table:style-name="ce21" office:value-type="float" office:value="7835" calcext:value-type="float">
            <text:p><text:s/>7 835 </text:p>
          </table:table-cell>
          <table:table-cell table:style-name="ce21" office:value-type="float" office:value="6470" calcext:value-type="float">
            <text:p><text:s/>6 470 </text:p>
          </table:table-cell>
          <table:table-cell table:style-name="ce21" office:value-type="float" office:value="2740" calcext:value-type="float">
            <text:p><text:s/>2 740 </text:p>
          </table:table-cell>
          <table:table-cell table:style-name="ce21" office:value-type="float" office:value="6165" calcext:value-type="float">
            <text:p><text:s/>6 165 </text:p>
          </table:table-cell>
          <table:table-cell table:style-name="ce21" office:value-type="float" office:value="4600" calcext:value-type="float">
            <text:p><text:s/>4 600 </text:p>
          </table:table-cell>
          <table:table-cell table:style-name="ce21" office:value-type="float" office:value="4775" calcext:value-type="float">
            <text:p><text:s/>4 775 </text:p>
          </table:table-cell>
          <table:table-cell table:style-name="ce21" office:value-type="float" office:value="1345" calcext:value-type="float">
            <text:p><text:s/>1 345 </text:p>
          </table:table-cell>
          <table:table-cell table:style-name="ce21" office:value-type="float" office:value="8200" calcext:value-type="float">
            <text:p><text:s/>8 200 </text:p>
          </table:table-cell>
          <table:table-cell table:style-name="ce21" office:value-type="float" office:value="6910" calcext:value-type="float">
            <text:p><text:s/>6 910 </text:p>
          </table:table-cell>
          <table:table-cell table:style-name="ce21" office:value-type="float" office:value="9415" calcext:value-type="float">
            <text:p><text:s/>9 415 </text:p>
          </table:table-cell>
          <table:table-cell table:style-name="ce21" office:value-type="float" office:value="8405" calcext:value-type="float">
            <text:p><text:s/>8 405 </text:p>
          </table:table-cell>
          <table:table-cell table:style-name="ce21" office:value-type="float" office:value="5620" calcext:value-type="float">
            <text:p><text:s/>5 620 </text:p>
          </table:table-cell>
          <table:table-cell table:style-name="ce21" office:value-type="float" office:value="8550" calcext:value-type="float">
            <text:p><text:s/>8 550 </text:p>
          </table:table-cell>
          <table:table-cell table:style-name="ce21" office:value-type="float" office:value="5965" calcext:value-type="float">
            <text:p><text:s/>5 965 </text:p>
          </table:table-cell>
          <table:table-cell table:style-name="ce21" office:value-type="float" office:value="5275" calcext:value-type="float">
            <text:p><text:s/>5 275 </text:p>
          </table:table-cell>
          <table:table-cell table:style-name="ce21" office:value-type="float" office:value="7990" calcext:value-type="float">
            <text:p><text:s/>7 990 </text:p>
          </table:table-cell>
          <table:table-cell table:style-name="ce21" office:value-type="float" office:value="4430" calcext:value-type="float">
            <text:p><text:s/>4 430 </text:p>
          </table:table-cell>
          <table:table-cell table:style-name="ce21" office:value-type="float" office:value="6775" calcext:value-type="float">
            <text:p><text:s/>6 775 </text:p>
          </table:table-cell>
          <table:table-cell table:style-name="ce21" office:value-type="float" office:value="5445" calcext:value-type="float">
            <text:p><text:s/>5 445 </text:p>
          </table:table-cell>
          <table:table-cell table:style-name="ce21" office:value-type="float" office:value="4925" calcext:value-type="float">
            <text:p><text:s/>4 925 </text:p>
          </table:table-cell>
          <table:table-cell table:style-name="ce21" office:value-type="float" office:value="7800" calcext:value-type="float">
            <text:p><text:s/>7 800 </text:p>
          </table:table-cell>
          <table:table-cell table:style-name="ce21" office:value-type="float" office:value="3980" calcext:value-type="float">
            <text:p><text:s/>3 980 </text:p>
          </table:table-cell>
          <table:table-cell table:style-name="ce21" office:value-type="float" office:value="4450" calcext:value-type="float">
            <text:p><text:s/>4 450 </text:p>
          </table:table-cell>
          <table:table-cell table:style-name="ce21" office:value-type="float" office:value="8470" calcext:value-type="float">
            <text:p><text:s/>8 470 </text:p>
          </table:table-cell>
          <table:table-cell table:style-name="ce21" office:value-type="float" office:value="8810" calcext:value-type="float">
            <text:p><text:s/>8 810 </text:p>
          </table:table-cell>
          <table:table-cell table:style-name="ce21" office:value-type="float" office:value="2625" calcext:value-type="float">
            <text:p><text:s/>2 625 </text:p>
          </table:table-cell>
          <table:table-cell table:style-name="ce21" office:value-type="float" office:value="7710" calcext:value-type="float">
            <text:p><text:s/>7 710 </text:p>
          </table:table-cell>
          <table:table-cell table:style-name="ce21" office:value-type="float" office:value="8270" calcext:value-type="float">
            <text:p><text:s/>8 270 </text:p>
          </table:table-cell>
          <table:table-cell table:style-name="ce21" office:value-type="float" office:value="6555" calcext:value-type="float">
            <text:p><text:s/>6 555 </text:p>
          </table:table-cell>
          <table:table-cell table:style-name="ce21" office:value-type="float" office:value="8210" calcext:value-type="float">
            <text:p><text:s/>8 210 </text:p>
          </table:table-cell>
          <table:table-cell table:style-name="ce21" office:value-type="float" office:value="4940" calcext:value-type="float">
            <text:p><text:s/>4 940 </text:p>
          </table:table-cell>
          <table:table-cell table:style-name="ce21" office:value-type="float" office:value="5850" calcext:value-type="float">
            <text:p><text:s/>5 850 </text:p>
          </table:table-cell>
          <table:table-cell table:style-name="ce21" office:value-type="float" office:value="5480" calcext:value-type="float">
            <text:p><text:s/>5 480 </text:p>
          </table:table-cell>
          <table:table-cell table:style-name="ce21" office:value-type="float" office:value="4585" calcext:value-type="float">
            <text:p><text:s/>4 585 </text:p>
          </table:table-cell>
          <table:table-cell table:style-name="ce21" office:value-type="float" office:value="6330" calcext:value-type="float">
            <text:p><text:s/>6 330 </text:p>
          </table:table-cell>
          <table:table-cell table:style-name="ce21" office:value-type="float" office:value="7175" calcext:value-type="float">
            <text:p><text:s/>7 175 </text:p>
          </table:table-cell>
          <table:table-cell table:style-name="ce21" office:value-type="float" office:value="5080" calcext:value-type="float">
            <text:p><text:s/>5 080 </text:p>
          </table:table-cell>
          <table:table-cell table:style-name="ce21" office:value-type="float" office:value="2560" calcext:value-type="float">
            <text:p><text:s/>2 560 </text:p>
          </table:table-cell>
          <table:table-cell table:style-name="ce21" office:value-type="float" office:value="4590" calcext:value-type="float">
            <text:p><text:s/>4 590 </text:p>
          </table:table-cell>
          <table:table-cell table:style-name="ce21" office:value-type="float" office:value="3665" calcext:value-type="float">
            <text:p><text:s/>3 665 </text:p>
          </table:table-cell>
          <table:table-cell table:style-name="ce21" office:value-type="float" office:value="7600" calcext:value-type="float">
            <text:p><text:s/>7 600 </text:p>
          </table:table-cell>
          <table:table-cell table:style-name="ce21" office:value-type="float" office:value="5135" calcext:value-type="float">
            <text:p><text:s/>5 135 </text:p>
          </table:table-cell>
          <table:table-cell table:style-name="ce21" office:value-type="float" office:value="8755" calcext:value-type="float">
            <text:p><text:s/>8 755 </text:p>
          </table:table-cell>
          <table:table-cell table:style-name="ce21" office:value-type="float" office:value="5960" calcext:value-type="float">
            <text:p><text:s/>5 960 </text:p>
          </table:table-cell>
          <table:table-cell table:style-name="ce21" office:value-type="float" office:value="5395" calcext:value-type="float">
            <text:p><text:s/>5 395 </text:p>
          </table:table-cell>
          <table:table-cell table:style-name="ce21" office:value-type="float" office:value="5690" calcext:value-type="float">
            <text:p><text:s/>5 690 </text:p>
          </table:table-cell>
          <table:table-cell table:style-name="ce21" office:value-type="float" office:value="6925" calcext:value-type="float">
            <text:p><text:s/>6 925 </text:p>
          </table:table-cell>
          <table:table-cell table:style-name="ce21" office:value-type="float" office:value="5305" calcext:value-type="float">
            <text:p><text:s/>5 305 </text:p>
          </table:table-cell>
          <table:table-cell table:style-name="ce21" office:value-type="float" office:value="4140" calcext:value-type="float">
            <text:p><text:s/>4 140 </text:p>
          </table:table-cell>
          <table:table-cell table:style-name="ce21" office:value-type="float" office:value="5060" calcext:value-type="float">
            <text:p><text:s/>5 060 </text:p>
          </table:table-cell>
          <table:table-cell table:style-name="ce21" office:value-type="float" office:value="5195" calcext:value-type="float">
            <text:p><text:s/>5 195 </text:p>
          </table:table-cell>
          <table:table-cell table:style-name="ce21" office:value-type="float" office:value="4580" calcext:value-type="float">
            <text:p><text:s/>4 580 </text:p>
          </table:table-cell>
          <table:table-cell table:style-name="ce21" office:value-type="float" office:value="4050" calcext:value-type="float">
            <text:p><text:s/>4 050 </text:p>
          </table:table-cell>
          <table:table-cell table:style-name="ce21" office:value-type="float" office:value="6455" calcext:value-type="float">
            <text:p><text:s/>6 455 </text:p>
          </table:table-cell>
          <table:table-cell table:style-name="ce21" office:value-type="float" office:value="6385" calcext:value-type="float">
            <text:p><text:s/>6 385 </text:p>
          </table:table-cell>
          <table:table-cell table:style-name="ce21" office:value-type="float" office:value="6625" calcext:value-type="float">
            <text:p><text:s/>6 625 </text:p>
          </table:table-cell>
          <table:table-cell table:style-name="ce21" office:value-type="float" office:value="5755" calcext:value-type="float">
            <text:p><text:s/>5 755 </text:p>
          </table:table-cell>
          <table:table-cell table:style-name="ce21" office:value-type="float" office:value="7560" calcext:value-type="float">
            <text:p><text:s/>7 560 </text:p>
          </table:table-cell>
          <table:table-cell table:style-name="ce21" office:value-type="float" office:value="6460" calcext:value-type="float">
            <text:p><text:s/>6 460 </text:p>
          </table:table-cell>
          <table:table-cell table:style-name="ce21" office:value-type="float" office:value="6020" calcext:value-type="float">
            <text:p><text:s/>6 020 </text:p>
          </table:table-cell>
          <table:table-cell table:style-name="ce21" office:value-type="float" office:value="7065" calcext:value-type="float">
            <text:p><text:s/>7 065 </text:p>
          </table:table-cell>
          <table:table-cell table:style-name="ce21" office:value-type="float" office:value="3305" calcext:value-type="float">
            <text:p><text:s/>3 305 </text:p>
          </table:table-cell>
          <table:table-cell table:style-name="ce21" office:value-type="float" office:value="4970" calcext:value-type="float">
            <text:p><text:s/>4 970 </text:p>
          </table:table-cell>
          <table:table-cell table:style-name="ce21" office:value-type="float" office:value="3650" calcext:value-type="float">
            <text:p><text:s/>3 650 </text:p>
          </table:table-cell>
          <table:table-cell table:style-name="ce21" office:value-type="float" office:value="4730" calcext:value-type="float">
            <text:p><text:s/>4 730 </text:p>
          </table:table-cell>
          <table:table-cell table:style-name="ce21" office:value-type="float" office:value="7885" calcext:value-type="float">
            <text:p><text:s/>7 885 </text:p>
          </table:table-cell>
          <table:table-cell table:style-name="ce21" office:value-type="float" office:value="4555" calcext:value-type="float">
            <text:p><text:s/>4 555 </text:p>
          </table:table-cell>
          <table:table-cell table:style-name="ce21" office:value-type="float" office:value="8225" calcext:value-type="float">
            <text:p><text:s/>8 225 </text:p>
          </table:table-cell>
          <table:table-cell table:style-name="ce21" office:value-type="float" office:value="7390" calcext:value-type="float">
            <text:p><text:s/>7 390 </text:p>
          </table:table-cell>
          <table:table-cell table:style-name="ce21" office:value-type="float" office:value="8520" calcext:value-type="float">
            <text:p><text:s/>8 520 </text:p>
          </table:table-cell>
          <table:table-cell table:style-name="ce21" office:value-type="float" office:value="7315" calcext:value-type="float">
            <text:p><text:s/>7 315 </text:p>
          </table:table-cell>
          <table:table-cell table:style-name="ce21" office:value-type="float" office:value="4015" calcext:value-type="float">
            <text:p><text:s/>4 015 </text:p>
          </table:table-cell>
          <table:table-cell table:style-name="ce21" office:value-type="float" office:value="8485" calcext:value-type="float">
            <text:p><text:s/>8 485 </text:p>
          </table:table-cell>
          <table:table-cell table:style-name="ce21" office:value-type="float" office:value="4890" calcext:value-type="float">
            <text:p><text:s/>4 890 </text:p>
          </table:table-cell>
          <table:table-cell table:style-name="ce21" office:value-type="float" office:value="7265" calcext:value-type="float">
            <text:p><text:s/>7 265 </text:p>
          </table:table-cell>
          <table:table-cell table:style-name="ce21" office:value-type="float" office:value="7685" calcext:value-type="float">
            <text:p><text:s/>7 685 </text:p>
          </table:table-cell>
          <table:table-cell table:style-name="ce21" office:value-type="float" office:value="5180" calcext:value-type="float">
            <text:p><text:s/>5 180 </text:p>
          </table:table-cell>
          <table:table-cell table:style-name="ce21" office:value-type="float" office:value="9785" calcext:value-type="float">
            <text:p><text:s/>9 785 </text:p>
          </table:table-cell>
          <table:table-cell table:style-name="ce21" office:value-type="float" office:value="1380" calcext:value-type="float">
            <text:p><text:s/>1 380 </text:p>
          </table:table-cell>
          <table:table-cell table:style-name="ce21" office:value-type="float" office:value="4835" calcext:value-type="float">
            <text:p><text:s/>4 835 </text:p>
          </table:table-cell>
          <table:table-cell table:style-name="ce21" office:value-type="float" office:value="9605" calcext:value-type="float">
            <text:p><text:s/>9 605 </text:p>
          </table:table-cell>
          <table:table-cell table:style-name="ce21" office:value-type="float" office:value="6035" calcext:value-type="float">
            <text:p><text:s/>6 035 </text:p>
          </table:table-cell>
          <table:table-cell table:style-name="ce21" office:value-type="float" office:value="5065" calcext:value-type="float">
            <text:p><text:s/>5 065 </text:p>
          </table:table-cell>
          <table:table-cell table:style-name="ce21" office:value-type="float" office:value="5440" calcext:value-type="float">
            <text:p><text:s/>5 440 </text:p>
          </table:table-cell>
          <table:table-cell table:style-name="ce21" office:value-type="float" office:value="4575" calcext:value-type="float">
            <text:p><text:s/>4 575 </text:p>
          </table:table-cell>
          <table:table-cell table:style-name="ce21" office:value-type="float" office:value="4945" calcext:value-type="float">
            <text:p><text:s/>4 945 </text:p>
          </table:table-cell>
          <table:table-cell table:style-name="ce21" office:value-type="float" office:value="7400" calcext:value-type="float">
            <text:p><text:s/>7 40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age_moyen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43.5" calcext:value-type="float">
            <text:p><text:s/>43,5 </text:p>
          </table:table-cell>
          <table:table-cell table:style-name="ce22" office:value-type="float" office:value="41.1" calcext:value-type="float">
            <text:p><text:s/>41,1 </text:p>
          </table:table-cell>
          <table:table-cell table:style-name="ce22" office:value-type="float" office:value="43.4" calcext:value-type="float">
            <text:p><text:s/>43,4 </text:p>
          </table:table-cell>
          <table:table-cell table:number-columns-repeated="2" table:style-name="ce22" office:value-type="float" office:value="44.9" calcext:value-type="float">
            <text:p><text:s/>44,9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3.7" calcext:value-type="float">
            <text:p><text:s/>43,7 </text:p>
          </table:table-cell>
          <table:table-cell table:style-name="ce22" office:value-type="float" office:value="44.5" calcext:value-type="float">
            <text:p><text:s/>44,5 </text:p>
          </table:table-cell>
          <table:table-cell table:style-name="ce22" office:value-type="float" office:value="44.2" calcext:value-type="float">
            <text:p><text:s/>44,2 </text:p>
          </table:table-cell>
          <table:table-cell table:style-name="ce22" office:value-type="float" office:value="45.9" calcext:value-type="float">
            <text:p><text:s/>45,9 </text:p>
          </table:table-cell>
          <table:table-cell table:style-name="ce22" office:value-type="float" office:value="48.8" calcext:value-type="float">
            <text:p><text:s/>48,8 </text:p>
          </table:table-cell>
          <table:table-cell table:style-name="ce22" office:value-type="float" office:value="40.2" calcext:value-type="float">
            <text:p><text:s/>40,2 </text:p>
          </table:table-cell>
          <table:table-cell table:style-name="ce22" office:value-type="float" office:value="48.9" calcext:value-type="float">
            <text:p><text:s/>48,9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40.3" calcext:value-type="float">
            <text:p><text:s/>40,3 </text:p>
          </table:table-cell>
          <table:table-cell table:style-name="ce22" office:value-type="float" office:value="45.4" calcext:value-type="float">
            <text:p><text:s/>45,4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39.6" calcext:value-type="float">
            <text:p><text:s/>39,6 </text:p>
          </table:table-cell>
          <table:table-cell table:style-name="ce22" office:value-type="float" office:value="46.9" calcext:value-type="float">
            <text:p><text:s/>46,9 </text:p>
          </table:table-cell>
          <table:table-cell table:style-name="ce22" office:value-type="float" office:value="42.8" calcext:value-type="float">
            <text:p><text:s/>42,8 </text:p>
          </table:table-cell>
          <table:table-cell table:style-name="ce22" office:value-type="float" office:value="44.7" calcext:value-type="float">
            <text:p><text:s/>44,7 </text:p>
          </table:table-cell>
          <table:table-cell table:style-name="ce22" office:value-type="float" office:value="46.6" calcext:value-type="float">
            <text:p><text:s/>46,6 </text:p>
          </table:table-cell>
          <table:table-cell table:style-name="ce22" office:value-type="float" office:value="41.2" calcext:value-type="float">
            <text:p><text:s/>41,2 </text:p>
          </table:table-cell>
          <table:table-cell table:style-name="ce22" office:value-type="float" office:value="40.1" calcext:value-type="float">
            <text:p><text:s/>40,1 </text:p>
          </table:table-cell>
          <table:table-cell table:style-name="ce22" office:value-type="float" office:value="45.8" calcext:value-type="float">
            <text:p><text:s/>45,8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40.5" calcext:value-type="float">
            <text:p><text:s/>40,5 </text:p>
          </table:table-cell>
          <table:table-cell table:style-name="ce22" office:value-type="float" office:value="48.2" calcext:value-type="float">
            <text:p><text:s/>48,2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42.8" calcext:value-type="float">
            <text:p><text:s/>42,8 </text:p>
          </table:table-cell>
          <table:table-cell table:style-name="ce22" office:value-type="float" office:value="44.6" calcext:value-type="float">
            <text:p><text:s/>44,6 </text:p>
          </table:table-cell>
          <table:table-cell table:style-name="ce22" office:value-type="float" office:value="43.7" calcext:value-type="float">
            <text:p><text:s/>43,7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0" calcext:value-type="float">
            <text:p><text:s/>40,0 </text:p>
          </table:table-cell>
          <table:table-cell table:style-name="ce22" office:value-type="float" office:value="49.1" calcext:value-type="float">
            <text:p><text:s/>49,1 </text:p>
          </table:table-cell>
          <table:table-cell table:style-name="ce22" office:value-type="float" office:value="42.5" calcext:value-type="float">
            <text:p><text:s/>42,5 </text:p>
          </table:table-cell>
          <table:table-cell table:style-name="ce22" office:value-type="float" office:value="38.6" calcext:value-type="float">
            <text:p><text:s/>38,6 </text:p>
          </table:table-cell>
          <table:table-cell table:style-name="ce22" office:value-type="float" office:value="45.6" calcext:value-type="float">
            <text:p><text:s/>45,6 </text:p>
          </table:table-cell>
          <table:table-cell table:style-name="ce22" office:value-type="float" office:value="43" calcext:value-type="float">
            <text:p><text:s/>43,0 </text:p>
          </table:table-cell>
          <table:table-cell table:style-name="ce22" office:value-type="float" office:value="38.9" calcext:value-type="float">
            <text:p><text:s/>38,9 </text:p>
          </table:table-cell>
          <table:table-cell table:style-name="ce22" office:value-type="float" office:value="39.7" calcext:value-type="float">
            <text:p><text:s/>39,7 </text:p>
          </table:table-cell>
          <table:table-cell table:style-name="ce22" office:value-type="float" office:value="43.1" calcext:value-type="float">
            <text:p><text:s/>43,1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9.1" calcext:value-type="float">
            <text:p><text:s/>49,1 </text:p>
          </table:table-cell>
          <table:table-cell table:style-name="ce22" office:value-type="float" office:value="45.5" calcext:value-type="float">
            <text:p><text:s/>45,5 </text:p>
          </table:table-cell>
          <table:table-cell table:style-name="ce22" office:value-type="float" office:value="44.5" calcext:value-type="float">
            <text:p><text:s/>44,5 </text:p>
          </table:table-cell>
          <table:table-cell table:style-name="ce22" office:value-type="float" office:value="42.1" calcext:value-type="float">
            <text:p><text:s/>42,1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41.7" calcext:value-type="float">
            <text:p><text:s/>41,7 </text:p>
          </table:table-cell>
          <table:table-cell table:style-name="ce22" office:value-type="float" office:value="45.5" calcext:value-type="float">
            <text:p><text:s/>45,5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39.3" calcext:value-type="float">
            <text:p><text:s/>39,3 </text:p>
          </table:table-cell>
          <table:table-cell table:style-name="ce22" office:value-type="float" office:value="42.7" calcext:value-type="float">
            <text:p><text:s/>42,7 </text:p>
          </table:table-cell>
          <table:table-cell table:style-name="ce22" office:value-type="float" office:value="40.5" calcext:value-type="float">
            <text:p><text:s/>40,5 </text:p>
          </table:table-cell>
          <table:table-cell table:style-name="ce22" office:value-type="float" office:value="49" calcext:value-type="float">
            <text:p><text:s/>49,0 </text:p>
          </table:table-cell>
          <table:table-cell table:style-name="ce22" office:value-type="float" office:value="44.9" calcext:value-type="float">
            <text:p><text:s/>44,9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43.3" calcext:value-type="float">
            <text:p><text:s/>43,3 </text:p>
          </table:table-cell>
          <table:table-cell table:style-name="ce22" office:value-type="float" office:value="40.6" calcext:value-type="float">
            <text:p><text:s/>40,6 </text:p>
          </table:table-cell>
          <table:table-cell table:style-name="ce22" office:value-type="float" office:value="38.6" calcext:value-type="float">
            <text:p><text:s/>38,6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47.5" calcext:value-type="float">
            <text:p><text:s/>47,5 </text:p>
          </table:table-cell>
          <table:table-cell table:style-name="ce22" office:value-type="float" office:value="38.4" calcext:value-type="float">
            <text:p><text:s/>38,4 </text:p>
          </table:table-cell>
          <table:table-cell table:style-name="ce22" office:value-type="float" office:value="46.3" calcext:value-type="float">
            <text:p><text:s/>46,3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46.3" calcext:value-type="float">
            <text:p><text:s/>46,3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42.7" calcext:value-type="float">
            <text:p><text:s/>42,7 </text:p>
          </table:table-cell>
          <table:table-cell table:style-name="ce22" office:value-type="float" office:value="45.6" calcext:value-type="float">
            <text:p><text:s/>45,6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7.5" calcext:value-type="float">
            <text:p><text:s/>47,5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45.8" calcext:value-type="float">
            <text:p><text:s/>45,8 </text:p>
          </table:table-cell>
          <table:table-cell table:style-name="ce22" office:value-type="float" office:value="37.2" calcext:value-type="float">
            <text:p><text:s/>37,2 </text:p>
          </table:table-cell>
          <table:table-cell table:style-name="ce22" office:value-type="float" office:value="41.2" calcext:value-type="float">
            <text:p><text:s/>41,2 </text:p>
          </table:table-cell>
          <table:table-cell table:style-name="ce22" office:value-type="float" office:value="37.9" calcext:value-type="float">
            <text:p><text:s/>37,9 </text:p>
          </table:table-cell>
          <table:table-cell table:style-name="ce22" office:value-type="float" office:value="44.9" calcext:value-type="float">
            <text:p><text:s/>44,9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39.1" calcext:value-type="float">
            <text:p><text:s/>39,1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45" calcext:value-type="float">
            <text:p><text:s/>45,0 </text:p>
          </table:table-cell>
          <table:table-cell table:style-name="ce22" office:value-type="float" office:value="40.8" calcext:value-type="float">
            <text:p><text:s/>40,8 </text:p>
          </table:table-cell>
          <table:table-cell table:style-name="ce22" office:value-type="float" office:value="48.8" calcext:value-type="float">
            <text:p><text:s/>48,8 </text:p>
          </table:table-cell>
          <table:table-cell table:style-name="ce22" office:value-type="float" office:value="41.9" calcext:value-type="float">
            <text:p><text:s/>41,9 </text:p>
          </table:table-cell>
          <table:table-cell table:style-name="ce22" office:value-type="float" office:value="43.4" calcext:value-type="float">
            <text:p><text:s/>43,4 </text:p>
          </table:table-cell>
          <table:table-cell table:style-name="ce22" office:value-type="float" office:value="40.3" calcext:value-type="float">
            <text:p><text:s/>40,3 </text:p>
          </table:table-cell>
          <table:table-cell table:style-name="ce22" office:value-type="float" office:value="44.5" calcext:value-type="float">
            <text:p><text:s/>44,5 </text:p>
          </table:table-cell>
          <table:table-cell table:style-name="ce22" office:value-type="float" office:value="43.7" calcext:value-type="float">
            <text:p><text:s/>43,7 </text:p>
          </table:table-cell>
          <table:table-cell table:style-name="ce22" office:value-type="float" office:value="46.2" calcext:value-type="float">
            <text:p><text:s/>46,2 </text:p>
          </table:table-cell>
          <table:table-cell table:style-name="ce22" office:value-type="float" office:value="43.3" calcext:value-type="float">
            <text:p><text:s/>43,3 </text:p>
          </table:table-cell>
          <table:table-cell table:style-name="ce22" office:value-type="float" office:value="47.3" calcext:value-type="float">
            <text:p><text:s/>47,3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45.4" calcext:value-type="float">
            <text:p><text:s/>45,4 </text:p>
          </table:table-cell>
          <table:table-cell table:style-name="ce22" office:value-type="float" office:value="47.1" calcext:value-type="float">
            <text:p><text:s/>47,1 </text:p>
          </table:table-cell>
          <table:table-cell table:style-name="ce22" office:value-type="float" office:value="41.8" calcext:value-type="float">
            <text:p><text:s/>41,8 </text:p>
          </table:table-cell>
          <table:table-cell table:style-name="ce22" office:value-type="float" office:value="46.4" calcext:value-type="float">
            <text:p><text:s/>46,4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39.8" calcext:value-type="float">
            <text:p><text:s/>39,8 </text:p>
          </table:table-cell>
          <table:table-cell table:style-name="ce22" office:value-type="float" office:value="42.9" calcext:value-type="float">
            <text:p><text:s/>42,9 </text:p>
          </table:table-cell>
          <table:table-cell table:style-name="ce22" office:value-type="float" office:value="39.9" calcext:value-type="float">
            <text:p><text:s/>39,9 </text:p>
          </table:table-cell>
          <table:table-cell table:style-name="ce22" office:value-type="float" office:value="40.3" calcext:value-type="float">
            <text:p><text:s/>40,3 </text:p>
          </table:table-cell>
          <table:table-cell table:style-name="ce22" office:value-type="float" office:value="42.8" calcext:value-type="float">
            <text:p><text:s/>42,8 </text:p>
          </table:table-cell>
          <table:table-cell table:style-name="ce22" office:value-type="float" office:value="39.2" calcext:value-type="float">
            <text:p><text:s/>39,2 </text:p>
          </table:table-cell>
          <table:table-cell table:style-name="ce22" office:value-type="float" office:value="43.9" calcext:value-type="float">
            <text:p><text:s/>43,9 </text:p>
          </table:table-cell>
          <table:table-cell table:style-name="ce22" office:value-type="float" office:value="43.3" calcext:value-type="float">
            <text:p><text:s/>43,3 </text:p>
          </table:table-cell>
          <table:table-cell table:style-name="ce22" office:value-type="float" office:value="44.3" calcext:value-type="float">
            <text:p><text:s/>44,3 </text:p>
          </table:table-cell>
          <table:table-cell table:style-name="ce22" office:value-type="float" office:value="39.5" calcext:value-type="float">
            <text:p><text:s/>39,5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3.4" calcext:value-type="float">
            <text:p><text:s/>43,4 </text:p>
          </table:table-cell>
          <table:table-cell table:style-name="ce22" office:value-type="float" office:value="41" calcext:value-type="float">
            <text:p><text:s/>41,0 </text:p>
          </table:table-cell>
          <table:table-cell table:style-name="ce22" office:value-type="float" office:value="42.9" calcext:value-type="float">
            <text:p><text:s/>42,9 </text:p>
          </table:table-cell>
          <table:table-cell table:style-name="ce22" office:value-type="float" office:value="46.1" calcext:value-type="float">
            <text:p><text:s/>46,1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6.3" calcext:value-type="float">
            <text:p><text:s/>46,3 </text:p>
          </table:table-cell>
          <table:table-cell table:style-name="ce22" office:value-type="float" office:value="32.6" calcext:value-type="float">
            <text:p><text:s/>32,6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45.8" calcext:value-type="float">
            <text:p><text:s/>45,8 </text:p>
          </table:table-cell>
          <table:table-cell table:style-name="ce22" office:value-type="float" office:value="40.8" calcext:value-type="float">
            <text:p><text:s/>40,8 </text:p>
          </table:table-cell>
          <table:table-cell table:style-name="ce22" office:value-type="float" office:value="40.5" calcext:value-type="float">
            <text:p><text:s/>40,5 </text:p>
          </table:table-cell>
          <table:table-cell table:style-name="ce22" office:value-type="float" office:value="41.9" calcext:value-type="float">
            <text:p><text:s/>41,9 </text:p>
          </table:table-cell>
          <table:table-cell table:style-name="ce22" office:value-type="float" office:value="38.7" calcext:value-type="float">
            <text:p><text:s/>38,7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0.1" calcext:value-type="float">
            <text:p><text:s/>40,1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age_median</text:p>
          </table:table-cell>
          <table:table-cell table:style-name="ce22" office:value-type="float" office:value="42.8" calcext:value-type="float">
            <text:p><text:s/>42,8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3.6" calcext:value-type="float">
            <text:p><text:s/>43,6 </text:p>
          </table:table-cell>
          <table:table-cell table:style-name="ce22" office:value-type="float" office:value="48" calcext:value-type="float">
            <text:p><text:s/>48,0 </text:p>
          </table:table-cell>
          <table:table-cell table:style-name="ce22" office:value-type="float" office:value="46.4" calcext:value-type="float">
            <text:p><text:s/>46,4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45.6" calcext:value-type="float">
            <text:p><text:s/>45,6 </text:p>
          </table:table-cell>
          <table:table-cell table:style-name="ce22" office:value-type="float" office:value="46" calcext:value-type="float">
            <text:p><text:s/>46,0 </text:p>
          </table:table-cell>
          <table:table-cell table:style-name="ce22" office:value-type="float" office:value="50" calcext:value-type="float">
            <text:p><text:s/>50,0 </text:p>
          </table:table-cell>
          <table:table-cell table:style-name="ce22" office:value-type="float" office:value="54.8" calcext:value-type="float">
            <text:p><text:s/>54,8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54" calcext:value-type="float">
            <text:p><text:s/>54,0 </text:p>
          </table:table-cell>
          <table:table-cell table:style-name="ce22" office:value-type="float" office:value="44" calcext:value-type="float">
            <text:p><text:s/>44,0 </text:p>
          </table:table-cell>
          <table:table-cell table:style-name="ce22" office:value-type="float" office:value="40" calcext:value-type="float">
            <text:p><text:s/>40,0 </text:p>
          </table:table-cell>
          <table:table-cell table:style-name="ce22" office:value-type="float" office:value="48.4" calcext:value-type="float">
            <text:p><text:s/>48,4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50.8" calcext:value-type="float">
            <text:p><text:s/>50,8 </text:p>
          </table:table-cell>
          <table:table-cell table:style-name="ce22" office:value-type="float" office:value="43.6" calcext:value-type="float">
            <text:p><text:s/>43,6 </text:p>
          </table:table-cell>
          <table:table-cell table:style-name="ce22" office:value-type="float" office:value="45.6" calcext:value-type="float">
            <text:p><text:s/>45,6 </text:p>
          </table:table-cell>
          <table:table-cell table:style-name="ce22" office:value-type="float" office:value="50" calcext:value-type="float">
            <text:p><text:s/>50,0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1.2" calcext:value-type="float">
            <text:p><text:s/>41,2 </text:p>
          </table:table-cell>
          <table:table-cell table:style-name="ce22" office:value-type="float" office:value="46.8" calcext:value-type="float">
            <text:p><text:s/>46,8 </text:p>
          </table:table-cell>
          <table:table-cell table:style-name="ce22" office:value-type="float" office:value="46" calcext:value-type="float">
            <text:p><text:s/>46,0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52.8" calcext:value-type="float">
            <text:p><text:s/>52,8 </text:p>
          </table:table-cell>
          <table:table-cell table:style-name="ce22" office:value-type="float" office:value="39.6" calcext:value-type="float">
            <text:p><text:s/>39,6 </text:p>
          </table:table-cell>
          <table:table-cell table:style-name="ce22" office:value-type="float" office:value="44" calcext:value-type="float">
            <text:p><text:s/>44,0 </text:p>
          </table:table-cell>
          <table:table-cell table:style-name="ce22" office:value-type="float" office:value="46" calcext:value-type="float">
            <text:p><text:s/>46,0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54.4" calcext:value-type="float">
            <text:p><text:s/>54,4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36" calcext:value-type="float">
            <text:p><text:s/>36,0 </text:p>
          </table:table-cell>
          <table:table-cell table:style-name="ce22" office:value-type="float" office:value="47.6" calcext:value-type="float">
            <text:p><text:s/>47,6 </text:p>
          </table:table-cell>
          <table:table-cell table:style-name="ce22" office:value-type="float" office:value="44" calcext:value-type="float">
            <text:p><text:s/>44,0 </text:p>
          </table:table-cell>
          <table:table-cell table:style-name="ce22" office:value-type="float" office:value="35.6" calcext:value-type="float">
            <text:p><text:s/>35,6 </text:p>
          </table:table-cell>
          <table:table-cell table:style-name="ce22" office:value-type="float" office:value="38" calcext:value-type="float">
            <text:p><text:s/>38,0 </text:p>
          </table:table-cell>
          <table:table-cell table:style-name="ce22" office:value-type="float" office:value="44.4" calcext:value-type="float">
            <text:p><text:s/>44,4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54.4" calcext:value-type="float">
            <text:p><text:s/>54,4 </text:p>
          </table:table-cell>
          <table:table-cell table:style-name="ce22" office:value-type="float" office:value="47.6" calcext:value-type="float">
            <text:p><text:s/>47,6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38.8" calcext:value-type="float">
            <text:p><text:s/>38,8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6.8" calcext:value-type="float">
            <text:p><text:s/>46,8 </text:p>
          </table:table-cell>
          <table:table-cell table:style-name="ce22" office:value-type="float" office:value="46.4" calcext:value-type="float">
            <text:p><text:s/>46,4 </text:p>
          </table:table-cell>
          <table:table-cell table:style-name="ce22" office:value-type="float" office:value="39.2" calcext:value-type="float">
            <text:p><text:s/>39,2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54.8" calcext:value-type="float">
            <text:p><text:s/>54,8 </text:p>
          </table:table-cell>
          <table:table-cell table:style-name="ce22" office:value-type="float" office:value="46.8" calcext:value-type="float">
            <text:p><text:s/>46,8 </text:p>
          </table:table-cell>
          <table:table-cell table:number-columns-repeated="2" table:style-name="ce22" office:value-type="float" office:value="43.6" calcext:value-type="float">
            <text:p><text:s/>43,6 </text:p>
          </table:table-cell>
          <table:table-cell table:style-name="ce22" office:value-type="float" office:value="41.2" calcext:value-type="float">
            <text:p><text:s/>41,2 </text:p>
          </table:table-cell>
          <table:table-cell table:style-name="ce22" office:value-type="float" office:value="36" calcext:value-type="float">
            <text:p><text:s/>36,0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51.6" calcext:value-type="float">
            <text:p><text:s/>51,6 </text:p>
          </table:table-cell>
          <table:table-cell table:style-name="ce22" office:value-type="float" office:value="38.8" calcext:value-type="float">
            <text:p><text:s/>38,8 </text:p>
          </table:table-cell>
          <table:table-cell table:style-name="ce22" office:value-type="float" office:value="48" calcext:value-type="float">
            <text:p><text:s/>48,0 </text:p>
          </table:table-cell>
          <table:table-cell table:style-name="ce22" office:value-type="float" office:value="46.8" calcext:value-type="float">
            <text:p><text:s/>46,8 </text:p>
          </table:table-cell>
          <table:table-cell table:style-name="ce22" office:value-type="float" office:value="49.6" calcext:value-type="float">
            <text:p><text:s/>49,6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2.8" calcext:value-type="float">
            <text:p><text:s/>42,8 </text:p>
          </table:table-cell>
          <table:table-cell table:style-name="ce22" office:value-type="float" office:value="48.4" calcext:value-type="float">
            <text:p><text:s/>48,4 </text:p>
          </table:table-cell>
          <table:table-cell table:style-name="ce22" office:value-type="float" office:value="41.2" calcext:value-type="float">
            <text:p><text:s/>41,2 </text:p>
          </table:table-cell>
          <table:table-cell table:style-name="ce22" office:value-type="float" office:value="52.4" calcext:value-type="float">
            <text:p><text:s/>52,4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9.2" calcext:value-type="float">
            <text:p><text:s/>49,2 </text:p>
          </table:table-cell>
          <table:table-cell table:style-name="ce22" office:value-type="float" office:value="34.4" calcext:value-type="float">
            <text:p><text:s/>34,4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38.4" calcext:value-type="float">
            <text:p><text:s/>38,4 </text:p>
          </table:table-cell>
          <table:table-cell table:style-name="ce22" office:value-type="float" office:value="47.2" calcext:value-type="float">
            <text:p><text:s/>47,2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36.4" calcext:value-type="float">
            <text:p><text:s/>36,4 </text:p>
          </table:table-cell>
          <table:table-cell table:style-name="ce22" office:value-type="float" office:value="44.4" calcext:value-type="float">
            <text:p><text:s/>44,4 </text:p>
          </table:table-cell>
          <table:table-cell table:style-name="ce22" office:value-type="float" office:value="47.2" calcext:value-type="float">
            <text:p><text:s/>47,2 </text:p>
          </table:table-cell>
          <table:table-cell table:style-name="ce22" office:value-type="float" office:value="40" calcext:value-type="float">
            <text:p><text:s/>40,0 </text:p>
          </table:table-cell>
          <table:table-cell table:style-name="ce22" office:value-type="float" office:value="54.4" calcext:value-type="float">
            <text:p><text:s/>54,4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44.8" calcext:value-type="float">
            <text:p><text:s/>44,8 </text:p>
          </table:table-cell>
          <table:table-cell table:style-name="ce22" office:value-type="float" office:value="41.2" calcext:value-type="float">
            <text:p><text:s/>41,2 </text:p>
          </table:table-cell>
          <table:table-cell table:number-columns-repeated="2" table:style-name="ce22" office:value-type="float" office:value="46" calcext:value-type="float">
            <text:p><text:s/>46,0 </text:p>
          </table:table-cell>
          <table:table-cell table:style-name="ce22" office:value-type="float" office:value="50" calcext:value-type="float">
            <text:p><text:s/>50,0 </text:p>
          </table:table-cell>
          <table:table-cell table:style-name="ce22" office:value-type="float" office:value="44.8" calcext:value-type="float">
            <text:p><text:s/>44,8 </text:p>
          </table:table-cell>
          <table:table-cell table:style-name="ce22" office:value-type="float" office:value="51.2" calcext:value-type="float">
            <text:p><text:s/>51,2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47.2" calcext:value-type="float">
            <text:p><text:s/>47,2 </text:p>
          </table:table-cell>
          <table:table-cell table:style-name="ce22" office:value-type="float" office:value="50.8" calcext:value-type="float">
            <text:p><text:s/>50,8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50" calcext:value-type="float">
            <text:p><text:s/>50,0 </text:p>
          </table:table-cell>
          <table:table-cell table:style-name="ce22" office:value-type="float" office:value="41.2" calcext:value-type="float">
            <text:p><text:s/>41,2 </text:p>
          </table:table-cell>
          <table:table-cell table:style-name="ce22" office:value-type="float" office:value="39.6" calcext:value-type="float">
            <text:p><text:s/>39,6 </text:p>
          </table:table-cell>
          <table:table-cell table:style-name="ce22" office:value-type="float" office:value="43.6" calcext:value-type="float">
            <text:p><text:s/>43,6 </text:p>
          </table:table-cell>
          <table:table-cell table:style-name="ce22" office:value-type="float" office:value="35.6" calcext:value-type="float">
            <text:p><text:s/>35,6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36" calcext:value-type="float">
            <text:p><text:s/>36,0 </text:p>
          </table:table-cell>
          <table:table-cell table:style-name="ce22" office:value-type="float" office:value="44.4" calcext:value-type="float">
            <text:p><text:s/>44,4 </text:p>
          </table:table-cell>
          <table:table-cell table:style-name="ce22" office:value-type="float" office:value="44" calcext:value-type="float">
            <text:p><text:s/>44,0 </text:p>
          </table:table-cell>
          <table:table-cell table:style-name="ce22" office:value-type="float" office:value="45.2" calcext:value-type="float">
            <text:p><text:s/>45,2 </text:p>
          </table:table-cell>
          <table:table-cell table:style-name="ce22" office:value-type="float" office:value="39.2" calcext:value-type="float">
            <text:p><text:s/>39,2 </text:p>
          </table:table-cell>
          <table:table-cell table:number-columns-repeated="2" table:style-name="ce22" office:value-type="float" office:value="41.2" calcext:value-type="float">
            <text:p><text:s/>41,2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43.6" calcext:value-type="float">
            <text:p><text:s/>43,6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6.8" calcext:value-type="float">
            <text:p><text:s/>46,8 </text:p>
          </table:table-cell>
          <table:table-cell table:style-name="ce22" office:value-type="float" office:value="29.8" calcext:value-type="float">
            <text:p><text:s/>29,8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6.4" calcext:value-type="float">
            <text:p><text:s/>46,4 </text:p>
          </table:table-cell>
          <table:table-cell table:style-name="ce22" office:value-type="float" office:value="42" calcext:value-type="float">
            <text:p><text:s/>42,0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0" calcext:value-type="float">
            <text:p><text:s/>40,0 </text:p>
          </table:table-cell>
          <table:table-cell table:style-name="ce22" office:value-type="float" office:value="37.6" calcext:value-type="float">
            <text:p><text:s/>37,6 </text:p>
          </table:table-cell>
          <table:table-cell table:style-name="ce22" office:value-type="float" office:value="44" calcext:value-type="float">
            <text:p><text:s/>44,0 </text:p>
          </table:table-cell>
          <table:table-cell table:style-name="ce22" office:value-type="float" office:value="33.6" calcext:value-type="float">
            <text:p><text:s/>33,6 </text:p>
          </table:table-cell>
          <table:table-cell table:number-columns-repeated="16255"/>
        </table:table-row>
        <table:table-row table:style-name="ro1">
          <table:table-cell table:style-name="ce11" office:value-type="string" calcext:value-type="string">
            <text:p>Nombre_moyen_de_personnes_par_ménage</text:p>
          </table:table-cell>
          <table:table-cell table:number-columns-repeated="2" table:style-name="ce23" office:value-type="float" office:value="2.2" calcext:value-type="float">
            <text:p><text:s/>2,2 </text:p>
          </table:table-cell>
          <table:table-cell table:style-name="ce23" office:value-type="float" office:value="2.4" calcext:value-type="float">
            <text:p><text:s/>2,4 </text:p>
          </table:table-cell>
          <table:table-cell table:number-columns-repeated="2" table:style-name="ce23" office:value-type="float" office:value="2.2" calcext:value-type="float">
            <text:p><text:s/>2,2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4" calcext:value-type="float">
            <text:p><text:s/>2,4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1" calcext:value-type="float">
            <text:p><text:s/>2,1 </text:p>
          </table:table-cell>
          <table:table-cell table:number-columns-repeated="2" table:style-name="ce23" office:value-type="float" office:value="2.2" calcext:value-type="float">
            <text:p><text:s/>2,2 </text:p>
          </table:table-cell>
          <table:table-cell table:style-name="ce23" office:value-type="float" office:value="2" calcext:value-type="float">
            <text:p><text:s/>2,0 </text:p>
          </table:table-cell>
          <table:table-cell table:style-name="ce23" office:value-type="float" office:value="2.6" calcext:value-type="float">
            <text:p><text:s/>2,6 </text:p>
          </table:table-cell>
          <table:table-cell table:style-name="ce23" office:value-type="float" office:value="2.1" calcext:value-type="float">
            <text:p><text:s/>2,1 </text:p>
          </table:table-cell>
          <table:table-cell table:number-columns-repeated="2" table:style-name="ce23" office:value-type="float" office:value="2.4" calcext:value-type="float">
            <text:p><text:s/>2,4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.4" calcext:value-type="float">
            <text:p><text:s/>2,4 </text:p>
          </table:table-cell>
          <table:table-cell table:style-name="ce23" office:value-type="float" office:value="2" calcext:value-type="float">
            <text:p><text:s/>2,0 </text:p>
          </table:table-cell>
          <table:table-cell table:number-columns-repeated="2" table:style-name="ce23" office:value-type="float" office:value="2.4" calcext:value-type="float">
            <text:p><text:s/>2,4 </text:p>
          </table:table-cell>
          <table:table-cell table:style-name="ce23" office:value-type="float" office:value="2.1" calcext:value-type="float">
            <text:p><text:s/>2,1 </text:p>
          </table:table-cell>
          <table:table-cell table:number-columns-repeated="2" table:style-name="ce23" office:value-type="float" office:value="2.4" calcext:value-type="float">
            <text:p><text:s/>2,4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3" calcext:value-type="float">
            <text:p><text:s/>2,3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8" calcext:value-type="float">
            <text:p><text:s/>2,8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4" calcext:value-type="float">
            <text:p><text:s/>2,4 </text:p>
          </table:table-cell>
          <table:table-cell table:style-name="ce23" office:value-type="float" office:value="1.8" calcext:value-type="float">
            <text:p><text:s/>1,8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3" calcext:value-type="float">
            <text:p><text:s/>2,3 </text:p>
          </table:table-cell>
          <table:table-cell table:style-name="ce23" office:value-type="float" office:value="1.8" calcext:value-type="float">
            <text:p><text:s/>1,8 </text:p>
          </table:table-cell>
          <table:table-cell table:style-name="ce23" office:value-type="float" office:value="2" calcext:value-type="float">
            <text:p><text:s/>2,0 </text:p>
          </table:table-cell>
          <table:table-cell table:style-name="ce23" office:value-type="float" office:value="2.3" calcext:value-type="float">
            <text:p><text:s/>2,3 </text:p>
          </table:table-cell>
          <table:table-cell table:style-name="ce23" office:value-type="float" office:value="2.4" calcext:value-type="float">
            <text:p><text:s/>2,4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1.7" calcext:value-type="float">
            <text:p><text:s/>1,7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" calcext:value-type="float">
            <text:p><text:s/>2,0 </text:p>
          </table:table-cell>
          <table:table-cell table:style-name="ce23" office:value-type="float" office:value="2.3" calcext:value-type="float">
            <text:p><text:s/>2,3 </text:p>
          </table:table-cell>
          <table:table-cell table:number-columns-repeated="2" table:style-name="ce23" office:value-type="float" office:value="2.1" calcext:value-type="float">
            <text:p><text:s/>2,1 </text:p>
          </table:table-cell>
          <table:table-cell table:style-name="ce23" office:value-type="float" office:value="2.4" calcext:value-type="float">
            <text:p><text:s/>2,4 </text:p>
          </table:table-cell>
          <table:table-cell table:number-columns-repeated="2" table:style-name="ce23" office:value-type="float" office:value="2.5" calcext:value-type="float">
            <text:p><text:s/>2,5 </text:p>
          </table:table-cell>
          <table:table-cell table:style-name="ce23" office:value-type="float" office:value="2" calcext:value-type="float">
            <text:p><text:s/>2,0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6" calcext:value-type="float">
            <text:p><text:s/>2,6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4" calcext:value-type="float">
            <text:p><text:s/>2,4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" calcext:value-type="float">
            <text:p><text:s/>2,0 </text:p>
          </table:table-cell>
          <table:table-cell table:style-name="ce23" office:value-type="float" office:value="2.6" calcext:value-type="float">
            <text:p><text:s/>2,6 </text:p>
          </table:table-cell>
          <table:table-cell table:style-name="ce23" office:value-type="float" office:value="2" calcext:value-type="float">
            <text:p><text:s/>2,0 </text:p>
          </table:table-cell>
          <table:table-cell table:number-columns-repeated="3" table:style-name="ce23" office:value-type="float" office:value="2.2" calcext:value-type="float">
            <text:p><text:s/>2,2 </text:p>
          </table:table-cell>
          <table:table-cell table:style-name="ce23" office:value-type="float" office:value="2" calcext:value-type="float">
            <text:p><text:s/>2,0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5" calcext:value-type="float">
            <text:p><text:s/>2,5 </text:p>
          </table:table-cell>
          <table:table-cell table:number-columns-repeated="2" table:style-name="ce23" office:value-type="float" office:value="2" calcext:value-type="float">
            <text:p><text:s/>2,0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1.9" calcext:value-type="float">
            <text:p><text:s/>1,9 </text:p>
          </table:table-cell>
          <table:table-cell table:style-name="ce23" office:value-type="float" office:value="2.7" calcext:value-type="float">
            <text:p><text:s/>2,7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.4" calcext:value-type="float">
            <text:p><text:s/>2,4 </text:p>
          </table:table-cell>
          <table:table-cell table:number-columns-repeated="2" table:style-name="ce23" office:value-type="float" office:value="2.3" calcext:value-type="float">
            <text:p><text:s/>2,3 </text:p>
          </table:table-cell>
          <table:table-cell table:style-name="ce23" office:value-type="float" office:value="2.7" calcext:value-type="float">
            <text:p><text:s/>2,7 </text:p>
          </table:table-cell>
          <table:table-cell table:style-name="ce23" office:value-type="float" office:value="2.2" calcext:value-type="float">
            <text:p><text:s/>2,2 </text:p>
          </table:table-cell>
          <table:table-cell table:number-columns-repeated="2" table:style-name="ce23" office:value-type="float" office:value="2.1" calcext:value-type="float">
            <text:p><text:s/>2,1 </text:p>
          </table:table-cell>
          <table:table-cell table:style-name="ce23" office:value-type="float" office:value="2.3" calcext:value-type="float">
            <text:p><text:s/>2,3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3" calcext:value-type="float">
            <text:p><text:s/>2,3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3" calcext:value-type="float">
            <text:p><text:s/>2,3 </text:p>
          </table:table-cell>
          <table:table-cell table:number-columns-repeated="2" table:style-name="ce23" office:value-type="float" office:value="2.1" calcext:value-type="float">
            <text:p><text:s/>2,1 </text:p>
          </table:table-cell>
          <table:table-cell table:style-name="ce23" office:value-type="float" office:value="2.7" calcext:value-type="float">
            <text:p><text:s/>2,7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1.9" calcext:value-type="float">
            <text:p><text:s/>1,9 </text:p>
          </table:table-cell>
          <table:table-cell table:style-name="ce23" office:value-type="float" office:value="2.4" calcext:value-type="float">
            <text:p><text:s/>2,4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1.7" calcext:value-type="float">
            <text:p><text:s/>1,7 </text:p>
          </table:table-cell>
          <table:table-cell table:style-name="ce23" office:value-type="float" office:value="2.7" calcext:value-type="float">
            <text:p><text:s/>2,7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1.9" calcext:value-type="float">
            <text:p><text:s/>1,9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2.1" calcext:value-type="float">
            <text:p><text:s/>2,1 </text:p>
          </table:table-cell>
          <table:table-cell table:style-name="ce23" office:value-type="float" office:value="2.6" calcext:value-type="float">
            <text:p><text:s/>2,6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1.9" calcext:value-type="float">
            <text:p><text:s/>1,9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.2" calcext:value-type="float">
            <text:p><text:s/>2,2 </text:p>
          </table:table-cell>
          <table:table-cell table:style-name="ce23" office:value-type="float" office:value="1.6" calcext:value-type="float">
            <text:p><text:s/>1,6 </text:p>
          </table:table-cell>
          <table:table-cell table:style-name="ce23" office:value-type="float" office:value="2.6" calcext:value-type="float">
            <text:p><text:s/>2,6 </text:p>
          </table:table-cell>
          <table:table-cell table:style-name="ce23" office:value-type="float" office:value="1.9" calcext:value-type="float">
            <text:p><text:s/>1,9 </text:p>
          </table:table-cell>
          <table:table-cell table:style-name="ce23" office:value-type="float" office:value="3.1" calcext:value-type="float">
            <text:p><text:s/>3,1 </text:p>
          </table:table-cell>
          <table:table-cell table:style-name="ce23" office:value-type="float" office:value="2.5" calcext:value-type="float">
            <text:p><text:s/>2,5 </text:p>
          </table:table-cell>
          <table:table-cell table:style-name="ce23" office:value-type="float" office:value="2" calcext:value-type="float">
            <text:p><text:s/>2,0 </text:p>
          </table:table-cell>
          <table:table-cell table:number-columns-repeated="2" table:style-name="ce23" office:value-type="float" office:value="2.5" calcext:value-type="float">
            <text:p><text:s/>2,5 </text:p>
          </table:table-cell>
          <table:table-cell table:style-name="ce23" office:value-type="float" office:value="2" calcext:value-type="float">
            <text:p><text:s/>2,0 </text:p>
          </table:table-cell>
          <table:table-cell table:style-name="ce23" office:value-type="float" office:value="2.3" calcext:value-type="float">
            <text:p><text:s/>2,3 </text:p>
          </table:table-cell>
          <table:table-cell table:style-name="ce23" office:value-type="float" office:value="2.6" calcext:value-type="float">
            <text:p><text:s/>2,6 </text:p>
          </table:table-cell>
          <table:table-cell table:style-name="ce23" office:value-type="float" office:value="1.7" calcext:value-type="float">
            <text:p><text:s/>1,7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6" office:value-type="string" calcext:value-type="string">
            <text:p>logements_privés_Maison_individuelle_non_attenante</text:p>
          </table:table-cell>
          <table:table-cell table:style-name="ce25" office:value-type="float" office:value="11020" calcext:value-type="float">
            <text:p><text:s/>11 020 </text:p>
          </table:table-cell>
          <table:table-cell table:style-name="ce25" office:value-type="float" office:value="14415" calcext:value-type="float">
            <text:p><text:s/>14 415 </text:p>
          </table:table-cell>
          <table:table-cell table:style-name="ce25" office:value-type="float" office:value="2475" calcext:value-type="float">
            <text:p><text:s/>2 475 </text:p>
          </table:table-cell>
          <table:table-cell table:style-name="ce25" office:value-type="float" office:value="1805" calcext:value-type="float">
            <text:p><text:s/>1 805 </text:p>
          </table:table-cell>
          <table:table-cell table:style-name="ce25" office:value-type="float" office:value="22365" calcext:value-type="float">
            <text:p><text:s/>22 365 </text:p>
          </table:table-cell>
          <table:table-cell table:style-name="ce25" office:value-type="float" office:value="20720" calcext:value-type="float">
            <text:p><text:s/>20 720 </text:p>
          </table:table-cell>
          <table:table-cell table:style-name="ce25" office:value-type="float" office:value="17745" calcext:value-type="float">
            <text:p><text:s/>17 745 </text:p>
          </table:table-cell>
          <table:table-cell table:style-name="ce25" office:value-type="float" office:value="19480" calcext:value-type="float">
            <text:p><text:s/>19 480 </text:p>
          </table:table-cell>
          <table:table-cell table:style-name="ce25" office:value-type="float" office:value="14050" calcext:value-type="float">
            <text:p><text:s/>14 050 </text:p>
          </table:table-cell>
          <table:table-cell table:style-name="ce25" office:value-type="float" office:value="19200" calcext:value-type="float">
            <text:p><text:s/>19 200 </text:p>
          </table:table-cell>
          <table:table-cell table:style-name="ce25" office:value-type="float" office:value="27415" calcext:value-type="float">
            <text:p><text:s/>27 415 </text:p>
          </table:table-cell>
          <table:table-cell table:style-name="ce25" office:value-type="float" office:value="23270" calcext:value-type="float">
            <text:p><text:s/>23 270 </text:p>
          </table:table-cell>
          <table:table-cell table:style-name="ce25" office:value-type="float" office:value="19545" calcext:value-type="float">
            <text:p><text:s/>19 545 </text:p>
          </table:table-cell>
          <table:table-cell table:style-name="ce25" office:value-type="float" office:value="14860" calcext:value-type="float">
            <text:p><text:s/>14 860 </text:p>
          </table:table-cell>
          <table:table-cell table:style-name="ce25" office:value-type="float" office:value="21280" calcext:value-type="float">
            <text:p><text:s/>21 280 </text:p>
          </table:table-cell>
          <table:table-cell table:style-name="ce25" office:value-type="float" office:value="2410" calcext:value-type="float">
            <text:p><text:s/>2 410 </text:p>
          </table:table-cell>
          <table:table-cell table:style-name="ce25" office:value-type="float" office:value="23075" calcext:value-type="float">
            <text:p><text:s/>23 075 </text:p>
          </table:table-cell>
          <table:table-cell table:style-name="ce25" office:value-type="float" office:value="2495" calcext:value-type="float">
            <text:p><text:s/>2 495 </text:p>
          </table:table-cell>
          <table:table-cell table:style-name="ce25" office:value-type="float" office:value="17475" calcext:value-type="float">
            <text:p><text:s/>17 475 </text:p>
          </table:table-cell>
          <table:table-cell table:style-name="ce25" office:value-type="float" office:value="21455" calcext:value-type="float">
            <text:p><text:s/>21 455 </text:p>
          </table:table-cell>
          <table:table-cell table:style-name="ce25" office:value-type="float" office:value="12125" calcext:value-type="float">
            <text:p><text:s/>12 125 </text:p>
          </table:table-cell>
          <table:table-cell table:style-name="ce25" office:value-type="float" office:value="13490" calcext:value-type="float">
            <text:p><text:s/>13 490 </text:p>
          </table:table-cell>
          <table:table-cell table:style-name="ce25" office:value-type="float" office:value="21085" calcext:value-type="float">
            <text:p><text:s/>21 085 </text:p>
          </table:table-cell>
          <table:table-cell table:style-name="ce25" office:value-type="float" office:value="18155" calcext:value-type="float">
            <text:p><text:s/>18 155 </text:p>
          </table:table-cell>
          <table:table-cell table:style-name="ce25" office:value-type="float" office:value="20100" calcext:value-type="float">
            <text:p><text:s/>20 100 </text:p>
          </table:table-cell>
          <table:table-cell table:style-name="ce25" office:value-type="float" office:value="11965" calcext:value-type="float">
            <text:p><text:s/>11 965 </text:p>
          </table:table-cell>
          <table:table-cell table:style-name="ce25" office:value-type="float" office:value="8040" calcext:value-type="float">
            <text:p><text:s/>8 040 </text:p>
          </table:table-cell>
          <table:table-cell table:style-name="ce25" office:value-type="float" office:value="20450" calcext:value-type="float">
            <text:p><text:s/>20 450 </text:p>
          </table:table-cell>
          <table:table-cell table:style-name="ce25" office:value-type="float" office:value="20895" calcext:value-type="float">
            <text:p><text:s/>20 895 </text:p>
          </table:table-cell>
          <table:table-cell table:style-name="ce25" office:value-type="float" office:value="3580" calcext:value-type="float">
            <text:p><text:s/>3 580 </text:p>
          </table:table-cell>
          <table:table-cell table:style-name="ce25" office:value-type="float" office:value="14385" calcext:value-type="float">
            <text:p><text:s/>14 385 </text:p>
          </table:table-cell>
          <table:table-cell table:style-name="ce25" office:value-type="float" office:value="17835" calcext:value-type="float">
            <text:p><text:s/>17 835 </text:p>
          </table:table-cell>
          <table:table-cell table:style-name="ce25" office:value-type="float" office:value="15135" calcext:value-type="float">
            <text:p><text:s/>15 135 </text:p>
          </table:table-cell>
          <table:table-cell table:style-name="ce25" office:value-type="float" office:value="12130" calcext:value-type="float">
            <text:p><text:s/>12 130 </text:p>
          </table:table-cell>
          <table:table-cell table:style-name="ce25" office:value-type="float" office:value="17535" calcext:value-type="float">
            <text:p><text:s/>17 535 </text:p>
          </table:table-cell>
          <table:table-cell table:style-name="ce25" office:value-type="float" office:value="13135" calcext:value-type="float">
            <text:p><text:s/>13 135 </text:p>
          </table:table-cell>
          <table:table-cell table:style-name="ce25" office:value-type="float" office:value="28220" calcext:value-type="float">
            <text:p><text:s/>28 22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2360" calcext:value-type="float">
            <text:p><text:s/>12 360 </text:p>
          </table:table-cell>
          <table:table-cell table:style-name="ce25" office:value-type="float" office:value="13180" calcext:value-type="float">
            <text:p><text:s/>13 18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8140" calcext:value-type="float">
            <text:p><text:s/>8 140 </text:p>
          </table:table-cell>
          <table:table-cell table:style-name="ce25" office:value-type="float" office:value="18355" calcext:value-type="float">
            <text:p><text:s/>18 355 </text:p>
          </table:table-cell>
          <table:table-cell table:style-name="ce25" office:value-type="float" office:value="17885" calcext:value-type="float">
            <text:p><text:s/>17 885 </text:p>
          </table:table-cell>
          <table:table-cell table:style-name="ce25" office:value-type="float" office:value="4945" calcext:value-type="float">
            <text:p><text:s/>4 945 </text:p>
          </table:table-cell>
          <table:table-cell table:style-name="ce25" office:value-type="float" office:value="14885" calcext:value-type="float">
            <text:p><text:s/>14 885 </text:p>
          </table:table-cell>
          <table:table-cell table:style-name="ce25" office:value-type="float" office:value="2765" calcext:value-type="float">
            <text:p><text:s/>2 765 </text:p>
          </table:table-cell>
          <table:table-cell table:style-name="ce25" office:value-type="float" office:value="1930" calcext:value-type="float">
            <text:p><text:s/>1 930 </text:p>
          </table:table-cell>
          <table:table-cell table:style-name="ce25" office:value-type="float" office:value="9155" calcext:value-type="float">
            <text:p><text:s/>9 155 </text:p>
          </table:table-cell>
          <table:table-cell table:style-name="ce25" office:value-type="float" office:value="21875" calcext:value-type="float">
            <text:p><text:s/>21 875 </text:p>
          </table:table-cell>
          <table:table-cell table:style-name="ce25" office:value-type="float" office:value="16985" calcext:value-type="float">
            <text:p><text:s/>16 985 </text:p>
          </table:table-cell>
          <table:table-cell table:style-name="ce25" office:value-type="float" office:value="12815" calcext:value-type="float">
            <text:p><text:s/>12 815 </text:p>
          </table:table-cell>
          <table:table-cell table:style-name="ce25" office:value-type="float" office:value="20035" calcext:value-type="float">
            <text:p><text:s/>20 035 </text:p>
          </table:table-cell>
          <table:table-cell table:style-name="ce25" office:value-type="float" office:value="12630" calcext:value-type="float">
            <text:p><text:s/>12 630 </text:p>
          </table:table-cell>
          <table:table-cell table:style-name="ce25" office:value-type="float" office:value="14325" calcext:value-type="float">
            <text:p><text:s/>14 325 </text:p>
          </table:table-cell>
          <table:table-cell table:style-name="ce25" office:value-type="float" office:value="22610" calcext:value-type="float">
            <text:p><text:s/>22 610 </text:p>
          </table:table-cell>
          <table:table-cell table:style-name="ce25" office:value-type="float" office:value="15075" calcext:value-type="float">
            <text:p><text:s/>15 075 </text:p>
          </table:table-cell>
          <table:table-cell table:style-name="ce25" office:value-type="float" office:value="6125" calcext:value-type="float">
            <text:p><text:s/>6 125 </text:p>
          </table:table-cell>
          <table:table-cell table:style-name="ce25" office:value-type="float" office:value="10190" calcext:value-type="float">
            <text:p><text:s/>10 190 </text:p>
          </table:table-cell>
          <table:table-cell table:style-name="ce25" office:value-type="float" office:value="13240" calcext:value-type="float">
            <text:p><text:s/>13 24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8860" calcext:value-type="float">
            <text:p><text:s/>8 860 </text:p>
          </table:table-cell>
          <table:table-cell table:style-name="ce25" office:value-type="float" office:value="19670" calcext:value-type="float">
            <text:p><text:s/>19 670 </text:p>
          </table:table-cell>
          <table:table-cell table:style-name="ce25" office:value-type="float" office:value="12880" calcext:value-type="float">
            <text:p><text:s/>12 880 </text:p>
          </table:table-cell>
          <table:table-cell table:style-name="ce25" office:value-type="float" office:value="11325" calcext:value-type="float">
            <text:p><text:s/>11 325 </text:p>
          </table:table-cell>
          <table:table-cell table:style-name="ce25" office:value-type="float" office:value="23265" calcext:value-type="float">
            <text:p><text:s/>23 265 </text:p>
          </table:table-cell>
          <table:table-cell table:style-name="ce25" office:value-type="float" office:value="12785" calcext:value-type="float">
            <text:p><text:s/>12 785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5465" calcext:value-type="float">
            <text:p><text:s/>5 465 </text:p>
          </table:table-cell>
          <table:table-cell table:style-name="ce25" office:value-type="float" office:value="6855" calcext:value-type="float">
            <text:p><text:s/>6 855 </text:p>
          </table:table-cell>
          <table:table-cell table:style-name="ce25" office:value-type="float" office:value="18600" calcext:value-type="float">
            <text:p><text:s/>18 600 </text:p>
          </table:table-cell>
          <table:table-cell table:style-name="ce25" office:value-type="float" office:value="14770" calcext:value-type="float">
            <text:p><text:s/>14 770 </text:p>
          </table:table-cell>
          <table:table-cell table:style-name="ce25" office:value-type="float" office:value="19190" calcext:value-type="float">
            <text:p><text:s/>19 190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17810" calcext:value-type="float">
            <text:p><text:s/>17 81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2785" calcext:value-type="float">
            <text:p><text:s/>12 785 </text:p>
          </table:table-cell>
          <table:table-cell table:style-name="ce25" office:value-type="float" office:value="22105" calcext:value-type="float">
            <text:p><text:s/>22 105 </text:p>
          </table:table-cell>
          <table:table-cell table:style-name="ce25" office:value-type="float" office:value="17605" calcext:value-type="float">
            <text:p><text:s/>17 605 </text:p>
          </table:table-cell>
          <table:table-cell table:style-name="ce25" office:value-type="float" office:value="17515" calcext:value-type="float">
            <text:p><text:s/>17 515 </text:p>
          </table:table-cell>
          <table:table-cell table:style-name="ce25" office:value-type="float" office:value="3460" calcext:value-type="float">
            <text:p><text:s/>3 460 </text:p>
          </table:table-cell>
          <table:table-cell table:style-name="ce25" office:value-type="float" office:value="18655" calcext:value-type="float">
            <text:p><text:s/>18 655 </text:p>
          </table:table-cell>
          <table:table-cell table:style-name="ce25" office:value-type="float" office:value="17250" calcext:value-type="float">
            <text:p><text:s/>17 250 </text:p>
          </table:table-cell>
          <table:table-cell table:style-name="ce25" office:value-type="float" office:value="2085" calcext:value-type="float">
            <text:p><text:s/>2 085 </text:p>
          </table:table-cell>
          <table:table-cell table:style-name="ce25" office:value-type="float" office:value="18165" calcext:value-type="float">
            <text:p><text:s/>18 165 </text:p>
          </table:table-cell>
          <table:table-cell table:style-name="ce25" office:value-type="float" office:value="21230" calcext:value-type="float">
            <text:p><text:s/>21 230 </text:p>
          </table:table-cell>
          <table:table-cell table:style-name="ce25" office:value-type="float" office:value="5390" calcext:value-type="float">
            <text:p><text:s/>5 390 </text:p>
          </table:table-cell>
          <table:table-cell table:style-name="ce25" office:value-type="float" office:value="18705" calcext:value-type="float">
            <text:p><text:s/>18 705 </text:p>
          </table:table-cell>
          <table:table-cell table:style-name="ce25" office:value-type="float" office:value="19035" calcext:value-type="float">
            <text:p><text:s/>19 035 </text:p>
          </table:table-cell>
          <table:table-cell table:style-name="ce25" office:value-type="float" office:value="20130" calcext:value-type="float">
            <text:p><text:s/>20 130 </text:p>
          </table:table-cell>
          <table:table-cell table:style-name="ce25" office:value-type="float" office:value="12295" calcext:value-type="float">
            <text:p><text:s/>12 295 </text:p>
          </table:table-cell>
          <table:table-cell table:style-name="ce25" office:value-type="float" office:value="16605" calcext:value-type="float">
            <text:p><text:s/>16 605 </text:p>
          </table:table-cell>
          <table:table-cell table:style-name="ce25" office:value-type="float" office:value="16415" calcext:value-type="float">
            <text:p><text:s/>16 415 </text:p>
          </table:table-cell>
          <table:table-cell table:style-name="ce25" office:value-type="float" office:value="22685" calcext:value-type="float">
            <text:p><text:s/>22 685 </text:p>
          </table:table-cell>
          <table:table-cell table:style-name="ce25" office:value-type="float" office:value="14695" calcext:value-type="float">
            <text:p><text:s/>14 695 </text:p>
          </table:table-cell>
          <table:table-cell table:style-name="ce25" office:value-type="float" office:value="19600" calcext:value-type="float">
            <text:p><text:s/>19 600 </text:p>
          </table:table-cell>
          <table:table-cell table:style-name="ce25" office:value-type="float" office:value="14350" calcext:value-type="float">
            <text:p><text:s/>14 350 </text:p>
          </table:table-cell>
          <table:table-cell table:style-name="ce25" office:value-type="float" office:value="17185" calcext:value-type="float">
            <text:p><text:s/>17 185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18835" calcext:value-type="float">
            <text:p><text:s/>18 835 </text:p>
          </table:table-cell>
          <table:table-cell table:style-name="ce25" office:value-type="float" office:value="15435" calcext:value-type="float">
            <text:p><text:s/>15 43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5590" calcext:value-type="float">
            <text:p><text:s/>15 590 </text:p>
          </table:table-cell>
          <table:table-cell table:style-name="ce25" office:value-type="float" office:value="16680" calcext:value-type="float">
            <text:p><text:s/>16 680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15730" calcext:value-type="float">
            <text:p><text:s/>15 730 </text:p>
          </table:table-cell>
          <table:table-cell table:style-name="ce25" office:value-type="float" office:value="17085" calcext:value-type="float">
            <text:p><text:s/>17 085 </text:p>
          </table:table-cell>
          <table:table-cell table:style-name="ce25" office:value-type="float" office:value="13900" calcext:value-type="float">
            <text:p><text:s/>13 900 </text:p>
          </table:table-cell>
          <table:table-cell table:style-name="ce25" office:value-type="float" office:value="5375" calcext:value-type="float">
            <text:p><text:s/>5 375 </text:p>
          </table:table-cell>
          <table:table-cell table:style-name="ce25" office:value-type="float" office:value="13180" calcext:value-type="float">
            <text:p><text:s/>13 180 </text:p>
          </table:table-cell>
          <table:table-cell table:style-name="ce25" office:value-type="float" office:value="8820" calcext:value-type="float">
            <text:p><text:s/>8 820 </text:p>
          </table:table-cell>
          <table:table-cell table:style-name="ce25" office:value-type="float" office:value="23765" calcext:value-type="float">
            <text:p><text:s/>23 765 </text:p>
          </table:table-cell>
          <table:table-cell table:style-name="ce25" office:value-type="float" office:value="8770" calcext:value-type="float">
            <text:p><text:s/>8 770 </text:p>
          </table:table-cell>
          <table:table-cell table:style-name="ce25" office:value-type="float" office:value="1085" calcext:value-type="float">
            <text:p><text:s/>1 085 </text:p>
          </table:table-cell>
          <table:table-cell table:style-name="ce25" office:value-type="float" office:value="19190" calcext:value-type="float">
            <text:p><text:s/>19 190 </text:p>
          </table:table-cell>
          <table:table-cell table:style-name="ce25" office:value-type="float" office:value="10535" calcext:value-type="float">
            <text:p><text:s/>10 535 </text:p>
          </table:table-cell>
          <table:table-cell table:style-name="ce25" office:value-type="float" office:value="7860" calcext:value-type="float">
            <text:p><text:s/>7 860 </text:p>
          </table:table-cell>
          <table:table-cell table:style-name="ce25" office:value-type="float" office:value="15980" calcext:value-type="float">
            <text:p><text:s/>15 980 </text:p>
          </table:table-cell>
          <table:table-cell table:style-name="ce25" office:value-type="float" office:value="8760" calcext:value-type="float">
            <text:p><text:s/>8 760 </text:p>
          </table:table-cell>
          <table:table-cell table:style-name="ce25" office:value-type="float" office:value="19860" calcext:value-type="float">
            <text:p><text:s/>19 860 </text:p>
          </table:table-cell>
          <table:table-cell table:style-name="ce25" office:value-type="float" office:value="19805" calcext:value-type="float">
            <text:p><text:s/>19 805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1265" calcext:value-type="float">
            <text:p><text:s/>1 265 </text:p>
          </table:table-cell>
          <table:table-cell table:style-name="ce25" office:value-type="float" office:value="13195" calcext:value-type="float">
            <text:p><text:s/>13 195 </text:p>
          </table:table-cell>
          <table:table-cell table:style-name="ce25" office:value-type="float" office:value="1280" calcext:value-type="float">
            <text:p><text:s/>1 280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logements_privés_maison_jumelée</text:p>
          </table:table-cell>
          <table:table-cell table:style-name="ce25" office:value-type="float" office:value="785" calcext:value-type="float">
            <text:p><text:s/>785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1785" calcext:value-type="float">
            <text:p><text:s/>1 785 </text:p>
          </table:table-cell>
          <table:table-cell table:style-name="ce25" office:value-type="float" office:value="1170" calcext:value-type="float">
            <text:p><text:s/>1 170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2860" calcext:value-type="float">
            <text:p><text:s/>2 860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870" calcext:value-type="float">
            <text:p><text:s/>870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745" calcext:value-type="float">
            <text:p><text:s/>745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1555" calcext:value-type="float">
            <text:p><text:s/>1 555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1725" calcext:value-type="float">
            <text:p><text:s/>1 725 </text:p>
          </table:table-cell>
          <table:table-cell table:style-name="ce25" office:value-type="float" office:value="1310" calcext:value-type="float">
            <text:p><text:s/>1 310 </text:p>
          </table:table-cell>
          <table:table-cell table:style-name="ce25" office:value-type="float" office:value="4430" calcext:value-type="float">
            <text:p><text:s/>4 430 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2460" calcext:value-type="float">
            <text:p><text:s/>2 460 </text:p>
          </table:table-cell>
          <table:table-cell table:style-name="ce25" office:value-type="float" office:value="2140" calcext:value-type="float">
            <text:p><text:s/>2 140 </text:p>
          </table:table-cell>
          <table:table-cell table:style-name="ce25" office:value-type="float" office:value="2905" calcext:value-type="float">
            <text:p><text:s/>2 905 </text:p>
          </table:table-cell>
          <table:table-cell table:style-name="ce25" office:value-type="float" office:value="2600" calcext:value-type="float">
            <text:p><text:s/>2 600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1230" calcext:value-type="float">
            <text:p><text:s/>1 230 </text:p>
          </table:table-cell>
          <table:table-cell table:style-name="ce25" office:value-type="float" office:value="2585" calcext:value-type="float">
            <text:p><text:s/>2 585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510" calcext:value-type="float">
            <text:p><text:s/>2 510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4635" calcext:value-type="float">
            <text:p><text:s/>4 635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825" calcext:value-type="float">
            <text:p><text:s/>825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1835" calcext:value-type="float">
            <text:p><text:s/>1 835 </text:p>
          </table:table-cell>
          <table:table-cell table:style-name="ce25" office:value-type="float" office:value="1135" calcext:value-type="float">
            <text:p><text:s/>1 135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3285" calcext:value-type="float">
            <text:p><text:s/>3 285 </text:p>
          </table:table-cell>
          <table:table-cell table:style-name="ce25" office:value-type="float" office:value="3060" calcext:value-type="float">
            <text:p><text:s/>3 060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1515" calcext:value-type="float">
            <text:p><text:s/>1 515 </text:p>
          </table:table-cell>
          <table:table-cell table:style-name="ce25" office:value-type="float" office:value="4360" calcext:value-type="float">
            <text:p><text:s/>4 360 </text:p>
          </table:table-cell>
          <table:table-cell table:style-name="ce25" office:value-type="float" office:value="2020" calcext:value-type="float">
            <text:p><text:s/>2 020 </text:p>
          </table:table-cell>
          <table:table-cell table:style-name="ce25" office:value-type="float" office:value="2400" calcext:value-type="float">
            <text:p><text:s/>2 40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420" calcext:value-type="float">
            <text:p><text:s/>1 420 </text:p>
          </table:table-cell>
          <table:table-cell table:style-name="ce25" office:value-type="float" office:value="1010" calcext:value-type="float">
            <text:p><text:s/>1 010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2135" calcext:value-type="float">
            <text:p><text:s/>2 135 </text:p>
          </table:table-cell>
          <table:table-cell table:style-name="ce25" office:value-type="float" office:value="1570" calcext:value-type="float">
            <text:p><text:s/>1 570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730" calcext:value-type="float">
            <text:p><text:s/>730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2190" calcext:value-type="float">
            <text:p><text:s/>2 190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1840" calcext:value-type="float">
            <text:p><text:s/>1 840 </text:p>
          </table:table-cell>
          <table:table-cell table:style-name="ce25" office:value-type="float" office:value="2305" calcext:value-type="float">
            <text:p><text:s/>2 305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3350" calcext:value-type="float">
            <text:p><text:s/>3 350 </text:p>
          </table:table-cell>
          <table:table-cell table:style-name="ce25" office:value-type="float" office:value="860" calcext:value-type="float">
            <text:p><text:s/>860 </text:p>
          </table:table-cell>
          <table:table-cell table:style-name="ce25" office:value-type="float" office:value="5420" calcext:value-type="float">
            <text:p><text:s/>5 420 </text:p>
          </table:table-cell>
          <table:table-cell table:style-name="ce25" office:value-type="float" office:value="1710" calcext:value-type="float">
            <text:p><text:s/>1 710 </text:p>
          </table:table-cell>
          <table:table-cell table:style-name="ce25" office:value-type="float" office:value="3990" calcext:value-type="float">
            <text:p><text:s/>3 990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1865" calcext:value-type="float">
            <text:p><text:s/>1 865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860" calcext:value-type="float">
            <text:p><text:s/>860 </text:p>
          </table:table-cell>
          <table:table-cell table:style-name="ce25" office:value-type="float" office:value="1000" calcext:value-type="float">
            <text:p><text:s/>1 000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730" calcext:value-type="float">
            <text:p><text:s/>730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4025" calcext:value-type="float">
            <text:p><text:s/>4 025 </text:p>
          </table:table-cell>
          <table:table-cell table:style-name="ce25" office:value-type="float" office:value="1655" calcext:value-type="float">
            <text:p><text:s/>1 65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820" calcext:value-type="float">
            <text:p><text:s/>1 820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2000" calcext:value-type="float">
            <text:p><text:s/>2 000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1235" calcext:value-type="float">
            <text:p><text:s/>1 235 </text:p>
          </table:table-cell>
          <table:table-cell table:style-name="ce25" office:value-type="float" office:value="1955" calcext:value-type="float">
            <text:p><text:s/>1 95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775" calcext:value-type="float">
            <text:p><text:s/>1 775 </text:p>
          </table:table-cell>
          <table:table-cell table:style-name="ce25" office:value-type="float" office:value="2775" calcext:value-type="float">
            <text:p><text:s/>2 775 </text:p>
          </table:table-cell>
          <table:table-cell table:style-name="ce25" office:value-type="float" office:value="3050" calcext:value-type="float">
            <text:p><text:s/>3 050 </text:p>
          </table:table-cell>
          <table:table-cell table:style-name="ce25" office:value-type="float" office:value="1975" calcext:value-type="float">
            <text:p><text:s/>1 975 </text:p>
          </table:table-cell>
          <table:table-cell table:style-name="ce25" office:value-type="float" office:value="2875" calcext:value-type="float">
            <text:p><text:s/>2 875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2795" calcext:value-type="float">
            <text:p><text:s/>2 79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2140" calcext:value-type="float">
            <text:p><text:s/>2 140 </text:p>
          </table:table-cell>
          <table:table-cell table:style-name="ce25" office:value-type="float" office:value="1465" calcext:value-type="float">
            <text:p><text:s/>1 465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<text:span text:style-name="T1">logements_privés_</text:span>maison_rangée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965" calcext:value-type="float">
            <text:p><text:s/>96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1400" calcext:value-type="float">
            <text:p><text:s/>1 40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2500" calcext:value-type="float">
            <text:p><text:s/>2 500 </text:p>
          </table:table-cell>
          <table:table-cell table:style-name="ce25" office:value-type="float" office:value="940" calcext:value-type="float">
            <text:p><text:s/>94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900" calcext:value-type="float">
            <text:p><text:s/>900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775" calcext:value-type="float">
            <text:p><text:s/>77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715" calcext:value-type="float">
            <text:p><text:s/>715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2810" calcext:value-type="float">
            <text:p><text:s/>2 81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055" calcext:value-type="float">
            <text:p><text:s/>2 05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2130" calcext:value-type="float">
            <text:p><text:s/>2 130 </text:p>
          </table:table-cell>
          <table:table-cell table:style-name="ce25" office:value-type="float" office:value="710" calcext:value-type="float">
            <text:p><text:s/>710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1035" calcext:value-type="float">
            <text:p><text:s/>1 03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870" calcext:value-type="float">
            <text:p><text:s/>87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975" calcext:value-type="float">
            <text:p><text:s/>97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1870" calcext:value-type="float">
            <text:p><text:s/>1 87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2425" calcext:value-type="float">
            <text:p><text:s/>2 425 </text:p>
          </table:table-cell>
          <table:table-cell table:style-name="ce25" office:value-type="float" office:value="1930" calcext:value-type="float">
            <text:p><text:s/>1 93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3680" calcext:value-type="float">
            <text:p><text:s/>3 68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275" calcext:value-type="float">
            <text:p><text:s/>1 27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2840" calcext:value-type="float">
            <text:p><text:s/>2 84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3235" calcext:value-type="float">
            <text:p><text:s/>3 235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1295" calcext:value-type="float">
            <text:p><text:s/>1 29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2185" calcext:value-type="float">
            <text:p><text:s/>2 185 </text:p>
          </table:table-cell>
          <table:table-cell table:style-name="ce25" office:value-type="float" office:value="1905" calcext:value-type="float">
            <text:p><text:s/>1 905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1870" calcext:value-type="float">
            <text:p><text:s/>1 87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640" calcext:value-type="float">
            <text:p><text:s/>640 </text:p>
          </table:table-cell>
          <table:table-cell table:style-name="ce25" office:value-type="float" office:value="1885" calcext:value-type="float">
            <text:p><text:s/>1 885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<text:span text:style-name="T1">logements_privés_</text:span>appartement_pleinpied_ou_duplex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1215" calcext:value-type="float">
            <text:p><text:s/>1 215 </text:p>
          </table:table-cell>
          <table:table-cell table:style-name="ce25" office:value-type="float" office:value="3560" calcext:value-type="float">
            <text:p><text:s/>3 560 </text:p>
          </table:table-cell>
          <table:table-cell table:style-name="ce25" office:value-type="float" office:value="3365" calcext:value-type="float">
            <text:p><text:s/>3 365 </text:p>
          </table:table-cell>
          <table:table-cell table:style-name="ce25" office:value-type="float" office:value="2030" calcext:value-type="float">
            <text:p><text:s/>2 030 </text:p>
          </table:table-cell>
          <table:table-cell table:style-name="ce25" office:value-type="float" office:value="1850" calcext:value-type="float">
            <text:p><text:s/>1 850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3475" calcext:value-type="float">
            <text:p><text:s/>3 475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2860" calcext:value-type="float">
            <text:p><text:s/>2 860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5050" calcext:value-type="float">
            <text:p><text:s/>5 050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6130" calcext:value-type="float">
            <text:p><text:s/>6 130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2940" calcext:value-type="float">
            <text:p><text:s/>2 940 </text:p>
          </table:table-cell>
          <table:table-cell table:style-name="ce25" office:value-type="float" office:value="2130" calcext:value-type="float">
            <text:p><text:s/>2 130 </text:p>
          </table:table-cell>
          <table:table-cell table:style-name="ce25" office:value-type="float" office:value="2135" calcext:value-type="float">
            <text:p><text:s/>2 135 </text:p>
          </table:table-cell>
          <table:table-cell table:style-name="ce25" office:value-type="float" office:value="2260" calcext:value-type="float">
            <text:p><text:s/>2 260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2350" calcext:value-type="float">
            <text:p><text:s/>2 350 </text:p>
          </table:table-cell>
          <table:table-cell table:style-name="ce25" office:value-type="float" office:value="3435" calcext:value-type="float">
            <text:p><text:s/>3 435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1010" calcext:value-type="float">
            <text:p><text:s/>1 010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4410" calcext:value-type="float">
            <text:p><text:s/>4 410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1555" calcext:value-type="float">
            <text:p><text:s/>1 555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775" calcext:value-type="float">
            <text:p><text:s/>775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4770" calcext:value-type="float">
            <text:p><text:s/>4 770 </text:p>
          </table:table-cell>
          <table:table-cell table:style-name="ce25" office:value-type="float" office:value="2260" calcext:value-type="float">
            <text:p><text:s/>2 260 </text:p>
          </table:table-cell>
          <table:table-cell table:style-name="ce25" office:value-type="float" office:value="1135" calcext:value-type="float">
            <text:p><text:s/>1 135 </text:p>
          </table:table-cell>
          <table:table-cell table:style-name="ce25" office:value-type="float" office:value="1940" calcext:value-type="float">
            <text:p><text:s/>1 940 </text:p>
          </table:table-cell>
          <table:table-cell table:style-name="ce25" office:value-type="float" office:value="2720" calcext:value-type="float">
            <text:p><text:s/>2 720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3720" calcext:value-type="float">
            <text:p><text:s/>3 720 </text:p>
          </table:table-cell>
          <table:table-cell table:style-name="ce25" office:value-type="float" office:value="3375" calcext:value-type="float">
            <text:p><text:s/>3 375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2755" calcext:value-type="float">
            <text:p><text:s/>2 755 </text:p>
          </table:table-cell>
          <table:table-cell table:style-name="ce25" office:value-type="float" office:value="2375" calcext:value-type="float">
            <text:p><text:s/>2 375 </text:p>
          </table:table-cell>
          <table:table-cell table:style-name="ce25" office:value-type="float" office:value="3740" calcext:value-type="float">
            <text:p><text:s/>3 740 </text:p>
          </table:table-cell>
          <table:table-cell table:style-name="ce25" office:value-type="float" office:value="1635" calcext:value-type="float">
            <text:p><text:s/>1 635 </text:p>
          </table:table-cell>
          <table:table-cell table:style-name="ce25" office:value-type="float" office:value="640" calcext:value-type="float">
            <text:p><text:s/>640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2440" calcext:value-type="float">
            <text:p><text:s/>2 440 </text:p>
          </table:table-cell>
          <table:table-cell table:style-name="ce25" office:value-type="float" office:value="2795" calcext:value-type="float">
            <text:p><text:s/>2 79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940" calcext:value-type="float">
            <text:p><text:s/>1 940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5740" calcext:value-type="float">
            <text:p><text:s/>5 740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3310" calcext:value-type="float">
            <text:p><text:s/>3 310 </text:p>
          </table:table-cell>
          <table:table-cell table:style-name="ce25" office:value-type="float" office:value="2225" calcext:value-type="float">
            <text:p><text:s/>2 225 </text:p>
          </table:table-cell>
          <table:table-cell table:style-name="ce25" office:value-type="float" office:value="2145" calcext:value-type="float">
            <text:p><text:s/>2 145 </text:p>
          </table:table-cell>
          <table:table-cell table:style-name="ce25" office:value-type="float" office:value="1935" calcext:value-type="float">
            <text:p><text:s/>1 935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18450" calcext:value-type="float">
            <text:p><text:s/>18 450 </text:p>
          </table:table-cell>
          <table:table-cell table:style-name="ce25" office:value-type="float" office:value="2500" calcext:value-type="float">
            <text:p><text:s/>2 500 </text:p>
          </table:table-cell>
          <table:table-cell table:style-name="ce25" office:value-type="float" office:value="3775" calcext:value-type="float">
            <text:p><text:s/>3 775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5420" calcext:value-type="float">
            <text:p><text:s/>5 420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2605" calcext:value-type="float">
            <text:p><text:s/>2 60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2630" calcext:value-type="float">
            <text:p><text:s/>2 63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865" calcext:value-type="float">
            <text:p><text:s/>2 865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7265" calcext:value-type="float">
            <text:p><text:s/>7 265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1985" calcext:value-type="float">
            <text:p><text:s/>1 985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2845" calcext:value-type="float">
            <text:p><text:s/>2 845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1960" calcext:value-type="float">
            <text:p><text:s/>1 960 </text:p>
          </table:table-cell>
          <table:table-cell table:style-name="ce25" office:value-type="float" office:value="2180" calcext:value-type="float">
            <text:p><text:s/>2 180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955" calcext:value-type="float">
            <text:p><text:s/>1 955 </text:p>
          </table:table-cell>
          <table:table-cell table:style-name="ce25" office:value-type="float" office:value="5050" calcext:value-type="float">
            <text:p><text:s/>5 050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2105" calcext:value-type="float">
            <text:p><text:s/>2 105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2320" calcext:value-type="float">
            <text:p><text:s/>2 320 </text:p>
          </table:table-cell>
          <table:table-cell table:style-name="ce25" office:value-type="float" office:value="6855" calcext:value-type="float">
            <text:p><text:s/>6 855 </text:p>
          </table:table-cell>
          <table:table-cell table:style-name="ce25" office:value-type="float" office:value="2525" calcext:value-type="float">
            <text:p><text:s/>2 525 </text:p>
          </table:table-cell>
          <table:table-cell table:style-name="ce25" office:value-type="float" office:value="1510" calcext:value-type="float">
            <text:p><text:s/>1 510 </text:p>
          </table:table-cell>
          <table:table-cell table:style-name="ce25" office:value-type="float" office:value="4155" calcext:value-type="float">
            <text:p><text:s/>4 155 </text:p>
          </table:table-cell>
          <table:table-cell table:style-name="ce25" office:value-type="float" office:value="2275" calcext:value-type="float">
            <text:p><text:s/>2 275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2135" calcext:value-type="float">
            <text:p><text:s/>2 135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2175" calcext:value-type="float">
            <text:p><text:s/>2 175 </text:p>
          </table:table-cell>
          <table:table-cell table:style-name="ce25" office:value-type="float" office:value="1715" calcext:value-type="float">
            <text:p><text:s/>1 715 </text:p>
          </table:table-cell>
          <table:table-cell table:style-name="ce25" office:value-type="float" office:value="2390" calcext:value-type="float">
            <text:p><text:s/>2 390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1065" calcext:value-type="float">
            <text:p><text:s/>1 065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820" calcext:value-type="float">
            <text:p><text:s/>82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7165" calcext:value-type="float">
            <text:p><text:s/>7 165 </text:p>
          </table:table-cell>
          <table:table-cell table:style-name="ce25" office:value-type="float" office:value="6515" calcext:value-type="float">
            <text:p><text:s/>6 51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540" calcext:value-type="float">
            <text:p><text:s/>540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<text:span text:style-name="T1">logements_privés_</text:span>appartement_immeuble_moins_de_cinq_étages</text:p>
          </table:table-cell>
          <table:table-cell table:style-name="ce25" office:value-type="float" office:value="5115" calcext:value-type="float">
            <text:p><text:s/>5 115 </text:p>
          </table:table-cell>
          <table:table-cell table:style-name="ce25" office:value-type="float" office:value="3405" calcext:value-type="float">
            <text:p><text:s/>3 405 </text:p>
          </table:table-cell>
          <table:table-cell table:style-name="ce25" office:value-type="float" office:value="14125" calcext:value-type="float">
            <text:p><text:s/>14 125 </text:p>
          </table:table-cell>
          <table:table-cell table:style-name="ce25" office:value-type="float" office:value="16905" calcext:value-type="float">
            <text:p><text:s/>16 905 </text:p>
          </table:table-cell>
          <table:table-cell table:style-name="ce25" office:value-type="float" office:value="3110" calcext:value-type="float">
            <text:p><text:s/>3 110 </text:p>
          </table:table-cell>
          <table:table-cell table:style-name="ce25" office:value-type="float" office:value="9635" calcext:value-type="float">
            <text:p><text:s/>9 635 </text:p>
          </table:table-cell>
          <table:table-cell table:style-name="ce25" office:value-type="float" office:value="2675" calcext:value-type="float">
            <text:p><text:s/>2 675 </text:p>
          </table:table-cell>
          <table:table-cell table:style-name="ce25" office:value-type="float" office:value="5110" calcext:value-type="float">
            <text:p><text:s/>5 110 </text:p>
          </table:table-cell>
          <table:table-cell table:style-name="ce25" office:value-type="float" office:value="8555" calcext:value-type="float">
            <text:p><text:s/>8 555 </text:p>
          </table:table-cell>
          <table:table-cell table:style-name="ce25" office:value-type="float" office:value="2870" calcext:value-type="float">
            <text:p><text:s/>2 870 </text:p>
          </table:table-cell>
          <table:table-cell table:style-name="ce25" office:value-type="float" office:value="3655" calcext:value-type="float">
            <text:p><text:s/>3 655 </text:p>
          </table:table-cell>
          <table:table-cell table:style-name="ce25" office:value-type="float" office:value="3910" calcext:value-type="float">
            <text:p><text:s/>3 910 </text:p>
          </table:table-cell>
          <table:table-cell table:style-name="ce25" office:value-type="float" office:value="6180" calcext:value-type="float">
            <text:p><text:s/>6 180 </text:p>
          </table:table-cell>
          <table:table-cell table:style-name="ce25" office:value-type="float" office:value="2230" calcext:value-type="float">
            <text:p><text:s/>2 230 </text:p>
          </table:table-cell>
          <table:table-cell table:style-name="ce25" office:value-type="float" office:value="6835" calcext:value-type="float">
            <text:p><text:s/>6 835 </text:p>
          </table:table-cell>
          <table:table-cell table:style-name="ce25" office:value-type="float" office:value="21405" calcext:value-type="float">
            <text:p><text:s/>21 405 </text:p>
          </table:table-cell>
          <table:table-cell table:style-name="ce25" office:value-type="float" office:value="8335" calcext:value-type="float">
            <text:p><text:s/>8 335 </text:p>
          </table:table-cell>
          <table:table-cell table:style-name="ce25" office:value-type="float" office:value="20275" calcext:value-type="float">
            <text:p><text:s/>20 275 </text:p>
          </table:table-cell>
          <table:table-cell table:style-name="ce25" office:value-type="float" office:value="6765" calcext:value-type="float">
            <text:p><text:s/>6 765 </text:p>
          </table:table-cell>
          <table:table-cell table:style-name="ce25" office:value-type="float" office:value="8170" calcext:value-type="float">
            <text:p><text:s/>8 170 </text:p>
          </table:table-cell>
          <table:table-cell table:style-name="ce25" office:value-type="float" office:value="10965" calcext:value-type="float">
            <text:p><text:s/>10 965 </text:p>
          </table:table-cell>
          <table:table-cell table:style-name="ce25" office:value-type="float" office:value="13375" calcext:value-type="float">
            <text:p><text:s/>13 375 </text:p>
          </table:table-cell>
          <table:table-cell table:style-name="ce25" office:value-type="float" office:value="3855" calcext:value-type="float">
            <text:p><text:s/>3 855 </text:p>
          </table:table-cell>
          <table:table-cell table:style-name="ce25" office:value-type="float" office:value="6115" calcext:value-type="float">
            <text:p><text:s/>6 115 </text:p>
          </table:table-cell>
          <table:table-cell table:style-name="ce25" office:value-type="float" office:value="4985" calcext:value-type="float">
            <text:p><text:s/>4 985 </text:p>
          </table:table-cell>
          <table:table-cell table:style-name="ce25" office:value-type="float" office:value="8615" calcext:value-type="float">
            <text:p><text:s/>8 615 </text:p>
          </table:table-cell>
          <table:table-cell table:style-name="ce25" office:value-type="float" office:value="12875" calcext:value-type="float">
            <text:p><text:s/>12 875 </text:p>
          </table:table-cell>
          <table:table-cell table:style-name="ce25" office:value-type="float" office:value="5890" calcext:value-type="float">
            <text:p><text:s/>5 890 </text:p>
          </table:table-cell>
          <table:table-cell table:style-name="ce25" office:value-type="float" office:value="4355" calcext:value-type="float">
            <text:p><text:s/>4 355 </text:p>
          </table:table-cell>
          <table:table-cell table:style-name="ce25" office:value-type="float" office:value="16055" calcext:value-type="float">
            <text:p><text:s/>16 055 </text:p>
          </table:table-cell>
          <table:table-cell table:style-name="ce25" office:value-type="float" office:value="8005" calcext:value-type="float">
            <text:p><text:s/>8 005 </text:p>
          </table:table-cell>
          <table:table-cell table:style-name="ce25" office:value-type="float" office:value="7795" calcext:value-type="float">
            <text:p><text:s/>7 795 </text:p>
          </table:table-cell>
          <table:table-cell table:style-name="ce25" office:value-type="float" office:value="2765" calcext:value-type="float">
            <text:p><text:s/>2 765 </text:p>
          </table:table-cell>
          <table:table-cell table:style-name="ce25" office:value-type="float" office:value="3695" calcext:value-type="float">
            <text:p><text:s/>3 695 </text:p>
          </table:table-cell>
          <table:table-cell table:style-name="ce25" office:value-type="float" office:value="5435" calcext:value-type="float">
            <text:p><text:s/>5 435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1910" calcext:value-type="float">
            <text:p><text:s/>1 910 </text:p>
          </table:table-cell>
          <table:table-cell table:style-name="ce25" office:value-type="float" office:value="26700" calcext:value-type="float">
            <text:p><text:s/>26 700 </text:p>
          </table:table-cell>
          <table:table-cell table:style-name="ce25" office:value-type="float" office:value="12765" calcext:value-type="float">
            <text:p><text:s/>12 765 </text:p>
          </table:table-cell>
          <table:table-cell table:style-name="ce25" office:value-type="float" office:value="11820" calcext:value-type="float">
            <text:p><text:s/>11 820 </text:p>
          </table:table-cell>
          <table:table-cell table:style-name="ce25" office:value-type="float" office:value="27880" calcext:value-type="float">
            <text:p><text:s/>27 880 </text:p>
          </table:table-cell>
          <table:table-cell table:style-name="ce25" office:value-type="float" office:value="18545" calcext:value-type="float">
            <text:p><text:s/>18 545 </text:p>
          </table:table-cell>
          <table:table-cell table:style-name="ce25" office:value-type="float" office:value="2100" calcext:value-type="float">
            <text:p><text:s/>2 100 </text:p>
          </table:table-cell>
          <table:table-cell table:style-name="ce25" office:value-type="float" office:value="4985" calcext:value-type="float">
            <text:p><text:s/>4 98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2540" calcext:value-type="float">
            <text:p><text:s/>2 540 </text:p>
          </table:table-cell>
          <table:table-cell table:style-name="ce25" office:value-type="float" office:value="24425" calcext:value-type="float">
            <text:p><text:s/>24 425 </text:p>
          </table:table-cell>
          <table:table-cell table:style-name="ce25" office:value-type="float" office:value="22330" calcext:value-type="float">
            <text:p><text:s/>22 330 </text:p>
          </table:table-cell>
          <table:table-cell table:style-name="ce25" office:value-type="float" office:value="15875" calcext:value-type="float">
            <text:p><text:s/>15 875 </text:p>
          </table:table-cell>
          <table:table-cell table:style-name="ce25" office:value-type="float" office:value="7940" calcext:value-type="float">
            <text:p><text:s/>7 940 </text:p>
          </table:table-cell>
          <table:table-cell table:style-name="ce25" office:value-type="float" office:value="10730" calcext:value-type="float">
            <text:p><text:s/>10 730 </text:p>
          </table:table-cell>
          <table:table-cell table:style-name="ce25" office:value-type="float" office:value="6680" calcext:value-type="float">
            <text:p><text:s/>6 680 </text:p>
          </table:table-cell>
          <table:table-cell table:style-name="ce25" office:value-type="float" office:value="6405" calcext:value-type="float">
            <text:p><text:s/>6 405 </text:p>
          </table:table-cell>
          <table:table-cell table:style-name="ce25" office:value-type="float" office:value="10975" calcext:value-type="float">
            <text:p><text:s/>10 975 </text:p>
          </table:table-cell>
          <table:table-cell table:style-name="ce25" office:value-type="float" office:value="7440" calcext:value-type="float">
            <text:p><text:s/>7 440 </text:p>
          </table:table-cell>
          <table:table-cell table:style-name="ce25" office:value-type="float" office:value="4175" calcext:value-type="float">
            <text:p><text:s/>4 175 </text:p>
          </table:table-cell>
          <table:table-cell table:style-name="ce25" office:value-type="float" office:value="4105" calcext:value-type="float">
            <text:p><text:s/>4 105 </text:p>
          </table:table-cell>
          <table:table-cell table:style-name="ce25" office:value-type="float" office:value="7810" calcext:value-type="float">
            <text:p><text:s/>7 810 </text:p>
          </table:table-cell>
          <table:table-cell table:style-name="ce25" office:value-type="float" office:value="13960" calcext:value-type="float">
            <text:p><text:s/>13 960 </text:p>
          </table:table-cell>
          <table:table-cell table:style-name="ce25" office:value-type="float" office:value="6365" calcext:value-type="float">
            <text:p><text:s/>6 365 </text:p>
          </table:table-cell>
          <table:table-cell table:style-name="ce25" office:value-type="float" office:value="27240" calcext:value-type="float">
            <text:p><text:s/>27 240 </text:p>
          </table:table-cell>
          <table:table-cell table:style-name="ce25" office:value-type="float" office:value="17900" calcext:value-type="float">
            <text:p><text:s/>17 900 </text:p>
          </table:table-cell>
          <table:table-cell table:style-name="ce25" office:value-type="float" office:value="10180" calcext:value-type="float">
            <text:p><text:s/>10 180 </text:p>
          </table:table-cell>
          <table:table-cell table:style-name="ce25" office:value-type="float" office:value="4565" calcext:value-type="float">
            <text:p><text:s/>4 565 </text:p>
          </table:table-cell>
          <table:table-cell table:style-name="ce25" office:value-type="float" office:value="12160" calcext:value-type="float">
            <text:p><text:s/>12 160 </text:p>
          </table:table-cell>
          <table:table-cell table:style-name="ce25" office:value-type="float" office:value="4810" calcext:value-type="float">
            <text:p><text:s/>4 810 </text:p>
          </table:table-cell>
          <table:table-cell table:style-name="ce25" office:value-type="float" office:value="5230" calcext:value-type="float">
            <text:p><text:s/>5 230 </text:p>
          </table:table-cell>
          <table:table-cell table:style-name="ce25" office:value-type="float" office:value="10990" calcext:value-type="float">
            <text:p><text:s/>10 990 </text:p>
          </table:table-cell>
          <table:table-cell table:style-name="ce25" office:value-type="float" office:value="18820" calcext:value-type="float">
            <text:p><text:s/>18 820 </text:p>
          </table:table-cell>
          <table:table-cell table:style-name="ce25" office:value-type="float" office:value="14190" calcext:value-type="float">
            <text:p><text:s/>14 190 </text:p>
          </table:table-cell>
          <table:table-cell table:style-name="ce25" office:value-type="float" office:value="3710" calcext:value-type="float">
            <text:p><text:s/>3 710 </text:p>
          </table:table-cell>
          <table:table-cell table:style-name="ce25" office:value-type="float" office:value="6560" calcext:value-type="float">
            <text:p><text:s/>6 560 </text:p>
          </table:table-cell>
          <table:table-cell table:style-name="ce25" office:value-type="float" office:value="4615" calcext:value-type="float">
            <text:p><text:s/>4 615 </text:p>
          </table:table-cell>
          <table:table-cell table:style-name="ce25" office:value-type="float" office:value="20915" calcext:value-type="float">
            <text:p><text:s/>20 915 </text:p>
          </table:table-cell>
          <table:table-cell table:style-name="ce25" office:value-type="float" office:value="2575" calcext:value-type="float">
            <text:p><text:s/>2 575 </text:p>
          </table:table-cell>
          <table:table-cell table:style-name="ce25" office:value-type="float" office:value="30730" calcext:value-type="float">
            <text:p><text:s/>30 730 </text:p>
          </table:table-cell>
          <table:table-cell table:style-name="ce25" office:value-type="float" office:value="5430" calcext:value-type="float">
            <text:p><text:s/>5 430 </text:p>
          </table:table-cell>
          <table:table-cell table:style-name="ce25" office:value-type="float" office:value="6635" calcext:value-type="float">
            <text:p><text:s/>6 635 </text:p>
          </table:table-cell>
          <table:table-cell table:style-name="ce25" office:value-type="float" office:value="6485" calcext:value-type="float">
            <text:p><text:s/>6 485 </text:p>
          </table:table-cell>
          <table:table-cell table:style-name="ce25" office:value-type="float" office:value="8865" calcext:value-type="float">
            <text:p><text:s/>8 865 </text:p>
          </table:table-cell>
          <table:table-cell table:style-name="ce25" office:value-type="float" office:value="20315" calcext:value-type="float">
            <text:p><text:s/>20 315 </text:p>
          </table:table-cell>
          <table:table-cell table:style-name="ce25" office:value-type="float" office:value="5385" calcext:value-type="float">
            <text:p><text:s/>5 385 </text:p>
          </table:table-cell>
          <table:table-cell table:style-name="ce25" office:value-type="float" office:value="3340" calcext:value-type="float">
            <text:p><text:s/>3 340 </text:p>
          </table:table-cell>
          <table:table-cell table:style-name="ce25" office:value-type="float" office:value="14315" calcext:value-type="float">
            <text:p><text:s/>14 315 </text:p>
          </table:table-cell>
          <table:table-cell table:style-name="ce25" office:value-type="float" office:value="5120" calcext:value-type="float">
            <text:p><text:s/>5 120 </text:p>
          </table:table-cell>
          <table:table-cell table:style-name="ce25" office:value-type="float" office:value="5525" calcext:value-type="float">
            <text:p><text:s/>5 525 </text:p>
          </table:table-cell>
          <table:table-cell table:style-name="ce25" office:value-type="float" office:value="12230" calcext:value-type="float">
            <text:p><text:s/>12 230 </text:p>
          </table:table-cell>
          <table:table-cell table:style-name="ce25" office:value-type="float" office:value="5030" calcext:value-type="float">
            <text:p><text:s/>5 030 </text:p>
          </table:table-cell>
          <table:table-cell table:style-name="ce25" office:value-type="float" office:value="2490" calcext:value-type="float">
            <text:p><text:s/>2 490 </text:p>
          </table:table-cell>
          <table:table-cell table:style-name="ce25" office:value-type="float" office:value="2295" calcext:value-type="float">
            <text:p><text:s/>2 295 </text:p>
          </table:table-cell>
          <table:table-cell table:style-name="ce25" office:value-type="float" office:value="2875" calcext:value-type="float">
            <text:p><text:s/>2 875 </text:p>
          </table:table-cell>
          <table:table-cell table:style-name="ce25" office:value-type="float" office:value="7500" calcext:value-type="float">
            <text:p><text:s/>7 500 </text:p>
          </table:table-cell>
          <table:table-cell table:style-name="ce25" office:value-type="float" office:value="5665" calcext:value-type="float">
            <text:p><text:s/>5 665 </text:p>
          </table:table-cell>
          <table:table-cell table:style-name="ce25" office:value-type="float" office:value="6755" calcext:value-type="float">
            <text:p><text:s/>6 755 </text:p>
          </table:table-cell>
          <table:table-cell table:style-name="ce25" office:value-type="float" office:value="7470" calcext:value-type="float">
            <text:p><text:s/>7 470 </text:p>
          </table:table-cell>
          <table:table-cell table:style-name="ce25" office:value-type="float" office:value="6355" calcext:value-type="float">
            <text:p><text:s/>6 355 </text:p>
          </table:table-cell>
          <table:table-cell table:style-name="ce25" office:value-type="float" office:value="7360" calcext:value-type="float">
            <text:p><text:s/>7 360 </text:p>
          </table:table-cell>
          <table:table-cell table:style-name="ce25" office:value-type="float" office:value="4065" calcext:value-type="float">
            <text:p><text:s/>4 065 </text:p>
          </table:table-cell>
          <table:table-cell table:style-name="ce25" office:value-type="float" office:value="27570" calcext:value-type="float">
            <text:p><text:s/>27 570 </text:p>
          </table:table-cell>
          <table:table-cell table:style-name="ce25" office:value-type="float" office:value="2670" calcext:value-type="float">
            <text:p><text:s/>2 670 </text:p>
          </table:table-cell>
          <table:table-cell table:style-name="ce25" office:value-type="float" office:value="6270" calcext:value-type="float">
            <text:p><text:s/>6 270 </text:p>
          </table:table-cell>
          <table:table-cell table:style-name="ce25" office:value-type="float" office:value="26150" calcext:value-type="float">
            <text:p><text:s/>26 150 </text:p>
          </table:table-cell>
          <table:table-cell table:style-name="ce25" office:value-type="float" office:value="4145" calcext:value-type="float">
            <text:p><text:s/>4 145 </text:p>
          </table:table-cell>
          <table:table-cell table:style-name="ce25" office:value-type="float" office:value="14000" calcext:value-type="float">
            <text:p><text:s/>14 000 </text:p>
          </table:table-cell>
          <table:table-cell table:style-name="ce25" office:value-type="float" office:value="22165" calcext:value-type="float">
            <text:p><text:s/>22 165 </text:p>
          </table:table-cell>
          <table:table-cell table:style-name="ce25" office:value-type="float" office:value="13740" calcext:value-type="float">
            <text:p><text:s/>13 740 </text:p>
          </table:table-cell>
          <table:table-cell table:style-name="ce25" office:value-type="float" office:value="13510" calcext:value-type="float">
            <text:p><text:s/>13 510 </text:p>
          </table:table-cell>
          <table:table-cell table:style-name="ce25" office:value-type="float" office:value="15525" calcext:value-type="float">
            <text:p><text:s/>15 525 </text:p>
          </table:table-cell>
          <table:table-cell table:style-name="ce25" office:value-type="float" office:value="17710" calcext:value-type="float">
            <text:p><text:s/>17 710 </text:p>
          </table:table-cell>
          <table:table-cell table:style-name="ce25" office:value-type="float" office:value="6050" calcext:value-type="float">
            <text:p><text:s/>6 050 </text:p>
          </table:table-cell>
          <table:table-cell table:style-name="ce25" office:value-type="float" office:value="20750" calcext:value-type="float">
            <text:p><text:s/>20 750 </text:p>
          </table:table-cell>
          <table:table-cell table:style-name="ce25" office:value-type="float" office:value="3860" calcext:value-type="float">
            <text:p><text:s/>3 860 </text:p>
          </table:table-cell>
          <table:table-cell table:style-name="ce25" office:value-type="float" office:value="19260" calcext:value-type="float">
            <text:p><text:s/>19 260 </text:p>
          </table:table-cell>
          <table:table-cell table:style-name="ce25" office:value-type="float" office:value="25000" calcext:value-type="float">
            <text:p><text:s/>25 000 </text:p>
          </table:table-cell>
          <table:table-cell table:style-name="ce25" office:value-type="float" office:value="7315" calcext:value-type="float">
            <text:p><text:s/>7 315 </text:p>
          </table:table-cell>
          <table:table-cell table:style-name="ce25" office:value-type="float" office:value="17505" calcext:value-type="float">
            <text:p><text:s/>17 505 </text:p>
          </table:table-cell>
          <table:table-cell table:style-name="ce25" office:value-type="float" office:value="1780" calcext:value-type="float">
            <text:p><text:s/>1 780 </text:p>
          </table:table-cell>
          <table:table-cell table:style-name="ce25" office:value-type="float" office:value="8530" calcext:value-type="float">
            <text:p><text:s/>8 530 </text:p>
          </table:table-cell>
          <table:table-cell table:style-name="ce25" office:value-type="float" office:value="20105" calcext:value-type="float">
            <text:p><text:s/>20 105 </text:p>
          </table:table-cell>
          <table:table-cell table:style-name="ce25" office:value-type="float" office:value="7935" calcext:value-type="float">
            <text:p><text:s/>7 935 </text:p>
          </table:table-cell>
          <table:table-cell table:style-name="ce25" office:value-type="float" office:value="7055" calcext:value-type="float">
            <text:p><text:s/>7 055 </text:p>
          </table:table-cell>
          <table:table-cell table:style-name="ce25" office:value-type="float" office:value="16410" calcext:value-type="float">
            <text:p><text:s/>16 410 </text:p>
          </table:table-cell>
          <table:table-cell table:style-name="ce25" office:value-type="float" office:value="20860" calcext:value-type="float">
            <text:p><text:s/>20 860 </text:p>
          </table:table-cell>
          <table:table-cell table:style-name="ce25" office:value-type="float" office:value="5945" calcext:value-type="float">
            <text:p><text:s/>5 945 </text:p>
          </table:table-cell>
          <table:table-cell table:style-name="ce25" office:value-type="float" office:value="9325" calcext:value-type="float">
            <text:p><text:s/>9 325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<text:span text:style-name="T1">logements_privés_</text:span>appartement_immeuble_plus_de_cinq_étages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1400" calcext:value-type="float">
            <text:p><text:s/>11 400 </text:p>
          </table:table-cell>
          <table:table-cell table:style-name="ce25" office:value-type="float" office:value="3900" calcext:value-type="float">
            <text:p><text:s/>3 900 </text:p>
          </table:table-cell>
          <table:table-cell table:number-columns-repeated="2" table:style-name="ce25" office:value-type="float" office:value="10" calcext:value-type="float">
            <text:p><text:s/>1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85" calcext:value-type="float">
            <text:p><text:s/>285 </text:p>
          </table:table-cell>
          <table:table-cell table:number-columns-repeated="2" table:style-name="ce25" office:value-type="float" office:value="10" calcext:value-type="float">
            <text:p><text:s/>10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2920" calcext:value-type="float">
            <text:p><text:s/>2 92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935" calcext:value-type="float">
            <text:p><text:s/>935 </text:p>
          </table:table-cell>
          <table:table-cell table:style-name="ce25" office:value-type="float" office:value="8625" calcext:value-type="float">
            <text:p><text:s/>8 62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1730" calcext:value-type="float">
            <text:p><text:s/>11 73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350" calcext:value-type="float">
            <text:p><text:s/>1 35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910" calcext:value-type="float">
            <text:p><text:s/>910 </text:p>
          </table:table-cell>
          <table:table-cell table:style-name="ce25" office:value-type="float" office:value="2605" calcext:value-type="float">
            <text:p><text:s/>2 605 </text:p>
          </table:table-cell>
          <table:table-cell table:style-name="ce25" office:value-type="float" office:value="5895" calcext:value-type="float">
            <text:p><text:s/>5 895 </text:p>
          </table:table-cell>
          <table:table-cell table:style-name="ce25" office:value-type="float" office:value="120" calcext:value-type="float">
            <text:p><text:s/>120 </text:p>
          </table:table-cell>
          <table:table-cell table:number-columns-repeated="2" table:style-name="ce25" office:value-type="float" office:value="5" calcext:value-type="float">
            <text:p><text:s/>5 </text:p>
          </table:table-cell>
          <table:table-cell table:style-name="ce25" office:value-type="float" office:value="2855" calcext:value-type="float">
            <text:p><text:s/>2 855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6015" calcext:value-type="float">
            <text:p><text:s/>6 01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2850" calcext:value-type="float">
            <text:p><text:s/>2 85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900" calcext:value-type="float">
            <text:p><text:s/>900 </text:p>
          </table:table-cell>
          <table:table-cell table:style-name="ce25" office:value-type="float" office:value="3115" calcext:value-type="float">
            <text:p><text:s/>3 11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4395" calcext:value-type="float">
            <text:p><text:s/>4 39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3475" calcext:value-type="float">
            <text:p><text:s/>3 475 </text:p>
          </table:table-cell>
          <table:table-cell table:style-name="ce25" office:value-type="float" office:value="2385" calcext:value-type="float">
            <text:p><text:s/>2 385 </text:p>
          </table:table-cell>
          <table:table-cell table:style-name="ce25" office:value-type="float" office:value="3690" calcext:value-type="float">
            <text:p><text:s/>3 690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760" calcext:value-type="float">
            <text:p><text:s/>76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3670" calcext:value-type="float">
            <text:p><text:s/>3 67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585" calcext:value-type="float">
            <text:p><text:s/>2 58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12605" calcext:value-type="float">
            <text:p><text:s/>12 605 </text:p>
          </table:table-cell>
          <table:table-cell table:style-name="ce25" office:value-type="float" office:value="1110" calcext:value-type="float">
            <text:p><text:s/>1 1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6240" calcext:value-type="float">
            <text:p><text:s/>6 24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100" calcext:value-type="float">
            <text:p><text:s/>1 10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920" calcext:value-type="float">
            <text:p><text:s/>1 92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870" calcext:value-type="float">
            <text:p><text:s/>3 87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9825" calcext:value-type="float">
            <text:p><text:s/>9 825 </text:p>
          </table:table-cell>
          <table:table-cell table:style-name="ce25" office:value-type="float" office:value="1815" calcext:value-type="float">
            <text:p><text:s/>1 81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0880" calcext:value-type="float">
            <text:p><text:s/>10 88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340" calcext:value-type="float">
            <text:p><text:s/>1 340 </text:p>
          </table:table-cell>
          <table:table-cell table:style-name="ce25" office:value-type="float" office:value="5515" calcext:value-type="float">
            <text:p><text:s/>5 51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630" calcext:value-type="float">
            <text:p><text:s/>630 </text:p>
          </table:table-cell>
          <table:table-cell table:style-name="ce25" office:value-type="float" office:value="8615" calcext:value-type="float">
            <text:p><text:s/>8 61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580" calcext:value-type="float">
            <text:p><text:s/>58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7980" calcext:value-type="float">
            <text:p><text:s/>7 98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34035" calcext:value-type="float">
            <text:p><text:s/>34 035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<text:span text:style-name="T1">logements_privés_</text:span>Autre_maison_individuelle_attenante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2" table:style-name="ce25" office:value-type="float" office:value="110" calcext:value-type="float">
            <text:p><text:s/>110 </text:p>
          </table:table-cell>
          <table:table-cell table:number-columns-repeated="2" table:style-name="ce25" office:value-type="float" office:value="465" calcext:value-type="float">
            <text:p><text:s/>46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70" calcext:value-type="float">
            <text:p><text:s/>70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<text:span text:style-name="T1">logements_privés_</text:span>logement_mobile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70" calcext:value-type="float">
            <text:p><text:s/>170 </text:p>
          </table:table-cell>
          <table:table-cell table:number-columns-repeated="2" table:style-name="ce25" office:value-type="float" office:value="195" calcext:value-type="float">
            <text:p><text:s/>19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405" calcext:value-type="float">
            <text:p><text:s/>405 </text:p>
          </table:table-cell>
          <table:table-cell table:number-columns-repeated="2" table:style-name="ce25" office:value-type="float" office:value="5" calcext:value-type="float">
            <text:p><text:s/>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2025" calcext:value-type="float">
            <text:p><text:s/>2 0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485" calcext:value-type="float">
            <text:p><text:s/>48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number-columns-repeated="3" table:style-name="ce25" office:value-type="float" office:value="5" calcext:value-type="float">
            <text:p><text:s/>5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5" calcext:value-type="float">
            <text:p><text:s/>5 </text:p>
          </table:table-cell>
          <table:table-cell table:number-columns-repeated="2" table:style-name="ce25" office:value-type="float" office:value="295" calcext:value-type="float">
            <text:p><text:s/>29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360" calcext:value-type="float">
            <text:p><text:s/>360 </text:p>
          </table:table-cell>
          <table:table-cell table:number-columns-repeated="2" table:style-name="ce25" office:value-type="float" office:value="5" calcext:value-type="float">
            <text:p><text:s/>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255" calcext:value-type="float">
            <text:p><text:s/>255 </text:p>
          </table:table-cell>
          <table:table-cell table:number-columns-repeated="2" table:style-name="ce25" office:value-type="float" office:value="5" calcext:value-type="float">
            <text:p><text:s/>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70" calcext:value-type="float">
            <text:p><text:s/>170 </text:p>
          </table:table-cell>
          <table:table-cell table:number-columns-repeated="2" table:style-name="ce25" office:value-type="float" office:value="5" calcext:value-type="float">
            <text:p><text:s/>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370" calcext:value-type="float">
            <text:p><text:s/>370 </text:p>
          </table:table-cell>
          <table:table-cell table:number-columns-repeated="2" table:style-name="ce25" office:value-type="float" office:value="5" calcext:value-type="float">
            <text:p><text:s/>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5" calcext:value-type="float">
            <text:p><text:s/>5 </text:p>
          </table:table-cell>
          <table:table-cell table:number-columns-repeated="16255"/>
        </table:table-row>
        <table:table-row table:style-name="ro1">
          <table:table-cell table:style-name="ce7" office:value-type="string" calcext:value-type="string">
            <text:p>mode_occupation_propriétaires</text:p>
          </table:table-cell>
          <table:table-cell table:style-name="ce21" office:value-type="float" office:value="12365" calcext:value-type="float">
            <text:p><text:s/>12 365 </text:p>
          </table:table-cell>
          <table:table-cell table:style-name="ce21" office:value-type="float" office:value="14645" calcext:value-type="float">
            <text:p><text:s/>14 645 </text:p>
          </table:table-cell>
          <table:table-cell table:style-name="ce21" office:value-type="float" office:value="13085" calcext:value-type="float">
            <text:p><text:s/>13 085 </text:p>
          </table:table-cell>
          <table:table-cell table:style-name="ce21" office:value-type="float" office:value="11525" calcext:value-type="float">
            <text:p><text:s/>11 525 </text:p>
          </table:table-cell>
          <table:table-cell table:style-name="ce21" office:value-type="float" office:value="21895" calcext:value-type="float">
            <text:p><text:s/>21 895 </text:p>
          </table:table-cell>
          <table:table-cell table:style-name="ce21" office:value-type="float" office:value="23375" calcext:value-type="float">
            <text:p><text:s/>23 375 </text:p>
          </table:table-cell>
          <table:table-cell table:style-name="ce21" office:value-type="float" office:value="18380" calcext:value-type="float">
            <text:p><text:s/>18 380 </text:p>
          </table:table-cell>
          <table:table-cell table:style-name="ce21" office:value-type="float" office:value="20115" calcext:value-type="float">
            <text:p><text:s/>20 115 </text:p>
          </table:table-cell>
          <table:table-cell table:style-name="ce21" office:value-type="float" office:value="16590" calcext:value-type="float">
            <text:p><text:s/>16 590 </text:p>
          </table:table-cell>
          <table:table-cell table:style-name="ce21" office:value-type="float" office:value="19165" calcext:value-type="float">
            <text:p><text:s/>19 165 </text:p>
          </table:table-cell>
          <table:table-cell table:style-name="ce21" office:value-type="float" office:value="25625" calcext:value-type="float">
            <text:p><text:s/>25 625 </text:p>
          </table:table-cell>
          <table:table-cell table:style-name="ce21" office:value-type="float" office:value="23260" calcext:value-type="float">
            <text:p><text:s/>23 260 </text:p>
          </table:table-cell>
          <table:table-cell table:style-name="ce21" office:value-type="float" office:value="23935" calcext:value-type="float">
            <text:p><text:s/>23 935 </text:p>
          </table:table-cell>
          <table:table-cell table:style-name="ce21" office:value-type="float" office:value="13825" calcext:value-type="float">
            <text:p><text:s/>13 825 </text:p>
          </table:table-cell>
          <table:table-cell table:style-name="ce21" office:value-type="float" office:value="24560" calcext:value-type="float">
            <text:p><text:s/>24 560 </text:p>
          </table:table-cell>
          <table:table-cell table:style-name="ce21" office:value-type="float" office:value="9635" calcext:value-type="float">
            <text:p><text:s/>9 635 </text:p>
          </table:table-cell>
          <table:table-cell table:style-name="ce21" office:value-type="float" office:value="25410" calcext:value-type="float">
            <text:p><text:s/>25 410 </text:p>
          </table:table-cell>
          <table:table-cell table:style-name="ce21" office:value-type="float" office:value="13200" calcext:value-type="float">
            <text:p><text:s/>13 200 </text:p>
          </table:table-cell>
          <table:table-cell table:style-name="ce21" office:value-type="float" office:value="21825" calcext:value-type="float">
            <text:p><text:s/>21 825 </text:p>
          </table:table-cell>
          <table:table-cell table:style-name="ce21" office:value-type="float" office:value="22985" calcext:value-type="float">
            <text:p><text:s/>22 985 </text:p>
          </table:table-cell>
          <table:table-cell table:style-name="ce21" office:value-type="float" office:value="20210" calcext:value-type="float">
            <text:p><text:s/>20 210 </text:p>
          </table:table-cell>
          <table:table-cell table:style-name="ce21" office:value-type="float" office:value="20465" calcext:value-type="float">
            <text:p><text:s/>20 465 </text:p>
          </table:table-cell>
          <table:table-cell table:style-name="ce21" office:value-type="float" office:value="22605" calcext:value-type="float">
            <text:p><text:s/>22 605 </text:p>
          </table:table-cell>
          <table:table-cell table:style-name="ce21" office:value-type="float" office:value="20320" calcext:value-type="float">
            <text:p><text:s/>20 320 </text:p>
          </table:table-cell>
          <table:table-cell table:style-name="ce21" office:value-type="float" office:value="24530" calcext:value-type="float">
            <text:p><text:s/>24 530 </text:p>
          </table:table-cell>
          <table:table-cell table:style-name="ce21" office:value-type="float" office:value="16030" calcext:value-type="float">
            <text:p><text:s/>16 030 </text:p>
          </table:table-cell>
          <table:table-cell table:style-name="ce21" office:value-type="float" office:value="18105" calcext:value-type="float">
            <text:p><text:s/>18 105 </text:p>
          </table:table-cell>
          <table:table-cell table:style-name="ce21" office:value-type="float" office:value="24340" calcext:value-type="float">
            <text:p><text:s/>24 340 </text:p>
          </table:table-cell>
          <table:table-cell table:style-name="ce21" office:value-type="float" office:value="20905" calcext:value-type="float">
            <text:p><text:s/>20 905 </text:p>
          </table:table-cell>
          <table:table-cell table:style-name="ce21" office:value-type="float" office:value="13145" calcext:value-type="float">
            <text:p><text:s/>13 145 </text:p>
          </table:table-cell>
          <table:table-cell table:style-name="ce21" office:value-type="float" office:value="18305" calcext:value-type="float">
            <text:p><text:s/>18 305 </text:p>
          </table:table-cell>
          <table:table-cell table:style-name="ce21" office:value-type="float" office:value="18795" calcext:value-type="float">
            <text:p><text:s/>18 795 </text:p>
          </table:table-cell>
          <table:table-cell table:style-name="ce21" office:value-type="float" office:value="17180" calcext:value-type="float">
            <text:p><text:s/>17 180 </text:p>
          </table:table-cell>
          <table:table-cell table:style-name="ce21" office:value-type="float" office:value="13790" calcext:value-type="float">
            <text:p><text:s/>13 790 </text:p>
          </table:table-cell>
          <table:table-cell table:style-name="ce21" office:value-type="float" office:value="22290" calcext:value-type="float">
            <text:p><text:s/>22 290 </text:p>
          </table:table-cell>
          <table:table-cell table:style-name="ce21" office:value-type="float" office:value="12485" calcext:value-type="float">
            <text:p><text:s/>12 485 </text:p>
          </table:table-cell>
          <table:table-cell table:style-name="ce21" office:value-type="float" office:value="28605" calcext:value-type="float">
            <text:p><text:s/>28 605 </text:p>
          </table:table-cell>
          <table:table-cell table:style-name="ce21" office:value-type="float" office:value="10320" calcext:value-type="float">
            <text:p><text:s/>10 320 </text:p>
          </table:table-cell>
          <table:table-cell table:style-name="ce21" office:value-type="float" office:value="17270" calcext:value-type="float">
            <text:p><text:s/>17 270 </text:p>
          </table:table-cell>
          <table:table-cell table:style-name="ce21" office:value-type="float" office:value="17895" calcext:value-type="float">
            <text:p><text:s/>17 895 </text:p>
          </table:table-cell>
          <table:table-cell table:style-name="ce21" office:value-type="float" office:value="8930" calcext:value-type="float">
            <text:p><text:s/>8 930 </text:p>
          </table:table-cell>
          <table:table-cell table:style-name="ce21" office:value-type="float" office:value="18660" calcext:value-type="float">
            <text:p><text:s/>18 660 </text:p>
          </table:table-cell>
          <table:table-cell table:style-name="ce21" office:value-type="float" office:value="17865" calcext:value-type="float">
            <text:p><text:s/>17 865 </text:p>
          </table:table-cell>
          <table:table-cell table:style-name="ce21" office:value-type="float" office:value="19065" calcext:value-type="float">
            <text:p><text:s/>19 065 </text:p>
          </table:table-cell>
          <table:table-cell table:style-name="ce21" office:value-type="float" office:value="4405" calcext:value-type="float">
            <text:p><text:s/>4 405 </text:p>
          </table:table-cell>
          <table:table-cell table:style-name="ce21" office:value-type="float" office:value="17990" calcext:value-type="float">
            <text:p><text:s/>17 990 </text:p>
          </table:table-cell>
          <table:table-cell table:style-name="ce21" office:value-type="float" office:value="8405" calcext:value-type="float">
            <text:p><text:s/>8 405 </text:p>
          </table:table-cell>
          <table:table-cell table:style-name="ce21" office:value-type="float" office:value="10950" calcext:value-type="float">
            <text:p><text:s/>10 950 </text:p>
          </table:table-cell>
          <table:table-cell table:style-name="ce21" office:value-type="float" office:value="13895" calcext:value-type="float">
            <text:p><text:s/>13 895 </text:p>
          </table:table-cell>
          <table:table-cell table:style-name="ce21" office:value-type="float" office:value="22945" calcext:value-type="float">
            <text:p><text:s/>22 945 </text:p>
          </table:table-cell>
          <table:table-cell table:style-name="ce21" office:value-type="float" office:value="18010" calcext:value-type="float">
            <text:p><text:s/>18 010 </text:p>
          </table:table-cell>
          <table:table-cell table:style-name="ce21" office:value-type="float" office:value="16435" calcext:value-type="float">
            <text:p><text:s/>16 435 </text:p>
          </table:table-cell>
          <table:table-cell table:style-name="ce21" office:value-type="float" office:value="24960" calcext:value-type="float">
            <text:p><text:s/>24 960 </text:p>
          </table:table-cell>
          <table:table-cell table:style-name="ce21" office:value-type="float" office:value="22415" calcext:value-type="float">
            <text:p><text:s/>22 415 </text:p>
          </table:table-cell>
          <table:table-cell table:style-name="ce21" office:value-type="float" office:value="19735" calcext:value-type="float">
            <text:p><text:s/>19 735 </text:p>
          </table:table-cell>
          <table:table-cell table:style-name="ce21" office:value-type="float" office:value="22220" calcext:value-type="float">
            <text:p><text:s/>22 220 </text:p>
          </table:table-cell>
          <table:table-cell table:style-name="ce21" office:value-type="float" office:value="17550" calcext:value-type="float">
            <text:p><text:s/>17 550 </text:p>
          </table:table-cell>
          <table:table-cell table:style-name="ce21" office:value-type="float" office:value="14720" calcext:value-type="float">
            <text:p><text:s/>14 720 </text:p>
          </table:table-cell>
          <table:table-cell table:style-name="ce21" office:value-type="float" office:value="17845" calcext:value-type="float">
            <text:p><text:s/>17 845 </text:p>
          </table:table-cell>
          <table:table-cell table:style-name="ce21" office:value-type="float" office:value="17560" calcext:value-type="float">
            <text:p><text:s/>17 560 </text:p>
          </table:table-cell>
          <table:table-cell table:style-name="ce21" office:value-type="float" office:value="9775" calcext:value-type="float">
            <text:p><text:s/>9 775 </text:p>
          </table:table-cell>
          <table:table-cell table:style-name="ce21" office:value-type="float" office:value="15590" calcext:value-type="float">
            <text:p><text:s/>15 590 </text:p>
          </table:table-cell>
          <table:table-cell table:style-name="ce21" office:value-type="float" office:value="21255" calcext:value-type="float">
            <text:p><text:s/>21 255 </text:p>
          </table:table-cell>
          <table:table-cell table:style-name="ce21" office:value-type="float" office:value="15400" calcext:value-type="float">
            <text:p><text:s/>15 400 </text:p>
          </table:table-cell>
          <table:table-cell table:style-name="ce21" office:value-type="float" office:value="16140" calcext:value-type="float">
            <text:p><text:s/>16 140 </text:p>
          </table:table-cell>
          <table:table-cell table:style-name="ce21" office:value-type="float" office:value="24140" calcext:value-type="float">
            <text:p><text:s/>24 140 </text:p>
          </table:table-cell>
          <table:table-cell table:style-name="ce21" office:value-type="float" office:value="19960" calcext:value-type="float">
            <text:p><text:s/>19 960 </text:p>
          </table:table-cell>
          <table:table-cell table:style-name="ce21" office:value-type="float" office:value="14035" calcext:value-type="float">
            <text:p><text:s/>14 035 </text:p>
          </table:table-cell>
          <table:table-cell table:style-name="ce21" office:value-type="float" office:value="11000" calcext:value-type="float">
            <text:p><text:s/>11 000 </text:p>
          </table:table-cell>
          <table:table-cell table:style-name="ce21" office:value-type="float" office:value="13950" calcext:value-type="float">
            <text:p><text:s/>13 950 </text:p>
          </table:table-cell>
          <table:table-cell table:style-name="ce21" office:value-type="float" office:value="19315" calcext:value-type="float">
            <text:p><text:s/>19 315 </text:p>
          </table:table-cell>
          <table:table-cell table:style-name="ce21" office:value-type="float" office:value="19645" calcext:value-type="float">
            <text:p><text:s/>19 645 </text:p>
          </table:table-cell>
          <table:table-cell table:style-name="ce21" office:value-type="float" office:value="19445" calcext:value-type="float">
            <text:p><text:s/>19 445 </text:p>
          </table:table-cell>
          <table:table-cell table:style-name="ce21" office:value-type="float" office:value="11560" calcext:value-type="float">
            <text:p><text:s/>11 560 </text:p>
          </table:table-cell>
          <table:table-cell table:style-name="ce21" office:value-type="float" office:value="17485" calcext:value-type="float">
            <text:p><text:s/>17 485 </text:p>
          </table:table-cell>
          <table:table-cell table:style-name="ce21" office:value-type="float" office:value="11870" calcext:value-type="float">
            <text:p><text:s/>11 870 </text:p>
          </table:table-cell>
          <table:table-cell table:style-name="ce21" office:value-type="float" office:value="17550" calcext:value-type="float">
            <text:p><text:s/>17 550 </text:p>
          </table:table-cell>
          <table:table-cell table:style-name="ce21" office:value-type="float" office:value="24950" calcext:value-type="float">
            <text:p><text:s/>24 950 </text:p>
          </table:table-cell>
          <table:table-cell table:style-name="ce21" office:value-type="float" office:value="23515" calcext:value-type="float">
            <text:p><text:s/>23 515 </text:p>
          </table:table-cell>
          <table:table-cell table:style-name="ce21" office:value-type="float" office:value="22785" calcext:value-type="float">
            <text:p><text:s/>22 785 </text:p>
          </table:table-cell>
          <table:table-cell table:style-name="ce21" office:value-type="float" office:value="14915" calcext:value-type="float">
            <text:p><text:s/>14 915 </text:p>
          </table:table-cell>
          <table:table-cell table:style-name="ce21" office:value-type="float" office:value="22625" calcext:value-type="float">
            <text:p><text:s/>22 625 </text:p>
          </table:table-cell>
          <table:table-cell table:style-name="ce21" office:value-type="float" office:value="17120" calcext:value-type="float">
            <text:p><text:s/>17 120 </text:p>
          </table:table-cell>
          <table:table-cell table:style-name="ce21" office:value-type="float" office:value="12535" calcext:value-type="float">
            <text:p><text:s/>12 535 </text:p>
          </table:table-cell>
          <table:table-cell table:style-name="ce21" office:value-type="float" office:value="19505" calcext:value-type="float">
            <text:p><text:s/>19 505 </text:p>
          </table:table-cell>
          <table:table-cell table:style-name="ce21" office:value-type="float" office:value="25385" calcext:value-type="float">
            <text:p><text:s/>25 385 </text:p>
          </table:table-cell>
          <table:table-cell table:style-name="ce21" office:value-type="float" office:value="13195" calcext:value-type="float">
            <text:p><text:s/>13 195 </text:p>
          </table:table-cell>
          <table:table-cell table:style-name="ce21" office:value-type="float" office:value="23745" calcext:value-type="float">
            <text:p><text:s/>23 745 </text:p>
          </table:table-cell>
          <table:table-cell table:style-name="ce21" office:value-type="float" office:value="19320" calcext:value-type="float">
            <text:p><text:s/>19 320 </text:p>
          </table:table-cell>
          <table:table-cell table:style-name="ce21" office:value-type="float" office:value="21380" calcext:value-type="float">
            <text:p><text:s/>21 380 </text:p>
          </table:table-cell>
          <table:table-cell table:style-name="ce21" office:value-type="float" office:value="13480" calcext:value-type="float">
            <text:p><text:s/>13 480 </text:p>
          </table:table-cell>
          <table:table-cell table:style-name="ce21" office:value-type="float" office:value="20780" calcext:value-type="float">
            <text:p><text:s/>20 780 </text:p>
          </table:table-cell>
          <table:table-cell table:style-name="ce21" office:value-type="float" office:value="17255" calcext:value-type="float">
            <text:p><text:s/>17 255 </text:p>
          </table:table-cell>
          <table:table-cell table:style-name="ce21" office:value-type="float" office:value="25690" calcext:value-type="float">
            <text:p><text:s/>25 690 </text:p>
          </table:table-cell>
          <table:table-cell table:style-name="ce21" office:value-type="float" office:value="17600" calcext:value-type="float">
            <text:p><text:s/>17 600 </text:p>
          </table:table-cell>
          <table:table-cell table:style-name="ce21" office:value-type="float" office:value="20685" calcext:value-type="float">
            <text:p><text:s/>20 685 </text:p>
          </table:table-cell>
          <table:table-cell table:style-name="ce21" office:value-type="float" office:value="19585" calcext:value-type="float">
            <text:p><text:s/>19 585 </text:p>
          </table:table-cell>
          <table:table-cell table:style-name="ce21" office:value-type="float" office:value="18495" calcext:value-type="float">
            <text:p><text:s/>18 495 </text:p>
          </table:table-cell>
          <table:table-cell table:style-name="ce21" office:value-type="float" office:value="12855" calcext:value-type="float">
            <text:p><text:s/>12 855 </text:p>
          </table:table-cell>
          <table:table-cell table:style-name="ce21" office:value-type="float" office:value="17980" calcext:value-type="float">
            <text:p><text:s/>17 980 </text:p>
          </table:table-cell>
          <table:table-cell table:style-name="ce21" office:value-type="float" office:value="17300" calcext:value-type="float">
            <text:p><text:s/>17 300 </text:p>
          </table:table-cell>
          <table:table-cell table:style-name="ce21" office:value-type="float" office:value="10835" calcext:value-type="float">
            <text:p><text:s/>10 835 </text:p>
          </table:table-cell>
          <table:table-cell table:style-name="ce21" office:value-type="float" office:value="21805" calcext:value-type="float">
            <text:p><text:s/>21 805 </text:p>
          </table:table-cell>
          <table:table-cell table:style-name="ce21" office:value-type="float" office:value="19400" calcext:value-type="float">
            <text:p><text:s/>19 400 </text:p>
          </table:table-cell>
          <table:table-cell table:style-name="ce21" office:value-type="float" office:value="15195" calcext:value-type="float">
            <text:p><text:s/>15 195 </text:p>
          </table:table-cell>
          <table:table-cell table:style-name="ce21" office:value-type="float" office:value="19300" calcext:value-type="float">
            <text:p><text:s/>19 300 </text:p>
          </table:table-cell>
          <table:table-cell table:style-name="ce21" office:value-type="float" office:value="20915" calcext:value-type="float">
            <text:p><text:s/>20 915 </text:p>
          </table:table-cell>
          <table:table-cell table:style-name="ce21" office:value-type="float" office:value="19060" calcext:value-type="float">
            <text:p><text:s/>19 060 </text:p>
          </table:table-cell>
          <table:table-cell table:style-name="ce21" office:value-type="float" office:value="18035" calcext:value-type="float">
            <text:p><text:s/>18 035 </text:p>
          </table:table-cell>
          <table:table-cell table:style-name="ce21" office:value-type="float" office:value="16985" calcext:value-type="float">
            <text:p><text:s/>16 985 </text:p>
          </table:table-cell>
          <table:table-cell table:style-name="ce21" office:value-type="float" office:value="13585" calcext:value-type="float">
            <text:p><text:s/>13 585 </text:p>
          </table:table-cell>
          <table:table-cell table:style-name="ce21" office:value-type="float" office:value="25320" calcext:value-type="float">
            <text:p><text:s/>25 320 </text:p>
          </table:table-cell>
          <table:table-cell table:style-name="ce21" office:value-type="float" office:value="17105" calcext:value-type="float">
            <text:p><text:s/>17 105 </text:p>
          </table:table-cell>
          <table:table-cell table:style-name="ce21" office:value-type="float" office:value="11495" calcext:value-type="float">
            <text:p><text:s/>11 495 </text:p>
          </table:table-cell>
          <table:table-cell table:style-name="ce21" office:value-type="float" office:value="22875" calcext:value-type="float">
            <text:p><text:s/>22 875 </text:p>
          </table:table-cell>
          <table:table-cell table:style-name="ce21" office:value-type="float" office:value="16045" calcext:value-type="float">
            <text:p><text:s/>16 045 </text:p>
          </table:table-cell>
          <table:table-cell table:style-name="ce21" office:value-type="float" office:value="5185" calcext:value-type="float">
            <text:p><text:s/>5 185 </text:p>
          </table:table-cell>
          <table:table-cell table:style-name="ce21" office:value-type="float" office:value="22190" calcext:value-type="float">
            <text:p><text:s/>22 190 </text:p>
          </table:table-cell>
          <table:table-cell table:style-name="ce21" office:value-type="float" office:value="18030" calcext:value-type="float">
            <text:p><text:s/>18 030 </text:p>
          </table:table-cell>
          <table:table-cell table:style-name="ce21" office:value-type="float" office:value="25455" calcext:value-type="float">
            <text:p><text:s/>25 455 </text:p>
          </table:table-cell>
          <table:table-cell table:style-name="ce21" office:value-type="float" office:value="25125" calcext:value-type="float">
            <text:p><text:s/>25 125 </text:p>
          </table:table-cell>
          <table:table-cell table:style-name="ce21" office:value-type="float" office:value="13175" calcext:value-type="float">
            <text:p><text:s/>13 175 </text:p>
          </table:table-cell>
          <table:table-cell table:style-name="ce21" office:value-type="float" office:value="8560" calcext:value-type="float">
            <text:p><text:s/>8 560 </text:p>
          </table:table-cell>
          <table:table-cell table:style-name="ce21" office:value-type="float" office:value="17660" calcext:value-type="float">
            <text:p><text:s/>17 660 </text:p>
          </table:table-cell>
          <table:table-cell table:style-name="ce21" office:value-type="float" office:value="13930" calcext:value-type="float">
            <text:p><text:s/>13 93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mode_occupation_locataires</text:p>
          </table:table-cell>
          <table:table-cell table:style-name="ce21" office:value-type="float" office:value="7280" calcext:value-type="float">
            <text:p><text:s/>7 280 </text:p>
          </table:table-cell>
          <table:table-cell table:style-name="ce21" office:value-type="float" office:value="5375" calcext:value-type="float">
            <text:p><text:s/>5 375 </text:p>
          </table:table-cell>
          <table:table-cell table:style-name="ce21" office:value-type="float" office:value="20745" calcext:value-type="float">
            <text:p><text:s/>20 745 </text:p>
          </table:table-cell>
          <table:table-cell table:style-name="ce21" office:value-type="float" office:value="16655" calcext:value-type="float">
            <text:p><text:s/>16 655 </text:p>
          </table:table-cell>
          <table:table-cell table:style-name="ce21" office:value-type="float" office:value="6815" calcext:value-type="float">
            <text:p><text:s/>6 815 </text:p>
          </table:table-cell>
          <table:table-cell table:style-name="ce21" office:value-type="float" office:value="12205" calcext:value-type="float">
            <text:p><text:s/>12 205 </text:p>
          </table:table-cell>
          <table:table-cell table:style-name="ce21" office:value-type="float" office:value="5315" calcext:value-type="float">
            <text:p><text:s/>5 315 </text:p>
          </table:table-cell>
          <table:table-cell table:style-name="ce21" office:value-type="float" office:value="8540" calcext:value-type="float">
            <text:p><text:s/>8 540 </text:p>
          </table:table-cell>
          <table:table-cell table:style-name="ce21" office:value-type="float" office:value="11740" calcext:value-type="float">
            <text:p><text:s/>11 740 </text:p>
          </table:table-cell>
          <table:table-cell table:style-name="ce21" office:value-type="float" office:value="5540" calcext:value-type="float">
            <text:p><text:s/>5 540 </text:p>
          </table:table-cell>
          <table:table-cell table:style-name="ce21" office:value-type="float" office:value="8345" calcext:value-type="float">
            <text:p><text:s/>8 345 </text:p>
          </table:table-cell>
          <table:table-cell table:style-name="ce21" office:value-type="float" office:value="8675" calcext:value-type="float">
            <text:p><text:s/>8 675 </text:p>
          </table:table-cell>
          <table:table-cell table:style-name="ce21" office:value-type="float" office:value="6140" calcext:value-type="float">
            <text:p><text:s/>6 140 </text:p>
          </table:table-cell>
          <table:table-cell table:style-name="ce21" office:value-type="float" office:value="5210" calcext:value-type="float">
            <text:p><text:s/>5 210 </text:p>
          </table:table-cell>
          <table:table-cell table:style-name="ce21" office:value-type="float" office:value="7110" calcext:value-type="float">
            <text:p><text:s/>7 110 </text:p>
          </table:table-cell>
          <table:table-cell table:style-name="ce21" office:value-type="float" office:value="23200" calcext:value-type="float">
            <text:p><text:s/>23 200 </text:p>
          </table:table-cell>
          <table:table-cell table:style-name="ce21" office:value-type="float" office:value="10575" calcext:value-type="float">
            <text:p><text:s/>10 575 </text:p>
          </table:table-cell>
          <table:table-cell table:style-name="ce21" office:value-type="float" office:value="20325" calcext:value-type="float">
            <text:p><text:s/>20 325 </text:p>
          </table:table-cell>
          <table:table-cell table:style-name="ce21" office:value-type="float" office:value="5800" calcext:value-type="float">
            <text:p><text:s/>5 800 </text:p>
          </table:table-cell>
          <table:table-cell table:style-name="ce21" office:value-type="float" office:value="11800" calcext:value-type="float">
            <text:p><text:s/>11 800 </text:p>
          </table:table-cell>
          <table:table-cell table:style-name="ce21" office:value-type="float" office:value="12665" calcext:value-type="float">
            <text:p><text:s/>12 665 </text:p>
          </table:table-cell>
          <table:table-cell table:style-name="ce21" office:value-type="float" office:value="14550" calcext:value-type="float">
            <text:p><text:s/>14 550 </text:p>
          </table:table-cell>
          <table:table-cell table:style-name="ce21" office:value-type="float" office:value="6780" calcext:value-type="float">
            <text:p><text:s/>6 780 </text:p>
          </table:table-cell>
          <table:table-cell table:style-name="ce21" office:value-type="float" office:value="7055" calcext:value-type="float">
            <text:p><text:s/>7 055 </text:p>
          </table:table-cell>
          <table:table-cell table:style-name="ce21" office:value-type="float" office:value="7115" calcext:value-type="float">
            <text:p><text:s/>7 115 </text:p>
          </table:table-cell>
          <table:table-cell table:style-name="ce21" office:value-type="float" office:value="12160" calcext:value-type="float">
            <text:p><text:s/>12 160 </text:p>
          </table:table-cell>
          <table:table-cell table:style-name="ce21" office:value-type="float" office:value="16290" calcext:value-type="float">
            <text:p><text:s/>16 290 </text:p>
          </table:table-cell>
          <table:table-cell table:style-name="ce21" office:value-type="float" office:value="7270" calcext:value-type="float">
            <text:p><text:s/>7 270 </text:p>
          </table:table-cell>
          <table:table-cell table:style-name="ce21" office:value-type="float" office:value="7515" calcext:value-type="float">
            <text:p><text:s/>7 515 </text:p>
          </table:table-cell>
          <table:table-cell table:style-name="ce21" office:value-type="float" office:value="25580" calcext:value-type="float">
            <text:p><text:s/>25 580 </text:p>
          </table:table-cell>
          <table:table-cell table:style-name="ce21" office:value-type="float" office:value="7920" calcext:value-type="float">
            <text:p><text:s/>7 920 </text:p>
          </table:table-cell>
          <table:table-cell table:style-name="ce21" office:value-type="float" office:value="11020" calcext:value-type="float">
            <text:p><text:s/>11 020 </text:p>
          </table:table-cell>
          <table:table-cell table:style-name="ce21" office:value-type="float" office:value="5480" calcext:value-type="float">
            <text:p><text:s/>5 480 </text:p>
          </table:table-cell>
          <table:table-cell table:style-name="ce21" office:value-type="float" office:value="6040" calcext:value-type="float">
            <text:p><text:s/>6 040 </text:p>
          </table:table-cell>
          <table:table-cell table:style-name="ce21" office:value-type="float" office:value="5970" calcext:value-type="float">
            <text:p><text:s/>5 970 </text:p>
          </table:table-cell>
          <table:table-cell table:style-name="ce21" office:value-type="float" office:value="4635" calcext:value-type="float">
            <text:p><text:s/>4 635 </text:p>
          </table:table-cell>
          <table:table-cell table:style-name="ce21" office:value-type="float" office:value="4840" calcext:value-type="float">
            <text:p><text:s/>4 840 </text:p>
          </table:table-cell>
          <table:table-cell table:style-name="ce21" office:value-type="float" office:value="23355" calcext:value-type="float">
            <text:p><text:s/>23 355 </text:p>
          </table:table-cell>
          <table:table-cell table:style-name="ce21" office:value-type="float" office:value="14575" calcext:value-type="float">
            <text:p><text:s/>14 575 </text:p>
          </table:table-cell>
          <table:table-cell table:style-name="ce21" office:value-type="float" office:value="11465" calcext:value-type="float">
            <text:p><text:s/>11 465 </text:p>
          </table:table-cell>
          <table:table-cell table:style-name="ce21" office:value-type="float" office:value="24100" calcext:value-type="float">
            <text:p><text:s/>24 100 </text:p>
          </table:table-cell>
          <table:table-cell table:style-name="ce21" office:value-type="float" office:value="24070" calcext:value-type="float">
            <text:p><text:s/>24 070 </text:p>
          </table:table-cell>
          <table:table-cell table:style-name="ce21" office:value-type="float" office:value="5430" calcext:value-type="float">
            <text:p><text:s/>5 430 </text:p>
          </table:table-cell>
          <table:table-cell table:style-name="ce21" office:value-type="float" office:value="7415" calcext:value-type="float">
            <text:p><text:s/>7 415 </text:p>
          </table:table-cell>
          <table:table-cell table:style-name="ce21" office:value-type="float" office:value="1425" calcext:value-type="float">
            <text:p><text:s/>1 425 </text:p>
          </table:table-cell>
          <table:table-cell table:style-name="ce21" office:value-type="float" office:value="5865" calcext:value-type="float">
            <text:p><text:s/>5 865 </text:p>
          </table:table-cell>
          <table:table-cell table:style-name="ce21" office:value-type="float" office:value="25285" calcext:value-type="float">
            <text:p><text:s/>25 285 </text:p>
          </table:table-cell>
          <table:table-cell table:style-name="ce21" office:value-type="float" office:value="20260" calcext:value-type="float">
            <text:p><text:s/>20 260 </text:p>
          </table:table-cell>
          <table:table-cell table:style-name="ce21" office:value-type="float" office:value="19480" calcext:value-type="float">
            <text:p><text:s/>19 480 </text:p>
          </table:table-cell>
          <table:table-cell table:style-name="ce21" office:value-type="float" office:value="12470" calcext:value-type="float">
            <text:p><text:s/>12 470 </text:p>
          </table:table-cell>
          <table:table-cell table:style-name="ce21" office:value-type="float" office:value="14300" calcext:value-type="float">
            <text:p><text:s/>14 300 </text:p>
          </table:table-cell>
          <table:table-cell table:style-name="ce21" office:value-type="float" office:value="9685" calcext:value-type="float">
            <text:p><text:s/>9 685 </text:p>
          </table:table-cell>
          <table:table-cell table:style-name="ce21" office:value-type="float" office:value="8170" calcext:value-type="float">
            <text:p><text:s/>8 170 </text:p>
          </table:table-cell>
          <table:table-cell table:style-name="ce21" office:value-type="float" office:value="9290" calcext:value-type="float">
            <text:p><text:s/>9 290 </text:p>
          </table:table-cell>
          <table:table-cell table:style-name="ce21" office:value-type="float" office:value="6380" calcext:value-type="float">
            <text:p><text:s/>6 380 </text:p>
          </table:table-cell>
          <table:table-cell table:style-name="ce21" office:value-type="float" office:value="8585" calcext:value-type="float">
            <text:p><text:s/>8 585 </text:p>
          </table:table-cell>
          <table:table-cell table:style-name="ce21" office:value-type="float" office:value="6655" calcext:value-type="float">
            <text:p><text:s/>6 655 </text:p>
          </table:table-cell>
          <table:table-cell table:style-name="ce21" office:value-type="float" office:value="6905" calcext:value-type="float">
            <text:p><text:s/>6 905 </text:p>
          </table:table-cell>
          <table:table-cell table:style-name="ce21" office:value-type="float" office:value="15710" calcext:value-type="float">
            <text:p><text:s/>15 710 </text:p>
          </table:table-cell>
          <table:table-cell table:style-name="ce21" office:value-type="float" office:value="6815" calcext:value-type="float">
            <text:p><text:s/>6 815 </text:p>
          </table:table-cell>
          <table:table-cell table:style-name="ce21" office:value-type="float" office:value="26410" calcext:value-type="float">
            <text:p><text:s/>26 410 </text:p>
          </table:table-cell>
          <table:table-cell table:style-name="ce21" office:value-type="float" office:value="19035" calcext:value-type="float">
            <text:p><text:s/>19 035 </text:p>
          </table:table-cell>
          <table:table-cell table:style-name="ce21" office:value-type="float" office:value="13250" calcext:value-type="float">
            <text:p><text:s/>13 250 </text:p>
          </table:table-cell>
          <table:table-cell table:style-name="ce21" office:value-type="float" office:value="6250" calcext:value-type="float">
            <text:p><text:s/>6 250 </text:p>
          </table:table-cell>
          <table:table-cell table:style-name="ce21" office:value-type="float" office:value="13960" calcext:value-type="float">
            <text:p><text:s/>13 960 </text:p>
          </table:table-cell>
          <table:table-cell table:style-name="ce21" office:value-type="float" office:value="8210" calcext:value-type="float">
            <text:p><text:s/>8 210 </text:p>
          </table:table-cell>
          <table:table-cell table:style-name="ce21" office:value-type="float" office:value="5900" calcext:value-type="float">
            <text:p><text:s/>5 900 </text:p>
          </table:table-cell>
          <table:table-cell table:style-name="ce21" office:value-type="float" office:value="21735" calcext:value-type="float">
            <text:p><text:s/>21 735 </text:p>
          </table:table-cell>
          <table:table-cell table:style-name="ce21" office:value-type="float" office:value="21485" calcext:value-type="float">
            <text:p><text:s/>21 485 </text:p>
          </table:table-cell>
          <table:table-cell table:style-name="ce21" office:value-type="float" office:value="15700" calcext:value-type="float">
            <text:p><text:s/>15 700 </text:p>
          </table:table-cell>
          <table:table-cell table:style-name="ce21" office:value-type="float" office:value="6240" calcext:value-type="float">
            <text:p><text:s/>6 240 </text:p>
          </table:table-cell>
          <table:table-cell table:style-name="ce21" office:value-type="float" office:value="5795" calcext:value-type="float">
            <text:p><text:s/>5 795 </text:p>
          </table:table-cell>
          <table:table-cell table:style-name="ce21" office:value-type="float" office:value="7700" calcext:value-type="float">
            <text:p><text:s/>7 700 </text:p>
          </table:table-cell>
          <table:table-cell table:style-name="ce21" office:value-type="float" office:value="21560" calcext:value-type="float">
            <text:p><text:s/>21 560 </text:p>
          </table:table-cell>
          <table:table-cell table:style-name="ce21" office:value-type="float" office:value="5170" calcext:value-type="float">
            <text:p><text:s/>5 170 </text:p>
          </table:table-cell>
          <table:table-cell table:style-name="ce21" office:value-type="float" office:value="25140" calcext:value-type="float">
            <text:p><text:s/>25 140 </text:p>
          </table:table-cell>
          <table:table-cell table:style-name="ce21" office:value-type="float" office:value="4960" calcext:value-type="float">
            <text:p><text:s/>4 960 </text:p>
          </table:table-cell>
          <table:table-cell table:style-name="ce21" office:value-type="float" office:value="8145" calcext:value-type="float">
            <text:p><text:s/>8 145 </text:p>
          </table:table-cell>
          <table:table-cell table:style-name="ce21" office:value-type="float" office:value="4225" calcext:value-type="float">
            <text:p><text:s/>4 225 </text:p>
          </table:table-cell>
          <table:table-cell table:style-name="ce21" office:value-type="float" office:value="9775" calcext:value-type="float">
            <text:p><text:s/>9 775 </text:p>
          </table:table-cell>
          <table:table-cell table:style-name="ce21" office:value-type="float" office:value="26980" calcext:value-type="float">
            <text:p><text:s/>26 980 </text:p>
          </table:table-cell>
          <table:table-cell table:style-name="ce21" office:value-type="float" office:value="6135" calcext:value-type="float">
            <text:p><text:s/>6 135 </text:p>
          </table:table-cell>
          <table:table-cell table:style-name="ce21" office:value-type="float" office:value="5665" calcext:value-type="float">
            <text:p><text:s/>5 665 </text:p>
          </table:table-cell>
          <table:table-cell table:style-name="ce21" office:value-type="float" office:value="21380" calcext:value-type="float">
            <text:p><text:s/>21 380 </text:p>
          </table:table-cell>
          <table:table-cell table:style-name="ce21" office:value-type="float" office:value="6905" calcext:value-type="float">
            <text:p><text:s/>6 905 </text:p>
          </table:table-cell>
          <table:table-cell table:style-name="ce21" office:value-type="float" office:value="10015" calcext:value-type="float">
            <text:p><text:s/>10 015 </text:p>
          </table:table-cell>
          <table:table-cell table:style-name="ce21" office:value-type="float" office:value="10970" calcext:value-type="float">
            <text:p><text:s/>10 970 </text:p>
          </table:table-cell>
          <table:table-cell table:style-name="ce21" office:value-type="float" office:value="7430" calcext:value-type="float">
            <text:p><text:s/>7 430 </text:p>
          </table:table-cell>
          <table:table-cell table:style-name="ce21" office:value-type="float" office:value="5490" calcext:value-type="float">
            <text:p><text:s/>5 490 </text:p>
          </table:table-cell>
          <table:table-cell table:style-name="ce21" office:value-type="float" office:value="5595" calcext:value-type="float">
            <text:p><text:s/>5 595 </text:p>
          </table:table-cell>
          <table:table-cell table:style-name="ce21" office:value-type="float" office:value="4820" calcext:value-type="float">
            <text:p><text:s/>4 820 </text:p>
          </table:table-cell>
          <table:table-cell table:style-name="ce21" office:value-type="float" office:value="6420" calcext:value-type="float">
            <text:p><text:s/>6 420 </text:p>
          </table:table-cell>
          <table:table-cell table:style-name="ce21" office:value-type="float" office:value="8770" calcext:value-type="float">
            <text:p><text:s/>8 770 </text:p>
          </table:table-cell>
          <table:table-cell table:style-name="ce21" office:value-type="float" office:value="9325" calcext:value-type="float">
            <text:p><text:s/>9 325 </text:p>
          </table:table-cell>
          <table:table-cell table:style-name="ce21" office:value-type="float" office:value="9600" calcext:value-type="float">
            <text:p><text:s/>9 600 </text:p>
          </table:table-cell>
          <table:table-cell table:style-name="ce21" office:value-type="float" office:value="8870" calcext:value-type="float">
            <text:p><text:s/>8 870 </text:p>
          </table:table-cell>
          <table:table-cell table:style-name="ce21" office:value-type="float" office:value="8805" calcext:value-type="float">
            <text:p><text:s/>8 805 </text:p>
          </table:table-cell>
          <table:table-cell table:style-name="ce21" office:value-type="float" office:value="6670" calcext:value-type="float">
            <text:p><text:s/>6 670 </text:p>
          </table:table-cell>
          <table:table-cell table:style-name="ce21" office:value-type="float" office:value="26575" calcext:value-type="float">
            <text:p><text:s/>26 575 </text:p>
          </table:table-cell>
          <table:table-cell table:style-name="ce21" office:value-type="float" office:value="5940" calcext:value-type="float">
            <text:p><text:s/>5 940 </text:p>
          </table:table-cell>
          <table:table-cell table:style-name="ce21" office:value-type="float" office:value="8745" calcext:value-type="float">
            <text:p><text:s/>8 745 </text:p>
          </table:table-cell>
          <table:table-cell table:style-name="ce21" office:value-type="float" office:value="26955" calcext:value-type="float">
            <text:p><text:s/>26 955 </text:p>
          </table:table-cell>
          <table:table-cell table:style-name="ce21" office:value-type="float" office:value="5765" calcext:value-type="float">
            <text:p><text:s/>5 765 </text:p>
          </table:table-cell>
          <table:table-cell table:style-name="ce21" office:value-type="float" office:value="16360" calcext:value-type="float">
            <text:p><text:s/>16 360 </text:p>
          </table:table-cell>
          <table:table-cell table:style-name="ce21" office:value-type="float" office:value="28440" calcext:value-type="float">
            <text:p><text:s/>28 440 </text:p>
          </table:table-cell>
          <table:table-cell table:style-name="ce21" office:value-type="float" office:value="15785" calcext:value-type="float">
            <text:p><text:s/>15 785 </text:p>
          </table:table-cell>
          <table:table-cell table:style-name="ce21" office:value-type="float" office:value="14380" calcext:value-type="float">
            <text:p><text:s/>14 380 </text:p>
          </table:table-cell>
          <table:table-cell table:style-name="ce21" office:value-type="float" office:value="18315" calcext:value-type="float">
            <text:p><text:s/>18 315 </text:p>
          </table:table-cell>
          <table:table-cell table:style-name="ce21" office:value-type="float" office:value="18190" calcext:value-type="float">
            <text:p><text:s/>18 190 </text:p>
          </table:table-cell>
          <table:table-cell table:style-name="ce21" office:value-type="float" office:value="5855" calcext:value-type="float">
            <text:p><text:s/>5 855 </text:p>
          </table:table-cell>
          <table:table-cell table:style-name="ce21" office:value-type="float" office:value="22595" calcext:value-type="float">
            <text:p><text:s/>22 595 </text:p>
          </table:table-cell>
          <table:table-cell table:style-name="ce21" office:value-type="float" office:value="5385" calcext:value-type="float">
            <text:p><text:s/>5 385 </text:p>
          </table:table-cell>
          <table:table-cell table:style-name="ce21" office:value-type="float" office:value="15800" calcext:value-type="float">
            <text:p><text:s/>15 800 </text:p>
          </table:table-cell>
          <table:table-cell table:style-name="ce21" office:value-type="float" office:value="26545" calcext:value-type="float">
            <text:p><text:s/>26 545 </text:p>
          </table:table-cell>
          <table:table-cell table:style-name="ce21" office:value-type="float" office:value="8155" calcext:value-type="float">
            <text:p><text:s/>8 155 </text:p>
          </table:table-cell>
          <table:table-cell table:style-name="ce21" office:value-type="float" office:value="19475" calcext:value-type="float">
            <text:p><text:s/>19 475 </text:p>
          </table:table-cell>
          <table:table-cell table:style-name="ce21" office:value-type="float" office:value="6465" calcext:value-type="float">
            <text:p><text:s/>6 465 </text:p>
          </table:table-cell>
          <table:table-cell table:style-name="ce21" office:value-type="float" office:value="6690" calcext:value-type="float">
            <text:p><text:s/>6 690 </text:p>
          </table:table-cell>
          <table:table-cell table:style-name="ce21" office:value-type="float" office:value="19070" calcext:value-type="float">
            <text:p><text:s/>19 070 </text:p>
          </table:table-cell>
          <table:table-cell table:style-name="ce21" office:value-type="float" office:value="7345" calcext:value-type="float">
            <text:p><text:s/>7 345 </text:p>
          </table:table-cell>
          <table:table-cell table:style-name="ce21" office:value-type="float" office:value="6720" calcext:value-type="float">
            <text:p><text:s/>6 720 </text:p>
          </table:table-cell>
          <table:table-cell table:style-name="ce21" office:value-type="float" office:value="21895" calcext:value-type="float">
            <text:p><text:s/>21 895 </text:p>
          </table:table-cell>
          <table:table-cell table:style-name="ce21" office:value-type="float" office:value="21635" calcext:value-type="float">
            <text:p><text:s/>21 635 </text:p>
          </table:table-cell>
          <table:table-cell table:style-name="ce21" office:value-type="float" office:value="4760" calcext:value-type="float">
            <text:p><text:s/>4 760 </text:p>
          </table:table-cell>
          <table:table-cell table:style-name="ce21" office:value-type="float" office:value="34750" calcext:value-type="float">
            <text:p><text:s/>34 75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mode_occupation_logement_de_bande</text:p>
          </table:table-cell>
          <table:table-cell table:style-name="ce21" office:value-type="float" office:value="350" calcext:value-type="float">
            <text:p><text:s/>350 </text:p>
          </table:table-cell>
          <table:table-cell table:style-name="ce21" office:value-type="float" office:value="145" calcext:value-type="float">
            <text:p><text:s/>145 </text:p>
          </table:table-cell>
          <table:table-cell table:number-columns-repeated="8" table:style-name="ce21" office:value-type="float" office:value="0" calcext:value-type="float">
            <text:p><text:s/>-   </text:p>
          </table:table-cell>
          <table:table-cell table:style-name="ce21" office:value-type="float" office:value="295" calcext:value-type="float">
            <text:p><text:s/>295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90" calcext:value-type="float">
            <text:p><text:s/>90 </text:p>
          </table:table-cell>
          <table:table-cell table:number-columns-repeated="10" table:style-name="ce21" office:value-type="float" office:value="0" calcext:value-type="float">
            <text:p><text:s/>-   </text:p>
          </table:table-cell>
          <table:table-cell table:style-name="ce21" office:value-type="float" office:value="75" calcext:value-type="float">
            <text:p><text:s/>75 </text:p>
          </table:table-cell>
          <table:table-cell table:number-columns-repeated="8" table:style-name="ce21" office:value-type="float" office:value="0" calcext:value-type="float">
            <text:p><text:s/>-   </text:p>
          </table:table-cell>
          <table:table-cell table:style-name="ce21" office:value-type="float" office:value="1160" calcext:value-type="float">
            <text:p><text:s/>1 160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105" calcext:value-type="float">
            <text:p><text:s/>105 </text:p>
          </table:table-cell>
          <table:table-cell table:number-columns-repeated="25" table:style-name="ce21" office:value-type="float" office:value="0" calcext:value-type="float">
            <text:p><text:s/>-   </text:p>
          </table:table-cell>
          <table:table-cell table:style-name="ce21" office:value-type="float" office:value="500" calcext:value-type="float">
            <text:p><text:s/>500 </text:p>
          </table:table-cell>
          <table:table-cell table:number-columns-repeated="19" table:style-name="ce21" office:value-type="float" office:value="0" calcext:value-type="float">
            <text:p><text:s/>-   </text:p>
          </table:table-cell>
          <table:table-cell table:style-name="ce21" office:value-type="float" office:value="30" calcext:value-type="float">
            <text:p><text:s/>30 </text:p>
          </table:table-cell>
          <table:table-cell table:number-columns-repeated="7" table:style-name="ce21" office:value-type="float" office:value="0" calcext:value-type="float">
            <text:p><text:s/>-   </text:p>
          </table:table-cell>
          <table:table-cell table:style-name="ce21" office:value-type="float" office:value="500" calcext:value-type="float">
            <text:p><text:s/>500 </text:p>
          </table:table-cell>
          <table:table-cell table:number-columns-repeated="6" table:style-name="ce21" office:value-type="float" office:value="0" calcext:value-type="float">
            <text:p><text:s/>-   </text:p>
          </table:table-cell>
          <table:table-cell table:style-name="ce21" office:value-type="float" office:value="70" calcext:value-type="float">
            <text:p><text:s/>70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210" calcext:value-type="float">
            <text:p><text:s/>210 </text:p>
          </table:table-cell>
          <table:table-cell table:number-columns-repeated="15" table:style-name="ce21" office:value-type="float" office:value="0" calcext:value-type="float">
            <text:p><text:s/>-   </text:p>
          </table:table-cell>
          <table:table-cell table:style-name="ce21" office:value-type="float" office:value="2900" calcext:value-type="float">
            <text:p><text:s/>2 900 </text:p>
          </table:table-cell>
          <table:table-cell table:number-columns-repeated="8" table:style-name="ce21" office:value-type="float" office:value="0" calcext:value-type="float">
            <text:p><text:s/>-  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6" office:value-type="string" calcext:value-type="string">
            <text:p>dépense_habitation_moins_30_pourcent</text:p>
          </table:table-cell>
          <table:table-cell table:style-name="ce25" office:value-type="float" office:value="17245" calcext:value-type="float">
            <text:p><text:s/>17 245 </text:p>
          </table:table-cell>
          <table:table-cell table:style-name="ce25" office:value-type="float" office:value="17940" calcext:value-type="float">
            <text:p><text:s/>17 940 </text:p>
          </table:table-cell>
          <table:table-cell table:style-name="ce25" office:value-type="float" office:value="25540" calcext:value-type="float">
            <text:p><text:s/>25 540 </text:p>
          </table:table-cell>
          <table:table-cell table:style-name="ce25" office:value-type="float" office:value="22625" calcext:value-type="float">
            <text:p><text:s/>22 625 </text:p>
          </table:table-cell>
          <table:table-cell table:style-name="ce25" office:value-type="float" office:value="24365" calcext:value-type="float">
            <text:p><text:s/>24 365 </text:p>
          </table:table-cell>
          <table:table-cell table:style-name="ce25" office:value-type="float" office:value="30965" calcext:value-type="float">
            <text:p><text:s/>30 965 </text:p>
          </table:table-cell>
          <table:table-cell table:style-name="ce25" office:value-type="float" office:value="21275" calcext:value-type="float">
            <text:p><text:s/>21 275 </text:p>
          </table:table-cell>
          <table:table-cell table:style-name="ce25" office:value-type="float" office:value="25705" calcext:value-type="float">
            <text:p><text:s/>25 705 </text:p>
          </table:table-cell>
          <table:table-cell table:style-name="ce25" office:value-type="float" office:value="23550" calcext:value-type="float">
            <text:p><text:s/>23 550 </text:p>
          </table:table-cell>
          <table:table-cell table:style-name="ce25" office:value-type="float" office:value="22000" calcext:value-type="float">
            <text:p><text:s/>22 000 </text:p>
          </table:table-cell>
          <table:table-cell table:style-name="ce25" office:value-type="float" office:value="29135" calcext:value-type="float">
            <text:p><text:s/>29 135 </text:p>
          </table:table-cell>
          <table:table-cell table:style-name="ce25" office:value-type="float" office:value="26135" calcext:value-type="float">
            <text:p><text:s/>26 135 </text:p>
          </table:table-cell>
          <table:table-cell table:style-name="ce25" office:value-type="float" office:value="26160" calcext:value-type="float">
            <text:p><text:s/>26 160 </text:p>
          </table:table-cell>
          <table:table-cell table:style-name="ce25" office:value-type="float" office:value="17075" calcext:value-type="float">
            <text:p><text:s/>17 075 </text:p>
          </table:table-cell>
          <table:table-cell table:style-name="ce25" office:value-type="float" office:value="27535" calcext:value-type="float">
            <text:p><text:s/>27 535 </text:p>
          </table:table-cell>
          <table:table-cell table:style-name="ce25" office:value-type="float" office:value="25440" calcext:value-type="float">
            <text:p><text:s/>25 440 </text:p>
          </table:table-cell>
          <table:table-cell table:style-name="ce25" office:value-type="float" office:value="30890" calcext:value-type="float">
            <text:p><text:s/>30 890 </text:p>
          </table:table-cell>
          <table:table-cell table:style-name="ce25" office:value-type="float" office:value="26715" calcext:value-type="float">
            <text:p><text:s/>26 715 </text:p>
          </table:table-cell>
          <table:table-cell table:style-name="ce25" office:value-type="float" office:value="24315" calcext:value-type="float">
            <text:p><text:s/>24 315 </text:p>
          </table:table-cell>
          <table:table-cell table:style-name="ce25" office:value-type="float" office:value="30725" calcext:value-type="float">
            <text:p><text:s/>30 725 </text:p>
          </table:table-cell>
          <table:table-cell table:style-name="ce25" office:value-type="float" office:value="27950" calcext:value-type="float">
            <text:p><text:s/>27 950 </text:p>
          </table:table-cell>
          <table:table-cell table:style-name="ce25" office:value-type="float" office:value="29905" calcext:value-type="float">
            <text:p><text:s/>29 905 </text:p>
          </table:table-cell>
          <table:table-cell table:style-name="ce25" office:value-type="float" office:value="26095" calcext:value-type="float">
            <text:p><text:s/>26 095 </text:p>
          </table:table-cell>
          <table:table-cell table:style-name="ce25" office:value-type="float" office:value="22960" calcext:value-type="float">
            <text:p><text:s/>22 960 </text:p>
          </table:table-cell>
          <table:table-cell table:style-name="ce25" office:value-type="float" office:value="27570" calcext:value-type="float">
            <text:p><text:s/>27 570 </text:p>
          </table:table-cell>
          <table:table-cell table:style-name="ce25" office:value-type="float" office:value="23835" calcext:value-type="float">
            <text:p><text:s/>23 835 </text:p>
          </table:table-cell>
          <table:table-cell table:style-name="ce25" office:value-type="float" office:value="25935" calcext:value-type="float">
            <text:p><text:s/>25 935 </text:p>
          </table:table-cell>
          <table:table-cell table:style-name="ce25" office:value-type="float" office:value="28820" calcext:value-type="float">
            <text:p><text:s/>28 820 </text:p>
          </table:table-cell>
          <table:table-cell table:style-name="ce25" office:value-type="float" office:value="25460" calcext:value-type="float">
            <text:p><text:s/>25 460 </text:p>
          </table:table-cell>
          <table:table-cell table:style-name="ce25" office:value-type="float" office:value="27700" calcext:value-type="float">
            <text:p><text:s/>27 700 </text:p>
          </table:table-cell>
          <table:table-cell table:style-name="ce25" office:value-type="float" office:value="22285" calcext:value-type="float">
            <text:p><text:s/>22 285 </text:p>
          </table:table-cell>
          <table:table-cell table:style-name="ce25" office:value-type="float" office:value="25625" calcext:value-type="float">
            <text:p><text:s/>25 625 </text:p>
          </table:table-cell>
          <table:table-cell table:style-name="ce25" office:value-type="float" office:value="20770" calcext:value-type="float">
            <text:p><text:s/>20 770 </text:p>
          </table:table-cell>
          <table:table-cell table:style-name="ce25" office:value-type="float" office:value="17580" calcext:value-type="float">
            <text:p><text:s/>17 580 </text:p>
          </table:table-cell>
          <table:table-cell table:style-name="ce25" office:value-type="float" office:value="23445" calcext:value-type="float">
            <text:p><text:s/>23 445 </text:p>
          </table:table-cell>
          <table:table-cell table:style-name="ce25" office:value-type="float" office:value="15440" calcext:value-type="float">
            <text:p><text:s/>15 440 </text:p>
          </table:table-cell>
          <table:table-cell table:style-name="ce25" office:value-type="float" office:value="29265" calcext:value-type="float">
            <text:p><text:s/>29 265 </text:p>
          </table:table-cell>
          <table:table-cell table:style-name="ce25" office:value-type="float" office:value="25580" calcext:value-type="float">
            <text:p><text:s/>25 580 </text:p>
          </table:table-cell>
          <table:table-cell table:style-name="ce25" office:value-type="float" office:value="26785" calcext:value-type="float">
            <text:p><text:s/>26 785 </text:p>
          </table:table-cell>
          <table:table-cell table:style-name="ce25" office:value-type="float" office:value="24200" calcext:value-type="float">
            <text:p><text:s/>24 200 </text:p>
          </table:table-cell>
          <table:table-cell table:style-name="ce25" office:value-type="float" office:value="25045" calcext:value-type="float">
            <text:p><text:s/>25 045 </text:p>
          </table:table-cell>
          <table:table-cell table:style-name="ce25" office:value-type="float" office:value="34130" calcext:value-type="float">
            <text:p><text:s/>34 130 </text:p>
          </table:table-cell>
          <table:table-cell table:style-name="ce25" office:value-type="float" office:value="19620" calcext:value-type="float">
            <text:p><text:s/>19 620 </text:p>
          </table:table-cell>
          <table:table-cell table:style-name="ce25" office:value-type="float" office:value="22950" calcext:value-type="float">
            <text:p><text:s/>22 950 </text:p>
          </table:table-cell>
          <table:table-cell table:style-name="ce25" office:value-type="float" office:value="5285" calcext:value-type="float">
            <text:p><text:s/>5 285 </text:p>
          </table:table-cell>
          <table:table-cell table:style-name="ce25" office:value-type="float" office:value="19450" calcext:value-type="float">
            <text:p><text:s/>19 450 </text:p>
          </table:table-cell>
          <table:table-cell table:style-name="ce25" office:value-type="float" office:value="26070" calcext:value-type="float">
            <text:p><text:s/>26 070 </text:p>
          </table:table-cell>
          <table:table-cell table:style-name="ce25" office:value-type="float" office:value="24590" calcext:value-type="float">
            <text:p><text:s/>24 590 </text:p>
          </table:table-cell>
          <table:table-cell table:style-name="ce25" office:value-type="float" office:value="26305" calcext:value-type="float">
            <text:p><text:s/>26 305 </text:p>
          </table:table-cell>
          <table:table-cell table:style-name="ce25" office:value-type="float" office:value="30640" calcext:value-type="float">
            <text:p><text:s/>30 640 </text:p>
          </table:table-cell>
          <table:table-cell table:style-name="ce25" office:value-type="float" office:value="27105" calcext:value-type="float">
            <text:p><text:s/>27 105 </text:p>
          </table:table-cell>
          <table:table-cell table:style-name="ce25" office:value-type="float" office:value="23110" calcext:value-type="float">
            <text:p><text:s/>23 110 </text:p>
          </table:table-cell>
          <table:table-cell table:style-name="ce25" office:value-type="float" office:value="30085" calcext:value-type="float">
            <text:p><text:s/>30 085 </text:p>
          </table:table-cell>
          <table:table-cell table:style-name="ce25" office:value-type="float" office:value="25400" calcext:value-type="float">
            <text:p><text:s/>25 400 </text:p>
          </table:table-cell>
          <table:table-cell table:style-name="ce25" office:value-type="float" office:value="22115" calcext:value-type="float">
            <text:p><text:s/>22 115 </text:p>
          </table:table-cell>
          <table:table-cell table:style-name="ce25" office:value-type="float" office:value="26615" calcext:value-type="float">
            <text:p><text:s/>26 615 </text:p>
          </table:table-cell>
          <table:table-cell table:style-name="ce25" office:value-type="float" office:value="21630" calcext:value-type="float">
            <text:p><text:s/>21 630 </text:p>
          </table:table-cell>
          <table:table-cell table:style-name="ce25" office:value-type="float" office:value="17955" calcext:value-type="float">
            <text:p><text:s/>17 955 </text:p>
          </table:table-cell>
          <table:table-cell table:style-name="ce25" office:value-type="float" office:value="27015" calcext:value-type="float">
            <text:p><text:s/>27 015 </text:p>
          </table:table-cell>
          <table:table-cell table:style-name="ce25" office:value-type="float" office:value="21040" calcext:value-type="float">
            <text:p><text:s/>21 040 </text:p>
          </table:table-cell>
          <table:table-cell table:style-name="ce25" office:value-type="float" office:value="27635" calcext:value-type="float">
            <text:p><text:s/>27 635 </text:p>
          </table:table-cell>
          <table:table-cell table:style-name="ce25" office:value-type="float" office:value="27525" calcext:value-type="float">
            <text:p><text:s/>27 525 </text:p>
          </table:table-cell>
          <table:table-cell table:style-name="ce25" office:value-type="float" office:value="29890" calcext:value-type="float">
            <text:p><text:s/>29 890 </text:p>
          </table:table-cell>
          <table:table-cell table:style-name="ce25" office:value-type="float" office:value="18580" calcext:value-type="float">
            <text:p><text:s/>18 580 </text:p>
          </table:table-cell>
          <table:table-cell table:style-name="ce25" office:value-type="float" office:value="25750" calcext:value-type="float">
            <text:p><text:s/>25 750 </text:p>
          </table:table-cell>
          <table:table-cell table:style-name="ce25" office:value-type="float" office:value="28510" calcext:value-type="float">
            <text:p><text:s/>28 510 </text:p>
          </table:table-cell>
          <table:table-cell table:style-name="ce25" office:value-type="float" office:value="22840" calcext:value-type="float">
            <text:p><text:s/>22 840 </text:p>
          </table:table-cell>
          <table:table-cell table:style-name="ce25" office:value-type="float" office:value="27325" calcext:value-type="float">
            <text:p><text:s/>27 325 </text:p>
          </table:table-cell>
          <table:table-cell table:style-name="ce25" office:value-type="float" office:value="25750" calcext:value-type="float">
            <text:p><text:s/>25 750 </text:p>
          </table:table-cell>
          <table:table-cell table:style-name="ce25" office:value-type="float" office:value="23650" calcext:value-type="float">
            <text:p><text:s/>23 650 </text:p>
          </table:table-cell>
          <table:table-cell table:style-name="ce25" office:value-type="float" office:value="22850" calcext:value-type="float">
            <text:p><text:s/>22 850 </text:p>
          </table:table-cell>
          <table:table-cell table:style-name="ce25" office:value-type="float" office:value="22100" calcext:value-type="float">
            <text:p><text:s/>22 100 </text:p>
          </table:table-cell>
          <table:table-cell table:style-name="ce25" office:value-type="float" office:value="23960" calcext:value-type="float">
            <text:p><text:s/>23 960 </text:p>
          </table:table-cell>
          <table:table-cell table:style-name="ce25" office:value-type="float" office:value="25645" calcext:value-type="float">
            <text:p><text:s/>25 645 </text:p>
          </table:table-cell>
          <table:table-cell table:style-name="ce25" office:value-type="float" office:value="19810" calcext:value-type="float">
            <text:p><text:s/>19 810 </text:p>
          </table:table-cell>
          <table:table-cell table:style-name="ce25" office:value-type="float" office:value="26650" calcext:value-type="float">
            <text:p><text:s/>26 650 </text:p>
          </table:table-cell>
          <table:table-cell table:style-name="ce25" office:value-type="float" office:value="19450" calcext:value-type="float">
            <text:p><text:s/>19 450 </text:p>
          </table:table-cell>
          <table:table-cell table:style-name="ce25" office:value-type="float" office:value="28710" calcext:value-type="float">
            <text:p><text:s/>28 710 </text:p>
          </table:table-cell>
          <table:table-cell table:style-name="ce25" office:value-type="float" office:value="24755" calcext:value-type="float">
            <text:p><text:s/>24 755 </text:p>
          </table:table-cell>
          <table:table-cell table:style-name="ce25" office:value-type="float" office:value="28975" calcext:value-type="float">
            <text:p><text:s/>28 975 </text:p>
          </table:table-cell>
          <table:table-cell table:style-name="ce25" office:value-type="float" office:value="29195" calcext:value-type="float">
            <text:p><text:s/>29 195 </text:p>
          </table:table-cell>
          <table:table-cell table:style-name="ce25" office:value-type="float" office:value="23830" calcext:value-type="float">
            <text:p><text:s/>23 830 </text:p>
          </table:table-cell>
          <table:table-cell table:style-name="ce25" office:value-type="float" office:value="19860" calcext:value-type="float">
            <text:p><text:s/>19 860 </text:p>
          </table:table-cell>
          <table:table-cell table:style-name="ce25" office:value-type="float" office:value="24870" calcext:value-type="float">
            <text:p><text:s/>24 870 </text:p>
          </table:table-cell>
          <table:table-cell table:style-name="ce25" office:value-type="float" office:value="22640" calcext:value-type="float">
            <text:p><text:s/>22 640 </text:p>
          </table:table-cell>
          <table:table-cell table:style-name="ce25" office:value-type="float" office:value="30400" calcext:value-type="float">
            <text:p><text:s/>30 400 </text:p>
          </table:table-cell>
          <table:table-cell table:style-name="ce25" office:value-type="float" office:value="20315" calcext:value-type="float">
            <text:p><text:s/>20 315 </text:p>
          </table:table-cell>
          <table:table-cell table:style-name="ce25" office:value-type="float" office:value="26960" calcext:value-type="float">
            <text:p><text:s/>26 960 </text:p>
          </table:table-cell>
          <table:table-cell table:style-name="ce25" office:value-type="float" office:value="22240" calcext:value-type="float">
            <text:p><text:s/>22 240 </text:p>
          </table:table-cell>
          <table:table-cell table:style-name="ce25" office:value-type="float" office:value="22835" calcext:value-type="float">
            <text:p><text:s/>22 835 </text:p>
          </table:table-cell>
          <table:table-cell table:style-name="ce25" office:value-type="float" office:value="16355" calcext:value-type="float">
            <text:p><text:s/>16 355 </text:p>
          </table:table-cell>
          <table:table-cell table:style-name="ce25" office:value-type="float" office:value="23380" calcext:value-type="float">
            <text:p><text:s/>23 380 </text:p>
          </table:table-cell>
          <table:table-cell table:style-name="ce25" office:value-type="float" office:value="22590" calcext:value-type="float">
            <text:p><text:s/>22 590 </text:p>
          </table:table-cell>
          <table:table-cell table:style-name="ce25" office:value-type="float" office:value="31130" calcext:value-type="float">
            <text:p><text:s/>31 130 </text:p>
          </table:table-cell>
          <table:table-cell table:style-name="ce25" office:value-type="float" office:value="23835" calcext:value-type="float">
            <text:p><text:s/>23 835 </text:p>
          </table:table-cell>
          <table:table-cell table:style-name="ce25" office:value-type="float" office:value="26555" calcext:value-type="float">
            <text:p><text:s/>26 555 </text:p>
          </table:table-cell>
          <table:table-cell table:style-name="ce25" office:value-type="float" office:value="23370" calcext:value-type="float">
            <text:p><text:s/>23 370 </text:p>
          </table:table-cell>
          <table:table-cell table:style-name="ce25" office:value-type="float" office:value="22055" calcext:value-type="float">
            <text:p><text:s/>22 055 </text:p>
          </table:table-cell>
          <table:table-cell table:style-name="ce25" office:value-type="float" office:value="29775" calcext:value-type="float">
            <text:p><text:s/>29 775 </text:p>
          </table:table-cell>
          <table:table-cell table:style-name="ce25" office:value-type="float" office:value="20555" calcext:value-type="float">
            <text:p><text:s/>20 555 </text:p>
          </table:table-cell>
          <table:table-cell table:style-name="ce25" office:value-type="float" office:value="23025" calcext:value-type="float">
            <text:p><text:s/>23 025 </text:p>
          </table:table-cell>
          <table:table-cell table:style-name="ce25" office:value-type="float" office:value="26075" calcext:value-type="float">
            <text:p><text:s/>26 075 </text:p>
          </table:table-cell>
          <table:table-cell table:style-name="ce25" office:value-type="float" office:value="23900" calcext:value-type="float">
            <text:p><text:s/>23 900 </text:p>
          </table:table-cell>
          <table:table-cell table:style-name="ce25" office:value-type="float" office:value="30050" calcext:value-type="float">
            <text:p><text:s/>30 050 </text:p>
          </table:table-cell>
          <table:table-cell table:style-name="ce25" office:value-type="float" office:value="33670" calcext:value-type="float">
            <text:p><text:s/>33 670 </text:p>
          </table:table-cell>
          <table:table-cell table:style-name="ce25" office:value-type="float" office:value="29590" calcext:value-type="float">
            <text:p><text:s/>29 590 </text:p>
          </table:table-cell>
          <table:table-cell table:style-name="ce25" office:value-type="float" office:value="29660" calcext:value-type="float">
            <text:p><text:s/>29 660 </text:p>
          </table:table-cell>
          <table:table-cell table:style-name="ce25" office:value-type="float" office:value="29390" calcext:value-type="float">
            <text:p><text:s/>29 390 </text:p>
          </table:table-cell>
          <table:table-cell table:style-name="ce25" office:value-type="float" office:value="28090" calcext:value-type="float">
            <text:p><text:s/>28 090 </text:p>
          </table:table-cell>
          <table:table-cell table:style-name="ce25" office:value-type="float" office:value="19885" calcext:value-type="float">
            <text:p><text:s/>19 885 </text:p>
          </table:table-cell>
          <table:table-cell table:style-name="ce25" office:value-type="float" office:value="28840" calcext:value-type="float">
            <text:p><text:s/>28 840 </text:p>
          </table:table-cell>
          <table:table-cell table:style-name="ce25" office:value-type="float" office:value="26465" calcext:value-type="float">
            <text:p><text:s/>26 465 </text:p>
          </table:table-cell>
          <table:table-cell table:style-name="ce25" office:value-type="float" office:value="27290" calcext:value-type="float">
            <text:p><text:s/>27 290 </text:p>
          </table:table-cell>
          <table:table-cell table:style-name="ce25" office:value-type="float" office:value="29535" calcext:value-type="float">
            <text:p><text:s/>29 535 </text:p>
          </table:table-cell>
          <table:table-cell table:style-name="ce25" office:value-type="float" office:value="26775" calcext:value-type="float">
            <text:p><text:s/>26 775 </text:p>
          </table:table-cell>
          <table:table-cell table:style-name="ce25" office:value-type="float" office:value="29980" calcext:value-type="float">
            <text:p><text:s/>29 980 </text:p>
          </table:table-cell>
          <table:table-cell table:style-name="ce25" office:value-type="float" office:value="9825" calcext:value-type="float">
            <text:p><text:s/>9 825 </text:p>
          </table:table-cell>
          <table:table-cell table:style-name="ce25" office:value-type="float" office:value="24930" calcext:value-type="float">
            <text:p><text:s/>24 930 </text:p>
          </table:table-cell>
          <table:table-cell table:style-name="ce25" office:value-type="float" office:value="31085" calcext:value-type="float">
            <text:p><text:s/>31 085 </text:p>
          </table:table-cell>
          <table:table-cell table:style-name="ce25" office:value-type="float" office:value="27680" calcext:value-type="float">
            <text:p><text:s/>27 680 </text:p>
          </table:table-cell>
          <table:table-cell table:style-name="ce25" office:value-type="float" office:value="28390" calcext:value-type="float">
            <text:p><text:s/>28 390 </text:p>
          </table:table-cell>
          <table:table-cell table:style-name="ce25" office:value-type="float" office:value="26575" calcext:value-type="float">
            <text:p><text:s/>26 575 </text:p>
          </table:table-cell>
          <table:table-cell table:style-name="ce25" office:value-type="float" office:value="23300" calcext:value-type="float">
            <text:p><text:s/>23 300 </text:p>
          </table:table-cell>
          <table:table-cell table:style-name="ce25" office:value-type="float" office:value="19645" calcext:value-type="float">
            <text:p><text:s/>19 645 </text:p>
          </table:table-cell>
          <table:table-cell table:style-name="ce25" office:value-type="float" office:value="25460" calcext:value-type="float">
            <text:p><text:s/>25 460 </text:p>
          </table:table-cell>
          <table:table-cell table:number-columns-repeated="16255"/>
        </table:table-row>
        <table:table-row table:style-name="ro1">
          <table:table-cell table:style-name="ce6" office:value-type="string" calcext:value-type="string">
            <text:p>dépense_habitation_30_pourcent_ou_plus</text:p>
          </table:table-cell>
          <table:table-cell table:style-name="ce25" office:value-type="float" office:value="2285" calcext:value-type="float">
            <text:p><text:s/>2 285 </text:p>
          </table:table-cell>
          <table:table-cell table:style-name="ce25" office:value-type="float" office:value="1860" calcext:value-type="float">
            <text:p><text:s/>1 860 </text:p>
          </table:table-cell>
          <table:table-cell table:style-name="ce25" office:value-type="float" office:value="8080" calcext:value-type="float">
            <text:p><text:s/>8 080 </text:p>
          </table:table-cell>
          <table:table-cell table:style-name="ce25" office:value-type="float" office:value="5405" calcext:value-type="float">
            <text:p><text:s/>5 405 </text:p>
          </table:table-cell>
          <table:table-cell table:style-name="ce25" office:value-type="float" office:value="4090" calcext:value-type="float">
            <text:p><text:s/>4 090 </text:p>
          </table:table-cell>
          <table:table-cell table:style-name="ce25" office:value-type="float" office:value="4055" calcext:value-type="float">
            <text:p><text:s/>4 055 </text:p>
          </table:table-cell>
          <table:table-cell table:style-name="ce25" office:value-type="float" office:value="1810" calcext:value-type="float">
            <text:p><text:s/>1 810 </text:p>
          </table:table-cell>
          <table:table-cell table:style-name="ce25" office:value-type="float" office:value="2470" calcext:value-type="float">
            <text:p><text:s/>2 470 </text:p>
          </table:table-cell>
          <table:table-cell table:style-name="ce25" office:value-type="float" office:value="4585" calcext:value-type="float">
            <text:p><text:s/>4 585 </text:p>
          </table:table-cell>
          <table:table-cell table:style-name="ce25" office:value-type="float" office:value="1955" calcext:value-type="float">
            <text:p><text:s/>1 955 </text:p>
          </table:table-cell>
          <table:table-cell table:style-name="ce25" office:value-type="float" office:value="4350" calcext:value-type="float">
            <text:p><text:s/>4 350 </text:p>
          </table:table-cell>
          <table:table-cell table:style-name="ce25" office:value-type="float" office:value="5675" calcext:value-type="float">
            <text:p><text:s/>5 675 </text:p>
          </table:table-cell>
          <table:table-cell table:style-name="ce25" office:value-type="float" office:value="3870" calcext:value-type="float">
            <text:p><text:s/>3 870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3880" calcext:value-type="float">
            <text:p><text:s/>3 880 </text:p>
          </table:table-cell>
          <table:table-cell table:style-name="ce25" office:value-type="float" office:value="7245" calcext:value-type="float">
            <text:p><text:s/>7 245 </text:p>
          </table:table-cell>
          <table:table-cell table:style-name="ce25" office:value-type="float" office:value="4480" calcext:value-type="float">
            <text:p><text:s/>4 480 </text:p>
          </table:table-cell>
          <table:table-cell table:style-name="ce25" office:value-type="float" office:value="6670" calcext:value-type="float">
            <text:p><text:s/>6 670 </text:p>
          </table:table-cell>
          <table:table-cell table:style-name="ce25" office:value-type="float" office:value="3225" calcext:value-type="float">
            <text:p><text:s/>3 225 </text:p>
          </table:table-cell>
          <table:table-cell table:style-name="ce25" office:value-type="float" office:value="3710" calcext:value-type="float">
            <text:p><text:s/>3 710 </text:p>
          </table:table-cell>
          <table:table-cell table:style-name="ce25" office:value-type="float" office:value="4850" calcext:value-type="float">
            <text:p><text:s/>4 850 </text:p>
          </table:table-cell>
          <table:table-cell table:style-name="ce25" office:value-type="float" office:value="5030" calcext:value-type="float">
            <text:p><text:s/>5 030 </text:p>
          </table:table-cell>
          <table:table-cell table:style-name="ce25" office:value-type="float" office:value="2970" calcext:value-type="float">
            <text:p><text:s/>2 970 </text:p>
          </table:table-cell>
          <table:table-cell table:style-name="ce25" office:value-type="float" office:value="4330" calcext:value-type="float">
            <text:p><text:s/>4 330 </text:p>
          </table:table-cell>
          <table:table-cell table:style-name="ce25" office:value-type="float" office:value="3080" calcext:value-type="float">
            <text:p><text:s/>3 080 </text:p>
          </table:table-cell>
          <table:table-cell table:style-name="ce25" office:value-type="float" office:value="4220" calcext:value-type="float">
            <text:p><text:s/>4 220 </text:p>
          </table:table-cell>
          <table:table-cell table:style-name="ce25" office:value-type="float" office:value="8305" calcext:value-type="float">
            <text:p><text:s/>8 305 </text:p>
          </table:table-cell>
          <table:table-cell table:style-name="ce25" office:value-type="float" office:value="2660" calcext:value-type="float">
            <text:p><text:s/>2 660 </text:p>
          </table:table-cell>
          <table:table-cell table:style-name="ce25" office:value-type="float" office:value="2305" calcext:value-type="float">
            <text:p><text:s/>2 305 </text:p>
          </table:table-cell>
          <table:table-cell table:style-name="ce25" office:value-type="float" office:value="10780" calcext:value-type="float">
            <text:p><text:s/>10 780 </text:p>
          </table:table-cell>
          <table:table-cell table:style-name="ce25" office:value-type="float" office:value="3830" calcext:value-type="float">
            <text:p><text:s/>3 830 </text:p>
          </table:table-cell>
          <table:table-cell table:style-name="ce25" office:value-type="float" office:value="3720" calcext:value-type="float">
            <text:p><text:s/>3 720 </text:p>
          </table:table-cell>
          <table:table-cell table:style-name="ce25" office:value-type="float" office:value="1720" calcext:value-type="float">
            <text:p><text:s/>1 720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4735" calcext:value-type="float">
            <text:p><text:s/>4 735 </text:p>
          </table:table-cell>
          <table:table-cell table:style-name="ce25" office:value-type="float" office:value="1625" calcext:value-type="float">
            <text:p><text:s/>1 625 </text:p>
          </table:table-cell>
          <table:table-cell table:style-name="ce25" office:value-type="float" office:value="3390" calcext:value-type="float">
            <text:p><text:s/>3 390 </text:p>
          </table:table-cell>
          <table:table-cell table:style-name="ce25" office:value-type="float" office:value="7840" calcext:value-type="float">
            <text:p><text:s/>7 840 </text:p>
          </table:table-cell>
          <table:table-cell table:style-name="ce25" office:value-type="float" office:value="4950" calcext:value-type="float">
            <text:p><text:s/>4 950 </text:p>
          </table:table-cell>
          <table:table-cell table:style-name="ce25" office:value-type="float" office:value="5095" calcext:value-type="float">
            <text:p><text:s/>5 095 </text:p>
          </table:table-cell>
          <table:table-cell table:style-name="ce25" office:value-type="float" office:value="7820" calcext:value-type="float">
            <text:p><text:s/>7 820 </text:p>
          </table:table-cell>
          <table:table-cell table:style-name="ce25" office:value-type="float" office:value="8415" calcext:value-type="float">
            <text:p><text:s/>8 415 </text:p>
          </table:table-cell>
          <table:table-cell table:style-name="ce25" office:value-type="float" office:value="2675" calcext:value-type="float">
            <text:p><text:s/>2 675 </text:p>
          </table:table-cell>
          <table:table-cell table:style-name="ce25" office:value-type="float" office:value="2945" calcext:value-type="float">
            <text:p><text:s/>2 945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4320" calcext:value-type="float">
            <text:p><text:s/>4 320 </text:p>
          </table:table-cell>
          <table:table-cell table:style-name="ce25" office:value-type="float" office:value="7470" calcext:value-type="float">
            <text:p><text:s/>7 470 </text:p>
          </table:table-cell>
          <table:table-cell table:style-name="ce25" office:value-type="float" office:value="6430" calcext:value-type="float">
            <text:p><text:s/>6 430 </text:p>
          </table:table-cell>
          <table:table-cell table:style-name="ce25" office:value-type="float" office:value="6785" calcext:value-type="float">
            <text:p><text:s/>6 785 </text:p>
          </table:table-cell>
          <table:table-cell table:style-name="ce25" office:value-type="float" office:value="3820" calcext:value-type="float">
            <text:p><text:s/>3 820 </text:p>
          </table:table-cell>
          <table:table-cell table:style-name="ce25" office:value-type="float" office:value="5050" calcext:value-type="float">
            <text:p><text:s/>5 050 </text:p>
          </table:table-cell>
          <table:table-cell table:style-name="ce25" office:value-type="float" office:value="2935" calcext:value-type="float">
            <text:p><text:s/>2 935 </text:p>
          </table:table-cell>
          <table:table-cell table:style-name="ce25" office:value-type="float" office:value="2985" calcext:value-type="float">
            <text:p><text:s/>2 985 </text:p>
          </table:table-cell>
          <table:table-cell table:style-name="ce25" office:value-type="float" office:value="6185" calcext:value-type="float">
            <text:p><text:s/>6 185 </text:p>
          </table:table-cell>
          <table:table-cell table:style-name="ce25" office:value-type="float" office:value="3925" calcext:value-type="float">
            <text:p><text:s/>3 925 </text:p>
          </table:table-cell>
          <table:table-cell table:style-name="ce25" office:value-type="float" office:value="3960" calcext:value-type="float">
            <text:p><text:s/>3 960 </text:p>
          </table:table-cell>
          <table:table-cell table:style-name="ce25" office:value-type="float" office:value="2360" calcext:value-type="float">
            <text:p><text:s/>2 360 </text:p>
          </table:table-cell>
          <table:table-cell table:style-name="ce25" office:value-type="float" office:value="3620" calcext:value-type="float">
            <text:p><text:s/>3 620 </text:p>
          </table:table-cell>
          <table:table-cell table:style-name="ce25" office:value-type="float" office:value="6405" calcext:value-type="float">
            <text:p><text:s/>6 405 </text:p>
          </table:table-cell>
          <table:table-cell table:style-name="ce25" office:value-type="float" office:value="3220" calcext:value-type="float">
            <text:p><text:s/>3 220 </text:p>
          </table:table-cell>
          <table:table-cell table:style-name="ce25" office:value-type="float" office:value="8260" calcext:value-type="float">
            <text:p><text:s/>8 260 </text:p>
          </table:table-cell>
          <table:table-cell table:style-name="ce25" office:value-type="float" office:value="6985" calcext:value-type="float">
            <text:p><text:s/>6 985 </text:p>
          </table:table-cell>
          <table:table-cell table:style-name="ce25" office:value-type="float" office:value="4340" calcext:value-type="float">
            <text:p><text:s/>4 340 </text:p>
          </table:table-cell>
          <table:table-cell table:style-name="ce25" office:value-type="float" office:value="3000" calcext:value-type="float">
            <text:p><text:s/>3 000 </text:p>
          </table:table-cell>
          <table:table-cell table:style-name="ce25" office:value-type="float" office:value="4295" calcext:value-type="float">
            <text:p><text:s/>4 295 </text:p>
          </table:table-cell>
          <table:table-cell table:style-name="ce25" office:value-type="float" office:value="3115" calcext:value-type="float">
            <text:p><text:s/>3 115 </text:p>
          </table:table-cell>
          <table:table-cell table:style-name="ce25" office:value-type="float" office:value="2935" calcext:value-type="float">
            <text:p><text:s/>2 935 </text:p>
          </table:table-cell>
          <table:table-cell table:style-name="ce25" office:value-type="float" office:value="8210" calcext:value-type="float">
            <text:p><text:s/>8 210 </text:p>
          </table:table-cell>
          <table:table-cell table:style-name="ce25" office:value-type="float" office:value="6595" calcext:value-type="float">
            <text:p><text:s/>6 595 </text:p>
          </table:table-cell>
          <table:table-cell table:style-name="ce25" office:value-type="float" office:value="5845" calcext:value-type="float">
            <text:p><text:s/>5 845 </text:p>
          </table:table-cell>
          <table:table-cell table:style-name="ce25" office:value-type="float" office:value="2360" calcext:value-type="float">
            <text:p><text:s/>2 360 </text:p>
          </table:table-cell>
          <table:table-cell table:style-name="ce25" office:value-type="float" office:value="3295" calcext:value-type="float">
            <text:p><text:s/>3 295 </text:p>
          </table:table-cell>
          <table:table-cell table:style-name="ce25" office:value-type="float" office:value="2785" calcext:value-type="float">
            <text:p><text:s/>2 785 </text:p>
          </table:table-cell>
          <table:table-cell table:style-name="ce25" office:value-type="float" office:value="7310" calcext:value-type="float">
            <text:p><text:s/>7 310 </text:p>
          </table:table-cell>
          <table:table-cell table:style-name="ce25" office:value-type="float" office:value="2320" calcext:value-type="float">
            <text:p><text:s/>2 320 </text:p>
          </table:table-cell>
          <table:table-cell table:style-name="ce25" office:value-type="float" office:value="9965" calcext:value-type="float">
            <text:p><text:s/>9 965 </text:p>
          </table:table-cell>
          <table:table-cell table:style-name="ce25" office:value-type="float" office:value="3005" calcext:value-type="float">
            <text:p><text:s/>3 005 </text:p>
          </table:table-cell>
          <table:table-cell table:style-name="ce25" office:value-type="float" office:value="4030" calcext:value-type="float">
            <text:p><text:s/>4 030 </text:p>
          </table:table-cell>
          <table:table-cell table:style-name="ce25" office:value-type="float" office:value="2950" calcext:value-type="float">
            <text:p><text:s/>2 950 </text:p>
          </table:table-cell>
          <table:table-cell table:style-name="ce25" office:value-type="float" office:value="3525" calcext:value-type="float">
            <text:p><text:s/>3 525 </text:p>
          </table:table-cell>
          <table:table-cell table:style-name="ce25" office:value-type="float" office:value="12050" calcext:value-type="float">
            <text:p><text:s/>12 050 </text:p>
          </table:table-cell>
          <table:table-cell table:style-name="ce25" office:value-type="float" office:value="4800" calcext:value-type="float">
            <text:p><text:s/>4 800 </text:p>
          </table:table-cell>
          <table:table-cell table:style-name="ce25" office:value-type="float" office:value="1885" calcext:value-type="float">
            <text:p><text:s/>1 885 </text:p>
          </table:table-cell>
          <table:table-cell table:style-name="ce25" office:value-type="float" office:value="8705" calcext:value-type="float">
            <text:p><text:s/>8 705 </text:p>
          </table:table-cell>
          <table:table-cell table:style-name="ce25" office:value-type="float" office:value="3550" calcext:value-type="float">
            <text:p><text:s/>3 550 </text:p>
          </table:table-cell>
          <table:table-cell table:style-name="ce25" office:value-type="float" office:value="4765" calcext:value-type="float">
            <text:p><text:s/>4 765 </text:p>
          </table:table-cell>
          <table:table-cell table:style-name="ce25" office:value-type="float" office:value="3805" calcext:value-type="float">
            <text:p><text:s/>3 805 </text:p>
          </table:table-cell>
          <table:table-cell table:style-name="ce25" office:value-type="float" office:value="3895" calcext:value-type="float">
            <text:p><text:s/>3 895 </text:p>
          </table:table-cell>
          <table:table-cell table:style-name="ce25" office:value-type="float" office:value="2280" calcext:value-type="float">
            <text:p><text:s/>2 280 </text:p>
          </table:table-cell>
          <table:table-cell table:style-name="ce25" office:value-type="float" office:value="4065" calcext:value-type="float">
            <text:p><text:s/>4 065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3785" calcext:value-type="float">
            <text:p><text:s/>3 785 </text:p>
          </table:table-cell>
          <table:table-cell table:style-name="ce25" office:value-type="float" office:value="3225" calcext:value-type="float">
            <text:p><text:s/>3 225 </text:p>
          </table:table-cell>
          <table:table-cell table:style-name="ce25" office:value-type="float" office:value="3415" calcext:value-type="float">
            <text:p><text:s/>3 415 </text:p>
          </table:table-cell>
          <table:table-cell table:style-name="ce25" office:value-type="float" office:value="3195" calcext:value-type="float">
            <text:p><text:s/>3 195 </text:p>
          </table:table-cell>
          <table:table-cell table:style-name="ce25" office:value-type="float" office:value="2580" calcext:value-type="float">
            <text:p><text:s/>2 580 </text:p>
          </table:table-cell>
          <table:table-cell table:style-name="ce25" office:value-type="float" office:value="4925" calcext:value-type="float">
            <text:p><text:s/>4 925 </text:p>
          </table:table-cell>
          <table:table-cell table:style-name="ce25" office:value-type="float" office:value="2070" calcext:value-type="float">
            <text:p><text:s/>2 070 </text:p>
          </table:table-cell>
          <table:table-cell table:style-name="ce25" office:value-type="float" office:value="9440" calcext:value-type="float">
            <text:p><text:s/>9 440 </text:p>
          </table:table-cell>
          <table:table-cell table:style-name="ce25" office:value-type="float" office:value="3030" calcext:value-type="float">
            <text:p><text:s/>3 030 </text:p>
          </table:table-cell>
          <table:table-cell table:style-name="ce25" office:value-type="float" office:value="2610" calcext:value-type="float">
            <text:p><text:s/>2 610 </text:p>
          </table:table-cell>
          <table:table-cell table:style-name="ce25" office:value-type="float" office:value="11100" calcext:value-type="float">
            <text:p><text:s/>11 100 </text:p>
          </table:table-cell>
          <table:table-cell table:style-name="ce25" office:value-type="float" office:value="3610" calcext:value-type="float">
            <text:p><text:s/>3 610 </text:p>
          </table:table-cell>
          <table:table-cell table:style-name="ce25" office:value-type="float" office:value="5200" calcext:value-type="float">
            <text:p><text:s/>5 200 </text:p>
          </table:table-cell>
          <table:table-cell table:style-name="ce25" office:value-type="float" office:value="9725" calcext:value-type="float">
            <text:p><text:s/>9 725 </text:p>
          </table:table-cell>
          <table:table-cell table:style-name="ce25" office:value-type="float" office:value="4905" calcext:value-type="float">
            <text:p><text:s/>4 905 </text:p>
          </table:table-cell>
          <table:table-cell table:style-name="ce25" office:value-type="float" office:value="5500" calcext:value-type="float">
            <text:p><text:s/>5 500 </text:p>
          </table:table-cell>
          <table:table-cell table:style-name="ce25" office:value-type="float" office:value="7890" calcext:value-type="float">
            <text:p><text:s/>7 890 </text:p>
          </table:table-cell>
          <table:table-cell table:style-name="ce25" office:value-type="float" office:value="7875" calcext:value-type="float">
            <text:p><text:s/>7 875 </text:p>
          </table:table-cell>
          <table:table-cell table:style-name="ce25" office:value-type="float" office:value="2860" calcext:value-type="float">
            <text:p><text:s/>2 860 </text:p>
          </table:table-cell>
          <table:table-cell table:style-name="ce25" office:value-type="float" office:value="7140" calcext:value-type="float">
            <text:p><text:s/>7 140 </text:p>
          </table:table-cell>
          <table:table-cell table:style-name="ce25" office:value-type="float" office:value="3970" calcext:value-type="float">
            <text:p><text:s/>3 970 </text:p>
          </table:table-cell>
          <table:table-cell table:style-name="ce25" office:value-type="float" office:value="5520" calcext:value-type="float">
            <text:p><text:s/>5 520 </text:p>
          </table:table-cell>
          <table:table-cell table:style-name="ce25" office:value-type="float" office:value="8260" calcext:value-type="float">
            <text:p><text:s/>8 260 </text:p>
          </table:table-cell>
          <table:table-cell table:style-name="ce25" office:value-type="float" office:value="4205" calcext:value-type="float">
            <text:p><text:s/>4 205 </text:p>
          </table:table-cell>
          <table:table-cell table:style-name="ce25" office:value-type="float" office:value="5395" calcext:value-type="float">
            <text:p><text:s/>5 39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3900" calcext:value-type="float">
            <text:p><text:s/>3 900 </text:p>
          </table:table-cell>
          <table:table-cell table:style-name="ce25" office:value-type="float" office:value="5960" calcext:value-type="float">
            <text:p><text:s/>5 960 </text:p>
          </table:table-cell>
          <table:table-cell table:style-name="ce25" office:value-type="float" office:value="4995" calcext:value-type="float">
            <text:p><text:s/>4 995 </text:p>
          </table:table-cell>
          <table:table-cell table:style-name="ce25" office:value-type="float" office:value="3315" calcext:value-type="float">
            <text:p><text:s/>3 315 </text:p>
          </table:table-cell>
          <table:table-cell table:style-name="ce25" office:value-type="float" office:value="8325" calcext:value-type="float">
            <text:p><text:s/>8 325 </text:p>
          </table:table-cell>
          <table:table-cell table:style-name="ce25" office:value-type="float" office:value="6715" calcext:value-type="float">
            <text:p><text:s/>6 715 </text:p>
          </table:table-cell>
          <table:table-cell table:style-name="ce25" office:value-type="float" office:value="2700" calcext:value-type="float">
            <text:p><text:s/>2 700 </text:p>
          </table:table-cell>
          <table:table-cell table:style-name="ce25" office:value-type="float" office:value="21145" calcext:value-type="float">
            <text:p><text:s/>21 145 </text:p>
          </table:table-cell>
          <table:table-cell table:number-columns-repeated="16255"/>
        </table:table-row>
        <table:table-row table:style-name="ro1">
          <table:table-cell table:style-name="ce7" office:value-type="string" calcext:value-type="string">
            <text:p>langue_maison_anglais</text:p>
          </table:table-cell>
          <table:table-cell table:style-name="ce27" office:value-type="float" office:value="670" calcext:value-type="float">
            <text:p><text:s/>670 </text:p>
          </table:table-cell>
          <table:table-cell table:style-name="ce27" office:value-type="float" office:value="200" calcext:value-type="float">
            <text:p><text:s/>200 </text:p>
          </table:table-cell>
          <table:table-cell table:style-name="ce27" office:value-type="float" office:value="6840" calcext:value-type="float">
            <text:p><text:s/>6 840 </text:p>
          </table:table-cell>
          <table:table-cell table:style-name="ce27" office:value-type="float" office:value="3120" calcext:value-type="float">
            <text:p><text:s/>3 120 </text:p>
          </table:table-cell>
          <table:table-cell table:style-name="ce27" office:value-type="float" office:value="6605" calcext:value-type="float">
            <text:p><text:s/>6 605 </text:p>
          </table:table-cell>
          <table:table-cell table:style-name="ce27" office:value-type="float" office:value="235" calcext:value-type="float">
            <text:p><text:s/>235 </text:p>
          </table:table-cell>
          <table:table-cell table:style-name="ce27" office:value-type="float" office:value="150" calcext:value-type="float">
            <text:p><text:s/>150 </text:p>
          </table:table-cell>
          <table:table-cell table:style-name="ce27" office:value-type="float" office:value="210" calcext:value-type="float">
            <text:p><text:s/>210 </text:p>
          </table:table-cell>
          <table:table-cell table:style-name="ce27" office:value-type="float" office:value="1575" calcext:value-type="float">
            <text:p><text:s/>1 575 </text:p>
          </table:table-cell>
          <table:table-cell table:style-name="ce27" office:value-type="float" office:value="185" calcext:value-type="float">
            <text:p><text:s/>185 </text:p>
          </table:table-cell>
          <table:table-cell table:style-name="ce27" office:value-type="float" office:value="460" calcext:value-type="float">
            <text:p><text:s/>460 </text:p>
          </table:table-cell>
          <table:table-cell table:style-name="ce27" office:value-type="float" office:value="2850" calcext:value-type="float">
            <text:p><text:s/>2 850 </text:p>
          </table:table-cell>
          <table:table-cell table:style-name="ce27" office:value-type="float" office:value="3040" calcext:value-type="float">
            <text:p><text:s/>3 040 </text:p>
          </table:table-cell>
          <table:table-cell table:style-name="ce27" office:value-type="float" office:value="3510" calcext:value-type="float">
            <text:p><text:s/>3 510 </text:p>
          </table:table-cell>
          <table:table-cell table:style-name="ce27" office:value-type="float" office:value="1280" calcext:value-type="float">
            <text:p><text:s/>1 280 </text:p>
          </table:table-cell>
          <table:table-cell table:style-name="ce27" office:value-type="float" office:value="4140" calcext:value-type="float">
            <text:p><text:s/>4 140 </text:p>
          </table:table-cell>
          <table:table-cell table:style-name="ce27" office:value-type="float" office:value="9745" calcext:value-type="float">
            <text:p><text:s/>9 745 </text:p>
          </table:table-cell>
          <table:table-cell table:style-name="ce27" office:value-type="float" office:value="2065" calcext:value-type="float">
            <text:p><text:s/>2 065 </text:p>
          </table:table-cell>
          <table:table-cell table:style-name="ce27" office:value-type="float" office:value="1940" calcext:value-type="float">
            <text:p><text:s/>1 940 </text:p>
          </table:table-cell>
          <table:table-cell table:style-name="ce27" office:value-type="float" office:value="290" calcext:value-type="float">
            <text:p><text:s/>290 </text:p>
          </table:table-cell>
          <table:table-cell table:style-name="ce27" office:value-type="float" office:value="4420" calcext:value-type="float">
            <text:p><text:s/>4 420 </text:p>
          </table:table-cell>
          <table:table-cell table:style-name="ce27" office:value-type="float" office:value="340" calcext:value-type="float">
            <text:p><text:s/>340 </text:p>
          </table:table-cell>
          <table:table-cell table:style-name="ce27" office:value-type="float" office:value="245" calcext:value-type="float">
            <text:p><text:s/>245 </text:p>
          </table:table-cell>
          <table:table-cell table:style-name="ce27" office:value-type="float" office:value="13585" calcext:value-type="float">
            <text:p><text:s/>13 585 </text:p>
          </table:table-cell>
          <table:table-cell table:style-name="ce27" office:value-type="float" office:value="495" calcext:value-type="float">
            <text:p><text:s/>495 </text:p>
          </table:table-cell>
          <table:table-cell table:style-name="ce27" office:value-type="float" office:value="210" calcext:value-type="float">
            <text:p><text:s/>210 </text:p>
          </table:table-cell>
          <table:table-cell table:style-name="ce27" office:value-type="float" office:value="9465" calcext:value-type="float">
            <text:p><text:s/>9 465 </text:p>
          </table:table-cell>
          <table:table-cell table:style-name="ce27" office:value-type="float" office:value="340" calcext:value-type="float">
            <text:p><text:s/>340 </text:p>
          </table:table-cell>
          <table:table-cell table:style-name="ce27" office:value-type="float" office:value="145" calcext:value-type="float">
            <text:p><text:s/>145 </text:p>
          </table:table-cell>
          <table:table-cell table:style-name="ce27" office:value-type="float" office:value="31060" calcext:value-type="float">
            <text:p><text:s/>31 060 </text:p>
          </table:table-cell>
          <table:table-cell table:style-name="ce27" office:value-type="float" office:value="3460" calcext:value-type="float">
            <text:p><text:s/>3 460 </text:p>
          </table:table-cell>
          <table:table-cell table:style-name="ce27" office:value-type="float" office:value="440" calcext:value-type="float">
            <text:p><text:s/>440 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27" office:value-type="float" office:value="3440" calcext:value-type="float">
            <text:p><text:s/>3 440 </text:p>
          </table:table-cell>
          <table:table-cell table:style-name="ce27" office:value-type="float" office:value="9260" calcext:value-type="float">
            <text:p><text:s/>9 260 </text:p>
          </table:table-cell>
          <table:table-cell table:style-name="ce27" office:value-type="float" office:value="1925" calcext:value-type="float">
            <text:p><text:s/>1 925 </text:p>
          </table:table-cell>
          <table:table-cell table:style-name="ce27" office:value-type="float" office:value="13005" calcext:value-type="float">
            <text:p><text:s/>13 005 </text:p>
          </table:table-cell>
          <table:table-cell table:style-name="ce27" office:value-type="float" office:value="3495" calcext:value-type="float">
            <text:p><text:s/>3 495 </text:p>
          </table:table-cell>
          <table:table-cell table:style-name="ce27" office:value-type="float" office:value="700" calcext:value-type="float">
            <text:p><text:s/>700 </text:p>
          </table:table-cell>
          <table:table-cell table:style-name="ce27" office:value-type="float" office:value="3505" calcext:value-type="float">
            <text:p><text:s/>3 505 </text:p>
          </table:table-cell>
          <table:table-cell table:style-name="ce27" office:value-type="float" office:value="2235" calcext:value-type="float">
            <text:p><text:s/>2 235 </text:p>
          </table:table-cell>
          <table:table-cell table:style-name="ce27" office:value-type="float" office:value="11040" calcext:value-type="float">
            <text:p><text:s/>11 040 </text:p>
          </table:table-cell>
          <table:table-cell table:style-name="ce27" office:value-type="float" office:value="7665" calcext:value-type="float">
            <text:p><text:s/>7 665 </text:p>
          </table:table-cell>
          <table:table-cell table:style-name="ce27" office:value-type="float" office:value="1230" calcext:value-type="float">
            <text:p><text:s/>1 230 </text:p>
          </table:table-cell>
          <table:table-cell table:style-name="ce27" office:value-type="float" office:value="545" calcext:value-type="float">
            <text:p><text:s/>545 </text:p>
          </table:table-cell>
          <table:table-cell table:style-name="ce27" office:value-type="float" office:value="31275" calcext:value-type="float">
            <text:p><text:s/>31 275 </text:p>
          </table:table-cell>
          <table:table-cell table:style-name="ce27" office:value-type="float" office:value="345" calcext:value-type="float">
            <text:p><text:s/>345 </text:p>
          </table:table-cell>
          <table:table-cell table:style-name="ce27" office:value-type="float" office:value="9795" calcext:value-type="float">
            <text:p><text:s/>9 795 </text:p>
          </table:table-cell>
          <table:table-cell table:style-name="ce27" office:value-type="float" office:value="795" calcext:value-type="float">
            <text:p><text:s/>795 </text:p>
          </table:table-cell>
          <table:table-cell table:style-name="ce27" office:value-type="float" office:value="560" calcext:value-type="float">
            <text:p><text:s/>560 </text:p>
          </table:table-cell>
          <table:table-cell table:style-name="ce27" office:value-type="float" office:value="280" calcext:value-type="float">
            <text:p><text:s/>280 </text:p>
          </table:table-cell>
          <table:table-cell table:style-name="ce27" office:value-type="float" office:value="145" calcext:value-type="float">
            <text:p><text:s/>145 </text:p>
          </table:table-cell>
          <table:table-cell table:style-name="ce27" office:value-type="float" office:value="905" calcext:value-type="float">
            <text:p><text:s/>905 </text:p>
          </table:table-cell>
          <table:table-cell table:style-name="ce27" office:value-type="float" office:value="8940" calcext:value-type="float">
            <text:p><text:s/>8 940 </text:p>
          </table:table-cell>
          <table:table-cell table:style-name="ce27" office:value-type="float" office:value="3485" calcext:value-type="float">
            <text:p><text:s/>3 485 </text:p>
          </table:table-cell>
          <table:table-cell table:style-name="ce27" office:value-type="float" office:value="1455" calcext:value-type="float">
            <text:p><text:s/>1 455 </text:p>
          </table:table-cell>
          <table:table-cell table:style-name="ce27" office:value-type="float" office:value="85" calcext:value-type="float">
            <text:p><text:s/>85 </text:p>
          </table:table-cell>
          <table:table-cell table:style-name="ce27" office:value-type="float" office:value="10775" calcext:value-type="float">
            <text:p><text:s/>10 775 </text:p>
          </table:table-cell>
          <table:table-cell table:style-name="ce27" office:value-type="float" office:value="9090" calcext:value-type="float">
            <text:p><text:s/>9 090 </text:p>
          </table:table-cell>
          <table:table-cell table:style-name="ce27" office:value-type="float" office:value="410" calcext:value-type="float">
            <text:p><text:s/>410 </text:p>
          </table:table-cell>
          <table:table-cell table:style-name="ce27" office:value-type="float" office:value="5775" calcext:value-type="float">
            <text:p><text:s/>5 775 </text:p>
          </table:table-cell>
          <table:table-cell table:style-name="ce27" office:value-type="float" office:value="3330" calcext:value-type="float">
            <text:p><text:s/>3 330 </text:p>
          </table:table-cell>
          <table:table-cell table:style-name="ce27" office:value-type="float" office:value="370" calcext:value-type="float">
            <text:p><text:s/>370 </text:p>
          </table:table-cell>
          <table:table-cell table:style-name="ce27" office:value-type="float" office:value="695" calcext:value-type="float">
            <text:p><text:s/>695 </text:p>
          </table:table-cell>
          <table:table-cell table:style-name="ce27" office:value-type="float" office:value="275" calcext:value-type="float">
            <text:p><text:s/>275 </text:p>
          </table:table-cell>
          <table:table-cell table:style-name="ce27" office:value-type="float" office:value="345" calcext:value-type="float">
            <text:p><text:s/>345 </text:p>
          </table:table-cell>
          <table:table-cell table:style-name="ce27" office:value-type="float" office:value="420" calcext:value-type="float">
            <text:p><text:s/>420 </text:p>
          </table:table-cell>
          <table:table-cell table:style-name="ce27" office:value-type="float" office:value="21205" calcext:value-type="float">
            <text:p><text:s/>21 205 </text:p>
          </table:table-cell>
          <table:table-cell table:style-name="ce27" office:value-type="float" office:value="1870" calcext:value-type="float">
            <text:p><text:s/>1 870 </text:p>
          </table:table-cell>
          <table:table-cell table:style-name="ce27" office:value-type="float" office:value="18705" calcext:value-type="float">
            <text:p><text:s/>18 705 </text:p>
          </table:table-cell>
          <table:table-cell table:style-name="ce27" office:value-type="float" office:value="205" calcext:value-type="float">
            <text:p><text:s/>205 </text:p>
          </table:table-cell>
          <table:table-cell table:style-name="ce27" office:value-type="float" office:value="1365" calcext:value-type="float">
            <text:p><text:s/>1 365 </text:p>
          </table:table-cell>
          <table:table-cell table:style-name="ce27" office:value-type="float" office:value="160" calcext:value-type="float">
            <text:p><text:s/>160 </text:p>
          </table:table-cell>
          <table:table-cell table:style-name="ce27" office:value-type="float" office:value="2445" calcext:value-type="float">
            <text:p><text:s/>2 445 </text:p>
          </table:table-cell>
          <table:table-cell table:style-name="ce27" office:value-type="float" office:value="1985" calcext:value-type="float">
            <text:p><text:s/>1 985 </text:p>
          </table:table-cell>
          <table:table-cell table:style-name="ce27" office:value-type="float" office:value="8760" calcext:value-type="float">
            <text:p><text:s/>8 760 </text:p>
          </table:table-cell>
          <table:table-cell table:style-name="ce27" office:value-type="float" office:value="5950" calcext:value-type="float">
            <text:p><text:s/>5 950 </text:p>
          </table:table-cell>
          <table:table-cell table:style-name="ce27" office:value-type="float" office:value="2020" calcext:value-type="float">
            <text:p><text:s/>2 020 </text:p>
          </table:table-cell>
          <table:table-cell table:style-name="ce27" office:value-type="float" office:value="2465" calcext:value-type="float">
            <text:p><text:s/>2 465 </text:p>
          </table:table-cell>
          <table:table-cell table:style-name="ce27" office:value-type="float" office:value="200" calcext:value-type="float">
            <text:p><text:s/>200 </text:p>
          </table:table-cell>
          <table:table-cell table:style-name="ce27" office:value-type="float" office:value="14435" calcext:value-type="float">
            <text:p><text:s/>14 435 </text:p>
          </table:table-cell>
          <table:table-cell table:style-name="ce27" office:value-type="float" office:value="26960" calcext:value-type="float">
            <text:p><text:s/>26 960 </text:p>
          </table:table-cell>
          <table:table-cell table:style-name="ce27" office:value-type="float" office:value="150" calcext:value-type="float">
            <text:p><text:s/>150 </text:p>
          </table:table-cell>
          <table:table-cell table:style-name="ce27" office:value-type="float" office:value="27050" calcext:value-type="float">
            <text:p><text:s/>27 050 </text:p>
          </table:table-cell>
          <table:table-cell table:style-name="ce27" office:value-type="float" office:value="6215" calcext:value-type="float">
            <text:p><text:s/>6 215 </text:p>
          </table:table-cell>
          <table:table-cell table:style-name="ce27" office:value-type="float" office:value="4220" calcext:value-type="float">
            <text:p><text:s/>4 220 </text:p>
          </table:table-cell>
          <table:table-cell table:style-name="ce27" office:value-type="float" office:value="950" calcext:value-type="float">
            <text:p><text:s/>950 </text:p>
          </table:table-cell>
          <table:table-cell table:style-name="ce27" office:value-type="float" office:value="24750" calcext:value-type="float">
            <text:p><text:s/>24 750 </text:p>
          </table:table-cell>
          <table:table-cell table:style-name="ce27" office:value-type="float" office:value="255" calcext:value-type="float">
            <text:p><text:s/>255 </text:p>
          </table:table-cell>
          <table:table-cell table:style-name="ce27" office:value-type="float" office:value="1755" calcext:value-type="float">
            <text:p><text:s/>1 755 </text:p>
          </table:table-cell>
          <table:table-cell table:style-name="ce27" office:value-type="float" office:value="95" calcext:value-type="float">
            <text:p><text:s/>95 </text:p>
          </table:table-cell>
          <table:table-cell table:style-name="ce27" office:value-type="float" office:value="765" calcext:value-type="float">
            <text:p><text:s/>765 </text:p>
          </table:table-cell>
          <table:table-cell table:style-name="ce27" office:value-type="float" office:value="240" calcext:value-type="float">
            <text:p><text:s/>240 </text:p>
          </table:table-cell>
          <table:table-cell table:style-name="ce27" office:value-type="float" office:value="2320" calcext:value-type="float">
            <text:p><text:s/>2 320 </text:p>
          </table:table-cell>
          <table:table-cell table:number-columns-repeated="2" table:style-name="ce27" office:value-type="float" office:value="150" calcext:value-type="float">
            <text:p><text:s/>150 </text:p>
          </table:table-cell>
          <table:table-cell table:style-name="ce27" office:value-type="float" office:value="27475" calcext:value-type="float">
            <text:p><text:s/>27 475 </text:p>
          </table:table-cell>
          <table:table-cell table:style-name="ce27" office:value-type="float" office:value="70" calcext:value-type="float">
            <text:p><text:s/>70 </text:p>
          </table:table-cell>
          <table:table-cell table:style-name="ce27" office:value-type="float" office:value="2450" calcext:value-type="float">
            <text:p><text:s/>2 450 </text:p>
          </table:table-cell>
          <table:table-cell table:style-name="ce27" office:value-type="float" office:value="440" calcext:value-type="float">
            <text:p><text:s/>440 </text:p>
          </table:table-cell>
          <table:table-cell table:style-name="ce27" office:value-type="float" office:value="2800" calcext:value-type="float">
            <text:p><text:s/>2 800 </text:p>
          </table:table-cell>
          <table:table-cell table:style-name="ce27" office:value-type="float" office:value="7955" calcext:value-type="float">
            <text:p><text:s/>7 955 </text:p>
          </table:table-cell>
          <table:table-cell table:style-name="ce27" office:value-type="float" office:value="4600" calcext:value-type="float">
            <text:p><text:s/>4 600 </text:p>
          </table:table-cell>
          <table:table-cell table:style-name="ce27" office:value-type="float" office:value="4420" calcext:value-type="float">
            <text:p><text:s/>4 420 </text:p>
          </table:table-cell>
          <table:table-cell table:style-name="ce27" office:value-type="float" office:value="16470" calcext:value-type="float">
            <text:p><text:s/>16 470 </text:p>
          </table:table-cell>
          <table:table-cell table:style-name="ce27" office:value-type="float" office:value="255" calcext:value-type="float">
            <text:p><text:s/>255 </text:p>
          </table:table-cell>
          <table:table-cell table:style-name="ce27" office:value-type="float" office:value="1275" calcext:value-type="float">
            <text:p><text:s/>1 275 </text:p>
          </table:table-cell>
          <table:table-cell table:style-name="ce27" office:value-type="float" office:value="705" calcext:value-type="float">
            <text:p><text:s/>705 </text:p>
          </table:table-cell>
          <table:table-cell table:style-name="ce27" office:value-type="float" office:value="15035" calcext:value-type="float">
            <text:p><text:s/>15 035 </text:p>
          </table:table-cell>
          <table:table-cell table:style-name="ce27" office:value-type="float" office:value="2260" calcext:value-type="float">
            <text:p><text:s/>2 260 </text:p>
          </table:table-cell>
          <table:table-cell table:style-name="ce27" office:value-type="float" office:value="1480" calcext:value-type="float">
            <text:p><text:s/>1 480 </text:p>
          </table:table-cell>
          <table:table-cell table:style-name="ce27" office:value-type="float" office:value="16120" calcext:value-type="float">
            <text:p><text:s/>16 120 </text:p>
          </table:table-cell>
          <table:table-cell table:style-name="ce27" office:value-type="float" office:value="1690" calcext:value-type="float">
            <text:p><text:s/>1 690 </text:p>
          </table:table-cell>
          <table:table-cell table:style-name="ce27" office:value-type="float" office:value="825" calcext:value-type="float">
            <text:p><text:s/>825 </text:p>
          </table:table-cell>
          <table:table-cell table:style-name="ce27" office:value-type="float" office:value="1610" calcext:value-type="float">
            <text:p><text:s/>1 610 </text:p>
          </table:table-cell>
          <table:table-cell table:style-name="ce27" office:value-type="float" office:value="395" calcext:value-type="float">
            <text:p><text:s/>395 </text:p>
          </table:table-cell>
          <table:table-cell table:style-name="ce27" office:value-type="float" office:value="2685" calcext:value-type="float">
            <text:p><text:s/>2 685 </text:p>
          </table:table-cell>
          <table:table-cell table:style-name="ce27" office:value-type="float" office:value="4000" calcext:value-type="float">
            <text:p><text:s/>4 000 </text:p>
          </table:table-cell>
          <table:table-cell table:style-name="ce27" office:value-type="float" office:value="325" calcext:value-type="float">
            <text:p><text:s/>325 </text:p>
          </table:table-cell>
          <table:table-cell table:style-name="ce27" office:value-type="float" office:value="21300" calcext:value-type="float">
            <text:p><text:s/>21 300 </text:p>
          </table:table-cell>
          <table:table-cell table:style-name="ce27" office:value-type="float" office:value="675" calcext:value-type="float">
            <text:p><text:s/>675 </text:p>
          </table:table-cell>
          <table:table-cell table:style-name="ce27" office:value-type="float" office:value="10565" calcext:value-type="float">
            <text:p><text:s/>10 565 </text:p>
          </table:table-cell>
          <table:table-cell table:style-name="ce27" office:value-type="float" office:value="2875" calcext:value-type="float">
            <text:p><text:s/>2 875 </text:p>
          </table:table-cell>
          <table:table-cell table:style-name="ce27" office:value-type="float" office:value="6965" calcext:value-type="float">
            <text:p><text:s/>6 965 </text:p>
          </table:table-cell>
          <table:table-cell table:style-name="ce27" office:value-type="float" office:value="26580" calcext:value-type="float">
            <text:p><text:s/>26 58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français</text:p>
          </table:table-cell>
          <table:table-cell table:style-name="ce28" office:value-type="float" office:value="39755" calcext:value-type="float">
            <text:p><text:s/>39 755 </text:p>
          </table:table-cell>
          <table:table-cell table:style-name="ce28" office:value-type="float" office:value="43360" calcext:value-type="float">
            <text:p><text:s/>43 360 </text:p>
          </table:table-cell>
          <table:table-cell table:style-name="ce28" office:value-type="float" office:value="23880" calcext:value-type="float">
            <text:p><text:s/>23 880 </text:p>
          </table:table-cell>
          <table:table-cell table:style-name="ce28" office:value-type="float" office:value="33450" calcext:value-type="float">
            <text:p><text:s/>33 450 </text:p>
          </table:table-cell>
          <table:table-cell table:style-name="ce28" office:value-type="float" office:value="51195" calcext:value-type="float">
            <text:p><text:s/>51 195 </text:p>
          </table:table-cell>
          <table:table-cell table:style-name="ce28" office:value-type="float" office:value="73900" calcext:value-type="float">
            <text:p><text:s/>73 900 </text:p>
          </table:table-cell>
          <table:table-cell table:style-name="ce28" office:value-type="float" office:value="54435" calcext:value-type="float">
            <text:p><text:s/>54 435 </text:p>
          </table:table-cell>
          <table:table-cell table:style-name="ce28" office:value-type="float" office:value="60340" calcext:value-type="float">
            <text:p><text:s/>60 340 </text:p>
          </table:table-cell>
          <table:table-cell table:style-name="ce28" office:value-type="float" office:value="54480" calcext:value-type="float">
            <text:p><text:s/>54 480 </text:p>
          </table:table-cell>
          <table:table-cell table:style-name="ce28" office:value-type="float" office:value="54180" calcext:value-type="float">
            <text:p><text:s/>54 180 </text:p>
          </table:table-cell>
          <table:table-cell table:style-name="ce28" office:value-type="float" office:value="69620" calcext:value-type="float">
            <text:p><text:s/>69 620 </text:p>
          </table:table-cell>
          <table:table-cell table:style-name="ce28" office:value-type="float" office:value="56165" calcext:value-type="float">
            <text:p><text:s/>56 165 </text:p>
          </table:table-cell>
          <table:table-cell table:style-name="ce28" office:value-type="float" office:value="61835" calcext:value-type="float">
            <text:p><text:s/>61 835 </text:p>
          </table:table-cell>
          <table:table-cell table:style-name="ce28" office:value-type="float" office:value="34650" calcext:value-type="float">
            <text:p><text:s/>34 650 </text:p>
          </table:table-cell>
          <table:table-cell table:style-name="ce28" office:value-type="float" office:value="68785" calcext:value-type="float">
            <text:p><text:s/>68 785 </text:p>
          </table:table-cell>
          <table:table-cell table:style-name="ce28" office:value-type="float" office:value="35525" calcext:value-type="float">
            <text:p><text:s/>35 525 </text:p>
          </table:table-cell>
          <table:table-cell table:style-name="ce28" office:value-type="float" office:value="61070" calcext:value-type="float">
            <text:p><text:s/>61 070 </text:p>
          </table:table-cell>
          <table:table-cell table:style-name="ce28" office:value-type="float" office:value="47775" calcext:value-type="float">
            <text:p><text:s/>47 775 </text:p>
          </table:table-cell>
          <table:table-cell table:style-name="ce28" office:value-type="float" office:value="59250" calcext:value-type="float">
            <text:p><text:s/>59 250 </text:p>
          </table:table-cell>
          <table:table-cell table:style-name="ce28" office:value-type="float" office:value="69065" calcext:value-type="float">
            <text:p><text:s/>69 065 </text:p>
          </table:table-cell>
          <table:table-cell table:style-name="ce28" office:value-type="float" office:value="52585" calcext:value-type="float">
            <text:p><text:s/>52 585 </text:p>
          </table:table-cell>
          <table:table-cell table:style-name="ce28" office:value-type="float" office:value="67030" calcext:value-type="float">
            <text:p><text:s/>67 030 </text:p>
          </table:table-cell>
          <table:table-cell table:style-name="ce28" office:value-type="float" office:value="62265" calcext:value-type="float">
            <text:p><text:s/>62 265 </text:p>
          </table:table-cell>
          <table:table-cell table:style-name="ce28" office:value-type="float" office:value="40695" calcext:value-type="float">
            <text:p><text:s/>40 695 </text:p>
          </table:table-cell>
          <table:table-cell table:style-name="ce28" office:value-type="float" office:value="70770" calcext:value-type="float">
            <text:p><text:s/>70 770 </text:p>
          </table:table-cell>
          <table:table-cell table:style-name="ce28" office:value-type="float" office:value="55410" calcext:value-type="float">
            <text:p><text:s/>55 410 </text:p>
          </table:table-cell>
          <table:table-cell table:style-name="ce28" office:value-type="float" office:value="24520" calcext:value-type="float">
            <text:p><text:s/>24 520 </text:p>
          </table:table-cell>
          <table:table-cell table:style-name="ce28" office:value-type="float" office:value="72375" calcext:value-type="float">
            <text:p><text:s/>72 375 </text:p>
          </table:table-cell>
          <table:table-cell table:style-name="ce28" office:value-type="float" office:value="58855" calcext:value-type="float">
            <text:p><text:s/>58 855 </text:p>
          </table:table-cell>
          <table:table-cell table:style-name="ce28" office:value-type="float" office:value="12710" calcext:value-type="float">
            <text:p><text:s/>12 710 </text:p>
          </table:table-cell>
          <table:table-cell table:style-name="ce28" office:value-type="float" office:value="48910" calcext:value-type="float">
            <text:p><text:s/>48 910 </text:p>
          </table:table-cell>
          <table:table-cell table:style-name="ce28" office:value-type="float" office:value="61800" calcext:value-type="float">
            <text:p><text:s/>61 800 </text:p>
          </table:table-cell>
          <table:table-cell table:style-name="ce28" office:value-type="float" office:value="49920" calcext:value-type="float">
            <text:p><text:s/>49 920 </text:p>
          </table:table-cell>
          <table:table-cell table:style-name="ce28" office:value-type="float" office:value="36250" calcext:value-type="float">
            <text:p><text:s/>36 250 </text:p>
          </table:table-cell>
          <table:table-cell table:style-name="ce28" office:value-type="float" office:value="34045" calcext:value-type="float">
            <text:p><text:s/>34 045 </text:p>
          </table:table-cell>
          <table:table-cell table:style-name="ce28" office:value-type="float" office:value="32255" calcext:value-type="float">
            <text:p><text:s/>32 255 </text:p>
          </table:table-cell>
          <table:table-cell table:style-name="ce28" office:value-type="float" office:value="56245" calcext:value-type="float">
            <text:p><text:s/>56 245 </text:p>
          </table:table-cell>
          <table:table-cell table:style-name="ce28" office:value-type="float" office:value="42260" calcext:value-type="float">
            <text:p><text:s/>42 260 </text:p>
          </table:table-cell>
          <table:table-cell table:style-name="ce28" office:value-type="float" office:value="60925" calcext:value-type="float">
            <text:p><text:s/>60 925 </text:p>
          </table:table-cell>
          <table:table-cell table:style-name="ce28" office:value-type="float" office:value="50320" calcext:value-type="float">
            <text:p><text:s/>50 320 </text:p>
          </table:table-cell>
          <table:table-cell table:style-name="ce28" office:value-type="float" office:value="42030" calcext:value-type="float">
            <text:p><text:s/>42 030 </text:p>
          </table:table-cell>
          <table:table-cell table:style-name="ce28" office:value-type="float" office:value="48660" calcext:value-type="float">
            <text:p><text:s/>48 660 </text:p>
          </table:table-cell>
          <table:table-cell table:style-name="ce28" office:value-type="float" office:value="42830" calcext:value-type="float">
            <text:p><text:s/>42 830 </text:p>
          </table:table-cell>
          <table:table-cell table:style-name="ce28" office:value-type="float" office:value="58595" calcext:value-type="float">
            <text:p><text:s/>58 595 </text:p>
          </table:table-cell>
          <table:table-cell table:style-name="ce28" office:value-type="float" office:value="11660" calcext:value-type="float">
            <text:p><text:s/>11 660 </text:p>
          </table:table-cell>
          <table:table-cell table:style-name="ce28" office:value-type="float" office:value="7995" calcext:value-type="float">
            <text:p><text:s/>7 995 </text:p>
          </table:table-cell>
          <table:table-cell table:style-name="ce28" office:value-type="float" office:value="51045" calcext:value-type="float">
            <text:p><text:s/>51 045 </text:p>
          </table:table-cell>
          <table:table-cell table:style-name="ce28" office:value-type="float" office:value="21820" calcext:value-type="float">
            <text:p><text:s/>21 820 </text:p>
          </table:table-cell>
          <table:table-cell table:style-name="ce28" office:value-type="float" office:value="54300" calcext:value-type="float">
            <text:p><text:s/>54 300 </text:p>
          </table:table-cell>
          <table:table-cell table:style-name="ce28" office:value-type="float" office:value="74905" calcext:value-type="float">
            <text:p><text:s/>74 905 </text:p>
          </table:table-cell>
          <table:table-cell table:style-name="ce28" office:value-type="float" office:value="66175" calcext:value-type="float">
            <text:p><text:s/>66 175 </text:p>
          </table:table-cell>
          <table:table-cell table:style-name="ce28" office:value-type="float" office:value="53785" calcext:value-type="float">
            <text:p><text:s/>53 785 </text:p>
          </table:table-cell>
          <table:table-cell table:style-name="ce28" office:value-type="float" office:value="74565" calcext:value-type="float">
            <text:p><text:s/>74 565 </text:p>
          </table:table-cell>
          <table:table-cell table:style-name="ce28" office:value-type="float" office:value="28160" calcext:value-type="float">
            <text:p><text:s/>28 160 </text:p>
          </table:table-cell>
          <table:table-cell table:style-name="ce28" office:value-type="float" office:value="45840" calcext:value-type="float">
            <text:p><text:s/>45 840 </text:p>
          </table:table-cell>
          <table:table-cell table:style-name="ce28" office:value-type="float" office:value="57075" calcext:value-type="float">
            <text:p><text:s/>57 075 </text:p>
          </table:table-cell>
          <table:table-cell table:style-name="ce28" office:value-type="float" office:value="52600" calcext:value-type="float">
            <text:p><text:s/>52 600 </text:p>
          </table:table-cell>
          <table:table-cell table:style-name="ce28" office:value-type="float" office:value="20090" calcext:value-type="float">
            <text:p><text:s/>20 090 </text:p>
          </table:table-cell>
          <table:table-cell table:style-name="ce28" office:value-type="float" office:value="41175" calcext:value-type="float">
            <text:p><text:s/>41 175 </text:p>
          </table:table-cell>
          <table:table-cell table:style-name="ce28" office:value-type="float" office:value="53830" calcext:value-type="float">
            <text:p><text:s/>53 830 </text:p>
          </table:table-cell>
          <table:table-cell table:style-name="ce28" office:value-type="float" office:value="32145" calcext:value-type="float">
            <text:p><text:s/>32 145 </text:p>
          </table:table-cell>
          <table:table-cell table:style-name="ce28" office:value-type="float" office:value="43860" calcext:value-type="float">
            <text:p><text:s/>43 860 </text:p>
          </table:table-cell>
          <table:table-cell table:style-name="ce28" office:value-type="float" office:value="64635" calcext:value-type="float">
            <text:p><text:s/>64 635 </text:p>
          </table:table-cell>
          <table:table-cell table:style-name="ce28" office:value-type="float" office:value="48715" calcext:value-type="float">
            <text:p><text:s/>48 715 </text:p>
          </table:table-cell>
          <table:table-cell table:style-name="ce28" office:value-type="float" office:value="57495" calcext:value-type="float">
            <text:p><text:s/>57 495 </text:p>
          </table:table-cell>
          <table:table-cell table:style-name="ce28" office:value-type="float" office:value="68580" calcext:value-type="float">
            <text:p><text:s/>68 580 </text:p>
          </table:table-cell>
          <table:table-cell table:style-name="ce28" office:value-type="float" office:value="52410" calcext:value-type="float">
            <text:p><text:s/>52 410 </text:p>
          </table:table-cell>
          <table:table-cell table:style-name="ce28" office:value-type="float" office:value="23895" calcext:value-type="float">
            <text:p><text:s/>23 895 </text:p>
          </table:table-cell>
          <table:table-cell table:style-name="ce28" office:value-type="float" office:value="47370" calcext:value-type="float">
            <text:p><text:s/>47 370 </text:p>
          </table:table-cell>
          <table:table-cell table:style-name="ce28" office:value-type="float" office:value="23600" calcext:value-type="float">
            <text:p><text:s/>23 600 </text:p>
          </table:table-cell>
          <table:table-cell table:style-name="ce28" office:value-type="float" office:value="53930" calcext:value-type="float">
            <text:p><text:s/>53 930 </text:p>
          </table:table-cell>
          <table:table-cell table:style-name="ce28" office:value-type="float" office:value="54860" calcext:value-type="float">
            <text:p><text:s/>54 860 </text:p>
          </table:table-cell>
          <table:table-cell table:style-name="ce28" office:value-type="float" office:value="54795" calcext:value-type="float">
            <text:p><text:s/>54 795 </text:p>
          </table:table-cell>
          <table:table-cell table:style-name="ce28" office:value-type="float" office:value="40620" calcext:value-type="float">
            <text:p><text:s/>40 620 </text:p>
          </table:table-cell>
          <table:table-cell table:style-name="ce28" office:value-type="float" office:value="45645" calcext:value-type="float">
            <text:p><text:s/>45 645 </text:p>
          </table:table-cell>
          <table:table-cell table:style-name="ce28" office:value-type="float" office:value="39480" calcext:value-type="float">
            <text:p><text:s/>39 480 </text:p>
          </table:table-cell>
          <table:table-cell table:style-name="ce28" office:value-type="float" office:value="33250" calcext:value-type="float">
            <text:p><text:s/>33 250 </text:p>
          </table:table-cell>
          <table:table-cell table:style-name="ce28" office:value-type="float" office:value="72030" calcext:value-type="float">
            <text:p><text:s/>72 030 </text:p>
          </table:table-cell>
          <table:table-cell table:style-name="ce28" office:value-type="float" office:value="54900" calcext:value-type="float">
            <text:p><text:s/>54 900 </text:p>
          </table:table-cell>
          <table:table-cell table:style-name="ce28" office:value-type="float" office:value="69550" calcext:value-type="float">
            <text:p><text:s/>69 550 </text:p>
          </table:table-cell>
          <table:table-cell table:style-name="ce28" office:value-type="float" office:value="33330" calcext:value-type="float">
            <text:p><text:s/>33 330 </text:p>
          </table:table-cell>
          <table:table-cell table:style-name="ce28" office:value-type="float" office:value="14910" calcext:value-type="float">
            <text:p><text:s/>14 910 </text:p>
          </table:table-cell>
          <table:table-cell table:style-name="ce28" office:value-type="float" office:value="48155" calcext:value-type="float">
            <text:p><text:s/>48 155 </text:p>
          </table:table-cell>
          <table:table-cell table:style-name="ce28" office:value-type="float" office:value="12615" calcext:value-type="float">
            <text:p><text:s/>12 615 </text:p>
          </table:table-cell>
          <table:table-cell table:style-name="ce28" office:value-type="float" office:value="44745" calcext:value-type="float">
            <text:p><text:s/>44 745 </text:p>
          </table:table-cell>
          <table:table-cell table:style-name="ce28" office:value-type="float" office:value="68850" calcext:value-type="float">
            <text:p><text:s/>68 850 </text:p>
          </table:table-cell>
          <table:table-cell table:style-name="ce28" office:value-type="float" office:value="41580" calcext:value-type="float">
            <text:p><text:s/>41 580 </text:p>
          </table:table-cell>
          <table:table-cell table:style-name="ce28" office:value-type="float" office:value="31695" calcext:value-type="float">
            <text:p><text:s/>31 695 </text:p>
          </table:table-cell>
          <table:table-cell table:style-name="ce28" office:value-type="float" office:value="52600" calcext:value-type="float">
            <text:p><text:s/>52 600 </text:p>
          </table:table-cell>
          <table:table-cell table:style-name="ce28" office:value-type="float" office:value="54645" calcext:value-type="float">
            <text:p><text:s/>54 645 </text:p>
          </table:table-cell>
          <table:table-cell table:style-name="ce28" office:value-type="float" office:value="36990" calcext:value-type="float">
            <text:p><text:s/>36 990 </text:p>
          </table:table-cell>
          <table:table-cell table:style-name="ce28" office:value-type="float" office:value="56770" calcext:value-type="float">
            <text:p><text:s/>56 770 </text:p>
          </table:table-cell>
          <table:table-cell table:style-name="ce28" office:value-type="float" office:value="51850" calcext:value-type="float">
            <text:p><text:s/>51 850 </text:p>
          </table:table-cell>
          <table:table-cell table:style-name="ce28" office:value-type="float" office:value="73295" calcext:value-type="float">
            <text:p><text:s/>73 295 </text:p>
          </table:table-cell>
          <table:table-cell table:style-name="ce28" office:value-type="float" office:value="54825" calcext:value-type="float">
            <text:p><text:s/>54 825 </text:p>
          </table:table-cell>
          <table:table-cell table:style-name="ce28" office:value-type="float" office:value="61195" calcext:value-type="float">
            <text:p><text:s/>61 195 </text:p>
          </table:table-cell>
          <table:table-cell table:style-name="ce28" office:value-type="float" office:value="10505" calcext:value-type="float">
            <text:p><text:s/>10 505 </text:p>
          </table:table-cell>
          <table:table-cell table:style-name="ce28" office:value-type="float" office:value="53345" calcext:value-type="float">
            <text:p><text:s/>53 345 </text:p>
          </table:table-cell>
          <table:table-cell table:style-name="ce28" office:value-type="float" office:value="50075" calcext:value-type="float">
            <text:p><text:s/>50 075 </text:p>
          </table:table-cell>
          <table:table-cell table:style-name="ce28" office:value-type="float" office:value="54665" calcext:value-type="float">
            <text:p><text:s/>54 665 </text:p>
          </table:table-cell>
          <table:table-cell table:style-name="ce28" office:value-type="float" office:value="50915" calcext:value-type="float">
            <text:p><text:s/>50 915 </text:p>
          </table:table-cell>
          <table:table-cell table:style-name="ce28" office:value-type="float" office:value="35610" calcext:value-type="float">
            <text:p><text:s/>35 610 </text:p>
          </table:table-cell>
          <table:table-cell table:style-name="ce28" office:value-type="float" office:value="43610" calcext:value-type="float">
            <text:p><text:s/>43 610 </text:p>
          </table:table-cell>
          <table:table-cell table:style-name="ce28" office:value-type="float" office:value="64165" calcext:value-type="float">
            <text:p><text:s/>64 165 </text:p>
          </table:table-cell>
          <table:table-cell table:style-name="ce28" office:value-type="float" office:value="35085" calcext:value-type="float">
            <text:p><text:s/>35 085 </text:p>
          </table:table-cell>
          <table:table-cell table:style-name="ce28" office:value-type="float" office:value="69910" calcext:value-type="float">
            <text:p><text:s/>69 910 </text:p>
          </table:table-cell>
          <table:table-cell table:style-name="ce28" office:value-type="float" office:value="70130" calcext:value-type="float">
            <text:p><text:s/>70 130 </text:p>
          </table:table-cell>
          <table:table-cell table:style-name="ce28" office:value-type="float" office:value="71310" calcext:value-type="float">
            <text:p><text:s/>71 310 </text:p>
          </table:table-cell>
          <table:table-cell table:style-name="ce28" office:value-type="float" office:value="23275" calcext:value-type="float">
            <text:p><text:s/>23 275 </text:p>
          </table:table-cell>
          <table:table-cell table:style-name="ce28" office:value-type="float" office:value="45755" calcext:value-type="float">
            <text:p><text:s/>45 755 </text:p>
          </table:table-cell>
          <table:table-cell table:style-name="ce28" office:value-type="float" office:value="57010" calcext:value-type="float">
            <text:p><text:s/>57 010 </text:p>
          </table:table-cell>
          <table:table-cell table:style-name="ce28" office:value-type="float" office:value="49330" calcext:value-type="float">
            <text:p><text:s/>49 330 </text:p>
          </table:table-cell>
          <table:table-cell table:style-name="ce28" office:value-type="float" office:value="53505" calcext:value-type="float">
            <text:p><text:s/>53 505 </text:p>
          </table:table-cell>
          <table:table-cell table:style-name="ce28" office:value-type="float" office:value="52975" calcext:value-type="float">
            <text:p><text:s/>52 975 </text:p>
          </table:table-cell>
          <table:table-cell table:style-name="ce28" office:value-type="float" office:value="65385" calcext:value-type="float">
            <text:p><text:s/>65 385 </text:p>
          </table:table-cell>
          <table:table-cell table:style-name="ce28" office:value-type="float" office:value="62215" calcext:value-type="float">
            <text:p><text:s/>62 215 </text:p>
          </table:table-cell>
          <table:table-cell table:style-name="ce28" office:value-type="float" office:value="13075" calcext:value-type="float">
            <text:p><text:s/>13 075 </text:p>
          </table:table-cell>
          <table:table-cell table:style-name="ce28" office:value-type="float" office:value="47940" calcext:value-type="float">
            <text:p><text:s/>47 940 </text:p>
          </table:table-cell>
          <table:table-cell table:style-name="ce28" office:value-type="float" office:value="67710" calcext:value-type="float">
            <text:p><text:s/>67 710 </text:p>
          </table:table-cell>
          <table:table-cell table:style-name="ce28" office:value-type="float" office:value="35415" calcext:value-type="float">
            <text:p><text:s/>35 415 </text:p>
          </table:table-cell>
          <table:table-cell table:style-name="ce28" office:value-type="float" office:value="72570" calcext:value-type="float">
            <text:p><text:s/>72 570 </text:p>
          </table:table-cell>
          <table:table-cell table:style-name="ce28" office:value-type="float" office:value="33820" calcext:value-type="float">
            <text:p><text:s/>33 820 </text:p>
          </table:table-cell>
          <table:table-cell table:style-name="ce28" office:value-type="float" office:value="26345" calcext:value-type="float">
            <text:p><text:s/>26 345 </text:p>
          </table:table-cell>
          <table:table-cell table:style-name="ce28" office:value-type="float" office:value="32745" calcext:value-type="float">
            <text:p><text:s/>32 745 </text:p>
          </table:table-cell>
          <table:table-cell table:style-name="ce28" office:value-type="float" office:value="14680" calcext:value-type="float">
            <text:p><text:s/>14 68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langue_non_officielle</text:p>
          </table:table-cell>
          <table:table-cell table:style-name="ce28" office:value-type="float" office:value="210" calcext:value-type="float">
            <text:p><text:s/>210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14910" calcext:value-type="float">
            <text:p><text:s/>14 910 </text:p>
          </table:table-cell>
          <table:table-cell table:style-name="ce28" office:value-type="float" office:value="5600" calcext:value-type="float">
            <text:p><text:s/>5 600 </text:p>
          </table:table-cell>
          <table:table-cell table:style-name="ce28" office:value-type="float" office:value="315" calcext:value-type="float">
            <text:p><text:s/>315 </text:p>
          </table:table-cell>
          <table:table-cell table:style-name="ce28" office:value-type="float" office:value="815" calcext:value-type="float">
            <text:p><text:s/>815 </text:p>
          </table:table-cell>
          <table:table-cell table:style-name="ce28" office:value-type="float" office:value="275" calcext:value-type="float">
            <text:p><text:s/>275 </text:p>
          </table:table-cell>
          <table:table-cell table:style-name="ce28" office:value-type="float" office:value="390" calcext:value-type="float">
            <text:p><text:s/>390 </text:p>
          </table:table-cell>
          <table:table-cell table:style-name="ce28" office:value-type="float" office:value="325" calcext:value-type="float">
            <text:p><text:s/>325 </text:p>
          </table:table-cell>
          <table:table-cell table:style-name="ce28" office:value-type="float" office:value="235" calcext:value-type="float">
            <text:p><text:s/>235 </text:p>
          </table:table-cell>
          <table:table-cell table:style-name="ce28" office:value-type="float" office:value="1025" calcext:value-type="float">
            <text:p><text:s/>1 025 </text:p>
          </table:table-cell>
          <table:table-cell table:style-name="ce28" office:value-type="float" office:value="280" calcext:value-type="float">
            <text:p><text:s/>280 </text:p>
          </table:table-cell>
          <table:table-cell table:style-name="ce28" office:value-type="float" office:value="1835" calcext:value-type="float">
            <text:p><text:s/>1 835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490" calcext:value-type="float">
            <text:p><text:s/>490 </text:p>
          </table:table-cell>
          <table:table-cell table:style-name="ce28" office:value-type="float" office:value="10460" calcext:value-type="float">
            <text:p><text:s/>10 460 </text:p>
          </table:table-cell>
          <table:table-cell table:style-name="ce28" office:value-type="float" office:value="255" calcext:value-type="float">
            <text:p><text:s/>255 </text:p>
          </table:table-cell>
          <table:table-cell table:style-name="ce28" office:value-type="float" office:value="4050" calcext:value-type="float">
            <text:p><text:s/>4 050 </text:p>
          </table:table-cell>
          <table:table-cell table:style-name="ce28" office:value-type="float" office:value="1135" calcext:value-type="float">
            <text:p><text:s/>1 135 </text:p>
          </table:table-cell>
          <table:table-cell table:style-name="ce28" office:value-type="float" office:value="325" calcext:value-type="float">
            <text:p><text:s/>325 </text:p>
          </table:table-cell>
          <table:table-cell table:style-name="ce28" office:value-type="float" office:value="1960" calcext:value-type="float">
            <text:p><text:s/>1 960 </text:p>
          </table:table-cell>
          <table:table-cell table:style-name="ce28" office:value-type="float" office:value="905" calcext:value-type="float">
            <text:p><text:s/>905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2795" calcext:value-type="float">
            <text:p><text:s/>2 795 </text:p>
          </table:table-cell>
          <table:table-cell table:style-name="ce28" office:value-type="float" office:value="390" calcext:value-type="float">
            <text:p><text:s/>390 </text:p>
          </table:table-cell>
          <table:table-cell table:style-name="ce28" office:value-type="float" office:value="255" calcext:value-type="float">
            <text:p><text:s/>255 </text:p>
          </table:table-cell>
          <table:table-cell table:style-name="ce28" office:value-type="float" office:value="13725" calcext:value-type="float">
            <text:p><text:s/>13 725 </text:p>
          </table:table-cell>
          <table:table-cell table:style-name="ce28" office:value-type="float" office:value="280" calcext:value-type="float">
            <text:p><text:s/>280 </text:p>
          </table:table-cell>
          <table:table-cell table:style-name="ce28" office:value-type="float" office:value="160" calcext:value-type="float">
            <text:p><text:s/>160 </text:p>
          </table:table-cell>
          <table:table-cell table:style-name="ce28" office:value-type="float" office:value="12080" calcext:value-type="float">
            <text:p><text:s/>12 080 </text:p>
          </table:table-cell>
          <table:table-cell table:style-name="ce28" office:value-type="float" office:value="1445" calcext:value-type="float">
            <text:p><text:s/>1 445 </text:p>
          </table:table-cell>
          <table:table-cell table:style-name="ce28" office:value-type="float" office:value="530" calcext:value-type="float">
            <text:p><text:s/>530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2690" calcext:value-type="float">
            <text:p><text:s/>2 690 </text:p>
          </table:table-cell>
          <table:table-cell table:style-name="ce28" office:value-type="float" office:value="7740" calcext:value-type="float">
            <text:p><text:s/>7 740 </text:p>
          </table:table-cell>
          <table:table-cell table:style-name="ce28" office:value-type="float" office:value="105" calcext:value-type="float">
            <text:p><text:s/>105 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28" office:value-type="float" office:value="2175" calcext:value-type="float">
            <text:p><text:s/>2 175 </text:p>
          </table:table-cell>
          <table:table-cell table:style-name="ce28" office:value-type="float" office:value="965" calcext:value-type="float">
            <text:p><text:s/>965 </text:p>
          </table:table-cell>
          <table:table-cell table:style-name="ce28" office:value-type="float" office:value="3375" calcext:value-type="float">
            <text:p><text:s/>3 375 </text:p>
          </table:table-cell>
          <table:table-cell table:style-name="ce28" office:value-type="float" office:value="2025" calcext:value-type="float">
            <text:p><text:s/>2 025 </text:p>
          </table:table-cell>
          <table:table-cell table:style-name="ce28" office:value-type="float" office:value="4380" calcext:value-type="float">
            <text:p><text:s/>4 380 </text:p>
          </table:table-cell>
          <table:table-cell table:style-name="ce28" office:value-type="float" office:value="315" calcext:value-type="float">
            <text:p><text:s/>315 </text:p>
          </table:table-cell>
          <table:table-cell table:style-name="ce28" office:value-type="float" office:value="415" calcext:value-type="float">
            <text:p><text:s/>41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4530" calcext:value-type="float">
            <text:p><text:s/>4 530 </text:p>
          </table:table-cell>
          <table:table-cell table:style-name="ce28" office:value-type="float" office:value="1340" calcext:value-type="float">
            <text:p><text:s/>1 340 </text:p>
          </table:table-cell>
          <table:table-cell table:style-name="ce28" office:value-type="float" office:value="11910" calcext:value-type="float">
            <text:p><text:s/>11 910 </text:p>
          </table:table-cell>
          <table:table-cell table:style-name="ce28" office:value-type="float" office:value="2480" calcext:value-type="float">
            <text:p><text:s/>2 480 </text:p>
          </table:table-cell>
          <table:table-cell table:style-name="ce28" office:value-type="float" office:value="715" calcext:value-type="float">
            <text:p><text:s/>715 </text:p>
          </table:table-cell>
          <table:table-cell table:style-name="ce28" office:value-type="float" office:value="490" calcext:value-type="float">
            <text:p><text:s/>490 </text:p>
          </table:table-cell>
          <table:table-cell table:style-name="ce28" office:value-type="float" office:value="80" calcext:value-type="float">
            <text:p><text:s/>80 </text:p>
          </table:table-cell>
          <table:table-cell table:style-name="ce28" office:value-type="float" office:value="450" calcext:value-type="float">
            <text:p><text:s/>450 </text:p>
          </table:table-cell>
          <table:table-cell table:style-name="ce28" office:value-type="float" office:value="13725" calcext:value-type="float">
            <text:p><text:s/>13 725 </text:p>
          </table:table-cell>
          <table:table-cell table:style-name="ce28" office:value-type="float" office:value="3435" calcext:value-type="float">
            <text:p><text:s/>3 435 </text:p>
          </table:table-cell>
          <table:table-cell table:style-name="ce28" office:value-type="float" office:value="150" calcext:value-type="float">
            <text:p><text:s/>150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8" office:value-type="float" office:value="5350" calcext:value-type="float">
            <text:p><text:s/>5 350 </text:p>
          </table:table-cell>
          <table:table-cell table:style-name="ce28" office:value-type="float" office:value="5365" calcext:value-type="float">
            <text:p><text:s/>5 365 </text:p>
          </table:table-cell>
          <table:table-cell table:style-name="ce28" office:value-type="float" office:value="625" calcext:value-type="float">
            <text:p><text:s/>625 </text:p>
          </table:table-cell>
          <table:table-cell table:style-name="ce28" office:value-type="float" office:value="11800" calcext:value-type="float">
            <text:p><text:s/>11 800 </text:p>
          </table:table-cell>
          <table:table-cell table:style-name="ce28" office:value-type="float" office:value="7265" calcext:value-type="float">
            <text:p><text:s/>7 265 </text:p>
          </table:table-cell>
          <table:table-cell table:style-name="ce28" office:value-type="float" office:value="1465" calcext:value-type="float">
            <text:p><text:s/>1 465 </text:p>
          </table:table-cell>
          <table:table-cell table:style-name="ce28" office:value-type="float" office:value="675" calcext:value-type="float">
            <text:p><text:s/>675 </text:p>
          </table:table-cell>
          <table:table-cell table:style-name="ce28" office:value-type="float" office:value="425" calcext:value-type="float">
            <text:p><text:s/>425 </text:p>
          </table:table-cell>
          <table:table-cell table:style-name="ce28" office:value-type="float" office:value="350" calcext:value-type="float">
            <text:p><text:s/>350 </text:p>
          </table:table-cell>
          <table:table-cell table:style-name="ce28" office:value-type="float" office:value="790" calcext:value-type="float">
            <text:p><text:s/>790 </text:p>
          </table:table-cell>
          <table:table-cell table:style-name="ce28" office:value-type="float" office:value="10730" calcext:value-type="float">
            <text:p><text:s/>10 730 </text:p>
          </table:table-cell>
          <table:table-cell table:style-name="ce28" office:value-type="float" office:value="3335" calcext:value-type="float">
            <text:p><text:s/>3 335 </text:p>
          </table:table-cell>
          <table:table-cell table:style-name="ce28" office:value-type="float" office:value="4410" calcext:value-type="float">
            <text:p><text:s/>4 410 </text:p>
          </table:table-cell>
          <table:table-cell table:style-name="ce28" office:value-type="float" office:value="215" calcext:value-type="float">
            <text:p><text:s/>215 </text:p>
          </table:table-cell>
          <table:table-cell table:style-name="ce28" office:value-type="float" office:value="875" calcext:value-type="float">
            <text:p><text:s/>875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4970" calcext:value-type="float">
            <text:p><text:s/>4 970 </text:p>
          </table:table-cell>
          <table:table-cell table:style-name="ce28" office:value-type="float" office:value="105" calcext:value-type="float">
            <text:p><text:s/>105 </text:p>
          </table:table-cell>
          <table:table-cell table:style-name="ce28" office:value-type="float" office:value="3635" calcext:value-type="float">
            <text:p><text:s/>3 635 </text:p>
          </table:table-cell>
          <table:table-cell table:style-name="ce28" office:value-type="float" office:value="3495" calcext:value-type="float">
            <text:p><text:s/>3 495 </text:p>
          </table:table-cell>
          <table:table-cell table:style-name="ce28" office:value-type="float" office:value="1175" calcext:value-type="float">
            <text:p><text:s/>1 175 </text:p>
          </table:table-cell>
          <table:table-cell table:style-name="ce28" office:value-type="float" office:value="1230" calcext:value-type="float">
            <text:p><text:s/>1 230 </text:p>
          </table:table-cell>
          <table:table-cell table:style-name="ce28" office:value-type="float" office:value="450" calcext:value-type="float">
            <text:p><text:s/>450 </text:p>
          </table:table-cell>
          <table:table-cell table:style-name="ce28" office:value-type="float" office:value="12370" calcext:value-type="float">
            <text:p><text:s/>12 370 </text:p>
          </table:table-cell>
          <table:table-cell table:style-name="ce28" office:value-type="float" office:value="8640" calcext:value-type="float">
            <text:p><text:s/>8 640 </text:p>
          </table:table-cell>
          <table:table-cell table:style-name="ce28" office:value-type="float" office:value="225" calcext:value-type="float">
            <text:p><text:s/>225 </text:p>
          </table:table-cell>
          <table:table-cell table:style-name="ce28" office:value-type="float" office:value="7580" calcext:value-type="float">
            <text:p><text:s/>7 580 </text:p>
          </table:table-cell>
          <table:table-cell table:style-name="ce28" office:value-type="float" office:value="165" calcext:value-type="float">
            <text:p><text:s/>165 </text:p>
          </table:table-cell>
          <table:table-cell table:style-name="ce28" office:value-type="float" office:value="400" calcext:value-type="float">
            <text:p><text:s/>400 </text:p>
          </table:table-cell>
          <table:table-cell table:style-name="ce28" office:value-type="float" office:value="1610" calcext:value-type="float">
            <text:p><text:s/>1 610 </text:p>
          </table:table-cell>
          <table:table-cell table:style-name="ce28" office:value-type="float" office:value="2275" calcext:value-type="float">
            <text:p><text:s/>2 275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250" calcext:value-type="float">
            <text:p><text:s/>250 </text:p>
          </table:table-cell>
          <table:table-cell table:style-name="ce28" office:value-type="float" office:value="940" calcext:value-type="float">
            <text:p><text:s/>940 </text:p>
          </table:table-cell>
          <table:table-cell table:style-name="ce28" office:value-type="float" office:value="1165" calcext:value-type="float">
            <text:p><text:s/>1 165 </text:p>
          </table:table-cell>
          <table:table-cell table:style-name="ce28" office:value-type="float" office:value="200" calcext:value-type="float">
            <text:p><text:s/>200 </text:p>
          </table:table-cell>
          <table:table-cell table:style-name="ce28" office:value-type="float" office:value="530" calcext:value-type="float">
            <text:p><text:s/>530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170" calcext:value-type="float">
            <text:p><text:s/>170 </text:p>
          </table:table-cell>
          <table:table-cell table:style-name="ce28" office:value-type="float" office:value="9140" calcext:value-type="float">
            <text:p><text:s/>9 140 </text:p>
          </table:table-cell>
          <table:table-cell table:style-name="ce28" office:value-type="float" office:value="95" calcext:value-type="float">
            <text:p><text:s/>95 </text:p>
          </table:table-cell>
          <table:table-cell table:style-name="ce28" office:value-type="float" office:value="4690" calcext:value-type="float">
            <text:p><text:s/>4 690 </text:p>
          </table:table-cell>
          <table:table-cell table:style-name="ce28" office:value-type="float" office:value="255" calcext:value-type="float">
            <text:p><text:s/>255 </text:p>
          </table:table-cell>
          <table:table-cell table:style-name="ce28" office:value-type="float" office:value="210" calcext:value-type="float">
            <text:p><text:s/>210 </text:p>
          </table:table-cell>
          <table:table-cell table:style-name="ce28" office:value-type="float" office:value="3525" calcext:value-type="float">
            <text:p><text:s/>3 525 </text:p>
          </table:table-cell>
          <table:table-cell table:style-name="ce28" office:value-type="float" office:value="5085" calcext:value-type="float">
            <text:p><text:s/>5 085 </text:p>
          </table:table-cell>
          <table:table-cell table:style-name="ce28" office:value-type="float" office:value="1465" calcext:value-type="float">
            <text:p><text:s/>1 465 </text:p>
          </table:table-cell>
          <table:table-cell table:style-name="ce28" office:value-type="float" office:value="5890" calcext:value-type="float">
            <text:p><text:s/>5 890 </text:p>
          </table:table-cell>
          <table:table-cell table:style-name="ce28" office:value-type="float" office:value="1395" calcext:value-type="float">
            <text:p><text:s/>1 395 </text:p>
          </table:table-cell>
          <table:table-cell table:style-name="ce28" office:value-type="float" office:value="585" calcext:value-type="float">
            <text:p><text:s/>585 </text:p>
          </table:table-cell>
          <table:table-cell table:style-name="ce28" office:value-type="float" office:value="835" calcext:value-type="float">
            <text:p><text:s/>835 </text:p>
          </table:table-cell>
          <table:table-cell table:style-name="ce28" office:value-type="float" office:value="15080" calcext:value-type="float">
            <text:p><text:s/>15 080 </text:p>
          </table:table-cell>
          <table:table-cell table:style-name="ce28" office:value-type="float" office:value="2045" calcext:value-type="float">
            <text:p><text:s/>2 045 </text:p>
          </table:table-cell>
          <table:table-cell table:style-name="ce28" office:value-type="float" office:value="2450" calcext:value-type="float">
            <text:p><text:s/>2 450 </text:p>
          </table:table-cell>
          <table:table-cell table:style-name="ce28" office:value-type="float" office:value="1010" calcext:value-type="float">
            <text:p><text:s/>1 010 </text:p>
          </table:table-cell>
          <table:table-cell table:style-name="ce28" office:value-type="float" office:value="3560" calcext:value-type="float">
            <text:p><text:s/>3 560 </text:p>
          </table:table-cell>
          <table:table-cell table:style-name="ce28" office:value-type="float" office:value="1215" calcext:value-type="float">
            <text:p><text:s/>1 215 </text:p>
          </table:table-cell>
          <table:table-cell table:style-name="ce28" office:value-type="float" office:value="1455" calcext:value-type="float">
            <text:p><text:s/>1 455 </text:p>
          </table:table-cell>
          <table:table-cell table:style-name="ce28" office:value-type="float" office:value="1040" calcext:value-type="float">
            <text:p><text:s/>1 040 </text:p>
          </table:table-cell>
          <table:table-cell table:style-name="ce28" office:value-type="float" office:value="16960" calcext:value-type="float">
            <text:p><text:s/>16 960 </text:p>
          </table:table-cell>
          <table:table-cell table:style-name="ce28" office:value-type="float" office:value="4055" calcext:value-type="float">
            <text:p><text:s/>4 055 </text:p>
          </table:table-cell>
          <table:table-cell table:style-name="ce28" office:value-type="float" office:value="1375" calcext:value-type="float">
            <text:p><text:s/>1 375 </text:p>
          </table:table-cell>
          <table:table-cell table:style-name="ce28" office:value-type="float" office:value="4705" calcext:value-type="float">
            <text:p><text:s/>4 705 </text:p>
          </table:table-cell>
          <table:table-cell table:style-name="ce28" office:value-type="float" office:value="590" calcext:value-type="float">
            <text:p><text:s/>590 </text:p>
          </table:table-cell>
          <table:table-cell table:style-name="ce28" office:value-type="float" office:value="5350" calcext:value-type="float">
            <text:p><text:s/>5 350 </text:p>
          </table:table-cell>
          <table:table-cell table:style-name="ce28" office:value-type="float" office:value="12275" calcext:value-type="float">
            <text:p><text:s/>12 275 </text:p>
          </table:table-cell>
          <table:table-cell table:style-name="ce28" office:value-type="float" office:value="3215" calcext:value-type="float">
            <text:p><text:s/>3 215 </text:p>
          </table:table-cell>
          <table:table-cell table:style-name="ce28" office:value-type="float" office:value="9615" calcext:value-type="float">
            <text:p><text:s/>9 61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autochtone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5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775" calcext:value-type="float">
            <text:p><text:s/>775 </text:p>
          </table:table-cell>
          <table:table-cell table:number-columns-repeated="2" table:style-name="ce28" office:value-type="float" office:value="0" calcext:value-type="float">
            <text:p><text:s/>-   </text:p>
          </table:table-cell>
          <table:table-cell table:style-name="ce28" office:value-type="float" office:value="25" calcext:value-type="float">
            <text:p><text:s/>25 </text:p>
          </table:table-cell>
          <table:table-cell table:number-columns-repeated="5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10" calcext:value-type="float">
            <text:p><text:s/>10 </text:p>
          </table:table-cell>
          <table:table-cell table:number-columns-repeated="6" table:style-name="ce28" office:value-type="float" office:value="0" calcext:value-type="float">
            <text:p><text:s/>-   </text:p>
          </table:table-cell>
          <table:table-cell table:style-name="ce28" office:value-type="float" office:value="2590" calcext:value-type="float">
            <text:p><text:s/>2 590 </text:p>
          </table:table-cell>
          <table:table-cell table:number-columns-repeated="2" table:style-name="ce28" office:value-type="float" office:value="0" calcext:value-type="float">
            <text:p><text:s/>-   </text:p>
          </table:table-cell>
          <table:table-cell table:style-name="ce28" office:value-type="float" office:value="20" calcext:value-type="float">
            <text:p><text:s/>20 </text:p>
          </table:table-cell>
          <table:table-cell table:number-columns-repeated="3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5" calcext:value-type="float">
            <text:p><text:s/>25 </text:p>
          </table:table-cell>
          <table:table-cell table:number-columns-repeated="3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4" table:style-name="ce28" office:value-type="float" office:value="0" calcext:value-type="float">
            <text:p><text:s/>-   </text:p>
          </table:table-cell>
          <table:table-cell table:style-name="ce28" office:value-type="float" office:value="20" calcext:value-type="float">
            <text:p><text:s/>20 </text:p>
          </table:table-cell>
          <table:table-cell table:number-columns-repeated="3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245" calcext:value-type="float">
            <text:p><text:s/>1 245 </text:p>
          </table:table-cell>
          <table:table-cell table:number-columns-repeated="4" table:style-name="ce28" office:value-type="float" office:value="0" calcext:value-type="float">
            <text:p><text:s/>-  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5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4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2" table:style-name="ce28" office:value-type="float" office:value="0" calcext:value-type="float">
            <text:p><text:s/>-   </text:p>
          </table:table-cell>
          <table:table-cell table:style-name="ce28" office:value-type="float" office:value="10" calcext:value-type="float">
            <text:p><text:s/>10 </text:p>
          </table:table-cell>
          <table:table-cell table:number-columns-repeated="3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2" table:style-name="ce28" office:value-type="float" office:value="0" calcext:value-type="float">
            <text:p><text:s/>-   </text:p>
          </table:table-cell>
          <table:table-cell table:style-name="ce28" office:value-type="float" office:value="895" calcext:value-type="float">
            <text:p><text:s/>895 </text:p>
          </table:table-cell>
          <table:table-cell table:number-columns-repeated="6" table:style-name="ce28" office:value-type="float" office:value="0" calcext:value-type="float">
            <text:p><text:s/>-   </text:p>
          </table:table-cell>
          <table:table-cell table:style-name="ce28" office:value-type="float" office:value="55" calcext:value-type="float">
            <text:p><text:s/>5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0" calcext:value-type="float">
            <text:p><text:s/>-   </text:p>
          </table:table-cell>
          <table:table-cell table:number-columns-repeated="2" table:style-name="ce28" office:value-type="float" office:value="5" calcext:value-type="float">
            <text:p><text:s/>5 </text:p>
          </table:table-cell>
          <table:table-cell table:number-columns-repeated="2"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8" table:style-name="ce28" office:value-type="float" office:value="0" calcext:value-type="float">
            <text:p><text:s/>-  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16895" calcext:value-type="float">
            <text:p><text:s/>16 89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5" table:style-name="ce28" office:value-type="float" office:value="0" calcext:value-type="float">
            <text:p><text:s/>-  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non_autochtone</text:p>
          </table:table-cell>
          <table:table-cell table:style-name="ce28" office:value-type="float" office:value="125" calcext:value-type="float">
            <text:p><text:s/>125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14910" calcext:value-type="float">
            <text:p><text:s/>14 910 </text:p>
          </table:table-cell>
          <table:table-cell table:style-name="ce28" office:value-type="float" office:value="5600" calcext:value-type="float">
            <text:p><text:s/>5 600 </text:p>
          </table:table-cell>
          <table:table-cell table:style-name="ce28" office:value-type="float" office:value="315" calcext:value-type="float">
            <text:p><text:s/>315 </text:p>
          </table:table-cell>
          <table:table-cell table:style-name="ce28" office:value-type="float" office:value="815" calcext:value-type="float">
            <text:p><text:s/>815 </text:p>
          </table:table-cell>
          <table:table-cell table:style-name="ce28" office:value-type="float" office:value="275" calcext:value-type="float">
            <text:p><text:s/>275 </text:p>
          </table:table-cell>
          <table:table-cell table:style-name="ce28" office:value-type="float" office:value="390" calcext:value-type="float">
            <text:p><text:s/>390 </text:p>
          </table:table-cell>
          <table:table-cell table:style-name="ce28" office:value-type="float" office:value="325" calcext:value-type="float">
            <text:p><text:s/>325 </text:p>
          </table:table-cell>
          <table:table-cell table:style-name="ce28" office:value-type="float" office:value="235" calcext:value-type="float">
            <text:p><text:s/>235 </text:p>
          </table:table-cell>
          <table:table-cell table:style-name="ce28" office:value-type="float" office:value="250" calcext:value-type="float">
            <text:p><text:s/>250 </text:p>
          </table:table-cell>
          <table:table-cell table:style-name="ce28" office:value-type="float" office:value="280" calcext:value-type="float">
            <text:p><text:s/>280 </text:p>
          </table:table-cell>
          <table:table-cell table:style-name="ce28" office:value-type="float" office:value="1835" calcext:value-type="float">
            <text:p><text:s/>1 835 </text:p>
          </table:table-cell>
          <table:table-cell table:style-name="ce28" office:value-type="float" office:value="20" calcext:value-type="float">
            <text:p><text:s/>20 </text:p>
          </table:table-cell>
          <table:table-cell table:style-name="ce28" office:value-type="float" office:value="485" calcext:value-type="float">
            <text:p><text:s/>485 </text:p>
          </table:table-cell>
          <table:table-cell table:style-name="ce28" office:value-type="float" office:value="10460" calcext:value-type="float">
            <text:p><text:s/>10 460 </text:p>
          </table:table-cell>
          <table:table-cell table:style-name="ce28" office:value-type="float" office:value="250" calcext:value-type="float">
            <text:p><text:s/>250 </text:p>
          </table:table-cell>
          <table:table-cell table:style-name="ce28" office:value-type="float" office:value="4050" calcext:value-type="float">
            <text:p><text:s/>4 050 </text:p>
          </table:table-cell>
          <table:table-cell table:style-name="ce28" office:value-type="float" office:value="1135" calcext:value-type="float">
            <text:p><text:s/>1 135 </text:p>
          </table:table-cell>
          <table:table-cell table:style-name="ce28" office:value-type="float" office:value="320" calcext:value-type="float">
            <text:p><text:s/>320 </text:p>
          </table:table-cell>
          <table:table-cell table:style-name="ce28" office:value-type="float" office:value="1960" calcext:value-type="float">
            <text:p><text:s/>1 960 </text:p>
          </table:table-cell>
          <table:table-cell table:style-name="ce28" office:value-type="float" office:value="895" calcext:value-type="float">
            <text:p><text:s/>895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2790" calcext:value-type="float">
            <text:p><text:s/>2 790 </text:p>
          </table:table-cell>
          <table:table-cell table:style-name="ce28" office:value-type="float" office:value="340" calcext:value-type="float">
            <text:p><text:s/>340 </text:p>
          </table:table-cell>
          <table:table-cell table:style-name="ce28" office:value-type="float" office:value="215" calcext:value-type="float">
            <text:p><text:s/>215 </text:p>
          </table:table-cell>
          <table:table-cell table:style-name="ce28" office:value-type="float" office:value="13720" calcext:value-type="float">
            <text:p><text:s/>13 720 </text:p>
          </table:table-cell>
          <table:table-cell table:style-name="ce28" office:value-type="float" office:value="280" calcext:value-type="float">
            <text:p><text:s/>280 </text:p>
          </table:table-cell>
          <table:table-cell table:style-name="ce28" office:value-type="float" office:value="160" calcext:value-type="float">
            <text:p><text:s/>160 </text:p>
          </table:table-cell>
          <table:table-cell table:style-name="ce28" office:value-type="float" office:value="12080" calcext:value-type="float">
            <text:p><text:s/>12 080 </text:p>
          </table:table-cell>
          <table:table-cell table:style-name="ce28" office:value-type="float" office:value="1445" calcext:value-type="float">
            <text:p><text:s/>1 445 </text:p>
          </table:table-cell>
          <table:table-cell table:style-name="ce28" office:value-type="float" office:value="530" calcext:value-type="float">
            <text:p><text:s/>530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95" calcext:value-type="float">
            <text:p><text:s/>95 </text:p>
          </table:table-cell>
          <table:table-cell table:style-name="ce28" office:value-type="float" office:value="7740" calcext:value-type="float">
            <text:p><text:s/>7 740 </text:p>
          </table:table-cell>
          <table:table-cell table:style-name="ce28" office:value-type="float" office:value="105" calcext:value-type="float">
            <text:p><text:s/>105 </text:p>
          </table:table-cell>
          <table:table-cell table:style-name="ce28" office:value-type="float" office:value="680" calcext:value-type="float">
            <text:p><text:s/>680 </text:p>
          </table:table-cell>
          <table:table-cell table:style-name="ce28" office:value-type="float" office:value="2170" calcext:value-type="float">
            <text:p><text:s/>2 170 </text:p>
          </table:table-cell>
          <table:table-cell table:style-name="ce28" office:value-type="float" office:value="965" calcext:value-type="float">
            <text:p><text:s/>965 </text:p>
          </table:table-cell>
          <table:table-cell table:style-name="ce28" office:value-type="float" office:value="3375" calcext:value-type="float">
            <text:p><text:s/>3 375 </text:p>
          </table:table-cell>
          <table:table-cell table:style-name="ce28" office:value-type="float" office:value="2025" calcext:value-type="float">
            <text:p><text:s/>2 025 </text:p>
          </table:table-cell>
          <table:table-cell table:style-name="ce28" office:value-type="float" office:value="4355" calcext:value-type="float">
            <text:p><text:s/>4 355 </text:p>
          </table:table-cell>
          <table:table-cell table:style-name="ce28" office:value-type="float" office:value="305" calcext:value-type="float">
            <text:p><text:s/>305 </text:p>
          </table:table-cell>
          <table:table-cell table:style-name="ce28" office:value-type="float" office:value="415" calcext:value-type="float">
            <text:p><text:s/>41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4525" calcext:value-type="float">
            <text:p><text:s/>4 525 </text:p>
          </table:table-cell>
          <table:table-cell table:style-name="ce28" office:value-type="float" office:value="1325" calcext:value-type="float">
            <text:p><text:s/>1 325 </text:p>
          </table:table-cell>
          <table:table-cell table:style-name="ce28" office:value-type="float" office:value="11905" calcext:value-type="float">
            <text:p><text:s/>11 905 </text:p>
          </table:table-cell>
          <table:table-cell table:style-name="ce28" office:value-type="float" office:value="2465" calcext:value-type="float">
            <text:p><text:s/>2 465 </text:p>
          </table:table-cell>
          <table:table-cell table:style-name="ce28" office:value-type="float" office:value="715" calcext:value-type="float">
            <text:p><text:s/>715 </text:p>
          </table:table-cell>
          <table:table-cell table:style-name="ce28" office:value-type="float" office:value="445" calcext:value-type="float">
            <text:p><text:s/>445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440" calcext:value-type="float">
            <text:p><text:s/>440 </text:p>
          </table:table-cell>
          <table:table-cell table:style-name="ce28" office:value-type="float" office:value="13725" calcext:value-type="float">
            <text:p><text:s/>13 725 </text:p>
          </table:table-cell>
          <table:table-cell table:style-name="ce28" office:value-type="float" office:value="3435" calcext:value-type="float">
            <text:p><text:s/>3 435 </text:p>
          </table:table-cell>
          <table:table-cell table:style-name="ce28" office:value-type="float" office:value="150" calcext:value-type="float">
            <text:p><text:s/>150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5350" calcext:value-type="float">
            <text:p><text:s/>5 350 </text:p>
          </table:table-cell>
          <table:table-cell table:style-name="ce28" office:value-type="float" office:value="5365" calcext:value-type="float">
            <text:p><text:s/>5 365 </text:p>
          </table:table-cell>
          <table:table-cell table:style-name="ce28" office:value-type="float" office:value="620" calcext:value-type="float">
            <text:p><text:s/>620 </text:p>
          </table:table-cell>
          <table:table-cell table:style-name="ce28" office:value-type="float" office:value="11790" calcext:value-type="float">
            <text:p><text:s/>11 790 </text:p>
          </table:table-cell>
          <table:table-cell table:style-name="ce28" office:value-type="float" office:value="7265" calcext:value-type="float">
            <text:p><text:s/>7 265 </text:p>
          </table:table-cell>
          <table:table-cell table:style-name="ce28" office:value-type="float" office:value="215" calcext:value-type="float">
            <text:p><text:s/>215 </text:p>
          </table:table-cell>
          <table:table-cell table:style-name="ce28" office:value-type="float" office:value="675" calcext:value-type="float">
            <text:p><text:s/>675 </text:p>
          </table:table-cell>
          <table:table-cell table:style-name="ce28" office:value-type="float" office:value="425" calcext:value-type="float">
            <text:p><text:s/>425 </text:p>
          </table:table-cell>
          <table:table-cell table:style-name="ce28" office:value-type="float" office:value="350" calcext:value-type="float">
            <text:p><text:s/>350 </text:p>
          </table:table-cell>
          <table:table-cell table:style-name="ce28" office:value-type="float" office:value="795" calcext:value-type="float">
            <text:p><text:s/>795 </text:p>
          </table:table-cell>
          <table:table-cell table:style-name="ce28" office:value-type="float" office:value="10715" calcext:value-type="float">
            <text:p><text:s/>10 715 </text:p>
          </table:table-cell>
          <table:table-cell table:style-name="ce28" office:value-type="float" office:value="3335" calcext:value-type="float">
            <text:p><text:s/>3 335 </text:p>
          </table:table-cell>
          <table:table-cell table:style-name="ce28" office:value-type="float" office:value="4405" calcext:value-type="float">
            <text:p><text:s/>4 405 </text:p>
          </table:table-cell>
          <table:table-cell table:style-name="ce28" office:value-type="float" office:value="215" calcext:value-type="float">
            <text:p><text:s/>215 </text:p>
          </table:table-cell>
          <table:table-cell table:style-name="ce28" office:value-type="float" office:value="875" calcext:value-type="float">
            <text:p><text:s/>875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4970" calcext:value-type="float">
            <text:p><text:s/>4 970 </text:p>
          </table:table-cell>
          <table:table-cell table:style-name="ce28" office:value-type="float" office:value="105" calcext:value-type="float">
            <text:p><text:s/>105 </text:p>
          </table:table-cell>
          <table:table-cell table:style-name="ce28" office:value-type="float" office:value="3630" calcext:value-type="float">
            <text:p><text:s/>3 630 </text:p>
          </table:table-cell>
          <table:table-cell table:style-name="ce28" office:value-type="float" office:value="3495" calcext:value-type="float">
            <text:p><text:s/>3 495 </text:p>
          </table:table-cell>
          <table:table-cell table:style-name="ce28" office:value-type="float" office:value="1175" calcext:value-type="float">
            <text:p><text:s/>1 175 </text:p>
          </table:table-cell>
          <table:table-cell table:style-name="ce28" office:value-type="float" office:value="1230" calcext:value-type="float">
            <text:p><text:s/>1 230 </text:p>
          </table:table-cell>
          <table:table-cell table:style-name="ce28" office:value-type="float" office:value="450" calcext:value-type="float">
            <text:p><text:s/>450 </text:p>
          </table:table-cell>
          <table:table-cell table:style-name="ce28" office:value-type="float" office:value="12365" calcext:value-type="float">
            <text:p><text:s/>12 365 </text:p>
          </table:table-cell>
          <table:table-cell table:style-name="ce28" office:value-type="float" office:value="8640" calcext:value-type="float">
            <text:p><text:s/>8 640 </text:p>
          </table:table-cell>
          <table:table-cell table:style-name="ce28" office:value-type="float" office:value="225" calcext:value-type="float">
            <text:p><text:s/>225 </text:p>
          </table:table-cell>
          <table:table-cell table:style-name="ce28" office:value-type="float" office:value="7570" calcext:value-type="float">
            <text:p><text:s/>7 570 </text:p>
          </table:table-cell>
          <table:table-cell table:style-name="ce28" office:value-type="float" office:value="165" calcext:value-type="float">
            <text:p><text:s/>165 </text:p>
          </table:table-cell>
          <table:table-cell table:style-name="ce28" office:value-type="float" office:value="395" calcext:value-type="float">
            <text:p><text:s/>395 </text:p>
          </table:table-cell>
          <table:table-cell table:style-name="ce28" office:value-type="float" office:value="1610" calcext:value-type="float">
            <text:p><text:s/>1 610 </text:p>
          </table:table-cell>
          <table:table-cell table:style-name="ce28" office:value-type="float" office:value="2265" calcext:value-type="float">
            <text:p><text:s/>2 265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250" calcext:value-type="float">
            <text:p><text:s/>250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1160" calcext:value-type="float">
            <text:p><text:s/>1 160 </text:p>
          </table:table-cell>
          <table:table-cell table:style-name="ce28" office:value-type="float" office:value="200" calcext:value-type="float">
            <text:p><text:s/>200 </text:p>
          </table:table-cell>
          <table:table-cell table:style-name="ce28" office:value-type="float" office:value="530" calcext:value-type="float">
            <text:p><text:s/>530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170" calcext:value-type="float">
            <text:p><text:s/>170 </text:p>
          </table:table-cell>
          <table:table-cell table:style-name="ce28" office:value-type="float" office:value="9135" calcext:value-type="float">
            <text:p><text:s/>9 135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4685" calcext:value-type="float">
            <text:p><text:s/>4 685 </text:p>
          </table:table-cell>
          <table:table-cell table:style-name="ce28" office:value-type="float" office:value="255" calcext:value-type="float">
            <text:p><text:s/>255 </text:p>
          </table:table-cell>
          <table:table-cell table:style-name="ce28" office:value-type="float" office:value="200" calcext:value-type="float">
            <text:p><text:s/>200 </text:p>
          </table:table-cell>
          <table:table-cell table:style-name="ce28" office:value-type="float" office:value="3525" calcext:value-type="float">
            <text:p><text:s/>3 525 </text:p>
          </table:table-cell>
          <table:table-cell table:style-name="ce28" office:value-type="float" office:value="5085" calcext:value-type="float">
            <text:p><text:s/>5 085 </text:p>
          </table:table-cell>
          <table:table-cell table:style-name="ce28" office:value-type="float" office:value="1465" calcext:value-type="float">
            <text:p><text:s/>1 465 </text:p>
          </table:table-cell>
          <table:table-cell table:style-name="ce28" office:value-type="float" office:value="5885" calcext:value-type="float">
            <text:p><text:s/>5 885 </text:p>
          </table:table-cell>
          <table:table-cell table:style-name="ce28" office:value-type="float" office:value="1395" calcext:value-type="float">
            <text:p><text:s/>1 395 </text:p>
          </table:table-cell>
          <table:table-cell table:style-name="ce28" office:value-type="float" office:value="585" calcext:value-type="float">
            <text:p><text:s/>585 </text:p>
          </table:table-cell>
          <table:table-cell table:style-name="ce28" office:value-type="float" office:value="835" calcext:value-type="float">
            <text:p><text:s/>835 </text:p>
          </table:table-cell>
          <table:table-cell table:style-name="ce28" office:value-type="float" office:value="15080" calcext:value-type="float">
            <text:p><text:s/>15 080 </text:p>
          </table:table-cell>
          <table:table-cell table:style-name="ce28" office:value-type="float" office:value="2045" calcext:value-type="float">
            <text:p><text:s/>2 045 </text:p>
          </table:table-cell>
          <table:table-cell table:style-name="ce28" office:value-type="float" office:value="2450" calcext:value-type="float">
            <text:p><text:s/>2 450 </text:p>
          </table:table-cell>
          <table:table-cell table:style-name="ce28" office:value-type="float" office:value="1010" calcext:value-type="float">
            <text:p><text:s/>1 010 </text:p>
          </table:table-cell>
          <table:table-cell table:style-name="ce28" office:value-type="float" office:value="3560" calcext:value-type="float">
            <text:p><text:s/>3 560 </text:p>
          </table:table-cell>
          <table:table-cell table:style-name="ce28" office:value-type="float" office:value="1210" calcext:value-type="float">
            <text:p><text:s/>1 210 </text:p>
          </table:table-cell>
          <table:table-cell table:style-name="ce28" office:value-type="float" office:value="1455" calcext:value-type="float">
            <text:p><text:s/>1 455 </text:p>
          </table:table-cell>
          <table:table-cell table:style-name="ce28" office:value-type="float" office:value="970" calcext:value-type="float">
            <text:p><text:s/>970 </text:p>
          </table:table-cell>
          <table:table-cell table:style-name="ce28" office:value-type="float" office:value="65" calcext:value-type="float">
            <text:p><text:s/>65 </text:p>
          </table:table-cell>
          <table:table-cell table:style-name="ce28" office:value-type="float" office:value="4055" calcext:value-type="float">
            <text:p><text:s/>4 055 </text:p>
          </table:table-cell>
          <table:table-cell table:style-name="ce28" office:value-type="float" office:value="1350" calcext:value-type="float">
            <text:p><text:s/>1 350 </text:p>
          </table:table-cell>
          <table:table-cell table:style-name="ce28" office:value-type="float" office:value="4700" calcext:value-type="float">
            <text:p><text:s/>4 700 </text:p>
          </table:table-cell>
          <table:table-cell table:style-name="ce28" office:value-type="float" office:value="590" calcext:value-type="float">
            <text:p><text:s/>590 </text:p>
          </table:table-cell>
          <table:table-cell table:style-name="ce28" office:value-type="float" office:value="5350" calcext:value-type="float">
            <text:p><text:s/>5 350 </text:p>
          </table:table-cell>
          <table:table-cell table:style-name="ce28" office:value-type="float" office:value="12270" calcext:value-type="float">
            <text:p><text:s/>12 270 </text:p>
          </table:table-cell>
          <table:table-cell table:style-name="ce28" office:value-type="float" office:value="3215" calcext:value-type="float">
            <text:p><text:s/>3 215 </text:p>
          </table:table-cell>
          <table:table-cell table:style-name="ce28" office:value-type="float" office:value="9615" calcext:value-type="float">
            <text:p><text:s/>9 61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francais_et_anglais</text:p>
          </table:table-cell>
          <table:table-cell table:style-name="ce28" office:value-type="float" office:value="1765" calcext:value-type="float">
            <text:p><text:s/>1 765 </text:p>
          </table:table-cell>
          <table:table-cell table:style-name="ce28" office:value-type="float" office:value="820" calcext:value-type="float">
            <text:p><text:s/>820 </text:p>
          </table:table-cell>
          <table:table-cell table:style-name="ce28" office:value-type="float" office:value="4565" calcext:value-type="float">
            <text:p><text:s/>4 565 </text:p>
          </table:table-cell>
          <table:table-cell table:style-name="ce28" office:value-type="float" office:value="3330" calcext:value-type="float">
            <text:p><text:s/>3 330 </text:p>
          </table:table-cell>
          <table:table-cell table:style-name="ce28" office:value-type="float" office:value="4480" calcext:value-type="float">
            <text:p><text:s/>4 480 </text:p>
          </table:table-cell>
          <table:table-cell table:style-name="ce28" office:value-type="float" office:value="1525" calcext:value-type="float">
            <text:p><text:s/>1 525 </text:p>
          </table:table-cell>
          <table:table-cell table:style-name="ce28" office:value-type="float" office:value="1135" calcext:value-type="float">
            <text:p><text:s/>1 135 </text:p>
          </table:table-cell>
          <table:table-cell table:style-name="ce28" office:value-type="float" office:value="1215" calcext:value-type="float">
            <text:p><text:s/>1 215 </text:p>
          </table:table-cell>
          <table:table-cell table:style-name="ce28" office:value-type="float" office:value="3370" calcext:value-type="float">
            <text:p><text:s/>3 370 </text:p>
          </table:table-cell>
          <table:table-cell table:style-name="ce28" office:value-type="float" office:value="1010" calcext:value-type="float">
            <text:p><text:s/>1 010 </text:p>
          </table:table-cell>
          <table:table-cell table:style-name="ce28" office:value-type="float" office:value="1985" calcext:value-type="float">
            <text:p><text:s/>1 985 </text:p>
          </table:table-cell>
          <table:table-cell table:style-name="ce28" office:value-type="float" office:value="3605" calcext:value-type="float">
            <text:p><text:s/>3 605 </text:p>
          </table:table-cell>
          <table:table-cell table:style-name="ce28" office:value-type="float" office:value="5520" calcext:value-type="float">
            <text:p><text:s/>5 520 </text:p>
          </table:table-cell>
          <table:table-cell table:style-name="ce28" office:value-type="float" office:value="1680" calcext:value-type="float">
            <text:p><text:s/>1 680 </text:p>
          </table:table-cell>
          <table:table-cell table:style-name="ce28" office:value-type="float" office:value="3835" calcext:value-type="float">
            <text:p><text:s/>3 835 </text:p>
          </table:table-cell>
          <table:table-cell table:style-name="ce28" office:value-type="float" office:value="3760" calcext:value-type="float">
            <text:p><text:s/>3 760 </text:p>
          </table:table-cell>
          <table:table-cell table:style-name="ce28" office:value-type="float" office:value="6855" calcext:value-type="float">
            <text:p><text:s/>6 855 </text:p>
          </table:table-cell>
          <table:table-cell table:style-name="ce28" office:value-type="float" office:value="4020" calcext:value-type="float">
            <text:p><text:s/>4 020 </text:p>
          </table:table-cell>
          <table:table-cell table:style-name="ce28" office:value-type="float" office:value="4450" calcext:value-type="float">
            <text:p><text:s/>4 450 </text:p>
          </table:table-cell>
          <table:table-cell table:style-name="ce28" office:value-type="float" office:value="1945" calcext:value-type="float">
            <text:p><text:s/>1 945 </text:p>
          </table:table-cell>
          <table:table-cell table:style-name="ce28" office:value-type="float" office:value="7400" calcext:value-type="float">
            <text:p><text:s/>7 400 </text:p>
          </table:table-cell>
          <table:table-cell table:style-name="ce28" office:value-type="float" office:value="2375" calcext:value-type="float">
            <text:p><text:s/>2 375 </text:p>
          </table:table-cell>
          <table:table-cell table:style-name="ce28" office:value-type="float" office:value="1295" calcext:value-type="float">
            <text:p><text:s/>1 295 </text:p>
          </table:table-cell>
          <table:table-cell table:style-name="ce28" office:value-type="float" office:value="5860" calcext:value-type="float">
            <text:p><text:s/>5 860 </text:p>
          </table:table-cell>
          <table:table-cell table:style-name="ce28" office:value-type="float" office:value="2710" calcext:value-type="float">
            <text:p><text:s/>2 710 </text:p>
          </table:table-cell>
          <table:table-cell table:style-name="ce28" office:value-type="float" office:value="1220" calcext:value-type="float">
            <text:p><text:s/>1 220 </text:p>
          </table:table-cell>
          <table:table-cell table:style-name="ce28" office:value-type="float" office:value="5080" calcext:value-type="float">
            <text:p><text:s/>5 080 </text:p>
          </table:table-cell>
          <table:table-cell table:style-name="ce28" office:value-type="float" office:value="2500" calcext:value-type="float">
            <text:p><text:s/>2 500 </text:p>
          </table:table-cell>
          <table:table-cell table:style-name="ce28" office:value-type="float" office:value="730" calcext:value-type="float">
            <text:p><text:s/>730 </text:p>
          </table:table-cell>
          <table:table-cell table:style-name="ce28" office:value-type="float" office:value="8655" calcext:value-type="float">
            <text:p><text:s/>8 655 </text:p>
          </table:table-cell>
          <table:table-cell table:style-name="ce28" office:value-type="float" office:value="4300" calcext:value-type="float">
            <text:p><text:s/>4 300 </text:p>
          </table:table-cell>
          <table:table-cell table:style-name="ce28" office:value-type="float" office:value="1795" calcext:value-type="float">
            <text:p><text:s/>1 795 </text:p>
          </table:table-cell>
          <table:table-cell table:style-name="ce28" office:value-type="float" office:value="965" calcext:value-type="float">
            <text:p><text:s/>965 </text:p>
          </table:table-cell>
          <table:table-cell table:style-name="ce28" office:value-type="float" office:value="1645" calcext:value-type="float">
            <text:p><text:s/>1 645 </text:p>
          </table:table-cell>
          <table:table-cell table:style-name="ce28" office:value-type="float" office:value="6340" calcext:value-type="float">
            <text:p><text:s/>6 340 </text:p>
          </table:table-cell>
          <table:table-cell table:style-name="ce28" office:value-type="float" office:value="1225" calcext:value-type="float">
            <text:p><text:s/>1 225 </text:p>
          </table:table-cell>
          <table:table-cell table:style-name="ce28" office:value-type="float" office:value="8400" calcext:value-type="float">
            <text:p><text:s/>8 400 </text:p>
          </table:table-cell>
          <table:table-cell table:style-name="ce28" office:value-type="float" office:value="6325" calcext:value-type="float">
            <text:p><text:s/>6 325 </text:p>
          </table:table-cell>
          <table:table-cell table:style-name="ce28" office:value-type="float" office:value="2765" calcext:value-type="float">
            <text:p><text:s/>2 765 </text:p>
          </table:table-cell>
          <table:table-cell table:style-name="ce28" office:value-type="float" office:value="4985" calcext:value-type="float">
            <text:p><text:s/>4 985 </text:p>
          </table:table-cell>
          <table:table-cell table:style-name="ce28" office:value-type="float" office:value="5735" calcext:value-type="float">
            <text:p><text:s/>5 735 </text:p>
          </table:table-cell>
          <table:table-cell table:style-name="ce28" office:value-type="float" office:value="11025" calcext:value-type="float">
            <text:p><text:s/>11 025 </text:p>
          </table:table-cell>
          <table:table-cell table:style-name="ce28" office:value-type="float" office:value="3845" calcext:value-type="float">
            <text:p><text:s/>3 845 </text:p>
          </table:table-cell>
          <table:table-cell table:style-name="ce28" office:value-type="float" office:value="2500" calcext:value-type="float">
            <text:p><text:s/>2 500 </text:p>
          </table:table-cell>
          <table:table-cell table:style-name="ce28" office:value-type="float" office:value="295" calcext:value-type="float">
            <text:p><text:s/>295 </text:p>
          </table:table-cell>
          <table:table-cell table:style-name="ce28" office:value-type="float" office:value="8025" calcext:value-type="float">
            <text:p><text:s/>8 025 </text:p>
          </table:table-cell>
          <table:table-cell table:style-name="ce28" office:value-type="float" office:value="2495" calcext:value-type="float">
            <text:p><text:s/>2 495 </text:p>
          </table:table-cell>
          <table:table-cell table:style-name="ce28" office:value-type="float" office:value="3700" calcext:value-type="float">
            <text:p><text:s/>3 700 </text:p>
          </table:table-cell>
          <table:table-cell table:style-name="ce28" office:value-type="float" office:value="3650" calcext:value-type="float">
            <text:p><text:s/>3 650 </text:p>
          </table:table-cell>
          <table:table-cell table:style-name="ce28" office:value-type="float" office:value="2245" calcext:value-type="float">
            <text:p><text:s/>2 245 </text:p>
          </table:table-cell>
          <table:table-cell table:style-name="ce28" office:value-type="float" office:value="1810" calcext:value-type="float">
            <text:p><text:s/>1 810 </text:p>
          </table:table-cell>
          <table:table-cell table:style-name="ce28" office:value-type="float" office:value="1155" calcext:value-type="float">
            <text:p><text:s/>1 155 </text:p>
          </table:table-cell>
          <table:table-cell table:style-name="ce28" office:value-type="float" office:value="3695" calcext:value-type="float">
            <text:p><text:s/>3 695 </text:p>
          </table:table-cell>
          <table:table-cell table:style-name="ce28" office:value-type="float" office:value="6780" calcext:value-type="float">
            <text:p><text:s/>6 780 </text:p>
          </table:table-cell>
          <table:table-cell table:style-name="ce28" office:value-type="float" office:value="5330" calcext:value-type="float">
            <text:p><text:s/>5 330 </text:p>
          </table:table-cell>
          <table:table-cell table:style-name="ce28" office:value-type="float" office:value="2375" calcext:value-type="float">
            <text:p><text:s/>2 375 </text:p>
          </table:table-cell>
          <table:table-cell table:style-name="ce28" office:value-type="float" office:value="600" calcext:value-type="float">
            <text:p><text:s/>600 </text:p>
          </table:table-cell>
          <table:table-cell table:style-name="ce28" office:value-type="float" office:value="3665" calcext:value-type="float">
            <text:p><text:s/>3 665 </text:p>
          </table:table-cell>
          <table:table-cell table:style-name="ce28" office:value-type="float" office:value="6705" calcext:value-type="float">
            <text:p><text:s/>6 705 </text:p>
          </table:table-cell>
          <table:table-cell table:style-name="ce28" office:value-type="float" office:value="1905" calcext:value-type="float">
            <text:p><text:s/>1 905 </text:p>
          </table:table-cell>
          <table:table-cell table:style-name="ce28" office:value-type="float" office:value="5690" calcext:value-type="float">
            <text:p><text:s/>5 690 </text:p>
          </table:table-cell>
          <table:table-cell table:style-name="ce28" office:value-type="float" office:value="5055" calcext:value-type="float">
            <text:p><text:s/>5 055 </text:p>
          </table:table-cell>
          <table:table-cell table:style-name="ce28" office:value-type="float" office:value="1920" calcext:value-type="float">
            <text:p><text:s/>1 920 </text:p>
          </table:table-cell>
          <table:table-cell table:style-name="ce28" office:value-type="float" office:value="2370" calcext:value-type="float">
            <text:p><text:s/>2 370 </text:p>
          </table:table-cell>
          <table:table-cell table:style-name="ce28" office:value-type="float" office:value="1930" calcext:value-type="float">
            <text:p><text:s/>1 930 </text:p>
          </table:table-cell>
          <table:table-cell table:style-name="ce28" office:value-type="float" office:value="1660" calcext:value-type="float">
            <text:p><text:s/>1 660 </text:p>
          </table:table-cell>
          <table:table-cell table:style-name="ce28" office:value-type="float" office:value="2160" calcext:value-type="float">
            <text:p><text:s/>2 160 </text:p>
          </table:table-cell>
          <table:table-cell table:style-name="ce28" office:value-type="float" office:value="6405" calcext:value-type="float">
            <text:p><text:s/>6 405 </text:p>
          </table:table-cell>
          <table:table-cell table:style-name="ce28" office:value-type="float" office:value="4275" calcext:value-type="float">
            <text:p><text:s/>4 275 </text:p>
          </table:table-cell>
          <table:table-cell table:style-name="ce28" office:value-type="float" office:value="7270" calcext:value-type="float">
            <text:p><text:s/>7 270 </text:p>
          </table:table-cell>
          <table:table-cell table:style-name="ce28" office:value-type="float" office:value="1260" calcext:value-type="float">
            <text:p><text:s/>1 260 </text:p>
          </table:table-cell>
          <table:table-cell table:style-name="ce28" office:value-type="float" office:value="3140" calcext:value-type="float">
            <text:p><text:s/>3 140 </text:p>
          </table:table-cell>
          <table:table-cell table:style-name="ce28" office:value-type="float" office:value="805" calcext:value-type="float">
            <text:p><text:s/>805 </text:p>
          </table:table-cell>
          <table:table-cell table:style-name="ce28" office:value-type="float" office:value="4040" calcext:value-type="float">
            <text:p><text:s/>4 040 </text:p>
          </table:table-cell>
          <table:table-cell table:style-name="ce28" office:value-type="float" office:value="1775" calcext:value-type="float">
            <text:p><text:s/>1 775 </text:p>
          </table:table-cell>
          <table:table-cell table:style-name="ce28" office:value-type="float" office:value="9020" calcext:value-type="float">
            <text:p><text:s/>9 020 </text:p>
          </table:table-cell>
          <table:table-cell table:style-name="ce28" office:value-type="float" office:value="3710" calcext:value-type="float">
            <text:p><text:s/>3 710 </text:p>
          </table:table-cell>
          <table:table-cell table:style-name="ce28" office:value-type="float" office:value="4715" calcext:value-type="float">
            <text:p><text:s/>4 715 </text:p>
          </table:table-cell>
          <table:table-cell table:style-name="ce28" office:value-type="float" office:value="4840" calcext:value-type="float">
            <text:p><text:s/>4 840 </text:p>
          </table:table-cell>
          <table:table-cell table:style-name="ce28" office:value-type="float" office:value="2125" calcext:value-type="float">
            <text:p><text:s/>2 125 </text:p>
          </table:table-cell>
          <table:table-cell table:style-name="ce28" office:value-type="float" office:value="9125" calcext:value-type="float">
            <text:p><text:s/>9 125 </text:p>
          </table:table-cell>
          <table:table-cell table:style-name="ce28" office:value-type="float" office:value="8270" calcext:value-type="float">
            <text:p><text:s/>8 270 </text:p>
          </table:table-cell>
          <table:table-cell table:style-name="ce28" office:value-type="float" office:value="1005" calcext:value-type="float">
            <text:p><text:s/>1 005 </text:p>
          </table:table-cell>
          <table:table-cell table:style-name="ce28" office:value-type="float" office:value="8750" calcext:value-type="float">
            <text:p><text:s/>8 750 </text:p>
          </table:table-cell>
          <table:table-cell table:style-name="ce28" office:value-type="float" office:value="4140" calcext:value-type="float">
            <text:p><text:s/>4 140 </text:p>
          </table:table-cell>
          <table:table-cell table:style-name="ce28" office:value-type="float" office:value="6730" calcext:value-type="float">
            <text:p><text:s/>6 730 </text:p>
          </table:table-cell>
          <table:table-cell table:style-name="ce28" office:value-type="float" office:value="2495" calcext:value-type="float">
            <text:p><text:s/>2 495 </text:p>
          </table:table-cell>
          <table:table-cell table:style-name="ce28" office:value-type="float" office:value="11645" calcext:value-type="float">
            <text:p><text:s/>11 645 </text:p>
          </table:table-cell>
          <table:table-cell table:style-name="ce28" office:value-type="float" office:value="1420" calcext:value-type="float">
            <text:p><text:s/>1 420 </text:p>
          </table:table-cell>
          <table:table-cell table:style-name="ce28" office:value-type="float" office:value="3430" calcext:value-type="float">
            <text:p><text:s/>3 430 </text:p>
          </table:table-cell>
          <table:table-cell table:style-name="ce28" office:value-type="float" office:value="500" calcext:value-type="float">
            <text:p><text:s/>500 </text:p>
          </table:table-cell>
          <table:table-cell table:style-name="ce28" office:value-type="float" office:value="2595" calcext:value-type="float">
            <text:p><text:s/>2 595 </text:p>
          </table:table-cell>
          <table:table-cell table:style-name="ce28" office:value-type="float" office:value="1405" calcext:value-type="float">
            <text:p><text:s/>1 405 </text:p>
          </table:table-cell>
          <table:table-cell table:style-name="ce28" office:value-type="float" office:value="3710" calcext:value-type="float">
            <text:p><text:s/>3 710 </text:p>
          </table:table-cell>
          <table:table-cell table:style-name="ce28" office:value-type="float" office:value="1150" calcext:value-type="float">
            <text:p><text:s/>1 150 </text:p>
          </table:table-cell>
          <table:table-cell table:style-name="ce28" office:value-type="float" office:value="1015" calcext:value-type="float">
            <text:p><text:s/>1 015 </text:p>
          </table:table-cell>
          <table:table-cell table:style-name="ce28" office:value-type="float" office:value="6790" calcext:value-type="float">
            <text:p><text:s/>6 790 </text:p>
          </table:table-cell>
          <table:table-cell table:style-name="ce28" office:value-type="float" office:value="585" calcext:value-type="float">
            <text:p><text:s/>585 </text:p>
          </table:table-cell>
          <table:table-cell table:style-name="ce28" office:value-type="float" office:value="4975" calcext:value-type="float">
            <text:p><text:s/>4 975 </text:p>
          </table:table-cell>
          <table:table-cell table:style-name="ce28" office:value-type="float" office:value="1840" calcext:value-type="float">
            <text:p><text:s/>1 840 </text:p>
          </table:table-cell>
          <table:table-cell table:style-name="ce28" office:value-type="float" office:value="2470" calcext:value-type="float">
            <text:p><text:s/>2 470 </text:p>
          </table:table-cell>
          <table:table-cell table:style-name="ce28" office:value-type="float" office:value="8265" calcext:value-type="float">
            <text:p><text:s/>8 265 </text:p>
          </table:table-cell>
          <table:table-cell table:style-name="ce28" office:value-type="float" office:value="5315" calcext:value-type="float">
            <text:p><text:s/>5 315 </text:p>
          </table:table-cell>
          <table:table-cell table:style-name="ce28" office:value-type="float" office:value="4445" calcext:value-type="float">
            <text:p><text:s/>4 445 </text:p>
          </table:table-cell>
          <table:table-cell table:style-name="ce28" office:value-type="float" office:value="11120" calcext:value-type="float">
            <text:p><text:s/>11 120 </text:p>
          </table:table-cell>
          <table:table-cell table:style-name="ce28" office:value-type="float" office:value="1810" calcext:value-type="float">
            <text:p><text:s/>1 810 </text:p>
          </table:table-cell>
          <table:table-cell table:style-name="ce28" office:value-type="float" office:value="4380" calcext:value-type="float">
            <text:p><text:s/>4 380 </text:p>
          </table:table-cell>
          <table:table-cell table:style-name="ce28" office:value-type="float" office:value="3480" calcext:value-type="float">
            <text:p><text:s/>3 480 </text:p>
          </table:table-cell>
          <table:table-cell table:style-name="ce28" office:value-type="float" office:value="7600" calcext:value-type="float">
            <text:p><text:s/>7 600 </text:p>
          </table:table-cell>
          <table:table-cell table:style-name="ce28" office:value-type="float" office:value="3565" calcext:value-type="float">
            <text:p><text:s/>3 565 </text:p>
          </table:table-cell>
          <table:table-cell table:style-name="ce28" office:value-type="float" office:value="4540" calcext:value-type="float">
            <text:p><text:s/>4 540 </text:p>
          </table:table-cell>
          <table:table-cell table:style-name="ce28" office:value-type="float" office:value="7910" calcext:value-type="float">
            <text:p><text:s/>7 910 </text:p>
          </table:table-cell>
          <table:table-cell table:style-name="ce28" office:value-type="float" office:value="4450" calcext:value-type="float">
            <text:p><text:s/>4 450 </text:p>
          </table:table-cell>
          <table:table-cell table:style-name="ce28" office:value-type="float" office:value="3730" calcext:value-type="float">
            <text:p><text:s/>3 730 </text:p>
          </table:table-cell>
          <table:table-cell table:style-name="ce28" office:value-type="float" office:value="4015" calcext:value-type="float">
            <text:p><text:s/>4 015 </text:p>
          </table:table-cell>
          <table:table-cell table:style-name="ce28" office:value-type="float" office:value="2445" calcext:value-type="float">
            <text:p><text:s/>2 445 </text:p>
          </table:table-cell>
          <table:table-cell table:style-name="ce28" office:value-type="float" office:value="710" calcext:value-type="float">
            <text:p><text:s/>710 </text:p>
          </table:table-cell>
          <table:table-cell table:style-name="ce28" office:value-type="float" office:value="4995" calcext:value-type="float">
            <text:p><text:s/>4 995 </text:p>
          </table:table-cell>
          <table:table-cell table:style-name="ce28" office:value-type="float" office:value="2710" calcext:value-type="float">
            <text:p><text:s/>2 710 </text:p>
          </table:table-cell>
          <table:table-cell table:style-name="ce28" office:value-type="float" office:value="9795" calcext:value-type="float">
            <text:p><text:s/>9 795 </text:p>
          </table:table-cell>
          <table:table-cell table:style-name="ce28" office:value-type="float" office:value="3285" calcext:value-type="float">
            <text:p><text:s/>3 285 </text:p>
          </table:table-cell>
          <table:table-cell table:style-name="ce28" office:value-type="float" office:value="8495" calcext:value-type="float">
            <text:p><text:s/>8 495 </text:p>
          </table:table-cell>
          <table:table-cell table:style-name="ce28" office:value-type="float" office:value="3375" calcext:value-type="float">
            <text:p><text:s/>3 375 </text:p>
          </table:table-cell>
          <table:table-cell table:style-name="ce28" office:value-type="float" office:value="4050" calcext:value-type="float">
            <text:p><text:s/>4 050 </text:p>
          </table:table-cell>
          <table:table-cell table:style-name="ce28" office:value-type="float" office:value="9660" calcext:value-type="float">
            <text:p><text:s/>9 66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anglais_et_non_officielle</text:p>
          </table:table-cell>
          <table:table-cell table:style-name="ce28" office:value-type="float" office:value="150" calcext:value-type="float">
            <text:p><text:s/>150 </text:p>
          </table:table-cell>
          <table:table-cell table:style-name="ce28" office:value-type="float" office:value="75" calcext:value-type="float">
            <text:p><text:s/>75 </text:p>
          </table:table-cell>
          <table:table-cell table:style-name="ce28" office:value-type="float" office:value="7325" calcext:value-type="float">
            <text:p><text:s/>7 325 </text:p>
          </table:table-cell>
          <table:table-cell table:style-name="ce28" office:value-type="float" office:value="1330" calcext:value-type="float">
            <text:p><text:s/>1 330 </text:p>
          </table:table-cell>
          <table:table-cell table:style-name="ce28" office:value-type="float" office:value="260" calcext:value-type="float">
            <text:p><text:s/>260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155" calcext:value-type="float">
            <text:p><text:s/>155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75" calcext:value-type="float">
            <text:p><text:s/>75 </text:p>
          </table:table-cell>
          <table:table-cell table:style-name="ce28" office:value-type="float" office:value="185" calcext:value-type="float">
            <text:p><text:s/>185 </text:p>
          </table:table-cell>
          <table:table-cell table:style-name="ce28" office:value-type="float" office:value="730" calcext:value-type="float">
            <text:p><text:s/>730 </text:p>
          </table:table-cell>
          <table:table-cell table:style-name="ce28" office:value-type="float" office:value="165" calcext:value-type="float">
            <text:p><text:s/>165 </text:p>
          </table:table-cell>
          <table:table-cell table:style-name="ce28" office:value-type="float" office:value="120" calcext:value-type="float">
            <text:p><text:s/>120 </text:p>
          </table:table-cell>
          <table:table-cell table:style-name="ce28" office:value-type="float" office:value="1735" calcext:value-type="float">
            <text:p><text:s/>1 735 </text:p>
          </table:table-cell>
          <table:table-cell table:style-name="ce28" office:value-type="float" office:value="255" calcext:value-type="float">
            <text:p><text:s/>255 </text:p>
          </table:table-cell>
          <table:table-cell table:style-name="ce28" office:value-type="float" office:value="885" calcext:value-type="float">
            <text:p><text:s/>885 </text:p>
          </table:table-cell>
          <table:table-cell table:style-name="ce28" office:value-type="float" office:value="330" calcext:value-type="float">
            <text:p><text:s/>330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1000" calcext:value-type="float">
            <text:p><text:s/>1 000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20" calcext:value-type="float">
            <text:p><text:s/>20 </text:p>
          </table:table-cell>
          <table:table-cell table:style-name="ce28" office:value-type="float" office:value="1355" calcext:value-type="float">
            <text:p><text:s/>1 355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8280" calcext:value-type="float">
            <text:p><text:s/>8 280 </text:p>
          </table:table-cell>
          <table:table-cell table:style-name="ce28" office:value-type="float" office:value="60" calcext:value-type="float">
            <text:p><text:s/>60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15120" calcext:value-type="float">
            <text:p><text:s/>15 120 </text:p>
          </table:table-cell>
          <table:table-cell table:style-name="ce28" office:value-type="float" office:value="535" calcext:value-type="float">
            <text:p><text:s/>535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315" calcext:value-type="float">
            <text:p><text:s/>315 </text:p>
          </table:table-cell>
          <table:table-cell table:style-name="ce28" office:value-type="float" office:value="4975" calcext:value-type="float">
            <text:p><text:s/>4 975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900" calcext:value-type="float">
            <text:p><text:s/>900 </text:p>
          </table:table-cell>
          <table:table-cell table:style-name="ce28" office:value-type="float" office:value="920" calcext:value-type="float">
            <text:p><text:s/>920 </text:p>
          </table:table-cell>
          <table:table-cell table:style-name="ce28" office:value-type="float" office:value="115" calcext:value-type="float">
            <text:p><text:s/>115 </text:p>
          </table:table-cell>
          <table:table-cell table:style-name="ce28" office:value-type="float" office:value="1125" calcext:value-type="float">
            <text:p><text:s/>1 125 </text:p>
          </table:table-cell>
          <table:table-cell table:style-name="ce28" office:value-type="float" office:value="885" calcext:value-type="float">
            <text:p><text:s/>885 </text:p>
          </table:table-cell>
          <table:table-cell table:style-name="ce28" office:value-type="float" office:value="3430" calcext:value-type="float">
            <text:p><text:s/>3 430 </text:p>
          </table:table-cell>
          <table:table-cell table:style-name="ce28" office:value-type="float" office:value="225" calcext:value-type="float">
            <text:p><text:s/>225 </text:p>
          </table:table-cell>
          <table:table-cell table:style-name="ce28" office:value-type="float" office:value="80" calcext:value-type="float">
            <text:p><text:s/>8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5150" calcext:value-type="float">
            <text:p><text:s/>5 150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8" office:value-type="float" office:value="3775" calcext:value-type="float">
            <text:p><text:s/>3 775 </text:p>
          </table:table-cell>
          <table:table-cell table:style-name="ce28" office:value-type="float" office:value="345" calcext:value-type="float">
            <text:p><text:s/>345 </text:p>
          </table:table-cell>
          <table:table-cell table:style-name="ce28" office:value-type="float" office:value="95" calcext:value-type="float">
            <text:p><text:s/>95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6520" calcext:value-type="float">
            <text:p><text:s/>6 520 </text:p>
          </table:table-cell>
          <table:table-cell table:style-name="ce28" office:value-type="float" office:value="1350" calcext:value-type="float">
            <text:p><text:s/>1 350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555" calcext:value-type="float">
            <text:p><text:s/>2 555 </text:p>
          </table:table-cell>
          <table:table-cell table:style-name="ce28" office:value-type="float" office:value="2050" calcext:value-type="float">
            <text:p><text:s/>2 050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6480" calcext:value-type="float">
            <text:p><text:s/>6 480 </text:p>
          </table:table-cell>
          <table:table-cell table:style-name="ce28" office:value-type="float" office:value="2220" calcext:value-type="float">
            <text:p><text:s/>2 22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130" calcext:value-type="float">
            <text:p><text:s/>130 </text:p>
          </table:table-cell>
          <table:table-cell table:style-name="ce28" office:value-type="float" office:value="60" calcext:value-type="float">
            <text:p><text:s/>60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7075" calcext:value-type="float">
            <text:p><text:s/>7 075 </text:p>
          </table:table-cell>
          <table:table-cell table:style-name="ce28" office:value-type="float" office:value="1015" calcext:value-type="float">
            <text:p><text:s/>1 015 </text:p>
          </table:table-cell>
          <table:table-cell table:style-name="ce28" office:value-type="float" office:value="3730" calcext:value-type="float">
            <text:p><text:s/>3 730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240" calcext:value-type="float">
            <text:p><text:s/>240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1265" calcext:value-type="float">
            <text:p><text:s/>1 265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2555" calcext:value-type="float">
            <text:p><text:s/>2 555 </text:p>
          </table:table-cell>
          <table:table-cell table:style-name="ce28" office:value-type="float" office:value="1250" calcext:value-type="float">
            <text:p><text:s/>1 250 </text:p>
          </table:table-cell>
          <table:table-cell table:style-name="ce28" office:value-type="float" office:value="380" calcext:value-type="float">
            <text:p><text:s/>380 </text:p>
          </table:table-cell>
          <table:table-cell table:style-name="ce28" office:value-type="float" office:value="400" calcext:value-type="float">
            <text:p><text:s/>400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8955" calcext:value-type="float">
            <text:p><text:s/>8 955 </text:p>
          </table:table-cell>
          <table:table-cell table:style-name="ce28" office:value-type="float" office:value="8700" calcext:value-type="float">
            <text:p><text:s/>8 70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7195" calcext:value-type="float">
            <text:p><text:s/>7 195 </text:p>
          </table:table-cell>
          <table:table-cell table:style-name="ce28" office:value-type="float" office:value="155" calcext:value-type="float">
            <text:p><text:s/>155 </text:p>
          </table:table-cell>
          <table:table-cell table:style-name="ce28" office:value-type="float" office:value="290" calcext:value-type="float">
            <text:p><text:s/>290 </text:p>
          </table:table-cell>
          <table:table-cell table:style-name="ce28" office:value-type="float" office:value="265" calcext:value-type="float">
            <text:p><text:s/>265 </text:p>
          </table:table-cell>
          <table:table-cell table:style-name="ce28" office:value-type="float" office:value="2115" calcext:value-type="float">
            <text:p><text:s/>2 115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120" calcext:value-type="float">
            <text:p><text:s/>120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110" calcext:value-type="float">
            <text:p><text:s/>110 </text:p>
          </table:table-cell>
          <table:table-cell table:number-columns-repeated="2" table:style-name="ce28" office:value-type="float" office:value="10" calcext:value-type="float">
            <text:p><text:s/>10 </text:p>
          </table:table-cell>
          <table:table-cell table:style-name="ce28" office:value-type="float" office:value="10390" calcext:value-type="float">
            <text:p><text:s/>10 390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1230" calcext:value-type="float">
            <text:p><text:s/>1 230 </text:p>
          </table:table-cell>
          <table:table-cell table:style-name="ce28" office:value-type="float" office:value="55" calcext:value-type="float">
            <text:p><text:s/>55 </text:p>
          </table:table-cell>
          <table:table-cell table:style-name="ce28" office:value-type="float" office:value="120" calcext:value-type="float">
            <text:p><text:s/>120 </text:p>
          </table:table-cell>
          <table:table-cell table:style-name="ce28" office:value-type="float" office:value="3110" calcext:value-type="float">
            <text:p><text:s/>3 110 </text:p>
          </table:table-cell>
          <table:table-cell table:style-name="ce28" office:value-type="float" office:value="2195" calcext:value-type="float">
            <text:p><text:s/>2 195 </text:p>
          </table:table-cell>
          <table:table-cell table:style-name="ce28" office:value-type="float" office:value="355" calcext:value-type="float">
            <text:p><text:s/>355 </text:p>
          </table:table-cell>
          <table:table-cell table:style-name="ce28" office:value-type="float" office:value="4760" calcext:value-type="float">
            <text:p><text:s/>4 760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8" office:value-type="float" office:value="155" calcext:value-type="float">
            <text:p><text:s/>155 </text:p>
          </table:table-cell>
          <table:table-cell table:style-name="ce28" office:value-type="float" office:value="160" calcext:value-type="float">
            <text:p><text:s/>160 </text:p>
          </table:table-cell>
          <table:table-cell table:style-name="ce28" office:value-type="float" office:value="10015" calcext:value-type="float">
            <text:p><text:s/>10 015 </text:p>
          </table:table-cell>
          <table:table-cell table:style-name="ce28" office:value-type="float" office:value="490" calcext:value-type="float">
            <text:p><text:s/>490 </text:p>
          </table:table-cell>
          <table:table-cell table:style-name="ce28" office:value-type="float" office:value="525" calcext:value-type="float">
            <text:p><text:s/>525 </text:p>
          </table:table-cell>
          <table:table-cell table:style-name="ce28" office:value-type="float" office:value="1215" calcext:value-type="float">
            <text:p><text:s/>1 215 </text:p>
          </table:table-cell>
          <table:table-cell table:style-name="ce28" office:value-type="float" office:value="745" calcext:value-type="float">
            <text:p><text:s/>745 </text:p>
          </table:table-cell>
          <table:table-cell table:style-name="ce28" office:value-type="float" office:value="220" calcext:value-type="float">
            <text:p><text:s/>220 </text:p>
          </table:table-cell>
          <table:table-cell table:style-name="ce28" office:value-type="float" office:value="315" calcext:value-type="float">
            <text:p><text:s/>315 </text:p>
          </table:table-cell>
          <table:table-cell table:style-name="ce28" office:value-type="float" office:value="130" calcext:value-type="float">
            <text:p><text:s/>130 </text:p>
          </table:table-cell>
          <table:table-cell table:style-name="ce28" office:value-type="float" office:value="11030" calcext:value-type="float">
            <text:p><text:s/>11 030 </text:p>
          </table:table-cell>
          <table:table-cell table:style-name="ce28" office:value-type="float" office:value="1265" calcext:value-type="float">
            <text:p><text:s/>1 265 </text:p>
          </table:table-cell>
          <table:table-cell table:style-name="ce28" office:value-type="float" office:value="80" calcext:value-type="float">
            <text:p><text:s/>80 </text:p>
          </table:table-cell>
          <table:table-cell table:style-name="ce28" office:value-type="float" office:value="4470" calcext:value-type="float">
            <text:p><text:s/>4 470 </text:p>
          </table:table-cell>
          <table:table-cell table:style-name="ce28" office:value-type="float" office:value="115" calcext:value-type="float">
            <text:p><text:s/>115 </text:p>
          </table:table-cell>
          <table:table-cell table:style-name="ce28" office:value-type="float" office:value="3480" calcext:value-type="float">
            <text:p><text:s/>3 480 </text:p>
          </table:table-cell>
          <table:table-cell table:style-name="ce28" office:value-type="float" office:value="2310" calcext:value-type="float">
            <text:p><text:s/>2 310 </text:p>
          </table:table-cell>
          <table:table-cell table:style-name="ce28" office:value-type="float" office:value="1505" calcext:value-type="float">
            <text:p><text:s/>1 505 </text:p>
          </table:table-cell>
          <table:table-cell table:style-name="ce28" office:value-type="float" office:value="14200" calcext:value-type="float">
            <text:p><text:s/>14 20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français_et_non_officielle</text:p>
          </table:table-cell>
          <table:table-cell table:style-name="ce28" office:value-type="float" office:value="810" calcext:value-type="float">
            <text:p><text:s/>810 </text:p>
          </table:table-cell>
          <table:table-cell table:style-name="ce28" office:value-type="float" office:value="230" calcext:value-type="float">
            <text:p><text:s/>230 </text:p>
          </table:table-cell>
          <table:table-cell table:style-name="ce28" office:value-type="float" office:value="12390" calcext:value-type="float">
            <text:p><text:s/>12 390 </text:p>
          </table:table-cell>
          <table:table-cell table:style-name="ce28" office:value-type="float" office:value="11450" calcext:value-type="float">
            <text:p><text:s/>11 450 </text:p>
          </table:table-cell>
          <table:table-cell table:style-name="ce28" office:value-type="float" office:value="385" calcext:value-type="float">
            <text:p><text:s/>385 </text:p>
          </table:table-cell>
          <table:table-cell table:style-name="ce28" office:value-type="float" office:value="995" calcext:value-type="float">
            <text:p><text:s/>995 </text:p>
          </table:table-cell>
          <table:table-cell table:style-name="ce28" office:value-type="float" office:value="380" calcext:value-type="float">
            <text:p><text:s/>380 </text:p>
          </table:table-cell>
          <table:table-cell table:style-name="ce28" office:value-type="float" office:value="480" calcext:value-type="float">
            <text:p><text:s/>480 </text:p>
          </table:table-cell>
          <table:table-cell table:style-name="ce28" office:value-type="float" office:value="490" calcext:value-type="float">
            <text:p><text:s/>490 </text:p>
          </table:table-cell>
          <table:table-cell table:style-name="ce28" office:value-type="float" office:value="430" calcext:value-type="float">
            <text:p><text:s/>430 </text:p>
          </table:table-cell>
          <table:table-cell table:style-name="ce28" office:value-type="float" office:value="1605" calcext:value-type="float">
            <text:p><text:s/>1 605 </text:p>
          </table:table-cell>
          <table:table-cell table:style-name="ce28" office:value-type="float" office:value="480" calcext:value-type="float">
            <text:p><text:s/>480 </text:p>
          </table:table-cell>
          <table:table-cell table:style-name="ce28" office:value-type="float" office:value="3300" calcext:value-type="float">
            <text:p><text:s/>3 300 </text:p>
          </table:table-cell>
          <table:table-cell table:style-name="ce28" office:value-type="float" office:value="130" calcext:value-type="float">
            <text:p><text:s/>130 </text:p>
          </table:table-cell>
          <table:table-cell table:style-name="ce28" office:value-type="float" office:value="1010" calcext:value-type="float">
            <text:p><text:s/>1 010 </text:p>
          </table:table-cell>
          <table:table-cell table:style-name="ce28" office:value-type="float" office:value="18965" calcext:value-type="float">
            <text:p><text:s/>18 965 </text:p>
          </table:table-cell>
          <table:table-cell table:style-name="ce28" office:value-type="float" office:value="505" calcext:value-type="float">
            <text:p><text:s/>505 </text:p>
          </table:table-cell>
          <table:table-cell table:style-name="ce28" office:value-type="float" office:value="7425" calcext:value-type="float">
            <text:p><text:s/>7 425 </text:p>
          </table:table-cell>
          <table:table-cell table:style-name="ce28" office:value-type="float" office:value="1705" calcext:value-type="float">
            <text:p><text:s/>1 705 </text:p>
          </table:table-cell>
          <table:table-cell table:style-name="ce28" office:value-type="float" office:value="665" calcext:value-type="float">
            <text:p><text:s/>665 </text:p>
          </table:table-cell>
          <table:table-cell table:style-name="ce28" office:value-type="float" office:value="2695" calcext:value-type="float">
            <text:p><text:s/>2 695 </text:p>
          </table:table-cell>
          <table:table-cell table:style-name="ce28" office:value-type="float" office:value="2515" calcext:value-type="float">
            <text:p><text:s/>2 515 </text:p>
          </table:table-cell>
          <table:table-cell table:style-name="ce28" office:value-type="float" office:value="395" calcext:value-type="float">
            <text:p><text:s/>395 </text:p>
          </table:table-cell>
          <table:table-cell table:style-name="ce28" office:value-type="float" office:value="3235" calcext:value-type="float">
            <text:p><text:s/>3 235 </text:p>
          </table:table-cell>
          <table:table-cell table:style-name="ce28" office:value-type="float" office:value="1035" calcext:value-type="float">
            <text:p><text:s/>1 035 </text:p>
          </table:table-cell>
          <table:table-cell table:style-name="ce28" office:value-type="float" office:value="595" calcext:value-type="float">
            <text:p><text:s/>595 </text:p>
          </table:table-cell>
          <table:table-cell table:style-name="ce28" office:value-type="float" office:value="9260" calcext:value-type="float">
            <text:p><text:s/>9 260 </text:p>
          </table:table-cell>
          <table:table-cell table:style-name="ce28" office:value-type="float" office:value="835" calcext:value-type="float">
            <text:p><text:s/>835 </text:p>
          </table:table-cell>
          <table:table-cell table:style-name="ce28" office:value-type="float" office:value="240" calcext:value-type="float">
            <text:p><text:s/>240 </text:p>
          </table:table-cell>
          <table:table-cell table:style-name="ce28" office:value-type="float" office:value="3890" calcext:value-type="float">
            <text:p><text:s/>3 890 </text:p>
          </table:table-cell>
          <table:table-cell table:style-name="ce28" office:value-type="float" office:value="2350" calcext:value-type="float">
            <text:p><text:s/>2 350 </text:p>
          </table:table-cell>
          <table:table-cell table:style-name="ce28" office:value-type="float" office:value="825" calcext:value-type="float">
            <text:p><text:s/>825 </text:p>
          </table:table-cell>
          <table:table-cell table:style-name="ce28" office:value-type="float" office:value="95" calcext:value-type="float">
            <text:p><text:s/>95 </text:p>
          </table:table-cell>
          <table:table-cell table:style-name="ce28" office:value-type="float" office:value="2645" calcext:value-type="float">
            <text:p><text:s/>2 645 </text:p>
          </table:table-cell>
          <table:table-cell table:style-name="ce28" office:value-type="float" office:value="6505" calcext:value-type="float">
            <text:p><text:s/>6 505 </text:p>
          </table:table-cell>
          <table:table-cell table:style-name="ce28" office:value-type="float" office:value="95" calcext:value-type="float">
            <text:p><text:s/>95 </text:p>
          </table:table-cell>
          <table:table-cell table:style-name="ce28" office:value-type="float" office:value="840" calcext:value-type="float">
            <text:p><text:s/>840 </text:p>
          </table:table-cell>
          <table:table-cell table:style-name="ce28" office:value-type="float" office:value="3120" calcext:value-type="float">
            <text:p><text:s/>3 120 </text:p>
          </table:table-cell>
          <table:table-cell table:style-name="ce28" office:value-type="float" office:value="1655" calcext:value-type="float">
            <text:p><text:s/>1 655 </text:p>
          </table:table-cell>
          <table:table-cell table:style-name="ce28" office:value-type="float" office:value="2545" calcext:value-type="float">
            <text:p><text:s/>2 545 </text:p>
          </table:table-cell>
          <table:table-cell table:style-name="ce28" office:value-type="float" office:value="3145" calcext:value-type="float">
            <text:p><text:s/>3 145 </text:p>
          </table:table-cell>
          <table:table-cell table:style-name="ce28" office:value-type="float" office:value="4905" calcext:value-type="float">
            <text:p><text:s/>4 905 </text:p>
          </table:table-cell>
          <table:table-cell table:style-name="ce28" office:value-type="float" office:value="355" calcext:value-type="float">
            <text:p><text:s/>355 </text:p>
          </table:table-cell>
          <table:table-cell table:style-name="ce28" office:value-type="float" office:value="535" calcext:value-type="float">
            <text:p><text:s/>535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765" calcext:value-type="float">
            <text:p><text:s/>765 </text:p>
          </table:table-cell>
          <table:table-cell table:style-name="ce28" office:value-type="float" office:value="2345" calcext:value-type="float">
            <text:p><text:s/>2 345 </text:p>
          </table:table-cell>
          <table:table-cell table:style-name="ce28" office:value-type="float" office:value="18595" calcext:value-type="float">
            <text:p><text:s/>18 595 </text:p>
          </table:table-cell>
          <table:table-cell table:style-name="ce28" office:value-type="float" office:value="5010" calcext:value-type="float">
            <text:p><text:s/>5 010 </text:p>
          </table:table-cell>
          <table:table-cell table:style-name="ce28" office:value-type="float" office:value="1255" calcext:value-type="float">
            <text:p><text:s/>1 255 </text:p>
          </table:table-cell>
          <table:table-cell table:style-name="ce28" office:value-type="float" office:value="1180" calcext:value-type="float">
            <text:p><text:s/>1 180 </text:p>
          </table:table-cell>
          <table:table-cell table:style-name="ce28" office:value-type="float" office:value="235" calcext:value-type="float">
            <text:p><text:s/>235 </text:p>
          </table:table-cell>
          <table:table-cell table:style-name="ce28" office:value-type="float" office:value="1300" calcext:value-type="float">
            <text:p><text:s/>1 300 </text:p>
          </table:table-cell>
          <table:table-cell table:style-name="ce28" office:value-type="float" office:value="6715" calcext:value-type="float">
            <text:p><text:s/>6 715 </text:p>
          </table:table-cell>
          <table:table-cell table:style-name="ce28" office:value-type="float" office:value="2465" calcext:value-type="float">
            <text:p><text:s/>2 465 </text:p>
          </table:table-cell>
          <table:table-cell table:style-name="ce28" office:value-type="float" office:value="310" calcext:value-type="float">
            <text:p><text:s/>310 </text:p>
          </table:table-cell>
          <table:table-cell table:style-name="ce28" office:value-type="float" office:value="175" calcext:value-type="float">
            <text:p><text:s/>175 </text:p>
          </table:table-cell>
          <table:table-cell table:style-name="ce28" office:value-type="float" office:value="8605" calcext:value-type="float">
            <text:p><text:s/>8 605 </text:p>
          </table:table-cell>
          <table:table-cell table:style-name="ce28" office:value-type="float" office:value="4850" calcext:value-type="float">
            <text:p><text:s/>4 850 </text:p>
          </table:table-cell>
          <table:table-cell table:style-name="ce28" office:value-type="float" office:value="2240" calcext:value-type="float">
            <text:p><text:s/>2 240 </text:p>
          </table:table-cell>
          <table:table-cell table:style-name="ce28" office:value-type="float" office:value="5745" calcext:value-type="float">
            <text:p><text:s/>5 745 </text:p>
          </table:table-cell>
          <table:table-cell table:style-name="ce28" office:value-type="float" office:value="10535" calcext:value-type="float">
            <text:p><text:s/>10 535 </text:p>
          </table:table-cell>
          <table:table-cell table:style-name="ce28" office:value-type="float" office:value="2365" calcext:value-type="float">
            <text:p><text:s/>2 365 </text:p>
          </table:table-cell>
          <table:table-cell table:style-name="ce28" office:value-type="float" office:value="2190" calcext:value-type="float">
            <text:p><text:s/>2 190 </text:p>
          </table:table-cell>
          <table:table-cell table:style-name="ce28" office:value-type="float" office:value="1210" calcext:value-type="float">
            <text:p><text:s/>1 210 </text:p>
          </table:table-cell>
          <table:table-cell table:style-name="ce28" office:value-type="float" office:value="590" calcext:value-type="float">
            <text:p><text:s/>590 </text:p>
          </table:table-cell>
          <table:table-cell table:style-name="ce28" office:value-type="float" office:value="1730" calcext:value-type="float">
            <text:p><text:s/>1 730 </text:p>
          </table:table-cell>
          <table:table-cell table:style-name="ce28" office:value-type="float" office:value="5125" calcext:value-type="float">
            <text:p><text:s/>5 125 </text:p>
          </table:table-cell>
          <table:table-cell table:style-name="ce28" office:value-type="float" office:value="5235" calcext:value-type="float">
            <text:p><text:s/>5 235 </text:p>
          </table:table-cell>
          <table:table-cell table:style-name="ce28" office:value-type="float" office:value="2570" calcext:value-type="float">
            <text:p><text:s/>2 570 </text:p>
          </table:table-cell>
          <table:table-cell table:style-name="ce28" office:value-type="float" office:value="355" calcext:value-type="float">
            <text:p><text:s/>355 </text:p>
          </table:table-cell>
          <table:table-cell table:style-name="ce28" office:value-type="float" office:value="2845" calcext:value-type="float">
            <text:p><text:s/>2 845 </text:p>
          </table:table-cell>
          <table:table-cell table:style-name="ce28" office:value-type="float" office:value="110" calcext:value-type="float">
            <text:p><text:s/>110 </text:p>
          </table:table-cell>
          <table:table-cell table:style-name="ce28" office:value-type="float" office:value="8795" calcext:value-type="float">
            <text:p><text:s/>8 795 </text:p>
          </table:table-cell>
          <table:table-cell table:style-name="ce28" office:value-type="float" office:value="215" calcext:value-type="float">
            <text:p><text:s/>215 </text:p>
          </table:table-cell>
          <table:table-cell table:style-name="ce28" office:value-type="float" office:value="2580" calcext:value-type="float">
            <text:p><text:s/>2 580 </text:p>
          </table:table-cell>
          <table:table-cell table:style-name="ce28" office:value-type="float" office:value="7590" calcext:value-type="float">
            <text:p><text:s/>7 590 </text:p>
          </table:table-cell>
          <table:table-cell table:style-name="ce28" office:value-type="float" office:value="1940" calcext:value-type="float">
            <text:p><text:s/>1 940 </text:p>
          </table:table-cell>
          <table:table-cell table:style-name="ce28" office:value-type="float" office:value="1875" calcext:value-type="float">
            <text:p><text:s/>1 875 </text:p>
          </table:table-cell>
          <table:table-cell table:style-name="ce28" office:value-type="float" office:value="1390" calcext:value-type="float">
            <text:p><text:s/>1 390 </text:p>
          </table:table-cell>
          <table:table-cell table:style-name="ce28" office:value-type="float" office:value="7040" calcext:value-type="float">
            <text:p><text:s/>7 040 </text:p>
          </table:table-cell>
          <table:table-cell table:style-name="ce28" office:value-type="float" office:value="2740" calcext:value-type="float">
            <text:p><text:s/>2 740 </text:p>
          </table:table-cell>
          <table:table-cell table:style-name="ce28" office:value-type="float" office:value="320" calcext:value-type="float">
            <text:p><text:s/>320 </text:p>
          </table:table-cell>
          <table:table-cell table:style-name="ce28" office:value-type="float" office:value="2840" calcext:value-type="float">
            <text:p><text:s/>2 840 </text:p>
          </table:table-cell>
          <table:table-cell table:style-name="ce28" office:value-type="float" office:value="325" calcext:value-type="float">
            <text:p><text:s/>325 </text:p>
          </table:table-cell>
          <table:table-cell table:style-name="ce28" office:value-type="float" office:value="770" calcext:value-type="float">
            <text:p><text:s/>770 </text:p>
          </table:table-cell>
          <table:table-cell table:style-name="ce28" office:value-type="float" office:value="4420" calcext:value-type="float">
            <text:p><text:s/>4 420 </text:p>
          </table:table-cell>
          <table:table-cell table:style-name="ce28" office:value-type="float" office:value="1875" calcext:value-type="float">
            <text:p><text:s/>1 875 </text:p>
          </table:table-cell>
          <table:table-cell table:style-name="ce28" office:value-type="float" office:value="310" calcext:value-type="float">
            <text:p><text:s/>310 </text:p>
          </table:table-cell>
          <table:table-cell table:style-name="ce28" office:value-type="float" office:value="505" calcext:value-type="float">
            <text:p><text:s/>505 </text:p>
          </table:table-cell>
          <table:table-cell table:style-name="ce28" office:value-type="float" office:value="1435" calcext:value-type="float">
            <text:p><text:s/>1 435 </text:p>
          </table:table-cell>
          <table:table-cell table:style-name="ce28" office:value-type="float" office:value="4410" calcext:value-type="float">
            <text:p><text:s/>4 410 </text:p>
          </table:table-cell>
          <table:table-cell table:style-name="ce28" office:value-type="float" office:value="425" calcext:value-type="float">
            <text:p><text:s/>425 </text:p>
          </table:table-cell>
          <table:table-cell table:style-name="ce28" office:value-type="float" office:value="900" calcext:value-type="float">
            <text:p><text:s/>900 </text:p>
          </table:table-cell>
          <table:table-cell table:style-name="ce28" office:value-type="float" office:value="460" calcext:value-type="float">
            <text:p><text:s/>460 </text:p>
          </table:table-cell>
          <table:table-cell table:style-name="ce28" office:value-type="float" office:value="205" calcext:value-type="float">
            <text:p><text:s/>205 </text:p>
          </table:table-cell>
          <table:table-cell table:style-name="ce28" office:value-type="float" office:value="3575" calcext:value-type="float">
            <text:p><text:s/>3 575 </text:p>
          </table:table-cell>
          <table:table-cell table:style-name="ce28" office:value-type="float" office:value="255" calcext:value-type="float">
            <text:p><text:s/>255 </text:p>
          </table:table-cell>
          <table:table-cell table:style-name="ce28" office:value-type="float" office:value="8450" calcext:value-type="float">
            <text:p><text:s/>8 450 </text:p>
          </table:table-cell>
          <table:table-cell table:style-name="ce28" office:value-type="float" office:value="565" calcext:value-type="float">
            <text:p><text:s/>565 </text:p>
          </table:table-cell>
          <table:table-cell table:style-name="ce28" office:value-type="float" office:value="470" calcext:value-type="float">
            <text:p><text:s/>470 </text:p>
          </table:table-cell>
          <table:table-cell table:style-name="ce28" office:value-type="float" office:value="3425" calcext:value-type="float">
            <text:p><text:s/>3 425 </text:p>
          </table:table-cell>
          <table:table-cell table:style-name="ce28" office:value-type="float" office:value="7550" calcext:value-type="float">
            <text:p><text:s/>7 550 </text:p>
          </table:table-cell>
          <table:table-cell table:style-name="ce28" office:value-type="float" office:value="1785" calcext:value-type="float">
            <text:p><text:s/>1 785 </text:p>
          </table:table-cell>
          <table:table-cell table:style-name="ce28" office:value-type="float" office:value="4190" calcext:value-type="float">
            <text:p><text:s/>4 190 </text:p>
          </table:table-cell>
          <table:table-cell table:style-name="ce28" office:value-type="float" office:value="2355" calcext:value-type="float">
            <text:p><text:s/>2 355 </text:p>
          </table:table-cell>
          <table:table-cell table:style-name="ce28" office:value-type="float" office:value="1265" calcext:value-type="float">
            <text:p><text:s/>1 265 </text:p>
          </table:table-cell>
          <table:table-cell table:style-name="ce28" office:value-type="float" office:value="1705" calcext:value-type="float">
            <text:p><text:s/>1 705 </text:p>
          </table:table-cell>
          <table:table-cell table:style-name="ce28" office:value-type="float" office:value="10000" calcext:value-type="float">
            <text:p><text:s/>10 000 </text:p>
          </table:table-cell>
          <table:table-cell table:style-name="ce28" office:value-type="float" office:value="2275" calcext:value-type="float">
            <text:p><text:s/>2 275 </text:p>
          </table:table-cell>
          <table:table-cell table:style-name="ce28" office:value-type="float" office:value="3455" calcext:value-type="float">
            <text:p><text:s/>3 455 </text:p>
          </table:table-cell>
          <table:table-cell table:style-name="ce28" office:value-type="float" office:value="615" calcext:value-type="float">
            <text:p><text:s/>615 </text:p>
          </table:table-cell>
          <table:table-cell table:style-name="ce28" office:value-type="float" office:value="6120" calcext:value-type="float">
            <text:p><text:s/>6 120 </text:p>
          </table:table-cell>
          <table:table-cell table:style-name="ce28" office:value-type="float" office:value="2230" calcext:value-type="float">
            <text:p><text:s/>2 230 </text:p>
          </table:table-cell>
          <table:table-cell table:style-name="ce28" office:value-type="float" office:value="4745" calcext:value-type="float">
            <text:p><text:s/>4 745 </text:p>
          </table:table-cell>
          <table:table-cell table:style-name="ce28" office:value-type="float" office:value="2175" calcext:value-type="float">
            <text:p><text:s/>2 175 </text:p>
          </table:table-cell>
          <table:table-cell table:style-name="ce28" office:value-type="float" office:value="225" calcext:value-type="float">
            <text:p><text:s/>225 </text:p>
          </table:table-cell>
          <table:table-cell table:style-name="ce28" office:value-type="float" office:value="5480" calcext:value-type="float">
            <text:p><text:s/>5 480 </text:p>
          </table:table-cell>
          <table:table-cell table:style-name="ce28" office:value-type="float" office:value="2845" calcext:value-type="float">
            <text:p><text:s/>2 845 </text:p>
          </table:table-cell>
          <table:table-cell table:style-name="ce28" office:value-type="float" office:value="2355" calcext:value-type="float">
            <text:p><text:s/>2 355 </text:p>
          </table:table-cell>
          <table:table-cell table:style-name="ce28" office:value-type="float" office:value="1545" calcext:value-type="float">
            <text:p><text:s/>1 545 </text:p>
          </table:table-cell>
          <table:table-cell table:style-name="ce28" office:value-type="float" office:value="2960" calcext:value-type="float">
            <text:p><text:s/>2 960 </text:p>
          </table:table-cell>
          <table:table-cell table:style-name="ce28" office:value-type="float" office:value="16065" calcext:value-type="float">
            <text:p><text:s/>16 065 </text:p>
          </table:table-cell>
          <table:table-cell table:style-name="ce28" office:value-type="float" office:value="6910" calcext:value-type="float">
            <text:p><text:s/>6 910 </text:p>
          </table:table-cell>
          <table:table-cell table:style-name="ce28" office:value-type="float" office:value="2055" calcext:value-type="float">
            <text:p><text:s/>2 05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anglais_et_francais_et_non_officielle</text:p>
          </table:table-cell>
          <table:table-cell table:style-name="ce28" office:value-type="float" office:value="305" calcext:value-type="float">
            <text:p><text:s/>305 </text:p>
          </table:table-cell>
          <table:table-cell table:style-name="ce28" office:value-type="float" office:value="125" calcext:value-type="float">
            <text:p><text:s/>125 </text:p>
          </table:table-cell>
          <table:table-cell table:style-name="ce28" office:value-type="float" office:value="10270" calcext:value-type="float">
            <text:p><text:s/>10 270 </text:p>
          </table:table-cell>
          <table:table-cell table:style-name="ce28" office:value-type="float" office:value="4470" calcext:value-type="float">
            <text:p><text:s/>4 470 </text:p>
          </table:table-cell>
          <table:table-cell table:style-name="ce28" office:value-type="float" office:value="570" calcext:value-type="float">
            <text:p><text:s/>570 </text:p>
          </table:table-cell>
          <table:table-cell table:style-name="ce28" office:value-type="float" office:value="280" calcext:value-type="float">
            <text:p><text:s/>280 </text:p>
          </table:table-cell>
          <table:table-cell table:style-name="ce28" office:value-type="float" office:value="180" calcext:value-type="float">
            <text:p><text:s/>180 </text:p>
          </table:table-cell>
          <table:table-cell table:style-name="ce28" office:value-type="float" office:value="185" calcext:value-type="float">
            <text:p><text:s/>185 </text:p>
          </table:table-cell>
          <table:table-cell table:style-name="ce28" office:value-type="float" office:value="410" calcext:value-type="float">
            <text:p><text:s/>410 </text:p>
          </table:table-cell>
          <table:table-cell table:style-name="ce28" office:value-type="float" office:value="150" calcext:value-type="float">
            <text:p><text:s/>150 </text:p>
          </table:table-cell>
          <table:table-cell table:style-name="ce28" office:value-type="float" office:value="340" calcext:value-type="float">
            <text:p><text:s/>340 </text:p>
          </table:table-cell>
          <table:table-cell table:style-name="ce28" office:value-type="float" office:value="595" calcext:value-type="float">
            <text:p><text:s/>595 </text:p>
          </table:table-cell>
          <table:table-cell table:style-name="ce28" office:value-type="float" office:value="2430" calcext:value-type="float">
            <text:p><text:s/>2 430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645" calcext:value-type="float">
            <text:p><text:s/>645 </text:p>
          </table:table-cell>
          <table:table-cell table:style-name="ce28" office:value-type="float" office:value="6245" calcext:value-type="float">
            <text:p><text:s/>6 245 </text:p>
          </table:table-cell>
          <table:table-cell table:style-name="ce28" office:value-type="float" office:value="645" calcext:value-type="float">
            <text:p><text:s/>645 </text:p>
          </table:table-cell>
          <table:table-cell table:style-name="ce28" office:value-type="float" office:value="3180" calcext:value-type="float">
            <text:p><text:s/>3 180 </text:p>
          </table:table-cell>
          <table:table-cell table:style-name="ce28" office:value-type="float" office:value="1250" calcext:value-type="float">
            <text:p><text:s/>1 250 </text:p>
          </table:table-cell>
          <table:table-cell table:style-name="ce28" office:value-type="float" office:value="210" calcext:value-type="float">
            <text:p><text:s/>210 </text:p>
          </table:table-cell>
          <table:table-cell table:style-name="ce28" office:value-type="float" office:value="2135" calcext:value-type="float">
            <text:p><text:s/>2 135 </text:p>
          </table:table-cell>
          <table:table-cell table:style-name="ce28" office:value-type="float" office:value="625" calcext:value-type="float">
            <text:p><text:s/>625 </text:p>
          </table:table-cell>
          <table:table-cell table:style-name="ce28" office:value-type="float" office:value="200" calcext:value-type="float">
            <text:p><text:s/>200 </text:p>
          </table:table-cell>
          <table:table-cell table:style-name="ce28" office:value-type="float" office:value="2530" calcext:value-type="float">
            <text:p><text:s/>2 530 </text:p>
          </table:table-cell>
          <table:table-cell table:style-name="ce28" office:value-type="float" office:value="335" calcext:value-type="float">
            <text:p><text:s/>335 </text:p>
          </table:table-cell>
          <table:table-cell table:style-name="ce28" office:value-type="float" office:value="180" calcext:value-type="float">
            <text:p><text:s/>180 </text:p>
          </table:table-cell>
          <table:table-cell table:style-name="ce28" office:value-type="float" office:value="11240" calcext:value-type="float">
            <text:p><text:s/>11 240 </text:p>
          </table:table-cell>
          <table:table-cell table:style-name="ce28" office:value-type="float" office:value="310" calcext:value-type="float">
            <text:p><text:s/>310 </text:p>
          </table:table-cell>
          <table:table-cell table:style-name="ce28" office:value-type="float" office:value="120" calcext:value-type="float">
            <text:p><text:s/>120 </text:p>
          </table:table-cell>
          <table:table-cell table:style-name="ce28" office:value-type="float" office:value="7645" calcext:value-type="float">
            <text:p><text:s/>7 645 </text:p>
          </table:table-cell>
          <table:table-cell table:style-name="ce28" office:value-type="float" office:value="1795" calcext:value-type="float">
            <text:p><text:s/>1 795 </text:p>
          </table:table-cell>
          <table:table-cell table:style-name="ce28" office:value-type="float" office:value="280" calcext:value-type="float">
            <text:p><text:s/>280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295" calcext:value-type="float">
            <text:p><text:s/>295 </text:p>
          </table:table-cell>
          <table:table-cell table:style-name="ce28" office:value-type="float" office:value="8950" calcext:value-type="float">
            <text:p><text:s/>8 950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1355" calcext:value-type="float">
            <text:p><text:s/>1 355 </text:p>
          </table:table-cell>
          <table:table-cell table:style-name="ce28" office:value-type="float" office:value="2655" calcext:value-type="float">
            <text:p><text:s/>2 655 </text:p>
          </table:table-cell>
          <table:table-cell table:style-name="ce28" office:value-type="float" office:value="565" calcext:value-type="float">
            <text:p><text:s/>565 </text:p>
          </table:table-cell>
          <table:table-cell table:style-name="ce28" office:value-type="float" office:value="2025" calcext:value-type="float">
            <text:p><text:s/>2 025 </text:p>
          </table:table-cell>
          <table:table-cell table:style-name="ce28" office:value-type="float" office:value="2440" calcext:value-type="float">
            <text:p><text:s/>2 440 </text:p>
          </table:table-cell>
          <table:table-cell table:style-name="ce28" office:value-type="float" office:value="4275" calcext:value-type="float">
            <text:p><text:s/>4 275 </text:p>
          </table:table-cell>
          <table:table-cell table:style-name="ce28" office:value-type="float" office:value="380" calcext:value-type="float">
            <text:p><text:s/>380 </text:p>
          </table:table-cell>
          <table:table-cell table:style-name="ce28" office:value-type="float" office:value="350" calcext:value-type="float">
            <text:p><text:s/>35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3550" calcext:value-type="float">
            <text:p><text:s/>3 550 </text:p>
          </table:table-cell>
          <table:table-cell table:style-name="ce28" office:value-type="float" office:value="660" calcext:value-type="float">
            <text:p><text:s/>660 </text:p>
          </table:table-cell>
          <table:table-cell table:style-name="ce28" office:value-type="float" office:value="8585" calcext:value-type="float">
            <text:p><text:s/>8 585 </text:p>
          </table:table-cell>
          <table:table-cell table:style-name="ce28" office:value-type="float" office:value="1650" calcext:value-type="float">
            <text:p><text:s/>1 650 </text:p>
          </table:table-cell>
          <table:table-cell table:style-name="ce28" office:value-type="float" office:value="340" calcext:value-type="float">
            <text:p><text:s/>340 </text:p>
          </table:table-cell>
          <table:table-cell table:style-name="ce28" office:value-type="float" office:value="330" calcext:value-type="float">
            <text:p><text:s/>330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440" calcext:value-type="float">
            <text:p><text:s/>440 </text:p>
          </table:table-cell>
          <table:table-cell table:style-name="ce28" office:value-type="float" office:value="8795" calcext:value-type="float">
            <text:p><text:s/>8 795 </text:p>
          </table:table-cell>
          <table:table-cell table:style-name="ce28" office:value-type="float" office:value="2650" calcext:value-type="float">
            <text:p><text:s/>2 650 </text:p>
          </table:table-cell>
          <table:table-cell table:style-name="ce28" office:value-type="float" office:value="320" calcext:value-type="float">
            <text:p><text:s/>320 </text:p>
          </table:table-cell>
          <table:table-cell table:style-name="ce28" office:value-type="float" office:value="60" calcext:value-type="float">
            <text:p><text:s/>60 </text:p>
          </table:table-cell>
          <table:table-cell table:style-name="ce28" office:value-type="float" office:value="5895" calcext:value-type="float">
            <text:p><text:s/>5 895 </text:p>
          </table:table-cell>
          <table:table-cell table:style-name="ce28" office:value-type="float" office:value="3790" calcext:value-type="float">
            <text:p><text:s/>3 790 </text:p>
          </table:table-cell>
          <table:table-cell table:style-name="ce28" office:value-type="float" office:value="880" calcext:value-type="float">
            <text:p><text:s/>880 </text:p>
          </table:table-cell>
          <table:table-cell table:style-name="ce28" office:value-type="float" office:value="5765" calcext:value-type="float">
            <text:p><text:s/>5 765 </text:p>
          </table:table-cell>
          <table:table-cell table:style-name="ce28" office:value-type="float" office:value="6550" calcext:value-type="float">
            <text:p><text:s/>6 550 </text:p>
          </table:table-cell>
          <table:table-cell table:style-name="ce28" office:value-type="float" office:value="285" calcext:value-type="float">
            <text:p><text:s/>285 </text:p>
          </table:table-cell>
          <table:table-cell table:style-name="ce28" office:value-type="float" office:value="910" calcext:value-type="float">
            <text:p><text:s/>910 </text:p>
          </table:table-cell>
          <table:table-cell table:style-name="ce28" office:value-type="float" office:value="345" calcext:value-type="float">
            <text:p><text:s/>345 </text:p>
          </table:table-cell>
          <table:table-cell table:style-name="ce28" office:value-type="float" office:value="175" calcext:value-type="float">
            <text:p><text:s/>175 </text:p>
          </table:table-cell>
          <table:table-cell table:style-name="ce28" office:value-type="float" office:value="550" calcext:value-type="float">
            <text:p><text:s/>550 </text:p>
          </table:table-cell>
          <table:table-cell table:style-name="ce28" office:value-type="float" office:value="6415" calcext:value-type="float">
            <text:p><text:s/>6 415 </text:p>
          </table:table-cell>
          <table:table-cell table:style-name="ce28" office:value-type="float" office:value="2670" calcext:value-type="float">
            <text:p><text:s/>2 670 </text:p>
          </table:table-cell>
          <table:table-cell table:style-name="ce28" office:value-type="float" office:value="3865" calcext:value-type="float">
            <text:p><text:s/>3 865 </text:p>
          </table:table-cell>
          <table:table-cell table:style-name="ce28" office:value-type="float" office:value="185" calcext:value-type="float">
            <text:p><text:s/>185 </text:p>
          </table:table-cell>
          <table:table-cell table:style-name="ce28" office:value-type="float" office:value="1385" calcext:value-type="float">
            <text:p><text:s/>1 385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8" office:value-type="float" office:value="4010" calcext:value-type="float">
            <text:p><text:s/>4 010 </text:p>
          </table:table-cell>
          <table:table-cell table:style-name="ce28" office:value-type="float" office:value="135" calcext:value-type="float">
            <text:p><text:s/>135 </text:p>
          </table:table-cell>
          <table:table-cell table:style-name="ce28" office:value-type="float" office:value="3390" calcext:value-type="float">
            <text:p><text:s/>3 390 </text:p>
          </table:table-cell>
          <table:table-cell table:style-name="ce28" office:value-type="float" office:value="4550" calcext:value-type="float">
            <text:p><text:s/>4 550 </text:p>
          </table:table-cell>
          <table:table-cell table:style-name="ce28" office:value-type="float" office:value="1355" calcext:value-type="float">
            <text:p><text:s/>1 355 </text:p>
          </table:table-cell>
          <table:table-cell table:style-name="ce28" office:value-type="float" office:value="1335" calcext:value-type="float">
            <text:p><text:s/>1 335 </text:p>
          </table:table-cell>
          <table:table-cell table:style-name="ce28" office:value-type="float" office:value="430" calcext:value-type="float">
            <text:p><text:s/>430 </text:p>
          </table:table-cell>
          <table:table-cell table:style-name="ce28" office:value-type="float" office:value="8770" calcext:value-type="float">
            <text:p><text:s/>8 770 </text:p>
          </table:table-cell>
          <table:table-cell table:style-name="ce28" office:value-type="float" office:value="8145" calcext:value-type="float">
            <text:p><text:s/>8 145 </text:p>
          </table:table-cell>
          <table:table-cell table:style-name="ce28" office:value-type="float" office:value="145" calcext:value-type="float">
            <text:p><text:s/>145 </text:p>
          </table:table-cell>
          <table:table-cell table:style-name="ce28" office:value-type="float" office:value="5730" calcext:value-type="float">
            <text:p><text:s/>5 730 </text:p>
          </table:table-cell>
          <table:table-cell table:style-name="ce28" office:value-type="float" office:value="435" calcext:value-type="float">
            <text:p><text:s/>435 </text:p>
          </table:table-cell>
          <table:table-cell table:style-name="ce28" office:value-type="float" office:value="705" calcext:value-type="float">
            <text:p><text:s/>705 </text:p>
          </table:table-cell>
          <table:table-cell table:style-name="ce28" office:value-type="float" office:value="1660" calcext:value-type="float">
            <text:p><text:s/>1 660 </text:p>
          </table:table-cell>
          <table:table-cell table:style-name="ce28" office:value-type="float" office:value="2745" calcext:value-type="float">
            <text:p><text:s/>2 745 </text:p>
          </table:table-cell>
          <table:table-cell table:style-name="ce28" office:value-type="float" office:value="165" calcext:value-type="float">
            <text:p><text:s/>165 </text:p>
          </table:table-cell>
          <table:table-cell table:style-name="ce28" office:value-type="float" office:value="510" calcext:value-type="float">
            <text:p><text:s/>510 </text:p>
          </table:table-cell>
          <table:table-cell table:style-name="ce28" office:value-type="float" office:value="105" calcext:value-type="float">
            <text:p><text:s/>105 </text:p>
          </table:table-cell>
          <table:table-cell table:style-name="ce28" office:value-type="float" office:value="1570" calcext:value-type="float">
            <text:p><text:s/>1 570 </text:p>
          </table:table-cell>
          <table:table-cell table:style-name="ce28" office:value-type="float" office:value="230" calcext:value-type="float">
            <text:p><text:s/>230 </text:p>
          </table:table-cell>
          <table:table-cell table:style-name="ce28" office:value-type="float" office:value="440" calcext:value-type="float">
            <text:p><text:s/>440 </text:p>
          </table:table-cell>
          <table:table-cell table:style-name="ce28" office:value-type="float" office:value="135" calcext:value-type="float">
            <text:p><text:s/>135 </text:p>
          </table:table-cell>
          <table:table-cell table:style-name="ce28" office:value-type="float" office:value="105" calcext:value-type="float">
            <text:p><text:s/>105 </text:p>
          </table:table-cell>
          <table:table-cell table:style-name="ce28" office:value-type="float" office:value="8415" calcext:value-type="float">
            <text:p><text:s/>8 415 </text:p>
          </table:table-cell>
          <table:table-cell table:style-name="ce28" office:value-type="float" office:value="80" calcext:value-type="float">
            <text:p><text:s/>80 </text:p>
          </table:table-cell>
          <table:table-cell table:style-name="ce28" office:value-type="float" office:value="3625" calcext:value-type="float">
            <text:p><text:s/>3 625 </text:p>
          </table:table-cell>
          <table:table-cell table:style-name="ce28" office:value-type="float" office:value="325" calcext:value-type="float">
            <text:p><text:s/>325 </text:p>
          </table:table-cell>
          <table:table-cell table:style-name="ce28" office:value-type="float" office:value="195" calcext:value-type="float">
            <text:p><text:s/>195 </text:p>
          </table:table-cell>
          <table:table-cell table:style-name="ce28" office:value-type="float" office:value="4290" calcext:value-type="float">
            <text:p><text:s/>4 290 </text:p>
          </table:table-cell>
          <table:table-cell table:style-name="ce28" office:value-type="float" office:value="5850" calcext:value-type="float">
            <text:p><text:s/>5 850 </text:p>
          </table:table-cell>
          <table:table-cell table:style-name="ce28" office:value-type="float" office:value="840" calcext:value-type="float">
            <text:p><text:s/>840 </text:p>
          </table:table-cell>
          <table:table-cell table:style-name="ce28" office:value-type="float" office:value="5645" calcext:value-type="float">
            <text:p><text:s/>5 645 </text:p>
          </table:table-cell>
          <table:table-cell table:style-name="ce28" office:value-type="float" office:value="625" calcext:value-type="float">
            <text:p><text:s/>625 </text:p>
          </table:table-cell>
          <table:table-cell table:style-name="ce28" office:value-type="float" office:value="765" calcext:value-type="float">
            <text:p><text:s/>765 </text:p>
          </table:table-cell>
          <table:table-cell table:style-name="ce28" office:value-type="float" office:value="830" calcext:value-type="float">
            <text:p><text:s/>830 </text:p>
          </table:table-cell>
          <table:table-cell table:style-name="ce28" office:value-type="float" office:value="11375" calcext:value-type="float">
            <text:p><text:s/>11 375 </text:p>
          </table:table-cell>
          <table:table-cell table:style-name="ce28" office:value-type="float" office:value="1450" calcext:value-type="float">
            <text:p><text:s/>1 450 </text:p>
          </table:table-cell>
          <table:table-cell table:style-name="ce28" office:value-type="float" office:value="1365" calcext:value-type="float">
            <text:p><text:s/>1 365 </text:p>
          </table:table-cell>
          <table:table-cell table:style-name="ce28" office:value-type="float" office:value="1460" calcext:value-type="float">
            <text:p><text:s/>1 460 </text:p>
          </table:table-cell>
          <table:table-cell table:style-name="ce28" office:value-type="float" office:value="2780" calcext:value-type="float">
            <text:p><text:s/>2 780 </text:p>
          </table:table-cell>
          <table:table-cell table:style-name="ce28" office:value-type="float" office:value="1020" calcext:value-type="float">
            <text:p><text:s/>1 020 </text:p>
          </table:table-cell>
          <table:table-cell table:style-name="ce28" office:value-type="float" office:value="2100" calcext:value-type="float">
            <text:p><text:s/>2 100 </text:p>
          </table:table-cell>
          <table:table-cell table:style-name="ce28" office:value-type="float" office:value="630" calcext:value-type="float">
            <text:p><text:s/>630 </text:p>
          </table:table-cell>
          <table:table-cell table:style-name="ce28" office:value-type="float" office:value="855" calcext:value-type="float">
            <text:p><text:s/>855 </text:p>
          </table:table-cell>
          <table:table-cell table:style-name="ce28" office:value-type="float" office:value="3425" calcext:value-type="float">
            <text:p><text:s/>3 425 </text:p>
          </table:table-cell>
          <table:table-cell table:style-name="ce28" office:value-type="float" office:value="820" calcext:value-type="float">
            <text:p><text:s/>820 </text:p>
          </table:table-cell>
          <table:table-cell table:style-name="ce28" office:value-type="float" office:value="5015" calcext:value-type="float">
            <text:p><text:s/>5 015 </text:p>
          </table:table-cell>
          <table:table-cell table:style-name="ce28" office:value-type="float" office:value="775" calcext:value-type="float">
            <text:p><text:s/>775 </text:p>
          </table:table-cell>
          <table:table-cell table:style-name="ce28" office:value-type="float" office:value="4300" calcext:value-type="float">
            <text:p><text:s/>4 300 </text:p>
          </table:table-cell>
          <table:table-cell table:style-name="ce28" office:value-type="float" office:value="6305" calcext:value-type="float">
            <text:p><text:s/>6 305 </text:p>
          </table:table-cell>
          <table:table-cell table:style-name="ce28" office:value-type="float" office:value="4510" calcext:value-type="float">
            <text:p><text:s/>4 510 </text:p>
          </table:table-cell>
          <table:table-cell table:style-name="ce28" office:value-type="float" office:value="7820" calcext:value-type="float">
            <text:p><text:s/>7 82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7" office:value-type="string" calcext:value-type="string">
            <text:p><text:span text:style-name="T1">langue_maison_</text:span>non-officielles_multiples</text:p>
          </table:table-cell>
          <table:table-cell table:number-columns-repeated="2" table:style-name="ce28" office:value-type="float" office:value="5" calcext:value-type="float">
            <text:p><text:s/>5 </text:p>
          </table:table-cell>
          <table:table-cell table:style-name="ce28" office:value-type="float" office:value="885" calcext:value-type="float">
            <text:p><text:s/>885 </text:p>
          </table:table-cell>
          <table:table-cell table:style-name="ce28" office:value-type="float" office:value="260" calcext:value-type="float">
            <text:p><text:s/>260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260" calcext:value-type="float">
            <text:p><text:s/>260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200" calcext:value-type="float">
            <text:p><text:s/>200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80" calcext:value-type="float">
            <text:p><text:s/>80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65" calcext:value-type="float">
            <text:p><text:s/>165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1225" calcext:value-type="float">
            <text:p><text:s/>1 225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150" calcext:value-type="float">
            <text:p><text:s/>1 150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65" calcext:value-type="float">
            <text:p><text:s/>65 </text:p>
          </table:table-cell>
          <table:table-cell table:style-name="ce28" office:value-type="float" office:value="425" calcext:value-type="float">
            <text:p><text:s/>42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110" calcext:value-type="float">
            <text:p><text:s/>110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110" calcext:value-type="float">
            <text:p><text:s/>110 </text:p>
          </table:table-cell>
          <table:table-cell table:style-name="ce28" office:value-type="float" office:value="125" calcext:value-type="float">
            <text:p><text:s/>125 </text:p>
          </table:table-cell>
          <table:table-cell table:style-name="ce28" office:value-type="float" office:value="285" calcext:value-type="float">
            <text:p><text:s/>285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210" calcext:value-type="float">
            <text:p><text:s/>210 </text:p>
          </table:table-cell>
          <table:table-cell table:style-name="ce28" office:value-type="float" office:value="125" calcext:value-type="float">
            <text:p><text:s/>125 </text:p>
          </table:table-cell>
          <table:table-cell table:style-name="ce28" office:value-type="float" office:value="480" calcext:value-type="float">
            <text:p><text:s/>480 </text:p>
          </table:table-cell>
          <table:table-cell table:style-name="ce28" office:value-type="float" office:value="120" calcext:value-type="float">
            <text:p><text:s/>120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55" calcext:value-type="float">
            <text:p><text:s/>5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940" calcext:value-type="float">
            <text:p><text:s/>940 </text:p>
          </table:table-cell>
          <table:table-cell table:style-name="ce28" office:value-type="float" office:value="205" calcext:value-type="float">
            <text:p><text:s/>205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60" calcext:value-type="float">
            <text:p><text:s/>160 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1170" calcext:value-type="float">
            <text:p><text:s/>1 170 </text:p>
          </table:table-cell>
          <table:table-cell table:style-name="ce28" office:value-type="float" office:value="330" calcext:value-type="float">
            <text:p><text:s/>330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640" calcext:value-type="float">
            <text:p><text:s/>640 </text:p>
          </table:table-cell>
          <table:table-cell table:style-name="ce28" office:value-type="float" office:value="210" calcext:value-type="float">
            <text:p><text:s/>210 </text:p>
          </table:table-cell>
          <table:table-cell table:style-name="ce28" office:value-type="float" office:value="360" calcext:value-type="float">
            <text:p><text:s/>360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0" calcext:value-type="float">
            <text:p><text:s/>20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10" calcext:value-type="float">
            <text:p><text:s/>210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35" calcext:value-type="float">
            <text:p><text:s/>135 </text:p>
          </table:table-cell>
          <table:table-cell table:style-name="ce28" office:value-type="float" office:value="130" calcext:value-type="float">
            <text:p><text:s/>130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685" calcext:value-type="float">
            <text:p><text:s/>685 </text:p>
          </table:table-cell>
          <table:table-cell table:style-name="ce28" office:value-type="float" office:value="535" calcext:value-type="float">
            <text:p><text:s/>53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545" calcext:value-type="float">
            <text:p><text:s/>545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60" calcext:value-type="float">
            <text:p><text:s/>60 </text:p>
          </table:table-cell>
          <table:table-cell table:style-name="ce28" office:value-type="float" office:value="115" calcext:value-type="float">
            <text:p><text:s/>11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0" calcext:value-type="float">
            <text:p><text:s/>-   </text:p>
          </table:table-cell>
          <table:table-cell table:style-name="ce28" office:value-type="float" office:value="630" calcext:value-type="float">
            <text:p><text:s/>630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15" calcext:value-type="float">
            <text:p><text:s/>215 </text:p>
          </table:table-cell>
          <table:table-cell table:number-columns-repeated="2" table:style-name="ce28" office:value-type="float" office:value="5" calcext:value-type="float">
            <text:p><text:s/>5 </text:p>
          </table:table-cell>
          <table:table-cell table:style-name="ce28" office:value-type="float" office:value="205" calcext:value-type="float">
            <text:p><text:s/>205 </text:p>
          </table:table-cell>
          <table:table-cell table:style-name="ce28" office:value-type="float" office:value="290" calcext:value-type="float">
            <text:p><text:s/>290 </text:p>
          </table:table-cell>
          <table:table-cell table:style-name="ce28" office:value-type="float" office:value="115" calcext:value-type="float">
            <text:p><text:s/>115 </text:p>
          </table:table-cell>
          <table:table-cell table:style-name="ce28" office:value-type="float" office:value="335" calcext:value-type="float">
            <text:p><text:s/>335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1065" calcext:value-type="float">
            <text:p><text:s/>1 065 </text:p>
          </table:table-cell>
          <table:table-cell table:style-name="ce28" office:value-type="float" office:value="110" calcext:value-type="float">
            <text:p><text:s/>110 </text:p>
          </table:table-cell>
          <table:table-cell table:style-name="ce28" office:value-type="float" office:value="145" calcext:value-type="float">
            <text:p><text:s/>145 </text:p>
          </table:table-cell>
          <table:table-cell table:style-name="ce28" office:value-type="float" office:value="55" calcext:value-type="float">
            <text:p><text:s/>55 </text:p>
          </table:table-cell>
          <table:table-cell table:style-name="ce28" office:value-type="float" office:value="150" calcext:value-type="float">
            <text:p><text:s/>150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8" office:value-type="float" office:value="45" calcext:value-type="float">
            <text:p><text:s/>45 </text:p>
          </table:table-cell>
          <table:table-cell table:style-name="ce28" office:value-type="float" office:value="60" calcext:value-type="float">
            <text:p><text:s/>60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200" calcext:value-type="float">
            <text:p><text:s/>200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320" calcext:value-type="float">
            <text:p><text:s/>320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310" calcext:value-type="float">
            <text:p><text:s/>310 </text:p>
          </table:table-cell>
          <table:table-cell table:style-name="ce28" office:value-type="float" office:value="560" calcext:value-type="float">
            <text:p><text:s/>560 </text:p>
          </table:table-cell>
          <table:table-cell table:style-name="ce28" office:value-type="float" office:value="140" calcext:value-type="float">
            <text:p><text:s/>140 </text:p>
          </table:table-cell>
          <table:table-cell table:style-name="ce28" office:value-type="float" office:value="615" calcext:value-type="float">
            <text:p><text:s/>61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citoyenneté_canadiens</text:p>
          </table:table-cell>
          <table:table-cell table:style-name="ce25" office:value-type="float" office:value="42560" calcext:value-type="float">
            <text:p><text:s/>42 560 </text:p>
          </table:table-cell>
          <table:table-cell table:style-name="ce25" office:value-type="float" office:value="43875" calcext:value-type="float">
            <text:p><text:s/>43 875 </text:p>
          </table:table-cell>
          <table:table-cell table:style-name="ce25" office:value-type="float" office:value="64230" calcext:value-type="float">
            <text:p><text:s/>64 230 </text:p>
          </table:table-cell>
          <table:table-cell table:style-name="ce25" office:value-type="float" office:value="54290" calcext:value-type="float">
            <text:p><text:s/>54 290 </text:p>
          </table:table-cell>
          <table:table-cell table:style-name="ce25" office:value-type="float" office:value="62415" calcext:value-type="float">
            <text:p><text:s/>62 415 </text:p>
          </table:table-cell>
          <table:table-cell table:style-name="ce25" office:value-type="float" office:value="74535" calcext:value-type="float">
            <text:p><text:s/>74 535 </text:p>
          </table:table-cell>
          <table:table-cell table:style-name="ce25" office:value-type="float" office:value="55045" calcext:value-type="float">
            <text:p><text:s/>55 045 </text:p>
          </table:table-cell>
          <table:table-cell table:style-name="ce25" office:value-type="float" office:value="60935" calcext:value-type="float">
            <text:p><text:s/>60 935 </text:p>
          </table:table-cell>
          <table:table-cell table:style-name="ce25" office:value-type="float" office:value="58910" calcext:value-type="float">
            <text:p><text:s/>58 910 </text:p>
          </table:table-cell>
          <table:table-cell table:style-name="ce25" office:value-type="float" office:value="54595" calcext:value-type="float">
            <text:p><text:s/>54 595 </text:p>
          </table:table-cell>
          <table:table-cell table:style-name="ce25" office:value-type="float" office:value="73815" calcext:value-type="float">
            <text:p><text:s/>73 815 </text:p>
          </table:table-cell>
          <table:table-cell table:style-name="ce25" office:value-type="float" office:value="62740" calcext:value-type="float">
            <text:p><text:s/>62 740 </text:p>
          </table:table-cell>
          <table:table-cell table:style-name="ce25" office:value-type="float" office:value="76430" calcext:value-type="float">
            <text:p><text:s/>76 430 </text:p>
          </table:table-cell>
          <table:table-cell table:style-name="ce25" office:value-type="float" office:value="39640" calcext:value-type="float">
            <text:p><text:s/>39 640 </text:p>
          </table:table-cell>
          <table:table-cell table:style-name="ce25" office:value-type="float" office:value="74235" calcext:value-type="float">
            <text:p><text:s/>74 235 </text:p>
          </table:table-cell>
          <table:table-cell table:style-name="ce25" office:value-type="float" office:value="64555" calcext:value-type="float">
            <text:p><text:s/>64 555 </text:p>
          </table:table-cell>
          <table:table-cell table:style-name="ce25" office:value-type="float" office:value="77725" calcext:value-type="float">
            <text:p><text:s/>77 725 </text:p>
          </table:table-cell>
          <table:table-cell table:style-name="ce25" office:value-type="float" office:value="61895" calcext:value-type="float">
            <text:p><text:s/>61 895 </text:p>
          </table:table-cell>
          <table:table-cell table:style-name="ce25" office:value-type="float" office:value="67970" calcext:value-type="float">
            <text:p><text:s/>67 970 </text:p>
          </table:table-cell>
          <table:table-cell table:style-name="ce25" office:value-type="float" office:value="70390" calcext:value-type="float">
            <text:p><text:s/>70 390 </text:p>
          </table:table-cell>
          <table:table-cell table:style-name="ce25" office:value-type="float" office:value="68245" calcext:value-type="float">
            <text:p><text:s/>68 245 </text:p>
          </table:table-cell>
          <table:table-cell table:style-name="ce25" office:value-type="float" office:value="70305" calcext:value-type="float">
            <text:p><text:s/>70 305 </text:p>
          </table:table-cell>
          <table:table-cell table:style-name="ce25" office:value-type="float" office:value="63330" calcext:value-type="float">
            <text:p><text:s/>63 330 </text:p>
          </table:table-cell>
          <table:table-cell table:style-name="ce25" office:value-type="float" office:value="66740" calcext:value-type="float">
            <text:p><text:s/>66 740 </text:p>
          </table:table-cell>
          <table:table-cell table:style-name="ce25" office:value-type="float" office:value="73905" calcext:value-type="float">
            <text:p><text:s/>73 905 </text:p>
          </table:table-cell>
          <table:table-cell table:style-name="ce25" office:value-type="float" office:value="55340" calcext:value-type="float">
            <text:p><text:s/>55 340 </text:p>
          </table:table-cell>
          <table:table-cell table:style-name="ce25" office:value-type="float" office:value="72560" calcext:value-type="float">
            <text:p><text:s/>72 560 </text:p>
          </table:table-cell>
          <table:table-cell table:style-name="ce25" office:value-type="float" office:value="75350" calcext:value-type="float">
            <text:p><text:s/>75 350 </text:p>
          </table:table-cell>
          <table:table-cell table:style-name="ce25" office:value-type="float" office:value="58585" calcext:value-type="float">
            <text:p><text:s/>58 585 </text:p>
          </table:table-cell>
          <table:table-cell table:style-name="ce25" office:value-type="float" office:value="71000" calcext:value-type="float">
            <text:p><text:s/>71 000 </text:p>
          </table:table-cell>
          <table:table-cell table:style-name="ce25" office:value-type="float" office:value="60410" calcext:value-type="float">
            <text:p><text:s/>60 410 </text:p>
          </table:table-cell>
          <table:table-cell table:style-name="ce25" office:value-type="float" office:value="62945" calcext:value-type="float">
            <text:p><text:s/>62 945 </text:p>
          </table:table-cell>
          <table:table-cell table:style-name="ce25" office:value-type="float" office:value="51075" calcext:value-type="float">
            <text:p><text:s/>51 075 </text:p>
          </table:table-cell>
          <table:table-cell table:style-name="ce25" office:value-type="float" office:value="46645" calcext:value-type="float">
            <text:p><text:s/>46 645 </text:p>
          </table:table-cell>
          <table:table-cell table:style-name="ce25" office:value-type="float" office:value="73300" calcext:value-type="float">
            <text:p><text:s/>73 300 </text:p>
          </table:table-cell>
          <table:table-cell table:style-name="ce25" office:value-type="float" office:value="34890" calcext:value-type="float">
            <text:p><text:s/>34 890 </text:p>
          </table:table-cell>
          <table:table-cell table:style-name="ce25" office:value-type="float" office:value="80170" calcext:value-type="float">
            <text:p><text:s/>80 170 </text:p>
          </table:table-cell>
          <table:table-cell table:style-name="ce25" office:value-type="float" office:value="52795" calcext:value-type="float">
            <text:p><text:s/>52 795 </text:p>
          </table:table-cell>
          <table:table-cell table:style-name="ce25" office:value-type="float" office:value="64815" calcext:value-type="float">
            <text:p><text:s/>64 815 </text:p>
          </table:table-cell>
          <table:table-cell table:style-name="ce25" office:value-type="float" office:value="65475" calcext:value-type="float">
            <text:p><text:s/>65 475 </text:p>
          </table:table-cell>
          <table:table-cell table:style-name="ce25" office:value-type="float" office:value="50640" calcext:value-type="float">
            <text:p><text:s/>50 640 </text:p>
          </table:table-cell>
          <table:table-cell table:style-name="ce25" office:value-type="float" office:value="76580" calcext:value-type="float">
            <text:p><text:s/>76 580 </text:p>
          </table:table-cell>
          <table:table-cell table:style-name="ce25" office:value-type="float" office:value="53700" calcext:value-type="float">
            <text:p><text:s/>53 700 </text:p>
          </table:table-cell>
          <table:table-cell table:style-name="ce25" office:value-type="float" office:value="62115" calcext:value-type="float">
            <text:p><text:s/>62 115 </text:p>
          </table:table-cell>
          <table:table-cell table:style-name="ce25" office:value-type="float" office:value="12430" calcext:value-type="float">
            <text:p><text:s/>12 430 </text:p>
          </table:table-cell>
          <table:table-cell table:style-name="ce25" office:value-type="float" office:value="54785" calcext:value-type="float">
            <text:p><text:s/>54 785 </text:p>
          </table:table-cell>
          <table:table-cell table:style-name="ce25" office:value-type="float" office:value="53310" calcext:value-type="float">
            <text:p><text:s/>53 310 </text:p>
          </table:table-cell>
          <table:table-cell table:style-name="ce25" office:value-type="float" office:value="66855" calcext:value-type="float">
            <text:p><text:s/>66 855 </text:p>
          </table:table-cell>
          <table:table-cell table:style-name="ce25" office:value-type="float" office:value="56775" calcext:value-type="float">
            <text:p><text:s/>56 775 </text:p>
          </table:table-cell>
          <table:table-cell table:style-name="ce25" office:value-type="float" office:value="77975" calcext:value-type="float">
            <text:p><text:s/>77 975 </text:p>
          </table:table-cell>
          <table:table-cell table:style-name="ce25" office:value-type="float" office:value="67225" calcext:value-type="float">
            <text:p><text:s/>67 225 </text:p>
          </table:table-cell>
          <table:table-cell table:style-name="ce25" office:value-type="float" office:value="53825" calcext:value-type="float">
            <text:p><text:s/>53 825 </text:p>
          </table:table-cell>
          <table:table-cell table:style-name="ce25" office:value-type="float" office:value="78995" calcext:value-type="float">
            <text:p><text:s/>78 995 </text:p>
          </table:table-cell>
          <table:table-cell table:style-name="ce25" office:value-type="float" office:value="68310" calcext:value-type="float">
            <text:p><text:s/>68 310 </text:p>
          </table:table-cell>
          <table:table-cell table:style-name="ce25" office:value-type="float" office:value="61535" calcext:value-type="float">
            <text:p><text:s/>61 535 </text:p>
          </table:table-cell>
          <table:table-cell table:style-name="ce25" office:value-type="float" office:value="60615" calcext:value-type="float">
            <text:p><text:s/>60 615 </text:p>
          </table:table-cell>
          <table:table-cell table:style-name="ce25" office:value-type="float" office:value="52405" calcext:value-type="float">
            <text:p><text:s/>52 405 </text:p>
          </table:table-cell>
          <table:table-cell table:style-name="ce25" office:value-type="float" office:value="53570" calcext:value-type="float">
            <text:p><text:s/>53 570 </text:p>
          </table:table-cell>
          <table:table-cell table:style-name="ce25" office:value-type="float" office:value="66910" calcext:value-type="float">
            <text:p><text:s/>66 910 </text:p>
          </table:table-cell>
          <table:table-cell table:style-name="ce25" office:value-type="float" office:value="58645" calcext:value-type="float">
            <text:p><text:s/>58 645 </text:p>
          </table:table-cell>
          <table:table-cell table:style-name="ce25" office:value-type="float" office:value="58360" calcext:value-type="float">
            <text:p><text:s/>58 360 </text:p>
          </table:table-cell>
          <table:table-cell table:style-name="ce25" office:value-type="float" office:value="69135" calcext:value-type="float">
            <text:p><text:s/>69 135 </text:p>
          </table:table-cell>
          <table:table-cell table:style-name="ce25" office:value-type="float" office:value="68910" calcext:value-type="float">
            <text:p><text:s/>68 910 </text:p>
          </table:table-cell>
          <table:table-cell table:style-name="ce25" office:value-type="float" office:value="54430" calcext:value-type="float">
            <text:p><text:s/>54 430 </text:p>
          </table:table-cell>
          <table:table-cell table:style-name="ce25" office:value-type="float" office:value="58095" calcext:value-type="float">
            <text:p><text:s/>58 095 </text:p>
          </table:table-cell>
          <table:table-cell table:style-name="ce25" office:value-type="float" office:value="68745" calcext:value-type="float">
            <text:p><text:s/>68 745 </text:p>
          </table:table-cell>
          <table:table-cell table:style-name="ce25" office:value-type="float" office:value="55705" calcext:value-type="float">
            <text:p><text:s/>55 705 </text:p>
          </table:table-cell>
          <table:table-cell table:style-name="ce25" office:value-type="float" office:value="67060" calcext:value-type="float">
            <text:p><text:s/>67 060 </text:p>
          </table:table-cell>
          <table:table-cell table:style-name="ce25" office:value-type="float" office:value="58035" calcext:value-type="float">
            <text:p><text:s/>58 035 </text:p>
          </table:table-cell>
          <table:table-cell table:style-name="ce25" office:value-type="float" office:value="56475" calcext:value-type="float">
            <text:p><text:s/>56 475 </text:p>
          </table:table-cell>
          <table:table-cell table:style-name="ce25" office:value-type="float" office:value="55275" calcext:value-type="float">
            <text:p><text:s/>55 275 </text:p>
          </table:table-cell>
          <table:table-cell table:style-name="ce25" office:value-type="float" office:value="62855" calcext:value-type="float">
            <text:p><text:s/>62 855 </text:p>
          </table:table-cell>
          <table:table-cell table:style-name="ce25" office:value-type="float" office:value="54735" calcext:value-type="float">
            <text:p><text:s/>54 735 </text:p>
          </table:table-cell>
          <table:table-cell table:style-name="ce25" office:value-type="float" office:value="57350" calcext:value-type="float">
            <text:p><text:s/>57 350 </text:p>
          </table:table-cell>
          <table:table-cell table:style-name="ce25" office:value-type="float" office:value="48870" calcext:value-type="float">
            <text:p><text:s/>48 870 </text:p>
          </table:table-cell>
          <table:table-cell table:style-name="ce25" office:value-type="float" office:value="55375" calcext:value-type="float">
            <text:p><text:s/>55 375 </text:p>
          </table:table-cell>
          <table:table-cell table:style-name="ce25" office:value-type="float" office:value="57230" calcext:value-type="float">
            <text:p><text:s/>57 230 </text:p>
          </table:table-cell>
          <table:table-cell table:style-name="ce25" office:value-type="float" office:value="81825" calcext:value-type="float">
            <text:p><text:s/>81 825 </text:p>
          </table:table-cell>
          <table:table-cell table:style-name="ce25" office:value-type="float" office:value="64965" calcext:value-type="float">
            <text:p><text:s/>64 965 </text:p>
          </table:table-cell>
          <table:table-cell table:style-name="ce25" office:value-type="float" office:value="72090" calcext:value-type="float">
            <text:p><text:s/>72 090 </text:p>
          </table:table-cell>
          <table:table-cell table:style-name="ce25" office:value-type="float" office:value="72970" calcext:value-type="float">
            <text:p><text:s/>72 970 </text:p>
          </table:table-cell>
          <table:table-cell table:style-name="ce25" office:value-type="float" office:value="71415" calcext:value-type="float">
            <text:p><text:s/>71 415 </text:p>
          </table:table-cell>
          <table:table-cell table:style-name="ce25" office:value-type="float" office:value="49200" calcext:value-type="float">
            <text:p><text:s/>49 200 </text:p>
          </table:table-cell>
          <table:table-cell table:style-name="ce25" office:value-type="float" office:value="58840" calcext:value-type="float">
            <text:p><text:s/>58 840 </text:p>
          </table:table-cell>
          <table:table-cell table:style-name="ce25" office:value-type="float" office:value="54330" calcext:value-type="float">
            <text:p><text:s/>54 330 </text:p>
          </table:table-cell>
          <table:table-cell table:style-name="ce25" office:value-type="float" office:value="80425" calcext:value-type="float">
            <text:p><text:s/>80 425 </text:p>
          </table:table-cell>
          <table:table-cell table:style-name="ce25" office:value-type="float" office:value="50380" calcext:value-type="float">
            <text:p><text:s/>50 380 </text:p>
          </table:table-cell>
          <table:table-cell table:style-name="ce25" office:value-type="float" office:value="74190" calcext:value-type="float">
            <text:p><text:s/>74 190 </text:p>
          </table:table-cell>
          <table:table-cell table:style-name="ce25" office:value-type="float" office:value="53515" calcext:value-type="float">
            <text:p><text:s/>53 515 </text:p>
          </table:table-cell>
          <table:table-cell table:style-name="ce25" office:value-type="float" office:value="60180" calcext:value-type="float">
            <text:p><text:s/>60 180 </text:p>
          </table:table-cell>
          <table:table-cell table:style-name="ce25" office:value-type="float" office:value="38995" calcext:value-type="float">
            <text:p><text:s/>38 995 </text:p>
          </table:table-cell>
          <table:table-cell table:style-name="ce25" office:value-type="float" office:value="65510" calcext:value-type="float">
            <text:p><text:s/>65 510 </text:p>
          </table:table-cell>
          <table:table-cell table:style-name="ce25" office:value-type="float" office:value="52890" calcext:value-type="float">
            <text:p><text:s/>52 890 </text:p>
          </table:table-cell>
          <table:table-cell table:style-name="ce25" office:value-type="float" office:value="79365" calcext:value-type="float">
            <text:p><text:s/>79 365 </text:p>
          </table:table-cell>
          <table:table-cell table:style-name="ce25" office:value-type="float" office:value="54670" calcext:value-type="float">
            <text:p><text:s/>54 670 </text:p>
          </table:table-cell>
          <table:table-cell table:style-name="ce25" office:value-type="float" office:value="60415" calcext:value-type="float">
            <text:p><text:s/>60 415 </text:p>
          </table:table-cell>
          <table:table-cell table:style-name="ce25" office:value-type="float" office:value="68820" calcext:value-type="float">
            <text:p><text:s/>68 820 </text:p>
          </table:table-cell>
          <table:table-cell table:style-name="ce25" office:value-type="float" office:value="52975" calcext:value-type="float">
            <text:p><text:s/>52 975 </text:p>
          </table:table-cell>
          <table:table-cell table:style-name="ce25" office:value-type="float" office:value="66140" calcext:value-type="float">
            <text:p><text:s/>66 140 </text:p>
          </table:table-cell>
          <table:table-cell table:style-name="ce25" office:value-type="float" office:value="57310" calcext:value-type="float">
            <text:p><text:s/>57 310 </text:p>
          </table:table-cell>
          <table:table-cell table:style-name="ce25" office:value-type="float" office:value="55440" calcext:value-type="float">
            <text:p><text:s/>55 440 </text:p>
          </table:table-cell>
          <table:table-cell table:style-name="ce25" office:value-type="float" office:value="49845" calcext:value-type="float">
            <text:p><text:s/>49 845 </text:p>
          </table:table-cell>
          <table:table-cell table:style-name="ce25" office:value-type="float" office:value="71015" calcext:value-type="float">
            <text:p><text:s/>71 015 </text:p>
          </table:table-cell>
          <table:table-cell table:style-name="ce25" office:value-type="float" office:value="72800" calcext:value-type="float">
            <text:p><text:s/>72 800 </text:p>
          </table:table-cell>
          <table:table-cell table:style-name="ce25" office:value-type="float" office:value="71940" calcext:value-type="float">
            <text:p><text:s/>71 940 </text:p>
          </table:table-cell>
          <table:table-cell table:style-name="ce25" office:value-type="float" office:value="71890" calcext:value-type="float">
            <text:p><text:s/>71 890 </text:p>
          </table:table-cell>
          <table:table-cell table:style-name="ce25" office:value-type="float" office:value="76450" calcext:value-type="float">
            <text:p><text:s/>76 450 </text:p>
          </table:table-cell>
          <table:table-cell table:style-name="ce25" office:value-type="float" office:value="76210" calcext:value-type="float">
            <text:p><text:s/>76 210 </text:p>
          </table:table-cell>
          <table:table-cell table:style-name="ce25" office:value-type="float" office:value="75705" calcext:value-type="float">
            <text:p><text:s/>75 705 </text:p>
          </table:table-cell>
          <table:table-cell table:style-name="ce25" office:value-type="float" office:value="55550" calcext:value-type="float">
            <text:p><text:s/>55 550 </text:p>
          </table:table-cell>
          <table:table-cell table:style-name="ce25" office:value-type="float" office:value="64230" calcext:value-type="float">
            <text:p><text:s/>64 230 </text:p>
          </table:table-cell>
          <table:table-cell table:style-name="ce25" office:value-type="float" office:value="75730" calcext:value-type="float">
            <text:p><text:s/>75 730 </text:p>
          </table:table-cell>
          <table:table-cell table:style-name="ce25" office:value-type="float" office:value="65685" calcext:value-type="float">
            <text:p><text:s/>65 685 </text:p>
          </table:table-cell>
          <table:table-cell table:style-name="ce25" office:value-type="float" office:value="55970" calcext:value-type="float">
            <text:p><text:s/>55 970 </text:p>
          </table:table-cell>
          <table:table-cell table:style-name="ce25" office:value-type="float" office:value="77385" calcext:value-type="float">
            <text:p><text:s/>77 385 </text:p>
          </table:table-cell>
          <table:table-cell table:style-name="ce25" office:value-type="float" office:value="63400" calcext:value-type="float">
            <text:p><text:s/>63 400 </text:p>
          </table:table-cell>
          <table:table-cell table:style-name="ce25" office:value-type="float" office:value="45100" calcext:value-type="float">
            <text:p><text:s/>45 100 </text:p>
          </table:table-cell>
          <table:table-cell table:style-name="ce25" office:value-type="float" office:value="67705" calcext:value-type="float">
            <text:p><text:s/>67 705 </text:p>
          </table:table-cell>
          <table:table-cell table:style-name="ce25" office:value-type="float" office:value="70315" calcext:value-type="float">
            <text:p><text:s/>70 315 </text:p>
          </table:table-cell>
          <table:table-cell table:style-name="ce25" office:value-type="float" office:value="78905" calcext:value-type="float">
            <text:p><text:s/>78 905 </text:p>
          </table:table-cell>
          <table:table-cell table:style-name="ce25" office:value-type="float" office:value="77865" calcext:value-type="float">
            <text:p><text:s/>77 865 </text:p>
          </table:table-cell>
          <table:table-cell table:style-name="ce25" office:value-type="float" office:value="59195" calcext:value-type="float">
            <text:p><text:s/>59 195 </text:p>
          </table:table-cell>
          <table:table-cell table:style-name="ce25" office:value-type="float" office:value="56075" calcext:value-type="float">
            <text:p><text:s/>56 075 </text:p>
          </table:table-cell>
          <table:table-cell table:style-name="ce25" office:value-type="float" office:value="56480" calcext:value-type="float">
            <text:p><text:s/>56 480 </text:p>
          </table:table-cell>
          <table:table-cell table:style-name="ce25" office:value-type="float" office:value="55380" calcext:value-type="float">
            <text:p><text:s/>55 38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citoyenneté_non_canadiens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5765" calcext:value-type="float">
            <text:p><text:s/>15 765 </text:p>
          </table:table-cell>
          <table:table-cell table:style-name="ce25" office:value-type="float" office:value="8260" calcext:value-type="float">
            <text:p><text:s/>8 260 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1485" calcext:value-type="float">
            <text:p><text:s/>1 485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1430" calcext:value-type="float">
            <text:p><text:s/>1 430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910" calcext:value-type="float">
            <text:p><text:s/>910 </text:p>
          </table:table-cell>
          <table:table-cell table:style-name="ce25" office:value-type="float" office:value="2120" calcext:value-type="float">
            <text:p><text:s/>2 12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14310" calcext:value-type="float">
            <text:p><text:s/>14 310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7110" calcext:value-type="float">
            <text:p><text:s/>7 110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975" calcext:value-type="float">
            <text:p><text:s/>975 </text:p>
          </table:table-cell>
          <table:table-cell table:style-name="ce25" office:value-type="float" office:value="3375" calcext:value-type="float">
            <text:p><text:s/>3 375 </text:p>
          </table:table-cell>
          <table:table-cell table:style-name="ce25" office:value-type="float" office:value="2735" calcext:value-type="float">
            <text:p><text:s/>2 735 </text:p>
          </table:table-cell>
          <table:table-cell table:style-name="ce25" office:value-type="float" office:value="840" calcext:value-type="float">
            <text:p><text:s/>840 </text:p>
          </table:table-cell>
          <table:table-cell table:style-name="ce25" office:value-type="float" office:value="2900" calcext:value-type="float">
            <text:p><text:s/>2 900 </text:p>
          </table:table-cell>
          <table:table-cell table:style-name="ce25" office:value-type="float" office:value="1420" calcext:value-type="float">
            <text:p><text:s/>1 420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9290" calcext:value-type="float">
            <text:p><text:s/>9 29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20630" calcext:value-type="float">
            <text:p><text:s/>20 630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4340" calcext:value-type="float">
            <text:p><text:s/>4 340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1135" calcext:value-type="float">
            <text:p><text:s/>1 135 </text:p>
          </table:table-cell>
          <table:table-cell table:style-name="ce25" office:value-type="float" office:value="7740" calcext:value-type="float">
            <text:p><text:s/>7 740 </text:p>
          </table:table-cell>
          <table:table-cell table:style-name="ce25" office:value-type="float" office:value="1770" calcext:value-type="float">
            <text:p><text:s/>1 770 </text:p>
          </table:table-cell>
          <table:table-cell table:style-name="ce25" office:value-type="float" office:value="1715" calcext:value-type="float">
            <text:p><text:s/>1 715 </text:p>
          </table:table-cell>
          <table:table-cell table:style-name="ce25" office:value-type="float" office:value="7375" calcext:value-type="float">
            <text:p><text:s/>7 375 </text:p>
          </table:table-cell>
          <table:table-cell table:style-name="ce25" office:value-type="float" office:value="10510" calcext:value-type="float">
            <text:p><text:s/>10 510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815" calcext:value-type="float">
            <text:p><text:s/>81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5060" calcext:value-type="float">
            <text:p><text:s/>5 060 </text:p>
          </table:table-cell>
          <table:table-cell table:style-name="ce25" office:value-type="float" office:value="4555" calcext:value-type="float">
            <text:p><text:s/>4 555 </text:p>
          </table:table-cell>
          <table:table-cell table:style-name="ce25" office:value-type="float" office:value="10455" calcext:value-type="float">
            <text:p><text:s/>10 455 </text:p>
          </table:table-cell>
          <table:table-cell table:style-name="ce25" office:value-type="float" office:value="8780" calcext:value-type="float">
            <text:p><text:s/>8 780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1100" calcext:value-type="float">
            <text:p><text:s/>1 10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1240" calcext:value-type="float">
            <text:p><text:s/>1 240 </text:p>
          </table:table-cell>
          <table:table-cell table:style-name="ce25" office:value-type="float" office:value="10870" calcext:value-type="float">
            <text:p><text:s/>10 870 </text:p>
          </table:table-cell>
          <table:table-cell table:style-name="ce25" office:value-type="float" office:value="2940" calcext:value-type="float">
            <text:p><text:s/>2 94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3430" calcext:value-type="float">
            <text:p><text:s/>3 430 </text:p>
          </table:table-cell>
          <table:table-cell table:style-name="ce25" office:value-type="float" office:value="6295" calcext:value-type="float">
            <text:p><text:s/>6 295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15770" calcext:value-type="float">
            <text:p><text:s/>15 770 </text:p>
          </table:table-cell>
          <table:table-cell table:style-name="ce25" office:value-type="float" office:value="7950" calcext:value-type="float">
            <text:p><text:s/>7 950 </text:p>
          </table:table-cell>
          <table:table-cell table:style-name="ce25" office:value-type="float" office:value="875" calcext:value-type="float">
            <text:p><text:s/>875 </text:p>
          </table:table-cell>
          <table:table-cell table:style-name="ce25" office:value-type="float" office:value="1135" calcext:value-type="float">
            <text:p><text:s/>1 135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1135" calcext:value-type="float">
            <text:p><text:s/>1 135 </text:p>
          </table:table-cell>
          <table:table-cell table:style-name="ce25" office:value-type="float" office:value="1855" calcext:value-type="float">
            <text:p><text:s/>1 855 </text:p>
          </table:table-cell>
          <table:table-cell table:style-name="ce25" office:value-type="float" office:value="13155" calcext:value-type="float">
            <text:p><text:s/>13 155 </text:p>
          </table:table-cell>
          <table:table-cell table:style-name="ce25" office:value-type="float" office:value="7550" calcext:value-type="float">
            <text:p><text:s/>7 550 </text:p>
          </table:table-cell>
          <table:table-cell table:style-name="ce25" office:value-type="float" office:value="7090" calcext:value-type="float">
            <text:p><text:s/>7 09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8305" calcext:value-type="float">
            <text:p><text:s/>8 305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13750" calcext:value-type="float">
            <text:p><text:s/>13 750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1835" calcext:value-type="float">
            <text:p><text:s/>1 835 </text:p>
          </table:table-cell>
          <table:table-cell table:style-name="ce25" office:value-type="float" office:value="1650" calcext:value-type="float">
            <text:p><text:s/>1 650 </text:p>
          </table:table-cell>
          <table:table-cell table:style-name="ce25" office:value-type="float" office:value="21180" calcext:value-type="float">
            <text:p><text:s/>21 180 </text:p>
          </table:table-cell>
          <table:table-cell table:style-name="ce25" office:value-type="float" office:value="6950" calcext:value-type="float">
            <text:p><text:s/>6 95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13195" calcext:value-type="float">
            <text:p><text:s/>13 195 </text:p>
          </table:table-cell>
          <table:table-cell table:style-name="ce25" office:value-type="float" office:value="790" calcext:value-type="float">
            <text:p><text:s/>790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2365" calcext:value-type="float">
            <text:p><text:s/>2 365 </text:p>
          </table:table-cell>
          <table:table-cell table:style-name="ce25" office:value-type="float" office:value="2910" calcext:value-type="float">
            <text:p><text:s/>2 910 </text:p>
          </table:table-cell>
          <table:table-cell table:style-name="ce25" office:value-type="float" office:value="645" calcext:value-type="float">
            <text:p><text:s/>645 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1345" calcext:value-type="float">
            <text:p><text:s/>1 34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1235" calcext:value-type="float">
            <text:p><text:s/>1 235 </text:p>
          </table:table-cell>
          <table:table-cell table:style-name="ce25" office:value-type="float" office:value="1010" calcext:value-type="float">
            <text:p><text:s/>1 010 </text:p>
          </table:table-cell>
          <table:table-cell table:style-name="ce25" office:value-type="float" office:value="710" calcext:value-type="float">
            <text:p><text:s/>710 </text:p>
          </table:table-cell>
          <table:table-cell table:style-name="ce25" office:value-type="float" office:value="7975" calcext:value-type="float">
            <text:p><text:s/>7 97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8805" calcext:value-type="float">
            <text:p><text:s/>8 805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940" calcext:value-type="float">
            <text:p><text:s/>940 </text:p>
          </table:table-cell>
          <table:table-cell table:style-name="ce25" office:value-type="float" office:value="15010" calcext:value-type="float">
            <text:p><text:s/>15 010 </text:p>
          </table:table-cell>
          <table:table-cell table:style-name="ce25" office:value-type="float" office:value="3370" calcext:value-type="float">
            <text:p><text:s/>3 370 </text:p>
          </table:table-cell>
          <table:table-cell table:style-name="ce25" office:value-type="float" office:value="3190" calcext:value-type="float">
            <text:p><text:s/>3 190 </text:p>
          </table:table-cell>
          <table:table-cell table:style-name="ce25" office:value-type="float" office:value="10545" calcext:value-type="float">
            <text:p><text:s/>10 545 </text:p>
          </table:table-cell>
          <table:table-cell table:style-name="ce25" office:value-type="float" office:value="3350" calcext:value-type="float">
            <text:p><text:s/>3 350 </text:p>
          </table:table-cell>
          <table:table-cell table:style-name="ce25" office:value-type="float" office:value="1400" calcext:value-type="float">
            <text:p><text:s/>1 400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16830" calcext:value-type="float">
            <text:p><text:s/>16 830 </text:p>
          </table:table-cell>
          <table:table-cell table:style-name="ce25" office:value-type="float" office:value="1665" calcext:value-type="float">
            <text:p><text:s/>1 665 </text:p>
          </table:table-cell>
          <table:table-cell table:style-name="ce25" office:value-type="float" office:value="5005" calcext:value-type="float">
            <text:p><text:s/>5 005 </text:p>
          </table:table-cell>
          <table:table-cell table:style-name="ce25" office:value-type="float" office:value="1720" calcext:value-type="float">
            <text:p><text:s/>1 720 </text:p>
          </table:table-cell>
          <table:table-cell table:style-name="ce25" office:value-type="float" office:value="6420" calcext:value-type="float">
            <text:p><text:s/>6 420 </text:p>
          </table:table-cell>
          <table:table-cell table:style-name="ce25" office:value-type="float" office:value="5360" calcext:value-type="float">
            <text:p><text:s/>5 360 </text:p>
          </table:table-cell>
          <table:table-cell table:style-name="ce25" office:value-type="float" office:value="2025" calcext:value-type="float">
            <text:p><text:s/>2 025 </text:p>
          </table:table-cell>
          <table:table-cell table:style-name="ce25" office:value-type="float" office:value="3660" calcext:value-type="float">
            <text:p><text:s/>3 660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3590" calcext:value-type="float">
            <text:p><text:s/>3 590 </text:p>
          </table:table-cell>
          <table:table-cell table:style-name="ce25" office:value-type="float" office:value="3710" calcext:value-type="float">
            <text:p><text:s/>3 710 </text:p>
          </table:table-cell>
          <table:table-cell table:style-name="ce25" office:value-type="float" office:value="4035" calcext:value-type="float">
            <text:p><text:s/>4 035 </text:p>
          </table:table-cell>
          <table:table-cell table:style-name="ce25" office:value-type="float" office:value="1200" calcext:value-type="float">
            <text:p><text:s/>1 200 </text:p>
          </table:table-cell>
          <table:table-cell table:style-name="ce25" office:value-type="float" office:value="9600" calcext:value-type="float">
            <text:p><text:s/>9 600 </text:p>
          </table:table-cell>
          <table:table-cell table:style-name="ce25" office:value-type="float" office:value="13965" calcext:value-type="float">
            <text:p><text:s/>13 965 </text:p>
          </table:table-cell>
          <table:table-cell table:style-name="ce25" office:value-type="float" office:value="2325" calcext:value-type="float">
            <text:p><text:s/>2 325 </text:p>
          </table:table-cell>
          <table:table-cell table:style-name="ce25" office:value-type="float" office:value="28780" calcext:value-type="float">
            <text:p><text:s/>28 780 </text:p>
          </table:table-cell>
          <table:table-cell table:number-columns-repeated="16255"/>
        </table:table-row>
        <table:table-row table:style-name="ro1">
          <table:table-cell table:style-name="ce8" office:value-type="string" calcext:value-type="string">
            <text:p>statut_immigration_1re_génération</text:p>
          </table:table-cell>
          <table:table-cell table:style-name="ce21" office:value-type="float" office:value="1295" calcext:value-type="float">
            <text:p><text:s/>1 295 </text:p>
          </table:table-cell>
          <table:table-cell table:style-name="ce21" office:value-type="float" office:value="650" calcext:value-type="float">
            <text:p><text:s/>650 </text:p>
          </table:table-cell>
          <table:table-cell table:style-name="ce21" office:value-type="float" office:value="45935" calcext:value-type="float">
            <text:p><text:s/>45 935 </text:p>
          </table:table-cell>
          <table:table-cell table:style-name="ce21" office:value-type="float" office:value="25530" calcext:value-type="float">
            <text:p><text:s/>25 530 </text:p>
          </table:table-cell>
          <table:table-cell table:style-name="ce21" office:value-type="float" office:value="2980" calcext:value-type="float">
            <text:p><text:s/>2 980 </text:p>
          </table:table-cell>
          <table:table-cell table:style-name="ce21" office:value-type="float" office:value="2945" calcext:value-type="float">
            <text:p><text:s/>2 945 </text:p>
          </table:table-cell>
          <table:table-cell table:style-name="ce21" office:value-type="float" office:value="1585" calcext:value-type="float">
            <text:p><text:s/>1 585 </text:p>
          </table:table-cell>
          <table:table-cell table:style-name="ce21" office:value-type="float" office:value="2230" calcext:value-type="float">
            <text:p><text:s/>2 230 </text:p>
          </table:table-cell>
          <table:table-cell table:style-name="ce21" office:value-type="float" office:value="2240" calcext:value-type="float">
            <text:p><text:s/>2 240 </text:p>
          </table:table-cell>
          <table:table-cell table:style-name="ce21" office:value-type="float" office:value="1695" calcext:value-type="float">
            <text:p><text:s/>1 695 </text:p>
          </table:table-cell>
          <table:table-cell table:style-name="ce21" office:value-type="float" office:value="2245" calcext:value-type="float">
            <text:p><text:s/>2 245 </text:p>
          </table:table-cell>
          <table:table-cell table:style-name="ce21" office:value-type="float" office:value="3825" calcext:value-type="float">
            <text:p><text:s/>3 825 </text:p>
          </table:table-cell>
          <table:table-cell table:style-name="ce21" office:value-type="float" office:value="10415" calcext:value-type="float">
            <text:p><text:s/>10 415 </text:p>
          </table:table-cell>
          <table:table-cell table:style-name="ce21" office:value-type="float" office:value="590" calcext:value-type="float">
            <text:p><text:s/>590 </text:p>
          </table:table-cell>
          <table:table-cell table:style-name="ce21" office:value-type="float" office:value="4150" calcext:value-type="float">
            <text:p><text:s/>4 150 </text:p>
          </table:table-cell>
          <table:table-cell table:style-name="ce21" office:value-type="float" office:value="37925" calcext:value-type="float">
            <text:p><text:s/>37 925 </text:p>
          </table:table-cell>
          <table:table-cell table:style-name="ce21" office:value-type="float" office:value="4215" calcext:value-type="float">
            <text:p><text:s/>4 215 </text:p>
          </table:table-cell>
          <table:table-cell table:style-name="ce21" office:value-type="float" office:value="19005" calcext:value-type="float">
            <text:p><text:s/>19 005 </text:p>
          </table:table-cell>
          <table:table-cell table:style-name="ce21" office:value-type="float" office:value="6370" calcext:value-type="float">
            <text:p><text:s/>6 370 </text:p>
          </table:table-cell>
          <table:table-cell table:style-name="ce21" office:value-type="float" office:value="2435" calcext:value-type="float">
            <text:p><text:s/>2 435 </text:p>
          </table:table-cell>
          <table:table-cell table:style-name="ce21" office:value-type="float" office:value="10335" calcext:value-type="float">
            <text:p><text:s/>10 335 </text:p>
          </table:table-cell>
          <table:table-cell table:style-name="ce21" office:value-type="float" office:value="6760" calcext:value-type="float">
            <text:p><text:s/>6 760 </text:p>
          </table:table-cell>
          <table:table-cell table:style-name="ce21" office:value-type="float" office:value="2140" calcext:value-type="float">
            <text:p><text:s/>2 140 </text:p>
          </table:table-cell>
          <table:table-cell table:style-name="ce21" office:value-type="float" office:value="13185" calcext:value-type="float">
            <text:p><text:s/>13 185 </text:p>
          </table:table-cell>
          <table:table-cell table:style-name="ce21" office:value-type="float" office:value="3950" calcext:value-type="float">
            <text:p><text:s/>3 950 </text:p>
          </table:table-cell>
          <table:table-cell table:style-name="ce21" office:value-type="float" office:value="2500" calcext:value-type="float">
            <text:p><text:s/>2 500 </text:p>
          </table:table-cell>
          <table:table-cell table:style-name="ce21" office:value-type="float" office:value="39050" calcext:value-type="float">
            <text:p><text:s/>39 050 </text:p>
          </table:table-cell>
          <table:table-cell table:style-name="ce21" office:value-type="float" office:value="3300" calcext:value-type="float">
            <text:p><text:s/>3 300 </text:p>
          </table:table-cell>
          <table:table-cell table:style-name="ce21" office:value-type="float" office:value="1170" calcext:value-type="float">
            <text:p><text:s/>1 170 </text:p>
          </table:table-cell>
          <table:table-cell table:style-name="ce21" office:value-type="float" office:value="51385" calcext:value-type="float">
            <text:p><text:s/>51 385 </text:p>
          </table:table-cell>
          <table:table-cell table:style-name="ce21" office:value-type="float" office:value="7100" calcext:value-type="float">
            <text:p><text:s/>7 100 </text:p>
          </table:table-cell>
          <table:table-cell table:style-name="ce21" office:value-type="float" office:value="2815" calcext:value-type="float">
            <text:p><text:s/>2 815 </text:p>
          </table:table-cell>
          <table:table-cell table:style-name="ce21" office:value-type="float" office:value="705" calcext:value-type="float">
            <text:p><text:s/>705 </text:p>
          </table:table-cell>
          <table:table-cell table:style-name="ce21" office:value-type="float" office:value="1090" calcext:value-type="float">
            <text:p><text:s/>1 090 </text:p>
          </table:table-cell>
          <table:table-cell table:style-name="ce21" office:value-type="float" office:value="25020" calcext:value-type="float">
            <text:p><text:s/>25 020 </text:p>
          </table:table-cell>
          <table:table-cell table:style-name="ce21" office:value-type="float" office:value="855" calcext:value-type="float">
            <text:p><text:s/>855 </text:p>
          </table:table-cell>
          <table:table-cell table:style-name="ce21" office:value-type="float" office:value="5830" calcext:value-type="float">
            <text:p><text:s/>5 830 </text:p>
          </table:table-cell>
          <table:table-cell table:style-name="ce21" office:value-type="float" office:value="16235" calcext:value-type="float">
            <text:p><text:s/>16 235 </text:p>
          </table:table-cell>
          <table:table-cell table:style-name="ce21" office:value-type="float" office:value="4375" calcext:value-type="float">
            <text:p><text:s/>4 375 </text:p>
          </table:table-cell>
          <table:table-cell table:style-name="ce21" office:value-type="float" office:value="7890" calcext:value-type="float">
            <text:p><text:s/>7 890 </text:p>
          </table:table-cell>
          <table:table-cell table:style-name="ce21" office:value-type="float" office:value="15000" calcext:value-type="float">
            <text:p><text:s/>15 000 </text:p>
          </table:table-cell>
          <table:table-cell table:style-name="ce21" office:value-type="float" office:value="24380" calcext:value-type="float">
            <text:p><text:s/>24 380 </text:p>
          </table:table-cell>
          <table:table-cell table:style-name="ce21" office:value-type="float" office:value="2320" calcext:value-type="float">
            <text:p><text:s/>2 320 </text:p>
          </table:table-cell>
          <table:table-cell table:style-name="ce21" office:value-type="float" office:value="2695" calcext:value-type="float">
            <text:p><text:s/>2 695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7810" calcext:value-type="float">
            <text:p><text:s/>17 810 </text:p>
          </table:table-cell>
          <table:table-cell table:style-name="ce21" office:value-type="float" office:value="8215" calcext:value-type="float">
            <text:p><text:s/>8 215 </text:p>
          </table:table-cell>
          <table:table-cell table:style-name="ce21" office:value-type="float" office:value="39535" calcext:value-type="float">
            <text:p><text:s/>39 535 </text:p>
          </table:table-cell>
          <table:table-cell table:style-name="ce21" office:value-type="float" office:value="15690" calcext:value-type="float">
            <text:p><text:s/>15 690 </text:p>
          </table:table-cell>
          <table:table-cell table:style-name="ce21" office:value-type="float" office:value="3680" calcext:value-type="float">
            <text:p><text:s/>3 680 </text:p>
          </table:table-cell>
          <table:table-cell table:style-name="ce21" office:value-type="float" office:value="2865" calcext:value-type="float">
            <text:p><text:s/>2 865 </text:p>
          </table:table-cell>
          <table:table-cell table:style-name="ce21" office:value-type="float" office:value="1070" calcext:value-type="float">
            <text:p><text:s/>1 070 </text:p>
          </table:table-cell>
          <table:table-cell table:style-name="ce21" office:value-type="float" office:value="4050" calcext:value-type="float">
            <text:p><text:s/>4 050 </text:p>
          </table:table-cell>
          <table:table-cell table:style-name="ce21" office:value-type="float" office:value="36085" calcext:value-type="float">
            <text:p><text:s/>36 085 </text:p>
          </table:table-cell>
          <table:table-cell table:style-name="ce21" office:value-type="float" office:value="10835" calcext:value-type="float">
            <text:p><text:s/>10 835 </text:p>
          </table:table-cell>
          <table:table-cell table:style-name="ce21" office:value-type="float" office:value="1810" calcext:value-type="float">
            <text:p><text:s/>1 810 </text:p>
          </table:table-cell>
          <table:table-cell table:style-name="ce21" office:value-type="float" office:value="710" calcext:value-type="float">
            <text:p><text:s/>710 </text:p>
          </table:table-cell>
          <table:table-cell table:style-name="ce21" office:value-type="float" office:value="20870" calcext:value-type="float">
            <text:p><text:s/>20 870 </text:p>
          </table:table-cell>
          <table:table-cell table:style-name="ce21" office:value-type="float" office:value="19790" calcext:value-type="float">
            <text:p><text:s/>19 790 </text:p>
          </table:table-cell>
          <table:table-cell table:style-name="ce21" office:value-type="float" office:value="4955" calcext:value-type="float">
            <text:p><text:s/>4 955 </text:p>
          </table:table-cell>
          <table:table-cell table:style-name="ce21" office:value-type="float" office:value="33475" calcext:value-type="float">
            <text:p><text:s/>33 475 </text:p>
          </table:table-cell>
          <table:table-cell table:style-name="ce21" office:value-type="float" office:value="28040" calcext:value-type="float">
            <text:p><text:s/>28 040 </text:p>
          </table:table-cell>
          <table:table-cell table:style-name="ce21" office:value-type="float" office:value="1870" calcext:value-type="float">
            <text:p><text:s/>1 870 </text:p>
          </table:table-cell>
          <table:table-cell table:style-name="ce21" office:value-type="float" office:value="4810" calcext:value-type="float">
            <text:p><text:s/>4 810 </text:p>
          </table:table-cell>
          <table:table-cell table:style-name="ce21" office:value-type="float" office:value="4090" calcext:value-type="float">
            <text:p><text:s/>4 090 </text:p>
          </table:table-cell>
          <table:table-cell table:style-name="ce21" office:value-type="float" office:value="2120" calcext:value-type="float">
            <text:p><text:s/>2 120 </text:p>
          </table:table-cell>
          <table:table-cell table:style-name="ce21" office:value-type="float" office:value="5040" calcext:value-type="float">
            <text:p><text:s/>5 040 </text:p>
          </table:table-cell>
          <table:table-cell table:style-name="ce21" office:value-type="float" office:value="34470" calcext:value-type="float">
            <text:p><text:s/>34 470 </text:p>
          </table:table-cell>
          <table:table-cell table:style-name="ce21" office:value-type="float" office:value="17170" calcext:value-type="float">
            <text:p><text:s/>17 170 </text:p>
          </table:table-cell>
          <table:table-cell table:style-name="ce21" office:value-type="float" office:value="19125" calcext:value-type="float">
            <text:p><text:s/>19 125 </text:p>
          </table:table-cell>
          <table:table-cell table:style-name="ce21" office:value-type="float" office:value="1410" calcext:value-type="float">
            <text:p><text:s/>1 410 </text:p>
          </table:table-cell>
          <table:table-cell table:style-name="ce21" office:value-type="float" office:value="6415" calcext:value-type="float">
            <text:p><text:s/>6 415 </text:p>
          </table:table-cell>
          <table:table-cell table:style-name="ce21" office:value-type="float" office:value="865" calcext:value-type="float">
            <text:p><text:s/>865 </text:p>
          </table:table-cell>
          <table:table-cell table:style-name="ce21" office:value-type="float" office:value="22475" calcext:value-type="float">
            <text:p><text:s/>22 475 </text:p>
          </table:table-cell>
          <table:table-cell table:style-name="ce21" office:value-type="float" office:value="1375" calcext:value-type="float">
            <text:p><text:s/>1 375 </text:p>
          </table:table-cell>
          <table:table-cell table:style-name="ce21" office:value-type="float" office:value="25260" calcext:value-type="float">
            <text:p><text:s/>25 260 </text:p>
          </table:table-cell>
          <table:table-cell table:style-name="ce21" office:value-type="float" office:value="16510" calcext:value-type="float">
            <text:p><text:s/>16 510 </text:p>
          </table:table-cell>
          <table:table-cell table:style-name="ce21" office:value-type="float" office:value="6430" calcext:value-type="float">
            <text:p><text:s/>6 430 </text:p>
          </table:table-cell>
          <table:table-cell table:style-name="ce21" office:value-type="float" office:value="7575" calcext:value-type="float">
            <text:p><text:s/>7 575 </text:p>
          </table:table-cell>
          <table:table-cell table:style-name="ce21" office:value-type="float" office:value="4410" calcext:value-type="float">
            <text:p><text:s/>4 410 </text:p>
          </table:table-cell>
          <table:table-cell table:style-name="ce21" office:value-type="float" office:value="47380" calcext:value-type="float">
            <text:p><text:s/>47 380 </text:p>
          </table:table-cell>
          <table:table-cell table:style-name="ce21" office:value-type="float" office:value="30065" calcext:value-type="float">
            <text:p><text:s/>30 065 </text:p>
          </table:table-cell>
          <table:table-cell table:style-name="ce21" office:value-type="float" office:value="1130" calcext:value-type="float">
            <text:p><text:s/>1 130 </text:p>
          </table:table-cell>
          <table:table-cell table:style-name="ce21" office:value-type="float" office:value="32355" calcext:value-type="float">
            <text:p><text:s/>32 355 </text:p>
          </table:table-cell>
          <table:table-cell table:style-name="ce21" office:value-type="float" office:value="3630" calcext:value-type="float">
            <text:p><text:s/>3 630 </text:p>
          </table:table-cell>
          <table:table-cell table:style-name="ce21" office:value-type="float" office:value="4160" calcext:value-type="float">
            <text:p><text:s/>4 160 </text:p>
          </table:table-cell>
          <table:table-cell table:style-name="ce21" office:value-type="float" office:value="9425" calcext:value-type="float">
            <text:p><text:s/>9 425 </text:p>
          </table:table-cell>
          <table:table-cell table:style-name="ce21" office:value-type="float" office:value="11910" calcext:value-type="float">
            <text:p><text:s/>11 910 </text:p>
          </table:table-cell>
          <table:table-cell table:style-name="ce21" office:value-type="float" office:value="1350" calcext:value-type="float">
            <text:p><text:s/>1 350 </text:p>
          </table:table-cell>
          <table:table-cell table:style-name="ce21" office:value-type="float" office:value="3155" calcext:value-type="float">
            <text:p><text:s/>3 155 </text:p>
          </table:table-cell>
          <table:table-cell table:style-name="ce21" office:value-type="float" office:value="690" calcext:value-type="float">
            <text:p><text:s/>690 </text:p>
          </table:table-cell>
          <table:table-cell table:style-name="ce21" office:value-type="float" office:value="8630" calcext:value-type="float">
            <text:p><text:s/>8 630 </text:p>
          </table:table-cell>
          <table:table-cell table:style-name="ce21" office:value-type="float" office:value="1645" calcext:value-type="float">
            <text:p><text:s/>1 645 </text:p>
          </table:table-cell>
          <table:table-cell table:style-name="ce21" office:value-type="float" office:value="3550" calcext:value-type="float">
            <text:p><text:s/>3 550 </text:p>
          </table:table-cell>
          <table:table-cell table:style-name="ce21" office:value-type="float" office:value="1880" calcext:value-type="float">
            <text:p><text:s/>1 880 </text:p>
          </table:table-cell>
          <table:table-cell table:style-name="ce21" office:value-type="float" office:value="1365" calcext:value-type="float">
            <text:p><text:s/>1 365 </text:p>
          </table:table-cell>
          <table:table-cell table:style-name="ce21" office:value-type="float" office:value="34445" calcext:value-type="float">
            <text:p><text:s/>34 445 </text:p>
          </table:table-cell>
          <table:table-cell table:style-name="ce21" office:value-type="float" office:value="905" calcext:value-type="float">
            <text:p><text:s/>905 </text:p>
          </table:table-cell>
          <table:table-cell table:style-name="ce21" office:value-type="float" office:value="22435" calcext:value-type="float">
            <text:p><text:s/>22 435 </text:p>
          </table:table-cell>
          <table:table-cell table:style-name="ce21" office:value-type="float" office:value="1840" calcext:value-type="float">
            <text:p><text:s/>1 840 </text:p>
          </table:table-cell>
          <table:table-cell table:style-name="ce21" office:value-type="float" office:value="1795" calcext:value-type="float">
            <text:p><text:s/>1 795 </text:p>
          </table:table-cell>
          <table:table-cell table:style-name="ce21" office:value-type="float" office:value="27295" calcext:value-type="float">
            <text:p><text:s/>27 295 </text:p>
          </table:table-cell>
          <table:table-cell table:style-name="ce21" office:value-type="float" office:value="20475" calcext:value-type="float">
            <text:p><text:s/>20 475 </text:p>
          </table:table-cell>
          <table:table-cell table:style-name="ce21" office:value-type="float" office:value="6810" calcext:value-type="float">
            <text:p><text:s/>6 810 </text:p>
          </table:table-cell>
          <table:table-cell table:style-name="ce21" office:value-type="float" office:value="27120" calcext:value-type="float">
            <text:p><text:s/>27 120 </text:p>
          </table:table-cell>
          <table:table-cell table:style-name="ce21" office:value-type="float" office:value="6325" calcext:value-type="float">
            <text:p><text:s/>6 325 </text:p>
          </table:table-cell>
          <table:table-cell table:style-name="ce21" office:value-type="float" office:value="4365" calcext:value-type="float">
            <text:p><text:s/>4 365 </text:p>
          </table:table-cell>
          <table:table-cell table:style-name="ce21" office:value-type="float" office:value="5175" calcext:value-type="float">
            <text:p><text:s/>5 175 </text:p>
          </table:table-cell>
          <table:table-cell table:style-name="ce21" office:value-type="float" office:value="51095" calcext:value-type="float">
            <text:p><text:s/>51 095 </text:p>
          </table:table-cell>
          <table:table-cell table:style-name="ce21" office:value-type="float" office:value="6925" calcext:value-type="float">
            <text:p><text:s/>6 925 </text:p>
          </table:table-cell>
          <table:table-cell table:style-name="ce21" office:value-type="float" office:value="11030" calcext:value-type="float">
            <text:p><text:s/>11 030 </text:p>
          </table:table-cell>
          <table:table-cell table:style-name="ce21" office:value-type="float" office:value="7165" calcext:value-type="float">
            <text:p><text:s/>7 165 </text:p>
          </table:table-cell>
          <table:table-cell table:style-name="ce21" office:value-type="float" office:value="17460" calcext:value-type="float">
            <text:p><text:s/>17 460 </text:p>
          </table:table-cell>
          <table:table-cell table:style-name="ce21" office:value-type="float" office:value="9980" calcext:value-type="float">
            <text:p><text:s/>9 980 </text:p>
          </table:table-cell>
          <table:table-cell table:style-name="ce21" office:value-type="float" office:value="10325" calcext:value-type="float">
            <text:p><text:s/>10 325 </text:p>
          </table:table-cell>
          <table:table-cell table:style-name="ce21" office:value-type="float" office:value="6195" calcext:value-type="float">
            <text:p><text:s/>6 195 </text:p>
          </table:table-cell>
          <table:table-cell table:style-name="ce21" office:value-type="float" office:value="855" calcext:value-type="float">
            <text:p><text:s/>855 </text:p>
          </table:table-cell>
          <table:table-cell table:style-name="ce21" office:value-type="float" office:value="16285" calcext:value-type="float">
            <text:p><text:s/>16 285 </text:p>
          </table:table-cell>
          <table:table-cell table:style-name="ce21" office:value-type="float" office:value="7775" calcext:value-type="float">
            <text:p><text:s/>7 775 </text:p>
          </table:table-cell>
          <table:table-cell table:style-name="ce21" office:value-type="float" office:value="18140" calcext:value-type="float">
            <text:p><text:s/>18 140 </text:p>
          </table:table-cell>
          <table:table-cell table:style-name="ce21" office:value-type="float" office:value="4780" calcext:value-type="float">
            <text:p><text:s/>4 780 </text:p>
          </table:table-cell>
          <table:table-cell table:style-name="ce21" office:value-type="float" office:value="21920" calcext:value-type="float">
            <text:p><text:s/>21 920 </text:p>
          </table:table-cell>
          <table:table-cell table:style-name="ce21" office:value-type="float" office:value="37175" calcext:value-type="float">
            <text:p><text:s/>37 175 </text:p>
          </table:table-cell>
          <table:table-cell table:style-name="ce21" office:value-type="float" office:value="14940" calcext:value-type="float">
            <text:p><text:s/>14 940 </text:p>
          </table:table-cell>
          <table:table-cell table:style-name="ce21" office:value-type="float" office:value="49165" calcext:value-type="float">
            <text:p><text:s/>49 16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1">statut_immigration_</text:span>2e_génération</text:p>
          </table:table-cell>
          <table:table-cell table:style-name="ce21" office:value-type="float" office:value="1240" calcext:value-type="float">
            <text:p><text:s/>1 240 </text:p>
          </table:table-cell>
          <table:table-cell table:style-name="ce21" office:value-type="float" office:value="545" calcext:value-type="float">
            <text:p><text:s/>545 </text:p>
          </table:table-cell>
          <table:table-cell table:style-name="ce21" office:value-type="float" office:value="18630" calcext:value-type="float">
            <text:p><text:s/>18 630 </text:p>
          </table:table-cell>
          <table:table-cell table:style-name="ce21" office:value-type="float" office:value="12825" calcext:value-type="float">
            <text:p><text:s/>12 825 </text:p>
          </table:table-cell>
          <table:table-cell table:style-name="ce21" office:value-type="float" office:value="3110" calcext:value-type="float">
            <text:p><text:s/>3 110 </text:p>
          </table:table-cell>
          <table:table-cell table:style-name="ce21" office:value-type="float" office:value="1875" calcext:value-type="float">
            <text:p><text:s/>1 875 </text:p>
          </table:table-cell>
          <table:table-cell table:style-name="ce21" office:value-type="float" office:value="900" calcext:value-type="float">
            <text:p><text:s/>900 </text:p>
          </table:table-cell>
          <table:table-cell table:style-name="ce21" office:value-type="float" office:value="1325" calcext:value-type="float">
            <text:p><text:s/>1 325 </text:p>
          </table:table-cell>
          <table:table-cell table:style-name="ce21" office:value-type="float" office:value="2320" calcext:value-type="float">
            <text:p><text:s/>2 320 </text:p>
          </table:table-cell>
          <table:table-cell table:style-name="ce21" office:value-type="float" office:value="910" calcext:value-type="float">
            <text:p><text:s/>910 </text:p>
          </table:table-cell>
          <table:table-cell table:style-name="ce21" office:value-type="float" office:value="2225" calcext:value-type="float">
            <text:p><text:s/>2 225 </text:p>
          </table:table-cell>
          <table:table-cell table:style-name="ce21" office:value-type="float" office:value="3380" calcext:value-type="float">
            <text:p><text:s/>3 380 </text:p>
          </table:table-cell>
          <table:table-cell table:style-name="ce21" office:value-type="float" office:value="9165" calcext:value-type="float">
            <text:p><text:s/>9 165 </text:p>
          </table:table-cell>
          <table:table-cell table:style-name="ce21" office:value-type="float" office:value="585" calcext:value-type="float">
            <text:p><text:s/>585 </text:p>
          </table:table-cell>
          <table:table-cell table:style-name="ce21" office:value-type="float" office:value="3985" calcext:value-type="float">
            <text:p><text:s/>3 985 </text:p>
          </table:table-cell>
          <table:table-cell table:style-name="ce21" office:value-type="float" office:value="20610" calcext:value-type="float">
            <text:p><text:s/>20 610 </text:p>
          </table:table-cell>
          <table:table-cell table:style-name="ce21" office:value-type="float" office:value="4585" calcext:value-type="float">
            <text:p><text:s/>4 585 </text:p>
          </table:table-cell>
          <table:table-cell table:style-name="ce21" office:value-type="float" office:value="10330" calcext:value-type="float">
            <text:p><text:s/>10 330 </text:p>
          </table:table-cell>
          <table:table-cell table:style-name="ce21" office:value-type="float" office:value="5665" calcext:value-type="float">
            <text:p><text:s/>5 665 </text:p>
          </table:table-cell>
          <table:table-cell table:style-name="ce21" office:value-type="float" office:value="1620" calcext:value-type="float">
            <text:p><text:s/>1 620 </text:p>
          </table:table-cell>
          <table:table-cell table:style-name="ce21" office:value-type="float" office:value="6145" calcext:value-type="float">
            <text:p><text:s/>6 145 </text:p>
          </table:table-cell>
          <table:table-cell table:style-name="ce21" office:value-type="float" office:value="3500" calcext:value-type="float">
            <text:p><text:s/>3 500 </text:p>
          </table:table-cell>
          <table:table-cell table:style-name="ce21" office:value-type="float" office:value="1375" calcext:value-type="float">
            <text:p><text:s/>1 375 </text:p>
          </table:table-cell>
          <table:table-cell table:style-name="ce21" office:value-type="float" office:value="9960" calcext:value-type="float">
            <text:p><text:s/>9 960 </text:p>
          </table:table-cell>
          <table:table-cell table:style-name="ce21" office:value-type="float" office:value="2965" calcext:value-type="float">
            <text:p><text:s/>2 965 </text:p>
          </table:table-cell>
          <table:table-cell table:style-name="ce21" office:value-type="float" office:value="1115" calcext:value-type="float">
            <text:p><text:s/>1 115 </text:p>
          </table:table-cell>
          <table:table-cell table:style-name="ce21" office:value-type="float" office:value="21270" calcext:value-type="float">
            <text:p><text:s/>21 270 </text:p>
          </table:table-cell>
          <table:table-cell table:style-name="ce21" office:value-type="float" office:value="2505" calcext:value-type="float">
            <text:p><text:s/>2 505 </text:p>
          </table:table-cell>
          <table:table-cell table:style-name="ce21" office:value-type="float" office:value="835" calcext:value-type="float">
            <text:p><text:s/>835 </text:p>
          </table:table-cell>
          <table:table-cell table:style-name="ce21" office:value-type="float" office:value="24520" calcext:value-type="float">
            <text:p><text:s/>24 520 </text:p>
          </table:table-cell>
          <table:table-cell table:style-name="ce21" office:value-type="float" office:value="6455" calcext:value-type="float">
            <text:p><text:s/>6 455 </text:p>
          </table:table-cell>
          <table:table-cell table:style-name="ce21" office:value-type="float" office:value="2095" calcext:value-type="float">
            <text:p><text:s/>2 095 </text:p>
          </table:table-cell>
          <table:table-cell table:style-name="ce21" office:value-type="float" office:value="755" calcext:value-type="float">
            <text:p><text:s/>755 </text:p>
          </table:table-cell>
          <table:table-cell table:style-name="ce21" office:value-type="float" office:value="830" calcext:value-type="float">
            <text:p><text:s/>830 </text:p>
          </table:table-cell>
          <table:table-cell table:style-name="ce21" office:value-type="float" office:value="19795" calcext:value-type="float">
            <text:p><text:s/>19 795 </text:p>
          </table:table-cell>
          <table:table-cell table:style-name="ce21" office:value-type="float" office:value="580" calcext:value-type="float">
            <text:p><text:s/>580 </text:p>
          </table:table-cell>
          <table:table-cell table:style-name="ce21" office:value-type="float" office:value="5920" calcext:value-type="float">
            <text:p><text:s/>5 920 </text:p>
          </table:table-cell>
          <table:table-cell table:style-name="ce21" office:value-type="float" office:value="9155" calcext:value-type="float">
            <text:p><text:s/>9 155 </text:p>
          </table:table-cell>
          <table:table-cell table:style-name="ce21" office:value-type="float" office:value="3035" calcext:value-type="float">
            <text:p><text:s/>3 035 </text:p>
          </table:table-cell>
          <table:table-cell table:style-name="ce21" office:value-type="float" office:value="8590" calcext:value-type="float">
            <text:p><text:s/>8 590 </text:p>
          </table:table-cell>
          <table:table-cell table:style-name="ce21" office:value-type="float" office:value="7220" calcext:value-type="float">
            <text:p><text:s/>7 220 </text:p>
          </table:table-cell>
          <table:table-cell table:style-name="ce21" office:value-type="float" office:value="11670" calcext:value-type="float">
            <text:p><text:s/>11 670 </text:p>
          </table:table-cell>
          <table:table-cell table:style-name="ce21" office:value-type="float" office:value="2950" calcext:value-type="float">
            <text:p><text:s/>2 950 </text:p>
          </table:table-cell>
          <table:table-cell table:style-name="ce21" office:value-type="float" office:value="2615" calcext:value-type="float">
            <text:p><text:s/>2 615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4135" calcext:value-type="float">
            <text:p><text:s/>14 135 </text:p>
          </table:table-cell>
          <table:table-cell table:style-name="ce21" office:value-type="float" office:value="3440" calcext:value-type="float">
            <text:p><text:s/>3 440 </text:p>
          </table:table-cell>
          <table:table-cell table:style-name="ce21" office:value-type="float" office:value="23620" calcext:value-type="float">
            <text:p><text:s/>23 620 </text:p>
          </table:table-cell>
          <table:table-cell table:style-name="ce21" office:value-type="float" office:value="5455" calcext:value-type="float">
            <text:p><text:s/>5 455 </text:p>
          </table:table-cell>
          <table:table-cell table:style-name="ce21" office:value-type="float" office:value="2405" calcext:value-type="float">
            <text:p><text:s/>2 405 </text:p>
          </table:table-cell>
          <table:table-cell table:style-name="ce21" office:value-type="float" office:value="2320" calcext:value-type="float">
            <text:p><text:s/>2 320 </text:p>
          </table:table-cell>
          <table:table-cell table:style-name="ce21" office:value-type="float" office:value="720" calcext:value-type="float">
            <text:p><text:s/>720 </text:p>
          </table:table-cell>
          <table:table-cell table:style-name="ce21" office:value-type="float" office:value="3260" calcext:value-type="float">
            <text:p><text:s/>3 260 </text:p>
          </table:table-cell>
          <table:table-cell table:style-name="ce21" office:value-type="float" office:value="17455" calcext:value-type="float">
            <text:p><text:s/>17 455 </text:p>
          </table:table-cell>
          <table:table-cell table:style-name="ce21" office:value-type="float" office:value="7480" calcext:value-type="float">
            <text:p><text:s/>7 480 </text:p>
          </table:table-cell>
          <table:table-cell table:style-name="ce21" office:value-type="float" office:value="1775" calcext:value-type="float">
            <text:p><text:s/>1 775 </text:p>
          </table:table-cell>
          <table:table-cell table:style-name="ce21" office:value-type="float" office:value="560" calcext:value-type="float">
            <text:p><text:s/>560 </text:p>
          </table:table-cell>
          <table:table-cell table:style-name="ce21" office:value-type="float" office:value="19215" calcext:value-type="float">
            <text:p><text:s/>19 215 </text:p>
          </table:table-cell>
          <table:table-cell table:style-name="ce21" office:value-type="float" office:value="11270" calcext:value-type="float">
            <text:p><text:s/>11 270 </text:p>
          </table:table-cell>
          <table:table-cell table:style-name="ce21" office:value-type="float" office:value="4740" calcext:value-type="float">
            <text:p><text:s/>4 740 </text:p>
          </table:table-cell>
          <table:table-cell table:style-name="ce21" office:value-type="float" office:value="14235" calcext:value-type="float">
            <text:p><text:s/>14 235 </text:p>
          </table:table-cell>
          <table:table-cell table:style-name="ce21" office:value-type="float" office:value="15750" calcext:value-type="float">
            <text:p><text:s/>15 750 </text:p>
          </table:table-cell>
          <table:table-cell table:style-name="ce21" office:value-type="float" office:value="1325" calcext:value-type="float">
            <text:p><text:s/>1 325 </text:p>
          </table:table-cell>
          <table:table-cell table:style-name="ce21" office:value-type="float" office:value="4555" calcext:value-type="float">
            <text:p><text:s/>4 555 </text:p>
          </table:table-cell>
          <table:table-cell table:style-name="ce21" office:value-type="float" office:value="2205" calcext:value-type="float">
            <text:p><text:s/>2 205 </text:p>
          </table:table-cell>
          <table:table-cell table:style-name="ce21" office:value-type="float" office:value="1495" calcext:value-type="float">
            <text:p><text:s/>1 495 </text:p>
          </table:table-cell>
          <table:table-cell table:style-name="ce21" office:value-type="float" office:value="2965" calcext:value-type="float">
            <text:p><text:s/>2 965 </text:p>
          </table:table-cell>
          <table:table-cell table:style-name="ce21" office:value-type="float" office:value="18100" calcext:value-type="float">
            <text:p><text:s/>18 100 </text:p>
          </table:table-cell>
          <table:table-cell table:style-name="ce21" office:value-type="float" office:value="7645" calcext:value-type="float">
            <text:p><text:s/>7 645 </text:p>
          </table:table-cell>
          <table:table-cell table:style-name="ce21" office:value-type="float" office:value="12685" calcext:value-type="float">
            <text:p><text:s/>12 685 </text:p>
          </table:table-cell>
          <table:table-cell table:style-name="ce21" office:value-type="float" office:value="1110" calcext:value-type="float">
            <text:p><text:s/>1 110 </text:p>
          </table:table-cell>
          <table:table-cell table:style-name="ce21" office:value-type="float" office:value="6155" calcext:value-type="float">
            <text:p><text:s/>6 155 </text:p>
          </table:table-cell>
          <table:table-cell table:style-name="ce21" office:value-type="float" office:value="725" calcext:value-type="float">
            <text:p><text:s/>725 </text:p>
          </table:table-cell>
          <table:table-cell table:style-name="ce21" office:value-type="float" office:value="11685" calcext:value-type="float">
            <text:p><text:s/>11 685 </text:p>
          </table:table-cell>
          <table:table-cell table:style-name="ce21" office:value-type="float" office:value="1390" calcext:value-type="float">
            <text:p><text:s/>1 390 </text:p>
          </table:table-cell>
          <table:table-cell table:style-name="ce21" office:value-type="float" office:value="13040" calcext:value-type="float">
            <text:p><text:s/>13 040 </text:p>
          </table:table-cell>
          <table:table-cell table:style-name="ce21" office:value-type="float" office:value="14760" calcext:value-type="float">
            <text:p><text:s/>14 760 </text:p>
          </table:table-cell>
          <table:table-cell table:style-name="ce21" office:value-type="float" office:value="6035" calcext:value-type="float">
            <text:p><text:s/>6 035 </text:p>
          </table:table-cell>
          <table:table-cell table:style-name="ce21" office:value-type="float" office:value="6490" calcext:value-type="float">
            <text:p><text:s/>6 490 </text:p>
          </table:table-cell>
          <table:table-cell table:style-name="ce21" office:value-type="float" office:value="3100" calcext:value-type="float">
            <text:p><text:s/>3 100 </text:p>
          </table:table-cell>
          <table:table-cell table:style-name="ce21" office:value-type="float" office:value="22350" calcext:value-type="float">
            <text:p><text:s/>22 350 </text:p>
          </table:table-cell>
          <table:table-cell table:style-name="ce21" office:value-type="float" office:value="21400" calcext:value-type="float">
            <text:p><text:s/>21 400 </text:p>
          </table:table-cell>
          <table:table-cell table:style-name="ce21" office:value-type="float" office:value="1095" calcext:value-type="float">
            <text:p><text:s/>1 095 </text:p>
          </table:table-cell>
          <table:table-cell table:style-name="ce21" office:value-type="float" office:value="17340" calcext:value-type="float">
            <text:p><text:s/>17 340 </text:p>
          </table:table-cell>
          <table:table-cell table:style-name="ce21" office:value-type="float" office:value="2980" calcext:value-type="float">
            <text:p><text:s/>2 980 </text:p>
          </table:table-cell>
          <table:table-cell table:style-name="ce21" office:value-type="float" office:value="3515" calcext:value-type="float">
            <text:p><text:s/>3 515 </text:p>
          </table:table-cell>
          <table:table-cell table:style-name="ce21" office:value-type="float" office:value="6615" calcext:value-type="float">
            <text:p><text:s/>6 615 </text:p>
          </table:table-cell>
          <table:table-cell table:style-name="ce21" office:value-type="float" office:value="9445" calcext:value-type="float">
            <text:p><text:s/>9 445 </text:p>
          </table:table-cell>
          <table:table-cell table:style-name="ce21" office:value-type="float" office:value="1220" calcext:value-type="float">
            <text:p><text:s/>1 220 </text:p>
          </table:table-cell>
          <table:table-cell table:style-name="ce21" office:value-type="float" office:value="2805" calcext:value-type="float">
            <text:p><text:s/>2 805 </text:p>
          </table:table-cell>
          <table:table-cell table:style-name="ce21" office:value-type="float" office:value="435" calcext:value-type="float">
            <text:p><text:s/>435 </text:p>
          </table:table-cell>
          <table:table-cell table:style-name="ce21" office:value-type="float" office:value="7700" calcext:value-type="float">
            <text:p><text:s/>7 700 </text:p>
          </table:table-cell>
          <table:table-cell table:style-name="ce21" office:value-type="float" office:value="1720" calcext:value-type="float">
            <text:p><text:s/>1 720 </text:p>
          </table:table-cell>
          <table:table-cell table:style-name="ce21" office:value-type="float" office:value="2925" calcext:value-type="float">
            <text:p><text:s/>2 925 </text:p>
          </table:table-cell>
          <table:table-cell table:style-name="ce21" office:value-type="float" office:value="1155" calcext:value-type="float">
            <text:p><text:s/>1 155 </text:p>
          </table:table-cell>
          <table:table-cell table:style-name="ce21" office:value-type="float" office:value="1015" calcext:value-type="float">
            <text:p><text:s/>1 015 </text:p>
          </table:table-cell>
          <table:table-cell table:style-name="ce21" office:value-type="float" office:value="22450" calcext:value-type="float">
            <text:p><text:s/>22 450 </text:p>
          </table:table-cell>
          <table:table-cell table:style-name="ce21" office:value-type="float" office:value="560" calcext:value-type="float">
            <text:p><text:s/>560 </text:p>
          </table:table-cell>
          <table:table-cell table:style-name="ce21" office:value-type="float" office:value="11095" calcext:value-type="float">
            <text:p><text:s/>11 095 </text:p>
          </table:table-cell>
          <table:table-cell table:style-name="ce21" office:value-type="float" office:value="2175" calcext:value-type="float">
            <text:p><text:s/>2 175 </text:p>
          </table:table-cell>
          <table:table-cell table:style-name="ce21" office:value-type="float" office:value="1435" calcext:value-type="float">
            <text:p><text:s/>1 435 </text:p>
          </table:table-cell>
          <table:table-cell table:style-name="ce21" office:value-type="float" office:value="9725" calcext:value-type="float">
            <text:p><text:s/>9 725 </text:p>
          </table:table-cell>
          <table:table-cell table:style-name="ce21" office:value-type="float" office:value="15955" calcext:value-type="float">
            <text:p><text:s/>15 955 </text:p>
          </table:table-cell>
          <table:table-cell table:style-name="ce21" office:value-type="float" office:value="4040" calcext:value-type="float">
            <text:p><text:s/>4 040 </text:p>
          </table:table-cell>
          <table:table-cell table:style-name="ce21" office:value-type="float" office:value="16030" calcext:value-type="float">
            <text:p><text:s/>16 030 </text:p>
          </table:table-cell>
          <table:table-cell table:style-name="ce21" office:value-type="float" office:value="3030" calcext:value-type="float">
            <text:p><text:s/>3 030 </text:p>
          </table:table-cell>
          <table:table-cell table:style-name="ce21" office:value-type="float" office:value="4225" calcext:value-type="float">
            <text:p><text:s/>4 225 </text:p>
          </table:table-cell>
          <table:table-cell table:style-name="ce21" office:value-type="float" office:value="4160" calcext:value-type="float">
            <text:p><text:s/>4 160 </text:p>
          </table:table-cell>
          <table:table-cell table:style-name="ce21" office:value-type="float" office:value="25445" calcext:value-type="float">
            <text:p><text:s/>25 445 </text:p>
          </table:table-cell>
          <table:table-cell table:style-name="ce21" office:value-type="float" office:value="5330" calcext:value-type="float">
            <text:p><text:s/>5 330 </text:p>
          </table:table-cell>
          <table:table-cell table:style-name="ce21" office:value-type="float" office:value="4925" calcext:value-type="float">
            <text:p><text:s/>4 925 </text:p>
          </table:table-cell>
          <table:table-cell table:style-name="ce21" office:value-type="float" office:value="8630" calcext:value-type="float">
            <text:p><text:s/>8 630 </text:p>
          </table:table-cell>
          <table:table-cell table:style-name="ce21" office:value-type="float" office:value="8675" calcext:value-type="float">
            <text:p><text:s/>8 675 </text:p>
          </table:table-cell>
          <table:table-cell table:style-name="ce21" office:value-type="float" office:value="4250" calcext:value-type="float">
            <text:p><text:s/>4 250 </text:p>
          </table:table-cell>
          <table:table-cell table:style-name="ce21" office:value-type="float" office:value="9385" calcext:value-type="float">
            <text:p><text:s/>9 385 </text:p>
          </table:table-cell>
          <table:table-cell table:style-name="ce21" office:value-type="float" office:value="2915" calcext:value-type="float">
            <text:p><text:s/>2 915 </text:p>
          </table:table-cell>
          <table:table-cell table:style-name="ce21" office:value-type="float" office:value="565" calcext:value-type="float">
            <text:p><text:s/>565 </text:p>
          </table:table-cell>
          <table:table-cell table:style-name="ce21" office:value-type="float" office:value="10195" calcext:value-type="float">
            <text:p><text:s/>10 195 </text:p>
          </table:table-cell>
          <table:table-cell table:style-name="ce21" office:value-type="float" office:value="3425" calcext:value-type="float">
            <text:p><text:s/>3 425 </text:p>
          </table:table-cell>
          <table:table-cell table:style-name="ce21" office:value-type="float" office:value="15405" calcext:value-type="float">
            <text:p><text:s/>15 405 </text:p>
          </table:table-cell>
          <table:table-cell table:style-name="ce21" office:value-type="float" office:value="4650" calcext:value-type="float">
            <text:p><text:s/>4 650 </text:p>
          </table:table-cell>
          <table:table-cell table:style-name="ce21" office:value-type="float" office:value="10230" calcext:value-type="float">
            <text:p><text:s/>10 230 </text:p>
          </table:table-cell>
          <table:table-cell table:style-name="ce21" office:value-type="float" office:value="17275" calcext:value-type="float">
            <text:p><text:s/>17 275 </text:p>
          </table:table-cell>
          <table:table-cell table:style-name="ce21" office:value-type="float" office:value="14230" calcext:value-type="float">
            <text:p><text:s/>14 230 </text:p>
          </table:table-cell>
          <table:table-cell table:style-name="ce21" office:value-type="float" office:value="14280" calcext:value-type="float">
            <text:p><text:s/>14 28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1">statut_immigration_</text:span>3e_génération_ou_plus</text:p>
          </table:table-cell>
          <table:table-cell table:style-name="ce21" office:value-type="float" office:value="40695" calcext:value-type="float">
            <text:p><text:s/>40 695 </text:p>
          </table:table-cell>
          <table:table-cell table:style-name="ce21" office:value-type="float" office:value="42975" calcext:value-type="float">
            <text:p><text:s/>42 975 </text:p>
          </table:table-cell>
          <table:table-cell table:style-name="ce21" office:value-type="float" office:value="15430" calcext:value-type="float">
            <text:p><text:s/>15 430 </text:p>
          </table:table-cell>
          <table:table-cell table:style-name="ce21" office:value-type="float" office:value="24195" calcext:value-type="float">
            <text:p><text:s/>24 195 </text:p>
          </table:table-cell>
          <table:table-cell table:style-name="ce21" office:value-type="float" office:value="56995" calcext:value-type="float">
            <text:p><text:s/>56 995 </text:p>
          </table:table-cell>
          <table:table-cell table:style-name="ce21" office:value-type="float" office:value="71200" calcext:value-type="float">
            <text:p><text:s/>71 200 </text:p>
          </table:table-cell>
          <table:table-cell table:style-name="ce21" office:value-type="float" office:value="53375" calcext:value-type="float">
            <text:p><text:s/>53 375 </text:p>
          </table:table-cell>
          <table:table-cell table:style-name="ce21" office:value-type="float" office:value="58810" calcext:value-type="float">
            <text:p><text:s/>58 810 </text:p>
          </table:table-cell>
          <table:table-cell table:style-name="ce21" office:value-type="float" office:value="55045" calcext:value-type="float">
            <text:p><text:s/>55 045 </text:p>
          </table:table-cell>
          <table:table-cell table:style-name="ce21" office:value-type="float" office:value="52880" calcext:value-type="float">
            <text:p><text:s/>52 880 </text:p>
          </table:table-cell>
          <table:table-cell table:style-name="ce21" office:value-type="float" office:value="70130" calcext:value-type="float">
            <text:p><text:s/>70 130 </text:p>
          </table:table-cell>
          <table:table-cell table:style-name="ce21" office:value-type="float" office:value="56435" calcext:value-type="float">
            <text:p><text:s/>56 435 </text:p>
          </table:table-cell>
          <table:table-cell table:style-name="ce21" office:value-type="float" office:value="58965" calcext:value-type="float">
            <text:p><text:s/>58 965 </text:p>
          </table:table-cell>
          <table:table-cell table:style-name="ce21" office:value-type="float" office:value="38705" calcext:value-type="float">
            <text:p><text:s/>38 705 </text:p>
          </table:table-cell>
          <table:table-cell table:style-name="ce21" office:value-type="float" office:value="67260" calcext:value-type="float">
            <text:p><text:s/>67 260 </text:p>
          </table:table-cell>
          <table:table-cell table:style-name="ce21" office:value-type="float" office:value="20330" calcext:value-type="float">
            <text:p><text:s/>20 330 </text:p>
          </table:table-cell>
          <table:table-cell table:style-name="ce21" office:value-type="float" office:value="69995" calcext:value-type="float">
            <text:p><text:s/>69 995 </text:p>
          </table:table-cell>
          <table:table-cell table:style-name="ce21" office:value-type="float" office:value="39675" calcext:value-type="float">
            <text:p><text:s/>39 675 </text:p>
          </table:table-cell>
          <table:table-cell table:style-name="ce21" office:value-type="float" office:value="57455" calcext:value-type="float">
            <text:p><text:s/>57 455 </text:p>
          </table:table-cell>
          <table:table-cell table:style-name="ce21" office:value-type="float" office:value="67305" calcext:value-type="float">
            <text:p><text:s/>67 305 </text:p>
          </table:table-cell>
          <table:table-cell table:style-name="ce21" office:value-type="float" office:value="55145" calcext:value-type="float">
            <text:p><text:s/>55 145 </text:p>
          </table:table-cell>
          <table:table-cell table:style-name="ce21" office:value-type="float" office:value="62785" calcext:value-type="float">
            <text:p><text:s/>62 785 </text:p>
          </table:table-cell>
          <table:table-cell table:style-name="ce21" office:value-type="float" office:value="60660" calcext:value-type="float">
            <text:p><text:s/>60 660 </text:p>
          </table:table-cell>
          <table:table-cell table:style-name="ce21" office:value-type="float" office:value="46495" calcext:value-type="float">
            <text:p><text:s/>46 495 </text:p>
          </table:table-cell>
          <table:table-cell table:style-name="ce21" office:value-type="float" office:value="68405" calcext:value-type="float">
            <text:p><text:s/>68 405 </text:p>
          </table:table-cell>
          <table:table-cell table:style-name="ce21" office:value-type="float" office:value="53245" calcext:value-type="float">
            <text:p><text:s/>53 245 </text:p>
          </table:table-cell>
          <table:table-cell table:style-name="ce21" office:value-type="float" office:value="21530" calcext:value-type="float">
            <text:p><text:s/>21 530 </text:p>
          </table:table-cell>
          <table:table-cell table:style-name="ce21" office:value-type="float" office:value="70765" calcext:value-type="float">
            <text:p><text:s/>70 765 </text:p>
          </table:table-cell>
          <table:table-cell table:style-name="ce21" office:value-type="float" office:value="57135" calcext:value-type="float">
            <text:p><text:s/>57 135 </text:p>
          </table:table-cell>
          <table:table-cell table:style-name="ce21" office:value-type="float" office:value="15720" calcext:value-type="float">
            <text:p><text:s/>15 720 </text:p>
          </table:table-cell>
          <table:table-cell table:style-name="ce21" office:value-type="float" office:value="48310" calcext:value-type="float">
            <text:p><text:s/>48 310 </text:p>
          </table:table-cell>
          <table:table-cell table:style-name="ce21" office:value-type="float" office:value="59305" calcext:value-type="float">
            <text:p><text:s/>59 305 </text:p>
          </table:table-cell>
          <table:table-cell table:style-name="ce21" office:value-type="float" office:value="49825" calcext:value-type="float">
            <text:p><text:s/>49 825 </text:p>
          </table:table-cell>
          <table:table-cell table:style-name="ce21" office:value-type="float" office:value="45165" calcext:value-type="float">
            <text:p><text:s/>45 165 </text:p>
          </table:table-cell>
          <table:table-cell table:style-name="ce21" office:value-type="float" office:value="32830" calcext:value-type="float">
            <text:p><text:s/>32 830 </text:p>
          </table:table-cell>
          <table:table-cell table:style-name="ce21" office:value-type="float" office:value="33810" calcext:value-type="float">
            <text:p><text:s/>33 810 </text:p>
          </table:table-cell>
          <table:table-cell table:style-name="ce21" office:value-type="float" office:value="69560" calcext:value-type="float">
            <text:p><text:s/>69 560 </text:p>
          </table:table-cell>
          <table:table-cell table:style-name="ce21" office:value-type="float" office:value="35150" calcext:value-type="float">
            <text:p><text:s/>35 150 </text:p>
          </table:table-cell>
          <table:table-cell table:style-name="ce21" office:value-type="float" office:value="59180" calcext:value-type="float">
            <text:p><text:s/>59 180 </text:p>
          </table:table-cell>
          <table:table-cell table:style-name="ce21" office:value-type="float" office:value="50710" calcext:value-type="float">
            <text:p><text:s/>50 710 </text:p>
          </table:table-cell>
          <table:table-cell table:style-name="ce21" office:value-type="float" office:value="35800" calcext:value-type="float">
            <text:p><text:s/>35 800 </text:p>
          </table:table-cell>
          <table:table-cell table:style-name="ce21" office:value-type="float" office:value="51040" calcext:value-type="float">
            <text:p><text:s/>51 040 </text:p>
          </table:table-cell>
          <table:table-cell table:style-name="ce21" office:value-type="float" office:value="49095" calcext:value-type="float">
            <text:p><text:s/>49 095 </text:p>
          </table:table-cell>
          <table:table-cell table:style-name="ce21" office:value-type="float" office:value="57615" calcext:value-type="float">
            <text:p><text:s/>57 615 </text:p>
          </table:table-cell>
          <table:table-cell table:style-name="ce21" office:value-type="float" office:value="12225" calcext:value-type="float">
            <text:p><text:s/>12 225 </text:p>
          </table:table-cell>
          <table:table-cell table:style-name="ce21" office:value-type="float" office:value="27900" calcext:value-type="float">
            <text:p><text:s/>27 900 </text:p>
          </table:table-cell>
          <table:table-cell table:style-name="ce21" office:value-type="float" office:value="46205" calcext:value-type="float">
            <text:p><text:s/>46 205 </text:p>
          </table:table-cell>
          <table:table-cell table:style-name="ce21" office:value-type="float" office:value="14160" calcext:value-type="float">
            <text:p><text:s/>14 160 </text:p>
          </table:table-cell>
          <table:table-cell table:style-name="ce21" office:value-type="float" office:value="44405" calcext:value-type="float">
            <text:p><text:s/>44 405 </text:p>
          </table:table-cell>
          <table:table-cell table:style-name="ce21" office:value-type="float" office:value="73585" calcext:value-type="float">
            <text:p><text:s/>73 585 </text:p>
          </table:table-cell>
          <table:table-cell table:style-name="ce21" office:value-type="float" office:value="63130" calcext:value-type="float">
            <text:p><text:s/>63 130 </text:p>
          </table:table-cell>
          <table:table-cell table:style-name="ce21" office:value-type="float" office:value="52590" calcext:value-type="float">
            <text:p><text:s/>52 590 </text:p>
          </table:table-cell>
          <table:table-cell table:style-name="ce21" office:value-type="float" office:value="72925" calcext:value-type="float">
            <text:p><text:s/>72 925 </text:p>
          </table:table-cell>
          <table:table-cell table:style-name="ce21" office:value-type="float" office:value="25640" calcext:value-type="float">
            <text:p><text:s/>25 640 </text:p>
          </table:table-cell>
          <table:table-cell table:style-name="ce21" office:value-type="float" office:value="46155" calcext:value-type="float">
            <text:p><text:s/>46 155 </text:p>
          </table:table-cell>
          <table:table-cell table:style-name="ce21" office:value-type="float" office:value="57430" calcext:value-type="float">
            <text:p><text:s/>57 430 </text:p>
          </table:table-cell>
          <table:table-cell table:style-name="ce21" office:value-type="float" office:value="51460" calcext:value-type="float">
            <text:p><text:s/>51 460 </text:p>
          </table:table-cell>
          <table:table-cell table:style-name="ce21" office:value-type="float" office:value="16925" calcext:value-type="float">
            <text:p><text:s/>16 925 </text:p>
          </table:table-cell>
          <table:table-cell table:style-name="ce21" office:value-type="float" office:value="42140" calcext:value-type="float">
            <text:p><text:s/>42 140 </text:p>
          </table:table-cell>
          <table:table-cell table:style-name="ce21" office:value-type="float" office:value="49870" calcext:value-type="float">
            <text:p><text:s/>49 870 </text:p>
          </table:table-cell>
          <table:table-cell table:style-name="ce21" office:value-type="float" office:value="26425" calcext:value-type="float">
            <text:p><text:s/>26 425 </text:p>
          </table:table-cell>
          <table:table-cell table:style-name="ce21" office:value-type="float" office:value="33295" calcext:value-type="float">
            <text:p><text:s/>33 295 </text:p>
          </table:table-cell>
          <table:table-cell table:style-name="ce21" office:value-type="float" office:value="66595" calcext:value-type="float">
            <text:p><text:s/>66 595 </text:p>
          </table:table-cell>
          <table:table-cell table:style-name="ce21" office:value-type="float" office:value="46210" calcext:value-type="float">
            <text:p><text:s/>46 210 </text:p>
          </table:table-cell>
          <table:table-cell table:style-name="ce21" office:value-type="float" office:value="54035" calcext:value-type="float">
            <text:p><text:s/>54 035 </text:p>
          </table:table-cell>
          <table:table-cell table:style-name="ce21" office:value-type="float" office:value="66270" calcext:value-type="float">
            <text:p><text:s/>66 270 </text:p>
          </table:table-cell>
          <table:table-cell table:style-name="ce21" office:value-type="float" office:value="49565" calcext:value-type="float">
            <text:p><text:s/>49 565 </text:p>
          </table:table-cell>
          <table:table-cell table:style-name="ce21" office:value-type="float" office:value="27645" calcext:value-type="float">
            <text:p><text:s/>27 645 </text:p>
          </table:table-cell>
          <table:table-cell table:style-name="ce21" office:value-type="float" office:value="40770" calcext:value-type="float">
            <text:p><text:s/>40 770 </text:p>
          </table:table-cell>
          <table:table-cell table:style-name="ce21" office:value-type="float" office:value="31760" calcext:value-type="float">
            <text:p><text:s/>31 760 </text:p>
          </table:table-cell>
          <table:table-cell table:style-name="ce21" office:value-type="float" office:value="53330" calcext:value-type="float">
            <text:p><text:s/>53 330 </text:p>
          </table:table-cell>
          <table:table-cell table:style-name="ce21" office:value-type="float" office:value="51470" calcext:value-type="float">
            <text:p><text:s/>51 470 </text:p>
          </table:table-cell>
          <table:table-cell table:style-name="ce21" office:value-type="float" office:value="53590" calcext:value-type="float">
            <text:p><text:s/>53 590 </text:p>
          </table:table-cell>
          <table:table-cell table:style-name="ce21" office:value-type="float" office:value="31490" calcext:value-type="float">
            <text:p><text:s/>31 490 </text:p>
          </table:table-cell>
          <table:table-cell table:style-name="ce21" office:value-type="float" office:value="46600" calcext:value-type="float">
            <text:p><text:s/>46 600 </text:p>
          </table:table-cell>
          <table:table-cell table:style-name="ce21" office:value-type="float" office:value="30825" calcext:value-type="float">
            <text:p><text:s/>30 825 </text:p>
          </table:table-cell>
          <table:table-cell table:style-name="ce21" office:value-type="float" office:value="28525" calcext:value-type="float">
            <text:p><text:s/>28 525 </text:p>
          </table:table-cell>
          <table:table-cell table:style-name="ce21" office:value-type="float" office:value="70900" calcext:value-type="float">
            <text:p><text:s/>70 900 </text:p>
          </table:table-cell>
          <table:table-cell table:style-name="ce21" office:value-type="float" office:value="52735" calcext:value-type="float">
            <text:p><text:s/>52 735 </text:p>
          </table:table-cell>
          <table:table-cell table:style-name="ce21" office:value-type="float" office:value="66230" calcext:value-type="float">
            <text:p><text:s/>66 230 </text:p>
          </table:table-cell>
          <table:table-cell table:style-name="ce21" office:value-type="float" office:value="24415" calcext:value-type="float">
            <text:p><text:s/>24 415 </text:p>
          </table:table-cell>
          <table:table-cell table:style-name="ce21" office:value-type="float" office:value="26900" calcext:value-type="float">
            <text:p><text:s/>26 900 </text:p>
          </table:table-cell>
          <table:table-cell table:style-name="ce21" office:value-type="float" office:value="47350" calcext:value-type="float">
            <text:p><text:s/>47 350 </text:p>
          </table:table-cell>
          <table:table-cell table:style-name="ce21" office:value-type="float" office:value="22340" calcext:value-type="float">
            <text:p><text:s/>22 340 </text:p>
          </table:table-cell>
          <table:table-cell table:style-name="ce21" office:value-type="float" office:value="48505" calcext:value-type="float">
            <text:p><text:s/>48 505 </text:p>
          </table:table-cell>
          <table:table-cell table:style-name="ce21" office:value-type="float" office:value="73935" calcext:value-type="float">
            <text:p><text:s/>73 935 </text:p>
          </table:table-cell>
          <table:table-cell table:style-name="ce21" office:value-type="float" office:value="36705" calcext:value-type="float">
            <text:p><text:s/>36 705 </text:p>
          </table:table-cell>
          <table:table-cell table:style-name="ce21" office:value-type="float" office:value="55750" calcext:value-type="float">
            <text:p><text:s/>55 750 </text:p>
          </table:table-cell>
          <table:table-cell table:style-name="ce21" office:value-type="float" office:value="51590" calcext:value-type="float">
            <text:p><text:s/>51 590 </text:p>
          </table:table-cell>
          <table:table-cell table:style-name="ce21" office:value-type="float" office:value="55025" calcext:value-type="float">
            <text:p><text:s/>55 025 </text:p>
          </table:table-cell>
          <table:table-cell table:style-name="ce21" office:value-type="float" office:value="38180" calcext:value-type="float">
            <text:p><text:s/>38 180 </text:p>
          </table:table-cell>
          <table:table-cell table:style-name="ce21" office:value-type="float" office:value="50525" calcext:value-type="float">
            <text:p><text:s/>50 525 </text:p>
          </table:table-cell>
          <table:table-cell table:style-name="ce21" office:value-type="float" office:value="50070" calcext:value-type="float">
            <text:p><text:s/>50 070 </text:p>
          </table:table-cell>
          <table:table-cell table:style-name="ce21" office:value-type="float" office:value="74120" calcext:value-type="float">
            <text:p><text:s/>74 120 </text:p>
          </table:table-cell>
          <table:table-cell table:style-name="ce21" office:value-type="float" office:value="52650" calcext:value-type="float">
            <text:p><text:s/>52 650 </text:p>
          </table:table-cell>
          <table:table-cell table:style-name="ce21" office:value-type="float" office:value="58750" calcext:value-type="float">
            <text:p><text:s/>58 750 </text:p>
          </table:table-cell>
          <table:table-cell table:style-name="ce21" office:value-type="float" office:value="19905" calcext:value-type="float">
            <text:p><text:s/>19 905 </text:p>
          </table:table-cell>
          <table:table-cell table:style-name="ce21" office:value-type="float" office:value="52045" calcext:value-type="float">
            <text:p><text:s/>52 045 </text:p>
          </table:table-cell>
          <table:table-cell table:style-name="ce21" office:value-type="float" office:value="41415" calcext:value-type="float">
            <text:p><text:s/>41 415 </text:p>
          </table:table-cell>
          <table:table-cell table:style-name="ce21" office:value-type="float" office:value="53765" calcext:value-type="float">
            <text:p><text:s/>53 765 </text:p>
          </table:table-cell>
          <table:table-cell table:style-name="ce21" office:value-type="float" office:value="53145" calcext:value-type="float">
            <text:p><text:s/>53 145 </text:p>
          </table:table-cell>
          <table:table-cell table:style-name="ce21" office:value-type="float" office:value="27830" calcext:value-type="float">
            <text:p><text:s/>27 830 </text:p>
          </table:table-cell>
          <table:table-cell table:style-name="ce21" office:value-type="float" office:value="37955" calcext:value-type="float">
            <text:p><text:s/>37 955 </text:p>
          </table:table-cell>
          <table:table-cell table:style-name="ce21" office:value-type="float" office:value="65145" calcext:value-type="float">
            <text:p><text:s/>65 145 </text:p>
          </table:table-cell>
          <table:table-cell table:style-name="ce21" office:value-type="float" office:value="39330" calcext:value-type="float">
            <text:p><text:s/>39 330 </text:p>
          </table:table-cell>
          <table:table-cell table:style-name="ce21" office:value-type="float" office:value="65885" calcext:value-type="float">
            <text:p><text:s/>65 885 </text:p>
          </table:table-cell>
          <table:table-cell table:style-name="ce21" office:value-type="float" office:value="69260" calcext:value-type="float">
            <text:p><text:s/>69 260 </text:p>
          </table:table-cell>
          <table:table-cell table:style-name="ce21" office:value-type="float" office:value="68550" calcext:value-type="float">
            <text:p><text:s/>68 550 </text:p>
          </table:table-cell>
          <table:table-cell table:style-name="ce21" office:value-type="float" office:value="15995" calcext:value-type="float">
            <text:p><text:s/>15 995 </text:p>
          </table:table-cell>
          <table:table-cell table:style-name="ce21" office:value-type="float" office:value="44970" calcext:value-type="float">
            <text:p><text:s/>44 970 </text:p>
          </table:table-cell>
          <table:table-cell table:style-name="ce21" office:value-type="float" office:value="53285" calcext:value-type="float">
            <text:p><text:s/>53 285 </text:p>
          </table:table-cell>
          <table:table-cell table:style-name="ce21" office:value-type="float" office:value="61655" calcext:value-type="float">
            <text:p><text:s/>61 655 </text:p>
          </table:table-cell>
          <table:table-cell table:style-name="ce21" office:value-type="float" office:value="45965" calcext:value-type="float">
            <text:p><text:s/>45 965 </text:p>
          </table:table-cell>
          <table:table-cell table:style-name="ce21" office:value-type="float" office:value="47105" calcext:value-type="float">
            <text:p><text:s/>47 105 </text:p>
          </table:table-cell>
          <table:table-cell table:style-name="ce21" office:value-type="float" office:value="59705" calcext:value-type="float">
            <text:p><text:s/>59 705 </text:p>
          </table:table-cell>
          <table:table-cell table:style-name="ce21" office:value-type="float" office:value="57950" calcext:value-type="float">
            <text:p><text:s/>57 950 </text:p>
          </table:table-cell>
          <table:table-cell table:style-name="ce21" office:value-type="float" office:value="44060" calcext:value-type="float">
            <text:p><text:s/>44 060 </text:p>
          </table:table-cell>
          <table:table-cell table:style-name="ce21" office:value-type="float" office:value="44820" calcext:value-type="float">
            <text:p><text:s/>44 820 </text:p>
          </table:table-cell>
          <table:table-cell table:style-name="ce21" office:value-type="float" office:value="62825" calcext:value-type="float">
            <text:p><text:s/>62 825 </text:p>
          </table:table-cell>
          <table:table-cell table:style-name="ce21" office:value-type="float" office:value="49400" calcext:value-type="float">
            <text:p><text:s/>49 400 </text:p>
          </table:table-cell>
          <table:table-cell table:style-name="ce21" office:value-type="float" office:value="69635" calcext:value-type="float">
            <text:p><text:s/>69 635 </text:p>
          </table:table-cell>
          <table:table-cell table:style-name="ce21" office:value-type="float" office:value="36645" calcext:value-type="float">
            <text:p><text:s/>36 645 </text:p>
          </table:table-cell>
          <table:table-cell table:style-name="ce21" office:value-type="float" office:value="15595" calcext:value-type="float">
            <text:p><text:s/>15 595 </text:p>
          </table:table-cell>
          <table:table-cell table:style-name="ce21" office:value-type="float" office:value="29635" calcext:value-type="float">
            <text:p><text:s/>29 635 </text:p>
          </table:table-cell>
          <table:table-cell table:style-name="ce21" office:value-type="float" office:value="20720" calcext:value-type="float">
            <text:p><text:s/>20 72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religion_Bouddhiste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350" calcext:value-type="float">
            <text:p><text:s/>1 350 </text:p>
          </table:table-cell>
          <table:table-cell table:style-name="ce25" office:value-type="float" office:value="990" calcext:value-type="float">
            <text:p><text:s/>99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900" calcext:value-type="float">
            <text:p><text:s/>90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850" calcext:value-type="float">
            <text:p><text:s/>85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940" calcext:value-type="float">
            <text:p><text:s/>94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815" calcext:value-type="float">
            <text:p><text:s/>81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640" calcext:value-type="float">
            <text:p><text:s/>640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1725" calcext:value-type="float">
            <text:p><text:s/>1 72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2210" calcext:value-type="float">
            <text:p><text:s/>2 210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110" calcext:value-type="float">
            <text:p><text:s/>1 110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085" calcext:value-type="float">
            <text:p><text:s/>1 085 </text:p>
          </table:table-cell>
          <table:table-cell table:style-name="ce25" office:value-type="float" office:value="1150" calcext:value-type="float">
            <text:p><text:s/>1 15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10" calcext:value-type="float">
            <text:p><text:s/>210 </text:p>
          </table:table-cell>
          <table:table-cell table:number-columns-repeated="2" table:style-name="ce25" office:value-type="float" office:value="65" calcext:value-type="float">
            <text:p><text:s/>6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710" calcext:value-type="float">
            <text:p><text:s/>71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065" calcext:value-type="float">
            <text:p><text:s/>1 06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3205" calcext:value-type="float">
            <text:p><text:s/>3 20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3935" calcext:value-type="float">
            <text:p><text:s/>3 935 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1020" calcext:value-type="float">
            <text:p><text:s/>1 02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Chrétienne</text:p>
          </table:table-cell>
          <table:table-cell table:style-name="ce25" office:value-type="float" office:value="30540" calcext:value-type="float">
            <text:p><text:s/>30 540 </text:p>
          </table:table-cell>
          <table:table-cell table:style-name="ce25" office:value-type="float" office:value="33885" calcext:value-type="float">
            <text:p><text:s/>33 885 </text:p>
          </table:table-cell>
          <table:table-cell table:style-name="ce25" office:value-type="float" office:value="41710" calcext:value-type="float">
            <text:p><text:s/>41 710 </text:p>
          </table:table-cell>
          <table:table-cell table:style-name="ce25" office:value-type="float" office:value="36980" calcext:value-type="float">
            <text:p><text:s/>36 980 </text:p>
          </table:table-cell>
          <table:table-cell table:style-name="ce25" office:value-type="float" office:value="42460" calcext:value-type="float">
            <text:p><text:s/>42 460 </text:p>
          </table:table-cell>
          <table:table-cell table:style-name="ce25" office:value-type="float" office:value="59580" calcext:value-type="float">
            <text:p><text:s/>59 580 </text:p>
          </table:table-cell>
          <table:table-cell table:style-name="ce25" office:value-type="float" office:value="45355" calcext:value-type="float">
            <text:p><text:s/>45 355 </text:p>
          </table:table-cell>
          <table:table-cell table:style-name="ce25" office:value-type="float" office:value="52535" calcext:value-type="float">
            <text:p><text:s/>52 535 </text:p>
          </table:table-cell>
          <table:table-cell table:style-name="ce25" office:value-type="float" office:value="42710" calcext:value-type="float">
            <text:p><text:s/>42 710 </text:p>
          </table:table-cell>
          <table:table-cell table:style-name="ce25" office:value-type="float" office:value="44640" calcext:value-type="float">
            <text:p><text:s/>44 640 </text:p>
          </table:table-cell>
          <table:table-cell table:style-name="ce25" office:value-type="float" office:value="54050" calcext:value-type="float">
            <text:p><text:s/>54 050 </text:p>
          </table:table-cell>
          <table:table-cell table:style-name="ce25" office:value-type="float" office:value="42270" calcext:value-type="float">
            <text:p><text:s/>42 270 </text:p>
          </table:table-cell>
          <table:table-cell table:style-name="ce25" office:value-type="float" office:value="52650" calcext:value-type="float">
            <text:p><text:s/>52 650 </text:p>
          </table:table-cell>
          <table:table-cell table:style-name="ce25" office:value-type="float" office:value="33005" calcext:value-type="float">
            <text:p><text:s/>33 005 </text:p>
          </table:table-cell>
          <table:table-cell table:style-name="ce25" office:value-type="float" office:value="50885" calcext:value-type="float">
            <text:p><text:s/>50 885 </text:p>
          </table:table-cell>
          <table:table-cell table:style-name="ce25" office:value-type="float" office:value="48460" calcext:value-type="float">
            <text:p><text:s/>48 460 </text:p>
          </table:table-cell>
          <table:table-cell table:style-name="ce25" office:value-type="float" office:value="51395" calcext:value-type="float">
            <text:p><text:s/>51 395 </text:p>
          </table:table-cell>
          <table:table-cell table:style-name="ce25" office:value-type="float" office:value="38960" calcext:value-type="float">
            <text:p><text:s/>38 960 </text:p>
          </table:table-cell>
          <table:table-cell table:style-name="ce25" office:value-type="float" office:value="43685" calcext:value-type="float">
            <text:p><text:s/>43 685 </text:p>
          </table:table-cell>
          <table:table-cell table:style-name="ce25" office:value-type="float" office:value="53990" calcext:value-type="float">
            <text:p><text:s/>53 990 </text:p>
          </table:table-cell>
          <table:table-cell table:style-name="ce25" office:value-type="float" office:value="48845" calcext:value-type="float">
            <text:p><text:s/>48 845 </text:p>
          </table:table-cell>
          <table:table-cell table:style-name="ce25" office:value-type="float" office:value="50415" calcext:value-type="float">
            <text:p><text:s/>50 415 </text:p>
          </table:table-cell>
          <table:table-cell table:style-name="ce25" office:value-type="float" office:value="50470" calcext:value-type="float">
            <text:p><text:s/>50 470 </text:p>
          </table:table-cell>
          <table:table-cell table:style-name="ce25" office:value-type="float" office:value="47000" calcext:value-type="float">
            <text:p><text:s/>47 000 </text:p>
          </table:table-cell>
          <table:table-cell table:style-name="ce25" office:value-type="float" office:value="50775" calcext:value-type="float">
            <text:p><text:s/>50 775 </text:p>
          </table:table-cell>
          <table:table-cell table:style-name="ce25" office:value-type="float" office:value="43940" calcext:value-type="float">
            <text:p><text:s/>43 940 </text:p>
          </table:table-cell>
          <table:table-cell table:style-name="ce25" office:value-type="float" office:value="53210" calcext:value-type="float">
            <text:p><text:s/>53 210 </text:p>
          </table:table-cell>
          <table:table-cell table:style-name="ce25" office:value-type="float" office:value="54820" calcext:value-type="float">
            <text:p><text:s/>54 820 </text:p>
          </table:table-cell>
          <table:table-cell table:style-name="ce25" office:value-type="float" office:value="49210" calcext:value-type="float">
            <text:p><text:s/>49 210 </text:p>
          </table:table-cell>
          <table:table-cell table:style-name="ce25" office:value-type="float" office:value="34525" calcext:value-type="float">
            <text:p><text:s/>34 525 </text:p>
          </table:table-cell>
          <table:table-cell table:style-name="ce25" office:value-type="float" office:value="41030" calcext:value-type="float">
            <text:p><text:s/>41 030 </text:p>
          </table:table-cell>
          <table:table-cell table:style-name="ce25" office:value-type="float" office:value="47615" calcext:value-type="float">
            <text:p><text:s/>47 615 </text:p>
          </table:table-cell>
          <table:table-cell table:style-name="ce25" office:value-type="float" office:value="40370" calcext:value-type="float">
            <text:p><text:s/>40 370 </text:p>
          </table:table-cell>
          <table:table-cell table:style-name="ce25" office:value-type="float" office:value="36995" calcext:value-type="float">
            <text:p><text:s/>36 995 </text:p>
          </table:table-cell>
          <table:table-cell table:style-name="ce25" office:value-type="float" office:value="51030" calcext:value-type="float">
            <text:p><text:s/>51 030 </text:p>
          </table:table-cell>
          <table:table-cell table:style-name="ce25" office:value-type="float" office:value="29485" calcext:value-type="float">
            <text:p><text:s/>29 485 </text:p>
          </table:table-cell>
          <table:table-cell table:style-name="ce25" office:value-type="float" office:value="52425" calcext:value-type="float">
            <text:p><text:s/>52 425 </text:p>
          </table:table-cell>
          <table:table-cell table:style-name="ce25" office:value-type="float" office:value="22790" calcext:value-type="float">
            <text:p><text:s/>22 790 </text:p>
          </table:table-cell>
          <table:table-cell table:style-name="ce25" office:value-type="float" office:value="45950" calcext:value-type="float">
            <text:p><text:s/>45 950 </text:p>
          </table:table-cell>
          <table:table-cell table:style-name="ce25" office:value-type="float" office:value="43235" calcext:value-type="float">
            <text:p><text:s/>43 235 </text:p>
          </table:table-cell>
          <table:table-cell table:style-name="ce25" office:value-type="float" office:value="23635" calcext:value-type="float">
            <text:p><text:s/>23 635 </text:p>
          </table:table-cell>
          <table:table-cell table:style-name="ce25" office:value-type="float" office:value="48930" calcext:value-type="float">
            <text:p><text:s/>48 930 </text:p>
          </table:table-cell>
          <table:table-cell table:style-name="ce25" office:value-type="float" office:value="39065" calcext:value-type="float">
            <text:p><text:s/>39 065 </text:p>
          </table:table-cell>
          <table:table-cell table:style-name="ce25" office:value-type="float" office:value="43675" calcext:value-type="float">
            <text:p><text:s/>43 675 </text:p>
          </table:table-cell>
          <table:table-cell table:style-name="ce25" office:value-type="float" office:value="10955" calcext:value-type="float">
            <text:p><text:s/>10 955 </text:p>
          </table:table-cell>
          <table:table-cell table:style-name="ce25" office:value-type="float" office:value="34865" calcext:value-type="float">
            <text:p><text:s/>34 865 </text:p>
          </table:table-cell>
          <table:table-cell table:style-name="ce25" office:value-type="float" office:value="34390" calcext:value-type="float">
            <text:p><text:s/>34 390 </text:p>
          </table:table-cell>
          <table:table-cell table:style-name="ce25" office:value-type="float" office:value="42820" calcext:value-type="float">
            <text:p><text:s/>42 820 </text:p>
          </table:table-cell>
          <table:table-cell table:style-name="ce25" office:value-type="float" office:value="38240" calcext:value-type="float">
            <text:p><text:s/>38 240 </text:p>
          </table:table-cell>
          <table:table-cell table:style-name="ce25" office:value-type="float" office:value="57435" calcext:value-type="float">
            <text:p><text:s/>57 435 </text:p>
          </table:table-cell>
          <table:table-cell table:style-name="ce25" office:value-type="float" office:value="47605" calcext:value-type="float">
            <text:p><text:s/>47 605 </text:p>
          </table:table-cell>
          <table:table-cell table:style-name="ce25" office:value-type="float" office:value="42700" calcext:value-type="float">
            <text:p><text:s/>42 700 </text:p>
          </table:table-cell>
          <table:table-cell table:style-name="ce25" office:value-type="float" office:value="55635" calcext:value-type="float">
            <text:p><text:s/>55 635 </text:p>
          </table:table-cell>
          <table:table-cell table:style-name="ce25" office:value-type="float" office:value="38655" calcext:value-type="float">
            <text:p><text:s/>38 655 </text:p>
          </table:table-cell>
          <table:table-cell table:style-name="ce25" office:value-type="float" office:value="42245" calcext:value-type="float">
            <text:p><text:s/>42 245 </text:p>
          </table:table-cell>
          <table:table-cell table:style-name="ce25" office:value-type="float" office:value="44780" calcext:value-type="float">
            <text:p><text:s/>44 780 </text:p>
          </table:table-cell>
          <table:table-cell table:style-name="ce25" office:value-type="float" office:value="42720" calcext:value-type="float">
            <text:p><text:s/>42 720 </text:p>
          </table:table-cell>
          <table:table-cell table:style-name="ce25" office:value-type="float" office:value="43305" calcext:value-type="float">
            <text:p><text:s/>43 305 </text:p>
          </table:table-cell>
          <table:table-cell table:style-name="ce25" office:value-type="float" office:value="43640" calcext:value-type="float">
            <text:p><text:s/>43 640 </text:p>
          </table:table-cell>
          <table:table-cell table:style-name="ce25" office:value-type="float" office:value="40485" calcext:value-type="float">
            <text:p><text:s/>40 485 </text:p>
          </table:table-cell>
          <table:table-cell table:style-name="ce25" office:value-type="float" office:value="26680" calcext:value-type="float">
            <text:p><text:s/>26 680 </text:p>
          </table:table-cell>
          <table:table-cell table:style-name="ce25" office:value-type="float" office:value="45385" calcext:value-type="float">
            <text:p><text:s/>45 385 </text:p>
          </table:table-cell>
          <table:table-cell table:style-name="ce25" office:value-type="float" office:value="52220" calcext:value-type="float">
            <text:p><text:s/>52 220 </text:p>
          </table:table-cell>
          <table:table-cell table:style-name="ce25" office:value-type="float" office:value="37050" calcext:value-type="float">
            <text:p><text:s/>37 050 </text:p>
          </table:table-cell>
          <table:table-cell table:style-name="ce25" office:value-type="float" office:value="43560" calcext:value-type="float">
            <text:p><text:s/>43 560 </text:p>
          </table:table-cell>
          <table:table-cell table:style-name="ce25" office:value-type="float" office:value="54230" calcext:value-type="float">
            <text:p><text:s/>54 230 </text:p>
          </table:table-cell>
          <table:table-cell table:style-name="ce25" office:value-type="float" office:value="41945" calcext:value-type="float">
            <text:p><text:s/>41 945 </text:p>
          </table:table-cell>
          <table:table-cell table:style-name="ce25" office:value-type="float" office:value="45700" calcext:value-type="float">
            <text:p><text:s/>45 700 </text:p>
          </table:table-cell>
          <table:table-cell table:style-name="ce25" office:value-type="float" office:value="37120" calcext:value-type="float">
            <text:p><text:s/>37 120 </text:p>
          </table:table-cell>
          <table:table-cell table:style-name="ce25" office:value-type="float" office:value="38405" calcext:value-type="float">
            <text:p><text:s/>38 405 </text:p>
          </table:table-cell>
          <table:table-cell table:style-name="ce25" office:value-type="float" office:value="42800" calcext:value-type="float">
            <text:p><text:s/>42 800 </text:p>
          </table:table-cell>
          <table:table-cell table:style-name="ce25" office:value-type="float" office:value="43860" calcext:value-type="float">
            <text:p><text:s/>43 860 </text:p>
          </table:table-cell>
          <table:table-cell table:style-name="ce25" office:value-type="float" office:value="46280" calcext:value-type="float">
            <text:p><text:s/>46 280 </text:p>
          </table:table-cell>
          <table:table-cell table:style-name="ce25" office:value-type="float" office:value="34905" calcext:value-type="float">
            <text:p><text:s/>34 905 </text:p>
          </table:table-cell>
          <table:table-cell table:style-name="ce25" office:value-type="float" office:value="37930" calcext:value-type="float">
            <text:p><text:s/>37 930 </text:p>
          </table:table-cell>
          <table:table-cell table:style-name="ce25" office:value-type="float" office:value="22840" calcext:value-type="float">
            <text:p><text:s/>22 840 </text:p>
          </table:table-cell>
          <table:table-cell table:style-name="ce25" office:value-type="float" office:value="41160" calcext:value-type="float">
            <text:p><text:s/>41 160 </text:p>
          </table:table-cell>
          <table:table-cell table:style-name="ce25" office:value-type="float" office:value="52535" calcext:value-type="float">
            <text:p><text:s/>52 535 </text:p>
          </table:table-cell>
          <table:table-cell table:style-name="ce25" office:value-type="float" office:value="45890" calcext:value-type="float">
            <text:p><text:s/>45 890 </text:p>
          </table:table-cell>
          <table:table-cell table:style-name="ce25" office:value-type="float" office:value="52305" calcext:value-type="float">
            <text:p><text:s/>52 305 </text:p>
          </table:table-cell>
          <table:table-cell table:style-name="ce25" office:value-type="float" office:value="40550" calcext:value-type="float">
            <text:p><text:s/>40 550 </text:p>
          </table:table-cell>
          <table:table-cell table:style-name="ce25" office:value-type="float" office:value="48920" calcext:value-type="float">
            <text:p><text:s/>48 920 </text:p>
          </table:table-cell>
          <table:table-cell table:style-name="ce25" office:value-type="float" office:value="38035" calcext:value-type="float">
            <text:p><text:s/>38 035 </text:p>
          </table:table-cell>
          <table:table-cell table:style-name="ce25" office:value-type="float" office:value="33910" calcext:value-type="float">
            <text:p><text:s/>33 910 </text:p>
          </table:table-cell>
          <table:table-cell table:style-name="ce25" office:value-type="float" office:value="38495" calcext:value-type="float">
            <text:p><text:s/>38 495 </text:p>
          </table:table-cell>
          <table:table-cell table:style-name="ce25" office:value-type="float" office:value="56795" calcext:value-type="float">
            <text:p><text:s/>56 795 </text:p>
          </table:table-cell>
          <table:table-cell table:style-name="ce25" office:value-type="float" office:value="35350" calcext:value-type="float">
            <text:p><text:s/>35 350 </text:p>
          </table:table-cell>
          <table:table-cell table:style-name="ce25" office:value-type="float" office:value="49725" calcext:value-type="float">
            <text:p><text:s/>49 725 </text:p>
          </table:table-cell>
          <table:table-cell table:style-name="ce25" office:value-type="float" office:value="40945" calcext:value-type="float">
            <text:p><text:s/>40 945 </text:p>
          </table:table-cell>
          <table:table-cell table:style-name="ce25" office:value-type="float" office:value="38640" calcext:value-type="float">
            <text:p><text:s/>38 640 </text:p>
          </table:table-cell>
          <table:table-cell table:style-name="ce25" office:value-type="float" office:value="31575" calcext:value-type="float">
            <text:p><text:s/>31 575 </text:p>
          </table:table-cell>
          <table:table-cell table:style-name="ce25" office:value-type="float" office:value="47215" calcext:value-type="float">
            <text:p><text:s/>47 215 </text:p>
          </table:table-cell>
          <table:table-cell table:style-name="ce25" office:value-type="float" office:value="39920" calcext:value-type="float">
            <text:p><text:s/>39 920 </text:p>
          </table:table-cell>
          <table:table-cell table:style-name="ce25" office:value-type="float" office:value="56220" calcext:value-type="float">
            <text:p><text:s/>56 220 </text:p>
          </table:table-cell>
          <table:table-cell table:style-name="ce25" office:value-type="float" office:value="41715" calcext:value-type="float">
            <text:p><text:s/>41 715 </text:p>
          </table:table-cell>
          <table:table-cell table:style-name="ce25" office:value-type="float" office:value="51295" calcext:value-type="float">
            <text:p><text:s/>51 295 </text:p>
          </table:table-cell>
          <table:table-cell table:style-name="ce25" office:value-type="float" office:value="39565" calcext:value-type="float">
            <text:p><text:s/>39 565 </text:p>
          </table:table-cell>
          <table:table-cell table:style-name="ce25" office:value-type="float" office:value="45560" calcext:value-type="float">
            <text:p><text:s/>45 560 </text:p>
          </table:table-cell>
          <table:table-cell table:style-name="ce25" office:value-type="float" office:value="37095" calcext:value-type="float">
            <text:p><text:s/>37 095 </text:p>
          </table:table-cell>
          <table:table-cell table:style-name="ce25" office:value-type="float" office:value="37940" calcext:value-type="float">
            <text:p><text:s/>37 940 </text:p>
          </table:table-cell>
          <table:table-cell table:style-name="ce25" office:value-type="float" office:value="38950" calcext:value-type="float">
            <text:p><text:s/>38 950 </text:p>
          </table:table-cell>
          <table:table-cell table:style-name="ce25" office:value-type="float" office:value="23380" calcext:value-type="float">
            <text:p><text:s/>23 380 </text:p>
          </table:table-cell>
          <table:table-cell table:style-name="ce25" office:value-type="float" office:value="48425" calcext:value-type="float">
            <text:p><text:s/>48 425 </text:p>
          </table:table-cell>
          <table:table-cell table:style-name="ce25" office:value-type="float" office:value="50530" calcext:value-type="float">
            <text:p><text:s/>50 530 </text:p>
          </table:table-cell>
          <table:table-cell table:style-name="ce25" office:value-type="float" office:value="36955" calcext:value-type="float">
            <text:p><text:s/>36 955 </text:p>
          </table:table-cell>
          <table:table-cell table:style-name="ce25" office:value-type="float" office:value="54290" calcext:value-type="float">
            <text:p><text:s/>54 290 </text:p>
          </table:table-cell>
          <table:table-cell table:style-name="ce25" office:value-type="float" office:value="53615" calcext:value-type="float">
            <text:p><text:s/>53 615 </text:p>
          </table:table-cell>
          <table:table-cell table:style-name="ce25" office:value-type="float" office:value="51470" calcext:value-type="float">
            <text:p><text:s/>51 470 </text:p>
          </table:table-cell>
          <table:table-cell table:style-name="ce25" office:value-type="float" office:value="42170" calcext:value-type="float">
            <text:p><text:s/>42 170 </text:p>
          </table:table-cell>
          <table:table-cell table:style-name="ce25" office:value-type="float" office:value="39465" calcext:value-type="float">
            <text:p><text:s/>39 465 </text:p>
          </table:table-cell>
          <table:table-cell table:style-name="ce25" office:value-type="float" office:value="40405" calcext:value-type="float">
            <text:p><text:s/>40 405 </text:p>
          </table:table-cell>
          <table:table-cell table:style-name="ce25" office:value-type="float" office:value="52125" calcext:value-type="float">
            <text:p><text:s/>52 125 </text:p>
          </table:table-cell>
          <table:table-cell table:style-name="ce25" office:value-type="float" office:value="44150" calcext:value-type="float">
            <text:p><text:s/>44 150 </text:p>
          </table:table-cell>
          <table:table-cell table:style-name="ce25" office:value-type="float" office:value="32665" calcext:value-type="float">
            <text:p><text:s/>32 665 </text:p>
          </table:table-cell>
          <table:table-cell table:style-name="ce25" office:value-type="float" office:value="55240" calcext:value-type="float">
            <text:p><text:s/>55 240 </text:p>
          </table:table-cell>
          <table:table-cell table:style-name="ce25" office:value-type="float" office:value="45825" calcext:value-type="float">
            <text:p><text:s/>45 825 </text:p>
          </table:table-cell>
          <table:table-cell table:style-name="ce25" office:value-type="float" office:value="32830" calcext:value-type="float">
            <text:p><text:s/>32 830 </text:p>
          </table:table-cell>
          <table:table-cell table:style-name="ce25" office:value-type="float" office:value="45260" calcext:value-type="float">
            <text:p><text:s/>45 260 </text:p>
          </table:table-cell>
          <table:table-cell table:style-name="ce25" office:value-type="float" office:value="51620" calcext:value-type="float">
            <text:p><text:s/>51 620 </text:p>
          </table:table-cell>
          <table:table-cell table:style-name="ce25" office:value-type="float" office:value="53850" calcext:value-type="float">
            <text:p><text:s/>53 850 </text:p>
          </table:table-cell>
          <table:table-cell table:style-name="ce25" office:value-type="float" office:value="53105" calcext:value-type="float">
            <text:p><text:s/>53 105 </text:p>
          </table:table-cell>
          <table:table-cell table:style-name="ce25" office:value-type="float" office:value="34175" calcext:value-type="float">
            <text:p><text:s/>34 175 </text:p>
          </table:table-cell>
          <table:table-cell table:style-name="ce25" office:value-type="float" office:value="33895" calcext:value-type="float">
            <text:p><text:s/>33 895 </text:p>
          </table:table-cell>
          <table:table-cell table:style-name="ce25" office:value-type="float" office:value="41520" calcext:value-type="float">
            <text:p><text:s/>41 520 </text:p>
          </table:table-cell>
          <table:table-cell table:style-name="ce25" office:value-type="float" office:value="27410" calcext:value-type="float">
            <text:p><text:s/>27 41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Chrétienne_nda</text:p>
          </table:table-cell>
          <table:table-cell table:style-name="ce25" office:value-type="float" office:value="1715" calcext:value-type="float">
            <text:p><text:s/>1 715 </text:p>
          </table:table-cell>
          <table:table-cell table:style-name="ce25" office:value-type="float" office:value="1680" calcext:value-type="float">
            <text:p><text:s/>1 680 </text:p>
          </table:table-cell>
          <table:table-cell table:style-name="ce25" office:value-type="float" office:value="6875" calcext:value-type="float">
            <text:p><text:s/>6 875 </text:p>
          </table:table-cell>
          <table:table-cell table:style-name="ce25" office:value-type="float" office:value="3940" calcext:value-type="float">
            <text:p><text:s/>3 940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4355" calcext:value-type="float">
            <text:p><text:s/>4 355 </text:p>
          </table:table-cell>
          <table:table-cell table:style-name="ce25" office:value-type="float" office:value="3725" calcext:value-type="float">
            <text:p><text:s/>3 725 </text:p>
          </table:table-cell>
          <table:table-cell table:style-name="ce25" office:value-type="float" office:value="3785" calcext:value-type="float">
            <text:p><text:s/>3 785 </text:p>
          </table:table-cell>
          <table:table-cell table:style-name="ce25" office:value-type="float" office:value="2635" calcext:value-type="float">
            <text:p><text:s/>2 635 </text:p>
          </table:table-cell>
          <table:table-cell table:style-name="ce25" office:value-type="float" office:value="3595" calcext:value-type="float">
            <text:p><text:s/>3 595 </text:p>
          </table:table-cell>
          <table:table-cell table:style-name="ce25" office:value-type="float" office:value="3305" calcext:value-type="float">
            <text:p><text:s/>3 305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4950" calcext:value-type="float">
            <text:p><text:s/>4 950 </text:p>
          </table:table-cell>
          <table:table-cell table:style-name="ce25" office:value-type="float" office:value="1365" calcext:value-type="float">
            <text:p><text:s/>1 365 </text:p>
          </table:table-cell>
          <table:table-cell table:style-name="ce25" office:value-type="float" office:value="3385" calcext:value-type="float">
            <text:p><text:s/>3 385 </text:p>
          </table:table-cell>
          <table:table-cell table:style-name="ce25" office:value-type="float" office:value="7815" calcext:value-type="float">
            <text:p><text:s/>7 815 </text:p>
          </table:table-cell>
          <table:table-cell table:style-name="ce25" office:value-type="float" office:value="2685" calcext:value-type="float">
            <text:p><text:s/>2 685 </text:p>
          </table:table-cell>
          <table:table-cell table:style-name="ce25" office:value-type="float" office:value="4100" calcext:value-type="float">
            <text:p><text:s/>4 100 </text:p>
          </table:table-cell>
          <table:table-cell table:style-name="ce25" office:value-type="float" office:value="3915" calcext:value-type="float">
            <text:p><text:s/>3 915 </text:p>
          </table:table-cell>
          <table:table-cell table:style-name="ce25" office:value-type="float" office:value="2825" calcext:value-type="float">
            <text:p><text:s/>2 825 </text:p>
          </table:table-cell>
          <table:table-cell table:style-name="ce25" office:value-type="float" office:value="5435" calcext:value-type="float">
            <text:p><text:s/>5 435 </text:p>
          </table:table-cell>
          <table:table-cell table:style-name="ce25" office:value-type="float" office:value="4330" calcext:value-type="float">
            <text:p><text:s/>4 330 </text:p>
          </table:table-cell>
          <table:table-cell table:style-name="ce25" office:value-type="float" office:value="4015" calcext:value-type="float">
            <text:p><text:s/>4 015 </text:p>
          </table:table-cell>
          <table:table-cell table:style-name="ce25" office:value-type="float" office:value="4880" calcext:value-type="float">
            <text:p><text:s/>4 880 </text:p>
          </table:table-cell>
          <table:table-cell table:style-name="ce25" office:value-type="float" office:value="4375" calcext:value-type="float">
            <text:p><text:s/>4 375 </text:p>
          </table:table-cell>
          <table:table-cell table:style-name="ce25" office:value-type="float" office:value="3105" calcext:value-type="float">
            <text:p><text:s/>3 105 </text:p>
          </table:table-cell>
          <table:table-cell table:style-name="ce25" office:value-type="float" office:value="7810" calcext:value-type="float">
            <text:p><text:s/>7 810 </text:p>
          </table:table-cell>
          <table:table-cell table:style-name="ce25" office:value-type="float" office:value="5225" calcext:value-type="float">
            <text:p><text:s/>5 225 </text:p>
          </table:table-cell>
          <table:table-cell table:style-name="ce25" office:value-type="float" office:value="4320" calcext:value-type="float">
            <text:p><text:s/>4 320 </text:p>
          </table:table-cell>
          <table:table-cell table:style-name="ce25" office:value-type="float" office:value="4710" calcext:value-type="float">
            <text:p><text:s/>4 710 </text:p>
          </table:table-cell>
          <table:table-cell table:style-name="ce25" office:value-type="float" office:value="3470" calcext:value-type="float">
            <text:p><text:s/>3 470 </text:p>
          </table:table-cell>
          <table:table-cell table:style-name="ce25" office:value-type="float" office:value="3580" calcext:value-type="float">
            <text:p><text:s/>3 580 </text:p>
          </table:table-cell>
          <table:table-cell table:style-name="ce25" office:value-type="float" office:value="2965" calcext:value-type="float">
            <text:p><text:s/>2 965 </text:p>
          </table:table-cell>
          <table:table-cell table:style-name="ce25" office:value-type="float" office:value="1910" calcext:value-type="float">
            <text:p><text:s/>1 910 </text:p>
          </table:table-cell>
          <table:table-cell table:style-name="ce25" office:value-type="float" office:value="6225" calcext:value-type="float">
            <text:p><text:s/>6 225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3855" calcext:value-type="float">
            <text:p><text:s/>3 855 </text:p>
          </table:table-cell>
          <table:table-cell table:style-name="ce25" office:value-type="float" office:value="1910" calcext:value-type="float">
            <text:p><text:s/>1 910 </text:p>
          </table:table-cell>
          <table:table-cell table:style-name="ce25" office:value-type="float" office:value="2890" calcext:value-type="float">
            <text:p><text:s/>2 890 </text:p>
          </table:table-cell>
          <table:table-cell table:style-name="ce25" office:value-type="float" office:value="3485" calcext:value-type="float">
            <text:p><text:s/>3 485 </text:p>
          </table:table-cell>
          <table:table-cell table:style-name="ce25" office:value-type="float" office:value="2540" calcext:value-type="float">
            <text:p><text:s/>2 540 </text:p>
          </table:table-cell>
          <table:table-cell table:style-name="ce25" office:value-type="float" office:value="7045" calcext:value-type="float">
            <text:p><text:s/>7 045 </text:p>
          </table:table-cell>
          <table:table-cell table:style-name="ce25" office:value-type="float" office:value="2570" calcext:value-type="float">
            <text:p><text:s/>2 570 </text:p>
          </table:table-cell>
          <table:table-cell table:style-name="ce25" office:value-type="float" office:value="3040" calcext:value-type="float">
            <text:p><text:s/>3 04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2555" calcext:value-type="float">
            <text:p><text:s/>2 555 </text:p>
          </table:table-cell>
          <table:table-cell table:style-name="ce25" office:value-type="float" office:value="3100" calcext:value-type="float">
            <text:p><text:s/>3 100 </text:p>
          </table:table-cell>
          <table:table-cell table:style-name="ce25" office:value-type="float" office:value="4465" calcext:value-type="float">
            <text:p><text:s/>4 465 </text:p>
          </table:table-cell>
          <table:table-cell table:style-name="ce25" office:value-type="float" office:value="3505" calcext:value-type="float">
            <text:p><text:s/>3 505 </text:p>
          </table:table-cell>
          <table:table-cell table:style-name="ce25" office:value-type="float" office:value="4445" calcext:value-type="float">
            <text:p><text:s/>4 445 </text:p>
          </table:table-cell>
          <table:table-cell table:style-name="ce25" office:value-type="float" office:value="3615" calcext:value-type="float">
            <text:p><text:s/>3 615 </text:p>
          </table:table-cell>
          <table:table-cell table:style-name="ce25" office:value-type="float" office:value="2855" calcext:value-type="float">
            <text:p><text:s/>2 855 </text:p>
          </table:table-cell>
          <table:table-cell table:style-name="ce25" office:value-type="float" office:value="4885" calcext:value-type="float">
            <text:p><text:s/>4 885 </text:p>
          </table:table-cell>
          <table:table-cell table:style-name="ce25" office:value-type="float" office:value="4640" calcext:value-type="float">
            <text:p><text:s/>4 640 </text:p>
          </table:table-cell>
          <table:table-cell table:style-name="ce25" office:value-type="float" office:value="3615" calcext:value-type="float">
            <text:p><text:s/>3 615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3140" calcext:value-type="float">
            <text:p><text:s/>3 140 </text:p>
          </table:table-cell>
          <table:table-cell table:style-name="ce25" office:value-type="float" office:value="4360" calcext:value-type="float">
            <text:p><text:s/>4 360 </text:p>
          </table:table-cell>
          <table:table-cell table:style-name="ce25" office:value-type="float" office:value="4300" calcext:value-type="float">
            <text:p><text:s/>4 300 </text:p>
          </table:table-cell>
          <table:table-cell table:style-name="ce25" office:value-type="float" office:value="3910" calcext:value-type="float">
            <text:p><text:s/>3 910 </text:p>
          </table:table-cell>
          <table:table-cell table:style-name="ce25" office:value-type="float" office:value="2890" calcext:value-type="float">
            <text:p><text:s/>2 890 </text:p>
          </table:table-cell>
          <table:table-cell table:style-name="ce25" office:value-type="float" office:value="5520" calcext:value-type="float">
            <text:p><text:s/>5 520 </text:p>
          </table:table-cell>
          <table:table-cell table:style-name="ce25" office:value-type="float" office:value="2185" calcext:value-type="float">
            <text:p><text:s/>2 185 </text:p>
          </table:table-cell>
          <table:table-cell table:style-name="ce25" office:value-type="float" office:value="3445" calcext:value-type="float">
            <text:p><text:s/>3 445 </text:p>
          </table:table-cell>
          <table:table-cell table:style-name="ce25" office:value-type="float" office:value="3360" calcext:value-type="float">
            <text:p><text:s/>3 360 </text:p>
          </table:table-cell>
          <table:table-cell table:style-name="ce25" office:value-type="float" office:value="4265" calcext:value-type="float">
            <text:p><text:s/>4 265 </text:p>
          </table:table-cell>
          <table:table-cell table:style-name="ce25" office:value-type="float" office:value="3160" calcext:value-type="float">
            <text:p><text:s/>3 160 </text:p>
          </table:table-cell>
          <table:table-cell table:style-name="ce25" office:value-type="float" office:value="6305" calcext:value-type="float">
            <text:p><text:s/>6 305 </text:p>
          </table:table-cell>
          <table:table-cell table:style-name="ce25" office:value-type="float" office:value="4110" calcext:value-type="float">
            <text:p><text:s/>4 110 </text:p>
          </table:table-cell>
          <table:table-cell table:style-name="ce25" office:value-type="float" office:value="4725" calcext:value-type="float">
            <text:p><text:s/>4 725 </text:p>
          </table:table-cell>
          <table:table-cell table:style-name="ce25" office:value-type="float" office:value="2570" calcext:value-type="float">
            <text:p><text:s/>2 570 </text:p>
          </table:table-cell>
          <table:table-cell table:style-name="ce25" office:value-type="float" office:value="3580" calcext:value-type="float">
            <text:p><text:s/>3 580 </text:p>
          </table:table-cell>
          <table:table-cell table:style-name="ce25" office:value-type="float" office:value="2305" calcext:value-type="float">
            <text:p><text:s/>2 305 </text:p>
          </table:table-cell>
          <table:table-cell table:style-name="ce25" office:value-type="float" office:value="3780" calcext:value-type="float">
            <text:p><text:s/>3 780 </text:p>
          </table:table-cell>
          <table:table-cell table:style-name="ce25" office:value-type="float" office:value="2090" calcext:value-type="float">
            <text:p><text:s/>2 090 </text:p>
          </table:table-cell>
          <table:table-cell table:style-name="ce25" office:value-type="float" office:value="1930" calcext:value-type="float">
            <text:p><text:s/>1 930 </text:p>
          </table:table-cell>
          <table:table-cell table:style-name="ce25" office:value-type="float" office:value="4025" calcext:value-type="float">
            <text:p><text:s/>4 025 </text:p>
          </table:table-cell>
          <table:table-cell table:style-name="ce25" office:value-type="float" office:value="4270" calcext:value-type="float">
            <text:p><text:s/>4 270 </text:p>
          </table:table-cell>
          <table:table-cell table:style-name="ce25" office:value-type="float" office:value="3410" calcext:value-type="float">
            <text:p><text:s/>3 410 </text:p>
          </table:table-cell>
          <table:table-cell table:style-name="ce25" office:value-type="float" office:value="4880" calcext:value-type="float">
            <text:p><text:s/>4 880 </text:p>
          </table:table-cell>
          <table:table-cell table:style-name="ce25" office:value-type="float" office:value="4605" calcext:value-type="float">
            <text:p><text:s/>4 605 </text:p>
          </table:table-cell>
          <table:table-cell table:style-name="ce25" office:value-type="float" office:value="5465" calcext:value-type="float">
            <text:p><text:s/>5 465 </text:p>
          </table:table-cell>
          <table:table-cell table:style-name="ce25" office:value-type="float" office:value="2310" calcext:value-type="float">
            <text:p><text:s/>2 310 </text:p>
          </table:table-cell>
          <table:table-cell table:style-name="ce25" office:value-type="float" office:value="4480" calcext:value-type="float">
            <text:p><text:s/>4 480 </text:p>
          </table:table-cell>
          <table:table-cell table:style-name="ce25" office:value-type="float" office:value="2320" calcext:value-type="float">
            <text:p><text:s/>2 320 </text:p>
          </table:table-cell>
          <table:table-cell table:style-name="ce25" office:value-type="float" office:value="4725" calcext:value-type="float">
            <text:p><text:s/>4 725 </text:p>
          </table:table-cell>
          <table:table-cell table:style-name="ce25" office:value-type="float" office:value="3665" calcext:value-type="float">
            <text:p><text:s/>3 665 </text:p>
          </table:table-cell>
          <table:table-cell table:style-name="ce25" office:value-type="float" office:value="4720" calcext:value-type="float">
            <text:p><text:s/>4 720 </text:p>
          </table:table-cell>
          <table:table-cell table:style-name="ce25" office:value-type="float" office:value="3035" calcext:value-type="float">
            <text:p><text:s/>3 035 </text:p>
          </table:table-cell>
          <table:table-cell table:style-name="ce25" office:value-type="float" office:value="2245" calcext:value-type="float">
            <text:p><text:s/>2 245 </text:p>
          </table:table-cell>
          <table:table-cell table:style-name="ce25" office:value-type="float" office:value="2190" calcext:value-type="float">
            <text:p><text:s/>2 190 </text:p>
          </table:table-cell>
          <table:table-cell table:style-name="ce25" office:value-type="float" office:value="4330" calcext:value-type="float">
            <text:p><text:s/>4 330 </text:p>
          </table:table-cell>
          <table:table-cell table:style-name="ce25" office:value-type="float" office:value="2140" calcext:value-type="float">
            <text:p><text:s/>2 140 </text:p>
          </table:table-cell>
          <table:table-cell table:style-name="ce25" office:value-type="float" office:value="3715" calcext:value-type="float">
            <text:p><text:s/>3 715 </text:p>
          </table:table-cell>
          <table:table-cell table:style-name="ce25" office:value-type="float" office:value="2875" calcext:value-type="float">
            <text:p><text:s/>2 875 </text:p>
          </table:table-cell>
          <table:table-cell table:style-name="ce25" office:value-type="float" office:value="3120" calcext:value-type="float">
            <text:p><text:s/>3 120 </text:p>
          </table:table-cell>
          <table:table-cell table:style-name="ce25" office:value-type="float" office:value="5150" calcext:value-type="float">
            <text:p><text:s/>5 150 </text:p>
          </table:table-cell>
          <table:table-cell table:style-name="ce25" office:value-type="float" office:value="3350" calcext:value-type="float">
            <text:p><text:s/>3 350 </text:p>
          </table:table-cell>
          <table:table-cell table:style-name="ce25" office:value-type="float" office:value="3245" calcext:value-type="float">
            <text:p><text:s/>3 245 </text:p>
          </table:table-cell>
          <table:table-cell table:style-name="ce25" office:value-type="float" office:value="2520" calcext:value-type="float">
            <text:p><text:s/>2 520 </text:p>
          </table:table-cell>
          <table:table-cell table:style-name="ce25" office:value-type="float" office:value="2420" calcext:value-type="float">
            <text:p><text:s/>2 420 </text:p>
          </table:table-cell>
          <table:table-cell table:style-name="ce25" office:value-type="float" office:value="2695" calcext:value-type="float">
            <text:p><text:s/>2 695 </text:p>
          </table:table-cell>
          <table:table-cell table:style-name="ce25" office:value-type="float" office:value="5960" calcext:value-type="float">
            <text:p><text:s/>5 960 </text:p>
          </table:table-cell>
          <table:table-cell table:style-name="ce25" office:value-type="float" office:value="3700" calcext:value-type="float">
            <text:p><text:s/>3 700 </text:p>
          </table:table-cell>
          <table:table-cell table:style-name="ce25" office:value-type="float" office:value="4625" calcext:value-type="float">
            <text:p><text:s/>4 625 </text:p>
          </table:table-cell>
          <table:table-cell table:style-name="ce25" office:value-type="float" office:value="4165" calcext:value-type="float">
            <text:p><text:s/>4 165 </text:p>
          </table:table-cell>
          <table:table-cell table:style-name="ce25" office:value-type="float" office:value="3210" calcext:value-type="float">
            <text:p><text:s/>3 210 </text:p>
          </table:table-cell>
          <table:table-cell table:style-name="ce25" office:value-type="float" office:value="3495" calcext:value-type="float">
            <text:p><text:s/>3 495 </text:p>
          </table:table-cell>
          <table:table-cell table:style-name="ce25" office:value-type="float" office:value="6740" calcext:value-type="float">
            <text:p><text:s/>6 740 </text:p>
          </table:table-cell>
          <table:table-cell table:style-name="ce25" office:value-type="float" office:value="3255" calcext:value-type="float">
            <text:p><text:s/>3 255 </text:p>
          </table:table-cell>
          <table:table-cell table:style-name="ce25" office:value-type="float" office:value="3125" calcext:value-type="float">
            <text:p><text:s/>3 125 </text:p>
          </table:table-cell>
          <table:table-cell table:style-name="ce25" office:value-type="float" office:value="3510" calcext:value-type="float">
            <text:p><text:s/>3 510 </text:p>
          </table:table-cell>
          <table:table-cell table:style-name="ce25" office:value-type="float" office:value="4695" calcext:value-type="float">
            <text:p><text:s/>4 695 </text:p>
          </table:table-cell>
          <table:table-cell table:style-name="ce25" office:value-type="float" office:value="2270" calcext:value-type="float">
            <text:p><text:s/>2 270 </text:p>
          </table:table-cell>
          <table:table-cell table:style-name="ce25" office:value-type="float" office:value="4895" calcext:value-type="float">
            <text:p><text:s/>4 895 </text:p>
          </table:table-cell>
          <table:table-cell table:style-name="ce25" office:value-type="float" office:value="3135" calcext:value-type="float">
            <text:p><text:s/>3 135 </text:p>
          </table:table-cell>
          <table:table-cell table:style-name="ce25" office:value-type="float" office:value="1845" calcext:value-type="float">
            <text:p><text:s/>1 845 </text:p>
          </table:table-cell>
          <table:table-cell table:style-name="ce25" office:value-type="float" office:value="4550" calcext:value-type="float">
            <text:p><text:s/>4 550 </text:p>
          </table:table-cell>
          <table:table-cell table:style-name="ce25" office:value-type="float" office:value="4575" calcext:value-type="float">
            <text:p><text:s/>4 575 </text:p>
          </table:table-cell>
          <table:table-cell table:style-name="ce25" office:value-type="float" office:value="5220" calcext:value-type="float">
            <text:p><text:s/>5 220 </text:p>
          </table:table-cell>
          <table:table-cell table:style-name="ce25" office:value-type="float" office:value="4080" calcext:value-type="float">
            <text:p><text:s/>4 080 </text:p>
          </table:table-cell>
          <table:table-cell table:style-name="ce25" office:value-type="float" office:value="3385" calcext:value-type="float">
            <text:p><text:s/>3 385 </text:p>
          </table:table-cell>
          <table:table-cell table:style-name="ce25" office:value-type="float" office:value="5500" calcext:value-type="float">
            <text:p><text:s/>5 500 </text:p>
          </table:table-cell>
          <table:table-cell table:style-name="ce25" office:value-type="float" office:value="4065" calcext:value-type="float">
            <text:p><text:s/>4 065 </text:p>
          </table:table-cell>
          <table:table-cell table:style-name="ce25" office:value-type="float" office:value="4175" calcext:value-type="float">
            <text:p><text:s/>4 17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Anabaptiste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6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10" table:style-name="ce25" office:value-type="float" office:value="0" calcext:value-type="float">
            <text:p><text:s/>-   </text:p>
          </table:table-cell>
          <table:table-cell table:style-name="ce25" office:value-type="float" office:value="60" calcext:value-type="float">
            <text:p><text:s/>6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5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16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1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0" calcext:value-type="float">
            <text:p><text:s/>5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8"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8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anglicane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820" calcext:value-type="float">
            <text:p><text:s/>82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2265" calcext:value-type="float">
            <text:p><text:s/>2 26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50" calcext:value-type="float">
            <text:p><text:s/>50 </text:p>
          </table:table-cell>
          <table:table-cell table:number-columns-repeated="2" table:style-name="ce25" office:value-type="float" office:value="10" calcext:value-type="float">
            <text:p><text:s/>1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905" calcext:value-type="float">
            <text:p><text:s/>90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200" calcext:value-type="float">
            <text:p><text:s/>1 20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1345" calcext:value-type="float">
            <text:p><text:s/>1 34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525" calcext:value-type="float">
            <text:p><text:s/>1 525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170" calcext:value-type="float">
            <text:p><text:s/>1 17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730" calcext:value-type="float">
            <text:p><text:s/>73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425" calcext:value-type="float">
            <text:p><text:s/>425 </text:p>
          </table:table-cell>
          <table:table-cell table:number-columns-repeated="2" table:style-name="ce25" office:value-type="float" office:value="135" calcext:value-type="float">
            <text:p><text:s/>135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6500" calcext:value-type="float">
            <text:p><text:s/>16 50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170" calcext:value-type="float">
            <text:p><text:s/>1 17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405" calcext:value-type="float">
            <text:p><text:s/>1 40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baptiste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2125" calcext:value-type="float">
            <text:p><text:s/>2 12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240" calcext:value-type="float">
            <text:p><text:s/>24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catholique</text:p>
          </table:table-cell>
          <table:table-cell table:style-name="ce25" office:value-type="float" office:value="27910" calcext:value-type="float">
            <text:p><text:s/>27 910 </text:p>
          </table:table-cell>
          <table:table-cell table:style-name="ce25" office:value-type="float" office:value="31615" calcext:value-type="float">
            <text:p><text:s/>31 615 </text:p>
          </table:table-cell>
          <table:table-cell table:style-name="ce25" office:value-type="float" office:value="22565" calcext:value-type="float">
            <text:p><text:s/>22 565 </text:p>
          </table:table-cell>
          <table:table-cell table:style-name="ce25" office:value-type="float" office:value="28085" calcext:value-type="float">
            <text:p><text:s/>28 085 </text:p>
          </table:table-cell>
          <table:table-cell table:style-name="ce25" office:value-type="float" office:value="36825" calcext:value-type="float">
            <text:p><text:s/>36 825 </text:p>
          </table:table-cell>
          <table:table-cell table:style-name="ce25" office:value-type="float" office:value="54040" calcext:value-type="float">
            <text:p><text:s/>54 040 </text:p>
          </table:table-cell>
          <table:table-cell table:style-name="ce25" office:value-type="float" office:value="41080" calcext:value-type="float">
            <text:p><text:s/>41 080 </text:p>
          </table:table-cell>
          <table:table-cell table:style-name="ce25" office:value-type="float" office:value="47485" calcext:value-type="float">
            <text:p><text:s/>47 485 </text:p>
          </table:table-cell>
          <table:table-cell table:style-name="ce25" office:value-type="float" office:value="38680" calcext:value-type="float">
            <text:p><text:s/>38 680 </text:p>
          </table:table-cell>
          <table:table-cell table:style-name="ce25" office:value-type="float" office:value="40345" calcext:value-type="float">
            <text:p><text:s/>40 345 </text:p>
          </table:table-cell>
          <table:table-cell table:style-name="ce25" office:value-type="float" office:value="49745" calcext:value-type="float">
            <text:p><text:s/>49 745 </text:p>
          </table:table-cell>
          <table:table-cell table:style-name="ce25" office:value-type="float" office:value="38280" calcext:value-type="float">
            <text:p><text:s/>38 280 </text:p>
          </table:table-cell>
          <table:table-cell table:style-name="ce25" office:value-type="float" office:value="44510" calcext:value-type="float">
            <text:p><text:s/>44 510 </text:p>
          </table:table-cell>
          <table:table-cell table:style-name="ce25" office:value-type="float" office:value="29605" calcext:value-type="float">
            <text:p><text:s/>29 605 </text:p>
          </table:table-cell>
          <table:table-cell table:style-name="ce25" office:value-type="float" office:value="45580" calcext:value-type="float">
            <text:p><text:s/>45 580 </text:p>
          </table:table-cell>
          <table:table-cell table:style-name="ce25" office:value-type="float" office:value="30385" calcext:value-type="float">
            <text:p><text:s/>30 385 </text:p>
          </table:table-cell>
          <table:table-cell table:style-name="ce25" office:value-type="float" office:value="43410" calcext:value-type="float">
            <text:p><text:s/>43 410 </text:p>
          </table:table-cell>
          <table:table-cell table:style-name="ce25" office:value-type="float" office:value="31580" calcext:value-type="float">
            <text:p><text:s/>31 580 </text:p>
          </table:table-cell>
          <table:table-cell table:style-name="ce25" office:value-type="float" office:value="37710" calcext:value-type="float">
            <text:p><text:s/>37 710 </text:p>
          </table:table-cell>
          <table:table-cell table:style-name="ce25" office:value-type="float" office:value="49800" calcext:value-type="float">
            <text:p><text:s/>49 800 </text:p>
          </table:table-cell>
          <table:table-cell table:style-name="ce25" office:value-type="float" office:value="39665" calcext:value-type="float">
            <text:p><text:s/>39 665 </text:p>
          </table:table-cell>
          <table:table-cell table:style-name="ce25" office:value-type="float" office:value="44605" calcext:value-type="float">
            <text:p><text:s/>44 605 </text:p>
          </table:table-cell>
          <table:table-cell table:style-name="ce25" office:value-type="float" office:value="45870" calcext:value-type="float">
            <text:p><text:s/>45 870 </text:p>
          </table:table-cell>
          <table:table-cell table:style-name="ce25" office:value-type="float" office:value="34815" calcext:value-type="float">
            <text:p><text:s/>34 815 </text:p>
          </table:table-cell>
          <table:table-cell table:style-name="ce25" office:value-type="float" office:value="45185" calcext:value-type="float">
            <text:p><text:s/>45 185 </text:p>
          </table:table-cell>
          <table:table-cell table:style-name="ce25" office:value-type="float" office:value="40255" calcext:value-type="float">
            <text:p><text:s/>40 255 </text:p>
          </table:table-cell>
          <table:table-cell table:style-name="ce25" office:value-type="float" office:value="26305" calcext:value-type="float">
            <text:p><text:s/>26 305 </text:p>
          </table:table-cell>
          <table:table-cell table:style-name="ce25" office:value-type="float" office:value="48600" calcext:value-type="float">
            <text:p><text:s/>48 600 </text:p>
          </table:table-cell>
          <table:table-cell table:style-name="ce25" office:value-type="float" office:value="44355" calcext:value-type="float">
            <text:p><text:s/>44 355 </text:p>
          </table:table-cell>
          <table:table-cell table:style-name="ce25" office:value-type="float" office:value="21270" calcext:value-type="float">
            <text:p><text:s/>21 270 </text:p>
          </table:table-cell>
          <table:table-cell table:style-name="ce25" office:value-type="float" office:value="34555" calcext:value-type="float">
            <text:p><text:s/>34 555 </text:p>
          </table:table-cell>
          <table:table-cell table:style-name="ce25" office:value-type="float" office:value="42845" calcext:value-type="float">
            <text:p><text:s/>42 845 </text:p>
          </table:table-cell>
          <table:table-cell table:style-name="ce25" office:value-type="float" office:value="36835" calcext:value-type="float">
            <text:p><text:s/>36 835 </text:p>
          </table:table-cell>
          <table:table-cell table:style-name="ce25" office:value-type="float" office:value="32590" calcext:value-type="float">
            <text:p><text:s/>32 590 </text:p>
          </table:table-cell>
          <table:table-cell table:style-name="ce25" office:value-type="float" office:value="31770" calcext:value-type="float">
            <text:p><text:s/>31 770 </text:p>
          </table:table-cell>
          <table:table-cell table:style-name="ce25" office:value-type="float" office:value="27215" calcext:value-type="float">
            <text:p><text:s/>27 215 </text:p>
          </table:table-cell>
          <table:table-cell table:style-name="ce25" office:value-type="float" office:value="44340" calcext:value-type="float">
            <text:p><text:s/>44 340 </text:p>
          </table:table-cell>
          <table:table-cell table:style-name="ce25" office:value-type="float" office:value="19425" calcext:value-type="float">
            <text:p><text:s/>19 425 </text:p>
          </table:table-cell>
          <table:table-cell table:style-name="ce25" office:value-type="float" office:value="41045" calcext:value-type="float">
            <text:p><text:s/>41 045 </text:p>
          </table:table-cell>
          <table:table-cell table:style-name="ce25" office:value-type="float" office:value="36405" calcext:value-type="float">
            <text:p><text:s/>36 405 </text:p>
          </table:table-cell>
          <table:table-cell table:style-name="ce25" office:value-type="float" office:value="19510" calcext:value-type="float">
            <text:p><text:s/>19 510 </text:p>
          </table:table-cell>
          <table:table-cell table:style-name="ce25" office:value-type="float" office:value="36070" calcext:value-type="float">
            <text:p><text:s/>36 070 </text:p>
          </table:table-cell>
          <table:table-cell table:style-name="ce25" office:value-type="float" office:value="32805" calcext:value-type="float">
            <text:p><text:s/>32 805 </text:p>
          </table:table-cell>
          <table:table-cell table:style-name="ce25" office:value-type="float" office:value="38955" calcext:value-type="float">
            <text:p><text:s/>38 955 </text:p>
          </table:table-cell>
          <table:table-cell table:style-name="ce25" office:value-type="float" office:value="9935" calcext:value-type="float">
            <text:p><text:s/>9 935 </text:p>
          </table:table-cell>
          <table:table-cell table:style-name="ce25" office:value-type="float" office:value="22230" calcext:value-type="float">
            <text:p><text:s/>22 230 </text:p>
          </table:table-cell>
          <table:table-cell table:style-name="ce25" office:value-type="float" office:value="29865" calcext:value-type="float">
            <text:p><text:s/>29 865 </text:p>
          </table:table-cell>
          <table:table-cell table:style-name="ce25" office:value-type="float" office:value="33045" calcext:value-type="float">
            <text:p><text:s/>33 045 </text:p>
          </table:table-cell>
          <table:table-cell table:style-name="ce25" office:value-type="float" office:value="32855" calcext:value-type="float">
            <text:p><text:s/>32 855 </text:p>
          </table:table-cell>
          <table:table-cell table:style-name="ce25" office:value-type="float" office:value="51455" calcext:value-type="float">
            <text:p><text:s/>51 455 </text:p>
          </table:table-cell>
          <table:table-cell table:style-name="ce25" office:value-type="float" office:value="42890" calcext:value-type="float">
            <text:p><text:s/>42 890 </text:p>
          </table:table-cell>
          <table:table-cell table:style-name="ce25" office:value-type="float" office:value="39355" calcext:value-type="float">
            <text:p><text:s/>39 355 </text:p>
          </table:table-cell>
          <table:table-cell table:style-name="ce25" office:value-type="float" office:value="49225" calcext:value-type="float">
            <text:p><text:s/>49 225 </text:p>
          </table:table-cell>
          <table:table-cell table:style-name="ce25" office:value-type="float" office:value="27145" calcext:value-type="float">
            <text:p><text:s/>27 145 </text:p>
          </table:table-cell>
          <table:table-cell table:style-name="ce25" office:value-type="float" office:value="35400" calcext:value-type="float">
            <text:p><text:s/>35 400 </text:p>
          </table:table-cell>
          <table:table-cell table:style-name="ce25" office:value-type="float" office:value="41390" calcext:value-type="float">
            <text:p><text:s/>41 390 </text:p>
          </table:table-cell>
          <table:table-cell table:style-name="ce25" office:value-type="float" office:value="39115" calcext:value-type="float">
            <text:p><text:s/>39 115 </text:p>
          </table:table-cell>
          <table:table-cell table:style-name="ce25" office:value-type="float" office:value="32970" calcext:value-type="float">
            <text:p><text:s/>32 970 </text:p>
          </table:table-cell>
          <table:table-cell table:style-name="ce25" office:value-type="float" office:value="32865" calcext:value-type="float">
            <text:p><text:s/>32 865 </text:p>
          </table:table-cell>
          <table:table-cell table:style-name="ce25" office:value-type="float" office:value="34795" calcext:value-type="float">
            <text:p><text:s/>34 795 </text:p>
          </table:table-cell>
          <table:table-cell table:style-name="ce25" office:value-type="float" office:value="17590" calcext:value-type="float">
            <text:p><text:s/>17 590 </text:p>
          </table:table-cell>
          <table:table-cell table:style-name="ce25" office:value-type="float" office:value="33075" calcext:value-type="float">
            <text:p><text:s/>33 075 </text:p>
          </table:table-cell>
          <table:table-cell table:style-name="ce25" office:value-type="float" office:value="48630" calcext:value-type="float">
            <text:p><text:s/>48 630 </text:p>
          </table:table-cell>
          <table:table-cell table:style-name="ce25" office:value-type="float" office:value="31790" calcext:value-type="float">
            <text:p><text:s/>31 790 </text:p>
          </table:table-cell>
          <table:table-cell table:style-name="ce25" office:value-type="float" office:value="39335" calcext:value-type="float">
            <text:p><text:s/>39 335 </text:p>
          </table:table-cell>
          <table:table-cell table:style-name="ce25" office:value-type="float" office:value="49170" calcext:value-type="float">
            <text:p><text:s/>49 170 </text:p>
          </table:table-cell>
          <table:table-cell table:style-name="ce25" office:value-type="float" office:value="37705" calcext:value-type="float">
            <text:p><text:s/>37 705 </text:p>
          </table:table-cell>
          <table:table-cell table:style-name="ce25" office:value-type="float" office:value="30295" calcext:value-type="float">
            <text:p><text:s/>30 295 </text:p>
          </table:table-cell>
          <table:table-cell table:style-name="ce25" office:value-type="float" office:value="29695" calcext:value-type="float">
            <text:p><text:s/>29 695 </text:p>
          </table:table-cell>
          <table:table-cell table:style-name="ce25" office:value-type="float" office:value="26205" calcext:value-type="float">
            <text:p><text:s/>26 205 </text:p>
          </table:table-cell>
          <table:table-cell table:style-name="ce25" office:value-type="float" office:value="39500" calcext:value-type="float">
            <text:p><text:s/>39 500 </text:p>
          </table:table-cell>
          <table:table-cell table:style-name="ce25" office:value-type="float" office:value="38095" calcext:value-type="float">
            <text:p><text:s/>38 095 </text:p>
          </table:table-cell>
          <table:table-cell table:style-name="ce25" office:value-type="float" office:value="43350" calcext:value-type="float">
            <text:p><text:s/>43 350 </text:p>
          </table:table-cell>
          <table:table-cell table:style-name="ce25" office:value-type="float" office:value="27800" calcext:value-type="float">
            <text:p><text:s/>27 800 </text:p>
          </table:table-cell>
          <table:table-cell table:style-name="ce25" office:value-type="float" office:value="34160" calcext:value-type="float">
            <text:p><text:s/>34 160 </text:p>
          </table:table-cell>
          <table:table-cell table:style-name="ce25" office:value-type="float" office:value="18470" calcext:value-type="float">
            <text:p><text:s/>18 470 </text:p>
          </table:table-cell>
          <table:table-cell table:style-name="ce25" office:value-type="float" office:value="32820" calcext:value-type="float">
            <text:p><text:s/>32 820 </text:p>
          </table:table-cell>
          <table:table-cell table:style-name="ce25" office:value-type="float" office:value="45645" calcext:value-type="float">
            <text:p><text:s/>45 645 </text:p>
          </table:table-cell>
          <table:table-cell table:style-name="ce25" office:value-type="float" office:value="40595" calcext:value-type="float">
            <text:p><text:s/>40 595 </text:p>
          </table:table-cell>
          <table:table-cell table:style-name="ce25" office:value-type="float" office:value="46480" calcext:value-type="float">
            <text:p><text:s/>46 480 </text:p>
          </table:table-cell>
          <table:table-cell table:style-name="ce25" office:value-type="float" office:value="27540" calcext:value-type="float">
            <text:p><text:s/>27 540 </text:p>
          </table:table-cell>
          <table:table-cell table:style-name="ce25" office:value-type="float" office:value="30315" calcext:value-type="float">
            <text:p><text:s/>30 315 </text:p>
          </table:table-cell>
          <table:table-cell table:style-name="ce25" office:value-type="float" office:value="34985" calcext:value-type="float">
            <text:p><text:s/>34 985 </text:p>
          </table:table-cell>
          <table:table-cell table:style-name="ce25" office:value-type="float" office:value="20070" calcext:value-type="float">
            <text:p><text:s/>20 070 </text:p>
          </table:table-cell>
          <table:table-cell table:style-name="ce25" office:value-type="float" office:value="33035" calcext:value-type="float">
            <text:p><text:s/>33 035 </text:p>
          </table:table-cell>
          <table:table-cell table:style-name="ce25" office:value-type="float" office:value="49445" calcext:value-type="float">
            <text:p><text:s/>49 445 </text:p>
          </table:table-cell>
          <table:table-cell table:style-name="ce25" office:value-type="float" office:value="29165" calcext:value-type="float">
            <text:p><text:s/>29 165 </text:p>
          </table:table-cell>
          <table:table-cell table:style-name="ce25" office:value-type="float" office:value="36535" calcext:value-type="float">
            <text:p><text:s/>36 535 </text:p>
          </table:table-cell>
          <table:table-cell table:style-name="ce25" office:value-type="float" office:value="37435" calcext:value-type="float">
            <text:p><text:s/>37 435 </text:p>
          </table:table-cell>
          <table:table-cell table:style-name="ce25" office:value-type="float" office:value="34910" calcext:value-type="float">
            <text:p><text:s/>34 910 </text:p>
          </table:table-cell>
          <table:table-cell table:style-name="ce25" office:value-type="float" office:value="29025" calcext:value-type="float">
            <text:p><text:s/>29 025 </text:p>
          </table:table-cell>
          <table:table-cell table:style-name="ce25" office:value-type="float" office:value="39900" calcext:value-type="float">
            <text:p><text:s/>39 900 </text:p>
          </table:table-cell>
          <table:table-cell table:style-name="ce25" office:value-type="float" office:value="37165" calcext:value-type="float">
            <text:p><text:s/>37 165 </text:p>
          </table:table-cell>
          <table:table-cell table:style-name="ce25" office:value-type="float" office:value="50295" calcext:value-type="float">
            <text:p><text:s/>50 295 </text:p>
          </table:table-cell>
          <table:table-cell table:style-name="ce25" office:value-type="float" office:value="38220" calcext:value-type="float">
            <text:p><text:s/>38 220 </text:p>
          </table:table-cell>
          <table:table-cell table:style-name="ce25" office:value-type="float" office:value="47740" calcext:value-type="float">
            <text:p><text:s/>47 740 </text:p>
          </table:table-cell>
          <table:table-cell table:style-name="ce25" office:value-type="float" office:value="22525" calcext:value-type="float">
            <text:p><text:s/>22 525 </text:p>
          </table:table-cell>
          <table:table-cell table:style-name="ce25" office:value-type="float" office:value="41805" calcext:value-type="float">
            <text:p><text:s/>41 805 </text:p>
          </table:table-cell>
          <table:table-cell table:style-name="ce25" office:value-type="float" office:value="30790" calcext:value-type="float">
            <text:p><text:s/>30 790 </text:p>
          </table:table-cell>
          <table:table-cell table:style-name="ce25" office:value-type="float" office:value="34420" calcext:value-type="float">
            <text:p><text:s/>34 420 </text:p>
          </table:table-cell>
          <table:table-cell table:style-name="ce25" office:value-type="float" office:value="35685" calcext:value-type="float">
            <text:p><text:s/>35 685 </text:p>
          </table:table-cell>
          <table:table-cell table:style-name="ce25" office:value-type="float" office:value="18710" calcext:value-type="float">
            <text:p><text:s/>18 710 </text:p>
          </table:table-cell>
          <table:table-cell table:style-name="ce25" office:value-type="float" office:value="35395" calcext:value-type="float">
            <text:p><text:s/>35 395 </text:p>
          </table:table-cell>
          <table:table-cell table:style-name="ce25" office:value-type="float" office:value="43350" calcext:value-type="float">
            <text:p><text:s/>43 350 </text:p>
          </table:table-cell>
          <table:table-cell table:style-name="ce25" office:value-type="float" office:value="26935" calcext:value-type="float">
            <text:p><text:s/>26 935 </text:p>
          </table:table-cell>
          <table:table-cell table:style-name="ce25" office:value-type="float" office:value="48210" calcext:value-type="float">
            <text:p><text:s/>48 210 </text:p>
          </table:table-cell>
          <table:table-cell table:style-name="ce25" office:value-type="float" office:value="48625" calcext:value-type="float">
            <text:p><text:s/>48 625 </text:p>
          </table:table-cell>
          <table:table-cell table:style-name="ce25" office:value-type="float" office:value="45960" calcext:value-type="float">
            <text:p><text:s/>45 960 </text:p>
          </table:table-cell>
          <table:table-cell table:style-name="ce25" office:value-type="float" office:value="22580" calcext:value-type="float">
            <text:p><text:s/>22 580 </text:p>
          </table:table-cell>
          <table:table-cell table:style-name="ce25" office:value-type="float" office:value="33490" calcext:value-type="float">
            <text:p><text:s/>33 490 </text:p>
          </table:table-cell>
          <table:table-cell table:style-name="ce25" office:value-type="float" office:value="34570" calcext:value-type="float">
            <text:p><text:s/>34 570 </text:p>
          </table:table-cell>
          <table:table-cell table:style-name="ce25" office:value-type="float" office:value="43495" calcext:value-type="float">
            <text:p><text:s/>43 495 </text:p>
          </table:table-cell>
          <table:table-cell table:style-name="ce25" office:value-type="float" office:value="35720" calcext:value-type="float">
            <text:p><text:s/>35 720 </text:p>
          </table:table-cell>
          <table:table-cell table:style-name="ce25" office:value-type="float" office:value="29010" calcext:value-type="float">
            <text:p><text:s/>29 010 </text:p>
          </table:table-cell>
          <table:table-cell table:style-name="ce25" office:value-type="float" office:value="46280" calcext:value-type="float">
            <text:p><text:s/>46 280 </text:p>
          </table:table-cell>
          <table:table-cell table:style-name="ce25" office:value-type="float" office:value="41345" calcext:value-type="float">
            <text:p><text:s/>41 345 </text:p>
          </table:table-cell>
          <table:table-cell table:style-name="ce25" office:value-type="float" office:value="10965" calcext:value-type="float">
            <text:p><text:s/>10 965 </text:p>
          </table:table-cell>
          <table:table-cell table:style-name="ce25" office:value-type="float" office:value="35460" calcext:value-type="float">
            <text:p><text:s/>35 460 </text:p>
          </table:table-cell>
          <table:table-cell table:style-name="ce25" office:value-type="float" office:value="45580" calcext:value-type="float">
            <text:p><text:s/>45 580 </text:p>
          </table:table-cell>
          <table:table-cell table:style-name="ce25" office:value-type="float" office:value="39860" calcext:value-type="float">
            <text:p><text:s/>39 860 </text:p>
          </table:table-cell>
          <table:table-cell table:style-name="ce25" office:value-type="float" office:value="47565" calcext:value-type="float">
            <text:p><text:s/>47 565 </text:p>
          </table:table-cell>
          <table:table-cell table:style-name="ce25" office:value-type="float" office:value="26440" calcext:value-type="float">
            <text:p><text:s/>26 440 </text:p>
          </table:table-cell>
          <table:table-cell table:style-name="ce25" office:value-type="float" office:value="22440" calcext:value-type="float">
            <text:p><text:s/>22 440 </text:p>
          </table:table-cell>
          <table:table-cell table:style-name="ce25" office:value-type="float" office:value="33295" calcext:value-type="float">
            <text:p><text:s/>33 295 </text:p>
          </table:table-cell>
          <table:table-cell table:style-name="ce25" office:value-type="float" office:value="16755" calcext:value-type="float">
            <text:p><text:s/>16 75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orthodoxe_chrétienne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9135" calcext:value-type="float">
            <text:p><text:s/>9 135 </text:p>
          </table:table-cell>
          <table:table-cell table:style-name="ce25" office:value-type="float" office:value="1645" calcext:value-type="float">
            <text:p><text:s/>1 64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1505" calcext:value-type="float">
            <text:p><text:s/>1 50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835" calcext:value-type="float">
            <text:p><text:s/>1 83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6155" calcext:value-type="float">
            <text:p><text:s/>16 15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020" calcext:value-type="float">
            <text:p><text:s/>3 020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310" calcext:value-type="float">
            <text:p><text:s/>10 3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1500" calcext:value-type="float">
            <text:p><text:s/>1 50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415" calcext:value-type="float">
            <text:p><text:s/>2 41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3645" calcext:value-type="float">
            <text:p><text:s/>3 645 </text:p>
          </table:table-cell>
          <table:table-cell table:style-name="ce25" office:value-type="float" office:value="1905" calcext:value-type="float">
            <text:p><text:s/>1 90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1960" calcext:value-type="float">
            <text:p><text:s/>1 96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4370" calcext:value-type="float">
            <text:p><text:s/>4 370 </text:p>
          </table:table-cell>
          <table:table-cell table:style-name="ce25" office:value-type="float" office:value="3345" calcext:value-type="float">
            <text:p><text:s/>3 34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2840" calcext:value-type="float">
            <text:p><text:s/>2 84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2225" calcext:value-type="float">
            <text:p><text:s/>2 22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85" calcext:value-type="float">
            <text:p><text:s/>78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5515" calcext:value-type="float">
            <text:p><text:s/>5 515 </text:p>
          </table:table-cell>
          <table:table-cell table:style-name="ce25" office:value-type="float" office:value="6970" calcext:value-type="float">
            <text:p><text:s/>6 97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280" calcext:value-type="float">
            <text:p><text:s/>3 28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510" calcext:value-type="float">
            <text:p><text:s/>5 5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5020" calcext:value-type="float">
            <text:p><text:s/>5 02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415" calcext:value-type="float">
            <text:p><text:s/>1 41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8005" calcext:value-type="float">
            <text:p><text:s/>8 005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00" calcext:value-type="float">
            <text:p><text:s/>2 00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3660" calcext:value-type="float">
            <text:p><text:s/>3 660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1485" calcext:value-type="float">
            <text:p><text:s/>1 485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1565" calcext:value-type="float">
            <text:p><text:s/>1 565 </text:p>
          </table:table-cell>
          <table:table-cell table:style-name="ce25" office:value-type="float" office:value="2400" calcext:value-type="float">
            <text:p><text:s/>2 40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témoins_jehovah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730" calcext:value-type="float">
            <text:p><text:s/>73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90" calcext:value-type="float">
            <text:p><text:s/>9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saints_derniers_jours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0" calcext:value-type="float">
            <text:p><text:s/>5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20" calcext:value-type="float">
            <text:p><text:s/>120 </text:p>
          </table:table-cell>
          <table:table-cell table:number-columns-repeated="2" table:style-name="ce25" office:value-type="float" office:value="30" calcext:value-type="float">
            <text:p><text:s/>3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2" table:style-name="ce25" office:value-type="float" office:value="45" calcext:value-type="float">
            <text:p><text:s/>4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luthérienne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80" calcext:value-type="float">
            <text:p><text:s/>8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45" calcext:value-type="float">
            <text:p><text:s/>4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85" calcext:value-type="float">
            <text:p><text:s/>28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45" calcext:value-type="float">
            <text:p><text:s/>24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Méthodiste_et_wesleyenne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11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5" calcext:value-type="float">
            <text:p><text:s/>6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5" table:style-name="ce25" office:value-type="float" office:value="0" calcext:value-type="float">
            <text:p><text:s/>-  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6" table:style-name="ce25" office:value-type="float" office:value="0" calcext:value-type="float">
            <text:p><text:s/>-  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2" table:style-name="ce25" office:value-type="float" office:value="20" calcext:value-type="float">
            <text:p><text:s/>2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80" calcext:value-type="float">
            <text:p><text:s/>8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pentecôtiste_et_autres_charismatique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490" calcext:value-type="float">
            <text:p><text:s/>1 49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775" calcext:value-type="float">
            <text:p><text:s/>77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035" calcext:value-type="float">
            <text:p><text:s/>1 035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810" calcext:value-type="float">
            <text:p><text:s/>81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565" calcext:value-type="float">
            <text:p><text:s/>1 56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900" calcext:value-type="float">
            <text:p><text:s/>90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810" calcext:value-type="float">
            <text:p><text:s/>81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1005" calcext:value-type="float">
            <text:p><text:s/>1 00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2815" calcext:value-type="float">
            <text:p><text:s/>2 815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200" calcext:value-type="float">
            <text:p><text:s/>20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presbytérienne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number-columns-repeated="2" table:style-name="ce25" office:value-type="float" office:value="30" calcext:value-type="float">
            <text:p><text:s/>3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580" calcext:value-type="float">
            <text:p><text:s/>58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2" table:style-name="ce25" office:value-type="float" office:value="40" calcext:value-type="float">
            <text:p><text:s/>4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0" calcext:value-type="float">
            <text:p><text:s/>10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05" calcext:value-type="float">
            <text:p><text:s/>30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réformée</text:p>
          </table:table-cell>
          <table:table-cell table:number-columns-repeated="7" table:style-name="ce25" office:value-type="float" office:value="0" calcext:value-type="float">
            <text:p><text:s/>-   </text:p>
          </table:table-cell>
          <table:table-cell table:style-name="ce25" office:value-type="float" office:value="55" calcext:value-type="float">
            <text:p><text:s/>5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7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6" table:style-name="ce25" office:value-type="float" office:value="0" calcext:value-type="float">
            <text:p><text:s/>-  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number-columns-repeated="6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8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60" calcext:value-type="float">
            <text:p><text:s/>60 </text:p>
          </table:table-cell>
          <table:table-cell table:number-columns-repeated="10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5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église_unie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number-columns-repeated="2" table:style-name="ce25" office:value-type="float" office:value="85" calcext:value-type="float">
            <text:p><text:s/>8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925" calcext:value-type="float">
            <text:p><text:s/>92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50" calcext:value-type="float">
            <text:p><text:s/>50 </text:p>
          </table:table-cell>
          <table:table-cell table:number-columns-repeated="2" table:style-name="ce25" office:value-type="float" office:value="70" calcext:value-type="float">
            <text:p><text:s/>7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65" calcext:value-type="float">
            <text:p><text:s/>1 56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85" calcext:value-type="float">
            <text:p><text:s/>85 </text:p>
          </table:table-cell>
          <table:table-cell table:number-columns-repeated="2" table:style-name="ce25" office:value-type="float" office:value="10" calcext:value-type="float">
            <text:p><text:s/>1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50" calcext:value-type="float">
            <text:p><text:s/>5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45" calcext:value-type="float">
            <text:p><text:s/>64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640" calcext:value-type="float">
            <text:p><text:s/>1 64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615" calcext:value-type="float">
            <text:p><text:s/>615 </text:p>
          </table:table-cell>
          <table:table-cell table:number-columns-repeated="2" table:style-name="ce25" office:value-type="float" office:value="50" calcext:value-type="float">
            <text:p><text:s/>5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430" calcext:value-type="float">
            <text:p><text:s/>43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autres_traditions_chrétiennes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1400" calcext:value-type="float">
            <text:p><text:s/>1 400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1050" calcext:value-type="float">
            <text:p><text:s/>1 05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700" calcext:value-type="float">
            <text:p><text:s/>70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5065" calcext:value-type="float">
            <text:p><text:s/>5 065 </text:p>
          </table:table-cell>
          <table:table-cell table:style-name="ce25" office:value-type="float" office:value="1580" calcext:value-type="float">
            <text:p><text:s/>1 580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875" calcext:value-type="float">
            <text:p><text:s/>1 87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2205" calcext:value-type="float">
            <text:p><text:s/>2 20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1630" calcext:value-type="float">
            <text:p><text:s/>1 630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1900" calcext:value-type="float">
            <text:p><text:s/>1 900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315" calcext:value-type="float">
            <text:p><text:s/>2 315 </text:p>
          </table:table-cell>
          <table:table-cell table:style-name="ce25" office:value-type="float" office:value="1535" calcext:value-type="float">
            <text:p><text:s/>1 53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1100" calcext:value-type="float">
            <text:p><text:s/>1 100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1110" calcext:value-type="float">
            <text:p><text:s/>1 11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2170" calcext:value-type="float">
            <text:p><text:s/>2 17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755" calcext:value-type="float">
            <text:p><text:s/>1 755 </text:p>
          </table:table-cell>
          <table:table-cell table:style-name="ce25" office:value-type="float" office:value="935" calcext:value-type="float">
            <text:p><text:s/>935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850" calcext:value-type="float">
            <text:p><text:s/>850 </text:p>
          </table:table-cell>
          <table:table-cell table:style-name="ce25" office:value-type="float" office:value="1770" calcext:value-type="float">
            <text:p><text:s/>1 77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210" calcext:value-type="float">
            <text:p><text:s/>2 21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790" calcext:value-type="float">
            <text:p><text:s/>790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645" calcext:value-type="float">
            <text:p><text:s/>645 </text:p>
          </table:table-cell>
          <table:table-cell table:style-name="ce25" office:value-type="float" office:value="1365" calcext:value-type="float">
            <text:p><text:s/>1 365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1230" calcext:value-type="float">
            <text:p><text:s/>1 23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1830" calcext:value-type="float">
            <text:p><text:s/>1 830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1100" calcext:value-type="float">
            <text:p><text:s/>1 100 </text:p>
          </table:table-cell>
          <table:table-cell table:style-name="ce25" office:value-type="float" office:value="1020" calcext:value-type="float">
            <text:p><text:s/>1 02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hindous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595" calcext:value-type="float">
            <text:p><text:s/>2 59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240" calcext:value-type="float">
            <text:p><text:s/>1 24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340" calcext:value-type="float">
            <text:p><text:s/>3 340 </text:p>
          </table:table-cell>
          <table:table-cell table:style-name="ce25" office:value-type="float" office:value="50" calcext:value-type="float">
            <text:p><text:s/>5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325" calcext:value-type="float">
            <text:p><text:s/>1 3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260" calcext:value-type="float">
            <text:p><text:s/>26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950" calcext:value-type="float">
            <text:p><text:s/>95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75" calcext:value-type="float">
            <text:p><text:s/>7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1305" calcext:value-type="float">
            <text:p><text:s/>1 30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815" calcext:value-type="float">
            <text:p><text:s/>3 815 </text:p>
          </table:table-cell>
          <table:table-cell table:style-name="ce25" office:value-type="float" office:value="775" calcext:value-type="float">
            <text:p><text:s/>77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885" calcext:value-type="float">
            <text:p><text:s/>1 88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170" calcext:value-type="float">
            <text:p><text:s/>2 170 </text:p>
          </table:table-cell>
          <table:table-cell table:style-name="ce25" office:value-type="float" office:value="2535" calcext:value-type="float">
            <text:p><text:s/>2 5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2" table:style-name="ce25" office:value-type="float" office:value="35" calcext:value-type="float">
            <text:p><text:s/>35 </text:p>
          </table:table-cell>
          <table:table-cell table:style-name="ce25" office:value-type="float" office:value="180" calcext:value-type="float">
            <text:p><text:s/>180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number-columns-repeated="2"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4085" calcext:value-type="float">
            <text:p><text:s/>4 0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20" calcext:value-type="float">
            <text:p><text:s/>22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870" calcext:value-type="float">
            <text:p><text:s/>8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3090" calcext:value-type="float">
            <text:p><text:s/>3 09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720" calcext:value-type="float">
            <text:p><text:s/>1 72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840" calcext:value-type="float">
            <text:p><text:s/>840 </text:p>
          </table:table-cell>
          <table:table-cell table:style-name="ce25" office:value-type="float" office:value="1045" calcext:value-type="float">
            <text:p><text:s/>1 04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3240" calcext:value-type="float">
            <text:p><text:s/>3 24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juivre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6870" calcext:value-type="float">
            <text:p><text:s/>26 87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655" calcext:value-type="float">
            <text:p><text:s/>2 65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3375" calcext:value-type="float">
            <text:p><text:s/>3 37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0655" calcext:value-type="float">
            <text:p><text:s/>10 655 </text:p>
          </table:table-cell>
          <table:table-cell table:style-name="ce25" office:value-type="float" office:value="1570" calcext:value-type="float">
            <text:p><text:s/>1 5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605" calcext:value-type="float">
            <text:p><text:s/>4 60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905" calcext:value-type="float">
            <text:p><text:s/>7 90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0" calcext:value-type="float">
            <text:p><text:s/>10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785" calcext:value-type="float">
            <text:p><text:s/>78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525" calcext:value-type="float">
            <text:p><text:s/>1 5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5425" calcext:value-type="float">
            <text:p><text:s/>5 4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6965" calcext:value-type="float">
            <text:p><text:s/>6 96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musulmane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0400" calcext:value-type="float">
            <text:p><text:s/>20 400 </text:p>
          </table:table-cell>
          <table:table-cell table:style-name="ce25" office:value-type="float" office:value="11700" calcext:value-type="float">
            <text:p><text:s/>11 70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3175" calcext:value-type="float">
            <text:p><text:s/>3 17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14470" calcext:value-type="float">
            <text:p><text:s/>14 47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6850" calcext:value-type="float">
            <text:p><text:s/>6 850 </text:p>
          </table:table-cell>
          <table:table-cell table:style-name="ce25" office:value-type="float" office:value="1975" calcext:value-type="float">
            <text:p><text:s/>1 975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2505" calcext:value-type="float">
            <text:p><text:s/>2 505 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3740" calcext:value-type="float">
            <text:p><text:s/>3 740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15080" calcext:value-type="float">
            <text:p><text:s/>15 08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8590" calcext:value-type="float">
            <text:p><text:s/>8 590 </text:p>
          </table:table-cell>
          <table:table-cell table:style-name="ce25" office:value-type="float" office:value="2325" calcext:value-type="float">
            <text:p><text:s/>2 325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8510" calcext:value-type="float">
            <text:p><text:s/>8 51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2160" calcext:value-type="float">
            <text:p><text:s/>2 160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1950" calcext:value-type="float">
            <text:p><text:s/>1 950 </text:p>
          </table:table-cell>
          <table:table-cell table:style-name="ce25" office:value-type="float" office:value="3405" calcext:value-type="float">
            <text:p><text:s/>3 405 </text:p>
          </table:table-cell>
          <table:table-cell table:style-name="ce25" office:value-type="float" office:value="7805" calcext:value-type="float">
            <text:p><text:s/>7 80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340" calcext:value-type="float">
            <text:p><text:s/>2 340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22460" calcext:value-type="float">
            <text:p><text:s/>22 460 </text:p>
          </table:table-cell>
          <table:table-cell table:style-name="ce25" office:value-type="float" office:value="5955" calcext:value-type="float">
            <text:p><text:s/>5 955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11375" calcext:value-type="float">
            <text:p><text:s/>11 375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4125" calcext:value-type="float">
            <text:p><text:s/>4 125 </text:p>
          </table:table-cell>
          <table:table-cell table:style-name="ce25" office:value-type="float" office:value="5895" calcext:value-type="float">
            <text:p><text:s/>5 895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10205" calcext:value-type="float">
            <text:p><text:s/>10 205 </text:p>
          </table:table-cell>
          <table:table-cell table:style-name="ce25" office:value-type="float" office:value="10530" calcext:value-type="float">
            <text:p><text:s/>10 53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7640" calcext:value-type="float">
            <text:p><text:s/>7 640 </text:p>
          </table:table-cell>
          <table:table-cell table:style-name="ce25" office:value-type="float" office:value="5260" calcext:value-type="float">
            <text:p><text:s/>5 260 </text:p>
          </table:table-cell>
          <table:table-cell table:style-name="ce25" office:value-type="float" office:value="3650" calcext:value-type="float">
            <text:p><text:s/>3 65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2330" calcext:value-type="float">
            <text:p><text:s/>2 33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8650" calcext:value-type="float">
            <text:p><text:s/>8 65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250" calcext:value-type="float">
            <text:p><text:s/>2 250 </text:p>
          </table:table-cell>
          <table:table-cell table:style-name="ce25" office:value-type="float" office:value="6830" calcext:value-type="float">
            <text:p><text:s/>6 830 </text:p>
          </table:table-cell>
          <table:table-cell table:style-name="ce25" office:value-type="float" office:value="2020" calcext:value-type="float">
            <text:p><text:s/>2 020 </text:p>
          </table:table-cell>
          <table:table-cell table:style-name="ce25" office:value-type="float" office:value="990" calcext:value-type="float">
            <text:p><text:s/>990 </text:p>
          </table:table-cell>
          <table:table-cell table:style-name="ce25" office:value-type="float" office:value="1065" calcext:value-type="float">
            <text:p><text:s/>1 065 </text:p>
          </table:table-cell>
          <table:table-cell table:style-name="ce25" office:value-type="float" office:value="12705" calcext:value-type="float">
            <text:p><text:s/>12 705 </text:p>
          </table:table-cell>
          <table:table-cell table:style-name="ce25" office:value-type="float" office:value="6910" calcext:value-type="float">
            <text:p><text:s/>6 91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6145" calcext:value-type="float">
            <text:p><text:s/>6 14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2890" calcext:value-type="float">
            <text:p><text:s/>2 890 </text:p>
          </table:table-cell>
          <table:table-cell table:style-name="ce25" office:value-type="float" office:value="3145" calcext:value-type="float">
            <text:p><text:s/>3 14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3620" calcext:value-type="float">
            <text:p><text:s/>3 62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9160" calcext:value-type="float">
            <text:p><text:s/>9 16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7790" calcext:value-type="float">
            <text:p><text:s/>7 790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5165" calcext:value-type="float">
            <text:p><text:s/>5 165 </text:p>
          </table:table-cell>
          <table:table-cell table:style-name="ce25" office:value-type="float" office:value="9235" calcext:value-type="float">
            <text:p><text:s/>9 235 </text:p>
          </table:table-cell>
          <table:table-cell table:style-name="ce25" office:value-type="float" office:value="2495" calcext:value-type="float">
            <text:p><text:s/>2 495 </text:p>
          </table:table-cell>
          <table:table-cell table:style-name="ce25" office:value-type="float" office:value="7415" calcext:value-type="float">
            <text:p><text:s/>7 415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1475" calcext:value-type="float">
            <text:p><text:s/>1 475 </text:p>
          </table:table-cell>
          <table:table-cell table:style-name="ce25" office:value-type="float" office:value="19115" calcext:value-type="float">
            <text:p><text:s/>19 115 </text:p>
          </table:table-cell>
          <table:table-cell table:style-name="ce25" office:value-type="float" office:value="1860" calcext:value-type="float">
            <text:p><text:s/>1 860 </text:p>
          </table:table-cell>
          <table:table-cell table:style-name="ce25" office:value-type="float" office:value="3235" calcext:value-type="float">
            <text:p><text:s/>3 235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5825" calcext:value-type="float">
            <text:p><text:s/>5 825 </text:p>
          </table:table-cell>
          <table:table-cell table:style-name="ce25" office:value-type="float" office:value="1665" calcext:value-type="float">
            <text:p><text:s/>1 665 </text:p>
          </table:table-cell>
          <table:table-cell table:style-name="ce25" office:value-type="float" office:value="2890" calcext:value-type="float">
            <text:p><text:s/>2 890 </text:p>
          </table:table-cell>
          <table:table-cell table:style-name="ce25" office:value-type="float" office:value="1725" calcext:value-type="float">
            <text:p><text:s/>1 72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6035" calcext:value-type="float">
            <text:p><text:s/>6 035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4140" calcext:value-type="float">
            <text:p><text:s/>4 140 </text:p>
          </table:table-cell>
          <table:table-cell table:style-name="ce25" office:value-type="float" office:value="1500" calcext:value-type="float">
            <text:p><text:s/>1 500 </text:p>
          </table:table-cell>
          <table:table-cell table:style-name="ce25" office:value-type="float" office:value="4000" calcext:value-type="float">
            <text:p><text:s/>4 000 </text:p>
          </table:table-cell>
          <table:table-cell table:style-name="ce25" office:value-type="float" office:value="12900" calcext:value-type="float">
            <text:p><text:s/>12 900 </text:p>
          </table:table-cell>
          <table:table-cell table:style-name="ce25" office:value-type="float" office:value="5440" calcext:value-type="float">
            <text:p><text:s/>5 440 </text:p>
          </table:table-cell>
          <table:table-cell table:style-name="ce25" office:value-type="float" office:value="10350" calcext:value-type="float">
            <text:p><text:s/>10 35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sikhe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840" calcext:value-type="float">
            <text:p><text:s/>840 </text:p>
          </table:table-cell>
          <table:table-cell table:style-name="ce25" office:value-type="float" office:value="35" calcext:value-type="float">
            <text:p><text:s/>35 </text:p>
          </table:table-cell>
          <table:table-cell table:number-columns-repeated="8"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20" calcext:value-type="float">
            <text:p><text:s/>12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35" calcext:value-type="float">
            <text:p><text:s/>13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565" calcext:value-type="float">
            <text:p><text:s/>56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200" calcext:value-type="float">
            <text:p><text:s/>1 20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30" calcext:value-type="float">
            <text:p><text:s/>13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80" calcext:value-type="float">
            <text:p><text:s/>80 </text:p>
          </table:table-cell>
          <table:table-cell table:number-columns-repeated="5" table:style-name="ce25" office:value-type="float" office:value="0" calcext:value-type="float">
            <text:p><text:s/>-  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55" calcext:value-type="float">
            <text:p><text:s/>5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660" calcext:value-type="float">
            <text:p><text:s/>4 66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4290" calcext:value-type="float">
            <text:p><text:s/>4 29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80" calcext:value-type="float">
            <text:p><text:s/>68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80" calcext:value-type="float">
            <text:p><text:s/>28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8" table:style-name="ce25" office:value-type="float" office:value="0" calcext:value-type="float">
            <text:p><text:s/>-   </text:p>
          </table:table-cell>
          <table:table-cell table:style-name="ce25" office:value-type="float" office:value="1775" calcext:value-type="float">
            <text:p><text:s/>1 77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350" calcext:value-type="float">
            <text:p><text:s/>35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665" calcext:value-type="float">
            <text:p><text:s/>1 6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685" calcext:value-type="float">
            <text:p><text:s/>68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spiritualité_traditionnelle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55" calcext:value-type="float">
            <text:p><text:s/>55 </text:p>
          </table:table-cell>
          <table:table-cell table:number-columns-repeated="8" table:style-name="ce25" office:value-type="float" office:value="0" calcext:value-type="float">
            <text:p><text:s/>-  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15" calcext:value-type="float">
            <text:p><text:s/>2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0" calcext:value-type="float">
            <text:p><text:s/>200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9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95" calcext:value-type="float">
            <text:p><text:s/>9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3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870" calcext:value-type="float">
            <text:p><text:s/>870 </text:p>
          </table:table-cell>
          <table:table-cell table:number-columns-repeated="4"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0" calcext:value-type="float">
            <text:p><text:s/>-   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autres_traditions_religieuse_et_spirituelles</text:p>
          </table:table-cell>
          <table:table-cell table:number-columns-repeated="2" table:style-name="ce25" office:value-type="float" office:value="60" calcext:value-type="float">
            <text:p><text:s/>60 </text:p>
          </table:table-cell>
          <table:table-cell table:number-columns-repeated="2" table:style-name="ce25" office:value-type="float" office:value="250" calcext:value-type="float">
            <text:p><text:s/>25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90" calcext:value-type="float">
            <text:p><text:s/>190 </text:p>
          </table:table-cell>
          <table:table-cell table:number-columns-repeated="2" table:style-name="ce25" office:value-type="float" office:value="100" calcext:value-type="float">
            <text:p><text:s/>10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585" calcext:value-type="float">
            <text:p><text:s/>58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religion_</text:span>aucune_religion</text:p>
          </table:table-cell>
          <table:table-cell table:style-name="ce25" office:value-type="float" office:value="11885" calcext:value-type="float">
            <text:p><text:s/>11 885 </text:p>
          </table:table-cell>
          <table:table-cell table:style-name="ce25" office:value-type="float" office:value="10040" calcext:value-type="float">
            <text:p><text:s/>10 040 </text:p>
          </table:table-cell>
          <table:table-cell table:style-name="ce25" office:value-type="float" office:value="12570" calcext:value-type="float">
            <text:p><text:s/>12 570 </text:p>
          </table:table-cell>
          <table:table-cell table:style-name="ce25" office:value-type="float" office:value="12440" calcext:value-type="float">
            <text:p><text:s/>12 440 </text:p>
          </table:table-cell>
          <table:table-cell table:style-name="ce25" office:value-type="float" office:value="20080" calcext:value-type="float">
            <text:p><text:s/>20 080 </text:p>
          </table:table-cell>
          <table:table-cell table:style-name="ce25" office:value-type="float" office:value="15760" calcext:value-type="float">
            <text:p><text:s/>15 760 </text:p>
          </table:table-cell>
          <table:table-cell table:style-name="ce25" office:value-type="float" office:value="10230" calcext:value-type="float">
            <text:p><text:s/>10 230 </text:p>
          </table:table-cell>
          <table:table-cell table:style-name="ce25" office:value-type="float" office:value="9340" calcext:value-type="float">
            <text:p><text:s/>9 340 </text:p>
          </table:table-cell>
          <table:table-cell table:style-name="ce25" office:value-type="float" office:value="16275" calcext:value-type="float">
            <text:p><text:s/>16 275 </text:p>
          </table:table-cell>
          <table:table-cell table:style-name="ce25" office:value-type="float" office:value="10570" calcext:value-type="float">
            <text:p><text:s/>10 570 </text:p>
          </table:table-cell>
          <table:table-cell table:style-name="ce25" office:value-type="float" office:value="19535" calcext:value-type="float">
            <text:p><text:s/>19 535 </text:p>
          </table:table-cell>
          <table:table-cell table:style-name="ce25" office:value-type="float" office:value="20625" calcext:value-type="float">
            <text:p><text:s/>20 625 </text:p>
          </table:table-cell>
          <table:table-cell table:style-name="ce25" office:value-type="float" office:value="22015" calcext:value-type="float">
            <text:p><text:s/>22 015 </text:p>
          </table:table-cell>
          <table:table-cell table:style-name="ce25" office:value-type="float" office:value="6395" calcext:value-type="float">
            <text:p><text:s/>6 395 </text:p>
          </table:table-cell>
          <table:table-cell table:style-name="ce25" office:value-type="float" office:value="23740" calcext:value-type="float">
            <text:p><text:s/>23 740 </text:p>
          </table:table-cell>
          <table:table-cell table:style-name="ce25" office:value-type="float" office:value="14340" calcext:value-type="float">
            <text:p><text:s/>14 340 </text:p>
          </table:table-cell>
          <table:table-cell table:style-name="ce25" office:value-type="float" office:value="26715" calcext:value-type="float">
            <text:p><text:s/>26 715 </text:p>
          </table:table-cell>
          <table:table-cell table:style-name="ce25" office:value-type="float" office:value="21710" calcext:value-type="float">
            <text:p><text:s/>21 710 </text:p>
          </table:table-cell>
          <table:table-cell table:style-name="ce25" office:value-type="float" office:value="23485" calcext:value-type="float">
            <text:p><text:s/>23 485 </text:p>
          </table:table-cell>
          <table:table-cell table:style-name="ce25" office:value-type="float" office:value="16730" calcext:value-type="float">
            <text:p><text:s/>16 730 </text:p>
          </table:table-cell>
          <table:table-cell table:style-name="ce25" office:value-type="float" office:value="19605" calcext:value-type="float">
            <text:p><text:s/>19 605 </text:p>
          </table:table-cell>
          <table:table-cell table:style-name="ce25" office:value-type="float" office:value="20270" calcext:value-type="float">
            <text:p><text:s/>20 270 </text:p>
          </table:table-cell>
          <table:table-cell table:style-name="ce25" office:value-type="float" office:value="13255" calcext:value-type="float">
            <text:p><text:s/>13 255 </text:p>
          </table:table-cell>
          <table:table-cell table:style-name="ce25" office:value-type="float" office:value="17945" calcext:value-type="float">
            <text:p><text:s/>17 945 </text:p>
          </table:table-cell>
          <table:table-cell table:style-name="ce25" office:value-type="float" office:value="23450" calcext:value-type="float">
            <text:p><text:s/>23 450 </text:p>
          </table:table-cell>
          <table:table-cell table:style-name="ce25" office:value-type="float" office:value="12085" calcext:value-type="float">
            <text:p><text:s/>12 085 </text:p>
          </table:table-cell>
          <table:table-cell table:style-name="ce25" office:value-type="float" office:value="9085" calcext:value-type="float">
            <text:p><text:s/>9 085 </text:p>
          </table:table-cell>
          <table:table-cell table:style-name="ce25" office:value-type="float" office:value="20940" calcext:value-type="float">
            <text:p><text:s/>20 940 </text:p>
          </table:table-cell>
          <table:table-cell table:style-name="ce25" office:value-type="float" office:value="9660" calcext:value-type="float">
            <text:p><text:s/>9 660 </text:p>
          </table:table-cell>
          <table:table-cell table:style-name="ce25" office:value-type="float" office:value="16140" calcext:value-type="float">
            <text:p><text:s/>16 140 </text:p>
          </table:table-cell>
          <table:table-cell table:style-name="ce25" office:value-type="float" office:value="17795" calcext:value-type="float">
            <text:p><text:s/>17 795 </text:p>
          </table:table-cell>
          <table:table-cell table:style-name="ce25" office:value-type="float" office:value="15615" calcext:value-type="float">
            <text:p><text:s/>15 615 </text:p>
          </table:table-cell>
          <table:table-cell table:style-name="ce25" office:value-type="float" office:value="10760" calcext:value-type="float">
            <text:p><text:s/>10 760 </text:p>
          </table:table-cell>
          <table:table-cell table:style-name="ce25" office:value-type="float" office:value="9390" calcext:value-type="float">
            <text:p><text:s/>9 390 </text:p>
          </table:table-cell>
          <table:table-cell table:style-name="ce25" office:value-type="float" office:value="13585" calcext:value-type="float">
            <text:p><text:s/>13 585 </text:p>
          </table:table-cell>
          <table:table-cell table:style-name="ce25" office:value-type="float" office:value="5595" calcext:value-type="float">
            <text:p><text:s/>5 595 </text:p>
          </table:table-cell>
          <table:table-cell table:style-name="ce25" office:value-type="float" office:value="26885" calcext:value-type="float">
            <text:p><text:s/>26 885 </text:p>
          </table:table-cell>
          <table:table-cell table:style-name="ce25" office:value-type="float" office:value="33775" calcext:value-type="float">
            <text:p><text:s/>33 775 </text:p>
          </table:table-cell>
          <table:table-cell table:style-name="ce25" office:value-type="float" office:value="19255" calcext:value-type="float">
            <text:p><text:s/>19 255 </text:p>
          </table:table-cell>
          <table:table-cell table:style-name="ce25" office:value-type="float" office:value="18730" calcext:value-type="float">
            <text:p><text:s/>18 730 </text:p>
          </table:table-cell>
          <table:table-cell table:style-name="ce25" office:value-type="float" office:value="29635" calcext:value-type="float">
            <text:p><text:s/>29 635 </text:p>
          </table:table-cell>
          <table:table-cell table:style-name="ce25" office:value-type="float" office:value="28510" calcext:value-type="float">
            <text:p><text:s/>28 510 </text:p>
          </table:table-cell>
          <table:table-cell table:style-name="ce25" office:value-type="float" office:value="14905" calcext:value-type="float">
            <text:p><text:s/>14 905 </text:p>
          </table:table-cell>
          <table:table-cell table:style-name="ce25" office:value-type="float" office:value="18650" calcext:value-type="float">
            <text:p><text:s/>18 650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19475" calcext:value-type="float">
            <text:p><text:s/>19 475 </text:p>
          </table:table-cell>
          <table:table-cell table:style-name="ce25" office:value-type="float" office:value="20890" calcext:value-type="float">
            <text:p><text:s/>20 890 </text:p>
          </table:table-cell>
          <table:table-cell table:style-name="ce25" office:value-type="float" office:value="9290" calcext:value-type="float">
            <text:p><text:s/>9 290 </text:p>
          </table:table-cell>
          <table:table-cell table:style-name="ce25" office:value-type="float" office:value="20770" calcext:value-type="float">
            <text:p><text:s/>20 770 </text:p>
          </table:table-cell>
          <table:table-cell table:style-name="ce25" office:value-type="float" office:value="21280" calcext:value-type="float">
            <text:p><text:s/>21 280 </text:p>
          </table:table-cell>
          <table:table-cell table:style-name="ce25" office:value-type="float" office:value="19685" calcext:value-type="float">
            <text:p><text:s/>19 685 </text:p>
          </table:table-cell>
          <table:table-cell table:style-name="ce25" office:value-type="float" office:value="11405" calcext:value-type="float">
            <text:p><text:s/>11 405 </text:p>
          </table:table-cell>
          <table:table-cell table:style-name="ce25" office:value-type="float" office:value="23485" calcext:value-type="float">
            <text:p><text:s/>23 485 </text:p>
          </table:table-cell>
          <table:table-cell table:style-name="ce25" office:value-type="float" office:value="24770" calcext:value-type="float">
            <text:p><text:s/>24 770 </text:p>
          </table:table-cell>
          <table:table-cell table:style-name="ce25" office:value-type="float" office:value="18870" calcext:value-type="float">
            <text:p><text:s/>18 870 </text:p>
          </table:table-cell>
          <table:table-cell table:style-name="ce25" office:value-type="float" office:value="15950" calcext:value-type="float">
            <text:p><text:s/>15 950 </text:p>
          </table:table-cell>
          <table:table-cell table:style-name="ce25" office:value-type="float" office:value="9775" calcext:value-type="float">
            <text:p><text:s/>9 775 </text:p>
          </table:table-cell>
          <table:table-cell table:style-name="ce25" office:value-type="float" office:value="8130" calcext:value-type="float">
            <text:p><text:s/>8 130 </text:p>
          </table:table-cell>
          <table:table-cell table:style-name="ce25" office:value-type="float" office:value="22340" calcext:value-type="float">
            <text:p><text:s/>22 340 </text:p>
          </table:table-cell>
          <table:table-cell table:style-name="ce25" office:value-type="float" office:value="16900" calcext:value-type="float">
            <text:p><text:s/>16 900 </text:p>
          </table:table-cell>
          <table:table-cell table:style-name="ce25" office:value-type="float" office:value="27025" calcext:value-type="float">
            <text:p><text:s/>27 025 </text:p>
          </table:table-cell>
          <table:table-cell table:style-name="ce25" office:value-type="float" office:value="18560" calcext:value-type="float">
            <text:p><text:s/>18 560 </text:p>
          </table:table-cell>
          <table:table-cell table:style-name="ce25" office:value-type="float" office:value="16875" calcext:value-type="float">
            <text:p><text:s/>16 875 </text:p>
          </table:table-cell>
          <table:table-cell table:style-name="ce25" office:value-type="float" office:value="16925" calcext:value-type="float">
            <text:p><text:s/>16 925 </text:p>
          </table:table-cell>
          <table:table-cell table:style-name="ce25" office:value-type="float" office:value="15350" calcext:value-type="float">
            <text:p><text:s/>15 350 </text:p>
          </table:table-cell>
          <table:table-cell table:style-name="ce25" office:value-type="float" office:value="14920" calcext:value-type="float">
            <text:p><text:s/>14 920 </text:p>
          </table:table-cell>
          <table:table-cell table:style-name="ce25" office:value-type="float" office:value="13985" calcext:value-type="float">
            <text:p><text:s/>13 985 </text:p>
          </table:table-cell>
          <table:table-cell table:style-name="ce25" office:value-type="float" office:value="19265" calcext:value-type="float">
            <text:p><text:s/>19 265 </text:p>
          </table:table-cell>
          <table:table-cell table:style-name="ce25" office:value-type="float" office:value="21970" calcext:value-type="float">
            <text:p><text:s/>21 970 </text:p>
          </table:table-cell>
          <table:table-cell table:style-name="ce25" office:value-type="float" office:value="18755" calcext:value-type="float">
            <text:p><text:s/>18 755 </text:p>
          </table:table-cell>
          <table:table-cell table:style-name="ce25" office:value-type="float" office:value="12725" calcext:value-type="float">
            <text:p><text:s/>12 725 </text:p>
          </table:table-cell>
          <table:table-cell table:style-name="ce25" office:value-type="float" office:value="17495" calcext:value-type="float">
            <text:p><text:s/>17 495 </text:p>
          </table:table-cell>
          <table:table-cell table:style-name="ce25" office:value-type="float" office:value="8740" calcext:value-type="float">
            <text:p><text:s/>8 740 </text:p>
          </table:table-cell>
          <table:table-cell table:style-name="ce25" office:value-type="float" office:value="20130" calcext:value-type="float">
            <text:p><text:s/>20 130 </text:p>
          </table:table-cell>
          <table:table-cell table:style-name="ce25" office:value-type="float" office:value="11150" calcext:value-type="float">
            <text:p><text:s/>11 150 </text:p>
          </table:table-cell>
          <table:table-cell table:style-name="ce25" office:value-type="float" office:value="39395" calcext:value-type="float">
            <text:p><text:s/>39 395 </text:p>
          </table:table-cell>
          <table:table-cell table:style-name="ce25" office:value-type="float" office:value="10850" calcext:value-type="float">
            <text:p><text:s/>10 850 </text:p>
          </table:table-cell>
          <table:table-cell table:style-name="ce25" office:value-type="float" office:value="28215" calcext:value-type="float">
            <text:p><text:s/>28 215 </text:p>
          </table:table-cell>
          <table:table-cell table:style-name="ce25" office:value-type="float" office:value="19515" calcext:value-type="float">
            <text:p><text:s/>19 515 </text:p>
          </table:table-cell>
          <table:table-cell table:style-name="ce25" office:value-type="float" office:value="20030" calcext:value-type="float">
            <text:p><text:s/>20 030 </text:p>
          </table:table-cell>
          <table:table-cell table:style-name="ce25" office:value-type="float" office:value="25725" calcext:value-type="float">
            <text:p><text:s/>25 725 </text:p>
          </table:table-cell>
          <table:table-cell table:style-name="ce25" office:value-type="float" office:value="16855" calcext:value-type="float">
            <text:p><text:s/>16 855 </text:p>
          </table:table-cell>
          <table:table-cell table:style-name="ce25" office:value-type="float" office:value="11300" calcext:value-type="float">
            <text:p><text:s/>11 300 </text:p>
          </table:table-cell>
          <table:table-cell table:style-name="ce25" office:value-type="float" office:value="24670" calcext:value-type="float">
            <text:p><text:s/>24 670 </text:p>
          </table:table-cell>
          <table:table-cell table:style-name="ce25" office:value-type="float" office:value="16165" calcext:value-type="float">
            <text:p><text:s/>16 165 </text:p>
          </table:table-cell>
          <table:table-cell table:style-name="ce25" office:value-type="float" office:value="23605" calcext:value-type="float">
            <text:p><text:s/>23 605 </text:p>
          </table:table-cell>
          <table:table-cell table:style-name="ce25" office:value-type="float" office:value="14000" calcext:value-type="float">
            <text:p><text:s/>14 000 </text:p>
          </table:table-cell>
          <table:table-cell table:style-name="ce25" office:value-type="float" office:value="23125" calcext:value-type="float">
            <text:p><text:s/>23 125 </text:p>
          </table:table-cell>
          <table:table-cell table:style-name="ce25" office:value-type="float" office:value="12835" calcext:value-type="float">
            <text:p><text:s/>12 835 </text:p>
          </table:table-cell>
          <table:table-cell table:style-name="ce25" office:value-type="float" office:value="21730" calcext:value-type="float">
            <text:p><text:s/>21 730 </text:p>
          </table:table-cell>
          <table:table-cell table:style-name="ce25" office:value-type="float" office:value="7520" calcext:value-type="float">
            <text:p><text:s/>7 520 </text:p>
          </table:table-cell>
          <table:table-cell table:style-name="ce25" office:value-type="float" office:value="15665" calcext:value-type="float">
            <text:p><text:s/>15 665 </text:p>
          </table:table-cell>
          <table:table-cell table:style-name="ce25" office:value-type="float" office:value="13205" calcext:value-type="float">
            <text:p><text:s/>13 205 </text:p>
          </table:table-cell>
          <table:table-cell table:style-name="ce25" office:value-type="float" office:value="23465" calcext:value-type="float">
            <text:p><text:s/>23 465 </text:p>
          </table:table-cell>
          <table:table-cell table:style-name="ce25" office:value-type="float" office:value="13430" calcext:value-type="float">
            <text:p><text:s/>13 430 </text:p>
          </table:table-cell>
          <table:table-cell table:style-name="ce25" office:value-type="float" office:value="9490" calcext:value-type="float">
            <text:p><text:s/>9 490 </text:p>
          </table:table-cell>
          <table:table-cell table:style-name="ce25" office:value-type="float" office:value="13225" calcext:value-type="float">
            <text:p><text:s/>13 225 </text:p>
          </table:table-cell>
          <table:table-cell table:style-name="ce25" office:value-type="float" office:value="7685" calcext:value-type="float">
            <text:p><text:s/>7 685 </text:p>
          </table:table-cell>
          <table:table-cell table:style-name="ce25" office:value-type="float" office:value="28640" calcext:value-type="float">
            <text:p><text:s/>28 640 </text:p>
          </table:table-cell>
          <table:table-cell table:style-name="ce25" office:value-type="float" office:value="19270" calcext:value-type="float">
            <text:p><text:s/>19 270 </text:p>
          </table:table-cell>
          <table:table-cell table:style-name="ce25" office:value-type="float" office:value="16685" calcext:value-type="float">
            <text:p><text:s/>16 685 </text:p>
          </table:table-cell>
          <table:table-cell table:style-name="ce25" office:value-type="float" office:value="33405" calcext:value-type="float">
            <text:p><text:s/>33 405 </text:p>
          </table:table-cell>
          <table:table-cell table:style-name="ce25" office:value-type="float" office:value="14300" calcext:value-type="float">
            <text:p><text:s/>14 300 </text:p>
          </table:table-cell>
          <table:table-cell table:style-name="ce25" office:value-type="float" office:value="22405" calcext:value-type="float">
            <text:p><text:s/>22 405 </text:p>
          </table:table-cell>
          <table:table-cell table:style-name="ce25" office:value-type="float" office:value="33780" calcext:value-type="float">
            <text:p><text:s/>33 780 </text:p>
          </table:table-cell>
          <table:table-cell table:style-name="ce25" office:value-type="float" office:value="19150" calcext:value-type="float">
            <text:p><text:s/>19 150 </text:p>
          </table:table-cell>
          <table:table-cell table:style-name="ce25" office:value-type="float" office:value="22690" calcext:value-type="float">
            <text:p><text:s/>22 690 </text:p>
          </table:table-cell>
          <table:table-cell table:style-name="ce25" office:value-type="float" office:value="24415" calcext:value-type="float">
            <text:p><text:s/>24 415 </text:p>
          </table:table-cell>
          <table:table-cell table:style-name="ce25" office:value-type="float" office:value="18175" calcext:value-type="float">
            <text:p><text:s/>18 175 </text:p>
          </table:table-cell>
          <table:table-cell table:style-name="ce25" office:value-type="float" office:value="15415" calcext:value-type="float">
            <text:p><text:s/>15 415 </text:p>
          </table:table-cell>
          <table:table-cell table:style-name="ce25" office:value-type="float" office:value="24745" calcext:value-type="float">
            <text:p><text:s/>24 745 </text:p>
          </table:table-cell>
          <table:table-cell table:style-name="ce25" office:value-type="float" office:value="22985" calcext:value-type="float">
            <text:p><text:s/>22 985 </text:p>
          </table:table-cell>
          <table:table-cell table:style-name="ce25" office:value-type="float" office:value="21060" calcext:value-type="float">
            <text:p><text:s/>21 060 </text:p>
          </table:table-cell>
          <table:table-cell table:style-name="ce25" office:value-type="float" office:value="26060" calcext:value-type="float">
            <text:p><text:s/>26 060 </text:p>
          </table:table-cell>
          <table:table-cell table:style-name="ce25" office:value-type="float" office:value="20660" calcext:value-type="float">
            <text:p><text:s/>20 660 </text:p>
          </table:table-cell>
          <table:table-cell table:style-name="ce25" office:value-type="float" office:value="19090" calcext:value-type="float">
            <text:p><text:s/>19 090 </text:p>
          </table:table-cell>
          <table:table-cell table:style-name="ce25" office:value-type="float" office:value="11330" calcext:value-type="float">
            <text:p><text:s/>11 330 </text:p>
          </table:table-cell>
          <table:table-cell table:style-name="ce25" office:value-type="float" office:value="18730" calcext:value-type="float">
            <text:p><text:s/>18 730 </text:p>
          </table:table-cell>
          <table:table-cell table:style-name="ce25" office:value-type="float" office:value="19705" calcext:value-type="float">
            <text:p><text:s/>19 705 </text:p>
          </table:table-cell>
          <table:table-cell table:style-name="ce25" office:value-type="float" office:value="20320" calcext:value-type="float">
            <text:p><text:s/>20 320 </text:p>
          </table:table-cell>
          <table:table-cell table:style-name="ce25" office:value-type="float" office:value="24265" calcext:value-type="float">
            <text:p><text:s/>24 265 </text:p>
          </table:table-cell>
          <table:table-cell table:style-name="ce25" office:value-type="float" office:value="27905" calcext:value-type="float">
            <text:p><text:s/>27 905 </text:p>
          </table:table-cell>
          <table:table-cell table:style-name="ce25" office:value-type="float" office:value="17780" calcext:value-type="float">
            <text:p><text:s/>17 780 </text:p>
          </table:table-cell>
          <table:table-cell table:style-name="ce25" office:value-type="float" office:value="10790" calcext:value-type="float">
            <text:p><text:s/>10 790 </text:p>
          </table:table-cell>
          <table:table-cell table:style-name="ce25" office:value-type="float" office:value="33900" calcext:value-type="float">
            <text:p><text:s/>33 900 </text:p>
          </table:table-cell>
          <table:table-cell table:number-columns-repeated="16255"/>
        </table:table-row>
        <table:table-row table:style-name="ro1">
          <table:table-cell table:style-name="ce8" office:value-type="string" calcext:value-type="string">
            <text:p>famille_revenu_median</text:p>
          </table:table-cell>
          <table:table-cell table:style-name="ce21" office:value-type="float" office:value="104000" calcext:value-type="float">
            <text:p><text:s/>104 000 </text:p>
          </table:table-cell>
          <table:table-cell table:style-name="ce21" office:value-type="float" office:value="98000" calcext:value-type="float">
            <text:p><text:s/>98 000 </text:p>
          </table:table-cell>
          <table:table-cell table:style-name="ce21" office:value-type="float" office:value="86000" calcext:value-type="float">
            <text:p><text:s/>86 000 </text:p>
          </table:table-cell>
          <table:table-cell table:style-name="ce21" office:value-type="float" office:value="91000" calcext:value-type="float">
            <text:p><text:s/>91 000 </text:p>
          </table:table-cell>
          <table:table-cell table:style-name="ce21" office:value-type="float" office:value="94000" calcext:value-type="float">
            <text:p><text:s/>94 000 </text:p>
          </table:table-cell>
          <table:table-cell table:style-name="ce21" office:value-type="float" office:value="87000" calcext:value-type="float">
            <text:p><text:s/>87 000 </text:p>
          </table:table-cell>
          <table:table-cell table:style-name="ce21" office:value-type="float" office:value="98000" calcext:value-type="float">
            <text:p><text:s/>98 000 </text:p>
          </table:table-cell>
          <table:table-cell table:style-name="ce21" office:value-type="float" office:value="89000" calcext:value-type="float">
            <text:p><text:s/>89 000 </text:p>
          </table:table-cell>
          <table:table-cell table:style-name="ce21" office:value-type="float" office:value="90000" calcext:value-type="float">
            <text:p><text:s/>90 000 </text:p>
          </table:table-cell>
          <table:table-cell table:style-name="ce21" office:value-type="float" office:value="95000" calcext:value-type="float">
            <text:p><text:s/>95 000 </text:p>
          </table:table-cell>
          <table:table-cell table:style-name="ce21" office:value-type="float" office:value="83000" calcext:value-type="float">
            <text:p><text:s/>83 000 </text:p>
          </table:table-cell>
          <table:table-cell table:style-name="ce21" office:value-type="float" office:value="86000" calcext:value-type="float">
            <text:p><text:s/>86 000 </text:p>
          </table:table-cell>
          <table:table-cell table:style-name="ce21" office:value-type="float" office:value="122000" calcext:value-type="float">
            <text:p><text:s/>122 000 </text:p>
          </table:table-cell>
          <table:table-cell table:style-name="ce21" office:value-type="float" office:value="84000" calcext:value-type="float">
            <text:p><text:s/>84 000 </text:p>
          </table:table-cell>
          <table:table-cell table:style-name="ce21" office:value-type="float" office:value="115000" calcext:value-type="float">
            <text:p><text:s/>115 000 </text:p>
          </table:table-cell>
          <table:table-cell table:style-name="ce21" office:value-type="float" office:value="76000" calcext:value-type="float">
            <text:p><text:s/>76 000 </text:p>
          </table:table-cell>
          <table:table-cell table:style-name="ce21" office:value-type="float" office:value="94000" calcext:value-type="float">
            <text:p><text:s/>94 000 </text:p>
          </table:table-cell>
          <table:table-cell table:style-name="ce21" office:value-type="float" office:value="89000" calcext:value-type="float">
            <text:p><text:s/>89 000 </text:p>
          </table:table-cell>
          <table:table-cell table:style-name="ce21" office:value-type="float" office:value="123000" calcext:value-type="float">
            <text:p><text:s/>123 000 </text:p>
          </table:table-cell>
          <table:table-cell table:style-name="ce21" office:value-type="float" office:value="86000" calcext:value-type="float">
            <text:p><text:s/>86 000 </text:p>
          </table:table-cell>
          <table:table-cell table:style-name="ce21" office:value-type="float" office:value="98000" calcext:value-type="float">
            <text:p><text:s/>98 000 </text:p>
          </table:table-cell>
          <table:table-cell table:style-name="ce21" office:value-type="float" office:value="99000" calcext:value-type="float">
            <text:p><text:s/>99 000 </text:p>
          </table:table-cell>
          <table:table-cell table:style-name="ce21" office:value-type="float" office:value="100000" calcext:value-type="float">
            <text:p><text:s/>100 000 </text:p>
          </table:table-cell>
          <table:table-cell table:style-name="ce21" office:value-type="float" office:value="103000" calcext:value-type="float">
            <text:p><text:s/>103 000 </text:p>
          </table:table-cell>
          <table:table-cell table:style-name="ce21" office:value-type="float" office:value="112000" calcext:value-type="float">
            <text:p><text:s/>112 000 </text:p>
          </table:table-cell>
          <table:table-cell table:style-name="ce21" office:value-type="float" office:value="95000" calcext:value-type="float">
            <text:p><text:s/>95 000 </text:p>
          </table:table-cell>
          <table:table-cell table:style-name="ce21" office:value-type="float" office:value="87000" calcext:value-type="float">
            <text:p><text:s/>87 000 </text:p>
          </table:table-cell>
          <table:table-cell table:style-name="ce21" office:value-type="float" office:value="119000" calcext:value-type="float">
            <text:p><text:s/>119 000 </text:p>
          </table:table-cell>
          <table:table-cell table:style-name="ce21" office:value-type="float" office:value="84000" calcext:value-type="float">
            <text:p><text:s/>84 000 </text:p>
          </table:table-cell>
          <table:table-cell table:style-name="ce21" office:value-type="float" office:value="90000" calcext:value-type="float">
            <text:p><text:s/>90 000 </text:p>
          </table:table-cell>
          <table:table-cell table:style-name="ce21" office:value-type="float" office:value="102000" calcext:value-type="float">
            <text:p><text:s/>102 000 </text:p>
          </table:table-cell>
          <table:table-cell table:style-name="ce21" office:value-type="float" office:value="89000" calcext:value-type="float">
            <text:p><text:s/>89 000 </text:p>
          </table:table-cell>
          <table:table-cell table:style-name="ce21" office:value-type="float" office:value="96000" calcext:value-type="float">
            <text:p><text:s/>96 000 </text:p>
          </table:table-cell>
          <table:table-cell table:style-name="ce21" office:value-type="float" office:value="111000" calcext:value-type="float">
            <text:p><text:s/>111 000 </text:p>
          </table:table-cell>
          <table:table-cell table:style-name="ce21" office:value-type="float" office:value="117000" calcext:value-type="float">
            <text:p><text:s/>117 000 </text:p>
          </table:table-cell>
          <table:table-cell table:style-name="ce21" office:value-type="float" office:value="83000" calcext:value-type="float">
            <text:p><text:s/>83 000 </text:p>
          </table:table-cell>
          <table:table-cell table:style-name="ce21" office:value-type="float" office:value="120000" calcext:value-type="float">
            <text:p><text:s/>120 000 </text:p>
          </table:table-cell>
          <table:table-cell table:style-name="ce21" office:value-type="float" office:value="102000" calcext:value-type="float">
            <text:p><text:s/>102 000 </text:p>
          </table:table-cell>
          <table:table-cell table:style-name="ce21" office:value-type="float" office:value="88000" calcext:value-type="float">
            <text:p><text:s/>88 000 </text:p>
          </table:table-cell>
          <table:table-cell table:style-name="ce21" office:value-type="float" office:value="107000" calcext:value-type="float">
            <text:p><text:s/>107 000 </text:p>
          </table:table-cell>
          <table:table-cell table:style-name="ce21" office:value-type="float" office:value="86000" calcext:value-type="float">
            <text:p><text:s/>86 000 </text:p>
          </table:table-cell>
          <table:table-cell table:style-name="ce21" office:value-type="float" office:value="103000" calcext:value-type="float">
            <text:p><text:s/>103 000 </text:p>
          </table:table-cell>
          <table:table-cell table:style-name="ce21" office:value-type="float" office:value="92000" calcext:value-type="float">
            <text:p><text:s/>92 000 </text:p>
          </table:table-cell>
          <table:table-cell table:style-name="ce21" office:value-type="float" office:value="97000" calcext:value-type="float">
            <text:p><text:s/>97 000 </text:p>
          </table:table-cell>
          <table:table-cell table:style-name="ce21" office:value-type="float" office:value="101000" calcext:value-type="float">
            <text:p><text:s/>101 000 </text:p>
          </table:table-cell>
          <table:table-cell table:style-name="ce21" office:value-type="float" office:value="133000" calcext:value-type="float">
            <text:p><text:s/>133 000 </text:p>
          </table:table-cell>
          <table:table-cell table:style-name="ce21" office:value-type="float" office:value="81000" calcext:value-type="float">
            <text:p><text:s/>81 000 </text:p>
          </table:table-cell>
          <table:table-cell table:style-name="ce21" office:value-type="float" office:value="84000" calcext:value-type="float">
            <text:p><text:s/>84 000 </text:p>
          </table:table-cell>
          <table:table-cell table:style-name="ce21" office:value-type="float" office:value="108000" calcext:value-type="float">
            <text:p><text:s/>108 000 </text:p>
          </table:table-cell>
          <table:table-cell table:style-name="ce21" office:value-type="float" office:value="88000" calcext:value-type="float">
            <text:p><text:s/>88 000 </text:p>
          </table:table-cell>
          <table:table-cell table:style-name="ce21" office:value-type="float" office:value="87000" calcext:value-type="float">
            <text:p><text:s/>87 000 </text:p>
          </table:table-cell>
          <table:table-cell table:style-name="ce21" office:value-type="float" office:value="94000" calcext:value-type="float">
            <text:p><text:s/>94 000 </text:p>
          </table:table-cell>
          <table:table-cell table:style-name="ce21" office:value-type="float" office:value="113000" calcext:value-type="float">
            <text:p><text:s/>113 000 </text:p>
          </table:table-cell>
          <table:table-cell table:style-name="ce21" office:value-type="float" office:value="103000" calcext:value-type="float">
            <text:p><text:s/>103 000 </text:p>
          </table:table-cell>
          <table:table-cell table:style-name="ce21" office:value-type="float" office:value="121000" calcext:value-type="float">
            <text:p><text:s/>121 000 </text:p>
          </table:table-cell>
          <table:table-cell table:style-name="ce21" office:value-type="float" office:value="82000" calcext:value-type="float">
            <text:p><text:s/>82 000 </text:p>
          </table:table-cell>
          <table:table-cell table:style-name="ce21" office:value-type="float" office:value="92000" calcext:value-type="float">
            <text:p><text:s/>92 000 </text:p>
          </table:table-cell>
          <table:table-cell table:style-name="ce21" office:value-type="float" office:value="102000" calcext:value-type="float">
            <text:p><text:s/>102 000 </text:p>
          </table:table-cell>
          <table:table-cell table:style-name="ce21" office:value-type="float" office:value="99000" calcext:value-type="float">
            <text:p><text:s/>99 000 </text:p>
          </table:table-cell>
          <table:table-cell table:style-name="ce21" office:value-type="float" office:value="105000" calcext:value-type="float">
            <text:p><text:s/>105 000 </text:p>
          </table:table-cell>
          <table:table-cell table:style-name="ce21" office:value-type="float" office:value="82000" calcext:value-type="float">
            <text:p><text:s/>82 000 </text:p>
          </table:table-cell>
          <table:table-cell table:style-name="ce21" office:value-type="float" office:value="91000" calcext:value-type="float">
            <text:p><text:s/>91 000 </text:p>
          </table:table-cell>
          <table:table-cell table:style-name="ce21" office:value-type="float" office:value="82000" calcext:value-type="float">
            <text:p><text:s/>82 000 </text:p>
          </table:table-cell>
          <table:table-cell table:number-columns-repeated="2" table:style-name="ce21" office:value-type="float" office:value="100000" calcext:value-type="float">
            <text:p><text:s/>100 000 </text:p>
          </table:table-cell>
          <table:table-cell table:style-name="ce21" office:value-type="float" office:value="88000" calcext:value-type="float">
            <text:p><text:s/>88 000 </text:p>
          </table:table-cell>
          <table:table-cell table:style-name="ce21" office:value-type="float" office:value="125000" calcext:value-type="float">
            <text:p><text:s/>125 000 </text:p>
          </table:table-cell>
          <table:table-cell table:number-columns-repeated="2" table:style-name="ce21" office:value-type="float" office:value="85000" calcext:value-type="float">
            <text:p><text:s/>85 000 </text:p>
          </table:table-cell>
          <table:table-cell table:style-name="ce21" office:value-type="float" office:value="97000" calcext:value-type="float">
            <text:p><text:s/>97 000 </text:p>
          </table:table-cell>
          <table:table-cell table:style-name="ce21" office:value-type="float" office:value="90000" calcext:value-type="float">
            <text:p><text:s/>90 000 </text:p>
          </table:table-cell>
          <table:table-cell table:style-name="ce21" office:value-type="float" office:value="112000" calcext:value-type="float">
            <text:p><text:s/>112 000 </text:p>
          </table:table-cell>
          <table:table-cell table:style-name="ce21" office:value-type="float" office:value="82000" calcext:value-type="float">
            <text:p><text:s/>82 000 </text:p>
          </table:table-cell>
          <table:table-cell table:style-name="ce21" office:value-type="float" office:value="94000" calcext:value-type="float">
            <text:p><text:s/>94 000 </text:p>
          </table:table-cell>
          <table:table-cell table:style-name="ce21" office:value-type="float" office:value="84000" calcext:value-type="float">
            <text:p><text:s/>84 000 </text:p>
          </table:table-cell>
          <table:table-cell table:style-name="ce21" office:value-type="float" office:value="105000" calcext:value-type="float">
            <text:p><text:s/>105 000 </text:p>
          </table:table-cell>
          <table:table-cell table:style-name="ce21" office:value-type="float" office:value="113000" calcext:value-type="float">
            <text:p><text:s/>113 000 </text:p>
          </table:table-cell>
          <table:table-cell table:style-name="ce21" office:value-type="float" office:value="109000" calcext:value-type="float">
            <text:p><text:s/>109 000 </text:p>
          </table:table-cell>
          <table:table-cell table:style-name="ce21" office:value-type="float" office:value="139000" calcext:value-type="float">
            <text:p><text:s/>139 000 </text:p>
          </table:table-cell>
          <table:table-cell table:number-columns-repeated="2" table:style-name="ce21" office:value-type="float" office:value="106000" calcext:value-type="float">
            <text:p><text:s/>106 000 </text:p>
          </table:table-cell>
          <table:table-cell table:style-name="ce21" office:value-type="float" office:value="118000" calcext:value-type="float">
            <text:p><text:s/>118 000 </text:p>
          </table:table-cell>
          <table:table-cell table:style-name="ce21" office:value-type="float" office:value="87000" calcext:value-type="float">
            <text:p><text:s/>87 000 </text:p>
          </table:table-cell>
          <table:table-cell table:style-name="ce21" office:value-type="float" office:value="98000" calcext:value-type="float">
            <text:p><text:s/>98 000 </text:p>
          </table:table-cell>
          <table:table-cell table:style-name="ce21" office:value-type="float" office:value="94000" calcext:value-type="float">
            <text:p><text:s/>94 000 </text:p>
          </table:table-cell>
          <table:table-cell table:style-name="ce21" office:value-type="float" office:value="98000" calcext:value-type="float">
            <text:p><text:s/>98 000 </text:p>
          </table:table-cell>
          <table:table-cell table:style-name="ce21" office:value-type="float" office:value="94000" calcext:value-type="float">
            <text:p><text:s/>94 000 </text:p>
          </table:table-cell>
          <table:table-cell table:style-name="ce21" office:value-type="float" office:value="115000" calcext:value-type="float">
            <text:p><text:s/>115 000 </text:p>
          </table:table-cell>
          <table:table-cell table:style-name="ce21" office:value-type="float" office:value="95000" calcext:value-type="float">
            <text:p><text:s/>95 000 </text:p>
          </table:table-cell>
          <table:table-cell table:style-name="ce21" office:value-type="float" office:value="103000" calcext:value-type="float">
            <text:p><text:s/>103 000 </text:p>
          </table:table-cell>
          <table:table-cell table:style-name="ce21" office:value-type="float" office:value="95000" calcext:value-type="float">
            <text:p><text:s/>95 000 </text:p>
          </table:table-cell>
          <table:table-cell table:style-name="ce21" office:value-type="float" office:value="110000" calcext:value-type="float">
            <text:p><text:s/>110 000 </text:p>
          </table:table-cell>
          <table:table-cell table:style-name="ce21" office:value-type="float" office:value="87000" calcext:value-type="float">
            <text:p><text:s/>87 000 </text:p>
          </table:table-cell>
          <table:table-cell table:style-name="ce21" office:value-type="float" office:value="97000" calcext:value-type="float">
            <text:p><text:s/>97 000 </text:p>
          </table:table-cell>
          <table:table-cell table:style-name="ce21" office:value-type="float" office:value="92000" calcext:value-type="float">
            <text:p><text:s/>92 000 </text:p>
          </table:table-cell>
          <table:table-cell table:style-name="ce21" office:value-type="float" office:value="86000" calcext:value-type="float">
            <text:p><text:s/>86 000 </text:p>
          </table:table-cell>
          <table:table-cell table:style-name="ce21" office:value-type="float" office:value="107000" calcext:value-type="float">
            <text:p><text:s/>107 000 </text:p>
          </table:table-cell>
          <table:table-cell table:style-name="ce21" office:value-type="float" office:value="88000" calcext:value-type="float">
            <text:p><text:s/>88 000 </text:p>
          </table:table-cell>
          <table:table-cell table:style-name="ce21" office:value-type="float" office:value="93000" calcext:value-type="float">
            <text:p><text:s/>93 000 </text:p>
          </table:table-cell>
          <table:table-cell table:style-name="ce21" office:value-type="float" office:value="90000" calcext:value-type="float">
            <text:p><text:s/>90 000 </text:p>
          </table:table-cell>
          <table:table-cell table:style-name="ce21" office:value-type="float" office:value="99000" calcext:value-type="float">
            <text:p><text:s/>99 000 </text:p>
          </table:table-cell>
          <table:table-cell table:style-name="ce21" office:value-type="float" office:value="94000" calcext:value-type="float">
            <text:p><text:s/>94 000 </text:p>
          </table:table-cell>
          <table:table-cell table:style-name="ce21" office:value-type="float" office:value="116000" calcext:value-type="float">
            <text:p><text:s/>116 000 </text:p>
          </table:table-cell>
          <table:table-cell table:style-name="ce21" office:value-type="float" office:value="87000" calcext:value-type="float">
            <text:p><text:s/>87 000 </text:p>
          </table:table-cell>
          <table:table-cell table:style-name="ce21" office:value-type="float" office:value="93000" calcext:value-type="float">
            <text:p><text:s/>93 000 </text:p>
          </table:table-cell>
          <table:table-cell table:style-name="ce21" office:value-type="float" office:value="92000" calcext:value-type="float">
            <text:p><text:s/>92 000 </text:p>
          </table:table-cell>
          <table:table-cell table:style-name="ce21" office:value-type="float" office:value="101000" calcext:value-type="float">
            <text:p><text:s/>101 000 </text:p>
          </table:table-cell>
          <table:table-cell table:style-name="ce21" office:value-type="float" office:value="88000" calcext:value-type="float">
            <text:p><text:s/>88 000 </text:p>
          </table:table-cell>
          <table:table-cell table:style-name="ce21" office:value-type="float" office:value="97000" calcext:value-type="float">
            <text:p><text:s/>97 000 </text:p>
          </table:table-cell>
          <table:table-cell table:style-name="ce21" office:value-type="float" office:value="111000" calcext:value-type="float">
            <text:p><text:s/>111 000 </text:p>
          </table:table-cell>
          <table:table-cell table:style-name="ce21" office:value-type="float" office:value="83000" calcext:value-type="float">
            <text:p><text:s/>83 000 </text:p>
          </table:table-cell>
          <table:table-cell table:style-name="ce21" office:value-type="float" office:value="112000" calcext:value-type="float">
            <text:p><text:s/>112 000 </text:p>
          </table:table-cell>
          <table:table-cell table:style-name="ce21" office:value-type="float" office:value="100000" calcext:value-type="float">
            <text:p><text:s/>100 000 </text:p>
          </table:table-cell>
          <table:table-cell table:style-name="ce21" office:value-type="float" office:value="95000" calcext:value-type="float">
            <text:p><text:s/>95 000 </text:p>
          </table:table-cell>
          <table:table-cell table:style-name="ce21" office:value-type="float" office:value="114000" calcext:value-type="float">
            <text:p><text:s/>114 000 </text:p>
          </table:table-cell>
          <table:table-cell table:style-name="ce21" office:value-type="float" office:value="86000" calcext:value-type="float">
            <text:p><text:s/>86 000 </text:p>
          </table:table-cell>
          <table:table-cell table:style-name="ce21" office:value-type="float" office:value="113000" calcext:value-type="float">
            <text:p><text:s/>113 000 </text:p>
          </table:table-cell>
          <table:table-cell table:style-name="ce21" office:value-type="float" office:value="107000" calcext:value-type="float">
            <text:p><text:s/>107 000 </text:p>
          </table:table-cell>
          <table:table-cell table:style-name="ce21" office:value-type="float" office:value="98000" calcext:value-type="float">
            <text:p><text:s/>98 000 </text:p>
          </table:table-cell>
          <table:table-cell table:style-name="ce21" office:value-type="float" office:value="111000" calcext:value-type="float">
            <text:p><text:s/>111 000 </text:p>
          </table:table-cell>
          <table:table-cell table:style-name="ce21" office:value-type="float" office:value="117000" calcext:value-type="float">
            <text:p><text:s/>117 000 </text:p>
          </table:table-cell>
          <table:table-cell table:style-name="ce21" office:value-type="float" office:value="100000" calcext:value-type="float">
            <text:p><text:s/>100 000 </text:p>
          </table:table-cell>
          <table:table-cell table:style-name="ce21" office:value-type="float" office:value="75500" calcext:value-type="float">
            <text:p><text:s/>75 500 </text:p>
          </table:table-cell>
          <table:table-cell table:style-name="ce21" office:value-type="float" office:value="116000" calcext:value-type="float">
            <text:p><text:s/>116 000 </text:p>
          </table:table-cell>
          <table:table-cell table:style-name="ce21" office:value-type="float" office:value="100000" calcext:value-type="float">
            <text:p><text:s/>100 00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famille_revenu_moyen</text:p>
          </table:table-cell>
          <table:table-cell table:style-name="ce21" office:value-type="float" office:value="121000" calcext:value-type="float">
            <text:p><text:s/>121 000 </text:p>
          </table:table-cell>
          <table:table-cell table:style-name="ce21" office:value-type="float" office:value="110400" calcext:value-type="float">
            <text:p><text:s/>110 400 </text:p>
          </table:table-cell>
          <table:table-cell table:style-name="ce21" office:value-type="float" office:value="102400" calcext:value-type="float">
            <text:p><text:s/>102 400 </text:p>
          </table:table-cell>
          <table:table-cell table:style-name="ce21" office:value-type="float" office:value="107800" calcext:value-type="float">
            <text:p><text:s/>107 800 </text:p>
          </table:table-cell>
          <table:table-cell table:style-name="ce21" office:value-type="float" office:value="107700" calcext:value-type="float">
            <text:p><text:s/>107 700 </text:p>
          </table:table-cell>
          <table:table-cell table:style-name="ce21" office:value-type="float" office:value="98800" calcext:value-type="float">
            <text:p><text:s/>98 800 </text:p>
          </table:table-cell>
          <table:table-cell table:style-name="ce21" office:value-type="float" office:value="107300" calcext:value-type="float">
            <text:p><text:s/>107 300 </text:p>
          </table:table-cell>
          <table:table-cell table:style-name="ce21" office:value-type="float" office:value="102800" calcext:value-type="float">
            <text:p><text:s/>102 800 </text:p>
          </table:table-cell>
          <table:table-cell table:style-name="ce21" office:value-type="float" office:value="99800" calcext:value-type="float">
            <text:p><text:s/>99 800 </text:p>
          </table:table-cell>
          <table:table-cell table:style-name="ce21" office:value-type="float" office:value="103900" calcext:value-type="float">
            <text:p><text:s/>103 900 </text:p>
          </table:table-cell>
          <table:table-cell table:style-name="ce21" office:value-type="float" office:value="95500" calcext:value-type="float">
            <text:p><text:s/>95 500 </text:p>
          </table:table-cell>
          <table:table-cell table:style-name="ce21" office:value-type="float" office:value="103900" calcext:value-type="float">
            <text:p><text:s/>103 900 </text:p>
          </table:table-cell>
          <table:table-cell table:style-name="ce21" office:value-type="float" office:value="150200" calcext:value-type="float">
            <text:p><text:s/>150 200 </text:p>
          </table:table-cell>
          <table:table-cell table:style-name="ce21" office:value-type="float" office:value="95800" calcext:value-type="float">
            <text:p><text:s/>95 800 </text:p>
          </table:table-cell>
          <table:table-cell table:style-name="ce21" office:value-type="float" office:value="133400" calcext:value-type="float">
            <text:p><text:s/>133 400 </text:p>
          </table:table-cell>
          <table:table-cell table:style-name="ce21" office:value-type="float" office:value="84900" calcext:value-type="float">
            <text:p><text:s/>84 900 </text:p>
          </table:table-cell>
          <table:table-cell table:style-name="ce21" office:value-type="float" office:value="118000" calcext:value-type="float">
            <text:p><text:s/>118 000 </text:p>
          </table:table-cell>
          <table:table-cell table:style-name="ce21" office:value-type="float" office:value="100900" calcext:value-type="float">
            <text:p><text:s/>100 900 </text:p>
          </table:table-cell>
          <table:table-cell table:style-name="ce21" office:value-type="float" office:value="139600" calcext:value-type="float">
            <text:p><text:s/>139 600 </text:p>
          </table:table-cell>
          <table:table-cell table:style-name="ce21" office:value-type="float" office:value="97200" calcext:value-type="float">
            <text:p><text:s/>97 200 </text:p>
          </table:table-cell>
          <table:table-cell table:style-name="ce21" office:value-type="float" office:value="109900" calcext:value-type="float">
            <text:p><text:s/>109 900 </text:p>
          </table:table-cell>
          <table:table-cell table:style-name="ce21" office:value-type="float" office:value="111400" calcext:value-type="float">
            <text:p><text:s/>111 400 </text:p>
          </table:table-cell>
          <table:table-cell table:style-name="ce21" office:value-type="float" office:value="114000" calcext:value-type="float">
            <text:p><text:s/>114 000 </text:p>
          </table:table-cell>
          <table:table-cell table:style-name="ce21" office:value-type="float" office:value="114700" calcext:value-type="float">
            <text:p><text:s/>114 700 </text:p>
          </table:table-cell>
          <table:table-cell table:style-name="ce21" office:value-type="float" office:value="124900" calcext:value-type="float">
            <text:p><text:s/>124 900 </text:p>
          </table:table-cell>
          <table:table-cell table:style-name="ce21" office:value-type="float" office:value="111400" calcext:value-type="float">
            <text:p><text:s/>111 400 </text:p>
          </table:table-cell>
          <table:table-cell table:style-name="ce21" office:value-type="float" office:value="100900" calcext:value-type="float">
            <text:p><text:s/>100 900 </text:p>
          </table:table-cell>
          <table:table-cell table:style-name="ce21" office:value-type="float" office:value="133000" calcext:value-type="float">
            <text:p><text:s/>133 000 </text:p>
          </table:table-cell>
          <table:table-cell table:style-name="ce21" office:value-type="float" office:value="94300" calcext:value-type="float">
            <text:p><text:s/>94 300 </text:p>
          </table:table-cell>
          <table:table-cell table:style-name="ce21" office:value-type="float" office:value="133400" calcext:value-type="float">
            <text:p><text:s/>133 400 </text:p>
          </table:table-cell>
          <table:table-cell table:style-name="ce21" office:value-type="float" office:value="115400" calcext:value-type="float">
            <text:p><text:s/>115 400 </text:p>
          </table:table-cell>
          <table:table-cell table:style-name="ce21" office:value-type="float" office:value="104600" calcext:value-type="float">
            <text:p><text:s/>104 600 </text:p>
          </table:table-cell>
          <table:table-cell table:style-name="ce21" office:value-type="float" office:value="106900" calcext:value-type="float">
            <text:p><text:s/>106 900 </text:p>
          </table:table-cell>
          <table:table-cell table:style-name="ce21" office:value-type="float" office:value="127200" calcext:value-type="float">
            <text:p><text:s/>127 200 </text:p>
          </table:table-cell>
          <table:table-cell table:style-name="ce21" office:value-type="float" office:value="139600" calcext:value-type="float">
            <text:p><text:s/>139 600 </text:p>
          </table:table-cell>
          <table:table-cell table:style-name="ce21" office:value-type="float" office:value="95800" calcext:value-type="float">
            <text:p><text:s/>95 800 </text:p>
          </table:table-cell>
          <table:table-cell table:style-name="ce21" office:value-type="float" office:value="134600" calcext:value-type="float">
            <text:p><text:s/>134 600 </text:p>
          </table:table-cell>
          <table:table-cell table:style-name="ce21" office:value-type="float" office:value="121800" calcext:value-type="float">
            <text:p><text:s/>121 800 </text:p>
          </table:table-cell>
          <table:table-cell table:style-name="ce21" office:value-type="float" office:value="101700" calcext:value-type="float">
            <text:p><text:s/>101 700 </text:p>
          </table:table-cell>
          <table:table-cell table:style-name="ce21" office:value-type="float" office:value="127600" calcext:value-type="float">
            <text:p><text:s/>127 600 </text:p>
          </table:table-cell>
          <table:table-cell table:style-name="ce21" office:value-type="float" office:value="97800" calcext:value-type="float">
            <text:p><text:s/>97 800 </text:p>
          </table:table-cell>
          <table:table-cell table:style-name="ce21" office:value-type="float" office:value="119500" calcext:value-type="float">
            <text:p><text:s/>119 500 </text:p>
          </table:table-cell>
          <table:table-cell table:style-name="ce21" office:value-type="float" office:value="103000" calcext:value-type="float">
            <text:p><text:s/>103 000 </text:p>
          </table:table-cell>
          <table:table-cell table:style-name="ce21" office:value-type="float" office:value="108400" calcext:value-type="float">
            <text:p><text:s/>108 400 </text:p>
          </table:table-cell>
          <table:table-cell table:style-name="ce21" office:value-type="float" office:value="114600" calcext:value-type="float">
            <text:p><text:s/>114 600 </text:p>
          </table:table-cell>
          <table:table-cell table:style-name="ce21" office:value-type="float" office:value="174200" calcext:value-type="float">
            <text:p><text:s/>174 200 </text:p>
          </table:table-cell>
          <table:table-cell table:style-name="ce21" office:value-type="float" office:value="89800" calcext:value-type="float">
            <text:p><text:s/>89 800 </text:p>
          </table:table-cell>
          <table:table-cell table:style-name="ce21" office:value-type="float" office:value="98600" calcext:value-type="float">
            <text:p><text:s/>98 600 </text:p>
          </table:table-cell>
          <table:table-cell table:style-name="ce21" office:value-type="float" office:value="139000" calcext:value-type="float">
            <text:p><text:s/>139 000 </text:p>
          </table:table-cell>
          <table:table-cell table:style-name="ce21" office:value-type="float" office:value="97300" calcext:value-type="float">
            <text:p><text:s/>97 300 </text:p>
          </table:table-cell>
          <table:table-cell table:style-name="ce21" office:value-type="float" office:value="102500" calcext:value-type="float">
            <text:p><text:s/>102 500 </text:p>
          </table:table-cell>
          <table:table-cell table:style-name="ce21" office:value-type="float" office:value="108300" calcext:value-type="float">
            <text:p><text:s/>108 300 </text:p>
          </table:table-cell>
          <table:table-cell table:style-name="ce21" office:value-type="float" office:value="123400" calcext:value-type="float">
            <text:p><text:s/>123 400 </text:p>
          </table:table-cell>
          <table:table-cell table:style-name="ce21" office:value-type="float" office:value="126100" calcext:value-type="float">
            <text:p><text:s/>126 100 </text:p>
          </table:table-cell>
          <table:table-cell table:style-name="ce21" office:value-type="float" office:value="150000" calcext:value-type="float">
            <text:p><text:s/>150 000 </text:p>
          </table:table-cell>
          <table:table-cell table:style-name="ce21" office:value-type="float" office:value="98500" calcext:value-type="float">
            <text:p><text:s/>98 500 </text:p>
          </table:table-cell>
          <table:table-cell table:style-name="ce21" office:value-type="float" office:value="104300" calcext:value-type="float">
            <text:p><text:s/>104 300 </text:p>
          </table:table-cell>
          <table:table-cell table:style-name="ce21" office:value-type="float" office:value="114300" calcext:value-type="float">
            <text:p><text:s/>114 300 </text:p>
          </table:table-cell>
          <table:table-cell table:style-name="ce21" office:value-type="float" office:value="134200" calcext:value-type="float">
            <text:p><text:s/>134 200 </text:p>
          </table:table-cell>
          <table:table-cell table:style-name="ce21" office:value-type="float" office:value="114100" calcext:value-type="float">
            <text:p><text:s/>114 100 </text:p>
          </table:table-cell>
          <table:table-cell table:style-name="ce21" office:value-type="float" office:value="102200" calcext:value-type="float">
            <text:p><text:s/>102 200 </text:p>
          </table:table-cell>
          <table:table-cell table:style-name="ce21" office:value-type="float" office:value="104200" calcext:value-type="float">
            <text:p><text:s/>104 200 </text:p>
          </table:table-cell>
          <table:table-cell table:style-name="ce21" office:value-type="float" office:value="93400" calcext:value-type="float">
            <text:p><text:s/>93 400 </text:p>
          </table:table-cell>
          <table:table-cell table:style-name="ce21" office:value-type="float" office:value="110100" calcext:value-type="float">
            <text:p><text:s/>110 100 </text:p>
          </table:table-cell>
          <table:table-cell table:style-name="ce21" office:value-type="float" office:value="116800" calcext:value-type="float">
            <text:p><text:s/>116 800 </text:p>
          </table:table-cell>
          <table:table-cell table:style-name="ce21" office:value-type="float" office:value="97500" calcext:value-type="float">
            <text:p><text:s/>97 500 </text:p>
          </table:table-cell>
          <table:table-cell table:style-name="ce21" office:value-type="float" office:value="151400" calcext:value-type="float">
            <text:p><text:s/>151 400 </text:p>
          </table:table-cell>
          <table:table-cell table:style-name="ce21" office:value-type="float" office:value="98900" calcext:value-type="float">
            <text:p><text:s/>98 900 </text:p>
          </table:table-cell>
          <table:table-cell table:style-name="ce21" office:value-type="float" office:value="96800" calcext:value-type="float">
            <text:p><text:s/>96 800 </text:p>
          </table:table-cell>
          <table:table-cell table:style-name="ce21" office:value-type="float" office:value="121200" calcext:value-type="float">
            <text:p><text:s/>121 200 </text:p>
          </table:table-cell>
          <table:table-cell table:style-name="ce21" office:value-type="float" office:value="104800" calcext:value-type="float">
            <text:p><text:s/>104 800 </text:p>
          </table:table-cell>
          <table:table-cell table:style-name="ce21" office:value-type="float" office:value="125200" calcext:value-type="float">
            <text:p><text:s/>125 200 </text:p>
          </table:table-cell>
          <table:table-cell table:style-name="ce21" office:value-type="float" office:value="93200" calcext:value-type="float">
            <text:p><text:s/>93 200 </text:p>
          </table:table-cell>
          <table:table-cell table:style-name="ce21" office:value-type="float" office:value="115300" calcext:value-type="float">
            <text:p><text:s/>115 300 </text:p>
          </table:table-cell>
          <table:table-cell table:style-name="ce21" office:value-type="float" office:value="94700" calcext:value-type="float">
            <text:p><text:s/>94 700 </text:p>
          </table:table-cell>
          <table:table-cell table:style-name="ce21" office:value-type="float" office:value="130600" calcext:value-type="float">
            <text:p><text:s/>130 600 </text:p>
          </table:table-cell>
          <table:table-cell table:style-name="ce21" office:value-type="float" office:value="132000" calcext:value-type="float">
            <text:p><text:s/>132 000 </text:p>
          </table:table-cell>
          <table:table-cell table:style-name="ce21" office:value-type="float" office:value="120900" calcext:value-type="float">
            <text:p><text:s/>120 900 </text:p>
          </table:table-cell>
          <table:table-cell table:style-name="ce21" office:value-type="float" office:value="173000" calcext:value-type="float">
            <text:p><text:s/>173 000 </text:p>
          </table:table-cell>
          <table:table-cell table:style-name="ce21" office:value-type="float" office:value="115900" calcext:value-type="float">
            <text:p><text:s/>115 900 </text:p>
          </table:table-cell>
          <table:table-cell table:style-name="ce21" office:value-type="float" office:value="180400" calcext:value-type="float">
            <text:p><text:s/>180 400 </text:p>
          </table:table-cell>
          <table:table-cell table:style-name="ce21" office:value-type="float" office:value="144400" calcext:value-type="float">
            <text:p><text:s/>144 400 </text:p>
          </table:table-cell>
          <table:table-cell table:style-name="ce21" office:value-type="float" office:value="98400" calcext:value-type="float">
            <text:p><text:s/>98 400 </text:p>
          </table:table-cell>
          <table:table-cell table:style-name="ce21" office:value-type="float" office:value="141400" calcext:value-type="float">
            <text:p><text:s/>141 400 </text:p>
          </table:table-cell>
          <table:table-cell table:style-name="ce21" office:value-type="float" office:value="117700" calcext:value-type="float">
            <text:p><text:s/>117 700 </text:p>
          </table:table-cell>
          <table:table-cell table:style-name="ce21" office:value-type="float" office:value="107000" calcext:value-type="float">
            <text:p><text:s/>107 000 </text:p>
          </table:table-cell>
          <table:table-cell table:style-name="ce21" office:value-type="float" office:value="103100" calcext:value-type="float">
            <text:p><text:s/>103 100 </text:p>
          </table:table-cell>
          <table:table-cell table:style-name="ce21" office:value-type="float" office:value="128800" calcext:value-type="float">
            <text:p><text:s/>128 800 </text:p>
          </table:table-cell>
          <table:table-cell table:style-name="ce21" office:value-type="float" office:value="106900" calcext:value-type="float">
            <text:p><text:s/>106 900 </text:p>
          </table:table-cell>
          <table:table-cell table:style-name="ce21" office:value-type="float" office:value="122500" calcext:value-type="float">
            <text:p><text:s/>122 500 </text:p>
          </table:table-cell>
          <table:table-cell table:style-name="ce21" office:value-type="float" office:value="106300" calcext:value-type="float">
            <text:p><text:s/>106 300 </text:p>
          </table:table-cell>
          <table:table-cell table:style-name="ce21" office:value-type="float" office:value="124000" calcext:value-type="float">
            <text:p><text:s/>124 000 </text:p>
          </table:table-cell>
          <table:table-cell table:style-name="ce21" office:value-type="float" office:value="100500" calcext:value-type="float">
            <text:p><text:s/>100 500 </text:p>
          </table:table-cell>
          <table:table-cell table:style-name="ce21" office:value-type="float" office:value="110300" calcext:value-type="float">
            <text:p><text:s/>110 300 </text:p>
          </table:table-cell>
          <table:table-cell table:style-name="ce21" office:value-type="float" office:value="106000" calcext:value-type="float">
            <text:p><text:s/>106 000 </text:p>
          </table:table-cell>
          <table:table-cell table:style-name="ce21" office:value-type="float" office:value="99800" calcext:value-type="float">
            <text:p><text:s/>99 800 </text:p>
          </table:table-cell>
          <table:table-cell table:style-name="ce21" office:value-type="float" office:value="131200" calcext:value-type="float">
            <text:p><text:s/>131 200 </text:p>
          </table:table-cell>
          <table:table-cell table:style-name="ce21" office:value-type="float" office:value="98800" calcext:value-type="float">
            <text:p><text:s/>98 800 </text:p>
          </table:table-cell>
          <table:table-cell table:style-name="ce21" office:value-type="float" office:value="112700" calcext:value-type="float">
            <text:p><text:s/>112 700 </text:p>
          </table:table-cell>
          <table:table-cell table:style-name="ce21" office:value-type="float" office:value="97500" calcext:value-type="float">
            <text:p><text:s/>97 500 </text:p>
          </table:table-cell>
          <table:table-cell table:style-name="ce21" office:value-type="float" office:value="114000" calcext:value-type="float">
            <text:p><text:s/>114 000 </text:p>
          </table:table-cell>
          <table:table-cell table:style-name="ce21" office:value-type="float" office:value="122100" calcext:value-type="float">
            <text:p><text:s/>122 100 </text:p>
          </table:table-cell>
          <table:table-cell table:style-name="ce21" office:value-type="float" office:value="135200" calcext:value-type="float">
            <text:p><text:s/>135 200 </text:p>
          </table:table-cell>
          <table:table-cell table:style-name="ce21" office:value-type="float" office:value="98200" calcext:value-type="float">
            <text:p><text:s/>98 200 </text:p>
          </table:table-cell>
          <table:table-cell table:style-name="ce21" office:value-type="float" office:value="123700" calcext:value-type="float">
            <text:p><text:s/>123 700 </text:p>
          </table:table-cell>
          <table:table-cell table:style-name="ce21" office:value-type="float" office:value="105200" calcext:value-type="float">
            <text:p><text:s/>105 200 </text:p>
          </table:table-cell>
          <table:table-cell table:style-name="ce21" office:value-type="float" office:value="114100" calcext:value-type="float">
            <text:p><text:s/>114 100 </text:p>
          </table:table-cell>
          <table:table-cell table:style-name="ce21" office:value-type="float" office:value="99300" calcext:value-type="float">
            <text:p><text:s/>99 300 </text:p>
          </table:table-cell>
          <table:table-cell table:style-name="ce21" office:value-type="float" office:value="130800" calcext:value-type="float">
            <text:p><text:s/>130 800 </text:p>
          </table:table-cell>
          <table:table-cell table:style-name="ce21" office:value-type="float" office:value="120500" calcext:value-type="float">
            <text:p><text:s/>120 500 </text:p>
          </table:table-cell>
          <table:table-cell table:style-name="ce21" office:value-type="float" office:value="103800" calcext:value-type="float">
            <text:p><text:s/>103 800 </text:p>
          </table:table-cell>
          <table:table-cell table:style-name="ce21" office:value-type="float" office:value="129600" calcext:value-type="float">
            <text:p><text:s/>129 600 </text:p>
          </table:table-cell>
          <table:table-cell table:style-name="ce21" office:value-type="float" office:value="122700" calcext:value-type="float">
            <text:p><text:s/>122 700 </text:p>
          </table:table-cell>
          <table:table-cell table:style-name="ce21" office:value-type="float" office:value="115000" calcext:value-type="float">
            <text:p><text:s/>115 000 </text:p>
          </table:table-cell>
          <table:table-cell table:style-name="ce21" office:value-type="float" office:value="127800" calcext:value-type="float">
            <text:p><text:s/>127 800 </text:p>
          </table:table-cell>
          <table:table-cell table:style-name="ce21" office:value-type="float" office:value="101900" calcext:value-type="float">
            <text:p><text:s/>101 900 </text:p>
          </table:table-cell>
          <table:table-cell table:style-name="ce21" office:value-type="float" office:value="124600" calcext:value-type="float">
            <text:p><text:s/>124 600 </text:p>
          </table:table-cell>
          <table:table-cell table:style-name="ce21" office:value-type="float" office:value="118900" calcext:value-type="float">
            <text:p><text:s/>118 900 </text:p>
          </table:table-cell>
          <table:table-cell table:style-name="ce21" office:value-type="float" office:value="113500" calcext:value-type="float">
            <text:p><text:s/>113 500 </text:p>
          </table:table-cell>
          <table:table-cell table:style-name="ce21" office:value-type="float" office:value="124800" calcext:value-type="float">
            <text:p><text:s/>124 800 </text:p>
          </table:table-cell>
          <table:table-cell table:style-name="ce21" office:value-type="float" office:value="132400" calcext:value-type="float">
            <text:p><text:s/>132 400 </text:p>
          </table:table-cell>
          <table:table-cell table:style-name="ce21" office:value-type="float" office:value="131600" calcext:value-type="float">
            <text:p><text:s/>131 600 </text:p>
          </table:table-cell>
          <table:table-cell table:style-name="ce21" office:value-type="float" office:value="83900" calcext:value-type="float">
            <text:p><text:s/>83 900 </text:p>
          </table:table-cell>
          <table:table-cell table:style-name="ce21" office:value-type="float" office:value="130000" calcext:value-type="float">
            <text:p><text:s/>130 000 </text:p>
          </table:table-cell>
          <table:table-cell table:style-name="ce21" office:value-type="float" office:value="236000" calcext:value-type="float">
            <text:p><text:s/>236 00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Nombre moyen de personnes par famille</text:p>
          </table:table-cell>
          <table:table-cell table:number-columns-repeated="2" table:style-name="ce29" office:value-type="float" office:value="2.8" calcext:value-type="float">
            <text:p><text:s/>2,8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3" calcext:value-type="float">
            <text:p><text:s/>3,0 </text:p>
          </table:table-cell>
          <table:table-cell table:number-columns-repeated="2" table:style-name="ce29" office:value-type="float" office:value="2.8" calcext:value-type="float">
            <text:p><text:s/>2,8 </text:p>
          </table:table-cell>
          <table:table-cell table:style-name="ce29" office:value-type="float" office:value="2.9" calcext:value-type="float">
            <text:p><text:s/>2,9 </text:p>
          </table:table-cell>
          <table:table-cell table:number-columns-repeated="4" table:style-name="ce29" office:value-type="float" office:value="2.8" calcext:value-type="float">
            <text:p><text:s/>2,8 </text:p>
          </table:table-cell>
          <table:table-cell table:style-name="ce29" office:value-type="float" office:value="2.6" calcext:value-type="float">
            <text:p><text:s/>2,6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7" calcext:value-type="float">
            <text:p><text:s/>2,7 </text:p>
          </table:table-cell>
          <table:table-cell table:number-columns-repeated="3" table:style-name="ce29" office:value-type="float" office:value="2.8" calcext:value-type="float">
            <text:p><text:s/>2,8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2.9" calcext:value-type="float">
            <text:p><text:s/>2,9 </text:p>
          </table:table-cell>
          <table:table-cell table:number-columns-repeated="2" table:style-name="ce29" office:value-type="float" office:value="2.8" calcext:value-type="float">
            <text:p><text:s/>2,8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3.3" calcext:value-type="float">
            <text:p><text:s/>3,3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6" calcext:value-type="float">
            <text:p><text:s/>2,6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6" calcext:value-type="float">
            <text:p><text:s/>2,6 </text:p>
          </table:table-cell>
          <table:table-cell table:number-columns-repeated="3" table:style-name="ce29" office:value-type="float" office:value="2.9" calcext:value-type="float">
            <text:p><text:s/>2,9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6" calcext:value-type="float">
            <text:p><text:s/>2,6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6" calcext:value-type="float">
            <text:p><text:s/>2,6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2.7" calcext:value-type="float">
            <text:p><text:s/>2,7 </text:p>
          </table:table-cell>
          <table:table-cell table:number-columns-repeated="2" table:style-name="ce29" office:value-type="float" office:value="2.8" calcext:value-type="float">
            <text:p><text:s/>2,8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7" calcext:value-type="float">
            <text:p><text:s/>2,7 </text:p>
          </table:table-cell>
          <table:table-cell table:number-columns-repeated="2" table:style-name="ce29" office:value-type="float" office:value="2.9" calcext:value-type="float">
            <text:p><text:s/>2,9 </text:p>
          </table:table-cell>
          <table:table-cell table:style-name="ce29" office:value-type="float" office:value="3" calcext:value-type="float">
            <text:p><text:s/>3,0 </text:p>
          </table:table-cell>
          <table:table-cell table:number-columns-repeated="2" table:style-name="ce29" office:value-type="float" office:value="2.8" calcext:value-type="float">
            <text:p><text:s/>2,8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2.9" calcext:value-type="float">
            <text:p><text:s/>2,9 </text:p>
          </table:table-cell>
          <table:table-cell table:number-columns-repeated="2" table:style-name="ce29" office:value-type="float" office:value="2.7" calcext:value-type="float">
            <text:p><text:s/>2,7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5" calcext:value-type="float">
            <text:p><text:s/>2,5 </text:p>
          </table:table-cell>
          <table:table-cell table:style-name="ce29" office:value-type="float" office:value="3.2" calcext:value-type="float">
            <text:p><text:s/>3,2 </text:p>
          </table:table-cell>
          <table:table-cell table:style-name="ce29" office:value-type="float" office:value="2.8" calcext:value-type="float">
            <text:p><text:s/>2,8 </text:p>
          </table:table-cell>
          <table:table-cell table:style-name="ce29" office:value-type="float" office:value="2.7" calcext:value-type="float">
            <text:p><text:s/>2,7 </text:p>
          </table:table-cell>
          <table:table-cell table:number-columns-repeated="3" table:style-name="ce29" office:value-type="float" office:value="2.8" calcext:value-type="float">
            <text:p><text:s/>2,8 </text:p>
          </table:table-cell>
          <table:table-cell table:style-name="ce29" office:value-type="float" office:value="3.3" calcext:value-type="float">
            <text:p><text:s/>3,3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9" calcext:value-type="float">
            <text:p><text:s/>2,9 </text:p>
          </table:table-cell>
          <table:table-cell table:style-name="ce29" office:value-type="float" office:value="2.5" calcext:value-type="float">
            <text:p><text:s/>2,5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.8" calcext:value-type="float">
            <text:p><text:s/>3,8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7" calcext:value-type="float">
            <text:p><text:s/>2,7 </text:p>
          </table:table-cell>
          <table:table-cell table:style-name="ce29" office:value-type="float" office:value="3.1" calcext:value-type="float">
            <text:p><text:s/>3,1 </text:p>
          </table:table-cell>
          <table:table-cell table:style-name="ce29" office:value-type="float" office:value="3" calcext:value-type="float">
            <text:p><text:s/>3,0 </text:p>
          </table:table-cell>
          <table:table-cell table:style-name="ce29" office:value-type="float" office:value="2.7" calcext:value-type="float">
            <text:p><text:s/>2,7 </text:p>
          </table:table-cell>
          <table:table-cell table:number-columns-repeated="2" table:style-name="ce29" office:value-type="float" office:value="3.1" calcext:value-type="float">
            <text:p><text:s/>3,1 </text:p>
          </table:table-cell>
          <table:table-cell table:style-name="ce29" office:value-type="float" office:value="2.6" calcext:value-type="float">
            <text:p><text:s/>2,6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temps_de_travail_pas_travaillé</text:p>
          </table:table-cell>
          <table:table-cell table:style-name="ce25" office:value-type="float" office:value="12230" calcext:value-type="float">
            <text:p><text:s/>12 230 </text:p>
          </table:table-cell>
          <table:table-cell table:style-name="ce25" office:value-type="float" office:value="13375" calcext:value-type="float">
            <text:p><text:s/>13 375 </text:p>
          </table:table-cell>
          <table:table-cell table:style-name="ce25" office:value-type="float" office:value="26200" calcext:value-type="float">
            <text:p><text:s/>26 200 </text:p>
          </table:table-cell>
          <table:table-cell table:style-name="ce25" office:value-type="float" office:value="20765" calcext:value-type="float">
            <text:p><text:s/>20 765 </text:p>
          </table:table-cell>
          <table:table-cell table:style-name="ce25" office:value-type="float" office:value="20215" calcext:value-type="float">
            <text:p><text:s/>20 215 </text:p>
          </table:table-cell>
          <table:table-cell table:style-name="ce25" office:value-type="float" office:value="22925" calcext:value-type="float">
            <text:p><text:s/>22 925 </text:p>
          </table:table-cell>
          <table:table-cell table:style-name="ce25" office:value-type="float" office:value="12915" calcext:value-type="float">
            <text:p><text:s/>12 915 </text:p>
          </table:table-cell>
          <table:table-cell table:style-name="ce25" office:value-type="float" office:value="17630" calcext:value-type="float">
            <text:p><text:s/>17 630 </text:p>
          </table:table-cell>
          <table:table-cell table:style-name="ce25" office:value-type="float" office:value="19535" calcext:value-type="float">
            <text:p><text:s/>19 535 </text:p>
          </table:table-cell>
          <table:table-cell table:style-name="ce25" office:value-type="float" office:value="15115" calcext:value-type="float">
            <text:p><text:s/>15 115 </text:p>
          </table:table-cell>
          <table:table-cell table:style-name="ce25" office:value-type="float" office:value="26355" calcext:value-type="float">
            <text:p><text:s/>26 355 </text:p>
          </table:table-cell>
          <table:table-cell table:style-name="ce25" office:value-type="float" office:value="23685" calcext:value-type="float">
            <text:p><text:s/>23 685 </text:p>
          </table:table-cell>
          <table:table-cell table:style-name="ce25" office:value-type="float" office:value="17975" calcext:value-type="float">
            <text:p><text:s/>17 975 </text:p>
          </table:table-cell>
          <table:table-cell table:style-name="ce25" office:value-type="float" office:value="15270" calcext:value-type="float">
            <text:p><text:s/>15 270 </text:p>
          </table:table-cell>
          <table:table-cell table:style-name="ce25" office:value-type="float" office:value="18645" calcext:value-type="float">
            <text:p><text:s/>18 645 </text:p>
          </table:table-cell>
          <table:table-cell table:style-name="ce25" office:value-type="float" office:value="26605" calcext:value-type="float">
            <text:p><text:s/>26 605 </text:p>
          </table:table-cell>
          <table:table-cell table:style-name="ce25" office:value-type="float" office:value="24605" calcext:value-type="float">
            <text:p><text:s/>24 605 </text:p>
          </table:table-cell>
          <table:table-cell table:style-name="ce25" office:value-type="float" office:value="20825" calcext:value-type="float">
            <text:p><text:s/>20 825 </text:p>
          </table:table-cell>
          <table:table-cell table:style-name="ce25" office:value-type="float" office:value="14510" calcext:value-type="float">
            <text:p><text:s/>14 510 </text:p>
          </table:table-cell>
          <table:table-cell table:style-name="ce25" office:value-type="float" office:value="25160" calcext:value-type="float">
            <text:p><text:s/>25 160 </text:p>
          </table:table-cell>
          <table:table-cell table:style-name="ce25" office:value-type="float" office:value="22785" calcext:value-type="float">
            <text:p><text:s/>22 785 </text:p>
          </table:table-cell>
          <table:table-cell table:style-name="ce25" office:value-type="float" office:value="21915" calcext:value-type="float">
            <text:p><text:s/>21 915 </text:p>
          </table:table-cell>
          <table:table-cell table:style-name="ce25" office:value-type="float" office:value="19935" calcext:value-type="float">
            <text:p><text:s/>19 935 </text:p>
          </table:table-cell>
          <table:table-cell table:style-name="ce25" office:value-type="float" office:value="19790" calcext:value-type="float">
            <text:p><text:s/>19 790 </text:p>
          </table:table-cell>
          <table:table-cell table:style-name="ce25" office:value-type="float" office:value="16420" calcext:value-type="float">
            <text:p><text:s/>16 420 </text:p>
          </table:table-cell>
          <table:table-cell table:style-name="ce25" office:value-type="float" office:value="19820" calcext:value-type="float">
            <text:p><text:s/>19 820 </text:p>
          </table:table-cell>
          <table:table-cell table:style-name="ce25" office:value-type="float" office:value="29990" calcext:value-type="float">
            <text:p><text:s/>29 990 </text:p>
          </table:table-cell>
          <table:table-cell table:style-name="ce25" office:value-type="float" office:value="16480" calcext:value-type="float">
            <text:p><text:s/>16 480 </text:p>
          </table:table-cell>
          <table:table-cell table:style-name="ce25" office:value-type="float" office:value="20015" calcext:value-type="float">
            <text:p><text:s/>20 015 </text:p>
          </table:table-cell>
          <table:table-cell table:style-name="ce25" office:value-type="float" office:value="29500" calcext:value-type="float">
            <text:p><text:s/>29 500 </text:p>
          </table:table-cell>
          <table:table-cell table:style-name="ce25" office:value-type="float" office:value="16990" calcext:value-type="float">
            <text:p><text:s/>16 990 </text:p>
          </table:table-cell>
          <table:table-cell table:style-name="ce25" office:value-type="float" office:value="19410" calcext:value-type="float">
            <text:p><text:s/>19 410 </text:p>
          </table:table-cell>
          <table:table-cell table:style-name="ce25" office:value-type="float" office:value="15765" calcext:value-type="float">
            <text:p><text:s/>15 765 </text:p>
          </table:table-cell>
          <table:table-cell table:style-name="ce25" office:value-type="float" office:value="13075" calcext:value-type="float">
            <text:p><text:s/>13 075 </text:p>
          </table:table-cell>
          <table:table-cell table:style-name="ce25" office:value-type="float" office:value="18750" calcext:value-type="float">
            <text:p><text:s/>18 750 </text:p>
          </table:table-cell>
          <table:table-cell table:style-name="ce25" office:value-type="float" office:value="13230" calcext:value-type="float">
            <text:p><text:s/>13 230 </text:p>
          </table:table-cell>
          <table:table-cell table:style-name="ce25" office:value-type="float" office:value="23060" calcext:value-type="float">
            <text:p><text:s/>23 060 </text:p>
          </table:table-cell>
          <table:table-cell table:style-name="ce25" office:value-type="float" office:value="12240" calcext:value-type="float">
            <text:p><text:s/>12 240 </text:p>
          </table:table-cell>
          <table:table-cell table:style-name="ce25" office:value-type="float" office:value="21630" calcext:value-type="float">
            <text:p><text:s/>21 630 </text:p>
          </table:table-cell>
          <table:table-cell table:style-name="ce25" office:value-type="float" office:value="18535" calcext:value-type="float">
            <text:p><text:s/>18 535 </text:p>
          </table:table-cell>
          <table:table-cell table:style-name="ce25" office:value-type="float" office:value="14420" calcext:value-type="float">
            <text:p><text:s/>14 420 </text:p>
          </table:table-cell>
          <table:table-cell table:style-name="ce25" office:value-type="float" office:value="22985" calcext:value-type="float">
            <text:p><text:s/>22 985 </text:p>
          </table:table-cell>
          <table:table-cell table:style-name="ce25" office:value-type="float" office:value="15810" calcext:value-type="float">
            <text:p><text:s/>15 810 </text:p>
          </table:table-cell>
          <table:table-cell table:style-name="ce25" office:value-type="float" office:value="15965" calcext:value-type="float">
            <text:p><text:s/>15 965 </text:p>
          </table:table-cell>
          <table:table-cell table:style-name="ce25" office:value-type="float" office:value="3905" calcext:value-type="float">
            <text:p><text:s/>3 905 </text:p>
          </table:table-cell>
          <table:table-cell table:style-name="ce25" office:value-type="float" office:value="18370" calcext:value-type="float">
            <text:p><text:s/>18 370 </text:p>
          </table:table-cell>
          <table:table-cell table:style-name="ce25" office:value-type="float" office:value="18855" calcext:value-type="float">
            <text:p><text:s/>18 855 </text:p>
          </table:table-cell>
          <table:table-cell table:style-name="ce25" office:value-type="float" office:value="26190" calcext:value-type="float">
            <text:p><text:s/>26 190 </text:p>
          </table:table-cell>
          <table:table-cell table:style-name="ce25" office:value-type="float" office:value="18975" calcext:value-type="float">
            <text:p><text:s/>18 975 </text:p>
          </table:table-cell>
          <table:table-cell table:style-name="ce25" office:value-type="float" office:value="21990" calcext:value-type="float">
            <text:p><text:s/>21 990 </text:p>
          </table:table-cell>
          <table:table-cell table:style-name="ce25" office:value-type="float" office:value="23790" calcext:value-type="float">
            <text:p><text:s/>23 790 </text:p>
          </table:table-cell>
          <table:table-cell table:style-name="ce25" office:value-type="float" office:value="18345" calcext:value-type="float">
            <text:p><text:s/>18 345 </text:p>
          </table:table-cell>
          <table:table-cell table:style-name="ce25" office:value-type="float" office:value="16990" calcext:value-type="float">
            <text:p><text:s/>16 990 </text:p>
          </table:table-cell>
          <table:table-cell table:style-name="ce25" office:value-type="float" office:value="23940" calcext:value-type="float">
            <text:p><text:s/>23 940 </text:p>
          </table:table-cell>
          <table:table-cell table:style-name="ce25" office:value-type="float" office:value="15315" calcext:value-type="float">
            <text:p><text:s/>15 315 </text:p>
          </table:table-cell>
          <table:table-cell table:style-name="ce25" office:value-type="float" office:value="23100" calcext:value-type="float">
            <text:p><text:s/>23 100 </text:p>
          </table:table-cell>
          <table:table-cell table:style-name="ce25" office:value-type="float" office:value="17175" calcext:value-type="float">
            <text:p><text:s/>17 175 </text:p>
          </table:table-cell>
          <table:table-cell table:style-name="ce25" office:value-type="float" office:value="17680" calcext:value-type="float">
            <text:p><text:s/>17 680 </text:p>
          </table:table-cell>
          <table:table-cell table:style-name="ce25" office:value-type="float" office:value="22615" calcext:value-type="float">
            <text:p><text:s/>22 615 </text:p>
          </table:table-cell>
          <table:table-cell table:style-name="ce25" office:value-type="float" office:value="15175" calcext:value-type="float">
            <text:p><text:s/>15 175 </text:p>
          </table:table-cell>
          <table:table-cell table:style-name="ce25" office:value-type="float" office:value="20915" calcext:value-type="float">
            <text:p><text:s/>20 915 </text:p>
          </table:table-cell>
          <table:table-cell table:style-name="ce25" office:value-type="float" office:value="23700" calcext:value-type="float">
            <text:p><text:s/>23 700 </text:p>
          </table:table-cell>
          <table:table-cell table:style-name="ce25" office:value-type="float" office:value="27705" calcext:value-type="float">
            <text:p><text:s/>27 705 </text:p>
          </table:table-cell>
          <table:table-cell table:style-name="ce25" office:value-type="float" office:value="13050" calcext:value-type="float">
            <text:p><text:s/>13 050 </text:p>
          </table:table-cell>
          <table:table-cell table:style-name="ce25" office:value-type="float" office:value="18335" calcext:value-type="float">
            <text:p><text:s/>18 335 </text:p>
          </table:table-cell>
          <table:table-cell table:style-name="ce25" office:value-type="float" office:value="20850" calcext:value-type="float">
            <text:p><text:s/>20 850 </text:p>
          </table:table-cell>
          <table:table-cell table:style-name="ce25" office:value-type="float" office:value="17470" calcext:value-type="float">
            <text:p><text:s/>17 470 </text:p>
          </table:table-cell>
          <table:table-cell table:style-name="ce25" office:value-type="float" office:value="26365" calcext:value-type="float">
            <text:p><text:s/>26 365 </text:p>
          </table:table-cell>
          <table:table-cell table:style-name="ce25" office:value-type="float" office:value="20250" calcext:value-type="float">
            <text:p><text:s/>20 250 </text:p>
          </table:table-cell>
          <table:table-cell table:style-name="ce25" office:value-type="float" office:value="18685" calcext:value-type="float">
            <text:p><text:s/>18 685 </text:p>
          </table:table-cell>
          <table:table-cell table:style-name="ce25" office:value-type="float" office:value="18080" calcext:value-type="float">
            <text:p><text:s/>18 080 </text:p>
          </table:table-cell>
          <table:table-cell table:style-name="ce25" office:value-type="float" office:value="14925" calcext:value-type="float">
            <text:p><text:s/>14 925 </text:p>
          </table:table-cell>
          <table:table-cell table:style-name="ce25" office:value-type="float" office:value="20460" calcext:value-type="float">
            <text:p><text:s/>20 460 </text:p>
          </table:table-cell>
          <table:table-cell table:style-name="ce25" office:value-type="float" office:value="20230" calcext:value-type="float">
            <text:p><text:s/>20 230 </text:p>
          </table:table-cell>
          <table:table-cell table:style-name="ce25" office:value-type="float" office:value="16175" calcext:value-type="float">
            <text:p><text:s/>16 175 </text:p>
          </table:table-cell>
          <table:table-cell table:style-name="ce25" office:value-type="float" office:value="13630" calcext:value-type="float">
            <text:p><text:s/>13 630 </text:p>
          </table:table-cell>
          <table:table-cell table:style-name="ce25" office:value-type="float" office:value="16175" calcext:value-type="float">
            <text:p><text:s/>16 175 </text:p>
          </table:table-cell>
          <table:table-cell table:style-name="ce25" office:value-type="float" office:value="17455" calcext:value-type="float">
            <text:p><text:s/>17 455 </text:p>
          </table:table-cell>
          <table:table-cell table:style-name="ce25" office:value-type="float" office:value="19125" calcext:value-type="float">
            <text:p><text:s/>19 125 </text:p>
          </table:table-cell>
          <table:table-cell table:style-name="ce25" office:value-type="float" office:value="18480" calcext:value-type="float">
            <text:p><text:s/>18 480 </text:p>
          </table:table-cell>
          <table:table-cell table:style-name="ce25" office:value-type="float" office:value="27025" calcext:value-type="float">
            <text:p><text:s/>27 025 </text:p>
          </table:table-cell>
          <table:table-cell table:style-name="ce25" office:value-type="float" office:value="22405" calcext:value-type="float">
            <text:p><text:s/>22 405 </text:p>
          </table:table-cell>
          <table:table-cell table:style-name="ce25" office:value-type="float" office:value="15090" calcext:value-type="float">
            <text:p><text:s/>15 090 </text:p>
          </table:table-cell>
          <table:table-cell table:style-name="ce25" office:value-type="float" office:value="20810" calcext:value-type="float">
            <text:p><text:s/>20 810 </text:p>
          </table:table-cell>
          <table:table-cell table:style-name="ce25" office:value-type="float" office:value="19500" calcext:value-type="float">
            <text:p><text:s/>19 500 </text:p>
          </table:table-cell>
          <table:table-cell table:style-name="ce25" office:value-type="float" office:value="24185" calcext:value-type="float">
            <text:p><text:s/>24 185 </text:p>
          </table:table-cell>
          <table:table-cell table:style-name="ce25" office:value-type="float" office:value="16500" calcext:value-type="float">
            <text:p><text:s/>16 500 </text:p>
          </table:table-cell>
          <table:table-cell table:style-name="ce25" office:value-type="float" office:value="21060" calcext:value-type="float">
            <text:p><text:s/>21 060 </text:p>
          </table:table-cell>
          <table:table-cell table:style-name="ce25" office:value-type="float" office:value="16010" calcext:value-type="float">
            <text:p><text:s/>16 010 </text:p>
          </table:table-cell>
          <table:table-cell table:style-name="ce25" office:value-type="float" office:value="17325" calcext:value-type="float">
            <text:p><text:s/>17 325 </text:p>
          </table:table-cell>
          <table:table-cell table:style-name="ce25" office:value-type="float" office:value="13765" calcext:value-type="float">
            <text:p><text:s/>13 765 </text:p>
          </table:table-cell>
          <table:table-cell table:style-name="ce25" office:value-type="float" office:value="20075" calcext:value-type="float">
            <text:p><text:s/>20 075 </text:p>
          </table:table-cell>
          <table:table-cell table:style-name="ce25" office:value-type="float" office:value="20135" calcext:value-type="float">
            <text:p><text:s/>20 135 </text:p>
          </table:table-cell>
          <table:table-cell table:style-name="ce25" office:value-type="float" office:value="22105" calcext:value-type="float">
            <text:p><text:s/>22 105 </text:p>
          </table:table-cell>
          <table:table-cell table:style-name="ce25" office:value-type="float" office:value="18225" calcext:value-type="float">
            <text:p><text:s/>18 225 </text:p>
          </table:table-cell>
          <table:table-cell table:style-name="ce25" office:value-type="float" office:value="20165" calcext:value-type="float">
            <text:p><text:s/>20 165 </text:p>
          </table:table-cell>
          <table:table-cell table:style-name="ce25" office:value-type="float" office:value="23065" calcext:value-type="float">
            <text:p><text:s/>23 065 </text:p>
          </table:table-cell>
          <table:table-cell table:style-name="ce25" office:value-type="float" office:value="18265" calcext:value-type="float">
            <text:p><text:s/>18 265 </text:p>
          </table:table-cell>
          <table:table-cell table:style-name="ce25" office:value-type="float" office:value="22015" calcext:value-type="float">
            <text:p><text:s/>22 015 </text:p>
          </table:table-cell>
          <table:table-cell table:style-name="ce25" office:value-type="float" office:value="15410" calcext:value-type="float">
            <text:p><text:s/>15 410 </text:p>
          </table:table-cell>
          <table:table-cell table:style-name="ce25" office:value-type="float" office:value="16330" calcext:value-type="float">
            <text:p><text:s/>16 330 </text:p>
          </table:table-cell>
          <table:table-cell table:style-name="ce25" office:value-type="float" office:value="17125" calcext:value-type="float">
            <text:p><text:s/>17 125 </text:p>
          </table:table-cell>
          <table:table-cell table:style-name="ce25" office:value-type="float" office:value="18665" calcext:value-type="float">
            <text:p><text:s/>18 665 </text:p>
          </table:table-cell>
          <table:table-cell table:style-name="ce25" office:value-type="float" office:value="23300" calcext:value-type="float">
            <text:p><text:s/>23 300 </text:p>
          </table:table-cell>
          <table:table-cell table:style-name="ce25" office:value-type="float" office:value="22825" calcext:value-type="float">
            <text:p><text:s/>22 825 </text:p>
          </table:table-cell>
          <table:table-cell table:style-name="ce25" office:value-type="float" office:value="21555" calcext:value-type="float">
            <text:p><text:s/>21 555 </text:p>
          </table:table-cell>
          <table:table-cell table:style-name="ce25" office:value-type="float" office:value="22720" calcext:value-type="float">
            <text:p><text:s/>22 720 </text:p>
          </table:table-cell>
          <table:table-cell table:style-name="ce25" office:value-type="float" office:value="25755" calcext:value-type="float">
            <text:p><text:s/>25 755 </text:p>
          </table:table-cell>
          <table:table-cell table:style-name="ce25" office:value-type="float" office:value="27320" calcext:value-type="float">
            <text:p><text:s/>27 320 </text:p>
          </table:table-cell>
          <table:table-cell table:style-name="ce25" office:value-type="float" office:value="13085" calcext:value-type="float">
            <text:p><text:s/>13 085 </text:p>
          </table:table-cell>
          <table:table-cell table:style-name="ce25" office:value-type="float" office:value="22315" calcext:value-type="float">
            <text:p><text:s/>22 315 </text:p>
          </table:table-cell>
          <table:table-cell table:style-name="ce25" office:value-type="float" office:value="18895" calcext:value-type="float">
            <text:p><text:s/>18 895 </text:p>
          </table:table-cell>
          <table:table-cell table:style-name="ce25" office:value-type="float" office:value="21195" calcext:value-type="float">
            <text:p><text:s/>21 195 </text:p>
          </table:table-cell>
          <table:table-cell table:style-name="ce25" office:value-type="float" office:value="19785" calcext:value-type="float">
            <text:p><text:s/>19 785 </text:p>
          </table:table-cell>
          <table:table-cell table:style-name="ce25" office:value-type="float" office:value="19375" calcext:value-type="float">
            <text:p><text:s/>19 375 </text:p>
          </table:table-cell>
          <table:table-cell table:style-name="ce25" office:value-type="float" office:value="24790" calcext:value-type="float">
            <text:p><text:s/>24 790 </text:p>
          </table:table-cell>
          <table:table-cell table:style-name="ce25" office:value-type="float" office:value="11705" calcext:value-type="float">
            <text:p><text:s/>11 705 </text:p>
          </table:table-cell>
          <table:table-cell table:style-name="ce25" office:value-type="float" office:value="18885" calcext:value-type="float">
            <text:p><text:s/>18 885 </text:p>
          </table:table-cell>
          <table:table-cell table:style-name="ce25" office:value-type="float" office:value="22030" calcext:value-type="float">
            <text:p><text:s/>22 030 </text:p>
          </table:table-cell>
          <table:table-cell table:style-name="ce25" office:value-type="float" office:value="20570" calcext:value-type="float">
            <text:p><text:s/>20 570 </text:p>
          </table:table-cell>
          <table:table-cell table:style-name="ce25" office:value-type="float" office:value="17430" calcext:value-type="float">
            <text:p><text:s/>17 430 </text:p>
          </table:table-cell>
          <table:table-cell table:style-name="ce25" office:value-type="float" office:value="18815" calcext:value-type="float">
            <text:p><text:s/>18 815 </text:p>
          </table:table-cell>
          <table:table-cell table:style-name="ce25" office:value-type="float" office:value="23005" calcext:value-type="float">
            <text:p><text:s/>23 005 </text:p>
          </table:table-cell>
          <table:table-cell table:style-name="ce25" office:value-type="float" office:value="15610" calcext:value-type="float">
            <text:p><text:s/>15 610 </text:p>
          </table:table-cell>
          <table:table-cell table:style-name="ce25" office:value-type="float" office:value="28930" calcext:value-type="float">
            <text:p><text:s/>28 930 </text:p>
          </table:table-cell>
          <table:table-cell table:number-columns-repeated="16255"/>
        </table:table-row>
        <table:table-row table:style-name="ro1">
          <table:table-cell table:style-name="ce15" office:value-type="string" calcext:value-type="string">
            <text:p><text:span text:style-name="T1">temps_de_travail_</text:span>a_travaillé_temps_plein</text:p>
          </table:table-cell>
          <table:table-cell table:style-name="ce25" office:value-type="float" office:value="12435" calcext:value-type="float">
            <text:p><text:s/>12 435 </text:p>
          </table:table-cell>
          <table:table-cell table:style-name="ce25" office:value-type="float" office:value="12105" calcext:value-type="float">
            <text:p><text:s/>12 105 </text:p>
          </table:table-cell>
          <table:table-cell table:style-name="ce25" office:value-type="float" office:value="18185" calcext:value-type="float">
            <text:p><text:s/>18 185 </text:p>
          </table:table-cell>
          <table:table-cell table:style-name="ce25" office:value-type="float" office:value="15700" calcext:value-type="float">
            <text:p><text:s/>15 700 </text:p>
          </table:table-cell>
          <table:table-cell table:style-name="ce25" office:value-type="float" office:value="16535" calcext:value-type="float">
            <text:p><text:s/>16 535 </text:p>
          </table:table-cell>
          <table:table-cell table:style-name="ce25" office:value-type="float" office:value="21085" calcext:value-type="float">
            <text:p><text:s/>21 085 </text:p>
          </table:table-cell>
          <table:table-cell table:style-name="ce25" office:value-type="float" office:value="18090" calcext:value-type="float">
            <text:p><text:s/>18 090 </text:p>
          </table:table-cell>
          <table:table-cell table:style-name="ce25" office:value-type="float" office:value="18075" calcext:value-type="float">
            <text:p><text:s/>18 075 </text:p>
          </table:table-cell>
          <table:table-cell table:style-name="ce25" office:value-type="float" office:value="16495" calcext:value-type="float">
            <text:p><text:s/>16 495 </text:p>
          </table:table-cell>
          <table:table-cell table:style-name="ce25" office:value-type="float" office:value="17215" calcext:value-type="float">
            <text:p><text:s/>17 215 </text:p>
          </table:table-cell>
          <table:table-cell table:style-name="ce25" office:value-type="float" office:value="18365" calcext:value-type="float">
            <text:p><text:s/>18 365 </text:p>
          </table:table-cell>
          <table:table-cell table:style-name="ce25" office:value-type="float" office:value="14115" calcext:value-type="float">
            <text:p><text:s/>14 115 </text:p>
          </table:table-cell>
          <table:table-cell table:style-name="ce25" office:value-type="float" office:value="24815" calcext:value-type="float">
            <text:p><text:s/>24 815 </text:p>
          </table:table-cell>
          <table:table-cell table:style-name="ce25" office:value-type="float" office:value="8380" calcext:value-type="float">
            <text:p><text:s/>8 380 </text:p>
          </table:table-cell>
          <table:table-cell table:style-name="ce25" office:value-type="float" office:value="23910" calcext:value-type="float">
            <text:p><text:s/>23 910 </text:p>
          </table:table-cell>
          <table:table-cell table:style-name="ce25" office:value-type="float" office:value="17270" calcext:value-type="float">
            <text:p><text:s/>17 270 </text:p>
          </table:table-cell>
          <table:table-cell table:style-name="ce25" office:value-type="float" office:value="21595" calcext:value-type="float">
            <text:p><text:s/>21 595 </text:p>
          </table:table-cell>
          <table:table-cell table:style-name="ce25" office:value-type="float" office:value="19685" calcext:value-type="float">
            <text:p><text:s/>19 685 </text:p>
          </table:table-cell>
          <table:table-cell table:style-name="ce25" office:value-type="float" office:value="23610" calcext:value-type="float">
            <text:p><text:s/>23 610 </text:p>
          </table:table-cell>
          <table:table-cell table:style-name="ce25" office:value-type="float" office:value="18465" calcext:value-type="float">
            <text:p><text:s/>18 465 </text:p>
          </table:table-cell>
          <table:table-cell table:style-name="ce25" office:value-type="float" office:value="21215" calcext:value-type="float">
            <text:p><text:s/>21 215 </text:p>
          </table:table-cell>
          <table:table-cell table:style-name="ce25" office:value-type="float" office:value="22275" calcext:value-type="float">
            <text:p><text:s/>22 275 </text:p>
          </table:table-cell>
          <table:table-cell table:style-name="ce25" office:value-type="float" office:value="17790" calcext:value-type="float">
            <text:p><text:s/>17 790 </text:p>
          </table:table-cell>
          <table:table-cell table:style-name="ce25" office:value-type="float" office:value="20000" calcext:value-type="float">
            <text:p><text:s/>20 000 </text:p>
          </table:table-cell>
          <table:table-cell table:style-name="ce25" office:value-type="float" office:value="25880" calcext:value-type="float">
            <text:p><text:s/>25 880 </text:p>
          </table:table-cell>
          <table:table-cell table:style-name="ce25" office:value-type="float" office:value="15045" calcext:value-type="float">
            <text:p><text:s/>15 045 </text:p>
          </table:table-cell>
          <table:table-cell table:style-name="ce25" office:value-type="float" office:value="18170" calcext:value-type="float">
            <text:p><text:s/>18 170 </text:p>
          </table:table-cell>
          <table:table-cell table:style-name="ce25" office:value-type="float" office:value="27000" calcext:value-type="float">
            <text:p><text:s/>27 000 </text:p>
          </table:table-cell>
          <table:table-cell table:style-name="ce25" office:value-type="float" office:value="16460" calcext:value-type="float">
            <text:p><text:s/>16 460 </text:p>
          </table:table-cell>
          <table:table-cell table:style-name="ce25" office:value-type="float" office:value="21200" calcext:value-type="float">
            <text:p><text:s/>21 200 </text:p>
          </table:table-cell>
          <table:table-cell table:style-name="ce25" office:value-type="float" office:value="18320" calcext:value-type="float">
            <text:p><text:s/>18 320 </text:p>
          </table:table-cell>
          <table:table-cell table:style-name="ce25" office:value-type="float" office:value="18055" calcext:value-type="float">
            <text:p><text:s/>18 055 </text:p>
          </table:table-cell>
          <table:table-cell table:style-name="ce25" office:value-type="float" office:value="14475" calcext:value-type="float">
            <text:p><text:s/>14 475 </text:p>
          </table:table-cell>
          <table:table-cell table:style-name="ce25" office:value-type="float" office:value="13785" calcext:value-type="float">
            <text:p><text:s/>13 785 </text:p>
          </table:table-cell>
          <table:table-cell table:style-name="ce25" office:value-type="float" office:value="24105" calcext:value-type="float">
            <text:p><text:s/>24 105 </text:p>
          </table:table-cell>
          <table:table-cell table:style-name="ce25" office:value-type="float" office:value="7700" calcext:value-type="float">
            <text:p><text:s/>7 700 </text:p>
          </table:table-cell>
          <table:table-cell table:style-name="ce25" office:value-type="float" office:value="25570" calcext:value-type="float">
            <text:p><text:s/>25 570 </text:p>
          </table:table-cell>
          <table:table-cell table:style-name="ce25" office:value-type="float" office:value="20380" calcext:value-type="float">
            <text:p><text:s/>20 380 </text:p>
          </table:table-cell>
          <table:table-cell table:style-name="ce25" office:value-type="float" office:value="17930" calcext:value-type="float">
            <text:p><text:s/>17 930 </text:p>
          </table:table-cell>
          <table:table-cell table:style-name="ce25" office:value-type="float" office:value="19180" calcext:value-type="float">
            <text:p><text:s/>19 180 </text:p>
          </table:table-cell>
          <table:table-cell table:style-name="ce25" office:value-type="float" office:value="18330" calcext:value-type="float">
            <text:p><text:s/>18 330 </text:p>
          </table:table-cell>
          <table:table-cell table:style-name="ce25" office:value-type="float" office:value="27645" calcext:value-type="float">
            <text:p><text:s/>27 645 </text:p>
          </table:table-cell>
          <table:table-cell table:style-name="ce25" office:value-type="float" office:value="15905" calcext:value-type="float">
            <text:p><text:s/>15 905 </text:p>
          </table:table-cell>
          <table:table-cell table:style-name="ce25" office:value-type="float" office:value="18925" calcext:value-type="float">
            <text:p><text:s/>18 925 </text:p>
          </table:table-cell>
          <table:table-cell table:style-name="ce25" office:value-type="float" office:value="2725" calcext:value-type="float">
            <text:p><text:s/>2 725 </text:p>
          </table:table-cell>
          <table:table-cell table:style-name="ce25" office:value-type="float" office:value="17320" calcext:value-type="float">
            <text:p><text:s/>17 320 </text:p>
          </table:table-cell>
          <table:table-cell table:style-name="ce25" office:value-type="float" office:value="15960" calcext:value-type="float">
            <text:p><text:s/>15 960 </text:p>
          </table:table-cell>
          <table:table-cell table:style-name="ce25" office:value-type="float" office:value="17110" calcext:value-type="float">
            <text:p><text:s/>17 110 </text:p>
          </table:table-cell>
          <table:table-cell table:style-name="ce25" office:value-type="float" office:value="18400" calcext:value-type="float">
            <text:p><text:s/>18 400 </text:p>
          </table:table-cell>
          <table:table-cell table:style-name="ce25" office:value-type="float" office:value="23445" calcext:value-type="float">
            <text:p><text:s/>23 445 </text:p>
          </table:table-cell>
          <table:table-cell table:style-name="ce25" office:value-type="float" office:value="17690" calcext:value-type="float">
            <text:p><text:s/>17 690 </text:p>
          </table:table-cell>
          <table:table-cell table:style-name="ce25" office:value-type="float" office:value="15315" calcext:value-type="float">
            <text:p><text:s/>15 315 </text:p>
          </table:table-cell>
          <table:table-cell table:style-name="ce25" office:value-type="float" office:value="28010" calcext:value-type="float">
            <text:p><text:s/>28 010 </text:p>
          </table:table-cell>
          <table:table-cell table:style-name="ce25" office:value-type="float" office:value="21650" calcext:value-type="float">
            <text:p><text:s/>21 650 </text:p>
          </table:table-cell>
          <table:table-cell table:style-name="ce25" office:value-type="float" office:value="21470" calcext:value-type="float">
            <text:p><text:s/>21 470 </text:p>
          </table:table-cell>
          <table:table-cell table:style-name="ce25" office:value-type="float" office:value="13695" calcext:value-type="float">
            <text:p><text:s/>13 695 </text:p>
          </table:table-cell>
          <table:table-cell table:style-name="ce25" office:value-type="float" office:value="14190" calcext:value-type="float">
            <text:p><text:s/>14 190 </text:p>
          </table:table-cell>
          <table:table-cell table:style-name="ce25" office:value-type="float" office:value="15935" calcext:value-type="float">
            <text:p><text:s/>15 935 </text:p>
          </table:table-cell>
          <table:table-cell table:style-name="ce25" office:value-type="float" office:value="19760" calcext:value-type="float">
            <text:p><text:s/>19 760 </text:p>
          </table:table-cell>
          <table:table-cell table:style-name="ce25" office:value-type="float" office:value="17900" calcext:value-type="float">
            <text:p><text:s/>17 900 </text:p>
          </table:table-cell>
          <table:table-cell table:style-name="ce25" office:value-type="float" office:value="19005" calcext:value-type="float">
            <text:p><text:s/>19 005 </text:p>
          </table:table-cell>
          <table:table-cell table:style-name="ce25" office:value-type="float" office:value="20915" calcext:value-type="float">
            <text:p><text:s/>20 915 </text:p>
          </table:table-cell>
          <table:table-cell table:style-name="ce25" office:value-type="float" office:value="16325" calcext:value-type="float">
            <text:p><text:s/>16 325 </text:p>
          </table:table-cell>
          <table:table-cell table:style-name="ce25" office:value-type="float" office:value="16610" calcext:value-type="float">
            <text:p><text:s/>16 610 </text:p>
          </table:table-cell>
          <table:table-cell table:style-name="ce25" office:value-type="float" office:value="18570" calcext:value-type="float">
            <text:p><text:s/>18 570 </text:p>
          </table:table-cell>
          <table:table-cell table:style-name="ce25" office:value-type="float" office:value="19760" calcext:value-type="float">
            <text:p><text:s/>19 760 </text:p>
          </table:table-cell>
          <table:table-cell table:style-name="ce25" office:value-type="float" office:value="17755" calcext:value-type="float">
            <text:p><text:s/>17 755 </text:p>
          </table:table-cell>
          <table:table-cell table:style-name="ce25" office:value-type="float" office:value="20020" calcext:value-type="float">
            <text:p><text:s/>20 020 </text:p>
          </table:table-cell>
          <table:table-cell table:style-name="ce25" office:value-type="float" office:value="17425" calcext:value-type="float">
            <text:p><text:s/>17 425 </text:p>
          </table:table-cell>
          <table:table-cell table:style-name="ce25" office:value-type="float" office:value="18440" calcext:value-type="float">
            <text:p><text:s/>18 440 </text:p>
          </table:table-cell>
          <table:table-cell table:style-name="ce25" office:value-type="float" office:value="14895" calcext:value-type="float">
            <text:p><text:s/>14 895 </text:p>
          </table:table-cell>
          <table:table-cell table:style-name="ce25" office:value-type="float" office:value="20615" calcext:value-type="float">
            <text:p><text:s/>20 615 </text:p>
          </table:table-cell>
          <table:table-cell table:style-name="ce25" office:value-type="float" office:value="12925" calcext:value-type="float">
            <text:p><text:s/>12 925 </text:p>
          </table:table-cell>
          <table:table-cell table:style-name="ce25" office:value-type="float" office:value="18145" calcext:value-type="float">
            <text:p><text:s/>18 145 </text:p>
          </table:table-cell>
          <table:table-cell table:style-name="ce25" office:value-type="float" office:value="13240" calcext:value-type="float">
            <text:p><text:s/>13 240 </text:p>
          </table:table-cell>
          <table:table-cell table:style-name="ce25" office:value-type="float" office:value="22860" calcext:value-type="float">
            <text:p><text:s/>22 860 </text:p>
          </table:table-cell>
          <table:table-cell table:style-name="ce25" office:value-type="float" office:value="17615" calcext:value-type="float">
            <text:p><text:s/>17 615 </text:p>
          </table:table-cell>
          <table:table-cell table:style-name="ce25" office:value-type="float" office:value="26695" calcext:value-type="float">
            <text:p><text:s/>26 695 </text:p>
          </table:table-cell>
          <table:table-cell table:style-name="ce25" office:value-type="float" office:value="21005" calcext:value-type="float">
            <text:p><text:s/>21 005 </text:p>
          </table:table-cell>
          <table:table-cell table:style-name="ce25" office:value-type="float" office:value="24380" calcext:value-type="float">
            <text:p><text:s/>24 380 </text:p>
          </table:table-cell>
          <table:table-cell table:style-name="ce25" office:value-type="float" office:value="22160" calcext:value-type="float">
            <text:p><text:s/>22 160 </text:p>
          </table:table-cell>
          <table:table-cell table:style-name="ce25" office:value-type="float" office:value="22845" calcext:value-type="float">
            <text:p><text:s/>22 845 </text:p>
          </table:table-cell>
          <table:table-cell table:style-name="ce25" office:value-type="float" office:value="13980" calcext:value-type="float">
            <text:p><text:s/>13 980 </text:p>
          </table:table-cell>
          <table:table-cell table:style-name="ce25" office:value-type="float" office:value="19205" calcext:value-type="float">
            <text:p><text:s/>19 205 </text:p>
          </table:table-cell>
          <table:table-cell table:style-name="ce25" office:value-type="float" office:value="13835" calcext:value-type="float">
            <text:p><text:s/>13 835 </text:p>
          </table:table-cell>
          <table:table-cell table:style-name="ce25" office:value-type="float" office:value="24225" calcext:value-type="float">
            <text:p><text:s/>24 225 </text:p>
          </table:table-cell>
          <table:table-cell table:style-name="ce25" office:value-type="float" office:value="15350" calcext:value-type="float">
            <text:p><text:s/>15 350 </text:p>
          </table:table-cell>
          <table:table-cell table:style-name="ce25" office:value-type="float" office:value="24005" calcext:value-type="float">
            <text:p><text:s/>24 005 </text:p>
          </table:table-cell>
          <table:table-cell table:style-name="ce25" office:value-type="float" office:value="15830" calcext:value-type="float">
            <text:p><text:s/>15 830 </text:p>
          </table:table-cell>
          <table:table-cell table:style-name="ce25" office:value-type="float" office:value="16775" calcext:value-type="float">
            <text:p><text:s/>16 775 </text:p>
          </table:table-cell>
          <table:table-cell table:style-name="ce25" office:value-type="float" office:value="10660" calcext:value-type="float">
            <text:p><text:s/>10 660 </text:p>
          </table:table-cell>
          <table:table-cell table:style-name="ce25" office:value-type="float" office:value="19030" calcext:value-type="float">
            <text:p><text:s/>19 030 </text:p>
          </table:table-cell>
          <table:table-cell table:style-name="ce25" office:value-type="float" office:value="14100" calcext:value-type="float">
            <text:p><text:s/>14 100 </text:p>
          </table:table-cell>
          <table:table-cell table:style-name="ce25" office:value-type="float" office:value="23820" calcext:value-type="float">
            <text:p><text:s/>23 820 </text:p>
          </table:table-cell>
          <table:table-cell table:style-name="ce25" office:value-type="float" office:value="14580" calcext:value-type="float">
            <text:p><text:s/>14 580 </text:p>
          </table:table-cell>
          <table:table-cell table:style-name="ce25" office:value-type="float" office:value="16070" calcext:value-type="float">
            <text:p><text:s/>16 070 </text:p>
          </table:table-cell>
          <table:table-cell table:style-name="ce25" office:value-type="float" office:value="20670" calcext:value-type="float">
            <text:p><text:s/>20 670 </text:p>
          </table:table-cell>
          <table:table-cell table:style-name="ce25" office:value-type="float" office:value="13885" calcext:value-type="float">
            <text:p><text:s/>13 885 </text:p>
          </table:table-cell>
          <table:table-cell table:style-name="ce25" office:value-type="float" office:value="21240" calcext:value-type="float">
            <text:p><text:s/>21 240 </text:p>
          </table:table-cell>
          <table:table-cell table:style-name="ce25" office:value-type="float" office:value="15615" calcext:value-type="float">
            <text:p><text:s/>15 615 </text:p>
          </table:table-cell>
          <table:table-cell table:style-name="ce25" office:value-type="float" office:value="15875" calcext:value-type="float">
            <text:p><text:s/>15 875 </text:p>
          </table:table-cell>
          <table:table-cell table:style-name="ce25" office:value-type="float" office:value="20500" calcext:value-type="float">
            <text:p><text:s/>20 500 </text:p>
          </table:table-cell>
          <table:table-cell table:style-name="ce25" office:value-type="float" office:value="23010" calcext:value-type="float">
            <text:p><text:s/>23 010 </text:p>
          </table:table-cell>
          <table:table-cell table:style-name="ce25" office:value-type="float" office:value="20485" calcext:value-type="float">
            <text:p><text:s/>20 485 </text:p>
          </table:table-cell>
          <table:table-cell table:style-name="ce25" office:value-type="float" office:value="26160" calcext:value-type="float">
            <text:p><text:s/>26 160 </text:p>
          </table:table-cell>
          <table:table-cell table:style-name="ce25" office:value-type="float" office:value="22435" calcext:value-type="float">
            <text:p><text:s/>22 435 </text:p>
          </table:table-cell>
          <table:table-cell table:style-name="ce25" office:value-type="float" office:value="23225" calcext:value-type="float">
            <text:p><text:s/>23 225 </text:p>
          </table:table-cell>
          <table:table-cell table:style-name="ce25" office:value-type="float" office:value="19910" calcext:value-type="float">
            <text:p><text:s/>19 910 </text:p>
          </table:table-cell>
          <table:table-cell table:style-name="ce25" office:value-type="float" office:value="23715" calcext:value-type="float">
            <text:p><text:s/>23 715 </text:p>
          </table:table-cell>
          <table:table-cell table:style-name="ce25" office:value-type="float" office:value="19055" calcext:value-type="float">
            <text:p><text:s/>19 055 </text:p>
          </table:table-cell>
          <table:table-cell table:style-name="ce25" office:value-type="float" office:value="16780" calcext:value-type="float">
            <text:p><text:s/>16 780 </text:p>
          </table:table-cell>
          <table:table-cell table:style-name="ce25" office:value-type="float" office:value="24430" calcext:value-type="float">
            <text:p><text:s/>24 430 </text:p>
          </table:table-cell>
          <table:table-cell table:style-name="ce25" office:value-type="float" office:value="20760" calcext:value-type="float">
            <text:p><text:s/>20 760 </text:p>
          </table:table-cell>
          <table:table-cell table:style-name="ce25" office:value-type="float" office:value="17535" calcext:value-type="float">
            <text:p><text:s/>17 535 </text:p>
          </table:table-cell>
          <table:table-cell table:style-name="ce25" office:value-type="float" office:value="24725" calcext:value-type="float">
            <text:p><text:s/>24 725 </text:p>
          </table:table-cell>
          <table:table-cell table:style-name="ce25" office:value-type="float" office:value="16240" calcext:value-type="float">
            <text:p><text:s/>16 240 </text:p>
          </table:table-cell>
          <table:table-cell table:style-name="ce25" office:value-type="float" office:value="12980" calcext:value-type="float">
            <text:p><text:s/>12 980 </text:p>
          </table:table-cell>
          <table:table-cell table:style-name="ce25" office:value-type="float" office:value="22275" calcext:value-type="float">
            <text:p><text:s/>22 275 </text:p>
          </table:table-cell>
          <table:table-cell table:style-name="ce25" office:value-type="float" office:value="23460" calcext:value-type="float">
            <text:p><text:s/>23 460 </text:p>
          </table:table-cell>
          <table:table-cell table:style-name="ce25" office:value-type="float" office:value="26575" calcext:value-type="float">
            <text:p><text:s/>26 575 </text:p>
          </table:table-cell>
          <table:table-cell table:style-name="ce25" office:value-type="float" office:value="26565" calcext:value-type="float">
            <text:p><text:s/>26 565 </text:p>
          </table:table-cell>
          <table:table-cell table:style-name="ce25" office:value-type="float" office:value="21205" calcext:value-type="float">
            <text:p><text:s/>21 205 </text:p>
          </table:table-cell>
          <table:table-cell table:style-name="ce25" office:value-type="float" office:value="14610" calcext:value-type="float">
            <text:p><text:s/>14 610 </text:p>
          </table:table-cell>
          <table:table-cell table:style-name="ce25" office:value-type="float" office:value="18200" calcext:value-type="float">
            <text:p><text:s/>18 200 </text:p>
          </table:table-cell>
          <table:table-cell table:style-name="ce25" office:value-type="float" office:value="22155" calcext:value-type="float">
            <text:p><text:s/>22 155 </text:p>
          </table:table-cell>
          <table:table-cell table:number-columns-repeated="16255"/>
        </table:table-row>
        <table:table-row table:style-name="ro1">
          <table:table-cell table:style-name="ce15" office:value-type="string" calcext:value-type="string">
            <text:p><text:span text:style-name="T1">temps_de_travail_</text:span>a_travaillé_temps_partiel</text:p>
          </table:table-cell>
          <table:table-cell table:style-name="ce25" office:value-type="float" office:value="10725" calcext:value-type="float">
            <text:p><text:s/>10 725 </text:p>
          </table:table-cell>
          <table:table-cell table:style-name="ce25" office:value-type="float" office:value="11040" calcext:value-type="float">
            <text:p><text:s/>11 040 </text:p>
          </table:table-cell>
          <table:table-cell table:style-name="ce25" office:value-type="float" office:value="20965" calcext:value-type="float">
            <text:p><text:s/>20 965 </text:p>
          </table:table-cell>
          <table:table-cell table:style-name="ce25" office:value-type="float" office:value="15195" calcext:value-type="float">
            <text:p><text:s/>15 195 </text:p>
          </table:table-cell>
          <table:table-cell table:style-name="ce25" office:value-type="float" office:value="16210" calcext:value-type="float">
            <text:p><text:s/>16 210 </text:p>
          </table:table-cell>
          <table:table-cell table:style-name="ce25" office:value-type="float" office:value="19130" calcext:value-type="float">
            <text:p><text:s/>19 130 </text:p>
          </table:table-cell>
          <table:table-cell table:style-name="ce25" office:value-type="float" office:value="13990" calcext:value-type="float">
            <text:p><text:s/>13 990 </text:p>
          </table:table-cell>
          <table:table-cell table:style-name="ce25" office:value-type="float" office:value="15710" calcext:value-type="float">
            <text:p><text:s/>15 710 </text:p>
          </table:table-cell>
          <table:table-cell table:style-name="ce25" office:value-type="float" office:value="14055" calcext:value-type="float">
            <text:p><text:s/>14 055 </text:p>
          </table:table-cell>
          <table:table-cell table:style-name="ce25" office:value-type="float" office:value="13495" calcext:value-type="float">
            <text:p><text:s/>13 495 </text:p>
          </table:table-cell>
          <table:table-cell table:style-name="ce25" office:value-type="float" office:value="18490" calcext:value-type="float">
            <text:p><text:s/>18 490 </text:p>
          </table:table-cell>
          <table:table-cell table:style-name="ce25" office:value-type="float" office:value="17730" calcext:value-type="float">
            <text:p><text:s/>17 730 </text:p>
          </table:table-cell>
          <table:table-cell table:style-name="ce25" office:value-type="float" office:value="21005" calcext:value-type="float">
            <text:p><text:s/>21 005 </text:p>
          </table:table-cell>
          <table:table-cell table:style-name="ce25" office:value-type="float" office:value="11000" calcext:value-type="float">
            <text:p><text:s/>11 000 </text:p>
          </table:table-cell>
          <table:table-cell table:style-name="ce25" office:value-type="float" office:value="18950" calcext:value-type="float">
            <text:p><text:s/>18 950 </text:p>
          </table:table-cell>
          <table:table-cell table:style-name="ce25" office:value-type="float" office:value="19115" calcext:value-type="float">
            <text:p><text:s/>19 115 </text:p>
          </table:table-cell>
          <table:table-cell table:style-name="ce25" office:value-type="float" office:value="19900" calcext:value-type="float">
            <text:p><text:s/>19 900 </text:p>
          </table:table-cell>
          <table:table-cell table:style-name="ce25" office:value-type="float" office:value="16980" calcext:value-type="float">
            <text:p><text:s/>16 980 </text:p>
          </table:table-cell>
          <table:table-cell table:style-name="ce25" office:value-type="float" office:value="17115" calcext:value-type="float">
            <text:p><text:s/>17 115 </text:p>
          </table:table-cell>
          <table:table-cell table:style-name="ce25" office:value-type="float" office:value="16975" calcext:value-type="float">
            <text:p><text:s/>16 975 </text:p>
          </table:table-cell>
          <table:table-cell table:style-name="ce25" office:value-type="float" office:value="16035" calcext:value-type="float">
            <text:p><text:s/>16 035 </text:p>
          </table:table-cell>
          <table:table-cell table:style-name="ce25" office:value-type="float" office:value="16945" calcext:value-type="float">
            <text:p><text:s/>16 945 </text:p>
          </table:table-cell>
          <table:table-cell table:style-name="ce25" office:value-type="float" office:value="16380" calcext:value-type="float">
            <text:p><text:s/>16 380 </text:p>
          </table:table-cell>
          <table:table-cell table:style-name="ce25" office:value-type="float" office:value="16415" calcext:value-type="float">
            <text:p><text:s/>16 415 </text:p>
          </table:table-cell>
          <table:table-cell table:style-name="ce25" office:value-type="float" office:value="18225" calcext:value-type="float">
            <text:p><text:s/>18 225 </text:p>
          </table:table-cell>
          <table:table-cell table:style-name="ce25" office:value-type="float" office:value="13865" calcext:value-type="float">
            <text:p><text:s/>13 865 </text:p>
          </table:table-cell>
          <table:table-cell table:style-name="ce25" office:value-type="float" office:value="21010" calcext:value-type="float">
            <text:p><text:s/>21 010 </text:p>
          </table:table-cell>
          <table:table-cell table:style-name="ce25" office:value-type="float" office:value="18300" calcext:value-type="float">
            <text:p><text:s/>18 300 </text:p>
          </table:table-cell>
          <table:table-cell table:style-name="ce25" office:value-type="float" office:value="14265" calcext:value-type="float">
            <text:p><text:s/>14 265 </text:p>
          </table:table-cell>
          <table:table-cell table:style-name="ce25" office:value-type="float" office:value="25390" calcext:value-type="float">
            <text:p><text:s/>25 390 </text:p>
          </table:table-cell>
          <table:table-cell table:style-name="ce25" office:value-type="float" office:value="15740" calcext:value-type="float">
            <text:p><text:s/>15 740 </text:p>
          </table:table-cell>
          <table:table-cell table:style-name="ce25" office:value-type="float" office:value="15830" calcext:value-type="float">
            <text:p><text:s/>15 830 </text:p>
          </table:table-cell>
          <table:table-cell table:style-name="ce25" office:value-type="float" office:value="12320" calcext:value-type="float">
            <text:p><text:s/>12 320 </text:p>
          </table:table-cell>
          <table:table-cell table:style-name="ce25" office:value-type="float" office:value="11585" calcext:value-type="float">
            <text:p><text:s/>11 585 </text:p>
          </table:table-cell>
          <table:table-cell table:style-name="ce25" office:value-type="float" office:value="19820" calcext:value-type="float">
            <text:p><text:s/>19 820 </text:p>
          </table:table-cell>
          <table:table-cell table:style-name="ce25" office:value-type="float" office:value="9925" calcext:value-type="float">
            <text:p><text:s/>9 925 </text:p>
          </table:table-cell>
          <table:table-cell table:style-name="ce25" office:value-type="float" office:value="18420" calcext:value-type="float">
            <text:p><text:s/>18 420 </text:p>
          </table:table-cell>
          <table:table-cell table:style-name="ce25" office:value-type="float" office:value="20235" calcext:value-type="float">
            <text:p><text:s/>20 235 </text:p>
          </table:table-cell>
          <table:table-cell table:style-name="ce25" office:value-type="float" office:value="16470" calcext:value-type="float">
            <text:p><text:s/>16 470 </text:p>
          </table:table-cell>
          <table:table-cell table:style-name="ce25" office:value-type="float" office:value="18180" calcext:value-type="float">
            <text:p><text:s/>18 180 </text:p>
          </table:table-cell>
          <table:table-cell table:style-name="ce25" office:value-type="float" office:value="18735" calcext:value-type="float">
            <text:p><text:s/>18 735 </text:p>
          </table:table-cell>
          <table:table-cell table:style-name="ce25" office:value-type="float" office:value="21490" calcext:value-type="float">
            <text:p><text:s/>21 490 </text:p>
          </table:table-cell>
          <table:table-cell table:style-name="ce25" office:value-type="float" office:value="13245" calcext:value-type="float">
            <text:p><text:s/>13 245 </text:p>
          </table:table-cell>
          <table:table-cell table:style-name="ce25" office:value-type="float" office:value="15770" calcext:value-type="float">
            <text:p><text:s/>15 770 </text:p>
          </table:table-cell>
          <table:table-cell table:style-name="ce25" office:value-type="float" office:value="4410" calcext:value-type="float">
            <text:p><text:s/>4 410 </text:p>
          </table:table-cell>
          <table:table-cell table:style-name="ce25" office:value-type="float" office:value="14610" calcext:value-type="float">
            <text:p><text:s/>14 610 </text:p>
          </table:table-cell>
          <table:table-cell table:style-name="ce25" office:value-type="float" office:value="15840" calcext:value-type="float">
            <text:p><text:s/>15 840 </text:p>
          </table:table-cell>
          <table:table-cell table:style-name="ce25" office:value-type="float" office:value="18695" calcext:value-type="float">
            <text:p><text:s/>18 695 </text:p>
          </table:table-cell>
          <table:table-cell table:style-name="ce25" office:value-type="float" office:value="19240" calcext:value-type="float">
            <text:p><text:s/>19 240 </text:p>
          </table:table-cell>
          <table:table-cell table:style-name="ce25" office:value-type="float" office:value="19890" calcext:value-type="float">
            <text:p><text:s/>19 890 </text:p>
          </table:table-cell>
          <table:table-cell table:style-name="ce25" office:value-type="float" office:value="15675" calcext:value-type="float">
            <text:p><text:s/>15 675 </text:p>
          </table:table-cell>
          <table:table-cell table:style-name="ce25" office:value-type="float" office:value="12380" calcext:value-type="float">
            <text:p><text:s/>12 380 </text:p>
          </table:table-cell>
          <table:table-cell table:style-name="ce25" office:value-type="float" office:value="18660" calcext:value-type="float">
            <text:p><text:s/>18 660 </text:p>
          </table:table-cell>
          <table:table-cell table:style-name="ce25" office:value-type="float" office:value="19915" calcext:value-type="float">
            <text:p><text:s/>19 915 </text:p>
          </table:table-cell>
          <table:table-cell table:style-name="ce25" office:value-type="float" office:value="15245" calcext:value-type="float">
            <text:p><text:s/>15 245 </text:p>
          </table:table-cell>
          <table:table-cell table:style-name="ce25" office:value-type="float" office:value="16645" calcext:value-type="float">
            <text:p><text:s/>16 645 </text:p>
          </table:table-cell>
          <table:table-cell table:style-name="ce25" office:value-type="float" office:value="12635" calcext:value-type="float">
            <text:p><text:s/>12 635 </text:p>
          </table:table-cell>
          <table:table-cell table:style-name="ce25" office:value-type="float" office:value="13750" calcext:value-type="float">
            <text:p><text:s/>13 750 </text:p>
          </table:table-cell>
          <table:table-cell table:style-name="ce25" office:value-type="float" office:value="18740" calcext:value-type="float">
            <text:p><text:s/>18 740 </text:p>
          </table:table-cell>
          <table:table-cell table:style-name="ce25" office:value-type="float" office:value="14720" calcext:value-type="float">
            <text:p><text:s/>14 720 </text:p>
          </table:table-cell>
          <table:table-cell table:style-name="ce25" office:value-type="float" office:value="23520" calcext:value-type="float">
            <text:p><text:s/>23 520 </text:p>
          </table:table-cell>
          <table:table-cell table:style-name="ce25" office:value-type="float" office:value="19900" calcext:value-type="float">
            <text:p><text:s/>19 900 </text:p>
          </table:table-cell>
          <table:table-cell table:style-name="ce25" office:value-type="float" office:value="15720" calcext:value-type="float">
            <text:p><text:s/>15 720 </text:p>
          </table:table-cell>
          <table:table-cell table:style-name="ce25" office:value-type="float" office:value="14485" calcext:value-type="float">
            <text:p><text:s/>14 485 </text:p>
          </table:table-cell>
          <table:table-cell table:style-name="ce25" office:value-type="float" office:value="14685" calcext:value-type="float">
            <text:p><text:s/>14 685 </text:p>
          </table:table-cell>
          <table:table-cell table:style-name="ce25" office:value-type="float" office:value="17305" calcext:value-type="float">
            <text:p><text:s/>17 305 </text:p>
          </table:table-cell>
          <table:table-cell table:style-name="ce25" office:value-type="float" office:value="13475" calcext:value-type="float">
            <text:p><text:s/>13 475 </text:p>
          </table:table-cell>
          <table:table-cell table:style-name="ce25" office:value-type="float" office:value="20895" calcext:value-type="float">
            <text:p><text:s/>20 895 </text:p>
          </table:table-cell>
          <table:table-cell table:style-name="ce25" office:value-type="float" office:value="17415" calcext:value-type="float">
            <text:p><text:s/>17 415 </text:p>
          </table:table-cell>
          <table:table-cell table:style-name="ce25" office:value-type="float" office:value="16185" calcext:value-type="float">
            <text:p><text:s/>16 185 </text:p>
          </table:table-cell>
          <table:table-cell table:style-name="ce25" office:value-type="float" office:value="13885" calcext:value-type="float">
            <text:p><text:s/>13 885 </text:p>
          </table:table-cell>
          <table:table-cell table:style-name="ce25" office:value-type="float" office:value="15765" calcext:value-type="float">
            <text:p><text:s/>15 765 </text:p>
          </table:table-cell>
          <table:table-cell table:style-name="ce25" office:value-type="float" office:value="13760" calcext:value-type="float">
            <text:p><text:s/>13 760 </text:p>
          </table:table-cell>
          <table:table-cell table:style-name="ce25" office:value-type="float" office:value="17010" calcext:value-type="float">
            <text:p><text:s/>17 010 </text:p>
          </table:table-cell>
          <table:table-cell table:style-name="ce25" office:value-type="float" office:value="11870" calcext:value-type="float">
            <text:p><text:s/>11 870 </text:p>
          </table:table-cell>
          <table:table-cell table:style-name="ce25" office:value-type="float" office:value="23760" calcext:value-type="float">
            <text:p><text:s/>23 760 </text:p>
          </table:table-cell>
          <table:table-cell table:style-name="ce25" office:value-type="float" office:value="15080" calcext:value-type="float">
            <text:p><text:s/>15 080 </text:p>
          </table:table-cell>
          <table:table-cell table:style-name="ce25" office:value-type="float" office:value="21270" calcext:value-type="float">
            <text:p><text:s/>21 270 </text:p>
          </table:table-cell>
          <table:table-cell table:style-name="ce25" office:value-type="float" office:value="15525" calcext:value-type="float">
            <text:p><text:s/>15 525 </text:p>
          </table:table-cell>
          <table:table-cell table:style-name="ce25" office:value-type="float" office:value="17760" calcext:value-type="float">
            <text:p><text:s/>17 760 </text:p>
          </table:table-cell>
          <table:table-cell table:style-name="ce25" office:value-type="float" office:value="28010" calcext:value-type="float">
            <text:p><text:s/>28 010 </text:p>
          </table:table-cell>
          <table:table-cell table:style-name="ce25" office:value-type="float" office:value="20115" calcext:value-type="float">
            <text:p><text:s/>20 115 </text:p>
          </table:table-cell>
          <table:table-cell table:style-name="ce25" office:value-type="float" office:value="12120" calcext:value-type="float">
            <text:p><text:s/>12 120 </text:p>
          </table:table-cell>
          <table:table-cell table:style-name="ce25" office:value-type="float" office:value="20515" calcext:value-type="float">
            <text:p><text:s/>20 515 </text:p>
          </table:table-cell>
          <table:table-cell table:style-name="ce25" office:value-type="float" office:value="14225" calcext:value-type="float">
            <text:p><text:s/>14 225 </text:p>
          </table:table-cell>
          <table:table-cell table:style-name="ce25" office:value-type="float" office:value="18650" calcext:value-type="float">
            <text:p><text:s/>18 650 </text:p>
          </table:table-cell>
          <table:table-cell table:style-name="ce25" office:value-type="float" office:value="12400" calcext:value-type="float">
            <text:p><text:s/>12 400 </text:p>
          </table:table-cell>
          <table:table-cell table:style-name="ce25" office:value-type="float" office:value="16295" calcext:value-type="float">
            <text:p><text:s/>16 295 </text:p>
          </table:table-cell>
          <table:table-cell table:style-name="ce25" office:value-type="float" office:value="12885" calcext:value-type="float">
            <text:p><text:s/>12 885 </text:p>
          </table:table-cell>
          <table:table-cell table:style-name="ce25" office:value-type="float" office:value="16720" calcext:value-type="float">
            <text:p><text:s/>16 720 </text:p>
          </table:table-cell>
          <table:table-cell table:style-name="ce25" office:value-type="float" office:value="9175" calcext:value-type="float">
            <text:p><text:s/>9 175 </text:p>
          </table:table-cell>
          <table:table-cell table:style-name="ce25" office:value-type="float" office:value="15745" calcext:value-type="float">
            <text:p><text:s/>15 745 </text:p>
          </table:table-cell>
          <table:table-cell table:style-name="ce25" office:value-type="float" office:value="11755" calcext:value-type="float">
            <text:p><text:s/>11 755 </text:p>
          </table:table-cell>
          <table:table-cell table:style-name="ce25" office:value-type="float" office:value="19455" calcext:value-type="float">
            <text:p><text:s/>19 455 </text:p>
          </table:table-cell>
          <table:table-cell table:style-name="ce25" office:value-type="float" office:value="14490" calcext:value-type="float">
            <text:p><text:s/>14 490 </text:p>
          </table:table-cell>
          <table:table-cell table:style-name="ce25" office:value-type="float" office:value="15740" calcext:value-type="float">
            <text:p><text:s/>15 740 </text:p>
          </table:table-cell>
          <table:table-cell table:style-name="ce25" office:value-type="float" office:value="19785" calcext:value-type="float">
            <text:p><text:s/>19 785 </text:p>
          </table:table-cell>
          <table:table-cell table:style-name="ce25" office:value-type="float" office:value="13015" calcext:value-type="float">
            <text:p><text:s/>13 015 </text:p>
          </table:table-cell>
          <table:table-cell table:style-name="ce25" office:value-type="float" office:value="20280" calcext:value-type="float">
            <text:p><text:s/>20 280 </text:p>
          </table:table-cell>
          <table:table-cell table:style-name="ce25" office:value-type="float" office:value="15105" calcext:value-type="float">
            <text:p><text:s/>15 105 </text:p>
          </table:table-cell>
          <table:table-cell table:style-name="ce25" office:value-type="float" office:value="14365" calcext:value-type="float">
            <text:p><text:s/>14 365 </text:p>
          </table:table-cell>
          <table:table-cell table:style-name="ce25" office:value-type="float" office:value="21690" calcext:value-type="float">
            <text:p><text:s/>21 690 </text:p>
          </table:table-cell>
          <table:table-cell table:style-name="ce25" office:value-type="float" office:value="18750" calcext:value-type="float">
            <text:p><text:s/>18 750 </text:p>
          </table:table-cell>
          <table:table-cell table:style-name="ce25" office:value-type="float" office:value="19245" calcext:value-type="float">
            <text:p><text:s/>19 245 </text:p>
          </table:table-cell>
          <table:table-cell table:style-name="ce25" office:value-type="float" office:value="22755" calcext:value-type="float">
            <text:p><text:s/>22 755 </text:p>
          </table:table-cell>
          <table:table-cell table:style-name="ce25" office:value-type="float" office:value="18490" calcext:value-type="float">
            <text:p><text:s/>18 490 </text:p>
          </table:table-cell>
          <table:table-cell table:style-name="ce25" office:value-type="float" office:value="18755" calcext:value-type="float">
            <text:p><text:s/>18 755 </text:p>
          </table:table-cell>
          <table:table-cell table:style-name="ce25" office:value-type="float" office:value="19810" calcext:value-type="float">
            <text:p><text:s/>19 810 </text:p>
          </table:table-cell>
          <table:table-cell table:style-name="ce25" office:value-type="float" office:value="23070" calcext:value-type="float">
            <text:p><text:s/>23 070 </text:p>
          </table:table-cell>
          <table:table-cell table:style-name="ce25" office:value-type="float" office:value="14070" calcext:value-type="float">
            <text:p><text:s/>14 070 </text:p>
          </table:table-cell>
          <table:table-cell table:style-name="ce25" office:value-type="float" office:value="20710" calcext:value-type="float">
            <text:p><text:s/>20 710 </text:p>
          </table:table-cell>
          <table:table-cell table:style-name="ce25" office:value-type="float" office:value="19525" calcext:value-type="float">
            <text:p><text:s/>19 525 </text:p>
          </table:table-cell>
          <table:table-cell table:style-name="ce25" office:value-type="float" office:value="17745" calcext:value-type="float">
            <text:p><text:s/>17 745 </text:p>
          </table:table-cell>
          <table:table-cell table:style-name="ce25" office:value-type="float" office:value="18370" calcext:value-type="float">
            <text:p><text:s/>18 370 </text:p>
          </table:table-cell>
          <table:table-cell table:style-name="ce25" office:value-type="float" office:value="19785" calcext:value-type="float">
            <text:p><text:s/>19 785 </text:p>
          </table:table-cell>
          <table:table-cell table:style-name="ce25" office:value-type="float" office:value="17010" calcext:value-type="float">
            <text:p><text:s/>17 010 </text:p>
          </table:table-cell>
          <table:table-cell table:style-name="ce25" office:value-type="float" office:value="8000" calcext:value-type="float">
            <text:p><text:s/>8 000 </text:p>
          </table:table-cell>
          <table:table-cell table:style-name="ce25" office:value-type="float" office:value="17600" calcext:value-type="float">
            <text:p><text:s/>17 600 </text:p>
          </table:table-cell>
          <table:table-cell table:style-name="ce25" office:value-type="float" office:value="17770" calcext:value-type="float">
            <text:p><text:s/>17 770 </text:p>
          </table:table-cell>
          <table:table-cell table:style-name="ce25" office:value-type="float" office:value="19955" calcext:value-type="float">
            <text:p><text:s/>19 955 </text:p>
          </table:table-cell>
          <table:table-cell table:style-name="ce25" office:value-type="float" office:value="19845" calcext:value-type="float">
            <text:p><text:s/>19 845 </text:p>
          </table:table-cell>
          <table:table-cell table:style-name="ce25" office:value-type="float" office:value="19020" calcext:value-type="float">
            <text:p><text:s/>19 020 </text:p>
          </table:table-cell>
          <table:table-cell table:style-name="ce25" office:value-type="float" office:value="19435" calcext:value-type="float">
            <text:p><text:s/>19 435 </text:p>
          </table:table-cell>
          <table:table-cell table:style-name="ce25" office:value-type="float" office:value="14950" calcext:value-type="float">
            <text:p><text:s/>14 950 </text:p>
          </table:table-cell>
          <table:table-cell table:style-name="ce25" office:value-type="float" office:value="26180" calcext:value-type="float">
            <text:p><text:s/>26 18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temps_de_travail_</text:span>semaines_travaillées_moyennes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1.5" calcext:value-type="float">
            <text:p><text:s/>41,5 </text:p>
          </table:table-cell>
          <table:table-cell table:style-name="ce22" office:value-type="float" office:value="38.3" calcext:value-type="float">
            <text:p><text:s/>38,3 </text:p>
          </table:table-cell>
          <table:table-cell table:style-name="ce22" office:value-type="float" office:value="40.2" calcext:value-type="float">
            <text:p><text:s/>40,2 </text:p>
          </table:table-cell>
          <table:table-cell table:style-name="ce22" office:value-type="float" office:value="41.1" calcext:value-type="float">
            <text:p><text:s/>41,1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3.3" calcext:value-type="float">
            <text:p><text:s/>43,3 </text:p>
          </table:table-cell>
          <table:table-cell table:style-name="ce22" office:value-type="float" office:value="43.1" calcext:value-type="float">
            <text:p><text:s/>43,1 </text:p>
          </table:table-cell>
          <table:table-cell table:style-name="ce22" office:value-type="float" office:value="41.9" calcext:value-type="float">
            <text:p><text:s/>41,9 </text:p>
          </table:table-cell>
          <table:table-cell table:style-name="ce22" office:value-type="float" office:value="43.1" calcext:value-type="float">
            <text:p><text:s/>43,1 </text:p>
          </table:table-cell>
          <table:table-cell table:style-name="ce22" office:value-type="float" office:value="40.9" calcext:value-type="float">
            <text:p><text:s/>40,9 </text:p>
          </table:table-cell>
          <table:table-cell table:style-name="ce22" office:value-type="float" office:value="39.4" calcext:value-type="float">
            <text:p><text:s/>39,4 </text:p>
          </table:table-cell>
          <table:table-cell table:style-name="ce22" office:value-type="float" office:value="41.9" calcext:value-type="float">
            <text:p><text:s/>41,9 </text:p>
          </table:table-cell>
          <table:table-cell table:style-name="ce22" office:value-type="float" office:value="37" calcext:value-type="float">
            <text:p><text:s/>37,0 </text:p>
          </table:table-cell>
          <table:table-cell table:style-name="ce22" office:value-type="float" office:value="42.5" calcext:value-type="float">
            <text:p><text:s/>42,5 </text:p>
          </table:table-cell>
          <table:table-cell table:style-name="ce22" office:value-type="float" office:value="39.1" calcext:value-type="float">
            <text:p><text:s/>39,1 </text:p>
          </table:table-cell>
          <table:table-cell table:style-name="ce22" office:value-type="float" office:value="41.7" calcext:value-type="float">
            <text:p><text:s/>41,7 </text:p>
          </table:table-cell>
          <table:table-cell table:style-name="ce22" office:value-type="float" office:value="41.1" calcext:value-type="float">
            <text:p><text:s/>41,1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41.5" calcext:value-type="float">
            <text:p><text:s/>41,5 </text:p>
          </table:table-cell>
          <table:table-cell table:style-name="ce22" office:value-type="float" office:value="42.1" calcext:value-type="float">
            <text:p><text:s/>42,1 </text:p>
          </table:table-cell>
          <table:table-cell table:style-name="ce22" office:value-type="float" office:value="42.9" calcext:value-type="float">
            <text:p><text:s/>42,9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41.8" calcext:value-type="float">
            <text:p><text:s/>41,8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38.7" calcext:value-type="float">
            <text:p><text:s/>38,7 </text:p>
          </table:table-cell>
          <table:table-cell table:style-name="ce22" office:value-type="float" office:value="43.7" calcext:value-type="float">
            <text:p><text:s/>43,7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38.4" calcext:value-type="float">
            <text:p><text:s/>38,4 </text:p>
          </table:table-cell>
          <table:table-cell table:style-name="ce22" office:value-type="float" office:value="42.1" calcext:value-type="float">
            <text:p><text:s/>42,1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40.8" calcext:value-type="float">
            <text:p><text:s/>40,8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36.8" calcext:value-type="float">
            <text:p><text:s/>36,8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40.7" calcext:value-type="float">
            <text:p><text:s/>40,7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1.4" calcext:value-type="float">
            <text:p><text:s/>41,4 </text:p>
          </table:table-cell>
          <table:table-cell table:style-name="ce22" office:value-type="float" office:value="40.1" calcext:value-type="float">
            <text:p><text:s/>40,1 </text:p>
          </table:table-cell>
          <table:table-cell table:style-name="ce22" office:value-type="float" office:value="41.8" calcext:value-type="float">
            <text:p><text:s/>41,8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2.5" calcext:value-type="float">
            <text:p><text:s/>42,5 </text:p>
          </table:table-cell>
          <table:table-cell table:style-name="ce22" office:value-type="float" office:value="34.2" calcext:value-type="float">
            <text:p><text:s/>34,2 </text:p>
          </table:table-cell>
          <table:table-cell table:style-name="ce22" office:value-type="float" office:value="40.9" calcext:value-type="float">
            <text:p><text:s/>40,9 </text:p>
          </table:table-cell>
          <table:table-cell table:style-name="ce22" office:value-type="float" office:value="41" calcext:value-type="float">
            <text:p><text:s/>41,0 </text:p>
          </table:table-cell>
          <table:table-cell table:style-name="ce22" office:value-type="float" office:value="39" calcext:value-type="float">
            <text:p><text:s/>39,0 </text:p>
          </table:table-cell>
          <table:table-cell table:style-name="ce22" office:value-type="float" office:value="40.5" calcext:value-type="float">
            <text:p><text:s/>40,5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43.5" calcext:value-type="float">
            <text:p><text:s/>43,5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39.1" calcext:value-type="float">
            <text:p><text:s/>39,1 </text:p>
          </table:table-cell>
          <table:table-cell table:style-name="ce22" office:value-type="float" office:value="41.7" calcext:value-type="float">
            <text:p><text:s/>41,7 </text:p>
          </table:table-cell>
          <table:table-cell table:style-name="ce22" office:value-type="float" office:value="41.4" calcext:value-type="float">
            <text:p><text:s/>41,4 </text:p>
          </table:table-cell>
          <table:table-cell table:style-name="ce22" office:value-type="float" office:value="40.6" calcext:value-type="float">
            <text:p><text:s/>40,6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38.7" calcext:value-type="float">
            <text:p><text:s/>38,7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1.4" calcext:value-type="float">
            <text:p><text:s/>41,4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42.8" calcext:value-type="float">
            <text:p><text:s/>42,8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42.5" calcext:value-type="float">
            <text:p><text:s/>42,5 </text:p>
          </table:table-cell>
          <table:table-cell table:style-name="ce22" office:value-type="float" office:value="39.4" calcext:value-type="float">
            <text:p><text:s/>39,4 </text:p>
          </table:table-cell>
          <table:table-cell table:style-name="ce22" office:value-type="float" office:value="40.3" calcext:value-type="float">
            <text:p><text:s/>40,3 </text:p>
          </table:table-cell>
          <table:table-cell table:style-name="ce22" office:value-type="float" office:value="40.8" calcext:value-type="float">
            <text:p><text:s/>40,8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39.9" calcext:value-type="float">
            <text:p><text:s/>39,9 </text:p>
          </table:table-cell>
          <table:table-cell table:style-name="ce22" office:value-type="float" office:value="40.5" calcext:value-type="float">
            <text:p><text:s/>40,5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39.8" calcext:value-type="float">
            <text:p><text:s/>39,8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43.2" calcext:value-type="float">
            <text:p><text:s/>43,2 </text:p>
          </table:table-cell>
          <table:table-cell table:style-name="ce22" office:value-type="float" office:value="38.1" calcext:value-type="float">
            <text:p><text:s/>38,1 </text:p>
          </table:table-cell>
          <table:table-cell table:style-name="ce22" office:value-type="float" office:value="40.7" calcext:value-type="float">
            <text:p><text:s/>40,7 </text:p>
          </table:table-cell>
          <table:table-cell table:style-name="ce22" office:value-type="float" office:value="42.5" calcext:value-type="float">
            <text:p><text:s/>42,5 </text:p>
          </table:table-cell>
          <table:table-cell table:style-name="ce22" office:value-type="float" office:value="39.2" calcext:value-type="float">
            <text:p><text:s/>39,2 </text:p>
          </table:table-cell>
          <table:table-cell table:style-name="ce22" office:value-type="float" office:value="40.9" calcext:value-type="float">
            <text:p><text:s/>40,9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1.8" calcext:value-type="float">
            <text:p><text:s/>41,8 </text:p>
          </table:table-cell>
          <table:table-cell table:number-columns-repeated="2" table:style-name="ce22" office:value-type="float" office:value="42.7" calcext:value-type="float">
            <text:p><text:s/>42,7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41.1" calcext:value-type="float">
            <text:p><text:s/>41,1 </text:p>
          </table:table-cell>
          <table:table-cell table:number-columns-repeated="2" table:style-name="ce22" office:value-type="float" office:value="42.1" calcext:value-type="float">
            <text:p><text:s/>42,1 </text:p>
          </table:table-cell>
          <table:table-cell table:style-name="ce22" office:value-type="float" office:value="42.8" calcext:value-type="float">
            <text:p><text:s/>42,8 </text:p>
          </table:table-cell>
          <table:table-cell table:style-name="ce22" office:value-type="float" office:value="40.9" calcext:value-type="float">
            <text:p><text:s/>40,9 </text:p>
          </table:table-cell>
          <table:table-cell table:style-name="ce22" office:value-type="float" office:value="41.1" calcext:value-type="float">
            <text:p><text:s/>41,1 </text:p>
          </table:table-cell>
          <table:table-cell table:style-name="ce22" office:value-type="float" office:value="40.2" calcext:value-type="float">
            <text:p><text:s/>40,2 </text:p>
          </table:table-cell>
          <table:table-cell table:style-name="ce22" office:value-type="float" office:value="41" calcext:value-type="float">
            <text:p><text:s/>41,0 </text:p>
          </table:table-cell>
          <table:table-cell table:style-name="ce22" office:value-type="float" office:value="40.7" calcext:value-type="float">
            <text:p><text:s/>40,7 </text:p>
          </table:table-cell>
          <table:table-cell table:style-name="ce22" office:value-type="float" office:value="41.2" calcext:value-type="float">
            <text:p><text:s/>41,2 </text:p>
          </table:table-cell>
          <table:table-cell table:style-name="ce22" office:value-type="float" office:value="41.4" calcext:value-type="float">
            <text:p><text:s/>41,4 </text:p>
          </table:table-cell>
          <table:table-cell table:style-name="ce22" office:value-type="float" office:value="39.4" calcext:value-type="float">
            <text:p><text:s/>39,4 </text:p>
          </table:table-cell>
          <table:table-cell table:style-name="ce22" office:value-type="float" office:value="41.6" calcext:value-type="float">
            <text:p><text:s/>41,6 </text:p>
          </table:table-cell>
          <table:table-cell table:style-name="ce22" office:value-type="float" office:value="41.9" calcext:value-type="float">
            <text:p><text:s/>41,9 </text:p>
          </table:table-cell>
          <table:table-cell table:style-name="ce22" office:value-type="float" office:value="40.6" calcext:value-type="float">
            <text:p><text:s/>40,6 </text:p>
          </table:table-cell>
          <table:table-cell table:style-name="ce22" office:value-type="float" office:value="42.4" calcext:value-type="float">
            <text:p><text:s/>42,4 </text:p>
          </table:table-cell>
          <table:table-cell table:style-name="ce22" office:value-type="float" office:value="42.5" calcext:value-type="float">
            <text:p><text:s/>42,5 </text:p>
          </table:table-cell>
          <table:table-cell table:style-name="ce22" office:value-type="float" office:value="41" calcext:value-type="float">
            <text:p><text:s/>41,0 </text:p>
          </table:table-cell>
          <table:table-cell table:style-name="ce22" office:value-type="float" office:value="39.7" calcext:value-type="float">
            <text:p><text:s/>39,7 </text:p>
          </table:table-cell>
          <table:table-cell table:style-name="ce22" office:value-type="float" office:value="42.9" calcext:value-type="float">
            <text:p><text:s/>42,9 </text:p>
          </table:table-cell>
          <table:table-cell table:style-name="ce22" office:value-type="float" office:value="39.8" calcext:value-type="float">
            <text:p><text:s/>39,8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41.3" calcext:value-type="float">
            <text:p><text:s/>41,3 </text:p>
          </table:table-cell>
          <table:table-cell table:style-name="ce22" office:value-type="float" office:value="40.4" calcext:value-type="float">
            <text:p><text:s/>40,4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40.6" calcext:value-type="float">
            <text:p><text:s/>40,6 </text:p>
          </table:table-cell>
          <table:table-cell table:style-name="ce22" office:value-type="float" office:value="42.7" calcext:value-type="float">
            <text:p><text:s/>42,7 </text:p>
          </table:table-cell>
          <table:table-cell table:style-name="ce22" office:value-type="float" office:value="42.2" calcext:value-type="float">
            <text:p><text:s/>42,2 </text:p>
          </table:table-cell>
          <table:table-cell table:style-name="ce22" office:value-type="float" office:value="42.6" calcext:value-type="float">
            <text:p><text:s/>42,6 </text:p>
          </table:table-cell>
          <table:table-cell table:style-name="ce22" office:value-type="float" office:value="42.3" calcext:value-type="float">
            <text:p><text:s/>42,3 </text:p>
          </table:table-cell>
          <table:table-cell table:style-name="ce22" office:value-type="float" office:value="43" calcext:value-type="float">
            <text:p><text:s/>43,0 </text:p>
          </table:table-cell>
          <table:table-cell table:style-name="ce22" office:value-type="float" office:value="40.6" calcext:value-type="float">
            <text:p><text:s/>40,6 </text:p>
          </table:table-cell>
          <table:table-cell table:style-name="ce22" office:value-type="float" office:value="38" calcext:value-type="float">
            <text:p><text:s/>38,0 </text:p>
          </table:table-cell>
          <table:table-cell table:style-name="ce22" office:value-type="float" office:value="41.7" calcext:value-type="float">
            <text:p><text:s/>41,7 </text:p>
          </table:table-cell>
          <table:table-cell table:style-name="ce22" office:value-type="float" office:value="38" calcext:value-type="float">
            <text:p><text:s/>38,0 </text:p>
          </table:table-cell>
          <table:table-cell table:number-columns-repeated="16255"/>
        </table:table-row>
        <table:table-row table:style-name="ro1">
          <table:table-cell table:style-name="ce8" office:value-type="string" calcext:value-type="string">
            <text:p><text:span text:style-name="T2">catégorie_travailleur_</text:span>catégorie_sans_objet</text:p>
          </table:table-cell>
          <table:table-cell table:style-name="ce21" office:value-type="float" office:value="330" calcext:value-type="float">
            <text:p><text:s/>330 </text:p>
          </table:table-cell>
          <table:table-cell table:style-name="ce21" office:value-type="float" office:value="360" calcext:value-type="float">
            <text:p><text:s/>360 </text:p>
          </table:table-cell>
          <table:table-cell table:style-name="ce21" office:value-type="float" office:value="1575" calcext:value-type="float">
            <text:p><text:s/>1 575 </text:p>
          </table:table-cell>
          <table:table-cell table:style-name="ce21" office:value-type="float" office:value="980" calcext:value-type="float">
            <text:p><text:s/>980 </text:p>
          </table:table-cell>
          <table:table-cell table:style-name="ce21" office:value-type="float" office:value="615" calcext:value-type="float">
            <text:p><text:s/>615 </text:p>
          </table:table-cell>
          <table:table-cell table:style-name="ce21" office:value-type="float" office:value="560" calcext:value-type="float">
            <text:p><text:s/>560 </text:p>
          </table:table-cell>
          <table:table-cell table:style-name="ce21" office:value-type="float" office:value="335" calcext:value-type="float">
            <text:p><text:s/>335 </text:p>
          </table:table-cell>
          <table:table-cell table:style-name="ce21" office:value-type="float" office:value="410" calcext:value-type="float">
            <text:p><text:s/>410 </text:p>
          </table:table-cell>
          <table:table-cell table:style-name="ce21" office:value-type="float" office:value="605" calcext:value-type="float">
            <text:p><text:s/>605 </text:p>
          </table:table-cell>
          <table:table-cell table:style-name="ce21" office:value-type="float" office:value="425" calcext:value-type="float">
            <text:p><text:s/>425 </text:p>
          </table:table-cell>
          <table:table-cell table:style-name="ce21" office:value-type="float" office:value="810" calcext:value-type="float">
            <text:p><text:s/>810 </text:p>
          </table:table-cell>
          <table:table-cell table:style-name="ce21" office:value-type="float" office:value="730" calcext:value-type="float">
            <text:p><text:s/>730 </text:p>
          </table:table-cell>
          <table:table-cell table:style-name="ce21" office:value-type="float" office:value="625" calcext:value-type="float">
            <text:p><text:s/>625 </text:p>
          </table:table-cell>
          <table:table-cell table:style-name="ce21" office:value-type="float" office:value="395" calcext:value-type="float">
            <text:p><text:s/>395 </text:p>
          </table:table-cell>
          <table:table-cell table:style-name="ce21" office:value-type="float" office:value="560" calcext:value-type="float">
            <text:p><text:s/>560 </text:p>
          </table:table-cell>
          <table:table-cell table:style-name="ce21" office:value-type="float" office:value="1495" calcext:value-type="float">
            <text:p><text:s/>1 495 </text:p>
          </table:table-cell>
          <table:table-cell table:style-name="ce21" office:value-type="float" office:value="495" calcext:value-type="float">
            <text:p><text:s/>495 </text:p>
          </table:table-cell>
          <table:table-cell table:style-name="ce21" office:value-type="float" office:value="1155" calcext:value-type="float">
            <text:p><text:s/>1 155 </text:p>
          </table:table-cell>
          <table:table-cell table:style-name="ce21" office:value-type="float" office:value="375" calcext:value-type="float">
            <text:p><text:s/>375 </text:p>
          </table:table-cell>
          <table:table-cell table:style-name="ce21" office:value-type="float" office:value="725" calcext:value-type="float">
            <text:p><text:s/>725 </text:p>
          </table:table-cell>
          <table:table-cell table:style-name="ce21" office:value-type="float" office:value="970" calcext:value-type="float">
            <text:p><text:s/>970 </text:p>
          </table:table-cell>
          <table:table-cell table:style-name="ce21" office:value-type="float" office:value="595" calcext:value-type="float">
            <text:p><text:s/>595 </text:p>
          </table:table-cell>
          <table:table-cell table:style-name="ce21" office:value-type="float" office:value="510" calcext:value-type="float">
            <text:p><text:s/>510 </text:p>
          </table:table-cell>
          <table:table-cell table:style-name="ce21" office:value-type="float" office:value="815" calcext:value-type="float">
            <text:p><text:s/>815 </text:p>
          </table:table-cell>
          <table:table-cell table:style-name="ce21" office:value-type="float" office:value="540" calcext:value-type="float">
            <text:p><text:s/>540 </text:p>
          </table:table-cell>
          <table:table-cell table:style-name="ce21" office:value-type="float" office:value="570" calcext:value-type="float">
            <text:p><text:s/>570 </text:p>
          </table:table-cell>
          <table:table-cell table:style-name="ce21" office:value-type="float" office:value="1310" calcext:value-type="float">
            <text:p><text:s/>1 310 </text:p>
          </table:table-cell>
          <table:table-cell table:style-name="ce21" office:value-type="float" office:value="485" calcext:value-type="float">
            <text:p><text:s/>485 </text:p>
          </table:table-cell>
          <table:table-cell table:style-name="ce21" office:value-type="float" office:value="460" calcext:value-type="float">
            <text:p><text:s/>460 </text:p>
          </table:table-cell>
          <table:table-cell table:style-name="ce21" office:value-type="float" office:value="1620" calcext:value-type="float">
            <text:p><text:s/>1 620 </text:p>
          </table:table-cell>
          <table:table-cell table:style-name="ce21" office:value-type="float" office:value="580" calcext:value-type="float">
            <text:p><text:s/>580 </text:p>
          </table:table-cell>
          <table:table-cell table:style-name="ce21" office:value-type="float" office:value="440" calcext:value-type="float">
            <text:p><text:s/>440 </text:p>
          </table:table-cell>
          <table:table-cell table:style-name="ce21" office:value-type="float" office:value="375" calcext:value-type="float">
            <text:p><text:s/>375 </text:p>
          </table:table-cell>
          <table:table-cell table:style-name="ce21" office:value-type="float" office:value="340" calcext:value-type="float">
            <text:p><text:s/>340 </text:p>
          </table:table-cell>
          <table:table-cell table:style-name="ce21" office:value-type="float" office:value="885" calcext:value-type="float">
            <text:p><text:s/>885 </text:p>
          </table:table-cell>
          <table:table-cell table:style-name="ce21" office:value-type="float" office:value="375" calcext:value-type="float">
            <text:p><text:s/>375 </text:p>
          </table:table-cell>
          <table:table-cell table:style-name="ce21" office:value-type="float" office:value="705" calcext:value-type="float">
            <text:p><text:s/>705 </text:p>
          </table:table-cell>
          <table:table-cell table:style-name="ce21" office:value-type="float" office:value="635" calcext:value-type="float">
            <text:p><text:s/>635 </text:p>
          </table:table-cell>
          <table:table-cell table:style-name="ce21" office:value-type="float" office:value="545" calcext:value-type="float">
            <text:p><text:s/>545 </text:p>
          </table:table-cell>
          <table:table-cell table:style-name="ce21" office:value-type="float" office:value="615" calcext:value-type="float">
            <text:p><text:s/>615 </text:p>
          </table:table-cell>
          <table:table-cell table:style-name="ce21" office:value-type="float" office:value="805" calcext:value-type="float">
            <text:p><text:s/>805 </text:p>
          </table:table-cell>
          <table:table-cell table:style-name="ce21" office:value-type="float" office:value="1205" calcext:value-type="float">
            <text:p><text:s/>1 205 </text:p>
          </table:table-cell>
          <table:table-cell table:style-name="ce21" office:value-type="float" office:value="435" calcext:value-type="float">
            <text:p><text:s/>435 </text:p>
          </table:table-cell>
          <table:table-cell table:style-name="ce21" office:value-type="float" office:value="430" calcext:value-type="float">
            <text:p><text:s/>430 </text:p>
          </table:table-cell>
          <table:table-cell table:style-name="ce21" office:value-type="float" office:value="140" calcext:value-type="float">
            <text:p><text:s/>140 </text:p>
          </table:table-cell>
          <table:table-cell table:style-name="ce21" office:value-type="float" office:value="635" calcext:value-type="float">
            <text:p><text:s/>635 </text:p>
          </table:table-cell>
          <table:table-cell table:style-name="ce21" office:value-type="float" office:value="600" calcext:value-type="float">
            <text:p><text:s/>600 </text:p>
          </table:table-cell>
          <table:table-cell table:style-name="ce21" office:value-type="float" office:value="1355" calcext:value-type="float">
            <text:p><text:s/>1 355 </text:p>
          </table:table-cell>
          <table:table-cell table:style-name="ce21" office:value-type="float" office:value="590" calcext:value-type="float">
            <text:p><text:s/>590 </text:p>
          </table:table-cell>
          <table:table-cell table:style-name="ce21" office:value-type="float" office:value="665" calcext:value-type="float">
            <text:p><text:s/>665 </text:p>
          </table:table-cell>
          <table:table-cell table:style-name="ce21" office:value-type="float" office:value="685" calcext:value-type="float">
            <text:p><text:s/>685 </text:p>
          </table:table-cell>
          <table:table-cell table:style-name="ce21" office:value-type="float" office:value="525" calcext:value-type="float">
            <text:p><text:s/>525 </text:p>
          </table:table-cell>
          <table:table-cell table:style-name="ce21" office:value-type="float" office:value="480" calcext:value-type="float">
            <text:p><text:s/>480 </text:p>
          </table:table-cell>
          <table:table-cell table:style-name="ce21" office:value-type="float" office:value="1180" calcext:value-type="float">
            <text:p><text:s/>1 180 </text:p>
          </table:table-cell>
          <table:table-cell table:style-name="ce21" office:value-type="float" office:value="505" calcext:value-type="float">
            <text:p><text:s/>505 </text:p>
          </table:table-cell>
          <table:table-cell table:style-name="ce21" office:value-type="float" office:value="590" calcext:value-type="float">
            <text:p><text:s/>590 </text:p>
          </table:table-cell>
          <table:table-cell table:style-name="ce21" office:value-type="float" office:value="435" calcext:value-type="float">
            <text:p><text:s/>435 </text:p>
          </table:table-cell>
          <table:table-cell table:style-name="ce21" office:value-type="float" office:value="735" calcext:value-type="float">
            <text:p><text:s/>735 </text:p>
          </table:table-cell>
          <table:table-cell table:style-name="ce21" office:value-type="float" office:value="905" calcext:value-type="float">
            <text:p><text:s/>905 </text:p>
          </table:table-cell>
          <table:table-cell table:style-name="ce21" office:value-type="float" office:value="500" calcext:value-type="float">
            <text:p><text:s/>500 </text:p>
          </table:table-cell>
          <table:table-cell table:style-name="ce21" office:value-type="float" office:value="1075" calcext:value-type="float">
            <text:p><text:s/>1 075 </text:p>
          </table:table-cell>
          <table:table-cell table:style-name="ce21" office:value-type="float" office:value="1090" calcext:value-type="float">
            <text:p><text:s/>1 090 </text:p>
          </table:table-cell>
          <table:table-cell table:style-name="ce21" office:value-type="float" office:value="735" calcext:value-type="float">
            <text:p><text:s/>735 </text:p>
          </table:table-cell>
          <table:table-cell table:style-name="ce21" office:value-type="float" office:value="570" calcext:value-type="float">
            <text:p><text:s/>570 </text:p>
          </table:table-cell>
          <table:table-cell table:style-name="ce21" office:value-type="float" office:value="605" calcext:value-type="float">
            <text:p><text:s/>605 </text:p>
          </table:table-cell>
          <table:table-cell table:style-name="ce21" office:value-type="float" office:value="485" calcext:value-type="float">
            <text:p><text:s/>485 </text:p>
          </table:table-cell>
          <table:table-cell table:style-name="ce21" office:value-type="float" office:value="410" calcext:value-type="float">
            <text:p><text:s/>410 </text:p>
          </table:table-cell>
          <table:table-cell table:style-name="ce21" office:value-type="float" office:value="1345" calcext:value-type="float">
            <text:p><text:s/>1 345 </text:p>
          </table:table-cell>
          <table:table-cell table:style-name="ce21" office:value-type="float" office:value="1015" calcext:value-type="float">
            <text:p><text:s/>1 015 </text:p>
          </table:table-cell>
          <table:table-cell table:style-name="ce21" office:value-type="float" office:value="880" calcext:value-type="float">
            <text:p><text:s/>880 </text:p>
          </table:table-cell>
          <table:table-cell table:style-name="ce21" office:value-type="float" office:value="400" calcext:value-type="float">
            <text:p><text:s/>400 </text:p>
          </table:table-cell>
          <table:table-cell table:style-name="ce21" office:value-type="float" office:value="530" calcext:value-type="float">
            <text:p><text:s/>530 </text:p>
          </table:table-cell>
          <table:table-cell table:style-name="ce21" office:value-type="float" office:value="470" calcext:value-type="float">
            <text:p><text:s/>470 </text:p>
          </table:table-cell>
          <table:table-cell table:style-name="ce21" office:value-type="float" office:value="1165" calcext:value-type="float">
            <text:p><text:s/>1 165 </text:p>
          </table:table-cell>
          <table:table-cell table:style-name="ce21" office:value-type="float" office:value="450" calcext:value-type="float">
            <text:p><text:s/>450 </text:p>
          </table:table-cell>
          <table:table-cell table:style-name="ce21" office:value-type="float" office:value="915" calcext:value-type="float">
            <text:p><text:s/>915 </text:p>
          </table:table-cell>
          <table:table-cell table:style-name="ce21" office:value-type="float" office:value="620" calcext:value-type="float">
            <text:p><text:s/>620 </text:p>
          </table:table-cell>
          <table:table-cell table:style-name="ce21" office:value-type="float" office:value="615" calcext:value-type="float">
            <text:p><text:s/>615 </text:p>
          </table:table-cell>
          <table:table-cell table:style-name="ce21" office:value-type="float" office:value="490" calcext:value-type="float">
            <text:p><text:s/>490 </text:p>
          </table:table-cell>
          <table:table-cell table:style-name="ce21" office:value-type="float" office:value="465" calcext:value-type="float">
            <text:p><text:s/>465 </text:p>
          </table:table-cell>
          <table:table-cell table:style-name="ce21" office:value-type="float" office:value="1595" calcext:value-type="float">
            <text:p><text:s/>1 595 </text:p>
          </table:table-cell>
          <table:table-cell table:style-name="ce21" office:value-type="float" office:value="1010" calcext:value-type="float">
            <text:p><text:s/>1 010 </text:p>
          </table:table-cell>
          <table:table-cell table:style-name="ce21" office:value-type="float" office:value="360" calcext:value-type="float">
            <text:p><text:s/>360 </text:p>
          </table:table-cell>
          <table:table-cell table:style-name="ce21" office:value-type="float" office:value="1360" calcext:value-type="float">
            <text:p><text:s/>1 360 </text:p>
          </table:table-cell>
          <table:table-cell table:style-name="ce21" office:value-type="float" office:value="490" calcext:value-type="float">
            <text:p><text:s/>490 </text:p>
          </table:table-cell>
          <table:table-cell table:style-name="ce21" office:value-type="float" office:value="790" calcext:value-type="float">
            <text:p><text:s/>790 </text:p>
          </table:table-cell>
          <table:table-cell table:style-name="ce21" office:value-type="float" office:value="640" calcext:value-type="float">
            <text:p><text:s/>640 </text:p>
          </table:table-cell>
          <table:table-cell table:style-name="ce21" office:value-type="float" office:value="880" calcext:value-type="float">
            <text:p><text:s/>880 </text:p>
          </table:table-cell>
          <table:table-cell table:style-name="ce21" office:value-type="float" office:value="405" calcext:value-type="float">
            <text:p><text:s/>405 </text:p>
          </table:table-cell>
          <table:table-cell table:style-name="ce21" office:value-type="float" office:value="620" calcext:value-type="float">
            <text:p><text:s/>620 </text:p>
          </table:table-cell>
          <table:table-cell table:style-name="ce21" office:value-type="float" office:value="360" calcext:value-type="float">
            <text:p><text:s/>360 </text:p>
          </table:table-cell>
          <table:table-cell table:style-name="ce21" office:value-type="float" office:value="660" calcext:value-type="float">
            <text:p><text:s/>660 </text:p>
          </table:table-cell>
          <table:table-cell table:style-name="ce21" office:value-type="float" office:value="665" calcext:value-type="float">
            <text:p><text:s/>665 </text:p>
          </table:table-cell>
          <table:table-cell table:style-name="ce21" office:value-type="float" office:value="590" calcext:value-type="float">
            <text:p><text:s/>590 </text:p>
          </table:table-cell>
          <table:table-cell table:style-name="ce21" office:value-type="float" office:value="520" calcext:value-type="float">
            <text:p><text:s/>520 </text:p>
          </table:table-cell>
          <table:table-cell table:style-name="ce21" office:value-type="float" office:value="470" calcext:value-type="float">
            <text:p><text:s/>470 </text:p>
          </table:table-cell>
          <table:table-cell table:style-name="ce21" office:value-type="float" office:value="985" calcext:value-type="float">
            <text:p><text:s/>985 </text:p>
          </table:table-cell>
          <table:table-cell table:style-name="ce21" office:value-type="float" office:value="425" calcext:value-type="float">
            <text:p><text:s/>425 </text:p>
          </table:table-cell>
          <table:table-cell table:style-name="ce21" office:value-type="float" office:value="1140" calcext:value-type="float">
            <text:p><text:s/>1 140 </text:p>
          </table:table-cell>
          <table:table-cell table:style-name="ce21" office:value-type="float" office:value="470" calcext:value-type="float">
            <text:p><text:s/>470 </text:p>
          </table:table-cell>
          <table:table-cell table:style-name="ce21" office:value-type="float" office:value="390" calcext:value-type="float">
            <text:p><text:s/>390 </text:p>
          </table:table-cell>
          <table:table-cell table:style-name="ce21" office:value-type="float" office:value="1095" calcext:value-type="float">
            <text:p><text:s/>1 095 </text:p>
          </table:table-cell>
          <table:table-cell table:style-name="ce21" office:value-type="float" office:value="885" calcext:value-type="float">
            <text:p><text:s/>885 </text:p>
          </table:table-cell>
          <table:table-cell table:style-name="ce21" office:value-type="float" office:value="605" calcext:value-type="float">
            <text:p><text:s/>605 </text:p>
          </table:table-cell>
          <table:table-cell table:style-name="ce21" office:value-type="float" office:value="1185" calcext:value-type="float">
            <text:p><text:s/>1 185 </text:p>
          </table:table-cell>
          <table:table-cell table:style-name="ce21" office:value-type="float" office:value="720" calcext:value-type="float">
            <text:p><text:s/>720 </text:p>
          </table:table-cell>
          <table:table-cell table:style-name="ce21" office:value-type="float" office:value="670" calcext:value-type="float">
            <text:p><text:s/>670 </text:p>
          </table:table-cell>
          <table:table-cell table:style-name="ce21" office:value-type="float" office:value="775" calcext:value-type="float">
            <text:p><text:s/>775 </text:p>
          </table:table-cell>
          <table:table-cell table:style-name="ce21" office:value-type="float" office:value="1605" calcext:value-type="float">
            <text:p><text:s/>1 605 </text:p>
          </table:table-cell>
          <table:table-cell table:style-name="ce21" office:value-type="float" office:value="505" calcext:value-type="float">
            <text:p><text:s/>505 </text:p>
          </table:table-cell>
          <table:table-cell table:style-name="ce21" office:value-type="float" office:value="900" calcext:value-type="float">
            <text:p><text:s/>900 </text:p>
          </table:table-cell>
          <table:table-cell table:style-name="ce21" office:value-type="float" office:value="525" calcext:value-type="float">
            <text:p><text:s/>525 </text:p>
          </table:table-cell>
          <table:table-cell table:style-name="ce21" office:value-type="float" office:value="895" calcext:value-type="float">
            <text:p><text:s/>895 </text:p>
          </table:table-cell>
          <table:table-cell table:number-columns-repeated="2" table:style-name="ce21" office:value-type="float" office:value="665" calcext:value-type="float">
            <text:p><text:s/>665 </text:p>
          </table:table-cell>
          <table:table-cell table:style-name="ce21" office:value-type="float" office:value="940" calcext:value-type="float">
            <text:p><text:s/>940 </text:p>
          </table:table-cell>
          <table:table-cell table:style-name="ce21" office:value-type="float" office:value="495" calcext:value-type="float">
            <text:p><text:s/>495 </text:p>
          </table:table-cell>
          <table:table-cell table:style-name="ce21" office:value-type="float" office:value="780" calcext:value-type="float">
            <text:p><text:s/>780 </text:p>
          </table:table-cell>
          <table:table-cell table:style-name="ce21" office:value-type="float" office:value="715" calcext:value-type="float">
            <text:p><text:s/>715 </text:p>
          </table:table-cell>
          <table:table-cell table:style-name="ce21" office:value-type="float" office:value="805" calcext:value-type="float">
            <text:p><text:s/>805 </text:p>
          </table:table-cell>
          <table:table-cell table:style-name="ce21" office:value-type="float" office:value="570" calcext:value-type="float">
            <text:p><text:s/>570 </text:p>
          </table:table-cell>
          <table:table-cell table:style-name="ce21" office:value-type="float" office:value="980" calcext:value-type="float">
            <text:p><text:s/>980 </text:p>
          </table:table-cell>
          <table:table-cell table:style-name="ce21" office:value-type="float" office:value="1425" calcext:value-type="float">
            <text:p><text:s/>1 425 </text:p>
          </table:table-cell>
          <table:table-cell table:style-name="ce21" office:value-type="float" office:value="565" calcext:value-type="float">
            <text:p><text:s/>565 </text:p>
          </table:table-cell>
          <table:table-cell table:style-name="ce21" office:value-type="float" office:value="2145" calcext:value-type="float">
            <text:p><text:s/>2 14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2">catégorie_travailleur_</text:span>poste_permanent</text:p>
          </table:table-cell>
          <table:table-cell table:style-name="ce21" office:value-type="float" office:value="17720" calcext:value-type="float">
            <text:p><text:s/>17 720 </text:p>
          </table:table-cell>
          <table:table-cell table:style-name="ce21" office:value-type="float" office:value="17005" calcext:value-type="float">
            <text:p><text:s/>17 005 </text:p>
          </table:table-cell>
          <table:table-cell table:style-name="ce21" office:value-type="float" office:value="27605" calcext:value-type="float">
            <text:p><text:s/>27 605 </text:p>
          </table:table-cell>
          <table:table-cell table:style-name="ce21" office:value-type="float" office:value="22770" calcext:value-type="float">
            <text:p><text:s/>22 770 </text:p>
          </table:table-cell>
          <table:table-cell table:style-name="ce21" office:value-type="float" office:value="22255" calcext:value-type="float">
            <text:p><text:s/>22 255 </text:p>
          </table:table-cell>
          <table:table-cell table:style-name="ce21" office:value-type="float" office:value="29035" calcext:value-type="float">
            <text:p><text:s/>29 035 </text:p>
          </table:table-cell>
          <table:table-cell table:style-name="ce21" office:value-type="float" office:value="22895" calcext:value-type="float">
            <text:p><text:s/>22 895 </text:p>
          </table:table-cell>
          <table:table-cell table:style-name="ce21" office:value-type="float" office:value="24435" calcext:value-type="float">
            <text:p><text:s/>24 435 </text:p>
          </table:table-cell>
          <table:table-cell table:style-name="ce21" office:value-type="float" office:value="23050" calcext:value-type="float">
            <text:p><text:s/>23 050 </text:p>
          </table:table-cell>
          <table:table-cell table:style-name="ce21" office:value-type="float" office:value="22040" calcext:value-type="float">
            <text:p><text:s/>22 040 </text:p>
          </table:table-cell>
          <table:table-cell table:style-name="ce21" office:value-type="float" office:value="25450" calcext:value-type="float">
            <text:p><text:s/>25 450 </text:p>
          </table:table-cell>
          <table:table-cell table:style-name="ce21" office:value-type="float" office:value="19555" calcext:value-type="float">
            <text:p><text:s/>19 555 </text:p>
          </table:table-cell>
          <table:table-cell table:style-name="ce21" office:value-type="float" office:value="32260" calcext:value-type="float">
            <text:p><text:s/>32 260 </text:p>
          </table:table-cell>
          <table:table-cell table:style-name="ce21" office:value-type="float" office:value="10975" calcext:value-type="float">
            <text:p><text:s/>10 975 </text:p>
          </table:table-cell>
          <table:table-cell table:style-name="ce21" office:value-type="float" office:value="30295" calcext:value-type="float">
            <text:p><text:s/>30 295 </text:p>
          </table:table-cell>
          <table:table-cell table:style-name="ce21" office:value-type="float" office:value="27605" calcext:value-type="float">
            <text:p><text:s/>27 605 </text:p>
          </table:table-cell>
          <table:table-cell table:style-name="ce21" office:value-type="float" office:value="27610" calcext:value-type="float">
            <text:p><text:s/>27 610 </text:p>
          </table:table-cell>
          <table:table-cell table:style-name="ce21" office:value-type="float" office:value="27725" calcext:value-type="float">
            <text:p><text:s/>27 725 </text:p>
          </table:table-cell>
          <table:table-cell table:style-name="ce21" office:value-type="float" office:value="30635" calcext:value-type="float">
            <text:p><text:s/>30 635 </text:p>
          </table:table-cell>
          <table:table-cell table:style-name="ce21" office:value-type="float" office:value="25365" calcext:value-type="float">
            <text:p><text:s/>25 365 </text:p>
          </table:table-cell>
          <table:table-cell table:style-name="ce21" office:value-type="float" office:value="27825" calcext:value-type="float">
            <text:p><text:s/>27 825 </text:p>
          </table:table-cell>
          <table:table-cell table:style-name="ce21" office:value-type="float" office:value="29405" calcext:value-type="float">
            <text:p><text:s/>29 405 </text:p>
          </table:table-cell>
          <table:table-cell table:style-name="ce21" office:value-type="float" office:value="22575" calcext:value-type="float">
            <text:p><text:s/>22 575 </text:p>
          </table:table-cell>
          <table:table-cell table:style-name="ce21" office:value-type="float" office:value="27855" calcext:value-type="float">
            <text:p><text:s/>27 855 </text:p>
          </table:table-cell>
          <table:table-cell table:style-name="ce21" office:value-type="float" office:value="32500" calcext:value-type="float">
            <text:p><text:s/>32 500 </text:p>
          </table:table-cell>
          <table:table-cell table:style-name="ce21" office:value-type="float" office:value="20020" calcext:value-type="float">
            <text:p><text:s/>20 020 </text:p>
          </table:table-cell>
          <table:table-cell table:style-name="ce21" office:value-type="float" office:value="27960" calcext:value-type="float">
            <text:p><text:s/>27 960 </text:p>
          </table:table-cell>
          <table:table-cell table:style-name="ce21" office:value-type="float" office:value="34050" calcext:value-type="float">
            <text:p><text:s/>34 050 </text:p>
          </table:table-cell>
          <table:table-cell table:style-name="ce21" office:value-type="float" office:value="21170" calcext:value-type="float">
            <text:p><text:s/>21 170 </text:p>
          </table:table-cell>
          <table:table-cell table:style-name="ce21" office:value-type="float" office:value="31510" calcext:value-type="float">
            <text:p><text:s/>31 510 </text:p>
          </table:table-cell>
          <table:table-cell table:style-name="ce21" office:value-type="float" office:value="25585" calcext:value-type="float">
            <text:p><text:s/>25 585 </text:p>
          </table:table-cell>
          <table:table-cell table:style-name="ce21" office:value-type="float" office:value="24730" calcext:value-type="float">
            <text:p><text:s/>24 730 </text:p>
          </table:table-cell>
          <table:table-cell table:style-name="ce21" office:value-type="float" office:value="19325" calcext:value-type="float">
            <text:p><text:s/>19 325 </text:p>
          </table:table-cell>
          <table:table-cell table:style-name="ce21" office:value-type="float" office:value="17340" calcext:value-type="float">
            <text:p><text:s/>17 340 </text:p>
          </table:table-cell>
          <table:table-cell table:style-name="ce21" office:value-type="float" office:value="32055" calcext:value-type="float">
            <text:p><text:s/>32 055 </text:p>
          </table:table-cell>
          <table:table-cell table:style-name="ce21" office:value-type="float" office:value="9715" calcext:value-type="float">
            <text:p><text:s/>9 715 </text:p>
          </table:table-cell>
          <table:table-cell table:style-name="ce21" office:value-type="float" office:value="29585" calcext:value-type="float">
            <text:p><text:s/>29 585 </text:p>
          </table:table-cell>
          <table:table-cell table:style-name="ce21" office:value-type="float" office:value="26740" calcext:value-type="float">
            <text:p><text:s/>26 740 </text:p>
          </table:table-cell>
          <table:table-cell table:style-name="ce21" office:value-type="float" office:value="25275" calcext:value-type="float">
            <text:p><text:s/>25 275 </text:p>
          </table:table-cell>
          <table:table-cell table:style-name="ce21" office:value-type="float" office:value="26825" calcext:value-type="float">
            <text:p><text:s/>26 825 </text:p>
          </table:table-cell>
          <table:table-cell table:style-name="ce21" office:value-type="float" office:value="26145" calcext:value-type="float">
            <text:p><text:s/>26 145 </text:p>
          </table:table-cell>
          <table:table-cell table:style-name="ce21" office:value-type="float" office:value="34955" calcext:value-type="float">
            <text:p><text:s/>34 955 </text:p>
          </table:table-cell>
          <table:table-cell table:style-name="ce21" office:value-type="float" office:value="20270" calcext:value-type="float">
            <text:p><text:s/>20 270 </text:p>
          </table:table-cell>
          <table:table-cell table:style-name="ce21" office:value-type="float" office:value="25755" calcext:value-type="float">
            <text:p><text:s/>25 755 </text:p>
          </table:table-cell>
          <table:table-cell table:style-name="ce21" office:value-type="float" office:value="3495" calcext:value-type="float">
            <text:p><text:s/>3 495 </text:p>
          </table:table-cell>
          <table:table-cell table:style-name="ce21" office:value-type="float" office:value="21240" calcext:value-type="float">
            <text:p><text:s/>21 240 </text:p>
          </table:table-cell>
          <table:table-cell table:style-name="ce21" office:value-type="float" office:value="23045" calcext:value-type="float">
            <text:p><text:s/>23 045 </text:p>
          </table:table-cell>
          <table:table-cell table:style-name="ce21" office:value-type="float" office:value="26245" calcext:value-type="float">
            <text:p><text:s/>26 245 </text:p>
          </table:table-cell>
          <table:table-cell table:style-name="ce21" office:value-type="float" office:value="24305" calcext:value-type="float">
            <text:p><text:s/>24 305 </text:p>
          </table:table-cell>
          <table:table-cell table:style-name="ce21" office:value-type="float" office:value="32250" calcext:value-type="float">
            <text:p><text:s/>32 250 </text:p>
          </table:table-cell>
          <table:table-cell table:style-name="ce21" office:value-type="float" office:value="24675" calcext:value-type="float">
            <text:p><text:s/>24 675 </text:p>
          </table:table-cell>
          <table:table-cell table:style-name="ce21" office:value-type="float" office:value="20155" calcext:value-type="float">
            <text:p><text:s/>20 155 </text:p>
          </table:table-cell>
          <table:table-cell table:style-name="ce21" office:value-type="float" office:value="35990" calcext:value-type="float">
            <text:p><text:s/>35 990 </text:p>
          </table:table-cell>
          <table:table-cell table:style-name="ce21" office:value-type="float" office:value="28780" calcext:value-type="float">
            <text:p><text:s/>28 780 </text:p>
          </table:table-cell>
          <table:table-cell table:style-name="ce21" office:value-type="float" office:value="26875" calcext:value-type="float">
            <text:p><text:s/>26 875 </text:p>
          </table:table-cell>
          <table:table-cell table:style-name="ce21" office:value-type="float" office:value="18630" calcext:value-type="float">
            <text:p><text:s/>18 630 </text:p>
          </table:table-cell>
          <table:table-cell table:style-name="ce21" office:value-type="float" office:value="19105" calcext:value-type="float">
            <text:p><text:s/>19 105 </text:p>
          </table:table-cell>
          <table:table-cell table:style-name="ce21" office:value-type="float" office:value="22815" calcext:value-type="float">
            <text:p><text:s/>22 815 </text:p>
          </table:table-cell>
          <table:table-cell table:style-name="ce21" office:value-type="float" office:value="27510" calcext:value-type="float">
            <text:p><text:s/>27 510 </text:p>
          </table:table-cell>
          <table:table-cell table:style-name="ce21" office:value-type="float" office:value="24950" calcext:value-type="float">
            <text:p><text:s/>24 950 </text:p>
          </table:table-cell>
          <table:table-cell table:style-name="ce21" office:value-type="float" office:value="29340" calcext:value-type="float">
            <text:p><text:s/>29 340 </text:p>
          </table:table-cell>
          <table:table-cell table:style-name="ce21" office:value-type="float" office:value="30505" calcext:value-type="float">
            <text:p><text:s/>30 505 </text:p>
          </table:table-cell>
          <table:table-cell table:style-name="ce21" office:value-type="float" office:value="23135" calcext:value-type="float">
            <text:p><text:s/>23 135 </text:p>
          </table:table-cell>
          <table:table-cell table:style-name="ce21" office:value-type="float" office:value="23725" calcext:value-type="float">
            <text:p><text:s/>23 725 </text:p>
          </table:table-cell>
          <table:table-cell table:style-name="ce21" office:value-type="float" office:value="24855" calcext:value-type="float">
            <text:p><text:s/>24 855 </text:p>
          </table:table-cell>
          <table:table-cell table:style-name="ce21" office:value-type="float" office:value="26605" calcext:value-type="float">
            <text:p><text:s/>26 605 </text:p>
          </table:table-cell>
          <table:table-cell table:style-name="ce21" office:value-type="float" office:value="21165" calcext:value-type="float">
            <text:p><text:s/>21 165 </text:p>
          </table:table-cell>
          <table:table-cell table:style-name="ce21" office:value-type="float" office:value="29760" calcext:value-type="float">
            <text:p><text:s/>29 760 </text:p>
          </table:table-cell>
          <table:table-cell table:style-name="ce21" office:value-type="float" office:value="26160" calcext:value-type="float">
            <text:p><text:s/>26 160 </text:p>
          </table:table-cell>
          <table:table-cell table:style-name="ce21" office:value-type="float" office:value="25855" calcext:value-type="float">
            <text:p><text:s/>25 855 </text:p>
          </table:table-cell>
          <table:table-cell table:style-name="ce21" office:value-type="float" office:value="20355" calcext:value-type="float">
            <text:p><text:s/>20 355 </text:p>
          </table:table-cell>
          <table:table-cell table:style-name="ce21" office:value-type="float" office:value="27605" calcext:value-type="float">
            <text:p><text:s/>27 605 </text:p>
          </table:table-cell>
          <table:table-cell table:style-name="ce21" office:value-type="float" office:value="17435" calcext:value-type="float">
            <text:p><text:s/>17 435 </text:p>
          </table:table-cell>
          <table:table-cell table:style-name="ce21" office:value-type="float" office:value="25385" calcext:value-type="float">
            <text:p><text:s/>25 385 </text:p>
          </table:table-cell>
          <table:table-cell table:style-name="ce21" office:value-type="float" office:value="16940" calcext:value-type="float">
            <text:p><text:s/>16 940 </text:p>
          </table:table-cell>
          <table:table-cell table:style-name="ce21" office:value-type="float" office:value="28825" calcext:value-type="float">
            <text:p><text:s/>28 825 </text:p>
          </table:table-cell>
          <table:table-cell table:style-name="ce21" office:value-type="float" office:value="23865" calcext:value-type="float">
            <text:p><text:s/>23 865 </text:p>
          </table:table-cell>
          <table:table-cell table:style-name="ce21" office:value-type="float" office:value="36130" calcext:value-type="float">
            <text:p><text:s/>36 130 </text:p>
          </table:table-cell>
          <table:table-cell table:style-name="ce21" office:value-type="float" office:value="24740" calcext:value-type="float">
            <text:p><text:s/>24 740 </text:p>
          </table:table-cell>
          <table:table-cell table:style-name="ce21" office:value-type="float" office:value="31740" calcext:value-type="float">
            <text:p><text:s/>31 740 </text:p>
          </table:table-cell>
          <table:table-cell table:style-name="ce21" office:value-type="float" office:value="29710" calcext:value-type="float">
            <text:p><text:s/>29 710 </text:p>
          </table:table-cell>
          <table:table-cell table:style-name="ce21" office:value-type="float" office:value="30595" calcext:value-type="float">
            <text:p><text:s/>30 595 </text:p>
          </table:table-cell>
          <table:table-cell table:style-name="ce21" office:value-type="float" office:value="18440" calcext:value-type="float">
            <text:p><text:s/>18 440 </text:p>
          </table:table-cell>
          <table:table-cell table:style-name="ce21" office:value-type="float" office:value="25420" calcext:value-type="float">
            <text:p><text:s/>25 420 </text:p>
          </table:table-cell>
          <table:table-cell table:style-name="ce21" office:value-type="float" office:value="18050" calcext:value-type="float">
            <text:p><text:s/>18 050 </text:p>
          </table:table-cell>
          <table:table-cell table:style-name="ce21" office:value-type="float" office:value="31150" calcext:value-type="float">
            <text:p><text:s/>31 150 </text:p>
          </table:table-cell>
          <table:table-cell table:style-name="ce21" office:value-type="float" office:value="21625" calcext:value-type="float">
            <text:p><text:s/>21 625 </text:p>
          </table:table-cell>
          <table:table-cell table:style-name="ce21" office:value-type="float" office:value="28760" calcext:value-type="float">
            <text:p><text:s/>28 760 </text:p>
          </table:table-cell>
          <table:table-cell table:style-name="ce21" office:value-type="float" office:value="20595" calcext:value-type="float">
            <text:p><text:s/>20 595 </text:p>
          </table:table-cell>
          <table:table-cell table:style-name="ce21" office:value-type="float" office:value="22535" calcext:value-type="float">
            <text:p><text:s/>22 535 </text:p>
          </table:table-cell>
          <table:table-cell table:style-name="ce21" office:value-type="float" office:value="13480" calcext:value-type="float">
            <text:p><text:s/>13 480 </text:p>
          </table:table-cell>
          <table:table-cell table:style-name="ce21" office:value-type="float" office:value="25885" calcext:value-type="float">
            <text:p><text:s/>25 885 </text:p>
          </table:table-cell>
          <table:table-cell table:style-name="ce21" office:value-type="float" office:value="19125" calcext:value-type="float">
            <text:p><text:s/>19 125 </text:p>
          </table:table-cell>
          <table:table-cell table:style-name="ce21" office:value-type="float" office:value="31865" calcext:value-type="float">
            <text:p><text:s/>31 865 </text:p>
          </table:table-cell>
          <table:table-cell table:style-name="ce21" office:value-type="float" office:value="19860" calcext:value-type="float">
            <text:p><text:s/>19 860 </text:p>
          </table:table-cell>
          <table:table-cell table:style-name="ce21" office:value-type="float" office:value="21600" calcext:value-type="float">
            <text:p><text:s/>21 600 </text:p>
          </table:table-cell>
          <table:table-cell table:style-name="ce21" office:value-type="float" office:value="29100" calcext:value-type="float">
            <text:p><text:s/>29 100 </text:p>
          </table:table-cell>
          <table:table-cell table:style-name="ce21" office:value-type="float" office:value="17760" calcext:value-type="float">
            <text:p><text:s/>17 760 </text:p>
          </table:table-cell>
          <table:table-cell table:style-name="ce21" office:value-type="float" office:value="29495" calcext:value-type="float">
            <text:p><text:s/>29 495 </text:p>
          </table:table-cell>
          <table:table-cell table:style-name="ce21" office:value-type="float" office:value="22620" calcext:value-type="float">
            <text:p><text:s/>22 620 </text:p>
          </table:table-cell>
          <table:table-cell table:style-name="ce21" office:value-type="float" office:value="21695" calcext:value-type="float">
            <text:p><text:s/>21 695 </text:p>
          </table:table-cell>
          <table:table-cell table:style-name="ce21" office:value-type="float" office:value="27830" calcext:value-type="float">
            <text:p><text:s/>27 830 </text:p>
          </table:table-cell>
          <table:table-cell table:style-name="ce21" office:value-type="float" office:value="31120" calcext:value-type="float">
            <text:p><text:s/>31 120 </text:p>
          </table:table-cell>
          <table:table-cell table:style-name="ce21" office:value-type="float" office:value="28485" calcext:value-type="float">
            <text:p><text:s/>28 485 </text:p>
          </table:table-cell>
          <table:table-cell table:style-name="ce21" office:value-type="float" office:value="34645" calcext:value-type="float">
            <text:p><text:s/>34 645 </text:p>
          </table:table-cell>
          <table:table-cell table:style-name="ce21" office:value-type="float" office:value="30065" calcext:value-type="float">
            <text:p><text:s/>30 065 </text:p>
          </table:table-cell>
          <table:table-cell table:style-name="ce21" office:value-type="float" office:value="31910" calcext:value-type="float">
            <text:p><text:s/>31 910 </text:p>
          </table:table-cell>
          <table:table-cell table:style-name="ce21" office:value-type="float" office:value="29740" calcext:value-type="float">
            <text:p><text:s/>29 740 </text:p>
          </table:table-cell>
          <table:table-cell table:style-name="ce21" office:value-type="float" office:value="32875" calcext:value-type="float">
            <text:p><text:s/>32 875 </text:p>
          </table:table-cell>
          <table:table-cell table:style-name="ce21" office:value-type="float" office:value="25725" calcext:value-type="float">
            <text:p><text:s/>25 725 </text:p>
          </table:table-cell>
          <table:table-cell table:style-name="ce21" office:value-type="float" office:value="25025" calcext:value-type="float">
            <text:p><text:s/>25 025 </text:p>
          </table:table-cell>
          <table:table-cell table:style-name="ce21" office:value-type="float" office:value="31600" calcext:value-type="float">
            <text:p><text:s/>31 600 </text:p>
          </table:table-cell>
          <table:table-cell table:style-name="ce21" office:value-type="float" office:value="28450" calcext:value-type="float">
            <text:p><text:s/>28 450 </text:p>
          </table:table-cell>
          <table:table-cell table:style-name="ce21" office:value-type="float" office:value="23405" calcext:value-type="float">
            <text:p><text:s/>23 405 </text:p>
          </table:table-cell>
          <table:table-cell table:style-name="ce21" office:value-type="float" office:value="33690" calcext:value-type="float">
            <text:p><text:s/>33 690 </text:p>
          </table:table-cell>
          <table:table-cell table:style-name="ce21" office:value-type="float" office:value="23980" calcext:value-type="float">
            <text:p><text:s/>23 980 </text:p>
          </table:table-cell>
          <table:table-cell table:style-name="ce21" office:value-type="float" office:value="15805" calcext:value-type="float">
            <text:p><text:s/>15 805 </text:p>
          </table:table-cell>
          <table:table-cell table:style-name="ce21" office:value-type="float" office:value="30370" calcext:value-type="float">
            <text:p><text:s/>30 370 </text:p>
          </table:table-cell>
          <table:table-cell table:style-name="ce21" office:value-type="float" office:value="30920" calcext:value-type="float">
            <text:p><text:s/>30 920 </text:p>
          </table:table-cell>
          <table:table-cell table:style-name="ce21" office:value-type="float" office:value="35020" calcext:value-type="float">
            <text:p><text:s/>35 020 </text:p>
          </table:table-cell>
          <table:table-cell table:style-name="ce21" office:value-type="float" office:value="35055" calcext:value-type="float">
            <text:p><text:s/>35 055 </text:p>
          </table:table-cell>
          <table:table-cell table:style-name="ce21" office:value-type="float" office:value="28000" calcext:value-type="float">
            <text:p><text:s/>28 000 </text:p>
          </table:table-cell>
          <table:table-cell table:style-name="ce21" office:value-type="float" office:value="25155" calcext:value-type="float">
            <text:p><text:s/>25 155 </text:p>
          </table:table-cell>
          <table:table-cell table:style-name="ce21" office:value-type="float" office:value="24985" calcext:value-type="float">
            <text:p><text:s/>24 985 </text:p>
          </table:table-cell>
          <table:table-cell table:style-name="ce21" office:value-type="float" office:value="27815" calcext:value-type="float">
            <text:p><text:s/>27 81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2">catégorie_travailleur_</text:span>poste_temporaire</text:p>
          </table:table-cell>
          <table:table-cell table:style-name="ce21" office:value-type="float" office:value="2925" calcext:value-type="float">
            <text:p><text:s/>2 925 </text:p>
          </table:table-cell>
          <table:table-cell table:style-name="ce21" office:value-type="float" office:value="3090" calcext:value-type="float">
            <text:p><text:s/>3 090 </text:p>
          </table:table-cell>
          <table:table-cell table:style-name="ce21" office:value-type="float" office:value="6120" calcext:value-type="float">
            <text:p><text:s/>6 120 </text:p>
          </table:table-cell>
          <table:table-cell table:style-name="ce21" office:value-type="float" office:value="4440" calcext:value-type="float">
            <text:p><text:s/>4 440 </text:p>
          </table:table-cell>
          <table:table-cell table:style-name="ce21" office:value-type="float" office:value="3790" calcext:value-type="float">
            <text:p><text:s/>3 790 </text:p>
          </table:table-cell>
          <table:table-cell table:style-name="ce21" office:value-type="float" office:value="4890" calcext:value-type="float">
            <text:p><text:s/>4 890 </text:p>
          </table:table-cell>
          <table:table-cell table:style-name="ce21" office:value-type="float" office:value="3815" calcext:value-type="float">
            <text:p><text:s/>3 815 </text:p>
          </table:table-cell>
          <table:table-cell table:style-name="ce21" office:value-type="float" office:value="4190" calcext:value-type="float">
            <text:p><text:s/>4 190 </text:p>
          </table:table-cell>
          <table:table-cell table:style-name="ce21" office:value-type="float" office:value="3555" calcext:value-type="float">
            <text:p><text:s/>3 555 </text:p>
          </table:table-cell>
          <table:table-cell table:style-name="ce21" office:value-type="float" office:value="3790" calcext:value-type="float">
            <text:p><text:s/>3 790 </text:p>
          </table:table-cell>
          <table:table-cell table:style-name="ce21" office:value-type="float" office:value="4930" calcext:value-type="float">
            <text:p><text:s/>4 930 </text:p>
          </table:table-cell>
          <table:table-cell table:style-name="ce21" office:value-type="float" office:value="4260" calcext:value-type="float">
            <text:p><text:s/>4 260 </text:p>
          </table:table-cell>
          <table:table-cell table:style-name="ce21" office:value-type="float" office:value="5460" calcext:value-type="float">
            <text:p><text:s/>5 460 </text:p>
          </table:table-cell>
          <table:table-cell table:style-name="ce21" office:value-type="float" office:value="5170" calcext:value-type="float">
            <text:p><text:s/>5 170 </text:p>
          </table:table-cell>
          <table:table-cell table:style-name="ce21" office:value-type="float" office:value="5055" calcext:value-type="float">
            <text:p><text:s/>5 055 </text:p>
          </table:table-cell>
          <table:table-cell table:number-columns-repeated="2" table:style-name="ce21" office:value-type="float" office:value="5290" calcext:value-type="float">
            <text:p><text:s/>5 290 </text:p>
          </table:table-cell>
          <table:table-cell table:style-name="ce21" office:value-type="float" office:value="4955" calcext:value-type="float">
            <text:p><text:s/>4 955 </text:p>
          </table:table-cell>
          <table:table-cell table:style-name="ce21" office:value-type="float" office:value="4485" calcext:value-type="float">
            <text:p><text:s/>4 485 </text:p>
          </table:table-cell>
          <table:table-cell table:style-name="ce21" office:value-type="float" office:value="4820" calcext:value-type="float">
            <text:p><text:s/>4 820 </text:p>
          </table:table-cell>
          <table:table-cell table:style-name="ce21" office:value-type="float" office:value="5450" calcext:value-type="float">
            <text:p><text:s/>5 450 </text:p>
          </table:table-cell>
          <table:table-cell table:style-name="ce21" office:value-type="float" office:value="5005" calcext:value-type="float">
            <text:p><text:s/>5 005 </text:p>
          </table:table-cell>
          <table:table-cell table:style-name="ce21" office:value-type="float" office:value="5320" calcext:value-type="float">
            <text:p><text:s/>5 320 </text:p>
          </table:table-cell>
          <table:table-cell table:style-name="ce21" office:value-type="float" office:value="4420" calcext:value-type="float">
            <text:p><text:s/>4 420 </text:p>
          </table:table-cell>
          <table:table-cell table:style-name="ce21" office:value-type="float" office:value="5525" calcext:value-type="float">
            <text:p><text:s/>5 525 </text:p>
          </table:table-cell>
          <table:table-cell table:style-name="ce21" office:value-type="float" office:value="5325" calcext:value-type="float">
            <text:p><text:s/>5 325 </text:p>
          </table:table-cell>
          <table:table-cell table:style-name="ce21" office:value-type="float" office:value="4670" calcext:value-type="float">
            <text:p><text:s/>4 670 </text:p>
          </table:table-cell>
          <table:table-cell table:style-name="ce21" office:value-type="float" office:value="5570" calcext:value-type="float">
            <text:p><text:s/>5 570 </text:p>
          </table:table-cell>
          <table:table-cell table:style-name="ce21" office:value-type="float" office:value="4035" calcext:value-type="float">
            <text:p><text:s/>4 035 </text:p>
          </table:table-cell>
          <table:table-cell table:style-name="ce21" office:value-type="float" office:value="7415" calcext:value-type="float">
            <text:p><text:s/>7 415 </text:p>
          </table:table-cell>
          <table:table-cell table:style-name="ce21" office:value-type="float" office:value="3935" calcext:value-type="float">
            <text:p><text:s/>3 935 </text:p>
          </table:table-cell>
          <table:table-cell table:style-name="ce21" office:value-type="float" office:value="3810" calcext:value-type="float">
            <text:p><text:s/>3 810 </text:p>
          </table:table-cell>
          <table:table-cell table:style-name="ce21" office:value-type="float" office:value="4140" calcext:value-type="float">
            <text:p><text:s/>4 140 </text:p>
          </table:table-cell>
          <table:table-cell table:style-name="ce21" office:value-type="float" office:value="5115" calcext:value-type="float">
            <text:p><text:s/>5 115 </text:p>
          </table:table-cell>
          <table:table-cell table:style-name="ce21" office:value-type="float" office:value="4865" calcext:value-type="float">
            <text:p><text:s/>4 865 </text:p>
          </table:table-cell>
          <table:table-cell table:style-name="ce21" office:value-type="float" office:value="4475" calcext:value-type="float">
            <text:p><text:s/>4 475 </text:p>
          </table:table-cell>
          <table:table-cell table:style-name="ce21" office:value-type="float" office:value="6005" calcext:value-type="float">
            <text:p><text:s/>6 005 </text:p>
          </table:table-cell>
          <table:table-cell table:style-name="ce21" office:value-type="float" office:value="6420" calcext:value-type="float">
            <text:p><text:s/>6 420 </text:p>
          </table:table-cell>
          <table:table-cell table:style-name="ce21" office:value-type="float" office:value="3990" calcext:value-type="float">
            <text:p><text:s/>3 990 </text:p>
          </table:table-cell>
          <table:table-cell table:style-name="ce21" office:value-type="float" office:value="4815" calcext:value-type="float">
            <text:p><text:s/>4 815 </text:p>
          </table:table-cell>
          <table:table-cell table:style-name="ce21" office:value-type="float" office:value="5930" calcext:value-type="float">
            <text:p><text:s/>5 930 </text:p>
          </table:table-cell>
          <table:table-cell table:style-name="ce21" office:value-type="float" office:value="8720" calcext:value-type="float">
            <text:p><text:s/>8 720 </text:p>
          </table:table-cell>
          <table:table-cell table:style-name="ce21" office:value-type="float" office:value="3425" calcext:value-type="float">
            <text:p><text:s/>3 425 </text:p>
          </table:table-cell>
          <table:table-cell table:style-name="ce21" office:value-type="float" office:value="3745" calcext:value-type="float">
            <text:p><text:s/>3 745 </text:p>
          </table:table-cell>
          <table:table-cell table:style-name="ce21" office:value-type="float" office:value="2305" calcext:value-type="float">
            <text:p><text:s/>2 305 </text:p>
          </table:table-cell>
          <table:table-cell table:style-name="ce21" office:value-type="float" office:value="4285" calcext:value-type="float">
            <text:p><text:s/>4 285 </text:p>
          </table:table-cell>
          <table:table-cell table:style-name="ce21" office:value-type="float" office:value="5265" calcext:value-type="float">
            <text:p><text:s/>5 265 </text:p>
          </table:table-cell>
          <table:table-cell table:style-name="ce21" office:value-type="float" office:value="5470" calcext:value-type="float">
            <text:p><text:s/>5 470 </text:p>
          </table:table-cell>
          <table:table-cell table:style-name="ce21" office:value-type="float" office:value="7515" calcext:value-type="float">
            <text:p><text:s/>7 515 </text:p>
          </table:table-cell>
          <table:table-cell table:style-name="ce21" office:value-type="float" office:value="4800" calcext:value-type="float">
            <text:p><text:s/>4 800 </text:p>
          </table:table-cell>
          <table:table-cell table:style-name="ce21" office:value-type="float" office:value="4025" calcext:value-type="float">
            <text:p><text:s/>4 025 </text:p>
          </table:table-cell>
          <table:table-cell table:style-name="ce21" office:value-type="float" office:value="4705" calcext:value-type="float">
            <text:p><text:s/>4 705 </text:p>
          </table:table-cell>
          <table:table-cell table:style-name="ce21" office:value-type="float" office:value="5405" calcext:value-type="float">
            <text:p><text:s/>5 405 </text:p>
          </table:table-cell>
          <table:table-cell table:style-name="ce21" office:value-type="float" office:value="5460" calcext:value-type="float">
            <text:p><text:s/>5 460 </text:p>
          </table:table-cell>
          <table:table-cell table:style-name="ce21" office:value-type="float" office:value="4280" calcext:value-type="float">
            <text:p><text:s/>4 280 </text:p>
          </table:table-cell>
          <table:table-cell table:style-name="ce21" office:value-type="float" office:value="5010" calcext:value-type="float">
            <text:p><text:s/>5 010 </text:p>
          </table:table-cell>
          <table:table-cell table:style-name="ce21" office:value-type="float" office:value="4345" calcext:value-type="float">
            <text:p><text:s/>4 345 </text:p>
          </table:table-cell>
          <table:table-cell table:style-name="ce21" office:value-type="float" office:value="3600" calcext:value-type="float">
            <text:p><text:s/>3 600 </text:p>
          </table:table-cell>
          <table:table-cell table:style-name="ce21" office:value-type="float" office:value="5220" calcext:value-type="float">
            <text:p><text:s/>5 220 </text:p>
          </table:table-cell>
          <table:table-cell table:style-name="ce21" office:value-type="float" office:value="3990" calcext:value-type="float">
            <text:p><text:s/>3 990 </text:p>
          </table:table-cell>
          <table:table-cell table:style-name="ce21" office:value-type="float" office:value="7800" calcext:value-type="float">
            <text:p><text:s/>7 800 </text:p>
          </table:table-cell>
          <table:table-cell table:style-name="ce21" office:value-type="float" office:value="5375" calcext:value-type="float">
            <text:p><text:s/>5 375 </text:p>
          </table:table-cell>
          <table:table-cell table:style-name="ce21" office:value-type="float" office:value="4705" calcext:value-type="float">
            <text:p><text:s/>4 705 </text:p>
          </table:table-cell>
          <table:table-cell table:style-name="ce21" office:value-type="float" office:value="3540" calcext:value-type="float">
            <text:p><text:s/>3 540 </text:p>
          </table:table-cell>
          <table:table-cell table:style-name="ce21" office:value-type="float" office:value="4575" calcext:value-type="float">
            <text:p><text:s/>4 575 </text:p>
          </table:table-cell>
          <table:table-cell table:style-name="ce21" office:value-type="float" office:value="4590" calcext:value-type="float">
            <text:p><text:s/>4 590 </text:p>
          </table:table-cell>
          <table:table-cell table:style-name="ce21" office:value-type="float" office:value="4445" calcext:value-type="float">
            <text:p><text:s/>4 445 </text:p>
          </table:table-cell>
          <table:table-cell table:style-name="ce21" office:value-type="float" office:value="6015" calcext:value-type="float">
            <text:p><text:s/>6 015 </text:p>
          </table:table-cell>
          <table:table-cell table:style-name="ce21" office:value-type="float" office:value="4900" calcext:value-type="float">
            <text:p><text:s/>4 900 </text:p>
          </table:table-cell>
          <table:table-cell table:style-name="ce21" office:value-type="float" office:value="4340" calcext:value-type="float">
            <text:p><text:s/>4 340 </text:p>
          </table:table-cell>
          <table:table-cell table:style-name="ce21" office:value-type="float" office:value="3910" calcext:value-type="float">
            <text:p><text:s/>3 910 </text:p>
          </table:table-cell>
          <table:table-cell table:style-name="ce21" office:value-type="float" office:value="3970" calcext:value-type="float">
            <text:p><text:s/>3 970 </text:p>
          </table:table-cell>
          <table:table-cell table:style-name="ce21" office:value-type="float" office:value="4735" calcext:value-type="float">
            <text:p><text:s/>4 735 </text:p>
          </table:table-cell>
          <table:table-cell table:style-name="ce21" office:value-type="float" office:value="5185" calcext:value-type="float">
            <text:p><text:s/>5 185 </text:p>
          </table:table-cell>
          <table:table-cell table:style-name="ce21" office:value-type="float" office:value="3095" calcext:value-type="float">
            <text:p><text:s/>3 095 </text:p>
          </table:table-cell>
          <table:table-cell table:style-name="ce21" office:value-type="float" office:value="8430" calcext:value-type="float">
            <text:p><text:s/>8 430 </text:p>
          </table:table-cell>
          <table:table-cell table:style-name="ce21" office:value-type="float" office:value="4125" calcext:value-type="float">
            <text:p><text:s/>4 125 </text:p>
          </table:table-cell>
          <table:table-cell table:style-name="ce21" office:value-type="float" office:value="4980" calcext:value-type="float">
            <text:p><text:s/>4 980 </text:p>
          </table:table-cell>
          <table:table-cell table:style-name="ce21" office:value-type="float" office:value="4770" calcext:value-type="float">
            <text:p><text:s/>4 770 </text:p>
          </table:table-cell>
          <table:table-cell table:style-name="ce21" office:value-type="float" office:value="5370" calcext:value-type="float">
            <text:p><text:s/>5 370 </text:p>
          </table:table-cell>
          <table:table-cell table:style-name="ce21" office:value-type="float" office:value="9570" calcext:value-type="float">
            <text:p><text:s/>9 570 </text:p>
          </table:table-cell>
          <table:table-cell table:style-name="ce21" office:value-type="float" office:value="5415" calcext:value-type="float">
            <text:p><text:s/>5 415 </text:p>
          </table:table-cell>
          <table:table-cell table:style-name="ce21" office:value-type="float" office:value="3150" calcext:value-type="float">
            <text:p><text:s/>3 150 </text:p>
          </table:table-cell>
          <table:table-cell table:style-name="ce21" office:value-type="float" office:value="7040" calcext:value-type="float">
            <text:p><text:s/>7 040 </text:p>
          </table:table-cell>
          <table:table-cell table:style-name="ce21" office:value-type="float" office:value="3730" calcext:value-type="float">
            <text:p><text:s/>3 730 </text:p>
          </table:table-cell>
          <table:table-cell table:style-name="ce21" office:value-type="float" office:value="5790" calcext:value-type="float">
            <text:p><text:s/>5 790 </text:p>
          </table:table-cell>
          <table:table-cell table:style-name="ce21" office:value-type="float" office:value="3345" calcext:value-type="float">
            <text:p><text:s/>3 345 </text:p>
          </table:table-cell>
          <table:table-cell table:style-name="ce21" office:value-type="float" office:value="5880" calcext:value-type="float">
            <text:p><text:s/>5 880 </text:p>
          </table:table-cell>
          <table:table-cell table:style-name="ce21" office:value-type="float" office:value="3795" calcext:value-type="float">
            <text:p><text:s/>3 795 </text:p>
          </table:table-cell>
          <table:table-cell table:style-name="ce21" office:value-type="float" office:value="3805" calcext:value-type="float">
            <text:p><text:s/>3 805 </text:p>
          </table:table-cell>
          <table:table-cell table:style-name="ce21" office:value-type="float" office:value="3905" calcext:value-type="float">
            <text:p><text:s/>3 905 </text:p>
          </table:table-cell>
          <table:table-cell table:style-name="ce21" office:value-type="float" office:value="4265" calcext:value-type="float">
            <text:p><text:s/>4 265 </text:p>
          </table:table-cell>
          <table:table-cell table:style-name="ce21" office:value-type="float" office:value="3170" calcext:value-type="float">
            <text:p><text:s/>3 170 </text:p>
          </table:table-cell>
          <table:table-cell table:style-name="ce21" office:value-type="float" office:value="5190" calcext:value-type="float">
            <text:p><text:s/>5 190 </text:p>
          </table:table-cell>
          <table:table-cell table:style-name="ce21" office:value-type="float" office:value="5010" calcext:value-type="float">
            <text:p><text:s/>5 010 </text:p>
          </table:table-cell>
          <table:table-cell table:style-name="ce21" office:value-type="float" office:value="4705" calcext:value-type="float">
            <text:p><text:s/>4 705 </text:p>
          </table:table-cell>
          <table:table-cell table:style-name="ce21" office:value-type="float" office:value="5090" calcext:value-type="float">
            <text:p><text:s/>5 090 </text:p>
          </table:table-cell>
          <table:table-cell table:style-name="ce21" office:value-type="float" office:value="4930" calcext:value-type="float">
            <text:p><text:s/>4 930 </text:p>
          </table:table-cell>
          <table:table-cell table:style-name="ce21" office:value-type="float" office:value="6255" calcext:value-type="float">
            <text:p><text:s/>6 255 </text:p>
          </table:table-cell>
          <table:table-cell table:style-name="ce21" office:value-type="float" office:value="3200" calcext:value-type="float">
            <text:p><text:s/>3 200 </text:p>
          </table:table-cell>
          <table:table-cell table:style-name="ce21" office:value-type="float" office:value="4565" calcext:value-type="float">
            <text:p><text:s/>4 565 </text:p>
          </table:table-cell>
          <table:table-cell table:style-name="ce21" office:value-type="float" office:value="7505" calcext:value-type="float">
            <text:p><text:s/>7 505 </text:p>
          </table:table-cell>
          <table:table-cell table:style-name="ce21" office:value-type="float" office:value="4770" calcext:value-type="float">
            <text:p><text:s/>4 770 </text:p>
          </table:table-cell>
          <table:table-cell table:style-name="ce21" office:value-type="float" office:value="5450" calcext:value-type="float">
            <text:p><text:s/>5 450 </text:p>
          </table:table-cell>
          <table:table-cell table:style-name="ce21" office:value-type="float" office:value="7170" calcext:value-type="float">
            <text:p><text:s/>7 170 </text:p>
          </table:table-cell>
          <table:table-cell table:style-name="ce21" office:value-type="float" office:value="5160" calcext:value-type="float">
            <text:p><text:s/>5 160 </text:p>
          </table:table-cell>
          <table:table-cell table:style-name="ce21" office:value-type="float" office:value="4775" calcext:value-type="float">
            <text:p><text:s/>4 775 </text:p>
          </table:table-cell>
          <table:table-cell table:style-name="ce21" office:value-type="float" office:value="4780" calcext:value-type="float">
            <text:p><text:s/>4 780 </text:p>
          </table:table-cell>
          <table:table-cell table:style-name="ce21" office:value-type="float" office:value="6685" calcext:value-type="float">
            <text:p><text:s/>6 685 </text:p>
          </table:table-cell>
          <table:table-cell table:style-name="ce21" office:value-type="float" office:value="3690" calcext:value-type="float">
            <text:p><text:s/>3 690 </text:p>
          </table:table-cell>
          <table:table-cell table:style-name="ce21" office:value-type="float" office:value="7205" calcext:value-type="float">
            <text:p><text:s/>7 205 </text:p>
          </table:table-cell>
          <table:table-cell table:style-name="ce21" office:value-type="float" office:value="4795" calcext:value-type="float">
            <text:p><text:s/>4 795 </text:p>
          </table:table-cell>
          <table:table-cell table:style-name="ce21" office:value-type="float" office:value="5160" calcext:value-type="float">
            <text:p><text:s/>5 160 </text:p>
          </table:table-cell>
          <table:table-cell table:style-name="ce21" office:value-type="float" office:value="7000" calcext:value-type="float">
            <text:p><text:s/>7 000 </text:p>
          </table:table-cell>
          <table:table-cell table:style-name="ce21" office:value-type="float" office:value="5020" calcext:value-type="float">
            <text:p><text:s/>5 020 </text:p>
          </table:table-cell>
          <table:table-cell table:style-name="ce21" office:value-type="float" office:value="5250" calcext:value-type="float">
            <text:p><text:s/>5 250 </text:p>
          </table:table-cell>
          <table:table-cell table:style-name="ce21" office:value-type="float" office:value="3455" calcext:value-type="float">
            <text:p><text:s/>3 455 </text:p>
          </table:table-cell>
          <table:table-cell table:style-name="ce21" office:value-type="float" office:value="4740" calcext:value-type="float">
            <text:p><text:s/>4 740 </text:p>
          </table:table-cell>
          <table:table-cell table:style-name="ce21" office:value-type="float" office:value="5810" calcext:value-type="float">
            <text:p><text:s/>5 810 </text:p>
          </table:table-cell>
          <table:table-cell table:style-name="ce21" office:value-type="float" office:value="5190" calcext:value-type="float">
            <text:p><text:s/>5 190 </text:p>
          </table:table-cell>
          <table:table-cell table:style-name="ce21" office:value-type="float" office:value="5075" calcext:value-type="float">
            <text:p><text:s/>5 075 </text:p>
          </table:table-cell>
          <table:table-cell table:style-name="ce21" office:value-type="float" office:value="5790" calcext:value-type="float">
            <text:p><text:s/>5 790 </text:p>
          </table:table-cell>
          <table:table-cell table:style-name="ce21" office:value-type="float" office:value="5740" calcext:value-type="float">
            <text:p><text:s/>5 740 </text:p>
          </table:table-cell>
          <table:table-cell table:style-name="ce21" office:value-type="float" office:value="3900" calcext:value-type="float">
            <text:p><text:s/>3 900 </text:p>
          </table:table-cell>
          <table:table-cell table:style-name="ce21" office:value-type="float" office:value="10630" calcext:value-type="float">
            <text:p><text:s/>10 63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2">catégorie_travailleur_</text:span>travailleurs_autonomes</text:p>
          </table:table-cell>
          <table:table-cell table:style-name="ce21" office:value-type="float" office:value="1745" calcext:value-type="float">
            <text:p><text:s/>1 745 </text:p>
          </table:table-cell>
          <table:table-cell table:style-name="ce21" office:value-type="float" office:value="2215" calcext:value-type="float">
            <text:p><text:s/>2 215 </text:p>
          </table:table-cell>
          <table:table-cell table:style-name="ce21" office:value-type="float" office:value="4975" calcext:value-type="float">
            <text:p><text:s/>4 975 </text:p>
          </table:table-cell>
          <table:table-cell table:style-name="ce21" office:value-type="float" office:value="3040" calcext:value-type="float">
            <text:p><text:s/>3 040 </text:p>
          </table:table-cell>
          <table:table-cell table:style-name="ce21" office:value-type="float" office:value="5270" calcext:value-type="float">
            <text:p><text:s/>5 270 </text:p>
          </table:table-cell>
          <table:table-cell table:style-name="ce21" office:value-type="float" office:value="5255" calcext:value-type="float">
            <text:p><text:s/>5 255 </text:p>
          </table:table-cell>
          <table:table-cell table:style-name="ce21" office:value-type="float" office:value="4335" calcext:value-type="float">
            <text:p><text:s/>4 335 </text:p>
          </table:table-cell>
          <table:table-cell table:style-name="ce21" office:value-type="float" office:value="4010" calcext:value-type="float">
            <text:p><text:s/>4 010 </text:p>
          </table:table-cell>
          <table:table-cell table:style-name="ce21" office:value-type="float" office:value="2995" calcext:value-type="float">
            <text:p><text:s/>2 995 </text:p>
          </table:table-cell>
          <table:table-cell table:style-name="ce21" office:value-type="float" office:value="3755" calcext:value-type="float">
            <text:p><text:s/>3 755 </text:p>
          </table:table-cell>
          <table:table-cell table:style-name="ce21" office:value-type="float" office:value="5195" calcext:value-type="float">
            <text:p><text:s/>5 195 </text:p>
          </table:table-cell>
          <table:table-cell table:style-name="ce21" office:value-type="float" office:value="6085" calcext:value-type="float">
            <text:p><text:s/>6 085 </text:p>
          </table:table-cell>
          <table:table-cell table:style-name="ce21" office:value-type="float" office:value="6605" calcext:value-type="float">
            <text:p><text:s/>6 605 </text:p>
          </table:table-cell>
          <table:table-cell table:style-name="ce21" office:value-type="float" office:value="1855" calcext:value-type="float">
            <text:p><text:s/>1 855 </text:p>
          </table:table-cell>
          <table:table-cell table:style-name="ce21" office:value-type="float" office:value="6140" calcext:value-type="float">
            <text:p><text:s/>6 140 </text:p>
          </table:table-cell>
          <table:table-cell table:style-name="ce21" office:value-type="float" office:value="3695" calcext:value-type="float">
            <text:p><text:s/>3 695 </text:p>
          </table:table-cell>
          <table:table-cell table:style-name="ce21" office:value-type="float" office:value="7200" calcext:value-type="float">
            <text:p><text:s/>7 200 </text:p>
          </table:table-cell>
          <table:table-cell table:style-name="ce21" office:value-type="float" office:value="3275" calcext:value-type="float">
            <text:p><text:s/>3 275 </text:p>
          </table:table-cell>
          <table:table-cell table:style-name="ce21" office:value-type="float" office:value="4620" calcext:value-type="float">
            <text:p><text:s/>4 620 </text:p>
          </table:table-cell>
          <table:table-cell table:style-name="ce21" office:value-type="float" office:value="3715" calcext:value-type="float">
            <text:p><text:s/>3 715 </text:p>
          </table:table-cell>
          <table:table-cell table:style-name="ce21" office:value-type="float" office:value="3050" calcext:value-type="float">
            <text:p><text:s/>3 050 </text:p>
          </table:table-cell>
          <table:table-cell table:style-name="ce21" office:value-type="float" office:value="3355" calcext:value-type="float">
            <text:p><text:s/>3 355 </text:p>
          </table:table-cell>
          <table:table-cell table:style-name="ce21" office:value-type="float" office:value="4290" calcext:value-type="float">
            <text:p><text:s/>4 290 </text:p>
          </table:table-cell>
          <table:table-cell table:style-name="ce21" office:value-type="float" office:value="3765" calcext:value-type="float">
            <text:p><text:s/>3 765 </text:p>
          </table:table-cell>
          <table:table-cell table:style-name="ce21" office:value-type="float" office:value="4510" calcext:value-type="float">
            <text:p><text:s/>4 510 </text:p>
          </table:table-cell>
          <table:table-cell table:style-name="ce21" office:value-type="float" office:value="2640" calcext:value-type="float">
            <text:p><text:s/>2 640 </text:p>
          </table:table-cell>
          <table:table-cell table:style-name="ce21" office:value-type="float" office:value="5830" calcext:value-type="float">
            <text:p><text:s/>5 830 </text:p>
          </table:table-cell>
          <table:table-cell table:style-name="ce21" office:value-type="float" office:value="4085" calcext:value-type="float">
            <text:p><text:s/>4 085 </text:p>
          </table:table-cell>
          <table:table-cell table:style-name="ce21" office:value-type="float" office:value="3875" calcext:value-type="float">
            <text:p><text:s/>3 875 </text:p>
          </table:table-cell>
          <table:table-cell table:style-name="ce21" office:value-type="float" office:value="7510" calcext:value-type="float">
            <text:p><text:s/>7 510 </text:p>
          </table:table-cell>
          <table:table-cell table:style-name="ce21" office:value-type="float" office:value="3525" calcext:value-type="float">
            <text:p><text:s/>3 525 </text:p>
          </table:table-cell>
          <table:table-cell table:style-name="ce21" office:value-type="float" office:value="4295" calcext:value-type="float">
            <text:p><text:s/>4 295 </text:p>
          </table:table-cell>
          <table:table-cell table:style-name="ce21" office:value-type="float" office:value="2305" calcext:value-type="float">
            <text:p><text:s/>2 305 </text:p>
          </table:table-cell>
          <table:table-cell table:style-name="ce21" office:value-type="float" office:value="1565" calcext:value-type="float">
            <text:p><text:s/>1 565 </text:p>
          </table:table-cell>
          <table:table-cell table:style-name="ce21" office:value-type="float" office:value="6155" calcext:value-type="float">
            <text:p><text:s/>6 155 </text:p>
          </table:table-cell>
          <table:table-cell table:style-name="ce21" office:value-type="float" office:value="1600" calcext:value-type="float">
            <text:p><text:s/>1 600 </text:p>
          </table:table-cell>
          <table:table-cell table:style-name="ce21" office:value-type="float" office:value="6575" calcext:value-type="float">
            <text:p><text:s/>6 575 </text:p>
          </table:table-cell>
          <table:table-cell table:style-name="ce21" office:value-type="float" office:value="6450" calcext:value-type="float">
            <text:p><text:s/>6 450 </text:p>
          </table:table-cell>
          <table:table-cell table:style-name="ce21" office:value-type="float" office:value="3890" calcext:value-type="float">
            <text:p><text:s/>3 890 </text:p>
          </table:table-cell>
          <table:table-cell table:style-name="ce21" office:value-type="float" office:value="4785" calcext:value-type="float">
            <text:p><text:s/>4 785 </text:p>
          </table:table-cell>
          <table:table-cell table:style-name="ce21" office:value-type="float" office:value="4100" calcext:value-type="float">
            <text:p><text:s/>4 100 </text:p>
          </table:table-cell>
          <table:table-cell table:style-name="ce21" office:value-type="float" office:value="4540" calcext:value-type="float">
            <text:p><text:s/>4 540 </text:p>
          </table:table-cell>
          <table:table-cell table:style-name="ce21" office:value-type="float" office:value="4705" calcext:value-type="float">
            <text:p><text:s/>4 705 </text:p>
          </table:table-cell>
          <table:table-cell table:style-name="ce21" office:value-type="float" office:value="4480" calcext:value-type="float">
            <text:p><text:s/>4 480 </text:p>
          </table:table-cell>
          <table:table-cell table:style-name="ce21" office:value-type="float" office:value="770" calcext:value-type="float">
            <text:p><text:s/>770 </text:p>
          </table:table-cell>
          <table:table-cell table:style-name="ce21" office:value-type="float" office:value="5240" calcext:value-type="float">
            <text:p><text:s/>5 240 </text:p>
          </table:table-cell>
          <table:table-cell table:style-name="ce21" office:value-type="float" office:value="2680" calcext:value-type="float">
            <text:p><text:s/>2 680 </text:p>
          </table:table-cell>
          <table:table-cell table:style-name="ce21" office:value-type="float" office:value="4135" calcext:value-type="float">
            <text:p><text:s/>4 135 </text:p>
          </table:table-cell>
          <table:table-cell table:style-name="ce21" office:value-type="float" office:value="4160" calcext:value-type="float">
            <text:p><text:s/>4 160 </text:p>
          </table:table-cell>
          <table:table-cell table:style-name="ce21" office:value-type="float" office:value="5105" calcext:value-type="float">
            <text:p><text:s/>5 105 </text:p>
          </table:table-cell>
          <table:table-cell table:style-name="ce21" office:value-type="float" office:value="3720" calcext:value-type="float">
            <text:p><text:s/>3 720 </text:p>
          </table:table-cell>
          <table:table-cell table:style-name="ce21" office:value-type="float" office:value="2050" calcext:value-type="float">
            <text:p><text:s/>2 050 </text:p>
          </table:table-cell>
          <table:table-cell table:style-name="ce21" office:value-type="float" office:value="3635" calcext:value-type="float">
            <text:p><text:s/>3 635 </text:p>
          </table:table-cell>
          <table:table-cell table:style-name="ce21" office:value-type="float" office:value="6300" calcext:value-type="float">
            <text:p><text:s/>6 300 </text:p>
          </table:table-cell>
          <table:table-cell table:style-name="ce21" office:value-type="float" office:value="4200" calcext:value-type="float">
            <text:p><text:s/>4 200 </text:p>
          </table:table-cell>
          <table:table-cell table:style-name="ce21" office:value-type="float" office:value="4880" calcext:value-type="float">
            <text:p><text:s/>4 880 </text:p>
          </table:table-cell>
          <table:table-cell table:style-name="ce21" office:value-type="float" office:value="2430" calcext:value-type="float">
            <text:p><text:s/>2 430 </text:p>
          </table:table-cell>
          <table:table-cell table:style-name="ce21" office:value-type="float" office:value="2935" calcext:value-type="float">
            <text:p><text:s/>2 935 </text:p>
          </table:table-cell>
          <table:table-cell table:style-name="ce21" office:value-type="float" office:value="4760" calcext:value-type="float">
            <text:p><text:s/>4 760 </text:p>
          </table:table-cell>
          <table:table-cell table:style-name="ce21" office:value-type="float" office:value="3150" calcext:value-type="float">
            <text:p><text:s/>3 150 </text:p>
          </table:table-cell>
          <table:table-cell table:style-name="ce21" office:value-type="float" office:value="5235" calcext:value-type="float">
            <text:p><text:s/>5 235 </text:p>
          </table:table-cell>
          <table:table-cell table:style-name="ce21" office:value-type="float" office:value="4295" calcext:value-type="float">
            <text:p><text:s/>4 295 </text:p>
          </table:table-cell>
          <table:table-cell table:style-name="ce21" office:value-type="float" office:value="2970" calcext:value-type="float">
            <text:p><text:s/>2 970 </text:p>
          </table:table-cell>
          <table:table-cell table:style-name="ce21" office:value-type="float" office:value="3400" calcext:value-type="float">
            <text:p><text:s/>3 400 </text:p>
          </table:table-cell>
          <table:table-cell table:style-name="ce21" office:value-type="float" office:value="2795" calcext:value-type="float">
            <text:p><text:s/>2 795 </text:p>
          </table:table-cell>
          <table:table-cell table:style-name="ce21" office:value-type="float" office:value="4735" calcext:value-type="float">
            <text:p><text:s/>4 735 </text:p>
          </table:table-cell>
          <table:table-cell table:style-name="ce21" office:value-type="float" office:value="3655" calcext:value-type="float">
            <text:p><text:s/>3 655 </text:p>
          </table:table-cell>
          <table:table-cell table:style-name="ce21" office:value-type="float" office:value="4895" calcext:value-type="float">
            <text:p><text:s/>4 895 </text:p>
          </table:table-cell>
          <table:table-cell table:style-name="ce21" office:value-type="float" office:value="3275" calcext:value-type="float">
            <text:p><text:s/>3 275 </text:p>
          </table:table-cell>
          <table:table-cell table:style-name="ce21" office:value-type="float" office:value="4195" calcext:value-type="float">
            <text:p><text:s/>4 195 </text:p>
          </table:table-cell>
          <table:table-cell table:style-name="ce21" office:value-type="float" office:value="3455" calcext:value-type="float">
            <text:p><text:s/>3 455 </text:p>
          </table:table-cell>
          <table:table-cell table:style-name="ce21" office:value-type="float" office:value="4075" calcext:value-type="float">
            <text:p><text:s/>4 075 </text:p>
          </table:table-cell>
          <table:table-cell table:style-name="ce21" office:value-type="float" office:value="2485" calcext:value-type="float">
            <text:p><text:s/>2 485 </text:p>
          </table:table-cell>
          <table:table-cell table:style-name="ce21" office:value-type="float" office:value="3865" calcext:value-type="float">
            <text:p><text:s/>3 865 </text:p>
          </table:table-cell>
          <table:table-cell table:style-name="ce21" office:value-type="float" office:value="3830" calcext:value-type="float">
            <text:p><text:s/>3 830 </text:p>
          </table:table-cell>
          <table:table-cell table:style-name="ce21" office:value-type="float" office:value="7980" calcext:value-type="float">
            <text:p><text:s/>7 980 </text:p>
          </table:table-cell>
          <table:table-cell table:style-name="ce21" office:value-type="float" office:value="4210" calcext:value-type="float">
            <text:p><text:s/>4 210 </text:p>
          </table:table-cell>
          <table:table-cell table:style-name="ce21" office:value-type="float" office:value="5820" calcext:value-type="float">
            <text:p><text:s/>5 820 </text:p>
          </table:table-cell>
          <table:table-cell table:style-name="ce21" office:value-type="float" office:value="5075" calcext:value-type="float">
            <text:p><text:s/>5 075 </text:p>
          </table:table-cell>
          <table:table-cell table:style-name="ce21" office:value-type="float" office:value="3460" calcext:value-type="float">
            <text:p><text:s/>3 460 </text:p>
          </table:table-cell>
          <table:table-cell table:style-name="ce21" office:value-type="float" office:value="9395" calcext:value-type="float">
            <text:p><text:s/>9 395 </text:p>
          </table:table-cell>
          <table:table-cell table:style-name="ce21" office:value-type="float" office:value="5820" calcext:value-type="float">
            <text:p><text:s/>5 820 </text:p>
          </table:table-cell>
          <table:table-cell table:style-name="ce21" office:value-type="float" office:value="3675" calcext:value-type="float">
            <text:p><text:s/>3 675 </text:p>
          </table:table-cell>
          <table:table-cell table:style-name="ce21" office:value-type="float" office:value="6510" calcext:value-type="float">
            <text:p><text:s/>6 510 </text:p>
          </table:table-cell>
          <table:table-cell table:style-name="ce21" office:value-type="float" office:value="4825" calcext:value-type="float">
            <text:p><text:s/>4 825 </text:p>
          </table:table-cell>
          <table:table-cell table:style-name="ce21" office:value-type="float" office:value="4655" calcext:value-type="float">
            <text:p><text:s/>4 655 </text:p>
          </table:table-cell>
          <table:table-cell table:style-name="ce21" office:value-type="float" office:value="2080" calcext:value-type="float">
            <text:p><text:s/>2 080 </text:p>
          </table:table-cell>
          <table:table-cell table:style-name="ce21" office:value-type="float" office:value="4545" calcext:value-type="float">
            <text:p><text:s/>4 545 </text:p>
          </table:table-cell>
          <table:table-cell table:style-name="ce21" office:value-type="float" office:value="3140" calcext:value-type="float">
            <text:p><text:s/>3 140 </text:p>
          </table:table-cell>
          <table:table-cell table:style-name="ce21" office:value-type="float" office:value="5795" calcext:value-type="float">
            <text:p><text:s/>5 795 </text:p>
          </table:table-cell>
          <table:table-cell table:style-name="ce21" office:value-type="float" office:value="1455" calcext:value-type="float">
            <text:p><text:s/>1 455 </text:p>
          </table:table-cell>
          <table:table-cell table:style-name="ce21" office:value-type="float" office:value="3745" calcext:value-type="float">
            <text:p><text:s/>3 745 </text:p>
          </table:table-cell>
          <table:table-cell table:style-name="ce21" office:value-type="float" office:value="2745" calcext:value-type="float">
            <text:p><text:s/>2 745 </text:p>
          </table:table-cell>
          <table:table-cell table:style-name="ce21" office:value-type="float" office:value="5220" calcext:value-type="float">
            <text:p><text:s/>5 220 </text:p>
          </table:table-cell>
          <table:table-cell table:style-name="ce21" office:value-type="float" office:value="2550" calcext:value-type="float">
            <text:p><text:s/>2 550 </text:p>
          </table:table-cell>
          <table:table-cell table:style-name="ce21" office:value-type="float" office:value="3410" calcext:value-type="float">
            <text:p><text:s/>3 410 </text:p>
          </table:table-cell>
          <table:table-cell table:style-name="ce21" office:value-type="float" office:value="5445" calcext:value-type="float">
            <text:p><text:s/>5 445 </text:p>
          </table:table-cell>
          <table:table-cell table:style-name="ce21" office:value-type="float" office:value="2880" calcext:value-type="float">
            <text:p><text:s/>2 880 </text:p>
          </table:table-cell>
          <table:table-cell table:style-name="ce21" office:value-type="float" office:value="4730" calcext:value-type="float">
            <text:p><text:s/>4 730 </text:p>
          </table:table-cell>
          <table:table-cell table:style-name="ce21" office:value-type="float" office:value="4095" calcext:value-type="float">
            <text:p><text:s/>4 095 </text:p>
          </table:table-cell>
          <table:table-cell table:style-name="ce21" office:value-type="float" office:value="2740" calcext:value-type="float">
            <text:p><text:s/>2 740 </text:p>
          </table:table-cell>
          <table:table-cell table:style-name="ce21" office:value-type="float" office:value="5940" calcext:value-type="float">
            <text:p><text:s/>5 940 </text:p>
          </table:table-cell>
          <table:table-cell table:style-name="ce21" office:value-type="float" office:value="4890" calcext:value-type="float">
            <text:p><text:s/>4 890 </text:p>
          </table:table-cell>
          <table:table-cell table:style-name="ce21" office:value-type="float" office:value="4570" calcext:value-type="float">
            <text:p><text:s/>4 570 </text:p>
          </table:table-cell>
          <table:table-cell table:style-name="ce21" office:value-type="float" office:value="6285" calcext:value-type="float">
            <text:p><text:s/>6 285 </text:p>
          </table:table-cell>
          <table:table-cell table:style-name="ce21" office:value-type="float" office:value="4395" calcext:value-type="float">
            <text:p><text:s/>4 395 </text:p>
          </table:table-cell>
          <table:table-cell table:style-name="ce21" office:value-type="float" office:value="4355" calcext:value-type="float">
            <text:p><text:s/>4 355 </text:p>
          </table:table-cell>
          <table:table-cell table:style-name="ce21" office:value-type="float" office:value="4110" calcext:value-type="float">
            <text:p><text:s/>4 110 </text:p>
          </table:table-cell>
          <table:table-cell table:style-name="ce21" office:value-type="float" office:value="6900" calcext:value-type="float">
            <text:p><text:s/>6 900 </text:p>
          </table:table-cell>
          <table:table-cell table:style-name="ce21" office:value-type="float" office:value="2835" calcext:value-type="float">
            <text:p><text:s/>2 835 </text:p>
          </table:table-cell>
          <table:table-cell table:style-name="ce21" office:value-type="float" office:value="3745" calcext:value-type="float">
            <text:p><text:s/>3 745 </text:p>
          </table:table-cell>
          <table:table-cell table:style-name="ce21" office:value-type="float" office:value="6540" calcext:value-type="float">
            <text:p><text:s/>6 540 </text:p>
          </table:table-cell>
          <table:table-cell table:style-name="ce21" office:value-type="float" office:value="3980" calcext:value-type="float">
            <text:p><text:s/>3 980 </text:p>
          </table:table-cell>
          <table:table-cell table:style-name="ce21" office:value-type="float" office:value="3950" calcext:value-type="float">
            <text:p><text:s/>3 950 </text:p>
          </table:table-cell>
          <table:table-cell table:style-name="ce21" office:value-type="float" office:value="4975" calcext:value-type="float">
            <text:p><text:s/>4 975 </text:p>
          </table:table-cell>
          <table:table-cell table:style-name="ce21" office:value-type="float" office:value="3020" calcext:value-type="float">
            <text:p><text:s/>3 020 </text:p>
          </table:table-cell>
          <table:table-cell table:style-name="ce21" office:value-type="float" office:value="860" calcext:value-type="float">
            <text:p><text:s/>860 </text:p>
          </table:table-cell>
          <table:table-cell table:style-name="ce21" office:value-type="float" office:value="3620" calcext:value-type="float">
            <text:p><text:s/>3 620 </text:p>
          </table:table-cell>
          <table:table-cell table:style-name="ce21" office:value-type="float" office:value="3105" calcext:value-type="float">
            <text:p><text:s/>3 105 </text:p>
          </table:table-cell>
          <table:table-cell table:style-name="ce21" office:value-type="float" office:value="5435" calcext:value-type="float">
            <text:p><text:s/>5 435 </text:p>
          </table:table-cell>
          <table:table-cell table:style-name="ce21" office:value-type="float" office:value="4675" calcext:value-type="float">
            <text:p><text:s/>4 675 </text:p>
          </table:table-cell>
          <table:table-cell table:style-name="ce21" office:value-type="float" office:value="5450" calcext:value-type="float">
            <text:p><text:s/>5 450 </text:p>
          </table:table-cell>
          <table:table-cell table:style-name="ce21" office:value-type="float" office:value="3385" calcext:value-type="float">
            <text:p><text:s/>3 385 </text:p>
          </table:table-cell>
          <table:table-cell table:style-name="ce21" office:value-type="float" office:value="3630" calcext:value-type="float">
            <text:p><text:s/>3 630 </text:p>
          </table:table-cell>
          <table:table-cell table:style-name="ce21" office:value-type="float" office:value="8915" calcext:value-type="float">
            <text:p><text:s/>8 91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population_active_industrie_sans_objet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810" calcext:value-type="float">
            <text:p><text:s/>810 </text:p>
          </table:table-cell>
          <table:table-cell table:style-name="ce25" office:value-type="float" office:value="730" calcext:value-type="float">
            <text:p><text:s/>730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970" calcext:value-type="float">
            <text:p><text:s/>970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815" calcext:value-type="float">
            <text:p><text:s/>81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1310" calcext:value-type="float">
            <text:p><text:s/>1 310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1620" calcext:value-type="float">
            <text:p><text:s/>1 620 </text:p>
          </table:table-cell>
          <table:table-cell table:style-name="ce25" office:value-type="float" office:value="580" calcext:value-type="float">
            <text:p><text:s/>58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905" calcext:value-type="float">
            <text:p><text:s/>905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1090" calcext:value-type="float">
            <text:p><text:s/>1 090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1345" calcext:value-type="float">
            <text:p><text:s/>1 345 </text:p>
          </table:table-cell>
          <table:table-cell table:style-name="ce25" office:value-type="float" office:value="1015" calcext:value-type="float">
            <text:p><text:s/>1 015 </text:p>
          </table:table-cell>
          <table:table-cell table:style-name="ce25" office:value-type="float" office:value="880" calcext:value-type="float">
            <text:p><text:s/>88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915" calcext:value-type="float">
            <text:p><text:s/>915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1010" calcext:value-type="float">
            <text:p><text:s/>1 01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790" calcext:value-type="float">
            <text:p><text:s/>790 </text:p>
          </table:table-cell>
          <table:table-cell table:style-name="ce25" office:value-type="float" office:value="640" calcext:value-type="float">
            <text:p><text:s/>640 </text:p>
          </table:table-cell>
          <table:table-cell table:style-name="ce25" office:value-type="float" office:value="880" calcext:value-type="float">
            <text:p><text:s/>88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775" calcext:value-type="float">
            <text:p><text:s/>775 </text:p>
          </table:table-cell>
          <table:table-cell table:style-name="ce25" office:value-type="float" office:value="1605" calcext:value-type="float">
            <text:p><text:s/>1 60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900" calcext:value-type="float">
            <text:p><text:s/>900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895" calcext:value-type="float">
            <text:p><text:s/>895 </text:p>
          </table:table-cell>
          <table:table-cell table:number-columns-repeated="2" table:style-name="ce25" office:value-type="float" office:value="665" calcext:value-type="float">
            <text:p><text:s/>665 </text:p>
          </table:table-cell>
          <table:table-cell table:style-name="ce25" office:value-type="float" office:value="940" calcext:value-type="float">
            <text:p><text:s/>940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715" calcext:value-type="float">
            <text:p><text:s/>715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2145" calcext:value-type="float">
            <text:p><text:s/>2 145 </text:p>
          </table:table-cell>
          <table:table-cell table:number-columns-repeated="128"/>
          <table:table-cell table:style-name="ce57" table:number-columns-repeated="16127"/>
        </table:table-row>
        <table:table-row table:style-name="ro1">
          <table:table-cell office:value-type="string" calcext:value-type="string">
            <text:p>population_active_industrie_11_agriculture_foresterie_pêche_chasse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2120" calcext:value-type="float">
            <text:p><text:s/>2 120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1650" calcext:value-type="float">
            <text:p><text:s/>1 65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2030" calcext:value-type="float">
            <text:p><text:s/>2 030 </text:p>
          </table:table-cell>
          <table:table-cell table:style-name="ce25" office:value-type="float" office:value="1700" calcext:value-type="float">
            <text:p><text:s/>1 700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050" calcext:value-type="float">
            <text:p><text:s/>2 05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2245" calcext:value-type="float">
            <text:p><text:s/>2 24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455" calcext:value-type="float">
            <text:p><text:s/>1 455 </text:p>
          </table:table-cell>
          <table:table-cell table:style-name="ce25" office:value-type="float" office:value="845" calcext:value-type="float">
            <text:p><text:s/>84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1105" calcext:value-type="float">
            <text:p><text:s/>1 105 </text:p>
          </table:table-cell>
          <table:table-cell table:style-name="ce25" office:value-type="float" office:value="850" calcext:value-type="float">
            <text:p><text:s/>85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2860" calcext:value-type="float">
            <text:p><text:s/>2 860 </text:p>
          </table:table-cell>
          <table:table-cell table:style-name="ce25" office:value-type="float" office:value="2005" calcext:value-type="float">
            <text:p><text:s/>2 005 </text:p>
          </table:table-cell>
          <table:table-cell table:style-name="ce25" office:value-type="float" office:value="910" calcext:value-type="float">
            <text:p><text:s/>91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2515" calcext:value-type="float">
            <text:p><text:s/>2 51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760" calcext:value-type="float">
            <text:p><text:s/>76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2265" calcext:value-type="float">
            <text:p><text:s/>2 26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935" calcext:value-type="float">
            <text:p><text:s/>93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375" calcext:value-type="float">
            <text:p><text:s/>2 37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760" calcext:value-type="float">
            <text:p><text:s/>76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875" calcext:value-type="float">
            <text:p><text:s/>875 </text:p>
          </table:table-cell>
          <table:table-cell table:style-name="ce25" office:value-type="float" office:value="2310" calcext:value-type="float">
            <text:p><text:s/>2 31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535" calcext:value-type="float">
            <text:p><text:s/>2 53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035" calcext:value-type="float">
            <text:p><text:s/>1 035 </text:p>
          </table:table-cell>
          <table:table-cell table:style-name="ce25" office:value-type="float" office:value="820" calcext:value-type="float">
            <text:p><text:s/>820 </text:p>
          </table:table-cell>
          <table:table-cell table:number-columns-repeated="2" table:style-name="ce25" office:value-type="float" office:value="135" calcext:value-type="float">
            <text:p><text:s/>135 </text:p>
          </table:table-cell>
          <table:table-cell table:style-name="ce25" office:value-type="float" office:value="1485" calcext:value-type="float">
            <text:p><text:s/>1 48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900" calcext:value-type="float">
            <text:p><text:s/>1 90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960" calcext:value-type="float">
            <text:p><text:s/>96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85" calcext:value-type="float">
            <text:p><text:s/>8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21_mines_extraction</text:p>
          </table:table-cell>
          <table:table-cell table:style-name="ce25" office:value-type="float" office:value="3525" calcext:value-type="float">
            <text:p><text:s/>3 525 </text:p>
          </table:table-cell>
          <table:table-cell table:style-name="ce25" office:value-type="float" office:value="2420" calcext:value-type="float">
            <text:p><text:s/>2 42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2290" calcext:value-type="float">
            <text:p><text:s/>2 29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30" calcext:value-type="float">
            <text:p><text:s/>130 </text:p>
          </table:table-cell>
          <table:table-cell table:number-columns-repeated="2" table:style-name="ce25" office:value-type="float" office:value="45" calcext:value-type="float">
            <text:p><text:s/>4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155" calcext:value-type="float">
            <text:p><text:s/>15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650" calcext:value-type="float">
            <text:p><text:s/>2 65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90" calcext:value-type="float">
            <text:p><text:s/>9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970" calcext:value-type="float">
            <text:p><text:s/>970 </text:p>
          </table:table-cell>
          <table:table-cell table:number-columns-repeated="2" table:style-name="ce25" office:value-type="float" office:value="60" calcext:value-type="float">
            <text:p><text:s/>6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130" calcext:value-type="float">
            <text:p><text:s/>13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22_services_publics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925" calcext:value-type="float">
            <text:p><text:s/>92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165" calcext:value-type="float">
            <text:p><text:s/>165 </text:p>
          </table:table-cell>
          <table:table-cell table:number-columns-repeated="2" table:style-name="ce25" office:value-type="float" office:value="155" calcext:value-type="float">
            <text:p><text:s/>15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90" calcext:value-type="float">
            <text:p><text:s/>19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23_construction</text:p>
          </table:table-cell>
          <table:table-cell table:style-name="ce25" office:value-type="float" office:value="1090" calcext:value-type="float">
            <text:p><text:s/>1 090 </text:p>
          </table:table-cell>
          <table:table-cell table:style-name="ce25" office:value-type="float" office:value="1475" calcext:value-type="float">
            <text:p><text:s/>1 475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1325" calcext:value-type="float">
            <text:p><text:s/>1 325 </text:p>
          </table:table-cell>
          <table:table-cell table:style-name="ce25" office:value-type="float" office:value="3665" calcext:value-type="float">
            <text:p><text:s/>3 665 </text:p>
          </table:table-cell>
          <table:table-cell table:style-name="ce25" office:value-type="float" office:value="2830" calcext:value-type="float">
            <text:p><text:s/>2 830 </text:p>
          </table:table-cell>
          <table:table-cell table:style-name="ce25" office:value-type="float" office:value="3215" calcext:value-type="float">
            <text:p><text:s/>3 215 </text:p>
          </table:table-cell>
          <table:table-cell table:style-name="ce25" office:value-type="float" office:value="3255" calcext:value-type="float">
            <text:p><text:s/>3 255 </text:p>
          </table:table-cell>
          <table:table-cell table:style-name="ce25" office:value-type="float" office:value="2830" calcext:value-type="float">
            <text:p><text:s/>2 830 </text:p>
          </table:table-cell>
          <table:table-cell table:style-name="ce25" office:value-type="float" office:value="2720" calcext:value-type="float">
            <text:p><text:s/>2 720 </text:p>
          </table:table-cell>
          <table:table-cell table:style-name="ce25" office:value-type="float" office:value="4195" calcext:value-type="float">
            <text:p><text:s/>4 195 </text:p>
          </table:table-cell>
          <table:table-cell table:style-name="ce25" office:value-type="float" office:value="3310" calcext:value-type="float">
            <text:p><text:s/>3 310 </text:p>
          </table:table-cell>
          <table:table-cell table:style-name="ce25" office:value-type="float" office:value="3715" calcext:value-type="float">
            <text:p><text:s/>3 715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3895" calcext:value-type="float">
            <text:p><text:s/>3 895 </text:p>
          </table:table-cell>
          <table:table-cell table:style-name="ce25" office:value-type="float" office:value="1960" calcext:value-type="float">
            <text:p><text:s/>1 960 </text:p>
          </table:table-cell>
          <table:table-cell table:style-name="ce25" office:value-type="float" office:value="3030" calcext:value-type="float">
            <text:p><text:s/>3 030 </text:p>
          </table:table-cell>
          <table:table-cell table:style-name="ce25" office:value-type="float" office:value="1645" calcext:value-type="float">
            <text:p><text:s/>1 645 </text:p>
          </table:table-cell>
          <table:table-cell table:style-name="ce25" office:value-type="float" office:value="3280" calcext:value-type="float">
            <text:p><text:s/>3 280 </text:p>
          </table:table-cell>
          <table:table-cell table:style-name="ce25" office:value-type="float" office:value="2710" calcext:value-type="float">
            <text:p><text:s/>2 710 </text:p>
          </table:table-cell>
          <table:table-cell table:style-name="ce25" office:value-type="float" office:value="3050" calcext:value-type="float">
            <text:p><text:s/>3 050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3060" calcext:value-type="float">
            <text:p><text:s/>3 060 </text:p>
          </table:table-cell>
          <table:table-cell table:style-name="ce25" office:value-type="float" office:value="2900" calcext:value-type="float">
            <text:p><text:s/>2 900 </text:p>
          </table:table-cell>
          <table:table-cell table:style-name="ce25" office:value-type="float" office:value="3440" calcext:value-type="float">
            <text:p><text:s/>3 440 </text:p>
          </table:table-cell>
          <table:table-cell table:style-name="ce25" office:value-type="float" office:value="1735" calcext:value-type="float">
            <text:p><text:s/>1 735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3235" calcext:value-type="float">
            <text:p><text:s/>3 235 </text:p>
          </table:table-cell>
          <table:table-cell table:style-name="ce25" office:value-type="float" office:value="1855" calcext:value-type="float">
            <text:p><text:s/>1 855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2885" calcext:value-type="float">
            <text:p><text:s/>2 885 </text:p>
          </table:table-cell>
          <table:table-cell table:style-name="ce25" office:value-type="float" office:value="2765" calcext:value-type="float">
            <text:p><text:s/>2 765 </text:p>
          </table:table-cell>
          <table:table-cell table:style-name="ce25" office:value-type="float" office:value="2550" calcext:value-type="float">
            <text:p><text:s/>2 550 </text:p>
          </table:table-cell>
          <table:table-cell table:style-name="ce25" office:value-type="float" office:value="1545" calcext:value-type="float">
            <text:p><text:s/>1 545 </text:p>
          </table:table-cell>
          <table:table-cell table:style-name="ce25" office:value-type="float" office:value="2410" calcext:value-type="float">
            <text:p><text:s/>2 410 </text:p>
          </table:table-cell>
          <table:table-cell table:style-name="ce25" office:value-type="float" office:value="870" calcext:value-type="float">
            <text:p><text:s/>870 </text:p>
          </table:table-cell>
          <table:table-cell table:style-name="ce25" office:value-type="float" office:value="4680" calcext:value-type="float">
            <text:p><text:s/>4 680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2225" calcext:value-type="float">
            <text:p><text:s/>2 225 </text:p>
          </table:table-cell>
          <table:table-cell table:style-name="ce25" office:value-type="float" office:value="3165" calcext:value-type="float">
            <text:p><text:s/>3 165 </text:p>
          </table:table-cell>
          <table:table-cell table:style-name="ce25" office:value-type="float" office:value="1390" calcext:value-type="float">
            <text:p><text:s/>1 390 </text:p>
          </table:table-cell>
          <table:table-cell table:style-name="ce25" office:value-type="float" office:value="2435" calcext:value-type="float">
            <text:p><text:s/>2 435 </text:p>
          </table:table-cell>
          <table:table-cell table:style-name="ce25" office:value-type="float" office:value="3065" calcext:value-type="float">
            <text:p><text:s/>3 065 </text:p>
          </table:table-cell>
          <table:table-cell table:style-name="ce25" office:value-type="float" office:value="3630" calcext:value-type="float">
            <text:p><text:s/>3 63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1715" calcext:value-type="float">
            <text:p><text:s/>1 715 </text:p>
          </table:table-cell>
          <table:table-cell table:style-name="ce25" office:value-type="float" office:value="970" calcext:value-type="float">
            <text:p><text:s/>970 </text:p>
          </table:table-cell>
          <table:table-cell table:style-name="ce25" office:value-type="float" office:value="3395" calcext:value-type="float">
            <text:p><text:s/>3 395 </text:p>
          </table:table-cell>
          <table:table-cell table:style-name="ce25" office:value-type="float" office:value="2920" calcext:value-type="float">
            <text:p><text:s/>2 920 </text:p>
          </table:table-cell>
          <table:table-cell table:style-name="ce25" office:value-type="float" office:value="2035" calcext:value-type="float">
            <text:p><text:s/>2 035 </text:p>
          </table:table-cell>
          <table:table-cell table:style-name="ce25" office:value-type="float" office:value="3015" calcext:value-type="float">
            <text:p><text:s/>3 015 </text:p>
          </table:table-cell>
          <table:table-cell table:style-name="ce25" office:value-type="float" office:value="1455" calcext:value-type="float">
            <text:p><text:s/>1 455 </text:p>
          </table:table-cell>
          <table:table-cell table:style-name="ce25" office:value-type="float" office:value="2355" calcext:value-type="float">
            <text:p><text:s/>2 355 </text:p>
          </table:table-cell>
          <table:table-cell table:style-name="ce25" office:value-type="float" office:value="2750" calcext:value-type="float">
            <text:p><text:s/>2 750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1890" calcext:value-type="float">
            <text:p><text:s/>1 890 </text:p>
          </table:table-cell>
          <table:table-cell table:style-name="ce25" office:value-type="float" office:value="1965" calcext:value-type="float">
            <text:p><text:s/>1 965 </text:p>
          </table:table-cell>
          <table:table-cell table:style-name="ce25" office:value-type="float" office:value="3735" calcext:value-type="float">
            <text:p><text:s/>3 735 </text:p>
          </table:table-cell>
          <table:table-cell table:style-name="ce25" office:value-type="float" office:value="1255" calcext:value-type="float">
            <text:p><text:s/>1 255 </text:p>
          </table:table-cell>
          <table:table-cell table:style-name="ce25" office:value-type="float" office:value="2285" calcext:value-type="float">
            <text:p><text:s/>2 285 </text:p>
          </table:table-cell>
          <table:table-cell table:style-name="ce25" office:value-type="float" office:value="2145" calcext:value-type="float">
            <text:p><text:s/>2 145 </text:p>
          </table:table-cell>
          <table:table-cell table:style-name="ce25" office:value-type="float" office:value="4085" calcext:value-type="float">
            <text:p><text:s/>4 085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3595" calcext:value-type="float">
            <text:p><text:s/>3 595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1880" calcext:value-type="float">
            <text:p><text:s/>1 880 </text:p>
          </table:table-cell>
          <table:table-cell table:style-name="ce25" office:value-type="float" office:value="1995" calcext:value-type="float">
            <text:p><text:s/>1 995 </text:p>
          </table:table-cell>
          <table:table-cell table:style-name="ce25" office:value-type="float" office:value="1505" calcext:value-type="float">
            <text:p><text:s/>1 505 </text:p>
          </table:table-cell>
          <table:table-cell table:style-name="ce25" office:value-type="float" office:value="2420" calcext:value-type="float">
            <text:p><text:s/>2 420 </text:p>
          </table:table-cell>
          <table:table-cell table:style-name="ce25" office:value-type="float" office:value="3900" calcext:value-type="float">
            <text:p><text:s/>3 900 </text:p>
          </table:table-cell>
          <table:table-cell table:style-name="ce25" office:value-type="float" office:value="1725" calcext:value-type="float">
            <text:p><text:s/>1 725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2195" calcext:value-type="float">
            <text:p><text:s/>2 195 </text:p>
          </table:table-cell>
          <table:table-cell table:style-name="ce25" office:value-type="float" office:value="1000" calcext:value-type="float">
            <text:p><text:s/>1 000 </text:p>
          </table:table-cell>
          <table:table-cell table:style-name="ce25" office:value-type="float" office:value="2335" calcext:value-type="float">
            <text:p><text:s/>2 335 </text:p>
          </table:table-cell>
          <table:table-cell table:style-name="ce25" office:value-type="float" office:value="5630" calcext:value-type="float">
            <text:p><text:s/>5 630 </text:p>
          </table:table-cell>
          <table:table-cell table:style-name="ce25" office:value-type="float" office:value="1785" calcext:value-type="float">
            <text:p><text:s/>1 785 </text:p>
          </table:table-cell>
          <table:table-cell table:style-name="ce25" office:value-type="float" office:value="3250" calcext:value-type="float">
            <text:p><text:s/>3 250 </text:p>
          </table:table-cell>
          <table:table-cell table:style-name="ce25" office:value-type="float" office:value="1070" calcext:value-type="float">
            <text:p><text:s/>1 070 </text:p>
          </table:table-cell>
          <table:table-cell table:style-name="ce25" office:value-type="float" office:value="1755" calcext:value-type="float">
            <text:p><text:s/>1 755 </text:p>
          </table:table-cell>
          <table:table-cell table:style-name="ce25" office:value-type="float" office:value="1960" calcext:value-type="float">
            <text:p><text:s/>1 960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2285" calcext:value-type="float">
            <text:p><text:s/>2 285 </text:p>
          </table:table-cell>
          <table:table-cell table:style-name="ce25" office:value-type="float" office:value="5005" calcext:value-type="float">
            <text:p><text:s/>5 005 </text:p>
          </table:table-cell>
          <table:table-cell table:style-name="ce25" office:value-type="float" office:value="1860" calcext:value-type="float">
            <text:p><text:s/>1 860 </text:p>
          </table:table-cell>
          <table:table-cell table:style-name="ce25" office:value-type="float" office:value="3425" calcext:value-type="float">
            <text:p><text:s/>3 425 </text:p>
          </table:table-cell>
          <table:table-cell table:style-name="ce25" office:value-type="float" office:value="2265" calcext:value-type="float">
            <text:p><text:s/>2 265 </text:p>
          </table:table-cell>
          <table:table-cell table:style-name="ce25" office:value-type="float" office:value="4000" calcext:value-type="float">
            <text:p><text:s/>4 000 </text:p>
          </table:table-cell>
          <table:table-cell table:style-name="ce25" office:value-type="float" office:value="1385" calcext:value-type="float">
            <text:p><text:s/>1 385 </text:p>
          </table:table-cell>
          <table:table-cell table:style-name="ce25" office:value-type="float" office:value="2995" calcext:value-type="float">
            <text:p><text:s/>2 995 </text:p>
          </table:table-cell>
          <table:table-cell table:style-name="ce25" office:value-type="float" office:value="2095" calcext:value-type="float">
            <text:p><text:s/>2 095 </text:p>
          </table:table-cell>
          <table:table-cell table:style-name="ce25" office:value-type="float" office:value="3265" calcext:value-type="float">
            <text:p><text:s/>3 265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2025" calcext:value-type="float">
            <text:p><text:s/>2 025 </text:p>
          </table:table-cell>
          <table:table-cell table:style-name="ce25" office:value-type="float" office:value="1295" calcext:value-type="float">
            <text:p><text:s/>1 295 </text:p>
          </table:table-cell>
          <table:table-cell table:style-name="ce25" office:value-type="float" office:value="1810" calcext:value-type="float">
            <text:p><text:s/>1 810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4815" calcext:value-type="float">
            <text:p><text:s/>4 815 </text:p>
          </table:table-cell>
          <table:table-cell table:style-name="ce25" office:value-type="float" office:value="2460" calcext:value-type="float">
            <text:p><text:s/>2 460 </text:p>
          </table:table-cell>
          <table:table-cell table:style-name="ce25" office:value-type="float" office:value="850" calcext:value-type="float">
            <text:p><text:s/>850 </text:p>
          </table:table-cell>
          <table:table-cell table:style-name="ce25" office:value-type="float" office:value="2570" calcext:value-type="float">
            <text:p><text:s/>2 570 </text:p>
          </table:table-cell>
          <table:table-cell table:style-name="ce25" office:value-type="float" office:value="2655" calcext:value-type="float">
            <text:p><text:s/>2 655 </text:p>
          </table:table-cell>
          <table:table-cell table:style-name="ce25" office:value-type="float" office:value="1755" calcext:value-type="float">
            <text:p><text:s/>1 755 </text:p>
          </table:table-cell>
          <table:table-cell table:style-name="ce25" office:value-type="float" office:value="3180" calcext:value-type="float">
            <text:p><text:s/>3 180 </text:p>
          </table:table-cell>
          <table:table-cell table:style-name="ce25" office:value-type="float" office:value="3600" calcext:value-type="float">
            <text:p><text:s/>3 600 </text:p>
          </table:table-cell>
          <table:table-cell table:style-name="ce25" office:value-type="float" office:value="3575" calcext:value-type="float">
            <text:p><text:s/>3 575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2700" calcext:value-type="float">
            <text:p><text:s/>2 700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3830" calcext:value-type="float">
            <text:p><text:s/>3 830 </text:p>
          </table:table-cell>
          <table:table-cell table:style-name="ce25" office:value-type="float" office:value="1930" calcext:value-type="float">
            <text:p><text:s/>1 930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4225" calcext:value-type="float">
            <text:p><text:s/>4 225 </text:p>
          </table:table-cell>
          <table:table-cell table:style-name="ce25" office:value-type="float" office:value="1625" calcext:value-type="float">
            <text:p><text:s/>1 625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2405" calcext:value-type="float">
            <text:p><text:s/>2 405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2450" calcext:value-type="float">
            <text:p><text:s/>2 450 </text:p>
          </table:table-cell>
          <table:table-cell table:style-name="ce25" office:value-type="float" office:value="3835" calcext:value-type="float">
            <text:p><text:s/>3 835 </text:p>
          </table:table-cell>
          <table:table-cell table:style-name="ce25" office:value-type="float" office:value="1230" calcext:value-type="float">
            <text:p><text:s/>1 230 </text:p>
          </table:table-cell>
          <table:table-cell table:style-name="ce25" office:value-type="float" office:value="1255" calcext:value-type="float">
            <text:p><text:s/>1 255 </text:p>
          </table:table-cell>
          <table:table-cell table:style-name="ce25" office:value-type="float" office:value="2180" calcext:value-type="float">
            <text:p><text:s/>2 180 </text:p>
          </table:table-cell>
          <table:table-cell table:style-name="ce25" office:value-type="float" office:value="905" calcext:value-type="float">
            <text:p><text:s/>90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31-33_fabrication</text:p>
          </table:table-cell>
          <table:table-cell table:style-name="ce25" office:value-type="float" office:value="1555" calcext:value-type="float">
            <text:p><text:s/>1 555 </text:p>
          </table:table-cell>
          <table:table-cell table:style-name="ce25" office:value-type="float" office:value="1965" calcext:value-type="float">
            <text:p><text:s/>1 965 </text:p>
          </table:table-cell>
          <table:table-cell table:style-name="ce25" office:value-type="float" office:value="4105" calcext:value-type="float">
            <text:p><text:s/>4 105 </text:p>
          </table:table-cell>
          <table:table-cell table:style-name="ce25" office:value-type="float" office:value="2530" calcext:value-type="float">
            <text:p><text:s/>2 530 </text:p>
          </table:table-cell>
          <table:table-cell table:style-name="ce25" office:value-type="float" office:value="4020" calcext:value-type="float">
            <text:p><text:s/>4 020 </text:p>
          </table:table-cell>
          <table:table-cell table:style-name="ce25" office:value-type="float" office:value="7870" calcext:value-type="float">
            <text:p><text:s/>7 870 </text:p>
          </table:table-cell>
          <table:table-cell table:style-name="ce25" office:value-type="float" office:value="6610" calcext:value-type="float">
            <text:p><text:s/>6 610 </text:p>
          </table:table-cell>
          <table:table-cell table:style-name="ce25" office:value-type="float" office:value="7950" calcext:value-type="float">
            <text:p><text:s/>7 950 </text:p>
          </table:table-cell>
          <table:table-cell table:style-name="ce25" office:value-type="float" office:value="3805" calcext:value-type="float">
            <text:p><text:s/>3 805 </text:p>
          </table:table-cell>
          <table:table-cell table:style-name="ce25" office:value-type="float" office:value="5745" calcext:value-type="float">
            <text:p><text:s/>5 745 </text:p>
          </table:table-cell>
          <table:table-cell table:style-name="ce25" office:value-type="float" office:value="4515" calcext:value-type="float">
            <text:p><text:s/>4 515 </text:p>
          </table:table-cell>
          <table:table-cell table:style-name="ce25" office:value-type="float" office:value="2055" calcext:value-type="float">
            <text:p><text:s/>2 055 </text:p>
          </table:table-cell>
          <table:table-cell table:style-name="ce25" office:value-type="float" office:value="4975" calcext:value-type="float">
            <text:p><text:s/>4 975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4365" calcext:value-type="float">
            <text:p><text:s/>4 365 </text:p>
          </table:table-cell>
          <table:table-cell table:style-name="ce25" office:value-type="float" office:value="4890" calcext:value-type="float">
            <text:p><text:s/>4 890 </text:p>
          </table:table-cell>
          <table:table-cell table:style-name="ce25" office:value-type="float" office:value="6795" calcext:value-type="float">
            <text:p><text:s/>6 795 </text:p>
          </table:table-cell>
          <table:table-cell table:style-name="ce25" office:value-type="float" office:value="2865" calcext:value-type="float">
            <text:p><text:s/>2 865 </text:p>
          </table:table-cell>
          <table:table-cell table:style-name="ce25" office:value-type="float" office:value="4060" calcext:value-type="float">
            <text:p><text:s/>4 060 </text:p>
          </table:table-cell>
          <table:table-cell table:style-name="ce25" office:value-type="float" office:value="4155" calcext:value-type="float">
            <text:p><text:s/>4 155 </text:p>
          </table:table-cell>
          <table:table-cell table:style-name="ce25" office:value-type="float" office:value="940" calcext:value-type="float">
            <text:p><text:s/>940 </text:p>
          </table:table-cell>
          <table:table-cell table:style-name="ce25" office:value-type="float" office:value="2250" calcext:value-type="float">
            <text:p><text:s/>2 250 </text:p>
          </table:table-cell>
          <table:table-cell table:style-name="ce25" office:value-type="float" office:value="2320" calcext:value-type="float">
            <text:p><text:s/>2 320 </text:p>
          </table:table-cell>
          <table:table-cell table:style-name="ce25" office:value-type="float" office:value="3715" calcext:value-type="float">
            <text:p><text:s/>3 715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2275" calcext:value-type="float">
            <text:p><text:s/>2 275 </text:p>
          </table:table-cell>
          <table:table-cell table:style-name="ce25" office:value-type="float" office:value="3855" calcext:value-type="float">
            <text:p><text:s/>3 855 </text:p>
          </table:table-cell>
          <table:table-cell table:style-name="ce25" office:value-type="float" office:value="4025" calcext:value-type="float">
            <text:p><text:s/>4 025 </text:p>
          </table:table-cell>
          <table:table-cell table:style-name="ce25" office:value-type="float" office:value="6580" calcext:value-type="float">
            <text:p><text:s/>6 580 </text:p>
          </table:table-cell>
          <table:table-cell table:style-name="ce25" office:value-type="float" office:value="4305" calcext:value-type="float">
            <text:p><text:s/>4 305 </text:p>
          </table:table-cell>
          <table:table-cell table:style-name="ce25" office:value-type="float" office:value="3800" calcext:value-type="float">
            <text:p><text:s/>3 800 </text:p>
          </table:table-cell>
          <table:table-cell table:style-name="ce25" office:value-type="float" office:value="6695" calcext:value-type="float">
            <text:p><text:s/>6 695 </text:p>
          </table:table-cell>
          <table:table-cell table:style-name="ce25" office:value-type="float" office:value="3125" calcext:value-type="float">
            <text:p><text:s/>3 125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4380" calcext:value-type="float">
            <text:p><text:s/>4 380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1650" calcext:value-type="float">
            <text:p><text:s/>1 650 </text:p>
          </table:table-cell>
          <table:table-cell table:style-name="ce25" office:value-type="float" office:value="2030" calcext:value-type="float">
            <text:p><text:s/>2 030 </text:p>
          </table:table-cell>
          <table:table-cell table:style-name="ce25" office:value-type="float" office:value="7100" calcext:value-type="float">
            <text:p><text:s/>7 100 </text:p>
          </table:table-cell>
          <table:table-cell table:style-name="ce25" office:value-type="float" office:value="4075" calcext:value-type="float">
            <text:p><text:s/>4 075 </text:p>
          </table:table-cell>
          <table:table-cell table:style-name="ce25" office:value-type="float" office:value="1905" calcext:value-type="float">
            <text:p><text:s/>1 905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3145" calcext:value-type="float">
            <text:p><text:s/>3 145 </text:p>
          </table:table-cell>
          <table:table-cell table:style-name="ce25" office:value-type="float" office:value="5360" calcext:value-type="float">
            <text:p><text:s/>5 360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3020" calcext:value-type="float">
            <text:p><text:s/>3 020 </text:p>
          </table:table-cell>
          <table:table-cell table:style-name="ce25" office:value-type="float" office:value="1840" calcext:value-type="float">
            <text:p><text:s/>1 840 </text:p>
          </table:table-cell>
          <table:table-cell table:style-name="ce25" office:value-type="float" office:value="3585" calcext:value-type="float">
            <text:p><text:s/>3 585 </text:p>
          </table:table-cell>
          <table:table-cell table:style-name="ce25" office:value-type="float" office:value="1825" calcext:value-type="float">
            <text:p><text:s/>1 825 </text:p>
          </table:table-cell>
          <table:table-cell table:style-name="ce25" office:value-type="float" office:value="8885" calcext:value-type="float">
            <text:p><text:s/>8 885 </text:p>
          </table:table-cell>
          <table:table-cell table:style-name="ce25" office:value-type="float" office:value="3695" calcext:value-type="float">
            <text:p><text:s/>3 695 </text:p>
          </table:table-cell>
          <table:table-cell table:style-name="ce25" office:value-type="float" office:value="3195" calcext:value-type="float">
            <text:p><text:s/>3 195 </text:p>
          </table:table-cell>
          <table:table-cell table:style-name="ce25" office:value-type="float" office:value="2965" calcext:value-type="float">
            <text:p><text:s/>2 965 </text:p>
          </table:table-cell>
          <table:table-cell table:style-name="ce25" office:value-type="float" office:value="3170" calcext:value-type="float">
            <text:p><text:s/>3 170 </text:p>
          </table:table-cell>
          <table:table-cell table:style-name="ce25" office:value-type="float" office:value="3350" calcext:value-type="float">
            <text:p><text:s/>3 350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3465" calcext:value-type="float">
            <text:p><text:s/>3 465 </text:p>
          </table:table-cell>
          <table:table-cell table:style-name="ce25" office:value-type="float" office:value="3060" calcext:value-type="float">
            <text:p><text:s/>3 060 </text:p>
          </table:table-cell>
          <table:table-cell table:style-name="ce25" office:value-type="float" office:value="2850" calcext:value-type="float">
            <text:p><text:s/>2 850 </text:p>
          </table:table-cell>
          <table:table-cell table:style-name="ce25" office:value-type="float" office:value="3005" calcext:value-type="float">
            <text:p><text:s/>3 005 </text:p>
          </table:table-cell>
          <table:table-cell table:style-name="ce25" office:value-type="float" office:value="3605" calcext:value-type="float">
            <text:p><text:s/>3 605 </text:p>
          </table:table-cell>
          <table:table-cell table:style-name="ce25" office:value-type="float" office:value="3645" calcext:value-type="float">
            <text:p><text:s/>3 645 </text:p>
          </table:table-cell>
          <table:table-cell table:style-name="ce25" office:value-type="float" office:value="4225" calcext:value-type="float">
            <text:p><text:s/>4 225 </text:p>
          </table:table-cell>
          <table:table-cell table:style-name="ce25" office:value-type="float" office:value="3745" calcext:value-type="float">
            <text:p><text:s/>3 745 </text:p>
          </table:table-cell>
          <table:table-cell table:style-name="ce25" office:value-type="float" office:value="3435" calcext:value-type="float">
            <text:p><text:s/>3 435 </text:p>
          </table:table-cell>
          <table:table-cell table:style-name="ce25" office:value-type="float" office:value="7025" calcext:value-type="float">
            <text:p><text:s/>7 025 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3535" calcext:value-type="float">
            <text:p><text:s/>3 535 </text:p>
          </table:table-cell>
          <table:table-cell table:style-name="ce25" office:value-type="float" office:value="2875" calcext:value-type="float">
            <text:p><text:s/>2 875 </text:p>
          </table:table-cell>
          <table:table-cell table:style-name="ce25" office:value-type="float" office:value="3575" calcext:value-type="float">
            <text:p><text:s/>3 575 </text:p>
          </table:table-cell>
          <table:table-cell table:style-name="ce25" office:value-type="float" office:value="4305" calcext:value-type="float">
            <text:p><text:s/>4 305 </text:p>
          </table:table-cell>
          <table:table-cell table:style-name="ce25" office:value-type="float" office:value="3345" calcext:value-type="float">
            <text:p><text:s/>3 345 </text:p>
          </table:table-cell>
          <table:table-cell table:style-name="ce25" office:value-type="float" office:value="2940" calcext:value-type="float">
            <text:p><text:s/>2 940 </text:p>
          </table:table-cell>
          <table:table-cell table:style-name="ce25" office:value-type="float" office:value="2630" calcext:value-type="float">
            <text:p><text:s/>2 630 </text:p>
          </table:table-cell>
          <table:table-cell table:style-name="ce25" office:value-type="float" office:value="4895" calcext:value-type="float">
            <text:p><text:s/>4 895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3020" calcext:value-type="float">
            <text:p><text:s/>3 020 </text:p>
          </table:table-cell>
          <table:table-cell table:style-name="ce25" office:value-type="float" office:value="5360" calcext:value-type="float">
            <text:p><text:s/>5 360 </text:p>
          </table:table-cell>
          <table:table-cell table:style-name="ce25" office:value-type="float" office:value="3115" calcext:value-type="float">
            <text:p><text:s/>3 115 </text:p>
          </table:table-cell>
          <table:table-cell table:style-name="ce25" office:value-type="float" office:value="2420" calcext:value-type="float">
            <text:p><text:s/>2 420 </text:p>
          </table:table-cell>
          <table:table-cell table:style-name="ce25" office:value-type="float" office:value="3330" calcext:value-type="float">
            <text:p><text:s/>3 330 </text:p>
          </table:table-cell>
          <table:table-cell table:style-name="ce25" office:value-type="float" office:value="4490" calcext:value-type="float">
            <text:p><text:s/>4 490 </text:p>
          </table:table-cell>
          <table:table-cell table:style-name="ce25" office:value-type="float" office:value="4150" calcext:value-type="float">
            <text:p><text:s/>4 150 </text:p>
          </table:table-cell>
          <table:table-cell table:style-name="ce25" office:value-type="float" office:value="2505" calcext:value-type="float">
            <text:p><text:s/>2 505 </text:p>
          </table:table-cell>
          <table:table-cell table:style-name="ce25" office:value-type="float" office:value="3960" calcext:value-type="float">
            <text:p><text:s/>3 960 </text:p>
          </table:table-cell>
          <table:table-cell table:style-name="ce25" office:value-type="float" office:value="2275" calcext:value-type="float">
            <text:p><text:s/>2 275 </text:p>
          </table:table-cell>
          <table:table-cell table:style-name="ce25" office:value-type="float" office:value="2715" calcext:value-type="float">
            <text:p><text:s/>2 715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3955" calcext:value-type="float">
            <text:p><text:s/>3 955 </text:p>
          </table:table-cell>
          <table:table-cell table:style-name="ce25" office:value-type="float" office:value="3135" calcext:value-type="float">
            <text:p><text:s/>3 135 </text:p>
          </table:table-cell>
          <table:table-cell table:style-name="ce25" office:value-type="float" office:value="1905" calcext:value-type="float">
            <text:p><text:s/>1 905 </text:p>
          </table:table-cell>
          <table:table-cell table:style-name="ce25" office:value-type="float" office:value="2655" calcext:value-type="float">
            <text:p><text:s/>2 655 </text:p>
          </table:table-cell>
          <table:table-cell table:style-name="ce25" office:value-type="float" office:value="4490" calcext:value-type="float">
            <text:p><text:s/>4 490 </text:p>
          </table:table-cell>
          <table:table-cell table:style-name="ce25" office:value-type="float" office:value="7600" calcext:value-type="float">
            <text:p><text:s/>7 600 </text:p>
          </table:table-cell>
          <table:table-cell table:style-name="ce25" office:value-type="float" office:value="1265" calcext:value-type="float">
            <text:p><text:s/>1 265 </text:p>
          </table:table-cell>
          <table:table-cell table:style-name="ce25" office:value-type="float" office:value="4330" calcext:value-type="float">
            <text:p><text:s/>4 330 </text:p>
          </table:table-cell>
          <table:table-cell table:style-name="ce25" office:value-type="float" office:value="4505" calcext:value-type="float">
            <text:p><text:s/>4 505 </text:p>
          </table:table-cell>
          <table:table-cell table:style-name="ce25" office:value-type="float" office:value="2875" calcext:value-type="float">
            <text:p><text:s/>2 875 </text:p>
          </table:table-cell>
          <table:table-cell table:style-name="ce25" office:value-type="float" office:value="2545" calcext:value-type="float">
            <text:p><text:s/>2 545 </text:p>
          </table:table-cell>
          <table:table-cell table:style-name="ce25" office:value-type="float" office:value="3575" calcext:value-type="float">
            <text:p><text:s/>3 575 </text:p>
          </table:table-cell>
          <table:table-cell table:style-name="ce25" office:value-type="float" office:value="2315" calcext:value-type="float">
            <text:p><text:s/>2 315 </text:p>
          </table:table-cell>
          <table:table-cell table:style-name="ce25" office:value-type="float" office:value="1880" calcext:value-type="float">
            <text:p><text:s/>1 880 </text:p>
          </table:table-cell>
          <table:table-cell table:style-name="ce25" office:value-type="float" office:value="3995" calcext:value-type="float">
            <text:p><text:s/>3 995 </text:p>
          </table:table-cell>
          <table:table-cell table:style-name="ce25" office:value-type="float" office:value="5690" calcext:value-type="float">
            <text:p><text:s/>5 690 </text:p>
          </table:table-cell>
          <table:table-cell table:style-name="ce25" office:value-type="float" office:value="3045" calcext:value-type="float">
            <text:p><text:s/>3 045 </text:p>
          </table:table-cell>
          <table:table-cell table:style-name="ce25" office:value-type="float" office:value="6745" calcext:value-type="float">
            <text:p><text:s/>6 745 </text:p>
          </table:table-cell>
          <table:table-cell table:style-name="ce25" office:value-type="float" office:value="5065" calcext:value-type="float">
            <text:p><text:s/>5 065 </text:p>
          </table:table-cell>
          <table:table-cell table:style-name="ce25" office:value-type="float" office:value="4630" calcext:value-type="float">
            <text:p><text:s/>4 630 </text:p>
          </table:table-cell>
          <table:table-cell table:style-name="ce25" office:value-type="float" office:value="5515" calcext:value-type="float">
            <text:p><text:s/>5 515 </text:p>
          </table:table-cell>
          <table:table-cell table:style-name="ce25" office:value-type="float" office:value="3410" calcext:value-type="float">
            <text:p><text:s/>3 410 </text:p>
          </table:table-cell>
          <table:table-cell table:style-name="ce25" office:value-type="float" office:value="4310" calcext:value-type="float">
            <text:p><text:s/>4 310 </text:p>
          </table:table-cell>
          <table:table-cell table:style-name="ce25" office:value-type="float" office:value="4735" calcext:value-type="float">
            <text:p><text:s/>4 735 </text:p>
          </table:table-cell>
          <table:table-cell table:style-name="ce25" office:value-type="float" office:value="3490" calcext:value-type="float">
            <text:p><text:s/>3 490 </text:p>
          </table:table-cell>
          <table:table-cell table:style-name="ce25" office:value-type="float" office:value="1500" calcext:value-type="float">
            <text:p><text:s/>1 500 </text:p>
          </table:table-cell>
          <table:table-cell table:style-name="ce25" office:value-type="float" office:value="4165" calcext:value-type="float">
            <text:p><text:s/>4 165 </text:p>
          </table:table-cell>
          <table:table-cell table:style-name="ce25" office:value-type="float" office:value="3325" calcext:value-type="float">
            <text:p><text:s/>3 325 </text:p>
          </table:table-cell>
          <table:table-cell table:style-name="ce25" office:value-type="float" office:value="1105" calcext:value-type="float">
            <text:p><text:s/>1 105 </text:p>
          </table:table-cell>
          <table:table-cell table:style-name="ce25" office:value-type="float" office:value="3370" calcext:value-type="float">
            <text:p><text:s/>3 370 </text:p>
          </table:table-cell>
          <table:table-cell table:style-name="ce25" office:value-type="float" office:value="2690" calcext:value-type="float">
            <text:p><text:s/>2 690 </text:p>
          </table:table-cell>
          <table:table-cell table:style-name="ce25" office:value-type="float" office:value="5030" calcext:value-type="float">
            <text:p><text:s/>5 030 </text:p>
          </table:table-cell>
          <table:table-cell table:style-name="ce25" office:value-type="float" office:value="5270" calcext:value-type="float">
            <text:p><text:s/>5 270 </text:p>
          </table:table-cell>
          <table:table-cell table:style-name="ce25" office:value-type="float" office:value="2195" calcext:value-type="float">
            <text:p><text:s/>2 195 </text:p>
          </table:table-cell>
          <table:table-cell table:style-name="ce25" office:value-type="float" office:value="3915" calcext:value-type="float">
            <text:p><text:s/>3 915 </text:p>
          </table:table-cell>
          <table:table-cell table:style-name="ce25" office:value-type="float" office:value="3045" calcext:value-type="float">
            <text:p><text:s/>3 045 </text:p>
          </table:table-cell>
          <table:table-cell table:style-name="ce25" office:value-type="float" office:value="2110" calcext:value-type="float">
            <text:p><text:s/>2 11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41_commerce_de_gros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1730" calcext:value-type="float">
            <text:p><text:s/>1 730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1050" calcext:value-type="float">
            <text:p><text:s/>1 050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855" calcext:value-type="float">
            <text:p><text:s/>855 </text:p>
          </table:table-cell>
          <table:table-cell table:style-name="ce25" office:value-type="float" office:value="640" calcext:value-type="float">
            <text:p><text:s/>640 </text:p>
          </table:table-cell>
          <table:table-cell table:style-name="ce25" office:value-type="float" office:value="845" calcext:value-type="float">
            <text:p><text:s/>845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1110" calcext:value-type="float">
            <text:p><text:s/>1 110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1960" calcext:value-type="float">
            <text:p><text:s/>1 96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650" calcext:value-type="float">
            <text:p><text:s/>1 650 </text:p>
          </table:table-cell>
          <table:table-cell table:style-name="ce25" office:value-type="float" office:value="1535" calcext:value-type="float">
            <text:p><text:s/>1 535 </text:p>
          </table:table-cell>
          <table:table-cell table:style-name="ce25" office:value-type="float" office:value="1450" calcext:value-type="float">
            <text:p><text:s/>1 450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1065" calcext:value-type="float">
            <text:p><text:s/>1 065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1545" calcext:value-type="float">
            <text:p><text:s/>1 545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1510" calcext:value-type="float">
            <text:p><text:s/>1 510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2575" calcext:value-type="float">
            <text:p><text:s/>2 57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1240" calcext:value-type="float">
            <text:p><text:s/>1 240 </text:p>
          </table:table-cell>
          <table:table-cell table:style-name="ce25" office:value-type="float" office:value="1695" calcext:value-type="float">
            <text:p><text:s/>1 695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320" calcext:value-type="float">
            <text:p><text:s/>2 320 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1565" calcext:value-type="float">
            <text:p><text:s/>1 565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1775" calcext:value-type="float">
            <text:p><text:s/>1 775 </text:p>
          </table:table-cell>
          <table:table-cell table:style-name="ce25" office:value-type="float" office:value="960" calcext:value-type="float">
            <text:p><text:s/>960 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1450" calcext:value-type="float">
            <text:p><text:s/>1 450 </text:p>
          </table:table-cell>
          <table:table-cell table:style-name="ce25" office:value-type="float" office:value="1400" calcext:value-type="float">
            <text:p><text:s/>1 400 </text:p>
          </table:table-cell>
          <table:table-cell table:style-name="ce25" office:value-type="float" office:value="1395" calcext:value-type="float">
            <text:p><text:s/>1 39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1640" calcext:value-type="float">
            <text:p><text:s/>1 64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1130" calcext:value-type="float">
            <text:p><text:s/>1 130 </text:p>
          </table:table-cell>
          <table:table-cell table:style-name="ce25" office:value-type="float" office:value="1000" calcext:value-type="float">
            <text:p><text:s/>1 000 </text:p>
          </table:table-cell>
          <table:table-cell table:style-name="ce25" office:value-type="float" office:value="935" calcext:value-type="float">
            <text:p><text:s/>935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1515" calcext:value-type="float">
            <text:p><text:s/>1 515 </text:p>
          </table:table-cell>
          <table:table-cell table:style-name="ce25" office:value-type="float" office:value="1150" calcext:value-type="float">
            <text:p><text:s/>1 150 </text:p>
          </table:table-cell>
          <table:table-cell table:style-name="ce25" office:value-type="float" office:value="2035" calcext:value-type="float">
            <text:p><text:s/>2 035 </text:p>
          </table:table-cell>
          <table:table-cell table:style-name="ce25" office:value-type="float" office:value="745" calcext:value-type="float">
            <text:p><text:s/>745 </text:p>
          </table:table-cell>
          <table:table-cell table:style-name="ce25" office:value-type="float" office:value="1340" calcext:value-type="float">
            <text:p><text:s/>1 34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1830" calcext:value-type="float">
            <text:p><text:s/>1 830 </text:p>
          </table:table-cell>
          <table:table-cell table:style-name="ce25" office:value-type="float" office:value="1420" calcext:value-type="float">
            <text:p><text:s/>1 420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1870" calcext:value-type="float">
            <text:p><text:s/>1 870 </text:p>
          </table:table-cell>
          <table:table-cell table:style-name="ce25" office:value-type="float" office:value="3400" calcext:value-type="float">
            <text:p><text:s/>3 400 </text:p>
          </table:table-cell>
          <table:table-cell table:style-name="ce25" office:value-type="float" office:value="820" calcext:value-type="float">
            <text:p><text:s/>820 </text:p>
          </table:table-cell>
          <table:table-cell table:style-name="ce25" office:value-type="float" office:value="1305" calcext:value-type="float">
            <text:p><text:s/>1 305 </text:p>
          </table:table-cell>
          <table:table-cell table:style-name="ce25" office:value-type="float" office:value="745" calcext:value-type="float">
            <text:p><text:s/>745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1215" calcext:value-type="float">
            <text:p><text:s/>1 215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820" calcext:value-type="float">
            <text:p><text:s/>820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2930" calcext:value-type="float">
            <text:p><text:s/>2 93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1000" calcext:value-type="float">
            <text:p><text:s/>1 000 </text:p>
          </table:table-cell>
          <table:table-cell table:style-name="ce25" office:value-type="float" office:value="760" calcext:value-type="float">
            <text:p><text:s/>760 </text:p>
          </table:table-cell>
          <table:table-cell table:style-name="ce25" office:value-type="float" office:value="910" calcext:value-type="float">
            <text:p><text:s/>910 </text:p>
          </table:table-cell>
          <table:table-cell table:style-name="ce25" office:value-type="float" office:value="2030" calcext:value-type="float">
            <text:p><text:s/>2 030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1815" calcext:value-type="float">
            <text:p><text:s/>1 815 </text:p>
          </table:table-cell>
          <table:table-cell table:style-name="ce25" office:value-type="float" office:value="1230" calcext:value-type="float">
            <text:p><text:s/>1 230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2555" calcext:value-type="float">
            <text:p><text:s/>2 555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2820" calcext:value-type="float">
            <text:p><text:s/>2 820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1755" calcext:value-type="float">
            <text:p><text:s/>1 755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1345" calcext:value-type="float">
            <text:p><text:s/>1 345 </text:p>
          </table:table-cell>
          <table:table-cell table:style-name="ce25" office:value-type="float" office:value="3375" calcext:value-type="float">
            <text:p><text:s/>3 375 </text:p>
          </table:table-cell>
          <table:table-cell table:style-name="ce25" office:value-type="float" office:value="1955" calcext:value-type="float">
            <text:p><text:s/>1 955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1635" calcext:value-type="float">
            <text:p><text:s/>1 635 </text:p>
          </table:table-cell>
          <table:table-cell table:style-name="ce25" office:value-type="float" office:value="1750" calcext:value-type="float">
            <text:p><text:s/>1 75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44-45_commerce_détail</text:p>
          </table:table-cell>
          <table:table-cell table:style-name="ce25" office:value-type="float" office:value="2525" calcext:value-type="float">
            <text:p><text:s/>2 525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4960" calcext:value-type="float">
            <text:p><text:s/>4 960 </text:p>
          </table:table-cell>
          <table:table-cell table:style-name="ce25" office:value-type="float" office:value="3440" calcext:value-type="float">
            <text:p><text:s/>3 440 </text:p>
          </table:table-cell>
          <table:table-cell table:style-name="ce25" office:value-type="float" office:value="3720" calcext:value-type="float">
            <text:p><text:s/>3 720 </text:p>
          </table:table-cell>
          <table:table-cell table:style-name="ce25" office:value-type="float" office:value="4975" calcext:value-type="float">
            <text:p><text:s/>4 975 </text:p>
          </table:table-cell>
          <table:table-cell table:style-name="ce25" office:value-type="float" office:value="3415" calcext:value-type="float">
            <text:p><text:s/>3 415 </text:p>
          </table:table-cell>
          <table:table-cell table:style-name="ce25" office:value-type="float" office:value="3885" calcext:value-type="float">
            <text:p><text:s/>3 885 </text:p>
          </table:table-cell>
          <table:table-cell table:style-name="ce25" office:value-type="float" office:value="3875" calcext:value-type="float">
            <text:p><text:s/>3 875 </text:p>
          </table:table-cell>
          <table:table-cell table:style-name="ce25" office:value-type="float" office:value="3115" calcext:value-type="float">
            <text:p><text:s/>3 115 </text:p>
          </table:table-cell>
          <table:table-cell table:style-name="ce25" office:value-type="float" office:value="4465" calcext:value-type="float">
            <text:p><text:s/>4 465 </text:p>
          </table:table-cell>
          <table:table-cell table:style-name="ce25" office:value-type="float" office:value="4045" calcext:value-type="float">
            <text:p><text:s/>4 045 </text:p>
          </table:table-cell>
          <table:table-cell table:style-name="ce25" office:value-type="float" office:value="6005" calcext:value-type="float">
            <text:p><text:s/>6 005 </text:p>
          </table:table-cell>
          <table:table-cell table:style-name="ce25" office:value-type="float" office:value="2355" calcext:value-type="float">
            <text:p><text:s/>2 355 </text:p>
          </table:table-cell>
          <table:table-cell table:style-name="ce25" office:value-type="float" office:value="5085" calcext:value-type="float">
            <text:p><text:s/>5 085 </text:p>
          </table:table-cell>
          <table:table-cell table:style-name="ce25" office:value-type="float" office:value="4440" calcext:value-type="float">
            <text:p><text:s/>4 440 </text:p>
          </table:table-cell>
          <table:table-cell table:style-name="ce25" office:value-type="float" office:value="4420" calcext:value-type="float">
            <text:p><text:s/>4 420 </text:p>
          </table:table-cell>
          <table:table-cell table:style-name="ce25" office:value-type="float" office:value="4145" calcext:value-type="float">
            <text:p><text:s/>4 145 </text:p>
          </table:table-cell>
          <table:table-cell table:style-name="ce25" office:value-type="float" office:value="4765" calcext:value-type="float">
            <text:p><text:s/>4 765 </text:p>
          </table:table-cell>
          <table:table-cell table:style-name="ce25" office:value-type="float" office:value="4305" calcext:value-type="float">
            <text:p><text:s/>4 305 </text:p>
          </table:table-cell>
          <table:table-cell table:style-name="ce25" office:value-type="float" office:value="4620" calcext:value-type="float">
            <text:p><text:s/>4 620 </text:p>
          </table:table-cell>
          <table:table-cell table:style-name="ce25" office:value-type="float" office:value="4575" calcext:value-type="float">
            <text:p><text:s/>4 575 </text:p>
          </table:table-cell>
          <table:table-cell table:style-name="ce25" office:value-type="float" office:value="3740" calcext:value-type="float">
            <text:p><text:s/>3 740 </text:p>
          </table:table-cell>
          <table:table-cell table:style-name="ce25" office:value-type="float" office:value="4410" calcext:value-type="float">
            <text:p><text:s/>4 410 </text:p>
          </table:table-cell>
          <table:table-cell table:style-name="ce25" office:value-type="float" office:value="5155" calcext:value-type="float">
            <text:p><text:s/>5 155 </text:p>
          </table:table-cell>
          <table:table-cell table:style-name="ce25" office:value-type="float" office:value="3705" calcext:value-type="float">
            <text:p><text:s/>3 705 </text:p>
          </table:table-cell>
          <table:table-cell table:style-name="ce25" office:value-type="float" office:value="5750" calcext:value-type="float">
            <text:p><text:s/>5 750 </text:p>
          </table:table-cell>
          <table:table-cell table:style-name="ce25" office:value-type="float" office:value="4945" calcext:value-type="float">
            <text:p><text:s/>4 945 </text:p>
          </table:table-cell>
          <table:table-cell table:style-name="ce25" office:value-type="float" office:value="3315" calcext:value-type="float">
            <text:p><text:s/>3 315 </text:p>
          </table:table-cell>
          <table:table-cell table:style-name="ce25" office:value-type="float" office:value="5670" calcext:value-type="float">
            <text:p><text:s/>5 670 </text:p>
          </table:table-cell>
          <table:table-cell table:style-name="ce25" office:value-type="float" office:value="4445" calcext:value-type="float">
            <text:p><text:s/>4 445 </text:p>
          </table:table-cell>
          <table:table-cell table:style-name="ce25" office:value-type="float" office:value="3890" calcext:value-type="float">
            <text:p><text:s/>3 890 </text:p>
          </table:table-cell>
          <table:table-cell table:style-name="ce25" office:value-type="float" office:value="3130" calcext:value-type="float">
            <text:p><text:s/>3 130 </text:p>
          </table:table-cell>
          <table:table-cell table:style-name="ce25" office:value-type="float" office:value="2710" calcext:value-type="float">
            <text:p><text:s/>2 710 </text:p>
          </table:table-cell>
          <table:table-cell table:style-name="ce25" office:value-type="float" office:value="5820" calcext:value-type="float">
            <text:p><text:s/>5 820 </text:p>
          </table:table-cell>
          <table:table-cell table:style-name="ce25" office:value-type="float" office:value="1935" calcext:value-type="float">
            <text:p><text:s/>1 935 </text:p>
          </table:table-cell>
          <table:table-cell table:style-name="ce25" office:value-type="float" office:value="3975" calcext:value-type="float">
            <text:p><text:s/>3 975 </text:p>
          </table:table-cell>
          <table:table-cell table:style-name="ce25" office:value-type="float" office:value="3320" calcext:value-type="float">
            <text:p><text:s/>3 320 </text:p>
          </table:table-cell>
          <table:table-cell table:style-name="ce25" office:value-type="float" office:value="4540" calcext:value-type="float">
            <text:p><text:s/>4 540 </text:p>
          </table:table-cell>
          <table:table-cell table:style-name="ce25" office:value-type="float" office:value="4875" calcext:value-type="float">
            <text:p><text:s/>4 875 </text:p>
          </table:table-cell>
          <table:table-cell table:style-name="ce25" office:value-type="float" office:value="3425" calcext:value-type="float">
            <text:p><text:s/>3 425 </text:p>
          </table:table-cell>
          <table:table-cell table:style-name="ce25" office:value-type="float" office:value="4460" calcext:value-type="float">
            <text:p><text:s/>4 460 </text:p>
          </table:table-cell>
          <table:table-cell table:style-name="ce25" office:value-type="float" office:value="3185" calcext:value-type="float">
            <text:p><text:s/>3 185 </text:p>
          </table:table-cell>
          <table:table-cell table:style-name="ce25" office:value-type="float" office:value="3790" calcext:value-type="float">
            <text:p><text:s/>3 790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3090" calcext:value-type="float">
            <text:p><text:s/>3 090 </text:p>
          </table:table-cell>
          <table:table-cell table:style-name="ce25" office:value-type="float" office:value="3535" calcext:value-type="float">
            <text:p><text:s/>3 535 </text:p>
          </table:table-cell>
          <table:table-cell table:style-name="ce25" office:value-type="float" office:value="4345" calcext:value-type="float">
            <text:p><text:s/>4 345 </text:p>
          </table:table-cell>
          <table:table-cell table:style-name="ce25" office:value-type="float" office:value="3695" calcext:value-type="float">
            <text:p><text:s/>3 695 </text:p>
          </table:table-cell>
          <table:table-cell table:style-name="ce25" office:value-type="float" office:value="4825" calcext:value-type="float">
            <text:p><text:s/>4 825 </text:p>
          </table:table-cell>
          <table:table-cell table:style-name="ce25" office:value-type="float" office:value="4615" calcext:value-type="float">
            <text:p><text:s/>4 615 </text:p>
          </table:table-cell>
          <table:table-cell table:style-name="ce25" office:value-type="float" office:value="3580" calcext:value-type="float">
            <text:p><text:s/>3 580 </text:p>
          </table:table-cell>
          <table:table-cell table:style-name="ce25" office:value-type="float" office:value="5130" calcext:value-type="float">
            <text:p><text:s/>5 130 </text:p>
          </table:table-cell>
          <table:table-cell table:style-name="ce25" office:value-type="float" office:value="5050" calcext:value-type="float">
            <text:p><text:s/>5 050 </text:p>
          </table:table-cell>
          <table:table-cell table:style-name="ce25" office:value-type="float" office:value="4290" calcext:value-type="float">
            <text:p><text:s/>4 290 </text:p>
          </table:table-cell>
          <table:table-cell table:style-name="ce25" office:value-type="float" office:value="3955" calcext:value-type="float">
            <text:p><text:s/>3 955 </text:p>
          </table:table-cell>
          <table:table-cell table:style-name="ce25" office:value-type="float" office:value="3710" calcext:value-type="float">
            <text:p><text:s/>3 710 </text:p>
          </table:table-cell>
          <table:table-cell table:style-name="ce25" office:value-type="float" office:value="3760" calcext:value-type="float">
            <text:p><text:s/>3 760 </text:p>
          </table:table-cell>
          <table:table-cell table:style-name="ce25" office:value-type="float" office:value="4355" calcext:value-type="float">
            <text:p><text:s/>4 355 </text:p>
          </table:table-cell>
          <table:table-cell table:style-name="ce25" office:value-type="float" office:value="3905" calcext:value-type="float">
            <text:p><text:s/>3 905 </text:p>
          </table:table-cell>
          <table:table-cell table:style-name="ce25" office:value-type="float" office:value="4420" calcext:value-type="float">
            <text:p><text:s/>4 420 </text:p>
          </table:table-cell>
          <table:table-cell table:style-name="ce25" office:value-type="float" office:value="5225" calcext:value-type="float">
            <text:p><text:s/>5 225 </text:p>
          </table:table-cell>
          <table:table-cell table:style-name="ce25" office:value-type="float" office:value="4220" calcext:value-type="float">
            <text:p><text:s/>4 220 </text:p>
          </table:table-cell>
          <table:table-cell table:style-name="ce25" office:value-type="float" office:value="4100" calcext:value-type="float">
            <text:p><text:s/>4 100 </text:p>
          </table:table-cell>
          <table:table-cell table:style-name="ce25" office:value-type="float" office:value="3980" calcext:value-type="float">
            <text:p><text:s/>3 980 </text:p>
          </table:table-cell>
          <table:table-cell table:style-name="ce25" office:value-type="float" office:value="4060" calcext:value-type="float">
            <text:p><text:s/>4 060 </text:p>
          </table:table-cell>
          <table:table-cell table:style-name="ce25" office:value-type="float" office:value="3020" calcext:value-type="float">
            <text:p><text:s/>3 020 </text:p>
          </table:table-cell>
          <table:table-cell table:style-name="ce25" office:value-type="float" office:value="4620" calcext:value-type="float">
            <text:p><text:s/>4 620 </text:p>
          </table:table-cell>
          <table:table-cell table:style-name="ce25" office:value-type="float" office:value="4520" calcext:value-type="float">
            <text:p><text:s/>4 520 </text:p>
          </table:table-cell>
          <table:table-cell table:style-name="ce25" office:value-type="float" office:value="3465" calcext:value-type="float">
            <text:p><text:s/>3 465 </text:p>
          </table:table-cell>
          <table:table-cell table:style-name="ce25" office:value-type="float" office:value="3225" calcext:value-type="float">
            <text:p><text:s/>3 225 </text:p>
          </table:table-cell>
          <table:table-cell table:style-name="ce25" office:value-type="float" office:value="4730" calcext:value-type="float">
            <text:p><text:s/>4 730 </text:p>
          </table:table-cell>
          <table:table-cell table:style-name="ce25" office:value-type="float" office:value="3190" calcext:value-type="float">
            <text:p><text:s/>3 190 </text:p>
          </table:table-cell>
          <table:table-cell table:style-name="ce25" office:value-type="float" office:value="3690" calcext:value-type="float">
            <text:p><text:s/>3 690 </text:p>
          </table:table-cell>
          <table:table-cell table:style-name="ce25" office:value-type="float" office:value="2640" calcext:value-type="float">
            <text:p><text:s/>2 640 </text:p>
          </table:table-cell>
          <table:table-cell table:style-name="ce25" office:value-type="float" office:value="3450" calcext:value-type="float">
            <text:p><text:s/>3 450 </text:p>
          </table:table-cell>
          <table:table-cell table:style-name="ce25" office:value-type="float" office:value="4145" calcext:value-type="float">
            <text:p><text:s/>4 145 </text:p>
          </table:table-cell>
          <table:table-cell table:style-name="ce25" office:value-type="float" office:value="6195" calcext:value-type="float">
            <text:p><text:s/>6 195 </text:p>
          </table:table-cell>
          <table:table-cell table:style-name="ce25" office:value-type="float" office:value="3925" calcext:value-type="float">
            <text:p><text:s/>3 925 </text:p>
          </table:table-cell>
          <table:table-cell table:style-name="ce25" office:value-type="float" office:value="4800" calcext:value-type="float">
            <text:p><text:s/>4 800 </text:p>
          </table:table-cell>
          <table:table-cell table:style-name="ce25" office:value-type="float" office:value="4785" calcext:value-type="float">
            <text:p><text:s/>4 785 </text:p>
          </table:table-cell>
          <table:table-cell table:style-name="ce25" office:value-type="float" office:value="5220" calcext:value-type="float">
            <text:p><text:s/>5 220 </text:p>
          </table:table-cell>
          <table:table-cell table:style-name="ce25" office:value-type="float" office:value="2480" calcext:value-type="float">
            <text:p><text:s/>2 480 </text:p>
          </table:table-cell>
          <table:table-cell table:style-name="ce25" office:value-type="float" office:value="3805" calcext:value-type="float">
            <text:p><text:s/>3 805 </text:p>
          </table:table-cell>
          <table:table-cell table:style-name="ce25" office:value-type="float" office:value="3040" calcext:value-type="float">
            <text:p><text:s/>3 040 </text:p>
          </table:table-cell>
          <table:table-cell table:style-name="ce25" office:value-type="float" office:value="4935" calcext:value-type="float">
            <text:p><text:s/>4 935 </text:p>
          </table:table-cell>
          <table:table-cell table:style-name="ce25" office:value-type="float" office:value="3280" calcext:value-type="float">
            <text:p><text:s/>3 280 </text:p>
          </table:table-cell>
          <table:table-cell table:style-name="ce25" office:value-type="float" office:value="3435" calcext:value-type="float">
            <text:p><text:s/>3 435 </text:p>
          </table:table-cell>
          <table:table-cell table:style-name="ce25" office:value-type="float" office:value="3185" calcext:value-type="float">
            <text:p><text:s/>3 185 </text:p>
          </table:table-cell>
          <table:table-cell table:style-name="ce25" office:value-type="float" office:value="4310" calcext:value-type="float">
            <text:p><text:s/>4 310 </text:p>
          </table:table-cell>
          <table:table-cell table:style-name="ce25" office:value-type="float" office:value="2265" calcext:value-type="float">
            <text:p><text:s/>2 265 </text:p>
          </table:table-cell>
          <table:table-cell table:style-name="ce25" office:value-type="float" office:value="4835" calcext:value-type="float">
            <text:p><text:s/>4 835 </text:p>
          </table:table-cell>
          <table:table-cell table:style-name="ce25" office:value-type="float" office:value="3045" calcext:value-type="float">
            <text:p><text:s/>3 045 </text:p>
          </table:table-cell>
          <table:table-cell table:style-name="ce25" office:value-type="float" office:value="4900" calcext:value-type="float">
            <text:p><text:s/>4 900 </text:p>
          </table:table-cell>
          <table:table-cell table:style-name="ce25" office:value-type="float" office:value="3645" calcext:value-type="float">
            <text:p><text:s/>3 645 </text:p>
          </table:table-cell>
          <table:table-cell table:style-name="ce25" office:value-type="float" office:value="3520" calcext:value-type="float">
            <text:p><text:s/>3 520 </text:p>
          </table:table-cell>
          <table:table-cell table:style-name="ce25" office:value-type="float" office:value="4840" calcext:value-type="float">
            <text:p><text:s/>4 840 </text:p>
          </table:table-cell>
          <table:table-cell table:style-name="ce25" office:value-type="float" office:value="3575" calcext:value-type="float">
            <text:p><text:s/>3 575 </text:p>
          </table:table-cell>
          <table:table-cell table:style-name="ce25" office:value-type="float" office:value="4170" calcext:value-type="float">
            <text:p><text:s/>4 170 </text:p>
          </table:table-cell>
          <table:table-cell table:style-name="ce25" office:value-type="float" office:value="3925" calcext:value-type="float">
            <text:p><text:s/>3 925 </text:p>
          </table:table-cell>
          <table:table-cell table:style-name="ce25" office:value-type="float" office:value="3490" calcext:value-type="float">
            <text:p><text:s/>3 490 </text:p>
          </table:table-cell>
          <table:table-cell table:style-name="ce25" office:value-type="float" office:value="3680" calcext:value-type="float">
            <text:p><text:s/>3 680 </text:p>
          </table:table-cell>
          <table:table-cell table:style-name="ce25" office:value-type="float" office:value="5770" calcext:value-type="float">
            <text:p><text:s/>5 770 </text:p>
          </table:table-cell>
          <table:table-cell table:style-name="ce25" office:value-type="float" office:value="4405" calcext:value-type="float">
            <text:p><text:s/>4 405 </text:p>
          </table:table-cell>
          <table:table-cell table:style-name="ce25" office:value-type="float" office:value="4510" calcext:value-type="float">
            <text:p><text:s/>4 510 </text:p>
          </table:table-cell>
          <table:table-cell table:style-name="ce25" office:value-type="float" office:value="4400" calcext:value-type="float">
            <text:p><text:s/>4 400 </text:p>
          </table:table-cell>
          <table:table-cell table:style-name="ce25" office:value-type="float" office:value="5130" calcext:value-type="float">
            <text:p><text:s/>5 130 </text:p>
          </table:table-cell>
          <table:table-cell table:style-name="ce25" office:value-type="float" office:value="5620" calcext:value-type="float">
            <text:p><text:s/>5 620 </text:p>
          </table:table-cell>
          <table:table-cell table:style-name="ce25" office:value-type="float" office:value="5145" calcext:value-type="float">
            <text:p><text:s/>5 145 </text:p>
          </table:table-cell>
          <table:table-cell table:style-name="ce25" office:value-type="float" office:value="4200" calcext:value-type="float">
            <text:p><text:s/>4 200 </text:p>
          </table:table-cell>
          <table:table-cell table:style-name="ce25" office:value-type="float" office:value="4420" calcext:value-type="float">
            <text:p><text:s/>4 420 </text:p>
          </table:table-cell>
          <table:table-cell table:style-name="ce25" office:value-type="float" office:value="4965" calcext:value-type="float">
            <text:p><text:s/>4 965 </text:p>
          </table:table-cell>
          <table:table-cell table:style-name="ce25" office:value-type="float" office:value="4490" calcext:value-type="float">
            <text:p><text:s/>4 490 </text:p>
          </table:table-cell>
          <table:table-cell table:style-name="ce25" office:value-type="float" office:value="2885" calcext:value-type="float">
            <text:p><text:s/>2 885 </text:p>
          </table:table-cell>
          <table:table-cell table:style-name="ce25" office:value-type="float" office:value="5830" calcext:value-type="float">
            <text:p><text:s/>5 830 </text:p>
          </table:table-cell>
          <table:table-cell table:style-name="ce25" office:value-type="float" office:value="4410" calcext:value-type="float">
            <text:p><text:s/>4 410 </text:p>
          </table:table-cell>
          <table:table-cell table:style-name="ce25" office:value-type="float" office:value="1920" calcext:value-type="float">
            <text:p><text:s/>1 920 </text:p>
          </table:table-cell>
          <table:table-cell table:style-name="ce25" office:value-type="float" office:value="5030" calcext:value-type="float">
            <text:p><text:s/>5 030 </text:p>
          </table:table-cell>
          <table:table-cell table:style-name="ce25" office:value-type="float" office:value="5090" calcext:value-type="float">
            <text:p><text:s/>5 090 </text:p>
          </table:table-cell>
          <table:table-cell table:style-name="ce25" office:value-type="float" office:value="5655" calcext:value-type="float">
            <text:p><text:s/>5 655 </text:p>
          </table:table-cell>
          <table:table-cell table:style-name="ce25" office:value-type="float" office:value="5890" calcext:value-type="float">
            <text:p><text:s/>5 890 </text:p>
          </table:table-cell>
          <table:table-cell table:style-name="ce25" office:value-type="float" office:value="3645" calcext:value-type="float">
            <text:p><text:s/>3 645 </text:p>
          </table:table-cell>
          <table:table-cell table:style-name="ce25" office:value-type="float" office:value="4215" calcext:value-type="float">
            <text:p><text:s/>4 215 </text:p>
          </table:table-cell>
          <table:table-cell table:style-name="ce25" office:value-type="float" office:value="3960" calcext:value-type="float">
            <text:p><text:s/>3 960 </text:p>
          </table:table-cell>
          <table:table-cell table:style-name="ce25" office:value-type="float" office:value="4025" calcext:value-type="float">
            <text:p><text:s/>4 02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48-49_transport_entreposage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2890" calcext:value-type="float">
            <text:p><text:s/>2 890 </text:p>
          </table:table-cell>
          <table:table-cell table:style-name="ce25" office:value-type="float" office:value="1665" calcext:value-type="float">
            <text:p><text:s/>1 665 </text:p>
          </table:table-cell>
          <table:table-cell table:style-name="ce25" office:value-type="float" office:value="1830" calcext:value-type="float">
            <text:p><text:s/>1 830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1900" calcext:value-type="float">
            <text:p><text:s/>1 900 </text:p>
          </table:table-cell>
          <table:table-cell table:style-name="ce25" office:value-type="float" office:value="1325" calcext:value-type="float">
            <text:p><text:s/>1 325 </text:p>
          </table:table-cell>
          <table:table-cell table:style-name="ce25" office:value-type="float" office:value="1765" calcext:value-type="float">
            <text:p><text:s/>1 765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1935" calcext:value-type="float">
            <text:p><text:s/>1 935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2305" calcext:value-type="float">
            <text:p><text:s/>2 305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1865" calcext:value-type="float">
            <text:p><text:s/>1 865 </text:p>
          </table:table-cell>
          <table:table-cell table:style-name="ce25" office:value-type="float" office:value="1790" calcext:value-type="float">
            <text:p><text:s/>1 790 </text:p>
          </table:table-cell>
          <table:table-cell table:style-name="ce25" office:value-type="float" office:value="1480" calcext:value-type="float">
            <text:p><text:s/>1 480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2825" calcext:value-type="float">
            <text:p><text:s/>2 825 </text:p>
          </table:table-cell>
          <table:table-cell table:style-name="ce25" office:value-type="float" office:value="1655" calcext:value-type="float">
            <text:p><text:s/>1 655 </text:p>
          </table:table-cell>
          <table:table-cell table:style-name="ce25" office:value-type="float" office:value="905" calcext:value-type="float">
            <text:p><text:s/>905 </text:p>
          </table:table-cell>
          <table:table-cell table:style-name="ce25" office:value-type="float" office:value="2940" calcext:value-type="float">
            <text:p><text:s/>2 940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2340" calcext:value-type="float">
            <text:p><text:s/>2 340 </text:p>
          </table:table-cell>
          <table:table-cell table:style-name="ce25" office:value-type="float" office:value="1970" calcext:value-type="float">
            <text:p><text:s/>1 970 </text:p>
          </table:table-cell>
          <table:table-cell table:style-name="ce25" office:value-type="float" office:value="1695" calcext:value-type="float">
            <text:p><text:s/>1 695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1365" calcext:value-type="float">
            <text:p><text:s/>1 365 </text:p>
          </table:table-cell>
          <table:table-cell table:style-name="ce25" office:value-type="float" office:value="3080" calcext:value-type="float">
            <text:p><text:s/>3 080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1420" calcext:value-type="float">
            <text:p><text:s/>1 420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1985" calcext:value-type="float">
            <text:p><text:s/>1 985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1555" calcext:value-type="float">
            <text:p><text:s/>1 555 </text:p>
          </table:table-cell>
          <table:table-cell table:style-name="ce25" office:value-type="float" office:value="1930" calcext:value-type="float">
            <text:p><text:s/>1 930 </text:p>
          </table:table-cell>
          <table:table-cell table:style-name="ce25" office:value-type="float" office:value="1740" calcext:value-type="float">
            <text:p><text:s/>1 74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1065" calcext:value-type="float">
            <text:p><text:s/>1 065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1040" calcext:value-type="float">
            <text:p><text:s/>1 040 </text:p>
          </table:table-cell>
          <table:table-cell table:style-name="ce25" office:value-type="float" office:value="2310" calcext:value-type="float">
            <text:p><text:s/>2 310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855" calcext:value-type="float">
            <text:p><text:s/>855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1860" calcext:value-type="float">
            <text:p><text:s/>1 860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970" calcext:value-type="float">
            <text:p><text:s/>970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1725" calcext:value-type="float">
            <text:p><text:s/>1 725 </text:p>
          </table:table-cell>
          <table:table-cell table:style-name="ce25" office:value-type="float" office:value="2230" calcext:value-type="float">
            <text:p><text:s/>2 230 </text:p>
          </table:table-cell>
          <table:table-cell table:style-name="ce25" office:value-type="float" office:value="2160" calcext:value-type="float">
            <text:p><text:s/>2 160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1815" calcext:value-type="float">
            <text:p><text:s/>1 815 </text:p>
          </table:table-cell>
          <table:table-cell table:style-name="ce25" office:value-type="float" office:value="1170" calcext:value-type="float">
            <text:p><text:s/>1 170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875" calcext:value-type="float">
            <text:p><text:s/>875 </text:p>
          </table:table-cell>
          <table:table-cell table:style-name="ce25" office:value-type="float" office:value="3615" calcext:value-type="float">
            <text:p><text:s/>3 615 </text:p>
          </table:table-cell>
          <table:table-cell table:style-name="ce25" office:value-type="float" office:value="1885" calcext:value-type="float">
            <text:p><text:s/>1 885 </text:p>
          </table:table-cell>
          <table:table-cell table:style-name="ce25" office:value-type="float" office:value="3250" calcext:value-type="float">
            <text:p><text:s/>3 250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1515" calcext:value-type="float">
            <text:p><text:s/>1 515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950" calcext:value-type="float">
            <text:p><text:s/>950 </text:p>
          </table:table-cell>
          <table:table-cell table:style-name="ce25" office:value-type="float" office:value="1695" calcext:value-type="float">
            <text:p><text:s/>1 695 </text:p>
          </table:table-cell>
          <table:table-cell table:style-name="ce25" office:value-type="float" office:value="2685" calcext:value-type="float">
            <text:p><text:s/>2 685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1720" calcext:value-type="float">
            <text:p><text:s/>1 720 </text:p>
          </table:table-cell>
          <table:table-cell table:style-name="ce25" office:value-type="float" office:value="2125" calcext:value-type="float">
            <text:p><text:s/>2 125 </text:p>
          </table:table-cell>
          <table:table-cell table:style-name="ce25" office:value-type="float" office:value="2935" calcext:value-type="float">
            <text:p><text:s/>2 935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1795" calcext:value-type="float">
            <text:p><text:s/>1 795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1630" calcext:value-type="float">
            <text:p><text:s/>1 630 </text:p>
          </table:table-cell>
          <table:table-cell table:style-name="ce25" office:value-type="float" office:value="1265" calcext:value-type="float">
            <text:p><text:s/>1 265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1820" calcext:value-type="float">
            <text:p><text:s/>1 820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1760" calcext:value-type="float">
            <text:p><text:s/>1 760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1505" calcext:value-type="float">
            <text:p><text:s/>1 505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3055" calcext:value-type="float">
            <text:p><text:s/>3 055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1655" calcext:value-type="float">
            <text:p><text:s/>1 655 </text:p>
          </table:table-cell>
          <table:table-cell table:style-name="ce25" office:value-type="float" office:value="1650" calcext:value-type="float">
            <text:p><text:s/>1 650 </text:p>
          </table:table-cell>
          <table:table-cell table:style-name="ce25" office:value-type="float" office:value="1115" calcext:value-type="float">
            <text:p><text:s/>1 115 </text:p>
          </table:table-cell>
          <table:table-cell table:style-name="ce25" office:value-type="float" office:value="1130" calcext:value-type="float">
            <text:p><text:s/>1 130 </text:p>
          </table:table-cell>
          <table:table-cell table:style-name="ce25" office:value-type="float" office:value="2440" calcext:value-type="float">
            <text:p><text:s/>2 440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2280" calcext:value-type="float">
            <text:p><text:s/>2 280 </text:p>
          </table:table-cell>
          <table:table-cell table:style-name="ce25" office:value-type="float" office:value="1535" calcext:value-type="float">
            <text:p><text:s/>1 535 </text:p>
          </table:table-cell>
          <table:table-cell table:style-name="ce25" office:value-type="float" office:value="2040" calcext:value-type="float">
            <text:p><text:s/>2 040 </text:p>
          </table:table-cell>
          <table:table-cell table:style-name="ce25" office:value-type="float" office:value="2070" calcext:value-type="float">
            <text:p><text:s/>2 070 </text:p>
          </table:table-cell>
          <table:table-cell table:style-name="ce25" office:value-type="float" office:value="3155" calcext:value-type="float">
            <text:p><text:s/>3 155 </text:p>
          </table:table-cell>
          <table:table-cell table:style-name="ce25" office:value-type="float" office:value="2250" calcext:value-type="float">
            <text:p><text:s/>2 250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3090" calcext:value-type="float">
            <text:p><text:s/>3 090 </text:p>
          </table:table-cell>
          <table:table-cell table:style-name="ce25" office:value-type="float" office:value="1920" calcext:value-type="float">
            <text:p><text:s/>1 920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2050" calcext:value-type="float">
            <text:p><text:s/>2 05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2170" calcext:value-type="float">
            <text:p><text:s/>2 170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4155" calcext:value-type="float">
            <text:p><text:s/>4 155 </text:p>
          </table:table-cell>
          <table:table-cell table:style-name="ce25" office:value-type="float" office:value="1940" calcext:value-type="float">
            <text:p><text:s/>1 940 </text:p>
          </table:table-cell>
          <table:table-cell table:style-name="ce25" office:value-type="float" office:value="1805" calcext:value-type="float">
            <text:p><text:s/>1 805 </text:p>
          </table:table-cell>
          <table:table-cell table:style-name="ce25" office:value-type="float" office:value="1950" calcext:value-type="float">
            <text:p><text:s/>1 950 </text:p>
          </table:table-cell>
          <table:table-cell table:style-name="ce25" office:value-type="float" office:value="1875" calcext:value-type="float">
            <text:p><text:s/>1 875 </text:p>
          </table:table-cell>
          <table:table-cell table:style-name="ce25" office:value-type="float" office:value="1675" calcext:value-type="float">
            <text:p><text:s/>1 67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51_information_et_culture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090" calcext:value-type="float">
            <text:p><text:s/>1 090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815" calcext:value-type="float">
            <text:p><text:s/>81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950" calcext:value-type="float">
            <text:p><text:s/>95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700" calcext:value-type="float">
            <text:p><text:s/>70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3435" calcext:value-type="float">
            <text:p><text:s/>3 435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2455" calcext:value-type="float">
            <text:p><text:s/>2 455 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850" calcext:value-type="float">
            <text:p><text:s/>850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1230" calcext:value-type="float">
            <text:p><text:s/>1 230 </text:p>
          </table:table-cell>
          <table:table-cell table:style-name="ce25" office:value-type="float" office:value="935" calcext:value-type="float">
            <text:p><text:s/>93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2350" calcext:value-type="float">
            <text:p><text:s/>2 350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975" calcext:value-type="float">
            <text:p><text:s/>975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1270" calcext:value-type="float">
            <text:p><text:s/>1 27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4410" calcext:value-type="float">
            <text:p><text:s/>4 410 </text:p>
          </table:table-cell>
          <table:table-cell table:style-name="ce25" office:value-type="float" office:value="640" calcext:value-type="float">
            <text:p><text:s/>640 </text:p>
          </table:table-cell>
          <table:table-cell table:style-name="ce25" office:value-type="float" office:value="690" calcext:value-type="float">
            <text:p><text:s/>690 </text:p>
          </table:table-cell>
          <table:table-cell table:style-name="ce25" office:value-type="float" office:value="1215" calcext:value-type="float">
            <text:p><text:s/>1 215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985" calcext:value-type="float">
            <text:p><text:s/>98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915" calcext:value-type="float">
            <text:p><text:s/>91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240" calcext:value-type="float">
            <text:p><text:s/>2 24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3095" calcext:value-type="float">
            <text:p><text:s/>3 095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2550" calcext:value-type="float">
            <text:p><text:s/>2 550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630" calcext:value-type="float">
            <text:p><text:s/>630 </text:p>
          </table:table-cell>
          <table:table-cell table:style-name="ce25" office:value-type="float" office:value="1325" calcext:value-type="float">
            <text:p><text:s/>1 325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790" calcext:value-type="float">
            <text:p><text:s/>79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2615" calcext:value-type="float">
            <text:p><text:s/>2 61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52_finance_assurances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1885" calcext:value-type="float">
            <text:p><text:s/>1 885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935" calcext:value-type="float">
            <text:p><text:s/>935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700" calcext:value-type="float">
            <text:p><text:s/>700 </text:p>
          </table:table-cell>
          <table:table-cell table:style-name="ce25" office:value-type="float" office:value="1660" calcext:value-type="float">
            <text:p><text:s/>1 660 </text:p>
          </table:table-cell>
          <table:table-cell table:style-name="ce25" office:value-type="float" office:value="825" calcext:value-type="float">
            <text:p><text:s/>825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2015" calcext:value-type="float">
            <text:p><text:s/>2 015 </text:p>
          </table:table-cell>
          <table:table-cell table:style-name="ce25" office:value-type="float" office:value="2250" calcext:value-type="float">
            <text:p><text:s/>2 250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855" calcext:value-type="float">
            <text:p><text:s/>855 </text:p>
          </table:table-cell>
          <table:table-cell table:style-name="ce25" office:value-type="float" office:value="1640" calcext:value-type="float">
            <text:p><text:s/>1 640 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1985" calcext:value-type="float">
            <text:p><text:s/>1 98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2025" calcext:value-type="float">
            <text:p><text:s/>2 025 </text:p>
          </table:table-cell>
          <table:table-cell table:style-name="ce25" office:value-type="float" office:value="3375" calcext:value-type="float">
            <text:p><text:s/>3 375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1950" calcext:value-type="float">
            <text:p><text:s/>1 950 </text:p>
          </table:table-cell>
          <table:table-cell table:style-name="ce25" office:value-type="float" office:value="1235" calcext:value-type="float">
            <text:p><text:s/>1 235 </text:p>
          </table:table-cell>
          <table:table-cell table:style-name="ce25" office:value-type="float" office:value="715" calcext:value-type="float">
            <text:p><text:s/>715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2385" calcext:value-type="float">
            <text:p><text:s/>2 38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845" calcext:value-type="float">
            <text:p><text:s/>84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415" calcext:value-type="float">
            <text:p><text:s/>1 415 </text:p>
          </table:table-cell>
          <table:table-cell table:style-name="ce25" office:value-type="float" office:value="1015" calcext:value-type="float">
            <text:p><text:s/>1 015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2010" calcext:value-type="float">
            <text:p><text:s/>2 010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630" calcext:value-type="float">
            <text:p><text:s/>630 </text:p>
          </table:table-cell>
          <table:table-cell table:style-name="ce25" office:value-type="float" office:value="2185" calcext:value-type="float">
            <text:p><text:s/>2 185 </text:p>
          </table:table-cell>
          <table:table-cell table:style-name="ce25" office:value-type="float" office:value="3360" calcext:value-type="float">
            <text:p><text:s/>3 360 </text:p>
          </table:table-cell>
          <table:table-cell table:style-name="ce25" office:value-type="float" office:value="2325" calcext:value-type="float">
            <text:p><text:s/>2 32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1870" calcext:value-type="float">
            <text:p><text:s/>1 870 </text:p>
          </table:table-cell>
          <table:table-cell table:style-name="ce25" office:value-type="float" office:value="2360" calcext:value-type="float">
            <text:p><text:s/>2 360 </text:p>
          </table:table-cell>
          <table:table-cell table:style-name="ce25" office:value-type="float" office:value="1040" calcext:value-type="float">
            <text:p><text:s/>1 040 </text:p>
          </table:table-cell>
          <table:table-cell table:style-name="ce25" office:value-type="float" office:value="1740" calcext:value-type="float">
            <text:p><text:s/>1 740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3005" calcext:value-type="float">
            <text:p><text:s/>3 005 </text:p>
          </table:table-cell>
          <table:table-cell table:style-name="ce25" office:value-type="float" office:value="975" calcext:value-type="float">
            <text:p><text:s/>975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715" calcext:value-type="float">
            <text:p><text:s/>715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1980" calcext:value-type="float">
            <text:p><text:s/>1 980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1600" calcext:value-type="float">
            <text:p><text:s/>1 600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1870" calcext:value-type="float">
            <text:p><text:s/>1 870 </text:p>
          </table:table-cell>
          <table:table-cell table:style-name="ce25" office:value-type="float" office:value="3030" calcext:value-type="float">
            <text:p><text:s/>3 030 </text:p>
          </table:table-cell>
          <table:table-cell table:style-name="ce25" office:value-type="float" office:value="1990" calcext:value-type="float">
            <text:p><text:s/>1 990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1805" calcext:value-type="float">
            <text:p><text:s/>1 80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840" calcext:value-type="float">
            <text:p><text:s/>840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960" calcext:value-type="float">
            <text:p><text:s/>960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1015" calcext:value-type="float">
            <text:p><text:s/>1 015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1630" calcext:value-type="float">
            <text:p><text:s/>1 63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2100" calcext:value-type="float">
            <text:p><text:s/>2 100 </text:p>
          </table:table-cell>
          <table:table-cell table:style-name="ce25" office:value-type="float" office:value="580" calcext:value-type="float">
            <text:p><text:s/>580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2355" calcext:value-type="float">
            <text:p><text:s/>2 355 </text:p>
          </table:table-cell>
          <table:table-cell table:style-name="ce25" office:value-type="float" office:value="2040" calcext:value-type="float">
            <text:p><text:s/>2 040 </text:p>
          </table:table-cell>
          <table:table-cell table:style-name="ce25" office:value-type="float" office:value="810" calcext:value-type="float">
            <text:p><text:s/>810 </text:p>
          </table:table-cell>
          <table:table-cell table:style-name="ce25" office:value-type="float" office:value="3290" calcext:value-type="float">
            <text:p><text:s/>3 290 </text:p>
          </table:table-cell>
          <table:table-cell table:style-name="ce25" office:value-type="float" office:value="1340" calcext:value-type="float">
            <text:p><text:s/>1 340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2360" calcext:value-type="float">
            <text:p><text:s/>2 360 </text:p>
          </table:table-cell>
          <table:table-cell table:style-name="ce25" office:value-type="float" office:value="1415" calcext:value-type="float">
            <text:p><text:s/>1 415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1850" calcext:value-type="float">
            <text:p><text:s/>1 850 </text:p>
          </table:table-cell>
          <table:table-cell table:style-name="ce25" office:value-type="float" office:value="1375" calcext:value-type="float">
            <text:p><text:s/>1 375 </text:p>
          </table:table-cell>
          <table:table-cell table:style-name="ce25" office:value-type="float" office:value="1620" calcext:value-type="float">
            <text:p><text:s/>1 620 </text:p>
          </table:table-cell>
          <table:table-cell table:style-name="ce25" office:value-type="float" office:value="960" calcext:value-type="float">
            <text:p><text:s/>96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2575" calcext:value-type="float">
            <text:p><text:s/>2 575 </text:p>
          </table:table-cell>
          <table:table-cell table:style-name="ce25" office:value-type="float" office:value="2125" calcext:value-type="float">
            <text:p><text:s/>2 125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1680" calcext:value-type="float">
            <text:p><text:s/>1 680 </text:p>
          </table:table-cell>
          <table:table-cell table:style-name="ce25" office:value-type="float" office:value="2515" calcext:value-type="float">
            <text:p><text:s/>2 515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1770" calcext:value-type="float">
            <text:p><text:s/>1 770 </text:p>
          </table:table-cell>
          <table:table-cell table:style-name="ce25" office:value-type="float" office:value="3730" calcext:value-type="float">
            <text:p><text:s/>3 73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53_services_immobiliers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580" calcext:value-type="float">
            <text:p><text:s/>58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645" calcext:value-type="float">
            <text:p><text:s/>64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310" calcext:value-type="float">
            <text:p><text:s/>1 31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580" calcext:value-type="float">
            <text:p><text:s/>58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690" calcext:value-type="float">
            <text:p><text:s/>690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690" calcext:value-type="float">
            <text:p><text:s/>690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745" calcext:value-type="float">
            <text:p><text:s/>745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1275" calcext:value-type="float">
            <text:p><text:s/>1 275 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580" calcext:value-type="float">
            <text:p><text:s/>58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1505" calcext:value-type="float">
            <text:p><text:s/>1 50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54_professionnels_scientifiques_techniques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700" calcext:value-type="float">
            <text:p><text:s/>700 </text:p>
          </table:table-cell>
          <table:table-cell table:style-name="ce25" office:value-type="float" office:value="3865" calcext:value-type="float">
            <text:p><text:s/>3 865 </text:p>
          </table:table-cell>
          <table:table-cell table:style-name="ce25" office:value-type="float" office:value="2510" calcext:value-type="float">
            <text:p><text:s/>2 510 </text:p>
          </table:table-cell>
          <table:table-cell table:style-name="ce25" office:value-type="float" office:value="1900" calcext:value-type="float">
            <text:p><text:s/>1 900 </text:p>
          </table:table-cell>
          <table:table-cell table:style-name="ce25" office:value-type="float" office:value="1890" calcext:value-type="float">
            <text:p><text:s/>1 890 </text:p>
          </table:table-cell>
          <table:table-cell table:style-name="ce25" office:value-type="float" office:value="1475" calcext:value-type="float">
            <text:p><text:s/>1 475 </text:p>
          </table:table-cell>
          <table:table-cell table:style-name="ce25" office:value-type="float" office:value="1385" calcext:value-type="float">
            <text:p><text:s/>1 385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2110" calcext:value-type="float">
            <text:p><text:s/>2 110 </text:p>
          </table:table-cell>
          <table:table-cell table:style-name="ce25" office:value-type="float" office:value="3940" calcext:value-type="float">
            <text:p><text:s/>3 940 </text:p>
          </table:table-cell>
          <table:table-cell table:style-name="ce25" office:value-type="float" office:value="645" calcext:value-type="float">
            <text:p><text:s/>645 </text:p>
          </table:table-cell>
          <table:table-cell table:style-name="ce25" office:value-type="float" office:value="3340" calcext:value-type="float">
            <text:p><text:s/>3 340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2730" calcext:value-type="float">
            <text:p><text:s/>2 730 </text:p>
          </table:table-cell>
          <table:table-cell table:style-name="ce25" office:value-type="float" office:value="3125" calcext:value-type="float">
            <text:p><text:s/>3 125 </text:p>
          </table:table-cell>
          <table:table-cell table:style-name="ce25" office:value-type="float" office:value="3585" calcext:value-type="float">
            <text:p><text:s/>3 585 </text:p>
          </table:table-cell>
          <table:table-cell table:style-name="ce25" office:value-type="float" office:value="1535" calcext:value-type="float">
            <text:p><text:s/>1 535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2895" calcext:value-type="float">
            <text:p><text:s/>2 895 </text:p>
          </table:table-cell>
          <table:table-cell table:style-name="ce25" office:value-type="float" office:value="1750" calcext:value-type="float">
            <text:p><text:s/>1 750 </text:p>
          </table:table-cell>
          <table:table-cell table:style-name="ce25" office:value-type="float" office:value="2280" calcext:value-type="float">
            <text:p><text:s/>2 280 </text:p>
          </table:table-cell>
          <table:table-cell table:style-name="ce25" office:value-type="float" office:value="3195" calcext:value-type="float">
            <text:p><text:s/>3 195 </text:p>
          </table:table-cell>
          <table:table-cell table:style-name="ce25" office:value-type="float" office:value="1980" calcext:value-type="float">
            <text:p><text:s/>1 980 </text:p>
          </table:table-cell>
          <table:table-cell table:style-name="ce25" office:value-type="float" office:value="3140" calcext:value-type="float">
            <text:p><text:s/>3 140 </text:p>
          </table:table-cell>
          <table:table-cell table:style-name="ce25" office:value-type="float" office:value="3475" calcext:value-type="float">
            <text:p><text:s/>3 475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5525" calcext:value-type="float">
            <text:p><text:s/>5 525 </text:p>
          </table:table-cell>
          <table:table-cell table:style-name="ce25" office:value-type="float" office:value="2540" calcext:value-type="float">
            <text:p><text:s/>2 540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3885" calcext:value-type="float">
            <text:p><text:s/>3 885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2395" calcext:value-type="float">
            <text:p><text:s/>2 395 </text:p>
          </table:table-cell>
          <table:table-cell table:style-name="ce25" office:value-type="float" office:value="6615" calcext:value-type="float">
            <text:p><text:s/>6 615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2975" calcext:value-type="float">
            <text:p><text:s/>2 975 </text:p>
          </table:table-cell>
          <table:table-cell table:style-name="ce25" office:value-type="float" office:value="4960" calcext:value-type="float">
            <text:p><text:s/>4 960 </text:p>
          </table:table-cell>
          <table:table-cell table:style-name="ce25" office:value-type="float" office:value="3030" calcext:value-type="float">
            <text:p><text:s/>3 030 </text:p>
          </table:table-cell>
          <table:table-cell table:style-name="ce25" office:value-type="float" office:value="1280" calcext:value-type="float">
            <text:p><text:s/>1 280 </text:p>
          </table:table-cell>
          <table:table-cell table:style-name="ce25" office:value-type="float" office:value="1740" calcext:value-type="float">
            <text:p><text:s/>1 74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4410" calcext:value-type="float">
            <text:p><text:s/>4 410 </text:p>
          </table:table-cell>
          <table:table-cell table:style-name="ce25" office:value-type="float" office:value="2550" calcext:value-type="float">
            <text:p><text:s/>2 550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4450" calcext:value-type="float">
            <text:p><text:s/>4 450 </text:p>
          </table:table-cell>
          <table:table-cell table:style-name="ce25" office:value-type="float" office:value="1850" calcext:value-type="float">
            <text:p><text:s/>1 850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1555" calcext:value-type="float">
            <text:p><text:s/>1 555 </text:p>
          </table:table-cell>
          <table:table-cell table:style-name="ce25" office:value-type="float" office:value="3070" calcext:value-type="float">
            <text:p><text:s/>3 070 </text:p>
          </table:table-cell>
          <table:table-cell table:style-name="ce25" office:value-type="float" office:value="5550" calcext:value-type="float">
            <text:p><text:s/>5 550 </text:p>
          </table:table-cell>
          <table:table-cell table:style-name="ce25" office:value-type="float" office:value="3600" calcext:value-type="float">
            <text:p><text:s/>3 600 </text:p>
          </table:table-cell>
          <table:table-cell table:style-name="ce25" office:value-type="float" office:value="1385" calcext:value-type="float">
            <text:p><text:s/>1 385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1735" calcext:value-type="float">
            <text:p><text:s/>1 735 </text:p>
          </table:table-cell>
          <table:table-cell table:style-name="ce25" office:value-type="float" office:value="4270" calcext:value-type="float">
            <text:p><text:s/>4 270 </text:p>
          </table:table-cell>
          <table:table-cell table:style-name="ce25" office:value-type="float" office:value="1570" calcext:value-type="float">
            <text:p><text:s/>1 570 </text:p>
          </table:table-cell>
          <table:table-cell table:style-name="ce25" office:value-type="float" office:value="5380" calcext:value-type="float">
            <text:p><text:s/>5 380 </text:p>
          </table:table-cell>
          <table:table-cell table:style-name="ce25" office:value-type="float" office:value="3750" calcext:value-type="float">
            <text:p><text:s/>3 750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2340" calcext:value-type="float">
            <text:p><text:s/>2 340 </text:p>
          </table:table-cell>
          <table:table-cell table:style-name="ce25" office:value-type="float" office:value="1420" calcext:value-type="float">
            <text:p><text:s/>1 420 </text:p>
          </table:table-cell>
          <table:table-cell table:style-name="ce25" office:value-type="float" office:value="3220" calcext:value-type="float">
            <text:p><text:s/>3 220 </text:p>
          </table:table-cell>
          <table:table-cell table:style-name="ce25" office:value-type="float" office:value="3500" calcext:value-type="float">
            <text:p><text:s/>3 500 </text:p>
          </table:table-cell>
          <table:table-cell table:style-name="ce25" office:value-type="float" office:value="3005" calcext:value-type="float">
            <text:p><text:s/>3 005 </text:p>
          </table:table-cell>
          <table:table-cell table:style-name="ce25" office:value-type="float" office:value="3035" calcext:value-type="float">
            <text:p><text:s/>3 035 </text:p>
          </table:table-cell>
          <table:table-cell table:style-name="ce25" office:value-type="float" office:value="1110" calcext:value-type="float">
            <text:p><text:s/>1 110 </text:p>
          </table:table-cell>
          <table:table-cell table:style-name="ce25" office:value-type="float" office:value="2240" calcext:value-type="float">
            <text:p><text:s/>2 240 </text:p>
          </table:table-cell>
          <table:table-cell table:style-name="ce25" office:value-type="float" office:value="715" calcext:value-type="float">
            <text:p><text:s/>715 </text:p>
          </table:table-cell>
          <table:table-cell table:style-name="ce25" office:value-type="float" office:value="3595" calcext:value-type="float">
            <text:p><text:s/>3 595 </text:p>
          </table:table-cell>
          <table:table-cell table:style-name="ce25" office:value-type="float" office:value="900" calcext:value-type="float">
            <text:p><text:s/>900 </text:p>
          </table:table-cell>
          <table:table-cell table:style-name="ce25" office:value-type="float" office:value="8860" calcext:value-type="float">
            <text:p><text:s/>8 860 </text:p>
          </table:table-cell>
          <table:table-cell table:style-name="ce25" office:value-type="float" office:value="2500" calcext:value-type="float">
            <text:p><text:s/>2 500 </text:p>
          </table:table-cell>
          <table:table-cell table:style-name="ce25" office:value-type="float" office:value="3130" calcext:value-type="float">
            <text:p><text:s/>3 130 </text:p>
          </table:table-cell>
          <table:table-cell table:style-name="ce25" office:value-type="float" office:value="4350" calcext:value-type="float">
            <text:p><text:s/>4 350 </text:p>
          </table:table-cell>
          <table:table-cell table:style-name="ce25" office:value-type="float" office:value="2810" calcext:value-type="float">
            <text:p><text:s/>2 810 </text:p>
          </table:table-cell>
          <table:table-cell table:style-name="ce25" office:value-type="float" office:value="7425" calcext:value-type="float">
            <text:p><text:s/>7 425 </text:p>
          </table:table-cell>
          <table:table-cell table:style-name="ce25" office:value-type="float" office:value="4835" calcext:value-type="float">
            <text:p><text:s/>4 835 </text:p>
          </table:table-cell>
          <table:table-cell table:style-name="ce25" office:value-type="float" office:value="930" calcext:value-type="float">
            <text:p><text:s/>930 </text:p>
          </table:table-cell>
          <table:table-cell table:style-name="ce25" office:value-type="float" office:value="5780" calcext:value-type="float">
            <text:p><text:s/>5 780 </text:p>
          </table:table-cell>
          <table:table-cell table:style-name="ce25" office:value-type="float" office:value="2000" calcext:value-type="float">
            <text:p><text:s/>2 000 </text:p>
          </table:table-cell>
          <table:table-cell table:style-name="ce25" office:value-type="float" office:value="1645" calcext:value-type="float">
            <text:p><text:s/>1 645 </text:p>
          </table:table-cell>
          <table:table-cell table:style-name="ce25" office:value-type="float" office:value="1545" calcext:value-type="float">
            <text:p><text:s/>1 545 </text:p>
          </table:table-cell>
          <table:table-cell table:style-name="ce25" office:value-type="float" office:value="2310" calcext:value-type="float">
            <text:p><text:s/>2 310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2170" calcext:value-type="float">
            <text:p><text:s/>2 170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2230" calcext:value-type="float">
            <text:p><text:s/>2 230 </text:p>
          </table:table-cell>
          <table:table-cell table:style-name="ce25" office:value-type="float" office:value="915" calcext:value-type="float">
            <text:p><text:s/>915 </text:p>
          </table:table-cell>
          <table:table-cell table:style-name="ce25" office:value-type="float" office:value="2500" calcext:value-type="float">
            <text:p><text:s/>2 500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4285" calcext:value-type="float">
            <text:p><text:s/>4 285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4490" calcext:value-type="float">
            <text:p><text:s/>4 490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7650" calcext:value-type="float">
            <text:p><text:s/>7 650 </text:p>
          </table:table-cell>
          <table:table-cell table:style-name="ce25" office:value-type="float" office:value="3660" calcext:value-type="float">
            <text:p><text:s/>3 660 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8410" calcext:value-type="float">
            <text:p><text:s/>8 410 </text:p>
          </table:table-cell>
          <table:table-cell table:style-name="ce25" office:value-type="float" office:value="2010" calcext:value-type="float">
            <text:p><text:s/>2 010 </text:p>
          </table:table-cell>
          <table:table-cell table:style-name="ce25" office:value-type="float" office:value="2540" calcext:value-type="float">
            <text:p><text:s/>2 540 </text:p>
          </table:table-cell>
          <table:table-cell table:style-name="ce25" office:value-type="float" office:value="2170" calcext:value-type="float">
            <text:p><text:s/>2 170 </text:p>
          </table:table-cell>
          <table:table-cell table:style-name="ce25" office:value-type="float" office:value="5470" calcext:value-type="float">
            <text:p><text:s/>5 470 </text:p>
          </table:table-cell>
          <table:table-cell table:style-name="ce25" office:value-type="float" office:value="2025" calcext:value-type="float">
            <text:p><text:s/>2 025 </text:p>
          </table:table-cell>
          <table:table-cell table:style-name="ce25" office:value-type="float" office:value="3380" calcext:value-type="float">
            <text:p><text:s/>3 380 </text:p>
          </table:table-cell>
          <table:table-cell table:style-name="ce25" office:value-type="float" office:value="3365" calcext:value-type="float">
            <text:p><text:s/>3 365 </text:p>
          </table:table-cell>
          <table:table-cell table:style-name="ce25" office:value-type="float" office:value="3665" calcext:value-type="float">
            <text:p><text:s/>3 665 </text:p>
          </table:table-cell>
          <table:table-cell table:style-name="ce25" office:value-type="float" office:value="4415" calcext:value-type="float">
            <text:p><text:s/>4 415 </text:p>
          </table:table-cell>
          <table:table-cell table:style-name="ce25" office:value-type="float" office:value="2750" calcext:value-type="float">
            <text:p><text:s/>2 750 </text:p>
          </table:table-cell>
          <table:table-cell table:style-name="ce25" office:value-type="float" office:value="1795" calcext:value-type="float">
            <text:p><text:s/>1 79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3630" calcext:value-type="float">
            <text:p><text:s/>3 630 </text:p>
          </table:table-cell>
          <table:table-cell table:style-name="ce25" office:value-type="float" office:value="3700" calcext:value-type="float">
            <text:p><text:s/>3 700 </text:p>
          </table:table-cell>
          <table:table-cell table:style-name="ce25" office:value-type="float" office:value="4170" calcext:value-type="float">
            <text:p><text:s/>4 170 </text:p>
          </table:table-cell>
          <table:table-cell table:style-name="ce25" office:value-type="float" office:value="2980" calcext:value-type="float">
            <text:p><text:s/>2 980 </text:p>
          </table:table-cell>
          <table:table-cell table:style-name="ce25" office:value-type="float" office:value="6730" calcext:value-type="float">
            <text:p><text:s/>6 730 </text:p>
          </table:table-cell>
          <table:table-cell table:style-name="ce25" office:value-type="float" office:value="2435" calcext:value-type="float">
            <text:p><text:s/>2 435 </text:p>
          </table:table-cell>
          <table:table-cell table:style-name="ce25" office:value-type="float" office:value="2495" calcext:value-type="float">
            <text:p><text:s/>2 495 </text:p>
          </table:table-cell>
          <table:table-cell table:style-name="ce25" office:value-type="float" office:value="10240" calcext:value-type="float">
            <text:p><text:s/>10 24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55_gestion_sociétés_et_entreprises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65" calcext:value-type="float">
            <text:p><text:s/>65 </text:p>
          </table:table-cell>
          <table:table-cell table:number-columns-repeated="2" table:style-name="ce25" office:value-type="float" office:value="20" calcext:value-type="float">
            <text:p><text:s/>2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20" calcext:value-type="float">
            <text:p><text:s/>2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10" calcext:value-type="float">
            <text:p><text:s/>1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25" calcext:value-type="float">
            <text:p><text:s/>25 </text:p>
          </table:table-cell>
          <table:table-cell table:number-columns-repeated="2" table:style-name="ce25" office:value-type="float" office:value="70" calcext:value-type="float">
            <text:p><text:s/>7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5" calcext:value-type="float">
            <text:p><text:s/>15 </text:p>
          </table:table-cell>
          <table:table-cell table:number-columns-repeated="2" table:style-name="ce25" office:value-type="float" office:value="40" calcext:value-type="float">
            <text:p><text:s/>4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3" table:style-name="ce25" office:value-type="float" office:value="10" calcext:value-type="float">
            <text:p><text:s/>1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0" calcext:value-type="float">
            <text:p><text:s/>1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25" calcext:value-type="float">
            <text:p><text:s/>125 </text:p>
          </table:table-cell>
          <table:table-cell table:number-columns-repeated="2" table:style-name="ce25" office:value-type="float" office:value="55" calcext:value-type="float">
            <text:p><text:s/>55 </text:p>
          </table:table-cell>
          <table:table-cell table:style-name="ce25" office:value-type="float" office:value="20" calcext:value-type="float">
            <text:p><text:s/>2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25" calcext:value-type="float">
            <text:p><text:s/>25 </text:p>
          </table:table-cell>
          <table:table-cell table:style-name="ce25" office:value-type="float" office:value="50" calcext:value-type="float">
            <text:p><text:s/>50 </text:p>
          </table:table-cell>
          <table:table-cell table:number-columns-repeated="2" table:style-name="ce25" office:value-type="float" office:value="10" calcext:value-type="float">
            <text:p><text:s/>1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2" table:style-name="ce25" office:value-type="float" office:value="70" calcext:value-type="float">
            <text:p><text:s/>70 </text:p>
          </table:table-cell>
          <table:table-cell table:style-name="ce25" office:value-type="float" office:value="155" calcext:value-type="float">
            <text:p><text:s/>15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75" calcext:value-type="float">
            <text:p><text:s/>17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56_Services administratifs_soutien_gestion_des_déchets_assainissement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670" calcext:value-type="float">
            <text:p><text:s/>670 </text:p>
          </table:table-cell>
          <table:table-cell table:style-name="ce25" office:value-type="float" office:value="1920" calcext:value-type="float">
            <text:p><text:s/>1 920 </text:p>
          </table:table-cell>
          <table:table-cell table:style-name="ce25" office:value-type="float" office:value="1910" calcext:value-type="float">
            <text:p><text:s/>1 910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810" calcext:value-type="float">
            <text:p><text:s/>810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1565" calcext:value-type="float">
            <text:p><text:s/>1 565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3060" calcext:value-type="float">
            <text:p><text:s/>3 060 </text:p>
          </table:table-cell>
          <table:table-cell table:style-name="ce25" office:value-type="float" office:value="1490" calcext:value-type="float">
            <text:p><text:s/>1 490 </text:p>
          </table:table-cell>
          <table:table-cell table:style-name="ce25" office:value-type="float" office:value="2010" calcext:value-type="float">
            <text:p><text:s/>2 01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1850" calcext:value-type="float">
            <text:p><text:s/>1 850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910" calcext:value-type="float">
            <text:p><text:s/>910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1600" calcext:value-type="float">
            <text:p><text:s/>1 600 </text:p>
          </table:table-cell>
          <table:table-cell table:style-name="ce25" office:value-type="float" office:value="1200" calcext:value-type="float">
            <text:p><text:s/>1 200 </text:p>
          </table:table-cell>
          <table:table-cell table:style-name="ce25" office:value-type="float" office:value="2110" calcext:value-type="float">
            <text:p><text:s/>2 110 </text:p>
          </table:table-cell>
          <table:table-cell table:style-name="ce25" office:value-type="float" office:value="1350" calcext:value-type="float">
            <text:p><text:s/>1 350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2315" calcext:value-type="float">
            <text:p><text:s/>2 315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950" calcext:value-type="float">
            <text:p><text:s/>950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1760" calcext:value-type="float">
            <text:p><text:s/>1 76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1385" calcext:value-type="float">
            <text:p><text:s/>1 385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1515" calcext:value-type="float">
            <text:p><text:s/>1 515 </text:p>
          </table:table-cell>
          <table:table-cell table:style-name="ce25" office:value-type="float" office:value="2450" calcext:value-type="float">
            <text:p><text:s/>2 450 </text:p>
          </table:table-cell>
          <table:table-cell table:style-name="ce25" office:value-type="float" office:value="1090" calcext:value-type="float">
            <text:p><text:s/>1 090 </text:p>
          </table:table-cell>
          <table:table-cell table:style-name="ce25" office:value-type="float" office:value="1105" calcext:value-type="float">
            <text:p><text:s/>1 10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990" calcext:value-type="float">
            <text:p><text:s/>990 </text:p>
          </table:table-cell>
          <table:table-cell table:style-name="ce25" office:value-type="float" office:value="1845" calcext:value-type="float">
            <text:p><text:s/>1 845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1045" calcext:value-type="float">
            <text:p><text:s/>1 045 </text:p>
          </table:table-cell>
          <table:table-cell table:style-name="ce25" office:value-type="float" office:value="1275" calcext:value-type="float">
            <text:p><text:s/>1 275 </text:p>
          </table:table-cell>
          <table:table-cell table:style-name="ce25" office:value-type="float" office:value="1730" calcext:value-type="float">
            <text:p><text:s/>1 730 </text:p>
          </table:table-cell>
          <table:table-cell table:style-name="ce25" office:value-type="float" office:value="1475" calcext:value-type="float">
            <text:p><text:s/>1 475 </text:p>
          </table:table-cell>
          <table:table-cell table:style-name="ce25" office:value-type="float" office:value="1115" calcext:value-type="float">
            <text:p><text:s/>1 115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840" calcext:value-type="float">
            <text:p><text:s/>840 </text:p>
          </table:table-cell>
          <table:table-cell table:style-name="ce25" office:value-type="float" office:value="1565" calcext:value-type="float">
            <text:p><text:s/>1 565 </text:p>
          </table:table-cell>
          <table:table-cell table:style-name="ce25" office:value-type="float" office:value="1810" calcext:value-type="float">
            <text:p><text:s/>1 810 </text:p>
          </table:table-cell>
          <table:table-cell table:style-name="ce25" office:value-type="float" office:value="1395" calcext:value-type="float">
            <text:p><text:s/>1 395 </text:p>
          </table:table-cell>
          <table:table-cell table:style-name="ce25" office:value-type="float" office:value="1905" calcext:value-type="float">
            <text:p><text:s/>1 905 </text:p>
          </table:table-cell>
          <table:table-cell table:style-name="ce25" office:value-type="float" office:value="2125" calcext:value-type="float">
            <text:p><text:s/>2 125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2090" calcext:value-type="float">
            <text:p><text:s/>2 090 </text:p>
          </table:table-cell>
          <table:table-cell table:style-name="ce25" office:value-type="float" office:value="1830" calcext:value-type="float">
            <text:p><text:s/>1 830 </text:p>
          </table:table-cell>
          <table:table-cell table:style-name="ce25" office:value-type="float" office:value="1695" calcext:value-type="float">
            <text:p><text:s/>1 695 </text:p>
          </table:table-cell>
          <table:table-cell table:style-name="ce25" office:value-type="float" office:value="925" calcext:value-type="float">
            <text:p><text:s/>925 </text:p>
          </table:table-cell>
          <table:table-cell table:style-name="ce25" office:value-type="float" office:value="1305" calcext:value-type="float">
            <text:p><text:s/>1 305 </text:p>
          </table:table-cell>
          <table:table-cell table:style-name="ce25" office:value-type="float" office:value="745" calcext:value-type="float">
            <text:p><text:s/>745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700" calcext:value-type="float">
            <text:p><text:s/>700 </text:p>
          </table:table-cell>
          <table:table-cell table:style-name="ce25" office:value-type="float" office:value="1280" calcext:value-type="float">
            <text:p><text:s/>1 280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1810" calcext:value-type="float">
            <text:p><text:s/>1 810 </text:p>
          </table:table-cell>
          <table:table-cell table:style-name="ce25" office:value-type="float" office:value="905" calcext:value-type="float">
            <text:p><text:s/>905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1695" calcext:value-type="float">
            <text:p><text:s/>1 695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1850" calcext:value-type="float">
            <text:p><text:s/>1 850 </text:p>
          </table:table-cell>
          <table:table-cell table:style-name="ce25" office:value-type="float" office:value="1150" calcext:value-type="float">
            <text:p><text:s/>1 150 </text:p>
          </table:table-cell>
          <table:table-cell table:style-name="ce25" office:value-type="float" office:value="1955" calcext:value-type="float">
            <text:p><text:s/>1 955 </text:p>
          </table:table-cell>
          <table:table-cell table:style-name="ce25" office:value-type="float" office:value="1340" calcext:value-type="float">
            <text:p><text:s/>1 340 </text:p>
          </table:table-cell>
          <table:table-cell table:style-name="ce25" office:value-type="float" office:value="1545" calcext:value-type="float">
            <text:p><text:s/>1 545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1280" calcext:value-type="float">
            <text:p><text:s/>1 280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930" calcext:value-type="float">
            <text:p><text:s/>930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760" calcext:value-type="float">
            <text:p><text:s/>760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1740" calcext:value-type="float">
            <text:p><text:s/>1 740 </text:p>
          </table:table-cell>
          <table:table-cell table:style-name="ce25" office:value-type="float" office:value="1260" calcext:value-type="float">
            <text:p><text:s/>1 260 </text:p>
          </table:table-cell>
          <table:table-cell table:style-name="ce25" office:value-type="float" office:value="990" calcext:value-type="float">
            <text:p><text:s/>990 </text:p>
          </table:table-cell>
          <table:table-cell table:style-name="ce25" office:value-type="float" office:value="1700" calcext:value-type="float">
            <text:p><text:s/>1 700 </text:p>
          </table:table-cell>
          <table:table-cell table:number-columns-repeated="2" table:style-name="ce25" office:value-type="float" office:value="1315" calcext:value-type="float">
            <text:p><text:s/>1 315 </text:p>
          </table:table-cell>
          <table:table-cell table:style-name="ce25" office:value-type="float" office:value="1920" calcext:value-type="float">
            <text:p><text:s/>1 920 </text:p>
          </table:table-cell>
          <table:table-cell table:style-name="ce25" office:value-type="float" office:value="1260" calcext:value-type="float">
            <text:p><text:s/>1 260 </text:p>
          </table:table-cell>
          <table:table-cell table:style-name="ce25" office:value-type="float" office:value="1570" calcext:value-type="float">
            <text:p><text:s/>1 570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1050" calcext:value-type="float">
            <text:p><text:s/>1 05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620" calcext:value-type="float">
            <text:p><text:s/>1 620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1260" calcext:value-type="float">
            <text:p><text:s/>1 260 </text:p>
          </table:table-cell>
          <table:table-cell table:style-name="ce25" office:value-type="float" office:value="1685" calcext:value-type="float">
            <text:p><text:s/>1 685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590" calcext:value-type="float">
            <text:p><text:s/>590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1880" calcext:value-type="float">
            <text:p><text:s/>1 880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1340" calcext:value-type="float">
            <text:p><text:s/>1 340 </text:p>
          </table:table-cell>
          <table:table-cell table:style-name="ce25" office:value-type="float" office:value="1420" calcext:value-type="float">
            <text:p><text:s/>1 420 </text:p>
          </table:table-cell>
          <table:table-cell table:style-name="ce25" office:value-type="float" office:value="2600" calcext:value-type="float">
            <text:p><text:s/>2 600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1670" calcext:value-type="float">
            <text:p><text:s/>1 67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61_enseignement</text:p>
          </table:table-cell>
          <table:table-cell table:style-name="ce25" office:value-type="float" office:value="1555" calcext:value-type="float">
            <text:p><text:s/>1 555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3015" calcext:value-type="float">
            <text:p><text:s/>3 015 </text:p>
          </table:table-cell>
          <table:table-cell table:style-name="ce25" office:value-type="float" office:value="2350" calcext:value-type="float">
            <text:p><text:s/>2 350 </text:p>
          </table:table-cell>
          <table:table-cell table:style-name="ce25" office:value-type="float" office:value="1880" calcext:value-type="float">
            <text:p><text:s/>1 880 </text:p>
          </table:table-cell>
          <table:table-cell table:style-name="ce25" office:value-type="float" office:value="2600" calcext:value-type="float">
            <text:p><text:s/>2 600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1570" calcext:value-type="float">
            <text:p><text:s/>1 570 </text:p>
          </table:table-cell>
          <table:table-cell table:style-name="ce25" office:value-type="float" office:value="2355" calcext:value-type="float">
            <text:p><text:s/>2 355 </text:p>
          </table:table-cell>
          <table:table-cell table:style-name="ce25" office:value-type="float" office:value="2170" calcext:value-type="float">
            <text:p><text:s/>2 170 </text:p>
          </table:table-cell>
          <table:table-cell table:style-name="ce25" office:value-type="float" office:value="3490" calcext:value-type="float">
            <text:p><text:s/>3 490 </text:p>
          </table:table-cell>
          <table:table-cell table:style-name="ce25" office:value-type="float" office:value="1365" calcext:value-type="float">
            <text:p><text:s/>1 365 </text:p>
          </table:table-cell>
          <table:table-cell table:style-name="ce25" office:value-type="float" office:value="3245" calcext:value-type="float">
            <text:p><text:s/>3 245 </text:p>
          </table:table-cell>
          <table:table-cell table:style-name="ce25" office:value-type="float" office:value="2000" calcext:value-type="float">
            <text:p><text:s/>2 000 </text:p>
          </table:table-cell>
          <table:table-cell table:style-name="ce25" office:value-type="float" office:value="2565" calcext:value-type="float">
            <text:p><text:s/>2 565 </text:p>
          </table:table-cell>
          <table:table-cell table:style-name="ce25" office:value-type="float" office:value="2765" calcext:value-type="float">
            <text:p><text:s/>2 765 </text:p>
          </table:table-cell>
          <table:table-cell table:style-name="ce25" office:value-type="float" office:value="3035" calcext:value-type="float">
            <text:p><text:s/>3 035 </text:p>
          </table:table-cell>
          <table:table-cell table:style-name="ce25" office:value-type="float" office:value="2365" calcext:value-type="float">
            <text:p><text:s/>2 365 </text:p>
          </table:table-cell>
          <table:table-cell table:style-name="ce25" office:value-type="float" office:value="2690" calcext:value-type="float">
            <text:p><text:s/>2 690 </text:p>
          </table:table-cell>
          <table:table-cell table:style-name="ce25" office:value-type="float" office:value="2530" calcext:value-type="float">
            <text:p><text:s/>2 530 </text:p>
          </table:table-cell>
          <table:table-cell table:style-name="ce25" office:value-type="float" office:value="2180" calcext:value-type="float">
            <text:p><text:s/>2 180 </text:p>
          </table:table-cell>
          <table:table-cell table:style-name="ce25" office:value-type="float" office:value="2600" calcext:value-type="float">
            <text:p><text:s/>2 600 </text:p>
          </table:table-cell>
          <table:table-cell table:style-name="ce25" office:value-type="float" office:value="3105" calcext:value-type="float">
            <text:p><text:s/>3 105 </text:p>
          </table:table-cell>
          <table:table-cell table:style-name="ce25" office:value-type="float" office:value="2550" calcext:value-type="float">
            <text:p><text:s/>2 550 </text:p>
          </table:table-cell>
          <table:table-cell table:style-name="ce25" office:value-type="float" office:value="2350" calcext:value-type="float">
            <text:p><text:s/>2 350 </text:p>
          </table:table-cell>
          <table:table-cell table:style-name="ce25" office:value-type="float" office:value="3365" calcext:value-type="float">
            <text:p><text:s/>3 365 </text:p>
          </table:table-cell>
          <table:table-cell table:style-name="ce25" office:value-type="float" office:value="1785" calcext:value-type="float">
            <text:p><text:s/>1 785 </text:p>
          </table:table-cell>
          <table:table-cell table:style-name="ce25" office:value-type="float" office:value="4075" calcext:value-type="float">
            <text:p><text:s/>4 075 </text:p>
          </table:table-cell>
          <table:table-cell table:style-name="ce25" office:value-type="float" office:value="2485" calcext:value-type="float">
            <text:p><text:s/>2 485 </text:p>
          </table:table-cell>
          <table:table-cell table:style-name="ce25" office:value-type="float" office:value="1975" calcext:value-type="float">
            <text:p><text:s/>1 975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1905" calcext:value-type="float">
            <text:p><text:s/>1 905 </text:p>
          </table:table-cell>
          <table:table-cell table:style-name="ce25" office:value-type="float" office:value="2815" calcext:value-type="float">
            <text:p><text:s/>2 815 </text:p>
          </table:table-cell>
          <table:table-cell table:style-name="ce25" office:value-type="float" office:value="1260" calcext:value-type="float">
            <text:p><text:s/>1 260 </text:p>
          </table:table-cell>
          <table:table-cell table:style-name="ce25" office:value-type="float" office:value="3250" calcext:value-type="float">
            <text:p><text:s/>3 250 </text:p>
          </table:table-cell>
          <table:table-cell table:style-name="ce25" office:value-type="float" office:value="4465" calcext:value-type="float">
            <text:p><text:s/>4 465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3020" calcext:value-type="float">
            <text:p><text:s/>3 020 </text:p>
          </table:table-cell>
          <table:table-cell table:style-name="ce25" office:value-type="float" office:value="3040" calcext:value-type="float">
            <text:p><text:s/>3 040 </text:p>
          </table:table-cell>
          <table:table-cell table:style-name="ce25" office:value-type="float" office:value="4265" calcext:value-type="float">
            <text:p><text:s/>4 265 </text:p>
          </table:table-cell>
          <table:table-cell table:style-name="ce25" office:value-type="float" office:value="1635" calcext:value-type="float">
            <text:p><text:s/>1 635 </text:p>
          </table:table-cell>
          <table:table-cell table:style-name="ce25" office:value-type="float" office:value="2070" calcext:value-type="float">
            <text:p><text:s/>2 07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3380" calcext:value-type="float">
            <text:p><text:s/>3 380 </text:p>
          </table:table-cell>
          <table:table-cell table:style-name="ce25" office:value-type="float" office:value="2185" calcext:value-type="float">
            <text:p><text:s/>2 185 </text:p>
          </table:table-cell>
          <table:table-cell table:style-name="ce25" office:value-type="float" office:value="2510" calcext:value-type="float">
            <text:p><text:s/>2 510 </text:p>
          </table:table-cell>
          <table:table-cell table:style-name="ce25" office:value-type="float" office:value="3795" calcext:value-type="float">
            <text:p><text:s/>3 795 </text:p>
          </table:table-cell>
          <table:table-cell table:style-name="ce25" office:value-type="float" office:value="2470" calcext:value-type="float">
            <text:p><text:s/>2 470 </text:p>
          </table:table-cell>
          <table:table-cell table:style-name="ce25" office:value-type="float" office:value="2765" calcext:value-type="float">
            <text:p><text:s/>2 765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3095" calcext:value-type="float">
            <text:p><text:s/>3 095 </text:p>
          </table:table-cell>
          <table:table-cell table:style-name="ce25" office:value-type="float" office:value="2635" calcext:value-type="float">
            <text:p><text:s/>2 635 </text:p>
          </table:table-cell>
          <table:table-cell table:style-name="ce25" office:value-type="float" office:value="3085" calcext:value-type="float">
            <text:p><text:s/>3 085 </text:p>
          </table:table-cell>
          <table:table-cell table:style-name="ce25" office:value-type="float" office:value="1915" calcext:value-type="float">
            <text:p><text:s/>1 915 </text:p>
          </table:table-cell>
          <table:table-cell table:style-name="ce25" office:value-type="float" office:value="1890" calcext:value-type="float">
            <text:p><text:s/>1 890 </text:p>
          </table:table-cell>
          <table:table-cell table:style-name="ce25" office:value-type="float" office:value="2195" calcext:value-type="float">
            <text:p><text:s/>2 195 </text:p>
          </table:table-cell>
          <table:table-cell table:style-name="ce25" office:value-type="float" office:value="2775" calcext:value-type="float">
            <text:p><text:s/>2 775 </text:p>
          </table:table-cell>
          <table:table-cell table:style-name="ce25" office:value-type="float" office:value="2795" calcext:value-type="float">
            <text:p><text:s/>2 795 </text:p>
          </table:table-cell>
          <table:table-cell table:style-name="ce25" office:value-type="float" office:value="4425" calcext:value-type="float">
            <text:p><text:s/>4 425 </text:p>
          </table:table-cell>
          <table:table-cell table:style-name="ce25" office:value-type="float" office:value="3090" calcext:value-type="float">
            <text:p><text:s/>3 090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2420" calcext:value-type="float">
            <text:p><text:s/>2 420 </text:p>
          </table:table-cell>
          <table:table-cell table:style-name="ce25" office:value-type="float" office:value="1950" calcext:value-type="float">
            <text:p><text:s/>1 950 </text:p>
          </table:table-cell>
          <table:table-cell table:style-name="ce25" office:value-type="float" office:value="2800" calcext:value-type="float">
            <text:p><text:s/>2 800 </text:p>
          </table:table-cell>
          <table:table-cell table:style-name="ce25" office:value-type="float" office:value="2980" calcext:value-type="float">
            <text:p><text:s/>2 980 </text:p>
          </table:table-cell>
          <table:table-cell table:style-name="ce25" office:value-type="float" office:value="2455" calcext:value-type="float">
            <text:p><text:s/>2 455 </text:p>
          </table:table-cell>
          <table:table-cell table:style-name="ce25" office:value-type="float" office:value="3015" calcext:value-type="float">
            <text:p><text:s/>3 015 </text:p>
          </table:table-cell>
          <table:table-cell table:style-name="ce25" office:value-type="float" office:value="1920" calcext:value-type="float">
            <text:p><text:s/>1 920 </text:p>
          </table:table-cell>
          <table:table-cell table:style-name="ce25" office:value-type="float" office:value="2720" calcext:value-type="float">
            <text:p><text:s/>2 720 </text:p>
          </table:table-cell>
          <table:table-cell table:style-name="ce25" office:value-type="float" office:value="2020" calcext:value-type="float">
            <text:p><text:s/>2 020 </text:p>
          </table:table-cell>
          <table:table-cell table:style-name="ce25" office:value-type="float" office:value="3755" calcext:value-type="float">
            <text:p><text:s/>3 755 </text:p>
          </table:table-cell>
          <table:table-cell table:style-name="ce25" office:value-type="float" office:value="1640" calcext:value-type="float">
            <text:p><text:s/>1 640 </text:p>
          </table:table-cell>
          <table:table-cell table:style-name="ce25" office:value-type="float" office:value="5585" calcext:value-type="float">
            <text:p><text:s/>5 585 </text:p>
          </table:table-cell>
          <table:table-cell table:style-name="ce25" office:value-type="float" office:value="2665" calcext:value-type="float">
            <text:p><text:s/>2 665 </text:p>
          </table:table-cell>
          <table:table-cell table:style-name="ce25" office:value-type="float" office:value="2915" calcext:value-type="float">
            <text:p><text:s/>2 915 </text:p>
          </table:table-cell>
          <table:table-cell table:style-name="ce25" office:value-type="float" office:value="3195" calcext:value-type="float">
            <text:p><text:s/>3 195 </text:p>
          </table:table-cell>
          <table:table-cell table:style-name="ce25" office:value-type="float" office:value="2830" calcext:value-type="float">
            <text:p><text:s/>2 830 </text:p>
          </table:table-cell>
          <table:table-cell table:style-name="ce25" office:value-type="float" office:value="5710" calcext:value-type="float">
            <text:p><text:s/>5 710 </text:p>
          </table:table-cell>
          <table:table-cell table:style-name="ce25" office:value-type="float" office:value="3120" calcext:value-type="float">
            <text:p><text:s/>3 120 </text:p>
          </table:table-cell>
          <table:table-cell table:style-name="ce25" office:value-type="float" office:value="1625" calcext:value-type="float">
            <text:p><text:s/>1 625 </text:p>
          </table:table-cell>
          <table:table-cell table:style-name="ce25" office:value-type="float" office:value="4950" calcext:value-type="float">
            <text:p><text:s/>4 950 </text:p>
          </table:table-cell>
          <table:table-cell table:style-name="ce25" office:value-type="float" office:value="2055" calcext:value-type="float">
            <text:p><text:s/>2 055 </text:p>
          </table:table-cell>
          <table:table-cell table:style-name="ce25" office:value-type="float" office:value="3175" calcext:value-type="float">
            <text:p><text:s/>3 175 </text:p>
          </table:table-cell>
          <table:table-cell table:style-name="ce25" office:value-type="float" office:value="2160" calcext:value-type="float">
            <text:p><text:s/>2 160 </text:p>
          </table:table-cell>
          <table:table-cell table:style-name="ce25" office:value-type="float" office:value="3490" calcext:value-type="float">
            <text:p><text:s/>3 490 </text:p>
          </table:table-cell>
          <table:table-cell table:style-name="ce25" office:value-type="float" office:value="1855" calcext:value-type="float">
            <text:p><text:s/>1 855 </text:p>
          </table:table-cell>
          <table:table-cell table:style-name="ce25" office:value-type="float" office:value="2140" calcext:value-type="float">
            <text:p><text:s/>2 140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2790" calcext:value-type="float">
            <text:p><text:s/>2 790 </text:p>
          </table:table-cell>
          <table:table-cell table:style-name="ce25" office:value-type="float" office:value="1450" calcext:value-type="float">
            <text:p><text:s/>1 450 </text:p>
          </table:table-cell>
          <table:table-cell table:style-name="ce25" office:value-type="float" office:value="3620" calcext:value-type="float">
            <text:p><text:s/>3 620 </text:p>
          </table:table-cell>
          <table:table-cell table:style-name="ce25" office:value-type="float" office:value="2790" calcext:value-type="float">
            <text:p><text:s/>2 790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2920" calcext:value-type="float">
            <text:p><text:s/>2 920 </text:p>
          </table:table-cell>
          <table:table-cell table:style-name="ce25" office:value-type="float" office:value="1835" calcext:value-type="float">
            <text:p><text:s/>1 835 </text:p>
          </table:table-cell>
          <table:table-cell table:style-name="ce25" office:value-type="float" office:value="4065" calcext:value-type="float">
            <text:p><text:s/>4 065 </text:p>
          </table:table-cell>
          <table:table-cell table:style-name="ce25" office:value-type="float" office:value="1600" calcext:value-type="float">
            <text:p><text:s/>1 600 </text:p>
          </table:table-cell>
          <table:table-cell table:style-name="ce25" office:value-type="float" office:value="2425" calcext:value-type="float">
            <text:p><text:s/>2 425 </text:p>
          </table:table-cell>
          <table:table-cell table:style-name="ce25" office:value-type="float" office:value="4145" calcext:value-type="float">
            <text:p><text:s/>4 145 </text:p>
          </table:table-cell>
          <table:table-cell table:style-name="ce25" office:value-type="float" office:value="3065" calcext:value-type="float">
            <text:p><text:s/>3 065 </text:p>
          </table:table-cell>
          <table:table-cell table:style-name="ce25" office:value-type="float" office:value="3545" calcext:value-type="float">
            <text:p><text:s/>3 545 </text:p>
          </table:table-cell>
          <table:table-cell table:style-name="ce25" office:value-type="float" office:value="3985" calcext:value-type="float">
            <text:p><text:s/>3 985 </text:p>
          </table:table-cell>
          <table:table-cell table:style-name="ce25" office:value-type="float" office:value="3055" calcext:value-type="float">
            <text:p><text:s/>3 055 </text:p>
          </table:table-cell>
          <table:table-cell table:style-name="ce25" office:value-type="float" office:value="3050" calcext:value-type="float">
            <text:p><text:s/>3 050 </text:p>
          </table:table-cell>
          <table:table-cell table:style-name="ce25" office:value-type="float" office:value="2930" calcext:value-type="float">
            <text:p><text:s/>2 930 </text:p>
          </table:table-cell>
          <table:table-cell table:style-name="ce25" office:value-type="float" office:value="3050" calcext:value-type="float">
            <text:p><text:s/>3 050 </text:p>
          </table:table-cell>
          <table:table-cell table:style-name="ce25" office:value-type="float" office:value="2400" calcext:value-type="float">
            <text:p><text:s/>2 400 </text:p>
          </table:table-cell>
          <table:table-cell table:style-name="ce25" office:value-type="float" office:value="4475" calcext:value-type="float">
            <text:p><text:s/>4 475 </text:p>
          </table:table-cell>
          <table:table-cell table:style-name="ce25" office:value-type="float" office:value="3065" calcext:value-type="float">
            <text:p><text:s/>3 065 </text:p>
          </table:table-cell>
          <table:table-cell table:style-name="ce25" office:value-type="float" office:value="2755" calcext:value-type="float">
            <text:p><text:s/>2 755 </text:p>
          </table:table-cell>
          <table:table-cell table:style-name="ce25" office:value-type="float" office:value="3775" calcext:value-type="float">
            <text:p><text:s/>3 775 </text:p>
          </table:table-cell>
          <table:table-cell table:style-name="ce25" office:value-type="float" office:value="3455" calcext:value-type="float">
            <text:p><text:s/>3 455 </text:p>
          </table:table-cell>
          <table:table-cell table:style-name="ce25" office:value-type="float" office:value="2925" calcext:value-type="float">
            <text:p><text:s/>2 925 </text:p>
          </table:table-cell>
          <table:table-cell table:style-name="ce25" office:value-type="float" office:value="2295" calcext:value-type="float">
            <text:p><text:s/>2 295 </text:p>
          </table:table-cell>
          <table:table-cell table:style-name="ce25" office:value-type="float" office:value="2715" calcext:value-type="float">
            <text:p><text:s/>2 715 </text:p>
          </table:table-cell>
          <table:table-cell table:style-name="ce25" office:value-type="float" office:value="2615" calcext:value-type="float">
            <text:p><text:s/>2 615 </text:p>
          </table:table-cell>
          <table:table-cell table:style-name="ce25" office:value-type="float" office:value="3420" calcext:value-type="float">
            <text:p><text:s/>3 420 </text:p>
          </table:table-cell>
          <table:table-cell table:style-name="ce25" office:value-type="float" office:value="3415" calcext:value-type="float">
            <text:p><text:s/>3 415 </text:p>
          </table:table-cell>
          <table:table-cell table:style-name="ce25" office:value-type="float" office:value="3770" calcext:value-type="float">
            <text:p><text:s/>3 770 </text:p>
          </table:table-cell>
          <table:table-cell table:style-name="ce25" office:value-type="float" office:value="2645" calcext:value-type="float">
            <text:p><text:s/>2 645 </text:p>
          </table:table-cell>
          <table:table-cell table:style-name="ce25" office:value-type="float" office:value="2655" calcext:value-type="float">
            <text:p><text:s/>2 655 </text:p>
          </table:table-cell>
          <table:table-cell table:style-name="ce25" office:value-type="float" office:value="5215" calcext:value-type="float">
            <text:p><text:s/>5 21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62_santé_assistance_sociale</text:p>
          </table:table-cell>
          <table:table-cell table:style-name="ce25" office:value-type="float" office:value="3095" calcext:value-type="float">
            <text:p><text:s/>3 095 </text:p>
          </table:table-cell>
          <table:table-cell table:style-name="ce25" office:value-type="float" office:value="3595" calcext:value-type="float">
            <text:p><text:s/>3 595 </text:p>
          </table:table-cell>
          <table:table-cell table:style-name="ce25" office:value-type="float" office:value="5265" calcext:value-type="float">
            <text:p><text:s/>5 265 </text:p>
          </table:table-cell>
          <table:table-cell table:style-name="ce25" office:value-type="float" office:value="5500" calcext:value-type="float">
            <text:p><text:s/>5 500 </text:p>
          </table:table-cell>
          <table:table-cell table:style-name="ce25" office:value-type="float" office:value="3905" calcext:value-type="float">
            <text:p><text:s/>3 905 </text:p>
          </table:table-cell>
          <table:table-cell table:style-name="ce25" office:value-type="float" office:value="5430" calcext:value-type="float">
            <text:p><text:s/>5 430 </text:p>
          </table:table-cell>
          <table:table-cell table:style-name="ce25" office:value-type="float" office:value="3605" calcext:value-type="float">
            <text:p><text:s/>3 605 </text:p>
          </table:table-cell>
          <table:table-cell table:style-name="ce25" office:value-type="float" office:value="4335" calcext:value-type="float">
            <text:p><text:s/>4 335 </text:p>
          </table:table-cell>
          <table:table-cell table:style-name="ce25" office:value-type="float" office:value="5120" calcext:value-type="float">
            <text:p><text:s/>5 120 </text:p>
          </table:table-cell>
          <table:table-cell table:style-name="ce25" office:value-type="float" office:value="3875" calcext:value-type="float">
            <text:p><text:s/>3 875 </text:p>
          </table:table-cell>
          <table:table-cell table:style-name="ce25" office:value-type="float" office:value="4820" calcext:value-type="float">
            <text:p><text:s/>4 820 </text:p>
          </table:table-cell>
          <table:table-cell table:style-name="ce25" office:value-type="float" office:value="4435" calcext:value-type="float">
            <text:p><text:s/>4 435 </text:p>
          </table:table-cell>
          <table:table-cell table:style-name="ce25" office:value-type="float" office:value="5980" calcext:value-type="float">
            <text:p><text:s/>5 980 </text:p>
          </table:table-cell>
          <table:table-cell table:style-name="ce25" office:value-type="float" office:value="3520" calcext:value-type="float">
            <text:p><text:s/>3 520 </text:p>
          </table:table-cell>
          <table:table-cell table:style-name="ce25" office:value-type="float" office:value="5170" calcext:value-type="float">
            <text:p><text:s/>5 170 </text:p>
          </table:table-cell>
          <table:table-cell table:style-name="ce25" office:value-type="float" office:value="7180" calcext:value-type="float">
            <text:p><text:s/>7 180 </text:p>
          </table:table-cell>
          <table:table-cell table:style-name="ce25" office:value-type="float" office:value="4770" calcext:value-type="float">
            <text:p><text:s/>4 770 </text:p>
          </table:table-cell>
          <table:table-cell table:style-name="ce25" office:value-type="float" office:value="5895" calcext:value-type="float">
            <text:p><text:s/>5 895 </text:p>
          </table:table-cell>
          <table:table-cell table:style-name="ce25" office:value-type="float" office:value="5155" calcext:value-type="float">
            <text:p><text:s/>5 155 </text:p>
          </table:table-cell>
          <table:table-cell table:style-name="ce25" office:value-type="float" office:value="5975" calcext:value-type="float">
            <text:p><text:s/>5 975 </text:p>
          </table:table-cell>
          <table:table-cell table:style-name="ce25" office:value-type="float" office:value="4875" calcext:value-type="float">
            <text:p><text:s/>4 875 </text:p>
          </table:table-cell>
          <table:table-cell table:style-name="ce25" office:value-type="float" office:value="6495" calcext:value-type="float">
            <text:p><text:s/>6 495 </text:p>
          </table:table-cell>
          <table:table-cell table:style-name="ce25" office:value-type="float" office:value="5220" calcext:value-type="float">
            <text:p><text:s/>5 220 </text:p>
          </table:table-cell>
          <table:table-cell table:style-name="ce25" office:value-type="float" office:value="5670" calcext:value-type="float">
            <text:p><text:s/>5 670 </text:p>
          </table:table-cell>
          <table:table-cell table:style-name="ce25" office:value-type="float" office:value="5930" calcext:value-type="float">
            <text:p><text:s/>5 930 </text:p>
          </table:table-cell>
          <table:table-cell table:style-name="ce25" office:value-type="float" office:value="4865" calcext:value-type="float">
            <text:p><text:s/>4 865 </text:p>
          </table:table-cell>
          <table:table-cell table:style-name="ce25" office:value-type="float" office:value="4430" calcext:value-type="float">
            <text:p><text:s/>4 430 </text:p>
          </table:table-cell>
          <table:table-cell table:style-name="ce25" office:value-type="float" office:value="5995" calcext:value-type="float">
            <text:p><text:s/>5 995 </text:p>
          </table:table-cell>
          <table:table-cell table:style-name="ce25" office:value-type="float" office:value="4175" calcext:value-type="float">
            <text:p><text:s/>4 175 </text:p>
          </table:table-cell>
          <table:table-cell table:style-name="ce25" office:value-type="float" office:value="6770" calcext:value-type="float">
            <text:p><text:s/>6 770 </text:p>
          </table:table-cell>
          <table:table-cell table:style-name="ce25" office:value-type="float" office:value="4370" calcext:value-type="float">
            <text:p><text:s/>4 370 </text:p>
          </table:table-cell>
          <table:table-cell table:style-name="ce25" office:value-type="float" office:value="4240" calcext:value-type="float">
            <text:p><text:s/>4 240 </text:p>
          </table:table-cell>
          <table:table-cell table:style-name="ce25" office:value-type="float" office:value="3740" calcext:value-type="float">
            <text:p><text:s/>3 740 </text:p>
          </table:table-cell>
          <table:table-cell table:style-name="ce25" office:value-type="float" office:value="3555" calcext:value-type="float">
            <text:p><text:s/>3 555 </text:p>
          </table:table-cell>
          <table:table-cell table:style-name="ce25" office:value-type="float" office:value="4870" calcext:value-type="float">
            <text:p><text:s/>4 870 </text:p>
          </table:table-cell>
          <table:table-cell table:style-name="ce25" office:value-type="float" office:value="3050" calcext:value-type="float">
            <text:p><text:s/>3 050 </text:p>
          </table:table-cell>
          <table:table-cell table:style-name="ce25" office:value-type="float" office:value="5325" calcext:value-type="float">
            <text:p><text:s/>5 325 </text:p>
          </table:table-cell>
          <table:table-cell table:style-name="ce25" office:value-type="float" office:value="4770" calcext:value-type="float">
            <text:p><text:s/>4 770 </text:p>
          </table:table-cell>
          <table:table-cell table:style-name="ce25" office:value-type="float" office:value="4390" calcext:value-type="float">
            <text:p><text:s/>4 390 </text:p>
          </table:table-cell>
          <table:table-cell table:style-name="ce25" office:value-type="float" office:value="4450" calcext:value-type="float">
            <text:p><text:s/>4 450 </text:p>
          </table:table-cell>
          <table:table-cell table:style-name="ce25" office:value-type="float" office:value="4830" calcext:value-type="float">
            <text:p><text:s/>4 830 </text:p>
          </table:table-cell>
          <table:table-cell table:style-name="ce25" office:value-type="float" office:value="6190" calcext:value-type="float">
            <text:p><text:s/>6 190 </text:p>
          </table:table-cell>
          <table:table-cell table:style-name="ce25" office:value-type="float" office:value="3355" calcext:value-type="float">
            <text:p><text:s/>3 355 </text:p>
          </table:table-cell>
          <table:table-cell table:style-name="ce25" office:value-type="float" office:value="4300" calcext:value-type="float">
            <text:p><text:s/>4 300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3060" calcext:value-type="float">
            <text:p><text:s/>3 060 </text:p>
          </table:table-cell>
          <table:table-cell table:style-name="ce25" office:value-type="float" office:value="5725" calcext:value-type="float">
            <text:p><text:s/>5 725 </text:p>
          </table:table-cell>
          <table:table-cell table:style-name="ce25" office:value-type="float" office:value="5655" calcext:value-type="float">
            <text:p><text:s/>5 655 </text:p>
          </table:table-cell>
          <table:table-cell table:style-name="ce25" office:value-type="float" office:value="5665" calcext:value-type="float">
            <text:p><text:s/>5 665 </text:p>
          </table:table-cell>
          <table:table-cell table:style-name="ce25" office:value-type="float" office:value="4995" calcext:value-type="float">
            <text:p><text:s/>4 995 </text:p>
          </table:table-cell>
          <table:table-cell table:style-name="ce25" office:value-type="float" office:value="5940" calcext:value-type="float">
            <text:p><text:s/>5 940 </text:p>
          </table:table-cell>
          <table:table-cell table:style-name="ce25" office:value-type="float" office:value="4400" calcext:value-type="float">
            <text:p><text:s/>4 400 </text:p>
          </table:table-cell>
          <table:table-cell table:style-name="ce25" office:value-type="float" office:value="5865" calcext:value-type="float">
            <text:p><text:s/>5 865 </text:p>
          </table:table-cell>
          <table:table-cell table:style-name="ce25" office:value-type="float" office:value="4510" calcext:value-type="float">
            <text:p><text:s/>4 510 </text:p>
          </table:table-cell>
          <table:table-cell table:style-name="ce25" office:value-type="float" office:value="4155" calcext:value-type="float">
            <text:p><text:s/>4 155 </text:p>
          </table:table-cell>
          <table:table-cell table:style-name="ce25" office:value-type="float" office:value="4220" calcext:value-type="float">
            <text:p><text:s/>4 220 </text:p>
          </table:table-cell>
          <table:table-cell table:style-name="ce25" office:value-type="float" office:value="4115" calcext:value-type="float">
            <text:p><text:s/>4 115 </text:p>
          </table:table-cell>
          <table:table-cell table:style-name="ce25" office:value-type="float" office:value="4990" calcext:value-type="float">
            <text:p><text:s/>4 990 </text:p>
          </table:table-cell>
          <table:table-cell table:style-name="ce25" office:value-type="float" office:value="5185" calcext:value-type="float">
            <text:p><text:s/>5 185 </text:p>
          </table:table-cell>
          <table:table-cell table:style-name="ce25" office:value-type="float" office:value="5090" calcext:value-type="float">
            <text:p><text:s/>5 090 </text:p>
          </table:table-cell>
          <table:table-cell table:style-name="ce25" office:value-type="float" office:value="4820" calcext:value-type="float">
            <text:p><text:s/>4 820 </text:p>
          </table:table-cell>
          <table:table-cell table:style-name="ce25" office:value-type="float" office:value="5860" calcext:value-type="float">
            <text:p><text:s/>5 860 </text:p>
          </table:table-cell>
          <table:table-cell table:style-name="ce25" office:value-type="float" office:value="5410" calcext:value-type="float">
            <text:p><text:s/>5 410 </text:p>
          </table:table-cell>
          <table:table-cell table:style-name="ce25" office:value-type="float" office:value="4310" calcext:value-type="float">
            <text:p><text:s/>4 310 </text:p>
          </table:table-cell>
          <table:table-cell table:style-name="ce25" office:value-type="float" office:value="5295" calcext:value-type="float">
            <text:p><text:s/>5 295 </text:p>
          </table:table-cell>
          <table:table-cell table:style-name="ce25" office:value-type="float" office:value="4825" calcext:value-type="float">
            <text:p><text:s/>4 825 </text:p>
          </table:table-cell>
          <table:table-cell table:style-name="ce25" office:value-type="float" office:value="3900" calcext:value-type="float">
            <text:p><text:s/>3 900 </text:p>
          </table:table-cell>
          <table:table-cell table:style-name="ce25" office:value-type="float" office:value="6060" calcext:value-type="float">
            <text:p><text:s/>6 060 </text:p>
          </table:table-cell>
          <table:table-cell table:style-name="ce25" office:value-type="float" office:value="4995" calcext:value-type="float">
            <text:p><text:s/>4 995 </text:p>
          </table:table-cell>
          <table:table-cell table:style-name="ce25" office:value-type="float" office:value="4150" calcext:value-type="float">
            <text:p><text:s/>4 150 </text:p>
          </table:table-cell>
          <table:table-cell table:style-name="ce25" office:value-type="float" office:value="3990" calcext:value-type="float">
            <text:p><text:s/>3 990 </text:p>
          </table:table-cell>
          <table:table-cell table:style-name="ce25" office:value-type="float" office:value="5255" calcext:value-type="float">
            <text:p><text:s/>5 255 </text:p>
          </table:table-cell>
          <table:table-cell table:style-name="ce25" office:value-type="float" office:value="4140" calcext:value-type="float">
            <text:p><text:s/>4 140 </text:p>
          </table:table-cell>
          <table:table-cell table:style-name="ce25" office:value-type="float" office:value="5605" calcext:value-type="float">
            <text:p><text:s/>5 605 </text:p>
          </table:table-cell>
          <table:table-cell table:style-name="ce25" office:value-type="float" office:value="3590" calcext:value-type="float">
            <text:p><text:s/>3 590 </text:p>
          </table:table-cell>
          <table:table-cell table:style-name="ce25" office:value-type="float" office:value="4575" calcext:value-type="float">
            <text:p><text:s/>4 575 </text:p>
          </table:table-cell>
          <table:table-cell table:style-name="ce25" office:value-type="float" office:value="5090" calcext:value-type="float">
            <text:p><text:s/>5 090 </text:p>
          </table:table-cell>
          <table:table-cell table:style-name="ce25" office:value-type="float" office:value="5890" calcext:value-type="float">
            <text:p><text:s/>5 890 </text:p>
          </table:table-cell>
          <table:table-cell table:style-name="ce25" office:value-type="float" office:value="4095" calcext:value-type="float">
            <text:p><text:s/>4 095 </text:p>
          </table:table-cell>
          <table:table-cell table:style-name="ce25" office:value-type="float" office:value="6650" calcext:value-type="float">
            <text:p><text:s/>6 650 </text:p>
          </table:table-cell>
          <table:table-cell table:style-name="ce25" office:value-type="float" office:value="6700" calcext:value-type="float">
            <text:p><text:s/>6 700 </text:p>
          </table:table-cell>
          <table:table-cell table:style-name="ce25" office:value-type="float" office:value="4665" calcext:value-type="float">
            <text:p><text:s/>4 665 </text:p>
          </table:table-cell>
          <table:table-cell table:style-name="ce25" office:value-type="float" office:value="3620" calcext:value-type="float">
            <text:p><text:s/>3 620 </text:p>
          </table:table-cell>
          <table:table-cell table:style-name="ce25" office:value-type="float" office:value="5110" calcext:value-type="float">
            <text:p><text:s/>5 110 </text:p>
          </table:table-cell>
          <table:table-cell table:style-name="ce25" office:value-type="float" office:value="3470" calcext:value-type="float">
            <text:p><text:s/>3 470 </text:p>
          </table:table-cell>
          <table:table-cell table:style-name="ce25" office:value-type="float" office:value="5550" calcext:value-type="float">
            <text:p><text:s/>5 550 </text:p>
          </table:table-cell>
          <table:table-cell table:style-name="ce25" office:value-type="float" office:value="4650" calcext:value-type="float">
            <text:p><text:s/>4 650 </text:p>
          </table:table-cell>
          <table:table-cell table:style-name="ce25" office:value-type="float" office:value="4390" calcext:value-type="float">
            <text:p><text:s/>4 390 </text:p>
          </table:table-cell>
          <table:table-cell table:style-name="ce25" office:value-type="float" office:value="3615" calcext:value-type="float">
            <text:p><text:s/>3 615 </text:p>
          </table:table-cell>
          <table:table-cell table:style-name="ce25" office:value-type="float" office:value="4415" calcext:value-type="float">
            <text:p><text:s/>4 415 </text:p>
          </table:table-cell>
          <table:table-cell table:style-name="ce25" office:value-type="float" office:value="3295" calcext:value-type="float">
            <text:p><text:s/>3 295 </text:p>
          </table:table-cell>
          <table:table-cell table:style-name="ce25" office:value-type="float" office:value="5650" calcext:value-type="float">
            <text:p><text:s/>5 650 </text:p>
          </table:table-cell>
          <table:table-cell table:style-name="ce25" office:value-type="float" office:value="4065" calcext:value-type="float">
            <text:p><text:s/>4 065 </text:p>
          </table:table-cell>
          <table:table-cell table:style-name="ce25" office:value-type="float" office:value="6820" calcext:value-type="float">
            <text:p><text:s/>6 820 </text:p>
          </table:table-cell>
          <table:table-cell table:style-name="ce25" office:value-type="float" office:value="5570" calcext:value-type="float">
            <text:p><text:s/>5 570 </text:p>
          </table:table-cell>
          <table:table-cell table:style-name="ce25" office:value-type="float" office:value="4975" calcext:value-type="float">
            <text:p><text:s/>4 975 </text:p>
          </table:table-cell>
          <table:table-cell table:style-name="ce25" office:value-type="float" office:value="4845" calcext:value-type="float">
            <text:p><text:s/>4 845 </text:p>
          </table:table-cell>
          <table:table-cell table:style-name="ce25" office:value-type="float" office:value="3810" calcext:value-type="float">
            <text:p><text:s/>3 810 </text:p>
          </table:table-cell>
          <table:table-cell table:style-name="ce25" office:value-type="float" office:value="6565" calcext:value-type="float">
            <text:p><text:s/>6 565 </text:p>
          </table:table-cell>
          <table:table-cell table:style-name="ce25" office:value-type="float" office:value="3975" calcext:value-type="float">
            <text:p><text:s/>3 975 </text:p>
          </table:table-cell>
          <table:table-cell table:style-name="ce25" office:value-type="float" office:value="4005" calcext:value-type="float">
            <text:p><text:s/>4 005 </text:p>
          </table:table-cell>
          <table:table-cell table:style-name="ce25" office:value-type="float" office:value="4390" calcext:value-type="float">
            <text:p><text:s/>4 390 </text:p>
          </table:table-cell>
          <table:table-cell table:style-name="ce25" office:value-type="float" office:value="5345" calcext:value-type="float">
            <text:p><text:s/>5 345 </text:p>
          </table:table-cell>
          <table:table-cell table:style-name="ce25" office:value-type="float" office:value="7575" calcext:value-type="float">
            <text:p><text:s/>7 575 </text:p>
          </table:table-cell>
          <table:table-cell table:style-name="ce25" office:value-type="float" office:value="5350" calcext:value-type="float">
            <text:p><text:s/>5 350 </text:p>
          </table:table-cell>
          <table:table-cell table:style-name="ce25" office:value-type="float" office:value="5600" calcext:value-type="float">
            <text:p><text:s/>5 600 </text:p>
          </table:table-cell>
          <table:table-cell table:style-name="ce25" office:value-type="float" office:value="6040" calcext:value-type="float">
            <text:p><text:s/>6 040 </text:p>
          </table:table-cell>
          <table:table-cell table:style-name="ce25" office:value-type="float" office:value="6355" calcext:value-type="float">
            <text:p><text:s/>6 355 </text:p>
          </table:table-cell>
          <table:table-cell table:style-name="ce25" office:value-type="float" office:value="6470" calcext:value-type="float">
            <text:p><text:s/>6 470 </text:p>
          </table:table-cell>
          <table:table-cell table:style-name="ce25" office:value-type="float" office:value="4050" calcext:value-type="float">
            <text:p><text:s/>4 050 </text:p>
          </table:table-cell>
          <table:table-cell table:style-name="ce25" office:value-type="float" office:value="6030" calcext:value-type="float">
            <text:p><text:s/>6 030 </text:p>
          </table:table-cell>
          <table:table-cell table:style-name="ce25" office:value-type="float" office:value="4915" calcext:value-type="float">
            <text:p><text:s/>4 915 </text:p>
          </table:table-cell>
          <table:table-cell table:style-name="ce25" office:value-type="float" office:value="5620" calcext:value-type="float">
            <text:p><text:s/>5 620 </text:p>
          </table:table-cell>
          <table:table-cell table:style-name="ce25" office:value-type="float" office:value="4815" calcext:value-type="float">
            <text:p><text:s/>4 815 </text:p>
          </table:table-cell>
          <table:table-cell table:style-name="ce25" office:value-type="float" office:value="6935" calcext:value-type="float">
            <text:p><text:s/>6 935 </text:p>
          </table:table-cell>
          <table:table-cell table:style-name="ce25" office:value-type="float" office:value="6035" calcext:value-type="float">
            <text:p><text:s/>6 035 </text:p>
          </table:table-cell>
          <table:table-cell table:style-name="ce25" office:value-type="float" office:value="4315" calcext:value-type="float">
            <text:p><text:s/>4 315 </text:p>
          </table:table-cell>
          <table:table-cell table:style-name="ce25" office:value-type="float" office:value="5345" calcext:value-type="float">
            <text:p><text:s/>5 345 </text:p>
          </table:table-cell>
          <table:table-cell table:style-name="ce25" office:value-type="float" office:value="5990" calcext:value-type="float">
            <text:p><text:s/>5 990 </text:p>
          </table:table-cell>
          <table:table-cell table:style-name="ce25" office:value-type="float" office:value="5030" calcext:value-type="float">
            <text:p><text:s/>5 030 </text:p>
          </table:table-cell>
          <table:table-cell table:style-name="ce25" office:value-type="float" office:value="5805" calcext:value-type="float">
            <text:p><text:s/>5 805 </text:p>
          </table:table-cell>
          <table:table-cell table:style-name="ce25" office:value-type="float" office:value="4745" calcext:value-type="float">
            <text:p><text:s/>4 745 </text:p>
          </table:table-cell>
          <table:table-cell table:style-name="ce25" office:value-type="float" office:value="5460" calcext:value-type="float">
            <text:p><text:s/>5 460 </text:p>
          </table:table-cell>
          <table:table-cell table:style-name="ce25" office:value-type="float" office:value="5080" calcext:value-type="float">
            <text:p><text:s/>5 080 </text:p>
          </table:table-cell>
          <table:table-cell table:style-name="ce25" office:value-type="float" office:value="4495" calcext:value-type="float">
            <text:p><text:s/>4 49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71_arts_spectacles_loisirs</text:p>
          </table:table-cell>
          <table:table-cell table:number-columns-repeated="2" table:style-name="ce25" office:value-type="float" office:value="175" calcext:value-type="float">
            <text:p><text:s/>175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775" calcext:value-type="float">
            <text:p><text:s/>77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710" calcext:value-type="float">
            <text:p><text:s/>71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1135" calcext:value-type="float">
            <text:p><text:s/>1 135 </text:p>
          </table:table-cell>
          <table:table-cell table:style-name="ce25" office:value-type="float" office:value="595" calcext:value-type="float">
            <text:p><text:s/>595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1975" calcext:value-type="float">
            <text:p><text:s/>1 97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735" calcext:value-type="float">
            <text:p><text:s/>735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1150" calcext:value-type="float">
            <text:p><text:s/>1 15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645" calcext:value-type="float">
            <text:p><text:s/>645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2505" calcext:value-type="float">
            <text:p><text:s/>2 50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1045" calcext:value-type="float">
            <text:p><text:s/>1 045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935" calcext:value-type="float">
            <text:p><text:s/>935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720" calcext:value-type="float">
            <text:p><text:s/>1 72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745" calcext:value-type="float">
            <text:p><text:s/>74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700" calcext:value-type="float">
            <text:p><text:s/>700 </text:p>
          </table:table-cell>
          <table:table-cell table:style-name="ce25" office:value-type="float" office:value="785" calcext:value-type="float">
            <text:p><text:s/>785 </text:p>
          </table:table-cell>
          <table:table-cell table:style-name="ce25" office:value-type="float" office:value="875" calcext:value-type="float">
            <text:p><text:s/>875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1080" calcext:value-type="float">
            <text:p><text:s/>1 08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72_hébergement_restauration</text:p>
          </table:table-cell>
          <table:table-cell table:style-name="ce25" office:value-type="float" office:value="1350" calcext:value-type="float">
            <text:p><text:s/>1 350 </text:p>
          </table:table-cell>
          <table:table-cell table:style-name="ce25" office:value-type="float" office:value="1115" calcext:value-type="float">
            <text:p><text:s/>1 115 </text:p>
          </table:table-cell>
          <table:table-cell table:style-name="ce25" office:value-type="float" office:value="2415" calcext:value-type="float">
            <text:p><text:s/>2 415 </text:p>
          </table:table-cell>
          <table:table-cell table:style-name="ce25" office:value-type="float" office:value="1500" calcext:value-type="float">
            <text:p><text:s/>1 500 </text:p>
          </table:table-cell>
          <table:table-cell table:style-name="ce25" office:value-type="float" office:value="1670" calcext:value-type="float">
            <text:p><text:s/>1 670 </text:p>
          </table:table-cell>
          <table:table-cell table:style-name="ce25" office:value-type="float" office:value="2195" calcext:value-type="float">
            <text:p><text:s/>2 195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1490" calcext:value-type="float">
            <text:p><text:s/>1 490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1830" calcext:value-type="float">
            <text:p><text:s/>1 830 </text:p>
          </table:table-cell>
          <table:table-cell table:style-name="ce25" office:value-type="float" office:value="1940" calcext:value-type="float">
            <text:p><text:s/>1 940 </text:p>
          </table:table-cell>
          <table:table-cell table:style-name="ce25" office:value-type="float" office:value="1835" calcext:value-type="float">
            <text:p><text:s/>1 835 </text:p>
          </table:table-cell>
          <table:table-cell table:style-name="ce25" office:value-type="float" office:value="1050" calcext:value-type="float">
            <text:p><text:s/>1 050 </text:p>
          </table:table-cell>
          <table:table-cell table:style-name="ce25" office:value-type="float" office:value="1750" calcext:value-type="float">
            <text:p><text:s/>1 750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2180" calcext:value-type="float">
            <text:p><text:s/>2 180 </text:p>
          </table:table-cell>
          <table:table-cell table:style-name="ce25" office:value-type="float" office:value="1815" calcext:value-type="float">
            <text:p><text:s/>1 815 </text:p>
          </table:table-cell>
          <table:table-cell table:style-name="ce25" office:value-type="float" office:value="1795" calcext:value-type="float">
            <text:p><text:s/>1 795 </text:p>
          </table:table-cell>
          <table:table-cell table:style-name="ce25" office:value-type="float" office:value="1915" calcext:value-type="float">
            <text:p><text:s/>1 915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2465" calcext:value-type="float">
            <text:p><text:s/>2 465 </text:p>
          </table:table-cell>
          <table:table-cell table:style-name="ce25" office:value-type="float" office:value="2290" calcext:value-type="float">
            <text:p><text:s/>2 290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2420" calcext:value-type="float">
            <text:p><text:s/>2 420 </text:p>
          </table:table-cell>
          <table:table-cell table:style-name="ce25" office:value-type="float" office:value="1785" calcext:value-type="float">
            <text:p><text:s/>1 785 </text:p>
          </table:table-cell>
          <table:table-cell table:style-name="ce25" office:value-type="float" office:value="2885" calcext:value-type="float">
            <text:p><text:s/>2 885 </text:p>
          </table:table-cell>
          <table:table-cell table:style-name="ce25" office:value-type="float" office:value="2175" calcext:value-type="float">
            <text:p><text:s/>2 175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2940" calcext:value-type="float">
            <text:p><text:s/>2 940 </text:p>
          </table:table-cell>
          <table:table-cell table:style-name="ce25" office:value-type="float" office:value="1510" calcext:value-type="float">
            <text:p><text:s/>1 510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2615" calcext:value-type="float">
            <text:p><text:s/>2 615 </text:p>
          </table:table-cell>
          <table:table-cell table:style-name="ce25" office:value-type="float" office:value="1045" calcext:value-type="float">
            <text:p><text:s/>1 045 </text:p>
          </table:table-cell>
          <table:table-cell table:style-name="ce25" office:value-type="float" office:value="1790" calcext:value-type="float">
            <text:p><text:s/>1 790 </text:p>
          </table:table-cell>
          <table:table-cell table:style-name="ce25" office:value-type="float" office:value="2170" calcext:value-type="float">
            <text:p><text:s/>2 170 </text:p>
          </table:table-cell>
          <table:table-cell table:style-name="ce25" office:value-type="float" office:value="1970" calcext:value-type="float">
            <text:p><text:s/>1 970 </text:p>
          </table:table-cell>
          <table:table-cell table:style-name="ce25" office:value-type="float" office:value="1860" calcext:value-type="float">
            <text:p><text:s/>1 860 </text:p>
          </table:table-cell>
          <table:table-cell table:style-name="ce25" office:value-type="float" office:value="2015" calcext:value-type="float">
            <text:p><text:s/>2 015 </text:p>
          </table:table-cell>
          <table:table-cell table:style-name="ce25" office:value-type="float" office:value="2840" calcext:value-type="float">
            <text:p><text:s/>2 840 </text:p>
          </table:table-cell>
          <table:table-cell table:style-name="ce25" office:value-type="float" office:value="1070" calcext:value-type="float">
            <text:p><text:s/>1 070 </text:p>
          </table:table-cell>
          <table:table-cell table:style-name="ce25" office:value-type="float" office:value="1395" calcext:value-type="float">
            <text:p><text:s/>1 395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2360" calcext:value-type="float">
            <text:p><text:s/>2 360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2180" calcext:value-type="float">
            <text:p><text:s/>2 180 </text:p>
          </table:table-cell>
          <table:table-cell table:style-name="ce25" office:value-type="float" office:value="2245" calcext:value-type="float">
            <text:p><text:s/>2 245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3300" calcext:value-type="float">
            <text:p><text:s/>3 300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2525" calcext:value-type="float">
            <text:p><text:s/>2 525 </text:p>
          </table:table-cell>
          <table:table-cell table:style-name="ce25" office:value-type="float" office:value="1400" calcext:value-type="float">
            <text:p><text:s/>1 400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2240" calcext:value-type="float">
            <text:p><text:s/>2 240 </text:p>
          </table:table-cell>
          <table:table-cell table:style-name="ce25" office:value-type="float" office:value="1430" calcext:value-type="float">
            <text:p><text:s/>1 430 </text:p>
          </table:table-cell>
          <table:table-cell table:style-name="ce25" office:value-type="float" office:value="2845" calcext:value-type="float">
            <text:p><text:s/>2 845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1630" calcext:value-type="float">
            <text:p><text:s/>1 630 </text:p>
          </table:table-cell>
          <table:table-cell table:style-name="ce25" office:value-type="float" office:value="1265" calcext:value-type="float">
            <text:p><text:s/>1 265 </text:p>
          </table:table-cell>
          <table:table-cell table:style-name="ce25" office:value-type="float" office:value="2730" calcext:value-type="float">
            <text:p><text:s/>2 730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1785" calcext:value-type="float">
            <text:p><text:s/>1 785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1455" calcext:value-type="float">
            <text:p><text:s/>1 455 </text:p>
          </table:table-cell>
          <table:table-cell table:style-name="ce25" office:value-type="float" office:value="1255" calcext:value-type="float">
            <text:p><text:s/>1 255 </text:p>
          </table:table-cell>
          <table:table-cell table:style-name="ce25" office:value-type="float" office:value="1375" calcext:value-type="float">
            <text:p><text:s/>1 375 </text:p>
          </table:table-cell>
          <table:table-cell table:style-name="ce25" office:value-type="float" office:value="1020" calcext:value-type="float">
            <text:p><text:s/>1 020 </text:p>
          </table:table-cell>
          <table:table-cell table:style-name="ce25" office:value-type="float" office:value="2505" calcext:value-type="float">
            <text:p><text:s/>2 505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1780" calcext:value-type="float">
            <text:p><text:s/>1 780 </text:p>
          </table:table-cell>
          <table:table-cell table:style-name="ce25" office:value-type="float" office:value="1240" calcext:value-type="float">
            <text:p><text:s/>1 240 </text:p>
          </table:table-cell>
          <table:table-cell table:style-name="ce25" office:value-type="float" office:value="2175" calcext:value-type="float">
            <text:p><text:s/>2 175 </text:p>
          </table:table-cell>
          <table:table-cell table:style-name="ce25" office:value-type="float" office:value="2520" calcext:value-type="float">
            <text:p><text:s/>2 520 </text:p>
          </table:table-cell>
          <table:table-cell table:style-name="ce25" office:value-type="float" office:value="2120" calcext:value-type="float">
            <text:p><text:s/>2 120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2460" calcext:value-type="float">
            <text:p><text:s/>2 460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2245" calcext:value-type="float">
            <text:p><text:s/>2 245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1815" calcext:value-type="float">
            <text:p><text:s/>1 815 </text:p>
          </table:table-cell>
          <table:table-cell table:style-name="ce25" office:value-type="float" office:value="1305" calcext:value-type="float">
            <text:p><text:s/>1 305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1900" calcext:value-type="float">
            <text:p><text:s/>1 900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1630" calcext:value-type="float">
            <text:p><text:s/>1 630 </text:p>
          </table:table-cell>
          <table:table-cell table:style-name="ce25" office:value-type="float" office:value="2335" calcext:value-type="float">
            <text:p><text:s/>2 335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1820" calcext:value-type="float">
            <text:p><text:s/>1 820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2720" calcext:value-type="float">
            <text:p><text:s/>2 720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2055" calcext:value-type="float">
            <text:p><text:s/>2 055 </text:p>
          </table:table-cell>
          <table:table-cell table:style-name="ce25" office:value-type="float" office:value="2765" calcext:value-type="float">
            <text:p><text:s/>2 765 </text:p>
          </table:table-cell>
          <table:table-cell table:style-name="ce25" office:value-type="float" office:value="1825" calcext:value-type="float">
            <text:p><text:s/>1 825 </text:p>
          </table:table-cell>
          <table:table-cell table:style-name="ce25" office:value-type="float" office:value="2120" calcext:value-type="float">
            <text:p><text:s/>2 120 </text:p>
          </table:table-cell>
          <table:table-cell table:style-name="ce25" office:value-type="float" office:value="2240" calcext:value-type="float">
            <text:p><text:s/>2 240 </text:p>
          </table:table-cell>
          <table:table-cell table:style-name="ce25" office:value-type="float" office:value="2870" calcext:value-type="float">
            <text:p><text:s/>2 870 </text:p>
          </table:table-cell>
          <table:table-cell table:style-name="ce25" office:value-type="float" office:value="1375" calcext:value-type="float">
            <text:p><text:s/>1 375 </text:p>
          </table:table-cell>
          <table:table-cell table:style-name="ce25" office:value-type="float" office:value="2450" calcext:value-type="float">
            <text:p><text:s/>2 450 </text:p>
          </table:table-cell>
          <table:table-cell table:style-name="ce25" office:value-type="float" office:value="1970" calcext:value-type="float">
            <text:p><text:s/>1 970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2845" calcext:value-type="float">
            <text:p><text:s/>2 845 </text:p>
          </table:table-cell>
          <table:table-cell table:style-name="ce25" office:value-type="float" office:value="1990" calcext:value-type="float">
            <text:p><text:s/>1 990 </text:p>
          </table:table-cell>
          <table:table-cell table:style-name="ce25" office:value-type="float" office:value="2430" calcext:value-type="float">
            <text:p><text:s/>2 430 </text:p>
          </table:table-cell>
          <table:table-cell table:style-name="ce25" office:value-type="float" office:value="845" calcext:value-type="float">
            <text:p><text:s/>845 </text:p>
          </table:table-cell>
          <table:table-cell table:style-name="ce25" office:value-type="float" office:value="1910" calcext:value-type="float">
            <text:p><text:s/>1 910 </text:p>
          </table:table-cell>
          <table:table-cell table:style-name="ce25" office:value-type="float" office:value="1990" calcext:value-type="float">
            <text:p><text:s/>1 990 </text:p>
          </table:table-cell>
          <table:table-cell table:style-name="ce25" office:value-type="float" office:value="2210" calcext:value-type="float">
            <text:p><text:s/>2 210 </text:p>
          </table:table-cell>
          <table:table-cell table:style-name="ce25" office:value-type="float" office:value="2130" calcext:value-type="float">
            <text:p><text:s/>2 130 </text:p>
          </table:table-cell>
          <table:table-cell table:style-name="ce25" office:value-type="float" office:value="2040" calcext:value-type="float">
            <text:p><text:s/>2 040 </text:p>
          </table:table-cell>
          <table:table-cell table:style-name="ce25" office:value-type="float" office:value="2465" calcext:value-type="float">
            <text:p><text:s/>2 465 </text:p>
          </table:table-cell>
          <table:table-cell table:style-name="ce25" office:value-type="float" office:value="1430" calcext:value-type="float">
            <text:p><text:s/>1 430 </text:p>
          </table:table-cell>
          <table:table-cell table:style-name="ce25" office:value-type="float" office:value="3015" calcext:value-type="float">
            <text:p><text:s/>3 01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81_autres_sauf_publics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1500" calcext:value-type="float">
            <text:p><text:s/>1 500 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2050" calcext:value-type="float">
            <text:p><text:s/>2 050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1680" calcext:value-type="float">
            <text:p><text:s/>1 680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1455" calcext:value-type="float">
            <text:p><text:s/>1 455 </text:p>
          </table:table-cell>
          <table:table-cell table:style-name="ce25" office:value-type="float" office:value="2060" calcext:value-type="float">
            <text:p><text:s/>2 060 </text:p>
          </table:table-cell>
          <table:table-cell table:number-columns-repeated="2" table:style-name="ce25" office:value-type="float" office:value="1540" calcext:value-type="float">
            <text:p><text:s/>1 540 </text:p>
          </table:table-cell>
          <table:table-cell table:style-name="ce25" office:value-type="float" office:value="950" calcext:value-type="float">
            <text:p><text:s/>950 </text:p>
          </table:table-cell>
          <table:table-cell table:style-name="ce25" office:value-type="float" office:value="2050" calcext:value-type="float">
            <text:p><text:s/>2 050 </text:p>
          </table:table-cell>
          <table:table-cell table:style-name="ce25" office:value-type="float" office:value="1670" calcext:value-type="float">
            <text:p><text:s/>1 670 </text:p>
          </table:table-cell>
          <table:table-cell table:style-name="ce25" office:value-type="float" office:value="1960" calcext:value-type="float">
            <text:p><text:s/>1 960 </text:p>
          </table:table-cell>
          <table:table-cell table:style-name="ce25" office:value-type="float" office:value="1515" calcext:value-type="float">
            <text:p><text:s/>1 515 </text:p>
          </table:table-cell>
          <table:table-cell table:style-name="ce25" office:value-type="float" office:value="1480" calcext:value-type="float">
            <text:p><text:s/>1 480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1450" calcext:value-type="float">
            <text:p><text:s/>1 450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1670" calcext:value-type="float">
            <text:p><text:s/>1 670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1710" calcext:value-type="float">
            <text:p><text:s/>1 710 </text:p>
          </table:table-cell>
          <table:table-cell table:style-name="ce25" office:value-type="float" office:value="1535" calcext:value-type="float">
            <text:p><text:s/>1 535 </text:p>
          </table:table-cell>
          <table:table-cell table:style-name="ce25" office:value-type="float" office:value="1840" calcext:value-type="float">
            <text:p><text:s/>1 840 </text:p>
          </table:table-cell>
          <table:table-cell table:style-name="ce25" office:value-type="float" office:value="1505" calcext:value-type="float">
            <text:p><text:s/>1 505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2790" calcext:value-type="float">
            <text:p><text:s/>2 790 </text:p>
          </table:table-cell>
          <table:table-cell table:style-name="ce25" office:value-type="float" office:value="1265" calcext:value-type="float">
            <text:p><text:s/>1 265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1745" calcext:value-type="float">
            <text:p><text:s/>1 745 </text:p>
          </table:table-cell>
          <table:table-cell table:style-name="ce25" office:value-type="float" office:value="2100" calcext:value-type="float">
            <text:p><text:s/>2 100 </text:p>
          </table:table-cell>
          <table:table-cell table:style-name="ce25" office:value-type="float" office:value="1430" calcext:value-type="float">
            <text:p><text:s/>1 430 </text:p>
          </table:table-cell>
          <table:table-cell table:style-name="ce25" office:value-type="float" office:value="1305" calcext:value-type="float">
            <text:p><text:s/>1 305 </text:p>
          </table:table-cell>
          <table:table-cell table:style-name="ce25" office:value-type="float" office:value="2000" calcext:value-type="float">
            <text:p><text:s/>2 000 </text:p>
          </table:table-cell>
          <table:table-cell table:style-name="ce25" office:value-type="float" office:value="1700" calcext:value-type="float">
            <text:p><text:s/>1 700 </text:p>
          </table:table-cell>
          <table:table-cell table:style-name="ce25" office:value-type="float" office:value="1510" calcext:value-type="float">
            <text:p><text:s/>1 510 </text:p>
          </table:table-cell>
          <table:table-cell table:style-name="ce25" office:value-type="float" office:value="1730" calcext:value-type="float">
            <text:p><text:s/>1 73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1785" calcext:value-type="float">
            <text:p><text:s/>1 785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1955" calcext:value-type="float">
            <text:p><text:s/>1 955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1200" calcext:value-type="float">
            <text:p><text:s/>1 200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1410" calcext:value-type="float">
            <text:p><text:s/>1 410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1765" calcext:value-type="float">
            <text:p><text:s/>1 765 </text:p>
          </table:table-cell>
          <table:table-cell table:style-name="ce25" office:value-type="float" office:value="1750" calcext:value-type="float">
            <text:p><text:s/>1 750 </text:p>
          </table:table-cell>
          <table:table-cell table:style-name="ce25" office:value-type="float" office:value="1555" calcext:value-type="float">
            <text:p><text:s/>1 555 </text:p>
          </table:table-cell>
          <table:table-cell table:style-name="ce25" office:value-type="float" office:value="1535" calcext:value-type="float">
            <text:p><text:s/>1 535 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915" calcext:value-type="float">
            <text:p><text:s/>915 </text:p>
          </table:table-cell>
          <table:table-cell table:style-name="ce25" office:value-type="float" office:value="1545" calcext:value-type="float">
            <text:p><text:s/>1 545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1465" calcext:value-type="float">
            <text:p><text:s/>1 465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1650" calcext:value-type="float">
            <text:p><text:s/>1 650 </text:p>
          </table:table-cell>
          <table:table-cell table:style-name="ce25" office:value-type="float" office:value="1130" calcext:value-type="float">
            <text:p><text:s/>1 130 </text:p>
          </table:table-cell>
          <table:table-cell table:style-name="ce25" office:value-type="float" office:value="1420" calcext:value-type="float">
            <text:p><text:s/>1 42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1850" calcext:value-type="float">
            <text:p><text:s/>1 850 </text:p>
          </table:table-cell>
          <table:table-cell table:style-name="ce25" office:value-type="float" office:value="1430" calcext:value-type="float">
            <text:p><text:s/>1 430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1045" calcext:value-type="float">
            <text:p><text:s/>1 045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1825" calcext:value-type="float">
            <text:p><text:s/>1 825 </text:p>
          </table:table-cell>
          <table:table-cell table:style-name="ce25" office:value-type="float" office:value="1525" calcext:value-type="float">
            <text:p><text:s/>1 525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1310" calcext:value-type="float">
            <text:p><text:s/>1 310 </text:p>
          </table:table-cell>
          <table:table-cell table:style-name="ce25" office:value-type="float" office:value="1860" calcext:value-type="float">
            <text:p><text:s/>1 860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1425" calcext:value-type="float">
            <text:p><text:s/>1 425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1405" calcext:value-type="float">
            <text:p><text:s/>1 405 </text:p>
          </table:table-cell>
          <table:table-cell table:style-name="ce25" office:value-type="float" office:value="1280" calcext:value-type="float">
            <text:p><text:s/>1 280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1395" calcext:value-type="float">
            <text:p><text:s/>1 395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1800" calcext:value-type="float">
            <text:p><text:s/>1 800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1485" calcext:value-type="float">
            <text:p><text:s/>1 485 </text:p>
          </table:table-cell>
          <table:table-cell table:style-name="ce25" office:value-type="float" office:value="1795" calcext:value-type="float">
            <text:p><text:s/>1 795 </text:p>
          </table:table-cell>
          <table:table-cell table:style-name="ce25" office:value-type="float" office:value="1855" calcext:value-type="float">
            <text:p><text:s/>1 855 </text:p>
          </table:table-cell>
          <table:table-cell table:style-name="ce25" office:value-type="float" office:value="1975" calcext:value-type="float">
            <text:p><text:s/>1 975 </text:p>
          </table:table-cell>
          <table:table-cell table:style-name="ce25" office:value-type="float" office:value="1670" calcext:value-type="float">
            <text:p><text:s/>1 670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1615" calcext:value-type="float">
            <text:p><text:s/>1 615 </text:p>
          </table:table-cell>
          <table:table-cell table:style-name="ce25" office:value-type="float" office:value="1525" calcext:value-type="float">
            <text:p><text:s/>1 525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585" calcext:value-type="float">
            <text:p><text:s/>1 585 </text:p>
          </table:table-cell>
          <table:table-cell table:style-name="ce25" office:value-type="float" office:value="1715" calcext:value-type="float">
            <text:p><text:s/>1 715 </text:p>
          </table:table-cell>
          <table:table-cell table:style-name="ce25" office:value-type="float" office:value="1490" calcext:value-type="float">
            <text:p><text:s/>1 490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1505" calcext:value-type="float">
            <text:p><text:s/>1 505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1590" calcext:value-type="float">
            <text:p><text:s/>1 590 </text:p>
          </table:table-cell>
          <table:table-cell table:style-name="ce25" office:value-type="float" office:value="1990" calcext:value-type="float">
            <text:p><text:s/>1 990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1680" calcext:value-type="float">
            <text:p><text:s/>1 680 </text:p>
          </table:table-cell>
          <table:table-cell table:style-name="ce25" office:value-type="float" office:value="1265" calcext:value-type="float">
            <text:p><text:s/>1 265 </text:p>
          </table:table-cell>
          <table:table-cell table:style-name="ce25" office:value-type="float" office:value="1440" calcext:value-type="float">
            <text:p><text:s/>1 44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1">population_active_industrie_</text:span>91_administration_publique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1255" calcext:value-type="float">
            <text:p><text:s/>1 255 </text:p>
          </table:table-cell>
          <table:table-cell table:style-name="ce25" office:value-type="float" office:value="1370" calcext:value-type="float">
            <text:p><text:s/>1 370 </text:p>
          </table:table-cell>
          <table:table-cell table:style-name="ce25" office:value-type="float" office:value="1640" calcext:value-type="float">
            <text:p><text:s/>1 640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1415" calcext:value-type="float">
            <text:p><text:s/>1 415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1605" calcext:value-type="float">
            <text:p><text:s/>1 605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2410" calcext:value-type="float">
            <text:p><text:s/>2 410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2520" calcext:value-type="float">
            <text:p><text:s/>2 520 </text:p>
          </table:table-cell>
          <table:table-cell table:style-name="ce25" office:value-type="float" office:value="1260" calcext:value-type="float">
            <text:p><text:s/>1 260 </text:p>
          </table:table-cell>
          <table:table-cell table:style-name="ce25" office:value-type="float" office:value="1845" calcext:value-type="float">
            <text:p><text:s/>1 845 </text:p>
          </table:table-cell>
          <table:table-cell table:style-name="ce25" office:value-type="float" office:value="2245" calcext:value-type="float">
            <text:p><text:s/>2 245 </text:p>
          </table:table-cell>
          <table:table-cell table:style-name="ce25" office:value-type="float" office:value="2625" calcext:value-type="float">
            <text:p><text:s/>2 625 </text:p>
          </table:table-cell>
          <table:table-cell table:style-name="ce25" office:value-type="float" office:value="2095" calcext:value-type="float">
            <text:p><text:s/>2 095 </text:p>
          </table:table-cell>
          <table:table-cell table:style-name="ce25" office:value-type="float" office:value="8770" calcext:value-type="float">
            <text:p><text:s/>8 770 </text:p>
          </table:table-cell>
          <table:table-cell table:style-name="ce25" office:value-type="float" office:value="5220" calcext:value-type="float">
            <text:p><text:s/>5 220 </text:p>
          </table:table-cell>
          <table:table-cell table:style-name="ce25" office:value-type="float" office:value="2860" calcext:value-type="float">
            <text:p><text:s/>2 860 </text:p>
          </table:table-cell>
          <table:table-cell table:style-name="ce25" office:value-type="float" office:value="1680" calcext:value-type="float">
            <text:p><text:s/>1 680 </text:p>
          </table:table-cell>
          <table:table-cell table:style-name="ce25" office:value-type="float" office:value="5765" calcext:value-type="float">
            <text:p><text:s/>5 765 </text:p>
          </table:table-cell>
          <table:table-cell table:style-name="ce25" office:value-type="float" office:value="1965" calcext:value-type="float">
            <text:p><text:s/>1 965 </text:p>
          </table:table-cell>
          <table:table-cell table:style-name="ce25" office:value-type="float" office:value="1100" calcext:value-type="float">
            <text:p><text:s/>1 100 </text:p>
          </table:table-cell>
          <table:table-cell table:style-name="ce25" office:value-type="float" office:value="4870" calcext:value-type="float">
            <text:p><text:s/>4 870 </text:p>
          </table:table-cell>
          <table:table-cell table:style-name="ce25" office:value-type="float" office:value="1060" calcext:value-type="float">
            <text:p><text:s/>1 060 </text:p>
          </table:table-cell>
          <table:table-cell table:style-name="ce25" office:value-type="float" office:value="930" calcext:value-type="float">
            <text:p><text:s/>930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975" calcext:value-type="float">
            <text:p><text:s/>975 </text:p>
          </table:table-cell>
          <table:table-cell table:style-name="ce25" office:value-type="float" office:value="2095" calcext:value-type="float">
            <text:p><text:s/>2 095 </text:p>
          </table:table-cell>
          <table:table-cell table:style-name="ce25" office:value-type="float" office:value="2350" calcext:value-type="float">
            <text:p><text:s/>2 350 </text:p>
          </table:table-cell>
          <table:table-cell table:style-name="ce25" office:value-type="float" office:value="1875" calcext:value-type="float">
            <text:p><text:s/>1 875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9935" calcext:value-type="float">
            <text:p><text:s/>9 935 </text:p>
          </table:table-cell>
          <table:table-cell table:style-name="ce25" office:value-type="float" office:value="1855" calcext:value-type="float">
            <text:p><text:s/>1 855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1790" calcext:value-type="float">
            <text:p><text:s/>1 790 </text:p>
          </table:table-cell>
          <table:table-cell table:style-name="ce25" office:value-type="float" office:value="1810" calcext:value-type="float">
            <text:p><text:s/>1 810 </text:p>
          </table:table-cell>
          <table:table-cell table:style-name="ce25" office:value-type="float" office:value="13675" calcext:value-type="float">
            <text:p><text:s/>13 675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630" calcext:value-type="float">
            <text:p><text:s/>1 630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3345" calcext:value-type="float">
            <text:p><text:s/>3 345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4710" calcext:value-type="float">
            <text:p><text:s/>4 710 </text:p>
          </table:table-cell>
          <table:table-cell table:style-name="ce25" office:value-type="float" office:value="1090" calcext:value-type="float">
            <text:p><text:s/>1 090 </text:p>
          </table:table-cell>
          <table:table-cell table:style-name="ce25" office:value-type="float" office:value="1365" calcext:value-type="float">
            <text:p><text:s/>1 365 </text:p>
          </table:table-cell>
          <table:table-cell table:style-name="ce25" office:value-type="float" office:value="2120" calcext:value-type="float">
            <text:p><text:s/>2 120 </text:p>
          </table:table-cell>
          <table:table-cell table:style-name="ce25" office:value-type="float" office:value="8575" calcext:value-type="float">
            <text:p><text:s/>8 575 </text:p>
          </table:table-cell>
          <table:table-cell table:style-name="ce25" office:value-type="float" office:value="1925" calcext:value-type="float">
            <text:p><text:s/>1 925 </text:p>
          </table:table-cell>
          <table:table-cell table:style-name="ce25" office:value-type="float" office:value="2270" calcext:value-type="float">
            <text:p><text:s/>2 270 </text:p>
          </table:table-cell>
          <table:table-cell table:style-name="ce25" office:value-type="float" office:value="1735" calcext:value-type="float">
            <text:p><text:s/>1 735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1790" calcext:value-type="float">
            <text:p><text:s/>1 790 </text:p>
          </table:table-cell>
          <table:table-cell table:style-name="ce25" office:value-type="float" office:value="1820" calcext:value-type="float">
            <text:p><text:s/>1 820 </text:p>
          </table:table-cell>
          <table:table-cell table:style-name="ce25" office:value-type="float" office:value="1615" calcext:value-type="float">
            <text:p><text:s/>1 615 </text:p>
          </table:table-cell>
          <table:table-cell table:style-name="ce25" office:value-type="float" office:value="2045" calcext:value-type="float">
            <text:p><text:s/>2 045 </text:p>
          </table:table-cell>
          <table:table-cell table:style-name="ce25" office:value-type="float" office:value="2360" calcext:value-type="float">
            <text:p><text:s/>2 360 </text:p>
          </table:table-cell>
          <table:table-cell table:style-name="ce25" office:value-type="float" office:value="1490" calcext:value-type="float">
            <text:p><text:s/>1 490 </text:p>
          </table:table-cell>
          <table:table-cell table:style-name="ce25" office:value-type="float" office:value="2215" calcext:value-type="float">
            <text:p><text:s/>2 215 </text:p>
          </table:table-cell>
          <table:table-cell table:style-name="ce25" office:value-type="float" office:value="1730" calcext:value-type="float">
            <text:p><text:s/>1 730 </text:p>
          </table:table-cell>
          <table:table-cell table:style-name="ce25" office:value-type="float" office:value="4560" calcext:value-type="float">
            <text:p><text:s/>4 560 </text:p>
          </table:table-cell>
          <table:table-cell table:style-name="ce25" office:value-type="float" office:value="1545" calcext:value-type="float">
            <text:p><text:s/>1 545 </text:p>
          </table:table-cell>
          <table:table-cell table:style-name="ce25" office:value-type="float" office:value="1880" calcext:value-type="float">
            <text:p><text:s/>1 880 </text:p>
          </table:table-cell>
          <table:table-cell table:style-name="ce25" office:value-type="float" office:value="1345" calcext:value-type="float">
            <text:p><text:s/>1 345 </text:p>
          </table:table-cell>
          <table:table-cell table:style-name="ce25" office:value-type="float" office:value="1650" calcext:value-type="float">
            <text:p><text:s/>1 650 </text:p>
          </table:table-cell>
          <table:table-cell table:style-name="ce25" office:value-type="float" office:value="2555" calcext:value-type="float">
            <text:p><text:s/>2 555 </text:p>
          </table:table-cell>
          <table:table-cell table:style-name="ce25" office:value-type="float" office:value="1600" calcext:value-type="float">
            <text:p><text:s/>1 600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1830" calcext:value-type="float">
            <text:p><text:s/>1 830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2595" calcext:value-type="float">
            <text:p><text:s/>2 595 </text:p>
          </table:table-cell>
          <table:table-cell table:style-name="ce25" office:value-type="float" office:value="2325" calcext:value-type="float">
            <text:p><text:s/>2 325 </text:p>
          </table:table-cell>
          <table:table-cell table:style-name="ce25" office:value-type="float" office:value="5445" calcext:value-type="float">
            <text:p><text:s/>5 445 </text:p>
          </table:table-cell>
          <table:table-cell table:style-name="ce25" office:value-type="float" office:value="1565" calcext:value-type="float">
            <text:p><text:s/>1 565 </text:p>
          </table:table-cell>
          <table:table-cell table:style-name="ce25" office:value-type="float" office:value="1385" calcext:value-type="float">
            <text:p><text:s/>1 385 </text:p>
          </table:table-cell>
          <table:table-cell table:style-name="ce25" office:value-type="float" office:value="1020" calcext:value-type="float">
            <text:p><text:s/>1 020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7305" calcext:value-type="float">
            <text:p><text:s/>7 305 </text:p>
          </table:table-cell>
          <table:table-cell table:style-name="ce25" office:value-type="float" office:value="1525" calcext:value-type="float">
            <text:p><text:s/>1 525 </text:p>
          </table:table-cell>
          <table:table-cell table:style-name="ce25" office:value-type="float" office:value="10720" calcext:value-type="float">
            <text:p><text:s/>10 720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1685" calcext:value-type="float">
            <text:p><text:s/>1 685 </text:p>
          </table:table-cell>
          <table:table-cell table:style-name="ce25" office:value-type="float" office:value="1520" calcext:value-type="float">
            <text:p><text:s/>1 520 </text:p>
          </table:table-cell>
          <table:table-cell table:style-name="ce25" office:value-type="float" office:value="1910" calcext:value-type="float">
            <text:p><text:s/>1 910 </text:p>
          </table:table-cell>
          <table:table-cell table:style-name="ce25" office:value-type="float" office:value="965" calcext:value-type="float">
            <text:p><text:s/>965 </text:p>
          </table:table-cell>
          <table:table-cell table:style-name="ce25" office:value-type="float" office:value="1735" calcext:value-type="float">
            <text:p><text:s/>1 735 </text:p>
          </table:table-cell>
          <table:table-cell table:style-name="ce25" office:value-type="float" office:value="2150" calcext:value-type="float">
            <text:p><text:s/>2 150 </text:p>
          </table:table-cell>
          <table:table-cell table:style-name="ce25" office:value-type="float" office:value="1240" calcext:value-type="float">
            <text:p><text:s/>1 240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1275" calcext:value-type="float">
            <text:p><text:s/>1 275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1085" calcext:value-type="float">
            <text:p><text:s/>1 085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1775" calcext:value-type="float">
            <text:p><text:s/>1 775 </text:p>
          </table:table-cell>
          <table:table-cell table:style-name="ce25" office:value-type="float" office:value="2355" calcext:value-type="float">
            <text:p><text:s/>2 355 </text:p>
          </table:table-cell>
          <table:table-cell table:style-name="ce25" office:value-type="float" office:value="1485" calcext:value-type="float">
            <text:p><text:s/>1 485 </text:p>
          </table:table-cell>
          <table:table-cell table:style-name="ce25" office:value-type="float" office:value="1985" calcext:value-type="float">
            <text:p><text:s/>1 985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2760" calcext:value-type="float">
            <text:p><text:s/>2 760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1990" calcext:value-type="float">
            <text:p><text:s/>1 990 </text:p>
          </table:table-cell>
          <table:table-cell table:style-name="ce25" office:value-type="float" office:value="1620" calcext:value-type="float">
            <text:p><text:s/>1 620 </text:p>
          </table:table-cell>
          <table:table-cell table:style-name="ce25" office:value-type="float" office:value="2025" calcext:value-type="float">
            <text:p><text:s/>2 025 </text:p>
          </table:table-cell>
          <table:table-cell table:style-name="ce25" office:value-type="float" office:value="2275" calcext:value-type="float">
            <text:p><text:s/>2 275 </text:p>
          </table:table-cell>
          <table:table-cell table:style-name="ce25" office:value-type="float" office:value="4655" calcext:value-type="float">
            <text:p><text:s/>4 655 </text:p>
          </table:table-cell>
          <table:table-cell table:style-name="ce25" office:value-type="float" office:value="2665" calcext:value-type="float">
            <text:p><text:s/>2 665 </text:p>
          </table:table-cell>
          <table:table-cell table:style-name="ce25" office:value-type="float" office:value="1805" calcext:value-type="float">
            <text:p><text:s/>1 805 </text:p>
          </table:table-cell>
          <table:table-cell table:style-name="ce25" office:value-type="float" office:value="3430" calcext:value-type="float">
            <text:p><text:s/>3 430 </text:p>
          </table:table-cell>
          <table:table-cell table:style-name="ce25" office:value-type="float" office:value="2425" calcext:value-type="float">
            <text:p><text:s/>2 425 </text:p>
          </table:table-cell>
          <table:table-cell table:style-name="ce25" office:value-type="float" office:value="5110" calcext:value-type="float">
            <text:p><text:s/>5 110 </text:p>
          </table:table-cell>
          <table:table-cell table:style-name="ce25" office:value-type="float" office:value="2000" calcext:value-type="float">
            <text:p><text:s/>2 000 </text:p>
          </table:table-cell>
          <table:table-cell table:style-name="ce25" office:value-type="float" office:value="2925" calcext:value-type="float">
            <text:p><text:s/>2 925 </text:p>
          </table:table-cell>
          <table:table-cell table:style-name="ce25" office:value-type="float" office:value="1955" calcext:value-type="float">
            <text:p><text:s/>1 955 </text:p>
          </table:table-cell>
          <table:table-cell table:style-name="ce25" office:value-type="float" office:value="1235" calcext:value-type="float">
            <text:p><text:s/>1 235 </text:p>
          </table:table-cell>
          <table:table-cell table:style-name="ce25" office:value-type="float" office:value="1735" calcext:value-type="float">
            <text:p><text:s/>1 735 </text:p>
          </table:table-cell>
          <table:table-cell table:style-name="ce25" office:value-type="float" office:value="1305" calcext:value-type="float">
            <text:p><text:s/>1 305 </text:p>
          </table:table-cell>
          <table:table-cell table:number-columns-repeated="16255"/>
        </table:table-row>
        <table:table-row table:style-name="ro1">
          <table:table-cell table:style-name="ce17" office:value-type="string" calcext:value-type="string">
            <text:p>langue_travail_anglais</text:p>
          </table:table-cell>
          <table:table-cell table:style-name="ce21" office:value-type="float" office:value="410" calcext:value-type="float">
            <text:p><text:s/>410 </text:p>
          </table:table-cell>
          <table:table-cell table:style-name="ce21" office:value-type="float" office:value="205" calcext:value-type="float">
            <text:p><text:s/>205 </text:p>
          </table:table-cell>
          <table:table-cell table:style-name="ce21" office:value-type="float" office:value="6260" calcext:value-type="float">
            <text:p><text:s/>6 260 </text:p>
          </table:table-cell>
          <table:table-cell table:style-name="ce21" office:value-type="float" office:value="1625" calcext:value-type="float">
            <text:p><text:s/>1 625 </text:p>
          </table:table-cell>
          <table:table-cell table:style-name="ce21" office:value-type="float" office:value="1840" calcext:value-type="float">
            <text:p><text:s/>1 84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160" calcext:value-type="float">
            <text:p><text:s/>160 </text:p>
          </table:table-cell>
          <table:table-cell table:style-name="ce21" office:value-type="float" office:value="300" calcext:value-type="float">
            <text:p><text:s/>300 </text:p>
          </table:table-cell>
          <table:table-cell table:style-name="ce21" office:value-type="float" office:value="610" calcext:value-type="float">
            <text:p><text:s/>610 </text:p>
          </table:table-cell>
          <table:table-cell table:style-name="ce21" office:value-type="float" office:value="165" calcext:value-type="float">
            <text:p><text:s/>165 </text:p>
          </table:table-cell>
          <table:table-cell table:style-name="ce21" office:value-type="float" office:value="395" calcext:value-type="float">
            <text:p><text:s/>395 </text:p>
          </table:table-cell>
          <table:table-cell table:style-name="ce21" office:value-type="float" office:value="985" calcext:value-type="float">
            <text:p><text:s/>985 </text:p>
          </table:table-cell>
          <table:table-cell table:style-name="ce21" office:value-type="float" office:value="1595" calcext:value-type="float">
            <text:p><text:s/>1 595 </text:p>
          </table:table-cell>
          <table:table-cell table:style-name="ce21" office:value-type="float" office:value="1130" calcext:value-type="float">
            <text:p><text:s/>1 130 </text:p>
          </table:table-cell>
          <table:table-cell table:style-name="ce21" office:value-type="float" office:value="720" calcext:value-type="float">
            <text:p><text:s/>720 </text:p>
          </table:table-cell>
          <table:table-cell table:style-name="ce21" office:value-type="float" office:value="1935" calcext:value-type="float">
            <text:p><text:s/>1 935 </text:p>
          </table:table-cell>
          <table:table-cell table:style-name="ce21" office:value-type="float" office:value="2955" calcext:value-type="float">
            <text:p><text:s/>2 955 </text:p>
          </table:table-cell>
          <table:table-cell table:style-name="ce21" office:value-type="float" office:value="1605" calcext:value-type="float">
            <text:p><text:s/>1 605 </text:p>
          </table:table-cell>
          <table:table-cell table:style-name="ce21" office:value-type="float" office:value="1240" calcext:value-type="float">
            <text:p><text:s/>1 240 </text:p>
          </table:table-cell>
          <table:table-cell table:style-name="ce21" office:value-type="float" office:value="215" calcext:value-type="float">
            <text:p><text:s/>215 </text:p>
          </table:table-cell>
          <table:table-cell table:style-name="ce21" office:value-type="float" office:value="4650" calcext:value-type="float">
            <text:p><text:s/>4 650 </text:p>
          </table:table-cell>
          <table:table-cell table:style-name="ce21" office:value-type="float" office:value="315" calcext:value-type="float">
            <text:p><text:s/>315 </text:p>
          </table:table-cell>
          <table:table-cell table:style-name="ce21" office:value-type="float" office:value="290" calcext:value-type="float">
            <text:p><text:s/>290 </text:p>
          </table:table-cell>
          <table:table-cell table:style-name="ce21" office:value-type="float" office:value="4315" calcext:value-type="float">
            <text:p><text:s/>4 315 </text:p>
          </table:table-cell>
          <table:table-cell table:style-name="ce21" office:value-type="float" office:value="345" calcext:value-type="float">
            <text:p><text:s/>345 </text:p>
          </table:table-cell>
          <table:table-cell table:style-name="ce21" office:value-type="float" office:value="210" calcext:value-type="float">
            <text:p><text:s/>210 </text:p>
          </table:table-cell>
          <table:table-cell table:style-name="ce21" office:value-type="float" office:value="5425" calcext:value-type="float">
            <text:p><text:s/>5 425 </text:p>
          </table:table-cell>
          <table:table-cell table:style-name="ce21" office:value-type="float" office:value="390" calcext:value-type="float">
            <text:p><text:s/>390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21" office:value-type="float" office:value="20335" calcext:value-type="float">
            <text:p><text:s/>20 335 </text:p>
          </table:table-cell>
          <table:table-cell table:style-name="ce21" office:value-type="float" office:value="1415" calcext:value-type="float">
            <text:p><text:s/>1 415 </text:p>
          </table:table-cell>
          <table:table-cell table:style-name="ce21" office:value-type="float" office:value="230" calcext:value-type="float">
            <text:p><text:s/>23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1850" calcext:value-type="float">
            <text:p><text:s/>1 850 </text:p>
          </table:table-cell>
          <table:table-cell table:style-name="ce21" office:value-type="float" office:value="4760" calcext:value-type="float">
            <text:p><text:s/>4 760 </text:p>
          </table:table-cell>
          <table:table-cell table:style-name="ce21" office:value-type="float" office:value="555" calcext:value-type="float">
            <text:p><text:s/>555 </text:p>
          </table:table-cell>
          <table:table-cell table:style-name="ce21" office:value-type="float" office:value="7970" calcext:value-type="float">
            <text:p><text:s/>7 970 </text:p>
          </table:table-cell>
          <table:table-cell table:style-name="ce21" office:value-type="float" office:value="3105" calcext:value-type="float">
            <text:p><text:s/>3 105 </text:p>
          </table:table-cell>
          <table:table-cell table:style-name="ce21" office:value-type="float" office:value="485" calcext:value-type="float">
            <text:p><text:s/>485 </text:p>
          </table:table-cell>
          <table:table-cell table:style-name="ce21" office:value-type="float" office:value="1795" calcext:value-type="float">
            <text:p><text:s/>1 795 </text:p>
          </table:table-cell>
          <table:table-cell table:style-name="ce21" office:value-type="float" office:value="2400" calcext:value-type="float">
            <text:p><text:s/>2 400 </text:p>
          </table:table-cell>
          <table:table-cell table:style-name="ce21" office:value-type="float" office:value="11685" calcext:value-type="float">
            <text:p><text:s/>11 685 </text:p>
          </table:table-cell>
          <table:table-cell table:style-name="ce21" office:value-type="float" office:value="2290" calcext:value-type="float">
            <text:p><text:s/>2 290 </text:p>
          </table:table-cell>
          <table:table-cell table:style-name="ce21" office:value-type="float" office:value="420" calcext:value-type="float">
            <text:p><text:s/>420 </text:p>
          </table:table-cell>
          <table:table-cell table:style-name="ce21" office:value-type="float" office:value="435" calcext:value-type="float">
            <text:p><text:s/>435 </text:p>
          </table:table-cell>
          <table:table-cell table:style-name="ce21" office:value-type="float" office:value="10830" calcext:value-type="float">
            <text:p><text:s/>10 830 </text:p>
          </table:table-cell>
          <table:table-cell table:style-name="ce21" office:value-type="float" office:value="340" calcext:value-type="float">
            <text:p><text:s/>340 </text:p>
          </table:table-cell>
          <table:table-cell table:style-name="ce21" office:value-type="float" office:value="3190" calcext:value-type="float">
            <text:p><text:s/>3 190 </text:p>
          </table:table-cell>
          <table:table-cell table:style-name="ce21" office:value-type="float" office:value="680" calcext:value-type="float">
            <text:p><text:s/>680 </text:p>
          </table:table-cell>
          <table:table-cell table:style-name="ce21" office:value-type="float" office:value="325" calcext:value-type="float">
            <text:p><text:s/>325 </text:p>
          </table:table-cell>
          <table:table-cell table:style-name="ce21" office:value-type="float" office:value="210" calcext:value-type="float">
            <text:p><text:s/>210 </text:p>
          </table:table-cell>
          <table:table-cell table:style-name="ce21" office:value-type="float" office:value="165" calcext:value-type="float">
            <text:p><text:s/>165 </text:p>
          </table:table-cell>
          <table:table-cell table:style-name="ce21" office:value-type="float" office:value="600" calcext:value-type="float">
            <text:p><text:s/>600 </text:p>
          </table:table-cell>
          <table:table-cell table:style-name="ce21" office:value-type="float" office:value="6190" calcext:value-type="float">
            <text:p><text:s/>6 190 </text:p>
          </table:table-cell>
          <table:table-cell table:style-name="ce21" office:value-type="float" office:value="2170" calcext:value-type="float">
            <text:p><text:s/>2 170 </text:p>
          </table:table-cell>
          <table:table-cell table:style-name="ce21" office:value-type="float" office:value="625" calcext:value-type="float">
            <text:p><text:s/>625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2595" calcext:value-type="float">
            <text:p><text:s/>2 595 </text:p>
          </table:table-cell>
          <table:table-cell table:style-name="ce21" office:value-type="float" office:value="3370" calcext:value-type="float">
            <text:p><text:s/>3 370 </text:p>
          </table:table-cell>
          <table:table-cell table:style-name="ce21" office:value-type="float" office:value="325" calcext:value-type="float">
            <text:p><text:s/>325 </text:p>
          </table:table-cell>
          <table:table-cell table:style-name="ce21" office:value-type="float" office:value="7770" calcext:value-type="float">
            <text:p><text:s/>7 770 </text:p>
          </table:table-cell>
          <table:table-cell table:style-name="ce21" office:value-type="float" office:value="2410" calcext:value-type="float">
            <text:p><text:s/>2 410 </text:p>
          </table:table-cell>
          <table:table-cell table:style-name="ce21" office:value-type="float" office:value="320" calcext:value-type="float">
            <text:p><text:s/>320 </text:p>
          </table:table-cell>
          <table:table-cell table:style-name="ce21" office:value-type="float" office:value="430" calcext:value-type="float">
            <text:p><text:s/>430 </text:p>
          </table:table-cell>
          <table:table-cell table:style-name="ce21" office:value-type="float" office:value="345" calcext:value-type="float">
            <text:p><text:s/>345 </text:p>
          </table:table-cell>
          <table:table-cell table:style-name="ce21" office:value-type="float" office:value="315" calcext:value-type="float">
            <text:p><text:s/>315 </text:p>
          </table:table-cell>
          <table:table-cell table:style-name="ce21" office:value-type="float" office:value="355" calcext:value-type="float">
            <text:p><text:s/>355 </text:p>
          </table:table-cell>
          <table:table-cell table:style-name="ce21" office:value-type="float" office:value="10945" calcext:value-type="float">
            <text:p><text:s/>10 945 </text:p>
          </table:table-cell>
          <table:table-cell table:style-name="ce21" office:value-type="float" office:value="1475" calcext:value-type="float">
            <text:p><text:s/>1 475 </text:p>
          </table:table-cell>
          <table:table-cell table:style-name="ce21" office:value-type="float" office:value="8180" calcext:value-type="float">
            <text:p><text:s/>8 180 </text:p>
          </table:table-cell>
          <table:table-cell table:style-name="ce21" office:value-type="float" office:value="200" calcext:value-type="float">
            <text:p><text:s/>200 </text:p>
          </table:table-cell>
          <table:table-cell table:style-name="ce21" office:value-type="float" office:value="750" calcext:value-type="float">
            <text:p><text:s/>750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2035" calcext:value-type="float">
            <text:p><text:s/>2 035 </text:p>
          </table:table-cell>
          <table:table-cell table:style-name="ce21" office:value-type="float" office:value="590" calcext:value-type="float">
            <text:p><text:s/>590 </text:p>
          </table:table-cell>
          <table:table-cell table:style-name="ce21" office:value-type="float" office:value="7190" calcext:value-type="float">
            <text:p><text:s/>7 190 </text:p>
          </table:table-cell>
          <table:table-cell table:style-name="ce21" office:value-type="float" office:value="1760" calcext:value-type="float">
            <text:p><text:s/>1 760 </text:p>
          </table:table-cell>
          <table:table-cell table:style-name="ce21" office:value-type="float" office:value="1400" calcext:value-type="float">
            <text:p><text:s/>1 400 </text:p>
          </table:table-cell>
          <table:table-cell table:style-name="ce21" office:value-type="float" office:value="1445" calcext:value-type="float">
            <text:p><text:s/>1 445 </text:p>
          </table:table-cell>
          <table:table-cell table:style-name="ce21" office:value-type="float" office:value="335" calcext:value-type="float">
            <text:p><text:s/>335 </text:p>
          </table:table-cell>
          <table:table-cell table:style-name="ce21" office:value-type="float" office:value="11930" calcext:value-type="float">
            <text:p><text:s/>11 930 </text:p>
          </table:table-cell>
          <table:table-cell table:style-name="ce21" office:value-type="float" office:value="12075" calcext:value-type="float">
            <text:p><text:s/>12 075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13610" calcext:value-type="float">
            <text:p><text:s/>13 610 </text:p>
          </table:table-cell>
          <table:table-cell table:style-name="ce21" office:value-type="float" office:value="1870" calcext:value-type="float">
            <text:p><text:s/>1 870 </text:p>
          </table:table-cell>
          <table:table-cell table:style-name="ce21" office:value-type="float" office:value="3555" calcext:value-type="float">
            <text:p><text:s/>3 555 </text:p>
          </table:table-cell>
          <table:table-cell table:style-name="ce21" office:value-type="float" office:value="575" calcext:value-type="float">
            <text:p><text:s/>575 </text:p>
          </table:table-cell>
          <table:table-cell table:style-name="ce21" office:value-type="float" office:value="14320" calcext:value-type="float">
            <text:p><text:s/>14 320 </text:p>
          </table:table-cell>
          <table:table-cell table:style-name="ce21" office:value-type="float" office:value="215" calcext:value-type="float">
            <text:p><text:s/>215 </text:p>
          </table:table-cell>
          <table:table-cell table:style-name="ce21" office:value-type="float" office:value="1065" calcext:value-type="float">
            <text:p><text:s/>1 06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580" calcext:value-type="float">
            <text:p><text:s/>580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895" calcext:value-type="float">
            <text:p><text:s/>895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21" office:value-type="float" office:value="175" calcext:value-type="float">
            <text:p><text:s/>175 </text:p>
          </table:table-cell>
          <table:table-cell table:style-name="ce21" office:value-type="float" office:value="12895" calcext:value-type="float">
            <text:p><text:s/>12 895 </text:p>
          </table:table-cell>
          <table:table-cell table:style-name="ce21" office:value-type="float" office:value="160" calcext:value-type="float">
            <text:p><text:s/>160 </text:p>
          </table:table-cell>
          <table:table-cell table:style-name="ce21" office:value-type="float" office:value="2095" calcext:value-type="float">
            <text:p><text:s/>2 095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1345" calcext:value-type="float">
            <text:p><text:s/>1 345 </text:p>
          </table:table-cell>
          <table:table-cell table:style-name="ce21" office:value-type="float" office:value="7285" calcext:value-type="float">
            <text:p><text:s/>7 285 </text:p>
          </table:table-cell>
          <table:table-cell table:style-name="ce21" office:value-type="float" office:value="2490" calcext:value-type="float">
            <text:p><text:s/>2 490 </text:p>
          </table:table-cell>
          <table:table-cell table:style-name="ce21" office:value-type="float" office:value="1815" calcext:value-type="float">
            <text:p><text:s/>1 815 </text:p>
          </table:table-cell>
          <table:table-cell table:style-name="ce21" office:value-type="float" office:value="10055" calcext:value-type="float">
            <text:p><text:s/>10 055 </text:p>
          </table:table-cell>
          <table:table-cell table:style-name="ce21" office:value-type="float" office:value="220" calcext:value-type="float">
            <text:p><text:s/>220 </text:p>
          </table:table-cell>
          <table:table-cell table:style-name="ce21" office:value-type="float" office:value="765" calcext:value-type="float">
            <text:p><text:s/>765 </text:p>
          </table:table-cell>
          <table:table-cell table:style-name="ce21" office:value-type="float" office:value="545" calcext:value-type="float">
            <text:p><text:s/>545 </text:p>
          </table:table-cell>
          <table:table-cell table:style-name="ce21" office:value-type="float" office:value="10605" calcext:value-type="float">
            <text:p><text:s/>10 605 </text:p>
          </table:table-cell>
          <table:table-cell table:style-name="ce21" office:value-type="float" office:value="1120" calcext:value-type="float">
            <text:p><text:s/>1 120 </text:p>
          </table:table-cell>
          <table:table-cell table:style-name="ce21" office:value-type="float" office:value="1160" calcext:value-type="float">
            <text:p><text:s/>1 160 </text:p>
          </table:table-cell>
          <table:table-cell table:style-name="ce21" office:value-type="float" office:value="5930" calcext:value-type="float">
            <text:p><text:s/>5 930 </text:p>
          </table:table-cell>
          <table:table-cell table:style-name="ce21" office:value-type="float" office:value="1530" calcext:value-type="float">
            <text:p><text:s/>1 530 </text:p>
          </table:table-cell>
          <table:table-cell table:style-name="ce21" office:value-type="float" office:value="750" calcext:value-type="float">
            <text:p><text:s/>750 </text:p>
          </table:table-cell>
          <table:table-cell table:style-name="ce21" office:value-type="float" office:value="920" calcext:value-type="float">
            <text:p><text:s/>920 </text:p>
          </table:table-cell>
          <table:table-cell table:style-name="ce21" office:value-type="float" office:value="310" calcext:value-type="float">
            <text:p><text:s/>310 </text:p>
          </table:table-cell>
          <table:table-cell table:style-name="ce21" office:value-type="float" office:value="2640" calcext:value-type="float">
            <text:p><text:s/>2 640 </text:p>
          </table:table-cell>
          <table:table-cell table:style-name="ce21" office:value-type="float" office:value="2120" calcext:value-type="float">
            <text:p><text:s/>2 120 </text:p>
          </table:table-cell>
          <table:table-cell table:style-name="ce21" office:value-type="float" office:value="355" calcext:value-type="float">
            <text:p><text:s/>355 </text:p>
          </table:table-cell>
          <table:table-cell table:style-name="ce21" office:value-type="float" office:value="8240" calcext:value-type="float">
            <text:p><text:s/>8 240 </text:p>
          </table:table-cell>
          <table:table-cell table:style-name="ce21" office:value-type="float" office:value="570" calcext:value-type="float">
            <text:p><text:s/>570 </text:p>
          </table:table-cell>
          <table:table-cell table:style-name="ce21" office:value-type="float" office:value="6965" calcext:value-type="float">
            <text:p><text:s/>6 965 </text:p>
          </table:table-cell>
          <table:table-cell table:style-name="ce21" office:value-type="float" office:value="2525" calcext:value-type="float">
            <text:p><text:s/>2 525 </text:p>
          </table:table-cell>
          <table:table-cell table:style-name="ce21" office:value-type="float" office:value="2015" calcext:value-type="float">
            <text:p><text:s/>2 015 </text:p>
          </table:table-cell>
          <table:table-cell table:style-name="ce21" office:value-type="float" office:value="20695" calcext:value-type="float">
            <text:p><text:s/>20 69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français</text:p>
          </table:table-cell>
          <table:table-cell table:style-name="ce21" office:value-type="float" office:value="20130" calcext:value-type="float">
            <text:p><text:s/>20 130 </text:p>
          </table:table-cell>
          <table:table-cell table:style-name="ce21" office:value-type="float" office:value="22480" calcext:value-type="float">
            <text:p><text:s/>22 480 </text:p>
          </table:table-cell>
          <table:table-cell table:style-name="ce21" office:value-type="float" office:value="15090" calcext:value-type="float">
            <text:p><text:s/>15 090 </text:p>
          </table:table-cell>
          <table:table-cell table:style-name="ce21" office:value-type="float" office:value="19620" calcext:value-type="float">
            <text:p><text:s/>19 620 </text:p>
          </table:table-cell>
          <table:table-cell table:style-name="ce21" office:value-type="float" office:value="22770" calcext:value-type="float">
            <text:p><text:s/>22 770 </text:p>
          </table:table-cell>
          <table:table-cell table:style-name="ce21" office:value-type="float" office:value="38730" calcext:value-type="float">
            <text:p><text:s/>38 730 </text:p>
          </table:table-cell>
          <table:table-cell table:style-name="ce21" office:value-type="float" office:value="30570" calcext:value-type="float">
            <text:p><text:s/>30 570 </text:p>
          </table:table-cell>
          <table:table-cell table:style-name="ce21" office:value-type="float" office:value="32200" calcext:value-type="float">
            <text:p><text:s/>32 200 </text:p>
          </table:table-cell>
          <table:table-cell table:style-name="ce21" office:value-type="float" office:value="24470" calcext:value-type="float">
            <text:p><text:s/>24 470 </text:p>
          </table:table-cell>
          <table:table-cell table:style-name="ce21" office:value-type="float" office:value="29220" calcext:value-type="float">
            <text:p><text:s/>29 220 </text:p>
          </table:table-cell>
          <table:table-cell table:style-name="ce21" office:value-type="float" office:value="34675" calcext:value-type="float">
            <text:p><text:s/>34 675 </text:p>
          </table:table-cell>
          <table:table-cell table:style-name="ce21" office:value-type="float" office:value="25230" calcext:value-type="float">
            <text:p><text:s/>25 230 </text:p>
          </table:table-cell>
          <table:table-cell table:style-name="ce21" office:value-type="float" office:value="30870" calcext:value-type="float">
            <text:p><text:s/>30 870 </text:p>
          </table:table-cell>
          <table:table-cell table:style-name="ce21" office:value-type="float" office:value="15980" calcext:value-type="float">
            <text:p><text:s/>15 980 </text:p>
          </table:table-cell>
          <table:table-cell table:style-name="ce21" office:value-type="float" office:value="34000" calcext:value-type="float">
            <text:p><text:s/>34 000 </text:p>
          </table:table-cell>
          <table:table-cell table:style-name="ce21" office:value-type="float" office:value="25400" calcext:value-type="float">
            <text:p><text:s/>25 400 </text:p>
          </table:table-cell>
          <table:table-cell table:style-name="ce21" office:value-type="float" office:value="27865" calcext:value-type="float">
            <text:p><text:s/>27 865 </text:p>
          </table:table-cell>
          <table:table-cell table:style-name="ce21" office:value-type="float" office:value="24625" calcext:value-type="float">
            <text:p><text:s/>24 625 </text:p>
          </table:table-cell>
          <table:table-cell table:style-name="ce21" office:value-type="float" office:value="29270" calcext:value-type="float">
            <text:p><text:s/>29 270 </text:p>
          </table:table-cell>
          <table:table-cell table:style-name="ce21" office:value-type="float" office:value="33880" calcext:value-type="float">
            <text:p><text:s/>33 880 </text:p>
          </table:table-cell>
          <table:table-cell table:style-name="ce21" office:value-type="float" office:value="18120" calcext:value-type="float">
            <text:p><text:s/>18 120 </text:p>
          </table:table-cell>
          <table:table-cell table:style-name="ce21" office:value-type="float" office:value="35230" calcext:value-type="float">
            <text:p><text:s/>35 230 </text:p>
          </table:table-cell>
          <table:table-cell table:style-name="ce21" office:value-type="float" office:value="32040" calcext:value-type="float">
            <text:p><text:s/>32 040 </text:p>
          </table:table-cell>
          <table:table-cell table:style-name="ce21" office:value-type="float" office:value="18410" calcext:value-type="float">
            <text:p><text:s/>18 410 </text:p>
          </table:table-cell>
          <table:table-cell table:style-name="ce21" office:value-type="float" office:value="38825" calcext:value-type="float">
            <text:p><text:s/>38 825 </text:p>
          </table:table-cell>
          <table:table-cell table:style-name="ce21" office:value-type="float" office:value="27545" calcext:value-type="float">
            <text:p><text:s/>27 545 </text:p>
          </table:table-cell>
          <table:table-cell table:style-name="ce21" office:value-type="float" office:value="14175" calcext:value-type="float">
            <text:p><text:s/>14 175 </text:p>
          </table:table-cell>
          <table:table-cell table:style-name="ce21" office:value-type="float" office:value="39835" calcext:value-type="float">
            <text:p><text:s/>39 835 </text:p>
          </table:table-cell>
          <table:table-cell table:style-name="ce21" office:value-type="float" office:value="29785" calcext:value-type="float">
            <text:p><text:s/>29 785 </text:p>
          </table:table-cell>
          <table:table-cell table:style-name="ce21" office:value-type="float" office:value="7210" calcext:value-type="float">
            <text:p><text:s/>7 210 </text:p>
          </table:table-cell>
          <table:table-cell table:style-name="ce21" office:value-type="float" office:value="22730" calcext:value-type="float">
            <text:p><text:s/>22 730 </text:p>
          </table:table-cell>
          <table:table-cell table:style-name="ce21" office:value-type="float" office:value="31910" calcext:value-type="float">
            <text:p><text:s/>31 910 </text:p>
          </table:table-cell>
          <table:table-cell table:style-name="ce21" office:value-type="float" office:value="25805" calcext:value-type="float">
            <text:p><text:s/>25 805 </text:p>
          </table:table-cell>
          <table:table-cell table:style-name="ce21" office:value-type="float" office:value="20355" calcext:value-type="float">
            <text:p><text:s/>20 355 </text:p>
          </table:table-cell>
          <table:table-cell table:style-name="ce21" office:value-type="float" office:value="18535" calcext:value-type="float">
            <text:p><text:s/>18 535 </text:p>
          </table:table-cell>
          <table:table-cell table:style-name="ce21" office:value-type="float" office:value="15620" calcext:value-type="float">
            <text:p><text:s/>15 620 </text:p>
          </table:table-cell>
          <table:table-cell table:style-name="ce21" office:value-type="float" office:value="20115" calcext:value-type="float">
            <text:p><text:s/>20 115 </text:p>
          </table:table-cell>
          <table:table-cell table:style-name="ce21" office:value-type="float" office:value="21240" calcext:value-type="float">
            <text:p><text:s/>21 240 </text:p>
          </table:table-cell>
          <table:table-cell table:style-name="ce21" office:value-type="float" office:value="29965" calcext:value-type="float">
            <text:p><text:s/>29 965 </text:p>
          </table:table-cell>
          <table:table-cell table:style-name="ce21" office:value-type="float" office:value="24675" calcext:value-type="float">
            <text:p><text:s/>24 675 </text:p>
          </table:table-cell>
          <table:table-cell table:style-name="ce21" office:value-type="float" office:value="20375" calcext:value-type="float">
            <text:p><text:s/>20 375 </text:p>
          </table:table-cell>
          <table:table-cell table:style-name="ce21" office:value-type="float" office:value="16590" calcext:value-type="float">
            <text:p><text:s/>16 590 </text:p>
          </table:table-cell>
          <table:table-cell table:style-name="ce21" office:value-type="float" office:value="19960" calcext:value-type="float">
            <text:p><text:s/>19 960 </text:p>
          </table:table-cell>
          <table:table-cell table:style-name="ce21" office:value-type="float" office:value="29815" calcext:value-type="float">
            <text:p><text:s/>29 815 </text:p>
          </table:table-cell>
          <table:table-cell table:style-name="ce21" office:value-type="float" office:value="6420" calcext:value-type="float">
            <text:p><text:s/>6 420 </text:p>
          </table:table-cell>
          <table:table-cell table:style-name="ce21" office:value-type="float" office:value="3435" calcext:value-type="float">
            <text:p><text:s/>3 435 </text:p>
          </table:table-cell>
          <table:table-cell table:style-name="ce21" office:value-type="float" office:value="28020" calcext:value-type="float">
            <text:p><text:s/>28 020 </text:p>
          </table:table-cell>
          <table:table-cell table:style-name="ce21" office:value-type="float" office:value="18425" calcext:value-type="float">
            <text:p><text:s/>18 425 </text:p>
          </table:table-cell>
          <table:table-cell table:style-name="ce21" office:value-type="float" office:value="30605" calcext:value-type="float">
            <text:p><text:s/>30 605 </text:p>
          </table:table-cell>
          <table:table-cell table:style-name="ce21" office:value-type="float" office:value="40620" calcext:value-type="float">
            <text:p><text:s/>40 620 </text:p>
          </table:table-cell>
          <table:table-cell table:style-name="ce21" office:value-type="float" office:value="31820" calcext:value-type="float">
            <text:p><text:s/>31 820 </text:p>
          </table:table-cell>
          <table:table-cell table:style-name="ce21" office:value-type="float" office:value="26785" calcext:value-type="float">
            <text:p><text:s/>26 785 </text:p>
          </table:table-cell>
          <table:table-cell table:style-name="ce21" office:value-type="float" office:value="40100" calcext:value-type="float">
            <text:p><text:s/>40 100 </text:p>
          </table:table-cell>
          <table:table-cell table:style-name="ce21" office:value-type="float" office:value="14890" calcext:value-type="float">
            <text:p><text:s/>14 890 </text:p>
          </table:table-cell>
          <table:table-cell table:style-name="ce21" office:value-type="float" office:value="21725" calcext:value-type="float">
            <text:p><text:s/>21 725 </text:p>
          </table:table-cell>
          <table:table-cell table:style-name="ce21" office:value-type="float" office:value="26565" calcext:value-type="float">
            <text:p><text:s/>26 565 </text:p>
          </table:table-cell>
          <table:table-cell table:style-name="ce21" office:value-type="float" office:value="26980" calcext:value-type="float">
            <text:p><text:s/>26 980 </text:p>
          </table:table-cell>
          <table:table-cell table:style-name="ce21" office:value-type="float" office:value="14290" calcext:value-type="float">
            <text:p><text:s/>14 290 </text:p>
          </table:table-cell>
          <table:table-cell table:style-name="ce21" office:value-type="float" office:value="20175" calcext:value-type="float">
            <text:p><text:s/>20 175 </text:p>
          </table:table-cell>
          <table:table-cell table:style-name="ce21" office:value-type="float" office:value="28510" calcext:value-type="float">
            <text:p><text:s/>28 510 </text:p>
          </table:table-cell>
          <table:table-cell table:style-name="ce21" office:value-type="float" office:value="17980" calcext:value-type="float">
            <text:p><text:s/>17 980 </text:p>
          </table:table-cell>
          <table:table-cell table:style-name="ce21" office:value-type="float" office:value="23795" calcext:value-type="float">
            <text:p><text:s/>23 795 </text:p>
          </table:table-cell>
          <table:table-cell table:style-name="ce21" office:value-type="float" office:value="30160" calcext:value-type="float">
            <text:p><text:s/>30 160 </text:p>
          </table:table-cell>
          <table:table-cell table:style-name="ce21" office:value-type="float" office:value="26205" calcext:value-type="float">
            <text:p><text:s/>26 205 </text:p>
          </table:table-cell>
          <table:table-cell table:style-name="ce21" office:value-type="float" office:value="29675" calcext:value-type="float">
            <text:p><text:s/>29 675 </text:p>
          </table:table-cell>
          <table:table-cell table:style-name="ce21" office:value-type="float" office:value="35140" calcext:value-type="float">
            <text:p><text:s/>35 140 </text:p>
          </table:table-cell>
          <table:table-cell table:style-name="ce21" office:value-type="float" office:value="26035" calcext:value-type="float">
            <text:p><text:s/>26 035 </text:p>
          </table:table-cell>
          <table:table-cell table:style-name="ce21" office:value-type="float" office:value="11755" calcext:value-type="float">
            <text:p><text:s/>11 755 </text:p>
          </table:table-cell>
          <table:table-cell table:style-name="ce21" office:value-type="float" office:value="24105" calcext:value-type="float">
            <text:p><text:s/>24 105 </text:p>
          </table:table-cell>
          <table:table-cell table:style-name="ce21" office:value-type="float" office:value="10010" calcext:value-type="float">
            <text:p><text:s/>10 010 </text:p>
          </table:table-cell>
          <table:table-cell table:style-name="ce21" office:value-type="float" office:value="27215" calcext:value-type="float">
            <text:p><text:s/>27 215 </text:p>
          </table:table-cell>
          <table:table-cell table:style-name="ce21" office:value-type="float" office:value="28640" calcext:value-type="float">
            <text:p><text:s/>28 640 </text:p>
          </table:table-cell>
          <table:table-cell table:style-name="ce21" office:value-type="float" office:value="26395" calcext:value-type="float">
            <text:p><text:s/>26 395 </text:p>
          </table:table-cell>
          <table:table-cell table:style-name="ce21" office:value-type="float" office:value="20735" calcext:value-type="float">
            <text:p><text:s/>20 735 </text:p>
          </table:table-cell>
          <table:table-cell table:style-name="ce21" office:value-type="float" office:value="22450" calcext:value-type="float">
            <text:p><text:s/>22 450 </text:p>
          </table:table-cell>
          <table:table-cell table:style-name="ce21" office:value-type="float" office:value="18570" calcext:value-type="float">
            <text:p><text:s/>18 570 </text:p>
          </table:table-cell>
          <table:table-cell table:style-name="ce21" office:value-type="float" office:value="19950" calcext:value-type="float">
            <text:p><text:s/>19 950 </text:p>
          </table:table-cell>
          <table:table-cell table:style-name="ce21" office:value-type="float" office:value="35810" calcext:value-type="float">
            <text:p><text:s/>35 810 </text:p>
          </table:table-cell>
          <table:table-cell table:style-name="ce21" office:value-type="float" office:value="23525" calcext:value-type="float">
            <text:p><text:s/>23 525 </text:p>
          </table:table-cell>
          <table:table-cell table:style-name="ce21" office:value-type="float" office:value="38690" calcext:value-type="float">
            <text:p><text:s/>38 690 </text:p>
          </table:table-cell>
          <table:table-cell table:style-name="ce21" office:value-type="float" office:value="15260" calcext:value-type="float">
            <text:p><text:s/>15 260 </text:p>
          </table:table-cell>
          <table:table-cell table:style-name="ce21" office:value-type="float" office:value="7390" calcext:value-type="float">
            <text:p><text:s/>7 390 </text:p>
          </table:table-cell>
          <table:table-cell table:style-name="ce21" office:value-type="float" office:value="25045" calcext:value-type="float">
            <text:p><text:s/>25 045 </text:p>
          </table:table-cell>
          <table:table-cell table:style-name="ce21" office:value-type="float" office:value="6540" calcext:value-type="float">
            <text:p><text:s/>6 540 </text:p>
          </table:table-cell>
          <table:table-cell table:style-name="ce21" office:value-type="float" office:value="19690" calcext:value-type="float">
            <text:p><text:s/>19 690 </text:p>
          </table:table-cell>
          <table:table-cell table:style-name="ce21" office:value-type="float" office:value="26970" calcext:value-type="float">
            <text:p><text:s/>26 970 </text:p>
          </table:table-cell>
          <table:table-cell table:style-name="ce21" office:value-type="float" office:value="21790" calcext:value-type="float">
            <text:p><text:s/>21 790 </text:p>
          </table:table-cell>
          <table:table-cell table:style-name="ce21" office:value-type="float" office:value="9085" calcext:value-type="float">
            <text:p><text:s/>9 085 </text:p>
          </table:table-cell>
          <table:table-cell table:style-name="ce21" office:value-type="float" office:value="26600" calcext:value-type="float">
            <text:p><text:s/>26 600 </text:p>
          </table:table-cell>
          <table:table-cell table:style-name="ce21" office:value-type="float" office:value="25940" calcext:value-type="float">
            <text:p><text:s/>25 940 </text:p>
          </table:table-cell>
          <table:table-cell table:style-name="ce21" office:value-type="float" office:value="19340" calcext:value-type="float">
            <text:p><text:s/>19 340 </text:p>
          </table:table-cell>
          <table:table-cell table:style-name="ce21" office:value-type="float" office:value="28795" calcext:value-type="float">
            <text:p><text:s/>28 795 </text:p>
          </table:table-cell>
          <table:table-cell table:style-name="ce21" office:value-type="float" office:value="24770" calcext:value-type="float">
            <text:p><text:s/>24 770 </text:p>
          </table:table-cell>
          <table:table-cell table:style-name="ce21" office:value-type="float" office:value="36095" calcext:value-type="float">
            <text:p><text:s/>36 095 </text:p>
          </table:table-cell>
          <table:table-cell table:style-name="ce21" office:value-type="float" office:value="27520" calcext:value-type="float">
            <text:p><text:s/>27 520 </text:p>
          </table:table-cell>
          <table:table-cell table:style-name="ce21" office:value-type="float" office:value="30715" calcext:value-type="float">
            <text:p><text:s/>30 715 </text:p>
          </table:table-cell>
          <table:table-cell table:style-name="ce21" office:value-type="float" office:value="5750" calcext:value-type="float">
            <text:p><text:s/>5 750 </text:p>
          </table:table-cell>
          <table:table-cell table:style-name="ce21" office:value-type="float" office:value="27215" calcext:value-type="float">
            <text:p><text:s/>27 215 </text:p>
          </table:table-cell>
          <table:table-cell table:style-name="ce21" office:value-type="float" office:value="24835" calcext:value-type="float">
            <text:p><text:s/>24 835 </text:p>
          </table:table-cell>
          <table:table-cell table:style-name="ce21" office:value-type="float" office:value="28225" calcext:value-type="float">
            <text:p><text:s/>28 225 </text:p>
          </table:table-cell>
          <table:table-cell table:style-name="ce21" office:value-type="float" office:value="25450" calcext:value-type="float">
            <text:p><text:s/>25 450 </text:p>
          </table:table-cell>
          <table:table-cell table:style-name="ce21" office:value-type="float" office:value="16440" calcext:value-type="float">
            <text:p><text:s/>16 440 </text:p>
          </table:table-cell>
          <table:table-cell table:style-name="ce21" office:value-type="float" office:value="23220" calcext:value-type="float">
            <text:p><text:s/>23 220 </text:p>
          </table:table-cell>
          <table:table-cell table:style-name="ce21" office:value-type="float" office:value="31755" calcext:value-type="float">
            <text:p><text:s/>31 755 </text:p>
          </table:table-cell>
          <table:table-cell table:style-name="ce21" office:value-type="float" office:value="15185" calcext:value-type="float">
            <text:p><text:s/>15 185 </text:p>
          </table:table-cell>
          <table:table-cell table:style-name="ce21" office:value-type="float" office:value="37635" calcext:value-type="float">
            <text:p><text:s/>37 635 </text:p>
          </table:table-cell>
          <table:table-cell table:style-name="ce21" office:value-type="float" office:value="33615" calcext:value-type="float">
            <text:p><text:s/>33 615 </text:p>
          </table:table-cell>
          <table:table-cell table:style-name="ce21" office:value-type="float" office:value="33665" calcext:value-type="float">
            <text:p><text:s/>33 665 </text:p>
          </table:table-cell>
          <table:table-cell table:style-name="ce21" office:value-type="float" office:value="13450" calcext:value-type="float">
            <text:p><text:s/>13 450 </text:p>
          </table:table-cell>
          <table:table-cell table:style-name="ce21" office:value-type="float" office:value="22490" calcext:value-type="float">
            <text:p><text:s/>22 490 </text:p>
          </table:table-cell>
          <table:table-cell table:style-name="ce21" office:value-type="float" office:value="29100" calcext:value-type="float">
            <text:p><text:s/>29 100 </text:p>
          </table:table-cell>
          <table:table-cell table:style-name="ce21" office:value-type="float" office:value="21455" calcext:value-type="float">
            <text:p><text:s/>21 455 </text:p>
          </table:table-cell>
          <table:table-cell table:style-name="ce21" office:value-type="float" office:value="26435" calcext:value-type="float">
            <text:p><text:s/>26 435 </text:p>
          </table:table-cell>
          <table:table-cell table:style-name="ce21" office:value-type="float" office:value="28170" calcext:value-type="float">
            <text:p><text:s/>28 170 </text:p>
          </table:table-cell>
          <table:table-cell table:style-name="ce21" office:value-type="float" office:value="34665" calcext:value-type="float">
            <text:p><text:s/>34 665 </text:p>
          </table:table-cell>
          <table:table-cell table:style-name="ce21" office:value-type="float" office:value="30970" calcext:value-type="float">
            <text:p><text:s/>30 970 </text:p>
          </table:table-cell>
          <table:table-cell table:style-name="ce21" office:value-type="float" office:value="6800" calcext:value-type="float">
            <text:p><text:s/>6 800 </text:p>
          </table:table-cell>
          <table:table-cell table:style-name="ce21" office:value-type="float" office:value="25075" calcext:value-type="float">
            <text:p><text:s/>25 075 </text:p>
          </table:table-cell>
          <table:table-cell table:style-name="ce21" office:value-type="float" office:value="36100" calcext:value-type="float">
            <text:p><text:s/>36 100 </text:p>
          </table:table-cell>
          <table:table-cell table:style-name="ce21" office:value-type="float" office:value="14190" calcext:value-type="float">
            <text:p><text:s/>14 190 </text:p>
          </table:table-cell>
          <table:table-cell table:style-name="ce21" office:value-type="float" office:value="37030" calcext:value-type="float">
            <text:p><text:s/>37 030 </text:p>
          </table:table-cell>
          <table:table-cell table:style-name="ce21" office:value-type="float" office:value="13875" calcext:value-type="float">
            <text:p><text:s/>13 875 </text:p>
          </table:table-cell>
          <table:table-cell table:style-name="ce21" office:value-type="float" office:value="20170" calcext:value-type="float">
            <text:p><text:s/>20 170 </text:p>
          </table:table-cell>
          <table:table-cell table:style-name="ce21" office:value-type="float" office:value="18655" calcext:value-type="float">
            <text:p><text:s/>18 655 </text:p>
          </table:table-cell>
          <table:table-cell table:style-name="ce21" office:value-type="float" office:value="6990" calcext:value-type="float">
            <text:p><text:s/>6 99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non_officielle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460" calcext:value-type="float">
            <text:p><text:s/>460 </text:p>
          </table:table-cell>
          <table:table-cell table:style-name="ce21" office:value-type="float" office:value="170" calcext:value-type="float">
            <text:p><text:s/>17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95" calcext:value-type="float">
            <text:p><text:s/>195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280" calcext:value-type="float">
            <text:p><text:s/>28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20" calcext:value-type="float">
            <text:p><text:s/>12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125" calcext:value-type="float">
            <text:p><text:s/>125 </text:p>
          </table:table-cell>
          <table:table-cell table:number-columns-repeated="2" table:style-name="ce21" office:value-type="float" office:value="10" calcext:value-type="float">
            <text:p><text:s/>10 </text:p>
          </table:table-cell>
          <table:table-cell table:style-name="ce21" office:value-type="float" office:value="425" calcext:value-type="float">
            <text:p><text:s/>42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335" calcext:value-type="float">
            <text:p><text:s/>33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580" calcext:value-type="float">
            <text:p><text:s/>580 </text:p>
          </table:table-cell>
          <table:table-cell table:style-name="ce21" office:value-type="float" office:value="175" calcext:value-type="float">
            <text:p><text:s/>17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140" calcext:value-type="float">
            <text:p><text:s/>140 </text:p>
          </table:table-cell>
          <table:table-cell table:style-name="ce21" office:value-type="float" office:value="185" calcext:value-type="float">
            <text:p><text:s/>185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235" calcext:value-type="float">
            <text:p><text:s/>235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75" calcext:value-type="float">
            <text:p><text:s/>7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875" calcext:value-type="float">
            <text:p><text:s/>875 </text:p>
          </table:table-cell>
          <table:table-cell table:style-name="ce21" office:value-type="float" office:value="135" calcext:value-type="float">
            <text:p><text:s/>13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55" calcext:value-type="float">
            <text:p><text:s/>155 </text:p>
          </table:table-cell>
          <table:table-cell table:style-name="ce21" office:value-type="float" office:value="285" calcext:value-type="float">
            <text:p><text:s/>28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740" calcext:value-type="float">
            <text:p><text:s/>740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460" calcext:value-type="float">
            <text:p><text:s/>460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135" calcext:value-type="float">
            <text:p><text:s/>13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330" calcext:value-type="float">
            <text:p><text:s/>330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655" calcext:value-type="float">
            <text:p><text:s/>655 </text:p>
          </table:table-cell>
          <table:table-cell table:style-name="ce21" office:value-type="float" office:value="235" calcext:value-type="float">
            <text:p><text:s/>23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270" calcext:value-type="float">
            <text:p><text:s/>270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95" calcext:value-type="float">
            <text:p><text:s/>19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85" calcext:value-type="float">
            <text:p><text:s/>185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265" calcext:value-type="float">
            <text:p><text:s/>265 </text:p>
          </table:table-cell>
          <table:table-cell table:style-name="ce21" office:value-type="float" office:value="155" calcext:value-type="float">
            <text:p><text:s/>15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600" calcext:value-type="float">
            <text:p><text:s/>60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65" calcext:value-type="float">
            <text:p><text:s/>65 </text:p>
          </table:table-cell>
          <table:table-cell table:number-columns-repeated="2" table:style-name="ce21" office:value-type="float" office:value="110" calcext:value-type="float">
            <text:p><text:s/>110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2990" calcext:value-type="float">
            <text:p><text:s/>2 99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21" office:value-type="float" office:value="630" calcext:value-type="float">
            <text:p><text:s/>63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635" calcext:value-type="float">
            <text:p><text:s/>63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autochtone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9" table:style-name="ce21" office:value-type="float" office:value="0" calcext:value-type="float">
            <text:p><text:s/>-   </text:p>
          </table:table-cell>
          <table:table-cell table:style-name="ce21" office:value-type="float" office:value="110" calcext:value-type="float">
            <text:p><text:s/>110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10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8" table:style-name="ce21" office:value-type="float" office:value="0" calcext:value-type="float">
            <text:p><text:s/>-   </text:p>
          </table:table-cell>
          <table:table-cell table:style-name="ce21" office:value-type="float" office:value="580" calcext:value-type="float">
            <text:p><text:s/>580 </text:p>
          </table:table-cell>
          <table:table-cell table:number-columns-repeated="16" table:style-name="ce21" office:value-type="float" office:value="0" calcext:value-type="float">
            <text:p><text:s/>-   </text:p>
          </table:table-cell>
          <table:table-cell table:style-name="ce21" office:value-type="float" office:value="25" calcext:value-type="float">
            <text:p><text:s/>25 </text:p>
          </table:table-cell>
          <table:table-cell table:number-columns-repeated="11" table:style-name="ce21" office:value-type="float" office:value="0" calcext:value-type="float">
            <text:p><text:s/>-   </text:p>
          </table:table-cell>
          <table:table-cell table:style-name="ce21" office:value-type="float" office:value="215" calcext:value-type="float">
            <text:p><text:s/>215 </text:p>
          </table:table-cell>
          <table:table-cell table:number-columns-repeated="27" table:style-name="ce21" office:value-type="float" office:value="0" calcext:value-type="float">
            <text:p><text:s/>-   </text:p>
          </table:table-cell>
          <table:table-cell table:style-name="ce21" office:value-type="float" office:value="185" calcext:value-type="float">
            <text:p><text:s/>185 </text:p>
          </table:table-cell>
          <table:table-cell table:number-columns-repeated="9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14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2985" calcext:value-type="float">
            <text:p><text:s/>2 985 </text:p>
          </table:table-cell>
          <table:table-cell table:number-columns-repeated="8" table:style-name="ce21" office:value-type="float" office:value="0" calcext:value-type="float">
            <text:p><text:s/>-  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Non-autochtone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460" calcext:value-type="float">
            <text:p><text:s/>460 </text:p>
          </table:table-cell>
          <table:table-cell table:style-name="ce21" office:value-type="float" office:value="170" calcext:value-type="float">
            <text:p><text:s/>17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280" calcext:value-type="float">
            <text:p><text:s/>28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20" calcext:value-type="float">
            <text:p><text:s/>12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425" calcext:value-type="float">
            <text:p><text:s/>42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335" calcext:value-type="float">
            <text:p><text:s/>33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95" calcext:value-type="float">
            <text:p><text:s/>95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175" calcext:value-type="float">
            <text:p><text:s/>17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140" calcext:value-type="float">
            <text:p><text:s/>140 </text:p>
          </table:table-cell>
          <table:table-cell table:style-name="ce21" office:value-type="float" office:value="185" calcext:value-type="float">
            <text:p><text:s/>185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235" calcext:value-type="float">
            <text:p><text:s/>235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875" calcext:value-type="float">
            <text:p><text:s/>875 </text:p>
          </table:table-cell>
          <table:table-cell table:style-name="ce21" office:value-type="float" office:value="135" calcext:value-type="float">
            <text:p><text:s/>13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55" calcext:value-type="float">
            <text:p><text:s/>155 </text:p>
          </table:table-cell>
          <table:table-cell table:style-name="ce21" office:value-type="float" office:value="285" calcext:value-type="float">
            <text:p><text:s/>28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740" calcext:value-type="float">
            <text:p><text:s/>740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460" calcext:value-type="float">
            <text:p><text:s/>460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135" calcext:value-type="float">
            <text:p><text:s/>13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330" calcext:value-type="float">
            <text:p><text:s/>330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655" calcext:value-type="float">
            <text:p><text:s/>655 </text:p>
          </table:table-cell>
          <table:table-cell table:style-name="ce21" office:value-type="float" office:value="235" calcext:value-type="float">
            <text:p><text:s/>23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270" calcext:value-type="float">
            <text:p><text:s/>270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95" calcext:value-type="float">
            <text:p><text:s/>19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85" calcext:value-type="float">
            <text:p><text:s/>185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265" calcext:value-type="float">
            <text:p><text:s/>265 </text:p>
          </table:table-cell>
          <table:table-cell table:style-name="ce21" office:value-type="float" office:value="155" calcext:value-type="float">
            <text:p><text:s/>15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595" calcext:value-type="float">
            <text:p><text:s/>595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65" calcext:value-type="float">
            <text:p><text:s/>65 </text:p>
          </table:table-cell>
          <table:table-cell table:number-columns-repeated="2" table:style-name="ce21" office:value-type="float" office:value="110" calcext:value-type="float">
            <text:p><text:s/>110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90" calcext:value-type="float">
            <text:p><text:s/>190 </text:p>
          </table:table-cell>
          <table:table-cell table:style-name="ce21" office:value-type="float" office:value="630" calcext:value-type="float">
            <text:p><text:s/>63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630" calcext:value-type="float">
            <text:p><text:s/>63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francais_et_anglais</text:p>
          </table:table-cell>
          <table:table-cell table:style-name="ce21" office:value-type="float" office:value="3805" calcext:value-type="float">
            <text:p><text:s/>3 805 </text:p>
          </table:table-cell>
          <table:table-cell table:style-name="ce21" office:value-type="float" office:value="1850" calcext:value-type="float">
            <text:p><text:s/>1 850 </text:p>
          </table:table-cell>
          <table:table-cell table:style-name="ce21" office:value-type="float" office:value="17815" calcext:value-type="float">
            <text:p><text:s/>17 815 </text:p>
          </table:table-cell>
          <table:table-cell table:style-name="ce21" office:value-type="float" office:value="10180" calcext:value-type="float">
            <text:p><text:s/>10 180 </text:p>
          </table:table-cell>
          <table:table-cell table:style-name="ce21" office:value-type="float" office:value="9780" calcext:value-type="float">
            <text:p><text:s/>9 780 </text:p>
          </table:table-cell>
          <table:table-cell table:style-name="ce21" office:value-type="float" office:value="2910" calcext:value-type="float">
            <text:p><text:s/>2 910 </text:p>
          </table:table-cell>
          <table:table-cell table:style-name="ce21" office:value-type="float" office:value="2575" calcext:value-type="float">
            <text:p><text:s/>2 575 </text:p>
          </table:table-cell>
          <table:table-cell table:style-name="ce21" office:value-type="float" office:value="2680" calcext:value-type="float">
            <text:p><text:s/>2 680 </text:p>
          </table:table-cell>
          <table:table-cell table:style-name="ce21" office:value-type="float" office:value="7140" calcext:value-type="float">
            <text:p><text:s/>7 140 </text:p>
          </table:table-cell>
          <table:table-cell table:style-name="ce21" office:value-type="float" office:value="2680" calcext:value-type="float">
            <text:p><text:s/>2 680 </text:p>
          </table:table-cell>
          <table:table-cell table:style-name="ce21" office:value-type="float" office:value="3350" calcext:value-type="float">
            <text:p><text:s/>3 350 </text:p>
          </table:table-cell>
          <table:table-cell table:style-name="ce21" office:value-type="float" office:value="7330" calcext:value-type="float">
            <text:p><text:s/>7 330 </text:p>
          </table:table-cell>
          <table:table-cell table:style-name="ce21" office:value-type="float" office:value="15080" calcext:value-type="float">
            <text:p><text:s/>15 080 </text:p>
          </table:table-cell>
          <table:table-cell table:style-name="ce21" office:value-type="float" office:value="3370" calcext:value-type="float">
            <text:p><text:s/>3 370 </text:p>
          </table:table-cell>
          <table:table-cell table:style-name="ce21" office:value-type="float" office:value="9770" calcext:value-type="float">
            <text:p><text:s/>9 770 </text:p>
          </table:table-cell>
          <table:table-cell table:style-name="ce21" office:value-type="float" office:value="10590" calcext:value-type="float">
            <text:p><text:s/>10 590 </text:p>
          </table:table-cell>
          <table:table-cell table:style-name="ce21" office:value-type="float" office:value="12980" calcext:value-type="float">
            <text:p><text:s/>12 980 </text:p>
          </table:table-cell>
          <table:table-cell table:style-name="ce21" office:value-type="float" office:value="11590" calcext:value-type="float">
            <text:p><text:s/>11 590 </text:p>
          </table:table-cell>
          <table:table-cell table:style-name="ce21" office:value-type="float" office:value="11745" calcext:value-type="float">
            <text:p><text:s/>11 745 </text:p>
          </table:table-cell>
          <table:table-cell table:style-name="ce21" office:value-type="float" office:value="3040" calcext:value-type="float">
            <text:p><text:s/>3 040 </text:p>
          </table:table-cell>
          <table:table-cell table:style-name="ce21" office:value-type="float" office:value="16445" calcext:value-type="float">
            <text:p><text:s/>16 445 </text:p>
          </table:table-cell>
          <table:table-cell table:style-name="ce21" office:value-type="float" office:value="5150" calcext:value-type="float">
            <text:p><text:s/>5 150 </text:p>
          </table:table-cell>
          <table:table-cell table:style-name="ce21" office:value-type="float" office:value="3430" calcext:value-type="float">
            <text:p><text:s/>3 430 </text:p>
          </table:table-cell>
          <table:table-cell table:style-name="ce21" office:value-type="float" office:value="15245" calcext:value-type="float">
            <text:p><text:s/>15 245 </text:p>
          </table:table-cell>
          <table:table-cell table:style-name="ce21" office:value-type="float" office:value="6590" calcext:value-type="float">
            <text:p><text:s/>6 590 </text:p>
          </table:table-cell>
          <table:table-cell table:style-name="ce21" office:value-type="float" office:value="2880" calcext:value-type="float">
            <text:p><text:s/>2 880 </text:p>
          </table:table-cell>
          <table:table-cell table:style-name="ce21" office:value-type="float" office:value="19290" calcext:value-type="float">
            <text:p><text:s/>19 290 </text:p>
          </table:table-cell>
          <table:table-cell table:style-name="ce21" office:value-type="float" office:value="6645" calcext:value-type="float">
            <text:p><text:s/>6 645 </text:p>
          </table:table-cell>
          <table:table-cell table:style-name="ce21" office:value-type="float" office:value="2065" calcext:value-type="float">
            <text:p><text:s/>2 065 </text:p>
          </table:table-cell>
          <table:table-cell table:style-name="ce21" office:value-type="float" office:value="21290" calcext:value-type="float">
            <text:p><text:s/>21 290 </text:p>
          </table:table-cell>
          <table:table-cell table:style-name="ce21" office:value-type="float" office:value="10990" calcext:value-type="float">
            <text:p><text:s/>10 990 </text:p>
          </table:table-cell>
          <table:table-cell table:style-name="ce21" office:value-type="float" office:value="3315" calcext:value-type="float">
            <text:p><text:s/>3 315 </text:p>
          </table:table-cell>
          <table:table-cell table:style-name="ce21" office:value-type="float" office:value="2335" calcext:value-type="float">
            <text:p><text:s/>2 335 </text:p>
          </table:table-cell>
          <table:table-cell table:style-name="ce21" office:value-type="float" office:value="2685" calcext:value-type="float">
            <text:p><text:s/>2 685 </text:p>
          </table:table-cell>
          <table:table-cell table:style-name="ce21" office:value-type="float" office:value="21210" calcext:value-type="float">
            <text:p><text:s/>21 210 </text:p>
          </table:table-cell>
          <table:table-cell table:style-name="ce21" office:value-type="float" office:value="2365" calcext:value-type="float">
            <text:p><text:s/>2 365 </text:p>
          </table:table-cell>
          <table:table-cell table:style-name="ce21" office:value-type="float" office:value="17780" calcext:value-type="float">
            <text:p><text:s/>17 780 </text:p>
          </table:table-cell>
          <table:table-cell table:style-name="ce21" office:value-type="float" office:value="17035" calcext:value-type="float">
            <text:p><text:s/>17 035 </text:p>
          </table:table-cell>
          <table:table-cell table:style-name="ce21" office:value-type="float" office:value="5685" calcext:value-type="float">
            <text:p><text:s/>5 685 </text:p>
          </table:table-cell>
          <table:table-cell table:style-name="ce21" office:value-type="float" office:value="12330" calcext:value-type="float">
            <text:p><text:s/>12 330 </text:p>
          </table:table-cell>
          <table:table-cell table:style-name="ce21" office:value-type="float" office:value="15225" calcext:value-type="float">
            <text:p><text:s/>15 225 </text:p>
          </table:table-cell>
          <table:table-cell table:style-name="ce21" office:value-type="float" office:value="23135" calcext:value-type="float">
            <text:p><text:s/>23 135 </text:p>
          </table:table-cell>
          <table:table-cell table:style-name="ce21" office:value-type="float" office:value="8125" calcext:value-type="float">
            <text:p><text:s/>8 125 </text:p>
          </table:table-cell>
          <table:table-cell table:style-name="ce21" office:value-type="float" office:value="5775" calcext:value-type="float">
            <text:p><text:s/>5 775 </text:p>
          </table:table-cell>
          <table:table-cell table:style-name="ce21" office:value-type="float" office:value="680" calcext:value-type="float">
            <text:p><text:s/>680 </text:p>
          </table:table-cell>
          <table:table-cell table:style-name="ce21" office:value-type="float" office:value="18310" calcext:value-type="float">
            <text:p><text:s/>18 310 </text:p>
          </table:table-cell>
          <table:table-cell table:style-name="ce21" office:value-type="float" office:value="5125" calcext:value-type="float">
            <text:p><text:s/>5 125 </text:p>
          </table:table-cell>
          <table:table-cell table:style-name="ce21" office:value-type="float" office:value="14775" calcext:value-type="float">
            <text:p><text:s/>14 775 </text:p>
          </table:table-cell>
          <table:table-cell table:style-name="ce21" office:value-type="float" office:value="8090" calcext:value-type="float">
            <text:p><text:s/>8 090 </text:p>
          </table:table-cell>
          <table:table-cell table:style-name="ce21" office:value-type="float" office:value="4425" calcext:value-type="float">
            <text:p><text:s/>4 425 </text:p>
          </table:table-cell>
          <table:table-cell table:style-name="ce21" office:value-type="float" office:value="3145" calcext:value-type="float">
            <text:p><text:s/>3 145 </text:p>
          </table:table-cell>
          <table:table-cell table:style-name="ce21" office:value-type="float" office:value="2255" calcext:value-type="float">
            <text:p><text:s/>2 255 </text:p>
          </table:table-cell>
          <table:table-cell table:style-name="ce21" office:value-type="float" office:value="7570" calcext:value-type="float">
            <text:p><text:s/>7 570 </text:p>
          </table:table-cell>
          <table:table-cell table:style-name="ce21" office:value-type="float" office:value="19540" calcext:value-type="float">
            <text:p><text:s/>19 540 </text:p>
          </table:table-cell>
          <table:table-cell table:style-name="ce21" office:value-type="float" office:value="13740" calcext:value-type="float">
            <text:p><text:s/>13 740 </text:p>
          </table:table-cell>
          <table:table-cell table:style-name="ce21" office:value-type="float" office:value="5045" calcext:value-type="float">
            <text:p><text:s/>5 045 </text:p>
          </table:table-cell>
          <table:table-cell table:style-name="ce21" office:value-type="float" office:value="1250" calcext:value-type="float">
            <text:p><text:s/>1 250 </text:p>
          </table:table-cell>
          <table:table-cell table:style-name="ce21" office:value-type="float" office:value="12690" calcext:value-type="float">
            <text:p><text:s/>12 690 </text:p>
          </table:table-cell>
          <table:table-cell table:style-name="ce21" office:value-type="float" office:value="15885" calcext:value-type="float">
            <text:p><text:s/>15 885 </text:p>
          </table:table-cell>
          <table:table-cell table:style-name="ce21" office:value-type="float" office:value="5225" calcext:value-type="float">
            <text:p><text:s/>5 225 </text:p>
          </table:table-cell>
          <table:table-cell table:style-name="ce21" office:value-type="float" office:value="16975" calcext:value-type="float">
            <text:p><text:s/>16 975 </text:p>
          </table:table-cell>
          <table:table-cell table:style-name="ce21" office:value-type="float" office:value="15815" calcext:value-type="float">
            <text:p><text:s/>15 815 </text:p>
          </table:table-cell>
          <table:table-cell table:style-name="ce21" office:value-type="float" office:value="2550" calcext:value-type="float">
            <text:p><text:s/>2 550 </text:p>
          </table:table-cell>
          <table:table-cell table:style-name="ce21" office:value-type="float" office:value="5950" calcext:value-type="float">
            <text:p><text:s/>5 950 </text:p>
          </table:table-cell>
          <table:table-cell table:style-name="ce21" office:value-type="float" office:value="4475" calcext:value-type="float">
            <text:p><text:s/>4 475 </text:p>
          </table:table-cell>
          <table:table-cell table:style-name="ce21" office:value-type="float" office:value="3295" calcext:value-type="float">
            <text:p><text:s/>3 295 </text:p>
          </table:table-cell>
          <table:table-cell table:style-name="ce21" office:value-type="float" office:value="5750" calcext:value-type="float">
            <text:p><text:s/>5 750 </text:p>
          </table:table-cell>
          <table:table-cell table:style-name="ce21" office:value-type="float" office:value="19125" calcext:value-type="float">
            <text:p><text:s/>19 125 </text:p>
          </table:table-cell>
          <table:table-cell table:style-name="ce21" office:value-type="float" office:value="11065" calcext:value-type="float">
            <text:p><text:s/>11 065 </text:p>
          </table:table-cell>
          <table:table-cell table:style-name="ce21" office:value-type="float" office:value="17875" calcext:value-type="float">
            <text:p><text:s/>17 875 </text:p>
          </table:table-cell>
          <table:table-cell table:style-name="ce21" office:value-type="float" office:value="2670" calcext:value-type="float">
            <text:p><text:s/>2 670 </text:p>
          </table:table-cell>
          <table:table-cell table:style-name="ce21" office:value-type="float" office:value="8365" calcext:value-type="float">
            <text:p><text:s/>8 365 </text:p>
          </table:table-cell>
          <table:table-cell table:style-name="ce21" office:value-type="float" office:value="1600" calcext:value-type="float">
            <text:p><text:s/>1 600 </text:p>
          </table:table-cell>
          <table:table-cell table:style-name="ce21" office:value-type="float" office:value="13465" calcext:value-type="float">
            <text:p><text:s/>13 465 </text:p>
          </table:table-cell>
          <table:table-cell table:style-name="ce21" office:value-type="float" office:value="3110" calcext:value-type="float">
            <text:p><text:s/>3 110 </text:p>
          </table:table-cell>
          <table:table-cell table:style-name="ce21" office:value-type="float" office:value="21745" calcext:value-type="float">
            <text:p><text:s/>21 745 </text:p>
          </table:table-cell>
          <table:table-cell table:style-name="ce21" office:value-type="float" office:value="12125" calcext:value-type="float">
            <text:p><text:s/>12 125 </text:p>
          </table:table-cell>
          <table:table-cell table:style-name="ce21" office:value-type="float" office:value="12815" calcext:value-type="float">
            <text:p><text:s/>12 815 </text:p>
          </table:table-cell>
          <table:table-cell table:style-name="ce21" office:value-type="float" office:value="12745" calcext:value-type="float">
            <text:p><text:s/>12 745 </text:p>
          </table:table-cell>
          <table:table-cell table:style-name="ce21" office:value-type="float" office:value="4800" calcext:value-type="float">
            <text:p><text:s/>4 800 </text:p>
          </table:table-cell>
          <table:table-cell table:style-name="ce21" office:value-type="float" office:value="24035" calcext:value-type="float">
            <text:p><text:s/>24 035 </text:p>
          </table:table-cell>
          <table:table-cell table:style-name="ce21" office:value-type="float" office:value="24185" calcext:value-type="float">
            <text:p><text:s/>24 185 </text:p>
          </table:table-cell>
          <table:table-cell table:style-name="ce21" office:value-type="float" office:value="2120" calcext:value-type="float">
            <text:p><text:s/>2 120 </text:p>
          </table:table-cell>
          <table:table-cell table:style-name="ce21" office:value-type="float" office:value="20820" calcext:value-type="float">
            <text:p><text:s/>20 820 </text:p>
          </table:table-cell>
          <table:table-cell table:style-name="ce21" office:value-type="float" office:value="7865" calcext:value-type="float">
            <text:p><text:s/>7 865 </text:p>
          </table:table-cell>
          <table:table-cell table:style-name="ce21" office:value-type="float" office:value="14630" calcext:value-type="float">
            <text:p><text:s/>14 630 </text:p>
          </table:table-cell>
          <table:table-cell table:style-name="ce21" office:value-type="float" office:value="6635" calcext:value-type="float">
            <text:p><text:s/>6 635 </text:p>
          </table:table-cell>
          <table:table-cell table:style-name="ce21" office:value-type="float" office:value="18470" calcext:value-type="float">
            <text:p><text:s/>18 470 </text:p>
          </table:table-cell>
          <table:table-cell table:style-name="ce21" office:value-type="float" office:value="3000" calcext:value-type="float">
            <text:p><text:s/>3 000 </text:p>
          </table:table-cell>
          <table:table-cell table:style-name="ce21" office:value-type="float" office:value="8070" calcext:value-type="float">
            <text:p><text:s/>8 070 </text:p>
          </table:table-cell>
          <table:table-cell table:style-name="ce21" office:value-type="float" office:value="910" calcext:value-type="float">
            <text:p><text:s/>910 </text:p>
          </table:table-cell>
          <table:table-cell table:style-name="ce21" office:value-type="float" office:value="6980" calcext:value-type="float">
            <text:p><text:s/>6 980 </text:p>
          </table:table-cell>
          <table:table-cell table:style-name="ce21" office:value-type="float" office:value="2315" calcext:value-type="float">
            <text:p><text:s/>2 315 </text:p>
          </table:table-cell>
          <table:table-cell table:style-name="ce21" office:value-type="float" office:value="8195" calcext:value-type="float">
            <text:p><text:s/>8 195 </text:p>
          </table:table-cell>
          <table:table-cell table:style-name="ce21" office:value-type="float" office:value="2695" calcext:value-type="float">
            <text:p><text:s/>2 695 </text:p>
          </table:table-cell>
          <table:table-cell table:style-name="ce21" office:value-type="float" office:value="2410" calcext:value-type="float">
            <text:p><text:s/>2 410 </text:p>
          </table:table-cell>
          <table:table-cell table:style-name="ce21" office:value-type="float" office:value="22390" calcext:value-type="float">
            <text:p><text:s/>22 390 </text:p>
          </table:table-cell>
          <table:table-cell table:style-name="ce21" office:value-type="float" office:value="1075" calcext:value-type="float">
            <text:p><text:s/>1 075 </text:p>
          </table:table-cell>
          <table:table-cell table:style-name="ce21" office:value-type="float" office:value="15425" calcext:value-type="float">
            <text:p><text:s/>15 425 </text:p>
          </table:table-cell>
          <table:table-cell table:style-name="ce21" office:value-type="float" office:value="3980" calcext:value-type="float">
            <text:p><text:s/>3 980 </text:p>
          </table:table-cell>
          <table:table-cell table:style-name="ce21" office:value-type="float" office:value="4945" calcext:value-type="float">
            <text:p><text:s/>4 945 </text:p>
          </table:table-cell>
          <table:table-cell table:style-name="ce21" office:value-type="float" office:value="19555" calcext:value-type="float">
            <text:p><text:s/>19 555 </text:p>
          </table:table-cell>
          <table:table-cell table:style-name="ce21" office:value-type="float" office:value="17105" calcext:value-type="float">
            <text:p><text:s/>17 105 </text:p>
          </table:table-cell>
          <table:table-cell table:style-name="ce21" office:value-type="float" office:value="8095" calcext:value-type="float">
            <text:p><text:s/>8 095 </text:p>
          </table:table-cell>
          <table:table-cell table:style-name="ce21" office:value-type="float" office:value="24985" calcext:value-type="float">
            <text:p><text:s/>24 985 </text:p>
          </table:table-cell>
          <table:table-cell table:style-name="ce21" office:value-type="float" office:value="4695" calcext:value-type="float">
            <text:p><text:s/>4 695 </text:p>
          </table:table-cell>
          <table:table-cell table:style-name="ce21" office:value-type="float" office:value="9595" calcext:value-type="float">
            <text:p><text:s/>9 595 </text:p>
          </table:table-cell>
          <table:table-cell table:style-name="ce21" office:value-type="float" office:value="7725" calcext:value-type="float">
            <text:p><text:s/>7 725 </text:p>
          </table:table-cell>
          <table:table-cell table:style-name="ce21" office:value-type="float" office:value="23060" calcext:value-type="float">
            <text:p><text:s/>23 060 </text:p>
          </table:table-cell>
          <table:table-cell table:style-name="ce21" office:value-type="float" office:value="10370" calcext:value-type="float">
            <text:p><text:s/>10 370 </text:p>
          </table:table-cell>
          <table:table-cell table:style-name="ce21" office:value-type="float" office:value="9185" calcext:value-type="float">
            <text:p><text:s/>9 185 </text:p>
          </table:table-cell>
          <table:table-cell table:style-name="ce21" office:value-type="float" office:value="18490" calcext:value-type="float">
            <text:p><text:s/>18 490 </text:p>
          </table:table-cell>
          <table:table-cell table:style-name="ce21" office:value-type="float" office:value="12195" calcext:value-type="float">
            <text:p><text:s/>12 195 </text:p>
          </table:table-cell>
          <table:table-cell table:style-name="ce21" office:value-type="float" office:value="8470" calcext:value-type="float">
            <text:p><text:s/>8 470 </text:p>
          </table:table-cell>
          <table:table-cell table:style-name="ce21" office:value-type="float" office:value="10775" calcext:value-type="float">
            <text:p><text:s/>10 775 </text:p>
          </table:table-cell>
          <table:table-cell table:style-name="ce21" office:value-type="float" office:value="3850" calcext:value-type="float">
            <text:p><text:s/>3 850 </text:p>
          </table:table-cell>
          <table:table-cell table:style-name="ce21" office:value-type="float" office:value="1880" calcext:value-type="float">
            <text:p><text:s/>1 880 </text:p>
          </table:table-cell>
          <table:table-cell table:style-name="ce21" office:value-type="float" office:value="13690" calcext:value-type="float">
            <text:p><text:s/>13 690 </text:p>
          </table:table-cell>
          <table:table-cell table:style-name="ce21" office:value-type="float" office:value="6425" calcext:value-type="float">
            <text:p><text:s/>6 425 </text:p>
          </table:table-cell>
          <table:table-cell table:style-name="ce21" office:value-type="float" office:value="25525" calcext:value-type="float">
            <text:p><text:s/>25 525 </text:p>
          </table:table-cell>
          <table:table-cell table:style-name="ce21" office:value-type="float" office:value="10360" calcext:value-type="float">
            <text:p><text:s/>10 360 </text:p>
          </table:table-cell>
          <table:table-cell table:style-name="ce21" office:value-type="float" office:value="19885" calcext:value-type="float">
            <text:p><text:s/>19 885 </text:p>
          </table:table-cell>
          <table:table-cell table:style-name="ce21" office:value-type="float" office:value="11930" calcext:value-type="float">
            <text:p><text:s/>11 930 </text:p>
          </table:table-cell>
          <table:table-cell table:style-name="ce21" office:value-type="float" office:value="13275" calcext:value-type="float">
            <text:p><text:s/>13 275 </text:p>
          </table:table-cell>
          <table:table-cell table:style-name="ce21" office:value-type="float" office:value="21905" calcext:value-type="float">
            <text:p><text:s/>21 90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anglais_et_non_officielle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765" calcext:value-type="float">
            <text:p><text:s/>765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0" calcext:value-type="float">
            <text:p><text:s/>-   </text:p>
          </table:table-cell>
          <table:table-cell table:number-columns-repeated="2" table:style-name="ce21" office:value-type="float" office:value="30" calcext:value-type="float">
            <text:p><text:s/>30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55" calcext:value-type="float">
            <text:p><text:s/>5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65" calcext:value-type="float">
            <text:p><text:s/>16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615" calcext:value-type="float">
            <text:p><text:s/>61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010" calcext:value-type="float">
            <text:p><text:s/>1 010 </text:p>
          </table:table-cell>
          <table:table-cell table:style-name="ce21" office:value-type="float" office:value="35" calcext:value-type="float">
            <text:p><text:s/>35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430" calcext:value-type="float">
            <text:p><text:s/>43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225" calcext:value-type="float">
            <text:p><text:s/>225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310" calcext:value-type="float">
            <text:p><text:s/>310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370" calcext:value-type="float">
            <text:p><text:s/>37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75" calcext:value-type="float">
            <text:p><text:s/>175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3" table:style-name="ce21" office:value-type="float" office:value="0" calcext:value-type="float">
            <text:p><text:s/>-   </text:p>
          </table:table-cell>
          <table:table-cell table:style-name="ce21" office:value-type="float" office:value="1035" calcext:value-type="float">
            <text:p><text:s/>1 035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210" calcext:value-type="float">
            <text:p><text:s/>21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990" calcext:value-type="float">
            <text:p><text:s/>990 </text:p>
          </table:table-cell>
          <table:table-cell table:style-name="ce21" office:value-type="float" office:value="220" calcext:value-type="float">
            <text:p><text:s/>220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4" table:style-name="ce21" office:value-type="float" office:value="0" calcext:value-type="float">
            <text:p><text:s/>-   </text:p>
          </table:table-cell>
          <table:table-cell table:style-name="ce21" office:value-type="float" office:value="935" calcext:value-type="float">
            <text:p><text:s/>93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285" calcext:value-type="float">
            <text:p><text:s/>285 </text:p>
          </table:table-cell>
          <table:table-cell table:number-columns-repeated="3" table:style-name="ce21" office:value-type="float" office:value="0" calcext:value-type="float">
            <text:p><text:s/>-  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375" calcext:value-type="float">
            <text:p><text:s/>375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890" calcext:value-type="float">
            <text:p><text:s/>890 </text:p>
          </table:table-cell>
          <table:table-cell table:style-name="ce21" office:value-type="float" office:value="665" calcext:value-type="float">
            <text:p><text:s/>66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535" calcext:value-type="float">
            <text:p><text:s/>53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70" calcext:value-type="float">
            <text:p><text:s/>17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6" table:style-name="ce21" office:value-type="float" office:value="0" calcext:value-type="float">
            <text:p><text:s/>-   </text:p>
          </table:table-cell>
          <table:table-cell table:style-name="ce21" office:value-type="float" office:value="760" calcext:value-type="float">
            <text:p><text:s/>76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320" calcext:value-type="float">
            <text:p><text:s/>320 </text:p>
          </table:table-cell>
          <table:table-cell table:style-name="ce21" office:value-type="float" office:value="210" calcext:value-type="float">
            <text:p><text:s/>21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495" calcext:value-type="float">
            <text:p><text:s/>49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915" calcext:value-type="float">
            <text:p><text:s/>915 </text:p>
          </table:table-cell>
          <table:table-cell table:style-name="ce21" office:value-type="float" office:value="75" calcext:value-type="float">
            <text:p><text:s/>7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100" calcext:value-type="float">
            <text:p><text:s/>100 </text:p>
          </table:table-cell>
          <table:table-cell table:number-columns-repeated="2" table:style-name="ce21" office:value-type="float" office:value="25" calcext:value-type="float">
            <text:p><text:s/>2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7275" calcext:value-type="float">
            <text:p><text:s/>7 275 </text:p>
          </table:table-cell>
          <table:table-cell table:style-name="ce21" office:value-type="float" office:value="120" calcext:value-type="float">
            <text:p><text:s/>12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400" calcext:value-type="float">
            <text:p><text:s/>40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460" calcext:value-type="float">
            <text:p><text:s/>460 </text:p>
          </table:table-cell>
          <table:table-cell table:style-name="ce21" office:value-type="float" office:value="260" calcext:value-type="float">
            <text:p><text:s/>26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1430" calcext:value-type="float">
            <text:p><text:s/>1 43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français_et_non_officielle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505" calcext:value-type="float">
            <text:p><text:s/>505 </text:p>
          </table:table-cell>
          <table:table-cell table:style-name="ce21" office:value-type="float" office:value="405" calcext:value-type="float">
            <text:p><text:s/>405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205" calcext:value-type="float">
            <text:p><text:s/>205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00" calcext:value-type="float">
            <text:p><text:s/>10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505" calcext:value-type="float">
            <text:p><text:s/>505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760" calcext:value-type="float">
            <text:p><text:s/>76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260" calcext:value-type="float">
            <text:p><text:s/>260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135" calcext:value-type="float">
            <text:p><text:s/>13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470" calcext:value-type="float">
            <text:p><text:s/>470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220" calcext:value-type="float">
            <text:p><text:s/>22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245" calcext:value-type="float">
            <text:p><text:s/>1 245 </text:p>
          </table:table-cell>
          <table:table-cell table:style-name="ce21" office:value-type="float" office:value="225" calcext:value-type="float">
            <text:p><text:s/>22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170" calcext:value-type="float">
            <text:p><text:s/>170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100" calcext:value-type="float">
            <text:p><text:s/>100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175" calcext:value-type="float">
            <text:p><text:s/>17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650" calcext:value-type="float">
            <text:p><text:s/>650 </text:p>
          </table:table-cell>
          <table:table-cell table:style-name="ce21" office:value-type="float" office:value="230" calcext:value-type="float">
            <text:p><text:s/>230 </text:p>
          </table:table-cell>
          <table:table-cell table:number-columns-repeated="2" table:style-name="ce21" office:value-type="float" office:value="120" calcext:value-type="float">
            <text:p><text:s/>12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100" calcext:value-type="float">
            <text:p><text:s/>100 </text:p>
          </table:table-cell>
          <table:table-cell table:style-name="ce21" office:value-type="float" office:value="340" calcext:value-type="float">
            <text:p><text:s/>340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325" calcext:value-type="float">
            <text:p><text:s/>325 </text:p>
          </table:table-cell>
          <table:table-cell table:style-name="ce21" office:value-type="float" office:value="270" calcext:value-type="float">
            <text:p><text:s/>270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295" calcext:value-type="float">
            <text:p><text:s/>295 </text:p>
          </table:table-cell>
          <table:table-cell table:style-name="ce21" office:value-type="float" office:value="375" calcext:value-type="float">
            <text:p><text:s/>375 </text:p>
          </table:table-cell>
          <table:table-cell table:style-name="ce21" office:value-type="float" office:value="700" calcext:value-type="float">
            <text:p><text:s/>700 </text:p>
          </table:table-cell>
          <table:table-cell table:style-name="ce21" office:value-type="float" office:value="75" calcext:value-type="float">
            <text:p><text:s/>75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135" calcext:value-type="float">
            <text:p><text:s/>135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185" calcext:value-type="float">
            <text:p><text:s/>185 </text:p>
          </table:table-cell>
          <table:table-cell table:style-name="ce21" office:value-type="float" office:value="175" calcext:value-type="float">
            <text:p><text:s/>175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75" calcext:value-type="float">
            <text:p><text:s/>7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360" calcext:value-type="float">
            <text:p><text:s/>36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170" calcext:value-type="float">
            <text:p><text:s/>170 </text:p>
          </table:table-cell>
          <table:table-cell table:style-name="ce21" office:value-type="float" office:value="220" calcext:value-type="float">
            <text:p><text:s/>220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220" calcext:value-type="float">
            <text:p><text:s/>220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60" calcext:value-type="float">
            <text:p><text:s/>16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75" calcext:value-type="float">
            <text:p><text:s/>7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525" calcext:value-type="float">
            <text:p><text:s/>525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120" calcext:value-type="float">
            <text:p><text:s/>120 </text:p>
          </table:table-cell>
          <table:table-cell table:style-name="ce21" office:value-type="float" office:value="35" calcext:value-type="float">
            <text:p><text:s/>3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365" calcext:value-type="float">
            <text:p><text:s/>36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200" calcext:value-type="float">
            <text:p><text:s/>200 </text:p>
          </table:table-cell>
          <table:table-cell table:style-name="ce21" office:value-type="float" office:value="180" calcext:value-type="float">
            <text:p><text:s/>180 </text:p>
          </table:table-cell>
          <table:table-cell table:style-name="ce21" office:value-type="float" office:value="100" calcext:value-type="float">
            <text:p><text:s/>100 </text:p>
          </table:table-cell>
          <table:table-cell table:style-name="ce21" office:value-type="float" office:value="160" calcext:value-type="float">
            <text:p><text:s/>160 </text:p>
          </table:table-cell>
          <table:table-cell table:style-name="ce21" office:value-type="float" office:value="305" calcext:value-type="float">
            <text:p><text:s/>30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95" calcext:value-type="float">
            <text:p><text:s/>95 </text:p>
          </table:table-cell>
          <table:table-cell table:style-name="ce21" office:value-type="float" office:value="365" calcext:value-type="float">
            <text:p><text:s/>365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185" calcext:value-type="float">
            <text:p><text:s/>185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200" calcext:value-type="float">
            <text:p><text:s/>200 </text:p>
          </table:table-cell>
          <table:table-cell table:style-name="ce21" office:value-type="float" office:value="170" calcext:value-type="float">
            <text:p><text:s/>170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100" calcext:value-type="float">
            <text:p><text:s/>10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175" calcext:value-type="float">
            <text:p><text:s/>175 </text:p>
          </table:table-cell>
          <table:table-cell table:style-name="ce21" office:value-type="float" office:value="200" calcext:value-type="float">
            <text:p><text:s/>200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140" calcext:value-type="float">
            <text:p><text:s/>140 </text:p>
          </table:table-cell>
          <table:table-cell table:style-name="ce21" office:value-type="float" office:value="820" calcext:value-type="float">
            <text:p><text:s/>820 </text:p>
          </table:table-cell>
          <table:table-cell table:style-name="ce21" office:value-type="float" office:value="195" calcext:value-type="float">
            <text:p><text:s/>195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français_et_anglais_et_non-officielle</text:p>
          </table:table-cell>
          <table:table-cell table:style-name="ce21" office:value-type="float" office:value="75" calcext:value-type="float">
            <text:p><text:s/>75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675" calcext:value-type="float">
            <text:p><text:s/>1 675 </text:p>
          </table:table-cell>
          <table:table-cell table:style-name="ce21" office:value-type="float" office:value="820" calcext:value-type="float">
            <text:p><text:s/>820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90" calcext:value-type="float">
            <text:p><text:s/>90 </text:p>
          </table:table-cell>
          <table:table-cell table:number-columns-repeated="2" table:style-name="ce21" office:value-type="float" office:value="85" calcext:value-type="float">
            <text:p><text:s/>85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385" calcext:value-type="float">
            <text:p><text:s/>385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235" calcext:value-type="float">
            <text:p><text:s/>235 </text:p>
          </table:table-cell>
          <table:table-cell table:style-name="ce21" office:value-type="float" office:value="960" calcext:value-type="float">
            <text:p><text:s/>960 </text:p>
          </table:table-cell>
          <table:table-cell table:style-name="ce21" office:value-type="float" office:value="225" calcext:value-type="float">
            <text:p><text:s/>225 </text:p>
          </table:table-cell>
          <table:table-cell table:style-name="ce21" office:value-type="float" office:value="595" calcext:value-type="float">
            <text:p><text:s/>595 </text:p>
          </table:table-cell>
          <table:table-cell table:style-name="ce21" office:value-type="float" office:value="200" calcext:value-type="float">
            <text:p><text:s/>200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260" calcext:value-type="float">
            <text:p><text:s/>260 </text:p>
          </table:table-cell>
          <table:table-cell table:style-name="ce21" office:value-type="float" office:value="140" calcext:value-type="float">
            <text:p><text:s/>140 </text:p>
          </table:table-cell>
          <table:table-cell table:style-name="ce21" office:value-type="float" office:value="80" calcext:value-type="float">
            <text:p><text:s/>80 </text:p>
          </table:table-cell>
          <table:table-cell table:style-name="ce21" office:value-type="float" office:value="370" calcext:value-type="float">
            <text:p><text:s/>370 </text:p>
          </table:table-cell>
          <table:table-cell table:style-name="ce21" office:value-type="float" office:value="100" calcext:value-type="float">
            <text:p><text:s/>10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1905" calcext:value-type="float">
            <text:p><text:s/>1 90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1145" calcext:value-type="float">
            <text:p><text:s/>1 145 </text:p>
          </table:table-cell>
          <table:table-cell table:style-name="ce21" office:value-type="float" office:value="345" calcext:value-type="float">
            <text:p><text:s/>345 </text:p>
          </table:table-cell>
          <table:table-cell table:style-name="ce21" office:value-type="float" office:value="100" calcext:value-type="float">
            <text:p><text:s/>10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1405" calcext:value-type="float">
            <text:p><text:s/>1 40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85" calcext:value-type="float">
            <text:p><text:s/>185 </text:p>
          </table:table-cell>
          <table:table-cell table:style-name="ce21" office:value-type="float" office:value="825" calcext:value-type="float">
            <text:p><text:s/>825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310" calcext:value-type="float">
            <text:p><text:s/>310 </text:p>
          </table:table-cell>
          <table:table-cell table:style-name="ce21" office:value-type="float" office:value="650" calcext:value-type="float">
            <text:p><text:s/>650 </text:p>
          </table:table-cell>
          <table:table-cell table:style-name="ce21" office:value-type="float" office:value="485" calcext:value-type="float">
            <text:p><text:s/>485 </text:p>
          </table:table-cell>
          <table:table-cell table:style-name="ce21" office:value-type="float" office:value="230" calcext:value-type="float">
            <text:p><text:s/>230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705" calcext:value-type="float">
            <text:p><text:s/>705 </text:p>
          </table:table-cell>
          <table:table-cell table:style-name="ce21" office:value-type="float" office:value="230" calcext:value-type="float">
            <text:p><text:s/>230 </text:p>
          </table:table-cell>
          <table:table-cell table:style-name="ce21" office:value-type="float" office:value="1620" calcext:value-type="float">
            <text:p><text:s/>1 620 </text:p>
          </table:table-cell>
          <table:table-cell table:style-name="ce21" office:value-type="float" office:value="305" calcext:value-type="float">
            <text:p><text:s/>305 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85" calcext:value-type="float">
            <text:p><text:s/>85 </text:p>
          </table:table-cell>
          <table:table-cell table:style-name="ce21" office:value-type="float" office:value="20" calcext:value-type="float">
            <text:p><text:s/>20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1445" calcext:value-type="float">
            <text:p><text:s/>1 445 </text:p>
          </table:table-cell>
          <table:table-cell table:style-name="ce21" office:value-type="float" office:value="505" calcext:value-type="float">
            <text:p><text:s/>505 </text:p>
          </table:table-cell>
          <table:table-cell table:style-name="ce21" office:value-type="float" office:value="110" calcext:value-type="float">
            <text:p><text:s/>110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410" calcext:value-type="float">
            <text:p><text:s/>1 410 </text:p>
          </table:table-cell>
          <table:table-cell table:style-name="ce21" office:value-type="float" office:value="600" calcext:value-type="float">
            <text:p><text:s/>600 </text:p>
          </table:table-cell>
          <table:table-cell table:style-name="ce21" office:value-type="float" office:value="155" calcext:value-type="float">
            <text:p><text:s/>155 </text:p>
          </table:table-cell>
          <table:table-cell table:style-name="ce21" office:value-type="float" office:value="1290" calcext:value-type="float">
            <text:p><text:s/>1 290 </text:p>
          </table:table-cell>
          <table:table-cell table:style-name="ce21" office:value-type="float" office:value="930" calcext:value-type="float">
            <text:p><text:s/>930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115" calcext:value-type="float">
            <text:p><text:s/>115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1100" calcext:value-type="float">
            <text:p><text:s/>1 100 </text:p>
          </table:table-cell>
          <table:table-cell table:style-name="ce21" office:value-type="float" office:value="430" calcext:value-type="float">
            <text:p><text:s/>430 </text:p>
          </table:table-cell>
          <table:table-cell table:style-name="ce21" office:value-type="float" office:value="635" calcext:value-type="float">
            <text:p><text:s/>635 </text:p>
          </table:table-cell>
          <table:table-cell table:style-name="ce21" office:value-type="float" office:value="55" calcext:value-type="float">
            <text:p><text:s/>55 </text:p>
          </table:table-cell>
          <table:table-cell table:style-name="ce21" office:value-type="float" office:value="200" calcext:value-type="float">
            <text:p><text:s/>200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690" calcext:value-type="float">
            <text:p><text:s/>690 </text:p>
          </table:table-cell>
          <table:table-cell table:style-name="ce21" office:value-type="float" office:value="40" calcext:value-type="float">
            <text:p><text:s/>40 </text:p>
          </table:table-cell>
          <table:table-cell table:style-name="ce21" office:value-type="float" office:value="975" calcext:value-type="float">
            <text:p><text:s/>975 </text:p>
          </table:table-cell>
          <table:table-cell table:style-name="ce21" office:value-type="float" office:value="750" calcext:value-type="float">
            <text:p><text:s/>750 </text:p>
          </table:table-cell>
          <table:table-cell table:style-name="ce21" office:value-type="float" office:value="270" calcext:value-type="float">
            <text:p><text:s/>270 </text:p>
          </table:table-cell>
          <table:table-cell table:style-name="ce21" office:value-type="float" office:value="240" calcext:value-type="float">
            <text:p><text:s/>24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1450" calcext:value-type="float">
            <text:p><text:s/>1 450 </text:p>
          </table:table-cell>
          <table:table-cell table:style-name="ce21" office:value-type="float" office:value="1035" calcext:value-type="float">
            <text:p><text:s/>1 035 </text:p>
          </table:table-cell>
          <table:table-cell table:style-name="ce21" office:value-type="float" office:value="65" calcext:value-type="float">
            <text:p><text:s/>65 </text:p>
          </table:table-cell>
          <table:table-cell table:style-name="ce21" office:value-type="float" office:value="1005" calcext:value-type="float">
            <text:p><text:s/>1 005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125" calcext:value-type="float">
            <text:p><text:s/>125 </text:p>
          </table:table-cell>
          <table:table-cell table:style-name="ce21" office:value-type="float" office:value="225" calcext:value-type="float">
            <text:p><text:s/>225 </text:p>
          </table:table-cell>
          <table:table-cell table:style-name="ce21" office:value-type="float" office:value="455" calcext:value-type="float">
            <text:p><text:s/>455 </text:p>
          </table:table-cell>
          <table:table-cell table:style-name="ce21" office:value-type="float" office:value="60" calcext:value-type="float">
            <text:p><text:s/>60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50" calcext:value-type="float">
            <text:p><text:s/>50 </text:p>
          </table:table-cell>
          <table:table-cell table:style-name="ce21" office:value-type="float" office:value="230" calcext:value-type="float">
            <text:p><text:s/>230 </text:p>
          </table:table-cell>
          <table:table-cell table:style-name="ce21" office:value-type="float" office:value="70" calcext:value-type="float">
            <text:p><text:s/>70 </text:p>
          </table:table-cell>
          <table:table-cell table:style-name="ce21" office:value-type="float" office:value="125" calcext:value-type="float">
            <text:p><text:s/>125 </text:p>
          </table:table-cell>
          <table:table-cell table:number-columns-repeated="2" table:style-name="ce21" office:value-type="float" office:value="40" calcext:value-type="float">
            <text:p><text:s/>40 </text:p>
          </table:table-cell>
          <table:table-cell table:style-name="ce21" office:value-type="float" office:value="1135" calcext:value-type="float">
            <text:p><text:s/>1 135 </text:p>
          </table:table-cell>
          <table:table-cell table:style-name="ce21" office:value-type="float" office:value="25" calcext:value-type="float">
            <text:p><text:s/>25 </text:p>
          </table:table-cell>
          <table:table-cell table:style-name="ce21" office:value-type="float" office:value="1000" calcext:value-type="float">
            <text:p><text:s/>1 000 </text:p>
          </table:table-cell>
          <table:table-cell table:style-name="ce21" office:value-type="float" office:value="105" calcext:value-type="float">
            <text:p><text:s/>105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21" office:value-type="float" office:value="1055" calcext:value-type="float">
            <text:p><text:s/>1 055 </text:p>
          </table:table-cell>
          <table:table-cell table:style-name="ce21" office:value-type="float" office:value="690" calcext:value-type="float">
            <text:p><text:s/>690 </text:p>
          </table:table-cell>
          <table:table-cell table:style-name="ce21" office:value-type="float" office:value="165" calcext:value-type="float">
            <text:p><text:s/>165 </text:p>
          </table:table-cell>
          <table:table-cell table:style-name="ce21" office:value-type="float" office:value="1020" calcext:value-type="float">
            <text:p><text:s/>1 020 </text:p>
          </table:table-cell>
          <table:table-cell table:style-name="ce21" office:value-type="float" office:value="210" calcext:value-type="float">
            <text:p><text:s/>210 </text:p>
          </table:table-cell>
          <table:table-cell table:style-name="ce21" office:value-type="float" office:value="145" calcext:value-type="float">
            <text:p><text:s/>145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1810" calcext:value-type="float">
            <text:p><text:s/>1 810 </text:p>
          </table:table-cell>
          <table:table-cell table:style-name="ce21" office:value-type="float" office:value="245" calcext:value-type="float">
            <text:p><text:s/>245 </text:p>
          </table:table-cell>
          <table:table-cell table:style-name="ce21" office:value-type="float" office:value="270" calcext:value-type="float">
            <text:p><text:s/>270 </text:p>
          </table:table-cell>
          <table:table-cell table:style-name="ce21" office:value-type="float" office:value="345" calcext:value-type="float">
            <text:p><text:s/>345 </text:p>
          </table:table-cell>
          <table:table-cell table:style-name="ce21" office:value-type="float" office:value="445" calcext:value-type="float">
            <text:p><text:s/>445 </text:p>
          </table:table-cell>
          <table:table-cell table:style-name="ce21" office:value-type="float" office:value="335" calcext:value-type="float">
            <text:p><text:s/>335 </text:p>
          </table:table-cell>
          <table:table-cell table:style-name="ce21" office:value-type="float" office:value="280" calcext:value-type="float">
            <text:p><text:s/>280 </text:p>
          </table:table-cell>
          <table:table-cell table:style-name="ce21" office:value-type="float" office:value="130" calcext:value-type="float">
            <text:p><text:s/>130 </text:p>
          </table:table-cell>
          <table:table-cell table:style-name="ce21" office:value-type="float" office:value="1080" calcext:value-type="float">
            <text:p><text:s/>1 080 </text:p>
          </table:table-cell>
          <table:table-cell table:style-name="ce21" office:value-type="float" office:value="500" calcext:value-type="float">
            <text:p><text:s/>500 </text:p>
          </table:table-cell>
          <table:table-cell table:style-name="ce21" office:value-type="float" office:value="155" calcext:value-type="float">
            <text:p><text:s/>155 </text:p>
          </table:table-cell>
          <table:table-cell table:style-name="ce21" office:value-type="float" office:value="705" calcext:value-type="float">
            <text:p><text:s/>705 </text:p>
          </table:table-cell>
          <table:table-cell table:style-name="ce21" office:value-type="float" office:value="150" calcext:value-type="float">
            <text:p><text:s/>150 </text:p>
          </table:table-cell>
          <table:table-cell table:style-name="ce21" office:value-type="float" office:value="990" calcext:value-type="float">
            <text:p><text:s/>990 </text:p>
          </table:table-cell>
          <table:table-cell table:style-name="ce21" office:value-type="float" office:value="1185" calcext:value-type="float">
            <text:p><text:s/>1 185 </text:p>
          </table:table-cell>
          <table:table-cell table:style-name="ce21" office:value-type="float" office:value="770" calcext:value-type="float">
            <text:p><text:s/>770 </text:p>
          </table:table-cell>
          <table:table-cell table:style-name="ce21" office:value-type="float" office:value="1655" calcext:value-type="float">
            <text:p><text:s/>1 65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table:style-name="ce17" office:value-type="string" calcext:value-type="string">
            <text:p>langue_travail_non-officielles_multiples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40" calcext:value-type="float">
            <text:p><text:s/>40 </text:p>
          </table:table-cell>
          <table:table-cell table:number-columns-repeated="23" table:style-name="ce21" office:value-type="float" office:value="0" calcext:value-type="float">
            <text:p><text:s/>-   </text:p>
          </table:table-cell>
          <table:table-cell table:style-name="ce21" office:value-type="float" office:value="25" calcext:value-type="float">
            <text:p><text:s/>25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15" calcext:value-type="float">
            <text:p><text:s/>15 </text:p>
          </table:table-cell>
          <table:table-cell table:number-columns-repeated="3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6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12" table:style-name="ce21" office:value-type="float" office:value="0" calcext:value-type="float">
            <text:p><text:s/>-   </text:p>
          </table:table-cell>
          <table:table-cell table:style-name="ce21" office:value-type="float" office:value="100" calcext:value-type="float">
            <text:p><text:s/>100 </text:p>
          </table:table-cell>
          <table:table-cell table:number-columns-repeated="3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55" calcext:value-type="float">
            <text:p><text:s/>55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5" table:style-name="ce21" office:value-type="float" office:value="0" calcext:value-type="float">
            <text:p><text:s/>-   </text:p>
          </table:table-cell>
          <table:table-cell table:style-name="ce21" office:value-type="float" office:value="30" calcext:value-type="float">
            <text:p><text:s/>30 </text:p>
          </table:table-cell>
          <table:table-cell table:number-columns-repeated="7" table:style-name="ce21" office:value-type="float" office:value="0" calcext:value-type="float">
            <text:p><text:s/>-   </text:p>
          </table:table-cell>
          <table:table-cell table:style-name="ce21" office:value-type="float" office:value="15" calcext:value-type="float">
            <text:p><text:s/>15 </text:p>
          </table:table-cell>
          <table:table-cell table:number-columns-repeated="4" table:style-name="ce21" office:value-type="float" office:value="0" calcext:value-type="float">
            <text:p><text:s/>-   </text:p>
          </table:table-cell>
          <table:table-cell table:style-name="ce21" office:value-type="float" office:value="20" calcext:value-type="float">
            <text:p><text:s/>20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25" calcext:value-type="float">
            <text:p><text:s/>25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9" table:style-name="ce21" office:value-type="float" office:value="0" calcext:value-type="float">
            <text:p><text:s/>-   </text:p>
          </table:table-cell>
          <table:table-cell table:style-name="ce21" office:value-type="float" office:value="15" calcext:value-type="float">
            <text:p><text:s/>15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5" table:style-name="ce21" office:value-type="float" office:value="0" calcext:value-type="float">
            <text:p><text:s/>-   </text:p>
          </table:table-cell>
          <table:table-cell table:style-name="ce21" office:value-type="float" office:value="10" calcext:value-type="float">
            <text:p><text:s/>10 </text:p>
          </table:table-cell>
          <table:table-cell table:number-columns-repeated="3" table:style-name="ce21" office:value-type="float" office:value="0" calcext:value-type="float">
            <text:p><text:s/>-   </text:p>
          </table:table-cell>
          <table:table-cell table:style-name="ce21" office:value-type="float" office:value="60" calcext:value-type="float">
            <text:p><text:s/>60 </text:p>
          </table:table-cell>
          <table:table-cell table:number-columns-repeated="2" table:style-name="ce21" office:value-type="float" office:value="0" calcext:value-type="float">
            <text:p><text:s/>-   </text:p>
          </table:table-cell>
          <table:table-cell table:number-columns-repeated="2" table:style-name="ce21" office:value-type="float" office:value="10" calcext:value-type="float">
            <text:p><text:s/>10 </text:p>
          </table:table-cell>
          <table:table-cell table:number-columns-repeated="8" table:style-name="ce21" office:value-type="float" office:value="0" calcext:value-type="float">
            <text:p><text:s/>-   </text:p>
          </table:table-cell>
          <table:table-cell table:style-name="ce21" office:value-type="float" office:value="30" calcext:value-type="float">
            <text:p><text:s/>30 </text:p>
          </table:table-cell>
          <table:table-cell table:style-name="ce21" office:value-type="float" office:value="10" calcext:value-type="float">
            <text:p><text:s/>10 </text:p>
          </table:table-cell>
          <table:table-cell table:style-name="ce21" office:value-type="float" office:value="0" calcext:value-type="float">
            <text:p><text:s/>-   </text:p>
          </table:table-cell>
          <table:table-cell table:style-name="ce21" office:value-type="float" office:value="45" calcext:value-type="float">
            <text:p><text:s/>45 </text:p>
          </table:table-cell>
          <table:table-cell table:style-name="ce8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<text:span text:style-name="T3">mode_transport_</text:span>automobile_camion_fourgonnette</text:p>
          </table:table-cell>
          <table:table-cell table:style-name="ce30" office:value-type="float" office:value="17620" calcext:value-type="float">
            <text:p><text:s/>17 620 </text:p>
          </table:table-cell>
          <table:table-cell table:style-name="ce30" office:value-type="float" office:value="16660" calcext:value-type="float">
            <text:p><text:s/>16 660 </text:p>
          </table:table-cell>
          <table:table-cell table:style-name="ce30" office:value-type="float" office:value="17300" calcext:value-type="float">
            <text:p><text:s/>17 300 </text:p>
          </table:table-cell>
          <table:table-cell table:style-name="ce30" office:value-type="float" office:value="14160" calcext:value-type="float">
            <text:p><text:s/>14 160 </text:p>
          </table:table-cell>
          <table:table-cell table:style-name="ce30" office:value-type="float" office:value="23360" calcext:value-type="float">
            <text:p><text:s/>23 360 </text:p>
          </table:table-cell>
          <table:table-cell table:style-name="ce30" office:value-type="float" office:value="30405" calcext:value-type="float">
            <text:p><text:s/>30 405 </text:p>
          </table:table-cell>
          <table:table-cell table:style-name="ce30" office:value-type="float" office:value="23435" calcext:value-type="float">
            <text:p><text:s/>23 435 </text:p>
          </table:table-cell>
          <table:table-cell table:style-name="ce30" office:value-type="float" office:value="25635" calcext:value-type="float">
            <text:p><text:s/>25 635 </text:p>
          </table:table-cell>
          <table:table-cell table:style-name="ce30" office:value-type="float" office:value="23575" calcext:value-type="float">
            <text:p><text:s/>23 575 </text:p>
          </table:table-cell>
          <table:table-cell table:style-name="ce30" office:value-type="float" office:value="21990" calcext:value-type="float">
            <text:p><text:s/>21 990 </text:p>
          </table:table-cell>
          <table:table-cell table:style-name="ce30" office:value-type="float" office:value="27175" calcext:value-type="float">
            <text:p><text:s/>27 175 </text:p>
          </table:table-cell>
          <table:table-cell table:style-name="ce30" office:value-type="float" office:value="21210" calcext:value-type="float">
            <text:p><text:s/>21 210 </text:p>
          </table:table-cell>
          <table:table-cell table:style-name="ce30" office:value-type="float" office:value="29850" calcext:value-type="float">
            <text:p><text:s/>29 850 </text:p>
          </table:table-cell>
          <table:table-cell table:style-name="ce30" office:value-type="float" office:value="13330" calcext:value-type="float">
            <text:p><text:s/>13 330 </text:p>
          </table:table-cell>
          <table:table-cell table:style-name="ce30" office:value-type="float" office:value="28045" calcext:value-type="float">
            <text:p><text:s/>28 045 </text:p>
          </table:table-cell>
          <table:table-cell table:style-name="ce30" office:value-type="float" office:value="18895" calcext:value-type="float">
            <text:p><text:s/>18 895 </text:p>
          </table:table-cell>
          <table:table-cell table:style-name="ce30" office:value-type="float" office:value="28775" calcext:value-type="float">
            <text:p><text:s/>28 775 </text:p>
          </table:table-cell>
          <table:table-cell table:style-name="ce30" office:value-type="float" office:value="15455" calcext:value-type="float">
            <text:p><text:s/>15 455 </text:p>
          </table:table-cell>
          <table:table-cell table:style-name="ce30" office:value-type="float" office:value="25575" calcext:value-type="float">
            <text:p><text:s/>25 575 </text:p>
          </table:table-cell>
          <table:table-cell table:style-name="ce30" office:value-type="float" office:value="25660" calcext:value-type="float">
            <text:p><text:s/>25 660 </text:p>
          </table:table-cell>
          <table:table-cell table:style-name="ce30" office:value-type="float" office:value="20570" calcext:value-type="float">
            <text:p><text:s/>20 570 </text:p>
          </table:table-cell>
          <table:table-cell table:style-name="ce30" office:value-type="float" office:value="22985" calcext:value-type="float">
            <text:p><text:s/>22 985 </text:p>
          </table:table-cell>
          <table:table-cell table:style-name="ce30" office:value-type="float" office:value="22995" calcext:value-type="float">
            <text:p><text:s/>22 995 </text:p>
          </table:table-cell>
          <table:table-cell table:style-name="ce30" office:value-type="float" office:value="24640" calcext:value-type="float">
            <text:p><text:s/>24 640 </text:p>
          </table:table-cell>
          <table:table-cell table:style-name="ce30" office:value-type="float" office:value="28440" calcext:value-type="float">
            <text:p><text:s/>28 440 </text:p>
          </table:table-cell>
          <table:table-cell table:style-name="ce30" office:value-type="float" office:value="20675" calcext:value-type="float">
            <text:p><text:s/>20 675 </text:p>
          </table:table-cell>
          <table:table-cell table:style-name="ce30" office:value-type="float" office:value="23055" calcext:value-type="float">
            <text:p><text:s/>23 055 </text:p>
          </table:table-cell>
          <table:table-cell table:style-name="ce30" office:value-type="float" office:value="29195" calcext:value-type="float">
            <text:p><text:s/>29 195 </text:p>
          </table:table-cell>
          <table:table-cell table:style-name="ce30" office:value-type="float" office:value="21465" calcext:value-type="float">
            <text:p><text:s/>21 465 </text:p>
          </table:table-cell>
          <table:table-cell table:style-name="ce30" office:value-type="float" office:value="17285" calcext:value-type="float">
            <text:p><text:s/>17 285 </text:p>
          </table:table-cell>
          <table:table-cell table:style-name="ce30" office:value-type="float" office:value="22610" calcext:value-type="float">
            <text:p><text:s/>22 610 </text:p>
          </table:table-cell>
          <table:table-cell table:style-name="ce30" office:value-type="float" office:value="25125" calcext:value-type="float">
            <text:p><text:s/>25 125 </text:p>
          </table:table-cell>
          <table:table-cell table:style-name="ce30" office:value-type="float" office:value="20395" calcext:value-type="float">
            <text:p><text:s/>20 395 </text:p>
          </table:table-cell>
          <table:table-cell table:style-name="ce30" office:value-type="float" office:value="18035" calcext:value-type="float">
            <text:p><text:s/>18 035 </text:p>
          </table:table-cell>
          <table:table-cell table:style-name="ce30" office:value-type="float" office:value="26455" calcext:value-type="float">
            <text:p><text:s/>26 455 </text:p>
          </table:table-cell>
          <table:table-cell table:style-name="ce30" office:value-type="float" office:value="11530" calcext:value-type="float">
            <text:p><text:s/>11 530 </text:p>
          </table:table-cell>
          <table:table-cell table:style-name="ce30" office:value-type="float" office:value="25370" calcext:value-type="float">
            <text:p><text:s/>25 370 </text:p>
          </table:table-cell>
          <table:table-cell table:style-name="ce30" office:value-type="float" office:value="8565" calcext:value-type="float">
            <text:p><text:s/>8 565 </text:p>
          </table:table-cell>
          <table:table-cell table:style-name="ce30" office:value-type="float" office:value="25735" calcext:value-type="float">
            <text:p><text:s/>25 735 </text:p>
          </table:table-cell>
          <table:table-cell table:style-name="ce30" office:value-type="float" office:value="24150" calcext:value-type="float">
            <text:p><text:s/>24 150 </text:p>
          </table:table-cell>
          <table:table-cell table:style-name="ce30" office:value-type="float" office:value="9065" calcext:value-type="float">
            <text:p><text:s/>9 065 </text:p>
          </table:table-cell>
          <table:table-cell table:style-name="ce30" office:value-type="float" office:value="20340" calcext:value-type="float">
            <text:p><text:s/>20 340 </text:p>
          </table:table-cell>
          <table:table-cell table:style-name="ce30" office:value-type="float" office:value="20985" calcext:value-type="float">
            <text:p><text:s/>20 985 </text:p>
          </table:table-cell>
          <table:table-cell table:style-name="ce30" office:value-type="float" office:value="25565" calcext:value-type="float">
            <text:p><text:s/>25 565 </text:p>
          </table:table-cell>
          <table:table-cell table:style-name="ce30" office:value-type="float" office:value="5145" calcext:value-type="float">
            <text:p><text:s/>5 145 </text:p>
          </table:table-cell>
          <table:table-cell table:style-name="ce30" office:value-type="float" office:value="14525" calcext:value-type="float">
            <text:p><text:s/>14 525 </text:p>
          </table:table-cell>
          <table:table-cell table:style-name="ce30" office:value-type="float" office:value="14030" calcext:value-type="float">
            <text:p><text:s/>14 030 </text:p>
          </table:table-cell>
          <table:table-cell table:style-name="ce30" office:value-type="float" office:value="19685" calcext:value-type="float">
            <text:p><text:s/>19 685 </text:p>
          </table:table-cell>
          <table:table-cell table:style-name="ce30" office:value-type="float" office:value="15615" calcext:value-type="float">
            <text:p><text:s/>15 615 </text:p>
          </table:table-cell>
          <table:table-cell table:style-name="ce30" office:value-type="float" office:value="32815" calcext:value-type="float">
            <text:p><text:s/>32 815 </text:p>
          </table:table-cell>
          <table:table-cell table:style-name="ce30" office:value-type="float" office:value="24865" calcext:value-type="float">
            <text:p><text:s/>24 865 </text:p>
          </table:table-cell>
          <table:table-cell table:style-name="ce30" office:value-type="float" office:value="20815" calcext:value-type="float">
            <text:p><text:s/>20 815 </text:p>
          </table:table-cell>
          <table:table-cell table:style-name="ce30" office:value-type="float" office:value="31220" calcext:value-type="float">
            <text:p><text:s/>31 220 </text:p>
          </table:table-cell>
          <table:table-cell table:style-name="ce30" office:value-type="float" office:value="19835" calcext:value-type="float">
            <text:p><text:s/>19 835 </text:p>
          </table:table-cell>
          <table:table-cell table:style-name="ce30" office:value-type="float" office:value="21410" calcext:value-type="float">
            <text:p><text:s/>21 410 </text:p>
          </table:table-cell>
          <table:table-cell table:style-name="ce30" office:value-type="float" office:value="20740" calcext:value-type="float">
            <text:p><text:s/>20 740 </text:p>
          </table:table-cell>
          <table:table-cell table:style-name="ce30" office:value-type="float" office:value="20545" calcext:value-type="float">
            <text:p><text:s/>20 545 </text:p>
          </table:table-cell>
          <table:table-cell table:style-name="ce30" office:value-type="float" office:value="18050" calcext:value-type="float">
            <text:p><text:s/>18 050 </text:p>
          </table:table-cell>
          <table:table-cell table:style-name="ce30" office:value-type="float" office:value="18875" calcext:value-type="float">
            <text:p><text:s/>18 875 </text:p>
          </table:table-cell>
          <table:table-cell table:style-name="ce30" office:value-type="float" office:value="24490" calcext:value-type="float">
            <text:p><text:s/>24 490 </text:p>
          </table:table-cell>
          <table:table-cell table:style-name="ce30" office:value-type="float" office:value="10755" calcext:value-type="float">
            <text:p><text:s/>10 755 </text:p>
          </table:table-cell>
          <table:table-cell table:style-name="ce30" office:value-type="float" office:value="21530" calcext:value-type="float">
            <text:p><text:s/>21 530 </text:p>
          </table:table-cell>
          <table:table-cell table:style-name="ce30" office:value-type="float" office:value="23165" calcext:value-type="float">
            <text:p><text:s/>23 165 </text:p>
          </table:table-cell>
          <table:table-cell table:style-name="ce30" office:value-type="float" office:value="23545" calcext:value-type="float">
            <text:p><text:s/>23 545 </text:p>
          </table:table-cell>
          <table:table-cell table:style-name="ce30" office:value-type="float" office:value="20645" calcext:value-type="float">
            <text:p><text:s/>20 645 </text:p>
          </table:table-cell>
          <table:table-cell table:style-name="ce30" office:value-type="float" office:value="26995" calcext:value-type="float">
            <text:p><text:s/>26 995 </text:p>
          </table:table-cell>
          <table:table-cell table:style-name="ce30" office:value-type="float" office:value="16840" calcext:value-type="float">
            <text:p><text:s/>16 840 </text:p>
          </table:table-cell>
          <table:table-cell table:style-name="ce30" office:value-type="float" office:value="19245" calcext:value-type="float">
            <text:p><text:s/>19 245 </text:p>
          </table:table-cell>
          <table:table-cell table:style-name="ce30" office:value-type="float" office:value="17310" calcext:value-type="float">
            <text:p><text:s/>17 310 </text:p>
          </table:table-cell>
          <table:table-cell table:style-name="ce30" office:value-type="float" office:value="17070" calcext:value-type="float">
            <text:p><text:s/>17 070 </text:p>
          </table:table-cell>
          <table:table-cell table:style-name="ce30" office:value-type="float" office:value="21040" calcext:value-type="float">
            <text:p><text:s/>21 040 </text:p>
          </table:table-cell>
          <table:table-cell table:style-name="ce30" office:value-type="float" office:value="26265" calcext:value-type="float">
            <text:p><text:s/>26 265 </text:p>
          </table:table-cell>
          <table:table-cell table:style-name="ce30" office:value-type="float" office:value="18400" calcext:value-type="float">
            <text:p><text:s/>18 400 </text:p>
          </table:table-cell>
          <table:table-cell table:style-name="ce30" office:value-type="float" office:value="13435" calcext:value-type="float">
            <text:p><text:s/>13 435 </text:p>
          </table:table-cell>
          <table:table-cell table:style-name="ce30" office:value-type="float" office:value="18060" calcext:value-type="float">
            <text:p><text:s/>18 060 </text:p>
          </table:table-cell>
          <table:table-cell table:style-name="ce30" office:value-type="float" office:value="6890" calcext:value-type="float">
            <text:p><text:s/>6 890 </text:p>
          </table:table-cell>
          <table:table-cell table:style-name="ce30" office:value-type="float" office:value="20355" calcext:value-type="float">
            <text:p><text:s/>20 355 </text:p>
          </table:table-cell>
          <table:table-cell table:style-name="ce30" office:value-type="float" office:value="34835" calcext:value-type="float">
            <text:p><text:s/>34 835 </text:p>
          </table:table-cell>
          <table:table-cell table:style-name="ce30" office:value-type="float" office:value="18620" calcext:value-type="float">
            <text:p><text:s/>18 620 </text:p>
          </table:table-cell>
          <table:table-cell table:style-name="ce30" office:value-type="float" office:value="26860" calcext:value-type="float">
            <text:p><text:s/>26 860 </text:p>
          </table:table-cell>
          <table:table-cell table:style-name="ce30" office:value-type="float" office:value="14525" calcext:value-type="float">
            <text:p><text:s/>14 525 </text:p>
          </table:table-cell>
          <table:table-cell table:style-name="ce30" office:value-type="float" office:value="23470" calcext:value-type="float">
            <text:p><text:s/>23 470 </text:p>
          </table:table-cell>
          <table:table-cell table:style-name="ce30" office:value-type="float" office:value="18670" calcext:value-type="float">
            <text:p><text:s/>18 670 </text:p>
          </table:table-cell>
          <table:table-cell table:style-name="ce30" office:value-type="float" office:value="11190" calcext:value-type="float">
            <text:p><text:s/>11 190 </text:p>
          </table:table-cell>
          <table:table-cell table:style-name="ce30" office:value-type="float" office:value="18395" calcext:value-type="float">
            <text:p><text:s/>18 395 </text:p>
          </table:table-cell>
          <table:table-cell table:style-name="ce30" office:value-type="float" office:value="27735" calcext:value-type="float">
            <text:p><text:s/>27 735 </text:p>
          </table:table-cell>
          <table:table-cell table:style-name="ce30" office:value-type="float" office:value="16250" calcext:value-type="float">
            <text:p><text:s/>16 250 </text:p>
          </table:table-cell>
          <table:table-cell table:style-name="ce30" office:value-type="float" office:value="20295" calcext:value-type="float">
            <text:p><text:s/>20 295 </text:p>
          </table:table-cell>
          <table:table-cell table:style-name="ce30" office:value-type="float" office:value="20865" calcext:value-type="float">
            <text:p><text:s/>20 865 </text:p>
          </table:table-cell>
          <table:table-cell table:style-name="ce30" office:value-type="float" office:value="24135" calcext:value-type="float">
            <text:p><text:s/>24 135 </text:p>
          </table:table-cell>
          <table:table-cell table:style-name="ce30" office:value-type="float" office:value="14860" calcext:value-type="float">
            <text:p><text:s/>14 860 </text:p>
          </table:table-cell>
          <table:table-cell table:style-name="ce30" office:value-type="float" office:value="24090" calcext:value-type="float">
            <text:p><text:s/>24 090 </text:p>
          </table:table-cell>
          <table:table-cell table:style-name="ce30" office:value-type="float" office:value="19355" calcext:value-type="float">
            <text:p><text:s/>19 355 </text:p>
          </table:table-cell>
          <table:table-cell table:style-name="ce30" office:value-type="float" office:value="31985" calcext:value-type="float">
            <text:p><text:s/>31 985 </text:p>
          </table:table-cell>
          <table:table-cell table:style-name="ce30" office:value-type="float" office:value="18870" calcext:value-type="float">
            <text:p><text:s/>18 870 </text:p>
          </table:table-cell>
          <table:table-cell table:style-name="ce30" office:value-type="float" office:value="22350" calcext:value-type="float">
            <text:p><text:s/>22 350 </text:p>
          </table:table-cell>
          <table:table-cell table:style-name="ce30" office:value-type="float" office:value="21700" calcext:value-type="float">
            <text:p><text:s/>21 700 </text:p>
          </table:table-cell>
          <table:table-cell table:style-name="ce30" office:value-type="float" office:value="19990" calcext:value-type="float">
            <text:p><text:s/>19 990 </text:p>
          </table:table-cell>
          <table:table-cell table:style-name="ce30" office:value-type="float" office:value="13985" calcext:value-type="float">
            <text:p><text:s/>13 985 </text:p>
          </table:table-cell>
          <table:table-cell table:style-name="ce30" office:value-type="float" office:value="23620" calcext:value-type="float">
            <text:p><text:s/>23 620 </text:p>
          </table:table-cell>
          <table:table-cell table:style-name="ce30" office:value-type="float" office:value="21075" calcext:value-type="float">
            <text:p><text:s/>21 075 </text:p>
          </table:table-cell>
          <table:table-cell table:style-name="ce30" office:value-type="float" office:value="6695" calcext:value-type="float">
            <text:p><text:s/>6 695 </text:p>
          </table:table-cell>
          <table:table-cell table:style-name="ce30" office:value-type="float" office:value="25650" calcext:value-type="float">
            <text:p><text:s/>25 650 </text:p>
          </table:table-cell>
          <table:table-cell table:style-name="ce30" office:value-type="float" office:value="27675" calcext:value-type="float">
            <text:p><text:s/>27 675 </text:p>
          </table:table-cell>
          <table:table-cell table:style-name="ce30" office:value-type="float" office:value="12960" calcext:value-type="float">
            <text:p><text:s/>12 960 </text:p>
          </table:table-cell>
          <table:table-cell table:style-name="ce30" office:value-type="float" office:value="29720" calcext:value-type="float">
            <text:p><text:s/>29 720 </text:p>
          </table:table-cell>
          <table:table-cell table:style-name="ce30" office:value-type="float" office:value="29870" calcext:value-type="float">
            <text:p><text:s/>29 870 </text:p>
          </table:table-cell>
          <table:table-cell table:style-name="ce30" office:value-type="float" office:value="29070" calcext:value-type="float">
            <text:p><text:s/>29 070 </text:p>
          </table:table-cell>
          <table:table-cell table:style-name="ce30" office:value-type="float" office:value="20620" calcext:value-type="float">
            <text:p><text:s/>20 620 </text:p>
          </table:table-cell>
          <table:table-cell table:style-name="ce30" office:value-type="float" office:value="22610" calcext:value-type="float">
            <text:p><text:s/>22 610 </text:p>
          </table:table-cell>
          <table:table-cell table:style-name="ce30" office:value-type="float" office:value="22730" calcext:value-type="float">
            <text:p><text:s/>22 730 </text:p>
          </table:table-cell>
          <table:table-cell table:style-name="ce30" office:value-type="float" office:value="30755" calcext:value-type="float">
            <text:p><text:s/>30 755 </text:p>
          </table:table-cell>
          <table:table-cell table:style-name="ce30" office:value-type="float" office:value="20330" calcext:value-type="float">
            <text:p><text:s/>20 330 </text:p>
          </table:table-cell>
          <table:table-cell table:style-name="ce30" office:value-type="float" office:value="9925" calcext:value-type="float">
            <text:p><text:s/>9 925 </text:p>
          </table:table-cell>
          <table:table-cell table:style-name="ce30" office:value-type="float" office:value="31340" calcext:value-type="float">
            <text:p><text:s/>31 340 </text:p>
          </table:table-cell>
          <table:table-cell table:style-name="ce30" office:value-type="float" office:value="22625" calcext:value-type="float">
            <text:p><text:s/>22 625 </text:p>
          </table:table-cell>
          <table:table-cell table:style-name="ce30" office:value-type="float" office:value="12850" calcext:value-type="float">
            <text:p><text:s/>12 850 </text:p>
          </table:table-cell>
          <table:table-cell table:style-name="ce30" office:value-type="float" office:value="22910" calcext:value-type="float">
            <text:p><text:s/>22 910 </text:p>
          </table:table-cell>
          <table:table-cell table:style-name="ce30" office:value-type="float" office:value="23725" calcext:value-type="float">
            <text:p><text:s/>23 725 </text:p>
          </table:table-cell>
          <table:table-cell table:style-name="ce30" office:value-type="float" office:value="30030" calcext:value-type="float">
            <text:p><text:s/>30 030 </text:p>
          </table:table-cell>
          <table:table-cell table:style-name="ce30" office:value-type="float" office:value="31490" calcext:value-type="float">
            <text:p><text:s/>31 490 </text:p>
          </table:table-cell>
          <table:table-cell table:style-name="ce30" office:value-type="float" office:value="11455" calcext:value-type="float">
            <text:p><text:s/>11 455 </text:p>
          </table:table-cell>
          <table:table-cell table:style-name="ce30" office:value-type="float" office:value="13925" calcext:value-type="float">
            <text:p><text:s/>13 925 </text:p>
          </table:table-cell>
          <table:table-cell table:style-name="ce30" office:value-type="float" office:value="20520" calcext:value-type="float">
            <text:p><text:s/>20 520 </text:p>
          </table:table-cell>
          <table:table-cell table:style-name="ce30" office:value-type="float" office:value="8470" calcext:value-type="float">
            <text:p><text:s/>8 470 </text:p>
          </table:table-cell>
          <table:table-cell table:style-name="ce2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<text:span text:style-name="T3">mode_transport_</text:span>transport_en_commun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6750" calcext:value-type="float">
            <text:p><text:s/>6 750 </text:p>
          </table:table-cell>
          <table:table-cell table:style-name="ce25" office:value-type="float" office:value="6230" calcext:value-type="float">
            <text:p><text:s/>6 23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345" calcext:value-type="float">
            <text:p><text:s/>1 34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960" calcext:value-type="float">
            <text:p><text:s/>960 </text:p>
          </table:table-cell>
          <table:table-cell table:style-name="ce25" office:value-type="float" office:value="8600" calcext:value-type="float">
            <text:p><text:s/>8 60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8000" calcext:value-type="float">
            <text:p><text:s/>8 000 </text:p>
          </table:table-cell>
          <table:table-cell table:style-name="ce25" office:value-type="float" office:value="1505" calcext:value-type="float">
            <text:p><text:s/>1 50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2390" calcext:value-type="float">
            <text:p><text:s/>2 390 </text:p>
          </table:table-cell>
          <table:table-cell table:style-name="ce25" office:value-type="float" office:value="2785" calcext:value-type="float">
            <text:p><text:s/>2 78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795" calcext:value-type="float">
            <text:p><text:s/>1 795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3030" calcext:value-type="float">
            <text:p><text:s/>3 030 </text:p>
          </table:table-cell>
          <table:table-cell table:style-name="ce25" office:value-type="float" office:value="820" calcext:value-type="float">
            <text:p><text:s/>82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9550" calcext:value-type="float">
            <text:p><text:s/>9 550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310" calcext:value-type="float">
            <text:p><text:s/>2 31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6650" calcext:value-type="float">
            <text:p><text:s/>6 65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8355" calcext:value-type="float">
            <text:p><text:s/>8 355 </text:p>
          </table:table-cell>
          <table:table-cell table:style-name="ce25" office:value-type="float" office:value="4455" calcext:value-type="float">
            <text:p><text:s/>4 45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515" calcext:value-type="float">
            <text:p><text:s/>1 515 </text:p>
          </table:table-cell>
          <table:table-cell table:style-name="ce25" office:value-type="float" office:value="3990" calcext:value-type="float">
            <text:p><text:s/>3 990 </text:p>
          </table:table-cell>
          <table:table-cell table:style-name="ce25" office:value-type="float" office:value="5745" calcext:value-type="float">
            <text:p><text:s/>5 745 </text:p>
          </table:table-cell>
          <table:table-cell table:style-name="ce25" office:value-type="float" office:value="3490" calcext:value-type="float">
            <text:p><text:s/>3 49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3410" calcext:value-type="float">
            <text:p><text:s/>3 410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3560" calcext:value-type="float">
            <text:p><text:s/>3 560 </text:p>
          </table:table-cell>
          <table:table-cell table:style-name="ce25" office:value-type="float" office:value="3525" calcext:value-type="float">
            <text:p><text:s/>3 52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10140" calcext:value-type="float">
            <text:p><text:s/>10 140 </text:p>
          </table:table-cell>
          <table:table-cell table:style-name="ce25" office:value-type="float" office:value="5675" calcext:value-type="float">
            <text:p><text:s/>5 67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815" calcext:value-type="float">
            <text:p><text:s/>815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7155" calcext:value-type="float">
            <text:p><text:s/>7 155 </text:p>
          </table:table-cell>
          <table:table-cell table:style-name="ce25" office:value-type="float" office:value="5195" calcext:value-type="float">
            <text:p><text:s/>5 195 </text:p>
          </table:table-cell>
          <table:table-cell table:style-name="ce25" office:value-type="float" office:value="4470" calcext:value-type="float">
            <text:p><text:s/>4 47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840" calcext:value-type="float">
            <text:p><text:s/>84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7270" calcext:value-type="float">
            <text:p><text:s/>7 27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6165" calcext:value-type="float">
            <text:p><text:s/>6 165 </text:p>
          </table:table-cell>
          <table:table-cell table:style-name="ce25" office:value-type="float" office:value="2630" calcext:value-type="float">
            <text:p><text:s/>2 630 </text:p>
          </table:table-cell>
          <table:table-cell table:style-name="ce25" office:value-type="float" office:value="700" calcext:value-type="float">
            <text:p><text:s/>700 </text:p>
          </table:table-cell>
          <table:table-cell table:style-name="ce25" office:value-type="float" office:value="1525" calcext:value-type="float">
            <text:p><text:s/>1 525 </text:p>
          </table:table-cell>
          <table:table-cell table:style-name="ce25" office:value-type="float" office:value="1880" calcext:value-type="float">
            <text:p><text:s/>1 880 </text:p>
          </table:table-cell>
          <table:table-cell table:style-name="ce25" office:value-type="float" office:value="8445" calcext:value-type="float">
            <text:p><text:s/>8 445 </text:p>
          </table:table-cell>
          <table:table-cell table:style-name="ce25" office:value-type="float" office:value="2410" calcext:value-type="float">
            <text:p><text:s/>2 410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7350" calcext:value-type="float">
            <text:p><text:s/>7 35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3880" calcext:value-type="float">
            <text:p><text:s/>3 880 </text:p>
          </table:table-cell>
          <table:table-cell table:style-name="ce25" office:value-type="float" office:value="1825" calcext:value-type="float">
            <text:p><text:s/>1 82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3190" calcext:value-type="float">
            <text:p><text:s/>3 19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7725" calcext:value-type="float">
            <text:p><text:s/>7 72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7090" calcext:value-type="float">
            <text:p><text:s/>7 090 </text:p>
          </table:table-cell>
          <table:table-cell table:style-name="ce25" office:value-type="float" office:value="2390" calcext:value-type="float">
            <text:p><text:s/>2 390 </text:p>
          </table:table-cell>
          <table:table-cell table:style-name="ce25" office:value-type="float" office:value="1050" calcext:value-type="float">
            <text:p><text:s/>1 050 </text:p>
          </table:table-cell>
          <table:table-cell table:style-name="ce25" office:value-type="float" office:value="8050" calcext:value-type="float">
            <text:p><text:s/>8 05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1065" calcext:value-type="float">
            <text:p><text:s/>1 065 </text:p>
          </table:table-cell>
          <table:table-cell table:style-name="ce25" office:value-type="float" office:value="885" calcext:value-type="float">
            <text:p><text:s/>885 </text:p>
          </table:table-cell>
          <table:table-cell table:style-name="ce25" office:value-type="float" office:value="7395" calcext:value-type="float">
            <text:p><text:s/>7 395 </text:p>
          </table:table-cell>
          <table:table-cell table:style-name="ce25" office:value-type="float" office:value="1140" calcext:value-type="float">
            <text:p><text:s/>1 140 </text:p>
          </table:table-cell>
          <table:table-cell table:style-name="ce25" office:value-type="float" office:value="2090" calcext:value-type="float">
            <text:p><text:s/>2 09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4075" calcext:value-type="float">
            <text:p><text:s/>4 075 </text:p>
          </table:table-cell>
          <table:table-cell table:style-name="ce25" office:value-type="float" office:value="4040" calcext:value-type="float">
            <text:p><text:s/>4 040 </text:p>
          </table:table-cell>
          <table:table-cell table:style-name="ce25" office:value-type="float" office:value="1720" calcext:value-type="float">
            <text:p><text:s/>1 720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3405" calcext:value-type="float">
            <text:p><text:s/>3 405 </text:p>
          </table:table-cell>
          <table:table-cell table:style-name="ce25" office:value-type="float" office:value="2585" calcext:value-type="float">
            <text:p><text:s/>2 585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7070" calcext:value-type="float">
            <text:p><text:s/>7 070 </text:p>
          </table:table-cell>
          <table:table-cell table:style-name="ce25" office:value-type="float" office:value="8920" calcext:value-type="float">
            <text:p><text:s/>8 920 </text:p>
          </table:table-cell>
          <table:table-cell table:style-name="ce25" office:value-type="float" office:value="2515" calcext:value-type="float">
            <text:p><text:s/>2 515 </text:p>
          </table:table-cell>
          <table:table-cell table:style-name="ce25" office:value-type="float" office:value="6175" calcext:value-type="float">
            <text:p><text:s/>6 17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3">mode_transport_</text:span>à_pied</text:p>
          </table:table-cell>
          <table:table-cell table:style-name="ce25" office:value-type="float" office:value="1230" calcext:value-type="float">
            <text:p><text:s/>1 230 </text:p>
          </table:table-cell>
          <table:table-cell table:style-name="ce25" office:value-type="float" office:value="1310" calcext:value-type="float">
            <text:p><text:s/>1 310 </text:p>
          </table:table-cell>
          <table:table-cell table:style-name="ce25" office:value-type="float" office:value="1775" calcext:value-type="float">
            <text:p><text:s/>1 775 </text:p>
          </table:table-cell>
          <table:table-cell table:style-name="ce25" office:value-type="float" office:value="1280" calcext:value-type="float">
            <text:p><text:s/>1 280 </text:p>
          </table:table-cell>
          <table:table-cell table:style-name="ce25" office:value-type="float" office:value="630" calcext:value-type="float">
            <text:p><text:s/>630 </text:p>
          </table:table-cell>
          <table:table-cell table:style-name="ce25" office:value-type="float" office:value="1985" calcext:value-type="float">
            <text:p><text:s/>1 985 </text:p>
          </table:table-cell>
          <table:table-cell table:number-columns-repeated="2" table:style-name="ce25" office:value-type="float" office:value="1095" calcext:value-type="float">
            <text:p><text:s/>1 095 </text:p>
          </table:table-cell>
          <table:table-cell table:style-name="ce25" office:value-type="float" office:value="1110" calcext:value-type="float">
            <text:p><text:s/>1 110 </text:p>
          </table:table-cell>
          <table:table-cell table:style-name="ce25" office:value-type="float" office:value="1265" calcext:value-type="float">
            <text:p><text:s/>1 265 </text:p>
          </table:table-cell>
          <table:table-cell table:style-name="ce25" office:value-type="float" office:value="1330" calcext:value-type="float">
            <text:p><text:s/>1 330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1240" calcext:value-type="float">
            <text:p><text:s/>1 240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1610" calcext:value-type="float">
            <text:p><text:s/>1 610 </text:p>
          </table:table-cell>
          <table:table-cell table:style-name="ce25" office:value-type="float" office:value="1455" calcext:value-type="float">
            <text:p><text:s/>1 455 </text:p>
          </table:table-cell>
          <table:table-cell table:style-name="ce25" office:value-type="float" office:value="1020" calcext:value-type="float">
            <text:p><text:s/>1 02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975" calcext:value-type="float">
            <text:p><text:s/>975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905" calcext:value-type="float">
            <text:p><text:s/>905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1060" calcext:value-type="float">
            <text:p><text:s/>1 060 </text:p>
          </table:table-cell>
          <table:table-cell table:style-name="ce25" office:value-type="float" office:value="880" calcext:value-type="float">
            <text:p><text:s/>880 </text:p>
          </table:table-cell>
          <table:table-cell table:style-name="ce25" office:value-type="float" office:value="775" calcext:value-type="float">
            <text:p><text:s/>775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2990" calcext:value-type="float">
            <text:p><text:s/>2 990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1295" calcext:value-type="float">
            <text:p><text:s/>1 295 </text:p>
          </table:table-cell>
          <table:table-cell table:style-name="ce25" office:value-type="float" office:value="610" calcext:value-type="float">
            <text:p><text:s/>610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3675" calcext:value-type="float">
            <text:p><text:s/>3 675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2450" calcext:value-type="float">
            <text:p><text:s/>2 450 </text:p>
          </table:table-cell>
          <table:table-cell table:style-name="ce25" office:value-type="float" office:value="1780" calcext:value-type="float">
            <text:p><text:s/>1 780 </text:p>
          </table:table-cell>
          <table:table-cell table:style-name="ce25" office:value-type="float" office:value="1040" calcext:value-type="float">
            <text:p><text:s/>1 040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910" calcext:value-type="float">
            <text:p><text:s/>910 </text:p>
          </table:table-cell>
          <table:table-cell table:style-name="ce25" office:value-type="float" office:value="2675" calcext:value-type="float">
            <text:p><text:s/>2 675 </text:p>
          </table:table-cell>
          <table:table-cell table:style-name="ce25" office:value-type="float" office:value="1215" calcext:value-type="float">
            <text:p><text:s/>1 215 </text:p>
          </table:table-cell>
          <table:table-cell table:style-name="ce25" office:value-type="float" office:value="2500" calcext:value-type="float">
            <text:p><text:s/>2 500 </text:p>
          </table:table-cell>
          <table:table-cell table:style-name="ce25" office:value-type="float" office:value="1525" calcext:value-type="float">
            <text:p><text:s/>1 525 </text:p>
          </table:table-cell>
          <table:table-cell table:style-name="ce25" office:value-type="float" office:value="1480" calcext:value-type="float">
            <text:p><text:s/>1 480 </text:p>
          </table:table-cell>
          <table:table-cell table:style-name="ce25" office:value-type="float" office:value="825" calcext:value-type="float">
            <text:p><text:s/>825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840" calcext:value-type="float">
            <text:p><text:s/>840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1145" calcext:value-type="float">
            <text:p><text:s/>1 145 </text:p>
          </table:table-cell>
          <table:table-cell table:style-name="ce25" office:value-type="float" office:value="1120" calcext:value-type="float">
            <text:p><text:s/>1 120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825" calcext:value-type="float">
            <text:p><text:s/>825 </text:p>
          </table:table-cell>
          <table:table-cell table:style-name="ce25" office:value-type="float" office:value="2890" calcext:value-type="float">
            <text:p><text:s/>2 890 </text:p>
          </table:table-cell>
          <table:table-cell table:style-name="ce25" office:value-type="float" office:value="1100" calcext:value-type="float">
            <text:p><text:s/>1 100 </text:p>
          </table:table-cell>
          <table:table-cell table:style-name="ce25" office:value-type="float" office:value="1560" calcext:value-type="float">
            <text:p><text:s/>1 560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1480" calcext:value-type="float">
            <text:p><text:s/>1 480 </text:p>
          </table:table-cell>
          <table:table-cell table:style-name="ce25" office:value-type="float" office:value="1595" calcext:value-type="float">
            <text:p><text:s/>1 595 </text:p>
          </table:table-cell>
          <table:table-cell table:style-name="ce25" office:value-type="float" office:value="785" calcext:value-type="float">
            <text:p><text:s/>785 </text:p>
          </table:table-cell>
          <table:table-cell table:style-name="ce25" office:value-type="float" office:value="1685" calcext:value-type="float">
            <text:p><text:s/>1 685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475" calcext:value-type="float">
            <text:p><text:s/>1 475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1215" calcext:value-type="float">
            <text:p><text:s/>1 215 </text:p>
          </table:table-cell>
          <table:table-cell table:style-name="ce25" office:value-type="float" office:value="4830" calcext:value-type="float">
            <text:p><text:s/>4 830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25" office:value-type="float" office:value="930" calcext:value-type="float">
            <text:p><text:s/>930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3775" calcext:value-type="float">
            <text:p><text:s/>3 775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1170" calcext:value-type="float">
            <text:p><text:s/>1 170 </text:p>
          </table:table-cell>
          <table:table-cell table:style-name="ce25" office:value-type="float" office:value="2540" calcext:value-type="float">
            <text:p><text:s/>2 540 </text:p>
          </table:table-cell>
          <table:table-cell table:style-name="ce25" office:value-type="float" office:value="1150" calcext:value-type="float">
            <text:p><text:s/>1 150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895" calcext:value-type="float">
            <text:p><text:s/>895 </text:p>
          </table:table-cell>
          <table:table-cell table:style-name="ce25" office:value-type="float" office:value="825" calcext:value-type="float">
            <text:p><text:s/>825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1285" calcext:value-type="float">
            <text:p><text:s/>1 285 </text:p>
          </table:table-cell>
          <table:table-cell table:style-name="ce25" office:value-type="float" office:value="1625" calcext:value-type="float">
            <text:p><text:s/>1 625 </text:p>
          </table:table-cell>
          <table:table-cell table:style-name="ce25" office:value-type="float" office:value="1510" calcext:value-type="float">
            <text:p><text:s/>1 510 </text:p>
          </table:table-cell>
          <table:table-cell table:style-name="ce25" office:value-type="float" office:value="910" calcext:value-type="float">
            <text:p><text:s/>91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2840" calcext:value-type="float">
            <text:p><text:s/>2 840 </text:p>
          </table:table-cell>
          <table:table-cell table:style-name="ce25" office:value-type="float" office:value="640" calcext:value-type="float">
            <text:p><text:s/>640 </text:p>
          </table:table-cell>
          <table:table-cell table:style-name="ce25" office:value-type="float" office:value="2245" calcext:value-type="float">
            <text:p><text:s/>2 245 </text:p>
          </table:table-cell>
          <table:table-cell table:style-name="ce25" office:value-type="float" office:value="4925" calcext:value-type="float">
            <text:p><text:s/>4 925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2020" calcext:value-type="float">
            <text:p><text:s/>2 020 </text:p>
          </table:table-cell>
          <table:table-cell table:style-name="ce25" office:value-type="float" office:value="3435" calcext:value-type="float">
            <text:p><text:s/>3 435 </text:p>
          </table:table-cell>
          <table:table-cell table:style-name="ce25" office:value-type="float" office:value="2040" calcext:value-type="float">
            <text:p><text:s/>2 040 </text:p>
          </table:table-cell>
          <table:table-cell table:style-name="ce25" office:value-type="float" office:value="1200" calcext:value-type="float">
            <text:p><text:s/>1 200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1975" calcext:value-type="float">
            <text:p><text:s/>1 975 </text:p>
          </table:table-cell>
          <table:table-cell table:style-name="ce25" office:value-type="float" office:value="680" calcext:value-type="float">
            <text:p><text:s/>680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5360" calcext:value-type="float">
            <text:p><text:s/>5 360 </text:p>
          </table:table-cell>
          <table:table-cell table:style-name="ce25" office:value-type="float" office:value="875" calcext:value-type="float">
            <text:p><text:s/>875 </text:p>
          </table:table-cell>
          <table:table-cell table:style-name="ce25" office:value-type="float" office:value="1710" calcext:value-type="float">
            <text:p><text:s/>1 710 </text:p>
          </table:table-cell>
          <table:table-cell table:style-name="ce25" office:value-type="float" office:value="3445" calcext:value-type="float">
            <text:p><text:s/>3 445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1260" calcext:value-type="float">
            <text:p><text:s/>1 260 </text:p>
          </table:table-cell>
          <table:table-cell table:style-name="ce25" office:value-type="float" office:value="705" calcext:value-type="float">
            <text:p><text:s/>705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5870" calcext:value-type="float">
            <text:p><text:s/>5 87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3">mode_transport_</text:span>vélo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30" calcext:value-type="float">
            <text:p><text:s/>3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225" calcext:value-type="float">
            <text:p><text:s/>2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5" calcext:value-type="float">
            <text:p><text:s/>1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2665" calcext:value-type="float">
            <text:p><text:s/>2 66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0" calcext:value-type="float">
            <text:p><text:s/>-  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245" calcext:value-type="float">
            <text:p><text:s/>245 </text:p>
          </table:table-cell>
          <table:table-cell table:number-columns-repeated="2" table:style-name="ce25" office:value-type="float" office:value="95" calcext:value-type="float">
            <text:p><text:s/>95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1855" calcext:value-type="float">
            <text:p><text:s/>1 85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730" calcext:value-type="float">
            <text:p><text:s/>73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2990" calcext:value-type="float">
            <text:p><text:s/>2 99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940" calcext:value-type="float">
            <text:p><text:s/>94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865" calcext:value-type="float">
            <text:p><text:s/>86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55" calcext:value-type="float">
            <text:p><text:s/>5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75" calcext:value-type="float">
            <text:p><text:s/>17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695" calcext:value-type="float">
            <text:p><text:s/>1 695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1870" calcext:value-type="float">
            <text:p><text:s/>1 87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955" calcext:value-type="float">
            <text:p><text:s/>95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300" calcext:value-type="float">
            <text:p><text:s/>30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795" calcext:value-type="float">
            <text:p><text:s/>79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280" calcext:value-type="float">
            <text:p><text:s/>280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740" calcext:value-type="float">
            <text:p><text:s/>740 </text:p>
          </table:table-cell>
          <table:table-cell table:style-name="ce25" office:value-type="float" office:value="690" calcext:value-type="float">
            <text:p><text:s/>69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680" calcext:value-type="float">
            <text:p><text:s/>68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<text:span text:style-name="T3">mode_transport_</text:span>autre_moyen_transport</text:p>
          </table:table-cell>
          <table:table-cell table:style-name="ce25" office:value-type="float" office:value="715" calcext:value-type="float">
            <text:p><text:s/>715 </text:p>
          </table:table-cell>
          <table:table-cell table:style-name="ce25" office:value-type="float" office:value="650" calcext:value-type="float">
            <text:p><text:s/>65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375" calcext:value-type="float">
            <text:p><text:s/>375 </text:p>
          </table:table-cell>
          <table:table-cell table:number-columns-repeated="2" table:style-name="ce25" office:value-type="float" office:value="425" calcext:value-type="float">
            <text:p><text:s/>425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730" calcext:value-type="float">
            <text:p><text:s/>730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585" calcext:value-type="float">
            <text:p><text:s/>585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915" calcext:value-type="float">
            <text:p><text:s/>915 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495" calcext:value-type="float">
            <text:p><text:s/>49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1770" calcext:value-type="float">
            <text:p><text:s/>1 770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760" calcext:value-type="float">
            <text:p><text:s/>760 </text:p>
          </table:table-cell>
          <table:table-cell table:number-columns-repeated="16255"/>
        </table:table-row>
        <table:table-row table:style-name="ro1">
          <table:table-cell table:style-name="ce8" office:value-type="string" calcext:value-type="string">
            <text:p>durée_trajet_travail_moins_15_minutes</text:p>
          </table:table-cell>
          <table:table-cell table:style-name="ce28" office:value-type="float" office:value="11705" calcext:value-type="float">
            <text:p><text:s/>11 705 </text:p>
          </table:table-cell>
          <table:table-cell table:style-name="ce28" office:value-type="float" office:value="8980" calcext:value-type="float">
            <text:p><text:s/>8 980 </text:p>
          </table:table-cell>
          <table:table-cell table:style-name="ce28" office:value-type="float" office:value="4605" calcext:value-type="float">
            <text:p><text:s/>4 605 </text:p>
          </table:table-cell>
          <table:table-cell table:style-name="ce28" office:value-type="float" office:value="4500" calcext:value-type="float">
            <text:p><text:s/>4 500 </text:p>
          </table:table-cell>
          <table:table-cell table:style-name="ce28" office:value-type="float" office:value="6355" calcext:value-type="float">
            <text:p><text:s/>6 355 </text:p>
          </table:table-cell>
          <table:table-cell table:style-name="ce28" office:value-type="float" office:value="19150" calcext:value-type="float">
            <text:p><text:s/>19 150 </text:p>
          </table:table-cell>
          <table:table-cell table:style-name="ce28" office:value-type="float" office:value="10775" calcext:value-type="float">
            <text:p><text:s/>10 775 </text:p>
          </table:table-cell>
          <table:table-cell table:style-name="ce28" office:value-type="float" office:value="13215" calcext:value-type="float">
            <text:p><text:s/>13 215 </text:p>
          </table:table-cell>
          <table:table-cell table:style-name="ce28" office:value-type="float" office:value="9885" calcext:value-type="float">
            <text:p><text:s/>9 885 </text:p>
          </table:table-cell>
          <table:table-cell table:style-name="ce28" office:value-type="float" office:value="8740" calcext:value-type="float">
            <text:p><text:s/>8 740 </text:p>
          </table:table-cell>
          <table:table-cell table:style-name="ce28" office:value-type="float" office:value="9060" calcext:value-type="float">
            <text:p><text:s/>9 060 </text:p>
          </table:table-cell>
          <table:table-cell table:style-name="ce28" office:value-type="float" office:value="7480" calcext:value-type="float">
            <text:p><text:s/>7 480 </text:p>
          </table:table-cell>
          <table:table-cell table:style-name="ce28" office:value-type="float" office:value="7320" calcext:value-type="float">
            <text:p><text:s/>7 320 </text:p>
          </table:table-cell>
          <table:table-cell table:style-name="ce28" office:value-type="float" office:value="7790" calcext:value-type="float">
            <text:p><text:s/>7 790 </text:p>
          </table:table-cell>
          <table:table-cell table:style-name="ce28" office:value-type="float" office:value="8250" calcext:value-type="float">
            <text:p><text:s/>8 250 </text:p>
          </table:table-cell>
          <table:table-cell table:style-name="ce28" office:value-type="float" office:value="4500" calcext:value-type="float">
            <text:p><text:s/>4 500 </text:p>
          </table:table-cell>
          <table:table-cell table:style-name="ce28" office:value-type="float" office:value="11520" calcext:value-type="float">
            <text:p><text:s/>11 520 </text:p>
          </table:table-cell>
          <table:table-cell table:style-name="ce28" office:value-type="float" office:value="4495" calcext:value-type="float">
            <text:p><text:s/>4 495 </text:p>
          </table:table-cell>
          <table:table-cell table:style-name="ce28" office:value-type="float" office:value="6100" calcext:value-type="float">
            <text:p><text:s/>6 100 </text:p>
          </table:table-cell>
          <table:table-cell table:style-name="ce28" office:value-type="float" office:value="11560" calcext:value-type="float">
            <text:p><text:s/>11 560 </text:p>
          </table:table-cell>
          <table:table-cell table:style-name="ce28" office:value-type="float" office:value="8435" calcext:value-type="float">
            <text:p><text:s/>8 435 </text:p>
          </table:table-cell>
          <table:table-cell table:style-name="ce28" office:value-type="float" office:value="8880" calcext:value-type="float">
            <text:p><text:s/>8 880 </text:p>
          </table:table-cell>
          <table:table-cell table:style-name="ce28" office:value-type="float" office:value="9545" calcext:value-type="float">
            <text:p><text:s/>9 545 </text:p>
          </table:table-cell>
          <table:table-cell table:style-name="ce28" office:value-type="float" office:value="7485" calcext:value-type="float">
            <text:p><text:s/>7 485 </text:p>
          </table:table-cell>
          <table:table-cell table:style-name="ce28" office:value-type="float" office:value="7480" calcext:value-type="float">
            <text:p><text:s/>7 480 </text:p>
          </table:table-cell>
          <table:table-cell table:style-name="ce28" office:value-type="float" office:value="12685" calcext:value-type="float">
            <text:p><text:s/>12 685 </text:p>
          </table:table-cell>
          <table:table-cell table:style-name="ce28" office:value-type="float" office:value="6365" calcext:value-type="float">
            <text:p><text:s/>6 365 </text:p>
          </table:table-cell>
          <table:table-cell table:style-name="ce28" office:value-type="float" office:value="8585" calcext:value-type="float">
            <text:p><text:s/>8 585 </text:p>
          </table:table-cell>
          <table:table-cell table:style-name="ce28" office:value-type="float" office:value="12655" calcext:value-type="float">
            <text:p><text:s/>12 655 </text:p>
          </table:table-cell>
          <table:table-cell table:style-name="ce28" office:value-type="float" office:value="5785" calcext:value-type="float">
            <text:p><text:s/>5 785 </text:p>
          </table:table-cell>
          <table:table-cell table:style-name="ce28" office:value-type="float" office:value="6675" calcext:value-type="float">
            <text:p><text:s/>6 675 </text:p>
          </table:table-cell>
          <table:table-cell table:style-name="ce28" office:value-type="float" office:value="11660" calcext:value-type="float">
            <text:p><text:s/>11 660 </text:p>
          </table:table-cell>
          <table:table-cell table:style-name="ce28" office:value-type="float" office:value="7460" calcext:value-type="float">
            <text:p><text:s/>7 460 </text:p>
          </table:table-cell>
          <table:table-cell table:style-name="ce28" office:value-type="float" office:value="13290" calcext:value-type="float">
            <text:p><text:s/>13 290 </text:p>
          </table:table-cell>
          <table:table-cell table:style-name="ce28" office:value-type="float" office:value="5645" calcext:value-type="float">
            <text:p><text:s/>5 645 </text:p>
          </table:table-cell>
          <table:table-cell table:style-name="ce28" office:value-type="float" office:value="7445" calcext:value-type="float">
            <text:p><text:s/>7 445 </text:p>
          </table:table-cell>
          <table:table-cell table:style-name="ce28" office:value-type="float" office:value="6905" calcext:value-type="float">
            <text:p><text:s/>6 905 </text:p>
          </table:table-cell>
          <table:table-cell table:style-name="ce28" office:value-type="float" office:value="3570" calcext:value-type="float">
            <text:p><text:s/>3 570 </text:p>
          </table:table-cell>
          <table:table-cell table:style-name="ce28" office:value-type="float" office:value="14525" calcext:value-type="float">
            <text:p><text:s/>14 525 </text:p>
          </table:table-cell>
          <table:table-cell table:style-name="ce28" office:value-type="float" office:value="7105" calcext:value-type="float">
            <text:p><text:s/>7 105 </text:p>
          </table:table-cell>
          <table:table-cell table:style-name="ce28" office:value-type="float" office:value="3065" calcext:value-type="float">
            <text:p><text:s/>3 065 </text:p>
          </table:table-cell>
          <table:table-cell table:style-name="ce28" office:value-type="float" office:value="8055" calcext:value-type="float">
            <text:p><text:s/>8 055 </text:p>
          </table:table-cell>
          <table:table-cell table:style-name="ce28" office:value-type="float" office:value="6490" calcext:value-type="float">
            <text:p><text:s/>6 490 </text:p>
          </table:table-cell>
          <table:table-cell table:style-name="ce28" office:value-type="float" office:value="9190" calcext:value-type="float">
            <text:p><text:s/>9 190 </text:p>
          </table:table-cell>
          <table:table-cell table:style-name="ce28" office:value-type="float" office:value="3780" calcext:value-type="float">
            <text:p><text:s/>3 780 </text:p>
          </table:table-cell>
          <table:table-cell table:style-name="ce28" office:value-type="float" office:value="5410" calcext:value-type="float">
            <text:p><text:s/>5 410 </text:p>
          </table:table-cell>
          <table:table-cell table:style-name="ce28" office:value-type="float" office:value="7460" calcext:value-type="float">
            <text:p><text:s/>7 460 </text:p>
          </table:table-cell>
          <table:table-cell table:style-name="ce28" office:value-type="float" office:value="5465" calcext:value-type="float">
            <text:p><text:s/>5 465 </text:p>
          </table:table-cell>
          <table:table-cell table:style-name="ce28" office:value-type="float" office:value="8315" calcext:value-type="float">
            <text:p><text:s/>8 315 </text:p>
          </table:table-cell>
          <table:table-cell table:style-name="ce28" office:value-type="float" office:value="16190" calcext:value-type="float">
            <text:p><text:s/>16 190 </text:p>
          </table:table-cell>
          <table:table-cell table:style-name="ce28" office:value-type="float" office:value="11795" calcext:value-type="float">
            <text:p><text:s/>11 795 </text:p>
          </table:table-cell>
          <table:table-cell table:style-name="ce28" office:value-type="float" office:value="10700" calcext:value-type="float">
            <text:p><text:s/>10 700 </text:p>
          </table:table-cell>
          <table:table-cell table:style-name="ce28" office:value-type="float" office:value="9885" calcext:value-type="float">
            <text:p><text:s/>9 885 </text:p>
          </table:table-cell>
          <table:table-cell table:style-name="ce28" office:value-type="float" office:value="5380" calcext:value-type="float">
            <text:p><text:s/>5 380 </text:p>
          </table:table-cell>
          <table:table-cell table:style-name="ce28" office:value-type="float" office:value="6525" calcext:value-type="float">
            <text:p><text:s/>6 525 </text:p>
          </table:table-cell>
          <table:table-cell table:style-name="ce28" office:value-type="float" office:value="9810" calcext:value-type="float">
            <text:p><text:s/>9 810 </text:p>
          </table:table-cell>
          <table:table-cell table:style-name="ce28" office:value-type="float" office:value="11010" calcext:value-type="float">
            <text:p><text:s/>11 010 </text:p>
          </table:table-cell>
          <table:table-cell table:style-name="ce28" office:value-type="float" office:value="4170" calcext:value-type="float">
            <text:p><text:s/>4 170 </text:p>
          </table:table-cell>
          <table:table-cell table:style-name="ce28" office:value-type="float" office:value="6050" calcext:value-type="float">
            <text:p><text:s/>6 050 </text:p>
          </table:table-cell>
          <table:table-cell table:style-name="ce28" office:value-type="float" office:value="5670" calcext:value-type="float">
            <text:p><text:s/>5 670 </text:p>
          </table:table-cell>
          <table:table-cell table:style-name="ce28" office:value-type="float" office:value="3740" calcext:value-type="float">
            <text:p><text:s/>3 740 </text:p>
          </table:table-cell>
          <table:table-cell table:style-name="ce28" office:value-type="float" office:value="5900" calcext:value-type="float">
            <text:p><text:s/>5 900 </text:p>
          </table:table-cell>
          <table:table-cell table:style-name="ce28" office:value-type="float" office:value="12595" calcext:value-type="float">
            <text:p><text:s/>12 595 </text:p>
          </table:table-cell>
          <table:table-cell table:style-name="ce28" office:value-type="float" office:value="5075" calcext:value-type="float">
            <text:p><text:s/>5 075 </text:p>
          </table:table-cell>
          <table:table-cell table:style-name="ce28" office:value-type="float" office:value="10265" calcext:value-type="float">
            <text:p><text:s/>10 265 </text:p>
          </table:table-cell>
          <table:table-cell table:style-name="ce28" office:value-type="float" office:value="12945" calcext:value-type="float">
            <text:p><text:s/>12 945 </text:p>
          </table:table-cell>
          <table:table-cell table:style-name="ce28" office:value-type="float" office:value="6115" calcext:value-type="float">
            <text:p><text:s/>6 115 </text:p>
          </table:table-cell>
          <table:table-cell table:style-name="ce28" office:value-type="float" office:value="6220" calcext:value-type="float">
            <text:p><text:s/>6 220 </text:p>
          </table:table-cell>
          <table:table-cell table:style-name="ce28" office:value-type="float" office:value="5220" calcext:value-type="float">
            <text:p><text:s/>5 220 </text:p>
          </table:table-cell>
          <table:table-cell table:style-name="ce28" office:value-type="float" office:value="5710" calcext:value-type="float">
            <text:p><text:s/>5 710 </text:p>
          </table:table-cell>
          <table:table-cell table:style-name="ce28" office:value-type="float" office:value="7815" calcext:value-type="float">
            <text:p><text:s/>7 815 </text:p>
          </table:table-cell>
          <table:table-cell table:style-name="ce28" office:value-type="float" office:value="5760" calcext:value-type="float">
            <text:p><text:s/>5 760 </text:p>
          </table:table-cell>
          <table:table-cell table:style-name="ce28" office:value-type="float" office:value="11050" calcext:value-type="float">
            <text:p><text:s/>11 050 </text:p>
          </table:table-cell>
          <table:table-cell table:style-name="ce28" office:value-type="float" office:value="3525" calcext:value-type="float">
            <text:p><text:s/>3 525 </text:p>
          </table:table-cell>
          <table:table-cell table:style-name="ce28" office:value-type="float" office:value="8135" calcext:value-type="float">
            <text:p><text:s/>8 135 </text:p>
          </table:table-cell>
          <table:table-cell table:style-name="ce28" office:value-type="float" office:value="4140" calcext:value-type="float">
            <text:p><text:s/>4 140 </text:p>
          </table:table-cell>
          <table:table-cell table:style-name="ce28" office:value-type="float" office:value="3835" calcext:value-type="float">
            <text:p><text:s/>3 835 </text:p>
          </table:table-cell>
          <table:table-cell table:style-name="ce28" office:value-type="float" office:value="7300" calcext:value-type="float">
            <text:p><text:s/>7 300 </text:p>
          </table:table-cell>
          <table:table-cell table:style-name="ce28" office:value-type="float" office:value="6580" calcext:value-type="float">
            <text:p><text:s/>6 580 </text:p>
          </table:table-cell>
          <table:table-cell table:style-name="ce28" office:value-type="float" office:value="8355" calcext:value-type="float">
            <text:p><text:s/>8 355 </text:p>
          </table:table-cell>
          <table:table-cell table:style-name="ce28" office:value-type="float" office:value="5310" calcext:value-type="float">
            <text:p><text:s/>5 310 </text:p>
          </table:table-cell>
          <table:table-cell table:style-name="ce28" office:value-type="float" office:value="5860" calcext:value-type="float">
            <text:p><text:s/>5 860 </text:p>
          </table:table-cell>
          <table:table-cell table:style-name="ce28" office:value-type="float" office:value="7915" calcext:value-type="float">
            <text:p><text:s/>7 915 </text:p>
          </table:table-cell>
          <table:table-cell table:style-name="ce28" office:value-type="float" office:value="3995" calcext:value-type="float">
            <text:p><text:s/>3 995 </text:p>
          </table:table-cell>
          <table:table-cell table:style-name="ce28" office:value-type="float" office:value="7615" calcext:value-type="float">
            <text:p><text:s/>7 615 </text:p>
          </table:table-cell>
          <table:table-cell table:style-name="ce28" office:value-type="float" office:value="7960" calcext:value-type="float">
            <text:p><text:s/>7 960 </text:p>
          </table:table-cell>
          <table:table-cell table:style-name="ce28" office:value-type="float" office:value="4340" calcext:value-type="float">
            <text:p><text:s/>4 340 </text:p>
          </table:table-cell>
          <table:table-cell table:style-name="ce28" office:value-type="float" office:value="5750" calcext:value-type="float">
            <text:p><text:s/>5 750 </text:p>
          </table:table-cell>
          <table:table-cell table:style-name="ce28" office:value-type="float" office:value="7915" calcext:value-type="float">
            <text:p><text:s/>7 915 </text:p>
          </table:table-cell>
          <table:table-cell table:style-name="ce28" office:value-type="float" office:value="4895" calcext:value-type="float">
            <text:p><text:s/>4 895 </text:p>
          </table:table-cell>
          <table:table-cell table:style-name="ce28" office:value-type="float" office:value="9365" calcext:value-type="float">
            <text:p><text:s/>9 365 </text:p>
          </table:table-cell>
          <table:table-cell table:style-name="ce28" office:value-type="float" office:value="6460" calcext:value-type="float">
            <text:p><text:s/>6 460 </text:p>
          </table:table-cell>
          <table:table-cell table:style-name="ce28" office:value-type="float" office:value="10095" calcext:value-type="float">
            <text:p><text:s/>10 095 </text:p>
          </table:table-cell>
          <table:table-cell table:style-name="ce28" office:value-type="float" office:value="12115" calcext:value-type="float">
            <text:p><text:s/>12 115 </text:p>
          </table:table-cell>
          <table:table-cell table:style-name="ce28" office:value-type="float" office:value="12405" calcext:value-type="float">
            <text:p><text:s/>12 405 </text:p>
          </table:table-cell>
          <table:table-cell table:style-name="ce28" office:value-type="float" office:value="13720" calcext:value-type="float">
            <text:p><text:s/>13 720 </text:p>
          </table:table-cell>
          <table:table-cell table:style-name="ce28" office:value-type="float" office:value="6250" calcext:value-type="float">
            <text:p><text:s/>6 250 </text:p>
          </table:table-cell>
          <table:table-cell table:style-name="ce28" office:value-type="float" office:value="12145" calcext:value-type="float">
            <text:p><text:s/>12 145 </text:p>
          </table:table-cell>
          <table:table-cell table:style-name="ce28" office:value-type="float" office:value="4115" calcext:value-type="float">
            <text:p><text:s/>4 115 </text:p>
          </table:table-cell>
          <table:table-cell table:style-name="ce28" office:value-type="float" office:value="4955" calcext:value-type="float">
            <text:p><text:s/>4 955 </text:p>
          </table:table-cell>
          <table:table-cell table:style-name="ce28" office:value-type="float" office:value="13170" calcext:value-type="float">
            <text:p><text:s/>13 170 </text:p>
          </table:table-cell>
          <table:table-cell table:style-name="ce28" office:value-type="float" office:value="3890" calcext:value-type="float">
            <text:p><text:s/>3 890 </text:p>
          </table:table-cell>
          <table:table-cell table:style-name="ce28" office:value-type="float" office:value="6630" calcext:value-type="float">
            <text:p><text:s/>6 630 </text:p>
          </table:table-cell>
          <table:table-cell table:style-name="ce28" office:value-type="float" office:value="13235" calcext:value-type="float">
            <text:p><text:s/>13 235 </text:p>
          </table:table-cell>
          <table:table-cell table:style-name="ce28" office:value-type="float" office:value="4550" calcext:value-type="float">
            <text:p><text:s/>4 550 </text:p>
          </table:table-cell>
          <table:table-cell table:style-name="ce28" office:value-type="float" office:value="14800" calcext:value-type="float">
            <text:p><text:s/>14 800 </text:p>
          </table:table-cell>
          <table:table-cell table:style-name="ce28" office:value-type="float" office:value="12775" calcext:value-type="float">
            <text:p><text:s/>12 775 </text:p>
          </table:table-cell>
          <table:table-cell table:style-name="ce28" office:value-type="float" office:value="10720" calcext:value-type="float">
            <text:p><text:s/>10 720 </text:p>
          </table:table-cell>
          <table:table-cell table:style-name="ce28" office:value-type="float" office:value="5380" calcext:value-type="float">
            <text:p><text:s/>5 380 </text:p>
          </table:table-cell>
          <table:table-cell table:style-name="ce28" office:value-type="float" office:value="6415" calcext:value-type="float">
            <text:p><text:s/>6 415 </text:p>
          </table:table-cell>
          <table:table-cell table:style-name="ce28" office:value-type="float" office:value="11230" calcext:value-type="float">
            <text:p><text:s/>11 230 </text:p>
          </table:table-cell>
          <table:table-cell table:style-name="ce28" office:value-type="float" office:value="7395" calcext:value-type="float">
            <text:p><text:s/>7 395 </text:p>
          </table:table-cell>
          <table:table-cell table:style-name="ce28" office:value-type="float" office:value="6595" calcext:value-type="float">
            <text:p><text:s/>6 595 </text:p>
          </table:table-cell>
          <table:table-cell table:style-name="ce28" office:value-type="float" office:value="6845" calcext:value-type="float">
            <text:p><text:s/>6 845 </text:p>
          </table:table-cell>
          <table:table-cell table:style-name="ce28" office:value-type="float" office:value="6475" calcext:value-type="float">
            <text:p><text:s/>6 475 </text:p>
          </table:table-cell>
          <table:table-cell table:style-name="ce28" office:value-type="float" office:value="13160" calcext:value-type="float">
            <text:p><text:s/>13 160 </text:p>
          </table:table-cell>
          <table:table-cell table:style-name="ce28" office:value-type="float" office:value="15075" calcext:value-type="float">
            <text:p><text:s/>15 075 </text:p>
          </table:table-cell>
          <table:table-cell table:style-name="ce28" office:value-type="float" office:value="5970" calcext:value-type="float">
            <text:p><text:s/>5 970 </text:p>
          </table:table-cell>
          <table:table-cell table:style-name="ce28" office:value-type="float" office:value="11010" calcext:value-type="float">
            <text:p><text:s/>11 010 </text:p>
          </table:table-cell>
          <table:table-cell table:style-name="ce28" office:value-type="float" office:value="7820" calcext:value-type="float">
            <text:p><text:s/>7 820 </text:p>
          </table:table-cell>
          <table:table-cell table:style-name="ce28" office:value-type="float" office:value="9240" calcext:value-type="float">
            <text:p><text:s/>9 240 </text:p>
          </table:table-cell>
          <table:table-cell table:style-name="ce28" office:value-type="float" office:value="3935" calcext:value-type="float">
            <text:p><text:s/>3 935 </text:p>
          </table:table-cell>
          <table:table-cell table:style-name="ce28" office:value-type="float" office:value="3170" calcext:value-type="float">
            <text:p><text:s/>3 170 </text:p>
          </table:table-cell>
          <table:table-cell table:style-name="ce28" office:value-type="float" office:value="4795" calcext:value-type="float">
            <text:p><text:s/>4 795 </text:p>
          </table:table-cell>
          <table:table-cell table:style-name="ce28" office:value-type="float" office:value="5550" calcext:value-type="float">
            <text:p><text:s/>5 550 </text:p>
          </table:table-cell>
          <table:table-cell table:style-name="ce16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1">durée_trajet_travail_</text:span>entre_15_et_29_minutes</text:p>
          </table:table-cell>
          <table:table-cell table:style-name="ce28" office:value-type="float" office:value="4585" calcext:value-type="float">
            <text:p><text:s/>4 585 </text:p>
          </table:table-cell>
          <table:table-cell table:style-name="ce28" office:value-type="float" office:value="4690" calcext:value-type="float">
            <text:p><text:s/>4 690 </text:p>
          </table:table-cell>
          <table:table-cell table:style-name="ce28" office:value-type="float" office:value="10335" calcext:value-type="float">
            <text:p><text:s/>10 335 </text:p>
          </table:table-cell>
          <table:table-cell table:style-name="ce28" office:value-type="float" office:value="6995" calcext:value-type="float">
            <text:p><text:s/>6 995 </text:p>
          </table:table-cell>
          <table:table-cell table:style-name="ce28" office:value-type="float" office:value="7290" calcext:value-type="float">
            <text:p><text:s/>7 290 </text:p>
          </table:table-cell>
          <table:table-cell table:style-name="ce28" office:value-type="float" office:value="9660" calcext:value-type="float">
            <text:p><text:s/>9 660 </text:p>
          </table:table-cell>
          <table:table-cell table:style-name="ce28" office:value-type="float" office:value="7800" calcext:value-type="float">
            <text:p><text:s/>7 800 </text:p>
          </table:table-cell>
          <table:table-cell table:style-name="ce28" office:value-type="float" office:value="8675" calcext:value-type="float">
            <text:p><text:s/>8 675 </text:p>
          </table:table-cell>
          <table:table-cell table:style-name="ce28" office:value-type="float" office:value="8015" calcext:value-type="float">
            <text:p><text:s/>8 015 </text:p>
          </table:table-cell>
          <table:table-cell table:style-name="ce28" office:value-type="float" office:value="7820" calcext:value-type="float">
            <text:p><text:s/>7 820 </text:p>
          </table:table-cell>
          <table:table-cell table:style-name="ce28" office:value-type="float" office:value="8335" calcext:value-type="float">
            <text:p><text:s/>8 335 </text:p>
          </table:table-cell>
          <table:table-cell table:style-name="ce28" office:value-type="float" office:value="6165" calcext:value-type="float">
            <text:p><text:s/>6 165 </text:p>
          </table:table-cell>
          <table:table-cell table:style-name="ce28" office:value-type="float" office:value="11880" calcext:value-type="float">
            <text:p><text:s/>11 880 </text:p>
          </table:table-cell>
          <table:table-cell table:style-name="ce28" office:value-type="float" office:value="3920" calcext:value-type="float">
            <text:p><text:s/>3 920 </text:p>
          </table:table-cell>
          <table:table-cell table:style-name="ce28" office:value-type="float" office:value="10130" calcext:value-type="float">
            <text:p><text:s/>10 130 </text:p>
          </table:table-cell>
          <table:table-cell table:style-name="ce28" office:value-type="float" office:value="9020" calcext:value-type="float">
            <text:p><text:s/>9 020 </text:p>
          </table:table-cell>
          <table:table-cell table:style-name="ce28" office:value-type="float" office:value="10765" calcext:value-type="float">
            <text:p><text:s/>10 765 </text:p>
          </table:table-cell>
          <table:table-cell table:style-name="ce28" office:value-type="float" office:value="8385" calcext:value-type="float">
            <text:p><text:s/>8 385 </text:p>
          </table:table-cell>
          <table:table-cell table:style-name="ce28" office:value-type="float" office:value="10230" calcext:value-type="float">
            <text:p><text:s/>10 230 </text:p>
          </table:table-cell>
          <table:table-cell table:style-name="ce28" office:value-type="float" office:value="10055" calcext:value-type="float">
            <text:p><text:s/>10 055 </text:p>
          </table:table-cell>
          <table:table-cell table:style-name="ce28" office:value-type="float" office:value="9455" calcext:value-type="float">
            <text:p><text:s/>9 455 </text:p>
          </table:table-cell>
          <table:table-cell table:style-name="ce28" office:value-type="float" office:value="12910" calcext:value-type="float">
            <text:p><text:s/>12 910 </text:p>
          </table:table-cell>
          <table:table-cell table:style-name="ce28" office:value-type="float" office:value="7950" calcext:value-type="float">
            <text:p><text:s/>7 950 </text:p>
          </table:table-cell>
          <table:table-cell table:style-name="ce28" office:value-type="float" office:value="8025" calcext:value-type="float">
            <text:p><text:s/>8 025 </text:p>
          </table:table-cell>
          <table:table-cell table:style-name="ce28" office:value-type="float" office:value="16040" calcext:value-type="float">
            <text:p><text:s/>16 040 </text:p>
          </table:table-cell>
          <table:table-cell table:style-name="ce28" office:value-type="float" office:value="8055" calcext:value-type="float">
            <text:p><text:s/>8 055 </text:p>
          </table:table-cell>
          <table:table-cell table:style-name="ce28" office:value-type="float" office:value="10755" calcext:value-type="float">
            <text:p><text:s/>10 755 </text:p>
          </table:table-cell>
          <table:table-cell table:style-name="ce28" office:value-type="float" office:value="14660" calcext:value-type="float">
            <text:p><text:s/>14 660 </text:p>
          </table:table-cell>
          <table:table-cell table:style-name="ce28" office:value-type="float" office:value="6860" calcext:value-type="float">
            <text:p><text:s/>6 860 </text:p>
          </table:table-cell>
          <table:table-cell table:style-name="ce28" office:value-type="float" office:value="12150" calcext:value-type="float">
            <text:p><text:s/>12 150 </text:p>
          </table:table-cell>
          <table:table-cell table:style-name="ce28" office:value-type="float" office:value="8775" calcext:value-type="float">
            <text:p><text:s/>8 775 </text:p>
          </table:table-cell>
          <table:table-cell table:style-name="ce28" office:value-type="float" office:value="10320" calcext:value-type="float">
            <text:p><text:s/>10 320 </text:p>
          </table:table-cell>
          <table:table-cell table:style-name="ce28" office:value-type="float" office:value="8960" calcext:value-type="float">
            <text:p><text:s/>8 960 </text:p>
          </table:table-cell>
          <table:table-cell table:style-name="ce28" office:value-type="float" office:value="4415" calcext:value-type="float">
            <text:p><text:s/>4 415 </text:p>
          </table:table-cell>
          <table:table-cell table:style-name="ce28" office:value-type="float" office:value="12380" calcext:value-type="float">
            <text:p><text:s/>12 380 </text:p>
          </table:table-cell>
          <table:table-cell table:style-name="ce28" office:value-type="float" office:value="3010" calcext:value-type="float">
            <text:p><text:s/>3 010 </text:p>
          </table:table-cell>
          <table:table-cell table:style-name="ce28" office:value-type="float" office:value="9660" calcext:value-type="float">
            <text:p><text:s/>9 660 </text:p>
          </table:table-cell>
          <table:table-cell table:style-name="ce28" office:value-type="float" office:value="7925" calcext:value-type="float">
            <text:p><text:s/>7 925 </text:p>
          </table:table-cell>
          <table:table-cell table:style-name="ce28" office:value-type="float" office:value="8090" calcext:value-type="float">
            <text:p><text:s/>8 090 </text:p>
          </table:table-cell>
          <table:table-cell table:style-name="ce28" office:value-type="float" office:value="10320" calcext:value-type="float">
            <text:p><text:s/>10 320 </text:p>
          </table:table-cell>
          <table:table-cell table:style-name="ce28" office:value-type="float" office:value="8035" calcext:value-type="float">
            <text:p><text:s/>8 035 </text:p>
          </table:table-cell>
          <table:table-cell table:style-name="ce28" office:value-type="float" office:value="11180" calcext:value-type="float">
            <text:p><text:s/>11 180 </text:p>
          </table:table-cell>
          <table:table-cell table:style-name="ce28" office:value-type="float" office:value="6990" calcext:value-type="float">
            <text:p><text:s/>6 990 </text:p>
          </table:table-cell>
          <table:table-cell table:style-name="ce28" office:value-type="float" office:value="8240" calcext:value-type="float">
            <text:p><text:s/>8 240 </text:p>
          </table:table-cell>
          <table:table-cell table:style-name="ce28" office:value-type="float" office:value="1175" calcext:value-type="float">
            <text:p><text:s/>1 175 </text:p>
          </table:table-cell>
          <table:table-cell table:style-name="ce28" office:value-type="float" office:value="6740" calcext:value-type="float">
            <text:p><text:s/>6 740 </text:p>
          </table:table-cell>
          <table:table-cell table:style-name="ce28" office:value-type="float" office:value="9720" calcext:value-type="float">
            <text:p><text:s/>9 720 </text:p>
          </table:table-cell>
          <table:table-cell table:style-name="ce28" office:value-type="float" office:value="8875" calcext:value-type="float">
            <text:p><text:s/>8 875 </text:p>
          </table:table-cell>
          <table:table-cell table:style-name="ce28" office:value-type="float" office:value="9850" calcext:value-type="float">
            <text:p><text:s/>9 850 </text:p>
          </table:table-cell>
          <table:table-cell table:style-name="ce28" office:value-type="float" office:value="11635" calcext:value-type="float">
            <text:p><text:s/>11 635 </text:p>
          </table:table-cell>
          <table:table-cell table:style-name="ce28" office:value-type="float" office:value="8470" calcext:value-type="float">
            <text:p><text:s/>8 470 </text:p>
          </table:table-cell>
          <table:table-cell table:style-name="ce28" office:value-type="float" office:value="8630" calcext:value-type="float">
            <text:p><text:s/>8 630 </text:p>
          </table:table-cell>
          <table:table-cell table:style-name="ce28" office:value-type="float" office:value="15975" calcext:value-type="float">
            <text:p><text:s/>15 975 </text:p>
          </table:table-cell>
          <table:table-cell table:style-name="ce28" office:value-type="float" office:value="9325" calcext:value-type="float">
            <text:p><text:s/>9 325 </text:p>
          </table:table-cell>
          <table:table-cell table:style-name="ce28" office:value-type="float" office:value="8660" calcext:value-type="float">
            <text:p><text:s/>8 660 </text:p>
          </table:table-cell>
          <table:table-cell table:style-name="ce28" office:value-type="float" office:value="7165" calcext:value-type="float">
            <text:p><text:s/>7 165 </text:p>
          </table:table-cell>
          <table:table-cell table:style-name="ce28" office:value-type="float" office:value="5810" calcext:value-type="float">
            <text:p><text:s/>5 810 </text:p>
          </table:table-cell>
          <table:table-cell table:style-name="ce28" office:value-type="float" office:value="6945" calcext:value-type="float">
            <text:p><text:s/>6 945 </text:p>
          </table:table-cell>
          <table:table-cell table:style-name="ce28" office:value-type="float" office:value="10005" calcext:value-type="float">
            <text:p><text:s/>10 005 </text:p>
          </table:table-cell>
          <table:table-cell table:style-name="ce28" office:value-type="float" office:value="8275" calcext:value-type="float">
            <text:p><text:s/>8 275 </text:p>
          </table:table-cell>
          <table:table-cell table:style-name="ce28" office:value-type="float" office:value="9050" calcext:value-type="float">
            <text:p><text:s/>9 050 </text:p>
          </table:table-cell>
          <table:table-cell table:style-name="ce28" office:value-type="float" office:value="10515" calcext:value-type="float">
            <text:p><text:s/>10 515 </text:p>
          </table:table-cell>
          <table:table-cell table:style-name="ce28" office:value-type="float" office:value="7360" calcext:value-type="float">
            <text:p><text:s/>7 360 </text:p>
          </table:table-cell>
          <table:table-cell table:style-name="ce28" office:value-type="float" office:value="7310" calcext:value-type="float">
            <text:p><text:s/>7 310 </text:p>
          </table:table-cell>
          <table:table-cell table:style-name="ce28" office:value-type="float" office:value="7965" calcext:value-type="float">
            <text:p><text:s/>7 965 </text:p>
          </table:table-cell>
          <table:table-cell table:style-name="ce28" office:value-type="float" office:value="8665" calcext:value-type="float">
            <text:p><text:s/>8 665 </text:p>
          </table:table-cell>
          <table:table-cell table:style-name="ce28" office:value-type="float" office:value="9785" calcext:value-type="float">
            <text:p><text:s/>9 785 </text:p>
          </table:table-cell>
          <table:table-cell table:style-name="ce28" office:value-type="float" office:value="9705" calcext:value-type="float">
            <text:p><text:s/>9 705 </text:p>
          </table:table-cell>
          <table:table-cell table:style-name="ce28" office:value-type="float" office:value="10005" calcext:value-type="float">
            <text:p><text:s/>10 005 </text:p>
          </table:table-cell>
          <table:table-cell table:style-name="ce28" office:value-type="float" office:value="9950" calcext:value-type="float">
            <text:p><text:s/>9 950 </text:p>
          </table:table-cell>
          <table:table-cell table:style-name="ce28" office:value-type="float" office:value="8815" calcext:value-type="float">
            <text:p><text:s/>8 815 </text:p>
          </table:table-cell>
          <table:table-cell table:style-name="ce28" office:value-type="float" office:value="9475" calcext:value-type="float">
            <text:p><text:s/>9 475 </text:p>
          </table:table-cell>
          <table:table-cell table:style-name="ce28" office:value-type="float" office:value="5880" calcext:value-type="float">
            <text:p><text:s/>5 880 </text:p>
          </table:table-cell>
          <table:table-cell table:style-name="ce28" office:value-type="float" office:value="7955" calcext:value-type="float">
            <text:p><text:s/>7 955 </text:p>
          </table:table-cell>
          <table:table-cell table:style-name="ce28" office:value-type="float" office:value="6050" calcext:value-type="float">
            <text:p><text:s/>6 050 </text:p>
          </table:table-cell>
          <table:table-cell table:style-name="ce28" office:value-type="float" office:value="8105" calcext:value-type="float">
            <text:p><text:s/>8 105 </text:p>
          </table:table-cell>
          <table:table-cell table:style-name="ce28" office:value-type="float" office:value="8550" calcext:value-type="float">
            <text:p><text:s/>8 550 </text:p>
          </table:table-cell>
          <table:table-cell table:style-name="ce28" office:value-type="float" office:value="13190" calcext:value-type="float">
            <text:p><text:s/>13 190 </text:p>
          </table:table-cell>
          <table:table-cell table:style-name="ce28" office:value-type="float" office:value="7915" calcext:value-type="float">
            <text:p><text:s/>7 915 </text:p>
          </table:table-cell>
          <table:table-cell table:style-name="ce28" office:value-type="float" office:value="13880" calcext:value-type="float">
            <text:p><text:s/>13 880 </text:p>
          </table:table-cell>
          <table:table-cell table:style-name="ce28" office:value-type="float" office:value="11070" calcext:value-type="float">
            <text:p><text:s/>11 070 </text:p>
          </table:table-cell>
          <table:table-cell table:style-name="ce28" office:value-type="float" office:value="10090" calcext:value-type="float">
            <text:p><text:s/>10 090 </text:p>
          </table:table-cell>
          <table:table-cell table:style-name="ce28" office:value-type="float" office:value="6390" calcext:value-type="float">
            <text:p><text:s/>6 390 </text:p>
          </table:table-cell>
          <table:table-cell table:style-name="ce28" office:value-type="float" office:value="7880" calcext:value-type="float">
            <text:p><text:s/>7 880 </text:p>
          </table:table-cell>
          <table:table-cell table:style-name="ce28" office:value-type="float" office:value="6430" calcext:value-type="float">
            <text:p><text:s/>6 430 </text:p>
          </table:table-cell>
          <table:table-cell table:style-name="ce28" office:value-type="float" office:value="10255" calcext:value-type="float">
            <text:p><text:s/>10 255 </text:p>
          </table:table-cell>
          <table:table-cell table:style-name="ce28" office:value-type="float" office:value="7045" calcext:value-type="float">
            <text:p><text:s/>7 045 </text:p>
          </table:table-cell>
          <table:table-cell table:style-name="ce28" office:value-type="float" office:value="7510" calcext:value-type="float">
            <text:p><text:s/>7 510 </text:p>
          </table:table-cell>
          <table:table-cell table:style-name="ce28" office:value-type="float" office:value="6260" calcext:value-type="float">
            <text:p><text:s/>6 260 </text:p>
          </table:table-cell>
          <table:table-cell table:style-name="ce28" office:value-type="float" office:value="8550" calcext:value-type="float">
            <text:p><text:s/>8 550 </text:p>
          </table:table-cell>
          <table:table-cell table:style-name="ce28" office:value-type="float" office:value="4795" calcext:value-type="float">
            <text:p><text:s/>4 795 </text:p>
          </table:table-cell>
          <table:table-cell table:style-name="ce28" office:value-type="float" office:value="7930" calcext:value-type="float">
            <text:p><text:s/>7 930 </text:p>
          </table:table-cell>
          <table:table-cell table:style-name="ce28" office:value-type="float" office:value="5490" calcext:value-type="float">
            <text:p><text:s/>5 490 </text:p>
          </table:table-cell>
          <table:table-cell table:style-name="ce28" office:value-type="float" office:value="14640" calcext:value-type="float">
            <text:p><text:s/>14 640 </text:p>
          </table:table-cell>
          <table:table-cell table:style-name="ce28" office:value-type="float" office:value="6195" calcext:value-type="float">
            <text:p><text:s/>6 195 </text:p>
          </table:table-cell>
          <table:table-cell table:style-name="ce28" office:value-type="float" office:value="6215" calcext:value-type="float">
            <text:p><text:s/>6 215 </text:p>
          </table:table-cell>
          <table:table-cell table:style-name="ce28" office:value-type="float" office:value="10495" calcext:value-type="float">
            <text:p><text:s/>10 495 </text:p>
          </table:table-cell>
          <table:table-cell table:style-name="ce28" office:value-type="float" office:value="5385" calcext:value-type="float">
            <text:p><text:s/>5 385 </text:p>
          </table:table-cell>
          <table:table-cell table:style-name="ce28" office:value-type="float" office:value="8925" calcext:value-type="float">
            <text:p><text:s/>8 925 </text:p>
          </table:table-cell>
          <table:table-cell table:style-name="ce28" office:value-type="float" office:value="5815" calcext:value-type="float">
            <text:p><text:s/>5 815 </text:p>
          </table:table-cell>
          <table:table-cell table:style-name="ce28" office:value-type="float" office:value="6655" calcext:value-type="float">
            <text:p><text:s/>6 655 </text:p>
          </table:table-cell>
          <table:table-cell table:style-name="ce28" office:value-type="float" office:value="8415" calcext:value-type="float">
            <text:p><text:s/>8 415 </text:p>
          </table:table-cell>
          <table:table-cell table:style-name="ce28" office:value-type="float" office:value="11435" calcext:value-type="float">
            <text:p><text:s/>11 435 </text:p>
          </table:table-cell>
          <table:table-cell table:style-name="ce28" office:value-type="float" office:value="12125" calcext:value-type="float">
            <text:p><text:s/>12 125 </text:p>
          </table:table-cell>
          <table:table-cell table:style-name="ce28" office:value-type="float" office:value="10035" calcext:value-type="float">
            <text:p><text:s/>10 035 </text:p>
          </table:table-cell>
          <table:table-cell table:style-name="ce28" office:value-type="float" office:value="10740" calcext:value-type="float">
            <text:p><text:s/>10 740 </text:p>
          </table:table-cell>
          <table:table-cell table:style-name="ce28" office:value-type="float" office:value="9015" calcext:value-type="float">
            <text:p><text:s/>9 015 </text:p>
          </table:table-cell>
          <table:table-cell table:style-name="ce28" office:value-type="float" office:value="10115" calcext:value-type="float">
            <text:p><text:s/>10 115 </text:p>
          </table:table-cell>
          <table:table-cell table:style-name="ce28" office:value-type="float" office:value="12095" calcext:value-type="float">
            <text:p><text:s/>12 095 </text:p>
          </table:table-cell>
          <table:table-cell table:style-name="ce28" office:value-type="float" office:value="8715" calcext:value-type="float">
            <text:p><text:s/>8 715 </text:p>
          </table:table-cell>
          <table:table-cell table:style-name="ce28" office:value-type="float" office:value="11350" calcext:value-type="float">
            <text:p><text:s/>11 350 </text:p>
          </table:table-cell>
          <table:table-cell table:style-name="ce28" office:value-type="float" office:value="11610" calcext:value-type="float">
            <text:p><text:s/>11 610 </text:p>
          </table:table-cell>
          <table:table-cell table:style-name="ce28" office:value-type="float" office:value="10090" calcext:value-type="float">
            <text:p><text:s/>10 090 </text:p>
          </table:table-cell>
          <table:table-cell table:style-name="ce28" office:value-type="float" office:value="9805" calcext:value-type="float">
            <text:p><text:s/>9 805 </text:p>
          </table:table-cell>
          <table:table-cell table:style-name="ce28" office:value-type="float" office:value="12210" calcext:value-type="float">
            <text:p><text:s/>12 210 </text:p>
          </table:table-cell>
          <table:table-cell table:style-name="ce28" office:value-type="float" office:value="8360" calcext:value-type="float">
            <text:p><text:s/>8 360 </text:p>
          </table:table-cell>
          <table:table-cell table:style-name="ce28" office:value-type="float" office:value="1795" calcext:value-type="float">
            <text:p><text:s/>1 795 </text:p>
          </table:table-cell>
          <table:table-cell table:style-name="ce28" office:value-type="float" office:value="10995" calcext:value-type="float">
            <text:p><text:s/>10 995 </text:p>
          </table:table-cell>
          <table:table-cell table:style-name="ce28" office:value-type="float" office:value="12880" calcext:value-type="float">
            <text:p><text:s/>12 880 </text:p>
          </table:table-cell>
          <table:table-cell table:style-name="ce28" office:value-type="float" office:value="11640" calcext:value-type="float">
            <text:p><text:s/>11 640 </text:p>
          </table:table-cell>
          <table:table-cell table:style-name="ce28" office:value-type="float" office:value="12630" calcext:value-type="float">
            <text:p><text:s/>12 630 </text:p>
          </table:table-cell>
          <table:table-cell table:style-name="ce28" office:value-type="float" office:value="7945" calcext:value-type="float">
            <text:p><text:s/>7 945 </text:p>
          </table:table-cell>
          <table:table-cell table:style-name="ce28" office:value-type="float" office:value="8480" calcext:value-type="float">
            <text:p><text:s/>8 480 </text:p>
          </table:table-cell>
          <table:table-cell table:style-name="ce28" office:value-type="float" office:value="8860" calcext:value-type="float">
            <text:p><text:s/>8 860 </text:p>
          </table:table-cell>
          <table:table-cell table:style-name="ce28" office:value-type="float" office:value="8345" calcext:value-type="float">
            <text:p><text:s/>8 345 </text:p>
          </table:table-cell>
          <table:table-cell table:style-name="ce17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1">durée_trajet_travail_</text:span>entre_30_et_44_minutes</text:p>
          </table:table-cell>
          <table:table-cell table:style-name="ce28" office:value-type="float" office:value="1805" calcext:value-type="float">
            <text:p><text:s/>1 805 </text:p>
          </table:table-cell>
          <table:table-cell table:style-name="ce28" office:value-type="float" office:value="2125" calcext:value-type="float">
            <text:p><text:s/>2 125 </text:p>
          </table:table-cell>
          <table:table-cell table:style-name="ce28" office:value-type="float" office:value="6880" calcext:value-type="float">
            <text:p><text:s/>6 880 </text:p>
          </table:table-cell>
          <table:table-cell table:style-name="ce28" office:value-type="float" office:value="6015" calcext:value-type="float">
            <text:p><text:s/>6 015 </text:p>
          </table:table-cell>
          <table:table-cell table:style-name="ce28" office:value-type="float" office:value="5105" calcext:value-type="float">
            <text:p><text:s/>5 105 </text:p>
          </table:table-cell>
          <table:table-cell table:style-name="ce28" office:value-type="float" office:value="2675" calcext:value-type="float">
            <text:p><text:s/>2 675 </text:p>
          </table:table-cell>
          <table:table-cell table:style-name="ce28" office:value-type="float" office:value="4095" calcext:value-type="float">
            <text:p><text:s/>4 095 </text:p>
          </table:table-cell>
          <table:table-cell table:style-name="ce28" office:value-type="float" office:value="3350" calcext:value-type="float">
            <text:p><text:s/>3 350 </text:p>
          </table:table-cell>
          <table:table-cell table:style-name="ce28" office:value-type="float" office:value="4145" calcext:value-type="float">
            <text:p><text:s/>4 145 </text:p>
          </table:table-cell>
          <table:table-cell table:style-name="ce28" office:value-type="float" office:value="4865" calcext:value-type="float">
            <text:p><text:s/>4 865 </text:p>
          </table:table-cell>
          <table:table-cell table:style-name="ce28" office:value-type="float" office:value="5945" calcext:value-type="float">
            <text:p><text:s/>5 945 </text:p>
          </table:table-cell>
          <table:table-cell table:style-name="ce28" office:value-type="float" office:value="4060" calcext:value-type="float">
            <text:p><text:s/>4 060 </text:p>
          </table:table-cell>
          <table:table-cell table:style-name="ce28" office:value-type="float" office:value="7530" calcext:value-type="float">
            <text:p><text:s/>7 530 </text:p>
          </table:table-cell>
          <table:table-cell table:style-name="ce28" office:value-type="float" office:value="1580" calcext:value-type="float">
            <text:p><text:s/>1 580 </text:p>
          </table:table-cell>
          <table:table-cell table:style-name="ce28" office:value-type="float" office:value="7580" calcext:value-type="float">
            <text:p><text:s/>7 580 </text:p>
          </table:table-cell>
          <table:table-cell table:style-name="ce28" office:value-type="float" office:value="7610" calcext:value-type="float">
            <text:p><text:s/>7 610 </text:p>
          </table:table-cell>
          <table:table-cell table:style-name="ce28" office:value-type="float" office:value="4975" calcext:value-type="float">
            <text:p><text:s/>4 975 </text:p>
          </table:table-cell>
          <table:table-cell table:style-name="ce28" office:value-type="float" office:value="6970" calcext:value-type="float">
            <text:p><text:s/>6 970 </text:p>
          </table:table-cell>
          <table:table-cell table:style-name="ce28" office:value-type="float" office:value="7805" calcext:value-type="float">
            <text:p><text:s/>7 805 </text:p>
          </table:table-cell>
          <table:table-cell table:style-name="ce28" office:value-type="float" office:value="3965" calcext:value-type="float">
            <text:p><text:s/>3 965 </text:p>
          </table:table-cell>
          <table:table-cell table:style-name="ce28" office:value-type="float" office:value="4400" calcext:value-type="float">
            <text:p><text:s/>4 400 </text:p>
          </table:table-cell>
          <table:table-cell table:style-name="ce28" office:value-type="float" office:value="3750" calcext:value-type="float">
            <text:p><text:s/>3 750 </text:p>
          </table:table-cell>
          <table:table-cell table:style-name="ce28" office:value-type="float" office:value="4600" calcext:value-type="float">
            <text:p><text:s/>4 600 </text:p>
          </table:table-cell>
          <table:table-cell table:style-name="ce28" office:value-type="float" office:value="7990" calcext:value-type="float">
            <text:p><text:s/>7 990 </text:p>
          </table:table-cell>
          <table:table-cell table:style-name="ce28" office:value-type="float" office:value="5740" calcext:value-type="float">
            <text:p><text:s/>5 740 </text:p>
          </table:table-cell>
          <table:table-cell table:style-name="ce28" office:value-type="float" office:value="1315" calcext:value-type="float">
            <text:p><text:s/>1 315 </text:p>
          </table:table-cell>
          <table:table-cell table:style-name="ce28" office:value-type="float" office:value="6575" calcext:value-type="float">
            <text:p><text:s/>6 575 </text:p>
          </table:table-cell>
          <table:table-cell table:style-name="ce28" office:value-type="float" office:value="6135" calcext:value-type="float">
            <text:p><text:s/>6 135 </text:p>
          </table:table-cell>
          <table:table-cell table:style-name="ce28" office:value-type="float" office:value="2505" calcext:value-type="float">
            <text:p><text:s/>2 505 </text:p>
          </table:table-cell>
          <table:table-cell table:style-name="ce28" office:value-type="float" office:value="8160" calcext:value-type="float">
            <text:p><text:s/>8 160 </text:p>
          </table:table-cell>
          <table:table-cell table:style-name="ce28" office:value-type="float" office:value="5950" calcext:value-type="float">
            <text:p><text:s/>5 950 </text:p>
          </table:table-cell>
          <table:table-cell table:style-name="ce28" office:value-type="float" office:value="3025" calcext:value-type="float">
            <text:p><text:s/>3 025 </text:p>
          </table:table-cell>
          <table:table-cell table:style-name="ce28" office:value-type="float" office:value="3555" calcext:value-type="float">
            <text:p><text:s/>3 555 </text:p>
          </table:table-cell>
          <table:table-cell table:style-name="ce28" office:value-type="float" office:value="1940" calcext:value-type="float">
            <text:p><text:s/>1 940 </text:p>
          </table:table-cell>
          <table:table-cell table:style-name="ce28" office:value-type="float" office:value="7290" calcext:value-type="float">
            <text:p><text:s/>7 290 </text:p>
          </table:table-cell>
          <table:table-cell table:style-name="ce28" office:value-type="float" office:value="1235" calcext:value-type="float">
            <text:p><text:s/>1 235 </text:p>
          </table:table-cell>
          <table:table-cell table:style-name="ce28" office:value-type="float" office:value="6295" calcext:value-type="float">
            <text:p><text:s/>6 295 </text:p>
          </table:table-cell>
          <table:table-cell table:style-name="ce28" office:value-type="float" office:value="7265" calcext:value-type="float">
            <text:p><text:s/>7 265 </text:p>
          </table:table-cell>
          <table:table-cell table:style-name="ce28" office:value-type="float" office:value="2870" calcext:value-type="float">
            <text:p><text:s/>2 870 </text:p>
          </table:table-cell>
          <table:table-cell table:style-name="ce28" office:value-type="float" office:value="5795" calcext:value-type="float">
            <text:p><text:s/>5 795 </text:p>
          </table:table-cell>
          <table:table-cell table:style-name="ce28" office:value-type="float" office:value="6720" calcext:value-type="float">
            <text:p><text:s/>6 720 </text:p>
          </table:table-cell>
          <table:table-cell table:style-name="ce28" office:value-type="float" office:value="5660" calcext:value-type="float">
            <text:p><text:s/>5 660 </text:p>
          </table:table-cell>
          <table:table-cell table:style-name="ce28" office:value-type="float" office:value="4815" calcext:value-type="float">
            <text:p><text:s/>4 815 </text:p>
          </table:table-cell>
          <table:table-cell table:style-name="ce28" office:value-type="float" office:value="6015" calcext:value-type="float">
            <text:p><text:s/>6 015 </text:p>
          </table:table-cell>
          <table:table-cell table:style-name="ce28" office:value-type="float" office:value="290" calcext:value-type="float">
            <text:p><text:s/>290 </text:p>
          </table:table-cell>
          <table:table-cell table:style-name="ce28" office:value-type="float" office:value="3355" calcext:value-type="float">
            <text:p><text:s/>3 355 </text:p>
          </table:table-cell>
          <table:table-cell table:style-name="ce28" office:value-type="float" office:value="2805" calcext:value-type="float">
            <text:p><text:s/>2 805 </text:p>
          </table:table-cell>
          <table:table-cell table:style-name="ce28" office:value-type="float" office:value="6875" calcext:value-type="float">
            <text:p><text:s/>6 875 </text:p>
          </table:table-cell>
          <table:table-cell table:style-name="ce28" office:value-type="float" office:value="2840" calcext:value-type="float">
            <text:p><text:s/>2 840 </text:p>
          </table:table-cell>
          <table:table-cell table:style-name="ce28" office:value-type="float" office:value="4495" calcext:value-type="float">
            <text:p><text:s/>4 495 </text:p>
          </table:table-cell>
          <table:table-cell table:style-name="ce28" office:value-type="float" office:value="3450" calcext:value-type="float">
            <text:p><text:s/>3 450 </text:p>
          </table:table-cell>
          <table:table-cell table:style-name="ce28" office:value-type="float" office:value="2205" calcext:value-type="float">
            <text:p><text:s/>2 205 </text:p>
          </table:table-cell>
          <table:table-cell table:style-name="ce28" office:value-type="float" office:value="5870" calcext:value-type="float">
            <text:p><text:s/>5 870 </text:p>
          </table:table-cell>
          <table:table-cell table:style-name="ce28" office:value-type="float" office:value="6245" calcext:value-type="float">
            <text:p><text:s/>6 245 </text:p>
          </table:table-cell>
          <table:table-cell table:style-name="ce28" office:value-type="float" office:value="5790" calcext:value-type="float">
            <text:p><text:s/>5 790 </text:p>
          </table:table-cell>
          <table:table-cell table:style-name="ce28" office:value-type="float" office:value="2760" calcext:value-type="float">
            <text:p><text:s/>2 760 </text:p>
          </table:table-cell>
          <table:table-cell table:style-name="ce28" office:value-type="float" office:value="2900" calcext:value-type="float">
            <text:p><text:s/>2 900 </text:p>
          </table:table-cell>
          <table:table-cell table:style-name="ce28" office:value-type="float" office:value="5480" calcext:value-type="float">
            <text:p><text:s/>5 480 </text:p>
          </table:table-cell>
          <table:table-cell table:style-name="ce28" office:value-type="float" office:value="5635" calcext:value-type="float">
            <text:p><text:s/>5 635 </text:p>
          </table:table-cell>
          <table:table-cell table:style-name="ce28" office:value-type="float" office:value="6720" calcext:value-type="float">
            <text:p><text:s/>6 720 </text:p>
          </table:table-cell>
          <table:table-cell table:style-name="ce28" office:value-type="float" office:value="8305" calcext:value-type="float">
            <text:p><text:s/>8 305 </text:p>
          </table:table-cell>
          <table:table-cell table:style-name="ce28" office:value-type="float" office:value="7670" calcext:value-type="float">
            <text:p><text:s/>7 670 </text:p>
          </table:table-cell>
          <table:table-cell table:style-name="ce28" office:value-type="float" office:value="3540" calcext:value-type="float">
            <text:p><text:s/>3 540 </text:p>
          </table:table-cell>
          <table:table-cell table:style-name="ce28" office:value-type="float" office:value="7045" calcext:value-type="float">
            <text:p><text:s/>7 045 </text:p>
          </table:table-cell>
          <table:table-cell table:style-name="ce28" office:value-type="float" office:value="3905" calcext:value-type="float">
            <text:p><text:s/>3 905 </text:p>
          </table:table-cell>
          <table:table-cell table:style-name="ce28" office:value-type="float" office:value="4715" calcext:value-type="float">
            <text:p><text:s/>4 715 </text:p>
          </table:table-cell>
          <table:table-cell table:style-name="ce28" office:value-type="float" office:value="2465" calcext:value-type="float">
            <text:p><text:s/>2 465 </text:p>
          </table:table-cell>
          <table:table-cell table:style-name="ce28" office:value-type="float" office:value="6905" calcext:value-type="float">
            <text:p><text:s/>6 905 </text:p>
          </table:table-cell>
          <table:table-cell table:style-name="ce28" office:value-type="float" office:value="5425" calcext:value-type="float">
            <text:p><text:s/>5 425 </text:p>
          </table:table-cell>
          <table:table-cell table:style-name="ce28" office:value-type="float" office:value="4475" calcext:value-type="float">
            <text:p><text:s/>4 475 </text:p>
          </table:table-cell>
          <table:table-cell table:style-name="ce28" office:value-type="float" office:value="3605" calcext:value-type="float">
            <text:p><text:s/>3 605 </text:p>
          </table:table-cell>
          <table:table-cell table:style-name="ce28" office:value-type="float" office:value="7575" calcext:value-type="float">
            <text:p><text:s/>7 575 </text:p>
          </table:table-cell>
          <table:table-cell table:style-name="ce28" office:value-type="float" office:value="2175" calcext:value-type="float">
            <text:p><text:s/>2 175 </text:p>
          </table:table-cell>
          <table:table-cell table:style-name="ce28" office:value-type="float" office:value="6900" calcext:value-type="float">
            <text:p><text:s/>6 900 </text:p>
          </table:table-cell>
          <table:table-cell table:style-name="ce28" office:value-type="float" office:value="3590" calcext:value-type="float">
            <text:p><text:s/>3 590 </text:p>
          </table:table-cell>
          <table:table-cell table:style-name="ce28" office:value-type="float" office:value="6210" calcext:value-type="float">
            <text:p><text:s/>6 210 </text:p>
          </table:table-cell>
          <table:table-cell table:style-name="ce28" office:value-type="float" office:value="6335" calcext:value-type="float">
            <text:p><text:s/>6 335 </text:p>
          </table:table-cell>
          <table:table-cell table:style-name="ce28" office:value-type="float" office:value="9795" calcext:value-type="float">
            <text:p><text:s/>9 795 </text:p>
          </table:table-cell>
          <table:table-cell table:style-name="ce28" office:value-type="float" office:value="4480" calcext:value-type="float">
            <text:p><text:s/>4 480 </text:p>
          </table:table-cell>
          <table:table-cell table:style-name="ce28" office:value-type="float" office:value="5725" calcext:value-type="float">
            <text:p><text:s/>5 725 </text:p>
          </table:table-cell>
          <table:table-cell table:style-name="ce28" office:value-type="float" office:value="7690" calcext:value-type="float">
            <text:p><text:s/>7 690 </text:p>
          </table:table-cell>
          <table:table-cell table:style-name="ce28" office:value-type="float" office:value="6730" calcext:value-type="float">
            <text:p><text:s/>6 730 </text:p>
          </table:table-cell>
          <table:table-cell table:style-name="ce28" office:value-type="float" office:value="3900" calcext:value-type="float">
            <text:p><text:s/>3 900 </text:p>
          </table:table-cell>
          <table:table-cell table:style-name="ce28" office:value-type="float" office:value="6295" calcext:value-type="float">
            <text:p><text:s/>6 295 </text:p>
          </table:table-cell>
          <table:table-cell table:style-name="ce28" office:value-type="float" office:value="4020" calcext:value-type="float">
            <text:p><text:s/>4 020 </text:p>
          </table:table-cell>
          <table:table-cell table:style-name="ce28" office:value-type="float" office:value="7120" calcext:value-type="float">
            <text:p><text:s/>7 120 </text:p>
          </table:table-cell>
          <table:table-cell table:style-name="ce28" office:value-type="float" office:value="4715" calcext:value-type="float">
            <text:p><text:s/>4 715 </text:p>
          </table:table-cell>
          <table:table-cell table:style-name="ce28" office:value-type="float" office:value="6210" calcext:value-type="float">
            <text:p><text:s/>6 210 </text:p>
          </table:table-cell>
          <table:table-cell table:style-name="ce28" office:value-type="float" office:value="5405" calcext:value-type="float">
            <text:p><text:s/>5 405 </text:p>
          </table:table-cell>
          <table:table-cell table:style-name="ce28" office:value-type="float" office:value="5825" calcext:value-type="float">
            <text:p><text:s/>5 825 </text:p>
          </table:table-cell>
          <table:table-cell table:style-name="ce28" office:value-type="float" office:value="1145" calcext:value-type="float">
            <text:p><text:s/>1 145 </text:p>
          </table:table-cell>
          <table:table-cell table:style-name="ce28" office:value-type="float" office:value="6570" calcext:value-type="float">
            <text:p><text:s/>6 570 </text:p>
          </table:table-cell>
          <table:table-cell table:style-name="ce28" office:value-type="float" office:value="2120" calcext:value-type="float">
            <text:p><text:s/>2 120 </text:p>
          </table:table-cell>
          <table:table-cell table:style-name="ce28" office:value-type="float" office:value="4910" calcext:value-type="float">
            <text:p><text:s/>4 910 </text:p>
          </table:table-cell>
          <table:table-cell table:style-name="ce28" office:value-type="float" office:value="1840" calcext:value-type="float">
            <text:p><text:s/>1 840 </text:p>
          </table:table-cell>
          <table:table-cell table:style-name="ce28" office:value-type="float" office:value="2690" calcext:value-type="float">
            <text:p><text:s/>2 690 </text:p>
          </table:table-cell>
          <table:table-cell table:style-name="ce28" office:value-type="float" office:value="5985" calcext:value-type="float">
            <text:p><text:s/>5 985 </text:p>
          </table:table-cell>
          <table:table-cell table:style-name="ce28" office:value-type="float" office:value="2135" calcext:value-type="float">
            <text:p><text:s/>2 135 </text:p>
          </table:table-cell>
          <table:table-cell table:style-name="ce28" office:value-type="float" office:value="8120" calcext:value-type="float">
            <text:p><text:s/>8 120 </text:p>
          </table:table-cell>
          <table:table-cell table:style-name="ce28" office:value-type="float" office:value="6740" calcext:value-type="float">
            <text:p><text:s/>6 740 </text:p>
          </table:table-cell>
          <table:table-cell table:style-name="ce28" office:value-type="float" office:value="2275" calcext:value-type="float">
            <text:p><text:s/>2 275 </text:p>
          </table:table-cell>
          <table:table-cell table:style-name="ce28" office:value-type="float" office:value="5670" calcext:value-type="float">
            <text:p><text:s/>5 670 </text:p>
          </table:table-cell>
          <table:table-cell table:style-name="ce28" office:value-type="float" office:value="6675" calcext:value-type="float">
            <text:p><text:s/>6 675 </text:p>
          </table:table-cell>
          <table:table-cell table:style-name="ce28" office:value-type="float" office:value="4005" calcext:value-type="float">
            <text:p><text:s/>4 005 </text:p>
          </table:table-cell>
          <table:table-cell table:style-name="ce28" office:value-type="float" office:value="7190" calcext:value-type="float">
            <text:p><text:s/>7 190 </text:p>
          </table:table-cell>
          <table:table-cell table:style-name="ce28" office:value-type="float" office:value="4380" calcext:value-type="float">
            <text:p><text:s/>4 380 </text:p>
          </table:table-cell>
          <table:table-cell table:style-name="ce28" office:value-type="float" office:value="6470" calcext:value-type="float">
            <text:p><text:s/>6 470 </text:p>
          </table:table-cell>
          <table:table-cell table:style-name="ce28" office:value-type="float" office:value="5900" calcext:value-type="float">
            <text:p><text:s/>5 900 </text:p>
          </table:table-cell>
          <table:table-cell table:style-name="ce28" office:value-type="float" office:value="7665" calcext:value-type="float">
            <text:p><text:s/>7 665 </text:p>
          </table:table-cell>
          <table:table-cell table:style-name="ce28" office:value-type="float" office:value="6625" calcext:value-type="float">
            <text:p><text:s/>6 625 </text:p>
          </table:table-cell>
          <table:table-cell table:style-name="ce28" office:value-type="float" office:value="3175" calcext:value-type="float">
            <text:p><text:s/>3 175 </text:p>
          </table:table-cell>
          <table:table-cell table:style-name="ce28" office:value-type="float" office:value="7660" calcext:value-type="float">
            <text:p><text:s/>7 660 </text:p>
          </table:table-cell>
          <table:table-cell table:style-name="ce28" office:value-type="float" office:value="5510" calcext:value-type="float">
            <text:p><text:s/>5 510 </text:p>
          </table:table-cell>
          <table:table-cell table:style-name="ce28" office:value-type="float" office:value="2545" calcext:value-type="float">
            <text:p><text:s/>2 545 </text:p>
          </table:table-cell>
          <table:table-cell table:style-name="ce28" office:value-type="float" office:value="9260" calcext:value-type="float">
            <text:p><text:s/>9 260 </text:p>
          </table:table-cell>
          <table:table-cell table:style-name="ce28" office:value-type="float" office:value="2760" calcext:value-type="float">
            <text:p><text:s/>2 760 </text:p>
          </table:table-cell>
          <table:table-cell table:style-name="ce28" office:value-type="float" office:value="500" calcext:value-type="float">
            <text:p><text:s/>500 </text:p>
          </table:table-cell>
          <table:table-cell table:style-name="ce28" office:value-type="float" office:value="6320" calcext:value-type="float">
            <text:p><text:s/>6 320 </text:p>
          </table:table-cell>
          <table:table-cell table:style-name="ce28" office:value-type="float" office:value="3000" calcext:value-type="float">
            <text:p><text:s/>3 000 </text:p>
          </table:table-cell>
          <table:table-cell table:style-name="ce28" office:value-type="float" office:value="8070" calcext:value-type="float">
            <text:p><text:s/>8 070 </text:p>
          </table:table-cell>
          <table:table-cell table:style-name="ce28" office:value-type="float" office:value="8245" calcext:value-type="float">
            <text:p><text:s/>8 245 </text:p>
          </table:table-cell>
          <table:table-cell table:style-name="ce28" office:value-type="float" office:value="6315" calcext:value-type="float">
            <text:p><text:s/>6 315 </text:p>
          </table:table-cell>
          <table:table-cell table:style-name="ce28" office:value-type="float" office:value="7570" calcext:value-type="float">
            <text:p><text:s/>7 570 </text:p>
          </table:table-cell>
          <table:table-cell table:style-name="ce28" office:value-type="float" office:value="5830" calcext:value-type="float">
            <text:p><text:s/>5 830 </text:p>
          </table:table-cell>
          <table:table-cell table:style-name="ce28" office:value-type="float" office:value="4865" calcext:value-type="float">
            <text:p><text:s/>4 865 </text:p>
          </table:table-cell>
          <table:table-cell table:style-name="ce16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1">durée_trajet_travail_</text:span>entre_45_et_59_minutes</text:p>
          </table:table-cell>
          <table:table-cell table:style-name="ce28" office:value-type="float" office:value="760" calcext:value-type="float">
            <text:p><text:s/>760 </text:p>
          </table:table-cell>
          <table:table-cell table:style-name="ce28" office:value-type="float" office:value="1075" calcext:value-type="float">
            <text:p><text:s/>1 075 </text:p>
          </table:table-cell>
          <table:table-cell table:style-name="ce28" office:value-type="float" office:value="2630" calcext:value-type="float">
            <text:p><text:s/>2 630 </text:p>
          </table:table-cell>
          <table:table-cell table:style-name="ce28" office:value-type="float" office:value="2605" calcext:value-type="float">
            <text:p><text:s/>2 605 </text:p>
          </table:table-cell>
          <table:table-cell table:style-name="ce28" office:value-type="float" office:value="2810" calcext:value-type="float">
            <text:p><text:s/>2 810 </text:p>
          </table:table-cell>
          <table:table-cell table:style-name="ce28" office:value-type="float" office:value="1030" calcext:value-type="float">
            <text:p><text:s/>1 030 </text:p>
          </table:table-cell>
          <table:table-cell table:style-name="ce28" office:value-type="float" office:value="1370" calcext:value-type="float">
            <text:p><text:s/>1 370 </text:p>
          </table:table-cell>
          <table:table-cell table:style-name="ce28" office:value-type="float" office:value="870" calcext:value-type="float">
            <text:p><text:s/>870 </text:p>
          </table:table-cell>
          <table:table-cell table:style-name="ce28" office:value-type="float" office:value="2060" calcext:value-type="float">
            <text:p><text:s/>2 060 </text:p>
          </table:table-cell>
          <table:table-cell table:style-name="ce28" office:value-type="float" office:value="1385" calcext:value-type="float">
            <text:p><text:s/>1 385 </text:p>
          </table:table-cell>
          <table:table-cell table:style-name="ce28" office:value-type="float" office:value="2470" calcext:value-type="float">
            <text:p><text:s/>2 470 </text:p>
          </table:table-cell>
          <table:table-cell table:style-name="ce28" office:value-type="float" office:value="2005" calcext:value-type="float">
            <text:p><text:s/>2 005 </text:p>
          </table:table-cell>
          <table:table-cell table:style-name="ce28" office:value-type="float" office:value="3060" calcext:value-type="float">
            <text:p><text:s/>3 060 </text:p>
          </table:table-cell>
          <table:table-cell table:style-name="ce28" office:value-type="float" office:value="545" calcext:value-type="float">
            <text:p><text:s/>545 </text:p>
          </table:table-cell>
          <table:table-cell table:style-name="ce28" office:value-type="float" office:value="2925" calcext:value-type="float">
            <text:p><text:s/>2 925 </text:p>
          </table:table-cell>
          <table:table-cell table:style-name="ce28" office:value-type="float" office:value="3630" calcext:value-type="float">
            <text:p><text:s/>3 630 </text:p>
          </table:table-cell>
          <table:table-cell table:style-name="ce28" office:value-type="float" office:value="1805" calcext:value-type="float">
            <text:p><text:s/>1 805 </text:p>
          </table:table-cell>
          <table:table-cell table:style-name="ce28" office:value-type="float" office:value="3410" calcext:value-type="float">
            <text:p><text:s/>3 410 </text:p>
          </table:table-cell>
          <table:table-cell table:style-name="ce28" office:value-type="float" office:value="2790" calcext:value-type="float">
            <text:p><text:s/>2 790 </text:p>
          </table:table-cell>
          <table:table-cell table:style-name="ce28" office:value-type="float" office:value="950" calcext:value-type="float">
            <text:p><text:s/>950 </text:p>
          </table:table-cell>
          <table:table-cell table:style-name="ce28" office:value-type="float" office:value="1450" calcext:value-type="float">
            <text:p><text:s/>1 450 </text:p>
          </table:table-cell>
          <table:table-cell table:style-name="ce28" office:value-type="float" office:value="1070" calcext:value-type="float">
            <text:p><text:s/>1 070 </text:p>
          </table:table-cell>
          <table:table-cell table:style-name="ce28" office:value-type="float" office:value="1565" calcext:value-type="float">
            <text:p><text:s/>1 565 </text:p>
          </table:table-cell>
          <table:table-cell table:style-name="ce28" office:value-type="float" office:value="2560" calcext:value-type="float">
            <text:p><text:s/>2 560 </text:p>
          </table:table-cell>
          <table:table-cell table:style-name="ce28" office:value-type="float" office:value="1285" calcext:value-type="float">
            <text:p><text:s/>1 285 </text:p>
          </table:table-cell>
          <table:table-cell table:style-name="ce28" office:value-type="float" office:value="455" calcext:value-type="float">
            <text:p><text:s/>455 </text:p>
          </table:table-cell>
          <table:table-cell table:style-name="ce28" office:value-type="float" office:value="2135" calcext:value-type="float">
            <text:p><text:s/>2 135 </text:p>
          </table:table-cell>
          <table:table-cell table:style-name="ce28" office:value-type="float" office:value="1260" calcext:value-type="float">
            <text:p><text:s/>1 260 </text:p>
          </table:table-cell>
          <table:table-cell table:style-name="ce28" office:value-type="float" office:value="990" calcext:value-type="float">
            <text:p><text:s/>990 </text:p>
          </table:table-cell>
          <table:table-cell table:style-name="ce28" office:value-type="float" office:value="2610" calcext:value-type="float">
            <text:p><text:s/>2 610 </text:p>
          </table:table-cell>
          <table:table-cell table:style-name="ce28" office:value-type="float" office:value="2090" calcext:value-type="float">
            <text:p><text:s/>2 090 </text:p>
          </table:table-cell>
          <table:table-cell table:style-name="ce28" office:value-type="float" office:value="1200" calcext:value-type="float">
            <text:p><text:s/>1 200 </text:p>
          </table:table-cell>
          <table:table-cell table:style-name="ce28" office:value-type="float" office:value="880" calcext:value-type="float">
            <text:p><text:s/>880 </text:p>
          </table:table-cell>
          <table:table-cell table:style-name="ce28" office:value-type="float" office:value="660" calcext:value-type="float">
            <text:p><text:s/>660 </text:p>
          </table:table-cell>
          <table:table-cell table:style-name="ce28" office:value-type="float" office:value="2470" calcext:value-type="float">
            <text:p><text:s/>2 470 </text:p>
          </table:table-cell>
          <table:table-cell table:style-name="ce28" office:value-type="float" office:value="245" calcext:value-type="float">
            <text:p><text:s/>245 </text:p>
          </table:table-cell>
          <table:table-cell table:style-name="ce28" office:value-type="float" office:value="2330" calcext:value-type="float">
            <text:p><text:s/>2 330 </text:p>
          </table:table-cell>
          <table:table-cell table:style-name="ce28" office:value-type="float" office:value="2140" calcext:value-type="float">
            <text:p><text:s/>2 140 </text:p>
          </table:table-cell>
          <table:table-cell table:style-name="ce28" office:value-type="float" office:value="1315" calcext:value-type="float">
            <text:p><text:s/>1 315 </text:p>
          </table:table-cell>
          <table:table-cell table:style-name="ce28" office:value-type="float" office:value="2120" calcext:value-type="float">
            <text:p><text:s/>2 120 </text:p>
          </table:table-cell>
          <table:table-cell table:style-name="ce28" office:value-type="float" office:value="2240" calcext:value-type="float">
            <text:p><text:s/>2 240 </text:p>
          </table:table-cell>
          <table:table-cell table:style-name="ce28" office:value-type="float" office:value="1590" calcext:value-type="float">
            <text:p><text:s/>1 590 </text:p>
          </table:table-cell>
          <table:table-cell table:style-name="ce28" office:value-type="float" office:value="2395" calcext:value-type="float">
            <text:p><text:s/>2 395 </text:p>
          </table:table-cell>
          <table:table-cell table:style-name="ce28" office:value-type="float" office:value="2520" calcext:value-type="float">
            <text:p><text:s/>2 520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8" office:value-type="float" office:value="1155" calcext:value-type="float">
            <text:p><text:s/>1 155 </text:p>
          </table:table-cell>
          <table:table-cell table:style-name="ce28" office:value-type="float" office:value="980" calcext:value-type="float">
            <text:p><text:s/>980 </text:p>
          </table:table-cell>
          <table:table-cell table:style-name="ce28" office:value-type="float" office:value="3200" calcext:value-type="float">
            <text:p><text:s/>3 200 </text:p>
          </table:table-cell>
          <table:table-cell table:style-name="ce28" office:value-type="float" office:value="865" calcext:value-type="float">
            <text:p><text:s/>865 </text:p>
          </table:table-cell>
          <table:table-cell table:style-name="ce28" office:value-type="float" office:value="1470" calcext:value-type="float">
            <text:p><text:s/>1 470 </text:p>
          </table:table-cell>
          <table:table-cell table:style-name="ce28" office:value-type="float" office:value="1460" calcext:value-type="float">
            <text:p><text:s/>1 460 </text:p>
          </table:table-cell>
          <table:table-cell table:style-name="ce28" office:value-type="float" office:value="540" calcext:value-type="float">
            <text:p><text:s/>540 </text:p>
          </table:table-cell>
          <table:table-cell table:style-name="ce28" office:value-type="float" office:value="1410" calcext:value-type="float">
            <text:p><text:s/>1 410 </text:p>
          </table:table-cell>
          <table:table-cell table:style-name="ce28" office:value-type="float" office:value="2285" calcext:value-type="float">
            <text:p><text:s/>2 285 </text:p>
          </table:table-cell>
          <table:table-cell table:style-name="ce28" office:value-type="float" office:value="1950" calcext:value-type="float">
            <text:p><text:s/>1 950 </text:p>
          </table:table-cell>
          <table:table-cell table:style-name="ce28" office:value-type="float" office:value="1120" calcext:value-type="float">
            <text:p><text:s/>1 120 </text:p>
          </table:table-cell>
          <table:table-cell table:style-name="ce28" office:value-type="float" office:value="1395" calcext:value-type="float">
            <text:p><text:s/>1 395 </text:p>
          </table:table-cell>
          <table:table-cell table:style-name="ce28" office:value-type="float" office:value="2660" calcext:value-type="float">
            <text:p><text:s/>2 660 </text:p>
          </table:table-cell>
          <table:table-cell table:style-name="ce28" office:value-type="float" office:value="1855" calcext:value-type="float">
            <text:p><text:s/>1 855 </text:p>
          </table:table-cell>
          <table:table-cell table:style-name="ce28" office:value-type="float" office:value="3015" calcext:value-type="float">
            <text:p><text:s/>3 015 </text:p>
          </table:table-cell>
          <table:table-cell table:style-name="ce28" office:value-type="float" office:value="2825" calcext:value-type="float">
            <text:p><text:s/>2 825 </text:p>
          </table:table-cell>
          <table:table-cell table:style-name="ce28" office:value-type="float" office:value="2910" calcext:value-type="float">
            <text:p><text:s/>2 910 </text:p>
          </table:table-cell>
          <table:table-cell table:style-name="ce28" office:value-type="float" office:value="985" calcext:value-type="float">
            <text:p><text:s/>985 </text:p>
          </table:table-cell>
          <table:table-cell table:style-name="ce28" office:value-type="float" office:value="3080" calcext:value-type="float">
            <text:p><text:s/>3 080 </text:p>
          </table:table-cell>
          <table:table-cell table:style-name="ce28" office:value-type="float" office:value="880" calcext:value-type="float">
            <text:p><text:s/>880 </text:p>
          </table:table-cell>
          <table:table-cell table:style-name="ce28" office:value-type="float" office:value="1545" calcext:value-type="float">
            <text:p><text:s/>1 545 </text:p>
          </table:table-cell>
          <table:table-cell table:style-name="ce28" office:value-type="float" office:value="470" calcext:value-type="float">
            <text:p><text:s/>470 </text:p>
          </table:table-cell>
          <table:table-cell table:style-name="ce28" office:value-type="float" office:value="2665" calcext:value-type="float">
            <text:p><text:s/>2 665 </text:p>
          </table:table-cell>
          <table:table-cell table:style-name="ce28" office:value-type="float" office:value="2205" calcext:value-type="float">
            <text:p><text:s/>2 205 </text:p>
          </table:table-cell>
          <table:table-cell table:style-name="ce28" office:value-type="float" office:value="1720" calcext:value-type="float">
            <text:p><text:s/>1 720 </text:p>
          </table:table-cell>
          <table:table-cell table:style-name="ce28" office:value-type="float" office:value="965" calcext:value-type="float">
            <text:p><text:s/>965 </text:p>
          </table:table-cell>
          <table:table-cell table:style-name="ce28" office:value-type="float" office:value="3095" calcext:value-type="float">
            <text:p><text:s/>3 095 </text:p>
          </table:table-cell>
          <table:table-cell table:style-name="ce28" office:value-type="float" office:value="645" calcext:value-type="float">
            <text:p><text:s/>645 </text:p>
          </table:table-cell>
          <table:table-cell table:style-name="ce28" office:value-type="float" office:value="3055" calcext:value-type="float">
            <text:p><text:s/>3 055 </text:p>
          </table:table-cell>
          <table:table-cell table:style-name="ce28" office:value-type="float" office:value="990" calcext:value-type="float">
            <text:p><text:s/>990 </text:p>
          </table:table-cell>
          <table:table-cell table:style-name="ce28" office:value-type="float" office:value="1840" calcext:value-type="float">
            <text:p><text:s/>1 840 </text:p>
          </table:table-cell>
          <table:table-cell table:style-name="ce28" office:value-type="float" office:value="2820" calcext:value-type="float">
            <text:p><text:s/>2 820 </text:p>
          </table:table-cell>
          <table:table-cell table:style-name="ce28" office:value-type="float" office:value="3720" calcext:value-type="float">
            <text:p><text:s/>3 720 </text:p>
          </table:table-cell>
          <table:table-cell table:style-name="ce28" office:value-type="float" office:value="1660" calcext:value-type="float">
            <text:p><text:s/>1 660 </text:p>
          </table:table-cell>
          <table:table-cell table:style-name="ce28" office:value-type="float" office:value="1340" calcext:value-type="float">
            <text:p><text:s/>1 340 </text:p>
          </table:table-cell>
          <table:table-cell table:style-name="ce28" office:value-type="float" office:value="2470" calcext:value-type="float">
            <text:p><text:s/>2 470 </text:p>
          </table:table-cell>
          <table:table-cell table:style-name="ce28" office:value-type="float" office:value="2440" calcext:value-type="float">
            <text:p><text:s/>2 440 </text:p>
          </table:table-cell>
          <table:table-cell table:style-name="ce28" office:value-type="float" office:value="1050" calcext:value-type="float">
            <text:p><text:s/>1 050 </text:p>
          </table:table-cell>
          <table:table-cell table:style-name="ce28" office:value-type="float" office:value="2305" calcext:value-type="float">
            <text:p><text:s/>2 305 </text:p>
          </table:table-cell>
          <table:table-cell table:style-name="ce28" office:value-type="float" office:value="1015" calcext:value-type="float">
            <text:p><text:s/>1 015 </text:p>
          </table:table-cell>
          <table:table-cell table:style-name="ce28" office:value-type="float" office:value="2825" calcext:value-type="float">
            <text:p><text:s/>2 825 </text:p>
          </table:table-cell>
          <table:table-cell table:style-name="ce28" office:value-type="float" office:value="2755" calcext:value-type="float">
            <text:p><text:s/>2 755 </text:p>
          </table:table-cell>
          <table:table-cell table:style-name="ce28" office:value-type="float" office:value="2155" calcext:value-type="float">
            <text:p><text:s/>2 155 </text:p>
          </table:table-cell>
          <table:table-cell table:style-name="ce28" office:value-type="float" office:value="1800" calcext:value-type="float">
            <text:p><text:s/>1 800 </text:p>
          </table:table-cell>
          <table:table-cell table:style-name="ce28" office:value-type="float" office:value="3120" calcext:value-type="float">
            <text:p><text:s/>3 120 </text:p>
          </table:table-cell>
          <table:table-cell table:style-name="ce28" office:value-type="float" office:value="215" calcext:value-type="float">
            <text:p><text:s/>215 </text:p>
          </table:table-cell>
          <table:table-cell table:style-name="ce28" office:value-type="float" office:value="2930" calcext:value-type="float">
            <text:p><text:s/>2 930 </text:p>
          </table:table-cell>
          <table:table-cell table:style-name="ce28" office:value-type="float" office:value="1785" calcext:value-type="float">
            <text:p><text:s/>1 785 </text:p>
          </table:table-cell>
          <table:table-cell table:style-name="ce28" office:value-type="float" office:value="1465" calcext:value-type="float">
            <text:p><text:s/>1 465 </text:p>
          </table:table-cell>
          <table:table-cell table:style-name="ce28" office:value-type="float" office:value="345" calcext:value-type="float">
            <text:p><text:s/>345 </text:p>
          </table:table-cell>
          <table:table-cell table:style-name="ce28" office:value-type="float" office:value="1070" calcext:value-type="float">
            <text:p><text:s/>1 070 </text:p>
          </table:table-cell>
          <table:table-cell table:style-name="ce28" office:value-type="float" office:value="1760" calcext:value-type="float">
            <text:p><text:s/>1 760 </text:p>
          </table:table-cell>
          <table:table-cell table:style-name="ce28" office:value-type="float" office:value="815" calcext:value-type="float">
            <text:p><text:s/>815 </text:p>
          </table:table-cell>
          <table:table-cell table:style-name="ce28" office:value-type="float" office:value="3340" calcext:value-type="float">
            <text:p><text:s/>3 340 </text:p>
          </table:table-cell>
          <table:table-cell table:style-name="ce28" office:value-type="float" office:value="3990" calcext:value-type="float">
            <text:p><text:s/>3 990 </text:p>
          </table:table-cell>
          <table:table-cell table:style-name="ce28" office:value-type="float" office:value="760" calcext:value-type="float">
            <text:p><text:s/>760 </text:p>
          </table:table-cell>
          <table:table-cell table:style-name="ce28" office:value-type="float" office:value="1775" calcext:value-type="float">
            <text:p><text:s/>1 775 </text:p>
          </table:table-cell>
          <table:table-cell table:style-name="ce28" office:value-type="float" office:value="2225" calcext:value-type="float">
            <text:p><text:s/>2 225 </text:p>
          </table:table-cell>
          <table:table-cell table:style-name="ce28" office:value-type="float" office:value="1155" calcext:value-type="float">
            <text:p><text:s/>1 155 </text:p>
          </table:table-cell>
          <table:table-cell table:style-name="ce28" office:value-type="float" office:value="2335" calcext:value-type="float">
            <text:p><text:s/>2 335 </text:p>
          </table:table-cell>
          <table:table-cell table:style-name="ce28" office:value-type="float" office:value="1745" calcext:value-type="float">
            <text:p><text:s/>1 745 </text:p>
          </table:table-cell>
          <table:table-cell table:style-name="ce28" office:value-type="float" office:value="2715" calcext:value-type="float">
            <text:p><text:s/>2 715 </text:p>
          </table:table-cell>
          <table:table-cell table:style-name="ce28" office:value-type="float" office:value="2805" calcext:value-type="float">
            <text:p><text:s/>2 805 </text:p>
          </table:table-cell>
          <table:table-cell table:style-name="ce28" office:value-type="float" office:value="2935" calcext:value-type="float">
            <text:p><text:s/>2 935 </text:p>
          </table:table-cell>
          <table:table-cell table:style-name="ce28" office:value-type="float" office:value="2025" calcext:value-type="float">
            <text:p><text:s/>2 025 </text:p>
          </table:table-cell>
          <table:table-cell table:style-name="ce28" office:value-type="float" office:value="1050" calcext:value-type="float">
            <text:p><text:s/>1 050 </text:p>
          </table:table-cell>
          <table:table-cell table:style-name="ce28" office:value-type="float" office:value="3375" calcext:value-type="float">
            <text:p><text:s/>3 375 </text:p>
          </table:table-cell>
          <table:table-cell table:style-name="ce28" office:value-type="float" office:value="2430" calcext:value-type="float">
            <text:p><text:s/>2 430 </text:p>
          </table:table-cell>
          <table:table-cell table:style-name="ce28" office:value-type="float" office:value="745" calcext:value-type="float">
            <text:p><text:s/>745 </text:p>
          </table:table-cell>
          <table:table-cell table:style-name="ce28" office:value-type="float" office:value="3635" calcext:value-type="float">
            <text:p><text:s/>3 635 </text:p>
          </table:table-cell>
          <table:table-cell table:style-name="ce28" office:value-type="float" office:value="655" calcext:value-type="float">
            <text:p><text:s/>655 </text:p>
          </table:table-cell>
          <table:table-cell table:style-name="ce28" office:value-type="float" office:value="265" calcext:value-type="float">
            <text:p><text:s/>265 </text:p>
          </table:table-cell>
          <table:table-cell table:style-name="ce28" office:value-type="float" office:value="2535" calcext:value-type="float">
            <text:p><text:s/>2 535 </text:p>
          </table:table-cell>
          <table:table-cell table:style-name="ce28" office:value-type="float" office:value="810" calcext:value-type="float">
            <text:p><text:s/>810 </text:p>
          </table:table-cell>
          <table:table-cell table:style-name="ce28" office:value-type="float" office:value="2820" calcext:value-type="float">
            <text:p><text:s/>2 820 </text:p>
          </table:table-cell>
          <table:table-cell table:style-name="ce28" office:value-type="float" office:value="2610" calcext:value-type="float">
            <text:p><text:s/>2 610 </text:p>
          </table:table-cell>
          <table:table-cell table:style-name="ce28" office:value-type="float" office:value="2140" calcext:value-type="float">
            <text:p><text:s/>2 140 </text:p>
          </table:table-cell>
          <table:table-cell table:style-name="ce28" office:value-type="float" office:value="3300" calcext:value-type="float">
            <text:p><text:s/>3 300 </text:p>
          </table:table-cell>
          <table:table-cell table:style-name="ce28" office:value-type="float" office:value="2360" calcext:value-type="float">
            <text:p><text:s/>2 360 </text:p>
          </table:table-cell>
          <table:table-cell table:style-name="ce28" office:value-type="float" office:value="1710" calcext:value-type="float">
            <text:p><text:s/>1 710 </text:p>
          </table:table-cell>
          <table:table-cell table:style-name="ce17" table:number-columns-repeated="128"/>
          <table:table-cell table:number-columns-repeated="16127"/>
        </table:table-row>
        <table:table-row table:style-name="ro1">
          <table:table-cell table:style-name="ce8" office:value-type="string" calcext:value-type="string">
            <text:p><text:span text:style-name="T1">durée_trajet_travail_</text:span>plus_de_60_minutes</text:p>
          </table:table-cell>
          <table:table-cell table:style-name="ce28" office:value-type="float" office:value="915" calcext:value-type="float">
            <text:p><text:s/>915 </text:p>
          </table:table-cell>
          <table:table-cell table:style-name="ce28" office:value-type="float" office:value="2405" calcext:value-type="float">
            <text:p><text:s/>2 405 </text:p>
          </table:table-cell>
          <table:table-cell table:style-name="ce28" office:value-type="float" office:value="2235" calcext:value-type="float">
            <text:p><text:s/>2 235 </text:p>
          </table:table-cell>
          <table:table-cell table:style-name="ce28" office:value-type="float" office:value="2120" calcext:value-type="float">
            <text:p><text:s/>2 120 </text:p>
          </table:table-cell>
          <table:table-cell table:style-name="ce28" office:value-type="float" office:value="2995" calcext:value-type="float">
            <text:p><text:s/>2 995 </text:p>
          </table:table-cell>
          <table:table-cell table:style-name="ce28" office:value-type="float" office:value="1070" calcext:value-type="float">
            <text:p><text:s/>1 070 </text:p>
          </table:table-cell>
          <table:table-cell table:style-name="ce28" office:value-type="float" office:value="985" calcext:value-type="float">
            <text:p><text:s/>985 </text:p>
          </table:table-cell>
          <table:table-cell table:style-name="ce28" office:value-type="float" office:value="1140" calcext:value-type="float">
            <text:p><text:s/>1 140 </text:p>
          </table:table-cell>
          <table:table-cell table:style-name="ce28" office:value-type="float" office:value="1265" calcext:value-type="float">
            <text:p><text:s/>1 265 </text:p>
          </table:table-cell>
          <table:table-cell table:style-name="ce28" office:value-type="float" office:value="980" calcext:value-type="float">
            <text:p><text:s/>980 </text:p>
          </table:table-cell>
          <table:table-cell table:style-name="ce28" office:value-type="float" office:value="3315" calcext:value-type="float">
            <text:p><text:s/>3 315 </text:p>
          </table:table-cell>
          <table:table-cell table:style-name="ce28" office:value-type="float" office:value="3155" calcext:value-type="float">
            <text:p><text:s/>3 155 </text:p>
          </table:table-cell>
          <table:table-cell table:style-name="ce28" office:value-type="float" office:value="2750" calcext:value-type="float">
            <text:p><text:s/>2 750 </text:p>
          </table:table-cell>
          <table:table-cell table:style-name="ce28" office:value-type="float" office:value="600" calcext:value-type="float">
            <text:p><text:s/>600 </text:p>
          </table:table-cell>
          <table:table-cell table:style-name="ce28" office:value-type="float" office:value="2025" calcext:value-type="float">
            <text:p><text:s/>2 025 </text:p>
          </table:table-cell>
          <table:table-cell table:style-name="ce28" office:value-type="float" office:value="4635" calcext:value-type="float">
            <text:p><text:s/>4 635 </text:p>
          </table:table-cell>
          <table:table-cell table:style-name="ce28" office:value-type="float" office:value="2075" calcext:value-type="float">
            <text:p><text:s/>2 075 </text:p>
          </table:table-cell>
          <table:table-cell table:style-name="ce28" office:value-type="float" office:value="2430" calcext:value-type="float">
            <text:p><text:s/>2 430 </text:p>
          </table:table-cell>
          <table:table-cell table:style-name="ce28" office:value-type="float" office:value="1810" calcext:value-type="float">
            <text:p><text:s/>1 810 </text:p>
          </table:table-cell>
          <table:table-cell table:style-name="ce28" office:value-type="float" office:value="1310" calcext:value-type="float">
            <text:p><text:s/>1 310 </text:p>
          </table:table-cell>
          <table:table-cell table:style-name="ce28" office:value-type="float" office:value="1095" calcext:value-type="float">
            <text:p><text:s/>1 095 </text:p>
          </table:table-cell>
          <table:table-cell table:style-name="ce28" office:value-type="float" office:value="785" calcext:value-type="float">
            <text:p><text:s/>785 </text:p>
          </table:table-cell>
          <table:table-cell table:style-name="ce28" office:value-type="float" office:value="1075" calcext:value-type="float">
            <text:p><text:s/>1 075 </text:p>
          </table:table-cell>
          <table:table-cell table:style-name="ce28" office:value-type="float" office:value="1920" calcext:value-type="float">
            <text:p><text:s/>1 920 </text:p>
          </table:table-cell>
          <table:table-cell table:style-name="ce28" office:value-type="float" office:value="770" calcext:value-type="float">
            <text:p><text:s/>770 </text:p>
          </table:table-cell>
          <table:table-cell table:style-name="ce28" office:value-type="float" office:value="400" calcext:value-type="float">
            <text:p><text:s/>400 </text:p>
          </table:table-cell>
          <table:table-cell table:style-name="ce28" office:value-type="float" office:value="1685" calcext:value-type="float">
            <text:p><text:s/>1 685 </text:p>
          </table:table-cell>
          <table:table-cell table:style-name="ce28" office:value-type="float" office:value="810" calcext:value-type="float">
            <text:p><text:s/>810 </text:p>
          </table:table-cell>
          <table:table-cell table:style-name="ce28" office:value-type="float" office:value="945" calcext:value-type="float">
            <text:p><text:s/>945 </text:p>
          </table:table-cell>
          <table:table-cell table:style-name="ce28" office:value-type="float" office:value="2180" calcext:value-type="float">
            <text:p><text:s/>2 180 </text:p>
          </table:table-cell>
          <table:table-cell table:style-name="ce28" office:value-type="float" office:value="1795" calcext:value-type="float">
            <text:p><text:s/>1 795 </text:p>
          </table:table-cell>
          <table:table-cell table:style-name="ce28" office:value-type="float" office:value="1125" calcext:value-type="float">
            <text:p><text:s/>1 125 </text:p>
          </table:table-cell>
          <table:table-cell table:style-name="ce28" office:value-type="float" office:value="825" calcext:value-type="float">
            <text:p><text:s/>825 </text:p>
          </table:table-cell>
          <table:table-cell table:style-name="ce28" office:value-type="float" office:value="460" calcext:value-type="float">
            <text:p><text:s/>460 </text:p>
          </table:table-cell>
          <table:table-cell table:style-name="ce28" office:value-type="float" office:value="2230" calcext:value-type="float">
            <text:p><text:s/>2 230 </text:p>
          </table:table-cell>
          <table:table-cell table:style-name="ce28" office:value-type="float" office:value="540" calcext:value-type="float">
            <text:p><text:s/>540 </text:p>
          </table:table-cell>
          <table:table-cell table:style-name="ce28" office:value-type="float" office:value="2400" calcext:value-type="float">
            <text:p><text:s/>2 400 </text:p>
          </table:table-cell>
          <table:table-cell table:style-name="ce28" office:value-type="float" office:value="980" calcext:value-type="float">
            <text:p><text:s/>980 </text:p>
          </table:table-cell>
          <table:table-cell table:style-name="ce28" office:value-type="float" office:value="1175" calcext:value-type="float">
            <text:p><text:s/>1 175 </text:p>
          </table:table-cell>
          <table:table-cell table:style-name="ce28" office:value-type="float" office:value="1930" calcext:value-type="float">
            <text:p><text:s/>1 930 </text:p>
          </table:table-cell>
          <table:table-cell table:style-name="ce28" office:value-type="float" office:value="1690" calcext:value-type="float">
            <text:p><text:s/>1 690 </text:p>
          </table:table-cell>
          <table:table-cell table:style-name="ce28" office:value-type="float" office:value="1400" calcext:value-type="float">
            <text:p><text:s/>1 400 </text:p>
          </table:table-cell>
          <table:table-cell table:style-name="ce28" office:value-type="float" office:value="1720" calcext:value-type="float">
            <text:p><text:s/>1 720 </text:p>
          </table:table-cell>
          <table:table-cell table:style-name="ce28" office:value-type="float" office:value="1580" calcext:value-type="float">
            <text:p><text:s/>1 580 </text:p>
          </table:table-cell>
          <table:table-cell table:style-name="ce28" office:value-type="float" office:value="70" calcext:value-type="float">
            <text:p><text:s/>70 </text:p>
          </table:table-cell>
          <table:table-cell table:style-name="ce28" office:value-type="float" office:value="1050" calcext:value-type="float">
            <text:p><text:s/>1 050 </text:p>
          </table:table-cell>
          <table:table-cell table:style-name="ce28" office:value-type="float" office:value="705" calcext:value-type="float">
            <text:p><text:s/>705 </text:p>
          </table:table-cell>
          <table:table-cell table:style-name="ce28" office:value-type="float" office:value="2675" calcext:value-type="float">
            <text:p><text:s/>2 675 </text:p>
          </table:table-cell>
          <table:table-cell table:style-name="ce28" office:value-type="float" office:value="640" calcext:value-type="float">
            <text:p><text:s/>640 </text:p>
          </table:table-cell>
          <table:table-cell table:style-name="ce28" office:value-type="float" office:value="1580" calcext:value-type="float">
            <text:p><text:s/>1 580 </text:p>
          </table:table-cell>
          <table:table-cell table:style-name="ce28" office:value-type="float" office:value="2065" calcext:value-type="float">
            <text:p><text:s/>2 065 </text:p>
          </table:table-cell>
          <table:table-cell table:style-name="ce28" office:value-type="float" office:value="480" calcext:value-type="float">
            <text:p><text:s/>480 </text:p>
          </table:table-cell>
          <table:table-cell table:style-name="ce28" office:value-type="float" office:value="830" calcext:value-type="float">
            <text:p><text:s/>830 </text:p>
          </table:table-cell>
          <table:table-cell table:style-name="ce28" office:value-type="float" office:value="1595" calcext:value-type="float">
            <text:p><text:s/>1 595 </text:p>
          </table:table-cell>
          <table:table-cell table:style-name="ce28" office:value-type="float" office:value="1230" calcext:value-type="float">
            <text:p><text:s/>1 230 </text:p>
          </table:table-cell>
          <table:table-cell table:style-name="ce28" office:value-type="float" office:value="1770" calcext:value-type="float">
            <text:p><text:s/>1 770 </text:p>
          </table:table-cell>
          <table:table-cell table:style-name="ce28" office:value-type="float" office:value="1090" calcext:value-type="float">
            <text:p><text:s/>1 090 </text:p>
          </table:table-cell>
          <table:table-cell table:style-name="ce28" office:value-type="float" office:value="3240" calcext:value-type="float">
            <text:p><text:s/>3 240 </text:p>
          </table:table-cell>
          <table:table-cell table:style-name="ce28" office:value-type="float" office:value="1460" calcext:value-type="float">
            <text:p><text:s/>1 460 </text:p>
          </table:table-cell>
          <table:table-cell table:style-name="ce28" office:value-type="float" office:value="2750" calcext:value-type="float">
            <text:p><text:s/>2 750 </text:p>
          </table:table-cell>
          <table:table-cell table:style-name="ce28" office:value-type="float" office:value="2250" calcext:value-type="float">
            <text:p><text:s/>2 250 </text:p>
          </table:table-cell>
          <table:table-cell table:style-name="ce28" office:value-type="float" office:value="1960" calcext:value-type="float">
            <text:p><text:s/>1 960 </text:p>
          </table:table-cell>
          <table:table-cell table:style-name="ce28" office:value-type="float" office:value="1070" calcext:value-type="float">
            <text:p><text:s/>1 070 </text:p>
          </table:table-cell>
          <table:table-cell table:style-name="ce28" office:value-type="float" office:value="2950" calcext:value-type="float">
            <text:p><text:s/>2 950 </text:p>
          </table:table-cell>
          <table:table-cell table:style-name="ce28" office:value-type="float" office:value="605" calcext:value-type="float">
            <text:p><text:s/>605 </text:p>
          </table:table-cell>
          <table:table-cell table:style-name="ce28" office:value-type="float" office:value="1455" calcext:value-type="float">
            <text:p><text:s/>1 455 </text:p>
          </table:table-cell>
          <table:table-cell table:style-name="ce28" office:value-type="float" office:value="425" calcext:value-type="float">
            <text:p><text:s/>425 </text:p>
          </table:table-cell>
          <table:table-cell table:style-name="ce28" office:value-type="float" office:value="3270" calcext:value-type="float">
            <text:p><text:s/>3 270 </text:p>
          </table:table-cell>
          <table:table-cell table:style-name="ce28" office:value-type="float" office:value="1745" calcext:value-type="float">
            <text:p><text:s/>1 745 </text:p>
          </table:table-cell>
          <table:table-cell table:style-name="ce28" office:value-type="float" office:value="2000" calcext:value-type="float">
            <text:p><text:s/>2 000 </text:p>
          </table:table-cell>
          <table:table-cell table:style-name="ce28" office:value-type="float" office:value="1170" calcext:value-type="float">
            <text:p><text:s/>1 170 </text:p>
          </table:table-cell>
          <table:table-cell table:style-name="ce28" office:value-type="float" office:value="2480" calcext:value-type="float">
            <text:p><text:s/>2 480 </text:p>
          </table:table-cell>
          <table:table-cell table:style-name="ce28" office:value-type="float" office:value="650" calcext:value-type="float">
            <text:p><text:s/>650 </text:p>
          </table:table-cell>
          <table:table-cell table:style-name="ce28" office:value-type="float" office:value="2035" calcext:value-type="float">
            <text:p><text:s/>2 035 </text:p>
          </table:table-cell>
          <table:table-cell table:style-name="ce28" office:value-type="float" office:value="985" calcext:value-type="float">
            <text:p><text:s/>985 </text:p>
          </table:table-cell>
          <table:table-cell table:style-name="ce28" office:value-type="float" office:value="1135" calcext:value-type="float">
            <text:p><text:s/>1 135 </text:p>
          </table:table-cell>
          <table:table-cell table:style-name="ce28" office:value-type="float" office:value="2350" calcext:value-type="float">
            <text:p><text:s/>2 350 </text:p>
          </table:table-cell>
          <table:table-cell table:style-name="ce28" office:value-type="float" office:value="2920" calcext:value-type="float">
            <text:p><text:s/>2 920 </text:p>
          </table:table-cell>
          <table:table-cell table:style-name="ce28" office:value-type="float" office:value="1215" calcext:value-type="float">
            <text:p><text:s/>1 215 </text:p>
          </table:table-cell>
          <table:table-cell table:style-name="ce28" office:value-type="float" office:value="865" calcext:value-type="float">
            <text:p><text:s/>865 </text:p>
          </table:table-cell>
          <table:table-cell table:style-name="ce28" office:value-type="float" office:value="1865" calcext:value-type="float">
            <text:p><text:s/>1 865 </text:p>
          </table:table-cell>
          <table:table-cell table:style-name="ce28" office:value-type="float" office:value="2175" calcext:value-type="float">
            <text:p><text:s/>2 175 </text:p>
          </table:table-cell>
          <table:table-cell table:style-name="ce28" office:value-type="float" office:value="1045" calcext:value-type="float">
            <text:p><text:s/>1 045 </text:p>
          </table:table-cell>
          <table:table-cell table:style-name="ce28" office:value-type="float" office:value="2030" calcext:value-type="float">
            <text:p><text:s/>2 030 </text:p>
          </table:table-cell>
          <table:table-cell table:style-name="ce28" office:value-type="float" office:value="1040" calcext:value-type="float">
            <text:p><text:s/>1 040 </text:p>
          </table:table-cell>
          <table:table-cell table:style-name="ce28" office:value-type="float" office:value="2680" calcext:value-type="float">
            <text:p><text:s/>2 680 </text:p>
          </table:table-cell>
          <table:table-cell table:style-name="ce28" office:value-type="float" office:value="2595" calcext:value-type="float">
            <text:p><text:s/>2 595 </text:p>
          </table:table-cell>
          <table:table-cell table:style-name="ce28" office:value-type="float" office:value="2265" calcext:value-type="float">
            <text:p><text:s/>2 265 </text:p>
          </table:table-cell>
          <table:table-cell table:style-name="ce28" office:value-type="float" office:value="830" calcext:value-type="float">
            <text:p><text:s/>830 </text:p>
          </table:table-cell>
          <table:table-cell table:style-name="ce28" office:value-type="float" office:value="2850" calcext:value-type="float">
            <text:p><text:s/>2 850 </text:p>
          </table:table-cell>
          <table:table-cell table:style-name="ce28" office:value-type="float" office:value="620" calcext:value-type="float">
            <text:p><text:s/>620 </text:p>
          </table:table-cell>
          <table:table-cell table:style-name="ce28" office:value-type="float" office:value="3010" calcext:value-type="float">
            <text:p><text:s/>3 010 </text:p>
          </table:table-cell>
          <table:table-cell table:style-name="ce28" office:value-type="float" office:value="1565" calcext:value-type="float">
            <text:p><text:s/>1 565 </text:p>
          </table:table-cell>
          <table:table-cell table:style-name="ce28" office:value-type="float" office:value="1145" calcext:value-type="float">
            <text:p><text:s/>1 145 </text:p>
          </table:table-cell>
          <table:table-cell table:style-name="ce28" office:value-type="float" office:value="520" calcext:value-type="float">
            <text:p><text:s/>520 </text:p>
          </table:table-cell>
          <table:table-cell table:style-name="ce28" office:value-type="float" office:value="810" calcext:value-type="float">
            <text:p><text:s/>810 </text:p>
          </table:table-cell>
          <table:table-cell table:style-name="ce28" office:value-type="float" office:value="2000" calcext:value-type="float">
            <text:p><text:s/>2 000 </text:p>
          </table:table-cell>
          <table:table-cell table:style-name="ce28" office:value-type="float" office:value="1420" calcext:value-type="float">
            <text:p><text:s/>1 420 </text:p>
          </table:table-cell>
          <table:table-cell table:style-name="ce28" office:value-type="float" office:value="2145" calcext:value-type="float">
            <text:p><text:s/>2 145 </text:p>
          </table:table-cell>
          <table:table-cell table:style-name="ce28" office:value-type="float" office:value="3450" calcext:value-type="float">
            <text:p><text:s/>3 450 </text:p>
          </table:table-cell>
          <table:table-cell table:style-name="ce28" office:value-type="float" office:value="1770" calcext:value-type="float">
            <text:p><text:s/>1 770 </text:p>
          </table:table-cell>
          <table:table-cell table:style-name="ce28" office:value-type="float" office:value="1340" calcext:value-type="float">
            <text:p><text:s/>1 340 </text:p>
          </table:table-cell>
          <table:table-cell table:style-name="ce28" office:value-type="float" office:value="2265" calcext:value-type="float">
            <text:p><text:s/>2 265 </text:p>
          </table:table-cell>
          <table:table-cell table:style-name="ce28" office:value-type="float" office:value="835" calcext:value-type="float">
            <text:p><text:s/>835 </text:p>
          </table:table-cell>
          <table:table-cell table:style-name="ce28" office:value-type="float" office:value="1910" calcext:value-type="float">
            <text:p><text:s/>1 910 </text:p>
          </table:table-cell>
          <table:table-cell table:style-name="ce28" office:value-type="float" office:value="1300" calcext:value-type="float">
            <text:p><text:s/>1 300 </text:p>
          </table:table-cell>
          <table:table-cell table:style-name="ce28" office:value-type="float" office:value="1815" calcext:value-type="float">
            <text:p><text:s/>1 815 </text:p>
          </table:table-cell>
          <table:table-cell table:style-name="ce28" office:value-type="float" office:value="2410" calcext:value-type="float">
            <text:p><text:s/>2 410 </text:p>
          </table:table-cell>
          <table:table-cell table:style-name="ce28" office:value-type="float" office:value="2390" calcext:value-type="float">
            <text:p><text:s/>2 390 </text:p>
          </table:table-cell>
          <table:table-cell table:style-name="ce28" office:value-type="float" office:value="1165" calcext:value-type="float">
            <text:p><text:s/>1 165 </text:p>
          </table:table-cell>
          <table:table-cell table:style-name="ce28" office:value-type="float" office:value="785" calcext:value-type="float">
            <text:p><text:s/>785 </text:p>
          </table:table-cell>
          <table:table-cell table:style-name="ce28" office:value-type="float" office:value="2400" calcext:value-type="float">
            <text:p><text:s/>2 400 </text:p>
          </table:table-cell>
          <table:table-cell table:style-name="ce28" office:value-type="float" office:value="1815" calcext:value-type="float">
            <text:p><text:s/>1 815 </text:p>
          </table:table-cell>
          <table:table-cell table:style-name="ce28" office:value-type="float" office:value="565" calcext:value-type="float">
            <text:p><text:s/>565 </text:p>
          </table:table-cell>
          <table:table-cell table:style-name="ce28" office:value-type="float" office:value="3010" calcext:value-type="float">
            <text:p><text:s/>3 010 </text:p>
          </table:table-cell>
          <table:table-cell table:style-name="ce28" office:value-type="float" office:value="785" calcext:value-type="float">
            <text:p><text:s/>785 </text:p>
          </table:table-cell>
          <table:table-cell table:style-name="ce28" office:value-type="float" office:value="695" calcext:value-type="float">
            <text:p><text:s/>695 </text:p>
          </table:table-cell>
          <table:table-cell table:style-name="ce28" office:value-type="float" office:value="1870" calcext:value-type="float">
            <text:p><text:s/>1 870 </text:p>
          </table:table-cell>
          <table:table-cell table:style-name="ce28" office:value-type="float" office:value="520" calcext:value-type="float">
            <text:p><text:s/>520 </text:p>
          </table:table-cell>
          <table:table-cell table:style-name="ce28" office:value-type="float" office:value="2350" calcext:value-type="float">
            <text:p><text:s/>2 350 </text:p>
          </table:table-cell>
          <table:table-cell table:style-name="ce28" office:value-type="float" office:value="1690" calcext:value-type="float">
            <text:p><text:s/>1 690 </text:p>
          </table:table-cell>
          <table:table-cell table:style-name="ce28" office:value-type="float" office:value="1615" calcext:value-type="float">
            <text:p><text:s/>1 615 </text:p>
          </table:table-cell>
          <table:table-cell table:style-name="ce28" office:value-type="float" office:value="2870" calcext:value-type="float">
            <text:p><text:s/>2 870 </text:p>
          </table:table-cell>
          <table:table-cell table:style-name="ce28" office:value-type="float" office:value="2280" calcext:value-type="float">
            <text:p><text:s/>2 280 </text:p>
          </table:table-cell>
          <table:table-cell table:style-name="ce28" office:value-type="float" office:value="1490" calcext:value-type="float">
            <text:p><text:s/>1 490 </text:p>
          </table:table-cell>
          <table:table-cell table:style-name="ce16" table:number-columns-repeated="128"/>
          <table:table-cell table:number-columns-repeated="16127"/>
        </table:table-row>
        <table:table-row table:style-name="ro1">
          <table:table-cell office:value-type="string" calcext:value-type="string">
            <text:p>scolarité_aucundiplôme</text:p>
          </table:table-cell>
          <table:table-cell table:style-name="ce25" office:value-type="float" office:value="9985" calcext:value-type="float">
            <text:p><text:s/>9 985 </text:p>
          </table:table-cell>
          <table:table-cell table:style-name="ce25" office:value-type="float" office:value="10570" calcext:value-type="float">
            <text:p><text:s/>10 570 </text:p>
          </table:table-cell>
          <table:table-cell table:style-name="ce25" office:value-type="float" office:value="11535" calcext:value-type="float">
            <text:p><text:s/>11 535 </text:p>
          </table:table-cell>
          <table:table-cell table:style-name="ce25" office:value-type="float" office:value="9350" calcext:value-type="float">
            <text:p><text:s/>9 350 </text:p>
          </table:table-cell>
          <table:table-cell table:style-name="ce25" office:value-type="float" office:value="11220" calcext:value-type="float">
            <text:p><text:s/>11 220 </text:p>
          </table:table-cell>
          <table:table-cell table:style-name="ce25" office:value-type="float" office:value="15155" calcext:value-type="float">
            <text:p><text:s/>15 155 </text:p>
          </table:table-cell>
          <table:table-cell table:style-name="ce25" office:value-type="float" office:value="9365" calcext:value-type="float">
            <text:p><text:s/>9 365 </text:p>
          </table:table-cell>
          <table:table-cell table:style-name="ce25" office:value-type="float" office:value="13800" calcext:value-type="float">
            <text:p><text:s/>13 800 </text:p>
          </table:table-cell>
          <table:table-cell table:style-name="ce25" office:value-type="float" office:value="12190" calcext:value-type="float">
            <text:p><text:s/>12 190 </text:p>
          </table:table-cell>
          <table:table-cell table:style-name="ce25" office:value-type="float" office:value="9940" calcext:value-type="float">
            <text:p><text:s/>9 940 </text:p>
          </table:table-cell>
          <table:table-cell table:style-name="ce25" office:value-type="float" office:value="16640" calcext:value-type="float">
            <text:p><text:s/>16 640 </text:p>
          </table:table-cell>
          <table:table-cell table:style-name="ce25" office:value-type="float" office:value="10745" calcext:value-type="float">
            <text:p><text:s/>10 745 </text:p>
          </table:table-cell>
          <table:table-cell table:style-name="ce25" office:value-type="float" office:value="9100" calcext:value-type="float">
            <text:p><text:s/>9 100 </text:p>
          </table:table-cell>
          <table:table-cell table:style-name="ce25" office:value-type="float" office:value="9170" calcext:value-type="float">
            <text:p><text:s/>9 170 </text:p>
          </table:table-cell>
          <table:table-cell table:style-name="ce25" office:value-type="float" office:value="8840" calcext:value-type="float">
            <text:p><text:s/>8 840 </text:p>
          </table:table-cell>
          <table:table-cell table:style-name="ce25" office:value-type="float" office:value="18425" calcext:value-type="float">
            <text:p><text:s/>18 425 </text:p>
          </table:table-cell>
          <table:table-cell table:style-name="ce25" office:value-type="float" office:value="12970" calcext:value-type="float">
            <text:p><text:s/>12 970 </text:p>
          </table:table-cell>
          <table:table-cell table:style-name="ce25" office:value-type="float" office:value="10680" calcext:value-type="float">
            <text:p><text:s/>10 680 </text:p>
          </table:table-cell>
          <table:table-cell table:style-name="ce25" office:value-type="float" office:value="7950" calcext:value-type="float">
            <text:p><text:s/>7 950 </text:p>
          </table:table-cell>
          <table:table-cell table:style-name="ce25" office:value-type="float" office:value="11340" calcext:value-type="float">
            <text:p><text:s/>11 340 </text:p>
          </table:table-cell>
          <table:table-cell table:style-name="ce25" office:value-type="float" office:value="13460" calcext:value-type="float">
            <text:p><text:s/>13 460 </text:p>
          </table:table-cell>
          <table:table-cell table:style-name="ce25" office:value-type="float" office:value="8175" calcext:value-type="float">
            <text:p><text:s/>8 175 </text:p>
          </table:table-cell>
          <table:table-cell table:style-name="ce25" office:value-type="float" office:value="9625" calcext:value-type="float">
            <text:p><text:s/>9 625 </text:p>
          </table:table-cell>
          <table:table-cell table:style-name="ce25" office:value-type="float" office:value="10310" calcext:value-type="float">
            <text:p><text:s/>10 310 </text:p>
          </table:table-cell>
          <table:table-cell table:style-name="ce25" office:value-type="float" office:value="8265" calcext:value-type="float">
            <text:p><text:s/>8 265 </text:p>
          </table:table-cell>
          <table:table-cell table:style-name="ce25" office:value-type="float" office:value="7650" calcext:value-type="float">
            <text:p><text:s/>7 650 </text:p>
          </table:table-cell>
          <table:table-cell table:style-name="ce25" office:value-type="float" office:value="16170" calcext:value-type="float">
            <text:p><text:s/>16 170 </text:p>
          </table:table-cell>
          <table:table-cell table:style-name="ce25" office:value-type="float" office:value="7220" calcext:value-type="float">
            <text:p><text:s/>7 220 </text:p>
          </table:table-cell>
          <table:table-cell table:style-name="ce25" office:value-type="float" office:value="13275" calcext:value-type="float">
            <text:p><text:s/>13 275 </text:p>
          </table:table-cell>
          <table:table-cell table:style-name="ce25" office:value-type="float" office:value="8740" calcext:value-type="float">
            <text:p><text:s/>8 740 </text:p>
          </table:table-cell>
          <table:table-cell table:style-name="ce25" office:value-type="float" office:value="9285" calcext:value-type="float">
            <text:p><text:s/>9 285 </text:p>
          </table:table-cell>
          <table:table-cell table:style-name="ce25" office:value-type="float" office:value="12635" calcext:value-type="float">
            <text:p><text:s/>12 635 </text:p>
          </table:table-cell>
          <table:table-cell table:style-name="ce25" office:value-type="float" office:value="8485" calcext:value-type="float">
            <text:p><text:s/>8 485 </text:p>
          </table:table-cell>
          <table:table-cell table:style-name="ce25" office:value-type="float" office:value="11120" calcext:value-type="float">
            <text:p><text:s/>11 120 </text:p>
          </table:table-cell>
          <table:table-cell table:style-name="ce25" office:value-type="float" office:value="10625" calcext:value-type="float">
            <text:p><text:s/>10 625 </text:p>
          </table:table-cell>
          <table:table-cell table:style-name="ce25" office:value-type="float" office:value="9090" calcext:value-type="float">
            <text:p><text:s/>9 090 </text:p>
          </table:table-cell>
          <table:table-cell table:style-name="ce25" office:value-type="float" office:value="12920" calcext:value-type="float">
            <text:p><text:s/>12 920 </text:p>
          </table:table-cell>
          <table:table-cell table:style-name="ce25" office:value-type="float" office:value="5040" calcext:value-type="float">
            <text:p><text:s/>5 040 </text:p>
          </table:table-cell>
          <table:table-cell table:style-name="ce25" office:value-type="float" office:value="12915" calcext:value-type="float">
            <text:p><text:s/>12 915 </text:p>
          </table:table-cell>
          <table:table-cell table:style-name="ce25" office:value-type="float" office:value="9310" calcext:value-type="float">
            <text:p><text:s/>9 310 </text:p>
          </table:table-cell>
          <table:table-cell table:style-name="ce25" office:value-type="float" office:value="7550" calcext:value-type="float">
            <text:p><text:s/>7 550 </text:p>
          </table:table-cell>
          <table:table-cell table:style-name="ce25" office:value-type="float" office:value="10385" calcext:value-type="float">
            <text:p><text:s/>10 385 </text:p>
          </table:table-cell>
          <table:table-cell table:style-name="ce25" office:value-type="float" office:value="11370" calcext:value-type="float">
            <text:p><text:s/>11 370 </text:p>
          </table:table-cell>
          <table:table-cell table:style-name="ce25" office:value-type="float" office:value="11535" calcext:value-type="float">
            <text:p><text:s/>11 535 </text:p>
          </table:table-cell>
          <table:table-cell table:style-name="ce25" office:value-type="float" office:value="3240" calcext:value-type="float">
            <text:p><text:s/>3 240 </text:p>
          </table:table-cell>
          <table:table-cell table:style-name="ce25" office:value-type="float" office:value="4250" calcext:value-type="float">
            <text:p><text:s/>4 250 </text:p>
          </table:table-cell>
          <table:table-cell table:style-name="ce25" office:value-type="float" office:value="9695" calcext:value-type="float">
            <text:p><text:s/>9 695 </text:p>
          </table:table-cell>
          <table:table-cell table:style-name="ce25" office:value-type="float" office:value="14610" calcext:value-type="float">
            <text:p><text:s/>14 610 </text:p>
          </table:table-cell>
          <table:table-cell table:style-name="ce25" office:value-type="float" office:value="3640" calcext:value-type="float">
            <text:p><text:s/>3 640 </text:p>
          </table:table-cell>
          <table:table-cell table:style-name="ce25" office:value-type="float" office:value="16070" calcext:value-type="float">
            <text:p><text:s/>16 070 </text:p>
          </table:table-cell>
          <table:table-cell table:style-name="ce25" office:value-type="float" office:value="12945" calcext:value-type="float">
            <text:p><text:s/>12 945 </text:p>
          </table:table-cell>
          <table:table-cell table:style-name="ce25" office:value-type="float" office:value="7005" calcext:value-type="float">
            <text:p><text:s/>7 005 </text:p>
          </table:table-cell>
          <table:table-cell table:style-name="ce25" office:value-type="float" office:value="8075" calcext:value-type="float">
            <text:p><text:s/>8 075 </text:p>
          </table:table-cell>
          <table:table-cell table:style-name="ce25" office:value-type="float" office:value="8405" calcext:value-type="float">
            <text:p><text:s/>8 405 </text:p>
          </table:table-cell>
          <table:table-cell table:style-name="ce25" office:value-type="float" office:value="6830" calcext:value-type="float">
            <text:p><text:s/>6 830 </text:p>
          </table:table-cell>
          <table:table-cell table:style-name="ce25" office:value-type="float" office:value="13445" calcext:value-type="float">
            <text:p><text:s/>13 445 </text:p>
          </table:table-cell>
          <table:table-cell table:style-name="ce25" office:value-type="float" office:value="8920" calcext:value-type="float">
            <text:p><text:s/>8 920 </text:p>
          </table:table-cell>
          <table:table-cell table:style-name="ce25" office:value-type="float" office:value="10695" calcext:value-type="float">
            <text:p><text:s/>10 695 </text:p>
          </table:table-cell>
          <table:table-cell table:style-name="ce25" office:value-type="float" office:value="9935" calcext:value-type="float">
            <text:p><text:s/>9 935 </text:p>
          </table:table-cell>
          <table:table-cell table:style-name="ce25" office:value-type="float" office:value="9280" calcext:value-type="float">
            <text:p><text:s/>9 280 </text:p>
          </table:table-cell>
          <table:table-cell table:style-name="ce25" office:value-type="float" office:value="12420" calcext:value-type="float">
            <text:p><text:s/>12 420 </text:p>
          </table:table-cell>
          <table:table-cell table:style-name="ce25" office:value-type="float" office:value="11800" calcext:value-type="float">
            <text:p><text:s/>11 800 </text:p>
          </table:table-cell>
          <table:table-cell table:style-name="ce25" office:value-type="float" office:value="14415" calcext:value-type="float">
            <text:p><text:s/>14 415 </text:p>
          </table:table-cell>
          <table:table-cell table:style-name="ce25" office:value-type="float" office:value="10260" calcext:value-type="float">
            <text:p><text:s/>10 260 </text:p>
          </table:table-cell>
          <table:table-cell table:style-name="ce25" office:value-type="float" office:value="7050" calcext:value-type="float">
            <text:p><text:s/>7 050 </text:p>
          </table:table-cell>
          <table:table-cell table:style-name="ce25" office:value-type="float" office:value="13040" calcext:value-type="float">
            <text:p><text:s/>13 040 </text:p>
          </table:table-cell>
          <table:table-cell table:style-name="ce25" office:value-type="float" office:value="3675" calcext:value-type="float">
            <text:p><text:s/>3 675 </text:p>
          </table:table-cell>
          <table:table-cell table:style-name="ce25" office:value-type="float" office:value="12600" calcext:value-type="float">
            <text:p><text:s/>12 600 </text:p>
          </table:table-cell>
          <table:table-cell table:style-name="ce25" office:value-type="float" office:value="10800" calcext:value-type="float">
            <text:p><text:s/>10 800 </text:p>
          </table:table-cell>
          <table:table-cell table:style-name="ce25" office:value-type="float" office:value="8120" calcext:value-type="float">
            <text:p><text:s/>8 120 </text:p>
          </table:table-cell>
          <table:table-cell table:style-name="ce25" office:value-type="float" office:value="10295" calcext:value-type="float">
            <text:p><text:s/>10 295 </text:p>
          </table:table-cell>
          <table:table-cell table:style-name="ce25" office:value-type="float" office:value="8200" calcext:value-type="float">
            <text:p><text:s/>8 200 </text:p>
          </table:table-cell>
          <table:table-cell table:style-name="ce25" office:value-type="float" office:value="12495" calcext:value-type="float">
            <text:p><text:s/>12 495 </text:p>
          </table:table-cell>
          <table:table-cell table:style-name="ce25" office:value-type="float" office:value="7970" calcext:value-type="float">
            <text:p><text:s/>7 970 </text:p>
          </table:table-cell>
          <table:table-cell table:style-name="ce25" office:value-type="float" office:value="10820" calcext:value-type="float">
            <text:p><text:s/>10 820 </text:p>
          </table:table-cell>
          <table:table-cell table:style-name="ce25" office:value-type="float" office:value="4455" calcext:value-type="float">
            <text:p><text:s/>4 455 </text:p>
          </table:table-cell>
          <table:table-cell table:style-name="ce25" office:value-type="float" office:value="7855" calcext:value-type="float">
            <text:p><text:s/>7 855 </text:p>
          </table:table-cell>
          <table:table-cell table:style-name="ce25" office:value-type="float" office:value="11790" calcext:value-type="float">
            <text:p><text:s/>11 790 </text:p>
          </table:table-cell>
          <table:table-cell table:style-name="ce25" office:value-type="float" office:value="4960" calcext:value-type="float">
            <text:p><text:s/>4 960 </text:p>
          </table:table-cell>
          <table:table-cell table:style-name="ce25" office:value-type="float" office:value="8015" calcext:value-type="float">
            <text:p><text:s/>8 015 </text:p>
          </table:table-cell>
          <table:table-cell table:style-name="ce25" office:value-type="float" office:value="7055" calcext:value-type="float">
            <text:p><text:s/>7 055 </text:p>
          </table:table-cell>
          <table:table-cell table:style-name="ce25" office:value-type="float" office:value="7695" calcext:value-type="float">
            <text:p><text:s/>7 695 </text:p>
          </table:table-cell>
          <table:table-cell table:style-name="ce25" office:value-type="float" office:value="9250" calcext:value-type="float">
            <text:p><text:s/>9 250 </text:p>
          </table:table-cell>
          <table:table-cell table:style-name="ce25" office:value-type="float" office:value="5830" calcext:value-type="float">
            <text:p><text:s/>5 830 </text:p>
          </table:table-cell>
          <table:table-cell table:style-name="ce25" office:value-type="float" office:value="8775" calcext:value-type="float">
            <text:p><text:s/>8 775 </text:p>
          </table:table-cell>
          <table:table-cell table:style-name="ce25" office:value-type="float" office:value="15500" calcext:value-type="float">
            <text:p><text:s/>15 500 </text:p>
          </table:table-cell>
          <table:table-cell table:style-name="ce25" office:value-type="float" office:value="9665" calcext:value-type="float">
            <text:p><text:s/>9 665 </text:p>
          </table:table-cell>
          <table:table-cell table:style-name="ce25" office:value-type="float" office:value="10595" calcext:value-type="float">
            <text:p><text:s/>10 595 </text:p>
          </table:table-cell>
          <table:table-cell table:style-name="ce25" office:value-type="float" office:value="7835" calcext:value-type="float">
            <text:p><text:s/>7 835 </text:p>
          </table:table-cell>
          <table:table-cell table:style-name="ce25" office:value-type="float" office:value="8045" calcext:value-type="float">
            <text:p><text:s/>8 045 </text:p>
          </table:table-cell>
          <table:table-cell table:style-name="ce25" office:value-type="float" office:value="8820" calcext:value-type="float">
            <text:p><text:s/>8 820 </text:p>
          </table:table-cell>
          <table:table-cell table:style-name="ce25" office:value-type="float" office:value="8705" calcext:value-type="float">
            <text:p><text:s/>8 705 </text:p>
          </table:table-cell>
          <table:table-cell table:style-name="ce25" office:value-type="float" office:value="11080" calcext:value-type="float">
            <text:p><text:s/>11 080 </text:p>
          </table:table-cell>
          <table:table-cell table:style-name="ce25" office:value-type="float" office:value="12400" calcext:value-type="float">
            <text:p><text:s/>12 400 </text:p>
          </table:table-cell>
          <table:table-cell table:style-name="ce25" office:value-type="float" office:value="7260" calcext:value-type="float">
            <text:p><text:s/>7 260 </text:p>
          </table:table-cell>
          <table:table-cell table:style-name="ce25" office:value-type="float" office:value="12010" calcext:value-type="float">
            <text:p><text:s/>12 010 </text:p>
          </table:table-cell>
          <table:table-cell table:style-name="ce25" office:value-type="float" office:value="8630" calcext:value-type="float">
            <text:p><text:s/>8 630 </text:p>
          </table:table-cell>
          <table:table-cell table:style-name="ce25" office:value-type="float" office:value="10880" calcext:value-type="float">
            <text:p><text:s/>10 880 </text:p>
          </table:table-cell>
          <table:table-cell table:style-name="ce25" office:value-type="float" office:value="8775" calcext:value-type="float">
            <text:p><text:s/>8 775 </text:p>
          </table:table-cell>
          <table:table-cell table:style-name="ce25" office:value-type="float" office:value="12000" calcext:value-type="float">
            <text:p><text:s/>12 000 </text:p>
          </table:table-cell>
          <table:table-cell table:style-name="ce25" office:value-type="float" office:value="10535" calcext:value-type="float">
            <text:p><text:s/>10 535 </text:p>
          </table:table-cell>
          <table:table-cell table:style-name="ce25" office:value-type="float" office:value="5080" calcext:value-type="float">
            <text:p><text:s/>5 080 </text:p>
          </table:table-cell>
          <table:table-cell table:style-name="ce25" office:value-type="float" office:value="8830" calcext:value-type="float">
            <text:p><text:s/>8 830 </text:p>
          </table:table-cell>
          <table:table-cell table:style-name="ce25" office:value-type="float" office:value="13135" calcext:value-type="float">
            <text:p><text:s/>13 135 </text:p>
          </table:table-cell>
          <table:table-cell table:style-name="ce25" office:value-type="float" office:value="10475" calcext:value-type="float">
            <text:p><text:s/>10 475 </text:p>
          </table:table-cell>
          <table:table-cell table:style-name="ce25" office:value-type="float" office:value="14905" calcext:value-type="float">
            <text:p><text:s/>14 905 </text:p>
          </table:table-cell>
          <table:table-cell table:style-name="ce25" office:value-type="float" office:value="12835" calcext:value-type="float">
            <text:p><text:s/>12 835 </text:p>
          </table:table-cell>
          <table:table-cell table:style-name="ce25" office:value-type="float" office:value="15255" calcext:value-type="float">
            <text:p><text:s/>15 255 </text:p>
          </table:table-cell>
          <table:table-cell table:style-name="ce25" office:value-type="float" office:value="11285" calcext:value-type="float">
            <text:p><text:s/>11 285 </text:p>
          </table:table-cell>
          <table:table-cell table:style-name="ce25" office:value-type="float" office:value="9045" calcext:value-type="float">
            <text:p><text:s/>9 045 </text:p>
          </table:table-cell>
          <table:table-cell table:style-name="ce25" office:value-type="float" office:value="8815" calcext:value-type="float">
            <text:p><text:s/>8 815 </text:p>
          </table:table-cell>
          <table:table-cell table:style-name="ce25" office:value-type="float" office:value="10150" calcext:value-type="float">
            <text:p><text:s/>10 150 </text:p>
          </table:table-cell>
          <table:table-cell table:style-name="ce25" office:value-type="float" office:value="9580" calcext:value-type="float">
            <text:p><text:s/>9 580 </text:p>
          </table:table-cell>
          <table:table-cell table:style-name="ce25" office:value-type="float" office:value="5475" calcext:value-type="float">
            <text:p><text:s/>5 475 </text:p>
          </table:table-cell>
          <table:table-cell table:style-name="ce25" office:value-type="float" office:value="11040" calcext:value-type="float">
            <text:p><text:s/>11 040 </text:p>
          </table:table-cell>
          <table:table-cell table:style-name="ce25" office:value-type="float" office:value="9700" calcext:value-type="float">
            <text:p><text:s/>9 700 </text:p>
          </table:table-cell>
          <table:table-cell table:style-name="ce25" office:value-type="float" office:value="14375" calcext:value-type="float">
            <text:p><text:s/>14 375 </text:p>
          </table:table-cell>
          <table:table-cell table:style-name="ce25" office:value-type="float" office:value="9720" calcext:value-type="float">
            <text:p><text:s/>9 720 </text:p>
          </table:table-cell>
          <table:table-cell table:style-name="ce25" office:value-type="float" office:value="9070" calcext:value-type="float">
            <text:p><text:s/>9 070 </text:p>
          </table:table-cell>
          <table:table-cell table:style-name="ce25" office:value-type="float" office:value="9945" calcext:value-type="float">
            <text:p><text:s/>9 945 </text:p>
          </table:table-cell>
          <table:table-cell table:style-name="ce25" office:value-type="float" office:value="10045" calcext:value-type="float">
            <text:p><text:s/>10 045 </text:p>
          </table:table-cell>
          <table:table-cell table:style-name="ce25" office:value-type="float" office:value="6840" calcext:value-type="float">
            <text:p><text:s/>6 840 </text:p>
          </table:table-cell>
          <table:table-cell table:style-name="ce25" office:value-type="float" office:value="16135" calcext:value-type="float">
            <text:p><text:s/>16 135 </text:p>
          </table:table-cell>
          <table:table-cell table:style-name="ce25" office:value-type="float" office:value="7715" calcext:value-type="float">
            <text:p><text:s/>7 715 </text:p>
          </table:table-cell>
          <table:table-cell table:style-name="ce25" office:value-type="float" office:value="3560" calcext:value-type="float">
            <text:p><text:s/>3 56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e_des</text:p>
          </table:table-cell>
          <table:table-cell table:style-name="ce25" office:value-type="float" office:value="7480" calcext:value-type="float">
            <text:p><text:s/>7 480 </text:p>
          </table:table-cell>
          <table:table-cell table:style-name="ce25" office:value-type="float" office:value="7045" calcext:value-type="float">
            <text:p><text:s/>7 045 </text:p>
          </table:table-cell>
          <table:table-cell table:style-name="ce25" office:value-type="float" office:value="12970" calcext:value-type="float">
            <text:p><text:s/>12 970 </text:p>
          </table:table-cell>
          <table:table-cell table:style-name="ce25" office:value-type="float" office:value="10910" calcext:value-type="float">
            <text:p><text:s/>10 910 </text:p>
          </table:table-cell>
          <table:table-cell table:style-name="ce25" office:value-type="float" office:value="13020" calcext:value-type="float">
            <text:p><text:s/>13 020 </text:p>
          </table:table-cell>
          <table:table-cell table:style-name="ce25" office:value-type="float" office:value="13895" calcext:value-type="float">
            <text:p><text:s/>13 895 </text:p>
          </table:table-cell>
          <table:table-cell table:style-name="ce25" office:value-type="float" office:value="10105" calcext:value-type="float">
            <text:p><text:s/>10 105 </text:p>
          </table:table-cell>
          <table:table-cell table:style-name="ce25" office:value-type="float" office:value="11245" calcext:value-type="float">
            <text:p><text:s/>11 245 </text:p>
          </table:table-cell>
          <table:table-cell table:style-name="ce25" office:value-type="float" office:value="12400" calcext:value-type="float">
            <text:p><text:s/>12 400 </text:p>
          </table:table-cell>
          <table:table-cell table:style-name="ce25" office:value-type="float" office:value="9620" calcext:value-type="float">
            <text:p><text:s/>9 620 </text:p>
          </table:table-cell>
          <table:table-cell table:style-name="ce25" office:value-type="float" office:value="15140" calcext:value-type="float">
            <text:p><text:s/>15 140 </text:p>
          </table:table-cell>
          <table:table-cell table:style-name="ce25" office:value-type="float" office:value="13295" calcext:value-type="float">
            <text:p><text:s/>13 295 </text:p>
          </table:table-cell>
          <table:table-cell table:style-name="ce25" office:value-type="float" office:value="14055" calcext:value-type="float">
            <text:p><text:s/>14 055 </text:p>
          </table:table-cell>
          <table:table-cell table:style-name="ce25" office:value-type="float" office:value="7205" calcext:value-type="float">
            <text:p><text:s/>7 205 </text:p>
          </table:table-cell>
          <table:table-cell table:style-name="ce25" office:value-type="float" office:value="12855" calcext:value-type="float">
            <text:p><text:s/>12 855 </text:p>
          </table:table-cell>
          <table:table-cell table:style-name="ce25" office:value-type="float" office:value="14315" calcext:value-type="float">
            <text:p><text:s/>14 315 </text:p>
          </table:table-cell>
          <table:table-cell table:style-name="ce25" office:value-type="float" office:value="15825" calcext:value-type="float">
            <text:p><text:s/>15 825 </text:p>
          </table:table-cell>
          <table:table-cell table:style-name="ce25" office:value-type="float" office:value="12450" calcext:value-type="float">
            <text:p><text:s/>12 450 </text:p>
          </table:table-cell>
          <table:table-cell table:style-name="ce25" office:value-type="float" office:value="11455" calcext:value-type="float">
            <text:p><text:s/>11 455 </text:p>
          </table:table-cell>
          <table:table-cell table:style-name="ce25" office:value-type="float" office:value="14120" calcext:value-type="float">
            <text:p><text:s/>14 120 </text:p>
          </table:table-cell>
          <table:table-cell table:style-name="ce25" office:value-type="float" office:value="14795" calcext:value-type="float">
            <text:p><text:s/>14 795 </text:p>
          </table:table-cell>
          <table:table-cell table:style-name="ce25" office:value-type="float" office:value="13840" calcext:value-type="float">
            <text:p><text:s/>13 840 </text:p>
          </table:table-cell>
          <table:table-cell table:style-name="ce25" office:value-type="float" office:value="12195" calcext:value-type="float">
            <text:p><text:s/>12 195 </text:p>
          </table:table-cell>
          <table:table-cell table:style-name="ce25" office:value-type="float" office:value="15155" calcext:value-type="float">
            <text:p><text:s/>15 155 </text:p>
          </table:table-cell>
          <table:table-cell table:style-name="ce25" office:value-type="float" office:value="12920" calcext:value-type="float">
            <text:p><text:s/>12 920 </text:p>
          </table:table-cell>
          <table:table-cell table:style-name="ce25" office:value-type="float" office:value="9620" calcext:value-type="float">
            <text:p><text:s/>9 620 </text:p>
          </table:table-cell>
          <table:table-cell table:style-name="ce25" office:value-type="float" office:value="16455" calcext:value-type="float">
            <text:p><text:s/>16 455 </text:p>
          </table:table-cell>
          <table:table-cell table:style-name="ce25" office:value-type="float" office:value="11575" calcext:value-type="float">
            <text:p><text:s/>11 575 </text:p>
          </table:table-cell>
          <table:table-cell table:style-name="ce25" office:value-type="float" office:value="10545" calcext:value-type="float">
            <text:p><text:s/>10 545 </text:p>
          </table:table-cell>
          <table:table-cell table:style-name="ce25" office:value-type="float" office:value="15870" calcext:value-type="float">
            <text:p><text:s/>15 870 </text:p>
          </table:table-cell>
          <table:table-cell table:style-name="ce25" office:value-type="float" office:value="12345" calcext:value-type="float">
            <text:p><text:s/>12 345 </text:p>
          </table:table-cell>
          <table:table-cell table:style-name="ce25" office:value-type="float" office:value="11615" calcext:value-type="float">
            <text:p><text:s/>11 615 </text:p>
          </table:table-cell>
          <table:table-cell table:style-name="ce25" office:value-type="float" office:value="8475" calcext:value-type="float">
            <text:p><text:s/>8 475 </text:p>
          </table:table-cell>
          <table:table-cell table:style-name="ce25" office:value-type="float" office:value="7940" calcext:value-type="float">
            <text:p><text:s/>7 940 </text:p>
          </table:table-cell>
          <table:table-cell table:style-name="ce25" office:value-type="float" office:value="13685" calcext:value-type="float">
            <text:p><text:s/>13 685 </text:p>
          </table:table-cell>
          <table:table-cell table:style-name="ce25" office:value-type="float" office:value="6710" calcext:value-type="float">
            <text:p><text:s/>6 710 </text:p>
          </table:table-cell>
          <table:table-cell table:style-name="ce25" office:value-type="float" office:value="14065" calcext:value-type="float">
            <text:p><text:s/>14 065 </text:p>
          </table:table-cell>
          <table:table-cell table:style-name="ce25" office:value-type="float" office:value="7115" calcext:value-type="float">
            <text:p><text:s/>7 115 </text:p>
          </table:table-cell>
          <table:table-cell table:style-name="ce25" office:value-type="float" office:value="15045" calcext:value-type="float">
            <text:p><text:s/>15 045 </text:p>
          </table:table-cell>
          <table:table-cell table:style-name="ce25" office:value-type="float" office:value="12735" calcext:value-type="float">
            <text:p><text:s/>12 735 </text:p>
          </table:table-cell>
          <table:table-cell table:style-name="ce25" office:value-type="float" office:value="8715" calcext:value-type="float">
            <text:p><text:s/>8 715 </text:p>
          </table:table-cell>
          <table:table-cell table:style-name="ce25" office:value-type="float" office:value="14375" calcext:value-type="float">
            <text:p><text:s/>14 375 </text:p>
          </table:table-cell>
          <table:table-cell table:style-name="ce25" office:value-type="float" office:value="11015" calcext:value-type="float">
            <text:p><text:s/>11 015 </text:p>
          </table:table-cell>
          <table:table-cell table:style-name="ce25" office:value-type="float" office:value="12240" calcext:value-type="float">
            <text:p><text:s/>12 240 </text:p>
          </table:table-cell>
          <table:table-cell table:style-name="ce25" office:value-type="float" office:value="2085" calcext:value-type="float">
            <text:p><text:s/>2 085 </text:p>
          </table:table-cell>
          <table:table-cell table:style-name="ce25" office:value-type="float" office:value="9655" calcext:value-type="float">
            <text:p><text:s/>9 655 </text:p>
          </table:table-cell>
          <table:table-cell table:style-name="ce25" office:value-type="float" office:value="10985" calcext:value-type="float">
            <text:p><text:s/>10 985 </text:p>
          </table:table-cell>
          <table:table-cell table:style-name="ce25" office:value-type="float" office:value="13135" calcext:value-type="float">
            <text:p><text:s/>13 135 </text:p>
          </table:table-cell>
          <table:table-cell table:style-name="ce25" office:value-type="float" office:value="8660" calcext:value-type="float">
            <text:p><text:s/>8 660 </text:p>
          </table:table-cell>
          <table:table-cell table:style-name="ce25" office:value-type="float" office:value="15495" calcext:value-type="float">
            <text:p><text:s/>15 495 </text:p>
          </table:table-cell>
          <table:table-cell table:style-name="ce25" office:value-type="float" office:value="13615" calcext:value-type="float">
            <text:p><text:s/>13 615 </text:p>
          </table:table-cell>
          <table:table-cell table:style-name="ce25" office:value-type="float" office:value="9155" calcext:value-type="float">
            <text:p><text:s/>9 155 </text:p>
          </table:table-cell>
          <table:table-cell table:style-name="ce25" office:value-type="float" office:value="14115" calcext:value-type="float">
            <text:p><text:s/>14 115 </text:p>
          </table:table-cell>
          <table:table-cell table:style-name="ce25" office:value-type="float" office:value="12750" calcext:value-type="float">
            <text:p><text:s/>12 750 </text:p>
          </table:table-cell>
          <table:table-cell table:style-name="ce25" office:value-type="float" office:value="10850" calcext:value-type="float">
            <text:p><text:s/>10 850 </text:p>
          </table:table-cell>
          <table:table-cell table:style-name="ce25" office:value-type="float" office:value="11895" calcext:value-type="float">
            <text:p><text:s/>11 895 </text:p>
          </table:table-cell>
          <table:table-cell table:style-name="ce25" office:value-type="float" office:value="8830" calcext:value-type="float">
            <text:p><text:s/>8 830 </text:p>
          </table:table-cell>
          <table:table-cell table:style-name="ce25" office:value-type="float" office:value="11145" calcext:value-type="float">
            <text:p><text:s/>11 145 </text:p>
          </table:table-cell>
          <table:table-cell table:style-name="ce25" office:value-type="float" office:value="13045" calcext:value-type="float">
            <text:p><text:s/>13 045 </text:p>
          </table:table-cell>
          <table:table-cell table:style-name="ce25" office:value-type="float" office:value="11655" calcext:value-type="float">
            <text:p><text:s/>11 655 </text:p>
          </table:table-cell>
          <table:table-cell table:style-name="ce25" office:value-type="float" office:value="11450" calcext:value-type="float">
            <text:p><text:s/>11 450 </text:p>
          </table:table-cell>
          <table:table-cell table:style-name="ce25" office:value-type="float" office:value="13480" calcext:value-type="float">
            <text:p><text:s/>13 480 </text:p>
          </table:table-cell>
          <table:table-cell table:style-name="ce25" office:value-type="float" office:value="13975" calcext:value-type="float">
            <text:p><text:s/>13 975 </text:p>
          </table:table-cell>
          <table:table-cell table:style-name="ce25" office:value-type="float" office:value="10490" calcext:value-type="float">
            <text:p><text:s/>10 490 </text:p>
          </table:table-cell>
          <table:table-cell table:style-name="ce25" office:value-type="float" office:value="10920" calcext:value-type="float">
            <text:p><text:s/>10 920 </text:p>
          </table:table-cell>
          <table:table-cell table:style-name="ce25" office:value-type="float" office:value="12210" calcext:value-type="float">
            <text:p><text:s/>12 210 </text:p>
          </table:table-cell>
          <table:table-cell table:style-name="ce25" office:value-type="float" office:value="8045" calcext:value-type="float">
            <text:p><text:s/>8 045 </text:p>
          </table:table-cell>
          <table:table-cell table:style-name="ce25" office:value-type="float" office:value="17285" calcext:value-type="float">
            <text:p><text:s/>17 285 </text:p>
          </table:table-cell>
          <table:table-cell table:style-name="ce25" office:value-type="float" office:value="11655" calcext:value-type="float">
            <text:p><text:s/>11 655 </text:p>
          </table:table-cell>
          <table:table-cell table:style-name="ce25" office:value-type="float" office:value="12275" calcext:value-type="float">
            <text:p><text:s/>12 275 </text:p>
          </table:table-cell>
          <table:table-cell table:style-name="ce25" office:value-type="float" office:value="10430" calcext:value-type="float">
            <text:p><text:s/>10 430 </text:p>
          </table:table-cell>
          <table:table-cell table:style-name="ce25" office:value-type="float" office:value="12465" calcext:value-type="float">
            <text:p><text:s/>12 465 </text:p>
          </table:table-cell>
          <table:table-cell table:style-name="ce25" office:value-type="float" office:value="10360" calcext:value-type="float">
            <text:p><text:s/>10 360 </text:p>
          </table:table-cell>
          <table:table-cell table:style-name="ce25" office:value-type="float" office:value="9800" calcext:value-type="float">
            <text:p><text:s/>9 800 </text:p>
          </table:table-cell>
          <table:table-cell table:style-name="ce25" office:value-type="float" office:value="9145" calcext:value-type="float">
            <text:p><text:s/>9 145 </text:p>
          </table:table-cell>
          <table:table-cell table:style-name="ce25" office:value-type="float" office:value="8115" calcext:value-type="float">
            <text:p><text:s/>8 115 </text:p>
          </table:table-cell>
          <table:table-cell table:style-name="ce25" office:value-type="float" office:value="11045" calcext:value-type="float">
            <text:p><text:s/>11 045 </text:p>
          </table:table-cell>
          <table:table-cell table:style-name="ce25" office:value-type="float" office:value="14985" calcext:value-type="float">
            <text:p><text:s/>14 985 </text:p>
          </table:table-cell>
          <table:table-cell table:style-name="ce25" office:value-type="float" office:value="9680" calcext:value-type="float">
            <text:p><text:s/>9 680 </text:p>
          </table:table-cell>
          <table:table-cell table:style-name="ce25" office:value-type="float" office:value="13380" calcext:value-type="float">
            <text:p><text:s/>13 380 </text:p>
          </table:table-cell>
          <table:table-cell table:style-name="ce25" office:value-type="float" office:value="12090" calcext:value-type="float">
            <text:p><text:s/>12 090 </text:p>
          </table:table-cell>
          <table:table-cell table:style-name="ce25" office:value-type="float" office:value="14680" calcext:value-type="float">
            <text:p><text:s/>14 680 </text:p>
          </table:table-cell>
          <table:table-cell table:style-name="ce25" office:value-type="float" office:value="8630" calcext:value-type="float">
            <text:p><text:s/>8 630 </text:p>
          </table:table-cell>
          <table:table-cell table:style-name="ce25" office:value-type="float" office:value="10690" calcext:value-type="float">
            <text:p><text:s/>10 690 </text:p>
          </table:table-cell>
          <table:table-cell table:style-name="ce25" office:value-type="float" office:value="10125" calcext:value-type="float">
            <text:p><text:s/>10 125 </text:p>
          </table:table-cell>
          <table:table-cell table:style-name="ce25" office:value-type="float" office:value="16600" calcext:value-type="float">
            <text:p><text:s/>16 600 </text:p>
          </table:table-cell>
          <table:table-cell table:style-name="ce25" office:value-type="float" office:value="11055" calcext:value-type="float">
            <text:p><text:s/>11 055 </text:p>
          </table:table-cell>
          <table:table-cell table:style-name="ce25" office:value-type="float" office:value="14060" calcext:value-type="float">
            <text:p><text:s/>14 060 </text:p>
          </table:table-cell>
          <table:table-cell table:style-name="ce25" office:value-type="float" office:value="10475" calcext:value-type="float">
            <text:p><text:s/>10 475 </text:p>
          </table:table-cell>
          <table:table-cell table:style-name="ce25" office:value-type="float" office:value="11605" calcext:value-type="float">
            <text:p><text:s/>11 605 </text:p>
          </table:table-cell>
          <table:table-cell table:style-name="ce25" office:value-type="float" office:value="7165" calcext:value-type="float">
            <text:p><text:s/>7 165 </text:p>
          </table:table-cell>
          <table:table-cell table:style-name="ce25" office:value-type="float" office:value="13520" calcext:value-type="float">
            <text:p><text:s/>13 520 </text:p>
          </table:table-cell>
          <table:table-cell table:style-name="ce25" office:value-type="float" office:value="10505" calcext:value-type="float">
            <text:p><text:s/>10 505 </text:p>
          </table:table-cell>
          <table:table-cell table:style-name="ce25" office:value-type="float" office:value="13875" calcext:value-type="float">
            <text:p><text:s/>13 875 </text:p>
          </table:table-cell>
          <table:table-cell table:style-name="ce25" office:value-type="float" office:value="9795" calcext:value-type="float">
            <text:p><text:s/>9 795 </text:p>
          </table:table-cell>
          <table:table-cell table:style-name="ce25" office:value-type="float" office:value="10705" calcext:value-type="float">
            <text:p><text:s/>10 705 </text:p>
          </table:table-cell>
          <table:table-cell table:style-name="ce25" office:value-type="float" office:value="14770" calcext:value-type="float">
            <text:p><text:s/>14 770 </text:p>
          </table:table-cell>
          <table:table-cell table:style-name="ce25" office:value-type="float" office:value="8845" calcext:value-type="float">
            <text:p><text:s/>8 845 </text:p>
          </table:table-cell>
          <table:table-cell table:style-name="ce25" office:value-type="float" office:value="11105" calcext:value-type="float">
            <text:p><text:s/>11 105 </text:p>
          </table:table-cell>
          <table:table-cell table:style-name="ce25" office:value-type="float" office:value="10900" calcext:value-type="float">
            <text:p><text:s/>10 900 </text:p>
          </table:table-cell>
          <table:table-cell table:style-name="ce25" office:value-type="float" office:value="9610" calcext:value-type="float">
            <text:p><text:s/>9 610 </text:p>
          </table:table-cell>
          <table:table-cell table:style-name="ce25" office:value-type="float" office:value="9010" calcext:value-type="float">
            <text:p><text:s/>9 010 </text:p>
          </table:table-cell>
          <table:table-cell table:style-name="ce25" office:value-type="float" office:value="13170" calcext:value-type="float">
            <text:p><text:s/>13 170 </text:p>
          </table:table-cell>
          <table:table-cell table:style-name="ce25" office:value-type="float" office:value="13955" calcext:value-type="float">
            <text:p><text:s/>13 955 </text:p>
          </table:table-cell>
          <table:table-cell table:style-name="ce25" office:value-type="float" office:value="12665" calcext:value-type="float">
            <text:p><text:s/>12 665 </text:p>
          </table:table-cell>
          <table:table-cell table:style-name="ce25" office:value-type="float" office:value="14785" calcext:value-type="float">
            <text:p><text:s/>14 785 </text:p>
          </table:table-cell>
          <table:table-cell table:style-name="ce25" office:value-type="float" office:value="15855" calcext:value-type="float">
            <text:p><text:s/>15 855 </text:p>
          </table:table-cell>
          <table:table-cell table:style-name="ce25" office:value-type="float" office:value="15750" calcext:value-type="float">
            <text:p><text:s/>15 750 </text:p>
          </table:table-cell>
          <table:table-cell table:style-name="ce25" office:value-type="float" office:value="14445" calcext:value-type="float">
            <text:p><text:s/>14 445 </text:p>
          </table:table-cell>
          <table:table-cell table:style-name="ce25" office:value-type="float" office:value="11375" calcext:value-type="float">
            <text:p><text:s/>11 375 </text:p>
          </table:table-cell>
          <table:table-cell table:style-name="ce25" office:value-type="float" office:value="11605" calcext:value-type="float">
            <text:p><text:s/>11 605 </text:p>
          </table:table-cell>
          <table:table-cell table:style-name="ce25" office:value-type="float" office:value="15185" calcext:value-type="float">
            <text:p><text:s/>15 185 </text:p>
          </table:table-cell>
          <table:table-cell table:style-name="ce25" office:value-type="float" office:value="11690" calcext:value-type="float">
            <text:p><text:s/>11 690 </text:p>
          </table:table-cell>
          <table:table-cell table:style-name="ce25" office:value-type="float" office:value="8875" calcext:value-type="float">
            <text:p><text:s/>8 875 </text:p>
          </table:table-cell>
          <table:table-cell table:style-name="ce25" office:value-type="float" office:value="14990" calcext:value-type="float">
            <text:p><text:s/>14 990 </text:p>
          </table:table-cell>
          <table:table-cell table:style-name="ce25" office:value-type="float" office:value="12710" calcext:value-type="float">
            <text:p><text:s/>12 710 </text:p>
          </table:table-cell>
          <table:table-cell table:style-name="ce25" office:value-type="float" office:value="6115" calcext:value-type="float">
            <text:p><text:s/>6 115 </text:p>
          </table:table-cell>
          <table:table-cell table:style-name="ce25" office:value-type="float" office:value="13280" calcext:value-type="float">
            <text:p><text:s/>13 280 </text:p>
          </table:table-cell>
          <table:table-cell table:style-name="ce25" office:value-type="float" office:value="14170" calcext:value-type="float">
            <text:p><text:s/>14 170 </text:p>
          </table:table-cell>
          <table:table-cell table:style-name="ce25" office:value-type="float" office:value="16640" calcext:value-type="float">
            <text:p><text:s/>16 640 </text:p>
          </table:table-cell>
          <table:table-cell table:style-name="ce25" office:value-type="float" office:value="13605" calcext:value-type="float">
            <text:p><text:s/>13 605 </text:p>
          </table:table-cell>
          <table:table-cell table:style-name="ce25" office:value-type="float" office:value="9335" calcext:value-type="float">
            <text:p><text:s/>9 335 </text:p>
          </table:table-cell>
          <table:table-cell table:style-name="ce25" office:value-type="float" office:value="11415" calcext:value-type="float">
            <text:p><text:s/>11 415 </text:p>
          </table:table-cell>
          <table:table-cell table:style-name="ce25" office:value-type="float" office:value="10565" calcext:value-type="float">
            <text:p><text:s/>10 565 </text:p>
          </table:table-cell>
          <table:table-cell table:style-name="ce25" office:value-type="float" office:value="13280" calcext:value-type="float">
            <text:p><text:s/>13 28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e_apprenti_métier</text:p>
          </table:table-cell>
          <table:table-cell table:style-name="ce25" office:value-type="float" office:value="7745" calcext:value-type="float">
            <text:p><text:s/>7 745 </text:p>
          </table:table-cell>
          <table:table-cell table:style-name="ce25" office:value-type="float" office:value="9535" calcext:value-type="float">
            <text:p><text:s/>9 535 </text:p>
          </table:table-cell>
          <table:table-cell table:style-name="ce25" office:value-type="float" office:value="5265" calcext:value-type="float">
            <text:p><text:s/>5 265 </text:p>
          </table:table-cell>
          <table:table-cell table:style-name="ce25" office:value-type="float" office:value="6245" calcext:value-type="float">
            <text:p><text:s/>6 245 </text:p>
          </table:table-cell>
          <table:table-cell table:style-name="ce25" office:value-type="float" office:value="11145" calcext:value-type="float">
            <text:p><text:s/>11 145 </text:p>
          </table:table-cell>
          <table:table-cell table:style-name="ce25" office:value-type="float" office:value="13650" calcext:value-type="float">
            <text:p><text:s/>13 650 </text:p>
          </table:table-cell>
          <table:table-cell table:style-name="ce25" office:value-type="float" office:value="10485" calcext:value-type="float">
            <text:p><text:s/>10 485 </text:p>
          </table:table-cell>
          <table:table-cell table:style-name="ce25" office:value-type="float" office:value="11665" calcext:value-type="float">
            <text:p><text:s/>11 665 </text:p>
          </table:table-cell>
          <table:table-cell table:style-name="ce25" office:value-type="float" office:value="11255" calcext:value-type="float">
            <text:p><text:s/>11 255 </text:p>
          </table:table-cell>
          <table:table-cell table:style-name="ce25" office:value-type="float" office:value="11090" calcext:value-type="float">
            <text:p><text:s/>11 090 </text:p>
          </table:table-cell>
          <table:table-cell table:style-name="ce25" office:value-type="float" office:value="14250" calcext:value-type="float">
            <text:p><text:s/>14 250 </text:p>
          </table:table-cell>
          <table:table-cell table:style-name="ce25" office:value-type="float" office:value="10720" calcext:value-type="float">
            <text:p><text:s/>10 720 </text:p>
          </table:table-cell>
          <table:table-cell table:style-name="ce25" office:value-type="float" office:value="9170" calcext:value-type="float">
            <text:p><text:s/>9 170 </text:p>
          </table:table-cell>
          <table:table-cell table:style-name="ce25" office:value-type="float" office:value="7575" calcext:value-type="float">
            <text:p><text:s/>7 575 </text:p>
          </table:table-cell>
          <table:table-cell table:style-name="ce25" office:value-type="float" office:value="10165" calcext:value-type="float">
            <text:p><text:s/>10 165 </text:p>
          </table:table-cell>
          <table:table-cell table:style-name="ce25" office:value-type="float" office:value="10730" calcext:value-type="float">
            <text:p><text:s/>10 730 </text:p>
          </table:table-cell>
          <table:table-cell table:style-name="ce25" office:value-type="float" office:value="10780" calcext:value-type="float">
            <text:p><text:s/>10 780 </text:p>
          </table:table-cell>
          <table:table-cell table:style-name="ce25" office:value-type="float" office:value="8125" calcext:value-type="float">
            <text:p><text:s/>8 125 </text:p>
          </table:table-cell>
          <table:table-cell table:style-name="ce25" office:value-type="float" office:value="8665" calcext:value-type="float">
            <text:p><text:s/>8 665 </text:p>
          </table:table-cell>
          <table:table-cell table:style-name="ce25" office:value-type="float" office:value="13235" calcext:value-type="float">
            <text:p><text:s/>13 235 </text:p>
          </table:table-cell>
          <table:table-cell table:style-name="ce25" office:value-type="float" office:value="8000" calcext:value-type="float">
            <text:p><text:s/>8 000 </text:p>
          </table:table-cell>
          <table:table-cell table:style-name="ce25" office:value-type="float" office:value="9980" calcext:value-type="float">
            <text:p><text:s/>9 980 </text:p>
          </table:table-cell>
          <table:table-cell table:style-name="ce25" office:value-type="float" office:value="11585" calcext:value-type="float">
            <text:p><text:s/>11 585 </text:p>
          </table:table-cell>
          <table:table-cell table:style-name="ce25" office:value-type="float" office:value="9625" calcext:value-type="float">
            <text:p><text:s/>9 625 </text:p>
          </table:table-cell>
          <table:table-cell table:style-name="ce25" office:value-type="float" office:value="11555" calcext:value-type="float">
            <text:p><text:s/>11 555 </text:p>
          </table:table-cell>
          <table:table-cell table:style-name="ce25" office:value-type="float" office:value="9670" calcext:value-type="float">
            <text:p><text:s/>9 670 </text:p>
          </table:table-cell>
          <table:table-cell table:style-name="ce25" office:value-type="float" office:value="7560" calcext:value-type="float">
            <text:p><text:s/>7 560 </text:p>
          </table:table-cell>
          <table:table-cell table:style-name="ce25" office:value-type="float" office:value="10175" calcext:value-type="float">
            <text:p><text:s/>10 175 </text:p>
          </table:table-cell>
          <table:table-cell table:style-name="ce25" office:value-type="float" office:value="11285" calcext:value-type="float">
            <text:p><text:s/>11 285 </text:p>
          </table:table-cell>
          <table:table-cell table:style-name="ce25" office:value-type="float" office:value="4365" calcext:value-type="float">
            <text:p><text:s/>4 365 </text:p>
          </table:table-cell>
          <table:table-cell table:style-name="ce25" office:value-type="float" office:value="9320" calcext:value-type="float">
            <text:p><text:s/>9 320 </text:p>
          </table:table-cell>
          <table:table-cell table:style-name="ce25" office:value-type="float" office:value="11030" calcext:value-type="float">
            <text:p><text:s/>11 030 </text:p>
          </table:table-cell>
          <table:table-cell table:style-name="ce25" office:value-type="float" office:value="11510" calcext:value-type="float">
            <text:p><text:s/>11 510 </text:p>
          </table:table-cell>
          <table:table-cell table:style-name="ce25" office:value-type="float" office:value="7870" calcext:value-type="float">
            <text:p><text:s/>7 870 </text:p>
          </table:table-cell>
          <table:table-cell table:style-name="ce25" office:value-type="float" office:value="7340" calcext:value-type="float">
            <text:p><text:s/>7 340 </text:p>
          </table:table-cell>
          <table:table-cell table:style-name="ce25" office:value-type="float" office:value="5445" calcext:value-type="float">
            <text:p><text:s/>5 445 </text:p>
          </table:table-cell>
          <table:table-cell table:style-name="ce25" office:value-type="float" office:value="9890" calcext:value-type="float">
            <text:p><text:s/>9 890 </text:p>
          </table:table-cell>
          <table:table-cell table:style-name="ce25" office:value-type="float" office:value="3765" calcext:value-type="float">
            <text:p><text:s/>3 765 </text:p>
          </table:table-cell>
          <table:table-cell table:style-name="ce25" office:value-type="float" office:value="9675" calcext:value-type="float">
            <text:p><text:s/>9 675 </text:p>
          </table:table-cell>
          <table:table-cell table:style-name="ce25" office:value-type="float" office:value="8385" calcext:value-type="float">
            <text:p><text:s/>8 385 </text:p>
          </table:table-cell>
          <table:table-cell table:style-name="ce25" office:value-type="float" office:value="5185" calcext:value-type="float">
            <text:p><text:s/>5 185 </text:p>
          </table:table-cell>
          <table:table-cell table:style-name="ce25" office:value-type="float" office:value="5520" calcext:value-type="float">
            <text:p><text:s/>5 520 </text:p>
          </table:table-cell>
          <table:table-cell table:style-name="ce25" office:value-type="float" office:value="9845" calcext:value-type="float">
            <text:p><text:s/>9 845 </text:p>
          </table:table-cell>
          <table:table-cell table:style-name="ce25" office:value-type="float" office:value="10675" calcext:value-type="float">
            <text:p><text:s/>10 675 </text:p>
          </table:table-cell>
          <table:table-cell table:style-name="ce25" office:value-type="float" office:value="2015" calcext:value-type="float">
            <text:p><text:s/>2 015 </text:p>
          </table:table-cell>
          <table:table-cell table:style-name="ce25" office:value-type="float" office:value="2545" calcext:value-type="float">
            <text:p><text:s/>2 545 </text:p>
          </table:table-cell>
          <table:table-cell table:style-name="ce25" office:value-type="float" office:value="7675" calcext:value-type="float">
            <text:p><text:s/>7 675 </text:p>
          </table:table-cell>
          <table:table-cell table:style-name="ce25" office:value-type="float" office:value="8020" calcext:value-type="float">
            <text:p><text:s/>8 020 </text:p>
          </table:table-cell>
          <table:table-cell table:style-name="ce25" office:value-type="float" office:value="4215" calcext:value-type="float">
            <text:p><text:s/>4 215 </text:p>
          </table:table-cell>
          <table:table-cell table:style-name="ce25" office:value-type="float" office:value="14560" calcext:value-type="float">
            <text:p><text:s/>14 560 </text:p>
          </table:table-cell>
          <table:table-cell table:style-name="ce25" office:value-type="float" office:value="11580" calcext:value-type="float">
            <text:p><text:s/>11 580 </text:p>
          </table:table-cell>
          <table:table-cell table:style-name="ce25" office:value-type="float" office:value="11360" calcext:value-type="float">
            <text:p><text:s/>11 360 </text:p>
          </table:table-cell>
          <table:table-cell table:style-name="ce25" office:value-type="float" office:value="12630" calcext:value-type="float">
            <text:p><text:s/>12 630 </text:p>
          </table:table-cell>
          <table:table-cell table:style-name="ce25" office:value-type="float" office:value="5420" calcext:value-type="float">
            <text:p><text:s/>5 420 </text:p>
          </table:table-cell>
          <table:table-cell table:style-name="ce25" office:value-type="float" office:value="6625" calcext:value-type="float">
            <text:p><text:s/>6 625 </text:p>
          </table:table-cell>
          <table:table-cell table:style-name="ce25" office:value-type="float" office:value="11675" calcext:value-type="float">
            <text:p><text:s/>11 675 </text:p>
          </table:table-cell>
          <table:table-cell table:style-name="ce25" office:value-type="float" office:value="11115" calcext:value-type="float">
            <text:p><text:s/>11 115 </text:p>
          </table:table-cell>
          <table:table-cell table:style-name="ce25" office:value-type="float" office:value="7485" calcext:value-type="float">
            <text:p><text:s/>7 485 </text:p>
          </table:table-cell>
          <table:table-cell table:style-name="ce25" office:value-type="float" office:value="6610" calcext:value-type="float">
            <text:p><text:s/>6 610 </text:p>
          </table:table-cell>
          <table:table-cell table:style-name="ce25" office:value-type="float" office:value="10110" calcext:value-type="float">
            <text:p><text:s/>10 110 </text:p>
          </table:table-cell>
          <table:table-cell table:style-name="ce25" office:value-type="float" office:value="4345" calcext:value-type="float">
            <text:p><text:s/>4 345 </text:p>
          </table:table-cell>
          <table:table-cell table:style-name="ce25" office:value-type="float" office:value="8755" calcext:value-type="float">
            <text:p><text:s/>8 755 </text:p>
          </table:table-cell>
          <table:table-cell table:style-name="ce25" office:value-type="float" office:value="13245" calcext:value-type="float">
            <text:p><text:s/>13 245 </text:p>
          </table:table-cell>
          <table:table-cell table:style-name="ce25" office:value-type="float" office:value="10355" calcext:value-type="float">
            <text:p><text:s/>10 355 </text:p>
          </table:table-cell>
          <table:table-cell table:style-name="ce25" office:value-type="float" office:value="8415" calcext:value-type="float">
            <text:p><text:s/>8 415 </text:p>
          </table:table-cell>
          <table:table-cell table:style-name="ce25" office:value-type="float" office:value="14560" calcext:value-type="float">
            <text:p><text:s/>14 560 </text:p>
          </table:table-cell>
          <table:table-cell table:style-name="ce25" office:value-type="float" office:value="4545" calcext:value-type="float">
            <text:p><text:s/>4 545 </text:p>
          </table:table-cell>
          <table:table-cell table:style-name="ce25" office:value-type="float" office:value="7240" calcext:value-type="float">
            <text:p><text:s/>7 240 </text:p>
          </table:table-cell>
          <table:table-cell table:style-name="ce25" office:value-type="float" office:value="8110" calcext:value-type="float">
            <text:p><text:s/>8 110 </text:p>
          </table:table-cell>
          <table:table-cell table:style-name="ce25" office:value-type="float" office:value="5980" calcext:value-type="float">
            <text:p><text:s/>5 980 </text:p>
          </table:table-cell>
          <table:table-cell table:style-name="ce25" office:value-type="float" office:value="9650" calcext:value-type="float">
            <text:p><text:s/>9 650 </text:p>
          </table:table-cell>
          <table:table-cell table:style-name="ce25" office:value-type="float" office:value="10145" calcext:value-type="float">
            <text:p><text:s/>10 145 </text:p>
          </table:table-cell>
          <table:table-cell table:style-name="ce25" office:value-type="float" office:value="10905" calcext:value-type="float">
            <text:p><text:s/>10 905 </text:p>
          </table:table-cell>
          <table:table-cell table:style-name="ce25" office:value-type="float" office:value="5310" calcext:value-type="float">
            <text:p><text:s/>5 310 </text:p>
          </table:table-cell>
          <table:table-cell table:style-name="ce25" office:value-type="float" office:value="9775" calcext:value-type="float">
            <text:p><text:s/>9 775 </text:p>
          </table:table-cell>
          <table:table-cell table:style-name="ce25" office:value-type="float" office:value="2720" calcext:value-type="float">
            <text:p><text:s/>2 720 </text:p>
          </table:table-cell>
          <table:table-cell table:style-name="ce25" office:value-type="float" office:value="7395" calcext:value-type="float">
            <text:p><text:s/>7 395 </text:p>
          </table:table-cell>
          <table:table-cell table:style-name="ce25" office:value-type="float" office:value="13890" calcext:value-type="float">
            <text:p><text:s/>13 890 </text:p>
          </table:table-cell>
          <table:table-cell table:style-name="ce25" office:value-type="float" office:value="5065" calcext:value-type="float">
            <text:p><text:s/>5 065 </text:p>
          </table:table-cell>
          <table:table-cell table:style-name="ce25" office:value-type="float" office:value="11585" calcext:value-type="float">
            <text:p><text:s/>11 585 </text:p>
          </table:table-cell>
          <table:table-cell table:style-name="ce25" office:value-type="float" office:value="3090" calcext:value-type="float">
            <text:p><text:s/>3 090 </text:p>
          </table:table-cell>
          <table:table-cell table:style-name="ce25" office:value-type="float" office:value="5150" calcext:value-type="float">
            <text:p><text:s/>5 150 </text:p>
          </table:table-cell>
          <table:table-cell table:style-name="ce25" office:value-type="float" office:value="9475" calcext:value-type="float">
            <text:p><text:s/>9 475 </text:p>
          </table:table-cell>
          <table:table-cell table:style-name="ce25" office:value-type="float" office:value="3265" calcext:value-type="float">
            <text:p><text:s/>3 265 </text:p>
          </table:table-cell>
          <table:table-cell table:style-name="ce25" office:value-type="float" office:value="8220" calcext:value-type="float">
            <text:p><text:s/>8 220 </text:p>
          </table:table-cell>
          <table:table-cell table:style-name="ce25" office:value-type="float" office:value="13100" calcext:value-type="float">
            <text:p><text:s/>13 100 </text:p>
          </table:table-cell>
          <table:table-cell table:style-name="ce25" office:value-type="float" office:value="8120" calcext:value-type="float">
            <text:p><text:s/>8 120 </text:p>
          </table:table-cell>
          <table:table-cell table:style-name="ce25" office:value-type="float" office:value="5610" calcext:value-type="float">
            <text:p><text:s/>5 610 </text:p>
          </table:table-cell>
          <table:table-cell table:style-name="ce25" office:value-type="float" office:value="10855" calcext:value-type="float">
            <text:p><text:s/>10 855 </text:p>
          </table:table-cell>
          <table:table-cell table:style-name="ce25" office:value-type="float" office:value="10080" calcext:value-type="float">
            <text:p><text:s/>10 080 </text:p>
          </table:table-cell>
          <table:table-cell table:style-name="ce25" office:value-type="float" office:value="7430" calcext:value-type="float">
            <text:p><text:s/>7 430 </text:p>
          </table:table-cell>
          <table:table-cell table:style-name="ce25" office:value-type="float" office:value="9580" calcext:value-type="float">
            <text:p><text:s/>9 580 </text:p>
          </table:table-cell>
          <table:table-cell table:style-name="ce25" office:value-type="float" office:value="10160" calcext:value-type="float">
            <text:p><text:s/>10 160 </text:p>
          </table:table-cell>
          <table:table-cell table:style-name="ce25" office:value-type="float" office:value="14260" calcext:value-type="float">
            <text:p><text:s/>14 260 </text:p>
          </table:table-cell>
          <table:table-cell table:style-name="ce25" office:value-type="float" office:value="8310" calcext:value-type="float">
            <text:p><text:s/>8 310 </text:p>
          </table:table-cell>
          <table:table-cell table:style-name="ce25" office:value-type="float" office:value="12615" calcext:value-type="float">
            <text:p><text:s/>12 615 </text:p>
          </table:table-cell>
          <table:table-cell table:style-name="ce25" office:value-type="float" office:value="4735" calcext:value-type="float">
            <text:p><text:s/>4 735 </text:p>
          </table:table-cell>
          <table:table-cell table:style-name="ce25" office:value-type="float" office:value="12000" calcext:value-type="float">
            <text:p><text:s/>12 000 </text:p>
          </table:table-cell>
          <table:table-cell table:style-name="ce25" office:value-type="float" office:value="6670" calcext:value-type="float">
            <text:p><text:s/>6 670 </text:p>
          </table:table-cell>
          <table:table-cell table:style-name="ce25" office:value-type="float" office:value="12230" calcext:value-type="float">
            <text:p><text:s/>12 230 </text:p>
          </table:table-cell>
          <table:table-cell table:style-name="ce25" office:value-type="float" office:value="10050" calcext:value-type="float">
            <text:p><text:s/>10 050 </text:p>
          </table:table-cell>
          <table:table-cell table:style-name="ce25" office:value-type="float" office:value="3715" calcext:value-type="float">
            <text:p><text:s/>3 715 </text:p>
          </table:table-cell>
          <table:table-cell table:style-name="ce25" office:value-type="float" office:value="7570" calcext:value-type="float">
            <text:p><text:s/>7 570 </text:p>
          </table:table-cell>
          <table:table-cell table:style-name="ce25" office:value-type="float" office:value="12415" calcext:value-type="float">
            <text:p><text:s/>12 415 </text:p>
          </table:table-cell>
          <table:table-cell table:style-name="ce25" office:value-type="float" office:value="5380" calcext:value-type="float">
            <text:p><text:s/>5 380 </text:p>
          </table:table-cell>
          <table:table-cell table:style-name="ce25" office:value-type="float" office:value="12090" calcext:value-type="float">
            <text:p><text:s/>12 090 </text:p>
          </table:table-cell>
          <table:table-cell table:style-name="ce25" office:value-type="float" office:value="11925" calcext:value-type="float">
            <text:p><text:s/>11 925 </text:p>
          </table:table-cell>
          <table:table-cell table:style-name="ce25" office:value-type="float" office:value="13200" calcext:value-type="float">
            <text:p><text:s/>13 200 </text:p>
          </table:table-cell>
          <table:table-cell table:style-name="ce25" office:value-type="float" office:value="5155" calcext:value-type="float">
            <text:p><text:s/>5 155 </text:p>
          </table:table-cell>
          <table:table-cell table:style-name="ce25" office:value-type="float" office:value="7955" calcext:value-type="float">
            <text:p><text:s/>7 955 </text:p>
          </table:table-cell>
          <table:table-cell table:style-name="ce25" office:value-type="float" office:value="8000" calcext:value-type="float">
            <text:p><text:s/>8 000 </text:p>
          </table:table-cell>
          <table:table-cell table:style-name="ce25" office:value-type="float" office:value="10810" calcext:value-type="float">
            <text:p><text:s/>10 810 </text:p>
          </table:table-cell>
          <table:table-cell table:style-name="ce25" office:value-type="float" office:value="7840" calcext:value-type="float">
            <text:p><text:s/>7 840 </text:p>
          </table:table-cell>
          <table:table-cell table:style-name="ce25" office:value-type="float" office:value="4855" calcext:value-type="float">
            <text:p><text:s/>4 855 </text:p>
          </table:table-cell>
          <table:table-cell table:style-name="ce25" office:value-type="float" office:value="11950" calcext:value-type="float">
            <text:p><text:s/>11 950 </text:p>
          </table:table-cell>
          <table:table-cell table:style-name="ce25" office:value-type="float" office:value="8765" calcext:value-type="float">
            <text:p><text:s/>8 765 </text:p>
          </table:table-cell>
          <table:table-cell table:style-name="ce25" office:value-type="float" office:value="4765" calcext:value-type="float">
            <text:p><text:s/>4 765 </text:p>
          </table:table-cell>
          <table:table-cell table:style-name="ce25" office:value-type="float" office:value="8910" calcext:value-type="float">
            <text:p><text:s/>8 910 </text:p>
          </table:table-cell>
          <table:table-cell table:style-name="ce25" office:value-type="float" office:value="9450" calcext:value-type="float">
            <text:p><text:s/>9 450 </text:p>
          </table:table-cell>
          <table:table-cell table:style-name="ce25" office:value-type="float" office:value="8100" calcext:value-type="float">
            <text:p><text:s/>8 100 </text:p>
          </table:table-cell>
          <table:table-cell table:style-name="ce25" office:value-type="float" office:value="11630" calcext:value-type="float">
            <text:p><text:s/>11 630 </text:p>
          </table:table-cell>
          <table:table-cell table:style-name="ce25" office:value-type="float" office:value="4300" calcext:value-type="float">
            <text:p><text:s/>4 300 </text:p>
          </table:table-cell>
          <table:table-cell table:style-name="ce25" office:value-type="float" office:value="7265" calcext:value-type="float">
            <text:p><text:s/>7 265 </text:p>
          </table:table-cell>
          <table:table-cell table:style-name="ce25" office:value-type="float" office:value="6940" calcext:value-type="float">
            <text:p><text:s/>6 940 </text:p>
          </table:table-cell>
          <table:table-cell table:style-name="ce25" office:value-type="float" office:value="1985" calcext:value-type="float">
            <text:p><text:s/>1 98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e_cegep_college</text:p>
          </table:table-cell>
          <table:table-cell table:style-name="ce25" office:value-type="float" office:value="4855" calcext:value-type="float">
            <text:p><text:s/>4 855 </text:p>
          </table:table-cell>
          <table:table-cell table:style-name="ce25" office:value-type="float" office:value="4780" calcext:value-type="float">
            <text:p><text:s/>4 780 </text:p>
          </table:table-cell>
          <table:table-cell table:style-name="ce25" office:value-type="float" office:value="10170" calcext:value-type="float">
            <text:p><text:s/>10 170 </text:p>
          </table:table-cell>
          <table:table-cell table:style-name="ce25" office:value-type="float" office:value="8675" calcext:value-type="float">
            <text:p><text:s/>8 675 </text:p>
          </table:table-cell>
          <table:table-cell table:style-name="ce25" office:value-type="float" office:value="8720" calcext:value-type="float">
            <text:p><text:s/>8 720 </text:p>
          </table:table-cell>
          <table:table-cell table:style-name="ce25" office:value-type="float" office:value="10970" calcext:value-type="float">
            <text:p><text:s/>10 970 </text:p>
          </table:table-cell>
          <table:table-cell table:style-name="ce25" office:value-type="float" office:value="8155" calcext:value-type="float">
            <text:p><text:s/>8 155 </text:p>
          </table:table-cell>
          <table:table-cell table:style-name="ce25" office:value-type="float" office:value="8115" calcext:value-type="float">
            <text:p><text:s/>8 115 </text:p>
          </table:table-cell>
          <table:table-cell table:style-name="ce25" office:value-type="float" office:value="7910" calcext:value-type="float">
            <text:p><text:s/>7 910 </text:p>
          </table:table-cell>
          <table:table-cell table:style-name="ce25" office:value-type="float" office:value="8295" calcext:value-type="float">
            <text:p><text:s/>8 295 </text:p>
          </table:table-cell>
          <table:table-cell table:style-name="ce25" office:value-type="float" office:value="9275" calcext:value-type="float">
            <text:p><text:s/>9 275 </text:p>
          </table:table-cell>
          <table:table-cell table:style-name="ce25" office:value-type="float" office:value="8865" calcext:value-type="float">
            <text:p><text:s/>8 865 </text:p>
          </table:table-cell>
          <table:table-cell table:style-name="ce25" office:value-type="float" office:value="12505" calcext:value-type="float">
            <text:p><text:s/>12 505 </text:p>
          </table:table-cell>
          <table:table-cell table:style-name="ce25" office:value-type="float" office:value="5645" calcext:value-type="float">
            <text:p><text:s/>5 645 </text:p>
          </table:table-cell>
          <table:table-cell table:style-name="ce25" office:value-type="float" office:value="12475" calcext:value-type="float">
            <text:p><text:s/>12 475 </text:p>
          </table:table-cell>
          <table:table-cell table:style-name="ce25" office:value-type="float" office:value="8815" calcext:value-type="float">
            <text:p><text:s/>8 815 </text:p>
          </table:table-cell>
          <table:table-cell table:style-name="ce25" office:value-type="float" office:value="10935" calcext:value-type="float">
            <text:p><text:s/>10 935 </text:p>
          </table:table-cell>
          <table:table-cell table:style-name="ce25" office:value-type="float" office:value="9470" calcext:value-type="float">
            <text:p><text:s/>9 470 </text:p>
          </table:table-cell>
          <table:table-cell table:style-name="ce25" office:value-type="float" office:value="11160" calcext:value-type="float">
            <text:p><text:s/>11 160 </text:p>
          </table:table-cell>
          <table:table-cell table:style-name="ce25" office:value-type="float" office:value="11440" calcext:value-type="float">
            <text:p><text:s/>11 440 </text:p>
          </table:table-cell>
          <table:table-cell table:style-name="ce25" office:value-type="float" office:value="10825" calcext:value-type="float">
            <text:p><text:s/>10 825 </text:p>
          </table:table-cell>
          <table:table-cell table:style-name="ce25" office:value-type="float" office:value="13015" calcext:value-type="float">
            <text:p><text:s/>13 015 </text:p>
          </table:table-cell>
          <table:table-cell table:style-name="ce25" office:value-type="float" office:value="9485" calcext:value-type="float">
            <text:p><text:s/>9 485 </text:p>
          </table:table-cell>
          <table:table-cell table:style-name="ce25" office:value-type="float" office:value="9995" calcext:value-type="float">
            <text:p><text:s/>9 995 </text:p>
          </table:table-cell>
          <table:table-cell table:style-name="ce25" office:value-type="float" office:value="12870" calcext:value-type="float">
            <text:p><text:s/>12 870 </text:p>
          </table:table-cell>
          <table:table-cell table:style-name="ce25" office:value-type="float" office:value="9260" calcext:value-type="float">
            <text:p><text:s/>9 260 </text:p>
          </table:table-cell>
          <table:table-cell table:style-name="ce25" office:value-type="float" office:value="10625" calcext:value-type="float">
            <text:p><text:s/>10 625 </text:p>
          </table:table-cell>
          <table:table-cell table:style-name="ce25" office:value-type="float" office:value="14015" calcext:value-type="float">
            <text:p><text:s/>14 015 </text:p>
          </table:table-cell>
          <table:table-cell table:style-name="ce25" office:value-type="float" office:value="8705" calcext:value-type="float">
            <text:p><text:s/>8 705 </text:p>
          </table:table-cell>
          <table:table-cell table:style-name="ce25" office:value-type="float" office:value="12285" calcext:value-type="float">
            <text:p><text:s/>12 285 </text:p>
          </table:table-cell>
          <table:table-cell table:style-name="ce25" office:value-type="float" office:value="9425" calcext:value-type="float">
            <text:p><text:s/>9 425 </text:p>
          </table:table-cell>
          <table:table-cell table:style-name="ce25" office:value-type="float" office:value="9615" calcext:value-type="float">
            <text:p><text:s/>9 615 </text:p>
          </table:table-cell>
          <table:table-cell table:style-name="ce25" office:value-type="float" office:value="7695" calcext:value-type="float">
            <text:p><text:s/>7 695 </text:p>
          </table:table-cell>
          <table:table-cell table:style-name="ce25" office:value-type="float" office:value="6360" calcext:value-type="float">
            <text:p><text:s/>6 360 </text:p>
          </table:table-cell>
          <table:table-cell table:style-name="ce25" office:value-type="float" office:value="11500" calcext:value-type="float">
            <text:p><text:s/>11 500 </text:p>
          </table:table-cell>
          <table:table-cell table:style-name="ce25" office:value-type="float" office:value="5125" calcext:value-type="float">
            <text:p><text:s/>5 125 </text:p>
          </table:table-cell>
          <table:table-cell table:style-name="ce25" office:value-type="float" office:value="11825" calcext:value-type="float">
            <text:p><text:s/>11 825 </text:p>
          </table:table-cell>
          <table:table-cell table:style-name="ce25" office:value-type="float" office:value="8370" calcext:value-type="float">
            <text:p><text:s/>8 370 </text:p>
          </table:table-cell>
          <table:table-cell table:style-name="ce25" office:value-type="float" office:value="9280" calcext:value-type="float">
            <text:p><text:s/>9 280 </text:p>
          </table:table-cell>
          <table:table-cell table:style-name="ce25" office:value-type="float" office:value="10815" calcext:value-type="float">
            <text:p><text:s/>10 815 </text:p>
          </table:table-cell>
          <table:table-cell table:style-name="ce25" office:value-type="float" office:value="8915" calcext:value-type="float">
            <text:p><text:s/>8 915 </text:p>
          </table:table-cell>
          <table:table-cell table:style-name="ce25" office:value-type="float" office:value="11980" calcext:value-type="float">
            <text:p><text:s/>11 980 </text:p>
          </table:table-cell>
          <table:table-cell table:style-name="ce25" office:value-type="float" office:value="7025" calcext:value-type="float">
            <text:p><text:s/>7 025 </text:p>
          </table:table-cell>
          <table:table-cell table:style-name="ce25" office:value-type="float" office:value="8560" calcext:value-type="float">
            <text:p><text:s/>8 560 </text:p>
          </table:table-cell>
          <table:table-cell table:style-name="ce25" office:value-type="float" office:value="1915" calcext:value-type="float">
            <text:p><text:s/>1 915 </text:p>
          </table:table-cell>
          <table:table-cell table:style-name="ce25" office:value-type="float" office:value="9615" calcext:value-type="float">
            <text:p><text:s/>9 615 </text:p>
          </table:table-cell>
          <table:table-cell table:style-name="ce25" office:value-type="float" office:value="9180" calcext:value-type="float">
            <text:p><text:s/>9 180 </text:p>
          </table:table-cell>
          <table:table-cell table:style-name="ce25" office:value-type="float" office:value="10155" calcext:value-type="float">
            <text:p><text:s/>10 155 </text:p>
          </table:table-cell>
          <table:table-cell table:style-name="ce25" office:value-type="float" office:value="10830" calcext:value-type="float">
            <text:p><text:s/>10 830 </text:p>
          </table:table-cell>
          <table:table-cell table:style-name="ce25" office:value-type="float" office:value="10690" calcext:value-type="float">
            <text:p><text:s/>10 690 </text:p>
          </table:table-cell>
          <table:table-cell table:style-name="ce25" office:value-type="float" office:value="9235" calcext:value-type="float">
            <text:p><text:s/>9 235 </text:p>
          </table:table-cell>
          <table:table-cell table:style-name="ce25" office:value-type="float" office:value="9790" calcext:value-type="float">
            <text:p><text:s/>9 790 </text:p>
          </table:table-cell>
          <table:table-cell table:style-name="ce25" office:value-type="float" office:value="13370" calcext:value-type="float">
            <text:p><text:s/>13 370 </text:p>
          </table:table-cell>
          <table:table-cell table:style-name="ce25" office:value-type="float" office:value="11155" calcext:value-type="float">
            <text:p><text:s/>11 155 </text:p>
          </table:table-cell>
          <table:table-cell table:style-name="ce25" office:value-type="float" office:value="9310" calcext:value-type="float">
            <text:p><text:s/>9 310 </text:p>
          </table:table-cell>
          <table:table-cell table:style-name="ce25" office:value-type="float" office:value="7785" calcext:value-type="float">
            <text:p><text:s/>7 785 </text:p>
          </table:table-cell>
          <table:table-cell table:style-name="ce25" office:value-type="float" office:value="8315" calcext:value-type="float">
            <text:p><text:s/>8 315 </text:p>
          </table:table-cell>
          <table:table-cell table:style-name="ce25" office:value-type="float" office:value="8455" calcext:value-type="float">
            <text:p><text:s/>8 455 </text:p>
          </table:table-cell>
          <table:table-cell table:style-name="ce25" office:value-type="float" office:value="9985" calcext:value-type="float">
            <text:p><text:s/>9 985 </text:p>
          </table:table-cell>
          <table:table-cell table:style-name="ce25" office:value-type="float" office:value="8345" calcext:value-type="float">
            <text:p><text:s/>8 345 </text:p>
          </table:table-cell>
          <table:table-cell table:style-name="ce25" office:value-type="float" office:value="8605" calcext:value-type="float">
            <text:p><text:s/>8 605 </text:p>
          </table:table-cell>
          <table:table-cell table:style-name="ce25" office:value-type="float" office:value="10680" calcext:value-type="float">
            <text:p><text:s/>10 680 </text:p>
          </table:table-cell>
          <table:table-cell table:style-name="ce25" office:value-type="float" office:value="10075" calcext:value-type="float">
            <text:p><text:s/>10 075 </text:p>
          </table:table-cell>
          <table:table-cell table:style-name="ce25" office:value-type="float" office:value="7480" calcext:value-type="float">
            <text:p><text:s/>7 480 </text:p>
          </table:table-cell>
          <table:table-cell table:style-name="ce25" office:value-type="float" office:value="10645" calcext:value-type="float">
            <text:p><text:s/>10 645 </text:p>
          </table:table-cell>
          <table:table-cell table:style-name="ce25" office:value-type="float" office:value="10390" calcext:value-type="float">
            <text:p><text:s/>10 390 </text:p>
          </table:table-cell>
          <table:table-cell table:style-name="ce25" office:value-type="float" office:value="9680" calcext:value-type="float">
            <text:p><text:s/>9 680 </text:p>
          </table:table-cell>
          <table:table-cell table:style-name="ce25" office:value-type="float" office:value="11110" calcext:value-type="float">
            <text:p><text:s/>11 110 </text:p>
          </table:table-cell>
          <table:table-cell table:style-name="ce25" office:value-type="float" office:value="8595" calcext:value-type="float">
            <text:p><text:s/>8 595 </text:p>
          </table:table-cell>
          <table:table-cell table:style-name="ce25" office:value-type="float" office:value="8985" calcext:value-type="float">
            <text:p><text:s/>8 985 </text:p>
          </table:table-cell>
          <table:table-cell table:style-name="ce25" office:value-type="float" office:value="8065" calcext:value-type="float">
            <text:p><text:s/>8 065 </text:p>
          </table:table-cell>
          <table:table-cell table:style-name="ce25" office:value-type="float" office:value="9645" calcext:value-type="float">
            <text:p><text:s/>9 645 </text:p>
          </table:table-cell>
          <table:table-cell table:style-name="ce25" office:value-type="float" office:value="7445" calcext:value-type="float">
            <text:p><text:s/>7 445 </text:p>
          </table:table-cell>
          <table:table-cell table:style-name="ce25" office:value-type="float" office:value="9205" calcext:value-type="float">
            <text:p><text:s/>9 205 </text:p>
          </table:table-cell>
          <table:table-cell table:style-name="ce25" office:value-type="float" office:value="6030" calcext:value-type="float">
            <text:p><text:s/>6 030 </text:p>
          </table:table-cell>
          <table:table-cell table:style-name="ce25" office:value-type="float" office:value="8470" calcext:value-type="float">
            <text:p><text:s/>8 470 </text:p>
          </table:table-cell>
          <table:table-cell table:style-name="ce25" office:value-type="float" office:value="8870" calcext:value-type="float">
            <text:p><text:s/>8 870 </text:p>
          </table:table-cell>
          <table:table-cell table:style-name="ce25" office:value-type="float" office:value="11915" calcext:value-type="float">
            <text:p><text:s/>11 915 </text:p>
          </table:table-cell>
          <table:table-cell table:style-name="ce25" office:value-type="float" office:value="10255" calcext:value-type="float">
            <text:p><text:s/>10 255 </text:p>
          </table:table-cell>
          <table:table-cell table:style-name="ce25" office:value-type="float" office:value="13540" calcext:value-type="float">
            <text:p><text:s/>13 540 </text:p>
          </table:table-cell>
          <table:table-cell table:style-name="ce25" office:value-type="float" office:value="10450" calcext:value-type="float">
            <text:p><text:s/>10 450 </text:p>
          </table:table-cell>
          <table:table-cell table:style-name="ce25" office:value-type="float" office:value="12345" calcext:value-type="float">
            <text:p><text:s/>12 345 </text:p>
          </table:table-cell>
          <table:table-cell table:style-name="ce25" office:value-type="float" office:value="7310" calcext:value-type="float">
            <text:p><text:s/>7 310 </text:p>
          </table:table-cell>
          <table:table-cell table:style-name="ce25" office:value-type="float" office:value="9585" calcext:value-type="float">
            <text:p><text:s/>9 585 </text:p>
          </table:table-cell>
          <table:table-cell table:style-name="ce25" office:value-type="float" office:value="7540" calcext:value-type="float">
            <text:p><text:s/>7 540 </text:p>
          </table:table-cell>
          <table:table-cell table:style-name="ce25" office:value-type="float" office:value="11540" calcext:value-type="float">
            <text:p><text:s/>11 540 </text:p>
          </table:table-cell>
          <table:table-cell table:style-name="ce25" office:value-type="float" office:value="7160" calcext:value-type="float">
            <text:p><text:s/>7 160 </text:p>
          </table:table-cell>
          <table:table-cell table:style-name="ce25" office:value-type="float" office:value="11930" calcext:value-type="float">
            <text:p><text:s/>11 930 </text:p>
          </table:table-cell>
          <table:table-cell table:style-name="ce25" office:value-type="float" office:value="8220" calcext:value-type="float">
            <text:p><text:s/>8 220 </text:p>
          </table:table-cell>
          <table:table-cell table:style-name="ce25" office:value-type="float" office:value="9535" calcext:value-type="float">
            <text:p><text:s/>9 535 </text:p>
          </table:table-cell>
          <table:table-cell table:style-name="ce25" office:value-type="float" office:value="5805" calcext:value-type="float">
            <text:p><text:s/>5 805 </text:p>
          </table:table-cell>
          <table:table-cell table:style-name="ce25" office:value-type="float" office:value="10420" calcext:value-type="float">
            <text:p><text:s/>10 420 </text:p>
          </table:table-cell>
          <table:table-cell table:style-name="ce25" office:value-type="float" office:value="8110" calcext:value-type="float">
            <text:p><text:s/>8 110 </text:p>
          </table:table-cell>
          <table:table-cell table:style-name="ce25" office:value-type="float" office:value="11360" calcext:value-type="float">
            <text:p><text:s/>11 360 </text:p>
          </table:table-cell>
          <table:table-cell table:style-name="ce25" office:value-type="float" office:value="9625" calcext:value-type="float">
            <text:p><text:s/>9 625 </text:p>
          </table:table-cell>
          <table:table-cell table:style-name="ce25" office:value-type="float" office:value="8425" calcext:value-type="float">
            <text:p><text:s/>8 425 </text:p>
          </table:table-cell>
          <table:table-cell table:style-name="ce25" office:value-type="float" office:value="11780" calcext:value-type="float">
            <text:p><text:s/>11 780 </text:p>
          </table:table-cell>
          <table:table-cell table:style-name="ce25" office:value-type="float" office:value="7090" calcext:value-type="float">
            <text:p><text:s/>7 090 </text:p>
          </table:table-cell>
          <table:table-cell table:style-name="ce25" office:value-type="float" office:value="10425" calcext:value-type="float">
            <text:p><text:s/>10 425 </text:p>
          </table:table-cell>
          <table:table-cell table:style-name="ce25" office:value-type="float" office:value="6595" calcext:value-type="float">
            <text:p><text:s/>6 595 </text:p>
          </table:table-cell>
          <table:table-cell table:style-name="ce25" office:value-type="float" office:value="7765" calcext:value-type="float">
            <text:p><text:s/>7 765 </text:p>
          </table:table-cell>
          <table:table-cell table:style-name="ce25" office:value-type="float" office:value="8880" calcext:value-type="float">
            <text:p><text:s/>8 880 </text:p>
          </table:table-cell>
          <table:table-cell table:style-name="ce25" office:value-type="float" office:value="11825" calcext:value-type="float">
            <text:p><text:s/>11 825 </text:p>
          </table:table-cell>
          <table:table-cell table:style-name="ce25" office:value-type="float" office:value="10755" calcext:value-type="float">
            <text:p><text:s/>10 755 </text:p>
          </table:table-cell>
          <table:table-cell table:style-name="ce25" office:value-type="float" office:value="10340" calcext:value-type="float">
            <text:p><text:s/>10 340 </text:p>
          </table:table-cell>
          <table:table-cell table:style-name="ce25" office:value-type="float" office:value="10475" calcext:value-type="float">
            <text:p><text:s/>10 475 </text:p>
          </table:table-cell>
          <table:table-cell table:style-name="ce25" office:value-type="float" office:value="11915" calcext:value-type="float">
            <text:p><text:s/>11 915 </text:p>
          </table:table-cell>
          <table:table-cell table:style-name="ce25" office:value-type="float" office:value="11190" calcext:value-type="float">
            <text:p><text:s/>11 190 </text:p>
          </table:table-cell>
          <table:table-cell table:style-name="ce25" office:value-type="float" office:value="11760" calcext:value-type="float">
            <text:p><text:s/>11 760 </text:p>
          </table:table-cell>
          <table:table-cell table:style-name="ce25" office:value-type="float" office:value="8250" calcext:value-type="float">
            <text:p><text:s/>8 250 </text:p>
          </table:table-cell>
          <table:table-cell table:style-name="ce25" office:value-type="float" office:value="11200" calcext:value-type="float">
            <text:p><text:s/>11 200 </text:p>
          </table:table-cell>
          <table:table-cell table:style-name="ce25" office:value-type="float" office:value="12300" calcext:value-type="float">
            <text:p><text:s/>12 300 </text:p>
          </table:table-cell>
          <table:table-cell table:style-name="ce25" office:value-type="float" office:value="10450" calcext:value-type="float">
            <text:p><text:s/>10 450 </text:p>
          </table:table-cell>
          <table:table-cell table:style-name="ce25" office:value-type="float" office:value="9180" calcext:value-type="float">
            <text:p><text:s/>9 180 </text:p>
          </table:table-cell>
          <table:table-cell table:style-name="ce25" office:value-type="float" office:value="12035" calcext:value-type="float">
            <text:p><text:s/>12 035 </text:p>
          </table:table-cell>
          <table:table-cell table:style-name="ce25" office:value-type="float" office:value="11335" calcext:value-type="float">
            <text:p><text:s/>11 335 </text:p>
          </table:table-cell>
          <table:table-cell table:style-name="ce25" office:value-type="float" office:value="4250" calcext:value-type="float">
            <text:p><text:s/>4 250 </text:p>
          </table:table-cell>
          <table:table-cell table:style-name="ce25" office:value-type="float" office:value="10765" calcext:value-type="float">
            <text:p><text:s/>10 765 </text:p>
          </table:table-cell>
          <table:table-cell table:style-name="ce25" office:value-type="float" office:value="12500" calcext:value-type="float">
            <text:p><text:s/>12 500 </text:p>
          </table:table-cell>
          <table:table-cell table:style-name="ce25" office:value-type="float" office:value="13665" calcext:value-type="float">
            <text:p><text:s/>13 665 </text:p>
          </table:table-cell>
          <table:table-cell table:style-name="ce25" office:value-type="float" office:value="12810" calcext:value-type="float">
            <text:p><text:s/>12 810 </text:p>
          </table:table-cell>
          <table:table-cell table:style-name="ce25" office:value-type="float" office:value="9395" calcext:value-type="float">
            <text:p><text:s/>9 395 </text:p>
          </table:table-cell>
          <table:table-cell table:style-name="ce25" office:value-type="float" office:value="8115" calcext:value-type="float">
            <text:p><text:s/>8 115 </text:p>
          </table:table-cell>
          <table:table-cell table:style-name="ce25" office:value-type="float" office:value="9755" calcext:value-type="float">
            <text:p><text:s/>9 755 </text:p>
          </table:table-cell>
          <table:table-cell table:style-name="ce25" office:value-type="float" office:value="9295" calcext:value-type="float">
            <text:p><text:s/>9 29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e_universite_inférieur_bac</text:p>
          </table:table-cell>
          <table:table-cell table:style-name="ce25" office:value-type="float" office:value="880" calcext:value-type="float">
            <text:p><text:s/>880 </text:p>
          </table:table-cell>
          <table:table-cell table:style-name="ce25" office:value-type="float" office:value="945" calcext:value-type="float">
            <text:p><text:s/>945 </text:p>
          </table:table-cell>
          <table:table-cell table:style-name="ce25" office:value-type="float" office:value="2915" calcext:value-type="float">
            <text:p><text:s/>2 915 </text:p>
          </table:table-cell>
          <table:table-cell table:style-name="ce25" office:value-type="float" office:value="2745" calcext:value-type="float">
            <text:p><text:s/>2 745 </text:p>
          </table:table-cell>
          <table:table-cell table:style-name="ce25" office:value-type="float" office:value="1620" calcext:value-type="float">
            <text:p><text:s/>1 620 </text:p>
          </table:table-cell>
          <table:table-cell table:style-name="ce25" office:value-type="float" office:value="1775" calcext:value-type="float">
            <text:p><text:s/>1 775 </text:p>
          </table:table-cell>
          <table:table-cell table:style-name="ce25" office:value-type="float" office:value="1160" calcext:value-type="float">
            <text:p><text:s/>1 160 </text:p>
          </table:table-cell>
          <table:table-cell table:style-name="ce25" office:value-type="float" office:value="1240" calcext:value-type="float">
            <text:p><text:s/>1 240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1230" calcext:value-type="float">
            <text:p><text:s/>1 230 </text:p>
          </table:table-cell>
          <table:table-cell table:style-name="ce25" office:value-type="float" office:value="1625" calcext:value-type="float">
            <text:p><text:s/>1 625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2970" calcext:value-type="float">
            <text:p><text:s/>2 970 </text:p>
          </table:table-cell>
          <table:table-cell table:style-name="ce25" office:value-type="float" office:value="1040" calcext:value-type="float">
            <text:p><text:s/>1 040 </text:p>
          </table:table-cell>
          <table:table-cell table:style-name="ce25" office:value-type="float" office:value="2905" calcext:value-type="float">
            <text:p><text:s/>2 905 </text:p>
          </table:table-cell>
          <table:table-cell table:style-name="ce25" office:value-type="float" office:value="2345" calcext:value-type="float">
            <text:p><text:s/>2 345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2600" calcext:value-type="float">
            <text:p><text:s/>2 600 </text:p>
          </table:table-cell>
          <table:table-cell table:style-name="ce25" office:value-type="float" office:value="2325" calcext:value-type="float">
            <text:p><text:s/>2 325 </text:p>
          </table:table-cell>
          <table:table-cell table:style-name="ce25" office:value-type="float" office:value="2115" calcext:value-type="float">
            <text:p><text:s/>2 115 </text:p>
          </table:table-cell>
          <table:table-cell table:style-name="ce25" office:value-type="float" office:value="1805" calcext:value-type="float">
            <text:p><text:s/>1 805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1890" calcext:value-type="float">
            <text:p><text:s/>1 890 </text:p>
          </table:table-cell>
          <table:table-cell table:style-name="ce25" office:value-type="float" office:value="1805" calcext:value-type="float">
            <text:p><text:s/>1 805 </text:p>
          </table:table-cell>
          <table:table-cell table:number-columns-repeated="2" table:style-name="ce25" office:value-type="float" office:value="2140" calcext:value-type="float">
            <text:p><text:s/>2 140 </text:p>
          </table:table-cell>
          <table:table-cell table:style-name="ce25" office:value-type="float" office:value="3055" calcext:value-type="float">
            <text:p><text:s/>3 055 </text:p>
          </table:table-cell>
          <table:table-cell table:style-name="ce25" office:value-type="float" office:value="2545" calcext:value-type="float">
            <text:p><text:s/>2 545 </text:p>
          </table:table-cell>
          <table:table-cell table:style-name="ce25" office:value-type="float" office:value="1255" calcext:value-type="float">
            <text:p><text:s/>1 255 </text:p>
          </table:table-cell>
          <table:table-cell table:style-name="ce25" office:value-type="float" office:value="2935" calcext:value-type="float">
            <text:p><text:s/>2 935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1460" calcext:value-type="float">
            <text:p><text:s/>1 460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1015" calcext:value-type="float">
            <text:p><text:s/>1 015 </text:p>
          </table:table-cell>
          <table:table-cell table:style-name="ce25" office:value-type="float" office:value="2735" calcext:value-type="float">
            <text:p><text:s/>2 735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1750" calcext:value-type="float">
            <text:p><text:s/>1 750 </text:p>
          </table:table-cell>
          <table:table-cell table:style-name="ce25" office:value-type="float" office:value="2180" calcext:value-type="float">
            <text:p><text:s/>2 180 </text:p>
          </table:table-cell>
          <table:table-cell table:style-name="ce25" office:value-type="float" office:value="1705" calcext:value-type="float">
            <text:p><text:s/>1 705 </text:p>
          </table:table-cell>
          <table:table-cell table:style-name="ce25" office:value-type="float" office:value="2330" calcext:value-type="float">
            <text:p><text:s/>2 330 </text:p>
          </table:table-cell>
          <table:table-cell table:style-name="ce25" office:value-type="float" office:value="2280" calcext:value-type="float">
            <text:p><text:s/>2 280 </text:p>
          </table:table-cell>
          <table:table-cell table:style-name="ce25" office:value-type="float" office:value="2575" calcext:value-type="float">
            <text:p><text:s/>2 575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320" calcext:value-type="float">
            <text:p><text:s/>320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1755" calcext:value-type="float">
            <text:p><text:s/>1 755 </text:p>
          </table:table-cell>
          <table:table-cell table:style-name="ce25" office:value-type="float" office:value="2550" calcext:value-type="float">
            <text:p><text:s/>2 550 </text:p>
          </table:table-cell>
          <table:table-cell table:style-name="ce25" office:value-type="float" office:value="2310" calcext:value-type="float">
            <text:p><text:s/>2 310 </text:p>
          </table:table-cell>
          <table:table-cell table:style-name="ce25" office:value-type="float" office:value="1725" calcext:value-type="float">
            <text:p><text:s/>1 725 </text:p>
          </table:table-cell>
          <table:table-cell table:style-name="ce25" office:value-type="float" office:value="1815" calcext:value-type="float">
            <text:p><text:s/>1 815 </text:p>
          </table:table-cell>
          <table:table-cell table:style-name="ce25" office:value-type="float" office:value="1485" calcext:value-type="float">
            <text:p><text:s/>1 485 </text:p>
          </table:table-cell>
          <table:table-cell table:style-name="ce25" office:value-type="float" office:value="2305" calcext:value-type="float">
            <text:p><text:s/>2 305 </text:p>
          </table:table-cell>
          <table:table-cell table:style-name="ce25" office:value-type="float" office:value="3215" calcext:value-type="float">
            <text:p><text:s/>3 215 </text:p>
          </table:table-cell>
          <table:table-cell table:style-name="ce25" office:value-type="float" office:value="2355" calcext:value-type="float">
            <text:p><text:s/>2 355 </text:p>
          </table:table-cell>
          <table:table-cell table:style-name="ce25" office:value-type="float" office:value="1840" calcext:value-type="float">
            <text:p><text:s/>1 840 </text:p>
          </table:table-cell>
          <table:table-cell table:style-name="ce25" office:value-type="float" office:value="1325" calcext:value-type="float">
            <text:p><text:s/>1 325 </text:p>
          </table:table-cell>
          <table:table-cell table:style-name="ce25" office:value-type="float" office:value="1700" calcext:value-type="float">
            <text:p><text:s/>1 700 </text:p>
          </table:table-cell>
          <table:table-cell table:style-name="ce25" office:value-type="float" office:value="2535" calcext:value-type="float">
            <text:p><text:s/>2 535 </text:p>
          </table:table-cell>
          <table:table-cell table:style-name="ce25" office:value-type="float" office:value="1725" calcext:value-type="float">
            <text:p><text:s/>1 725 </text:p>
          </table:table-cell>
          <table:table-cell table:style-name="ce25" office:value-type="float" office:value="2210" calcext:value-type="float">
            <text:p><text:s/>2 210 </text:p>
          </table:table-cell>
          <table:table-cell table:style-name="ce25" office:value-type="float" office:value="3140" calcext:value-type="float">
            <text:p><text:s/>3 140 </text:p>
          </table:table-cell>
          <table:table-cell table:style-name="ce25" office:value-type="float" office:value="1575" calcext:value-type="float">
            <text:p><text:s/>1 575 </text:p>
          </table:table-cell>
          <table:table-cell table:style-name="ce25" office:value-type="float" office:value="1370" calcext:value-type="float">
            <text:p><text:s/>1 370 </text:p>
          </table:table-cell>
          <table:table-cell table:style-name="ce25" office:value-type="float" office:value="2320" calcext:value-type="float">
            <text:p><text:s/>2 320 </text:p>
          </table:table-cell>
          <table:table-cell table:style-name="ce25" office:value-type="float" office:value="1470" calcext:value-type="float">
            <text:p><text:s/>1 470 </text:p>
          </table:table-cell>
          <table:table-cell table:style-name="ce25" office:value-type="float" office:value="2375" calcext:value-type="float">
            <text:p><text:s/>2 375 </text:p>
          </table:table-cell>
          <table:table-cell table:style-name="ce25" office:value-type="float" office:value="2570" calcext:value-type="float">
            <text:p><text:s/>2 570 </text:p>
          </table:table-cell>
          <table:table-cell table:style-name="ce25" office:value-type="float" office:value="2450" calcext:value-type="float">
            <text:p><text:s/>2 450 </text:p>
          </table:table-cell>
          <table:table-cell table:style-name="ce25" office:value-type="float" office:value="2060" calcext:value-type="float">
            <text:p><text:s/>2 060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2155" calcext:value-type="float">
            <text:p><text:s/>2 155 </text:p>
          </table:table-cell>
          <table:table-cell table:style-name="ce25" office:value-type="float" office:value="1180" calcext:value-type="float">
            <text:p><text:s/>1 180 </text:p>
          </table:table-cell>
          <table:table-cell table:style-name="ce25" office:value-type="float" office:value="2835" calcext:value-type="float">
            <text:p><text:s/>2 835 </text:p>
          </table:table-cell>
          <table:table-cell table:style-name="ce25" office:value-type="float" office:value="1075" calcext:value-type="float">
            <text:p><text:s/>1 075 </text:p>
          </table:table-cell>
          <table:table-cell table:style-name="ce25" office:value-type="float" office:value="2260" calcext:value-type="float">
            <text:p><text:s/>2 260 </text:p>
          </table:table-cell>
          <table:table-cell table:style-name="ce25" office:value-type="float" office:value="1920" calcext:value-type="float">
            <text:p><text:s/>1 920 </text:p>
          </table:table-cell>
          <table:table-cell table:style-name="ce25" office:value-type="float" office:value="2440" calcext:value-type="float">
            <text:p><text:s/>2 440 </text:p>
          </table:table-cell>
          <table:table-cell table:style-name="ce25" office:value-type="float" office:value="3085" calcext:value-type="float">
            <text:p><text:s/>3 085 </text:p>
          </table:table-cell>
          <table:table-cell table:style-name="ce25" office:value-type="float" office:value="2160" calcext:value-type="float">
            <text:p><text:s/>2 160 </text:p>
          </table:table-cell>
          <table:table-cell table:style-name="ce25" office:value-type="float" office:value="3295" calcext:value-type="float">
            <text:p><text:s/>3 295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1260" calcext:value-type="float">
            <text:p><text:s/>1 260 </text:p>
          </table:table-cell>
          <table:table-cell table:style-name="ce25" office:value-type="float" office:value="2075" calcext:value-type="float">
            <text:p><text:s/>2 075 </text:p>
          </table:table-cell>
          <table:table-cell table:style-name="ce25" office:value-type="float" office:value="1660" calcext:value-type="float">
            <text:p><text:s/>1 660 </text:p>
          </table:table-cell>
          <table:table-cell table:style-name="ce25" office:value-type="float" office:value="1900" calcext:value-type="float">
            <text:p><text:s/>1 900 </text:p>
          </table:table-cell>
          <table:table-cell table:style-name="ce25" office:value-type="float" office:value="1690" calcext:value-type="float">
            <text:p><text:s/>1 690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1360" calcext:value-type="float">
            <text:p><text:s/>1 360 </text:p>
          </table:table-cell>
          <table:table-cell table:style-name="ce25" office:value-type="float" office:value="2200" calcext:value-type="float">
            <text:p><text:s/>2 200 </text:p>
          </table:table-cell>
          <table:table-cell table:style-name="ce25" office:value-type="float" office:value="820" calcext:value-type="float">
            <text:p><text:s/>820 </text:p>
          </table:table-cell>
          <table:table-cell table:style-name="ce25" office:value-type="float" office:value="2580" calcext:value-type="float">
            <text:p><text:s/>2 580 </text:p>
          </table:table-cell>
          <table:table-cell table:style-name="ce25" office:value-type="float" office:value="1485" calcext:value-type="float">
            <text:p><text:s/>1 485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1935" calcext:value-type="float">
            <text:p><text:s/>1 935 </text:p>
          </table:table-cell>
          <table:table-cell table:style-name="ce25" office:value-type="float" office:value="1625" calcext:value-type="float">
            <text:p><text:s/>1 625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3095" calcext:value-type="float">
            <text:p><text:s/>3 095 </text:p>
          </table:table-cell>
          <table:table-cell table:style-name="ce25" office:value-type="float" office:value="1105" calcext:value-type="float">
            <text:p><text:s/>1 105 </text:p>
          </table:table-cell>
          <table:table-cell table:style-name="ce25" office:value-type="float" office:value="1655" calcext:value-type="float">
            <text:p><text:s/>1 655 </text:p>
          </table:table-cell>
          <table:table-cell table:style-name="ce25" office:value-type="float" office:value="2560" calcext:value-type="float">
            <text:p><text:s/>2 560 </text:p>
          </table:table-cell>
          <table:table-cell table:style-name="ce25" office:value-type="float" office:value="3140" calcext:value-type="float">
            <text:p><text:s/>3 140 </text:p>
          </table:table-cell>
          <table:table-cell table:style-name="ce25" office:value-type="float" office:value="1770" calcext:value-type="float">
            <text:p><text:s/>1 770 </text:p>
          </table:table-cell>
          <table:table-cell table:style-name="ce25" office:value-type="float" office:value="2555" calcext:value-type="float">
            <text:p><text:s/>2 555 </text:p>
          </table:table-cell>
          <table:table-cell table:style-name="ce25" office:value-type="float" office:value="2125" calcext:value-type="float">
            <text:p><text:s/>2 125 </text:p>
          </table:table-cell>
          <table:table-cell table:style-name="ce25" office:value-type="float" office:value="2140" calcext:value-type="float">
            <text:p><text:s/>2 140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3100" calcext:value-type="float">
            <text:p><text:s/>3 100 </text:p>
          </table:table-cell>
          <table:table-cell table:style-name="ce25" office:value-type="float" office:value="1895" calcext:value-type="float">
            <text:p><text:s/>1 895 </text:p>
          </table:table-cell>
          <table:table-cell table:style-name="ce25" office:value-type="float" office:value="2175" calcext:value-type="float">
            <text:p><text:s/>2 175 </text:p>
          </table:table-cell>
          <table:table-cell table:style-name="ce25" office:value-type="float" office:value="1875" calcext:value-type="float">
            <text:p><text:s/>1 875 </text:p>
          </table:table-cell>
          <table:table-cell table:style-name="ce25" office:value-type="float" office:value="2705" calcext:value-type="float">
            <text:p><text:s/>2 705 </text:p>
          </table:table-cell>
          <table:table-cell table:style-name="ce25" office:value-type="float" office:value="2595" calcext:value-type="float">
            <text:p><text:s/>2 595 </text:p>
          </table:table-cell>
          <table:table-cell table:style-name="ce25" office:value-type="float" office:value="2745" calcext:value-type="float">
            <text:p><text:s/>2 745 </text:p>
          </table:table-cell>
          <table:table-cell table:style-name="ce25" office:value-type="float" office:value="2410" calcext:value-type="float">
            <text:p><text:s/>2 410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2725" calcext:value-type="float">
            <text:p><text:s/>2 725 </text:p>
          </table:table-cell>
          <table:table-cell table:style-name="ce25" office:value-type="float" office:value="2370" calcext:value-type="float">
            <text:p><text:s/>2 370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2555" calcext:value-type="float">
            <text:p><text:s/>2 555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1875" calcext:value-type="float">
            <text:p><text:s/>1 875 </text:p>
          </table:table-cell>
          <table:table-cell table:style-name="ce25" office:value-type="float" office:value="2110" calcext:value-type="float">
            <text:p><text:s/>2 110 </text:p>
          </table:table-cell>
          <table:table-cell table:style-name="ce25" office:value-type="float" office:value="2400" calcext:value-type="float">
            <text:p><text:s/>2 40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e_bac</text:p>
          </table:table-cell>
          <table:table-cell table:style-name="ce25" office:value-type="float" office:value="3325" calcext:value-type="float">
            <text:p><text:s/>3 325 </text:p>
          </table:table-cell>
          <table:table-cell table:style-name="ce25" office:value-type="float" office:value="2675" calcext:value-type="float">
            <text:p><text:s/>2 675 </text:p>
          </table:table-cell>
          <table:table-cell table:style-name="ce25" office:value-type="float" office:value="13185" calcext:value-type="float">
            <text:p><text:s/>13 185 </text:p>
          </table:table-cell>
          <table:table-cell table:style-name="ce25" office:value-type="float" office:value="8545" calcext:value-type="float">
            <text:p><text:s/>8 545 </text:p>
          </table:table-cell>
          <table:table-cell table:style-name="ce25" office:value-type="float" office:value="4960" calcext:value-type="float">
            <text:p><text:s/>4 960 </text:p>
          </table:table-cell>
          <table:table-cell table:style-name="ce25" office:value-type="float" office:value="5395" calcext:value-type="float">
            <text:p><text:s/>5 395 </text:p>
          </table:table-cell>
          <table:table-cell table:style-name="ce25" office:value-type="float" office:value="4170" calcext:value-type="float">
            <text:p><text:s/>4 170 </text:p>
          </table:table-cell>
          <table:table-cell table:style-name="ce25" office:value-type="float" office:value="4025" calcext:value-type="float">
            <text:p><text:s/>4 025 </text:p>
          </table:table-cell>
          <table:table-cell table:style-name="ce25" office:value-type="float" office:value="3630" calcext:value-type="float">
            <text:p><text:s/>3 630 </text:p>
          </table:table-cell>
          <table:table-cell table:style-name="ce25" office:value-type="float" office:value="4045" calcext:value-type="float">
            <text:p><text:s/>4 045 </text:p>
          </table:table-cell>
          <table:table-cell table:style-name="ce25" office:value-type="float" office:value="4405" calcext:value-type="float">
            <text:p><text:s/>4 405 </text:p>
          </table:table-cell>
          <table:table-cell table:style-name="ce25" office:value-type="float" office:value="6315" calcext:value-type="float">
            <text:p><text:s/>6 315 </text:p>
          </table:table-cell>
          <table:table-cell table:style-name="ce25" office:value-type="float" office:value="10700" calcext:value-type="float">
            <text:p><text:s/>10 700 </text:p>
          </table:table-cell>
          <table:table-cell table:style-name="ce25" office:value-type="float" office:value="2930" calcext:value-type="float">
            <text:p><text:s/>2 930 </text:p>
          </table:table-cell>
          <table:table-cell table:style-name="ce25" office:value-type="float" office:value="9360" calcext:value-type="float">
            <text:p><text:s/>9 360 </text:p>
          </table:table-cell>
          <table:table-cell table:style-name="ce25" office:value-type="float" office:value="5435" calcext:value-type="float">
            <text:p><text:s/>5 435 </text:p>
          </table:table-cell>
          <table:table-cell table:style-name="ce25" office:value-type="float" office:value="8670" calcext:value-type="float">
            <text:p><text:s/>8 670 </text:p>
          </table:table-cell>
          <table:table-cell table:style-name="ce25" office:value-type="float" office:value="8960" calcext:value-type="float">
            <text:p><text:s/>8 960 </text:p>
          </table:table-cell>
          <table:table-cell table:style-name="ce25" office:value-type="float" office:value="9170" calcext:value-type="float">
            <text:p><text:s/>9 170 </text:p>
          </table:table-cell>
          <table:table-cell table:style-name="ce25" office:value-type="float" office:value="6015" calcext:value-type="float">
            <text:p><text:s/>6 015 </text:p>
          </table:table-cell>
          <table:table-cell table:style-name="ce25" office:value-type="float" office:value="7465" calcext:value-type="float">
            <text:p><text:s/>7 465 </text:p>
          </table:table-cell>
          <table:table-cell table:style-name="ce25" office:value-type="float" office:value="8895" calcext:value-type="float">
            <text:p><text:s/>8 895 </text:p>
          </table:table-cell>
          <table:table-cell table:style-name="ce25" office:value-type="float" office:value="6190" calcext:value-type="float">
            <text:p><text:s/>6 190 </text:p>
          </table:table-cell>
          <table:table-cell table:style-name="ce25" office:value-type="float" office:value="6505" calcext:value-type="float">
            <text:p><text:s/>6 505 </text:p>
          </table:table-cell>
          <table:table-cell table:style-name="ce25" office:value-type="float" office:value="8465" calcext:value-type="float">
            <text:p><text:s/>8 465 </text:p>
          </table:table-cell>
          <table:table-cell table:style-name="ce25" office:value-type="float" office:value="6620" calcext:value-type="float">
            <text:p><text:s/>6 620 </text:p>
          </table:table-cell>
          <table:table-cell table:style-name="ce25" office:value-type="float" office:value="9920" calcext:value-type="float">
            <text:p><text:s/>9 920 </text:p>
          </table:table-cell>
          <table:table-cell table:style-name="ce25" office:value-type="float" office:value="11060" calcext:value-type="float">
            <text:p><text:s/>11 060 </text:p>
          </table:table-cell>
          <table:table-cell table:style-name="ce25" office:value-type="float" office:value="3970" calcext:value-type="float">
            <text:p><text:s/>3 970 </text:p>
          </table:table-cell>
          <table:table-cell table:style-name="ce25" office:value-type="float" office:value="18600" calcext:value-type="float">
            <text:p><text:s/>18 600 </text:p>
          </table:table-cell>
          <table:table-cell table:style-name="ce25" office:value-type="float" office:value="5920" calcext:value-type="float">
            <text:p><text:s/>5 920 </text:p>
          </table:table-cell>
          <table:table-cell table:style-name="ce25" office:value-type="float" office:value="4815" calcext:value-type="float">
            <text:p><text:s/>4 815 </text:p>
          </table:table-cell>
          <table:table-cell table:style-name="ce25" office:value-type="float" office:value="3780" calcext:value-type="float">
            <text:p><text:s/>3 780 </text:p>
          </table:table-cell>
          <table:table-cell table:style-name="ce25" office:value-type="float" office:value="3120" calcext:value-type="float">
            <text:p><text:s/>3 120 </text:p>
          </table:table-cell>
          <table:table-cell table:style-name="ce25" office:value-type="float" office:value="10940" calcext:value-type="float">
            <text:p><text:s/>10 940 </text:p>
          </table:table-cell>
          <table:table-cell table:style-name="ce25" office:value-type="float" office:value="2445" calcext:value-type="float">
            <text:p><text:s/>2 445 </text:p>
          </table:table-cell>
          <table:table-cell table:style-name="ce25" office:value-type="float" office:value="10190" calcext:value-type="float">
            <text:p><text:s/>10 190 </text:p>
          </table:table-cell>
          <table:table-cell table:style-name="ce25" office:value-type="float" office:value="13715" calcext:value-type="float">
            <text:p><text:s/>13 715 </text:p>
          </table:table-cell>
          <table:table-cell table:style-name="ce25" office:value-type="float" office:value="4935" calcext:value-type="float">
            <text:p><text:s/>4 935 </text:p>
          </table:table-cell>
          <table:table-cell table:style-name="ce25" office:value-type="float" office:value="8290" calcext:value-type="float">
            <text:p><text:s/>8 290 </text:p>
          </table:table-cell>
          <table:table-cell table:style-name="ce25" office:value-type="float" office:value="11070" calcext:value-type="float">
            <text:p><text:s/>11 070 </text:p>
          </table:table-cell>
          <table:table-cell table:style-name="ce25" office:value-type="float" office:value="15875" calcext:value-type="float">
            <text:p><text:s/>15 875 </text:p>
          </table:table-cell>
          <table:table-cell table:style-name="ce25" office:value-type="float" office:value="3325" calcext:value-type="float">
            <text:p><text:s/>3 325 </text:p>
          </table:table-cell>
          <table:table-cell table:style-name="ce25" office:value-type="float" office:value="4655" calcext:value-type="float">
            <text:p><text:s/>4 655 </text:p>
          </table:table-cell>
          <table:table-cell table:style-name="ce25" office:value-type="float" office:value="1090" calcext:value-type="float">
            <text:p><text:s/>1 090 </text:p>
          </table:table-cell>
          <table:table-cell table:style-name="ce25" office:value-type="float" office:value="13490" calcext:value-type="float">
            <text:p><text:s/>13 490 </text:p>
          </table:table-cell>
          <table:table-cell table:style-name="ce25" office:value-type="float" office:value="6645" calcext:value-type="float">
            <text:p><text:s/>6 645 </text:p>
          </table:table-cell>
          <table:table-cell table:style-name="ce25" office:value-type="float" office:value="8515" calcext:value-type="float">
            <text:p><text:s/>8 515 </text:p>
          </table:table-cell>
          <table:table-cell table:style-name="ce25" office:value-type="float" office:value="14010" calcext:value-type="float">
            <text:p><text:s/>14 010 </text:p>
          </table:table-cell>
          <table:table-cell table:style-name="ce25" office:value-type="float" office:value="4820" calcext:value-type="float">
            <text:p><text:s/>4 820 </text:p>
          </table:table-cell>
          <table:table-cell table:style-name="ce25" office:value-type="float" office:value="5650" calcext:value-type="float">
            <text:p><text:s/>5 650 </text:p>
          </table:table-cell>
          <table:table-cell table:style-name="ce25" office:value-type="float" office:value="5195" calcext:value-type="float">
            <text:p><text:s/>5 195 </text:p>
          </table:table-cell>
          <table:table-cell table:style-name="ce25" office:value-type="float" office:value="9100" calcext:value-type="float">
            <text:p><text:s/>9 100 </text:p>
          </table:table-cell>
          <table:table-cell table:style-name="ce25" office:value-type="float" office:value="14870" calcext:value-type="float">
            <text:p><text:s/>14 870 </text:p>
          </table:table-cell>
          <table:table-cell table:style-name="ce25" office:value-type="float" office:value="10295" calcext:value-type="float">
            <text:p><text:s/>10 295 </text:p>
          </table:table-cell>
          <table:table-cell table:style-name="ce25" office:value-type="float" office:value="4750" calcext:value-type="float">
            <text:p><text:s/>4 750 </text:p>
          </table:table-cell>
          <table:table-cell table:style-name="ce25" office:value-type="float" office:value="4050" calcext:value-type="float">
            <text:p><text:s/>4 050 </text:p>
          </table:table-cell>
          <table:table-cell table:style-name="ce25" office:value-type="float" office:value="5655" calcext:value-type="float">
            <text:p><text:s/>5 655 </text:p>
          </table:table-cell>
          <table:table-cell table:style-name="ce25" office:value-type="float" office:value="11080" calcext:value-type="float">
            <text:p><text:s/>11 080 </text:p>
          </table:table-cell>
          <table:table-cell table:style-name="ce25" office:value-type="float" office:value="4930" calcext:value-type="float">
            <text:p><text:s/>4 930 </text:p>
          </table:table-cell>
          <table:table-cell table:style-name="ce25" office:value-type="float" office:value="13120" calcext:value-type="float">
            <text:p><text:s/>13 120 </text:p>
          </table:table-cell>
          <table:table-cell table:style-name="ce25" office:value-type="float" office:value="10475" calcext:value-type="float">
            <text:p><text:s/>10 475 </text:p>
          </table:table-cell>
          <table:table-cell table:style-name="ce25" office:value-type="float" office:value="4645" calcext:value-type="float">
            <text:p><text:s/>4 645 </text:p>
          </table:table-cell>
          <table:table-cell table:style-name="ce25" office:value-type="float" office:value="3180" calcext:value-type="float">
            <text:p><text:s/>3 180 </text:p>
          </table:table-cell>
          <table:table-cell table:style-name="ce25" office:value-type="float" office:value="7755" calcext:value-type="float">
            <text:p><text:s/>7 755 </text:p>
          </table:table-cell>
          <table:table-cell table:style-name="ce25" office:value-type="float" office:value="4460" calcext:value-type="float">
            <text:p><text:s/>4 460 </text:p>
          </table:table-cell>
          <table:table-cell table:style-name="ce25" office:value-type="float" office:value="12160" calcext:value-type="float">
            <text:p><text:s/>12 160 </text:p>
          </table:table-cell>
          <table:table-cell table:style-name="ce25" office:value-type="float" office:value="10560" calcext:value-type="float">
            <text:p><text:s/>10 560 </text:p>
          </table:table-cell>
          <table:table-cell table:style-name="ce25" office:value-type="float" office:value="8010" calcext:value-type="float">
            <text:p><text:s/>8 010 </text:p>
          </table:table-cell>
          <table:table-cell table:style-name="ce25" office:value-type="float" office:value="9915" calcext:value-type="float">
            <text:p><text:s/>9 915 </text:p>
          </table:table-cell>
          <table:table-cell table:style-name="ce25" office:value-type="float" office:value="4780" calcext:value-type="float">
            <text:p><text:s/>4 780 </text:p>
          </table:table-cell>
          <table:table-cell table:style-name="ce25" office:value-type="float" office:value="6250" calcext:value-type="float">
            <text:p><text:s/>6 250 </text:p>
          </table:table-cell>
          <table:table-cell table:style-name="ce25" office:value-type="float" office:value="3410" calcext:value-type="float">
            <text:p><text:s/>3 410 </text:p>
          </table:table-cell>
          <table:table-cell table:style-name="ce25" office:value-type="float" office:value="11790" calcext:value-type="float">
            <text:p><text:s/>11 790 </text:p>
          </table:table-cell>
          <table:table-cell table:style-name="ce25" office:value-type="float" office:value="2970" calcext:value-type="float">
            <text:p><text:s/>2 970 </text:p>
          </table:table-cell>
          <table:table-cell table:style-name="ce25" office:value-type="float" office:value="16260" calcext:value-type="float">
            <text:p><text:s/>16 260 </text:p>
          </table:table-cell>
          <table:table-cell table:style-name="ce25" office:value-type="float" office:value="7775" calcext:value-type="float">
            <text:p><text:s/>7 775 </text:p>
          </table:table-cell>
          <table:table-cell table:style-name="ce25" office:value-type="float" office:value="7430" calcext:value-type="float">
            <text:p><text:s/>7 430 </text:p>
          </table:table-cell>
          <table:table-cell table:style-name="ce25" office:value-type="float" office:value="14030" calcext:value-type="float">
            <text:p><text:s/>14 030 </text:p>
          </table:table-cell>
          <table:table-cell table:style-name="ce25" office:value-type="float" office:value="8440" calcext:value-type="float">
            <text:p><text:s/>8 440 </text:p>
          </table:table-cell>
          <table:table-cell table:style-name="ce25" office:value-type="float" office:value="19865" calcext:value-type="float">
            <text:p><text:s/>19 865 </text:p>
          </table:table-cell>
          <table:table-cell table:style-name="ce25" office:value-type="float" office:value="14975" calcext:value-type="float">
            <text:p><text:s/>14 975 </text:p>
          </table:table-cell>
          <table:table-cell table:style-name="ce25" office:value-type="float" office:value="3775" calcext:value-type="float">
            <text:p><text:s/>3 775 </text:p>
          </table:table-cell>
          <table:table-cell table:style-name="ce25" office:value-type="float" office:value="15295" calcext:value-type="float">
            <text:p><text:s/>15 295 </text:p>
          </table:table-cell>
          <table:table-cell table:style-name="ce25" office:value-type="float" office:value="6460" calcext:value-type="float">
            <text:p><text:s/>6 460 </text:p>
          </table:table-cell>
          <table:table-cell table:style-name="ce25" office:value-type="float" office:value="6010" calcext:value-type="float">
            <text:p><text:s/>6 010 </text:p>
          </table:table-cell>
          <table:table-cell table:style-name="ce25" office:value-type="float" office:value="4480" calcext:value-type="float">
            <text:p><text:s/>4 480 </text:p>
          </table:table-cell>
          <table:table-cell table:style-name="ce25" office:value-type="float" office:value="10600" calcext:value-type="float">
            <text:p><text:s/>10 600 </text:p>
          </table:table-cell>
          <table:table-cell table:style-name="ce25" office:value-type="float" office:value="4270" calcext:value-type="float">
            <text:p><text:s/>4 270 </text:p>
          </table:table-cell>
          <table:table-cell table:style-name="ce25" office:value-type="float" office:value="6370" calcext:value-type="float">
            <text:p><text:s/>6 370 </text:p>
          </table:table-cell>
          <table:table-cell table:style-name="ce25" office:value-type="float" office:value="2690" calcext:value-type="float">
            <text:p><text:s/>2 690 </text:p>
          </table:table-cell>
          <table:table-cell table:style-name="ce25" office:value-type="float" office:value="7140" calcext:value-type="float">
            <text:p><text:s/>7 140 </text:p>
          </table:table-cell>
          <table:table-cell table:style-name="ce25" office:value-type="float" office:value="3305" calcext:value-type="float">
            <text:p><text:s/>3 305 </text:p>
          </table:table-cell>
          <table:table-cell table:style-name="ce25" office:value-type="float" office:value="7455" calcext:value-type="float">
            <text:p><text:s/>7 455 </text:p>
          </table:table-cell>
          <table:table-cell table:style-name="ce25" office:value-type="float" office:value="6860" calcext:value-type="float">
            <text:p><text:s/>6 860 </text:p>
          </table:table-cell>
          <table:table-cell table:style-name="ce25" office:value-type="float" office:value="4585" calcext:value-type="float">
            <text:p><text:s/>4 585 </text:p>
          </table:table-cell>
          <table:table-cell table:style-name="ce25" office:value-type="float" office:value="13565" calcext:value-type="float">
            <text:p><text:s/>13 565 </text:p>
          </table:table-cell>
          <table:table-cell table:style-name="ce25" office:value-type="float" office:value="3765" calcext:value-type="float">
            <text:p><text:s/>3 765 </text:p>
          </table:table-cell>
          <table:table-cell table:style-name="ce25" office:value-type="float" office:value="13415" calcext:value-type="float">
            <text:p><text:s/>13 415 </text:p>
          </table:table-cell>
          <table:table-cell table:style-name="ce25" office:value-type="float" office:value="2505" calcext:value-type="float">
            <text:p><text:s/>2 505 </text:p>
          </table:table-cell>
          <table:table-cell table:style-name="ce25" office:value-type="float" office:value="4895" calcext:value-type="float">
            <text:p><text:s/>4 895 </text:p>
          </table:table-cell>
          <table:table-cell table:style-name="ce25" office:value-type="float" office:value="14945" calcext:value-type="float">
            <text:p><text:s/>14 945 </text:p>
          </table:table-cell>
          <table:table-cell table:style-name="ce25" office:value-type="float" office:value="10520" calcext:value-type="float">
            <text:p><text:s/>10 520 </text:p>
          </table:table-cell>
          <table:table-cell table:style-name="ce25" office:value-type="float" office:value="6840" calcext:value-type="float">
            <text:p><text:s/>6 840 </text:p>
          </table:table-cell>
          <table:table-cell table:style-name="ce25" office:value-type="float" office:value="17205" calcext:value-type="float">
            <text:p><text:s/>17 205 </text:p>
          </table:table-cell>
          <table:table-cell table:style-name="ce25" office:value-type="float" office:value="5325" calcext:value-type="float">
            <text:p><text:s/>5 325 </text:p>
          </table:table-cell>
          <table:table-cell table:style-name="ce25" office:value-type="float" office:value="7155" calcext:value-type="float">
            <text:p><text:s/>7 155 </text:p>
          </table:table-cell>
          <table:table-cell table:style-name="ce25" office:value-type="float" office:value="5485" calcext:value-type="float">
            <text:p><text:s/>5 485 </text:p>
          </table:table-cell>
          <table:table-cell table:style-name="ce25" office:value-type="float" office:value="16555" calcext:value-type="float">
            <text:p><text:s/>16 555 </text:p>
          </table:table-cell>
          <table:table-cell table:style-name="ce25" office:value-type="float" office:value="5205" calcext:value-type="float">
            <text:p><text:s/>5 205 </text:p>
          </table:table-cell>
          <table:table-cell table:style-name="ce25" office:value-type="float" office:value="9955" calcext:value-type="float">
            <text:p><text:s/>9 955 </text:p>
          </table:table-cell>
          <table:table-cell table:style-name="ce25" office:value-type="float" office:value="8530" calcext:value-type="float">
            <text:p><text:s/>8 530 </text:p>
          </table:table-cell>
          <table:table-cell table:style-name="ce25" office:value-type="float" office:value="10590" calcext:value-type="float">
            <text:p><text:s/>10 590 </text:p>
          </table:table-cell>
          <table:table-cell table:style-name="ce25" office:value-type="float" office:value="12580" calcext:value-type="float">
            <text:p><text:s/>12 580 </text:p>
          </table:table-cell>
          <table:table-cell table:style-name="ce25" office:value-type="float" office:value="7675" calcext:value-type="float">
            <text:p><text:s/>7 675 </text:p>
          </table:table-cell>
          <table:table-cell table:style-name="ce25" office:value-type="float" office:value="8285" calcext:value-type="float">
            <text:p><text:s/>8 285 </text:p>
          </table:table-cell>
          <table:table-cell table:style-name="ce25" office:value-type="float" office:value="1710" calcext:value-type="float">
            <text:p><text:s/>1 710 </text:p>
          </table:table-cell>
          <table:table-cell table:style-name="ce25" office:value-type="float" office:value="8810" calcext:value-type="float">
            <text:p><text:s/>8 810 </text:p>
          </table:table-cell>
          <table:table-cell table:style-name="ce25" office:value-type="float" office:value="9935" calcext:value-type="float">
            <text:p><text:s/>9 935 </text:p>
          </table:table-cell>
          <table:table-cell table:style-name="ce25" office:value-type="float" office:value="11390" calcext:value-type="float">
            <text:p><text:s/>11 390 </text:p>
          </table:table-cell>
          <table:table-cell table:style-name="ce25" office:value-type="float" office:value="9185" calcext:value-type="float">
            <text:p><text:s/>9 185 </text:p>
          </table:table-cell>
          <table:table-cell table:style-name="ce25" office:value-type="float" office:value="14295" calcext:value-type="float">
            <text:p><text:s/>14 295 </text:p>
          </table:table-cell>
          <table:table-cell table:style-name="ce25" office:value-type="float" office:value="7475" calcext:value-type="float">
            <text:p><text:s/>7 475 </text:p>
          </table:table-cell>
          <table:table-cell table:style-name="ce25" office:value-type="float" office:value="7810" calcext:value-type="float">
            <text:p><text:s/>7 810 </text:p>
          </table:table-cell>
          <table:table-cell table:style-name="ce25" office:value-type="float" office:value="23715" calcext:value-type="float">
            <text:p><text:s/>23 71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e_supérieur_bac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2600" calcext:value-type="float">
            <text:p><text:s/>2 600 </text:p>
          </table:table-cell>
          <table:table-cell table:style-name="ce25" office:value-type="float" office:value="1675" calcext:value-type="float">
            <text:p><text:s/>1 675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490" calcext:value-type="float">
            <text:p><text:s/>490 </text:p>
          </table:table-cell>
          <table:table-cell table:number-columns-repeated="2" table:style-name="ce25" office:value-type="float" office:value="510" calcext:value-type="float">
            <text:p><text:s/>51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975" calcext:value-type="float">
            <text:p><text:s/>975 </text:p>
          </table:table-cell>
          <table:table-cell table:style-name="ce25" office:value-type="float" office:value="1530" calcext:value-type="float">
            <text:p><text:s/>1 53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1365" calcext:value-type="float">
            <text:p><text:s/>1 365 </text:p>
          </table:table-cell>
          <table:table-cell table:style-name="ce25" office:value-type="float" office:value="1205" calcext:value-type="float">
            <text:p><text:s/>1 205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1535" calcext:value-type="float">
            <text:p><text:s/>1 535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1035" calcext:value-type="float">
            <text:p><text:s/>1 035 </text:p>
          </table:table-cell>
          <table:table-cell table:style-name="ce25" office:value-type="float" office:value="1070" calcext:value-type="float">
            <text:p><text:s/>1 070 </text:p>
          </table:table-cell>
          <table:table-cell table:style-name="ce25" office:value-type="float" office:value="790" calcext:value-type="float">
            <text:p><text:s/>790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790" calcext:value-type="float">
            <text:p><text:s/>790 </text:p>
          </table:table-cell>
          <table:table-cell table:style-name="ce25" office:value-type="float" office:value="1775" calcext:value-type="float">
            <text:p><text:s/>1 775 </text:p>
          </table:table-cell>
          <table:table-cell table:style-name="ce25" office:value-type="float" office:value="1250" calcext:value-type="float">
            <text:p><text:s/>1 250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3265" calcext:value-type="float">
            <text:p><text:s/>3 265 </text:p>
          </table:table-cell>
          <table:table-cell table:style-name="ce25" office:value-type="float" office:value="905" calcext:value-type="float">
            <text:p><text:s/>905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1880" calcext:value-type="float">
            <text:p><text:s/>1 880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2465" calcext:value-type="float">
            <text:p><text:s/>2 465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1050" calcext:value-type="float">
            <text:p><text:s/>1 050 </text:p>
          </table:table-cell>
          <table:table-cell table:style-name="ce25" office:value-type="float" office:value="1835" calcext:value-type="float">
            <text:p><text:s/>1 835 </text:p>
          </table:table-cell>
          <table:table-cell table:style-name="ce25" office:value-type="float" office:value="2085" calcext:value-type="float">
            <text:p><text:s/>2 085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525" calcext:value-type="float">
            <text:p><text:s/>52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770" calcext:value-type="float">
            <text:p><text:s/>1 770 </text:p>
          </table:table-cell>
          <table:table-cell table:style-name="ce25" office:value-type="float" office:value="900" calcext:value-type="float">
            <text:p><text:s/>900 </text:p>
          </table:table-cell>
          <table:table-cell table:style-name="ce25" office:value-type="float" office:value="1945" calcext:value-type="float">
            <text:p><text:s/>1 945 </text:p>
          </table:table-cell>
          <table:table-cell table:style-name="ce25" office:value-type="float" office:value="2165" calcext:value-type="float">
            <text:p><text:s/>2 165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635" calcext:value-type="float">
            <text:p><text:s/>63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1020" calcext:value-type="float">
            <text:p><text:s/>1 020 </text:p>
          </table:table-cell>
          <table:table-cell table:style-name="ce25" office:value-type="float" office:value="2375" calcext:value-type="float">
            <text:p><text:s/>2 375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850" calcext:value-type="float">
            <text:p><text:s/>850 </text:p>
          </table:table-cell>
          <table:table-cell table:style-name="ce25" office:value-type="float" office:value="2020" calcext:value-type="float">
            <text:p><text:s/>2 020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2180" calcext:value-type="float">
            <text:p><text:s/>2 180 </text:p>
          </table:table-cell>
          <table:table-cell table:style-name="ce25" office:value-type="float" office:value="1930" calcext:value-type="float">
            <text:p><text:s/>1 930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410" calcext:value-type="float">
            <text:p><text:s/>410 </text:p>
          </table:table-cell>
          <table:table-cell table:style-name="ce25" office:value-type="float" office:value="1195" calcext:value-type="float">
            <text:p><text:s/>1 195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1655" calcext:value-type="float">
            <text:p><text:s/>1 655 </text:p>
          </table:table-cell>
          <table:table-cell table:style-name="ce25" office:value-type="float" office:value="1740" calcext:value-type="float">
            <text:p><text:s/>1 740 </text:p>
          </table:table-cell>
          <table:table-cell table:style-name="ce25" office:value-type="float" office:value="1410" calcext:value-type="float">
            <text:p><text:s/>1 410 </text:p>
          </table:table-cell>
          <table:table-cell table:style-name="ce25" office:value-type="float" office:value="1660" calcext:value-type="float">
            <text:p><text:s/>1 66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875" calcext:value-type="float">
            <text:p><text:s/>875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3150" calcext:value-type="float">
            <text:p><text:s/>3 150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980" calcext:value-type="float">
            <text:p><text:s/>980 </text:p>
          </table:table-cell>
          <table:table-cell table:style-name="ce25" office:value-type="float" office:value="2125" calcext:value-type="float">
            <text:p><text:s/>2 125 </text:p>
          </table:table-cell>
          <table:table-cell table:style-name="ce25" office:value-type="float" office:value="965" calcext:value-type="float">
            <text:p><text:s/>965 </text:p>
          </table:table-cell>
          <table:table-cell table:style-name="ce25" office:value-type="float" office:value="3610" calcext:value-type="float">
            <text:p><text:s/>3 610 </text:p>
          </table:table-cell>
          <table:table-cell table:style-name="ce25" office:value-type="float" office:value="2010" calcext:value-type="float">
            <text:p><text:s/>2 010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960" calcext:value-type="float">
            <text:p><text:s/>96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780" calcext:value-type="float">
            <text:p><text:s/>780 </text:p>
          </table:table-cell>
          <table:table-cell table:style-name="ce25" office:value-type="float" office:value="1300" calcext:value-type="float">
            <text:p><text:s/>1 300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820" calcext:value-type="float">
            <text:p><text:s/>82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970" calcext:value-type="float">
            <text:p><text:s/>970 </text:p>
          </table:table-cell>
          <table:table-cell table:style-name="ce25" office:value-type="float" office:value="455" calcext:value-type="float">
            <text:p><text:s/>455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675" calcext:value-type="float">
            <text:p><text:s/>67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2080" calcext:value-type="float">
            <text:p><text:s/>2 080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2340" calcext:value-type="float">
            <text:p><text:s/>2 340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565" calcext:value-type="float">
            <text:p><text:s/>565 </text:p>
          </table:table-cell>
          <table:table-cell table:style-name="ce25" office:value-type="float" office:value="2640" calcext:value-type="float">
            <text:p><text:s/>2 640 </text:p>
          </table:table-cell>
          <table:table-cell table:style-name="ce25" office:value-type="float" office:value="1625" calcext:value-type="float">
            <text:p><text:s/>1 625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2670" calcext:value-type="float">
            <text:p><text:s/>2 670 </text:p>
          </table:table-cell>
          <table:table-cell table:style-name="ce25" office:value-type="float" office:value="745" calcext:value-type="float">
            <text:p><text:s/>745 </text:p>
          </table:table-cell>
          <table:table-cell table:style-name="ce25" office:value-type="float" office:value="860" calcext:value-type="float">
            <text:p><text:s/>860 </text:p>
          </table:table-cell>
          <table:table-cell table:style-name="ce25" office:value-type="float" office:value="890" calcext:value-type="float">
            <text:p><text:s/>890 </text:p>
          </table:table-cell>
          <table:table-cell table:style-name="ce25" office:value-type="float" office:value="3030" calcext:value-type="float">
            <text:p><text:s/>3 030 </text:p>
          </table:table-cell>
          <table:table-cell table:style-name="ce25" office:value-type="float" office:value="765" calcext:value-type="float">
            <text:p><text:s/>765 </text:p>
          </table:table-cell>
          <table:table-cell table:style-name="ce25" office:value-type="float" office:value="1315" calcext:value-type="float">
            <text:p><text:s/>1 315 </text:p>
          </table:table-cell>
          <table:table-cell table:style-name="ce25" office:value-type="float" office:value="1125" calcext:value-type="float">
            <text:p><text:s/>1 125 </text:p>
          </table:table-cell>
          <table:table-cell table:style-name="ce25" office:value-type="float" office:value="1860" calcext:value-type="float">
            <text:p><text:s/>1 860 </text:p>
          </table:table-cell>
          <table:table-cell table:style-name="ce25" office:value-type="float" office:value="1870" calcext:value-type="float">
            <text:p><text:s/>1 870 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1020" calcext:value-type="float">
            <text:p><text:s/>1 02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435" calcext:value-type="float">
            <text:p><text:s/>1 435 </text:p>
          </table:table-cell>
          <table:table-cell table:style-name="ce25" office:value-type="float" office:value="1365" calcext:value-type="float">
            <text:p><text:s/>1 365 </text:p>
          </table:table-cell>
          <table:table-cell table:style-name="ce25" office:value-type="float" office:value="1335" calcext:value-type="float">
            <text:p><text:s/>1 335 </text:p>
          </table:table-cell>
          <table:table-cell table:style-name="ce25" office:value-type="float" office:value="1200" calcext:value-type="float">
            <text:p><text:s/>1 200 </text:p>
          </table:table-cell>
          <table:table-cell table:style-name="ce25" office:value-type="float" office:value="2660" calcext:value-type="float">
            <text:p><text:s/>2 66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3575" calcext:value-type="float">
            <text:p><text:s/>3 57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e_medecine_dentaire_opto_vétérinaire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390" calcext:value-type="float">
            <text:p><text:s/>39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345" calcext:value-type="float">
            <text:p><text:s/>34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70" calcext:value-type="float">
            <text:p><text:s/>27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230" calcext:value-type="float">
            <text:p><text:s/>230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465" calcext:value-type="float">
            <text:p><text:s/>465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210" calcext:value-type="float">
            <text:p><text:s/>210 </text:p>
          </table:table-cell>
          <table:table-cell table:style-name="ce25" office:value-type="float" office:value="365" calcext:value-type="float">
            <text:p><text:s/>36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1290" calcext:value-type="float">
            <text:p><text:s/>1 29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260" calcext:value-type="float">
            <text:p><text:s/>26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60" calcext:value-type="float">
            <text:p><text:s/>6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725" calcext:value-type="float">
            <text:p><text:s/>725 </text:p>
          </table:table-cell>
          <table:table-cell table:number-columns-repeated="2" table:style-name="ce25" office:value-type="float" office:value="220" calcext:value-type="float">
            <text:p><text:s/>220 </text:p>
          </table:table-cell>
          <table:table-cell table:style-name="ce25" office:value-type="float" office:value="335" calcext:value-type="float">
            <text:p><text:s/>335 </text:p>
          </table:table-cell>
          <table:table-cell table:style-name="ce25" office:value-type="float" office:value="240" calcext:value-type="float">
            <text:p><text:s/>240 </text:p>
          </table:table-cell>
          <table:table-cell table:number-columns-repeated="2" table:style-name="ce25" office:value-type="float" office:value="185" calcext:value-type="float">
            <text:p><text:s/>18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685" calcext:value-type="float">
            <text:p><text:s/>68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185" calcext:value-type="float">
            <text:p><text:s/>18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2310" calcext:value-type="float">
            <text:p><text:s/>2 310 </text:p>
          </table:table-cell>
          <table:table-cell table:style-name="ce25" office:value-type="float" office:value="545" calcext:value-type="float">
            <text:p><text:s/>545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815" calcext:value-type="float">
            <text:p><text:s/>815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05" calcext:value-type="float">
            <text:p><text:s/>105 </text:p>
          </table:table-cell>
          <table:table-cell table:style-name="ce25" office:value-type="float" office:value="290" calcext:value-type="float">
            <text:p><text:s/>290 </text:p>
          </table:table-cell>
          <table:table-cell table:style-name="ce25" office:value-type="float" office:value="90" calcext:value-type="float">
            <text:p><text:s/>90 </text:p>
          </table:table-cell>
          <table:table-cell table:style-name="ce25" office:value-type="float" office:value="325" calcext:value-type="float">
            <text:p><text:s/>32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285" calcext:value-type="float">
            <text:p><text:s/>28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370" calcext:value-type="float">
            <text:p><text:s/>37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540" calcext:value-type="float">
            <text:p><text:s/>540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665" calcext:value-type="float">
            <text:p><text:s/>665 </text:p>
          </table:table-cell>
          <table:table-cell table:style-name="ce25" office:value-type="float" office:value="330" calcext:value-type="float">
            <text:p><text:s/>33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835" calcext:value-type="float">
            <text:p><text:s/>835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340" calcext:value-type="float">
            <text:p><text:s/>340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845" calcext:value-type="float">
            <text:p><text:s/>845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295" calcext:value-type="float">
            <text:p><text:s/>29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625" calcext:value-type="float">
            <text:p><text:s/>62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2045" calcext:value-type="float">
            <text:p><text:s/>2 045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é_maîtrise</text:p>
          </table:table-cell>
          <table:table-cell table:style-name="ce25" office:value-type="float" office:value="535" calcext:value-type="float">
            <text:p><text:s/>535 </text:p>
          </table:table-cell>
          <table:table-cell table:style-name="ce25" office:value-type="float" office:value="400" calcext:value-type="float">
            <text:p><text:s/>400 </text:p>
          </table:table-cell>
          <table:table-cell table:style-name="ce25" office:value-type="float" office:value="5215" calcext:value-type="float">
            <text:p><text:s/>5 215 </text:p>
          </table:table-cell>
          <table:table-cell table:style-name="ce25" office:value-type="float" office:value="2725" calcext:value-type="float">
            <text:p><text:s/>2 725 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1130" calcext:value-type="float">
            <text:p><text:s/>1 130 </text:p>
          </table:table-cell>
          <table:table-cell table:style-name="ce25" office:value-type="float" office:value="755" calcext:value-type="float">
            <text:p><text:s/>755 </text:p>
          </table:table-cell>
          <table:table-cell table:style-name="ce25" office:value-type="float" office:value="605" calcext:value-type="float">
            <text:p><text:s/>605 </text:p>
          </table:table-cell>
          <table:table-cell table:style-name="ce25" office:value-type="float" office:value="785" calcext:value-type="float">
            <text:p><text:s/>785 </text:p>
          </table:table-cell>
          <table:table-cell table:style-name="ce25" office:value-type="float" office:value="830" calcext:value-type="float">
            <text:p><text:s/>830 </text:p>
          </table:table-cell>
          <table:table-cell table:style-name="ce25" office:value-type="float" office:value="1055" calcext:value-type="float">
            <text:p><text:s/>1 055 </text:p>
          </table:table-cell>
          <table:table-cell table:style-name="ce25" office:value-type="float" office:value="1940" calcext:value-type="float">
            <text:p><text:s/>1 940 </text:p>
          </table:table-cell>
          <table:table-cell table:style-name="ce25" office:value-type="float" office:value="2820" calcext:value-type="float">
            <text:p><text:s/>2 820 </text:p>
          </table:table-cell>
          <table:table-cell table:style-name="ce25" office:value-type="float" office:value="480" calcext:value-type="float">
            <text:p><text:s/>480 </text:p>
          </table:table-cell>
          <table:table-cell table:style-name="ce25" office:value-type="float" office:value="2800" calcext:value-type="float">
            <text:p><text:s/>2 800 </text:p>
          </table:table-cell>
          <table:table-cell table:style-name="ce25" office:value-type="float" office:value="1350" calcext:value-type="float">
            <text:p><text:s/>1 350 </text:p>
          </table:table-cell>
          <table:table-cell table:style-name="ce25" office:value-type="float" office:value="2595" calcext:value-type="float">
            <text:p><text:s/>2 595 </text:p>
          </table:table-cell>
          <table:table-cell table:style-name="ce25" office:value-type="float" office:value="3130" calcext:value-type="float">
            <text:p><text:s/>3 130 </text:p>
          </table:table-cell>
          <table:table-cell table:style-name="ce25" office:value-type="float" office:value="2760" calcext:value-type="float">
            <text:p><text:s/>2 760 </text:p>
          </table:table-cell>
          <table:table-cell table:style-name="ce25" office:value-type="float" office:value="1375" calcext:value-type="float">
            <text:p><text:s/>1 375 </text:p>
          </table:table-cell>
          <table:table-cell table:style-name="ce25" office:value-type="float" office:value="2285" calcext:value-type="float">
            <text:p><text:s/>2 285 </text:p>
          </table:table-cell>
          <table:table-cell table:style-name="ce25" office:value-type="float" office:value="3075" calcext:value-type="float">
            <text:p><text:s/>3 075 </text:p>
          </table:table-cell>
          <table:table-cell table:style-name="ce25" office:value-type="float" office:value="1835" calcext:value-type="float">
            <text:p><text:s/>1 835 </text:p>
          </table:table-cell>
          <table:table-cell table:style-name="ce25" office:value-type="float" office:value="1540" calcext:value-type="float">
            <text:p><text:s/>1 540 </text:p>
          </table:table-cell>
          <table:table-cell table:style-name="ce25" office:value-type="float" office:value="2650" calcext:value-type="float">
            <text:p><text:s/>2 650 </text:p>
          </table:table-cell>
          <table:table-cell table:style-name="ce25" office:value-type="float" office:value="2015" calcext:value-type="float">
            <text:p><text:s/>2 015 </text:p>
          </table:table-cell>
          <table:table-cell table:style-name="ce25" office:value-type="float" office:value="2710" calcext:value-type="float">
            <text:p><text:s/>2 710 </text:p>
          </table:table-cell>
          <table:table-cell table:style-name="ce25" office:value-type="float" office:value="3095" calcext:value-type="float">
            <text:p><text:s/>3 095 </text:p>
          </table:table-cell>
          <table:table-cell table:style-name="ce25" office:value-type="float" office:value="920" calcext:value-type="float">
            <text:p><text:s/>920 </text:p>
          </table:table-cell>
          <table:table-cell table:style-name="ce25" office:value-type="float" office:value="7225" calcext:value-type="float">
            <text:p><text:s/>7 225 </text:p>
          </table:table-cell>
          <table:table-cell table:style-name="ce25" office:value-type="float" office:value="1495" calcext:value-type="float">
            <text:p><text:s/>1 495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3070" calcext:value-type="float">
            <text:p><text:s/>3 070 </text:p>
          </table:table-cell>
          <table:table-cell table:style-name="ce25" office:value-type="float" office:value="620" calcext:value-type="float">
            <text:p><text:s/>620 </text:p>
          </table:table-cell>
          <table:table-cell table:style-name="ce25" office:value-type="float" office:value="4015" calcext:value-type="float">
            <text:p><text:s/>4 015 </text:p>
          </table:table-cell>
          <table:table-cell table:style-name="ce25" office:value-type="float" office:value="8480" calcext:value-type="float">
            <text:p><text:s/>8 480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5165" calcext:value-type="float">
            <text:p><text:s/>5 165 </text:p>
          </table:table-cell>
          <table:table-cell table:style-name="ce25" office:value-type="float" office:value="7865" calcext:value-type="float">
            <text:p><text:s/>7 865 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25" office:value-type="float" office:value="925" calcext:value-type="float">
            <text:p><text:s/>925 </text:p>
          </table:table-cell>
          <table:table-cell table:style-name="ce25" office:value-type="float" office:value="150" calcext:value-type="float">
            <text:p><text:s/>150 </text:p>
          </table:table-cell>
          <table:table-cell table:style-name="ce25" office:value-type="float" office:value="5300" calcext:value-type="float">
            <text:p><text:s/>5 300 </text:p>
          </table:table-cell>
          <table:table-cell table:style-name="ce25" office:value-type="float" office:value="3200" calcext:value-type="float">
            <text:p><text:s/>3 200 </text:p>
          </table:table-cell>
          <table:table-cell table:style-name="ce25" office:value-type="float" office:value="2300" calcext:value-type="float">
            <text:p><text:s/>2 300 </text:p>
          </table:table-cell>
          <table:table-cell table:style-name="ce25" office:value-type="float" office:value="7350" calcext:value-type="float">
            <text:p><text:s/>7 350 </text:p>
          </table:table-cell>
          <table:table-cell table:style-name="ce25" office:value-type="float" office:value="1165" calcext:value-type="float">
            <text:p><text:s/>1 165 </text:p>
          </table:table-cell>
          <table:table-cell table:style-name="ce25" office:value-type="float" office:value="1190" calcext:value-type="float">
            <text:p><text:s/>1 190 </text:p>
          </table:table-cell>
          <table:table-cell table:style-name="ce25" office:value-type="float" office:value="1175" calcext:value-type="float">
            <text:p><text:s/>1 175 </text:p>
          </table:table-cell>
          <table:table-cell table:style-name="ce25" office:value-type="float" office:value="2425" calcext:value-type="float">
            <text:p><text:s/>2 425 </text:p>
          </table:table-cell>
          <table:table-cell table:style-name="ce25" office:value-type="float" office:value="5600" calcext:value-type="float">
            <text:p><text:s/>5 600 </text:p>
          </table:table-cell>
          <table:table-cell table:style-name="ce25" office:value-type="float" office:value="3540" calcext:value-type="float">
            <text:p><text:s/>3 540 </text:p>
          </table:table-cell>
          <table:table-cell table:style-name="ce25" office:value-type="float" office:value="1090" calcext:value-type="float">
            <text:p><text:s/>1 090 </text:p>
          </table:table-cell>
          <table:table-cell table:style-name="ce25" office:value-type="float" office:value="770" calcext:value-type="float">
            <text:p><text:s/>770 </text:p>
          </table:table-cell>
          <table:table-cell table:style-name="ce25" office:value-type="float" office:value="1065" calcext:value-type="float">
            <text:p><text:s/>1 065 </text:p>
          </table:table-cell>
          <table:table-cell table:style-name="ce25" office:value-type="float" office:value="4660" calcext:value-type="float">
            <text:p><text:s/>4 660 </text:p>
          </table:table-cell>
          <table:table-cell table:style-name="ce25" office:value-type="float" office:value="965" calcext:value-type="float">
            <text:p><text:s/>965 </text:p>
          </table:table-cell>
          <table:table-cell table:style-name="ce25" office:value-type="float" office:value="7430" calcext:value-type="float">
            <text:p><text:s/>7 430 </text:p>
          </table:table-cell>
          <table:table-cell table:style-name="ce25" office:value-type="float" office:value="3445" calcext:value-type="float">
            <text:p><text:s/>3 445 </text:p>
          </table:table-cell>
          <table:table-cell table:style-name="ce25" office:value-type="float" office:value="860" calcext:value-type="float">
            <text:p><text:s/>860 </text:p>
          </table:table-cell>
          <table:table-cell table:style-name="ce25" office:value-type="float" office:value="500" calcext:value-type="float">
            <text:p><text:s/>500 </text:p>
          </table:table-cell>
          <table:table-cell table:style-name="ce25" office:value-type="float" office:value="2540" calcext:value-type="float">
            <text:p><text:s/>2 540 </text:p>
          </table:table-cell>
          <table:table-cell table:style-name="ce25" office:value-type="float" office:value="860" calcext:value-type="float">
            <text:p><text:s/>860 </text:p>
          </table:table-cell>
          <table:table-cell table:style-name="ce25" office:value-type="float" office:value="4795" calcext:value-type="float">
            <text:p><text:s/>4 795 </text:p>
          </table:table-cell>
          <table:table-cell table:style-name="ce25" office:value-type="float" office:value="3500" calcext:value-type="float">
            <text:p><text:s/>3 500 </text:p>
          </table:table-cell>
          <table:table-cell table:style-name="ce25" office:value-type="float" office:value="3270" calcext:value-type="float">
            <text:p><text:s/>3 270 </text:p>
          </table:table-cell>
          <table:table-cell table:style-name="ce25" office:value-type="float" office:value="3430" calcext:value-type="float">
            <text:p><text:s/>3 430 </text:p>
          </table:table-cell>
          <table:table-cell table:style-name="ce25" office:value-type="float" office:value="1225" calcext:value-type="float">
            <text:p><text:s/>1 225 </text:p>
          </table:table-cell>
          <table:table-cell table:style-name="ce25" office:value-type="float" office:value="1220" calcext:value-type="float">
            <text:p><text:s/>1 220 </text:p>
          </table:table-cell>
          <table:table-cell table:style-name="ce25" office:value-type="float" office:value="695" calcext:value-type="float">
            <text:p><text:s/>695 </text:p>
          </table:table-cell>
          <table:table-cell table:style-name="ce25" office:value-type="float" office:value="5175" calcext:value-type="float">
            <text:p><text:s/>5 175 </text:p>
          </table:table-cell>
          <table:table-cell table:style-name="ce25" office:value-type="float" office:value="785" calcext:value-type="float">
            <text:p><text:s/>785 </text:p>
          </table:table-cell>
          <table:table-cell table:style-name="ce25" office:value-type="float" office:value="11680" calcext:value-type="float">
            <text:p><text:s/>11 680 </text:p>
          </table:table-cell>
          <table:table-cell table:style-name="ce25" office:value-type="float" office:value="2095" calcext:value-type="float">
            <text:p><text:s/>2 095 </text:p>
          </table:table-cell>
          <table:table-cell table:style-name="ce25" office:value-type="float" office:value="1605" calcext:value-type="float">
            <text:p><text:s/>1 605 </text:p>
          </table:table-cell>
          <table:table-cell table:style-name="ce25" office:value-type="float" office:value="5130" calcext:value-type="float">
            <text:p><text:s/>5 130 </text:p>
          </table:table-cell>
          <table:table-cell table:style-name="ce25" office:value-type="float" office:value="2135" calcext:value-type="float">
            <text:p><text:s/>2 135 </text:p>
          </table:table-cell>
          <table:table-cell table:style-name="ce25" office:value-type="float" office:value="12315" calcext:value-type="float">
            <text:p><text:s/>12 315 </text:p>
          </table:table-cell>
          <table:table-cell table:style-name="ce25" office:value-type="float" office:value="4530" calcext:value-type="float">
            <text:p><text:s/>4 530 </text:p>
          </table:table-cell>
          <table:table-cell table:style-name="ce25" office:value-type="float" office:value="815" calcext:value-type="float">
            <text:p><text:s/>815 </text:p>
          </table:table-cell>
          <table:table-cell table:style-name="ce25" office:value-type="float" office:value="8215" calcext:value-type="float">
            <text:p><text:s/>8 215 </text:p>
          </table:table-cell>
          <table:table-cell table:style-name="ce25" office:value-type="float" office:value="2845" calcext:value-type="float">
            <text:p><text:s/>2 845 </text:p>
          </table:table-cell>
          <table:table-cell table:style-name="ce25" office:value-type="float" office:value="1440" calcext:value-type="float">
            <text:p><text:s/>1 440 </text:p>
          </table:table-cell>
          <table:table-cell table:style-name="ce25" office:value-type="float" office:value="1080" calcext:value-type="float">
            <text:p><text:s/>1 080 </text:p>
          </table:table-cell>
          <table:table-cell table:style-name="ce25" office:value-type="float" office:value="4645" calcext:value-type="float">
            <text:p><text:s/>4 645 </text:p>
          </table:table-cell>
          <table:table-cell table:style-name="ce25" office:value-type="float" office:value="1005" calcext:value-type="float">
            <text:p><text:s/>1 005 </text:p>
          </table:table-cell>
          <table:table-cell table:style-name="ce25" office:value-type="float" office:value="1655" calcext:value-type="float">
            <text:p><text:s/>1 655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1400" calcext:value-type="float">
            <text:p><text:s/>1 40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2480" calcext:value-type="float">
            <text:p><text:s/>2 480 </text:p>
          </table:table-cell>
          <table:table-cell table:style-name="ce25" office:value-type="float" office:value="1905" calcext:value-type="float">
            <text:p><text:s/>1 905 </text:p>
          </table:table-cell>
          <table:table-cell table:style-name="ce25" office:value-type="float" office:value="1025" calcext:value-type="float">
            <text:p><text:s/>1 025 </text:p>
          </table:table-cell>
          <table:table-cell table:style-name="ce25" office:value-type="float" office:value="4175" calcext:value-type="float">
            <text:p><text:s/>4 175 </text:p>
          </table:table-cell>
          <table:table-cell table:style-name="ce25" office:value-type="float" office:value="550" calcext:value-type="float">
            <text:p><text:s/>550 </text:p>
          </table:table-cell>
          <table:table-cell table:style-name="ce25" office:value-type="float" office:value="6095" calcext:value-type="float">
            <text:p><text:s/>6 095 </text:p>
          </table:table-cell>
          <table:table-cell table:style-name="ce25" office:value-type="float" office:value="405" calcext:value-type="float">
            <text:p><text:s/>405 </text:p>
          </table:table-cell>
          <table:table-cell table:style-name="ce25" office:value-type="float" office:value="1100" calcext:value-type="float">
            <text:p><text:s/>1 100 </text:p>
          </table:table-cell>
          <table:table-cell table:style-name="ce25" office:value-type="float" office:value="10005" calcext:value-type="float">
            <text:p><text:s/>10 005 </text:p>
          </table:table-cell>
          <table:table-cell table:style-name="ce25" office:value-type="float" office:value="2980" calcext:value-type="float">
            <text:p><text:s/>2 980 </text:p>
          </table:table-cell>
          <table:table-cell table:style-name="ce25" office:value-type="float" office:value="2235" calcext:value-type="float">
            <text:p><text:s/>2 235 </text:p>
          </table:table-cell>
          <table:table-cell table:style-name="ce25" office:value-type="float" office:value="8370" calcext:value-type="float">
            <text:p><text:s/>8 370 </text:p>
          </table:table-cell>
          <table:table-cell table:style-name="ce25" office:value-type="float" office:value="1380" calcext:value-type="float">
            <text:p><text:s/>1 380 </text:p>
          </table:table-cell>
          <table:table-cell table:style-name="ce25" office:value-type="float" office:value="1550" calcext:value-type="float">
            <text:p><text:s/>1 550 </text:p>
          </table:table-cell>
          <table:table-cell table:style-name="ce25" office:value-type="float" office:value="1155" calcext:value-type="float">
            <text:p><text:s/>1 155 </text:p>
          </table:table-cell>
          <table:table-cell table:style-name="ce25" office:value-type="float" office:value="6325" calcext:value-type="float">
            <text:p><text:s/>6 325 </text:p>
          </table:table-cell>
          <table:table-cell table:style-name="ce25" office:value-type="float" office:value="1445" calcext:value-type="float">
            <text:p><text:s/>1 445 </text:p>
          </table:table-cell>
          <table:table-cell table:style-name="ce25" office:value-type="float" office:value="4680" calcext:value-type="float">
            <text:p><text:s/>4 680 </text:p>
          </table:table-cell>
          <table:table-cell table:style-name="ce25" office:value-type="float" office:value="2160" calcext:value-type="float">
            <text:p><text:s/>2 160 </text:p>
          </table:table-cell>
          <table:table-cell table:style-name="ce25" office:value-type="float" office:value="3975" calcext:value-type="float">
            <text:p><text:s/>3 975 </text:p>
          </table:table-cell>
          <table:table-cell table:style-name="ce25" office:value-type="float" office:value="7510" calcext:value-type="float">
            <text:p><text:s/>7 510 </text:p>
          </table:table-cell>
          <table:table-cell table:style-name="ce25" office:value-type="float" office:value="1865" calcext:value-type="float">
            <text:p><text:s/>1 865 </text:p>
          </table:table-cell>
          <table:table-cell table:style-name="ce25" office:value-type="float" office:value="2740" calcext:value-type="float">
            <text:p><text:s/>2 740 </text:p>
          </table:table-cell>
          <table:table-cell table:style-name="ce25" office:value-type="float" office:value="415" calcext:value-type="float">
            <text:p><text:s/>415 </text:p>
          </table:table-cell>
          <table:table-cell table:style-name="ce25" office:value-type="float" office:value="2645" calcext:value-type="float">
            <text:p><text:s/>2 645 </text:p>
          </table:table-cell>
          <table:table-cell table:style-name="ce25" office:value-type="float" office:value="3505" calcext:value-type="float">
            <text:p><text:s/>3 505 </text:p>
          </table:table-cell>
          <table:table-cell table:style-name="ce25" office:value-type="float" office:value="2770" calcext:value-type="float">
            <text:p><text:s/>2 770 </text:p>
          </table:table-cell>
          <table:table-cell table:style-name="ce25" office:value-type="float" office:value="2375" calcext:value-type="float">
            <text:p><text:s/>2 375 </text:p>
          </table:table-cell>
          <table:table-cell table:style-name="ce25" office:value-type="float" office:value="7970" calcext:value-type="float">
            <text:p><text:s/>7 970 </text:p>
          </table:table-cell>
          <table:table-cell table:style-name="ce25" office:value-type="float" office:value="2835" calcext:value-type="float">
            <text:p><text:s/>2 835 </text:p>
          </table:table-cell>
          <table:table-cell table:style-name="ce25" office:value-type="float" office:value="2100" calcext:value-type="float">
            <text:p><text:s/>2 100 </text:p>
          </table:table-cell>
          <table:table-cell table:style-name="ce25" office:value-type="float" office:value="14450" calcext:value-type="float">
            <text:p><text:s/>14 450 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scolarité_doctorat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760" calcext:value-type="float">
            <text:p><text:s/>76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215" calcext:value-type="float">
            <text:p><text:s/>215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110" calcext:value-type="float">
            <text:p><text:s/>11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115" calcext:value-type="float">
            <text:p><text:s/>11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355" calcext:value-type="float">
            <text:p><text:s/>355 </text:p>
          </table:table-cell>
          <table:table-cell table:style-name="ce25" office:value-type="float" office:value="380" calcext:value-type="float">
            <text:p><text:s/>38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395" calcext:value-type="float">
            <text:p><text:s/>395 </text:p>
          </table:table-cell>
          <table:table-cell table:style-name="ce25" office:value-type="float" office:value="250" calcext:value-type="float">
            <text:p><text:s/>250 </text:p>
          </table:table-cell>
          <table:table-cell table:style-name="ce25" office:value-type="float" office:value="195" calcext:value-type="float">
            <text:p><text:s/>195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430" calcext:value-type="float">
            <text:p><text:s/>430 </text:p>
          </table:table-cell>
          <table:table-cell table:style-name="ce25" office:value-type="float" office:value="235" calcext:value-type="float">
            <text:p><text:s/>23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425" calcext:value-type="float">
            <text:p><text:s/>425 </text:p>
          </table:table-cell>
          <table:table-cell table:style-name="ce25" office:value-type="float" office:value="510" calcext:value-type="float">
            <text:p><text:s/>510 </text:p>
          </table:table-cell>
          <table:table-cell table:style-name="ce25" office:value-type="float" office:value="435" calcext:value-type="float">
            <text:p><text:s/>435 </text:p>
          </table:table-cell>
          <table:table-cell table:style-name="ce25" office:value-type="float" office:value="490" calcext:value-type="float">
            <text:p><text:s/>490 </text:p>
          </table:table-cell>
          <table:table-cell table:style-name="ce25" office:value-type="float" office:value="135" calcext:value-type="float">
            <text:p><text:s/>135 </text:p>
          </table:table-cell>
          <table:table-cell table:style-name="ce25" office:value-type="float" office:value="1635" calcext:value-type="float">
            <text:p><text:s/>1 635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85" calcext:value-type="float">
            <text:p><text:s/>8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655" calcext:value-type="float">
            <text:p><text:s/>655 </text:p>
          </table:table-cell>
          <table:table-cell table:style-name="ce25" office:value-type="float" office:value="1295" calcext:value-type="float">
            <text:p><text:s/>1 29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315" calcext:value-type="float">
            <text:p><text:s/>315 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35" calcext:value-type="float">
            <text:p><text:s/>35 </text:p>
          </table:table-cell>
          <table:table-cell table:style-name="ce25" office:value-type="float" office:value="1210" calcext:value-type="float">
            <text:p><text:s/>1 21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385" calcext:value-type="float">
            <text:p><text:s/>385 </text:p>
          </table:table-cell>
          <table:table-cell table:style-name="ce25" office:value-type="float" office:value="2150" calcext:value-type="float">
            <text:p><text:s/>2 150 </text:p>
          </table:table-cell>
          <table:table-cell table:style-name="ce25" office:value-type="float" office:value="95" calcext:value-type="float">
            <text:p><text:s/>9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420" calcext:value-type="float">
            <text:p><text:s/>420 </text:p>
          </table:table-cell>
          <table:table-cell table:style-name="ce25" office:value-type="float" office:value="995" calcext:value-type="float">
            <text:p><text:s/>995 </text:p>
          </table:table-cell>
          <table:table-cell table:style-name="ce25" office:value-type="float" office:value="475" calcext:value-type="float">
            <text:p><text:s/>475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75" calcext:value-type="float">
            <text:p><text:s/>75 </text:p>
          </table:table-cell>
          <table:table-cell table:style-name="ce25" office:value-type="float" office:value="200" calcext:value-type="float">
            <text:p><text:s/>200 </text:p>
          </table:table-cell>
          <table:table-cell table:style-name="ce25" office:value-type="float" office:value="710" calcext:value-type="float">
            <text:p><text:s/>71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1185" calcext:value-type="float">
            <text:p><text:s/>1 185 </text:p>
          </table:table-cell>
          <table:table-cell table:style-name="ce25" office:value-type="float" office:value="530" calcext:value-type="float">
            <text:p><text:s/>530 </text:p>
          </table:table-cell>
          <table:table-cell table:style-name="ce25" office:value-type="float" office:value="140" calcext:value-type="float">
            <text:p><text:s/>140 </text:p>
          </table:table-cell>
          <table:table-cell table:style-name="ce25" office:value-type="float" office:value="40" calcext:value-type="float">
            <text:p><text:s/>40 </text:p>
          </table:table-cell>
          <table:table-cell table:style-name="ce25" office:value-type="float" office:value="360" calcext:value-type="float">
            <text:p><text:s/>360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030" calcext:value-type="float">
            <text:p><text:s/>1 030 </text:p>
          </table:table-cell>
          <table:table-cell table:style-name="ce25" office:value-type="float" office:value="450" calcext:value-type="float">
            <text:p><text:s/>45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555" calcext:value-type="float">
            <text:p><text:s/>555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805" calcext:value-type="float">
            <text:p><text:s/>805 </text:p>
          </table:table-cell>
          <table:table-cell table:style-name="ce25" office:value-type="float" office:value="145" calcext:value-type="float">
            <text:p><text:s/>145 </text:p>
          </table:table-cell>
          <table:table-cell table:style-name="ce25" office:value-type="float" office:value="2465" calcext:value-type="float">
            <text:p><text:s/>2 465 </text:p>
          </table:table-cell>
          <table:table-cell table:style-name="ce25" office:value-type="float" office:value="275" calcext:value-type="float">
            <text:p><text:s/>27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255" calcext:value-type="float">
            <text:p><text:s/>255 </text:p>
          </table:table-cell>
          <table:table-cell table:style-name="ce25" office:value-type="float" office:value="3120" calcext:value-type="float">
            <text:p><text:s/>3 120 </text:p>
          </table:table-cell>
          <table:table-cell table:style-name="ce25" office:value-type="float" office:value="870" calcext:value-type="float">
            <text:p><text:s/>87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2455" calcext:value-type="float">
            <text:p><text:s/>2 455 </text:p>
          </table:table-cell>
          <table:table-cell table:style-name="ce25" office:value-type="float" office:value="575" calcext:value-type="float">
            <text:p><text:s/>575 </text:p>
          </table:table-cell>
          <table:table-cell table:style-name="ce25" office:value-type="float" office:value="180" calcext:value-type="float">
            <text:p><text:s/>180 </text:p>
          </table:table-cell>
          <table:table-cell table:style-name="ce25" office:value-type="float" office:value="125" calcext:value-type="float">
            <text:p><text:s/>125 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25" office:value-type="float" office:value="130" calcext:value-type="float">
            <text:p><text:s/>130 </text:p>
          </table:table-cell>
          <table:table-cell table:style-name="ce25" office:value-type="float" office:value="190" calcext:value-type="float">
            <text:p><text:s/>190 </text:p>
          </table:table-cell>
          <table:table-cell table:style-name="ce25" office:value-type="float" office:value="80" calcext:value-type="float">
            <text:p><text:s/>80 </text:p>
          </table:table-cell>
          <table:table-cell table:style-name="ce25" office:value-type="float" office:value="240" calcext:value-type="float">
            <text:p><text:s/>240 </text:p>
          </table:table-cell>
          <table:table-cell table:style-name="ce25" office:value-type="float" office:value="100" calcext:value-type="float">
            <text:p><text:s/>100 </text:p>
          </table:table-cell>
          <table:table-cell table:style-name="ce25" office:value-type="float" office:value="470" calcext:value-type="float">
            <text:p><text:s/>470 </text:p>
          </table:table-cell>
          <table:table-cell table:style-name="ce25" office:value-type="float" office:value="570" calcext:value-type="float">
            <text:p><text:s/>570 </text:p>
          </table:table-cell>
          <table:table-cell table:style-name="ce25" office:value-type="float" office:value="170" calcext:value-type="float">
            <text:p><text:s/>170 </text:p>
          </table:table-cell>
          <table:table-cell table:style-name="ce25" office:value-type="float" office:value="720" calcext:value-type="float">
            <text:p><text:s/>720 </text:p>
          </table:table-cell>
          <table:table-cell table:style-name="ce25" office:value-type="float" office:value="50" calcext:value-type="float">
            <text:p><text:s/>50 </text:p>
          </table:table-cell>
          <table:table-cell table:style-name="ce25" office:value-type="float" office:value="1095" calcext:value-type="float">
            <text:p><text:s/>1 095 </text:p>
          </table:table-cell>
          <table:table-cell table:style-name="ce25" office:value-type="float" office:value="45" calcext:value-type="float">
            <text:p><text:s/>45 </text:p>
          </table:table-cell>
          <table:table-cell table:style-name="ce25" office:value-type="float" office:value="220" calcext:value-type="float">
            <text:p><text:s/>220 </text:p>
          </table:table-cell>
          <table:table-cell table:style-name="ce25" office:value-type="float" office:value="1795" calcext:value-type="float">
            <text:p><text:s/>1 795 </text:p>
          </table:table-cell>
          <table:table-cell table:style-name="ce25" office:value-type="float" office:value="440" calcext:value-type="float">
            <text:p><text:s/>440 </text:p>
          </table:table-cell>
          <table:table-cell table:style-name="ce25" office:value-type="float" office:value="725" calcext:value-type="float">
            <text:p><text:s/>725 </text:p>
          </table:table-cell>
          <table:table-cell table:style-name="ce25" office:value-type="float" office:value="1245" calcext:value-type="float">
            <text:p><text:s/>1 245 </text:p>
          </table:table-cell>
          <table:table-cell table:style-name="ce25" office:value-type="float" office:value="245" calcext:value-type="float">
            <text:p><text:s/>245 </text:p>
          </table:table-cell>
          <table:table-cell table:style-name="ce25" office:value-type="float" office:value="205" calcext:value-type="float">
            <text:p><text:s/>205 </text:p>
          </table:table-cell>
          <table:table-cell table:style-name="ce25" office:value-type="float" office:value="120" calcext:value-type="float">
            <text:p><text:s/>120 </text:p>
          </table:table-cell>
          <table:table-cell table:style-name="ce25" office:value-type="float" office:value="1255" calcext:value-type="float">
            <text:p><text:s/>1 255 </text:p>
          </table:table-cell>
          <table:table-cell table:style-name="ce25" office:value-type="float" office:value="165" calcext:value-type="float">
            <text:p><text:s/>165 </text:p>
          </table:table-cell>
          <table:table-cell table:style-name="ce25" office:value-type="float" office:value="1355" calcext:value-type="float">
            <text:p><text:s/>1 355 </text:p>
          </table:table-cell>
          <table:table-cell table:style-name="ce25" office:value-type="float" office:value="375" calcext:value-type="float">
            <text:p><text:s/>375 </text:p>
          </table:table-cell>
          <table:table-cell table:style-name="ce25" office:value-type="float" office:value="615" calcext:value-type="float">
            <text:p><text:s/>615 </text:p>
          </table:table-cell>
          <table:table-cell table:style-name="ce25" office:value-type="float" office:value="1915" calcext:value-type="float">
            <text:p><text:s/>1 915 </text:p>
          </table:table-cell>
          <table:table-cell table:style-name="ce25" office:value-type="float" office:value="160" calcext:value-type="float">
            <text:p><text:s/>160 </text:p>
          </table:table-cell>
          <table:table-cell table:style-name="ce25" office:value-type="float" office:value="645" calcext:value-type="float">
            <text:p><text:s/>645 </text:p>
          </table:table-cell>
          <table:table-cell table:style-name="ce25" office:value-type="float" office:value="65" calcext:value-type="float">
            <text:p><text:s/>65 </text:p>
          </table:table-cell>
          <table:table-cell table:style-name="ce25" office:value-type="float" office:value="305" calcext:value-type="float">
            <text:p><text:s/>305 </text:p>
          </table:table-cell>
          <table:table-cell table:style-name="ce25" office:value-type="float" office:value="485" calcext:value-type="float">
            <text:p><text:s/>485 </text:p>
          </table:table-cell>
          <table:table-cell table:style-name="ce25" office:value-type="float" office:value="520" calcext:value-type="float">
            <text:p><text:s/>520 </text:p>
          </table:table-cell>
          <table:table-cell table:style-name="ce25" office:value-type="float" office:value="265" calcext:value-type="float">
            <text:p><text:s/>265 </text:p>
          </table:table-cell>
          <table:table-cell table:style-name="ce25" office:value-type="float" office:value="1320" calcext:value-type="float">
            <text:p><text:s/>1 320 </text:p>
          </table:table-cell>
          <table:table-cell table:style-name="ce25" office:value-type="float" office:value="460" calcext:value-type="float">
            <text:p><text:s/>460 </text:p>
          </table:table-cell>
          <table:table-cell table:style-name="ce25" office:value-type="float" office:value="310" calcext:value-type="float">
            <text:p><text:s/>310 </text:p>
          </table:table-cell>
          <table:table-cell table:style-name="ce25" office:value-type="float" office:value="2970" calcext:value-type="float">
            <text:p><text:s/>2 970 </text:p>
          </table:table-cell>
          <table:table-cell table:number-columns-repeated="16255"/>
        </table:table-row>
        <table:table-row table:style-name="ro1" table:number-rows-repeated="1048423">
          <table:table-cell table:number-columns-repeated="16381"/>
        </table:table-row>
        <table:table-row table:style-name="ro2" table:number-rows-repeated="26">
          <table:table-cell table:number-columns-repeated="16381"/>
        </table:table-row>
        <table:table-row table:style-name="ro2">
          <table:table-cell table:number-columns-repeated="16381"/>
        </table:table-row>
        <table:named-expressions>
          <table:named-expression table:name="Excel_BuiltIn__FilterDatabase" table:base-cell-address="$'125 CEP 2022'.$A$1" table:expression="#REF!"/>
        </table:named-expressions>
      </table:table>
      <table:named-expressions>
        <table:named-expression table:name="_xlfn_ANCHORARRAY" table:base-cell-address="$'125 CEP 2022'.$A$1" table:expression="NA(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 loext:blank-width-char="("> </number:text>
      <number:fill-character> </number:fill-character>
      <number:text>- _)</number:text>
    </number:number-style>
    <number:text-style style:name="N118">
      <number:text loext:blank-width-char="("> </number:text>
      <number:text-content/>
      <number:text loext:blank-width-char=")"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 _)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 loext:blank-width-char="("> </number:text>
      <number:fill-character> </number:fill-character>
      <number:number number:decimal-places="1" number:min-decimal-places="1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_20__5b_0_5d_" style:display-name="Comma [0]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04:36:47.492010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25_20_CEP_20_2022" style:display-name="PageStyle_125 CEP 20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5f__5f_VBA_5f__5f_0" style:display-name="PageStyle___VBA__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5f__5f_VBA_5f__5f_1" style:display-name="PageStyle___VBA__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5f__5f_VBA_5f__5f_2" style:display-name="PageStyle___VBA__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irconscriptions 2022- Recensement 2021</dc:title>
    <meta:keyword>Socio économique</meta:keyword>
    <meta:initial-creator>IWergifosse@electionsquebec.qc.ca</meta:initial-creator>
    <meta:creation-date>2013-11-07T16:18:30</meta:creation-date>
    <dc:date>2025-12-26T04:36:57.274683602</dc:date>
    <meta:print-date>2025-07-10T19:31:02</meta:print-date>
    <meta:editing-cycles>51</meta:editing-cycles>
    <meta:editing-duration>PT9H18M6S</meta:editing-duration>
    <meta:generator>LibreOffice/25.8.4.2$Linux_X86_64 LibreOffice_project/580$Build-2</meta:generator>
    <meta:document-statistic meta:table-count="1" meta:cell-count="15876" meta:object-count="0"/>
  </office:meta>
</office:document-meta>
</file>